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5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page" style:column-width="1.773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711cm"/>
    </style:style>
    <style:style style:name="co6" style:family="table-column">
      <style:table-column-properties fo:break-before="auto" style:column-width="1.459cm"/>
    </style:style>
    <style:style style:name="co7" style:family="table-column">
      <style:table-column-properties fo:break-before="auto" style:column-width="1.954cm"/>
    </style:style>
    <style:style style:name="co8" style:family="table-column">
      <style:table-column-properties fo:break-before="auto" style:column-width="1.97cm"/>
    </style:style>
    <style:style style:name="co9" style:family="table-column">
      <style:table-column-properties fo:break-before="auto" style:column-width="1.82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u-f-1.1.1.5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24">
      <style:table-cell-properties fo:background-color="#ffffff"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24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">
      <style:table-cell-properties fo:background-color="#ffffff"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23">
      <style:table-cell-properties fo:background-color="#ffffff"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23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23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ext-properties style:font-name="Arial" fo:font-size="8pt" style:font-size-asian="8pt" style:font-size-complex="8pt"/>
    </style:style>
    <style:style style:name="ce15" style:family="table-cell" style:parent-style-name="Default" style:data-style-name="N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u-f-1.1.1.5" table:style-name="ta1">
        <office:forms form:automatic-focus="false" form:apply-design-mode="false"/>
        <table:table-header-columns>
          <table:table-column table:style-name="co1" table:default-cell-style-name="ce2"/>
        </table:table-header-columns>
        <table:table-column table:style-name="co2" table:number-columns-repeated="16" table:default-cell-style-name="ce7"/>
        <table:table-column table:style-name="co3" table:default-cell-style-name="ce7"/>
        <table:table-column table:style-name="co2" table:default-cell-style-name="ce7"/>
        <table:table-column table:style-name="co4" table:number-columns-repeated="32" table:default-cell-style-name="ce7"/>
        <table:table-column table:style-name="co5" table:number-columns-repeated="36" table:default-cell-style-name="ce7"/>
        <table:table-column table:style-name="co6" table:number-columns-repeated="64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6" table:number-columns-repeated="103" table:default-cell-style-name="ce7"/>
        <table:table-column table:style-name="co6" table:number-columns-repeated="767" table:default-cell-style-name="ce14"/>
        <table:table-header-rows>
          <table:table-row table:style-name="ro1">
            <table:table-cell table:style-name="ce1" office:value-type="string" calcext:value-type="string">
              <text:p>Age</text:p>
            </table:table-cell>
            <table:table-cell table:style-name="ce4" office:value-type="float" office:value="1860" calcext:value-type="float">
              <text:p>1860</text:p>
            </table:table-cell>
            <table:table-cell table:style-name="ce4" office:value-type="float" office:value="1861" calcext:value-type="float">
              <text:p>1861</text:p>
            </table:table-cell>
            <table:table-cell table:style-name="ce4" office:value-type="float" office:value="1862" calcext:value-type="float">
              <text:p>1862</text:p>
            </table:table-cell>
            <table:table-cell table:style-name="ce4" office:value-type="float" office:value="1863" calcext:value-type="float">
              <text:p>1863</text:p>
            </table:table-cell>
            <table:table-cell table:style-name="ce4" office:value-type="float" office:value="1864" calcext:value-type="float">
              <text:p>1864</text:p>
            </table:table-cell>
            <table:table-cell table:style-name="ce4" office:value-type="float" office:value="1865" calcext:value-type="float">
              <text:p>1865</text:p>
            </table:table-cell>
            <table:table-cell table:style-name="ce4" office:value-type="float" office:value="1866" calcext:value-type="float">
              <text:p>1866</text:p>
            </table:table-cell>
            <table:table-cell table:style-name="ce4" office:value-type="float" office:value="1867" calcext:value-type="float">
              <text:p>1867</text:p>
            </table:table-cell>
            <table:table-cell table:style-name="ce4" office:value-type="float" office:value="1868" calcext:value-type="float">
              <text:p>1868</text:p>
            </table:table-cell>
            <table:table-cell table:style-name="ce4" office:value-type="float" office:value="1869" calcext:value-type="float">
              <text:p>1869</text:p>
            </table:table-cell>
            <table:table-cell table:style-name="ce4" office:value-type="float" office:value="1870" calcext:value-type="float">
              <text:p>1870</text:p>
            </table:table-cell>
            <table:table-cell table:style-name="ce4" office:value-type="float" office:value="1871" calcext:value-type="float">
              <text:p>1871</text:p>
            </table:table-cell>
            <table:table-cell table:style-name="ce4" office:value-type="float" office:value="1872" calcext:value-type="float">
              <text:p>1872</text:p>
            </table:table-cell>
            <table:table-cell table:style-name="ce4" office:value-type="float" office:value="1873" calcext:value-type="float">
              <text:p>1873</text:p>
            </table:table-cell>
            <table:table-cell table:style-name="ce4" office:value-type="float" office:value="1874" calcext:value-type="float">
              <text:p>1874</text:p>
            </table:table-cell>
            <table:table-cell table:style-name="ce4" office:value-type="float" office:value="1875" calcext:value-type="float">
              <text:p>1875</text:p>
            </table:table-cell>
            <table:table-cell table:style-name="ce4" office:value-type="float" office:value="1876" calcext:value-type="float">
              <text:p>1876</text:p>
            </table:table-cell>
            <table:table-cell table:style-name="ce4" office:value-type="float" office:value="1877" calcext:value-type="float">
              <text:p>1877</text:p>
            </table:table-cell>
            <table:table-cell table:style-name="ce4" office:value-type="float" office:value="1878" calcext:value-type="float">
              <text:p>1878</text:p>
            </table:table-cell>
            <table:table-cell table:style-name="ce4" office:value-type="float" office:value="1879" calcext:value-type="float">
              <text:p>1879</text:p>
            </table:table-cell>
            <table:table-cell table:style-name="ce4" office:value-type="float" office:value="1880" calcext:value-type="float">
              <text:p>1880</text:p>
            </table:table-cell>
            <table:table-cell table:style-name="ce4" office:value-type="float" office:value="1881" calcext:value-type="float">
              <text:p>1881</text:p>
            </table:table-cell>
            <table:table-cell table:style-name="ce4" office:value-type="float" office:value="1882" calcext:value-type="float">
              <text:p>1882</text:p>
            </table:table-cell>
            <table:table-cell table:style-name="ce4" office:value-type="float" office:value="1883" calcext:value-type="float">
              <text:p>1883</text:p>
            </table:table-cell>
            <table:table-cell table:style-name="ce4" office:value-type="float" office:value="1884" calcext:value-type="float">
              <text:p>1884</text:p>
            </table:table-cell>
            <table:table-cell table:style-name="ce4" office:value-type="float" office:value="1885" calcext:value-type="float">
              <text:p>1885</text:p>
            </table:table-cell>
            <table:table-cell table:style-name="ce4" office:value-type="float" office:value="1886" calcext:value-type="float">
              <text:p>1886</text:p>
            </table:table-cell>
            <table:table-cell table:style-name="ce4" office:value-type="float" office:value="1887" calcext:value-type="float">
              <text:p>1887</text:p>
            </table:table-cell>
            <table:table-cell table:style-name="ce4" office:value-type="float" office:value="1888" calcext:value-type="float">
              <text:p>1888</text:p>
            </table:table-cell>
            <table:table-cell table:style-name="ce4" office:value-type="float" office:value="1889" calcext:value-type="float">
              <text:p>1889</text:p>
            </table:table-cell>
            <table:table-cell table:style-name="ce4" office:value-type="float" office:value="1890" calcext:value-type="float">
              <text:p>1890</text:p>
            </table:table-cell>
            <table:table-cell table:style-name="ce4" office:value-type="float" office:value="1891" calcext:value-type="float">
              <text:p>1891</text:p>
            </table:table-cell>
            <table:table-cell table:style-name="ce4" office:value-type="float" office:value="1892" calcext:value-type="float">
              <text:p>1892</text:p>
            </table:table-cell>
            <table:table-cell table:style-name="ce4" office:value-type="float" office:value="1893" calcext:value-type="float">
              <text:p>1893</text:p>
            </table:table-cell>
            <table:table-cell table:style-name="ce4" office:value-type="float" office:value="1894" calcext:value-type="float">
              <text:p>1894</text:p>
            </table:table-cell>
            <table:table-cell table:style-name="ce4" office:value-type="float" office:value="1895" calcext:value-type="float">
              <text:p>1895</text:p>
            </table:table-cell>
            <table:table-cell table:style-name="ce4" office:value-type="float" office:value="1896" calcext:value-type="float">
              <text:p>1896</text:p>
            </table:table-cell>
            <table:table-cell table:style-name="ce4" office:value-type="float" office:value="1897" calcext:value-type="float">
              <text:p>1897</text:p>
            </table:table-cell>
            <table:table-cell table:style-name="ce4" office:value-type="float" office:value="1898" calcext:value-type="float">
              <text:p>1898</text:p>
            </table:table-cell>
            <table:table-cell table:style-name="ce4" office:value-type="float" office:value="1899" calcext:value-type="float">
              <text:p>1899</text:p>
            </table:table-cell>
            <table:table-cell table:style-name="ce4" office:value-type="float" office:value="1900" calcext:value-type="float">
              <text:p>1900</text:p>
            </table:table-cell>
            <table:table-cell table:style-name="ce4" office:value-type="float" office:value="1901" calcext:value-type="float">
              <text:p>1901</text:p>
            </table:table-cell>
            <table:table-cell table:style-name="ce4" office:value-type="float" office:value="1902" calcext:value-type="float">
              <text:p>1902</text:p>
            </table:table-cell>
            <table:table-cell table:style-name="ce4" office:value-type="float" office:value="1903" calcext:value-type="float">
              <text:p>1903</text:p>
            </table:table-cell>
            <table:table-cell table:style-name="ce4" office:value-type="float" office:value="1904" calcext:value-type="float">
              <text:p>1904</text:p>
            </table:table-cell>
            <table:table-cell table:style-name="ce4" office:value-type="float" office:value="1905" calcext:value-type="float">
              <text:p>1905</text:p>
            </table:table-cell>
            <table:table-cell table:style-name="ce4" office:value-type="float" office:value="1906" calcext:value-type="float">
              <text:p>1906</text:p>
            </table:table-cell>
            <table:table-cell table:style-name="ce4" office:value-type="float" office:value="1907" calcext:value-type="float">
              <text:p>1907</text:p>
            </table:table-cell>
            <table:table-cell table:style-name="ce4" office:value-type="float" office:value="1908" calcext:value-type="float">
              <text:p>1908</text:p>
            </table:table-cell>
            <table:table-cell table:style-name="ce8" office:value-type="float" office:value="1909" calcext:value-type="float">
              <text:p>1909</text:p>
            </table:table-cell>
            <table:table-cell table:style-name="ce4" office:value-type="float" office:value="1910" calcext:value-type="float">
              <text:p>1910</text:p>
            </table:table-cell>
            <table:table-cell table:style-name="ce4" office:value-type="float" office:value="1911" calcext:value-type="float">
              <text:p>1911</text:p>
            </table:table-cell>
            <table:table-cell table:style-name="ce4" office:value-type="float" office:value="1912" calcext:value-type="float">
              <text:p>1912</text:p>
            </table:table-cell>
            <table:table-cell table:style-name="ce4" office:value-type="float" office:value="1913" calcext:value-type="float">
              <text:p>1913</text:p>
            </table:table-cell>
            <table:table-cell table:style-name="ce4" office:value-type="float" office:value="1914" calcext:value-type="float">
              <text:p>1914</text:p>
            </table:table-cell>
            <table:table-cell table:style-name="ce4" office:value-type="float" office:value="1915" calcext:value-type="float">
              <text:p>1915</text:p>
            </table:table-cell>
            <table:table-cell table:style-name="ce4" office:value-type="float" office:value="1916" calcext:value-type="float">
              <text:p>1916</text:p>
            </table:table-cell>
            <table:table-cell table:style-name="ce4" office:value-type="float" office:value="1917" calcext:value-type="float">
              <text:p>1917</text:p>
            </table:table-cell>
            <table:table-cell table:style-name="ce4" office:value-type="float" office:value="1918" calcext:value-type="float">
              <text:p>1918</text:p>
            </table:table-cell>
            <table:table-cell table:style-name="ce4" office:value-type="float" office:value="1919" calcext:value-type="float">
              <text:p>1919</text:p>
            </table:table-cell>
            <table:table-cell table:style-name="ce4" office:value-type="float" office:value="1920" calcext:value-type="float">
              <text:p>1920</text:p>
            </table:table-cell>
            <table:table-cell table:style-name="ce4" office:value-type="float" office:value="1921" calcext:value-type="float">
              <text:p>1921</text:p>
            </table:table-cell>
            <table:table-cell table:style-name="ce4" office:value-type="float" office:value="1922" calcext:value-type="float">
              <text:p>1922</text:p>
            </table:table-cell>
            <table:table-cell table:style-name="ce4" office:value-type="float" office:value="1923" calcext:value-type="float">
              <text:p>1923</text:p>
            </table:table-cell>
            <table:table-cell table:style-name="ce4" office:value-type="float" office:value="1924" calcext:value-type="float">
              <text:p>1924</text:p>
            </table:table-cell>
            <table:table-cell table:style-name="ce4" office:value-type="float" office:value="1925" calcext:value-type="float">
              <text:p>1925</text:p>
            </table:table-cell>
            <table:table-cell table:style-name="ce4" office:value-type="float" office:value="1926" calcext:value-type="float">
              <text:p>1926</text:p>
            </table:table-cell>
            <table:table-cell table:style-name="ce4" office:value-type="float" office:value="1927" calcext:value-type="float">
              <text:p>1927</text:p>
            </table:table-cell>
            <table:table-cell table:style-name="ce4" office:value-type="float" office:value="1928" calcext:value-type="float">
              <text:p>1928</text:p>
            </table:table-cell>
            <table:table-cell table:style-name="ce4" office:value-type="float" office:value="1929" calcext:value-type="float">
              <text:p>1929</text:p>
            </table:table-cell>
            <table:table-cell table:style-name="ce4" office:value-type="float" office:value="1930" calcext:value-type="float">
              <text:p>1930</text:p>
            </table:table-cell>
            <table:table-cell table:style-name="ce4" office:value-type="float" office:value="1931" calcext:value-type="float">
              <text:p>1931</text:p>
            </table:table-cell>
            <table:table-cell table:style-name="ce4" office:value-type="float" office:value="1932" calcext:value-type="float">
              <text:p>1932</text:p>
            </table:table-cell>
            <table:table-cell table:style-name="ce4" office:value-type="float" office:value="1933" calcext:value-type="float">
              <text:p>1933</text:p>
            </table:table-cell>
            <table:table-cell table:style-name="ce4" office:value-type="float" office:value="1934" calcext:value-type="float">
              <text:p>1934</text:p>
            </table:table-cell>
            <table:table-cell table:style-name="ce4" office:value-type="float" office:value="1935" calcext:value-type="float">
              <text:p>1935</text:p>
            </table:table-cell>
            <table:table-cell table:style-name="ce4" office:value-type="float" office:value="1936" calcext:value-type="float">
              <text:p>1936</text:p>
            </table:table-cell>
            <table:table-cell table:style-name="ce4" office:value-type="float" office:value="1937" calcext:value-type="float">
              <text:p>1937</text:p>
            </table:table-cell>
            <table:table-cell table:style-name="ce4" office:value-type="float" office:value="1938" calcext:value-type="float">
              <text:p>1938</text:p>
            </table:table-cell>
            <table:table-cell table:style-name="ce4" office:value-type="float" office:value="1939" calcext:value-type="float">
              <text:p>1939</text:p>
            </table:table-cell>
            <table:table-cell table:style-name="ce4" office:value-type="float" office:value="1940" calcext:value-type="float">
              <text:p>1940</text:p>
            </table:table-cell>
            <table:table-cell table:style-name="ce4" office:value-type="float" office:value="1941" calcext:value-type="float">
              <text:p>1941</text:p>
            </table:table-cell>
            <table:table-cell table:style-name="ce4" office:value-type="float" office:value="1942" calcext:value-type="float">
              <text:p>1942</text:p>
            </table:table-cell>
            <table:table-cell table:style-name="ce4" office:value-type="float" office:value="1943" calcext:value-type="float">
              <text:p>1943</text:p>
            </table:table-cell>
            <table:table-cell table:style-name="ce4" office:value-type="float" office:value="1944" calcext:value-type="float">
              <text:p>1944</text:p>
            </table:table-cell>
            <table:table-cell table:style-name="ce4" office:value-type="float" office:value="1945" calcext:value-type="float">
              <text:p>1945</text:p>
            </table:table-cell>
            <table:table-cell table:style-name="ce4" office:value-type="float" office:value="1946" calcext:value-type="float">
              <text:p>1946</text:p>
            </table:table-cell>
            <table:table-cell table:style-name="ce4" office:value-type="float" office:value="1947" calcext:value-type="float">
              <text:p>1947</text:p>
            </table:table-cell>
            <table:table-cell table:style-name="ce4" office:value-type="float" office:value="1948" calcext:value-type="float">
              <text:p>1948</text:p>
            </table:table-cell>
            <table:table-cell table:style-name="ce4" office:value-type="float" office:value="1949" calcext:value-type="float">
              <text:p>1949</text:p>
            </table:table-cell>
            <table:table-cell table:style-name="ce4" office:value-type="float" office:value="1950" calcext:value-type="float">
              <text:p>1950</text:p>
            </table:table-cell>
            <table:table-cell table:style-name="ce4" office:value-type="float" office:value="1951" calcext:value-type="float">
              <text:p>1951</text:p>
            </table:table-cell>
            <table:table-cell table:style-name="ce4" office:value-type="float" office:value="1952" calcext:value-type="float">
              <text:p>1952</text:p>
            </table:table-cell>
            <table:table-cell table:style-name="ce4" office:value-type="float" office:value="1953" calcext:value-type="float">
              <text:p>1953</text:p>
            </table:table-cell>
            <table:table-cell table:style-name="ce4" office:value-type="float" office:value="1954" calcext:value-type="float">
              <text:p>1954</text:p>
            </table:table-cell>
            <table:table-cell table:style-name="ce4" office:value-type="float" office:value="1955" calcext:value-type="float">
              <text:p>1955</text:p>
            </table:table-cell>
            <table:table-cell table:style-name="ce4" office:value-type="float" office:value="1956" calcext:value-type="float">
              <text:p>1956</text:p>
            </table:table-cell>
            <table:table-cell table:style-name="ce4" office:value-type="float" office:value="1957" calcext:value-type="float">
              <text:p>1957</text:p>
            </table:table-cell>
            <table:table-cell table:style-name="ce4" office:value-type="float" office:value="1958" calcext:value-type="float">
              <text:p>1958</text:p>
            </table:table-cell>
            <table:table-cell table:style-name="ce8" office:value-type="float" office:value="1959" calcext:value-type="float">
              <text:p>1959</text:p>
            </table:table-cell>
            <table:table-cell table:style-name="ce9" office:value-type="float" office:value="1960" calcext:value-type="float">
              <text:p>1960</text:p>
            </table:table-cell>
            <table:table-cell table:style-name="ce9" office:value-type="float" office:value="1961" calcext:value-type="float">
              <text:p>1961</text:p>
            </table:table-cell>
            <table:table-cell table:style-name="ce9" office:value-type="float" office:value="1962" calcext:value-type="float">
              <text:p>1962</text:p>
            </table:table-cell>
            <table:table-cell table:style-name="ce9" office:value-type="float" office:value="1963" calcext:value-type="float">
              <text:p>1963</text:p>
            </table:table-cell>
            <table:table-cell table:style-name="ce9" office:value-type="float" office:value="1964" calcext:value-type="float">
              <text:p>1964</text:p>
            </table:table-cell>
            <table:table-cell table:style-name="ce9" office:value-type="float" office:value="1965" calcext:value-type="float">
              <text:p>1965</text:p>
            </table:table-cell>
            <table:table-cell table:style-name="ce9" office:value-type="float" office:value="1966" calcext:value-type="float">
              <text:p>1966</text:p>
            </table:table-cell>
            <table:table-cell table:style-name="ce9" office:value-type="float" office:value="1967" calcext:value-type="float">
              <text:p>1967</text:p>
            </table:table-cell>
            <table:table-cell table:style-name="ce9" office:value-type="float" office:value="1968" calcext:value-type="float">
              <text:p>1968</text:p>
            </table:table-cell>
            <table:table-cell table:style-name="ce9" office:value-type="float" office:value="1969" calcext:value-type="float">
              <text:p>1969</text:p>
            </table:table-cell>
            <table:table-cell table:style-name="ce9" office:value-type="float" office:value="1970" calcext:value-type="float">
              <text:p>1970</text:p>
            </table:table-cell>
            <table:table-cell table:style-name="ce9" office:value-type="float" office:value="1971" calcext:value-type="float">
              <text:p>1971</text:p>
            </table:table-cell>
            <table:table-cell table:style-name="ce9" office:value-type="float" office:value="1972" calcext:value-type="float">
              <text:p>1972</text:p>
            </table:table-cell>
            <table:table-cell table:style-name="ce9" office:value-type="float" office:value="1973" calcext:value-type="float">
              <text:p>1973</text:p>
            </table:table-cell>
            <table:table-cell table:style-name="ce9" office:value-type="float" office:value="1974" calcext:value-type="float">
              <text:p>1974</text:p>
            </table:table-cell>
            <table:table-cell table:style-name="ce9" office:value-type="float" office:value="1975" calcext:value-type="float">
              <text:p>1975</text:p>
            </table:table-cell>
            <table:table-cell table:style-name="ce9" office:value-type="float" office:value="1976" calcext:value-type="float">
              <text:p>1976</text:p>
            </table:table-cell>
            <table:table-cell table:style-name="ce9" office:value-type="float" office:value="1977" calcext:value-type="float">
              <text:p>1977</text:p>
            </table:table-cell>
            <table:table-cell table:style-name="ce9" office:value-type="float" office:value="1978" calcext:value-type="float">
              <text:p>1978</text:p>
            </table:table-cell>
            <table:table-cell table:style-name="ce9" office:value-type="float" office:value="1979" calcext:value-type="float">
              <text:p>1979</text:p>
            </table:table-cell>
            <table:table-cell table:style-name="ce9" office:value-type="float" office:value="1980" calcext:value-type="float">
              <text:p>1980</text:p>
            </table:table-cell>
            <table:table-cell table:style-name="ce9" office:value-type="float" office:value="1981" calcext:value-type="float">
              <text:p>1981</text:p>
            </table:table-cell>
            <table:table-cell table:style-name="ce9" office:value-type="float" office:value="1982" calcext:value-type="float">
              <text:p>1982</text:p>
            </table:table-cell>
            <table:table-cell table:style-name="ce9" office:value-type="float" office:value="1983" calcext:value-type="float">
              <text:p>1983</text:p>
            </table:table-cell>
            <table:table-cell table:style-name="ce9" office:value-type="float" office:value="1984" calcext:value-type="float">
              <text:p>1984</text:p>
            </table:table-cell>
            <table:table-cell table:style-name="ce9" office:value-type="float" office:value="1985" calcext:value-type="float">
              <text:p>1985</text:p>
            </table:table-cell>
            <table:table-cell table:style-name="ce9" office:value-type="float" office:value="1986" calcext:value-type="float">
              <text:p>1986</text:p>
            </table:table-cell>
            <table:table-cell table:style-name="ce9" office:value-type="float" office:value="1987" calcext:value-type="float">
              <text:p>1987</text:p>
            </table:table-cell>
            <table:table-cell table:style-name="ce9" office:value-type="float" office:value="1988" calcext:value-type="float">
              <text:p>1988</text:p>
            </table:table-cell>
            <table:table-cell table:style-name="ce9" office:value-type="float" office:value="1989" calcext:value-type="float">
              <text:p>1989</text:p>
            </table:table-cell>
            <table:table-cell table:style-name="ce9" office:value-type="float" office:value="1990" calcext:value-type="float">
              <text:p>1990</text:p>
            </table:table-cell>
            <table:table-cell table:style-name="ce9" office:value-type="float" office:value="1991" calcext:value-type="float">
              <text:p>1991</text:p>
            </table:table-cell>
            <table:table-cell table:style-name="ce9" office:value-type="float" office:value="1992" calcext:value-type="float">
              <text:p>1992</text:p>
            </table:table-cell>
            <table:table-cell table:style-name="ce9" office:value-type="float" office:value="1993" calcext:value-type="float">
              <text:p>1993</text:p>
            </table:table-cell>
            <table:table-cell table:style-name="ce9" office:value-type="float" office:value="1994" calcext:value-type="float">
              <text:p>1994</text:p>
            </table:table-cell>
            <table:table-cell table:style-name="ce9" office:value-type="float" office:value="1995" calcext:value-type="float">
              <text:p>1995</text:p>
            </table:table-cell>
            <table:table-cell table:style-name="ce9" office:value-type="float" office:value="1996" calcext:value-type="float">
              <text:p>1996</text:p>
            </table:table-cell>
            <table:table-cell table:style-name="ce9" office:value-type="float" office:value="1997" calcext:value-type="float">
              <text:p>1997</text:p>
            </table:table-cell>
            <table:table-cell table:style-name="ce9" office:value-type="float" office:value="1998" calcext:value-type="float">
              <text:p>1998</text:p>
            </table:table-cell>
            <table:table-cell table:style-name="ce9" office:value-type="float" office:value="1999" calcext:value-type="float">
              <text:p>1999</text:p>
            </table:table-cell>
            <table:table-cell table:style-name="ce9" office:value-type="float" office:value="2000" calcext:value-type="float">
              <text:p>2000</text:p>
            </table:table-cell>
            <table:table-cell table:style-name="ce9" office:value-type="float" office:value="2001" calcext:value-type="float">
              <text:p>2001</text:p>
            </table:table-cell>
            <table:table-cell table:style-name="ce9" office:value-type="float" office:value="2002" calcext:value-type="float">
              <text:p>2002</text:p>
            </table:table-cell>
            <table:table-cell table:style-name="ce9" office:value-type="float" office:value="2003" calcext:value-type="float">
              <text:p>2003</text:p>
            </table:table-cell>
            <table:table-cell table:style-name="ce12" office:value-type="float" office:value="2004" calcext:value-type="float">
              <text:p>2004</text:p>
            </table:table-cell>
            <table:table-cell table:style-name="ce12" office:value-type="float" office:value="2005" calcext:value-type="float">
              <text:p>2005</text:p>
            </table:table-cell>
            <table:table-cell table:style-name="ce12" office:value-type="float" office:value="2006" calcext:value-type="float">
              <text:p>2006</text:p>
            </table:table-cell>
            <table:table-cell table:style-name="ce12" office:value-type="float" office:value="2007" calcext:value-type="float">
              <text:p>2007</text:p>
            </table:table-cell>
            <table:table-cell table:style-name="ce12" office:value-type="float" office:value="2008" calcext:value-type="float">
              <text:p>2008</text:p>
            </table:table-cell>
            <table:table-cell table:style-name="ce12" office:value-type="float" office:value="2009" calcext:value-type="float">
              <text:p>2009</text:p>
            </table:table-cell>
            <table:table-cell table:style-name="ce14" office:value-type="string" calcext:value-type="string">
              <text:p>2010</text:p>
            </table:table-cell>
            <table:table-cell table:style-name="ce14" office:value-type="string" calcext:value-type="string">
              <text:p>2011</text:p>
            </table:table-cell>
            <table:table-cell table:style-name="ce14" office:value-type="string" calcext:value-type="string">
              <text:p>2012</text:p>
            </table:table-cell>
            <table:table-cell table:style-name="ce15" table:number-columns-repeated="870"/>
          </table:table-row>
        </table:table-header-rows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65867" calcext:value-type="float">
            <text:p><text:s/>65 867 </text:p>
          </table:table-cell>
          <table:table-cell table:style-name="ce5" office:value-type="float" office:value="71072" calcext:value-type="float">
            <text:p><text:s/>71 072 </text:p>
          </table:table-cell>
          <table:table-cell table:style-name="ce5" office:value-type="float" office:value="69451" calcext:value-type="float">
            <text:p><text:s/>69 451 </text:p>
          </table:table-cell>
          <table:table-cell table:style-name="ce5" office:value-type="float" office:value="68038" calcext:value-type="float">
            <text:p><text:s/>68 038 </text:p>
          </table:table-cell>
          <table:table-cell table:style-name="ce5" office:value-type="float" office:value="66606" calcext:value-type="float">
            <text:p><text:s/>66 606 </text:p>
          </table:table-cell>
          <table:table-cell table:style-name="ce5" office:value-type="float" office:value="65268" calcext:value-type="float">
            <text:p><text:s/>65 268 </text:p>
          </table:table-cell>
          <table:table-cell table:style-name="ce5" office:value-type="float" office:value="64027" calcext:value-type="float">
            <text:p><text:s/>64 027 </text:p>
          </table:table-cell>
          <table:table-cell table:style-name="ce5" office:value-type="float" office:value="62883" calcext:value-type="float">
            <text:p><text:s/>62 883 </text:p>
          </table:table-cell>
          <table:table-cell table:style-name="ce5" office:value-type="float" office:value="61838" calcext:value-type="float">
            <text:p><text:s/>61 838 </text:p>
          </table:table-cell>
          <table:table-cell table:style-name="ce5" office:value-type="float" office:value="63979" calcext:value-type="float">
            <text:p><text:s/>63 979 </text:p>
          </table:table-cell>
          <table:table-cell table:style-name="ce5" office:value-type="float" office:value="67164" calcext:value-type="float">
            <text:p><text:s/>67 164 </text:p>
          </table:table-cell>
          <table:table-cell table:style-name="ce5" office:value-type="float" office:value="70134" calcext:value-type="float">
            <text:p><text:s/>70 134 </text:p>
          </table:table-cell>
          <table:table-cell table:style-name="ce5" office:value-type="float" office:value="69043" calcext:value-type="float">
            <text:p><text:s/>69 043 </text:p>
          </table:table-cell>
          <table:table-cell table:style-name="ce5" office:value-type="float" office:value="67809" calcext:value-type="float">
            <text:p><text:s/>67 809 </text:p>
          </table:table-cell>
          <table:table-cell table:style-name="ce5" office:value-type="float" office:value="67266" calcext:value-type="float">
            <text:p><text:s/>67 266 </text:p>
          </table:table-cell>
          <table:table-cell table:style-name="ce5" office:value-type="float" office:value="67837" calcext:value-type="float">
            <text:p><text:s/>67 837 </text:p>
          </table:table-cell>
          <table:table-cell table:style-name="ce5" office:value-type="float" office:value="70002" calcext:value-type="float">
            <text:p><text:s/>70 002 </text:p>
          </table:table-cell>
          <table:table-cell table:style-name="ce5" office:value-type="float" office:value="68913" calcext:value-type="float">
            <text:p><text:s/>68 913 </text:p>
          </table:table-cell>
          <table:table-cell table:style-name="ce5" office:value-type="float" office:value="67681" calcext:value-type="float">
            <text:p><text:s/>67 681 </text:p>
          </table:table-cell>
          <table:table-cell table:style-name="ce5" office:value-type="float" office:value="66055" calcext:value-type="float">
            <text:p><text:s/>66 055 </text:p>
          </table:table-cell>
          <table:table-cell table:style-name="ce5" office:value-type="float" office:value="71720" calcext:value-type="float">
            <text:p><text:s/>71 720 </text:p>
          </table:table-cell>
          <table:table-cell table:style-name="ce5" office:value-type="float" office:value="73207" calcext:value-type="float">
            <text:p><text:s/>73 207 </text:p>
          </table:table-cell>
          <table:table-cell table:style-name="ce5" office:value-type="float" office:value="71667" calcext:value-type="float">
            <text:p><text:s/>71 667 </text:p>
          </table:table-cell>
          <table:table-cell table:style-name="ce5" office:value-type="float" office:value="70525" calcext:value-type="float">
            <text:p><text:s/>70 525 </text:p>
          </table:table-cell>
          <table:table-cell table:style-name="ce5" office:value-type="float" office:value="72156" calcext:value-type="float">
            <text:p><text:s/>72 156 </text:p>
          </table:table-cell>
          <table:table-cell table:style-name="ce5" office:value-type="float" office:value="70431" calcext:value-type="float">
            <text:p><text:s/>70 431 </text:p>
          </table:table-cell>
          <table:table-cell table:style-name="ce5" office:value-type="float" office:value="70017" calcext:value-type="float">
            <text:p><text:s/>70 017 </text:p>
          </table:table-cell>
          <table:table-cell table:style-name="ce5" office:value-type="float" office:value="69179" calcext:value-type="float">
            <text:p><text:s/>69 179 </text:p>
          </table:table-cell>
          <table:table-cell table:style-name="ce5" office:value-type="float" office:value="71870" calcext:value-type="float">
            <text:p><text:s/>71 870 </text:p>
          </table:table-cell>
          <table:table-cell table:style-name="ce5" office:value-type="float" office:value="71844" calcext:value-type="float">
            <text:p><text:s/>71 844 </text:p>
          </table:table-cell>
          <table:table-cell table:style-name="ce5" office:value-type="float" office:value="69572" calcext:value-type="float">
            <text:p><text:s/>69 572 </text:p>
          </table:table-cell>
          <table:table-cell table:style-name="ce5" office:value-type="float" office:value="73957" calcext:value-type="float">
            <text:p><text:s/>73 957 </text:p>
          </table:table-cell>
          <table:table-cell table:style-name="ce5" office:value-type="float" office:value="74027" calcext:value-type="float">
            <text:p><text:s/>74 027 </text:p>
          </table:table-cell>
          <table:table-cell table:style-name="ce5" office:value-type="float" office:value="75565" calcext:value-type="float">
            <text:p><text:s/>75 565 </text:p>
          </table:table-cell>
          <table:table-cell table:style-name="ce5" office:value-type="float" office:value="74948" calcext:value-type="float">
            <text:p><text:s/>74 948 </text:p>
          </table:table-cell>
          <table:table-cell table:style-name="ce5" office:value-type="float" office:value="74514" calcext:value-type="float">
            <text:p><text:s/>74 514 </text:p>
          </table:table-cell>
          <table:table-cell table:style-name="ce5" office:value-type="float" office:value="79727" calcext:value-type="float">
            <text:p><text:s/>79 727 </text:p>
          </table:table-cell>
          <table:table-cell table:style-name="ce5" office:value-type="float" office:value="80828" calcext:value-type="float">
            <text:p><text:s/>80 828 </text:p>
          </table:table-cell>
          <table:table-cell table:style-name="ce5" office:value-type="float" office:value="81524" calcext:value-type="float">
            <text:p><text:s/>81 524 </text:p>
          </table:table-cell>
          <table:table-cell table:style-name="ce5" office:value-type="float" office:value="83282" calcext:value-type="float">
            <text:p><text:s/>83 282 </text:p>
          </table:table-cell>
          <table:table-cell table:style-name="ce5" office:value-type="float" office:value="83661" calcext:value-type="float">
            <text:p><text:s/>83 661 </text:p>
          </table:table-cell>
          <table:table-cell table:style-name="ce5" office:value-type="float" office:value="87329" calcext:value-type="float">
            <text:p><text:s/>87 329 </text:p>
          </table:table-cell>
          <table:table-cell table:style-name="ce5" office:value-type="float" office:value="86915" calcext:value-type="float">
            <text:p><text:s/>86 915 </text:p>
          </table:table-cell>
          <table:table-cell table:style-name="ce5" office:value-type="float" office:value="84837" calcext:value-type="float">
            <text:p><text:s/>84 837 </text:p>
          </table:table-cell>
          <table:table-cell table:style-name="ce5" office:value-type="float" office:value="85110" calcext:value-type="float">
            <text:p><text:s/>85 110 </text:p>
          </table:table-cell>
          <table:table-cell table:style-name="ce5" office:value-type="float" office:value="85176" calcext:value-type="float">
            <text:p><text:s/>85 176 </text:p>
          </table:table-cell>
          <table:table-cell table:style-name="ce5" office:value-type="float" office:value="87009" calcext:value-type="float">
            <text:p><text:s/>87 009 </text:p>
          </table:table-cell>
          <table:table-cell table:style-name="ce5" office:value-type="float" office:value="85796" calcext:value-type="float">
            <text:p><text:s/>85 796 </text:p>
          </table:table-cell>
          <table:table-cell table:style-name="ce5" office:value-type="float" office:value="87301" calcext:value-type="float">
            <text:p><text:s/>87 301 </text:p>
          </table:table-cell>
          <table:table-cell table:style-name="ce5" office:value-type="float" office:value="84017" calcext:value-type="float">
            <text:p><text:s/>84 017 </text:p>
          </table:table-cell>
          <table:table-cell table:style-name="ce5" office:value-type="float" office:value="86274" calcext:value-type="float">
            <text:p><text:s/>86 274 </text:p>
          </table:table-cell>
          <table:table-cell table:style-name="ce5" office:value-type="float" office:value="82635" calcext:value-type="float">
            <text:p><text:s/>82 635 </text:p>
          </table:table-cell>
          <table:table-cell table:style-name="ce5" office:value-type="float" office:value="85034" calcext:value-type="float">
            <text:p><text:s/>85 034 </text:p>
          </table:table-cell>
          <table:table-cell table:style-name="ce5" office:value-type="float" office:value="82381" calcext:value-type="float">
            <text:p><text:s/>82 381 </text:p>
          </table:table-cell>
          <table:table-cell table:style-name="ce5" office:value-type="float" office:value="79814" calcext:value-type="float">
            <text:p><text:s/>79 814 </text:p>
          </table:table-cell>
          <table:table-cell table:style-name="ce5" office:value-type="float" office:value="68673" calcext:value-type="float">
            <text:p><text:s/>68 673 </text:p>
          </table:table-cell>
          <table:table-cell table:style-name="ce5" office:value-type="float" office:value="68954" calcext:value-type="float">
            <text:p><text:s/>68 954 </text:p>
          </table:table-cell>
          <table:table-cell table:style-name="ce5" office:value-type="float" office:value="67678" calcext:value-type="float">
            <text:p><text:s/>67 678 </text:p>
          </table:table-cell>
          <table:table-cell table:style-name="ce5" office:value-type="float" office:value="67621" calcext:value-type="float">
            <text:p><text:s/>67 621 </text:p>
          </table:table-cell>
          <table:table-cell table:style-name="ce5" office:value-type="float" office:value="66688" calcext:value-type="float">
            <text:p><text:s/>66 688 </text:p>
          </table:table-cell>
          <table:table-cell table:style-name="ce5" office:value-type="float" office:value="76528" calcext:value-type="float">
            <text:p><text:s/>76 528 </text:p>
          </table:table-cell>
          <table:table-cell table:style-name="ce5" office:value-type="float" office:value="76323" calcext:value-type="float">
            <text:p><text:s/>76 323 </text:p>
          </table:table-cell>
          <table:table-cell table:style-name="ce5" office:value-type="float" office:value="72291" calcext:value-type="float">
            <text:p><text:s/>72 291 </text:p>
          </table:table-cell>
          <table:table-cell table:style-name="ce5" office:value-type="float" office:value="72036" calcext:value-type="float">
            <text:p><text:s/>72 036 </text:p>
          </table:table-cell>
          <table:table-cell table:style-name="ce5" office:value-type="float" office:value="69982" calcext:value-type="float">
            <text:p><text:s/>69 982 </text:p>
          </table:table-cell>
          <table:table-cell table:style-name="ce5" office:value-type="float" office:value="69127" calcext:value-type="float">
            <text:p><text:s/>69 127 </text:p>
          </table:table-cell>
          <table:table-cell table:style-name="ce5" office:value-type="float" office:value="69609" calcext:value-type="float">
            <text:p><text:s/>69 609 </text:p>
          </table:table-cell>
          <table:table-cell table:style-name="ce5" office:value-type="float" office:value="67010" calcext:value-type="float">
            <text:p><text:s/>67 010 </text:p>
          </table:table-cell>
          <table:table-cell table:style-name="ce5" office:value-type="float" office:value="66832" calcext:value-type="float">
            <text:p><text:s/>66 832 </text:p>
          </table:table-cell>
          <table:table-cell table:style-name="ce5" office:value-type="float" office:value="65892" calcext:value-type="float">
            <text:p><text:s/>65 892 </text:p>
          </table:table-cell>
          <table:table-cell table:style-name="ce5" office:value-type="float" office:value="67475" calcext:value-type="float">
            <text:p><text:s/>67 475 </text:p>
          </table:table-cell>
          <table:table-cell table:style-name="ce5" office:value-type="float" office:value="65722" calcext:value-type="float">
            <text:p><text:s/>65 722 </text:p>
          </table:table-cell>
          <table:table-cell table:style-name="ce5" office:value-type="float" office:value="65897" calcext:value-type="float">
            <text:p><text:s/>65 897 </text:p>
          </table:table-cell>
          <table:table-cell table:style-name="ce5" office:value-type="float" office:value="65012" calcext:value-type="float">
            <text:p><text:s/>65 012 </text:p>
          </table:table-cell>
          <table:table-cell table:style-name="ce5" office:value-type="float" office:value="64825" calcext:value-type="float">
            <text:p><text:s/>64 825 </text:p>
          </table:table-cell>
          <table:table-cell table:style-name="ce5" office:value-type="float" office:value="63822" calcext:value-type="float">
            <text:p><text:s/>63 822 </text:p>
          </table:table-cell>
          <table:table-cell table:style-name="ce5" office:value-type="float" office:value="62453" calcext:value-type="float">
            <text:p><text:s/>62 453 </text:p>
          </table:table-cell>
          <table:table-cell table:style-name="ce5" office:value-type="float" office:value="60493" calcext:value-type="float">
            <text:p><text:s/>60 493 </text:p>
          </table:table-cell>
          <table:table-cell table:style-name="ce5" office:value-type="float" office:value="61774" calcext:value-type="float">
            <text:p><text:s/>61 774 </text:p>
          </table:table-cell>
          <table:table-cell table:style-name="ce5" office:value-type="float" office:value="61808" calcext:value-type="float">
            <text:p><text:s/>61 808 </text:p>
          </table:table-cell>
          <table:table-cell table:style-name="ce5" office:value-type="float" office:value="61590" calcext:value-type="float">
            <text:p><text:s/>61 590 </text:p>
          </table:table-cell>
          <table:table-cell table:style-name="ce5" office:value-type="float" office:value="69641" calcext:value-type="float">
            <text:p><text:s/>69 641 </text:p>
          </table:table-cell>
          <table:table-cell table:style-name="ce5" office:value-type="float" office:value="76378" calcext:value-type="float">
            <text:p><text:s/>76 378 </text:p>
          </table:table-cell>
          <table:table-cell table:style-name="ce5" office:value-type="float" office:value="80450" calcext:value-type="float">
            <text:p><text:s/>80 450 </text:p>
          </table:table-cell>
          <table:table-cell table:style-name="ce5" office:value-type="float" office:value="82783" calcext:value-type="float">
            <text:p><text:s/>82 783 </text:p>
          </table:table-cell>
          <table:table-cell table:style-name="ce5" office:value-type="float" office:value="85600" calcext:value-type="float">
            <text:p><text:s/>85 600 </text:p>
          </table:table-cell>
          <table:table-cell table:style-name="ce5" office:value-type="float" office:value="86200" calcext:value-type="float">
            <text:p><text:s/>86 200 </text:p>
          </table:table-cell>
          <table:table-cell table:style-name="ce5" office:value-type="float" office:value="85000" calcext:value-type="float">
            <text:p><text:s/>85 000 </text:p>
          </table:table-cell>
          <table:table-cell table:style-name="ce5" office:value-type="float" office:value="85100" calcext:value-type="float">
            <text:p><text:s/>85 100 </text:p>
          </table:table-cell>
          <table:table-cell table:style-name="ce5" office:value-type="float" office:value="82400" calcext:value-type="float">
            <text:p><text:s/>82 400 </text:p>
          </table:table-cell>
          <table:table-cell table:style-name="ce5" office:value-type="float" office:value="83000" calcext:value-type="float">
            <text:p><text:s/>83 000 </text:p>
          </table:table-cell>
          <table:table-cell table:style-name="ce5" office:value-type="float" office:value="80400" calcext:value-type="float">
            <text:p><text:s/>80 400 </text:p>
          </table:table-cell>
          <table:table-cell table:style-name="ce5" office:value-type="float" office:value="82600" calcext:value-type="float">
            <text:p><text:s/>82 600 </text:p>
          </table:table-cell>
          <table:table-cell table:style-name="ce5" office:value-type="float" office:value="82400" calcext:value-type="float">
            <text:p><text:s/>82 400 </text:p>
          </table:table-cell>
          <table:table-cell table:style-name="ce5" office:value-type="float" office:value="83700" calcext:value-type="float">
            <text:p><text:s/>83 700 </text:p>
          </table:table-cell>
          <table:table-cell table:style-name="ce5" office:value-type="float" office:value="85600" calcext:value-type="float">
            <text:p><text:s/>85 600 </text:p>
          </table:table-cell>
          <table:table-cell table:style-name="ce5" office:value-type="float" office:value="88200" calcext:value-type="float">
            <text:p><text:s/>88 200 </text:p>
          </table:table-cell>
          <table:table-cell table:style-name="ce5" office:value-type="float" office:value="91100" calcext:value-type="float">
            <text:p><text:s/>91 100 </text:p>
          </table:table-cell>
          <table:table-cell table:style-name="ce5" office:value-type="float" office:value="91300" calcext:value-type="float">
            <text:p><text:s/>91 300 </text:p>
          </table:table-cell>
          <table:table-cell table:style-name="ce5" office:value-type="float" office:value="92000" calcext:value-type="float">
            <text:p><text:s/>92 000 </text:p>
          </table:table-cell>
          <table:table-cell table:style-name="ce10" office:value-type="float" office:value="92726" calcext:value-type="float">
            <text:p><text:s/>92 726 </text:p>
          </table:table-cell>
          <table:table-cell table:style-name="ce10" office:value-type="float" office:value="97507" calcext:value-type="float">
            <text:p><text:s/>97 507 </text:p>
          </table:table-cell>
          <table:table-cell table:style-name="ce10" office:value-type="float" office:value="101661" calcext:value-type="float">
            <text:p><text:s/>101 661 </text:p>
          </table:table-cell>
          <table:table-cell table:style-name="ce10" office:value-type="float" office:value="106632" calcext:value-type="float">
            <text:p><text:s/>106 632 </text:p>
          </table:table-cell>
          <table:table-cell table:style-name="ce10" office:value-type="float" office:value="110044" calcext:value-type="float">
            <text:p><text:s/>110 044 </text:p>
          </table:table-cell>
          <table:table-cell table:style-name="ce10" office:value-type="float" office:value="110040" calcext:value-type="float">
            <text:p><text:s/>110 040 </text:p>
          </table:table-cell>
          <table:table-cell table:style-name="ce10" office:value-type="float" office:value="107323" calcext:value-type="float">
            <text:p><text:s/>107 323 </text:p>
          </table:table-cell>
          <table:table-cell table:style-name="ce10" office:value-type="float" office:value="104118" calcext:value-type="float">
            <text:p><text:s/>104 118 </text:p>
          </table:table-cell>
          <table:table-cell table:style-name="ce10" office:value-type="float" office:value="101540" calcext:value-type="float">
            <text:p><text:s/>101 540 </text:p>
          </table:table-cell>
          <table:table-cell table:style-name="ce10" office:value-type="float" office:value="96767" calcext:value-type="float">
            <text:p><text:s/>96 767 </text:p>
          </table:table-cell>
          <table:table-cell table:style-name="ce10" office:value-type="float" office:value="95953" calcext:value-type="float">
            <text:p><text:s/>95 953 </text:p>
          </table:table-cell>
          <table:table-cell table:style-name="ce10" office:value-type="float" office:value="94896" calcext:value-type="float">
            <text:p><text:s/>94 896 </text:p>
          </table:table-cell>
          <table:table-cell table:style-name="ce10" office:value-type="float" office:value="89336" calcext:value-type="float">
            <text:p><text:s/>89 336 </text:p>
          </table:table-cell>
          <table:table-cell table:style-name="ce10" office:value-type="float" office:value="84980" calcext:value-type="float">
            <text:p><text:s/>84 980 </text:p>
          </table:table-cell>
          <table:table-cell table:style-name="ce10" office:value-type="float" office:value="81124" calcext:value-type="float">
            <text:p><text:s/>81 124 </text:p>
          </table:table-cell>
          <table:table-cell table:style-name="ce10" office:value-type="float" office:value="74803" calcext:value-type="float">
            <text:p><text:s/>74 803 </text:p>
          </table:table-cell>
          <table:table-cell table:style-name="ce10" office:value-type="float" office:value="72158" calcext:value-type="float">
            <text:p><text:s/>72 158 </text:p>
          </table:table-cell>
          <table:table-cell table:style-name="ce10" office:value-type="float" office:value="71893" calcext:value-type="float">
            <text:p><text:s/>71 893 </text:p>
          </table:table-cell>
          <table:table-cell table:style-name="ce10" office:value-type="float" office:value="70404" calcext:value-type="float">
            <text:p><text:s/>70 404 </text:p>
          </table:table-cell>
          <table:table-cell table:style-name="ce10" office:value-type="float" office:value="70683" calcext:value-type="float">
            <text:p><text:s/>70 683 </text:p>
          </table:table-cell>
          <table:table-cell table:style-name="ce10" office:value-type="float" office:value="73323" calcext:value-type="float">
            <text:p><text:s/>73 323 </text:p>
          </table:table-cell>
          <table:table-cell table:style-name="ce10" office:value-type="float" office:value="73481" calcext:value-type="float">
            <text:p><text:s/>73 481 </text:p>
          </table:table-cell>
          <table:table-cell table:style-name="ce10" office:value-type="float" office:value="74655" calcext:value-type="float">
            <text:p><text:s/>74 655 </text:p>
          </table:table-cell>
          <table:table-cell table:style-name="ce10" office:value-type="float" office:value="73705" calcext:value-type="float">
            <text:p><text:s/>73 705 </text:p>
          </table:table-cell>
          <table:table-cell table:style-name="ce10" office:value-type="float" office:value="74012" calcext:value-type="float">
            <text:p><text:s/>74 012 </text:p>
          </table:table-cell>
          <table:table-cell table:style-name="ce10" office:value-type="float" office:value="74001" calcext:value-type="float">
            <text:p><text:s/>74 001 </text:p>
          </table:table-cell>
          <table:table-cell table:style-name="ce10" office:value-type="float" office:value="75506" calcext:value-type="float">
            <text:p><text:s/>75 506 </text:p>
          </table:table-cell>
          <table:table-cell table:style-name="ce10" office:value-type="float" office:value="76066" calcext:value-type="float">
            <text:p><text:s/>76 066 </text:p>
          </table:table-cell>
          <table:table-cell table:style-name="ce10" office:value-type="float" office:value="79650" calcext:value-type="float">
            <text:p><text:s/>79 650 </text:p>
          </table:table-cell>
          <table:table-cell table:style-name="ce10" office:value-type="float" office:value="80641" calcext:value-type="float">
            <text:p><text:s/>80 641 </text:p>
          </table:table-cell>
          <table:table-cell table:style-name="ce10" office:value-type="float" office:value="83271" calcext:value-type="float">
            <text:p><text:s/>83 271 </text:p>
          </table:table-cell>
          <table:table-cell table:style-name="ce10" office:value-type="float" office:value="85299" calcext:value-type="float">
            <text:p><text:s/>85 299 </text:p>
          </table:table-cell>
          <table:table-cell table:style-name="ce10" office:value-type="float" office:value="85761" calcext:value-type="float">
            <text:p><text:s/>85 761 </text:p>
          </table:table-cell>
          <table:table-cell table:style-name="ce10" office:value-type="float" office:value="82874" calcext:value-type="float">
            <text:p><text:s/>82 874 </text:p>
          </table:table-cell>
          <table:table-cell table:style-name="ce10" office:value-type="float" office:value="82032" calcext:value-type="float">
            <text:p><text:s/>82 032 </text:p>
          </table:table-cell>
          <table:table-cell table:style-name="ce10" office:value-type="float" office:value="81523" calcext:value-type="float">
            <text:p><text:s/>81 523 </text:p>
          </table:table-cell>
          <table:table-cell table:style-name="ce10" office:value-type="float" office:value="82475" calcext:value-type="float">
            <text:p><text:s/>82 475 </text:p>
          </table:table-cell>
          <table:table-cell table:style-name="ce10" office:value-type="float" office:value="79916" calcext:value-type="float">
            <text:p><text:s/>79 916 </text:p>
          </table:table-cell>
          <table:table-cell table:style-name="ce10" office:value-type="float" office:value="78032" calcext:value-type="float">
            <text:p><text:s/>78 032 </text:p>
          </table:table-cell>
          <table:table-cell table:style-name="ce10" office:value-type="float" office:value="77838" calcext:value-type="float">
            <text:p><text:s/>77 838 </text:p>
          </table:table-cell>
          <table:table-cell table:style-name="ce10" office:value-type="float" office:value="77642" calcext:value-type="float">
            <text:p><text:s/>77 642 </text:p>
          </table:table-cell>
          <table:table-cell table:style-name="ce10" office:value-type="float" office:value="71817" calcext:value-type="float">
            <text:p><text:s/>71 817 </text:p>
          </table:table-cell>
          <table:table-cell table:style-name="ce10" office:value-type="float" office:value="71989" calcext:value-type="float">
            <text:p><text:s/>71 989 </text:p>
          </table:table-cell>
          <table:table-cell table:style-name="ce10" office:value-type="float" office:value="71520" calcext:value-type="float">
            <text:p><text:s/>71 520 </text:p>
          </table:table-cell>
          <table:table-cell table:style-name="ce13" office:value-type="float" office:value="72863" calcext:value-type="float">
            <text:p><text:s/>72 863 </text:p>
          </table:table-cell>
          <table:table-cell table:style-name="ce13" office:value-type="float" office:value="72545" calcext:value-type="float">
            <text:p><text:s/>72 545 </text:p>
          </table:table-cell>
          <table:table-cell table:style-name="ce13" office:value-type="float" office:value="73043" calcext:value-type="float">
            <text:p><text:s/>73 043 </text:p>
          </table:table-cell>
          <table:table-cell table:style-name="ce13" office:value-type="float" office:value="74275" calcext:value-type="float">
            <text:p><text:s/>74 275 </text:p>
          </table:table-cell>
          <table:table-cell table:style-name="ce13" office:value-type="float" office:value="76316" calcext:value-type="float">
            <text:p><text:s/>76 316 </text:p>
          </table:table-cell>
          <table:table-cell table:style-name="ce13" office:value-type="float" office:value="77786" calcext:value-type="float">
            <text:p><text:s/>77 786 </text:p>
          </table:table-cell>
          <table:table-cell table:style-name="ce14" office:value-type="float" office:value="78031" calcext:value-type="float">
            <text:p>78031</text:p>
          </table:table-cell>
          <table:table-cell table:style-name="ce14" office:value-type="float" office:value="78426" calcext:value-type="float">
            <text:p>78426</text:p>
          </table:table-cell>
          <table:table-cell table:style-name="ce14" office:value-type="float" office:value="79621" calcext:value-type="float">
            <text:p>79621</text:p>
          </table:table-cell>
          <table:table-cell table:number-columns-repeated="87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9517" calcext:value-type="float">
            <text:p><text:s/>59 517 </text:p>
          </table:table-cell>
          <table:table-cell table:style-name="ce5" office:value-type="float" office:value="59280" calcext:value-type="float">
            <text:p><text:s/>59 280 </text:p>
          </table:table-cell>
          <table:table-cell table:style-name="ce5" office:value-type="float" office:value="69250" calcext:value-type="float">
            <text:p><text:s/>69 250 </text:p>
          </table:table-cell>
          <table:table-cell table:style-name="ce5" office:value-type="float" office:value="67730" calcext:value-type="float">
            <text:p><text:s/>67 730 </text:p>
          </table:table-cell>
          <table:table-cell table:style-name="ce5" office:value-type="float" office:value="66420" calcext:value-type="float">
            <text:p><text:s/>66 420 </text:p>
          </table:table-cell>
          <table:table-cell table:style-name="ce5" office:value-type="float" office:value="65033" calcext:value-type="float">
            <text:p><text:s/>65 033 </text:p>
          </table:table-cell>
          <table:table-cell table:style-name="ce5" office:value-type="float" office:value="63743" calcext:value-type="float">
            <text:p><text:s/>63 743 </text:p>
          </table:table-cell>
          <table:table-cell table:style-name="ce5" office:value-type="float" office:value="62549" calcext:value-type="float">
            <text:p><text:s/>62 549 </text:p>
          </table:table-cell>
          <table:table-cell table:style-name="ce5" office:value-type="float" office:value="61453" calcext:value-type="float">
            <text:p><text:s/>61 453 </text:p>
          </table:table-cell>
          <table:table-cell table:style-name="ce5" office:value-type="float" office:value="60456" calcext:value-type="float">
            <text:p><text:s/>60 456 </text:p>
          </table:table-cell>
          <table:table-cell table:style-name="ce5" office:value-type="float" office:value="62989" calcext:value-type="float">
            <text:p><text:s/>62 989 </text:p>
          </table:table-cell>
          <table:table-cell table:style-name="ce5" office:value-type="float" office:value="61783" calcext:value-type="float">
            <text:p><text:s/>61 783 </text:p>
          </table:table-cell>
          <table:table-cell table:style-name="ce5" office:value-type="float" office:value="68649" calcext:value-type="float">
            <text:p><text:s/>68 649 </text:p>
          </table:table-cell>
          <table:table-cell table:style-name="ce5" office:value-type="float" office:value="67755" calcext:value-type="float">
            <text:p><text:s/>67 755 </text:p>
          </table:table-cell>
          <table:table-cell table:style-name="ce5" office:value-type="float" office:value="66539" calcext:value-type="float">
            <text:p><text:s/>66 539 </text:p>
          </table:table-cell>
          <table:table-cell table:style-name="ce5" office:value-type="float" office:value="66179" calcext:value-type="float">
            <text:p><text:s/>66 179 </text:p>
          </table:table-cell>
          <table:table-cell table:style-name="ce5" office:value-type="float" office:value="67080" calcext:value-type="float">
            <text:p><text:s/>67 080 </text:p>
          </table:table-cell>
          <table:table-cell table:style-name="ce5" office:value-type="float" office:value="69733" calcext:value-type="float">
            <text:p><text:s/>69 733 </text:p>
          </table:table-cell>
          <table:table-cell table:style-name="ce5" office:value-type="float" office:value="68526" calcext:value-type="float">
            <text:p><text:s/>68 526 </text:p>
          </table:table-cell>
          <table:table-cell table:style-name="ce5" office:value-type="float" office:value="67189" calcext:value-type="float">
            <text:p><text:s/>67 189 </text:p>
          </table:table-cell>
          <table:table-cell table:style-name="ce5" office:value-type="float" office:value="65437" calcext:value-type="float">
            <text:p><text:s/>65 437 </text:p>
          </table:table-cell>
          <table:table-cell table:style-name="ce5" office:value-type="float" office:value="66146" calcext:value-type="float">
            <text:p><text:s/>66 146 </text:p>
          </table:table-cell>
          <table:table-cell table:style-name="ce5" office:value-type="float" office:value="67807" calcext:value-type="float">
            <text:p><text:s/>67 807 </text:p>
          </table:table-cell>
          <table:table-cell table:style-name="ce5" office:value-type="float" office:value="66706" calcext:value-type="float">
            <text:p><text:s/>66 706 </text:p>
          </table:table-cell>
          <table:table-cell table:style-name="ce5" office:value-type="float" office:value="65821" calcext:value-type="float">
            <text:p><text:s/>65 821 </text:p>
          </table:table-cell>
          <table:table-cell table:style-name="ce5" office:value-type="float" office:value="67330" calcext:value-type="float">
            <text:p><text:s/>67 330 </text:p>
          </table:table-cell>
          <table:table-cell table:style-name="ce5" office:value-type="float" office:value="65954" calcext:value-type="float">
            <text:p><text:s/>65 954 </text:p>
          </table:table-cell>
          <table:table-cell table:style-name="ce5" office:value-type="float" office:value="65596" calcext:value-type="float">
            <text:p><text:s/>65 596 </text:p>
          </table:table-cell>
          <table:table-cell table:style-name="ce5" office:value-type="float" office:value="64653" calcext:value-type="float">
            <text:p><text:s/>64 653 </text:p>
          </table:table-cell>
          <table:table-cell table:style-name="ce5" office:value-type="float" office:value="67195" calcext:value-type="float">
            <text:p><text:s/>67 195 </text:p>
          </table:table-cell>
          <table:table-cell table:style-name="ce5" office:value-type="float" office:value="67543" calcext:value-type="float">
            <text:p><text:s/>67 543 </text:p>
          </table:table-cell>
          <table:table-cell table:style-name="ce5" office:value-type="float" office:value="64831" calcext:value-type="float">
            <text:p><text:s/>64 831 </text:p>
          </table:table-cell>
          <table:table-cell table:style-name="ce5" office:value-type="float" office:value="70133" calcext:value-type="float">
            <text:p><text:s/>70 133 </text:p>
          </table:table-cell>
          <table:table-cell table:style-name="ce5" office:value-type="float" office:value="69773" calcext:value-type="float">
            <text:p><text:s/>69 773 </text:p>
          </table:table-cell>
          <table:table-cell table:style-name="ce5" office:value-type="float" office:value="70842" calcext:value-type="float">
            <text:p><text:s/>70 842 </text:p>
          </table:table-cell>
          <table:table-cell table:style-name="ce5" office:value-type="float" office:value="70446" calcext:value-type="float">
            <text:p><text:s/>70 446 </text:p>
          </table:table-cell>
          <table:table-cell table:style-name="ce5" office:value-type="float" office:value="70825" calcext:value-type="float">
            <text:p><text:s/>70 825 </text:p>
          </table:table-cell>
          <table:table-cell table:style-name="ce5" office:value-type="float" office:value="75550" calcext:value-type="float">
            <text:p><text:s/>75 550 </text:p>
          </table:table-cell>
          <table:table-cell table:style-name="ce5" office:value-type="float" office:value="76425" calcext:value-type="float">
            <text:p><text:s/>76 425 </text:p>
          </table:table-cell>
          <table:table-cell table:style-name="ce5" office:value-type="float" office:value="77295" calcext:value-type="float">
            <text:p><text:s/>77 295 </text:p>
          </table:table-cell>
          <table:table-cell table:style-name="ce5" office:value-type="float" office:value="78093" calcext:value-type="float">
            <text:p><text:s/>78 093 </text:p>
          </table:table-cell>
          <table:table-cell table:style-name="ce5" office:value-type="float" office:value="79266" calcext:value-type="float">
            <text:p><text:s/>79 266 </text:p>
          </table:table-cell>
          <table:table-cell table:style-name="ce5" office:value-type="float" office:value="83448" calcext:value-type="float">
            <text:p><text:s/>83 448 </text:p>
          </table:table-cell>
          <table:table-cell table:style-name="ce5" office:value-type="float" office:value="82715" calcext:value-type="float">
            <text:p><text:s/>82 715 </text:p>
          </table:table-cell>
          <table:table-cell table:style-name="ce5" office:value-type="float" office:value="80382" calcext:value-type="float">
            <text:p><text:s/>80 382 </text:p>
          </table:table-cell>
          <table:table-cell table:style-name="ce5" office:value-type="float" office:value="80950" calcext:value-type="float">
            <text:p><text:s/>80 950 </text:p>
          </table:table-cell>
          <table:table-cell table:style-name="ce5" office:value-type="float" office:value="81195" calcext:value-type="float">
            <text:p><text:s/>81 195 </text:p>
          </table:table-cell>
          <table:table-cell table:style-name="ce5" office:value-type="float" office:value="83236" calcext:value-type="float">
            <text:p><text:s/>83 236 </text:p>
          </table:table-cell>
          <table:table-cell table:style-name="ce5" office:value-type="float" office:value="82441" calcext:value-type="float">
            <text:p><text:s/>82 441 </text:p>
          </table:table-cell>
          <table:table-cell table:style-name="ce5" office:value-type="float" office:value="83342" calcext:value-type="float">
            <text:p><text:s/>83 342 </text:p>
          </table:table-cell>
          <table:table-cell table:style-name="ce5" office:value-type="float" office:value="80314" calcext:value-type="float">
            <text:p><text:s/>80 314 </text:p>
          </table:table-cell>
          <table:table-cell table:style-name="ce5" office:value-type="float" office:value="82415" calcext:value-type="float">
            <text:p><text:s/>82 415 </text:p>
          </table:table-cell>
          <table:table-cell table:style-name="ce5" office:value-type="float" office:value="79836" calcext:value-type="float">
            <text:p><text:s/>79 836 </text:p>
          </table:table-cell>
          <table:table-cell table:style-name="ce5" office:value-type="float" office:value="81777" calcext:value-type="float">
            <text:p><text:s/>81 777 </text:p>
          </table:table-cell>
          <table:table-cell table:style-name="ce5" office:value-type="float" office:value="79420" calcext:value-type="float">
            <text:p><text:s/>79 420 </text:p>
          </table:table-cell>
          <table:table-cell table:style-name="ce5" office:value-type="float" office:value="76939" calcext:value-type="float">
            <text:p><text:s/>76 939 </text:p>
          </table:table-cell>
          <table:table-cell table:style-name="ce5" office:value-type="float" office:value="66450" calcext:value-type="float">
            <text:p><text:s/>66 450 </text:p>
          </table:table-cell>
          <table:table-cell table:style-name="ce5" office:value-type="float" office:value="67134" calcext:value-type="float">
            <text:p><text:s/>67 134 </text:p>
          </table:table-cell>
          <table:table-cell table:style-name="ce5" office:value-type="float" office:value="65387" calcext:value-type="float">
            <text:p><text:s/>65 387 </text:p>
          </table:table-cell>
          <table:table-cell table:style-name="ce5" office:value-type="float" office:value="65615" calcext:value-type="float">
            <text:p><text:s/>65 615 </text:p>
          </table:table-cell>
          <table:table-cell table:style-name="ce5" office:value-type="float" office:value="64293" calcext:value-type="float">
            <text:p><text:s/>64 293 </text:p>
          </table:table-cell>
          <table:table-cell table:style-name="ce5" office:value-type="float" office:value="74546" calcext:value-type="float">
            <text:p><text:s/>74 546 </text:p>
          </table:table-cell>
          <table:table-cell table:style-name="ce5" office:value-type="float" office:value="74880" calcext:value-type="float">
            <text:p><text:s/>74 880 </text:p>
          </table:table-cell>
          <table:table-cell table:style-name="ce5" office:value-type="float" office:value="71004" calcext:value-type="float">
            <text:p><text:s/>71 004 </text:p>
          </table:table-cell>
          <table:table-cell table:style-name="ce5" office:value-type="float" office:value="70733" calcext:value-type="float">
            <text:p><text:s/>70 733 </text:p>
          </table:table-cell>
          <table:table-cell table:style-name="ce5" office:value-type="float" office:value="68685" calcext:value-type="float">
            <text:p><text:s/>68 685 </text:p>
          </table:table-cell>
          <table:table-cell table:style-name="ce5" office:value-type="float" office:value="67845" calcext:value-type="float">
            <text:p><text:s/>67 845 </text:p>
          </table:table-cell>
          <table:table-cell table:style-name="ce5" office:value-type="float" office:value="68375" calcext:value-type="float">
            <text:p><text:s/>68 375 </text:p>
          </table:table-cell>
          <table:table-cell table:style-name="ce5" office:value-type="float" office:value="65893" calcext:value-type="float">
            <text:p><text:s/>65 893 </text:p>
          </table:table-cell>
          <table:table-cell table:style-name="ce5" office:value-type="float" office:value="65739" calcext:value-type="float">
            <text:p><text:s/>65 739 </text:p>
          </table:table-cell>
          <table:table-cell table:style-name="ce5" office:value-type="float" office:value="64829" calcext:value-type="float">
            <text:p><text:s/>64 829 </text:p>
          </table:table-cell>
          <table:table-cell table:style-name="ce5" office:value-type="float" office:value="66456" calcext:value-type="float">
            <text:p><text:s/>66 456 </text:p>
          </table:table-cell>
          <table:table-cell table:style-name="ce5" office:value-type="float" office:value="64757" calcext:value-type="float">
            <text:p><text:s/>64 757 </text:p>
          </table:table-cell>
          <table:table-cell table:style-name="ce5" office:value-type="float" office:value="65128" calcext:value-type="float">
            <text:p><text:s/>65 128 </text:p>
          </table:table-cell>
          <table:table-cell table:style-name="ce5" office:value-type="float" office:value="64248" calcext:value-type="float">
            <text:p><text:s/>64 248 </text:p>
          </table:table-cell>
          <table:table-cell table:style-name="ce5" office:value-type="float" office:value="63929" calcext:value-type="float">
            <text:p><text:s/>63 929 </text:p>
          </table:table-cell>
          <table:table-cell table:style-name="ce5" office:value-type="float" office:value="63091" calcext:value-type="float">
            <text:p><text:s/>63 091 </text:p>
          </table:table-cell>
          <table:table-cell table:style-name="ce5" office:value-type="float" office:value="61637" calcext:value-type="float">
            <text:p><text:s/>61 637 </text:p>
          </table:table-cell>
          <table:table-cell table:style-name="ce5" office:value-type="float" office:value="59869" calcext:value-type="float">
            <text:p><text:s/>59 869 </text:p>
          </table:table-cell>
          <table:table-cell table:style-name="ce5" office:value-type="float" office:value="61143" calcext:value-type="float">
            <text:p><text:s/>61 143 </text:p>
          </table:table-cell>
          <table:table-cell table:style-name="ce5" office:value-type="float" office:value="60909" calcext:value-type="float">
            <text:p><text:s/>60 909 </text:p>
          </table:table-cell>
          <table:table-cell table:style-name="ce5" office:value-type="float" office:value="60968" calcext:value-type="float">
            <text:p><text:s/>60 968 </text:p>
          </table:table-cell>
          <table:table-cell table:style-name="ce5" office:value-type="float" office:value="69186" calcext:value-type="float">
            <text:p><text:s/>69 186 </text:p>
          </table:table-cell>
          <table:table-cell table:style-name="ce5" office:value-type="float" office:value="75715" calcext:value-type="float">
            <text:p><text:s/>75 715 </text:p>
          </table:table-cell>
          <table:table-cell table:style-name="ce5" office:value-type="float" office:value="79684" calcext:value-type="float">
            <text:p><text:s/>79 684 </text:p>
          </table:table-cell>
          <table:table-cell table:style-name="ce5" office:value-type="float" office:value="82031" calcext:value-type="float">
            <text:p><text:s/>82 031 </text:p>
          </table:table-cell>
          <table:table-cell table:style-name="ce5" office:value-type="float" office:value="85211" calcext:value-type="float">
            <text:p><text:s/>85 211 </text:p>
          </table:table-cell>
          <table:table-cell table:style-name="ce5" office:value-type="float" office:value="85835" calcext:value-type="float">
            <text:p><text:s/>85 835 </text:p>
          </table:table-cell>
          <table:table-cell table:style-name="ce5" office:value-type="float" office:value="84658" calcext:value-type="float">
            <text:p><text:s/>84 658 </text:p>
          </table:table-cell>
          <table:table-cell table:style-name="ce5" office:value-type="float" office:value="84678" calcext:value-type="float">
            <text:p><text:s/>84 678 </text:p>
          </table:table-cell>
          <table:table-cell table:style-name="ce5" office:value-type="float" office:value="81654" calcext:value-type="float">
            <text:p><text:s/>81 654 </text:p>
          </table:table-cell>
          <table:table-cell table:style-name="ce5" office:value-type="float" office:value="83042" calcext:value-type="float">
            <text:p><text:s/>83 042 </text:p>
          </table:table-cell>
          <table:table-cell table:style-name="ce5" office:value-type="float" office:value="80324" calcext:value-type="float">
            <text:p><text:s/>80 324 </text:p>
          </table:table-cell>
          <table:table-cell table:style-name="ce5" office:value-type="float" office:value="82632" calcext:value-type="float">
            <text:p><text:s/>82 632 </text:p>
          </table:table-cell>
          <table:table-cell table:style-name="ce5" office:value-type="float" office:value="82392" calcext:value-type="float">
            <text:p><text:s/>82 392 </text:p>
          </table:table-cell>
          <table:table-cell table:style-name="ce5" office:value-type="float" office:value="83484" calcext:value-type="float">
            <text:p><text:s/>83 484 </text:p>
          </table:table-cell>
          <table:table-cell table:style-name="ce5" office:value-type="float" office:value="85236" calcext:value-type="float">
            <text:p><text:s/>85 236 </text:p>
          </table:table-cell>
          <table:table-cell table:style-name="ce5" office:value-type="float" office:value="87484" calcext:value-type="float">
            <text:p><text:s/>87 484 </text:p>
          </table:table-cell>
          <table:table-cell table:style-name="ce5" office:value-type="float" office:value="90283" calcext:value-type="float">
            <text:p><text:s/>90 283 </text:p>
          </table:table-cell>
          <table:table-cell table:style-name="ce5" office:value-type="float" office:value="90119" calcext:value-type="float">
            <text:p><text:s/>90 119 </text:p>
          </table:table-cell>
          <table:table-cell table:style-name="ce10" office:value-type="float" office:value="90073" calcext:value-type="float">
            <text:p><text:s/>90 073 </text:p>
          </table:table-cell>
          <table:table-cell table:style-name="ce10" office:value-type="float" office:value="93174" calcext:value-type="float">
            <text:p><text:s/>93 174 </text:p>
          </table:table-cell>
          <table:table-cell table:style-name="ce10" office:value-type="float" office:value="97261" calcext:value-type="float">
            <text:p><text:s/>97 261 </text:p>
          </table:table-cell>
          <table:table-cell table:style-name="ce10" office:value-type="float" office:value="100877" calcext:value-type="float">
            <text:p><text:s/>100 877 </text:p>
          </table:table-cell>
          <table:table-cell table:style-name="ce10" office:value-type="float" office:value="105761" calcext:value-type="float">
            <text:p><text:s/>105 761 </text:p>
          </table:table-cell>
          <table:table-cell table:style-name="ce10" office:value-type="float" office:value="109721" calcext:value-type="float">
            <text:p><text:s/>109 721 </text:p>
          </table:table-cell>
          <table:table-cell table:style-name="ce10" office:value-type="float" office:value="108988" calcext:value-type="float">
            <text:p><text:s/>108 988 </text:p>
          </table:table-cell>
          <table:table-cell table:style-name="ce10" office:value-type="float" office:value="105797" calcext:value-type="float">
            <text:p><text:s/>105 797 </text:p>
          </table:table-cell>
          <table:table-cell table:style-name="ce10" office:value-type="float" office:value="102379" calcext:value-type="float">
            <text:p><text:s/>102 379 </text:p>
          </table:table-cell>
          <table:table-cell table:style-name="ce10" office:value-type="float" office:value="99546" calcext:value-type="float">
            <text:p><text:s/>99 546 </text:p>
          </table:table-cell>
          <table:table-cell table:style-name="ce10" office:value-type="float" office:value="96764" calcext:value-type="float">
            <text:p><text:s/>96 764 </text:p>
          </table:table-cell>
          <table:table-cell table:style-name="ce10" office:value-type="float" office:value="95510" calcext:value-type="float">
            <text:p><text:s/>95 510 </text:p>
          </table:table-cell>
          <table:table-cell table:style-name="ce10" office:value-type="float" office:value="93282" calcext:value-type="float">
            <text:p><text:s/>93 282 </text:p>
          </table:table-cell>
          <table:table-cell table:style-name="ce10" office:value-type="float" office:value="87792" calcext:value-type="float">
            <text:p><text:s/>87 792 </text:p>
          </table:table-cell>
          <table:table-cell table:style-name="ce10" office:value-type="float" office:value="82541" calcext:value-type="float">
            <text:p><text:s/>82 541 </text:p>
          </table:table-cell>
          <table:table-cell table:style-name="ce10" office:value-type="float" office:value="78425" calcext:value-type="float">
            <text:p><text:s/>78 425 </text:p>
          </table:table-cell>
          <table:table-cell table:style-name="ce10" office:value-type="float" office:value="72847" calcext:value-type="float">
            <text:p><text:s/>72 847 </text:p>
          </table:table-cell>
          <table:table-cell table:style-name="ce10" office:value-type="float" office:value="70920" calcext:value-type="float">
            <text:p><text:s/>70 920 </text:p>
          </table:table-cell>
          <table:table-cell table:style-name="ce10" office:value-type="float" office:value="70691" calcext:value-type="float">
            <text:p><text:s/>70 691 </text:p>
          </table:table-cell>
          <table:table-cell table:style-name="ce10" office:value-type="float" office:value="69886" calcext:value-type="float">
            <text:p><text:s/>69 886 </text:p>
          </table:table-cell>
          <table:table-cell table:style-name="ce10" office:value-type="float" office:value="70714" calcext:value-type="float">
            <text:p><text:s/>70 714 </text:p>
          </table:table-cell>
          <table:table-cell table:style-name="ce10" office:value-type="float" office:value="73204" calcext:value-type="float">
            <text:p><text:s/>73 204 </text:p>
          </table:table-cell>
          <table:table-cell table:style-name="ce10" office:value-type="float" office:value="73361" calcext:value-type="float">
            <text:p><text:s/>73 361 </text:p>
          </table:table-cell>
          <table:table-cell table:style-name="ce10" office:value-type="float" office:value="74377" calcext:value-type="float">
            <text:p><text:s/>74 377 </text:p>
          </table:table-cell>
          <table:table-cell table:style-name="ce10" office:value-type="float" office:value="73261" calcext:value-type="float">
            <text:p><text:s/>73 261 </text:p>
          </table:table-cell>
          <table:table-cell table:style-name="ce10" office:value-type="float" office:value="73816" calcext:value-type="float">
            <text:p><text:s/>73 816 </text:p>
          </table:table-cell>
          <table:table-cell table:style-name="ce10" office:value-type="float" office:value="73788" calcext:value-type="float">
            <text:p><text:s/>73 788 </text:p>
          </table:table-cell>
          <table:table-cell table:style-name="ce10" office:value-type="float" office:value="75161" calcext:value-type="float">
            <text:p><text:s/>75 161 </text:p>
          </table:table-cell>
          <table:table-cell table:style-name="ce10" office:value-type="float" office:value="75746" calcext:value-type="float">
            <text:p><text:s/>75 746 </text:p>
          </table:table-cell>
          <table:table-cell table:style-name="ce10" office:value-type="float" office:value="79275" calcext:value-type="float">
            <text:p><text:s/>79 275 </text:p>
          </table:table-cell>
          <table:table-cell table:style-name="ce10" office:value-type="float" office:value="80620" calcext:value-type="float">
            <text:p><text:s/>80 620 </text:p>
          </table:table-cell>
          <table:table-cell table:style-name="ce10" office:value-type="float" office:value="83173" calcext:value-type="float">
            <text:p><text:s/>83 173 </text:p>
          </table:table-cell>
          <table:table-cell table:style-name="ce10" office:value-type="float" office:value="85226" calcext:value-type="float">
            <text:p><text:s/>85 226 </text:p>
          </table:table-cell>
          <table:table-cell table:style-name="ce10" office:value-type="float" office:value="86061" calcext:value-type="float">
            <text:p><text:s/>86 061 </text:p>
          </table:table-cell>
          <table:table-cell table:style-name="ce10" office:value-type="float" office:value="83091" calcext:value-type="float">
            <text:p><text:s/>83 091 </text:p>
          </table:table-cell>
          <table:table-cell table:style-name="ce10" office:value-type="float" office:value="82512" calcext:value-type="float">
            <text:p><text:s/>82 512 </text:p>
          </table:table-cell>
          <table:table-cell table:style-name="ce10" office:value-type="float" office:value="81620" calcext:value-type="float">
            <text:p><text:s/>81 620 </text:p>
          </table:table-cell>
          <table:table-cell table:style-name="ce10" office:value-type="float" office:value="82315" calcext:value-type="float">
            <text:p><text:s/>82 315 </text:p>
          </table:table-cell>
          <table:table-cell table:style-name="ce10" office:value-type="float" office:value="79931" calcext:value-type="float">
            <text:p><text:s/>79 931 </text:p>
          </table:table-cell>
          <table:table-cell table:style-name="ce10" office:value-type="float" office:value="78817" calcext:value-type="float">
            <text:p><text:s/>78 817 </text:p>
          </table:table-cell>
          <table:table-cell table:style-name="ce10" office:value-type="float" office:value="78401" calcext:value-type="float">
            <text:p><text:s/>78 401 </text:p>
          </table:table-cell>
          <table:table-cell table:style-name="ce10" office:value-type="float" office:value="72269" calcext:value-type="float">
            <text:p><text:s/>72 269 </text:p>
          </table:table-cell>
          <table:table-cell table:style-name="ce10" office:value-type="float" office:value="72382" calcext:value-type="float">
            <text:p><text:s/>72 382 </text:p>
          </table:table-cell>
          <table:table-cell table:style-name="ce10" office:value-type="float" office:value="72448" calcext:value-type="float">
            <text:p><text:s/>72 448 </text:p>
          </table:table-cell>
          <table:table-cell table:style-name="ce13" office:value-type="float" office:value="71740" calcext:value-type="float">
            <text:p><text:s/>71 740 </text:p>
          </table:table-cell>
          <table:table-cell table:style-name="ce13" office:value-type="float" office:value="73017" calcext:value-type="float">
            <text:p><text:s/>73 017 </text:p>
          </table:table-cell>
          <table:table-cell table:style-name="ce13" office:value-type="float" office:value="73004" calcext:value-type="float">
            <text:p><text:s/>73 004 </text:p>
          </table:table-cell>
          <table:table-cell table:style-name="ce13" office:value-type="float" office:value="73179" calcext:value-type="float">
            <text:p><text:s/>73 179 </text:p>
          </table:table-cell>
          <table:table-cell table:style-name="ce13" office:value-type="float" office:value="75269" calcext:value-type="float">
            <text:p><text:s/>75 269 </text:p>
          </table:table-cell>
          <table:table-cell table:style-name="ce13" office:value-type="float" office:value="77073" calcext:value-type="float">
            <text:p><text:s/>77 073 </text:p>
          </table:table-cell>
          <table:table-cell table:style-name="ce14" office:value-type="float" office:value="79351" calcext:value-type="float">
            <text:p>79351</text:p>
          </table:table-cell>
          <table:table-cell table:style-name="ce14" office:value-type="float" office:value="81663" calcext:value-type="float">
            <text:p>81663</text:p>
          </table:table-cell>
          <table:table-cell table:style-name="ce14" office:value-type="float" office:value="81185" calcext:value-type="float">
            <text:p>81185</text:p>
          </table:table-cell>
          <table:table-cell table:number-columns-repeated="87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53778" calcext:value-type="float">
            <text:p><text:s/>53 778 </text:p>
          </table:table-cell>
          <table:table-cell table:style-name="ce5" office:value-type="float" office:value="56541" calcext:value-type="float">
            <text:p><text:s/>56 541 </text:p>
          </table:table-cell>
          <table:table-cell table:style-name="ce5" office:value-type="float" office:value="56317" calcext:value-type="float">
            <text:p><text:s/>56 317 </text:p>
          </table:table-cell>
          <table:table-cell table:style-name="ce5" office:value-type="float" office:value="67427" calcext:value-type="float">
            <text:p><text:s/>67 427 </text:p>
          </table:table-cell>
          <table:table-cell table:style-name="ce5" office:value-type="float" office:value="66008" calcext:value-type="float">
            <text:p><text:s/>66 008 </text:p>
          </table:table-cell>
          <table:table-cell table:style-name="ce5" office:value-type="float" office:value="64800" calcext:value-type="float">
            <text:p><text:s/>64 800 </text:p>
          </table:table-cell>
          <table:table-cell table:style-name="ce5" office:value-type="float" office:value="63462" calcext:value-type="float">
            <text:p><text:s/>63 462 </text:p>
          </table:table-cell>
          <table:table-cell table:style-name="ce5" office:value-type="float" office:value="62218" calcext:value-type="float">
            <text:p><text:s/>62 218 </text:p>
          </table:table-cell>
          <table:table-cell table:style-name="ce5" office:value-type="float" office:value="61072" calcext:value-type="float">
            <text:p><text:s/>61 072 </text:p>
          </table:table-cell>
          <table:table-cell table:style-name="ce5" office:value-type="float" office:value="60022" calcext:value-type="float">
            <text:p><text:s/>60 022 </text:p>
          </table:table-cell>
          <table:table-cell table:style-name="ce5" office:value-type="float" office:value="59074" calcext:value-type="float">
            <text:p><text:s/>59 074 </text:p>
          </table:table-cell>
          <table:table-cell table:style-name="ce5" office:value-type="float" office:value="60469" calcext:value-type="float">
            <text:p><text:s/>60 469 </text:p>
          </table:table-cell>
          <table:table-cell table:style-name="ce5" office:value-type="float" office:value="58695" calcext:value-type="float">
            <text:p><text:s/>58 695 </text:p>
          </table:table-cell>
          <table:table-cell table:style-name="ce5" office:value-type="float" office:value="67164" calcext:value-type="float">
            <text:p><text:s/>67 164 </text:p>
          </table:table-cell>
          <table:table-cell table:style-name="ce5" office:value-type="float" office:value="66467" calcext:value-type="float">
            <text:p><text:s/>66 467 </text:p>
          </table:table-cell>
          <table:table-cell table:style-name="ce5" office:value-type="float" office:value="65268" calcext:value-type="float">
            <text:p><text:s/>65 268 </text:p>
          </table:table-cell>
          <table:table-cell table:style-name="ce5" office:value-type="float" office:value="65090" calcext:value-type="float">
            <text:p><text:s/>65 090 </text:p>
          </table:table-cell>
          <table:table-cell table:style-name="ce5" office:value-type="float" office:value="66323" calcext:value-type="float">
            <text:p><text:s/>66 323 </text:p>
          </table:table-cell>
          <table:table-cell table:style-name="ce5" office:value-type="float" office:value="69464" calcext:value-type="float">
            <text:p><text:s/>69 464 </text:p>
          </table:table-cell>
          <table:table-cell table:style-name="ce5" office:value-type="float" office:value="68139" calcext:value-type="float">
            <text:p><text:s/>68 139 </text:p>
          </table:table-cell>
          <table:table-cell table:style-name="ce5" office:value-type="float" office:value="66697" calcext:value-type="float">
            <text:p><text:s/>66 697 </text:p>
          </table:table-cell>
          <table:table-cell table:style-name="ce5" office:value-type="float" office:value="63855" calcext:value-type="float">
            <text:p><text:s/>63 855 </text:p>
          </table:table-cell>
          <table:table-cell table:style-name="ce5" office:value-type="float" office:value="64476" calcext:value-type="float">
            <text:p><text:s/>64 476 </text:p>
          </table:table-cell>
          <table:table-cell table:style-name="ce5" office:value-type="float" office:value="66222" calcext:value-type="float">
            <text:p><text:s/>66 222 </text:p>
          </table:table-cell>
          <table:table-cell table:style-name="ce5" office:value-type="float" office:value="64817" calcext:value-type="float">
            <text:p><text:s/>64 817 </text:p>
          </table:table-cell>
          <table:table-cell table:style-name="ce5" office:value-type="float" office:value="63674" calcext:value-type="float">
            <text:p><text:s/>63 674 </text:p>
          </table:table-cell>
          <table:table-cell table:style-name="ce5" office:value-type="float" office:value="65952" calcext:value-type="float">
            <text:p><text:s/>65 952 </text:p>
          </table:table-cell>
          <table:table-cell table:style-name="ce5" office:value-type="float" office:value="64584" calcext:value-type="float">
            <text:p><text:s/>64 584 </text:p>
          </table:table-cell>
          <table:table-cell table:style-name="ce5" office:value-type="float" office:value="64240" calcext:value-type="float">
            <text:p><text:s/>64 240 </text:p>
          </table:table-cell>
          <table:table-cell table:style-name="ce5" office:value-type="float" office:value="63330" calcext:value-type="float">
            <text:p><text:s/>63 330 </text:p>
          </table:table-cell>
          <table:table-cell table:style-name="ce5" office:value-type="float" office:value="65807" calcext:value-type="float">
            <text:p><text:s/>65 807 </text:p>
          </table:table-cell>
          <table:table-cell table:style-name="ce5" office:value-type="float" office:value="65992" calcext:value-type="float">
            <text:p><text:s/>65 992 </text:p>
          </table:table-cell>
          <table:table-cell table:style-name="ce5" office:value-type="float" office:value="63631" calcext:value-type="float">
            <text:p><text:s/>63 631 </text:p>
          </table:table-cell>
          <table:table-cell table:style-name="ce5" office:value-type="float" office:value="68858" calcext:value-type="float">
            <text:p><text:s/>68 858 </text:p>
          </table:table-cell>
          <table:table-cell table:style-name="ce5" office:value-type="float" office:value="68235" calcext:value-type="float">
            <text:p><text:s/>68 235 </text:p>
          </table:table-cell>
          <table:table-cell table:style-name="ce5" office:value-type="float" office:value="69671" calcext:value-type="float">
            <text:p><text:s/>69 671 </text:p>
          </table:table-cell>
          <table:table-cell table:style-name="ce5" office:value-type="float" office:value="69222" calcext:value-type="float">
            <text:p><text:s/>69 222 </text:p>
          </table:table-cell>
          <table:table-cell table:style-name="ce5" office:value-type="float" office:value="69669" calcext:value-type="float">
            <text:p><text:s/>69 669 </text:p>
          </table:table-cell>
          <table:table-cell table:style-name="ce5" office:value-type="float" office:value="74240" calcext:value-type="float">
            <text:p><text:s/>74 240 </text:p>
          </table:table-cell>
          <table:table-cell table:style-name="ce5" office:value-type="float" office:value="75194" calcext:value-type="float">
            <text:p><text:s/>75 194 </text:p>
          </table:table-cell>
          <table:table-cell table:style-name="ce5" office:value-type="float" office:value="75890" calcext:value-type="float">
            <text:p><text:s/>75 890 </text:p>
          </table:table-cell>
          <table:table-cell table:style-name="ce5" office:value-type="float" office:value="76985" calcext:value-type="float">
            <text:p><text:s/>76 985 </text:p>
          </table:table-cell>
          <table:table-cell table:style-name="ce5" office:value-type="float" office:value="78279" calcext:value-type="float">
            <text:p><text:s/>78 279 </text:p>
          </table:table-cell>
          <table:table-cell table:style-name="ce5" office:value-type="float" office:value="82265" calcext:value-type="float">
            <text:p><text:s/>82 265 </text:p>
          </table:table-cell>
          <table:table-cell table:style-name="ce5" office:value-type="float" office:value="81370" calcext:value-type="float">
            <text:p><text:s/>81 370 </text:p>
          </table:table-cell>
          <table:table-cell table:style-name="ce5" office:value-type="float" office:value="79082" calcext:value-type="float">
            <text:p><text:s/>79 082 </text:p>
          </table:table-cell>
          <table:table-cell table:style-name="ce5" office:value-type="float" office:value="79853" calcext:value-type="float">
            <text:p><text:s/>79 853 </text:p>
          </table:table-cell>
          <table:table-cell table:style-name="ce5" office:value-type="float" office:value="79901" calcext:value-type="float">
            <text:p><text:s/>79 901 </text:p>
          </table:table-cell>
          <table:table-cell table:style-name="ce5" office:value-type="float" office:value="82331" calcext:value-type="float">
            <text:p><text:s/>82 331 </text:p>
          </table:table-cell>
          <table:table-cell table:style-name="ce5" office:value-type="float" office:value="81271" calcext:value-type="float">
            <text:p><text:s/>81 271 </text:p>
          </table:table-cell>
          <table:table-cell table:style-name="ce5" office:value-type="float" office:value="82132" calcext:value-type="float">
            <text:p><text:s/>82 132 </text:p>
          </table:table-cell>
          <table:table-cell table:style-name="ce5" office:value-type="float" office:value="79401" calcext:value-type="float">
            <text:p><text:s/>79 401 </text:p>
          </table:table-cell>
          <table:table-cell table:style-name="ce5" office:value-type="float" office:value="81289" calcext:value-type="float">
            <text:p><text:s/>81 289 </text:p>
          </table:table-cell>
          <table:table-cell table:style-name="ce5" office:value-type="float" office:value="78797" calcext:value-type="float">
            <text:p><text:s/>78 797 </text:p>
          </table:table-cell>
          <table:table-cell table:style-name="ce5" office:value-type="float" office:value="80605" calcext:value-type="float">
            <text:p><text:s/>80 605 </text:p>
          </table:table-cell>
          <table:table-cell table:style-name="ce5" office:value-type="float" office:value="78255" calcext:value-type="float">
            <text:p><text:s/>78 255 </text:p>
          </table:table-cell>
          <table:table-cell table:style-name="ce5" office:value-type="float" office:value="75831" calcext:value-type="float">
            <text:p><text:s/>75 831 </text:p>
          </table:table-cell>
          <table:table-cell table:style-name="ce5" office:value-type="float" office:value="65366" calcext:value-type="float">
            <text:p><text:s/>65 366 </text:p>
          </table:table-cell>
          <table:table-cell table:style-name="ce5" office:value-type="float" office:value="66223" calcext:value-type="float">
            <text:p><text:s/>66 223 </text:p>
          </table:table-cell>
          <table:table-cell table:style-name="ce5" office:value-type="float" office:value="64710" calcext:value-type="float">
            <text:p><text:s/>64 710 </text:p>
          </table:table-cell>
          <table:table-cell table:style-name="ce5" office:value-type="float" office:value="64764" calcext:value-type="float">
            <text:p><text:s/>64 764 </text:p>
          </table:table-cell>
          <table:table-cell table:style-name="ce5" office:value-type="float" office:value="63812" calcext:value-type="float">
            <text:p><text:s/>63 812 </text:p>
          </table:table-cell>
          <table:table-cell table:style-name="ce5" office:value-type="float" office:value="73834" calcext:value-type="float">
            <text:p><text:s/>73 834 </text:p>
          </table:table-cell>
          <table:table-cell table:style-name="ce5" office:value-type="float" office:value="74524" calcext:value-type="float">
            <text:p><text:s/>74 524 </text:p>
          </table:table-cell>
          <table:table-cell table:style-name="ce5" office:value-type="float" office:value="70630" calcext:value-type="float">
            <text:p><text:s/>70 630 </text:p>
          </table:table-cell>
          <table:table-cell table:style-name="ce5" office:value-type="float" office:value="70243" calcext:value-type="float">
            <text:p><text:s/>70 243 </text:p>
          </table:table-cell>
          <table:table-cell table:style-name="ce5" office:value-type="float" office:value="68251" calcext:value-type="float">
            <text:p><text:s/>68 251 </text:p>
          </table:table-cell>
          <table:table-cell table:style-name="ce5" office:value-type="float" office:value="67335" calcext:value-type="float">
            <text:p><text:s/>67 335 </text:p>
          </table:table-cell>
          <table:table-cell table:style-name="ce5" office:value-type="float" office:value="67957" calcext:value-type="float">
            <text:p><text:s/>67 957 </text:p>
          </table:table-cell>
          <table:table-cell table:style-name="ce5" office:value-type="float" office:value="65499" calcext:value-type="float">
            <text:p><text:s/>65 499 </text:p>
          </table:table-cell>
          <table:table-cell table:style-name="ce5" office:value-type="float" office:value="65378" calcext:value-type="float">
            <text:p><text:s/>65 378 </text:p>
          </table:table-cell>
          <table:table-cell table:style-name="ce5" office:value-type="float" office:value="64557" calcext:value-type="float">
            <text:p><text:s/>64 557 </text:p>
          </table:table-cell>
          <table:table-cell table:style-name="ce5" office:value-type="float" office:value="66084" calcext:value-type="float">
            <text:p><text:s/>66 084 </text:p>
          </table:table-cell>
          <table:table-cell table:style-name="ce5" office:value-type="float" office:value="64514" calcext:value-type="float">
            <text:p><text:s/>64 514 </text:p>
          </table:table-cell>
          <table:table-cell table:style-name="ce5" office:value-type="float" office:value="64826" calcext:value-type="float">
            <text:p><text:s/>64 826 </text:p>
          </table:table-cell>
          <table:table-cell table:style-name="ce5" office:value-type="float" office:value="63896" calcext:value-type="float">
            <text:p><text:s/>63 896 </text:p>
          </table:table-cell>
          <table:table-cell table:style-name="ce5" office:value-type="float" office:value="63625" calcext:value-type="float">
            <text:p><text:s/>63 625 </text:p>
          </table:table-cell>
          <table:table-cell table:style-name="ce5" office:value-type="float" office:value="62744" calcext:value-type="float">
            <text:p><text:s/>62 744 </text:p>
          </table:table-cell>
          <table:table-cell table:style-name="ce5" office:value-type="float" office:value="61336" calcext:value-type="float">
            <text:p><text:s/>61 336 </text:p>
          </table:table-cell>
          <table:table-cell table:style-name="ce5" office:value-type="float" office:value="59658" calcext:value-type="float">
            <text:p><text:s/>59 658 </text:p>
          </table:table-cell>
          <table:table-cell table:style-name="ce5" office:value-type="float" office:value="60774" calcext:value-type="float">
            <text:p><text:s/>60 774 </text:p>
          </table:table-cell>
          <table:table-cell table:style-name="ce5" office:value-type="float" office:value="60700" calcext:value-type="float">
            <text:p><text:s/>60 700 </text:p>
          </table:table-cell>
          <table:table-cell table:style-name="ce5" office:value-type="float" office:value="60801" calcext:value-type="float">
            <text:p><text:s/>60 801 </text:p>
          </table:table-cell>
          <table:table-cell table:style-name="ce5" office:value-type="float" office:value="69083" calcext:value-type="float">
            <text:p><text:s/>69 083 </text:p>
          </table:table-cell>
          <table:table-cell table:style-name="ce5" office:value-type="float" office:value="75505" calcext:value-type="float">
            <text:p><text:s/>75 505 </text:p>
          </table:table-cell>
          <table:table-cell table:style-name="ce5" office:value-type="float" office:value="79479" calcext:value-type="float">
            <text:p><text:s/>79 479 </text:p>
          </table:table-cell>
          <table:table-cell table:style-name="ce5" office:value-type="float" office:value="81923" calcext:value-type="float">
            <text:p><text:s/>81 923 </text:p>
          </table:table-cell>
          <table:table-cell table:style-name="ce5" office:value-type="float" office:value="84955" calcext:value-type="float">
            <text:p><text:s/>84 955 </text:p>
          </table:table-cell>
          <table:table-cell table:style-name="ce5" office:value-type="float" office:value="85542" calcext:value-type="float">
            <text:p><text:s/>85 542 </text:p>
          </table:table-cell>
          <table:table-cell table:style-name="ce5" office:value-type="float" office:value="84264" calcext:value-type="float">
            <text:p><text:s/>84 264 </text:p>
          </table:table-cell>
          <table:table-cell table:style-name="ce5" office:value-type="float" office:value="84510" calcext:value-type="float">
            <text:p><text:s/>84 510 </text:p>
          </table:table-cell>
          <table:table-cell table:style-name="ce5" office:value-type="float" office:value="82022" calcext:value-type="float">
            <text:p><text:s/>82 022 </text:p>
          </table:table-cell>
          <table:table-cell table:style-name="ce5" office:value-type="float" office:value="83362" calcext:value-type="float">
            <text:p><text:s/>83 362 </text:p>
          </table:table-cell>
          <table:table-cell table:style-name="ce5" office:value-type="float" office:value="80656" calcext:value-type="float">
            <text:p><text:s/>80 656 </text:p>
          </table:table-cell>
          <table:table-cell table:style-name="ce5" office:value-type="float" office:value="82791" calcext:value-type="float">
            <text:p><text:s/>82 791 </text:p>
          </table:table-cell>
          <table:table-cell table:style-name="ce5" office:value-type="float" office:value="82447" calcext:value-type="float">
            <text:p><text:s/>82 447 </text:p>
          </table:table-cell>
          <table:table-cell table:style-name="ce5" office:value-type="float" office:value="83343" calcext:value-type="float">
            <text:p><text:s/>83 343 </text:p>
          </table:table-cell>
          <table:table-cell table:style-name="ce5" office:value-type="float" office:value="84782" calcext:value-type="float">
            <text:p><text:s/>84 782 </text:p>
          </table:table-cell>
          <table:table-cell table:style-name="ce5" office:value-type="float" office:value="86885" calcext:value-type="float">
            <text:p><text:s/>86 885 </text:p>
          </table:table-cell>
          <table:table-cell table:style-name="ce5" office:value-type="float" office:value="89415" calcext:value-type="float">
            <text:p><text:s/>89 415 </text:p>
          </table:table-cell>
          <table:table-cell table:style-name="ce10" office:value-type="float" office:value="89052" calcext:value-type="float">
            <text:p><text:s/>89 052 </text:p>
          </table:table-cell>
          <table:table-cell table:style-name="ce10" office:value-type="float" office:value="91017" calcext:value-type="float">
            <text:p><text:s/>91 017 </text:p>
          </table:table-cell>
          <table:table-cell table:style-name="ce10" office:value-type="float" office:value="93661" calcext:value-type="float">
            <text:p><text:s/>93 661 </text:p>
          </table:table-cell>
          <table:table-cell table:style-name="ce10" office:value-type="float" office:value="97206" calcext:value-type="float">
            <text:p><text:s/>97 206 </text:p>
          </table:table-cell>
          <table:table-cell table:style-name="ce10" office:value-type="float" office:value="100540" calcext:value-type="float">
            <text:p><text:s/>100 540 </text:p>
          </table:table-cell>
          <table:table-cell table:style-name="ce10" office:value-type="float" office:value="105680" calcext:value-type="float">
            <text:p><text:s/>105 680 </text:p>
          </table:table-cell>
          <table:table-cell table:style-name="ce10" office:value-type="float" office:value="108880" calcext:value-type="float">
            <text:p><text:s/>108 880 </text:p>
          </table:table-cell>
          <table:table-cell table:style-name="ce10" office:value-type="float" office:value="107612" calcext:value-type="float">
            <text:p><text:s/>107 612 </text:p>
          </table:table-cell>
          <table:table-cell table:style-name="ce10" office:value-type="float" office:value="104541" calcext:value-type="float">
            <text:p><text:s/>104 541 </text:p>
          </table:table-cell>
          <table:table-cell table:style-name="ce10" office:value-type="float" office:value="101037" calcext:value-type="float">
            <text:p><text:s/>101 037 </text:p>
          </table:table-cell>
          <table:table-cell table:style-name="ce10" office:value-type="float" office:value="99696" calcext:value-type="float">
            <text:p><text:s/>99 696 </text:p>
          </table:table-cell>
          <table:table-cell table:style-name="ce10" office:value-type="float" office:value="96471" calcext:value-type="float">
            <text:p><text:s/>96 471 </text:p>
          </table:table-cell>
          <table:table-cell table:style-name="ce10" office:value-type="float" office:value="94632" calcext:value-type="float">
            <text:p><text:s/>94 632 </text:p>
          </table:table-cell>
          <table:table-cell table:style-name="ce10" office:value-type="float" office:value="91985" calcext:value-type="float">
            <text:p><text:s/>91 985 </text:p>
          </table:table-cell>
          <table:table-cell table:style-name="ce10" office:value-type="float" office:value="86721" calcext:value-type="float">
            <text:p><text:s/>86 721 </text:p>
          </table:table-cell>
          <table:table-cell table:style-name="ce10" office:value-type="float" office:value="81286" calcext:value-type="float">
            <text:p><text:s/>81 286 </text:p>
          </table:table-cell>
          <table:table-cell table:style-name="ce10" office:value-type="float" office:value="76987" calcext:value-type="float">
            <text:p><text:s/>76 987 </text:p>
          </table:table-cell>
          <table:table-cell table:style-name="ce10" office:value-type="float" office:value="72442" calcext:value-type="float">
            <text:p><text:s/>72 442 </text:p>
          </table:table-cell>
          <table:table-cell table:style-name="ce10" office:value-type="float" office:value="70867" calcext:value-type="float">
            <text:p><text:s/>70 867 </text:p>
          </table:table-cell>
          <table:table-cell table:style-name="ce10" office:value-type="float" office:value="71059" calcext:value-type="float">
            <text:p><text:s/>71 059 </text:p>
          </table:table-cell>
          <table:table-cell table:style-name="ce10" office:value-type="float" office:value="70038" calcext:value-type="float">
            <text:p><text:s/>70 038 </text:p>
          </table:table-cell>
          <table:table-cell table:style-name="ce10" office:value-type="float" office:value="71068" calcext:value-type="float">
            <text:p><text:s/>71 068 </text:p>
          </table:table-cell>
          <table:table-cell table:style-name="ce10" office:value-type="float" office:value="73145" calcext:value-type="float">
            <text:p><text:s/>73 145 </text:p>
          </table:table-cell>
          <table:table-cell table:style-name="ce10" office:value-type="float" office:value="72943" calcext:value-type="float">
            <text:p><text:s/>72 943 </text:p>
          </table:table-cell>
          <table:table-cell table:style-name="ce10" office:value-type="float" office:value="73897" calcext:value-type="float">
            <text:p><text:s/>73 897 </text:p>
          </table:table-cell>
          <table:table-cell table:style-name="ce10" office:value-type="float" office:value="72807" calcext:value-type="float">
            <text:p><text:s/>72 807 </text:p>
          </table:table-cell>
          <table:table-cell table:style-name="ce10" office:value-type="float" office:value="73499" calcext:value-type="float">
            <text:p><text:s/>73 499 </text:p>
          </table:table-cell>
          <table:table-cell table:style-name="ce10" office:value-type="float" office:value="73464" calcext:value-type="float">
            <text:p><text:s/>73 464 </text:p>
          </table:table-cell>
          <table:table-cell table:style-name="ce10" office:value-type="float" office:value="74919" calcext:value-type="float">
            <text:p><text:s/>74 919 </text:p>
          </table:table-cell>
          <table:table-cell table:style-name="ce10" office:value-type="float" office:value="75314" calcext:value-type="float">
            <text:p><text:s/>75 314 </text:p>
          </table:table-cell>
          <table:table-cell table:style-name="ce10" office:value-type="float" office:value="79763" calcext:value-type="float">
            <text:p><text:s/>79 763 </text:p>
          </table:table-cell>
          <table:table-cell table:style-name="ce10" office:value-type="float" office:value="81040" calcext:value-type="float">
            <text:p><text:s/>81 040 </text:p>
          </table:table-cell>
          <table:table-cell table:style-name="ce10" office:value-type="float" office:value="84425" calcext:value-type="float">
            <text:p><text:s/>84 425 </text:p>
          </table:table-cell>
          <table:table-cell table:style-name="ce10" office:value-type="float" office:value="86138" calcext:value-type="float">
            <text:p><text:s/>86 138 </text:p>
          </table:table-cell>
          <table:table-cell table:style-name="ce10" office:value-type="float" office:value="86570" calcext:value-type="float">
            <text:p><text:s/>86 570 </text:p>
          </table:table-cell>
          <table:table-cell table:style-name="ce10" office:value-type="float" office:value="83603" calcext:value-type="float">
            <text:p><text:s/>83 603 </text:p>
          </table:table-cell>
          <table:table-cell table:style-name="ce10" office:value-type="float" office:value="82518" calcext:value-type="float">
            <text:p><text:s/>82 518 </text:p>
          </table:table-cell>
          <table:table-cell table:style-name="ce10" office:value-type="float" office:value="81432" calcext:value-type="float">
            <text:p><text:s/>81 432 </text:p>
          </table:table-cell>
          <table:table-cell table:style-name="ce10" office:value-type="float" office:value="82122" calcext:value-type="float">
            <text:p><text:s/>82 122 </text:p>
          </table:table-cell>
          <table:table-cell table:style-name="ce10" office:value-type="float" office:value="80158" calcext:value-type="float">
            <text:p><text:s/>80 158 </text:p>
          </table:table-cell>
          <table:table-cell table:style-name="ce10" office:value-type="float" office:value="79056" calcext:value-type="float">
            <text:p><text:s/>79 056 </text:p>
          </table:table-cell>
          <table:table-cell table:style-name="ce10" office:value-type="float" office:value="75938" calcext:value-type="float">
            <text:p><text:s/>75 938 </text:p>
          </table:table-cell>
          <table:table-cell table:style-name="ce10" office:value-type="float" office:value="73003" calcext:value-type="float">
            <text:p><text:s/>73 003 </text:p>
          </table:table-cell>
          <table:table-cell table:style-name="ce10" office:value-type="float" office:value="73067" calcext:value-type="float">
            <text:p><text:s/>73 067 </text:p>
          </table:table-cell>
          <table:table-cell table:style-name="ce13" office:value-type="float" office:value="73084" calcext:value-type="float">
            <text:p><text:s/>73 084 </text:p>
          </table:table-cell>
          <table:table-cell table:style-name="ce13" office:value-type="float" office:value="72167" calcext:value-type="float">
            <text:p><text:s/>72 167 </text:p>
          </table:table-cell>
          <table:table-cell table:style-name="ce13" office:value-type="float" office:value="73567" calcext:value-type="float">
            <text:p><text:s/>73 567 </text:p>
          </table:table-cell>
          <table:table-cell table:style-name="ce13" office:value-type="float" office:value="74009" calcext:value-type="float">
            <text:p><text:s/>74 009 </text:p>
          </table:table-cell>
          <table:table-cell table:style-name="ce13" office:value-type="float" office:value="74506" calcext:value-type="float">
            <text:p><text:s/>74 506 </text:p>
          </table:table-cell>
          <table:table-cell table:style-name="ce13" office:value-type="float" office:value="76314" calcext:value-type="float">
            <text:p><text:s/>76 314 </text:p>
          </table:table-cell>
          <table:table-cell table:style-name="ce14" office:value-type="float" office:value="78793" calcext:value-type="float">
            <text:p>78793</text:p>
          </table:table-cell>
          <table:table-cell table:style-name="ce14" office:value-type="float" office:value="80196" calcext:value-type="float">
            <text:p>80196</text:p>
          </table:table-cell>
          <table:table-cell table:style-name="ce14" office:value-type="float" office:value="82560" calcext:value-type="float">
            <text:p>82560</text:p>
          </table:table-cell>
          <table:table-cell table:number-columns-repeated="87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52212" calcext:value-type="float">
            <text:p><text:s/>52 212 </text:p>
          </table:table-cell>
          <table:table-cell table:style-name="ce5" office:value-type="float" office:value="53576" calcext:value-type="float">
            <text:p><text:s/>53 576 </text:p>
          </table:table-cell>
          <table:table-cell table:style-name="ce5" office:value-type="float" office:value="56114" calcext:value-type="float">
            <text:p><text:s/>56 114 </text:p>
          </table:table-cell>
          <table:table-cell table:style-name="ce5" office:value-type="float" office:value="55986" calcext:value-type="float">
            <text:p><text:s/>55 986 </text:p>
          </table:table-cell>
          <table:table-cell table:style-name="ce5" office:value-type="float" office:value="65604" calcext:value-type="float">
            <text:p><text:s/>65 604 </text:p>
          </table:table-cell>
          <table:table-cell table:style-name="ce5" office:value-type="float" office:value="64286" calcext:value-type="float">
            <text:p><text:s/>64 286 </text:p>
          </table:table-cell>
          <table:table-cell table:style-name="ce5" office:value-type="float" office:value="63182" calcext:value-type="float">
            <text:p><text:s/>63 182 </text:p>
          </table:table-cell>
          <table:table-cell table:style-name="ce5" office:value-type="float" office:value="61889" calcext:value-type="float">
            <text:p><text:s/>61 889 </text:p>
          </table:table-cell>
          <table:table-cell table:style-name="ce5" office:value-type="float" office:value="60692" calcext:value-type="float">
            <text:p><text:s/>60 692 </text:p>
          </table:table-cell>
          <table:table-cell table:style-name="ce5" office:value-type="float" office:value="59593" calcext:value-type="float">
            <text:p><text:s/>59 593 </text:p>
          </table:table-cell>
          <table:table-cell table:style-name="ce5" office:value-type="float" office:value="58592" calcext:value-type="float">
            <text:p><text:s/>58 592 </text:p>
          </table:table-cell>
          <table:table-cell table:style-name="ce5" office:value-type="float" office:value="58656" calcext:value-type="float">
            <text:p><text:s/>58 656 </text:p>
          </table:table-cell>
          <table:table-cell table:style-name="ce5" office:value-type="float" office:value="59936" calcext:value-type="float">
            <text:p><text:s/>59 936 </text:p>
          </table:table-cell>
          <table:table-cell table:style-name="ce5" office:value-type="float" office:value="58417" calcext:value-type="float">
            <text:p><text:s/>58 417 </text:p>
          </table:table-cell>
          <table:table-cell table:style-name="ce5" office:value-type="float" office:value="65679" calcext:value-type="float">
            <text:p><text:s/>65 679 </text:p>
          </table:table-cell>
          <table:table-cell table:style-name="ce5" office:value-type="float" office:value="65180" calcext:value-type="float">
            <text:p><text:s/>65 180 </text:p>
          </table:table-cell>
          <table:table-cell table:style-name="ce5" office:value-type="float" office:value="63999" calcext:value-type="float">
            <text:p><text:s/>63 999 </text:p>
          </table:table-cell>
          <table:table-cell table:style-name="ce5" office:value-type="float" office:value="64002" calcext:value-type="float">
            <text:p><text:s/>64 002 </text:p>
          </table:table-cell>
          <table:table-cell table:style-name="ce5" office:value-type="float" office:value="65567" calcext:value-type="float">
            <text:p><text:s/>65 567 </text:p>
          </table:table-cell>
          <table:table-cell table:style-name="ce5" office:value-type="float" office:value="69195" calcext:value-type="float">
            <text:p><text:s/>69 195 </text:p>
          </table:table-cell>
          <table:table-cell table:style-name="ce5" office:value-type="float" office:value="67753" calcext:value-type="float">
            <text:p><text:s/>67 753 </text:p>
          </table:table-cell>
          <table:table-cell table:style-name="ce5" office:value-type="float" office:value="65292" calcext:value-type="float">
            <text:p><text:s/>65 292 </text:p>
          </table:table-cell>
          <table:table-cell table:style-name="ce5" office:value-type="float" office:value="63079" calcext:value-type="float">
            <text:p><text:s/>63 079 </text:p>
          </table:table-cell>
          <table:table-cell table:style-name="ce5" office:value-type="float" office:value="63658" calcext:value-type="float">
            <text:p><text:s/>63 658 </text:p>
          </table:table-cell>
          <table:table-cell table:style-name="ce5" office:value-type="float" office:value="65165" calcext:value-type="float">
            <text:p><text:s/>65 165 </text:p>
          </table:table-cell>
          <table:table-cell table:style-name="ce5" office:value-type="float" office:value="63463" calcext:value-type="float">
            <text:p><text:s/>63 463 </text:p>
          </table:table-cell>
          <table:table-cell table:style-name="ce5" office:value-type="float" office:value="62353" calcext:value-type="float">
            <text:p><text:s/>62 353 </text:p>
          </table:table-cell>
          <table:table-cell table:style-name="ce5" office:value-type="float" office:value="65305" calcext:value-type="float">
            <text:p><text:s/>65 305 </text:p>
          </table:table-cell>
          <table:table-cell table:style-name="ce5" office:value-type="float" office:value="63906" calcext:value-type="float">
            <text:p><text:s/>63 906 </text:p>
          </table:table-cell>
          <table:table-cell table:style-name="ce5" office:value-type="float" office:value="63579" calcext:value-type="float">
            <text:p><text:s/>63 579 </text:p>
          </table:table-cell>
          <table:table-cell table:style-name="ce5" office:value-type="float" office:value="62816" calcext:value-type="float">
            <text:p><text:s/>62 816 </text:p>
          </table:table-cell>
          <table:table-cell table:style-name="ce5" office:value-type="float" office:value="64904" calcext:value-type="float">
            <text:p><text:s/>64 904 </text:p>
          </table:table-cell>
          <table:table-cell table:style-name="ce5" office:value-type="float" office:value="65285" calcext:value-type="float">
            <text:p><text:s/>65 285 </text:p>
          </table:table-cell>
          <table:table-cell table:style-name="ce5" office:value-type="float" office:value="62845" calcext:value-type="float">
            <text:p><text:s/>62 845 </text:p>
          </table:table-cell>
          <table:table-cell table:style-name="ce5" office:value-type="float" office:value="68027" calcext:value-type="float">
            <text:p><text:s/>68 027 </text:p>
          </table:table-cell>
          <table:table-cell table:style-name="ce5" office:value-type="float" office:value="67642" calcext:value-type="float">
            <text:p><text:s/>67 642 </text:p>
          </table:table-cell>
          <table:table-cell table:style-name="ce5" office:value-type="float" office:value="69090" calcext:value-type="float">
            <text:p><text:s/>69 090 </text:p>
          </table:table-cell>
          <table:table-cell table:style-name="ce5" office:value-type="float" office:value="68559" calcext:value-type="float">
            <text:p><text:s/>68 559 </text:p>
          </table:table-cell>
          <table:table-cell table:style-name="ce5" office:value-type="float" office:value="68918" calcext:value-type="float">
            <text:p><text:s/>68 918 </text:p>
          </table:table-cell>
          <table:table-cell table:style-name="ce5" office:value-type="float" office:value="73580" calcext:value-type="float">
            <text:p><text:s/>73 580 </text:p>
          </table:table-cell>
          <table:table-cell table:style-name="ce5" office:value-type="float" office:value="74463" calcext:value-type="float">
            <text:p><text:s/>74 463 </text:p>
          </table:table-cell>
          <table:table-cell table:style-name="ce5" office:value-type="float" office:value="75320" calcext:value-type="float">
            <text:p><text:s/>75 320 </text:p>
          </table:table-cell>
          <table:table-cell table:style-name="ce5" office:value-type="float" office:value="76671" calcext:value-type="float">
            <text:p><text:s/>76 671 </text:p>
          </table:table-cell>
          <table:table-cell table:style-name="ce5" office:value-type="float" office:value="77826" calcext:value-type="float">
            <text:p><text:s/>77 826 </text:p>
          </table:table-cell>
          <table:table-cell table:style-name="ce5" office:value-type="float" office:value="81657" calcext:value-type="float">
            <text:p><text:s/>81 657 </text:p>
          </table:table-cell>
          <table:table-cell table:style-name="ce5" office:value-type="float" office:value="80775" calcext:value-type="float">
            <text:p><text:s/>80 775 </text:p>
          </table:table-cell>
          <table:table-cell table:style-name="ce5" office:value-type="float" office:value="78528" calcext:value-type="float">
            <text:p><text:s/>78 528 </text:p>
          </table:table-cell>
          <table:table-cell table:style-name="ce5" office:value-type="float" office:value="79320" calcext:value-type="float">
            <text:p><text:s/>79 320 </text:p>
          </table:table-cell>
          <table:table-cell table:style-name="ce5" office:value-type="float" office:value="79235" calcext:value-type="float">
            <text:p><text:s/>79 235 </text:p>
          </table:table-cell>
          <table:table-cell table:style-name="ce5" office:value-type="float" office:value="81867" calcext:value-type="float">
            <text:p><text:s/>81 867 </text:p>
          </table:table-cell>
          <table:table-cell table:style-name="ce5" office:value-type="float" office:value="80643" calcext:value-type="float">
            <text:p><text:s/>80 643 </text:p>
          </table:table-cell>
          <table:table-cell table:style-name="ce5" office:value-type="float" office:value="81508" calcext:value-type="float">
            <text:p><text:s/>81 508 </text:p>
          </table:table-cell>
          <table:table-cell table:style-name="ce5" office:value-type="float" office:value="78978" calcext:value-type="float">
            <text:p><text:s/>78 978 </text:p>
          </table:table-cell>
          <table:table-cell table:style-name="ce5" office:value-type="float" office:value="80555" calcext:value-type="float">
            <text:p><text:s/>80 555 </text:p>
          </table:table-cell>
          <table:table-cell table:style-name="ce5" office:value-type="float" office:value="78237" calcext:value-type="float">
            <text:p><text:s/>78 237 </text:p>
          </table:table-cell>
          <table:table-cell table:style-name="ce5" office:value-type="float" office:value="79858" calcext:value-type="float">
            <text:p><text:s/>79 858 </text:p>
          </table:table-cell>
          <table:table-cell table:style-name="ce5" office:value-type="float" office:value="77498" calcext:value-type="float">
            <text:p><text:s/>77 498 </text:p>
          </table:table-cell>
          <table:table-cell table:style-name="ce5" office:value-type="float" office:value="75035" calcext:value-type="float">
            <text:p><text:s/>75 035 </text:p>
          </table:table-cell>
          <table:table-cell table:style-name="ce5" office:value-type="float" office:value="64430" calcext:value-type="float">
            <text:p><text:s/>64 430 </text:p>
          </table:table-cell>
          <table:table-cell table:style-name="ce5" office:value-type="float" office:value="65809" calcext:value-type="float">
            <text:p><text:s/>65 809 </text:p>
          </table:table-cell>
          <table:table-cell table:style-name="ce5" office:value-type="float" office:value="64240" calcext:value-type="float">
            <text:p><text:s/>64 240 </text:p>
          </table:table-cell>
          <table:table-cell table:style-name="ce5" office:value-type="float" office:value="64486" calcext:value-type="float">
            <text:p><text:s/>64 486 </text:p>
          </table:table-cell>
          <table:table-cell table:style-name="ce5" office:value-type="float" office:value="63595" calcext:value-type="float">
            <text:p><text:s/>63 595 </text:p>
          </table:table-cell>
          <table:table-cell table:style-name="ce5" office:value-type="float" office:value="73405" calcext:value-type="float">
            <text:p><text:s/>73 405 </text:p>
          </table:table-cell>
          <table:table-cell table:style-name="ce5" office:value-type="float" office:value="74353" calcext:value-type="float">
            <text:p><text:s/>74 353 </text:p>
          </table:table-cell>
          <table:table-cell table:style-name="ce5" office:value-type="float" office:value="70432" calcext:value-type="float">
            <text:p><text:s/>70 432 </text:p>
          </table:table-cell>
          <table:table-cell table:style-name="ce5" office:value-type="float" office:value="69992" calcext:value-type="float">
            <text:p><text:s/>69 992 </text:p>
          </table:table-cell>
          <table:table-cell table:style-name="ce5" office:value-type="float" office:value="67975" calcext:value-type="float">
            <text:p><text:s/>67 975 </text:p>
          </table:table-cell>
          <table:table-cell table:style-name="ce5" office:value-type="float" office:value="67011" calcext:value-type="float">
            <text:p><text:s/>67 011 </text:p>
          </table:table-cell>
          <table:table-cell table:style-name="ce5" office:value-type="float" office:value="67802" calcext:value-type="float">
            <text:p><text:s/>67 802 </text:p>
          </table:table-cell>
          <table:table-cell table:style-name="ce5" office:value-type="float" office:value="65314" calcext:value-type="float">
            <text:p><text:s/>65 314 </text:p>
          </table:table-cell>
          <table:table-cell table:style-name="ce5" office:value-type="float" office:value="65231" calcext:value-type="float">
            <text:p><text:s/>65 231 </text:p>
          </table:table-cell>
          <table:table-cell table:style-name="ce5" office:value-type="float" office:value="64301" calcext:value-type="float">
            <text:p><text:s/>64 301 </text:p>
          </table:table-cell>
          <table:table-cell table:style-name="ce5" office:value-type="float" office:value="66001" calcext:value-type="float">
            <text:p><text:s/>66 001 </text:p>
          </table:table-cell>
          <table:table-cell table:style-name="ce5" office:value-type="float" office:value="64363" calcext:value-type="float">
            <text:p><text:s/>64 363 </text:p>
          </table:table-cell>
          <table:table-cell table:style-name="ce5" office:value-type="float" office:value="64671" calcext:value-type="float">
            <text:p><text:s/>64 671 </text:p>
          </table:table-cell>
          <table:table-cell table:style-name="ce5" office:value-type="float" office:value="63695" calcext:value-type="float">
            <text:p><text:s/>63 695 </text:p>
          </table:table-cell>
          <table:table-cell table:style-name="ce5" office:value-type="float" office:value="63430" calcext:value-type="float">
            <text:p><text:s/>63 430 </text:p>
          </table:table-cell>
          <table:table-cell table:style-name="ce5" office:value-type="float" office:value="62562" calcext:value-type="float">
            <text:p><text:s/>62 562 </text:p>
          </table:table-cell>
          <table:table-cell table:style-name="ce5" office:value-type="float" office:value="61162" calcext:value-type="float">
            <text:p><text:s/>61 162 </text:p>
          </table:table-cell>
          <table:table-cell table:style-name="ce5" office:value-type="float" office:value="59496" calcext:value-type="float">
            <text:p><text:s/>59 496 </text:p>
          </table:table-cell>
          <table:table-cell table:style-name="ce5" office:value-type="float" office:value="60656" calcext:value-type="float">
            <text:p><text:s/>60 656 </text:p>
          </table:table-cell>
          <table:table-cell table:style-name="ce5" office:value-type="float" office:value="60621" calcext:value-type="float">
            <text:p><text:s/>60 621 </text:p>
          </table:table-cell>
          <table:table-cell table:style-name="ce5" office:value-type="float" office:value="60718" calcext:value-type="float">
            <text:p><text:s/>60 718 </text:p>
          </table:table-cell>
          <table:table-cell table:style-name="ce5" office:value-type="float" office:value="69069" calcext:value-type="float">
            <text:p><text:s/>69 069 </text:p>
          </table:table-cell>
          <table:table-cell table:style-name="ce5" office:value-type="float" office:value="75395" calcext:value-type="float">
            <text:p><text:s/>75 395 </text:p>
          </table:table-cell>
          <table:table-cell table:style-name="ce5" office:value-type="float" office:value="79372" calcext:value-type="float">
            <text:p><text:s/>79 372 </text:p>
          </table:table-cell>
          <table:table-cell table:style-name="ce5" office:value-type="float" office:value="81765" calcext:value-type="float">
            <text:p><text:s/>81 765 </text:p>
          </table:table-cell>
          <table:table-cell table:style-name="ce5" office:value-type="float" office:value="84772" calcext:value-type="float">
            <text:p><text:s/>84 772 </text:p>
          </table:table-cell>
          <table:table-cell table:style-name="ce5" office:value-type="float" office:value="85252" calcext:value-type="float">
            <text:p><text:s/>85 252 </text:p>
          </table:table-cell>
          <table:table-cell table:style-name="ce5" office:value-type="float" office:value="84165" calcext:value-type="float">
            <text:p><text:s/>84 165 </text:p>
          </table:table-cell>
          <table:table-cell table:style-name="ce5" office:value-type="float" office:value="84973" calcext:value-type="float">
            <text:p><text:s/>84 973 </text:p>
          </table:table-cell>
          <table:table-cell table:style-name="ce5" office:value-type="float" office:value="82417" calcext:value-type="float">
            <text:p><text:s/>82 417 </text:p>
          </table:table-cell>
          <table:table-cell table:style-name="ce5" office:value-type="float" office:value="83771" calcext:value-type="float">
            <text:p><text:s/>83 771 </text:p>
          </table:table-cell>
          <table:table-cell table:style-name="ce5" office:value-type="float" office:value="80893" calcext:value-type="float">
            <text:p><text:s/>80 893 </text:p>
          </table:table-cell>
          <table:table-cell table:style-name="ce5" office:value-type="float" office:value="82921" calcext:value-type="float">
            <text:p><text:s/>82 921 </text:p>
          </table:table-cell>
          <table:table-cell table:style-name="ce5" office:value-type="float" office:value="82362" calcext:value-type="float">
            <text:p><text:s/>82 362 </text:p>
          </table:table-cell>
          <table:table-cell table:style-name="ce5" office:value-type="float" office:value="82943" calcext:value-type="float">
            <text:p><text:s/>82 943 </text:p>
          </table:table-cell>
          <table:table-cell table:style-name="ce5" office:value-type="float" office:value="84227" calcext:value-type="float">
            <text:p><text:s/>84 227 </text:p>
          </table:table-cell>
          <table:table-cell table:style-name="ce5" office:value-type="float" office:value="86080" calcext:value-type="float">
            <text:p><text:s/>86 080 </text:p>
          </table:table-cell>
          <table:table-cell table:style-name="ce10" office:value-type="float" office:value="88529" calcext:value-type="float">
            <text:p><text:s/>88 529 </text:p>
          </table:table-cell>
          <table:table-cell table:style-name="ce10" office:value-type="float" office:value="90027" calcext:value-type="float">
            <text:p><text:s/>90 027 </text:p>
          </table:table-cell>
          <table:table-cell table:style-name="ce10" office:value-type="float" office:value="91784" calcext:value-type="float">
            <text:p><text:s/>91 784 </text:p>
          </table:table-cell>
          <table:table-cell table:style-name="ce10" office:value-type="float" office:value="93974" calcext:value-type="float">
            <text:p><text:s/>93 974 </text:p>
          </table:table-cell>
          <table:table-cell table:style-name="ce10" office:value-type="float" office:value="97139" calcext:value-type="float">
            <text:p><text:s/>97 139 </text:p>
          </table:table-cell>
          <table:table-cell table:style-name="ce10" office:value-type="float" office:value="100481" calcext:value-type="float">
            <text:p><text:s/>100 481 </text:p>
          </table:table-cell>
          <table:table-cell table:style-name="ce10" office:value-type="float" office:value="105240" calcext:value-type="float">
            <text:p><text:s/>105 240 </text:p>
          </table:table-cell>
          <table:table-cell table:style-name="ce10" office:value-type="float" office:value="107595" calcext:value-type="float">
            <text:p><text:s/>107 595 </text:p>
          </table:table-cell>
          <table:table-cell table:style-name="ce10" office:value-type="float" office:value="106350" calcext:value-type="float">
            <text:p><text:s/>106 350 </text:p>
          </table:table-cell>
          <table:table-cell table:style-name="ce10" office:value-type="float" office:value="103523" calcext:value-type="float">
            <text:p><text:s/>103 523 </text:p>
          </table:table-cell>
          <table:table-cell table:style-name="ce10" office:value-type="float" office:value="100982" calcext:value-type="float">
            <text:p><text:s/>100 982 </text:p>
          </table:table-cell>
          <table:table-cell table:style-name="ce10" office:value-type="float" office:value="99365" calcext:value-type="float">
            <text:p><text:s/>99 365 </text:p>
          </table:table-cell>
          <table:table-cell table:style-name="ce10" office:value-type="float" office:value="96289" calcext:value-type="float">
            <text:p><text:s/>96 289 </text:p>
          </table:table-cell>
          <table:table-cell table:style-name="ce10" office:value-type="float" office:value="93800" calcext:value-type="float">
            <text:p><text:s/>93 800 </text:p>
          </table:table-cell>
          <table:table-cell table:style-name="ce10" office:value-type="float" office:value="91730" calcext:value-type="float">
            <text:p><text:s/>91 730 </text:p>
          </table:table-cell>
          <table:table-cell table:style-name="ce10" office:value-type="float" office:value="85668" calcext:value-type="float">
            <text:p><text:s/>85 668 </text:p>
          </table:table-cell>
          <table:table-cell table:style-name="ce10" office:value-type="float" office:value="80182" calcext:value-type="float">
            <text:p><text:s/>80 182 </text:p>
          </table:table-cell>
          <table:table-cell table:style-name="ce10" office:value-type="float" office:value="76887" calcext:value-type="float">
            <text:p><text:s/>76 887 </text:p>
          </table:table-cell>
          <table:table-cell table:style-name="ce10" office:value-type="float" office:value="72759" calcext:value-type="float">
            <text:p><text:s/>72 759 </text:p>
          </table:table-cell>
          <table:table-cell table:style-name="ce10" office:value-type="float" office:value="71172" calcext:value-type="float">
            <text:p><text:s/>71 172 </text:p>
          </table:table-cell>
          <table:table-cell table:style-name="ce10" office:value-type="float" office:value="71361" calcext:value-type="float">
            <text:p><text:s/>71 361 </text:p>
          </table:table-cell>
          <table:table-cell table:style-name="ce10" office:value-type="float" office:value="70443" calcext:value-type="float">
            <text:p><text:s/>70 443 </text:p>
          </table:table-cell>
          <table:table-cell table:style-name="ce10" office:value-type="float" office:value="71274" calcext:value-type="float">
            <text:p><text:s/>71 274 </text:p>
          </table:table-cell>
          <table:table-cell table:style-name="ce10" office:value-type="float" office:value="73443" calcext:value-type="float">
            <text:p><text:s/>73 443 </text:p>
          </table:table-cell>
          <table:table-cell table:style-name="ce10" office:value-type="float" office:value="73170" calcext:value-type="float">
            <text:p><text:s/>73 170 </text:p>
          </table:table-cell>
          <table:table-cell table:style-name="ce10" office:value-type="float" office:value="74097" calcext:value-type="float">
            <text:p><text:s/>74 097 </text:p>
          </table:table-cell>
          <table:table-cell table:style-name="ce10" office:value-type="float" office:value="73029" calcext:value-type="float">
            <text:p><text:s/>73 029 </text:p>
          </table:table-cell>
          <table:table-cell table:style-name="ce10" office:value-type="float" office:value="73944" calcext:value-type="float">
            <text:p><text:s/>73 944 </text:p>
          </table:table-cell>
          <table:table-cell table:style-name="ce10" office:value-type="float" office:value="74038" calcext:value-type="float">
            <text:p><text:s/>74 038 </text:p>
          </table:table-cell>
          <table:table-cell table:style-name="ce10" office:value-type="float" office:value="75004" calcext:value-type="float">
            <text:p><text:s/>75 004 </text:p>
          </table:table-cell>
          <table:table-cell table:style-name="ce10" office:value-type="float" office:value="76608" calcext:value-type="float">
            <text:p><text:s/>76 608 </text:p>
          </table:table-cell>
          <table:table-cell table:style-name="ce10" office:value-type="float" office:value="81365" calcext:value-type="float">
            <text:p><text:s/>81 365 </text:p>
          </table:table-cell>
          <table:table-cell table:style-name="ce10" office:value-type="float" office:value="82077" calcext:value-type="float">
            <text:p><text:s/>82 077 </text:p>
          </table:table-cell>
          <table:table-cell table:style-name="ce10" office:value-type="float" office:value="85531" calcext:value-type="float">
            <text:p><text:s/>85 531 </text:p>
          </table:table-cell>
          <table:table-cell table:style-name="ce10" office:value-type="float" office:value="86817" calcext:value-type="float">
            <text:p><text:s/>86 817 </text:p>
          </table:table-cell>
          <table:table-cell table:style-name="ce10" office:value-type="float" office:value="87203" calcext:value-type="float">
            <text:p><text:s/>87 203 </text:p>
          </table:table-cell>
          <table:table-cell table:style-name="ce10" office:value-type="float" office:value="83631" calcext:value-type="float">
            <text:p><text:s/>83 631 </text:p>
          </table:table-cell>
          <table:table-cell table:style-name="ce10" office:value-type="float" office:value="82405" calcext:value-type="float">
            <text:p><text:s/>82 405 </text:p>
          </table:table-cell>
          <table:table-cell table:style-name="ce10" office:value-type="float" office:value="81431" calcext:value-type="float">
            <text:p><text:s/>81 431 </text:p>
          </table:table-cell>
          <table:table-cell table:style-name="ce10" office:value-type="float" office:value="82316" calcext:value-type="float">
            <text:p><text:s/>82 316 </text:p>
          </table:table-cell>
          <table:table-cell table:style-name="ce10" office:value-type="float" office:value="80382" calcext:value-type="float">
            <text:p><text:s/>80 382 </text:p>
          </table:table-cell>
          <table:table-cell table:style-name="ce10" office:value-type="float" office:value="77276" calcext:value-type="float">
            <text:p><text:s/>77 276 </text:p>
          </table:table-cell>
          <table:table-cell table:style-name="ce10" office:value-type="float" office:value="76560" calcext:value-type="float">
            <text:p><text:s/>76 560 </text:p>
          </table:table-cell>
          <table:table-cell table:style-name="ce10" office:value-type="float" office:value="73642" calcext:value-type="float">
            <text:p><text:s/>73 642 </text:p>
          </table:table-cell>
          <table:table-cell table:style-name="ce13" office:value-type="float" office:value="73473" calcext:value-type="float">
            <text:p><text:s/>73 473 </text:p>
          </table:table-cell>
          <table:table-cell table:style-name="ce13" office:value-type="float" office:value="73480" calcext:value-type="float">
            <text:p><text:s/>73 480 </text:p>
          </table:table-cell>
          <table:table-cell table:style-name="ce13" office:value-type="float" office:value="72529" calcext:value-type="float">
            <text:p><text:s/>72 529 </text:p>
          </table:table-cell>
          <table:table-cell table:style-name="ce13" office:value-type="float" office:value="74417" calcext:value-type="float">
            <text:p><text:s/>74 417 </text:p>
          </table:table-cell>
          <table:table-cell table:style-name="ce13" office:value-type="float" office:value="75044" calcext:value-type="float">
            <text:p><text:s/>75 044 </text:p>
          </table:table-cell>
          <table:table-cell table:style-name="ce13" office:value-type="float" office:value="75233" calcext:value-type="float">
            <text:p><text:s/>75 233 </text:p>
          </table:table-cell>
          <table:table-cell table:style-name="ce14" office:value-type="float" office:value="77708" calcext:value-type="float">
            <text:p>77708</text:p>
          </table:table-cell>
          <table:table-cell table:style-name="ce14" office:value-type="float" office:value="79522" calcext:value-type="float">
            <text:p>79522</text:p>
          </table:table-cell>
          <table:table-cell table:style-name="ce14" office:value-type="float" office:value="80900" calcext:value-type="float">
            <text:p>80900</text:p>
          </table:table-cell>
          <table:table-cell table:number-columns-repeated="87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50690" calcext:value-type="float">
            <text:p><text:s/>50 690 </text:p>
          </table:table-cell>
          <table:table-cell table:style-name="ce5" office:value-type="float" office:value="52039" calcext:value-type="float">
            <text:p><text:s/>52 039 </text:p>
          </table:table-cell>
          <table:table-cell table:style-name="ce5" office:value-type="float" office:value="53372" calcext:value-type="float">
            <text:p><text:s/>53 372 </text:p>
          </table:table-cell>
          <table:table-cell table:style-name="ce5" office:value-type="float" office:value="55688" calcext:value-type="float">
            <text:p><text:s/>55 688 </text:p>
          </table:table-cell>
          <table:table-cell table:style-name="ce5" office:value-type="float" office:value="55656" calcext:value-type="float">
            <text:p><text:s/>55 656 </text:p>
          </table:table-cell>
          <table:table-cell table:style-name="ce5" office:value-type="float" office:value="63781" calcext:value-type="float">
            <text:p><text:s/>63 781 </text:p>
          </table:table-cell>
          <table:table-cell table:style-name="ce5" office:value-type="float" office:value="62565" calcext:value-type="float">
            <text:p><text:s/>62 565 </text:p>
          </table:table-cell>
          <table:table-cell table:style-name="ce5" office:value-type="float" office:value="61563" calcext:value-type="float">
            <text:p><text:s/>61 563 </text:p>
          </table:table-cell>
          <table:table-cell table:style-name="ce5" office:value-type="float" office:value="60317" calcext:value-type="float">
            <text:p><text:s/>60 317 </text:p>
          </table:table-cell>
          <table:table-cell table:style-name="ce5" office:value-type="float" office:value="59167" calcext:value-type="float">
            <text:p><text:s/>59 167 </text:p>
          </table:table-cell>
          <table:table-cell table:style-name="ce5" office:value-type="float" office:value="58115" calcext:value-type="float">
            <text:p><text:s/>58 115 </text:p>
          </table:table-cell>
          <table:table-cell table:style-name="ce5" office:value-type="float" office:value="58165" calcext:value-type="float">
            <text:p><text:s/>58 165 </text:p>
          </table:table-cell>
          <table:table-cell table:style-name="ce5" office:value-type="float" office:value="58239" calcext:value-type="float">
            <text:p><text:s/>58 239 </text:p>
          </table:table-cell>
          <table:table-cell table:style-name="ce5" office:value-type="float" office:value="59404" calcext:value-type="float">
            <text:p><text:s/>59 404 </text:p>
          </table:table-cell>
          <table:table-cell table:style-name="ce5" office:value-type="float" office:value="58139" calcext:value-type="float">
            <text:p><text:s/>58 139 </text:p>
          </table:table-cell>
          <table:table-cell table:style-name="ce5" office:value-type="float" office:value="64195" calcext:value-type="float">
            <text:p><text:s/>64 195 </text:p>
          </table:table-cell>
          <table:table-cell table:style-name="ce5" office:value-type="float" office:value="63892" calcext:value-type="float">
            <text:p><text:s/>63 892 </text:p>
          </table:table-cell>
          <table:table-cell table:style-name="ce5" office:value-type="float" office:value="62729" calcext:value-type="float">
            <text:p><text:s/>62 729 </text:p>
          </table:table-cell>
          <table:table-cell table:style-name="ce5" office:value-type="float" office:value="62914" calcext:value-type="float">
            <text:p><text:s/>62 914 </text:p>
          </table:table-cell>
          <table:table-cell table:style-name="ce5" office:value-type="float" office:value="64811" calcext:value-type="float">
            <text:p><text:s/>64 811 </text:p>
          </table:table-cell>
          <table:table-cell table:style-name="ce5" office:value-type="float" office:value="68926" calcext:value-type="float">
            <text:p><text:s/>68 926 </text:p>
          </table:table-cell>
          <table:table-cell table:style-name="ce5" office:value-type="float" office:value="66515" calcext:value-type="float">
            <text:p><text:s/>66 515 </text:p>
          </table:table-cell>
          <table:table-cell table:style-name="ce5" office:value-type="float" office:value="64219" calcext:value-type="float">
            <text:p><text:s/>64 219 </text:p>
          </table:table-cell>
          <table:table-cell table:style-name="ce5" office:value-type="float" office:value="62866" calcext:value-type="float">
            <text:p><text:s/>62 866 </text:p>
          </table:table-cell>
          <table:table-cell table:style-name="ce5" office:value-type="float" office:value="63066" calcext:value-type="float">
            <text:p><text:s/>63 066 </text:p>
          </table:table-cell>
          <table:table-cell table:style-name="ce5" office:value-type="float" office:value="64291" calcext:value-type="float">
            <text:p><text:s/>64 291 </text:p>
          </table:table-cell>
          <table:table-cell table:style-name="ce5" office:value-type="float" office:value="62426" calcext:value-type="float">
            <text:p><text:s/>62 426 </text:p>
          </table:table-cell>
          <table:table-cell table:style-name="ce5" office:value-type="float" office:value="61302" calcext:value-type="float">
            <text:p><text:s/>61 302 </text:p>
          </table:table-cell>
          <table:table-cell table:style-name="ce5" office:value-type="float" office:value="64872" calcext:value-type="float">
            <text:p><text:s/>64 872 </text:p>
          </table:table-cell>
          <table:table-cell table:style-name="ce5" office:value-type="float" office:value="63310" calcext:value-type="float">
            <text:p><text:s/>63 310 </text:p>
          </table:table-cell>
          <table:table-cell table:style-name="ce5" office:value-type="float" office:value="63184" calcext:value-type="float">
            <text:p><text:s/>63 184 </text:p>
          </table:table-cell>
          <table:table-cell table:style-name="ce5" office:value-type="float" office:value="62445" calcext:value-type="float">
            <text:p><text:s/>62 445 </text:p>
          </table:table-cell>
          <table:table-cell table:style-name="ce5" office:value-type="float" office:value="64438" calcext:value-type="float">
            <text:p><text:s/>64 438 </text:p>
          </table:table-cell>
          <table:table-cell table:style-name="ce5" office:value-type="float" office:value="64694" calcext:value-type="float">
            <text:p><text:s/>64 694 </text:p>
          </table:table-cell>
          <table:table-cell table:style-name="ce5" office:value-type="float" office:value="62236" calcext:value-type="float">
            <text:p><text:s/>62 236 </text:p>
          </table:table-cell>
          <table:table-cell table:style-name="ce5" office:value-type="float" office:value="67680" calcext:value-type="float">
            <text:p><text:s/>67 680 </text:p>
          </table:table-cell>
          <table:table-cell table:style-name="ce5" office:value-type="float" office:value="67228" calcext:value-type="float">
            <text:p><text:s/>67 228 </text:p>
          </table:table-cell>
          <table:table-cell table:style-name="ce5" office:value-type="float" office:value="68736" calcext:value-type="float">
            <text:p><text:s/>68 736 </text:p>
          </table:table-cell>
          <table:table-cell table:style-name="ce5" office:value-type="float" office:value="68102" calcext:value-type="float">
            <text:p><text:s/>68 102 </text:p>
          </table:table-cell>
          <table:table-cell table:style-name="ce5" office:value-type="float" office:value="68399" calcext:value-type="float">
            <text:p><text:s/>68 399 </text:p>
          </table:table-cell>
          <table:table-cell table:style-name="ce5" office:value-type="float" office:value="73097" calcext:value-type="float">
            <text:p><text:s/>73 097 </text:p>
          </table:table-cell>
          <table:table-cell table:style-name="ce5" office:value-type="float" office:value="74081" calcext:value-type="float">
            <text:p><text:s/>74 081 </text:p>
          </table:table-cell>
          <table:table-cell table:style-name="ce5" office:value-type="float" office:value="75134" calcext:value-type="float">
            <text:p><text:s/>75 134 </text:p>
          </table:table-cell>
          <table:table-cell table:style-name="ce5" office:value-type="float" office:value="76541" calcext:value-type="float">
            <text:p><text:s/>76 541 </text:p>
          </table:table-cell>
          <table:table-cell table:style-name="ce5" office:value-type="float" office:value="77467" calcext:value-type="float">
            <text:p><text:s/>77 467 </text:p>
          </table:table-cell>
          <table:table-cell table:style-name="ce5" office:value-type="float" office:value="81211" calcext:value-type="float">
            <text:p><text:s/>81 211 </text:p>
          </table:table-cell>
          <table:table-cell table:style-name="ce5" office:value-type="float" office:value="80423" calcext:value-type="float">
            <text:p><text:s/>80 423 </text:p>
          </table:table-cell>
          <table:table-cell table:style-name="ce5" office:value-type="float" office:value="78186" calcext:value-type="float">
            <text:p><text:s/>78 186 </text:p>
          </table:table-cell>
          <table:table-cell table:style-name="ce5" office:value-type="float" office:value="78965" calcext:value-type="float">
            <text:p><text:s/>78 965 </text:p>
          </table:table-cell>
          <table:table-cell table:style-name="ce5" office:value-type="float" office:value="78710" calcext:value-type="float">
            <text:p><text:s/>78 710 </text:p>
          </table:table-cell>
          <table:table-cell table:style-name="ce5" office:value-type="float" office:value="81573" calcext:value-type="float">
            <text:p><text:s/>81 573 </text:p>
          </table:table-cell>
          <table:table-cell table:style-name="ce5" office:value-type="float" office:value="80183" calcext:value-type="float">
            <text:p><text:s/>80 183 </text:p>
          </table:table-cell>
          <table:table-cell table:style-name="ce5" office:value-type="float" office:value="81172" calcext:value-type="float">
            <text:p><text:s/>81 172 </text:p>
          </table:table-cell>
          <table:table-cell table:style-name="ce5" office:value-type="float" office:value="78659" calcext:value-type="float">
            <text:p><text:s/>78 659 </text:p>
          </table:table-cell>
          <table:table-cell table:style-name="ce5" office:value-type="float" office:value="79955" calcext:value-type="float">
            <text:p><text:s/>79 955 </text:p>
          </table:table-cell>
          <table:table-cell table:style-name="ce5" office:value-type="float" office:value="77801" calcext:value-type="float">
            <text:p><text:s/>77 801 </text:p>
          </table:table-cell>
          <table:table-cell table:style-name="ce5" office:value-type="float" office:value="79253" calcext:value-type="float">
            <text:p><text:s/>79 253 </text:p>
          </table:table-cell>
          <table:table-cell table:style-name="ce5" office:value-type="float" office:value="76860" calcext:value-type="float">
            <text:p><text:s/>76 860 </text:p>
          </table:table-cell>
          <table:table-cell table:style-name="ce5" office:value-type="float" office:value="74174" calcext:value-type="float">
            <text:p><text:s/>74 174 </text:p>
          </table:table-cell>
          <table:table-cell table:style-name="ce5" office:value-type="float" office:value="63728" calcext:value-type="float">
            <text:p><text:s/>63 728 </text:p>
          </table:table-cell>
          <table:table-cell table:style-name="ce5" office:value-type="float" office:value="65418" calcext:value-type="float">
            <text:p><text:s/>65 418 </text:p>
          </table:table-cell>
          <table:table-cell table:style-name="ce5" office:value-type="float" office:value="64013" calcext:value-type="float">
            <text:p><text:s/>64 013 </text:p>
          </table:table-cell>
          <table:table-cell table:style-name="ce5" office:value-type="float" office:value="64308" calcext:value-type="float">
            <text:p><text:s/>64 308 </text:p>
          </table:table-cell>
          <table:table-cell table:style-name="ce5" office:value-type="float" office:value="63493" calcext:value-type="float">
            <text:p><text:s/>63 493 </text:p>
          </table:table-cell>
          <table:table-cell table:style-name="ce5" office:value-type="float" office:value="73034" calcext:value-type="float">
            <text:p><text:s/>73 034 </text:p>
          </table:table-cell>
          <table:table-cell table:style-name="ce5" office:value-type="float" office:value="74269" calcext:value-type="float">
            <text:p><text:s/>74 269 </text:p>
          </table:table-cell>
          <table:table-cell table:style-name="ce5" office:value-type="float" office:value="70309" calcext:value-type="float">
            <text:p><text:s/>70 309 </text:p>
          </table:table-cell>
          <table:table-cell table:style-name="ce5" office:value-type="float" office:value="69769" calcext:value-type="float">
            <text:p><text:s/>69 769 </text:p>
          </table:table-cell>
          <table:table-cell table:style-name="ce5" office:value-type="float" office:value="67769" calcext:value-type="float">
            <text:p><text:s/>67 769 </text:p>
          </table:table-cell>
          <table:table-cell table:style-name="ce5" office:value-type="float" office:value="66794" calcext:value-type="float">
            <text:p><text:s/>66 794 </text:p>
          </table:table-cell>
          <table:table-cell table:style-name="ce5" office:value-type="float" office:value="67749" calcext:value-type="float">
            <text:p><text:s/>67 749 </text:p>
          </table:table-cell>
          <table:table-cell table:style-name="ce5" office:value-type="float" office:value="65232" calcext:value-type="float">
            <text:p><text:s/>65 232 </text:p>
          </table:table-cell>
          <table:table-cell table:style-name="ce5" office:value-type="float" office:value="65058" calcext:value-type="float">
            <text:p><text:s/>65 058 </text:p>
          </table:table-cell>
          <table:table-cell table:style-name="ce5" office:value-type="float" office:value="64376" calcext:value-type="float">
            <text:p><text:s/>64 376 </text:p>
          </table:table-cell>
          <table:table-cell table:style-name="ce5" office:value-type="float" office:value="65892" calcext:value-type="float">
            <text:p><text:s/>65 892 </text:p>
          </table:table-cell>
          <table:table-cell table:style-name="ce5" office:value-type="float" office:value="64238" calcext:value-type="float">
            <text:p><text:s/>64 238 </text:p>
          </table:table-cell>
          <table:table-cell table:style-name="ce5" office:value-type="float" office:value="64596" calcext:value-type="float">
            <text:p><text:s/>64 596 </text:p>
          </table:table-cell>
          <table:table-cell table:style-name="ce5" office:value-type="float" office:value="63558" calcext:value-type="float">
            <text:p><text:s/>63 558 </text:p>
          </table:table-cell>
          <table:table-cell table:style-name="ce5" office:value-type="float" office:value="63295" calcext:value-type="float">
            <text:p><text:s/>63 295 </text:p>
          </table:table-cell>
          <table:table-cell table:style-name="ce5" office:value-type="float" office:value="62428" calcext:value-type="float">
            <text:p><text:s/>62 428 </text:p>
          </table:table-cell>
          <table:table-cell table:style-name="ce5" office:value-type="float" office:value="61030" calcext:value-type="float">
            <text:p><text:s/>61 030 </text:p>
          </table:table-cell>
          <table:table-cell table:style-name="ce5" office:value-type="float" office:value="59412" calcext:value-type="float">
            <text:p><text:s/>59 412 </text:p>
          </table:table-cell>
          <table:table-cell table:style-name="ce5" office:value-type="float" office:value="60570" calcext:value-type="float">
            <text:p><text:s/>60 570 </text:p>
          </table:table-cell>
          <table:table-cell table:style-name="ce5" office:value-type="float" office:value="60573" calcext:value-type="float">
            <text:p><text:s/>60 573 </text:p>
          </table:table-cell>
          <table:table-cell table:style-name="ce5" office:value-type="float" office:value="60653" calcext:value-type="float">
            <text:p><text:s/>60 653 </text:p>
          </table:table-cell>
          <table:table-cell table:style-name="ce5" office:value-type="float" office:value="69095" calcext:value-type="float">
            <text:p><text:s/>69 095 </text:p>
          </table:table-cell>
          <table:table-cell table:style-name="ce5" office:value-type="float" office:value="75294" calcext:value-type="float">
            <text:p><text:s/>75 294 </text:p>
          </table:table-cell>
          <table:table-cell table:style-name="ce5" office:value-type="float" office:value="79245" calcext:value-type="float">
            <text:p><text:s/>79 245 </text:p>
          </table:table-cell>
          <table:table-cell table:style-name="ce5" office:value-type="float" office:value="81628" calcext:value-type="float">
            <text:p><text:s/>81 628 </text:p>
          </table:table-cell>
          <table:table-cell table:style-name="ce5" office:value-type="float" office:value="85106" calcext:value-type="float">
            <text:p><text:s/>85 106 </text:p>
          </table:table-cell>
          <table:table-cell table:style-name="ce5" office:value-type="float" office:value="85171" calcext:value-type="float">
            <text:p><text:s/>85 171 </text:p>
          </table:table-cell>
          <table:table-cell table:style-name="ce5" office:value-type="float" office:value="84663" calcext:value-type="float">
            <text:p><text:s/>84 663 </text:p>
          </table:table-cell>
          <table:table-cell table:style-name="ce5" office:value-type="float" office:value="85397" calcext:value-type="float">
            <text:p><text:s/>85 397 </text:p>
          </table:table-cell>
          <table:table-cell table:style-name="ce5" office:value-type="float" office:value="82841" calcext:value-type="float">
            <text:p><text:s/>82 841 </text:p>
          </table:table-cell>
          <table:table-cell table:style-name="ce5" office:value-type="float" office:value="84024" calcext:value-type="float">
            <text:p><text:s/>84 024 </text:p>
          </table:table-cell>
          <table:table-cell table:style-name="ce5" office:value-type="float" office:value="81048" calcext:value-type="float">
            <text:p><text:s/>81 048 </text:p>
          </table:table-cell>
          <table:table-cell table:style-name="ce5" office:value-type="float" office:value="82859" calcext:value-type="float">
            <text:p><text:s/>82 859 </text:p>
          </table:table-cell>
          <table:table-cell table:style-name="ce5" office:value-type="float" office:value="81991" calcext:value-type="float">
            <text:p><text:s/>81 991 </text:p>
          </table:table-cell>
          <table:table-cell table:style-name="ce5" office:value-type="float" office:value="82405" calcext:value-type="float">
            <text:p><text:s/>82 405 </text:p>
          </table:table-cell>
          <table:table-cell table:style-name="ce5" office:value-type="float" office:value="83486" calcext:value-type="float">
            <text:p><text:s/>83 486 </text:p>
          </table:table-cell>
          <table:table-cell table:style-name="ce10" office:value-type="float" office:value="86124" calcext:value-type="float">
            <text:p><text:s/>86 124 </text:p>
          </table:table-cell>
          <table:table-cell table:style-name="ce10" office:value-type="float" office:value="89570" calcext:value-type="float">
            <text:p><text:s/>89 570 </text:p>
          </table:table-cell>
          <table:table-cell table:style-name="ce10" office:value-type="float" office:value="90818" calcext:value-type="float">
            <text:p><text:s/>90 818 </text:p>
          </table:table-cell>
          <table:table-cell table:style-name="ce10" office:value-type="float" office:value="92272" calcext:value-type="float">
            <text:p><text:s/>92 272 </text:p>
          </table:table-cell>
          <table:table-cell table:style-name="ce10" office:value-type="float" office:value="94148" calcext:value-type="float">
            <text:p><text:s/>94 148 </text:p>
          </table:table-cell>
          <table:table-cell table:style-name="ce10" office:value-type="float" office:value="97123" calcext:value-type="float">
            <text:p><text:s/>97 123 </text:p>
          </table:table-cell>
          <table:table-cell table:style-name="ce10" office:value-type="float" office:value="100302" calcext:value-type="float">
            <text:p><text:s/>100 302 </text:p>
          </table:table-cell>
          <table:table-cell table:style-name="ce10" office:value-type="float" office:value="104527" calcext:value-type="float">
            <text:p><text:s/>104 527 </text:p>
          </table:table-cell>
          <table:table-cell table:style-name="ce10" office:value-type="float" office:value="106431" calcext:value-type="float">
            <text:p><text:s/>106 431 </text:p>
          </table:table-cell>
          <table:table-cell table:style-name="ce10" office:value-type="float" office:value="105315" calcext:value-type="float">
            <text:p><text:s/>105 315 </text:p>
          </table:table-cell>
          <table:table-cell table:style-name="ce10" office:value-type="float" office:value="103424" calcext:value-type="float">
            <text:p><text:s/>103 424 </text:p>
          </table:table-cell>
          <table:table-cell table:style-name="ce10" office:value-type="float" office:value="100613" calcext:value-type="float">
            <text:p><text:s/>100 613 </text:p>
          </table:table-cell>
          <table:table-cell table:style-name="ce10" office:value-type="float" office:value="99066" calcext:value-type="float">
            <text:p><text:s/>99 066 </text:p>
          </table:table-cell>
          <table:table-cell table:style-name="ce10" office:value-type="float" office:value="95933" calcext:value-type="float">
            <text:p><text:s/>95 933 </text:p>
          </table:table-cell>
          <table:table-cell table:style-name="ce10" office:value-type="float" office:value="94051" calcext:value-type="float">
            <text:p><text:s/>94 051 </text:p>
          </table:table-cell>
          <table:table-cell table:style-name="ce10" office:value-type="float" office:value="90690" calcext:value-type="float">
            <text:p><text:s/>90 690 </text:p>
          </table:table-cell>
          <table:table-cell table:style-name="ce10" office:value-type="float" office:value="84571" calcext:value-type="float">
            <text:p><text:s/>84 571 </text:p>
          </table:table-cell>
          <table:table-cell table:style-name="ce10" office:value-type="float" office:value="79959" calcext:value-type="float">
            <text:p><text:s/>79 959 </text:p>
          </table:table-cell>
          <table:table-cell table:style-name="ce10" office:value-type="float" office:value="77186" calcext:value-type="float">
            <text:p><text:s/>77 186 </text:p>
          </table:table-cell>
          <table:table-cell table:style-name="ce10" office:value-type="float" office:value="72657" calcext:value-type="float">
            <text:p><text:s/>72 657 </text:p>
          </table:table-cell>
          <table:table-cell table:style-name="ce10" office:value-type="float" office:value="71349" calcext:value-type="float">
            <text:p><text:s/>71 349 </text:p>
          </table:table-cell>
          <table:table-cell table:style-name="ce10" office:value-type="float" office:value="71756" calcext:value-type="float">
            <text:p><text:s/>71 756 </text:p>
          </table:table-cell>
          <table:table-cell table:style-name="ce10" office:value-type="float" office:value="70900" calcext:value-type="float">
            <text:p><text:s/>70 900 </text:p>
          </table:table-cell>
          <table:table-cell table:style-name="ce10" office:value-type="float" office:value="71808" calcext:value-type="float">
            <text:p><text:s/>71 808 </text:p>
          </table:table-cell>
          <table:table-cell table:style-name="ce10" office:value-type="float" office:value="73895" calcext:value-type="float">
            <text:p><text:s/>73 895 </text:p>
          </table:table-cell>
          <table:table-cell table:style-name="ce10" office:value-type="float" office:value="73631" calcext:value-type="float">
            <text:p><text:s/>73 631 </text:p>
          </table:table-cell>
          <table:table-cell table:style-name="ce10" office:value-type="float" office:value="74515" calcext:value-type="float">
            <text:p><text:s/>74 515 </text:p>
          </table:table-cell>
          <table:table-cell table:style-name="ce10" office:value-type="float" office:value="73633" calcext:value-type="float">
            <text:p><text:s/>73 633 </text:p>
          </table:table-cell>
          <table:table-cell table:style-name="ce10" office:value-type="float" office:value="74642" calcext:value-type="float">
            <text:p><text:s/>74 642 </text:p>
          </table:table-cell>
          <table:table-cell table:style-name="ce10" office:value-type="float" office:value="74383" calcext:value-type="float">
            <text:p><text:s/>74 383 </text:p>
          </table:table-cell>
          <table:table-cell table:style-name="ce10" office:value-type="float" office:value="76380" calcext:value-type="float">
            <text:p><text:s/>76 380 </text:p>
          </table:table-cell>
          <table:table-cell table:style-name="ce10" office:value-type="float" office:value="78209" calcext:value-type="float">
            <text:p><text:s/>78 209 </text:p>
          </table:table-cell>
          <table:table-cell table:style-name="ce10" office:value-type="float" office:value="82364" calcext:value-type="float">
            <text:p><text:s/>82 364 </text:p>
          </table:table-cell>
          <table:table-cell table:style-name="ce10" office:value-type="float" office:value="83054" calcext:value-type="float">
            <text:p><text:s/>83 054 </text:p>
          </table:table-cell>
          <table:table-cell table:style-name="ce10" office:value-type="float" office:value="86142" calcext:value-type="float">
            <text:p><text:s/>86 142 </text:p>
          </table:table-cell>
          <table:table-cell table:style-name="ce10" office:value-type="float" office:value="87425" calcext:value-type="float">
            <text:p><text:s/>87 425 </text:p>
          </table:table-cell>
          <table:table-cell table:style-name="ce10" office:value-type="float" office:value="87177" calcext:value-type="float">
            <text:p><text:s/>87 177 </text:p>
          </table:table-cell>
          <table:table-cell table:style-name="ce10" office:value-type="float" office:value="83533" calcext:value-type="float">
            <text:p><text:s/>83 533 </text:p>
          </table:table-cell>
          <table:table-cell table:style-name="ce10" office:value-type="float" office:value="82326" calcext:value-type="float">
            <text:p><text:s/>82 326 </text:p>
          </table:table-cell>
          <table:table-cell table:style-name="ce10" office:value-type="float" office:value="81602" calcext:value-type="float">
            <text:p><text:s/>81 602 </text:p>
          </table:table-cell>
          <table:table-cell table:style-name="ce10" office:value-type="float" office:value="82429" calcext:value-type="float">
            <text:p><text:s/>82 429 </text:p>
          </table:table-cell>
          <table:table-cell table:style-name="ce10" office:value-type="float" office:value="78991" calcext:value-type="float">
            <text:p><text:s/>78 991 </text:p>
          </table:table-cell>
          <table:table-cell table:style-name="ce10" office:value-type="float" office:value="77909" calcext:value-type="float">
            <text:p><text:s/>77 909 </text:p>
          </table:table-cell>
          <table:table-cell table:style-name="ce10" office:value-type="float" office:value="77034" calcext:value-type="float">
            <text:p><text:s/>77 034 </text:p>
          </table:table-cell>
          <table:table-cell table:style-name="ce13" office:value-type="float" office:value="74203" calcext:value-type="float">
            <text:p><text:s/>74 203 </text:p>
          </table:table-cell>
          <table:table-cell table:style-name="ce13" office:value-type="float" office:value="73835" calcext:value-type="float">
            <text:p><text:s/>73 835 </text:p>
          </table:table-cell>
          <table:table-cell table:style-name="ce13" office:value-type="float" office:value="73890" calcext:value-type="float">
            <text:p><text:s/>73 890 </text:p>
          </table:table-cell>
          <table:table-cell table:style-name="ce13" office:value-type="float" office:value="73327" calcext:value-type="float">
            <text:p><text:s/>73 327 </text:p>
          </table:table-cell>
          <table:table-cell table:style-name="ce13" office:value-type="float" office:value="75432" calcext:value-type="float">
            <text:p><text:s/>75 432 </text:p>
          </table:table-cell>
          <table:table-cell table:style-name="ce13" office:value-type="float" office:value="75764" calcext:value-type="float">
            <text:p><text:s/>75 764 </text:p>
          </table:table-cell>
          <table:table-cell table:style-name="ce14" office:value-type="float" office:value="76746" calcext:value-type="float">
            <text:p>76746</text:p>
          </table:table-cell>
          <table:table-cell table:style-name="ce14" office:value-type="float" office:value="78288" calcext:value-type="float">
            <text:p>78288</text:p>
          </table:table-cell>
          <table:table-cell table:style-name="ce14" office:value-type="float" office:value="80183" calcext:value-type="float">
            <text:p>80183</text:p>
          </table:table-cell>
          <table:table-cell table:number-columns-repeated="87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49214" calcext:value-type="float">
            <text:p><text:s/>49 214 </text:p>
          </table:table-cell>
          <table:table-cell table:style-name="ce5" office:value-type="float" office:value="50546" calcext:value-type="float">
            <text:p><text:s/>50 546 </text:p>
          </table:table-cell>
          <table:table-cell table:style-name="ce5" office:value-type="float" office:value="51866" calcext:value-type="float">
            <text:p><text:s/>51 866 </text:p>
          </table:table-cell>
          <table:table-cell table:style-name="ce5" office:value-type="float" office:value="53168" calcext:value-type="float">
            <text:p><text:s/>53 168 </text:p>
          </table:table-cell>
          <table:table-cell table:style-name="ce5" office:value-type="float" office:value="55261" calcext:value-type="float">
            <text:p><text:s/>55 261 </text:p>
          </table:table-cell>
          <table:table-cell table:style-name="ce5" office:value-type="float" office:value="55326" calcext:value-type="float">
            <text:p><text:s/>55 326 </text:p>
          </table:table-cell>
          <table:table-cell table:style-name="ce5" office:value-type="float" office:value="61959" calcext:value-type="float">
            <text:p><text:s/>61 959 </text:p>
          </table:table-cell>
          <table:table-cell table:style-name="ce5" office:value-type="float" office:value="60842" calcext:value-type="float">
            <text:p><text:s/>60 842 </text:p>
          </table:table-cell>
          <table:table-cell table:style-name="ce5" office:value-type="float" office:value="59944" calcext:value-type="float">
            <text:p><text:s/>59 944 </text:p>
          </table:table-cell>
          <table:table-cell table:style-name="ce5" office:value-type="float" office:value="58744" calcext:value-type="float">
            <text:p><text:s/>58 744 </text:p>
          </table:table-cell>
          <table:table-cell table:style-name="ce5" office:value-type="float" office:value="57642" calcext:value-type="float">
            <text:p><text:s/>57 642 </text:p>
          </table:table-cell>
          <table:table-cell table:style-name="ce5" office:value-type="float" office:value="57675" calcext:value-type="float">
            <text:p><text:s/>57 675 </text:p>
          </table:table-cell>
          <table:table-cell table:style-name="ce5" office:value-type="float" office:value="57737" calcext:value-type="float">
            <text:p><text:s/>57 737 </text:p>
          </table:table-cell>
          <table:table-cell table:style-name="ce5" office:value-type="float" office:value="57821" calcext:value-type="float">
            <text:p><text:s/>57 821 </text:p>
          </table:table-cell>
          <table:table-cell table:style-name="ce5" office:value-type="float" office:value="58872" calcext:value-type="float">
            <text:p><text:s/>58 872 </text:p>
          </table:table-cell>
          <table:table-cell table:style-name="ce5" office:value-type="float" office:value="57861" calcext:value-type="float">
            <text:p><text:s/>57 861 </text:p>
          </table:table-cell>
          <table:table-cell table:style-name="ce5" office:value-type="float" office:value="62710" calcext:value-type="float">
            <text:p><text:s/>62 710 </text:p>
          </table:table-cell>
          <table:table-cell table:style-name="ce5" office:value-type="float" office:value="62604" calcext:value-type="float">
            <text:p><text:s/>62 604 </text:p>
          </table:table-cell>
          <table:table-cell table:style-name="ce5" office:value-type="float" office:value="61459" calcext:value-type="float">
            <text:p><text:s/>61 459 </text:p>
          </table:table-cell>
          <table:table-cell table:style-name="ce5" office:value-type="float" office:value="61826" calcext:value-type="float">
            <text:p><text:s/>61 826 </text:p>
          </table:table-cell>
          <table:table-cell table:style-name="ce5" office:value-type="float" office:value="64054" calcext:value-type="float">
            <text:p><text:s/>64 054 </text:p>
          </table:table-cell>
          <table:table-cell table:style-name="ce5" office:value-type="float" office:value="67871" calcext:value-type="float">
            <text:p><text:s/>67 871 </text:p>
          </table:table-cell>
          <table:table-cell table:style-name="ce5" office:value-type="float" office:value="65574" calcext:value-type="float">
            <text:p><text:s/>65 574 </text:p>
          </table:table-cell>
          <table:table-cell table:style-name="ce5" office:value-type="float" office:value="63605" calcext:value-type="float">
            <text:p><text:s/>63 605 </text:p>
          </table:table-cell>
          <table:table-cell table:style-name="ce5" office:value-type="float" office:value="62811" calcext:value-type="float">
            <text:p><text:s/>62 811 </text:p>
          </table:table-cell>
          <table:table-cell table:style-name="ce5" office:value-type="float" office:value="62623" calcext:value-type="float">
            <text:p><text:s/>62 623 </text:p>
          </table:table-cell>
          <table:table-cell table:style-name="ce5" office:value-type="float" office:value="63707" calcext:value-type="float">
            <text:p><text:s/>63 707 </text:p>
          </table:table-cell>
          <table:table-cell table:style-name="ce5" office:value-type="float" office:value="61616" calcext:value-type="float">
            <text:p><text:s/>61 616 </text:p>
          </table:table-cell>
          <table:table-cell table:style-name="ce5" office:value-type="float" office:value="60378" calcext:value-type="float">
            <text:p><text:s/>60 378 </text:p>
          </table:table-cell>
          <table:table-cell table:style-name="ce5" office:value-type="float" office:value="64400" calcext:value-type="float">
            <text:p><text:s/>64 400 </text:p>
          </table:table-cell>
          <table:table-cell table:style-name="ce5" office:value-type="float" office:value="62919" calcext:value-type="float">
            <text:p><text:s/>62 919 </text:p>
          </table:table-cell>
          <table:table-cell table:style-name="ce5" office:value-type="float" office:value="62864" calcext:value-type="float">
            <text:p><text:s/>62 864 </text:p>
          </table:table-cell>
          <table:table-cell table:style-name="ce5" office:value-type="float" office:value="62356" calcext:value-type="float">
            <text:p><text:s/>62 356 </text:p>
          </table:table-cell>
          <table:table-cell table:style-name="ce5" office:value-type="float" office:value="64021" calcext:value-type="float">
            <text:p><text:s/>64 021 </text:p>
          </table:table-cell>
          <table:table-cell table:style-name="ce5" office:value-type="float" office:value="64190" calcext:value-type="float">
            <text:p><text:s/>64 190 </text:p>
          </table:table-cell>
          <table:table-cell table:style-name="ce5" office:value-type="float" office:value="61910" calcext:value-type="float">
            <text:p><text:s/>61 910 </text:p>
          </table:table-cell>
          <table:table-cell table:style-name="ce5" office:value-type="float" office:value="67399" calcext:value-type="float">
            <text:p><text:s/>67 399 </text:p>
          </table:table-cell>
          <table:table-cell table:style-name="ce5" office:value-type="float" office:value="66985" calcext:value-type="float">
            <text:p><text:s/>66 985 </text:p>
          </table:table-cell>
          <table:table-cell table:style-name="ce5" office:value-type="float" office:value="68420" calcext:value-type="float">
            <text:p><text:s/>68 420 </text:p>
          </table:table-cell>
          <table:table-cell table:style-name="ce5" office:value-type="float" office:value="67678" calcext:value-type="float">
            <text:p><text:s/>67 678 </text:p>
          </table:table-cell>
          <table:table-cell table:style-name="ce5" office:value-type="float" office:value="68005" calcext:value-type="float">
            <text:p><text:s/>68 005 </text:p>
          </table:table-cell>
          <table:table-cell table:style-name="ce5" office:value-type="float" office:value="72814" calcext:value-type="float">
            <text:p><text:s/>72 814 </text:p>
          </table:table-cell>
          <table:table-cell table:style-name="ce5" office:value-type="float" office:value="73911" calcext:value-type="float">
            <text:p><text:s/>73 911 </text:p>
          </table:table-cell>
          <table:table-cell table:style-name="ce5" office:value-type="float" office:value="74995" calcext:value-type="float">
            <text:p><text:s/>74 995 </text:p>
          </table:table-cell>
          <table:table-cell table:style-name="ce5" office:value-type="float" office:value="76465" calcext:value-type="float">
            <text:p><text:s/>76 465 </text:p>
          </table:table-cell>
          <table:table-cell table:style-name="ce5" office:value-type="float" office:value="77261" calcext:value-type="float">
            <text:p><text:s/>77 261 </text:p>
          </table:table-cell>
          <table:table-cell table:style-name="ce5" office:value-type="float" office:value="80905" calcext:value-type="float">
            <text:p><text:s/>80 905 </text:p>
          </table:table-cell>
          <table:table-cell table:style-name="ce5" office:value-type="float" office:value="80199" calcext:value-type="float">
            <text:p><text:s/>80 199 </text:p>
          </table:table-cell>
          <table:table-cell table:style-name="ce5" office:value-type="float" office:value="77956" calcext:value-type="float">
            <text:p><text:s/>77 956 </text:p>
          </table:table-cell>
          <table:table-cell table:style-name="ce5" office:value-type="float" office:value="78656" calcext:value-type="float">
            <text:p><text:s/>78 656 </text:p>
          </table:table-cell>
          <table:table-cell table:style-name="ce5" office:value-type="float" office:value="78280" calcext:value-type="float">
            <text:p><text:s/>78 280 </text:p>
          </table:table-cell>
          <table:table-cell table:style-name="ce5" office:value-type="float" office:value="81188" calcext:value-type="float">
            <text:p><text:s/>81 188 </text:p>
          </table:table-cell>
          <table:table-cell table:style-name="ce5" office:value-type="float" office:value="79818" calcext:value-type="float">
            <text:p><text:s/>79 818 </text:p>
          </table:table-cell>
          <table:table-cell table:style-name="ce5" office:value-type="float" office:value="80813" calcext:value-type="float">
            <text:p><text:s/>80 813 </text:p>
          </table:table-cell>
          <table:table-cell table:style-name="ce5" office:value-type="float" office:value="78451" calcext:value-type="float">
            <text:p><text:s/>78 451 </text:p>
          </table:table-cell>
          <table:table-cell table:style-name="ce5" office:value-type="float" office:value="79409" calcext:value-type="float">
            <text:p><text:s/>79 409 </text:p>
          </table:table-cell>
          <table:table-cell table:style-name="ce5" office:value-type="float" office:value="77473" calcext:value-type="float">
            <text:p><text:s/>77 473 </text:p>
          </table:table-cell>
          <table:table-cell table:style-name="ce5" office:value-type="float" office:value="78691" calcext:value-type="float">
            <text:p><text:s/>78 691 </text:p>
          </table:table-cell>
          <table:table-cell table:style-name="ce5" office:value-type="float" office:value="76134" calcext:value-type="float">
            <text:p><text:s/>76 134 </text:p>
          </table:table-cell>
          <table:table-cell table:style-name="ce5" office:value-type="float" office:value="73517" calcext:value-type="float">
            <text:p><text:s/>73 517 </text:p>
          </table:table-cell>
          <table:table-cell table:style-name="ce5" office:value-type="float" office:value="63063" calcext:value-type="float">
            <text:p><text:s/>63 063 </text:p>
          </table:table-cell>
          <table:table-cell table:style-name="ce5" office:value-type="float" office:value="65231" calcext:value-type="float">
            <text:p><text:s/>65 231 </text:p>
          </table:table-cell>
          <table:table-cell table:style-name="ce5" office:value-type="float" office:value="63866" calcext:value-type="float">
            <text:p><text:s/>63 866 </text:p>
          </table:table-cell>
          <table:table-cell table:style-name="ce5" office:value-type="float" office:value="64174" calcext:value-type="float">
            <text:p><text:s/>64 174 </text:p>
          </table:table-cell>
          <table:table-cell table:style-name="ce5" office:value-type="float" office:value="63414" calcext:value-type="float">
            <text:p><text:s/>63 414 </text:p>
          </table:table-cell>
          <table:table-cell table:style-name="ce5" office:value-type="float" office:value="72691" calcext:value-type="float">
            <text:p><text:s/>72 691 </text:p>
          </table:table-cell>
          <table:table-cell table:style-name="ce5" office:value-type="float" office:value="74223" calcext:value-type="float">
            <text:p><text:s/>74 223 </text:p>
          </table:table-cell>
          <table:table-cell table:style-name="ce5" office:value-type="float" office:value="70212" calcext:value-type="float">
            <text:p><text:s/>70 212 </text:p>
          </table:table-cell>
          <table:table-cell table:style-name="ce5" office:value-type="float" office:value="69603" calcext:value-type="float">
            <text:p><text:s/>69 603 </text:p>
          </table:table-cell>
          <table:table-cell table:style-name="ce5" office:value-type="float" office:value="67605" calcext:value-type="float">
            <text:p><text:s/>67 605 </text:p>
          </table:table-cell>
          <table:table-cell table:style-name="ce5" office:value-type="float" office:value="66615" calcext:value-type="float">
            <text:p><text:s/>66 615 </text:p>
          </table:table-cell>
          <table:table-cell table:style-name="ce5" office:value-type="float" office:value="67572" calcext:value-type="float">
            <text:p><text:s/>67 572 </text:p>
          </table:table-cell>
          <table:table-cell table:style-name="ce5" office:value-type="float" office:value="65092" calcext:value-type="float">
            <text:p><text:s/>65 092 </text:p>
          </table:table-cell>
          <table:table-cell table:style-name="ce5" office:value-type="float" office:value="65119" calcext:value-type="float">
            <text:p><text:s/>65 119 </text:p>
          </table:table-cell>
          <table:table-cell table:style-name="ce5" office:value-type="float" office:value="64385" calcext:value-type="float">
            <text:p><text:s/>64 385 </text:p>
          </table:table-cell>
          <table:table-cell table:style-name="ce5" office:value-type="float" office:value="65807" calcext:value-type="float">
            <text:p><text:s/>65 807 </text:p>
          </table:table-cell>
          <table:table-cell table:style-name="ce5" office:value-type="float" office:value="64155" calcext:value-type="float">
            <text:p><text:s/>64 155 </text:p>
          </table:table-cell>
          <table:table-cell table:style-name="ce5" office:value-type="float" office:value="64493" calcext:value-type="float">
            <text:p><text:s/>64 493 </text:p>
          </table:table-cell>
          <table:table-cell table:style-name="ce5" office:value-type="float" office:value="63482" calcext:value-type="float">
            <text:p><text:s/>63 482 </text:p>
          </table:table-cell>
          <table:table-cell table:style-name="ce5" office:value-type="float" office:value="63220" calcext:value-type="float">
            <text:p><text:s/>63 220 </text:p>
          </table:table-cell>
          <table:table-cell table:style-name="ce5" office:value-type="float" office:value="62314" calcext:value-type="float">
            <text:p><text:s/>62 314 </text:p>
          </table:table-cell>
          <table:table-cell table:style-name="ce5" office:value-type="float" office:value="60907" calcext:value-type="float">
            <text:p><text:s/>60 907 </text:p>
          </table:table-cell>
          <table:table-cell table:style-name="ce5" office:value-type="float" office:value="59287" calcext:value-type="float">
            <text:p><text:s/>59 287 </text:p>
          </table:table-cell>
          <table:table-cell table:style-name="ce5" office:value-type="float" office:value="60518" calcext:value-type="float">
            <text:p><text:s/>60 518 </text:p>
          </table:table-cell>
          <table:table-cell table:style-name="ce5" office:value-type="float" office:value="60541" calcext:value-type="float">
            <text:p><text:s/>60 541 </text:p>
          </table:table-cell>
          <table:table-cell table:style-name="ce5" office:value-type="float" office:value="60625" calcext:value-type="float">
            <text:p><text:s/>60 625 </text:p>
          </table:table-cell>
          <table:table-cell table:style-name="ce5" office:value-type="float" office:value="69002" calcext:value-type="float">
            <text:p><text:s/>69 002 </text:p>
          </table:table-cell>
          <table:table-cell table:style-name="ce5" office:value-type="float" office:value="75655" calcext:value-type="float">
            <text:p><text:s/>75 655 </text:p>
          </table:table-cell>
          <table:table-cell table:style-name="ce5" office:value-type="float" office:value="79850" calcext:value-type="float">
            <text:p><text:s/>79 850 </text:p>
          </table:table-cell>
          <table:table-cell table:style-name="ce5" office:value-type="float" office:value="81846" calcext:value-type="float">
            <text:p><text:s/>81 846 </text:p>
          </table:table-cell>
          <table:table-cell table:style-name="ce5" office:value-type="float" office:value="85136" calcext:value-type="float">
            <text:p><text:s/>85 136 </text:p>
          </table:table-cell>
          <table:table-cell table:style-name="ce5" office:value-type="float" office:value="85362" calcext:value-type="float">
            <text:p><text:s/>85 362 </text:p>
          </table:table-cell>
          <table:table-cell table:style-name="ce5" office:value-type="float" office:value="84533" calcext:value-type="float">
            <text:p><text:s/>84 533 </text:p>
          </table:table-cell>
          <table:table-cell table:style-name="ce5" office:value-type="float" office:value="85002" calcext:value-type="float">
            <text:p><text:s/>85 002 </text:p>
          </table:table-cell>
          <table:table-cell table:style-name="ce5" office:value-type="float" office:value="82242" calcext:value-type="float">
            <text:p><text:s/>82 242 </text:p>
          </table:table-cell>
          <table:table-cell table:style-name="ce5" office:value-type="float" office:value="83331" calcext:value-type="float">
            <text:p><text:s/>83 331 </text:p>
          </table:table-cell>
          <table:table-cell table:style-name="ce5" office:value-type="float" office:value="80395" calcext:value-type="float">
            <text:p><text:s/>80 395 </text:p>
          </table:table-cell>
          <table:table-cell table:style-name="ce5" office:value-type="float" office:value="82296" calcext:value-type="float">
            <text:p><text:s/>82 296 </text:p>
          </table:table-cell>
          <table:table-cell table:style-name="ce5" office:value-type="float" office:value="81868" calcext:value-type="float">
            <text:p><text:s/>81 868 </text:p>
          </table:table-cell>
          <table:table-cell table:style-name="ce5" office:value-type="float" office:value="82666" calcext:value-type="float">
            <text:p><text:s/>82 666 </text:p>
          </table:table-cell>
          <table:table-cell table:style-name="ce10" office:value-type="float" office:value="84038" calcext:value-type="float">
            <text:p><text:s/>84 038 </text:p>
          </table:table-cell>
          <table:table-cell table:style-name="ce10" office:value-type="float" office:value="87264" calcext:value-type="float">
            <text:p><text:s/>87 264 </text:p>
          </table:table-cell>
          <table:table-cell table:style-name="ce10" office:value-type="float" office:value="90406" calcext:value-type="float">
            <text:p><text:s/>90 406 </text:p>
          </table:table-cell>
          <table:table-cell table:style-name="ce10" office:value-type="float" office:value="91323" calcext:value-type="float">
            <text:p><text:s/>91 323 </text:p>
          </table:table-cell>
          <table:table-cell table:style-name="ce10" office:value-type="float" office:value="92552" calcext:value-type="float">
            <text:p><text:s/>92 552 </text:p>
          </table:table-cell>
          <table:table-cell table:style-name="ce10" office:value-type="float" office:value="94166" calcext:value-type="float">
            <text:p><text:s/>94 166 </text:p>
          </table:table-cell>
          <table:table-cell table:style-name="ce10" office:value-type="float" office:value="97137" calcext:value-type="float">
            <text:p><text:s/>97 137 </text:p>
          </table:table-cell>
          <table:table-cell table:style-name="ce10" office:value-type="float" office:value="100025" calcext:value-type="float">
            <text:p><text:s/>100 025 </text:p>
          </table:table-cell>
          <table:table-cell table:style-name="ce10" office:value-type="float" office:value="103861" calcext:value-type="float">
            <text:p><text:s/>103 861 </text:p>
          </table:table-cell>
          <table:table-cell table:style-name="ce10" office:value-type="float" office:value="105472" calcext:value-type="float">
            <text:p><text:s/>105 472 </text:p>
          </table:table-cell>
          <table:table-cell table:style-name="ce10" office:value-type="float" office:value="105204" calcext:value-type="float">
            <text:p><text:s/>105 204 </text:p>
          </table:table-cell>
          <table:table-cell table:style-name="ce10" office:value-type="float" office:value="103244" calcext:value-type="float">
            <text:p><text:s/>103 244 </text:p>
          </table:table-cell>
          <table:table-cell table:style-name="ce10" office:value-type="float" office:value="100422" calcext:value-type="float">
            <text:p><text:s/>100 422 </text:p>
          </table:table-cell>
          <table:table-cell table:style-name="ce10" office:value-type="float" office:value="98979" calcext:value-type="float">
            <text:p><text:s/>98 979 </text:p>
          </table:table-cell>
          <table:table-cell table:style-name="ce10" office:value-type="float" office:value="96343" calcext:value-type="float">
            <text:p><text:s/>96 343 </text:p>
          </table:table-cell>
          <table:table-cell table:style-name="ce10" office:value-type="float" office:value="92620" calcext:value-type="float">
            <text:p><text:s/>92 620 </text:p>
          </table:table-cell>
          <table:table-cell table:style-name="ce10" office:value-type="float" office:value="89066" calcext:value-type="float">
            <text:p><text:s/>89 066 </text:p>
          </table:table-cell>
          <table:table-cell table:style-name="ce10" office:value-type="float" office:value="83845" calcext:value-type="float">
            <text:p><text:s/>83 845 </text:p>
          </table:table-cell>
          <table:table-cell table:style-name="ce10" office:value-type="float" office:value="79705" calcext:value-type="float">
            <text:p><text:s/>79 705 </text:p>
          </table:table-cell>
          <table:table-cell table:style-name="ce10" office:value-type="float" office:value="76989" calcext:value-type="float">
            <text:p><text:s/>76 989 </text:p>
          </table:table-cell>
          <table:table-cell table:style-name="ce10" office:value-type="float" office:value="73346" calcext:value-type="float">
            <text:p><text:s/>73 346 </text:p>
          </table:table-cell>
          <table:table-cell table:style-name="ce10" office:value-type="float" office:value="72270" calcext:value-type="float">
            <text:p><text:s/>72 270 </text:p>
          </table:table-cell>
          <table:table-cell table:style-name="ce10" office:value-type="float" office:value="72599" calcext:value-type="float">
            <text:p><text:s/>72 599 </text:p>
          </table:table-cell>
          <table:table-cell table:style-name="ce10" office:value-type="float" office:value="71488" calcext:value-type="float">
            <text:p><text:s/>71 488 </text:p>
          </table:table-cell>
          <table:table-cell table:style-name="ce10" office:value-type="float" office:value="72330" calcext:value-type="float">
            <text:p><text:s/>72 330 </text:p>
          </table:table-cell>
          <table:table-cell table:style-name="ce10" office:value-type="float" office:value="74460" calcext:value-type="float">
            <text:p><text:s/>74 460 </text:p>
          </table:table-cell>
          <table:table-cell table:style-name="ce10" office:value-type="float" office:value="74420" calcext:value-type="float">
            <text:p><text:s/>74 420 </text:p>
          </table:table-cell>
          <table:table-cell table:style-name="ce10" office:value-type="float" office:value="75531" calcext:value-type="float">
            <text:p><text:s/>75 531 </text:p>
          </table:table-cell>
          <table:table-cell table:style-name="ce10" office:value-type="float" office:value="74795" calcext:value-type="float">
            <text:p><text:s/>74 795 </text:p>
          </table:table-cell>
          <table:table-cell table:style-name="ce10" office:value-type="float" office:value="75817" calcext:value-type="float">
            <text:p><text:s/>75 817 </text:p>
          </table:table-cell>
          <table:table-cell table:style-name="ce10" office:value-type="float" office:value="76428" calcext:value-type="float">
            <text:p><text:s/>76 428 </text:p>
          </table:table-cell>
          <table:table-cell table:style-name="ce10" office:value-type="float" office:value="78676" calcext:value-type="float">
            <text:p><text:s/>78 676 </text:p>
          </table:table-cell>
          <table:table-cell table:style-name="ce10" office:value-type="float" office:value="79455" calcext:value-type="float">
            <text:p><text:s/>79 455 </text:p>
          </table:table-cell>
          <table:table-cell table:style-name="ce10" office:value-type="float" office:value="83464" calcext:value-type="float">
            <text:p><text:s/>83 464 </text:p>
          </table:table-cell>
          <table:table-cell table:style-name="ce10" office:value-type="float" office:value="83956" calcext:value-type="float">
            <text:p><text:s/>83 956 </text:p>
          </table:table-cell>
          <table:table-cell table:style-name="ce10" office:value-type="float" office:value="86822" calcext:value-type="float">
            <text:p><text:s/>86 822 </text:p>
          </table:table-cell>
          <table:table-cell table:style-name="ce10" office:value-type="float" office:value="87073" calcext:value-type="float">
            <text:p><text:s/>87 073 </text:p>
          </table:table-cell>
          <table:table-cell table:style-name="ce10" office:value-type="float" office:value="86784" calcext:value-type="float">
            <text:p><text:s/>86 784 </text:p>
          </table:table-cell>
          <table:table-cell table:style-name="ce10" office:value-type="float" office:value="82956" calcext:value-type="float">
            <text:p><text:s/>82 956 </text:p>
          </table:table-cell>
          <table:table-cell table:style-name="ce10" office:value-type="float" office:value="81986" calcext:value-type="float">
            <text:p><text:s/>81 986 </text:p>
          </table:table-cell>
          <table:table-cell table:style-name="ce10" office:value-type="float" office:value="80952" calcext:value-type="float">
            <text:p><text:s/>80 952 </text:p>
          </table:table-cell>
          <table:table-cell table:style-name="ce10" office:value-type="float" office:value="81561" calcext:value-type="float">
            <text:p><text:s/>81 561 </text:p>
          </table:table-cell>
          <table:table-cell table:style-name="ce10" office:value-type="float" office:value="79540" calcext:value-type="float">
            <text:p><text:s/>79 540 </text:p>
          </table:table-cell>
          <table:table-cell table:style-name="ce10" office:value-type="float" office:value="78548" calcext:value-type="float">
            <text:p><text:s/>78 548 </text:p>
          </table:table-cell>
          <table:table-cell table:style-name="ce13" office:value-type="float" office:value="77582" calcext:value-type="float">
            <text:p><text:s/>77 582 </text:p>
          </table:table-cell>
          <table:table-cell table:style-name="ce13" office:value-type="float" office:value="74600" calcext:value-type="float">
            <text:p><text:s/>74 600 </text:p>
          </table:table-cell>
          <table:table-cell table:style-name="ce13" office:value-type="float" office:value="74243" calcext:value-type="float">
            <text:p><text:s/>74 243 </text:p>
          </table:table-cell>
          <table:table-cell table:style-name="ce13" office:value-type="float" office:value="74650" calcext:value-type="float">
            <text:p><text:s/>74 650 </text:p>
          </table:table-cell>
          <table:table-cell table:style-name="ce13" office:value-type="float" office:value="74289" calcext:value-type="float">
            <text:p><text:s/>74 289 </text:p>
          </table:table-cell>
          <table:table-cell table:style-name="ce13" office:value-type="float" office:value="76170" calcext:value-type="float">
            <text:p><text:s/>76 170 </text:p>
          </table:table-cell>
          <table:table-cell table:style-name="ce14" office:value-type="float" office:value="76774" calcext:value-type="float">
            <text:p>76774</text:p>
          </table:table-cell>
          <table:table-cell table:style-name="ce14" office:value-type="float" office:value="77429" calcext:value-type="float">
            <text:p>77429</text:p>
          </table:table-cell>
          <table:table-cell table:style-name="ce14" office:value-type="float" office:value="78980" calcext:value-type="float">
            <text:p>78980</text:p>
          </table:table-cell>
          <table:table-cell table:number-columns-repeated="87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47780" calcext:value-type="float">
            <text:p><text:s/>47 780 </text:p>
          </table:table-cell>
          <table:table-cell table:style-name="ce5" office:value-type="float" office:value="49036" calcext:value-type="float">
            <text:p><text:s/>49 036 </text:p>
          </table:table-cell>
          <table:table-cell table:style-name="ce5" office:value-type="float" office:value="50401" calcext:value-type="float">
            <text:p><text:s/>50 401 </text:p>
          </table:table-cell>
          <table:table-cell table:style-name="ce5" office:value-type="float" office:value="51692" calcext:value-type="float">
            <text:p><text:s/>51 692 </text:p>
          </table:table-cell>
          <table:table-cell table:style-name="ce5" office:value-type="float" office:value="52966" calcext:value-type="float">
            <text:p><text:s/>52 966 </text:p>
          </table:table-cell>
          <table:table-cell table:style-name="ce5" office:value-type="float" office:value="54834" calcext:value-type="float">
            <text:p><text:s/>54 834 </text:p>
          </table:table-cell>
          <table:table-cell table:style-name="ce5" office:value-type="float" office:value="54995" calcext:value-type="float">
            <text:p><text:s/>54 995 </text:p>
          </table:table-cell>
          <table:table-cell table:style-name="ce5" office:value-type="float" office:value="60136" calcext:value-type="float">
            <text:p><text:s/>60 136 </text:p>
          </table:table-cell>
          <table:table-cell table:style-name="ce5" office:value-type="float" office:value="59121" calcext:value-type="float">
            <text:p><text:s/>59 121 </text:p>
          </table:table-cell>
          <table:table-cell table:style-name="ce5" office:value-type="float" office:value="58325" calcext:value-type="float">
            <text:p><text:s/>58 325 </text:p>
          </table:table-cell>
          <table:table-cell table:style-name="ce5" office:value-type="float" office:value="57172" calcext:value-type="float">
            <text:p><text:s/>57 172 </text:p>
          </table:table-cell>
          <table:table-cell table:style-name="ce5" office:value-type="float" office:value="57225" calcext:value-type="float">
            <text:p><text:s/>57 225 </text:p>
          </table:table-cell>
          <table:table-cell table:style-name="ce5" office:value-type="float" office:value="57234" calcext:value-type="float">
            <text:p><text:s/>57 234 </text:p>
          </table:table-cell>
          <table:table-cell table:style-name="ce5" office:value-type="float" office:value="57310" calcext:value-type="float">
            <text:p><text:s/>57 310 </text:p>
          </table:table-cell>
          <table:table-cell table:style-name="ce5" office:value-type="float" office:value="57403" calcext:value-type="float">
            <text:p><text:s/>57 403 </text:p>
          </table:table-cell>
          <table:table-cell table:style-name="ce5" office:value-type="float" office:value="58340" calcext:value-type="float">
            <text:p><text:s/>58 340 </text:p>
          </table:table-cell>
          <table:table-cell table:style-name="ce5" office:value-type="float" office:value="57584" calcext:value-type="float">
            <text:p><text:s/>57 584 </text:p>
          </table:table-cell>
          <table:table-cell table:style-name="ce5" office:value-type="float" office:value="61226" calcext:value-type="float">
            <text:p><text:s/>61 226 </text:p>
          </table:table-cell>
          <table:table-cell table:style-name="ce5" office:value-type="float" office:value="61316" calcext:value-type="float">
            <text:p><text:s/>61 316 </text:p>
          </table:table-cell>
          <table:table-cell table:style-name="ce5" office:value-type="float" office:value="60189" calcext:value-type="float">
            <text:p><text:s/>60 189 </text:p>
          </table:table-cell>
          <table:table-cell table:style-name="ce5" office:value-type="float" office:value="60738" calcext:value-type="float">
            <text:p><text:s/>60 738 </text:p>
          </table:table-cell>
          <table:table-cell table:style-name="ce5" office:value-type="float" office:value="63449" calcext:value-type="float">
            <text:p><text:s/>63 449 </text:p>
          </table:table-cell>
          <table:table-cell table:style-name="ce5" office:value-type="float" office:value="66990" calcext:value-type="float">
            <text:p><text:s/>66 990 </text:p>
          </table:table-cell>
          <table:table-cell table:style-name="ce5" office:value-type="float" office:value="64938" calcext:value-type="float">
            <text:p><text:s/>64 938 </text:p>
          </table:table-cell>
          <table:table-cell table:style-name="ce5" office:value-type="float" office:value="63057" calcext:value-type="float">
            <text:p><text:s/>63 057 </text:p>
          </table:table-cell>
          <table:table-cell table:style-name="ce5" office:value-type="float" office:value="62877" calcext:value-type="float">
            <text:p><text:s/>62 877 </text:p>
          </table:table-cell>
          <table:table-cell table:style-name="ce5" office:value-type="float" office:value="62359" calcext:value-type="float">
            <text:p><text:s/>62 359 </text:p>
          </table:table-cell>
          <table:table-cell table:style-name="ce5" office:value-type="float" office:value="63199" calcext:value-type="float">
            <text:p><text:s/>63 199 </text:p>
          </table:table-cell>
          <table:table-cell table:style-name="ce5" office:value-type="float" office:value="60907" calcext:value-type="float">
            <text:p><text:s/>60 907 </text:p>
          </table:table-cell>
          <table:table-cell table:style-name="ce5" office:value-type="float" office:value="60410" calcext:value-type="float">
            <text:p><text:s/>60 410 </text:p>
          </table:table-cell>
          <table:table-cell table:style-name="ce5" office:value-type="float" office:value="64072" calcext:value-type="float">
            <text:p><text:s/>64 072 </text:p>
          </table:table-cell>
          <table:table-cell table:style-name="ce5" office:value-type="float" office:value="62592" calcext:value-type="float">
            <text:p><text:s/>62 592 </text:p>
          </table:table-cell>
          <table:table-cell table:style-name="ce5" office:value-type="float" office:value="62749" calcext:value-type="float">
            <text:p><text:s/>62 749 </text:p>
          </table:table-cell>
          <table:table-cell table:style-name="ce5" office:value-type="float" office:value="62294" calcext:value-type="float">
            <text:p><text:s/>62 294 </text:p>
          </table:table-cell>
          <table:table-cell table:style-name="ce5" office:value-type="float" office:value="63684" calcext:value-type="float">
            <text:p><text:s/>63 684 </text:p>
          </table:table-cell>
          <table:table-cell table:style-name="ce5" office:value-type="float" office:value="63927" calcext:value-type="float">
            <text:p><text:s/>63 927 </text:p>
          </table:table-cell>
          <table:table-cell table:style-name="ce5" office:value-type="float" office:value="61658" calcext:value-type="float">
            <text:p><text:s/>61 658 </text:p>
          </table:table-cell>
          <table:table-cell table:style-name="ce5" office:value-type="float" office:value="67230" calcext:value-type="float">
            <text:p><text:s/>67 230 </text:p>
          </table:table-cell>
          <table:table-cell table:style-name="ce5" office:value-type="float" office:value="66784" calcext:value-type="float">
            <text:p><text:s/>66 784 </text:p>
          </table:table-cell>
          <table:table-cell table:style-name="ce5" office:value-type="float" office:value="68158" calcext:value-type="float">
            <text:p><text:s/>68 158 </text:p>
          </table:table-cell>
          <table:table-cell table:style-name="ce5" office:value-type="float" office:value="67356" calcext:value-type="float">
            <text:p><text:s/>67 356 </text:p>
          </table:table-cell>
          <table:table-cell table:style-name="ce5" office:value-type="float" office:value="68268" calcext:value-type="float">
            <text:p><text:s/>68 268 </text:p>
          </table:table-cell>
          <table:table-cell table:style-name="ce5" office:value-type="float" office:value="72673" calcext:value-type="float">
            <text:p><text:s/>72 673 </text:p>
          </table:table-cell>
          <table:table-cell table:style-name="ce5" office:value-type="float" office:value="73793" calcext:value-type="float">
            <text:p><text:s/>73 793 </text:p>
          </table:table-cell>
          <table:table-cell table:style-name="ce5" office:value-type="float" office:value="74891" calcext:value-type="float">
            <text:p><text:s/>74 891 </text:p>
          </table:table-cell>
          <table:table-cell table:style-name="ce5" office:value-type="float" office:value="76480" calcext:value-type="float">
            <text:p><text:s/>76 480 </text:p>
          </table:table-cell>
          <table:table-cell table:style-name="ce5" office:value-type="float" office:value="77154" calcext:value-type="float">
            <text:p><text:s/>77 154 </text:p>
          </table:table-cell>
          <table:table-cell table:style-name="ce5" office:value-type="float" office:value="80660" calcext:value-type="float">
            <text:p><text:s/>80 660 </text:p>
          </table:table-cell>
          <table:table-cell table:style-name="ce5" office:value-type="float" office:value="80034" calcext:value-type="float">
            <text:p><text:s/>80 034 </text:p>
          </table:table-cell>
          <table:table-cell table:style-name="ce5" office:value-type="float" office:value="77749" calcext:value-type="float">
            <text:p><text:s/>77 749 </text:p>
          </table:table-cell>
          <table:table-cell table:style-name="ce5" office:value-type="float" office:value="78456" calcext:value-type="float">
            <text:p><text:s/>78 456 </text:p>
          </table:table-cell>
          <table:table-cell table:style-name="ce5" office:value-type="float" office:value="78057" calcext:value-type="float">
            <text:p><text:s/>78 057 </text:p>
          </table:table-cell>
          <table:table-cell table:style-name="ce5" office:value-type="float" office:value="80852" calcext:value-type="float">
            <text:p><text:s/>80 852 </text:p>
          </table:table-cell>
          <table:table-cell table:style-name="ce5" office:value-type="float" office:value="79510" calcext:value-type="float">
            <text:p><text:s/>79 510 </text:p>
          </table:table-cell>
          <table:table-cell table:style-name="ce5" office:value-type="float" office:value="80554" calcext:value-type="float">
            <text:p><text:s/>80 554 </text:p>
          </table:table-cell>
          <table:table-cell table:style-name="ce5" office:value-type="float" office:value="78286" calcext:value-type="float">
            <text:p><text:s/>78 286 </text:p>
          </table:table-cell>
          <table:table-cell table:style-name="ce5" office:value-type="float" office:value="78905" calcext:value-type="float">
            <text:p><text:s/>78 905 </text:p>
          </table:table-cell>
          <table:table-cell table:style-name="ce5" office:value-type="float" office:value="77167" calcext:value-type="float">
            <text:p><text:s/>77 167 </text:p>
          </table:table-cell>
          <table:table-cell table:style-name="ce5" office:value-type="float" office:value="78012" calcext:value-type="float">
            <text:p><text:s/>78 012 </text:p>
          </table:table-cell>
          <table:table-cell table:style-name="ce5" office:value-type="float" office:value="75547" calcext:value-type="float">
            <text:p><text:s/>75 547 </text:p>
          </table:table-cell>
          <table:table-cell table:style-name="ce5" office:value-type="float" office:value="72890" calcext:value-type="float">
            <text:p><text:s/>72 890 </text:p>
          </table:table-cell>
          <table:table-cell table:style-name="ce5" office:value-type="float" office:value="62983" calcext:value-type="float">
            <text:p><text:s/>62 983 </text:p>
          </table:table-cell>
          <table:table-cell table:style-name="ce5" office:value-type="float" office:value="65092" calcext:value-type="float">
            <text:p><text:s/>65 092 </text:p>
          </table:table-cell>
          <table:table-cell table:style-name="ce5" office:value-type="float" office:value="63738" calcext:value-type="float">
            <text:p><text:s/>63 738 </text:p>
          </table:table-cell>
          <table:table-cell table:style-name="ce5" office:value-type="float" office:value="64082" calcext:value-type="float">
            <text:p><text:s/>64 082 </text:p>
          </table:table-cell>
          <table:table-cell table:style-name="ce5" office:value-type="float" office:value="63361" calcext:value-type="float">
            <text:p><text:s/>63 361 </text:p>
          </table:table-cell>
          <table:table-cell table:style-name="ce5" office:value-type="float" office:value="72372" calcext:value-type="float">
            <text:p><text:s/>72 372 </text:p>
          </table:table-cell>
          <table:table-cell table:style-name="ce5" office:value-type="float" office:value="74206" calcext:value-type="float">
            <text:p><text:s/>74 206 </text:p>
          </table:table-cell>
          <table:table-cell table:style-name="ce5" office:value-type="float" office:value="70120" calcext:value-type="float">
            <text:p><text:s/>70 120 </text:p>
          </table:table-cell>
          <table:table-cell table:style-name="ce5" office:value-type="float" office:value="69454" calcext:value-type="float">
            <text:p><text:s/>69 454 </text:p>
          </table:table-cell>
          <table:table-cell table:style-name="ce5" office:value-type="float" office:value="67482" calcext:value-type="float">
            <text:p><text:s/>67 482 </text:p>
          </table:table-cell>
          <table:table-cell table:style-name="ce5" office:value-type="float" office:value="66573" calcext:value-type="float">
            <text:p><text:s/>66 573 </text:p>
          </table:table-cell>
          <table:table-cell table:style-name="ce5" office:value-type="float" office:value="67448" calcext:value-type="float">
            <text:p><text:s/>67 448 </text:p>
          </table:table-cell>
          <table:table-cell table:style-name="ce5" office:value-type="float" office:value="65122" calcext:value-type="float">
            <text:p><text:s/>65 122 </text:p>
          </table:table-cell>
          <table:table-cell table:style-name="ce5" office:value-type="float" office:value="65100" calcext:value-type="float">
            <text:p><text:s/>65 100 </text:p>
          </table:table-cell>
          <table:table-cell table:style-name="ce5" office:value-type="float" office:value="64388" calcext:value-type="float">
            <text:p><text:s/>64 388 </text:p>
          </table:table-cell>
          <table:table-cell table:style-name="ce5" office:value-type="float" office:value="65756" calcext:value-type="float">
            <text:p><text:s/>65 756 </text:p>
          </table:table-cell>
          <table:table-cell table:style-name="ce5" office:value-type="float" office:value="64079" calcext:value-type="float">
            <text:p><text:s/>64 079 </text:p>
          </table:table-cell>
          <table:table-cell table:style-name="ce5" office:value-type="float" office:value="64444" calcext:value-type="float">
            <text:p><text:s/>64 444 </text:p>
          </table:table-cell>
          <table:table-cell table:style-name="ce5" office:value-type="float" office:value="63427" calcext:value-type="float">
            <text:p><text:s/>63 427 </text:p>
          </table:table-cell>
          <table:table-cell table:style-name="ce5" office:value-type="float" office:value="63128" calcext:value-type="float">
            <text:p><text:s/>63 128 </text:p>
          </table:table-cell>
          <table:table-cell table:style-name="ce5" office:value-type="float" office:value="62226" calcext:value-type="float">
            <text:p><text:s/>62 226 </text:p>
          </table:table-cell>
          <table:table-cell table:style-name="ce5" office:value-type="float" office:value="61025" calcext:value-type="float">
            <text:p><text:s/>61 025 </text:p>
          </table:table-cell>
          <table:table-cell table:style-name="ce5" office:value-type="float" office:value="59178" calcext:value-type="float">
            <text:p><text:s/>59 178 </text:p>
          </table:table-cell>
          <table:table-cell table:style-name="ce5" office:value-type="float" office:value="60460" calcext:value-type="float">
            <text:p><text:s/>60 460 </text:p>
          </table:table-cell>
          <table:table-cell table:style-name="ce5" office:value-type="float" office:value="60549" calcext:value-type="float">
            <text:p><text:s/>60 549 </text:p>
          </table:table-cell>
          <table:table-cell table:style-name="ce5" office:value-type="float" office:value="60840" calcext:value-type="float">
            <text:p><text:s/>60 840 </text:p>
          </table:table-cell>
          <table:table-cell table:style-name="ce5" office:value-type="float" office:value="69151" calcext:value-type="float">
            <text:p><text:s/>69 151 </text:p>
          </table:table-cell>
          <table:table-cell table:style-name="ce5" office:value-type="float" office:value="75775" calcext:value-type="float">
            <text:p><text:s/>75 775 </text:p>
          </table:table-cell>
          <table:table-cell table:style-name="ce5" office:value-type="float" office:value="79764" calcext:value-type="float">
            <text:p><text:s/>79 764 </text:p>
          </table:table-cell>
          <table:table-cell table:style-name="ce5" office:value-type="float" office:value="81865" calcext:value-type="float">
            <text:p><text:s/>81 865 </text:p>
          </table:table-cell>
          <table:table-cell table:style-name="ce5" office:value-type="float" office:value="85306" calcext:value-type="float">
            <text:p><text:s/>85 306 </text:p>
          </table:table-cell>
          <table:table-cell table:style-name="ce5" office:value-type="float" office:value="85606" calcext:value-type="float">
            <text:p><text:s/>85 606 </text:p>
          </table:table-cell>
          <table:table-cell table:style-name="ce5" office:value-type="float" office:value="84715" calcext:value-type="float">
            <text:p><text:s/>84 715 </text:p>
          </table:table-cell>
          <table:table-cell table:style-name="ce5" office:value-type="float" office:value="85259" calcext:value-type="float">
            <text:p><text:s/>85 259 </text:p>
          </table:table-cell>
          <table:table-cell table:style-name="ce5" office:value-type="float" office:value="82455" calcext:value-type="float">
            <text:p><text:s/>82 455 </text:p>
          </table:table-cell>
          <table:table-cell table:style-name="ce5" office:value-type="float" office:value="83521" calcext:value-type="float">
            <text:p><text:s/>83 521 </text:p>
          </table:table-cell>
          <table:table-cell table:style-name="ce5" office:value-type="float" office:value="80460" calcext:value-type="float">
            <text:p><text:s/>80 460 </text:p>
          </table:table-cell>
          <table:table-cell table:style-name="ce5" office:value-type="float" office:value="82388" calcext:value-type="float">
            <text:p><text:s/>82 388 </text:p>
          </table:table-cell>
          <table:table-cell table:style-name="ce5" office:value-type="float" office:value="81759" calcext:value-type="float">
            <text:p><text:s/>81 759 </text:p>
          </table:table-cell>
          <table:table-cell table:style-name="ce10" office:value-type="float" office:value="82304" calcext:value-type="float">
            <text:p><text:s/>82 304 </text:p>
          </table:table-cell>
          <table:table-cell table:style-name="ce10" office:value-type="float" office:value="85042" calcext:value-type="float">
            <text:p><text:s/>85 042 </text:p>
          </table:table-cell>
          <table:table-cell table:style-name="ce10" office:value-type="float" office:value="88186" calcext:value-type="float">
            <text:p><text:s/>88 186 </text:p>
          </table:table-cell>
          <table:table-cell table:style-name="ce10" office:value-type="float" office:value="90954" calcext:value-type="float">
            <text:p><text:s/>90 954 </text:p>
          </table:table-cell>
          <table:table-cell table:style-name="ce10" office:value-type="float" office:value="91549" calcext:value-type="float">
            <text:p><text:s/>91 549 </text:p>
          </table:table-cell>
          <table:table-cell table:style-name="ce10" office:value-type="float" office:value="92649" calcext:value-type="float">
            <text:p><text:s/>92 649 </text:p>
          </table:table-cell>
          <table:table-cell table:style-name="ce10" office:value-type="float" office:value="94343" calcext:value-type="float">
            <text:p><text:s/>94 343 </text:p>
          </table:table-cell>
          <table:table-cell table:style-name="ce10" office:value-type="float" office:value="97158" calcext:value-type="float">
            <text:p><text:s/>97 158 </text:p>
          </table:table-cell>
          <table:table-cell table:style-name="ce10" office:value-type="float" office:value="99766" calcext:value-type="float">
            <text:p><text:s/>99 766 </text:p>
          </table:table-cell>
          <table:table-cell table:style-name="ce10" office:value-type="float" office:value="103319" calcext:value-type="float">
            <text:p><text:s/>103 319 </text:p>
          </table:table-cell>
          <table:table-cell table:style-name="ce10" office:value-type="float" office:value="105624" calcext:value-type="float">
            <text:p><text:s/>105 624 </text:p>
          </table:table-cell>
          <table:table-cell table:style-name="ce10" office:value-type="float" office:value="105039" calcext:value-type="float">
            <text:p><text:s/>105 039 </text:p>
          </table:table-cell>
          <table:table-cell table:style-name="ce10" office:value-type="float" office:value="102834" calcext:value-type="float">
            <text:p><text:s/>102 834 </text:p>
          </table:table-cell>
          <table:table-cell table:style-name="ce10" office:value-type="float" office:value="100064" calcext:value-type="float">
            <text:p><text:s/>100 064 </text:p>
          </table:table-cell>
          <table:table-cell table:style-name="ce10" office:value-type="float" office:value="98962" calcext:value-type="float">
            <text:p><text:s/>98 962 </text:p>
          </table:table-cell>
          <table:table-cell table:style-name="ce10" office:value-type="float" office:value="94328" calcext:value-type="float">
            <text:p><text:s/>94 328 </text:p>
          </table:table-cell>
          <table:table-cell table:style-name="ce10" office:value-type="float" office:value="90441" calcext:value-type="float">
            <text:p><text:s/>90 441 </text:p>
          </table:table-cell>
          <table:table-cell table:style-name="ce10" office:value-type="float" office:value="87670" calcext:value-type="float">
            <text:p><text:s/>87 670 </text:p>
          </table:table-cell>
          <table:table-cell table:style-name="ce10" office:value-type="float" office:value="83216" calcext:value-type="float">
            <text:p><text:s/>83 216 </text:p>
          </table:table-cell>
          <table:table-cell table:style-name="ce10" office:value-type="float" office:value="79231" calcext:value-type="float">
            <text:p><text:s/>79 231 </text:p>
          </table:table-cell>
          <table:table-cell table:style-name="ce10" office:value-type="float" office:value="76778" calcext:value-type="float">
            <text:p><text:s/>76 778 </text:p>
          </table:table-cell>
          <table:table-cell table:style-name="ce10" office:value-type="float" office:value="73500" calcext:value-type="float">
            <text:p><text:s/>73 500 </text:p>
          </table:table-cell>
          <table:table-cell table:style-name="ce10" office:value-type="float" office:value="72328" calcext:value-type="float">
            <text:p><text:s/>72 328 </text:p>
          </table:table-cell>
          <table:table-cell table:style-name="ce10" office:value-type="float" office:value="72544" calcext:value-type="float">
            <text:p><text:s/>72 544 </text:p>
          </table:table-cell>
          <table:table-cell table:style-name="ce10" office:value-type="float" office:value="71419" calcext:value-type="float">
            <text:p><text:s/>71 419 </text:p>
          </table:table-cell>
          <table:table-cell table:style-name="ce10" office:value-type="float" office:value="72358" calcext:value-type="float">
            <text:p><text:s/>72 358 </text:p>
          </table:table-cell>
          <table:table-cell table:style-name="ce10" office:value-type="float" office:value="74695" calcext:value-type="float">
            <text:p><text:s/>74 695 </text:p>
          </table:table-cell>
          <table:table-cell table:style-name="ce10" office:value-type="float" office:value="74776" calcext:value-type="float">
            <text:p><text:s/>74 776 </text:p>
          </table:table-cell>
          <table:table-cell table:style-name="ce10" office:value-type="float" office:value="76026" calcext:value-type="float">
            <text:p><text:s/>76 026 </text:p>
          </table:table-cell>
          <table:table-cell table:style-name="ce10" office:value-type="float" office:value="75340" calcext:value-type="float">
            <text:p><text:s/>75 340 </text:p>
          </table:table-cell>
          <table:table-cell table:style-name="ce10" office:value-type="float" office:value="76985" calcext:value-type="float">
            <text:p><text:s/>76 985 </text:p>
          </table:table-cell>
          <table:table-cell table:style-name="ce10" office:value-type="float" office:value="77770" calcext:value-type="float">
            <text:p><text:s/>77 770 </text:p>
          </table:table-cell>
          <table:table-cell table:style-name="ce10" office:value-type="float" office:value="79701" calcext:value-type="float">
            <text:p><text:s/>79 701 </text:p>
          </table:table-cell>
          <table:table-cell table:style-name="ce10" office:value-type="float" office:value="80446" calcext:value-type="float">
            <text:p><text:s/>80 446 </text:p>
          </table:table-cell>
          <table:table-cell table:style-name="ce10" office:value-type="float" office:value="84129" calcext:value-type="float">
            <text:p><text:s/>84 129 </text:p>
          </table:table-cell>
          <table:table-cell table:style-name="ce10" office:value-type="float" office:value="84522" calcext:value-type="float">
            <text:p><text:s/>84 522 </text:p>
          </table:table-cell>
          <table:table-cell table:style-name="ce10" office:value-type="float" office:value="86821" calcext:value-type="float">
            <text:p><text:s/>86 821 </text:p>
          </table:table-cell>
          <table:table-cell table:style-name="ce10" office:value-type="float" office:value="86947" calcext:value-type="float">
            <text:p><text:s/>86 947 </text:p>
          </table:table-cell>
          <table:table-cell table:style-name="ce10" office:value-type="float" office:value="86973" calcext:value-type="float">
            <text:p><text:s/>86 973 </text:p>
          </table:table-cell>
          <table:table-cell table:style-name="ce10" office:value-type="float" office:value="83202" calcext:value-type="float">
            <text:p><text:s/>83 202 </text:p>
          </table:table-cell>
          <table:table-cell table:style-name="ce10" office:value-type="float" office:value="82219" calcext:value-type="float">
            <text:p><text:s/>82 219 </text:p>
          </table:table-cell>
          <table:table-cell table:style-name="ce10" office:value-type="float" office:value="81100" calcext:value-type="float">
            <text:p><text:s/>81 100 </text:p>
          </table:table-cell>
          <table:table-cell table:style-name="ce10" office:value-type="float" office:value="82130" calcext:value-type="float">
            <text:p><text:s/>82 130 </text:p>
          </table:table-cell>
          <table:table-cell table:style-name="ce10" office:value-type="float" office:value="79978" calcext:value-type="float">
            <text:p><text:s/>79 978 </text:p>
          </table:table-cell>
          <table:table-cell table:style-name="ce13" office:value-type="float" office:value="78938" calcext:value-type="float">
            <text:p><text:s/>78 938 </text:p>
          </table:table-cell>
          <table:table-cell table:style-name="ce13" office:value-type="float" office:value="77877" calcext:value-type="float">
            <text:p><text:s/>77 877 </text:p>
          </table:table-cell>
          <table:table-cell table:style-name="ce13" office:value-type="float" office:value="75034" calcext:value-type="float">
            <text:p><text:s/>75 034 </text:p>
          </table:table-cell>
          <table:table-cell table:style-name="ce13" office:value-type="float" office:value="74903" calcext:value-type="float">
            <text:p><text:s/>74 903 </text:p>
          </table:table-cell>
          <table:table-cell table:style-name="ce13" office:value-type="float" office:value="75533" calcext:value-type="float">
            <text:p><text:s/>75 533 </text:p>
          </table:table-cell>
          <table:table-cell table:style-name="ce13" office:value-type="float" office:value="74999" calcext:value-type="float">
            <text:p><text:s/>74 999 </text:p>
          </table:table-cell>
          <table:table-cell table:style-name="ce14" office:value-type="float" office:value="76943" calcext:value-type="float">
            <text:p>76943</text:p>
          </table:table-cell>
          <table:table-cell table:style-name="ce14" office:value-type="float" office:value="77450" calcext:value-type="float">
            <text:p>77450</text:p>
          </table:table-cell>
          <table:table-cell table:style-name="ce14" office:value-type="float" office:value="78127" calcext:value-type="float">
            <text:p>78127</text:p>
          </table:table-cell>
          <table:table-cell table:number-columns-repeated="87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46389" calcext:value-type="float">
            <text:p><text:s/>46 389 </text:p>
          </table:table-cell>
          <table:table-cell table:style-name="ce5" office:value-type="float" office:value="47660" calcext:value-type="float">
            <text:p><text:s/>47 660 </text:p>
          </table:table-cell>
          <table:table-cell table:style-name="ce5" office:value-type="float" office:value="48857" calcext:value-type="float">
            <text:p><text:s/>48 857 </text:p>
          </table:table-cell>
          <table:table-cell table:style-name="ce5" office:value-type="float" office:value="50256" calcext:value-type="float">
            <text:p><text:s/>50 256 </text:p>
          </table:table-cell>
          <table:table-cell table:style-name="ce5" office:value-type="float" office:value="51518" calcext:value-type="float">
            <text:p><text:s/>51 518 </text:p>
          </table:table-cell>
          <table:table-cell table:style-name="ce5" office:value-type="float" office:value="52762" calcext:value-type="float">
            <text:p><text:s/>52 762 </text:p>
          </table:table-cell>
          <table:table-cell table:style-name="ce5" office:value-type="float" office:value="54407" calcext:value-type="float">
            <text:p><text:s/>54 407 </text:p>
          </table:table-cell>
          <table:table-cell table:style-name="ce5" office:value-type="float" office:value="54666" calcext:value-type="float">
            <text:p><text:s/>54 666 </text:p>
          </table:table-cell>
          <table:table-cell table:style-name="ce5" office:value-type="float" office:value="58313" calcext:value-type="float">
            <text:p><text:s/>58 313 </text:p>
          </table:table-cell>
          <table:table-cell table:style-name="ce5" office:value-type="float" office:value="57399" calcext:value-type="float">
            <text:p><text:s/>57 399 </text:p>
          </table:table-cell>
          <table:table-cell table:style-name="ce5" office:value-type="float" office:value="56706" calcext:value-type="float">
            <text:p><text:s/>56 706 </text:p>
          </table:table-cell>
          <table:table-cell table:style-name="ce5" office:value-type="float" office:value="56798" calcext:value-type="float">
            <text:p><text:s/>56 798 </text:p>
          </table:table-cell>
          <table:table-cell table:style-name="ce5" office:value-type="float" office:value="56809" calcext:value-type="float">
            <text:p><text:s/>56 809 </text:p>
          </table:table-cell>
          <table:table-cell table:style-name="ce5" office:value-type="float" office:value="56795" calcext:value-type="float">
            <text:p><text:s/>56 795 </text:p>
          </table:table-cell>
          <table:table-cell table:style-name="ce5" office:value-type="float" office:value="56882" calcext:value-type="float">
            <text:p><text:s/>56 882 </text:p>
          </table:table-cell>
          <table:table-cell table:style-name="ce5" office:value-type="float" office:value="56986" calcext:value-type="float">
            <text:p><text:s/>56 986 </text:p>
          </table:table-cell>
          <table:table-cell table:style-name="ce5" office:value-type="float" office:value="57807" calcext:value-type="float">
            <text:p><text:s/>57 807 </text:p>
          </table:table-cell>
          <table:table-cell table:style-name="ce5" office:value-type="float" office:value="57306" calcext:value-type="float">
            <text:p><text:s/>57 306 </text:p>
          </table:table-cell>
          <table:table-cell table:style-name="ce5" office:value-type="float" office:value="59741" calcext:value-type="float">
            <text:p><text:s/>59 741 </text:p>
          </table:table-cell>
          <table:table-cell table:style-name="ce5" office:value-type="float" office:value="60029" calcext:value-type="float">
            <text:p><text:s/>60 029 </text:p>
          </table:table-cell>
          <table:table-cell table:style-name="ce5" office:value-type="float" office:value="58920" calcext:value-type="float">
            <text:p><text:s/>58 920 </text:p>
          </table:table-cell>
          <table:table-cell table:style-name="ce5" office:value-type="float" office:value="60248" calcext:value-type="float">
            <text:p><text:s/>60 248 </text:p>
          </table:table-cell>
          <table:table-cell table:style-name="ce5" office:value-type="float" office:value="62987" calcext:value-type="float">
            <text:p><text:s/>62 987 </text:p>
          </table:table-cell>
          <table:table-cell table:style-name="ce5" office:value-type="float" office:value="66328" calcext:value-type="float">
            <text:p><text:s/>66 328 </text:p>
          </table:table-cell>
          <table:table-cell table:style-name="ce5" office:value-type="float" office:value="64330" calcext:value-type="float">
            <text:p><text:s/>64 330 </text:p>
          </table:table-cell>
          <table:table-cell table:style-name="ce5" office:value-type="float" office:value="62614" calcext:value-type="float">
            <text:p><text:s/>62 614 </text:p>
          </table:table-cell>
          <table:table-cell table:style-name="ce5" office:value-type="float" office:value="63016" calcext:value-type="float">
            <text:p><text:s/>63 016 </text:p>
          </table:table-cell>
          <table:table-cell table:style-name="ce5" office:value-type="float" office:value="62156" calcext:value-type="float">
            <text:p><text:s/>62 156 </text:p>
          </table:table-cell>
          <table:table-cell table:style-name="ce5" office:value-type="float" office:value="62720" calcext:value-type="float">
            <text:p><text:s/>62 720 </text:p>
          </table:table-cell>
          <table:table-cell table:style-name="ce5" office:value-type="float" office:value="60968" calcext:value-type="float">
            <text:p><text:s/>60 968 </text:p>
          </table:table-cell>
          <table:table-cell table:style-name="ce5" office:value-type="float" office:value="60527" calcext:value-type="float">
            <text:p><text:s/>60 527 </text:p>
          </table:table-cell>
          <table:table-cell table:style-name="ce5" office:value-type="float" office:value="63793" calcext:value-type="float">
            <text:p><text:s/>63 793 </text:p>
          </table:table-cell>
          <table:table-cell table:style-name="ce5" office:value-type="float" office:value="62404" calcext:value-type="float">
            <text:p><text:s/>62 404 </text:p>
          </table:table-cell>
          <table:table-cell table:style-name="ce5" office:value-type="float" office:value="62617" calcext:value-type="float">
            <text:p><text:s/>62 617 </text:p>
          </table:table-cell>
          <table:table-cell table:style-name="ce5" office:value-type="float" office:value="62272" calcext:value-type="float">
            <text:p><text:s/>62 272 </text:p>
          </table:table-cell>
          <table:table-cell table:style-name="ce5" office:value-type="float" office:value="63535" calcext:value-type="float">
            <text:p><text:s/>63 535 </text:p>
          </table:table-cell>
          <table:table-cell table:style-name="ce5" office:value-type="float" office:value="63719" calcext:value-type="float">
            <text:p><text:s/>63 719 </text:p>
          </table:table-cell>
          <table:table-cell table:style-name="ce5" office:value-type="float" office:value="61489" calcext:value-type="float">
            <text:p><text:s/>61 489 </text:p>
          </table:table-cell>
          <table:table-cell table:style-name="ce5" office:value-type="float" office:value="67099" calcext:value-type="float">
            <text:p><text:s/>67 099 </text:p>
          </table:table-cell>
          <table:table-cell table:style-name="ce5" office:value-type="float" office:value="66654" calcext:value-type="float">
            <text:p><text:s/>66 654 </text:p>
          </table:table-cell>
          <table:table-cell table:style-name="ce5" office:value-type="float" office:value="67956" calcext:value-type="float">
            <text:p><text:s/>67 956 </text:p>
          </table:table-cell>
          <table:table-cell table:style-name="ce5" office:value-type="float" office:value="67658" calcext:value-type="float">
            <text:p><text:s/>67 658 </text:p>
          </table:table-cell>
          <table:table-cell table:style-name="ce5" office:value-type="float" office:value="68631" calcext:value-type="float">
            <text:p><text:s/>68 631 </text:p>
          </table:table-cell>
          <table:table-cell table:style-name="ce5" office:value-type="float" office:value="72574" calcext:value-type="float">
            <text:p><text:s/>72 574 </text:p>
          </table:table-cell>
          <table:table-cell table:style-name="ce5" office:value-type="float" office:value="73689" calcext:value-type="float">
            <text:p><text:s/>73 689 </text:p>
          </table:table-cell>
          <table:table-cell table:style-name="ce5" office:value-type="float" office:value="74837" calcext:value-type="float">
            <text:p><text:s/>74 837 </text:p>
          </table:table-cell>
          <table:table-cell table:style-name="ce5" office:value-type="float" office:value="76599" calcext:value-type="float">
            <text:p><text:s/>76 599 </text:p>
          </table:table-cell>
          <table:table-cell table:style-name="ce5" office:value-type="float" office:value="77059" calcext:value-type="float">
            <text:p><text:s/>77 059 </text:p>
          </table:table-cell>
          <table:table-cell table:style-name="ce5" office:value-type="float" office:value="80516" calcext:value-type="float">
            <text:p><text:s/>80 516 </text:p>
          </table:table-cell>
          <table:table-cell table:style-name="ce5" office:value-type="float" office:value="79890" calcext:value-type="float">
            <text:p><text:s/>79 890 </text:p>
          </table:table-cell>
          <table:table-cell table:style-name="ce5" office:value-type="float" office:value="77597" calcext:value-type="float">
            <text:p><text:s/>77 597 </text:p>
          </table:table-cell>
          <table:table-cell table:style-name="ce5" office:value-type="float" office:value="78261" calcext:value-type="float">
            <text:p><text:s/>78 261 </text:p>
          </table:table-cell>
          <table:table-cell table:style-name="ce5" office:value-type="float" office:value="77885" calcext:value-type="float">
            <text:p><text:s/>77 885 </text:p>
          </table:table-cell>
          <table:table-cell table:style-name="ce5" office:value-type="float" office:value="80577" calcext:value-type="float">
            <text:p><text:s/>80 577 </text:p>
          </table:table-cell>
          <table:table-cell table:style-name="ce5" office:value-type="float" office:value="79266" calcext:value-type="float">
            <text:p><text:s/>79 266 </text:p>
          </table:table-cell>
          <table:table-cell table:style-name="ce5" office:value-type="float" office:value="80335" calcext:value-type="float">
            <text:p><text:s/>80 335 </text:p>
          </table:table-cell>
          <table:table-cell table:style-name="ce5" office:value-type="float" office:value="78128" calcext:value-type="float">
            <text:p><text:s/>78 128 </text:p>
          </table:table-cell>
          <table:table-cell table:style-name="ce5" office:value-type="float" office:value="78438" calcext:value-type="float">
            <text:p><text:s/>78 438 </text:p>
          </table:table-cell>
          <table:table-cell table:style-name="ce5" office:value-type="float" office:value="76794" calcext:value-type="float">
            <text:p><text:s/>76 794 </text:p>
          </table:table-cell>
          <table:table-cell table:style-name="ce5" office:value-type="float" office:value="77473" calcext:value-type="float">
            <text:p><text:s/>77 473 </text:p>
          </table:table-cell>
          <table:table-cell table:style-name="ce5" office:value-type="float" office:value="74922" calcext:value-type="float">
            <text:p><text:s/>74 922 </text:p>
          </table:table-cell>
          <table:table-cell table:style-name="ce5" office:value-type="float" office:value="72809" calcext:value-type="float">
            <text:p><text:s/>72 809 </text:p>
          </table:table-cell>
          <table:table-cell table:style-name="ce5" office:value-type="float" office:value="62953" calcext:value-type="float">
            <text:p><text:s/>62 953 </text:p>
          </table:table-cell>
          <table:table-cell table:style-name="ce5" office:value-type="float" office:value="64965" calcext:value-type="float">
            <text:p><text:s/>64 965 </text:p>
          </table:table-cell>
          <table:table-cell table:style-name="ce5" office:value-type="float" office:value="63651" calcext:value-type="float">
            <text:p><text:s/>63 651 </text:p>
          </table:table-cell>
          <table:table-cell table:style-name="ce5" office:value-type="float" office:value="63998" calcext:value-type="float">
            <text:p><text:s/>63 998 </text:p>
          </table:table-cell>
          <table:table-cell table:style-name="ce5" office:value-type="float" office:value="63323" calcext:value-type="float">
            <text:p><text:s/>63 323 </text:p>
          </table:table-cell>
          <table:table-cell table:style-name="ce5" office:value-type="float" office:value="72047" calcext:value-type="float">
            <text:p><text:s/>72 047 </text:p>
          </table:table-cell>
          <table:table-cell table:style-name="ce5" office:value-type="float" office:value="74184" calcext:value-type="float">
            <text:p><text:s/>74 184 </text:p>
          </table:table-cell>
          <table:table-cell table:style-name="ce5" office:value-type="float" office:value="70061" calcext:value-type="float">
            <text:p><text:s/>70 061 </text:p>
          </table:table-cell>
          <table:table-cell table:style-name="ce5" office:value-type="float" office:value="69349" calcext:value-type="float">
            <text:p><text:s/>69 349 </text:p>
          </table:table-cell>
          <table:table-cell table:style-name="ce5" office:value-type="float" office:value="67465" calcext:value-type="float">
            <text:p><text:s/>67 465 </text:p>
          </table:table-cell>
          <table:table-cell table:style-name="ce5" office:value-type="float" office:value="66465" calcext:value-type="float">
            <text:p><text:s/>66 465 </text:p>
          </table:table-cell>
          <table:table-cell table:style-name="ce5" office:value-type="float" office:value="67263" calcext:value-type="float">
            <text:p><text:s/>67 263 </text:p>
          </table:table-cell>
          <table:table-cell table:style-name="ce5" office:value-type="float" office:value="65104" calcext:value-type="float">
            <text:p><text:s/>65 104 </text:p>
          </table:table-cell>
          <table:table-cell table:style-name="ce5" office:value-type="float" office:value="65084" calcext:value-type="float">
            <text:p><text:s/>65 084 </text:p>
          </table:table-cell>
          <table:table-cell table:style-name="ce5" office:value-type="float" office:value="64401" calcext:value-type="float">
            <text:p><text:s/>64 401 </text:p>
          </table:table-cell>
          <table:table-cell table:style-name="ce5" office:value-type="float" office:value="65697" calcext:value-type="float">
            <text:p><text:s/>65 697 </text:p>
          </table:table-cell>
          <table:table-cell table:style-name="ce5" office:value-type="float" office:value="64041" calcext:value-type="float">
            <text:p><text:s/>64 041 </text:p>
          </table:table-cell>
          <table:table-cell table:style-name="ce5" office:value-type="float" office:value="64413" calcext:value-type="float">
            <text:p><text:s/>64 413 </text:p>
          </table:table-cell>
          <table:table-cell table:style-name="ce5" office:value-type="float" office:value="63360" calcext:value-type="float">
            <text:p><text:s/>63 360 </text:p>
          </table:table-cell>
          <table:table-cell table:style-name="ce5" office:value-type="float" office:value="63070" calcext:value-type="float">
            <text:p><text:s/>63 070 </text:p>
          </table:table-cell>
          <table:table-cell table:style-name="ce5" office:value-type="float" office:value="62301" calcext:value-type="float">
            <text:p><text:s/>62 301 </text:p>
          </table:table-cell>
          <table:table-cell table:style-name="ce5" office:value-type="float" office:value="61177" calcext:value-type="float">
            <text:p><text:s/>61 177 </text:p>
          </table:table-cell>
          <table:table-cell table:style-name="ce5" office:value-type="float" office:value="59059" calcext:value-type="float">
            <text:p><text:s/>59 059 </text:p>
          </table:table-cell>
          <table:table-cell table:style-name="ce5" office:value-type="float" office:value="60420" calcext:value-type="float">
            <text:p><text:s/>60 420 </text:p>
          </table:table-cell>
          <table:table-cell table:style-name="ce5" office:value-type="float" office:value="60764" calcext:value-type="float">
            <text:p><text:s/>60 764 </text:p>
          </table:table-cell>
          <table:table-cell table:style-name="ce5" office:value-type="float" office:value="60985" calcext:value-type="float">
            <text:p><text:s/>60 985 </text:p>
          </table:table-cell>
          <table:table-cell table:style-name="ce5" office:value-type="float" office:value="69248" calcext:value-type="float">
            <text:p><text:s/>69 248 </text:p>
          </table:table-cell>
          <table:table-cell table:style-name="ce5" office:value-type="float" office:value="76051" calcext:value-type="float">
            <text:p><text:s/>76 051 </text:p>
          </table:table-cell>
          <table:table-cell table:style-name="ce5" office:value-type="float" office:value="79806" calcext:value-type="float">
            <text:p><text:s/>79 806 </text:p>
          </table:table-cell>
          <table:table-cell table:style-name="ce5" office:value-type="float" office:value="82036" calcext:value-type="float">
            <text:p><text:s/>82 036 </text:p>
          </table:table-cell>
          <table:table-cell table:style-name="ce5" office:value-type="float" office:value="85554" calcext:value-type="float">
            <text:p><text:s/>85 554 </text:p>
          </table:table-cell>
          <table:table-cell table:style-name="ce5" office:value-type="float" office:value="85796" calcext:value-type="float">
            <text:p><text:s/>85 796 </text:p>
          </table:table-cell>
          <table:table-cell table:style-name="ce5" office:value-type="float" office:value="84978" calcext:value-type="float">
            <text:p><text:s/>84 978 </text:p>
          </table:table-cell>
          <table:table-cell table:style-name="ce5" office:value-type="float" office:value="85479" calcext:value-type="float">
            <text:p><text:s/>85 479 </text:p>
          </table:table-cell>
          <table:table-cell table:style-name="ce5" office:value-type="float" office:value="82628" calcext:value-type="float">
            <text:p><text:s/>82 628 </text:p>
          </table:table-cell>
          <table:table-cell table:style-name="ce5" office:value-type="float" office:value="83590" calcext:value-type="float">
            <text:p><text:s/>83 590 </text:p>
          </table:table-cell>
          <table:table-cell table:style-name="ce5" office:value-type="float" office:value="80549" calcext:value-type="float">
            <text:p><text:s/>80 549 </text:p>
          </table:table-cell>
          <table:table-cell table:style-name="ce5" office:value-type="float" office:value="82267" calcext:value-type="float">
            <text:p><text:s/>82 267 </text:p>
          </table:table-cell>
          <table:table-cell table:style-name="ce10" office:value-type="float" office:value="81681" calcext:value-type="float">
            <text:p><text:s/>81 681 </text:p>
          </table:table-cell>
          <table:table-cell table:style-name="ce10" office:value-type="float" office:value="83611" calcext:value-type="float">
            <text:p><text:s/>83 611 </text:p>
          </table:table-cell>
          <table:table-cell table:style-name="ce10" office:value-type="float" office:value="85853" calcext:value-type="float">
            <text:p><text:s/>85 853 </text:p>
          </table:table-cell>
          <table:table-cell table:style-name="ce10" office:value-type="float" office:value="88797" calcext:value-type="float">
            <text:p><text:s/>88 797 </text:p>
          </table:table-cell>
          <table:table-cell table:style-name="ce10" office:value-type="float" office:value="91220" calcext:value-type="float">
            <text:p><text:s/>91 220 </text:p>
          </table:table-cell>
          <table:table-cell table:style-name="ce10" office:value-type="float" office:value="91574" calcext:value-type="float">
            <text:p><text:s/>91 574 </text:p>
          </table:table-cell>
          <table:table-cell table:style-name="ce10" office:value-type="float" office:value="92929" calcext:value-type="float">
            <text:p><text:s/>92 929 </text:p>
          </table:table-cell>
          <table:table-cell table:style-name="ce10" office:value-type="float" office:value="94606" calcext:value-type="float">
            <text:p><text:s/>94 606 </text:p>
          </table:table-cell>
          <table:table-cell table:style-name="ce10" office:value-type="float" office:value="97177" calcext:value-type="float">
            <text:p><text:s/>97 177 </text:p>
          </table:table-cell>
          <table:table-cell table:style-name="ce10" office:value-type="float" office:value="99556" calcext:value-type="float">
            <text:p><text:s/>99 556 </text:p>
          </table:table-cell>
          <table:table-cell table:style-name="ce10" office:value-type="float" office:value="103395" calcext:value-type="float">
            <text:p><text:s/>103 395 </text:p>
          </table:table-cell>
          <table:table-cell table:style-name="ce10" office:value-type="float" office:value="105360" calcext:value-type="float">
            <text:p><text:s/>105 360 </text:p>
          </table:table-cell>
          <table:table-cell table:style-name="ce10" office:value-type="float" office:value="104390" calcext:value-type="float">
            <text:p><text:s/>104 390 </text:p>
          </table:table-cell>
          <table:table-cell table:style-name="ce10" office:value-type="float" office:value="102294" calcext:value-type="float">
            <text:p><text:s/>102 294 </text:p>
          </table:table-cell>
          <table:table-cell table:style-name="ce10" office:value-type="float" office:value="100024" calcext:value-type="float">
            <text:p><text:s/>100 024 </text:p>
          </table:table-cell>
          <table:table-cell table:style-name="ce10" office:value-type="float" office:value="97301" calcext:value-type="float">
            <text:p><text:s/>97 301 </text:p>
          </table:table-cell>
          <table:table-cell table:style-name="ce10" office:value-type="float" office:value="92572" calcext:value-type="float">
            <text:p><text:s/>92 572 </text:p>
          </table:table-cell>
          <table:table-cell table:style-name="ce10" office:value-type="float" office:value="89324" calcext:value-type="float">
            <text:p><text:s/>89 324 </text:p>
          </table:table-cell>
          <table:table-cell table:style-name="ce10" office:value-type="float" office:value="87019" calcext:value-type="float">
            <text:p><text:s/>87 019 </text:p>
          </table:table-cell>
          <table:table-cell table:style-name="ce10" office:value-type="float" office:value="82744" calcext:value-type="float">
            <text:p><text:s/>82 744 </text:p>
          </table:table-cell>
          <table:table-cell table:style-name="ce10" office:value-type="float" office:value="79047" calcext:value-type="float">
            <text:p><text:s/>79 047 </text:p>
          </table:table-cell>
          <table:table-cell table:style-name="ce10" office:value-type="float" office:value="76774" calcext:value-type="float">
            <text:p><text:s/>76 774 </text:p>
          </table:table-cell>
          <table:table-cell table:style-name="ce10" office:value-type="float" office:value="73482" calcext:value-type="float">
            <text:p><text:s/>73 482 </text:p>
          </table:table-cell>
          <table:table-cell table:style-name="ce10" office:value-type="float" office:value="72222" calcext:value-type="float">
            <text:p><text:s/>72 222 </text:p>
          </table:table-cell>
          <table:table-cell table:style-name="ce10" office:value-type="float" office:value="72452" calcext:value-type="float">
            <text:p><text:s/>72 452 </text:p>
          </table:table-cell>
          <table:table-cell table:style-name="ce10" office:value-type="float" office:value="71428" calcext:value-type="float">
            <text:p><text:s/>71 428 </text:p>
          </table:table-cell>
          <table:table-cell table:style-name="ce10" office:value-type="float" office:value="72520" calcext:value-type="float">
            <text:p><text:s/>72 520 </text:p>
          </table:table-cell>
          <table:table-cell table:style-name="ce10" office:value-type="float" office:value="75024" calcext:value-type="float">
            <text:p><text:s/>75 024 </text:p>
          </table:table-cell>
          <table:table-cell table:style-name="ce10" office:value-type="float" office:value="75173" calcext:value-type="float">
            <text:p><text:s/>75 173 </text:p>
          </table:table-cell>
          <table:table-cell table:style-name="ce10" office:value-type="float" office:value="76495" calcext:value-type="float">
            <text:p><text:s/>76 495 </text:p>
          </table:table-cell>
          <table:table-cell table:style-name="ce10" office:value-type="float" office:value="76357" calcext:value-type="float">
            <text:p><text:s/>76 357 </text:p>
          </table:table-cell>
          <table:table-cell table:style-name="ce10" office:value-type="float" office:value="77945" calcext:value-type="float">
            <text:p><text:s/>77 945 </text:p>
          </table:table-cell>
          <table:table-cell table:style-name="ce10" office:value-type="float" office:value="78887" calcext:value-type="float">
            <text:p><text:s/>78 887 </text:p>
          </table:table-cell>
          <table:table-cell table:style-name="ce10" office:value-type="float" office:value="80611" calcext:value-type="float">
            <text:p><text:s/>80 611 </text:p>
          </table:table-cell>
          <table:table-cell table:style-name="ce10" office:value-type="float" office:value="81026" calcext:value-type="float">
            <text:p><text:s/>81 026 </text:p>
          </table:table-cell>
          <table:table-cell table:style-name="ce10" office:value-type="float" office:value="84673" calcext:value-type="float">
            <text:p><text:s/>84 673 </text:p>
          </table:table-cell>
          <table:table-cell table:style-name="ce10" office:value-type="float" office:value="84585" calcext:value-type="float">
            <text:p><text:s/>84 585 </text:p>
          </table:table-cell>
          <table:table-cell table:style-name="ce10" office:value-type="float" office:value="86695" calcext:value-type="float">
            <text:p><text:s/>86 695 </text:p>
          </table:table-cell>
          <table:table-cell table:style-name="ce10" office:value-type="float" office:value="87205" calcext:value-type="float">
            <text:p><text:s/>87 205 </text:p>
          </table:table-cell>
          <table:table-cell table:style-name="ce10" office:value-type="float" office:value="87343" calcext:value-type="float">
            <text:p><text:s/>87 343 </text:p>
          </table:table-cell>
          <table:table-cell table:style-name="ce10" office:value-type="float" office:value="83416" calcext:value-type="float">
            <text:p><text:s/>83 416 </text:p>
          </table:table-cell>
          <table:table-cell table:style-name="ce10" office:value-type="float" office:value="82625" calcext:value-type="float">
            <text:p><text:s/>82 625 </text:p>
          </table:table-cell>
          <table:table-cell table:style-name="ce10" office:value-type="float" office:value="81565" calcext:value-type="float">
            <text:p><text:s/>81 565 </text:p>
          </table:table-cell>
          <table:table-cell table:style-name="ce10" office:value-type="float" office:value="82644" calcext:value-type="float">
            <text:p><text:s/>82 644 </text:p>
          </table:table-cell>
          <table:table-cell table:style-name="ce13" office:value-type="float" office:value="80466" calcext:value-type="float">
            <text:p><text:s/>80 466 </text:p>
          </table:table-cell>
          <table:table-cell table:style-name="ce13" office:value-type="float" office:value="79265" calcext:value-type="float">
            <text:p><text:s/>79 265 </text:p>
          </table:table-cell>
          <table:table-cell table:style-name="ce13" office:value-type="float" office:value="78316" calcext:value-type="float">
            <text:p><text:s/>78 316 </text:p>
          </table:table-cell>
          <table:table-cell table:style-name="ce13" office:value-type="float" office:value="75821" calcext:value-type="float">
            <text:p><text:s/>75 821 </text:p>
          </table:table-cell>
          <table:table-cell table:style-name="ce13" office:value-type="float" office:value="75853" calcext:value-type="float">
            <text:p><text:s/>75 853 </text:p>
          </table:table-cell>
          <table:table-cell table:style-name="ce13" office:value-type="float" office:value="76195" calcext:value-type="float">
            <text:p><text:s/>76 195 </text:p>
          </table:table-cell>
          <table:table-cell table:style-name="ce14" office:value-type="float" office:value="75624" calcext:value-type="float">
            <text:p>75624</text:p>
          </table:table-cell>
          <table:table-cell table:style-name="ce14" office:value-type="float" office:value="77458" calcext:value-type="float">
            <text:p>77458</text:p>
          </table:table-cell>
          <table:table-cell table:style-name="ce14" office:value-type="float" office:value="78023" calcext:value-type="float">
            <text:p>78023</text:p>
          </table:table-cell>
          <table:table-cell table:number-columns-repeated="87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46493" calcext:value-type="float">
            <text:p><text:s/>46 493 </text:p>
          </table:table-cell>
          <table:table-cell table:style-name="ce5" office:value-type="float" office:value="46322" calcext:value-type="float">
            <text:p><text:s/>46 322 </text:p>
          </table:table-cell>
          <table:table-cell table:style-name="ce5" office:value-type="float" office:value="47538" calcext:value-type="float">
            <text:p><text:s/>47 538 </text:p>
          </table:table-cell>
          <table:table-cell table:style-name="ce5" office:value-type="float" office:value="48679" calcext:value-type="float">
            <text:p><text:s/>48 679 </text:p>
          </table:table-cell>
          <table:table-cell table:style-name="ce5" office:value-type="float" office:value="50112" calcext:value-type="float">
            <text:p><text:s/>50 112 </text:p>
          </table:table-cell>
          <table:table-cell table:style-name="ce5" office:value-type="float" office:value="51344" calcext:value-type="float">
            <text:p><text:s/>51 344 </text:p>
          </table:table-cell>
          <table:table-cell table:style-name="ce5" office:value-type="float" office:value="52558" calcext:value-type="float">
            <text:p><text:s/>52 558 </text:p>
          </table:table-cell>
          <table:table-cell table:style-name="ce5" office:value-type="float" office:value="53981" calcext:value-type="float">
            <text:p><text:s/>53 981 </text:p>
          </table:table-cell>
          <table:table-cell table:style-name="ce5" office:value-type="float" office:value="54335" calcext:value-type="float">
            <text:p><text:s/>54 335 </text:p>
          </table:table-cell>
          <table:table-cell table:style-name="ce5" office:value-type="float" office:value="55001" calcext:value-type="float">
            <text:p><text:s/>55 001 </text:p>
          </table:table-cell>
          <table:table-cell table:style-name="ce5" office:value-type="float" office:value="55678" calcext:value-type="float">
            <text:p><text:s/>55 678 </text:p>
          </table:table-cell>
          <table:table-cell table:style-name="ce5" office:value-type="float" office:value="56367" calcext:value-type="float">
            <text:p><text:s/>56 367 </text:p>
          </table:table-cell>
          <table:table-cell table:style-name="ce5" office:value-type="float" office:value="56424" calcext:value-type="float">
            <text:p><text:s/>56 424 </text:p>
          </table:table-cell>
          <table:table-cell table:style-name="ce5" office:value-type="float" office:value="56392" calcext:value-type="float">
            <text:p><text:s/>56 392 </text:p>
          </table:table-cell>
          <table:table-cell table:style-name="ce5" office:value-type="float" office:value="56354" calcext:value-type="float">
            <text:p><text:s/>56 354 </text:p>
          </table:table-cell>
          <table:table-cell table:style-name="ce5" office:value-type="float" office:value="56454" calcext:value-type="float">
            <text:p><text:s/>56 454 </text:p>
          </table:table-cell>
          <table:table-cell table:style-name="ce5" office:value-type="float" office:value="56568" calcext:value-type="float">
            <text:p><text:s/>56 568 </text:p>
          </table:table-cell>
          <table:table-cell table:style-name="ce5" office:value-type="float" office:value="57276" calcext:value-type="float">
            <text:p><text:s/>57 276 </text:p>
          </table:table-cell>
          <table:table-cell table:style-name="ce5" office:value-type="float" office:value="57028" calcext:value-type="float">
            <text:p><text:s/>57 028 </text:p>
          </table:table-cell>
          <table:table-cell table:style-name="ce5" office:value-type="float" office:value="57001" calcext:value-type="float">
            <text:p><text:s/>57 001 </text:p>
          </table:table-cell>
          <table:table-cell table:style-name="ce5" office:value-type="float" office:value="58741" calcext:value-type="float">
            <text:p><text:s/>58 741 </text:p>
          </table:table-cell>
          <table:table-cell table:style-name="ce5" office:value-type="float" office:value="58648" calcext:value-type="float">
            <text:p><text:s/>58 648 </text:p>
          </table:table-cell>
          <table:table-cell table:style-name="ce5" office:value-type="float" office:value="59836" calcext:value-type="float">
            <text:p><text:s/>59 836 </text:p>
          </table:table-cell>
          <table:table-cell table:style-name="ce5" office:value-type="float" office:value="62624" calcext:value-type="float">
            <text:p><text:s/>62 624 </text:p>
          </table:table-cell>
          <table:table-cell table:style-name="ce5" office:value-type="float" office:value="65690" calcext:value-type="float">
            <text:p><text:s/>65 690 </text:p>
          </table:table-cell>
          <table:table-cell table:style-name="ce5" office:value-type="float" office:value="63783" calcext:value-type="float">
            <text:p><text:s/>63 783 </text:p>
          </table:table-cell>
          <table:table-cell table:style-name="ce5" office:value-type="float" office:value="62208" calcext:value-type="float">
            <text:p><text:s/>62 208 </text:p>
          </table:table-cell>
          <table:table-cell table:style-name="ce5" office:value-type="float" office:value="63247" calcext:value-type="float">
            <text:p><text:s/>63 247 </text:p>
          </table:table-cell>
          <table:table-cell table:style-name="ce5" office:value-type="float" office:value="61994" calcext:value-type="float">
            <text:p><text:s/>61 994 </text:p>
          </table:table-cell>
          <table:table-cell table:style-name="ce5" office:value-type="float" office:value="62885" calcext:value-type="float">
            <text:p><text:s/>62 885 </text:p>
          </table:table-cell>
          <table:table-cell table:style-name="ce5" office:value-type="float" office:value="61102" calcext:value-type="float">
            <text:p><text:s/>61 102 </text:p>
          </table:table-cell>
          <table:table-cell table:style-name="ce5" office:value-type="float" office:value="60629" calcext:value-type="float">
            <text:p><text:s/>60 629 </text:p>
          </table:table-cell>
          <table:table-cell table:style-name="ce5" office:value-type="float" office:value="63574" calcext:value-type="float">
            <text:p><text:s/>63 574 </text:p>
          </table:table-cell>
          <table:table-cell table:style-name="ce5" office:value-type="float" office:value="62223" calcext:value-type="float">
            <text:p><text:s/>62 223 </text:p>
          </table:table-cell>
          <table:table-cell table:style-name="ce5" office:value-type="float" office:value="62514" calcext:value-type="float">
            <text:p><text:s/>62 514 </text:p>
          </table:table-cell>
          <table:table-cell table:style-name="ce5" office:value-type="float" office:value="62418" calcext:value-type="float">
            <text:p><text:s/>62 418 </text:p>
          </table:table-cell>
          <table:table-cell table:style-name="ce5" office:value-type="float" office:value="63412" calcext:value-type="float">
            <text:p><text:s/>63 412 </text:p>
          </table:table-cell>
          <table:table-cell table:style-name="ce5" office:value-type="float" office:value="63546" calcext:value-type="float">
            <text:p><text:s/>63 546 </text:p>
          </table:table-cell>
          <table:table-cell table:style-name="ce5" office:value-type="float" office:value="61363" calcext:value-type="float">
            <text:p><text:s/>61 363 </text:p>
          </table:table-cell>
          <table:table-cell table:style-name="ce5" office:value-type="float" office:value="67006" calcext:value-type="float">
            <text:p><text:s/>67 006 </text:p>
          </table:table-cell>
          <table:table-cell table:style-name="ce5" office:value-type="float" office:value="66540" calcext:value-type="float">
            <text:p><text:s/>66 540 </text:p>
          </table:table-cell>
          <table:table-cell table:style-name="ce5" office:value-type="float" office:value="68303" calcext:value-type="float">
            <text:p><text:s/>68 303 </text:p>
          </table:table-cell>
          <table:table-cell table:style-name="ce5" office:value-type="float" office:value="68033" calcext:value-type="float">
            <text:p><text:s/>68 033 </text:p>
          </table:table-cell>
          <table:table-cell table:style-name="ce5" office:value-type="float" office:value="69037" calcext:value-type="float">
            <text:p><text:s/>69 037 </text:p>
          </table:table-cell>
          <table:table-cell table:style-name="ce5" office:value-type="float" office:value="72471" calcext:value-type="float">
            <text:p><text:s/>72 471 </text:p>
          </table:table-cell>
          <table:table-cell table:style-name="ce5" office:value-type="float" office:value="73608" calcext:value-type="float">
            <text:p><text:s/>73 608 </text:p>
          </table:table-cell>
          <table:table-cell table:style-name="ce5" office:value-type="float" office:value="74841" calcext:value-type="float">
            <text:p><text:s/>74 841 </text:p>
          </table:table-cell>
          <table:table-cell table:style-name="ce5" office:value-type="float" office:value="76715" calcext:value-type="float">
            <text:p><text:s/>76 715 </text:p>
          </table:table-cell>
          <table:table-cell table:style-name="ce5" office:value-type="float" office:value="77030" calcext:value-type="float">
            <text:p><text:s/>77 030 </text:p>
          </table:table-cell>
          <table:table-cell table:style-name="ce5" office:value-type="float" office:value="80385" calcext:value-type="float">
            <text:p><text:s/>80 385 </text:p>
          </table:table-cell>
          <table:table-cell table:style-name="ce5" office:value-type="float" office:value="79785" calcext:value-type="float">
            <text:p><text:s/>79 785 </text:p>
          </table:table-cell>
          <table:table-cell table:style-name="ce5" office:value-type="float" office:value="77448" calcext:value-type="float">
            <text:p><text:s/>77 448 </text:p>
          </table:table-cell>
          <table:table-cell table:style-name="ce5" office:value-type="float" office:value="78127" calcext:value-type="float">
            <text:p><text:s/>78 127 </text:p>
          </table:table-cell>
          <table:table-cell table:style-name="ce5" office:value-type="float" office:value="77728" calcext:value-type="float">
            <text:p><text:s/>77 728 </text:p>
          </table:table-cell>
          <table:table-cell table:style-name="ce5" office:value-type="float" office:value="80340" calcext:value-type="float">
            <text:p><text:s/>80 340 </text:p>
          </table:table-cell>
          <table:table-cell table:style-name="ce5" office:value-type="float" office:value="79026" calcext:value-type="float">
            <text:p><text:s/>79 026 </text:p>
          </table:table-cell>
          <table:table-cell table:style-name="ce5" office:value-type="float" office:value="80134" calcext:value-type="float">
            <text:p><text:s/>80 134 </text:p>
          </table:table-cell>
          <table:table-cell table:style-name="ce5" office:value-type="float" office:value="77997" calcext:value-type="float">
            <text:p><text:s/>77 997 </text:p>
          </table:table-cell>
          <table:table-cell table:style-name="ce5" office:value-type="float" office:value="77904" calcext:value-type="float">
            <text:p><text:s/>77 904 </text:p>
          </table:table-cell>
          <table:table-cell table:style-name="ce5" office:value-type="float" office:value="76506" calcext:value-type="float">
            <text:p><text:s/>76 506 </text:p>
          </table:table-cell>
          <table:table-cell table:style-name="ce5" office:value-type="float" office:value="76956" calcext:value-type="float">
            <text:p><text:s/>76 956 </text:p>
          </table:table-cell>
          <table:table-cell table:style-name="ce5" office:value-type="float" office:value="74852" calcext:value-type="float">
            <text:p><text:s/>74 852 </text:p>
          </table:table-cell>
          <table:table-cell table:style-name="ce5" office:value-type="float" office:value="72772" calcext:value-type="float">
            <text:p><text:s/>72 772 </text:p>
          </table:table-cell>
          <table:table-cell table:style-name="ce5" office:value-type="float" office:value="62918" calcext:value-type="float">
            <text:p><text:s/>62 918 </text:p>
          </table:table-cell>
          <table:table-cell table:style-name="ce5" office:value-type="float" office:value="64879" calcext:value-type="float">
            <text:p><text:s/>64 879 </text:p>
          </table:table-cell>
          <table:table-cell table:style-name="ce5" office:value-type="float" office:value="63572" calcext:value-type="float">
            <text:p><text:s/>63 572 </text:p>
          </table:table-cell>
          <table:table-cell table:style-name="ce5" office:value-type="float" office:value="63935" calcext:value-type="float">
            <text:p><text:s/>63 935 </text:p>
          </table:table-cell>
          <table:table-cell table:style-name="ce5" office:value-type="float" office:value="63296" calcext:value-type="float">
            <text:p><text:s/>63 296 </text:p>
          </table:table-cell>
          <table:table-cell table:style-name="ce5" office:value-type="float" office:value="71729" calcext:value-type="float">
            <text:p><text:s/>71 729 </text:p>
          </table:table-cell>
          <table:table-cell table:style-name="ce5" office:value-type="float" office:value="74174" calcext:value-type="float">
            <text:p><text:s/>74 174 </text:p>
          </table:table-cell>
          <table:table-cell table:style-name="ce5" office:value-type="float" office:value="70028" calcext:value-type="float">
            <text:p><text:s/>70 028 </text:p>
          </table:table-cell>
          <table:table-cell table:style-name="ce5" office:value-type="float" office:value="69352" calcext:value-type="float">
            <text:p><text:s/>69 352 </text:p>
          </table:table-cell>
          <table:table-cell table:style-name="ce5" office:value-type="float" office:value="67369" calcext:value-type="float">
            <text:p><text:s/>67 369 </text:p>
          </table:table-cell>
          <table:table-cell table:style-name="ce5" office:value-type="float" office:value="66580" calcext:value-type="float">
            <text:p><text:s/>66 580 </text:p>
          </table:table-cell>
          <table:table-cell table:style-name="ce5" office:value-type="float" office:value="67131" calcext:value-type="float">
            <text:p><text:s/>67 131 </text:p>
          </table:table-cell>
          <table:table-cell table:style-name="ce5" office:value-type="float" office:value="65105" calcext:value-type="float">
            <text:p><text:s/>65 105 </text:p>
          </table:table-cell>
          <table:table-cell table:style-name="ce5" office:value-type="float" office:value="65096" calcext:value-type="float">
            <text:p><text:s/>65 096 </text:p>
          </table:table-cell>
          <table:table-cell table:style-name="ce5" office:value-type="float" office:value="64429" calcext:value-type="float">
            <text:p><text:s/>64 429 </text:p>
          </table:table-cell>
          <table:table-cell table:style-name="ce5" office:value-type="float" office:value="65658" calcext:value-type="float">
            <text:p><text:s/>65 658 </text:p>
          </table:table-cell>
          <table:table-cell table:style-name="ce5" office:value-type="float" office:value="63998" calcext:value-type="float">
            <text:p><text:s/>63 998 </text:p>
          </table:table-cell>
          <table:table-cell table:style-name="ce5" office:value-type="float" office:value="64375" calcext:value-type="float">
            <text:p><text:s/>64 375 </text:p>
          </table:table-cell>
          <table:table-cell table:style-name="ce5" office:value-type="float" office:value="63294" calcext:value-type="float">
            <text:p><text:s/>63 294 </text:p>
          </table:table-cell>
          <table:table-cell table:style-name="ce5" office:value-type="float" office:value="63083" calcext:value-type="float">
            <text:p><text:s/>63 083 </text:p>
          </table:table-cell>
          <table:table-cell table:style-name="ce5" office:value-type="float" office:value="62367" calcext:value-type="float">
            <text:p><text:s/>62 367 </text:p>
          </table:table-cell>
          <table:table-cell table:style-name="ce5" office:value-type="float" office:value="61309" calcext:value-type="float">
            <text:p><text:s/>61 309 </text:p>
          </table:table-cell>
          <table:table-cell table:style-name="ce5" office:value-type="float" office:value="58949" calcext:value-type="float">
            <text:p><text:s/>58 949 </text:p>
          </table:table-cell>
          <table:table-cell table:style-name="ce5" office:value-type="float" office:value="60635" calcext:value-type="float">
            <text:p><text:s/>60 635 </text:p>
          </table:table-cell>
          <table:table-cell table:style-name="ce5" office:value-type="float" office:value="60921" calcext:value-type="float">
            <text:p><text:s/>60 921 </text:p>
          </table:table-cell>
          <table:table-cell table:style-name="ce5" office:value-type="float" office:value="61099" calcext:value-type="float">
            <text:p><text:s/>61 099 </text:p>
          </table:table-cell>
          <table:table-cell table:style-name="ce5" office:value-type="float" office:value="69018" calcext:value-type="float">
            <text:p><text:s/>69 018 </text:p>
          </table:table-cell>
          <table:table-cell table:style-name="ce5" office:value-type="float" office:value="76130" calcext:value-type="float">
            <text:p><text:s/>76 130 </text:p>
          </table:table-cell>
          <table:table-cell table:style-name="ce5" office:value-type="float" office:value="79996" calcext:value-type="float">
            <text:p><text:s/>79 996 </text:p>
          </table:table-cell>
          <table:table-cell table:style-name="ce5" office:value-type="float" office:value="82288" calcext:value-type="float">
            <text:p><text:s/>82 288 </text:p>
          </table:table-cell>
          <table:table-cell table:style-name="ce5" office:value-type="float" office:value="85757" calcext:value-type="float">
            <text:p><text:s/>85 757 </text:p>
          </table:table-cell>
          <table:table-cell table:style-name="ce5" office:value-type="float" office:value="86058" calcext:value-type="float">
            <text:p><text:s/>86 058 </text:p>
          </table:table-cell>
          <table:table-cell table:style-name="ce5" office:value-type="float" office:value="85197" calcext:value-type="float">
            <text:p><text:s/>85 197 </text:p>
          </table:table-cell>
          <table:table-cell table:style-name="ce5" office:value-type="float" office:value="85665" calcext:value-type="float">
            <text:p><text:s/>85 665 </text:p>
          </table:table-cell>
          <table:table-cell table:style-name="ce5" office:value-type="float" office:value="82704" calcext:value-type="float">
            <text:p><text:s/>82 704 </text:p>
          </table:table-cell>
          <table:table-cell table:style-name="ce5" office:value-type="float" office:value="83692" calcext:value-type="float">
            <text:p><text:s/>83 692 </text:p>
          </table:table-cell>
          <table:table-cell table:style-name="ce5" office:value-type="float" office:value="80428" calcext:value-type="float">
            <text:p><text:s/>80 428 </text:p>
          </table:table-cell>
          <table:table-cell table:style-name="ce10" office:value-type="float" office:value="82134" calcext:value-type="float">
            <text:p><text:s/>82 134 </text:p>
          </table:table-cell>
          <table:table-cell table:style-name="ce10" office:value-type="float" office:value="83680" calcext:value-type="float">
            <text:p><text:s/>83 680 </text:p>
          </table:table-cell>
          <table:table-cell table:style-name="ce10" office:value-type="float" office:value="84670" calcext:value-type="float">
            <text:p><text:s/>84 670 </text:p>
          </table:table-cell>
          <table:table-cell table:style-name="ce10" office:value-type="float" office:value="86372" calcext:value-type="float">
            <text:p><text:s/>86 372 </text:p>
          </table:table-cell>
          <table:table-cell table:style-name="ce10" office:value-type="float" office:value="89083" calcext:value-type="float">
            <text:p><text:s/>89 083 </text:p>
          </table:table-cell>
          <table:table-cell table:style-name="ce10" office:value-type="float" office:value="91279" calcext:value-type="float">
            <text:p><text:s/>91 279 </text:p>
          </table:table-cell>
          <table:table-cell table:style-name="ce10" office:value-type="float" office:value="91776" calcext:value-type="float">
            <text:p><text:s/>91 776 </text:p>
          </table:table-cell>
          <table:table-cell table:style-name="ce10" office:value-type="float" office:value="93333" calcext:value-type="float">
            <text:p><text:s/>93 333 </text:p>
          </table:table-cell>
          <table:table-cell table:style-name="ce10" office:value-type="float" office:value="94833" calcext:value-type="float">
            <text:p><text:s/>94 833 </text:p>
          </table:table-cell>
          <table:table-cell table:style-name="ce10" office:value-type="float" office:value="97201" calcext:value-type="float">
            <text:p><text:s/>97 201 </text:p>
          </table:table-cell>
          <table:table-cell table:style-name="ce10" office:value-type="float" office:value="99586" calcext:value-type="float">
            <text:p><text:s/>99 586 </text:p>
          </table:table-cell>
          <table:table-cell table:style-name="ce10" office:value-type="float" office:value="103284" calcext:value-type="float">
            <text:p><text:s/>103 284 </text:p>
          </table:table-cell>
          <table:table-cell table:style-name="ce10" office:value-type="float" office:value="105400" calcext:value-type="float">
            <text:p><text:s/>105 400 </text:p>
          </table:table-cell>
          <table:table-cell table:style-name="ce10" office:value-type="float" office:value="104091" calcext:value-type="float">
            <text:p><text:s/>104 091 </text:p>
          </table:table-cell>
          <table:table-cell table:style-name="ce10" office:value-type="float" office:value="102346" calcext:value-type="float">
            <text:p><text:s/>102 346 </text:p>
          </table:table-cell>
          <table:table-cell table:style-name="ce10" office:value-type="float" office:value="98989" calcext:value-type="float">
            <text:p><text:s/>98 989 </text:p>
          </table:table-cell>
          <table:table-cell table:style-name="ce10" office:value-type="float" office:value="96186" calcext:value-type="float">
            <text:p><text:s/>96 186 </text:p>
          </table:table-cell>
          <table:table-cell table:style-name="ce10" office:value-type="float" office:value="92029" calcext:value-type="float">
            <text:p><text:s/>92 029 </text:p>
          </table:table-cell>
          <table:table-cell table:style-name="ce10" office:value-type="float" office:value="89240" calcext:value-type="float">
            <text:p><text:s/>89 240 </text:p>
          </table:table-cell>
          <table:table-cell table:style-name="ce10" office:value-type="float" office:value="86962" calcext:value-type="float">
            <text:p><text:s/>86 962 </text:p>
          </table:table-cell>
          <table:table-cell table:style-name="ce10" office:value-type="float" office:value="82819" calcext:value-type="float">
            <text:p><text:s/>82 819 </text:p>
          </table:table-cell>
          <table:table-cell table:style-name="ce10" office:value-type="float" office:value="79270" calcext:value-type="float">
            <text:p><text:s/>79 270 </text:p>
          </table:table-cell>
          <table:table-cell table:style-name="ce10" office:value-type="float" office:value="76899" calcext:value-type="float">
            <text:p><text:s/>76 899 </text:p>
          </table:table-cell>
          <table:table-cell table:style-name="ce10" office:value-type="float" office:value="73466" calcext:value-type="float">
            <text:p><text:s/>73 466 </text:p>
          </table:table-cell>
          <table:table-cell table:style-name="ce10" office:value-type="float" office:value="72203" calcext:value-type="float">
            <text:p><text:s/>72 203 </text:p>
          </table:table-cell>
          <table:table-cell table:style-name="ce10" office:value-type="float" office:value="72528" calcext:value-type="float">
            <text:p><text:s/>72 528 </text:p>
          </table:table-cell>
          <table:table-cell table:style-name="ce10" office:value-type="float" office:value="71744" calcext:value-type="float">
            <text:p><text:s/>71 744 </text:p>
          </table:table-cell>
          <table:table-cell table:style-name="ce10" office:value-type="float" office:value="72890" calcext:value-type="float">
            <text:p><text:s/>72 890 </text:p>
          </table:table-cell>
          <table:table-cell table:style-name="ce10" office:value-type="float" office:value="75599" calcext:value-type="float">
            <text:p><text:s/>75 599 </text:p>
          </table:table-cell>
          <table:table-cell table:style-name="ce10" office:value-type="float" office:value="75722" calcext:value-type="float">
            <text:p><text:s/>75 722 </text:p>
          </table:table-cell>
          <table:table-cell table:style-name="ce10" office:value-type="float" office:value="77472" calcext:value-type="float">
            <text:p><text:s/>77 472 </text:p>
          </table:table-cell>
          <table:table-cell table:style-name="ce10" office:value-type="float" office:value="77003" calcext:value-type="float">
            <text:p><text:s/>77 003 </text:p>
          </table:table-cell>
          <table:table-cell table:style-name="ce10" office:value-type="float" office:value="78963" calcext:value-type="float">
            <text:p><text:s/>78 963 </text:p>
          </table:table-cell>
          <table:table-cell table:style-name="ce10" office:value-type="float" office:value="79832" calcext:value-type="float">
            <text:p><text:s/>79 832 </text:p>
          </table:table-cell>
          <table:table-cell table:style-name="ce10" office:value-type="float" office:value="81325" calcext:value-type="float">
            <text:p><text:s/>81 325 </text:p>
          </table:table-cell>
          <table:table-cell table:style-name="ce10" office:value-type="float" office:value="81562" calcext:value-type="float">
            <text:p><text:s/>81 562 </text:p>
          </table:table-cell>
          <table:table-cell table:style-name="ce10" office:value-type="float" office:value="85000" calcext:value-type="float">
            <text:p><text:s/>85 000 </text:p>
          </table:table-cell>
          <table:table-cell table:style-name="ce10" office:value-type="float" office:value="84731" calcext:value-type="float">
            <text:p><text:s/>84 731 </text:p>
          </table:table-cell>
          <table:table-cell table:style-name="ce10" office:value-type="float" office:value="86886" calcext:value-type="float">
            <text:p><text:s/>86 886 </text:p>
          </table:table-cell>
          <table:table-cell table:style-name="ce10" office:value-type="float" office:value="87688" calcext:value-type="float">
            <text:p><text:s/>87 688 </text:p>
          </table:table-cell>
          <table:table-cell table:style-name="ce10" office:value-type="float" office:value="87522" calcext:value-type="float">
            <text:p><text:s/>87 522 </text:p>
          </table:table-cell>
          <table:table-cell table:style-name="ce10" office:value-type="float" office:value="83634" calcext:value-type="float">
            <text:p><text:s/>83 634 </text:p>
          </table:table-cell>
          <table:table-cell table:style-name="ce10" office:value-type="float" office:value="83226" calcext:value-type="float">
            <text:p><text:s/>83 226 </text:p>
          </table:table-cell>
          <table:table-cell table:style-name="ce10" office:value-type="float" office:value="82038" calcext:value-type="float">
            <text:p><text:s/>82 038 </text:p>
          </table:table-cell>
          <table:table-cell table:style-name="ce13" office:value-type="float" office:value="83018" calcext:value-type="float">
            <text:p><text:s/>83 018 </text:p>
          </table:table-cell>
          <table:table-cell table:style-name="ce13" office:value-type="float" office:value="80803" calcext:value-type="float">
            <text:p><text:s/>80 803 </text:p>
          </table:table-cell>
          <table:table-cell table:style-name="ce13" office:value-type="float" office:value="79670" calcext:value-type="float">
            <text:p><text:s/>79 670 </text:p>
          </table:table-cell>
          <table:table-cell table:style-name="ce13" office:value-type="float" office:value="79033" calcext:value-type="float">
            <text:p><text:s/>79 033 </text:p>
          </table:table-cell>
          <table:table-cell table:style-name="ce13" office:value-type="float" office:value="76736" calcext:value-type="float">
            <text:p><text:s/>76 736 </text:p>
          </table:table-cell>
          <table:table-cell table:style-name="ce13" office:value-type="float" office:value="76534" calcext:value-type="float">
            <text:p><text:s/>76 534 </text:p>
          </table:table-cell>
          <table:table-cell table:style-name="ce14" office:value-type="float" office:value="76637" calcext:value-type="float">
            <text:p>76637</text:p>
          </table:table-cell>
          <table:table-cell table:style-name="ce14" office:value-type="float" office:value="76270" calcext:value-type="float">
            <text:p>76270</text:p>
          </table:table-cell>
          <table:table-cell table:style-name="ce14" office:value-type="float" office:value="78084" calcext:value-type="float">
            <text:p>78084</text:p>
          </table:table-cell>
          <table:table-cell table:number-columns-repeated="87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46598" calcext:value-type="float">
            <text:p><text:s/>46 598 </text:p>
          </table:table-cell>
          <table:table-cell table:style-name="ce5" office:value-type="float" office:value="46362" calcext:value-type="float">
            <text:p><text:s/>46 362 </text:p>
          </table:table-cell>
          <table:table-cell table:style-name="ce5" office:value-type="float" office:value="46255" calcext:value-type="float">
            <text:p><text:s/>46 255 </text:p>
          </table:table-cell>
          <table:table-cell table:style-name="ce5" office:value-type="float" office:value="47416" calcext:value-type="float">
            <text:p><text:s/>47 416 </text:p>
          </table:table-cell>
          <table:table-cell table:style-name="ce5" office:value-type="float" office:value="48501" calcext:value-type="float">
            <text:p><text:s/>48 501 </text:p>
          </table:table-cell>
          <table:table-cell table:style-name="ce5" office:value-type="float" office:value="49967" calcext:value-type="float">
            <text:p><text:s/>49 967 </text:p>
          </table:table-cell>
          <table:table-cell table:style-name="ce5" office:value-type="float" office:value="51171" calcext:value-type="float">
            <text:p><text:s/>51 171 </text:p>
          </table:table-cell>
          <table:table-cell table:style-name="ce5" office:value-type="float" office:value="52356" calcext:value-type="float">
            <text:p><text:s/>52 356 </text:p>
          </table:table-cell>
          <table:table-cell table:style-name="ce5" office:value-type="float" office:value="53555" calcext:value-type="float">
            <text:p><text:s/>53 555 </text:p>
          </table:table-cell>
          <table:table-cell table:style-name="ce5" office:value-type="float" office:value="54006" calcext:value-type="float">
            <text:p><text:s/>54 006 </text:p>
          </table:table-cell>
          <table:table-cell table:style-name="ce5" office:value-type="float" office:value="54667" calcext:value-type="float">
            <text:p><text:s/>54 667 </text:p>
          </table:table-cell>
          <table:table-cell table:style-name="ce5" office:value-type="float" office:value="55348" calcext:value-type="float">
            <text:p><text:s/>55 348 </text:p>
          </table:table-cell>
          <table:table-cell table:style-name="ce5" office:value-type="float" office:value="56026" calcext:value-type="float">
            <text:p><text:s/>56 026 </text:p>
          </table:table-cell>
          <table:table-cell table:style-name="ce5" office:value-type="float" office:value="56050" calcext:value-type="float">
            <text:p><text:s/>56 050 </text:p>
          </table:table-cell>
          <table:table-cell table:style-name="ce5" office:value-type="float" office:value="55976" calcext:value-type="float">
            <text:p><text:s/>55 976 </text:p>
          </table:table-cell>
          <table:table-cell table:style-name="ce5" office:value-type="float" office:value="55914" calcext:value-type="float">
            <text:p><text:s/>55 914 </text:p>
          </table:table-cell>
          <table:table-cell table:style-name="ce5" office:value-type="float" office:value="56027" calcext:value-type="float">
            <text:p><text:s/>56 027 </text:p>
          </table:table-cell>
          <table:table-cell table:style-name="ce5" office:value-type="float" office:value="56150" calcext:value-type="float">
            <text:p><text:s/>56 150 </text:p>
          </table:table-cell>
          <table:table-cell table:style-name="ce5" office:value-type="float" office:value="56409" calcext:value-type="float">
            <text:p><text:s/>56 409 </text:p>
          </table:table-cell>
          <table:table-cell table:style-name="ce5" office:value-type="float" office:value="56797" calcext:value-type="float">
            <text:p><text:s/>56 797 </text:p>
          </table:table-cell>
          <table:table-cell table:style-name="ce5" office:value-type="float" office:value="56773" calcext:value-type="float">
            <text:p><text:s/>56 773 </text:p>
          </table:table-cell>
          <table:table-cell table:style-name="ce5" office:value-type="float" office:value="58330" calcext:value-type="float">
            <text:p><text:s/>58 330 </text:p>
          </table:table-cell>
          <table:table-cell table:style-name="ce5" office:value-type="float" office:value="58469" calcext:value-type="float">
            <text:p><text:s/>58 469 </text:p>
          </table:table-cell>
          <table:table-cell table:style-name="ce5" office:value-type="float" office:value="59522" calcext:value-type="float">
            <text:p><text:s/>59 522 </text:p>
          </table:table-cell>
          <table:table-cell table:style-name="ce5" office:value-type="float" office:value="62308" calcext:value-type="float">
            <text:p><text:s/>62 308 </text:p>
          </table:table-cell>
          <table:table-cell table:style-name="ce5" office:value-type="float" office:value="65091" calcext:value-type="float">
            <text:p><text:s/>65 091 </text:p>
          </table:table-cell>
          <table:table-cell table:style-name="ce5" office:value-type="float" office:value="63312" calcext:value-type="float">
            <text:p><text:s/>63 312 </text:p>
          </table:table-cell>
          <table:table-cell table:style-name="ce5" office:value-type="float" office:value="61853" calcext:value-type="float">
            <text:p><text:s/>61 853 </text:p>
          </table:table-cell>
          <table:table-cell table:style-name="ce5" office:value-type="float" office:value="63480" calcext:value-type="float">
            <text:p><text:s/>63 480 </text:p>
          </table:table-cell>
          <table:table-cell table:style-name="ce5" office:value-type="float" office:value="61609" calcext:value-type="float">
            <text:p><text:s/>61 609 </text:p>
          </table:table-cell>
          <table:table-cell table:style-name="ce5" office:value-type="float" office:value="63060" calcext:value-type="float">
            <text:p><text:s/>63 060 </text:p>
          </table:table-cell>
          <table:table-cell table:style-name="ce5" office:value-type="float" office:value="61284" calcext:value-type="float">
            <text:p><text:s/>61 284 </text:p>
          </table:table-cell>
          <table:table-cell table:style-name="ce5" office:value-type="float" office:value="60847" calcext:value-type="float">
            <text:p><text:s/>60 847 </text:p>
          </table:table-cell>
          <table:table-cell table:style-name="ce5" office:value-type="float" office:value="63385" calcext:value-type="float">
            <text:p><text:s/>63 385 </text:p>
          </table:table-cell>
          <table:table-cell table:style-name="ce5" office:value-type="float" office:value="62057" calcext:value-type="float">
            <text:p><text:s/>62 057 </text:p>
          </table:table-cell>
          <table:table-cell table:style-name="ce5" office:value-type="float" office:value="62547" calcext:value-type="float">
            <text:p><text:s/>62 547 </text:p>
          </table:table-cell>
          <table:table-cell table:style-name="ce5" office:value-type="float" office:value="62548" calcext:value-type="float">
            <text:p><text:s/>62 548 </text:p>
          </table:table-cell>
          <table:table-cell table:style-name="ce5" office:value-type="float" office:value="63292" calcext:value-type="float">
            <text:p><text:s/>63 292 </text:p>
          </table:table-cell>
          <table:table-cell table:style-name="ce5" office:value-type="float" office:value="63396" calcext:value-type="float">
            <text:p><text:s/>63 396 </text:p>
          </table:table-cell>
          <table:table-cell table:style-name="ce5" office:value-type="float" office:value="61224" calcext:value-type="float">
            <text:p><text:s/>61 224 </text:p>
          </table:table-cell>
          <table:table-cell table:style-name="ce5" office:value-type="float" office:value="66916" calcext:value-type="float">
            <text:p><text:s/>66 916 </text:p>
          </table:table-cell>
          <table:table-cell table:style-name="ce5" office:value-type="float" office:value="66914" calcext:value-type="float">
            <text:p><text:s/>66 914 </text:p>
          </table:table-cell>
          <table:table-cell table:style-name="ce5" office:value-type="float" office:value="68707" calcext:value-type="float">
            <text:p><text:s/>68 707 </text:p>
          </table:table-cell>
          <table:table-cell table:style-name="ce5" office:value-type="float" office:value="68439" calcext:value-type="float">
            <text:p><text:s/>68 439 </text:p>
          </table:table-cell>
          <table:table-cell table:style-name="ce5" office:value-type="float" office:value="69412" calcext:value-type="float">
            <text:p><text:s/>69 412 </text:p>
          </table:table-cell>
          <table:table-cell table:style-name="ce5" office:value-type="float" office:value="72386" calcext:value-type="float">
            <text:p><text:s/>72 386 </text:p>
          </table:table-cell>
          <table:table-cell table:style-name="ce5" office:value-type="float" office:value="73582" calcext:value-type="float">
            <text:p><text:s/>73 582 </text:p>
          </table:table-cell>
          <table:table-cell table:style-name="ce5" office:value-type="float" office:value="74851" calcext:value-type="float">
            <text:p><text:s/>74 851 </text:p>
          </table:table-cell>
          <table:table-cell table:style-name="ce5" office:value-type="float" office:value="76846" calcext:value-type="float">
            <text:p><text:s/>76 846 </text:p>
          </table:table-cell>
          <table:table-cell table:style-name="ce5" office:value-type="float" office:value="77039" calcext:value-type="float">
            <text:p><text:s/>77 039 </text:p>
          </table:table-cell>
          <table:table-cell table:style-name="ce5" office:value-type="float" office:value="80251" calcext:value-type="float">
            <text:p><text:s/>80 251 </text:p>
          </table:table-cell>
          <table:table-cell table:style-name="ce5" office:value-type="float" office:value="79668" calcext:value-type="float">
            <text:p><text:s/>79 668 </text:p>
          </table:table-cell>
          <table:table-cell table:style-name="ce5" office:value-type="float" office:value="77343" calcext:value-type="float">
            <text:p><text:s/>77 343 </text:p>
          </table:table-cell>
          <table:table-cell table:style-name="ce5" office:value-type="float" office:value="78004" calcext:value-type="float">
            <text:p><text:s/>78 004 </text:p>
          </table:table-cell>
          <table:table-cell table:style-name="ce5" office:value-type="float" office:value="77609" calcext:value-type="float">
            <text:p><text:s/>77 609 </text:p>
          </table:table-cell>
          <table:table-cell table:style-name="ce5" office:value-type="float" office:value="80091" calcext:value-type="float">
            <text:p><text:s/>80 091 </text:p>
          </table:table-cell>
          <table:table-cell table:style-name="ce5" office:value-type="float" office:value="78783" calcext:value-type="float">
            <text:p><text:s/>78 783 </text:p>
          </table:table-cell>
          <table:table-cell table:style-name="ce5" office:value-type="float" office:value="79938" calcext:value-type="float">
            <text:p><text:s/>79 938 </text:p>
          </table:table-cell>
          <table:table-cell table:style-name="ce5" office:value-type="float" office:value="77756" calcext:value-type="float">
            <text:p><text:s/>77 756 </text:p>
          </table:table-cell>
          <table:table-cell table:style-name="ce5" office:value-type="float" office:value="77443" calcext:value-type="float">
            <text:p><text:s/>77 443 </text:p>
          </table:table-cell>
          <table:table-cell table:style-name="ce5" office:value-type="float" office:value="76233" calcext:value-type="float">
            <text:p><text:s/>76 233 </text:p>
          </table:table-cell>
          <table:table-cell table:style-name="ce5" office:value-type="float" office:value="76915" calcext:value-type="float">
            <text:p><text:s/>76 915 </text:p>
          </table:table-cell>
          <table:table-cell table:style-name="ce5" office:value-type="float" office:value="74849" calcext:value-type="float">
            <text:p><text:s/>74 849 </text:p>
          </table:table-cell>
          <table:table-cell table:style-name="ce5" office:value-type="float" office:value="72751" calcext:value-type="float">
            <text:p><text:s/>72 751 </text:p>
          </table:table-cell>
          <table:table-cell table:style-name="ce5" office:value-type="float" office:value="62916" calcext:value-type="float">
            <text:p><text:s/>62 916 </text:p>
          </table:table-cell>
          <table:table-cell table:style-name="ce5" office:value-type="float" office:value="64776" calcext:value-type="float">
            <text:p><text:s/>64 776 </text:p>
          </table:table-cell>
          <table:table-cell table:style-name="ce5" office:value-type="float" office:value="63484" calcext:value-type="float">
            <text:p><text:s/>63 484 </text:p>
          </table:table-cell>
          <table:table-cell table:style-name="ce5" office:value-type="float" office:value="63876" calcext:value-type="float">
            <text:p><text:s/>63 876 </text:p>
          </table:table-cell>
          <table:table-cell table:style-name="ce5" office:value-type="float" office:value="63264" calcext:value-type="float">
            <text:p><text:s/>63 264 </text:p>
          </table:table-cell>
          <table:table-cell table:style-name="ce5" office:value-type="float" office:value="71423" calcext:value-type="float">
            <text:p><text:s/>71 423 </text:p>
          </table:table-cell>
          <table:table-cell table:style-name="ce5" office:value-type="float" office:value="74178" calcext:value-type="float">
            <text:p><text:s/>74 178 </text:p>
          </table:table-cell>
          <table:table-cell table:style-name="ce5" office:value-type="float" office:value="70035" calcext:value-type="float">
            <text:p><text:s/>70 035 </text:p>
          </table:table-cell>
          <table:table-cell table:style-name="ce5" office:value-type="float" office:value="69260" calcext:value-type="float">
            <text:p><text:s/>69 260 </text:p>
          </table:table-cell>
          <table:table-cell table:style-name="ce5" office:value-type="float" office:value="67501" calcext:value-type="float">
            <text:p><text:s/>67 501 </text:p>
          </table:table-cell>
          <table:table-cell table:style-name="ce5" office:value-type="float" office:value="66572" calcext:value-type="float">
            <text:p><text:s/>66 572 </text:p>
          </table:table-cell>
          <table:table-cell table:style-name="ce5" office:value-type="float" office:value="67004" calcext:value-type="float">
            <text:p><text:s/>67 004 </text:p>
          </table:table-cell>
          <table:table-cell table:style-name="ce5" office:value-type="float" office:value="65096" calcext:value-type="float">
            <text:p><text:s/>65 096 </text:p>
          </table:table-cell>
          <table:table-cell table:style-name="ce5" office:value-type="float" office:value="65107" calcext:value-type="float">
            <text:p><text:s/>65 107 </text:p>
          </table:table-cell>
          <table:table-cell table:style-name="ce5" office:value-type="float" office:value="64484" calcext:value-type="float">
            <text:p><text:s/>64 484 </text:p>
          </table:table-cell>
          <table:table-cell table:style-name="ce5" office:value-type="float" office:value="65643" calcext:value-type="float">
            <text:p><text:s/>65 643 </text:p>
          </table:table-cell>
          <table:table-cell table:style-name="ce5" office:value-type="float" office:value="63956" calcext:value-type="float">
            <text:p><text:s/>63 956 </text:p>
          </table:table-cell>
          <table:table-cell table:style-name="ce5" office:value-type="float" office:value="64359" calcext:value-type="float">
            <text:p><text:s/>64 359 </text:p>
          </table:table-cell>
          <table:table-cell table:style-name="ce5" office:value-type="float" office:value="63262" calcext:value-type="float">
            <text:p><text:s/>63 262 </text:p>
          </table:table-cell>
          <table:table-cell table:style-name="ce5" office:value-type="float" office:value="63098" calcext:value-type="float">
            <text:p><text:s/>63 098 </text:p>
          </table:table-cell>
          <table:table-cell table:style-name="ce5" office:value-type="float" office:value="62439" calcext:value-type="float">
            <text:p><text:s/>62 439 </text:p>
          </table:table-cell>
          <table:table-cell table:style-name="ce5" office:value-type="float" office:value="61456" calcext:value-type="float">
            <text:p><text:s/>61 456 </text:p>
          </table:table-cell>
          <table:table-cell table:style-name="ce5" office:value-type="float" office:value="59159" calcext:value-type="float">
            <text:p><text:s/>59 159 </text:p>
          </table:table-cell>
          <table:table-cell table:style-name="ce5" office:value-type="float" office:value="60788" calcext:value-type="float">
            <text:p><text:s/>60 788 </text:p>
          </table:table-cell>
          <table:table-cell table:style-name="ce5" office:value-type="float" office:value="61028" calcext:value-type="float">
            <text:p><text:s/>61 028 </text:p>
          </table:table-cell>
          <table:table-cell table:style-name="ce5" office:value-type="float" office:value="62021" calcext:value-type="float">
            <text:p><text:s/>62 021 </text:p>
          </table:table-cell>
          <table:table-cell table:style-name="ce5" office:value-type="float" office:value="69063" calcext:value-type="float">
            <text:p><text:s/>69 063 </text:p>
          </table:table-cell>
          <table:table-cell table:style-name="ce5" office:value-type="float" office:value="76400" calcext:value-type="float">
            <text:p><text:s/>76 400 </text:p>
          </table:table-cell>
          <table:table-cell table:style-name="ce5" office:value-type="float" office:value="80319" calcext:value-type="float">
            <text:p><text:s/>80 319 </text:p>
          </table:table-cell>
          <table:table-cell table:style-name="ce5" office:value-type="float" office:value="82530" calcext:value-type="float">
            <text:p><text:s/>82 530 </text:p>
          </table:table-cell>
          <table:table-cell table:style-name="ce5" office:value-type="float" office:value="86063" calcext:value-type="float">
            <text:p><text:s/>86 063 </text:p>
          </table:table-cell>
          <table:table-cell table:style-name="ce5" office:value-type="float" office:value="86338" calcext:value-type="float">
            <text:p><text:s/>86 338 </text:p>
          </table:table-cell>
          <table:table-cell table:style-name="ce5" office:value-type="float" office:value="85391" calcext:value-type="float">
            <text:p><text:s/>85 391 </text:p>
          </table:table-cell>
          <table:table-cell table:style-name="ce5" office:value-type="float" office:value="85750" calcext:value-type="float">
            <text:p><text:s/>85 750 </text:p>
          </table:table-cell>
          <table:table-cell table:style-name="ce5" office:value-type="float" office:value="82803" calcext:value-type="float">
            <text:p><text:s/>82 803 </text:p>
          </table:table-cell>
          <table:table-cell table:style-name="ce5" office:value-type="float" office:value="83580" calcext:value-type="float">
            <text:p><text:s/>83 580 </text:p>
          </table:table-cell>
          <table:table-cell table:style-name="ce10" office:value-type="float" office:value="80603" calcext:value-type="float">
            <text:p><text:s/>80 603 </text:p>
          </table:table-cell>
          <table:table-cell table:style-name="ce10" office:value-type="float" office:value="85206" calcext:value-type="float">
            <text:p><text:s/>85 206 </text:p>
          </table:table-cell>
          <table:table-cell table:style-name="ce10" office:value-type="float" office:value="85283" calcext:value-type="float">
            <text:p><text:s/>85 283 </text:p>
          </table:table-cell>
          <table:table-cell table:style-name="ce10" office:value-type="float" office:value="85344" calcext:value-type="float">
            <text:p><text:s/>85 344 </text:p>
          </table:table-cell>
          <table:table-cell table:style-name="ce10" office:value-type="float" office:value="86607" calcext:value-type="float">
            <text:p><text:s/>86 607 </text:p>
          </table:table-cell>
          <table:table-cell table:style-name="ce10" office:value-type="float" office:value="89131" calcext:value-type="float">
            <text:p><text:s/>89 131 </text:p>
          </table:table-cell>
          <table:table-cell table:style-name="ce10" office:value-type="float" office:value="91532" calcext:value-type="float">
            <text:p><text:s/>91 532 </text:p>
          </table:table-cell>
          <table:table-cell table:style-name="ce10" office:value-type="float" office:value="92120" calcext:value-type="float">
            <text:p><text:s/>92 120 </text:p>
          </table:table-cell>
          <table:table-cell table:style-name="ce10" office:value-type="float" office:value="93676" calcext:value-type="float">
            <text:p><text:s/>93 676 </text:p>
          </table:table-cell>
          <table:table-cell table:style-name="ce10" office:value-type="float" office:value="95042" calcext:value-type="float">
            <text:p><text:s/>95 042 </text:p>
          </table:table-cell>
          <table:table-cell table:style-name="ce10" office:value-type="float" office:value="97286" calcext:value-type="float">
            <text:p><text:s/>97 286 </text:p>
          </table:table-cell>
          <table:table-cell table:style-name="ce10" office:value-type="float" office:value="99476" calcext:value-type="float">
            <text:p><text:s/>99 476 </text:p>
          </table:table-cell>
          <table:table-cell table:style-name="ce10" office:value-type="float" office:value="103392" calcext:value-type="float">
            <text:p><text:s/>103 392 </text:p>
          </table:table-cell>
          <table:table-cell table:style-name="ce10" office:value-type="float" office:value="105507" calcext:value-type="float">
            <text:p><text:s/>105 507 </text:p>
          </table:table-cell>
          <table:table-cell table:style-name="ce10" office:value-type="float" office:value="104121" calcext:value-type="float">
            <text:p><text:s/>104 121 </text:p>
          </table:table-cell>
          <table:table-cell table:style-name="ce10" office:value-type="float" office:value="101623" calcext:value-type="float">
            <text:p><text:s/>101 623 </text:p>
          </table:table-cell>
          <table:table-cell table:style-name="ce10" office:value-type="float" office:value="98120" calcext:value-type="float">
            <text:p><text:s/>98 120 </text:p>
          </table:table-cell>
          <table:table-cell table:style-name="ce10" office:value-type="float" office:value="95767" calcext:value-type="float">
            <text:p><text:s/>95 767 </text:p>
          </table:table-cell>
          <table:table-cell table:style-name="ce10" office:value-type="float" office:value="92004" calcext:value-type="float">
            <text:p><text:s/>92 004 </text:p>
          </table:table-cell>
          <table:table-cell table:style-name="ce10" office:value-type="float" office:value="89263" calcext:value-type="float">
            <text:p><text:s/>89 263 </text:p>
          </table:table-cell>
          <table:table-cell table:style-name="ce10" office:value-type="float" office:value="87107" calcext:value-type="float">
            <text:p><text:s/>87 107 </text:p>
          </table:table-cell>
          <table:table-cell table:style-name="ce10" office:value-type="float" office:value="83151" calcext:value-type="float">
            <text:p><text:s/>83 151 </text:p>
          </table:table-cell>
          <table:table-cell table:style-name="ce10" office:value-type="float" office:value="79413" calcext:value-type="float">
            <text:p><text:s/>79 413 </text:p>
          </table:table-cell>
          <table:table-cell table:style-name="ce10" office:value-type="float" office:value="76992" calcext:value-type="float">
            <text:p><text:s/>76 992 </text:p>
          </table:table-cell>
          <table:table-cell table:style-name="ce10" office:value-type="float" office:value="73586" calcext:value-type="float">
            <text:p><text:s/>73 586 </text:p>
          </table:table-cell>
          <table:table-cell table:style-name="ce10" office:value-type="float" office:value="72339" calcext:value-type="float">
            <text:p><text:s/>72 339 </text:p>
          </table:table-cell>
          <table:table-cell table:style-name="ce10" office:value-type="float" office:value="72843" calcext:value-type="float">
            <text:p><text:s/>72 843 </text:p>
          </table:table-cell>
          <table:table-cell table:style-name="ce10" office:value-type="float" office:value="72153" calcext:value-type="float">
            <text:p><text:s/>72 153 </text:p>
          </table:table-cell>
          <table:table-cell table:style-name="ce10" office:value-type="float" office:value="73448" calcext:value-type="float">
            <text:p><text:s/>73 448 </text:p>
          </table:table-cell>
          <table:table-cell table:style-name="ce10" office:value-type="float" office:value="76148" calcext:value-type="float">
            <text:p><text:s/>76 148 </text:p>
          </table:table-cell>
          <table:table-cell table:style-name="ce10" office:value-type="float" office:value="76717" calcext:value-type="float">
            <text:p><text:s/>76 717 </text:p>
          </table:table-cell>
          <table:table-cell table:style-name="ce10" office:value-type="float" office:value="77969" calcext:value-type="float">
            <text:p><text:s/>77 969 </text:p>
          </table:table-cell>
          <table:table-cell table:style-name="ce10" office:value-type="float" office:value="78120" calcext:value-type="float">
            <text:p><text:s/>78 120 </text:p>
          </table:table-cell>
          <table:table-cell table:style-name="ce10" office:value-type="float" office:value="79979" calcext:value-type="float">
            <text:p><text:s/>79 979 </text:p>
          </table:table-cell>
          <table:table-cell table:style-name="ce10" office:value-type="float" office:value="80499" calcext:value-type="float">
            <text:p><text:s/>80 499 </text:p>
          </table:table-cell>
          <table:table-cell table:style-name="ce10" office:value-type="float" office:value="81957" calcext:value-type="float">
            <text:p><text:s/>81 957 </text:p>
          </table:table-cell>
          <table:table-cell table:style-name="ce10" office:value-type="float" office:value="81808" calcext:value-type="float">
            <text:p><text:s/>81 808 </text:p>
          </table:table-cell>
          <table:table-cell table:style-name="ce10" office:value-type="float" office:value="85031" calcext:value-type="float">
            <text:p><text:s/>85 031 </text:p>
          </table:table-cell>
          <table:table-cell table:style-name="ce10" office:value-type="float" office:value="85027" calcext:value-type="float">
            <text:p><text:s/>85 027 </text:p>
          </table:table-cell>
          <table:table-cell table:style-name="ce10" office:value-type="float" office:value="87429" calcext:value-type="float">
            <text:p><text:s/>87 429 </text:p>
          </table:table-cell>
          <table:table-cell table:style-name="ce10" office:value-type="float" office:value="87997" calcext:value-type="float">
            <text:p><text:s/>87 997 </text:p>
          </table:table-cell>
          <table:table-cell table:style-name="ce10" office:value-type="float" office:value="87509" calcext:value-type="float">
            <text:p><text:s/>87 509 </text:p>
          </table:table-cell>
          <table:table-cell table:style-name="ce10" office:value-type="float" office:value="84276" calcext:value-type="float">
            <text:p><text:s/>84 276 </text:p>
          </table:table-cell>
          <table:table-cell table:style-name="ce10" office:value-type="float" office:value="83690" calcext:value-type="float">
            <text:p><text:s/>83 690 </text:p>
          </table:table-cell>
          <table:table-cell table:style-name="ce13" office:value-type="float" office:value="82543" calcext:value-type="float">
            <text:p><text:s/>82 543 </text:p>
          </table:table-cell>
          <table:table-cell table:style-name="ce13" office:value-type="float" office:value="83386" calcext:value-type="float">
            <text:p><text:s/>83 386 </text:p>
          </table:table-cell>
          <table:table-cell table:style-name="ce13" office:value-type="float" office:value="81254" calcext:value-type="float">
            <text:p><text:s/>81 254 </text:p>
          </table:table-cell>
          <table:table-cell table:style-name="ce13" office:value-type="float" office:value="80350" calcext:value-type="float">
            <text:p><text:s/>80 350 </text:p>
          </table:table-cell>
          <table:table-cell table:style-name="ce13" office:value-type="float" office:value="80000" calcext:value-type="float">
            <text:p><text:s/>80 000 </text:p>
          </table:table-cell>
          <table:table-cell table:style-name="ce13" office:value-type="float" office:value="77478" calcext:value-type="float">
            <text:p><text:s/>77 478 </text:p>
          </table:table-cell>
          <table:table-cell table:style-name="ce14" office:value-type="float" office:value="77076" calcext:value-type="float">
            <text:p>77076</text:p>
          </table:table-cell>
          <table:table-cell table:style-name="ce14" office:value-type="float" office:value="77256" calcext:value-type="float">
            <text:p>77256</text:p>
          </table:table-cell>
          <table:table-cell table:style-name="ce14" office:value-type="float" office:value="76848" calcext:value-type="float">
            <text:p>76848</text:p>
          </table:table-cell>
          <table:table-cell table:number-columns-repeated="87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float" office:value="46704" calcext:value-type="float">
            <text:p><text:s/>46 704 </text:p>
          </table:table-cell>
          <table:table-cell table:style-name="ce5" office:value-type="float" office:value="46402" calcext:value-type="float">
            <text:p><text:s/>46 402 </text:p>
          </table:table-cell>
          <table:table-cell table:style-name="ce5" office:value-type="float" office:value="46230" calcext:value-type="float">
            <text:p><text:s/>46 230 </text:p>
          </table:table-cell>
          <table:table-cell table:style-name="ce5" office:value-type="float" office:value="46189" calcext:value-type="float">
            <text:p><text:s/>46 189 </text:p>
          </table:table-cell>
          <table:table-cell table:style-name="ce5" office:value-type="float" office:value="47295" calcext:value-type="float">
            <text:p><text:s/>47 295 </text:p>
          </table:table-cell>
          <table:table-cell table:style-name="ce5" office:value-type="float" office:value="48323" calcext:value-type="float">
            <text:p><text:s/>48 323 </text:p>
          </table:table-cell>
          <table:table-cell table:style-name="ce5" office:value-type="float" office:value="49822" calcext:value-type="float">
            <text:p><text:s/>49 822 </text:p>
          </table:table-cell>
          <table:table-cell table:style-name="ce5" office:value-type="float" office:value="50998" calcext:value-type="float">
            <text:p><text:s/>50 998 </text:p>
          </table:table-cell>
          <table:table-cell table:style-name="ce5" office:value-type="float" office:value="52152" calcext:value-type="float">
            <text:p><text:s/>52 152 </text:p>
          </table:table-cell>
          <table:table-cell table:style-name="ce5" office:value-type="float" office:value="53128" calcext:value-type="float">
            <text:p><text:s/>53 128 </text:p>
          </table:table-cell>
          <table:table-cell table:style-name="ce5" office:value-type="float" office:value="53675" calcext:value-type="float">
            <text:p><text:s/>53 675 </text:p>
          </table:table-cell>
          <table:table-cell table:style-name="ce5" office:value-type="float" office:value="54312" calcext:value-type="float">
            <text:p><text:s/>54 312 </text:p>
          </table:table-cell>
          <table:table-cell table:style-name="ce5" office:value-type="float" office:value="55018" calcext:value-type="float">
            <text:p><text:s/>55 018 </text:p>
          </table:table-cell>
          <table:table-cell table:style-name="ce5" office:value-type="float" office:value="55686" calcext:value-type="float">
            <text:p><text:s/>55 686 </text:p>
          </table:table-cell>
          <table:table-cell table:style-name="ce5" office:value-type="float" office:value="55677" calcext:value-type="float">
            <text:p><text:s/>55 677 </text:p>
          </table:table-cell>
          <table:table-cell table:style-name="ce5" office:value-type="float" office:value="55559" calcext:value-type="float">
            <text:p><text:s/>55 559 </text:p>
          </table:table-cell>
          <table:table-cell table:style-name="ce5" office:value-type="float" office:value="55473" calcext:value-type="float">
            <text:p><text:s/>55 473 </text:p>
          </table:table-cell>
          <table:table-cell table:style-name="ce5" office:value-type="float" office:value="55599" calcext:value-type="float">
            <text:p><text:s/>55 599 </text:p>
          </table:table-cell>
          <table:table-cell table:style-name="ce5" office:value-type="float" office:value="55733" calcext:value-type="float">
            <text:p><text:s/>55 733 </text:p>
          </table:table-cell>
          <table:table-cell table:style-name="ce5" office:value-type="float" office:value="56211" calcext:value-type="float">
            <text:p><text:s/>56 211 </text:p>
          </table:table-cell>
          <table:table-cell table:style-name="ce5" office:value-type="float" office:value="56472" calcext:value-type="float">
            <text:p><text:s/>56 472 </text:p>
          </table:table-cell>
          <table:table-cell table:style-name="ce5" office:value-type="float" office:value="56432" calcext:value-type="float">
            <text:p><text:s/>56 432 </text:p>
          </table:table-cell>
          <table:table-cell table:style-name="ce5" office:value-type="float" office:value="57942" calcext:value-type="float">
            <text:p><text:s/>57 942 </text:p>
          </table:table-cell>
          <table:table-cell table:style-name="ce5" office:value-type="float" office:value="58312" calcext:value-type="float">
            <text:p><text:s/>58 312 </text:p>
          </table:table-cell>
          <table:table-cell table:style-name="ce5" office:value-type="float" office:value="59226" calcext:value-type="float">
            <text:p><text:s/>59 226 </text:p>
          </table:table-cell>
          <table:table-cell table:style-name="ce5" office:value-type="float" office:value="62020" calcext:value-type="float">
            <text:p><text:s/>62 020 </text:p>
          </table:table-cell>
          <table:table-cell table:style-name="ce5" office:value-type="float" office:value="64548" calcext:value-type="float">
            <text:p><text:s/>64 548 </text:p>
          </table:table-cell>
          <table:table-cell table:style-name="ce5" office:value-type="float" office:value="62894" calcext:value-type="float">
            <text:p><text:s/>62 894 </text:p>
          </table:table-cell>
          <table:table-cell table:style-name="ce5" office:value-type="float" office:value="61508" calcext:value-type="float">
            <text:p><text:s/>61 508 </text:p>
          </table:table-cell>
          <table:table-cell table:style-name="ce5" office:value-type="float" office:value="63129" calcext:value-type="float">
            <text:p><text:s/>63 129 </text:p>
          </table:table-cell>
          <table:table-cell table:style-name="ce5" office:value-type="float" office:value="61279" calcext:value-type="float">
            <text:p><text:s/>61 279 </text:p>
          </table:table-cell>
          <table:table-cell table:style-name="ce5" office:value-type="float" office:value="63271" calcext:value-type="float">
            <text:p><text:s/>63 271 </text:p>
          </table:table-cell>
          <table:table-cell table:style-name="ce5" office:value-type="float" office:value="61503" calcext:value-type="float">
            <text:p><text:s/>61 503 </text:p>
          </table:table-cell>
          <table:table-cell table:style-name="ce5" office:value-type="float" office:value="61073" calcext:value-type="float">
            <text:p><text:s/>61 073 </text:p>
          </table:table-cell>
          <table:table-cell table:style-name="ce5" office:value-type="float" office:value="63201" calcext:value-type="float">
            <text:p><text:s/>63 201 </text:p>
          </table:table-cell>
          <table:table-cell table:style-name="ce5" office:value-type="float" office:value="61956" calcext:value-type="float">
            <text:p><text:s/>61 956 </text:p>
          </table:table-cell>
          <table:table-cell table:style-name="ce5" office:value-type="float" office:value="62604" calcext:value-type="float">
            <text:p><text:s/>62 604 </text:p>
          </table:table-cell>
          <table:table-cell table:style-name="ce5" office:value-type="float" office:value="62689" calcext:value-type="float">
            <text:p><text:s/>62 689 </text:p>
          </table:table-cell>
          <table:table-cell table:style-name="ce5" office:value-type="float" office:value="63214" calcext:value-type="float">
            <text:p><text:s/>63 214 </text:p>
          </table:table-cell>
          <table:table-cell table:style-name="ce5" office:value-type="float" office:value="63270" calcext:value-type="float">
            <text:p><text:s/>63 270 </text:p>
          </table:table-cell>
          <table:table-cell table:style-name="ce5" office:value-type="float" office:value="61111" calcext:value-type="float">
            <text:p><text:s/>61 111 </text:p>
          </table:table-cell>
          <table:table-cell table:style-name="ce5" office:value-type="float" office:value="67325" calcext:value-type="float">
            <text:p><text:s/>67 325 </text:p>
          </table:table-cell>
          <table:table-cell table:style-name="ce5" office:value-type="float" office:value="67346" calcext:value-type="float">
            <text:p><text:s/>67 346 </text:p>
          </table:table-cell>
          <table:table-cell table:style-name="ce5" office:value-type="float" office:value="69136" calcext:value-type="float">
            <text:p><text:s/>69 136 </text:p>
          </table:table-cell>
          <table:table-cell table:style-name="ce5" office:value-type="float" office:value="68839" calcext:value-type="float">
            <text:p><text:s/>68 839 </text:p>
          </table:table-cell>
          <table:table-cell table:style-name="ce5" office:value-type="float" office:value="69822" calcext:value-type="float">
            <text:p><text:s/>69 822 </text:p>
          </table:table-cell>
          <table:table-cell table:style-name="ce5" office:value-type="float" office:value="72333" calcext:value-type="float">
            <text:p><text:s/>72 333 </text:p>
          </table:table-cell>
          <table:table-cell table:style-name="ce5" office:value-type="float" office:value="73584" calcext:value-type="float">
            <text:p><text:s/>73 584 </text:p>
          </table:table-cell>
          <table:table-cell table:style-name="ce5" office:value-type="float" office:value="74910" calcext:value-type="float">
            <text:p><text:s/>74 910 </text:p>
          </table:table-cell>
          <table:table-cell table:style-name="ce5" office:value-type="float" office:value="76995" calcext:value-type="float">
            <text:p><text:s/>76 995 </text:p>
          </table:table-cell>
          <table:table-cell table:style-name="ce5" office:value-type="float" office:value="77063" calcext:value-type="float">
            <text:p><text:s/>77 063 </text:p>
          </table:table-cell>
          <table:table-cell table:style-name="ce5" office:value-type="float" office:value="80168" calcext:value-type="float">
            <text:p><text:s/>80 168 </text:p>
          </table:table-cell>
          <table:table-cell table:style-name="ce5" office:value-type="float" office:value="79582" calcext:value-type="float">
            <text:p><text:s/>79 582 </text:p>
          </table:table-cell>
          <table:table-cell table:style-name="ce5" office:value-type="float" office:value="77251" calcext:value-type="float">
            <text:p><text:s/>77 251 </text:p>
          </table:table-cell>
          <table:table-cell table:style-name="ce5" office:value-type="float" office:value="77901" calcext:value-type="float">
            <text:p><text:s/>77 901 </text:p>
          </table:table-cell>
          <table:table-cell table:style-name="ce5" office:value-type="float" office:value="77511" calcext:value-type="float">
            <text:p><text:s/>77 511 </text:p>
          </table:table-cell>
          <table:table-cell table:style-name="ce5" office:value-type="float" office:value="79835" calcext:value-type="float">
            <text:p><text:s/>79 835 </text:p>
          </table:table-cell>
          <table:table-cell table:style-name="ce5" office:value-type="float" office:value="78566" calcext:value-type="float">
            <text:p><text:s/>78 566 </text:p>
          </table:table-cell>
          <table:table-cell table:style-name="ce5" office:value-type="float" office:value="79668" calcext:value-type="float">
            <text:p><text:s/>79 668 </text:p>
          </table:table-cell>
          <table:table-cell table:style-name="ce5" office:value-type="float" office:value="77647" calcext:value-type="float">
            <text:p><text:s/>77 647 </text:p>
          </table:table-cell>
          <table:table-cell table:style-name="ce5" office:value-type="float" office:value="77015" calcext:value-type="float">
            <text:p><text:s/>77 015 </text:p>
          </table:table-cell>
          <table:table-cell table:style-name="ce5" office:value-type="float" office:value="76217" calcext:value-type="float">
            <text:p><text:s/>76 217 </text:p>
          </table:table-cell>
          <table:table-cell table:style-name="ce5" office:value-type="float" office:value="76912" calcext:value-type="float">
            <text:p><text:s/>76 912 </text:p>
          </table:table-cell>
          <table:table-cell table:style-name="ce5" office:value-type="float" office:value="74843" calcext:value-type="float">
            <text:p><text:s/>74 843 </text:p>
          </table:table-cell>
          <table:table-cell table:style-name="ce5" office:value-type="float" office:value="72737" calcext:value-type="float">
            <text:p><text:s/>72 737 </text:p>
          </table:table-cell>
          <table:table-cell table:style-name="ce5" office:value-type="float" office:value="62913" calcext:value-type="float">
            <text:p><text:s/>62 913 </text:p>
          </table:table-cell>
          <table:table-cell table:style-name="ce5" office:value-type="float" office:value="64694" calcext:value-type="float">
            <text:p><text:s/>64 694 </text:p>
          </table:table-cell>
          <table:table-cell table:style-name="ce5" office:value-type="float" office:value="63413" calcext:value-type="float">
            <text:p><text:s/>63 413 </text:p>
          </table:table-cell>
          <table:table-cell table:style-name="ce5" office:value-type="float" office:value="63812" calcext:value-type="float">
            <text:p><text:s/>63 812 </text:p>
          </table:table-cell>
          <table:table-cell table:style-name="ce5" office:value-type="float" office:value="63249" calcext:value-type="float">
            <text:p><text:s/>63 249 </text:p>
          </table:table-cell>
          <table:table-cell table:style-name="ce5" office:value-type="float" office:value="71169" calcext:value-type="float">
            <text:p><text:s/>71 169 </text:p>
          </table:table-cell>
          <table:table-cell table:style-name="ce5" office:value-type="float" office:value="74058" calcext:value-type="float">
            <text:p><text:s/>74 058 </text:p>
          </table:table-cell>
          <table:table-cell table:style-name="ce5" office:value-type="float" office:value="69936" calcext:value-type="float">
            <text:p><text:s/>69 936 </text:p>
          </table:table-cell>
          <table:table-cell table:style-name="ce5" office:value-type="float" office:value="69388" calcext:value-type="float">
            <text:p><text:s/>69 388 </text:p>
          </table:table-cell>
          <table:table-cell table:style-name="ce5" office:value-type="float" office:value="67532" calcext:value-type="float">
            <text:p><text:s/>67 532 </text:p>
          </table:table-cell>
          <table:table-cell table:style-name="ce5" office:value-type="float" office:value="66599" calcext:value-type="float">
            <text:p><text:s/>66 599 </text:p>
          </table:table-cell>
          <table:table-cell table:style-name="ce5" office:value-type="float" office:value="66895" calcext:value-type="float">
            <text:p><text:s/>66 895 </text:p>
          </table:table-cell>
          <table:table-cell table:style-name="ce5" office:value-type="float" office:value="65089" calcext:value-type="float">
            <text:p><text:s/>65 089 </text:p>
          </table:table-cell>
          <table:table-cell table:style-name="ce5" office:value-type="float" office:value="65121" calcext:value-type="float">
            <text:p><text:s/>65 121 </text:p>
          </table:table-cell>
          <table:table-cell table:style-name="ce5" office:value-type="float" office:value="64541" calcext:value-type="float">
            <text:p><text:s/>64 541 </text:p>
          </table:table-cell>
          <table:table-cell table:style-name="ce5" office:value-type="float" office:value="65631" calcext:value-type="float">
            <text:p><text:s/>65 631 </text:p>
          </table:table-cell>
          <table:table-cell table:style-name="ce5" office:value-type="float" office:value="63932" calcext:value-type="float">
            <text:p><text:s/>63 932 </text:p>
          </table:table-cell>
          <table:table-cell table:style-name="ce5" office:value-type="float" office:value="64323" calcext:value-type="float">
            <text:p><text:s/>64 323 </text:p>
          </table:table-cell>
          <table:table-cell table:style-name="ce5" office:value-type="float" office:value="63238" calcext:value-type="float">
            <text:p><text:s/>63 238 </text:p>
          </table:table-cell>
          <table:table-cell table:style-name="ce5" office:value-type="float" office:value="63123" calcext:value-type="float">
            <text:p><text:s/>63 123 </text:p>
          </table:table-cell>
          <table:table-cell table:style-name="ce5" office:value-type="float" office:value="62523" calcext:value-type="float">
            <text:p><text:s/>62 523 </text:p>
          </table:table-cell>
          <table:table-cell table:style-name="ce5" office:value-type="float" office:value="61674" calcext:value-type="float">
            <text:p><text:s/>61 674 </text:p>
          </table:table-cell>
          <table:table-cell table:style-name="ce5" office:value-type="float" office:value="59542" calcext:value-type="float">
            <text:p><text:s/>59 542 </text:p>
          </table:table-cell>
          <table:table-cell table:style-name="ce5" office:value-type="float" office:value="61123" calcext:value-type="float">
            <text:p><text:s/>61 123 </text:p>
          </table:table-cell>
          <table:table-cell table:style-name="ce5" office:value-type="float" office:value="61150" calcext:value-type="float">
            <text:p><text:s/>61 150 </text:p>
          </table:table-cell>
          <table:table-cell table:style-name="ce5" office:value-type="float" office:value="62177" calcext:value-type="float">
            <text:p><text:s/>62 177 </text:p>
          </table:table-cell>
          <table:table-cell table:style-name="ce5" office:value-type="float" office:value="68992" calcext:value-type="float">
            <text:p><text:s/>68 992 </text:p>
          </table:table-cell>
          <table:table-cell table:style-name="ce5" office:value-type="float" office:value="75822" calcext:value-type="float">
            <text:p><text:s/>75 822 </text:p>
          </table:table-cell>
          <table:table-cell table:style-name="ce5" office:value-type="float" office:value="79445" calcext:value-type="float">
            <text:p><text:s/>79 445 </text:p>
          </table:table-cell>
          <table:table-cell table:style-name="ce5" office:value-type="float" office:value="81715" calcext:value-type="float">
            <text:p><text:s/>81 715 </text:p>
          </table:table-cell>
          <table:table-cell table:style-name="ce5" office:value-type="float" office:value="85171" calcext:value-type="float">
            <text:p><text:s/>85 171 </text:p>
          </table:table-cell>
          <table:table-cell table:style-name="ce5" office:value-type="float" office:value="85944" calcext:value-type="float">
            <text:p><text:s/>85 944 </text:p>
          </table:table-cell>
          <table:table-cell table:style-name="ce5" office:value-type="float" office:value="85094" calcext:value-type="float">
            <text:p><text:s/>85 094 </text:p>
          </table:table-cell>
          <table:table-cell table:style-name="ce5" office:value-type="float" office:value="85485" calcext:value-type="float">
            <text:p><text:s/>85 485 </text:p>
          </table:table-cell>
          <table:table-cell table:style-name="ce5" office:value-type="float" office:value="82684" calcext:value-type="float">
            <text:p><text:s/>82 684 </text:p>
          </table:table-cell>
          <table:table-cell table:style-name="ce10" office:value-type="float" office:value="83452" calcext:value-type="float">
            <text:p><text:s/>83 452 </text:p>
          </table:table-cell>
          <table:table-cell table:style-name="ce10" office:value-type="float" office:value="84527" calcext:value-type="float">
            <text:p><text:s/>84 527 </text:p>
          </table:table-cell>
          <table:table-cell table:style-name="ce10" office:value-type="float" office:value="87710" calcext:value-type="float">
            <text:p><text:s/>87 710 </text:p>
          </table:table-cell>
          <table:table-cell table:style-name="ce10" office:value-type="float" office:value="86350" calcext:value-type="float">
            <text:p><text:s/>86 350 </text:p>
          </table:table-cell>
          <table:table-cell table:style-name="ce10" office:value-type="float" office:value="85606" calcext:value-type="float">
            <text:p><text:s/>85 606 </text:p>
          </table:table-cell>
          <table:table-cell table:style-name="ce10" office:value-type="float" office:value="86634" calcext:value-type="float">
            <text:p><text:s/>86 634 </text:p>
          </table:table-cell>
          <table:table-cell table:style-name="ce10" office:value-type="float" office:value="89386" calcext:value-type="float">
            <text:p><text:s/>89 386 </text:p>
          </table:table-cell>
          <table:table-cell table:style-name="ce10" office:value-type="float" office:value="91903" calcext:value-type="float">
            <text:p><text:s/>91 903 </text:p>
          </table:table-cell>
          <table:table-cell table:style-name="ce10" office:value-type="float" office:value="92414" calcext:value-type="float">
            <text:p><text:s/>92 414 </text:p>
          </table:table-cell>
          <table:table-cell table:style-name="ce10" office:value-type="float" office:value="93986" calcext:value-type="float">
            <text:p><text:s/>93 986 </text:p>
          </table:table-cell>
          <table:table-cell table:style-name="ce10" office:value-type="float" office:value="95221" calcext:value-type="float">
            <text:p><text:s/>95 221 </text:p>
          </table:table-cell>
          <table:table-cell table:style-name="ce10" office:value-type="float" office:value="97157" calcext:value-type="float">
            <text:p><text:s/>97 157 </text:p>
          </table:table-cell>
          <table:table-cell table:style-name="ce10" office:value-type="float" office:value="99619" calcext:value-type="float">
            <text:p><text:s/>99 619 </text:p>
          </table:table-cell>
          <table:table-cell table:style-name="ce10" office:value-type="float" office:value="103585" calcext:value-type="float">
            <text:p><text:s/>103 585 </text:p>
          </table:table-cell>
          <table:table-cell table:style-name="ce10" office:value-type="float" office:value="105641" calcext:value-type="float">
            <text:p><text:s/>105 641 </text:p>
          </table:table-cell>
          <table:table-cell table:style-name="ce10" office:value-type="float" office:value="103423" calcext:value-type="float">
            <text:p><text:s/>103 423 </text:p>
          </table:table-cell>
          <table:table-cell table:style-name="ce10" office:value-type="float" office:value="100943" calcext:value-type="float">
            <text:p><text:s/>100 943 </text:p>
          </table:table-cell>
          <table:table-cell table:style-name="ce10" office:value-type="float" office:value="97821" calcext:value-type="float">
            <text:p><text:s/>97 821 </text:p>
          </table:table-cell>
          <table:table-cell table:style-name="ce10" office:value-type="float" office:value="95785" calcext:value-type="float">
            <text:p><text:s/>95 785 </text:p>
          </table:table-cell>
          <table:table-cell table:style-name="ce10" office:value-type="float" office:value="92142" calcext:value-type="float">
            <text:p><text:s/>92 142 </text:p>
          </table:table-cell>
          <table:table-cell table:style-name="ce10" office:value-type="float" office:value="89605" calcext:value-type="float">
            <text:p><text:s/>89 605 </text:p>
          </table:table-cell>
          <table:table-cell table:style-name="ce10" office:value-type="float" office:value="87467" calcext:value-type="float">
            <text:p><text:s/>87 467 </text:p>
          </table:table-cell>
          <table:table-cell table:style-name="ce10" office:value-type="float" office:value="83326" calcext:value-type="float">
            <text:p><text:s/>83 326 </text:p>
          </table:table-cell>
          <table:table-cell table:style-name="ce10" office:value-type="float" office:value="79475" calcext:value-type="float">
            <text:p><text:s/>79 475 </text:p>
          </table:table-cell>
          <table:table-cell table:style-name="ce10" office:value-type="float" office:value="77067" calcext:value-type="float">
            <text:p><text:s/>77 067 </text:p>
          </table:table-cell>
          <table:table-cell table:style-name="ce10" office:value-type="float" office:value="73765" calcext:value-type="float">
            <text:p><text:s/>73 765 </text:p>
          </table:table-cell>
          <table:table-cell table:style-name="ce10" office:value-type="float" office:value="72738" calcext:value-type="float">
            <text:p><text:s/>72 738 </text:p>
          </table:table-cell>
          <table:table-cell table:style-name="ce10" office:value-type="float" office:value="73326" calcext:value-type="float">
            <text:p><text:s/>73 326 </text:p>
          </table:table-cell>
          <table:table-cell table:style-name="ce10" office:value-type="float" office:value="72804" calcext:value-type="float">
            <text:p><text:s/>72 804 </text:p>
          </table:table-cell>
          <table:table-cell table:style-name="ce10" office:value-type="float" office:value="74087" calcext:value-type="float">
            <text:p><text:s/>74 087 </text:p>
          </table:table-cell>
          <table:table-cell table:style-name="ce10" office:value-type="float" office:value="77225" calcext:value-type="float">
            <text:p><text:s/>77 225 </text:p>
          </table:table-cell>
          <table:table-cell table:style-name="ce10" office:value-type="float" office:value="77318" calcext:value-type="float">
            <text:p><text:s/>77 318 </text:p>
          </table:table-cell>
          <table:table-cell table:style-name="ce10" office:value-type="float" office:value="79118" calcext:value-type="float">
            <text:p><text:s/>79 118 </text:p>
          </table:table-cell>
          <table:table-cell table:style-name="ce10" office:value-type="float" office:value="79039" calcext:value-type="float">
            <text:p><text:s/>79 039 </text:p>
          </table:table-cell>
          <table:table-cell table:style-name="ce10" office:value-type="float" office:value="80593" calcext:value-type="float">
            <text:p><text:s/>80 593 </text:p>
          </table:table-cell>
          <table:table-cell table:style-name="ce10" office:value-type="float" office:value="81270" calcext:value-type="float">
            <text:p><text:s/>81 270 </text:p>
          </table:table-cell>
          <table:table-cell table:style-name="ce10" office:value-type="float" office:value="82261" calcext:value-type="float">
            <text:p><text:s/>82 261 </text:p>
          </table:table-cell>
          <table:table-cell table:style-name="ce10" office:value-type="float" office:value="81884" calcext:value-type="float">
            <text:p><text:s/>81 884 </text:p>
          </table:table-cell>
          <table:table-cell table:style-name="ce10" office:value-type="float" office:value="85373" calcext:value-type="float">
            <text:p><text:s/>85 373 </text:p>
          </table:table-cell>
          <table:table-cell table:style-name="ce10" office:value-type="float" office:value="85632" calcext:value-type="float">
            <text:p><text:s/>85 632 </text:p>
          </table:table-cell>
          <table:table-cell table:style-name="ce10" office:value-type="float" office:value="87798" calcext:value-type="float">
            <text:p><text:s/>87 798 </text:p>
          </table:table-cell>
          <table:table-cell table:style-name="ce10" office:value-type="float" office:value="88083" calcext:value-type="float">
            <text:p><text:s/>88 083 </text:p>
          </table:table-cell>
          <table:table-cell table:style-name="ce10" office:value-type="float" office:value="88121" calcext:value-type="float">
            <text:p><text:s/>88 121 </text:p>
          </table:table-cell>
          <table:table-cell table:style-name="ce10" office:value-type="float" office:value="84833" calcext:value-type="float">
            <text:p><text:s/>84 833 </text:p>
          </table:table-cell>
          <table:table-cell table:style-name="ce13" office:value-type="float" office:value="84238" calcext:value-type="float">
            <text:p><text:s/>84 238 </text:p>
          </table:table-cell>
          <table:table-cell table:style-name="ce13" office:value-type="float" office:value="82904" calcext:value-type="float">
            <text:p><text:s/>82 904 </text:p>
          </table:table-cell>
          <table:table-cell table:style-name="ce13" office:value-type="float" office:value="83802" calcext:value-type="float">
            <text:p><text:s/>83 802 </text:p>
          </table:table-cell>
          <table:table-cell table:style-name="ce13" office:value-type="float" office:value="81905" calcext:value-type="float">
            <text:p><text:s/>81 905 </text:p>
          </table:table-cell>
          <table:table-cell table:style-name="ce13" office:value-type="float" office:value="81271" calcext:value-type="float">
            <text:p><text:s/>81 271 </text:p>
          </table:table-cell>
          <table:table-cell table:style-name="ce13" office:value-type="float" office:value="80666" calcext:value-type="float">
            <text:p><text:s/>80 666 </text:p>
          </table:table-cell>
          <table:table-cell table:style-name="ce14" office:value-type="float" office:value="81863" calcext:value-type="float">
            <text:p>81863</text:p>
          </table:table-cell>
          <table:table-cell table:style-name="ce14" office:value-type="float" office:value="77650" calcext:value-type="float">
            <text:p>77650</text:p>
          </table:table-cell>
          <table:table-cell table:style-name="ce14" office:value-type="float" office:value="77822" calcext:value-type="float">
            <text:p>77822</text:p>
          </table:table-cell>
          <table:table-cell table:number-columns-repeated="87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46808" calcext:value-type="float">
            <text:p><text:s/>46 808 </text:p>
          </table:table-cell>
          <table:table-cell table:style-name="ce5" office:value-type="float" office:value="46443" calcext:value-type="float">
            <text:p><text:s/>46 443 </text:p>
          </table:table-cell>
          <table:table-cell table:style-name="ce5" office:value-type="float" office:value="46205" calcext:value-type="float">
            <text:p><text:s/>46 205 </text:p>
          </table:table-cell>
          <table:table-cell table:style-name="ce5" office:value-type="float" office:value="46097" calcext:value-type="float">
            <text:p><text:s/>46 097 </text:p>
          </table:table-cell>
          <table:table-cell table:style-name="ce5" office:value-type="float" office:value="46122" calcext:value-type="float">
            <text:p><text:s/>46 122 </text:p>
          </table:table-cell>
          <table:table-cell table:style-name="ce5" office:value-type="float" office:value="47173" calcext:value-type="float">
            <text:p><text:s/>47 173 </text:p>
          </table:table-cell>
          <table:table-cell table:style-name="ce5" office:value-type="float" office:value="48144" calcext:value-type="float">
            <text:p><text:s/>48 144 </text:p>
          </table:table-cell>
          <table:table-cell table:style-name="ce5" office:value-type="float" office:value="49677" calcext:value-type="float">
            <text:p><text:s/>49 677 </text:p>
          </table:table-cell>
          <table:table-cell table:style-name="ce5" office:value-type="float" office:value="50824" calcext:value-type="float">
            <text:p><text:s/>50 824 </text:p>
          </table:table-cell>
          <table:table-cell table:style-name="ce5" office:value-type="float" office:value="51948" calcext:value-type="float">
            <text:p><text:s/>51 948 </text:p>
          </table:table-cell>
          <table:table-cell table:style-name="ce5" office:value-type="float" office:value="52702" calcext:value-type="float">
            <text:p><text:s/>52 702 </text:p>
          </table:table-cell>
          <table:table-cell table:style-name="ce5" office:value-type="float" office:value="53301" calcext:value-type="float">
            <text:p><text:s/>53 301 </text:p>
          </table:table-cell>
          <table:table-cell table:style-name="ce5" office:value-type="float" office:value="53956" calcext:value-type="float">
            <text:p><text:s/>53 956 </text:p>
          </table:table-cell>
          <table:table-cell table:style-name="ce5" office:value-type="float" office:value="54688" calcext:value-type="float">
            <text:p><text:s/>54 688 </text:p>
          </table:table-cell>
          <table:table-cell table:style-name="ce5" office:value-type="float" office:value="55346" calcext:value-type="float">
            <text:p><text:s/>55 346 </text:p>
          </table:table-cell>
          <table:table-cell table:style-name="ce5" office:value-type="float" office:value="55303" calcext:value-type="float">
            <text:p><text:s/>55 303 </text:p>
          </table:table-cell>
          <table:table-cell table:style-name="ce5" office:value-type="float" office:value="55143" calcext:value-type="float">
            <text:p><text:s/>55 143 </text:p>
          </table:table-cell>
          <table:table-cell table:style-name="ce5" office:value-type="float" office:value="55034" calcext:value-type="float">
            <text:p><text:s/>55 034 </text:p>
          </table:table-cell>
          <table:table-cell table:style-name="ce5" office:value-type="float" office:value="55172" calcext:value-type="float">
            <text:p><text:s/>55 172 </text:p>
          </table:table-cell>
          <table:table-cell table:style-name="ce5" office:value-type="float" office:value="55315" calcext:value-type="float">
            <text:p><text:s/>55 315 </text:p>
          </table:table-cell>
          <table:table-cell table:style-name="ce5" office:value-type="float" office:value="55679" calcext:value-type="float">
            <text:p><text:s/>55 679 </text:p>
          </table:table-cell>
          <table:table-cell table:style-name="ce5" office:value-type="float" office:value="56031" calcext:value-type="float">
            <text:p><text:s/>56 031 </text:p>
          </table:table-cell>
          <table:table-cell table:style-name="ce5" office:value-type="float" office:value="56107" calcext:value-type="float">
            <text:p><text:s/>56 107 </text:p>
          </table:table-cell>
          <table:table-cell table:style-name="ce5" office:value-type="float" office:value="57618" calcext:value-type="float">
            <text:p><text:s/>57 618 </text:p>
          </table:table-cell>
          <table:table-cell table:style-name="ce5" office:value-type="float" office:value="58208" calcext:value-type="float">
            <text:p><text:s/>58 208 </text:p>
          </table:table-cell>
          <table:table-cell table:style-name="ce5" office:value-type="float" office:value="58935" calcext:value-type="float">
            <text:p><text:s/>58 935 </text:p>
          </table:table-cell>
          <table:table-cell table:style-name="ce5" office:value-type="float" office:value="61782" calcext:value-type="float">
            <text:p><text:s/>61 782 </text:p>
          </table:table-cell>
          <table:table-cell table:style-name="ce5" office:value-type="float" office:value="64073" calcext:value-type="float">
            <text:p><text:s/>64 073 </text:p>
          </table:table-cell>
          <table:table-cell table:style-name="ce5" office:value-type="float" office:value="62482" calcext:value-type="float">
            <text:p><text:s/>62 482 </text:p>
          </table:table-cell>
          <table:table-cell table:style-name="ce5" office:value-type="float" office:value="61472" calcext:value-type="float">
            <text:p><text:s/>61 472 </text:p>
          </table:table-cell>
          <table:table-cell table:style-name="ce5" office:value-type="float" office:value="62817" calcext:value-type="float">
            <text:p><text:s/>62 817 </text:p>
          </table:table-cell>
          <table:table-cell table:style-name="ce5" office:value-type="float" office:value="60940" calcext:value-type="float">
            <text:p><text:s/>60 940 </text:p>
          </table:table-cell>
          <table:table-cell table:style-name="ce5" office:value-type="float" office:value="63520" calcext:value-type="float">
            <text:p><text:s/>63 520 </text:p>
          </table:table-cell>
          <table:table-cell table:style-name="ce5" office:value-type="float" office:value="61741" calcext:value-type="float">
            <text:p><text:s/>61 741 </text:p>
          </table:table-cell>
          <table:table-cell table:style-name="ce5" office:value-type="float" office:value="61343" calcext:value-type="float">
            <text:p><text:s/>61 343 </text:p>
          </table:table-cell>
          <table:table-cell table:style-name="ce5" office:value-type="float" office:value="63086" calcext:value-type="float">
            <text:p><text:s/>63 086 </text:p>
          </table:table-cell>
          <table:table-cell table:style-name="ce5" office:value-type="float" office:value="61882" calcext:value-type="float">
            <text:p><text:s/>61 882 </text:p>
          </table:table-cell>
          <table:table-cell table:style-name="ce5" office:value-type="float" office:value="62654" calcext:value-type="float">
            <text:p><text:s/>62 654 </text:p>
          </table:table-cell>
          <table:table-cell table:style-name="ce5" office:value-type="float" office:value="62862" calcext:value-type="float">
            <text:p><text:s/>62 862 </text:p>
          </table:table-cell>
          <table:table-cell table:style-name="ce5" office:value-type="float" office:value="63147" calcext:value-type="float">
            <text:p><text:s/>63 147 </text:p>
          </table:table-cell>
          <table:table-cell table:style-name="ce5" office:value-type="float" office:value="63155" calcext:value-type="float">
            <text:p><text:s/>63 155 </text:p>
          </table:table-cell>
          <table:table-cell table:style-name="ce5" office:value-type="float" office:value="61218" calcext:value-type="float">
            <text:p><text:s/>61 218 </text:p>
          </table:table-cell>
          <table:table-cell table:style-name="ce5" office:value-type="float" office:value="67784" calcext:value-type="float">
            <text:p><text:s/>67 784 </text:p>
          </table:table-cell>
          <table:table-cell table:style-name="ce5" office:value-type="float" office:value="67771" calcext:value-type="float">
            <text:p><text:s/>67 771 </text:p>
          </table:table-cell>
          <table:table-cell table:style-name="ce5" office:value-type="float" office:value="69540" calcext:value-type="float">
            <text:p><text:s/>69 540 </text:p>
          </table:table-cell>
          <table:table-cell table:style-name="ce5" office:value-type="float" office:value="69263" calcext:value-type="float">
            <text:p><text:s/>69 263 </text:p>
          </table:table-cell>
          <table:table-cell table:style-name="ce5" office:value-type="float" office:value="70272" calcext:value-type="float">
            <text:p><text:s/>70 272 </text:p>
          </table:table-cell>
          <table:table-cell table:style-name="ce5" office:value-type="float" office:value="72325" calcext:value-type="float">
            <text:p><text:s/>72 325 </text:p>
          </table:table-cell>
          <table:table-cell table:style-name="ce5" office:value-type="float" office:value="73620" calcext:value-type="float">
            <text:p><text:s/>73 620 </text:p>
          </table:table-cell>
          <table:table-cell table:style-name="ce5" office:value-type="float" office:value="74955" calcext:value-type="float">
            <text:p><text:s/>74 955 </text:p>
          </table:table-cell>
          <table:table-cell table:style-name="ce5" office:value-type="float" office:value="77191" calcext:value-type="float">
            <text:p><text:s/>77 191 </text:p>
          </table:table-cell>
          <table:table-cell table:style-name="ce5" office:value-type="float" office:value="76607" calcext:value-type="float">
            <text:p><text:s/>76 607 </text:p>
          </table:table-cell>
          <table:table-cell table:style-name="ce5" office:value-type="float" office:value="80116" calcext:value-type="float">
            <text:p><text:s/>80 116 </text:p>
          </table:table-cell>
          <table:table-cell table:style-name="ce5" office:value-type="float" office:value="79506" calcext:value-type="float">
            <text:p><text:s/>79 506 </text:p>
          </table:table-cell>
          <table:table-cell table:style-name="ce5" office:value-type="float" office:value="77170" calcext:value-type="float">
            <text:p><text:s/>77 170 </text:p>
          </table:table-cell>
          <table:table-cell table:style-name="ce5" office:value-type="float" office:value="77799" calcext:value-type="float">
            <text:p><text:s/>77 799 </text:p>
          </table:table-cell>
          <table:table-cell table:style-name="ce5" office:value-type="float" office:value="77406" calcext:value-type="float">
            <text:p><text:s/>77 406 </text:p>
          </table:table-cell>
          <table:table-cell table:style-name="ce5" office:value-type="float" office:value="79591" calcext:value-type="float">
            <text:p><text:s/>79 591 </text:p>
          </table:table-cell>
          <table:table-cell table:style-name="ce5" office:value-type="float" office:value="78252" calcext:value-type="float">
            <text:p><text:s/>78 252 </text:p>
          </table:table-cell>
          <table:table-cell table:style-name="ce5" office:value-type="float" office:value="79470" calcext:value-type="float">
            <text:p><text:s/>79 470 </text:p>
          </table:table-cell>
          <table:table-cell table:style-name="ce5" office:value-type="float" office:value="77516" calcext:value-type="float">
            <text:p><text:s/>77 516 </text:p>
          </table:table-cell>
          <table:table-cell table:style-name="ce5" office:value-type="float" office:value="76751" calcext:value-type="float">
            <text:p><text:s/>76 751 </text:p>
          </table:table-cell>
          <table:table-cell table:style-name="ce5" office:value-type="float" office:value="76230" calcext:value-type="float">
            <text:p><text:s/>76 230 </text:p>
          </table:table-cell>
          <table:table-cell table:style-name="ce5" office:value-type="float" office:value="76939" calcext:value-type="float">
            <text:p><text:s/>76 939 </text:p>
          </table:table-cell>
          <table:table-cell table:style-name="ce5" office:value-type="float" office:value="74877" calcext:value-type="float">
            <text:p><text:s/>74 877 </text:p>
          </table:table-cell>
          <table:table-cell table:style-name="ce5" office:value-type="float" office:value="72734" calcext:value-type="float">
            <text:p><text:s/>72 734 </text:p>
          </table:table-cell>
          <table:table-cell table:style-name="ce5" office:value-type="float" office:value="62915" calcext:value-type="float">
            <text:p><text:s/>62 915 </text:p>
          </table:table-cell>
          <table:table-cell table:style-name="ce5" office:value-type="float" office:value="64608" calcext:value-type="float">
            <text:p><text:s/>64 608 </text:p>
          </table:table-cell>
          <table:table-cell table:style-name="ce5" office:value-type="float" office:value="63338" calcext:value-type="float">
            <text:p><text:s/>63 338 </text:p>
          </table:table-cell>
          <table:table-cell table:style-name="ce5" office:value-type="float" office:value="63750" calcext:value-type="float">
            <text:p><text:s/>63 750 </text:p>
          </table:table-cell>
          <table:table-cell table:style-name="ce5" office:value-type="float" office:value="63233" calcext:value-type="float">
            <text:p><text:s/>63 233 </text:p>
          </table:table-cell>
          <table:table-cell table:style-name="ce5" office:value-type="float" office:value="71091" calcext:value-type="float">
            <text:p><text:s/>71 091 </text:p>
          </table:table-cell>
          <table:table-cell table:style-name="ce5" office:value-type="float" office:value="73957" calcext:value-type="float">
            <text:p><text:s/>73 957 </text:p>
          </table:table-cell>
          <table:table-cell table:style-name="ce5" office:value-type="float" office:value="70083" calcext:value-type="float">
            <text:p><text:s/>70 083 </text:p>
          </table:table-cell>
          <table:table-cell table:style-name="ce5" office:value-type="float" office:value="69424" calcext:value-type="float">
            <text:p><text:s/>69 424 </text:p>
          </table:table-cell>
          <table:table-cell table:style-name="ce5" office:value-type="float" office:value="67541" calcext:value-type="float">
            <text:p><text:s/>67 541 </text:p>
          </table:table-cell>
          <table:table-cell table:style-name="ce5" office:value-type="float" office:value="66637" calcext:value-type="float">
            <text:p><text:s/>66 637 </text:p>
          </table:table-cell>
          <table:table-cell table:style-name="ce5" office:value-type="float" office:value="66795" calcext:value-type="float">
            <text:p><text:s/>66 795 </text:p>
          </table:table-cell>
          <table:table-cell table:style-name="ce5" office:value-type="float" office:value="65104" calcext:value-type="float">
            <text:p><text:s/>65 104 </text:p>
          </table:table-cell>
          <table:table-cell table:style-name="ce5" office:value-type="float" office:value="65152" calcext:value-type="float">
            <text:p><text:s/>65 152 </text:p>
          </table:table-cell>
          <table:table-cell table:style-name="ce5" office:value-type="float" office:value="64595" calcext:value-type="float">
            <text:p><text:s/>64 595 </text:p>
          </table:table-cell>
          <table:table-cell table:style-name="ce5" office:value-type="float" office:value="65634" calcext:value-type="float">
            <text:p><text:s/>65 634 </text:p>
          </table:table-cell>
          <table:table-cell table:style-name="ce5" office:value-type="float" office:value="64130" calcext:value-type="float">
            <text:p><text:s/>64 130 </text:p>
          </table:table-cell>
          <table:table-cell table:style-name="ce5" office:value-type="float" office:value="64277" calcext:value-type="float">
            <text:p><text:s/>64 277 </text:p>
          </table:table-cell>
          <table:table-cell table:style-name="ce5" office:value-type="float" office:value="63214" calcext:value-type="float">
            <text:p><text:s/>63 214 </text:p>
          </table:table-cell>
          <table:table-cell table:style-name="ce5" office:value-type="float" office:value="63154" calcext:value-type="float">
            <text:p><text:s/>63 154 </text:p>
          </table:table-cell>
          <table:table-cell table:style-name="ce5" office:value-type="float" office:value="62901" calcext:value-type="float">
            <text:p><text:s/>62 901 </text:p>
          </table:table-cell>
          <table:table-cell table:style-name="ce5" office:value-type="float" office:value="61732" calcext:value-type="float">
            <text:p><text:s/>61 732 </text:p>
          </table:table-cell>
          <table:table-cell table:style-name="ce5" office:value-type="float" office:value="59640" calcext:value-type="float">
            <text:p><text:s/>59 640 </text:p>
          </table:table-cell>
          <table:table-cell table:style-name="ce5" office:value-type="float" office:value="61228" calcext:value-type="float">
            <text:p><text:s/>61 228 </text:p>
          </table:table-cell>
          <table:table-cell table:style-name="ce5" office:value-type="float" office:value="61229" calcext:value-type="float">
            <text:p><text:s/>61 229 </text:p>
          </table:table-cell>
          <table:table-cell table:style-name="ce5" office:value-type="float" office:value="62220" calcext:value-type="float">
            <text:p><text:s/>62 220 </text:p>
          </table:table-cell>
          <table:table-cell table:style-name="ce5" office:value-type="float" office:value="69010" calcext:value-type="float">
            <text:p><text:s/>69 010 </text:p>
          </table:table-cell>
          <table:table-cell table:style-name="ce5" office:value-type="float" office:value="76093" calcext:value-type="float">
            <text:p><text:s/>76 093 </text:p>
          </table:table-cell>
          <table:table-cell table:style-name="ce5" office:value-type="float" office:value="79886" calcext:value-type="float">
            <text:p><text:s/>79 886 </text:p>
          </table:table-cell>
          <table:table-cell table:style-name="ce5" office:value-type="float" office:value="82076" calcext:value-type="float">
            <text:p><text:s/>82 076 </text:p>
          </table:table-cell>
          <table:table-cell table:style-name="ce5" office:value-type="float" office:value="85931" calcext:value-type="float">
            <text:p><text:s/>85 931 </text:p>
          </table:table-cell>
          <table:table-cell table:style-name="ce5" office:value-type="float" office:value="86204" calcext:value-type="float">
            <text:p><text:s/>86 204 </text:p>
          </table:table-cell>
          <table:table-cell table:style-name="ce5" office:value-type="float" office:value="85203" calcext:value-type="float">
            <text:p><text:s/>85 203 </text:p>
          </table:table-cell>
          <table:table-cell table:style-name="ce5" office:value-type="float" office:value="85742" calcext:value-type="float">
            <text:p><text:s/>85 742 </text:p>
          </table:table-cell>
          <table:table-cell table:style-name="ce10" office:value-type="float" office:value="83137" calcext:value-type="float">
            <text:p><text:s/>83 137 </text:p>
          </table:table-cell>
          <table:table-cell table:style-name="ce10" office:value-type="float" office:value="87091" calcext:value-type="float">
            <text:p><text:s/>87 091 </text:p>
          </table:table-cell>
          <table:table-cell table:style-name="ce10" office:value-type="float" office:value="87719" calcext:value-type="float">
            <text:p><text:s/>87 719 </text:p>
          </table:table-cell>
          <table:table-cell table:style-name="ce10" office:value-type="float" office:value="89395" calcext:value-type="float">
            <text:p><text:s/>89 395 </text:p>
          </table:table-cell>
          <table:table-cell table:style-name="ce10" office:value-type="float" office:value="86734" calcext:value-type="float">
            <text:p><text:s/>86 734 </text:p>
          </table:table-cell>
          <table:table-cell table:style-name="ce10" office:value-type="float" office:value="85577" calcext:value-type="float">
            <text:p><text:s/>85 577 </text:p>
          </table:table-cell>
          <table:table-cell table:style-name="ce10" office:value-type="float" office:value="86834" calcext:value-type="float">
            <text:p><text:s/>86 834 </text:p>
          </table:table-cell>
          <table:table-cell table:style-name="ce10" office:value-type="float" office:value="89769" calcext:value-type="float">
            <text:p><text:s/>89 769 </text:p>
          </table:table-cell>
          <table:table-cell table:style-name="ce10" office:value-type="float" office:value="92225" calcext:value-type="float">
            <text:p><text:s/>92 225 </text:p>
          </table:table-cell>
          <table:table-cell table:style-name="ce10" office:value-type="float" office:value="92671" calcext:value-type="float">
            <text:p><text:s/>92 671 </text:p>
          </table:table-cell>
          <table:table-cell table:style-name="ce10" office:value-type="float" office:value="94231" calcext:value-type="float">
            <text:p><text:s/>94 231 </text:p>
          </table:table-cell>
          <table:table-cell table:style-name="ce10" office:value-type="float" office:value="95053" calcext:value-type="float">
            <text:p><text:s/>95 053 </text:p>
          </table:table-cell>
          <table:table-cell table:style-name="ce10" office:value-type="float" office:value="97290" calcext:value-type="float">
            <text:p><text:s/>97 290 </text:p>
          </table:table-cell>
          <table:table-cell table:style-name="ce10" office:value-type="float" office:value="99807" calcext:value-type="float">
            <text:p><text:s/>99 807 </text:p>
          </table:table-cell>
          <table:table-cell table:style-name="ce10" office:value-type="float" office:value="103651" calcext:value-type="float">
            <text:p><text:s/>103 651 </text:p>
          </table:table-cell>
          <table:table-cell table:style-name="ce10" office:value-type="float" office:value="105057" calcext:value-type="float">
            <text:p><text:s/>105 057 </text:p>
          </table:table-cell>
          <table:table-cell table:style-name="ce10" office:value-type="float" office:value="102786" calcext:value-type="float">
            <text:p><text:s/>102 786 </text:p>
          </table:table-cell>
          <table:table-cell table:style-name="ce10" office:value-type="float" office:value="100749" calcext:value-type="float">
            <text:p><text:s/>100 749 </text:p>
          </table:table-cell>
          <table:table-cell table:style-name="ce10" office:value-type="float" office:value="97858" calcext:value-type="float">
            <text:p><text:s/>97 858 </text:p>
          </table:table-cell>
          <table:table-cell table:style-name="ce10" office:value-type="float" office:value="95982" calcext:value-type="float">
            <text:p><text:s/>95 982 </text:p>
          </table:table-cell>
          <table:table-cell table:style-name="ce10" office:value-type="float" office:value="92584" calcext:value-type="float">
            <text:p><text:s/>92 584 </text:p>
          </table:table-cell>
          <table:table-cell table:style-name="ce10" office:value-type="float" office:value="90003" calcext:value-type="float">
            <text:p><text:s/>90 003 </text:p>
          </table:table-cell>
          <table:table-cell table:style-name="ce10" office:value-type="float" office:value="87668" calcext:value-type="float">
            <text:p><text:s/>87 668 </text:p>
          </table:table-cell>
          <table:table-cell table:style-name="ce10" office:value-type="float" office:value="83347" calcext:value-type="float">
            <text:p><text:s/>83 347 </text:p>
          </table:table-cell>
          <table:table-cell table:style-name="ce10" office:value-type="float" office:value="79645" calcext:value-type="float">
            <text:p><text:s/>79 645 </text:p>
          </table:table-cell>
          <table:table-cell table:style-name="ce10" office:value-type="float" office:value="77235" calcext:value-type="float">
            <text:p><text:s/>77 235 </text:p>
          </table:table-cell>
          <table:table-cell table:style-name="ce10" office:value-type="float" office:value="74099" calcext:value-type="float">
            <text:p><text:s/>74 099 </text:p>
          </table:table-cell>
          <table:table-cell table:style-name="ce10" office:value-type="float" office:value="73246" calcext:value-type="float">
            <text:p><text:s/>73 246 </text:p>
          </table:table-cell>
          <table:table-cell table:style-name="ce10" office:value-type="float" office:value="73961" calcext:value-type="float">
            <text:p><text:s/>73 961 </text:p>
          </table:table-cell>
          <table:table-cell table:style-name="ce10" office:value-type="float" office:value="73456" calcext:value-type="float">
            <text:p><text:s/>73 456 </text:p>
          </table:table-cell>
          <table:table-cell table:style-name="ce10" office:value-type="float" office:value="75103" calcext:value-type="float">
            <text:p><text:s/>75 103 </text:p>
          </table:table-cell>
          <table:table-cell table:style-name="ce10" office:value-type="float" office:value="77943" calcext:value-type="float">
            <text:p><text:s/>77 943 </text:p>
          </table:table-cell>
          <table:table-cell table:style-name="ce10" office:value-type="float" office:value="78467" calcext:value-type="float">
            <text:p><text:s/>78 467 </text:p>
          </table:table-cell>
          <table:table-cell table:style-name="ce10" office:value-type="float" office:value="80047" calcext:value-type="float">
            <text:p><text:s/>80 047 </text:p>
          </table:table-cell>
          <table:table-cell table:style-name="ce10" office:value-type="float" office:value="79772" calcext:value-type="float">
            <text:p><text:s/>79 772 </text:p>
          </table:table-cell>
          <table:table-cell table:style-name="ce10" office:value-type="float" office:value="81340" calcext:value-type="float">
            <text:p><text:s/>81 340 </text:p>
          </table:table-cell>
          <table:table-cell table:style-name="ce10" office:value-type="float" office:value="81549" calcext:value-type="float">
            <text:p><text:s/>81 549 </text:p>
          </table:table-cell>
          <table:table-cell table:style-name="ce10" office:value-type="float" office:value="82436" calcext:value-type="float">
            <text:p><text:s/>82 436 </text:p>
          </table:table-cell>
          <table:table-cell table:style-name="ce10" office:value-type="float" office:value="82277" calcext:value-type="float">
            <text:p><text:s/>82 277 </text:p>
          </table:table-cell>
          <table:table-cell table:style-name="ce10" office:value-type="float" office:value="86017" calcext:value-type="float">
            <text:p><text:s/>86 017 </text:p>
          </table:table-cell>
          <table:table-cell table:style-name="ce10" office:value-type="float" office:value="85931" calcext:value-type="float">
            <text:p><text:s/>85 931 </text:p>
          </table:table-cell>
          <table:table-cell table:style-name="ce10" office:value-type="float" office:value="87651" calcext:value-type="float">
            <text:p><text:s/>87 651 </text:p>
          </table:table-cell>
          <table:table-cell table:style-name="ce10" office:value-type="float" office:value="88654" calcext:value-type="float">
            <text:p><text:s/>88 654 </text:p>
          </table:table-cell>
          <table:table-cell table:style-name="ce10" office:value-type="float" office:value="88584" calcext:value-type="float">
            <text:p><text:s/>88 584 </text:p>
          </table:table-cell>
          <table:table-cell table:style-name="ce13" office:value-type="float" office:value="85228" calcext:value-type="float">
            <text:p><text:s/>85 228 </text:p>
          </table:table-cell>
          <table:table-cell table:style-name="ce13" office:value-type="float" office:value="84623" calcext:value-type="float">
            <text:p><text:s/>84 623 </text:p>
          </table:table-cell>
          <table:table-cell table:style-name="ce13" office:value-type="float" office:value="83293" calcext:value-type="float">
            <text:p><text:s/>83 293 </text:p>
          </table:table-cell>
          <table:table-cell table:style-name="ce13" office:value-type="float" office:value="84431" calcext:value-type="float">
            <text:p><text:s/>84 431 </text:p>
          </table:table-cell>
          <table:table-cell table:style-name="ce13" office:value-type="float" office:value="82742" calcext:value-type="float">
            <text:p><text:s/>82 742 </text:p>
          </table:table-cell>
          <table:table-cell table:style-name="ce13" office:value-type="float" office:value="82047" calcext:value-type="float">
            <text:p><text:s/>82 047 </text:p>
          </table:table-cell>
          <table:table-cell table:style-name="ce14" office:value-type="float" office:value="81552" calcext:value-type="float">
            <text:p>81552</text:p>
          </table:table-cell>
          <table:table-cell table:style-name="ce14" office:value-type="float" office:value="82547" calcext:value-type="float">
            <text:p>82547</text:p>
          </table:table-cell>
          <table:table-cell table:style-name="ce14" office:value-type="float" office:value="78325" calcext:value-type="float">
            <text:p>78325</text:p>
          </table:table-cell>
          <table:table-cell table:number-columns-repeated="87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46914" calcext:value-type="float">
            <text:p><text:s/>46 914 </text:p>
          </table:table-cell>
          <table:table-cell table:style-name="ce5" office:value-type="float" office:value="46485" calcext:value-type="float">
            <text:p><text:s/>46 485 </text:p>
          </table:table-cell>
          <table:table-cell table:style-name="ce5" office:value-type="float" office:value="46182" calcext:value-type="float">
            <text:p><text:s/>46 182 </text:p>
          </table:table-cell>
          <table:table-cell table:style-name="ce5" office:value-type="float" office:value="46009" calcext:value-type="float">
            <text:p><text:s/>46 009 </text:p>
          </table:table-cell>
          <table:table-cell table:style-name="ce5" office:value-type="float" office:value="45965" calcext:value-type="float">
            <text:p><text:s/>45 965 </text:p>
          </table:table-cell>
          <table:table-cell table:style-name="ce5" office:value-type="float" office:value="46056" calcext:value-type="float">
            <text:p><text:s/>46 056 </text:p>
          </table:table-cell>
          <table:table-cell table:style-name="ce5" office:value-type="float" office:value="47052" calcext:value-type="float">
            <text:p><text:s/>47 052 </text:p>
          </table:table-cell>
          <table:table-cell table:style-name="ce5" office:value-type="float" office:value="47966" calcext:value-type="float">
            <text:p><text:s/>47 966 </text:p>
          </table:table-cell>
          <table:table-cell table:style-name="ce5" office:value-type="float" office:value="49532" calcext:value-type="float">
            <text:p><text:s/>49 532 </text:p>
          </table:table-cell>
          <table:table-cell table:style-name="ce5" office:value-type="float" office:value="50651" calcext:value-type="float">
            <text:p><text:s/>50 651 </text:p>
          </table:table-cell>
          <table:table-cell table:style-name="ce5" office:value-type="float" office:value="51746" calcext:value-type="float">
            <text:p><text:s/>51 746 </text:p>
          </table:table-cell>
          <table:table-cell table:style-name="ce5" office:value-type="float" office:value="52314" calcext:value-type="float">
            <text:p><text:s/>52 314 </text:p>
          </table:table-cell>
          <table:table-cell table:style-name="ce5" office:value-type="float" office:value="52927" calcext:value-type="float">
            <text:p><text:s/>52 927 </text:p>
          </table:table-cell>
          <table:table-cell table:style-name="ce5" office:value-type="float" office:value="53602" calcext:value-type="float">
            <text:p><text:s/>53 602 </text:p>
          </table:table-cell>
          <table:table-cell table:style-name="ce5" office:value-type="float" office:value="54359" calcext:value-type="float">
            <text:p><text:s/>54 359 </text:p>
          </table:table-cell>
          <table:table-cell table:style-name="ce5" office:value-type="float" office:value="55006" calcext:value-type="float">
            <text:p><text:s/>55 006 </text:p>
          </table:table-cell>
          <table:table-cell table:style-name="ce5" office:value-type="float" office:value="54930" calcext:value-type="float">
            <text:p><text:s/>54 930 </text:p>
          </table:table-cell>
          <table:table-cell table:style-name="ce5" office:value-type="float" office:value="54727" calcext:value-type="float">
            <text:p><text:s/>54 727 </text:p>
          </table:table-cell>
          <table:table-cell table:style-name="ce5" office:value-type="float" office:value="54593" calcext:value-type="float">
            <text:p><text:s/>54 593 </text:p>
          </table:table-cell>
          <table:table-cell table:style-name="ce5" office:value-type="float" office:value="54744" calcext:value-type="float">
            <text:p><text:s/>54 744 </text:p>
          </table:table-cell>
          <table:table-cell table:style-name="ce5" office:value-type="float" office:value="54898" calcext:value-type="float">
            <text:p><text:s/>54 898 </text:p>
          </table:table-cell>
          <table:table-cell table:style-name="ce5" office:value-type="float" office:value="55276" calcext:value-type="float">
            <text:p><text:s/>55 276 </text:p>
          </table:table-cell>
          <table:table-cell table:style-name="ce5" office:value-type="float" office:value="55610" calcext:value-type="float">
            <text:p><text:s/>55 610 </text:p>
          </table:table-cell>
          <table:table-cell table:style-name="ce5" office:value-type="float" office:value="55825" calcext:value-type="float">
            <text:p><text:s/>55 825 </text:p>
          </table:table-cell>
          <table:table-cell table:style-name="ce5" office:value-type="float" office:value="57287" calcext:value-type="float">
            <text:p><text:s/>57 287 </text:p>
          </table:table-cell>
          <table:table-cell table:style-name="ce5" office:value-type="float" office:value="58103" calcext:value-type="float">
            <text:p><text:s/>58 103 </text:p>
          </table:table-cell>
          <table:table-cell table:style-name="ce5" office:value-type="float" office:value="58685" calcext:value-type="float">
            <text:p><text:s/>58 685 </text:p>
          </table:table-cell>
          <table:table-cell table:style-name="ce5" office:value-type="float" office:value="61553" calcext:value-type="float">
            <text:p><text:s/>61 553 </text:p>
          </table:table-cell>
          <table:table-cell table:style-name="ce5" office:value-type="float" office:value="63564" calcext:value-type="float">
            <text:p><text:s/>63 564 </text:p>
          </table:table-cell>
          <table:table-cell table:style-name="ce5" office:value-type="float" office:value="62453" calcext:value-type="float">
            <text:p><text:s/>62 453 </text:p>
          </table:table-cell>
          <table:table-cell table:style-name="ce5" office:value-type="float" office:value="61422" calcext:value-type="float">
            <text:p><text:s/>61 422 </text:p>
          </table:table-cell>
          <table:table-cell table:style-name="ce5" office:value-type="float" office:value="62510" calcext:value-type="float">
            <text:p><text:s/>62 510 </text:p>
          </table:table-cell>
          <table:table-cell table:style-name="ce5" office:value-type="float" office:value="60648" calcext:value-type="float">
            <text:p><text:s/>60 648 </text:p>
          </table:table-cell>
          <table:table-cell table:style-name="ce5" office:value-type="float" office:value="63767" calcext:value-type="float">
            <text:p><text:s/>63 767 </text:p>
          </table:table-cell>
          <table:table-cell table:style-name="ce5" office:value-type="float" office:value="61983" calcext:value-type="float">
            <text:p><text:s/>61 983 </text:p>
          </table:table-cell>
          <table:table-cell table:style-name="ce5" office:value-type="float" office:value="61619" calcext:value-type="float">
            <text:p><text:s/>61 619 </text:p>
          </table:table-cell>
          <table:table-cell table:style-name="ce5" office:value-type="float" office:value="62993" calcext:value-type="float">
            <text:p><text:s/>62 993 </text:p>
          </table:table-cell>
          <table:table-cell table:style-name="ce5" office:value-type="float" office:value="61808" calcext:value-type="float">
            <text:p><text:s/>61 808 </text:p>
          </table:table-cell>
          <table:table-cell table:style-name="ce5" office:value-type="float" office:value="62734" calcext:value-type="float">
            <text:p><text:s/>62 734 </text:p>
          </table:table-cell>
          <table:table-cell table:style-name="ce5" office:value-type="float" office:value="63054" calcext:value-type="float">
            <text:p><text:s/>63 054 </text:p>
          </table:table-cell>
          <table:table-cell table:style-name="ce5" office:value-type="float" office:value="63089" calcext:value-type="float">
            <text:p><text:s/>63 089 </text:p>
          </table:table-cell>
          <table:table-cell table:style-name="ce5" office:value-type="float" office:value="63284" calcext:value-type="float">
            <text:p><text:s/>63 284 </text:p>
          </table:table-cell>
          <table:table-cell table:style-name="ce5" office:value-type="float" office:value="61365" calcext:value-type="float">
            <text:p><text:s/>61 365 </text:p>
          </table:table-cell>
          <table:table-cell table:style-name="ce5" office:value-type="float" office:value="68213" calcext:value-type="float">
            <text:p><text:s/>68 213 </text:p>
          </table:table-cell>
          <table:table-cell table:style-name="ce5" office:value-type="float" office:value="68186" calcext:value-type="float">
            <text:p><text:s/>68 186 </text:p>
          </table:table-cell>
          <table:table-cell table:style-name="ce5" office:value-type="float" office:value="69969" calcext:value-type="float">
            <text:p><text:s/>69 969 </text:p>
          </table:table-cell>
          <table:table-cell table:style-name="ce5" office:value-type="float" office:value="69708" calcext:value-type="float">
            <text:p><text:s/>69 708 </text:p>
          </table:table-cell>
          <table:table-cell table:style-name="ce5" office:value-type="float" office:value="70724" calcext:value-type="float">
            <text:p><text:s/>70 724 </text:p>
          </table:table-cell>
          <table:table-cell table:style-name="ce5" office:value-type="float" office:value="72310" calcext:value-type="float">
            <text:p><text:s/>72 310 </text:p>
          </table:table-cell>
          <table:table-cell table:style-name="ce5" office:value-type="float" office:value="73597" calcext:value-type="float">
            <text:p><text:s/>73 597 </text:p>
          </table:table-cell>
          <table:table-cell table:style-name="ce5" office:value-type="float" office:value="75013" calcext:value-type="float">
            <text:p><text:s/>75 013 </text:p>
          </table:table-cell>
          <table:table-cell table:style-name="ce5" office:value-type="float" office:value="76752" calcext:value-type="float">
            <text:p><text:s/>76 752 </text:p>
          </table:table-cell>
          <table:table-cell table:style-name="ce5" office:value-type="float" office:value="76190" calcext:value-type="float">
            <text:p><text:s/>76 190 </text:p>
          </table:table-cell>
          <table:table-cell table:style-name="ce5" office:value-type="float" office:value="80062" calcext:value-type="float">
            <text:p><text:s/>80 062 </text:p>
          </table:table-cell>
          <table:table-cell table:style-name="ce5" office:value-type="float" office:value="79458" calcext:value-type="float">
            <text:p><text:s/>79 458 </text:p>
          </table:table-cell>
          <table:table-cell table:style-name="ce5" office:value-type="float" office:value="77092" calcext:value-type="float">
            <text:p><text:s/>77 092 </text:p>
          </table:table-cell>
          <table:table-cell table:style-name="ce5" office:value-type="float" office:value="77708" calcext:value-type="float">
            <text:p><text:s/>77 708 </text:p>
          </table:table-cell>
          <table:table-cell table:style-name="ce5" office:value-type="float" office:value="77312" calcext:value-type="float">
            <text:p><text:s/>77 312 </text:p>
          </table:table-cell>
          <table:table-cell table:style-name="ce5" office:value-type="float" office:value="79245" calcext:value-type="float">
            <text:p><text:s/>79 245 </text:p>
          </table:table-cell>
          <table:table-cell table:style-name="ce5" office:value-type="float" office:value="78058" calcext:value-type="float">
            <text:p><text:s/>78 058 </text:p>
          </table:table-cell>
          <table:table-cell table:style-name="ce5" office:value-type="float" office:value="79270" calcext:value-type="float">
            <text:p><text:s/>79 270 </text:p>
          </table:table-cell>
          <table:table-cell table:style-name="ce5" office:value-type="float" office:value="77276" calcext:value-type="float">
            <text:p><text:s/>77 276 </text:p>
          </table:table-cell>
          <table:table-cell table:style-name="ce5" office:value-type="float" office:value="76533" calcext:value-type="float">
            <text:p><text:s/>76 533 </text:p>
          </table:table-cell>
          <table:table-cell table:style-name="ce5" office:value-type="float" office:value="76265" calcext:value-type="float">
            <text:p><text:s/>76 265 </text:p>
          </table:table-cell>
          <table:table-cell table:style-name="ce5" office:value-type="float" office:value="76970" calcext:value-type="float">
            <text:p><text:s/>76 970 </text:p>
          </table:table-cell>
          <table:table-cell table:style-name="ce5" office:value-type="float" office:value="74886" calcext:value-type="float">
            <text:p><text:s/>74 886 </text:p>
          </table:table-cell>
          <table:table-cell table:style-name="ce5" office:value-type="float" office:value="72765" calcext:value-type="float">
            <text:p><text:s/>72 765 </text:p>
          </table:table-cell>
          <table:table-cell table:style-name="ce5" office:value-type="float" office:value="62928" calcext:value-type="float">
            <text:p><text:s/>62 928 </text:p>
          </table:table-cell>
          <table:table-cell table:style-name="ce5" office:value-type="float" office:value="64527" calcext:value-type="float">
            <text:p><text:s/>64 527 </text:p>
          </table:table-cell>
          <table:table-cell table:style-name="ce5" office:value-type="float" office:value="63252" calcext:value-type="float">
            <text:p><text:s/>63 252 </text:p>
          </table:table-cell>
          <table:table-cell table:style-name="ce5" office:value-type="float" office:value="63695" calcext:value-type="float">
            <text:p><text:s/>63 695 </text:p>
          </table:table-cell>
          <table:table-cell table:style-name="ce5" office:value-type="float" office:value="63169" calcext:value-type="float">
            <text:p><text:s/>63 169 </text:p>
          </table:table-cell>
          <table:table-cell table:style-name="ce5" office:value-type="float" office:value="71004" calcext:value-type="float">
            <text:p><text:s/>71 004 </text:p>
          </table:table-cell>
          <table:table-cell table:style-name="ce5" office:value-type="float" office:value="73809" calcext:value-type="float">
            <text:p><text:s/>73 809 </text:p>
          </table:table-cell>
          <table:table-cell table:style-name="ce5" office:value-type="float" office:value="70125" calcext:value-type="float">
            <text:p><text:s/>70 125 </text:p>
          </table:table-cell>
          <table:table-cell table:style-name="ce5" office:value-type="float" office:value="69461" calcext:value-type="float">
            <text:p><text:s/>69 461 </text:p>
          </table:table-cell>
          <table:table-cell table:style-name="ce5" office:value-type="float" office:value="67567" calcext:value-type="float">
            <text:p><text:s/>67 567 </text:p>
          </table:table-cell>
          <table:table-cell table:style-name="ce5" office:value-type="float" office:value="66658" calcext:value-type="float">
            <text:p><text:s/>66 658 </text:p>
          </table:table-cell>
          <table:table-cell table:style-name="ce5" office:value-type="float" office:value="66683" calcext:value-type="float">
            <text:p><text:s/>66 683 </text:p>
          </table:table-cell>
          <table:table-cell table:style-name="ce5" office:value-type="float" office:value="65114" calcext:value-type="float">
            <text:p><text:s/>65 114 </text:p>
          </table:table-cell>
          <table:table-cell table:style-name="ce5" office:value-type="float" office:value="65165" calcext:value-type="float">
            <text:p><text:s/>65 165 </text:p>
          </table:table-cell>
          <table:table-cell table:style-name="ce5" office:value-type="float" office:value="64646" calcext:value-type="float">
            <text:p><text:s/>64 646 </text:p>
          </table:table-cell>
          <table:table-cell table:style-name="ce5" office:value-type="float" office:value="65817" calcext:value-type="float">
            <text:p><text:s/>65 817 </text:p>
          </table:table-cell>
          <table:table-cell table:style-name="ce5" office:value-type="float" office:value="64327" calcext:value-type="float">
            <text:p><text:s/>64 327 </text:p>
          </table:table-cell>
          <table:table-cell table:style-name="ce5" office:value-type="float" office:value="64249" calcext:value-type="float">
            <text:p><text:s/>64 249 </text:p>
          </table:table-cell>
          <table:table-cell table:style-name="ce5" office:value-type="float" office:value="63211" calcext:value-type="float">
            <text:p><text:s/>63 211 </text:p>
          </table:table-cell>
          <table:table-cell table:style-name="ce5" office:value-type="float" office:value="63536" calcext:value-type="float">
            <text:p><text:s/>63 536 </text:p>
          </table:table-cell>
          <table:table-cell table:style-name="ce5" office:value-type="float" office:value="62963" calcext:value-type="float">
            <text:p><text:s/>62 963 </text:p>
          </table:table-cell>
          <table:table-cell table:style-name="ce5" office:value-type="float" office:value="61844" calcext:value-type="float">
            <text:p><text:s/>61 844 </text:p>
          </table:table-cell>
          <table:table-cell table:style-name="ce5" office:value-type="float" office:value="59663" calcext:value-type="float">
            <text:p><text:s/>59 663 </text:p>
          </table:table-cell>
          <table:table-cell table:style-name="ce5" office:value-type="float" office:value="61336" calcext:value-type="float">
            <text:p><text:s/>61 336 </text:p>
          </table:table-cell>
          <table:table-cell table:style-name="ce5" office:value-type="float" office:value="61337" calcext:value-type="float">
            <text:p><text:s/>61 337 </text:p>
          </table:table-cell>
          <table:table-cell table:style-name="ce5" office:value-type="float" office:value="62340" calcext:value-type="float">
            <text:p><text:s/>62 340 </text:p>
          </table:table-cell>
          <table:table-cell table:style-name="ce5" office:value-type="float" office:value="69313" calcext:value-type="float">
            <text:p><text:s/>69 313 </text:p>
          </table:table-cell>
          <table:table-cell table:style-name="ce5" office:value-type="float" office:value="76550" calcext:value-type="float">
            <text:p><text:s/>76 550 </text:p>
          </table:table-cell>
          <table:table-cell table:style-name="ce5" office:value-type="float" office:value="80294" calcext:value-type="float">
            <text:p><text:s/>80 294 </text:p>
          </table:table-cell>
          <table:table-cell table:style-name="ce5" office:value-type="float" office:value="82637" calcext:value-type="float">
            <text:p><text:s/>82 637 </text:p>
          </table:table-cell>
          <table:table-cell table:style-name="ce5" office:value-type="float" office:value="86199" calcext:value-type="float">
            <text:p><text:s/>86 199 </text:p>
          </table:table-cell>
          <table:table-cell table:style-name="ce5" office:value-type="float" office:value="86316" calcext:value-type="float">
            <text:p><text:s/>86 316 </text:p>
          </table:table-cell>
          <table:table-cell table:style-name="ce5" office:value-type="float" office:value="85455" calcext:value-type="float">
            <text:p><text:s/>85 455 </text:p>
          </table:table-cell>
          <table:table-cell table:style-name="ce10" office:value-type="float" office:value="85519" calcext:value-type="float">
            <text:p><text:s/>85 519 </text:p>
          </table:table-cell>
          <table:table-cell table:style-name="ce10" office:value-type="float" office:value="87480" calcext:value-type="float">
            <text:p><text:s/>87 480 </text:p>
          </table:table-cell>
          <table:table-cell table:style-name="ce10" office:value-type="float" office:value="90284" calcext:value-type="float">
            <text:p><text:s/>90 284 </text:p>
          </table:table-cell>
          <table:table-cell table:style-name="ce10" office:value-type="float" office:value="89858" calcext:value-type="float">
            <text:p><text:s/>89 858 </text:p>
          </table:table-cell>
          <table:table-cell table:style-name="ce10" office:value-type="float" office:value="89990" calcext:value-type="float">
            <text:p><text:s/>89 990 </text:p>
          </table:table-cell>
          <table:table-cell table:style-name="ce10" office:value-type="float" office:value="86667" calcext:value-type="float">
            <text:p><text:s/>86 667 </text:p>
          </table:table-cell>
          <table:table-cell table:style-name="ce10" office:value-type="float" office:value="85779" calcext:value-type="float">
            <text:p><text:s/>85 779 </text:p>
          </table:table-cell>
          <table:table-cell table:style-name="ce10" office:value-type="float" office:value="87163" calcext:value-type="float">
            <text:p><text:s/>87 163 </text:p>
          </table:table-cell>
          <table:table-cell table:style-name="ce10" office:value-type="float" office:value="90106" calcext:value-type="float">
            <text:p><text:s/>90 106 </text:p>
          </table:table-cell>
          <table:table-cell table:style-name="ce10" office:value-type="float" office:value="92498" calcext:value-type="float">
            <text:p><text:s/>92 498 </text:p>
          </table:table-cell>
          <table:table-cell table:style-name="ce10" office:value-type="float" office:value="92928" calcext:value-type="float">
            <text:p><text:s/>92 928 </text:p>
          </table:table-cell>
          <table:table-cell table:style-name="ce10" office:value-type="float" office:value="94061" calcext:value-type="float">
            <text:p><text:s/>94 061 </text:p>
          </table:table-cell>
          <table:table-cell table:style-name="ce10" office:value-type="float" office:value="95222" calcext:value-type="float">
            <text:p><text:s/>95 222 </text:p>
          </table:table-cell>
          <table:table-cell table:style-name="ce10" office:value-type="float" office:value="97475" calcext:value-type="float">
            <text:p><text:s/>97 475 </text:p>
          </table:table-cell>
          <table:table-cell table:style-name="ce10" office:value-type="float" office:value="99879" calcext:value-type="float">
            <text:p><text:s/>99 879 </text:p>
          </table:table-cell>
          <table:table-cell table:style-name="ce10" office:value-type="float" office:value="103178" calcext:value-type="float">
            <text:p><text:s/>103 178 </text:p>
          </table:table-cell>
          <table:table-cell table:style-name="ce10" office:value-type="float" office:value="104409" calcext:value-type="float">
            <text:p><text:s/>104 409 </text:p>
          </table:table-cell>
          <table:table-cell table:style-name="ce10" office:value-type="float" office:value="102490" calcext:value-type="float">
            <text:p><text:s/>102 490 </text:p>
          </table:table-cell>
          <table:table-cell table:style-name="ce10" office:value-type="float" office:value="100830" calcext:value-type="float">
            <text:p><text:s/>100 830 </text:p>
          </table:table-cell>
          <table:table-cell table:style-name="ce10" office:value-type="float" office:value="98001" calcext:value-type="float">
            <text:p><text:s/>98 001 </text:p>
          </table:table-cell>
          <table:table-cell table:style-name="ce10" office:value-type="float" office:value="96288" calcext:value-type="float">
            <text:p><text:s/>96 288 </text:p>
          </table:table-cell>
          <table:table-cell table:style-name="ce10" office:value-type="float" office:value="92772" calcext:value-type="float">
            <text:p><text:s/>92 772 </text:p>
          </table:table-cell>
          <table:table-cell table:style-name="ce10" office:value-type="float" office:value="90146" calcext:value-type="float">
            <text:p><text:s/>90 146 </text:p>
          </table:table-cell>
          <table:table-cell table:style-name="ce10" office:value-type="float" office:value="87643" calcext:value-type="float">
            <text:p><text:s/>87 643 </text:p>
          </table:table-cell>
          <table:table-cell table:style-name="ce10" office:value-type="float" office:value="83492" calcext:value-type="float">
            <text:p><text:s/>83 492 </text:p>
          </table:table-cell>
          <table:table-cell table:style-name="ce10" office:value-type="float" office:value="79772" calcext:value-type="float">
            <text:p><text:s/>79 772 </text:p>
          </table:table-cell>
          <table:table-cell table:style-name="ce10" office:value-type="float" office:value="77559" calcext:value-type="float">
            <text:p><text:s/>77 559 </text:p>
          </table:table-cell>
          <table:table-cell table:style-name="ce10" office:value-type="float" office:value="74448" calcext:value-type="float">
            <text:p><text:s/>74 448 </text:p>
          </table:table-cell>
          <table:table-cell table:style-name="ce10" office:value-type="float" office:value="73846" calcext:value-type="float">
            <text:p><text:s/>73 846 </text:p>
          </table:table-cell>
          <table:table-cell table:style-name="ce10" office:value-type="float" office:value="74615" calcext:value-type="float">
            <text:p><text:s/>74 615 </text:p>
          </table:table-cell>
          <table:table-cell table:style-name="ce10" office:value-type="float" office:value="74452" calcext:value-type="float">
            <text:p><text:s/>74 452 </text:p>
          </table:table-cell>
          <table:table-cell table:style-name="ce10" office:value-type="float" office:value="75734" calcext:value-type="float">
            <text:p><text:s/>75 734 </text:p>
          </table:table-cell>
          <table:table-cell table:style-name="ce10" office:value-type="float" office:value="79056" calcext:value-type="float">
            <text:p><text:s/>79 056 </text:p>
          </table:table-cell>
          <table:table-cell table:style-name="ce10" office:value-type="float" office:value="79321" calcext:value-type="float">
            <text:p><text:s/>79 321 </text:p>
          </table:table-cell>
          <table:table-cell table:style-name="ce10" office:value-type="float" office:value="80742" calcext:value-type="float">
            <text:p><text:s/>80 742 </text:p>
          </table:table-cell>
          <table:table-cell table:style-name="ce10" office:value-type="float" office:value="80347" calcext:value-type="float">
            <text:p><text:s/>80 347 </text:p>
          </table:table-cell>
          <table:table-cell table:style-name="ce10" office:value-type="float" office:value="81636" calcext:value-type="float">
            <text:p><text:s/>81 636 </text:p>
          </table:table-cell>
          <table:table-cell table:style-name="ce10" office:value-type="float" office:value="81726" calcext:value-type="float">
            <text:p><text:s/>81 726 </text:p>
          </table:table-cell>
          <table:table-cell table:style-name="ce10" office:value-type="float" office:value="82720" calcext:value-type="float">
            <text:p><text:s/>82 720 </text:p>
          </table:table-cell>
          <table:table-cell table:style-name="ce10" office:value-type="float" office:value="82797" calcext:value-type="float">
            <text:p><text:s/>82 797 </text:p>
          </table:table-cell>
          <table:table-cell table:style-name="ce10" office:value-type="float" office:value="86363" calcext:value-type="float">
            <text:p><text:s/>86 363 </text:p>
          </table:table-cell>
          <table:table-cell table:style-name="ce10" office:value-type="float" office:value="86282" calcext:value-type="float">
            <text:p><text:s/>86 282 </text:p>
          </table:table-cell>
          <table:table-cell table:style-name="ce10" office:value-type="float" office:value="88357" calcext:value-type="float">
            <text:p><text:s/>88 357 </text:p>
          </table:table-cell>
          <table:table-cell table:style-name="ce10" office:value-type="float" office:value="89087" calcext:value-type="float">
            <text:p><text:s/>89 087 </text:p>
          </table:table-cell>
          <table:table-cell table:style-name="ce13" office:value-type="float" office:value="88959" calcext:value-type="float">
            <text:p><text:s/>88 959 </text:p>
          </table:table-cell>
          <table:table-cell table:style-name="ce13" office:value-type="float" office:value="85597" calcext:value-type="float">
            <text:p><text:s/>85 597 </text:p>
          </table:table-cell>
          <table:table-cell table:style-name="ce13" office:value-type="float" office:value="85028" calcext:value-type="float">
            <text:p><text:s/>85 028 </text:p>
          </table:table-cell>
          <table:table-cell table:style-name="ce13" office:value-type="float" office:value="83995" calcext:value-type="float">
            <text:p><text:s/>83 995 </text:p>
          </table:table-cell>
          <table:table-cell table:style-name="ce13" office:value-type="float" office:value="85316" calcext:value-type="float">
            <text:p><text:s/>85 316 </text:p>
          </table:table-cell>
          <table:table-cell table:style-name="ce13" office:value-type="float" office:value="83426" calcext:value-type="float">
            <text:p><text:s/>83 426 </text:p>
          </table:table-cell>
          <table:table-cell table:style-name="ce14" office:value-type="float" office:value="82878" calcext:value-type="float">
            <text:p>82878</text:p>
          </table:table-cell>
          <table:table-cell table:style-name="ce14" office:value-type="float" office:value="82199" calcext:value-type="float">
            <text:p>82199</text:p>
          </table:table-cell>
          <table:table-cell table:style-name="ce14" office:value-type="float" office:value="83094" calcext:value-type="float">
            <text:p>83094</text:p>
          </table:table-cell>
          <table:table-cell table:number-columns-repeated="87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47286" calcext:value-type="float">
            <text:p><text:s/>47 286 </text:p>
          </table:table-cell>
          <table:table-cell table:style-name="ce5" office:value-type="float" office:value="46527" calcext:value-type="float">
            <text:p><text:s/>46 527 </text:p>
          </table:table-cell>
          <table:table-cell table:style-name="ce5" office:value-type="float" office:value="46160" calcext:value-type="float">
            <text:p><text:s/>46 160 </text:p>
          </table:table-cell>
          <table:table-cell table:style-name="ce5" office:value-type="float" office:value="45921" calcext:value-type="float">
            <text:p><text:s/>45 921 </text:p>
          </table:table-cell>
          <table:table-cell table:style-name="ce5" office:value-type="float" office:value="45811" calcext:value-type="float">
            <text:p><text:s/>45 811 </text:p>
          </table:table-cell>
          <table:table-cell table:style-name="ce5" office:value-type="float" office:value="45834" calcext:value-type="float">
            <text:p><text:s/>45 834 </text:p>
          </table:table-cell>
          <table:table-cell table:style-name="ce5" office:value-type="float" office:value="45989" calcext:value-type="float">
            <text:p><text:s/>45 989 </text:p>
          </table:table-cell>
          <table:table-cell table:style-name="ce5" office:value-type="float" office:value="46931" calcext:value-type="float">
            <text:p><text:s/>46 931 </text:p>
          </table:table-cell>
          <table:table-cell table:style-name="ce5" office:value-type="float" office:value="47788" calcext:value-type="float">
            <text:p><text:s/>47 788 </text:p>
          </table:table-cell>
          <table:table-cell table:style-name="ce5" office:value-type="float" office:value="49387" calcext:value-type="float">
            <text:p><text:s/>49 387 </text:p>
          </table:table-cell>
          <table:table-cell table:style-name="ce5" office:value-type="float" office:value="50477" calcext:value-type="float">
            <text:p><text:s/>50 477 </text:p>
          </table:table-cell>
          <table:table-cell table:style-name="ce5" office:value-type="float" office:value="51297" calcext:value-type="float">
            <text:p><text:s/>51 297 </text:p>
          </table:table-cell>
          <table:table-cell table:style-name="ce5" office:value-type="float" office:value="51926" calcext:value-type="float">
            <text:p><text:s/>51 926 </text:p>
          </table:table-cell>
          <table:table-cell table:style-name="ce5" office:value-type="float" office:value="52553" calcext:value-type="float">
            <text:p><text:s/>52 553 </text:p>
          </table:table-cell>
          <table:table-cell table:style-name="ce5" office:value-type="float" office:value="53246" calcext:value-type="float">
            <text:p><text:s/>53 246 </text:p>
          </table:table-cell>
          <table:table-cell table:style-name="ce5" office:value-type="float" office:value="54029" calcext:value-type="float">
            <text:p><text:s/>54 029 </text:p>
          </table:table-cell>
          <table:table-cell table:style-name="ce5" office:value-type="float" office:value="54666" calcext:value-type="float">
            <text:p><text:s/>54 666 </text:p>
          </table:table-cell>
          <table:table-cell table:style-name="ce5" office:value-type="float" office:value="54556" calcext:value-type="float">
            <text:p><text:s/>54 556 </text:p>
          </table:table-cell>
          <table:table-cell table:style-name="ce5" office:value-type="float" office:value="54310" calcext:value-type="float">
            <text:p><text:s/>54 310 </text:p>
          </table:table-cell>
          <table:table-cell table:style-name="ce5" office:value-type="float" office:value="54153" calcext:value-type="float">
            <text:p><text:s/>54 153 </text:p>
          </table:table-cell>
          <table:table-cell table:style-name="ce5" office:value-type="float" office:value="54318" calcext:value-type="float">
            <text:p><text:s/>54 318 </text:p>
          </table:table-cell>
          <table:table-cell table:style-name="ce5" office:value-type="float" office:value="54447" calcext:value-type="float">
            <text:p><text:s/>54 447 </text:p>
          </table:table-cell>
          <table:table-cell table:style-name="ce5" office:value-type="float" office:value="54845" calcext:value-type="float">
            <text:p><text:s/>54 845 </text:p>
          </table:table-cell>
          <table:table-cell table:style-name="ce5" office:value-type="float" office:value="55225" calcext:value-type="float">
            <text:p><text:s/>55 225 </text:p>
          </table:table-cell>
          <table:table-cell table:style-name="ce5" office:value-type="float" office:value="55517" calcext:value-type="float">
            <text:p><text:s/>55 517 </text:p>
          </table:table-cell>
          <table:table-cell table:style-name="ce5" office:value-type="float" office:value="56975" calcext:value-type="float">
            <text:p><text:s/>56 975 </text:p>
          </table:table-cell>
          <table:table-cell table:style-name="ce5" office:value-type="float" office:value="57992" calcext:value-type="float">
            <text:p><text:s/>57 992 </text:p>
          </table:table-cell>
          <table:table-cell table:style-name="ce5" office:value-type="float" office:value="58426" calcext:value-type="float">
            <text:p><text:s/>58 426 </text:p>
          </table:table-cell>
          <table:table-cell table:style-name="ce5" office:value-type="float" office:value="61335" calcext:value-type="float">
            <text:p><text:s/>61 335 </text:p>
          </table:table-cell>
          <table:table-cell table:style-name="ce5" office:value-type="float" office:value="63562" calcext:value-type="float">
            <text:p><text:s/>63 562 </text:p>
          </table:table-cell>
          <table:table-cell table:style-name="ce5" office:value-type="float" office:value="62439" calcext:value-type="float">
            <text:p><text:s/>62 439 </text:p>
          </table:table-cell>
          <table:table-cell table:style-name="ce5" office:value-type="float" office:value="61397" calcext:value-type="float">
            <text:p><text:s/>61 397 </text:p>
          </table:table-cell>
          <table:table-cell table:style-name="ce5" office:value-type="float" office:value="62238" calcext:value-type="float">
            <text:p><text:s/>62 238 </text:p>
          </table:table-cell>
          <table:table-cell table:style-name="ce5" office:value-type="float" office:value="60348" calcext:value-type="float">
            <text:p><text:s/>60 348 </text:p>
          </table:table-cell>
          <table:table-cell table:style-name="ce5" office:value-type="float" office:value="64023" calcext:value-type="float">
            <text:p><text:s/>64 023 </text:p>
          </table:table-cell>
          <table:table-cell table:style-name="ce5" office:value-type="float" office:value="62247" calcext:value-type="float">
            <text:p><text:s/>62 247 </text:p>
          </table:table-cell>
          <table:table-cell table:style-name="ce5" office:value-type="float" office:value="61902" calcext:value-type="float">
            <text:p><text:s/>61 902 </text:p>
          </table:table-cell>
          <table:table-cell table:style-name="ce5" office:value-type="float" office:value="62885" calcext:value-type="float">
            <text:p><text:s/>62 885 </text:p>
          </table:table-cell>
          <table:table-cell table:style-name="ce5" office:value-type="float" office:value="61732" calcext:value-type="float">
            <text:p><text:s/>61 732 </text:p>
          </table:table-cell>
          <table:table-cell table:style-name="ce5" office:value-type="float" office:value="62795" calcext:value-type="float">
            <text:p><text:s/>62 795 </text:p>
          </table:table-cell>
          <table:table-cell table:style-name="ce5" office:value-type="float" office:value="63242" calcext:value-type="float">
            <text:p><text:s/>63 242 </text:p>
          </table:table-cell>
          <table:table-cell table:style-name="ce5" office:value-type="float" office:value="63246" calcext:value-type="float">
            <text:p><text:s/>63 246 </text:p>
          </table:table-cell>
          <table:table-cell table:style-name="ce5" office:value-type="float" office:value="63447" calcext:value-type="float">
            <text:p><text:s/>63 447 </text:p>
          </table:table-cell>
          <table:table-cell table:style-name="ce5" office:value-type="float" office:value="61466" calcext:value-type="float">
            <text:p><text:s/>61 466 </text:p>
          </table:table-cell>
          <table:table-cell table:style-name="ce5" office:value-type="float" office:value="68636" calcext:value-type="float">
            <text:p><text:s/>68 636 </text:p>
          </table:table-cell>
          <table:table-cell table:style-name="ce5" office:value-type="float" office:value="68617" calcext:value-type="float">
            <text:p><text:s/>68 617 </text:p>
          </table:table-cell>
          <table:table-cell table:style-name="ce5" office:value-type="float" office:value="70388" calcext:value-type="float">
            <text:p><text:s/>70 388 </text:p>
          </table:table-cell>
          <table:table-cell table:style-name="ce5" office:value-type="float" office:value="70138" calcext:value-type="float">
            <text:p><text:s/>70 138 </text:p>
          </table:table-cell>
          <table:table-cell table:style-name="ce5" office:value-type="float" office:value="71167" calcext:value-type="float">
            <text:p><text:s/>71 167 </text:p>
          </table:table-cell>
          <table:table-cell table:style-name="ce5" office:value-type="float" office:value="72303" calcext:value-type="float">
            <text:p><text:s/>72 303 </text:p>
          </table:table-cell>
          <table:table-cell table:style-name="ce5" office:value-type="float" office:value="73602" calcext:value-type="float">
            <text:p><text:s/>73 602 </text:p>
          </table:table-cell>
          <table:table-cell table:style-name="ce5" office:value-type="float" office:value="74651" calcext:value-type="float">
            <text:p><text:s/>74 651 </text:p>
          </table:table-cell>
          <table:table-cell table:style-name="ce5" office:value-type="float" office:value="76326" calcext:value-type="float">
            <text:p><text:s/>76 326 </text:p>
          </table:table-cell>
          <table:table-cell table:style-name="ce5" office:value-type="float" office:value="75750" calcext:value-type="float">
            <text:p><text:s/>75 750 </text:p>
          </table:table-cell>
          <table:table-cell table:style-name="ce5" office:value-type="float" office:value="80021" calcext:value-type="float">
            <text:p><text:s/>80 021 </text:p>
          </table:table-cell>
          <table:table-cell table:style-name="ce5" office:value-type="float" office:value="79373" calcext:value-type="float">
            <text:p><text:s/>79 373 </text:p>
          </table:table-cell>
          <table:table-cell table:style-name="ce5" office:value-type="float" office:value="77012" calcext:value-type="float">
            <text:p><text:s/>77 012 </text:p>
          </table:table-cell>
          <table:table-cell table:style-name="ce5" office:value-type="float" office:value="77583" calcext:value-type="float">
            <text:p><text:s/>77 583 </text:p>
          </table:table-cell>
          <table:table-cell table:style-name="ce5" office:value-type="float" office:value="77079" calcext:value-type="float">
            <text:p><text:s/>77 079 </text:p>
          </table:table-cell>
          <table:table-cell table:style-name="ce5" office:value-type="float" office:value="78988" calcext:value-type="float">
            <text:p><text:s/>78 988 </text:p>
          </table:table-cell>
          <table:table-cell table:style-name="ce5" office:value-type="float" office:value="77833" calcext:value-type="float">
            <text:p><text:s/>77 833 </text:p>
          </table:table-cell>
          <table:table-cell table:style-name="ce5" office:value-type="float" office:value="79030" calcext:value-type="float">
            <text:p><text:s/>79 030 </text:p>
          </table:table-cell>
          <table:table-cell table:style-name="ce5" office:value-type="float" office:value="77054" calcext:value-type="float">
            <text:p><text:s/>77 054 </text:p>
          </table:table-cell>
          <table:table-cell table:style-name="ce5" office:value-type="float" office:value="76302" calcext:value-type="float">
            <text:p><text:s/>76 302 </text:p>
          </table:table-cell>
          <table:table-cell table:style-name="ce5" office:value-type="float" office:value="76311" calcext:value-type="float">
            <text:p><text:s/>76 311 </text:p>
          </table:table-cell>
          <table:table-cell table:style-name="ce5" office:value-type="float" office:value="76967" calcext:value-type="float">
            <text:p><text:s/>76 967 </text:p>
          </table:table-cell>
          <table:table-cell table:style-name="ce5" office:value-type="float" office:value="74904" calcext:value-type="float">
            <text:p><text:s/>74 904 </text:p>
          </table:table-cell>
          <table:table-cell table:style-name="ce5" office:value-type="float" office:value="72770" calcext:value-type="float">
            <text:p><text:s/>72 770 </text:p>
          </table:table-cell>
          <table:table-cell table:style-name="ce5" office:value-type="float" office:value="62926" calcext:value-type="float">
            <text:p><text:s/>62 926 </text:p>
          </table:table-cell>
          <table:table-cell table:style-name="ce5" office:value-type="float" office:value="64435" calcext:value-type="float">
            <text:p><text:s/>64 435 </text:p>
          </table:table-cell>
          <table:table-cell table:style-name="ce5" office:value-type="float" office:value="63180" calcext:value-type="float">
            <text:p><text:s/>63 180 </text:p>
          </table:table-cell>
          <table:table-cell table:style-name="ce5" office:value-type="float" office:value="63645" calcext:value-type="float">
            <text:p><text:s/>63 645 </text:p>
          </table:table-cell>
          <table:table-cell table:style-name="ce5" office:value-type="float" office:value="63099" calcext:value-type="float">
            <text:p><text:s/>63 099 </text:p>
          </table:table-cell>
          <table:table-cell table:style-name="ce5" office:value-type="float" office:value="70908" calcext:value-type="float">
            <text:p><text:s/>70 908 </text:p>
          </table:table-cell>
          <table:table-cell table:style-name="ce5" office:value-type="float" office:value="73689" calcext:value-type="float">
            <text:p><text:s/>73 689 </text:p>
          </table:table-cell>
          <table:table-cell table:style-name="ce5" office:value-type="float" office:value="70153" calcext:value-type="float">
            <text:p><text:s/>70 153 </text:p>
          </table:table-cell>
          <table:table-cell table:style-name="ce5" office:value-type="float" office:value="69492" calcext:value-type="float">
            <text:p><text:s/>69 492 </text:p>
          </table:table-cell>
          <table:table-cell table:style-name="ce5" office:value-type="float" office:value="67601" calcext:value-type="float">
            <text:p><text:s/>67 601 </text:p>
          </table:table-cell>
          <table:table-cell table:style-name="ce5" office:value-type="float" office:value="66683" calcext:value-type="float">
            <text:p><text:s/>66 683 </text:p>
          </table:table-cell>
          <table:table-cell table:style-name="ce5" office:value-type="float" office:value="66565" calcext:value-type="float">
            <text:p><text:s/>66 565 </text:p>
          </table:table-cell>
          <table:table-cell table:style-name="ce5" office:value-type="float" office:value="65123" calcext:value-type="float">
            <text:p><text:s/>65 123 </text:p>
          </table:table-cell>
          <table:table-cell table:style-name="ce5" office:value-type="float" office:value="65193" calcext:value-type="float">
            <text:p><text:s/>65 193 </text:p>
          </table:table-cell>
          <table:table-cell table:style-name="ce5" office:value-type="float" office:value="64806" calcext:value-type="float">
            <text:p><text:s/>64 806 </text:p>
          </table:table-cell>
          <table:table-cell table:style-name="ce5" office:value-type="float" office:value="66023" calcext:value-type="float">
            <text:p><text:s/>66 023 </text:p>
          </table:table-cell>
          <table:table-cell table:style-name="ce5" office:value-type="float" office:value="64519" calcext:value-type="float">
            <text:p><text:s/>64 519 </text:p>
          </table:table-cell>
          <table:table-cell table:style-name="ce5" office:value-type="float" office:value="64205" calcext:value-type="float">
            <text:p><text:s/>64 205 </text:p>
          </table:table-cell>
          <table:table-cell table:style-name="ce5" office:value-type="float" office:value="63595" calcext:value-type="float">
            <text:p><text:s/>63 595 </text:p>
          </table:table-cell>
          <table:table-cell table:style-name="ce5" office:value-type="float" office:value="63603" calcext:value-type="float">
            <text:p><text:s/>63 603 </text:p>
          </table:table-cell>
          <table:table-cell table:style-name="ce5" office:value-type="float" office:value="63072" calcext:value-type="float">
            <text:p><text:s/>63 072 </text:p>
          </table:table-cell>
          <table:table-cell table:style-name="ce5" office:value-type="float" office:value="62010" calcext:value-type="float">
            <text:p><text:s/>62 010 </text:p>
          </table:table-cell>
          <table:table-cell table:style-name="ce5" office:value-type="float" office:value="59754" calcext:value-type="float">
            <text:p><text:s/>59 754 </text:p>
          </table:table-cell>
          <table:table-cell table:style-name="ce5" office:value-type="float" office:value="61496" calcext:value-type="float">
            <text:p><text:s/>61 496 </text:p>
          </table:table-cell>
          <table:table-cell table:style-name="ce5" office:value-type="float" office:value="61514" calcext:value-type="float">
            <text:p><text:s/>61 514 </text:p>
          </table:table-cell>
          <table:table-cell table:style-name="ce5" office:value-type="float" office:value="62681" calcext:value-type="float">
            <text:p><text:s/>62 681 </text:p>
          </table:table-cell>
          <table:table-cell table:style-name="ce5" office:value-type="float" office:value="69749" calcext:value-type="float">
            <text:p><text:s/>69 749 </text:p>
          </table:table-cell>
          <table:table-cell table:style-name="ce5" office:value-type="float" office:value="76981" calcext:value-type="float">
            <text:p><text:s/>76 981 </text:p>
          </table:table-cell>
          <table:table-cell table:style-name="ce5" office:value-type="float" office:value="80591" calcext:value-type="float">
            <text:p><text:s/>80 591 </text:p>
          </table:table-cell>
          <table:table-cell table:style-name="ce5" office:value-type="float" office:value="82879" calcext:value-type="float">
            <text:p><text:s/>82 879 </text:p>
          </table:table-cell>
          <table:table-cell table:style-name="ce5" office:value-type="float" office:value="86310" calcext:value-type="float">
            <text:p><text:s/>86 310 </text:p>
          </table:table-cell>
          <table:table-cell table:style-name="ce5" office:value-type="float" office:value="86565" calcext:value-type="float">
            <text:p><text:s/>86 565 </text:p>
          </table:table-cell>
          <table:table-cell table:style-name="ce10" office:value-type="float" office:value="85684" calcext:value-type="float">
            <text:p><text:s/>85 684 </text:p>
          </table:table-cell>
          <table:table-cell table:style-name="ce10" office:value-type="float" office:value="90477" calcext:value-type="float">
            <text:p><text:s/>90 477 </text:p>
          </table:table-cell>
          <table:table-cell table:style-name="ce10" office:value-type="float" office:value="90730" calcext:value-type="float">
            <text:p><text:s/>90 730 </text:p>
          </table:table-cell>
          <table:table-cell table:style-name="ce10" office:value-type="float" office:value="92392" calcext:value-type="float">
            <text:p><text:s/>92 392 </text:p>
          </table:table-cell>
          <table:table-cell table:style-name="ce10" office:value-type="float" office:value="90510" calcext:value-type="float">
            <text:p><text:s/>90 510 </text:p>
          </table:table-cell>
          <table:table-cell table:style-name="ce10" office:value-type="float" office:value="89888" calcext:value-type="float">
            <text:p><text:s/>89 888 </text:p>
          </table:table-cell>
          <table:table-cell table:style-name="ce10" office:value-type="float" office:value="86941" calcext:value-type="float">
            <text:p><text:s/>86 941 </text:p>
          </table:table-cell>
          <table:table-cell table:style-name="ce10" office:value-type="float" office:value="86125" calcext:value-type="float">
            <text:p><text:s/>86 125 </text:p>
          </table:table-cell>
          <table:table-cell table:style-name="ce10" office:value-type="float" office:value="87450" calcext:value-type="float">
            <text:p><text:s/>87 450 </text:p>
          </table:table-cell>
          <table:table-cell table:style-name="ce10" office:value-type="float" office:value="90390" calcext:value-type="float">
            <text:p><text:s/>90 390 </text:p>
          </table:table-cell>
          <table:table-cell table:style-name="ce10" office:value-type="float" office:value="92885" calcext:value-type="float">
            <text:p><text:s/>92 885 </text:p>
          </table:table-cell>
          <table:table-cell table:style-name="ce10" office:value-type="float" office:value="92805" calcext:value-type="float">
            <text:p><text:s/>92 805 </text:p>
          </table:table-cell>
          <table:table-cell table:style-name="ce10" office:value-type="float" office:value="94278" calcext:value-type="float">
            <text:p><text:s/>94 278 </text:p>
          </table:table-cell>
          <table:table-cell table:style-name="ce10" office:value-type="float" office:value="95435" calcext:value-type="float">
            <text:p><text:s/>95 435 </text:p>
          </table:table-cell>
          <table:table-cell table:style-name="ce10" office:value-type="float" office:value="97446" calcext:value-type="float">
            <text:p><text:s/>97 446 </text:p>
          </table:table-cell>
          <table:table-cell table:style-name="ce10" office:value-type="float" office:value="99481" calcext:value-type="float">
            <text:p><text:s/>99 481 </text:p>
          </table:table-cell>
          <table:table-cell table:style-name="ce10" office:value-type="float" office:value="102626" calcext:value-type="float">
            <text:p><text:s/>102 626 </text:p>
          </table:table-cell>
          <table:table-cell table:style-name="ce10" office:value-type="float" office:value="104208" calcext:value-type="float">
            <text:p><text:s/>104 208 </text:p>
          </table:table-cell>
          <table:table-cell table:style-name="ce10" office:value-type="float" office:value="102529" calcext:value-type="float">
            <text:p><text:s/>102 529 </text:p>
          </table:table-cell>
          <table:table-cell table:style-name="ce10" office:value-type="float" office:value="101141" calcext:value-type="float">
            <text:p><text:s/>101 141 </text:p>
          </table:table-cell>
          <table:table-cell table:style-name="ce10" office:value-type="float" office:value="98344" calcext:value-type="float">
            <text:p><text:s/>98 344 </text:p>
          </table:table-cell>
          <table:table-cell table:style-name="ce10" office:value-type="float" office:value="96405" calcext:value-type="float">
            <text:p><text:s/>96 405 </text:p>
          </table:table-cell>
          <table:table-cell table:style-name="ce10" office:value-type="float" office:value="92795" calcext:value-type="float">
            <text:p><text:s/>92 795 </text:p>
          </table:table-cell>
          <table:table-cell table:style-name="ce10" office:value-type="float" office:value="90072" calcext:value-type="float">
            <text:p><text:s/>90 072 </text:p>
          </table:table-cell>
          <table:table-cell table:style-name="ce10" office:value-type="float" office:value="87777" calcext:value-type="float">
            <text:p><text:s/>87 777 </text:p>
          </table:table-cell>
          <table:table-cell table:style-name="ce10" office:value-type="float" office:value="83655" calcext:value-type="float">
            <text:p><text:s/>83 655 </text:p>
          </table:table-cell>
          <table:table-cell table:style-name="ce10" office:value-type="float" office:value="80048" calcext:value-type="float">
            <text:p><text:s/>80 048 </text:p>
          </table:table-cell>
          <table:table-cell table:style-name="ce10" office:value-type="float" office:value="77909" calcext:value-type="float">
            <text:p><text:s/>77 909 </text:p>
          </table:table-cell>
          <table:table-cell table:style-name="ce10" office:value-type="float" office:value="75042" calcext:value-type="float">
            <text:p><text:s/>75 042 </text:p>
          </table:table-cell>
          <table:table-cell table:style-name="ce10" office:value-type="float" office:value="74503" calcext:value-type="float">
            <text:p><text:s/>74 503 </text:p>
          </table:table-cell>
          <table:table-cell table:style-name="ce10" office:value-type="float" office:value="75493" calcext:value-type="float">
            <text:p><text:s/>75 493 </text:p>
          </table:table-cell>
          <table:table-cell table:style-name="ce10" office:value-type="float" office:value="74705" calcext:value-type="float">
            <text:p><text:s/>74 705 </text:p>
          </table:table-cell>
          <table:table-cell table:style-name="ce10" office:value-type="float" office:value="76983" calcext:value-type="float">
            <text:p><text:s/>76 983 </text:p>
          </table:table-cell>
          <table:table-cell table:style-name="ce10" office:value-type="float" office:value="80040" calcext:value-type="float">
            <text:p><text:s/>80 040 </text:p>
          </table:table-cell>
          <table:table-cell table:style-name="ce10" office:value-type="float" office:value="80072" calcext:value-type="float">
            <text:p><text:s/>80 072 </text:p>
          </table:table-cell>
          <table:table-cell table:style-name="ce10" office:value-type="float" office:value="81562" calcext:value-type="float">
            <text:p><text:s/>81 562 </text:p>
          </table:table-cell>
          <table:table-cell table:style-name="ce10" office:value-type="float" office:value="80621" calcext:value-type="float">
            <text:p><text:s/>80 621 </text:p>
          </table:table-cell>
          <table:table-cell table:style-name="ce10" office:value-type="float" office:value="81842" calcext:value-type="float">
            <text:p><text:s/>81 842 </text:p>
          </table:table-cell>
          <table:table-cell table:style-name="ce10" office:value-type="float" office:value="82091" calcext:value-type="float">
            <text:p><text:s/>82 091 </text:p>
          </table:table-cell>
          <table:table-cell table:style-name="ce10" office:value-type="float" office:value="83407" calcext:value-type="float">
            <text:p><text:s/>83 407 </text:p>
          </table:table-cell>
          <table:table-cell table:style-name="ce10" office:value-type="float" office:value="83276" calcext:value-type="float">
            <text:p><text:s/>83 276 </text:p>
          </table:table-cell>
          <table:table-cell table:style-name="ce10" office:value-type="float" office:value="86547" calcext:value-type="float">
            <text:p><text:s/>86 547 </text:p>
          </table:table-cell>
          <table:table-cell table:style-name="ce10" office:value-type="float" office:value="86897" calcext:value-type="float">
            <text:p><text:s/>86 897 </text:p>
          </table:table-cell>
          <table:table-cell table:style-name="ce10" office:value-type="float" office:value="88898" calcext:value-type="float">
            <text:p><text:s/>88 898 </text:p>
          </table:table-cell>
          <table:table-cell table:style-name="ce13" office:value-type="float" office:value="89607" calcext:value-type="float">
            <text:p><text:s/>89 607 </text:p>
          </table:table-cell>
          <table:table-cell table:style-name="ce13" office:value-type="float" office:value="89395" calcext:value-type="float">
            <text:p><text:s/>89 395 </text:p>
          </table:table-cell>
          <table:table-cell table:style-name="ce13" office:value-type="float" office:value="86084" calcext:value-type="float">
            <text:p><text:s/>86 084 </text:p>
          </table:table-cell>
          <table:table-cell table:style-name="ce13" office:value-type="float" office:value="85659" calcext:value-type="float">
            <text:p><text:s/>85 659 </text:p>
          </table:table-cell>
          <table:table-cell table:style-name="ce13" office:value-type="float" office:value="84901" calcext:value-type="float">
            <text:p><text:s/>84 901 </text:p>
          </table:table-cell>
          <table:table-cell table:style-name="ce13" office:value-type="float" office:value="85947" calcext:value-type="float">
            <text:p><text:s/>85 947 </text:p>
          </table:table-cell>
          <table:table-cell table:style-name="ce14" office:value-type="float" office:value="84163" calcext:value-type="float">
            <text:p>84163</text:p>
          </table:table-cell>
          <table:table-cell table:style-name="ce14" office:value-type="float" office:value="83428" calcext:value-type="float">
            <text:p>83428</text:p>
          </table:table-cell>
          <table:table-cell table:style-name="ce14" office:value-type="float" office:value="82755" calcext:value-type="float">
            <text:p>82755</text:p>
          </table:table-cell>
          <table:table-cell table:number-columns-repeated="87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47661" calcext:value-type="float">
            <text:p><text:s/>47 661 </text:p>
          </table:table-cell>
          <table:table-cell table:style-name="ce5" office:value-type="float" office:value="46849" calcext:value-type="float">
            <text:p><text:s/>46 849 </text:p>
          </table:table-cell>
          <table:table-cell table:style-name="ce5" office:value-type="float" office:value="46140" calcext:value-type="float">
            <text:p><text:s/>46 140 </text:p>
          </table:table-cell>
          <table:table-cell table:style-name="ce5" office:value-type="float" office:value="45836" calcext:value-type="float">
            <text:p><text:s/>45 836 </text:p>
          </table:table-cell>
          <table:table-cell table:style-name="ce5" office:value-type="float" office:value="45660" calcext:value-type="float">
            <text:p><text:s/>45 660 </text:p>
          </table:table-cell>
          <table:table-cell table:style-name="ce5" office:value-type="float" office:value="45615" calcext:value-type="float">
            <text:p><text:s/>45 615 </text:p>
          </table:table-cell>
          <table:table-cell table:style-name="ce5" office:value-type="float" office:value="45702" calcext:value-type="float">
            <text:p><text:s/>45 702 </text:p>
          </table:table-cell>
          <table:table-cell table:style-name="ce5" office:value-type="float" office:value="45923" calcext:value-type="float">
            <text:p><text:s/>45 923 </text:p>
          </table:table-cell>
          <table:table-cell table:style-name="ce5" office:value-type="float" office:value="46810" calcext:value-type="float">
            <text:p><text:s/>46 810 </text:p>
          </table:table-cell>
          <table:table-cell table:style-name="ce5" office:value-type="float" office:value="47609" calcext:value-type="float">
            <text:p><text:s/>47 609 </text:p>
          </table:table-cell>
          <table:table-cell table:style-name="ce5" office:value-type="float" office:value="49243" calcext:value-type="float">
            <text:p><text:s/>49 243 </text:p>
          </table:table-cell>
          <table:table-cell table:style-name="ce5" office:value-type="float" office:value="49997" calcext:value-type="float">
            <text:p><text:s/>49 997 </text:p>
          </table:table-cell>
          <table:table-cell table:style-name="ce5" office:value-type="float" office:value="50848" calcext:value-type="float">
            <text:p><text:s/>50 848 </text:p>
          </table:table-cell>
          <table:table-cell table:style-name="ce5" office:value-type="float" office:value="51539" calcext:value-type="float">
            <text:p><text:s/>51 539 </text:p>
          </table:table-cell>
          <table:table-cell table:style-name="ce5" office:value-type="float" office:value="52178" calcext:value-type="float">
            <text:p><text:s/>52 178 </text:p>
          </table:table-cell>
          <table:table-cell table:style-name="ce5" office:value-type="float" office:value="52891" calcext:value-type="float">
            <text:p><text:s/>52 891 </text:p>
          </table:table-cell>
          <table:table-cell table:style-name="ce5" office:value-type="float" office:value="53700" calcext:value-type="float">
            <text:p><text:s/>53 700 </text:p>
          </table:table-cell>
          <table:table-cell table:style-name="ce5" office:value-type="float" office:value="54327" calcext:value-type="float">
            <text:p><text:s/>54 327 </text:p>
          </table:table-cell>
          <table:table-cell table:style-name="ce5" office:value-type="float" office:value="54182" calcext:value-type="float">
            <text:p><text:s/>54 182 </text:p>
          </table:table-cell>
          <table:table-cell table:style-name="ce5" office:value-type="float" office:value="53893" calcext:value-type="float">
            <text:p><text:s/>53 893 </text:p>
          </table:table-cell>
          <table:table-cell table:style-name="ce5" office:value-type="float" office:value="53713" calcext:value-type="float">
            <text:p><text:s/>53 713 </text:p>
          </table:table-cell>
          <table:table-cell table:style-name="ce5" office:value-type="float" office:value="53801" calcext:value-type="float">
            <text:p><text:s/>53 801 </text:p>
          </table:table-cell>
          <table:table-cell table:style-name="ce5" office:value-type="float" office:value="54007" calcext:value-type="float">
            <text:p><text:s/>54 007 </text:p>
          </table:table-cell>
          <table:table-cell table:style-name="ce5" office:value-type="float" office:value="54408" calcext:value-type="float">
            <text:p><text:s/>54 408 </text:p>
          </table:table-cell>
          <table:table-cell table:style-name="ce5" office:value-type="float" office:value="54814" calcext:value-type="float">
            <text:p><text:s/>54 814 </text:p>
          </table:table-cell>
          <table:table-cell table:style-name="ce5" office:value-type="float" office:value="55214" calcext:value-type="float">
            <text:p><text:s/>55 214 </text:p>
          </table:table-cell>
          <table:table-cell table:style-name="ce5" office:value-type="float" office:value="56645" calcext:value-type="float">
            <text:p><text:s/>56 645 </text:p>
          </table:table-cell>
          <table:table-cell table:style-name="ce5" office:value-type="float" office:value="57879" calcext:value-type="float">
            <text:p><text:s/>57 879 </text:p>
          </table:table-cell>
          <table:table-cell table:style-name="ce5" office:value-type="float" office:value="58159" calcext:value-type="float">
            <text:p><text:s/>58 159 </text:p>
          </table:table-cell>
          <table:table-cell table:style-name="ce5" office:value-type="float" office:value="61217" calcext:value-type="float">
            <text:p><text:s/>61 217 </text:p>
          </table:table-cell>
          <table:table-cell table:style-name="ce5" office:value-type="float" office:value="63535" calcext:value-type="float">
            <text:p><text:s/>63 535 </text:p>
          </table:table-cell>
          <table:table-cell table:style-name="ce5" office:value-type="float" office:value="62404" calcext:value-type="float">
            <text:p><text:s/>62 404 </text:p>
          </table:table-cell>
          <table:table-cell table:style-name="ce5" office:value-type="float" office:value="61345" calcext:value-type="float">
            <text:p><text:s/>61 345 </text:p>
          </table:table-cell>
          <table:table-cell table:style-name="ce5" office:value-type="float" office:value="61950" calcext:value-type="float">
            <text:p><text:s/>61 950 </text:p>
          </table:table-cell>
          <table:table-cell table:style-name="ce5" office:value-type="float" office:value="60051" calcext:value-type="float">
            <text:p><text:s/>60 051 </text:p>
          </table:table-cell>
          <table:table-cell table:style-name="ce5" office:value-type="float" office:value="64297" calcext:value-type="float">
            <text:p><text:s/>64 297 </text:p>
          </table:table-cell>
          <table:table-cell table:style-name="ce5" office:value-type="float" office:value="62511" calcext:value-type="float">
            <text:p><text:s/>62 511 </text:p>
          </table:table-cell>
          <table:table-cell table:style-name="ce5" office:value-type="float" office:value="62160" calcext:value-type="float">
            <text:p><text:s/>62 160 </text:p>
          </table:table-cell>
          <table:table-cell table:style-name="ce5" office:value-type="float" office:value="62792" calcext:value-type="float">
            <text:p><text:s/>62 792 </text:p>
          </table:table-cell>
          <table:table-cell table:style-name="ce5" office:value-type="float" office:value="61666" calcext:value-type="float">
            <text:p><text:s/>61 666 </text:p>
          </table:table-cell>
          <table:table-cell table:style-name="ce5" office:value-type="float" office:value="62837" calcext:value-type="float">
            <text:p><text:s/>62 837 </text:p>
          </table:table-cell>
          <table:table-cell table:style-name="ce5" office:value-type="float" office:value="63419" calcext:value-type="float">
            <text:p><text:s/>63 419 </text:p>
          </table:table-cell>
          <table:table-cell table:style-name="ce5" office:value-type="float" office:value="63375" calcext:value-type="float">
            <text:p><text:s/>63 375 </text:p>
          </table:table-cell>
          <table:table-cell table:style-name="ce5" office:value-type="float" office:value="63541" calcext:value-type="float">
            <text:p><text:s/>63 541 </text:p>
          </table:table-cell>
          <table:table-cell table:style-name="ce5" office:value-type="float" office:value="61554" calcext:value-type="float">
            <text:p><text:s/>61 554 </text:p>
          </table:table-cell>
          <table:table-cell table:style-name="ce5" office:value-type="float" office:value="69067" calcext:value-type="float">
            <text:p><text:s/>69 067 </text:p>
          </table:table-cell>
          <table:table-cell table:style-name="ce5" office:value-type="float" office:value="69030" calcext:value-type="float">
            <text:p><text:s/>69 030 </text:p>
          </table:table-cell>
          <table:table-cell table:style-name="ce5" office:value-type="float" office:value="70812" calcext:value-type="float">
            <text:p><text:s/>70 812 </text:p>
          </table:table-cell>
          <table:table-cell table:style-name="ce5" office:value-type="float" office:value="70556" calcext:value-type="float">
            <text:p><text:s/>70 556 </text:p>
          </table:table-cell>
          <table:table-cell table:style-name="ce5" office:value-type="float" office:value="71602" calcext:value-type="float">
            <text:p><text:s/>71 602 </text:p>
          </table:table-cell>
          <table:table-cell table:style-name="ce5" office:value-type="float" office:value="72253" calcext:value-type="float">
            <text:p><text:s/>72 253 </text:p>
          </table:table-cell>
          <table:table-cell table:style-name="ce5" office:value-type="float" office:value="73248" calcext:value-type="float">
            <text:p><text:s/>73 248 </text:p>
          </table:table-cell>
          <table:table-cell table:style-name="ce5" office:value-type="float" office:value="74264" calcext:value-type="float">
            <text:p><text:s/>74 264 </text:p>
          </table:table-cell>
          <table:table-cell table:style-name="ce5" office:value-type="float" office:value="75906" calcext:value-type="float">
            <text:p><text:s/>75 906 </text:p>
          </table:table-cell>
          <table:table-cell table:style-name="ce5" office:value-type="float" office:value="75311" calcext:value-type="float">
            <text:p><text:s/>75 311 </text:p>
          </table:table-cell>
          <table:table-cell table:style-name="ce5" office:value-type="float" office:value="79980" calcext:value-type="float">
            <text:p><text:s/>79 980 </text:p>
          </table:table-cell>
          <table:table-cell table:style-name="ce5" office:value-type="float" office:value="79306" calcext:value-type="float">
            <text:p><text:s/>79 306 </text:p>
          </table:table-cell>
          <table:table-cell table:style-name="ce5" office:value-type="float" office:value="76891" calcext:value-type="float">
            <text:p><text:s/>76 891 </text:p>
          </table:table-cell>
          <table:table-cell table:style-name="ce5" office:value-type="float" office:value="77327" calcext:value-type="float">
            <text:p><text:s/>77 327 </text:p>
          </table:table-cell>
          <table:table-cell table:style-name="ce5" office:value-type="float" office:value="76945" calcext:value-type="float">
            <text:p><text:s/>76 945 </text:p>
          </table:table-cell>
          <table:table-cell table:style-name="ce5" office:value-type="float" office:value="78731" calcext:value-type="float">
            <text:p><text:s/>78 731 </text:p>
          </table:table-cell>
          <table:table-cell table:style-name="ce5" office:value-type="float" office:value="77605" calcext:value-type="float">
            <text:p><text:s/>77 605 </text:p>
          </table:table-cell>
          <table:table-cell table:style-name="ce5" office:value-type="float" office:value="78822" calcext:value-type="float">
            <text:p><text:s/>78 822 </text:p>
          </table:table-cell>
          <table:table-cell table:style-name="ce5" office:value-type="float" office:value="76828" calcext:value-type="float">
            <text:p><text:s/>76 828 </text:p>
          </table:table-cell>
          <table:table-cell table:style-name="ce5" office:value-type="float" office:value="76072" calcext:value-type="float">
            <text:p><text:s/>76 072 </text:p>
          </table:table-cell>
          <table:table-cell table:style-name="ce5" office:value-type="float" office:value="76332" calcext:value-type="float">
            <text:p><text:s/>76 332 </text:p>
          </table:table-cell>
          <table:table-cell table:style-name="ce5" office:value-type="float" office:value="76975" calcext:value-type="float">
            <text:p><text:s/>76 975 </text:p>
          </table:table-cell>
          <table:table-cell table:style-name="ce5" office:value-type="float" office:value="74906" calcext:value-type="float">
            <text:p><text:s/>74 906 </text:p>
          </table:table-cell>
          <table:table-cell table:style-name="ce5" office:value-type="float" office:value="72762" calcext:value-type="float">
            <text:p><text:s/>72 762 </text:p>
          </table:table-cell>
          <table:table-cell table:style-name="ce5" office:value-type="float" office:value="62913" calcext:value-type="float">
            <text:p><text:s/>62 913 </text:p>
          </table:table-cell>
          <table:table-cell table:style-name="ce5" office:value-type="float" office:value="64339" calcext:value-type="float">
            <text:p><text:s/>64 339 </text:p>
          </table:table-cell>
          <table:table-cell table:style-name="ce5" office:value-type="float" office:value="63131" calcext:value-type="float">
            <text:p><text:s/>63 131 </text:p>
          </table:table-cell>
          <table:table-cell table:style-name="ce5" office:value-type="float" office:value="63551" calcext:value-type="float">
            <text:p><text:s/>63 551 </text:p>
          </table:table-cell>
          <table:table-cell table:style-name="ce5" office:value-type="float" office:value="63039" calcext:value-type="float">
            <text:p><text:s/>63 039 </text:p>
          </table:table-cell>
          <table:table-cell table:style-name="ce5" office:value-type="float" office:value="70815" calcext:value-type="float">
            <text:p><text:s/>70 815 </text:p>
          </table:table-cell>
          <table:table-cell table:style-name="ce5" office:value-type="float" office:value="73554" calcext:value-type="float">
            <text:p><text:s/>73 554 </text:p>
          </table:table-cell>
          <table:table-cell table:style-name="ce5" office:value-type="float" office:value="70178" calcext:value-type="float">
            <text:p><text:s/>70 178 </text:p>
          </table:table-cell>
          <table:table-cell table:style-name="ce5" office:value-type="float" office:value="69502" calcext:value-type="float">
            <text:p><text:s/>69 502 </text:p>
          </table:table-cell>
          <table:table-cell table:style-name="ce5" office:value-type="float" office:value="67617" calcext:value-type="float">
            <text:p><text:s/>67 617 </text:p>
          </table:table-cell>
          <table:table-cell table:style-name="ce5" office:value-type="float" office:value="66718" calcext:value-type="float">
            <text:p><text:s/>66 718 </text:p>
          </table:table-cell>
          <table:table-cell table:style-name="ce5" office:value-type="float" office:value="66461" calcext:value-type="float">
            <text:p><text:s/>66 461 </text:p>
          </table:table-cell>
          <table:table-cell table:style-name="ce5" office:value-type="float" office:value="65130" calcext:value-type="float">
            <text:p><text:s/>65 130 </text:p>
          </table:table-cell>
          <table:table-cell table:style-name="ce5" office:value-type="float" office:value="65413" calcext:value-type="float">
            <text:p><text:s/>65 413 </text:p>
          </table:table-cell>
          <table:table-cell table:style-name="ce5" office:value-type="float" office:value="64962" calcext:value-type="float">
            <text:p><text:s/>64 962 </text:p>
          </table:table-cell>
          <table:table-cell table:style-name="ce5" office:value-type="float" office:value="66205" calcext:value-type="float">
            <text:p><text:s/>66 205 </text:p>
          </table:table-cell>
          <table:table-cell table:style-name="ce5" office:value-type="float" office:value="64706" calcext:value-type="float">
            <text:p><text:s/>64 706 </text:p>
          </table:table-cell>
          <table:table-cell table:style-name="ce5" office:value-type="float" office:value="64594" calcext:value-type="float">
            <text:p><text:s/>64 594 </text:p>
          </table:table-cell>
          <table:table-cell table:style-name="ce5" office:value-type="float" office:value="63660" calcext:value-type="float">
            <text:p><text:s/>63 660 </text:p>
          </table:table-cell>
          <table:table-cell table:style-name="ce5" office:value-type="float" office:value="63721" calcext:value-type="float">
            <text:p><text:s/>63 721 </text:p>
          </table:table-cell>
          <table:table-cell table:style-name="ce5" office:value-type="float" office:value="63249" calcext:value-type="float">
            <text:p><text:s/>63 249 </text:p>
          </table:table-cell>
          <table:table-cell table:style-name="ce5" office:value-type="float" office:value="62104" calcext:value-type="float">
            <text:p><text:s/>62 104 </text:p>
          </table:table-cell>
          <table:table-cell table:style-name="ce5" office:value-type="float" office:value="59955" calcext:value-type="float">
            <text:p><text:s/>59 955 </text:p>
          </table:table-cell>
          <table:table-cell table:style-name="ce5" office:value-type="float" office:value="61714" calcext:value-type="float">
            <text:p><text:s/>61 714 </text:p>
          </table:table-cell>
          <table:table-cell table:style-name="ce5" office:value-type="float" office:value="61868" calcext:value-type="float">
            <text:p><text:s/>61 868 </text:p>
          </table:table-cell>
          <table:table-cell table:style-name="ce5" office:value-type="float" office:value="63100" calcext:value-type="float">
            <text:p><text:s/>63 100 </text:p>
          </table:table-cell>
          <table:table-cell table:style-name="ce5" office:value-type="float" office:value="70178" calcext:value-type="float">
            <text:p><text:s/>70 178 </text:p>
          </table:table-cell>
          <table:table-cell table:style-name="ce5" office:value-type="float" office:value="76897" calcext:value-type="float">
            <text:p><text:s/>76 897 </text:p>
          </table:table-cell>
          <table:table-cell table:style-name="ce5" office:value-type="float" office:value="80824" calcext:value-type="float">
            <text:p><text:s/>80 824 </text:p>
          </table:table-cell>
          <table:table-cell table:style-name="ce5" office:value-type="float" office:value="82986" calcext:value-type="float">
            <text:p><text:s/>82 986 </text:p>
          </table:table-cell>
          <table:table-cell table:style-name="ce5" office:value-type="float" office:value="86554" calcext:value-type="float">
            <text:p><text:s/>86 554 </text:p>
          </table:table-cell>
          <table:table-cell table:style-name="ce10" office:value-type="float" office:value="87048" calcext:value-type="float">
            <text:p><text:s/>87 048 </text:p>
          </table:table-cell>
          <table:table-cell table:style-name="ce10" office:value-type="float" office:value="90773" calcext:value-type="float">
            <text:p><text:s/>90 773 </text:p>
          </table:table-cell>
          <table:table-cell table:style-name="ce10" office:value-type="float" office:value="94315" calcext:value-type="float">
            <text:p><text:s/>94 315 </text:p>
          </table:table-cell>
          <table:table-cell table:style-name="ce10" office:value-type="float" office:value="93238" calcext:value-type="float">
            <text:p><text:s/>93 238 </text:p>
          </table:table-cell>
          <table:table-cell table:style-name="ce10" office:value-type="float" office:value="92913" calcext:value-type="float">
            <text:p><text:s/>92 913 </text:p>
          </table:table-cell>
          <table:table-cell table:style-name="ce10" office:value-type="float" office:value="90231" calcext:value-type="float">
            <text:p><text:s/>90 231 </text:p>
          </table:table-cell>
          <table:table-cell table:style-name="ce10" office:value-type="float" office:value="90284" calcext:value-type="float">
            <text:p><text:s/>90 284 </text:p>
          </table:table-cell>
          <table:table-cell table:style-name="ce10" office:value-type="float" office:value="87464" calcext:value-type="float">
            <text:p><text:s/>87 464 </text:p>
          </table:table-cell>
          <table:table-cell table:style-name="ce10" office:value-type="float" office:value="86440" calcext:value-type="float">
            <text:p><text:s/>86 440 </text:p>
          </table:table-cell>
          <table:table-cell table:style-name="ce10" office:value-type="float" office:value="87681" calcext:value-type="float">
            <text:p><text:s/>87 681 </text:p>
          </table:table-cell>
          <table:table-cell table:style-name="ce10" office:value-type="float" office:value="90908" calcext:value-type="float">
            <text:p><text:s/>90 908 </text:p>
          </table:table-cell>
          <table:table-cell table:style-name="ce10" office:value-type="float" office:value="92887" calcext:value-type="float">
            <text:p><text:s/>92 887 </text:p>
          </table:table-cell>
          <table:table-cell table:style-name="ce10" office:value-type="float" office:value="93068" calcext:value-type="float">
            <text:p><text:s/>93 068 </text:p>
          </table:table-cell>
          <table:table-cell table:style-name="ce10" office:value-type="float" office:value="94510" calcext:value-type="float">
            <text:p><text:s/>94 510 </text:p>
          </table:table-cell>
          <table:table-cell table:style-name="ce10" office:value-type="float" office:value="95323" calcext:value-type="float">
            <text:p><text:s/>95 323 </text:p>
          </table:table-cell>
          <table:table-cell table:style-name="ce10" office:value-type="float" office:value="97035" calcext:value-type="float">
            <text:p><text:s/>97 035 </text:p>
          </table:table-cell>
          <table:table-cell table:style-name="ce10" office:value-type="float" office:value="99136" calcext:value-type="float">
            <text:p><text:s/>99 136 </text:p>
          </table:table-cell>
          <table:table-cell table:style-name="ce10" office:value-type="float" office:value="102529" calcext:value-type="float">
            <text:p><text:s/>102 529 </text:p>
          </table:table-cell>
          <table:table-cell table:style-name="ce10" office:value-type="float" office:value="104328" calcext:value-type="float">
            <text:p><text:s/>104 328 </text:p>
          </table:table-cell>
          <table:table-cell table:style-name="ce10" office:value-type="float" office:value="102839" calcext:value-type="float">
            <text:p><text:s/>102 839 </text:p>
          </table:table-cell>
          <table:table-cell table:style-name="ce10" office:value-type="float" office:value="101605" calcext:value-type="float">
            <text:p><text:s/>101 605 </text:p>
          </table:table-cell>
          <table:table-cell table:style-name="ce10" office:value-type="float" office:value="98526" calcext:value-type="float">
            <text:p><text:s/>98 526 </text:p>
          </table:table-cell>
          <table:table-cell table:style-name="ce10" office:value-type="float" office:value="96444" calcext:value-type="float">
            <text:p><text:s/>96 444 </text:p>
          </table:table-cell>
          <table:table-cell table:style-name="ce10" office:value-type="float" office:value="92785" calcext:value-type="float">
            <text:p><text:s/>92 785 </text:p>
          </table:table-cell>
          <table:table-cell table:style-name="ce10" office:value-type="float" office:value="90353" calcext:value-type="float">
            <text:p><text:s/>90 353 </text:p>
          </table:table-cell>
          <table:table-cell table:style-name="ce10" office:value-type="float" office:value="87997" calcext:value-type="float">
            <text:p><text:s/>87 997 </text:p>
          </table:table-cell>
          <table:table-cell table:style-name="ce10" office:value-type="float" office:value="84054" calcext:value-type="float">
            <text:p><text:s/>84 054 </text:p>
          </table:table-cell>
          <table:table-cell table:style-name="ce10" office:value-type="float" office:value="80468" calcext:value-type="float">
            <text:p><text:s/>80 468 </text:p>
          </table:table-cell>
          <table:table-cell table:style-name="ce10" office:value-type="float" office:value="78527" calcext:value-type="float">
            <text:p><text:s/>78 527 </text:p>
          </table:table-cell>
          <table:table-cell table:style-name="ce10" office:value-type="float" office:value="75750" calcext:value-type="float">
            <text:p><text:s/>75 750 </text:p>
          </table:table-cell>
          <table:table-cell table:style-name="ce10" office:value-type="float" office:value="75581" calcext:value-type="float">
            <text:p><text:s/>75 581 </text:p>
          </table:table-cell>
          <table:table-cell table:style-name="ce10" office:value-type="float" office:value="75587" calcext:value-type="float">
            <text:p><text:s/>75 587 </text:p>
          </table:table-cell>
          <table:table-cell table:style-name="ce10" office:value-type="float" office:value="75854" calcext:value-type="float">
            <text:p><text:s/>75 854 </text:p>
          </table:table-cell>
          <table:table-cell table:style-name="ce10" office:value-type="float" office:value="77883" calcext:value-type="float">
            <text:p><text:s/>77 883 </text:p>
          </table:table-cell>
          <table:table-cell table:style-name="ce10" office:value-type="float" office:value="80662" calcext:value-type="float">
            <text:p><text:s/>80 662 </text:p>
          </table:table-cell>
          <table:table-cell table:style-name="ce10" office:value-type="float" office:value="80772" calcext:value-type="float">
            <text:p><text:s/>80 772 </text:p>
          </table:table-cell>
          <table:table-cell table:style-name="ce10" office:value-type="float" office:value="81866" calcext:value-type="float">
            <text:p><text:s/>81 866 </text:p>
          </table:table-cell>
          <table:table-cell table:style-name="ce10" office:value-type="float" office:value="80887" calcext:value-type="float">
            <text:p><text:s/>80 887 </text:p>
          </table:table-cell>
          <table:table-cell table:style-name="ce10" office:value-type="float" office:value="82290" calcext:value-type="float">
            <text:p><text:s/>82 290 </text:p>
          </table:table-cell>
          <table:table-cell table:style-name="ce10" office:value-type="float" office:value="82740" calcext:value-type="float">
            <text:p><text:s/>82 740 </text:p>
          </table:table-cell>
          <table:table-cell table:style-name="ce10" office:value-type="float" office:value="83899" calcext:value-type="float">
            <text:p><text:s/>83 899 </text:p>
          </table:table-cell>
          <table:table-cell table:style-name="ce10" office:value-type="float" office:value="83221" calcext:value-type="float">
            <text:p><text:s/>83 221 </text:p>
          </table:table-cell>
          <table:table-cell table:style-name="ce10" office:value-type="float" office:value="87206" calcext:value-type="float">
            <text:p><text:s/>87 206 </text:p>
          </table:table-cell>
          <table:table-cell table:style-name="ce10" office:value-type="float" office:value="87552" calcext:value-type="float">
            <text:p><text:s/>87 552 </text:p>
          </table:table-cell>
          <table:table-cell table:style-name="ce13" office:value-type="float" office:value="89464" calcext:value-type="float">
            <text:p><text:s/>89 464 </text:p>
          </table:table-cell>
          <table:table-cell table:style-name="ce13" office:value-type="float" office:value="90026" calcext:value-type="float">
            <text:p><text:s/>90 026 </text:p>
          </table:table-cell>
          <table:table-cell table:style-name="ce13" office:value-type="float" office:value="89913" calcext:value-type="float">
            <text:p><text:s/>89 913 </text:p>
          </table:table-cell>
          <table:table-cell table:style-name="ce13" office:value-type="float" office:value="86812" calcext:value-type="float">
            <text:p><text:s/>86 812 </text:p>
          </table:table-cell>
          <table:table-cell table:style-name="ce13" office:value-type="float" office:value="86536" calcext:value-type="float">
            <text:p><text:s/>86 536 </text:p>
          </table:table-cell>
          <table:table-cell table:style-name="ce13" office:value-type="float" office:value="85589" calcext:value-type="float">
            <text:p><text:s/>85 589 </text:p>
          </table:table-cell>
          <table:table-cell table:style-name="ce14" office:value-type="float" office:value="86677" calcext:value-type="float">
            <text:p>86677</text:p>
          </table:table-cell>
          <table:table-cell table:style-name="ce14" office:value-type="float" office:value="84867" calcext:value-type="float">
            <text:p>84867</text:p>
          </table:table-cell>
          <table:table-cell table:style-name="ce14" office:value-type="float" office:value="84096" calcext:value-type="float">
            <text:p>84096</text:p>
          </table:table-cell>
          <table:table-cell table:number-columns-repeated="87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48039" calcext:value-type="float">
            <text:p><text:s/>48 039 </text:p>
          </table:table-cell>
          <table:table-cell table:style-name="ce5" office:value-type="float" office:value="47174" calcext:value-type="float">
            <text:p><text:s/>47 174 </text:p>
          </table:table-cell>
          <table:table-cell table:style-name="ce5" office:value-type="float" office:value="46412" calcext:value-type="float">
            <text:p><text:s/>46 412 </text:p>
          </table:table-cell>
          <table:table-cell table:style-name="ce5" office:value-type="float" office:value="45753" calcext:value-type="float">
            <text:p><text:s/>45 753 </text:p>
          </table:table-cell>
          <table:table-cell table:style-name="ce5" office:value-type="float" office:value="45512" calcext:value-type="float">
            <text:p><text:s/>45 512 </text:p>
          </table:table-cell>
          <table:table-cell table:style-name="ce5" office:value-type="float" office:value="45399" calcext:value-type="float">
            <text:p><text:s/>45 399 </text:p>
          </table:table-cell>
          <table:table-cell table:style-name="ce5" office:value-type="float" office:value="45418" calcext:value-type="float">
            <text:p><text:s/>45 418 </text:p>
          </table:table-cell>
          <table:table-cell table:style-name="ce5" office:value-type="float" office:value="45570" calcext:value-type="float">
            <text:p><text:s/>45 570 </text:p>
          </table:table-cell>
          <table:table-cell table:style-name="ce5" office:value-type="float" office:value="45856" calcext:value-type="float">
            <text:p><text:s/>45 856 </text:p>
          </table:table-cell>
          <table:table-cell table:style-name="ce5" office:value-type="float" office:value="46688" calcext:value-type="float">
            <text:p><text:s/>46 688 </text:p>
          </table:table-cell>
          <table:table-cell table:style-name="ce5" office:value-type="float" office:value="47431" calcext:value-type="float">
            <text:p><text:s/>47 431 </text:p>
          </table:table-cell>
          <table:table-cell table:style-name="ce5" office:value-type="float" office:value="48731" calcext:value-type="float">
            <text:p><text:s/>48 731 </text:p>
          </table:table-cell>
          <table:table-cell table:style-name="ce5" office:value-type="float" office:value="49515" calcext:value-type="float">
            <text:p><text:s/>49 515 </text:p>
          </table:table-cell>
          <table:table-cell table:style-name="ce5" office:value-type="float" office:value="50400" calcext:value-type="float">
            <text:p><text:s/>50 400 </text:p>
          </table:table-cell>
          <table:table-cell table:style-name="ce5" office:value-type="float" office:value="51151" calcext:value-type="float">
            <text:p><text:s/>51 151 </text:p>
          </table:table-cell>
          <table:table-cell table:style-name="ce5" office:value-type="float" office:value="51804" calcext:value-type="float">
            <text:p><text:s/>51 804 </text:p>
          </table:table-cell>
          <table:table-cell table:style-name="ce5" office:value-type="float" office:value="52536" calcext:value-type="float">
            <text:p><text:s/>52 536 </text:p>
          </table:table-cell>
          <table:table-cell table:style-name="ce5" office:value-type="float" office:value="53370" calcext:value-type="float">
            <text:p><text:s/>53 370 </text:p>
          </table:table-cell>
          <table:table-cell table:style-name="ce5" office:value-type="float" office:value="53986" calcext:value-type="float">
            <text:p><text:s/>53 986 </text:p>
          </table:table-cell>
          <table:table-cell table:style-name="ce5" office:value-type="float" office:value="53808" calcext:value-type="float">
            <text:p><text:s/>53 808 </text:p>
          </table:table-cell>
          <table:table-cell table:style-name="ce5" office:value-type="float" office:value="53478" calcext:value-type="float">
            <text:p><text:s/>53 478 </text:p>
          </table:table-cell>
          <table:table-cell table:style-name="ce5" office:value-type="float" office:value="53164" calcext:value-type="float">
            <text:p><text:s/>53 164 </text:p>
          </table:table-cell>
          <table:table-cell table:style-name="ce5" office:value-type="float" office:value="53295" calcext:value-type="float">
            <text:p><text:s/>53 295 </text:p>
          </table:table-cell>
          <table:table-cell table:style-name="ce5" office:value-type="float" office:value="53529" calcext:value-type="float">
            <text:p><text:s/>53 529 </text:p>
          </table:table-cell>
          <table:table-cell table:style-name="ce5" office:value-type="float" office:value="53959" calcext:value-type="float">
            <text:p><text:s/>53 959 </text:p>
          </table:table-cell>
          <table:table-cell table:style-name="ce5" office:value-type="float" office:value="54395" calcext:value-type="float">
            <text:p><text:s/>54 395 </text:p>
          </table:table-cell>
          <table:table-cell table:style-name="ce5" office:value-type="float" office:value="54883" calcext:value-type="float">
            <text:p><text:s/>54 883 </text:p>
          </table:table-cell>
          <table:table-cell table:style-name="ce5" office:value-type="float" office:value="56335" calcext:value-type="float">
            <text:p><text:s/>56 335 </text:p>
          </table:table-cell>
          <table:table-cell table:style-name="ce5" office:value-type="float" office:value="57753" calcext:value-type="float">
            <text:p><text:s/>57 753 </text:p>
          </table:table-cell>
          <table:table-cell table:style-name="ce5" office:value-type="float" office:value="58041" calcext:value-type="float">
            <text:p><text:s/>58 041 </text:p>
          </table:table-cell>
          <table:table-cell table:style-name="ce5" office:value-type="float" office:value="61053" calcext:value-type="float">
            <text:p><text:s/>61 053 </text:p>
          </table:table-cell>
          <table:table-cell table:style-name="ce5" office:value-type="float" office:value="63476" calcext:value-type="float">
            <text:p><text:s/>63 476 </text:p>
          </table:table-cell>
          <table:table-cell table:style-name="ce5" office:value-type="float" office:value="62394" calcext:value-type="float">
            <text:p><text:s/>62 394 </text:p>
          </table:table-cell>
          <table:table-cell table:style-name="ce5" office:value-type="float" office:value="61286" calcext:value-type="float">
            <text:p><text:s/>61 286 </text:p>
          </table:table-cell>
          <table:table-cell table:style-name="ce5" office:value-type="float" office:value="61617" calcext:value-type="float">
            <text:p><text:s/>61 617 </text:p>
          </table:table-cell>
          <table:table-cell table:style-name="ce5" office:value-type="float" office:value="59729" calcext:value-type="float">
            <text:p><text:s/>59 729 </text:p>
          </table:table-cell>
          <table:table-cell table:style-name="ce5" office:value-type="float" office:value="64533" calcext:value-type="float">
            <text:p><text:s/>64 533 </text:p>
          </table:table-cell>
          <table:table-cell table:style-name="ce5" office:value-type="float" office:value="62756" calcext:value-type="float">
            <text:p><text:s/>62 756 </text:p>
          </table:table-cell>
          <table:table-cell table:style-name="ce5" office:value-type="float" office:value="62425" calcext:value-type="float">
            <text:p><text:s/>62 425 </text:p>
          </table:table-cell>
          <table:table-cell table:style-name="ce5" office:value-type="float" office:value="62673" calcext:value-type="float">
            <text:p><text:s/>62 673 </text:p>
          </table:table-cell>
          <table:table-cell table:style-name="ce5" office:value-type="float" office:value="61575" calcext:value-type="float">
            <text:p><text:s/>61 575 </text:p>
          </table:table-cell>
          <table:table-cell table:style-name="ce5" office:value-type="float" office:value="62959" calcext:value-type="float">
            <text:p><text:s/>62 959 </text:p>
          </table:table-cell>
          <table:table-cell table:style-name="ce5" office:value-type="float" office:value="63546" calcext:value-type="float">
            <text:p><text:s/>63 546 </text:p>
          </table:table-cell>
          <table:table-cell table:style-name="ce5" office:value-type="float" office:value="63485" calcext:value-type="float">
            <text:p><text:s/>63 485 </text:p>
          </table:table-cell>
          <table:table-cell table:style-name="ce5" office:value-type="float" office:value="63616" calcext:value-type="float">
            <text:p><text:s/>63 616 </text:p>
          </table:table-cell>
          <table:table-cell table:style-name="ce5" office:value-type="float" office:value="61628" calcext:value-type="float">
            <text:p><text:s/>61 628 </text:p>
          </table:table-cell>
          <table:table-cell table:style-name="ce5" office:value-type="float" office:value="69483" calcext:value-type="float">
            <text:p><text:s/>69 483 </text:p>
          </table:table-cell>
          <table:table-cell table:style-name="ce5" office:value-type="float" office:value="69436" calcext:value-type="float">
            <text:p><text:s/>69 436 </text:p>
          </table:table-cell>
          <table:table-cell table:style-name="ce5" office:value-type="float" office:value="71240" calcext:value-type="float">
            <text:p><text:s/>71 240 </text:p>
          </table:table-cell>
          <table:table-cell table:style-name="ce5" office:value-type="float" office:value="70920" calcext:value-type="float">
            <text:p><text:s/>70 920 </text:p>
          </table:table-cell>
          <table:table-cell table:style-name="ce5" office:value-type="float" office:value="71996" calcext:value-type="float">
            <text:p><text:s/>71 996 </text:p>
          </table:table-cell>
          <table:table-cell table:style-name="ce5" office:value-type="float" office:value="71890" calcext:value-type="float">
            <text:p><text:s/>71 890 </text:p>
          </table:table-cell>
          <table:table-cell table:style-name="ce5" office:value-type="float" office:value="72879" calcext:value-type="float">
            <text:p><text:s/>72 879 </text:p>
          </table:table-cell>
          <table:table-cell table:style-name="ce5" office:value-type="float" office:value="73871" calcext:value-type="float">
            <text:p><text:s/>73 871 </text:p>
          </table:table-cell>
          <table:table-cell table:style-name="ce5" office:value-type="float" office:value="75494" calcext:value-type="float">
            <text:p><text:s/>75 494 </text:p>
          </table:table-cell>
          <table:table-cell table:style-name="ce5" office:value-type="float" office:value="74844" calcext:value-type="float">
            <text:p><text:s/>74 844 </text:p>
          </table:table-cell>
          <table:table-cell table:style-name="ce5" office:value-type="float" office:value="79900" calcext:value-type="float">
            <text:p><text:s/>79 900 </text:p>
          </table:table-cell>
          <table:table-cell table:style-name="ce5" office:value-type="float" office:value="79179" calcext:value-type="float">
            <text:p><text:s/>79 179 </text:p>
          </table:table-cell>
          <table:table-cell table:style-name="ce5" office:value-type="float" office:value="76564" calcext:value-type="float">
            <text:p><text:s/>76 564 </text:p>
          </table:table-cell>
          <table:table-cell table:style-name="ce5" office:value-type="float" office:value="77170" calcext:value-type="float">
            <text:p><text:s/>77 170 </text:p>
          </table:table-cell>
          <table:table-cell table:style-name="ce5" office:value-type="float" office:value="76798" calcext:value-type="float">
            <text:p><text:s/>76 798 </text:p>
          </table:table-cell>
          <table:table-cell table:style-name="ce5" office:value-type="float" office:value="78498" calcext:value-type="float">
            <text:p><text:s/>78 498 </text:p>
          </table:table-cell>
          <table:table-cell table:style-name="ce5" office:value-type="float" office:value="77389" calcext:value-type="float">
            <text:p><text:s/>77 389 </text:p>
          </table:table-cell>
          <table:table-cell table:style-name="ce5" office:value-type="float" office:value="78592" calcext:value-type="float">
            <text:p><text:s/>78 592 </text:p>
          </table:table-cell>
          <table:table-cell table:style-name="ce5" office:value-type="float" office:value="76590" calcext:value-type="float">
            <text:p><text:s/>76 590 </text:p>
          </table:table-cell>
          <table:table-cell table:style-name="ce5" office:value-type="float" office:value="75805" calcext:value-type="float">
            <text:p><text:s/>75 805 </text:p>
          </table:table-cell>
          <table:table-cell table:style-name="ce5" office:value-type="float" office:value="76314" calcext:value-type="float">
            <text:p><text:s/>76 314 </text:p>
          </table:table-cell>
          <table:table-cell table:style-name="ce5" office:value-type="float" office:value="76952" calcext:value-type="float">
            <text:p><text:s/>76 952 </text:p>
          </table:table-cell>
          <table:table-cell table:style-name="ce5" office:value-type="float" office:value="74869" calcext:value-type="float">
            <text:p><text:s/>74 869 </text:p>
          </table:table-cell>
          <table:table-cell table:style-name="ce5" office:value-type="float" office:value="72739" calcext:value-type="float">
            <text:p><text:s/>72 739 </text:p>
          </table:table-cell>
          <table:table-cell table:style-name="ce5" office:value-type="float" office:value="62903" calcext:value-type="float">
            <text:p><text:s/>62 903 </text:p>
          </table:table-cell>
          <table:table-cell table:style-name="ce5" office:value-type="float" office:value="64275" calcext:value-type="float">
            <text:p><text:s/>64 275 </text:p>
          </table:table-cell>
          <table:table-cell table:style-name="ce5" office:value-type="float" office:value="63014" calcext:value-type="float">
            <text:p><text:s/>63 014 </text:p>
          </table:table-cell>
          <table:table-cell table:style-name="ce5" office:value-type="float" office:value="63508" calcext:value-type="float">
            <text:p><text:s/>63 508 </text:p>
          </table:table-cell>
          <table:table-cell table:style-name="ce5" office:value-type="float" office:value="62969" calcext:value-type="float">
            <text:p><text:s/>62 969 </text:p>
          </table:table-cell>
          <table:table-cell table:style-name="ce5" office:value-type="float" office:value="70729" calcext:value-type="float">
            <text:p><text:s/>70 729 </text:p>
          </table:table-cell>
          <table:table-cell table:style-name="ce5" office:value-type="float" office:value="73411" calcext:value-type="float">
            <text:p><text:s/>73 411 </text:p>
          </table:table-cell>
          <table:table-cell table:style-name="ce5" office:value-type="float" office:value="70201" calcext:value-type="float">
            <text:p><text:s/>70 201 </text:p>
          </table:table-cell>
          <table:table-cell table:style-name="ce5" office:value-type="float" office:value="69518" calcext:value-type="float">
            <text:p><text:s/>69 518 </text:p>
          </table:table-cell>
          <table:table-cell table:style-name="ce5" office:value-type="float" office:value="67638" calcext:value-type="float">
            <text:p><text:s/>67 638 </text:p>
          </table:table-cell>
          <table:table-cell table:style-name="ce5" office:value-type="float" office:value="66748" calcext:value-type="float">
            <text:p><text:s/>66 748 </text:p>
          </table:table-cell>
          <table:table-cell table:style-name="ce5" office:value-type="float" office:value="66337" calcext:value-type="float">
            <text:p><text:s/>66 337 </text:p>
          </table:table-cell>
          <table:table-cell table:style-name="ce5" office:value-type="float" office:value="65240" calcext:value-type="float">
            <text:p><text:s/>65 240 </text:p>
          </table:table-cell>
          <table:table-cell table:style-name="ce5" office:value-type="float" office:value="65627" calcext:value-type="float">
            <text:p><text:s/>65 627 </text:p>
          </table:table-cell>
          <table:table-cell table:style-name="ce5" office:value-type="float" office:value="65103" calcext:value-type="float">
            <text:p><text:s/>65 103 </text:p>
          </table:table-cell>
          <table:table-cell table:style-name="ce5" office:value-type="float" office:value="66388" calcext:value-type="float">
            <text:p><text:s/>66 388 </text:p>
          </table:table-cell>
          <table:table-cell table:style-name="ce5" office:value-type="float" office:value="65100" calcext:value-type="float">
            <text:p><text:s/>65 100 </text:p>
          </table:table-cell>
          <table:table-cell table:style-name="ce5" office:value-type="float" office:value="65814" calcext:value-type="float">
            <text:p><text:s/>65 814 </text:p>
          </table:table-cell>
          <table:table-cell table:style-name="ce5" office:value-type="float" office:value="64504" calcext:value-type="float">
            <text:p><text:s/>64 504 </text:p>
          </table:table-cell>
          <table:table-cell table:style-name="ce5" office:value-type="float" office:value="64360" calcext:value-type="float">
            <text:p><text:s/>64 360 </text:p>
          </table:table-cell>
          <table:table-cell table:style-name="ce5" office:value-type="float" office:value="63352" calcext:value-type="float">
            <text:p><text:s/>63 352 </text:p>
          </table:table-cell>
          <table:table-cell table:style-name="ce5" office:value-type="float" office:value="62453" calcext:value-type="float">
            <text:p><text:s/>62 453 </text:p>
          </table:table-cell>
          <table:table-cell table:style-name="ce5" office:value-type="float" office:value="60412" calcext:value-type="float">
            <text:p><text:s/>60 412 </text:p>
          </table:table-cell>
          <table:table-cell table:style-name="ce5" office:value-type="float" office:value="62595" calcext:value-type="float">
            <text:p><text:s/>62 595 </text:p>
          </table:table-cell>
          <table:table-cell table:style-name="ce5" office:value-type="float" office:value="63224" calcext:value-type="float">
            <text:p><text:s/>63 224 </text:p>
          </table:table-cell>
          <table:table-cell table:style-name="ce5" office:value-type="float" office:value="64562" calcext:value-type="float">
            <text:p><text:s/>64 562 </text:p>
          </table:table-cell>
          <table:table-cell table:style-name="ce5" office:value-type="float" office:value="71241" calcext:value-type="float">
            <text:p><text:s/>71 241 </text:p>
          </table:table-cell>
          <table:table-cell table:style-name="ce5" office:value-type="float" office:value="77811" calcext:value-type="float">
            <text:p><text:s/>77 811 </text:p>
          </table:table-cell>
          <table:table-cell table:style-name="ce5" office:value-type="float" office:value="82559" calcext:value-type="float">
            <text:p><text:s/>82 559 </text:p>
          </table:table-cell>
          <table:table-cell table:style-name="ce5" office:value-type="float" office:value="85549" calcext:value-type="float">
            <text:p><text:s/>85 549 </text:p>
          </table:table-cell>
          <table:table-cell table:style-name="ce10" office:value-type="float" office:value="85953" calcext:value-type="float">
            <text:p><text:s/>85 953 </text:p>
          </table:table-cell>
          <table:table-cell table:style-name="ce10" office:value-type="float" office:value="92930" calcext:value-type="float">
            <text:p><text:s/>92 930 </text:p>
          </table:table-cell>
          <table:table-cell table:style-name="ce10" office:value-type="float" office:value="94800" calcext:value-type="float">
            <text:p><text:s/>94 800 </text:p>
          </table:table-cell>
          <table:table-cell table:style-name="ce10" office:value-type="float" office:value="97276" calcext:value-type="float">
            <text:p><text:s/>97 276 </text:p>
          </table:table-cell>
          <table:table-cell table:style-name="ce10" office:value-type="float" office:value="93815" calcext:value-type="float">
            <text:p><text:s/>93 815 </text:p>
          </table:table-cell>
          <table:table-cell table:style-name="ce10" office:value-type="float" office:value="92477" calcext:value-type="float">
            <text:p><text:s/>92 477 </text:p>
          </table:table-cell>
          <table:table-cell table:style-name="ce10" office:value-type="float" office:value="90569" calcext:value-type="float">
            <text:p><text:s/>90 569 </text:p>
          </table:table-cell>
          <table:table-cell table:style-name="ce10" office:value-type="float" office:value="91054" calcext:value-type="float">
            <text:p><text:s/>91 054 </text:p>
          </table:table-cell>
          <table:table-cell table:style-name="ce10" office:value-type="float" office:value="87941" calcext:value-type="float">
            <text:p><text:s/>87 941 </text:p>
          </table:table-cell>
          <table:table-cell table:style-name="ce10" office:value-type="float" office:value="86695" calcext:value-type="float">
            <text:p><text:s/>86 695 </text:p>
          </table:table-cell>
          <table:table-cell table:style-name="ce10" office:value-type="float" office:value="89003" calcext:value-type="float">
            <text:p><text:s/>89 003 </text:p>
          </table:table-cell>
          <table:table-cell table:style-name="ce10" office:value-type="float" office:value="91070" calcext:value-type="float">
            <text:p><text:s/>91 070 </text:p>
          </table:table-cell>
          <table:table-cell table:style-name="ce10" office:value-type="float" office:value="93608" calcext:value-type="float">
            <text:p><text:s/>93 608 </text:p>
          </table:table-cell>
          <table:table-cell table:style-name="ce10" office:value-type="float" office:value="93418" calcext:value-type="float">
            <text:p><text:s/>93 418 </text:p>
          </table:table-cell>
          <table:table-cell table:style-name="ce10" office:value-type="float" office:value="94368" calcext:value-type="float">
            <text:p><text:s/>94 368 </text:p>
          </table:table-cell>
          <table:table-cell table:style-name="ce10" office:value-type="float" office:value="94896" calcext:value-type="float">
            <text:p><text:s/>94 896 </text:p>
          </table:table-cell>
          <table:table-cell table:style-name="ce10" office:value-type="float" office:value="96752" calcext:value-type="float">
            <text:p><text:s/>96 752 </text:p>
          </table:table-cell>
          <table:table-cell table:style-name="ce10" office:value-type="float" office:value="99192" calcext:value-type="float">
            <text:p><text:s/>99 192 </text:p>
          </table:table-cell>
          <table:table-cell table:style-name="ce10" office:value-type="float" office:value="102630" calcext:value-type="float">
            <text:p><text:s/>102 630 </text:p>
          </table:table-cell>
          <table:table-cell table:style-name="ce10" office:value-type="float" office:value="104725" calcext:value-type="float">
            <text:p><text:s/>104 725 </text:p>
          </table:table-cell>
          <table:table-cell table:style-name="ce10" office:value-type="float" office:value="103407" calcext:value-type="float">
            <text:p><text:s/>103 407 </text:p>
          </table:table-cell>
          <table:table-cell table:style-name="ce10" office:value-type="float" office:value="101890" calcext:value-type="float">
            <text:p><text:s/>101 890 </text:p>
          </table:table-cell>
          <table:table-cell table:style-name="ce10" office:value-type="float" office:value="98655" calcext:value-type="float">
            <text:p><text:s/>98 655 </text:p>
          </table:table-cell>
          <table:table-cell table:style-name="ce10" office:value-type="float" office:value="96431" calcext:value-type="float">
            <text:p><text:s/>96 431 </text:p>
          </table:table-cell>
          <table:table-cell table:style-name="ce10" office:value-type="float" office:value="93158" calcext:value-type="float">
            <text:p><text:s/>93 158 </text:p>
          </table:table-cell>
          <table:table-cell table:style-name="ce10" office:value-type="float" office:value="90722" calcext:value-type="float">
            <text:p><text:s/>90 722 </text:p>
          </table:table-cell>
          <table:table-cell table:style-name="ce10" office:value-type="float" office:value="88543" calcext:value-type="float">
            <text:p><text:s/>88 543 </text:p>
          </table:table-cell>
          <table:table-cell table:style-name="ce10" office:value-type="float" office:value="84632" calcext:value-type="float">
            <text:p><text:s/>84 632 </text:p>
          </table:table-cell>
          <table:table-cell table:style-name="ce10" office:value-type="float" office:value="81375" calcext:value-type="float">
            <text:p><text:s/>81 375 </text:p>
          </table:table-cell>
          <table:table-cell table:style-name="ce10" office:value-type="float" office:value="79464" calcext:value-type="float">
            <text:p><text:s/>79 464 </text:p>
          </table:table-cell>
          <table:table-cell table:style-name="ce10" office:value-type="float" office:value="76991" calcext:value-type="float">
            <text:p><text:s/>76 991 </text:p>
          </table:table-cell>
          <table:table-cell table:style-name="ce10" office:value-type="float" office:value="76071" calcext:value-type="float">
            <text:p><text:s/>76 071 </text:p>
          </table:table-cell>
          <table:table-cell table:style-name="ce10" office:value-type="float" office:value="76902" calcext:value-type="float">
            <text:p><text:s/>76 902 </text:p>
          </table:table-cell>
          <table:table-cell table:style-name="ce10" office:value-type="float" office:value="76994" calcext:value-type="float">
            <text:p><text:s/>76 994 </text:p>
          </table:table-cell>
          <table:table-cell table:style-name="ce10" office:value-type="float" office:value="78645" calcext:value-type="float">
            <text:p><text:s/>78 645 </text:p>
          </table:table-cell>
          <table:table-cell table:style-name="ce10" office:value-type="float" office:value="81524" calcext:value-type="float">
            <text:p><text:s/>81 524 </text:p>
          </table:table-cell>
          <table:table-cell table:style-name="ce10" office:value-type="float" office:value="81263" calcext:value-type="float">
            <text:p><text:s/>81 263 </text:p>
          </table:table-cell>
          <table:table-cell table:style-name="ce10" office:value-type="float" office:value="82194" calcext:value-type="float">
            <text:p><text:s/>82 194 </text:p>
          </table:table-cell>
          <table:table-cell table:style-name="ce10" office:value-type="float" office:value="81350" calcext:value-type="float">
            <text:p><text:s/>81 350 </text:p>
          </table:table-cell>
          <table:table-cell table:style-name="ce10" office:value-type="float" office:value="82918" calcext:value-type="float">
            <text:p><text:s/>82 918 </text:p>
          </table:table-cell>
          <table:table-cell table:style-name="ce10" office:value-type="float" office:value="83247" calcext:value-type="float">
            <text:p><text:s/>83 247 </text:p>
          </table:table-cell>
          <table:table-cell table:style-name="ce10" office:value-type="float" office:value="83831" calcext:value-type="float">
            <text:p><text:s/>83 831 </text:p>
          </table:table-cell>
          <table:table-cell table:style-name="ce10" office:value-type="float" office:value="84059" calcext:value-type="float">
            <text:p><text:s/>84 059 </text:p>
          </table:table-cell>
          <table:table-cell table:style-name="ce10" office:value-type="float" office:value="87766" calcext:value-type="float">
            <text:p><text:s/>87 766 </text:p>
          </table:table-cell>
          <table:table-cell table:style-name="ce13" office:value-type="float" office:value="88130" calcext:value-type="float">
            <text:p><text:s/>88 130 </text:p>
          </table:table-cell>
          <table:table-cell table:style-name="ce13" office:value-type="float" office:value="89952" calcext:value-type="float">
            <text:p><text:s/>89 952 </text:p>
          </table:table-cell>
          <table:table-cell table:style-name="ce13" office:value-type="float" office:value="90623" calcext:value-type="float">
            <text:p><text:s/>90 623 </text:p>
          </table:table-cell>
          <table:table-cell table:style-name="ce13" office:value-type="float" office:value="90641" calcext:value-type="float">
            <text:p><text:s/>90 641 </text:p>
          </table:table-cell>
          <table:table-cell table:style-name="ce13" office:value-type="float" office:value="87643" calcext:value-type="float">
            <text:p><text:s/>87 643 </text:p>
          </table:table-cell>
          <table:table-cell table:style-name="ce13" office:value-type="float" office:value="87190" calcext:value-type="float">
            <text:p><text:s/>87 190 </text:p>
          </table:table-cell>
          <table:table-cell table:style-name="ce14" office:value-type="float" office:value="86334" calcext:value-type="float">
            <text:p>86334</text:p>
          </table:table-cell>
          <table:table-cell table:style-name="ce14" office:value-type="float" office:value="87265" calcext:value-type="float">
            <text:p>87265</text:p>
          </table:table-cell>
          <table:table-cell table:style-name="ce14" office:value-type="float" office:value="85495" calcext:value-type="float">
            <text:p>85495</text:p>
          </table:table-cell>
          <table:table-cell table:number-columns-repeated="87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48420" calcext:value-type="float">
            <text:p><text:s/>48 420 </text:p>
          </table:table-cell>
          <table:table-cell table:style-name="ce5" office:value-type="float" office:value="47501" calcext:value-type="float">
            <text:p><text:s/>47 501 </text:p>
          </table:table-cell>
          <table:table-cell table:style-name="ce5" office:value-type="float" office:value="46687" calcext:value-type="float">
            <text:p><text:s/>46 687 </text:p>
          </table:table-cell>
          <table:table-cell table:style-name="ce5" office:value-type="float" office:value="45975" calcext:value-type="float">
            <text:p><text:s/>45 975 </text:p>
          </table:table-cell>
          <table:table-cell table:style-name="ce5" office:value-type="float" office:value="45366" calcext:value-type="float">
            <text:p><text:s/>45 366 </text:p>
          </table:table-cell>
          <table:table-cell table:style-name="ce5" office:value-type="float" office:value="45188" calcext:value-type="float">
            <text:p><text:s/>45 188 </text:p>
          </table:table-cell>
          <table:table-cell table:style-name="ce5" office:value-type="float" office:value="45139" calcext:value-type="float">
            <text:p><text:s/>45 139 </text:p>
          </table:table-cell>
          <table:table-cell table:style-name="ce5" office:value-type="float" office:value="45221" calcext:value-type="float">
            <text:p><text:s/>45 221 </text:p>
          </table:table-cell>
          <table:table-cell table:style-name="ce5" office:value-type="float" office:value="45438" calcext:value-type="float">
            <text:p><text:s/>45 438 </text:p>
          </table:table-cell>
          <table:table-cell table:style-name="ce5" office:value-type="float" office:value="45789" calcext:value-type="float">
            <text:p><text:s/>45 789 </text:p>
          </table:table-cell>
          <table:table-cell table:style-name="ce5" office:value-type="float" office:value="46567" calcext:value-type="float">
            <text:p><text:s/>46 567 </text:p>
          </table:table-cell>
          <table:table-cell table:style-name="ce5" office:value-type="float" office:value="46952" calcext:value-type="float">
            <text:p><text:s/>46 952 </text:p>
          </table:table-cell>
          <table:table-cell table:style-name="ce5" office:value-type="float" office:value="48220" calcext:value-type="float">
            <text:p><text:s/>48 220 </text:p>
          </table:table-cell>
          <table:table-cell table:style-name="ce5" office:value-type="float" office:value="49035" calcext:value-type="float">
            <text:p><text:s/>49 035 </text:p>
          </table:table-cell>
          <table:table-cell table:style-name="ce5" office:value-type="float" office:value="49951" calcext:value-type="float">
            <text:p><text:s/>49 951 </text:p>
          </table:table-cell>
          <table:table-cell table:style-name="ce5" office:value-type="float" office:value="50764" calcext:value-type="float">
            <text:p><text:s/>50 764 </text:p>
          </table:table-cell>
          <table:table-cell table:style-name="ce5" office:value-type="float" office:value="51430" calcext:value-type="float">
            <text:p><text:s/>51 430 </text:p>
          </table:table-cell>
          <table:table-cell table:style-name="ce5" office:value-type="float" office:value="52180" calcext:value-type="float">
            <text:p><text:s/>52 180 </text:p>
          </table:table-cell>
          <table:table-cell table:style-name="ce5" office:value-type="float" office:value="53040" calcext:value-type="float">
            <text:p><text:s/>53 040 </text:p>
          </table:table-cell>
          <table:table-cell table:style-name="ce5" office:value-type="float" office:value="53646" calcext:value-type="float">
            <text:p><text:s/>53 646 </text:p>
          </table:table-cell>
          <table:table-cell table:style-name="ce5" office:value-type="float" office:value="53434" calcext:value-type="float">
            <text:p><text:s/>53 434 </text:p>
          </table:table-cell>
          <table:table-cell table:style-name="ce5" office:value-type="float" office:value="52855" calcext:value-type="float">
            <text:p><text:s/>52 855 </text:p>
          </table:table-cell>
          <table:table-cell table:style-name="ce5" office:value-type="float" office:value="52587" calcext:value-type="float">
            <text:p><text:s/>52 587 </text:p>
          </table:table-cell>
          <table:table-cell table:style-name="ce5" office:value-type="float" office:value="52747" calcext:value-type="float">
            <text:p><text:s/>52 747 </text:p>
          </table:table-cell>
          <table:table-cell table:style-name="ce5" office:value-type="float" office:value="53035" calcext:value-type="float">
            <text:p><text:s/>53 035 </text:p>
          </table:table-cell>
          <table:table-cell table:style-name="ce5" office:value-type="float" office:value="53457" calcext:value-type="float">
            <text:p><text:s/>53 457 </text:p>
          </table:table-cell>
          <table:table-cell table:style-name="ce5" office:value-type="float" office:value="53972" calcext:value-type="float">
            <text:p><text:s/>53 972 </text:p>
          </table:table-cell>
          <table:table-cell table:style-name="ce5" office:value-type="float" office:value="54560" calcext:value-type="float">
            <text:p><text:s/>54 560 </text:p>
          </table:table-cell>
          <table:table-cell table:style-name="ce5" office:value-type="float" office:value="55937" calcext:value-type="float">
            <text:p><text:s/>55 937 </text:p>
          </table:table-cell>
          <table:table-cell table:style-name="ce5" office:value-type="float" office:value="57511" calcext:value-type="float">
            <text:p><text:s/>57 511 </text:p>
          </table:table-cell>
          <table:table-cell table:style-name="ce5" office:value-type="float" office:value="57867" calcext:value-type="float">
            <text:p><text:s/>57 867 </text:p>
          </table:table-cell>
          <table:table-cell table:style-name="ce5" office:value-type="float" office:value="60873" calcext:value-type="float">
            <text:p><text:s/>60 873 </text:p>
          </table:table-cell>
          <table:table-cell table:style-name="ce5" office:value-type="float" office:value="63414" calcext:value-type="float">
            <text:p><text:s/>63 414 </text:p>
          </table:table-cell>
          <table:table-cell table:style-name="ce5" office:value-type="float" office:value="62328" calcext:value-type="float">
            <text:p><text:s/>62 328 </text:p>
          </table:table-cell>
          <table:table-cell table:style-name="ce5" office:value-type="float" office:value="61205" calcext:value-type="float">
            <text:p><text:s/>61 205 </text:p>
          </table:table-cell>
          <table:table-cell table:style-name="ce5" office:value-type="float" office:value="61235" calcext:value-type="float">
            <text:p><text:s/>61 235 </text:p>
          </table:table-cell>
          <table:table-cell table:style-name="ce5" office:value-type="float" office:value="59389" calcext:value-type="float">
            <text:p><text:s/>59 389 </text:p>
          </table:table-cell>
          <table:table-cell table:style-name="ce5" office:value-type="float" office:value="64752" calcext:value-type="float">
            <text:p><text:s/>64 752 </text:p>
          </table:table-cell>
          <table:table-cell table:style-name="ce5" office:value-type="float" office:value="62999" calcext:value-type="float">
            <text:p><text:s/>62 999 </text:p>
          </table:table-cell>
          <table:table-cell table:style-name="ce5" office:value-type="float" office:value="62649" calcext:value-type="float">
            <text:p><text:s/>62 649 </text:p>
          </table:table-cell>
          <table:table-cell table:style-name="ce5" office:value-type="float" office:value="62508" calcext:value-type="float">
            <text:p><text:s/>62 508 </text:p>
          </table:table-cell>
          <table:table-cell table:style-name="ce5" office:value-type="float" office:value="61444" calcext:value-type="float">
            <text:p><text:s/>61 444 </text:p>
          </table:table-cell>
          <table:table-cell table:style-name="ce5" office:value-type="float" office:value="63070" calcext:value-type="float">
            <text:p><text:s/>63 070 </text:p>
          </table:table-cell>
          <table:table-cell table:style-name="ce5" office:value-type="float" office:value="63656" calcext:value-type="float">
            <text:p><text:s/>63 656 </text:p>
          </table:table-cell>
          <table:table-cell table:style-name="ce5" office:value-type="float" office:value="63549" calcext:value-type="float">
            <text:p><text:s/>63 549 </text:p>
          </table:table-cell>
          <table:table-cell table:style-name="ce5" office:value-type="float" office:value="63654" calcext:value-type="float">
            <text:p><text:s/>63 654 </text:p>
          </table:table-cell>
          <table:table-cell table:style-name="ce5" office:value-type="float" office:value="61667" calcext:value-type="float">
            <text:p><text:s/>61 667 </text:p>
          </table:table-cell>
          <table:table-cell table:style-name="ce5" office:value-type="float" office:value="69838" calcext:value-type="float">
            <text:p><text:s/>69 838 </text:p>
          </table:table-cell>
          <table:table-cell table:style-name="ce5" office:value-type="float" office:value="69813" calcext:value-type="float">
            <text:p><text:s/>69 813 </text:p>
          </table:table-cell>
          <table:table-cell table:style-name="ce5" office:value-type="float" office:value="71602" calcext:value-type="float">
            <text:p><text:s/>71 602 </text:p>
          </table:table-cell>
          <table:table-cell table:style-name="ce5" office:value-type="float" office:value="71304" calcext:value-type="float">
            <text:p><text:s/>71 304 </text:p>
          </table:table-cell>
          <table:table-cell table:style-name="ce5" office:value-type="float" office:value="71091" calcext:value-type="float">
            <text:p><text:s/>71 091 </text:p>
          </table:table-cell>
          <table:table-cell table:style-name="ce5" office:value-type="float" office:value="71503" calcext:value-type="float">
            <text:p><text:s/>71 503 </text:p>
          </table:table-cell>
          <table:table-cell table:style-name="ce5" office:value-type="float" office:value="72471" calcext:value-type="float">
            <text:p><text:s/>72 471 </text:p>
          </table:table-cell>
          <table:table-cell table:style-name="ce5" office:value-type="float" office:value="73434" calcext:value-type="float">
            <text:p><text:s/>73 434 </text:p>
          </table:table-cell>
          <table:table-cell table:style-name="ce5" office:value-type="float" office:value="75044" calcext:value-type="float">
            <text:p><text:s/>75 044 </text:p>
          </table:table-cell>
          <table:table-cell table:style-name="ce5" office:value-type="float" office:value="74355" calcext:value-type="float">
            <text:p><text:s/>74 355 </text:p>
          </table:table-cell>
          <table:table-cell table:style-name="ce5" office:value-type="float" office:value="79733" calcext:value-type="float">
            <text:p><text:s/>79 733 </text:p>
          </table:table-cell>
          <table:table-cell table:style-name="ce5" office:value-type="float" office:value="78748" calcext:value-type="float">
            <text:p><text:s/>78 748 </text:p>
          </table:table-cell>
          <table:table-cell table:style-name="ce5" office:value-type="float" office:value="76358" calcext:value-type="float">
            <text:p><text:s/>76 358 </text:p>
          </table:table-cell>
          <table:table-cell table:style-name="ce5" office:value-type="float" office:value="76969" calcext:value-type="float">
            <text:p><text:s/>76 969 </text:p>
          </table:table-cell>
          <table:table-cell table:style-name="ce5" office:value-type="float" office:value="76208" calcext:value-type="float">
            <text:p><text:s/>76 208 </text:p>
          </table:table-cell>
          <table:table-cell table:style-name="ce5" office:value-type="float" office:value="78284" calcext:value-type="float">
            <text:p><text:s/>78 284 </text:p>
          </table:table-cell>
          <table:table-cell table:style-name="ce5" office:value-type="float" office:value="77160" calcext:value-type="float">
            <text:p><text:s/>77 160 </text:p>
          </table:table-cell>
          <table:table-cell table:style-name="ce5" office:value-type="float" office:value="78342" calcext:value-type="float">
            <text:p><text:s/>78 342 </text:p>
          </table:table-cell>
          <table:table-cell table:style-name="ce5" office:value-type="float" office:value="76342" calcext:value-type="float">
            <text:p><text:s/>76 342 </text:p>
          </table:table-cell>
          <table:table-cell table:style-name="ce5" office:value-type="float" office:value="75545" calcext:value-type="float">
            <text:p><text:s/>75 545 </text:p>
          </table:table-cell>
          <table:table-cell table:style-name="ce5" office:value-type="float" office:value="76267" calcext:value-type="float">
            <text:p><text:s/>76 267 </text:p>
          </table:table-cell>
          <table:table-cell table:style-name="ce5" office:value-type="float" office:value="76929" calcext:value-type="float">
            <text:p><text:s/>76 929 </text:p>
          </table:table-cell>
          <table:table-cell table:style-name="ce5" office:value-type="float" office:value="74811" calcext:value-type="float">
            <text:p><text:s/>74 811 </text:p>
          </table:table-cell>
          <table:table-cell table:style-name="ce5" office:value-type="float" office:value="72696" calcext:value-type="float">
            <text:p><text:s/>72 696 </text:p>
          </table:table-cell>
          <table:table-cell table:style-name="ce5" office:value-type="float" office:value="62714" calcext:value-type="float">
            <text:p><text:s/>62 714 </text:p>
          </table:table-cell>
          <table:table-cell table:style-name="ce5" office:value-type="float" office:value="64151" calcext:value-type="float">
            <text:p><text:s/>64 151 </text:p>
          </table:table-cell>
          <table:table-cell table:style-name="ce5" office:value-type="float" office:value="62981" calcext:value-type="float">
            <text:p><text:s/>62 981 </text:p>
          </table:table-cell>
          <table:table-cell table:style-name="ce5" office:value-type="float" office:value="63418" calcext:value-type="float">
            <text:p><text:s/>63 418 </text:p>
          </table:table-cell>
          <table:table-cell table:style-name="ce5" office:value-type="float" office:value="62882" calcext:value-type="float">
            <text:p><text:s/>62 882 </text:p>
          </table:table-cell>
          <table:table-cell table:style-name="ce5" office:value-type="float" office:value="70615" calcext:value-type="float">
            <text:p><text:s/>70 615 </text:p>
          </table:table-cell>
          <table:table-cell table:style-name="ce5" office:value-type="float" office:value="73269" calcext:value-type="float">
            <text:p><text:s/>73 269 </text:p>
          </table:table-cell>
          <table:table-cell table:style-name="ce5" office:value-type="float" office:value="70205" calcext:value-type="float">
            <text:p><text:s/>70 205 </text:p>
          </table:table-cell>
          <table:table-cell table:style-name="ce5" office:value-type="float" office:value="69528" calcext:value-type="float">
            <text:p><text:s/>69 528 </text:p>
          </table:table-cell>
          <table:table-cell table:style-name="ce5" office:value-type="float" office:value="67642" calcext:value-type="float">
            <text:p><text:s/>67 642 </text:p>
          </table:table-cell>
          <table:table-cell table:style-name="ce5" office:value-type="float" office:value="66752" calcext:value-type="float">
            <text:p><text:s/>66 752 </text:p>
          </table:table-cell>
          <table:table-cell table:style-name="ce5" office:value-type="float" office:value="66587" calcext:value-type="float">
            <text:p><text:s/>66 587 </text:p>
          </table:table-cell>
          <table:table-cell table:style-name="ce5" office:value-type="float" office:value="65339" calcext:value-type="float">
            <text:p><text:s/>65 339 </text:p>
          </table:table-cell>
          <table:table-cell table:style-name="ce5" office:value-type="float" office:value="65818" calcext:value-type="float">
            <text:p><text:s/>65 818 </text:p>
          </table:table-cell>
          <table:table-cell table:style-name="ce5" office:value-type="float" office:value="65245" calcext:value-type="float">
            <text:p><text:s/>65 245 </text:p>
          </table:table-cell>
          <table:table-cell table:style-name="ce5" office:value-type="float" office:value="67259" calcext:value-type="float">
            <text:p><text:s/>67 259 </text:p>
          </table:table-cell>
          <table:table-cell table:style-name="ce5" office:value-type="float" office:value="65790" calcext:value-type="float">
            <text:p><text:s/>65 790 </text:p>
          </table:table-cell>
          <table:table-cell table:style-name="ce5" office:value-type="float" office:value="66472" calcext:value-type="float">
            <text:p><text:s/>66 472 </text:p>
          </table:table-cell>
          <table:table-cell table:style-name="ce5" office:value-type="float" office:value="64882" calcext:value-type="float">
            <text:p><text:s/>64 882 </text:p>
          </table:table-cell>
          <table:table-cell table:style-name="ce5" office:value-type="float" office:value="64510" calcext:value-type="float">
            <text:p><text:s/>64 510 </text:p>
          </table:table-cell>
          <table:table-cell table:style-name="ce5" office:value-type="float" office:value="64151" calcext:value-type="float">
            <text:p><text:s/>64 151 </text:p>
          </table:table-cell>
          <table:table-cell table:style-name="ce5" office:value-type="float" office:value="63278" calcext:value-type="float">
            <text:p><text:s/>63 278 </text:p>
          </table:table-cell>
          <table:table-cell table:style-name="ce5" office:value-type="float" office:value="61382" calcext:value-type="float">
            <text:p><text:s/>61 382 </text:p>
          </table:table-cell>
          <table:table-cell table:style-name="ce5" office:value-type="float" office:value="63596" calcext:value-type="float">
            <text:p><text:s/>63 596 </text:p>
          </table:table-cell>
          <table:table-cell table:style-name="ce5" office:value-type="float" office:value="64012" calcext:value-type="float">
            <text:p><text:s/>64 012 </text:p>
          </table:table-cell>
          <table:table-cell table:style-name="ce5" office:value-type="float" office:value="65068" calcext:value-type="float">
            <text:p><text:s/>65 068 </text:p>
          </table:table-cell>
          <table:table-cell table:style-name="ce5" office:value-type="float" office:value="71743" calcext:value-type="float">
            <text:p><text:s/>71 743 </text:p>
          </table:table-cell>
          <table:table-cell table:style-name="ce5" office:value-type="float" office:value="79460" calcext:value-type="float">
            <text:p><text:s/>79 460 </text:p>
          </table:table-cell>
          <table:table-cell table:style-name="ce5" office:value-type="float" office:value="84084" calcext:value-type="float">
            <text:p><text:s/>84 084 </text:p>
          </table:table-cell>
          <table:table-cell table:style-name="ce10" office:value-type="float" office:value="84053" calcext:value-type="float">
            <text:p><text:s/>84 053 </text:p>
          </table:table-cell>
          <table:table-cell table:style-name="ce10" office:value-type="float" office:value="91333" calcext:value-type="float">
            <text:p><text:s/>91 333 </text:p>
          </table:table-cell>
          <table:table-cell table:style-name="ce10" office:value-type="float" office:value="97611" calcext:value-type="float">
            <text:p><text:s/>97 611 </text:p>
          </table:table-cell>
          <table:table-cell table:style-name="ce10" office:value-type="float" office:value="97398" calcext:value-type="float">
            <text:p><text:s/>97 398 </text:p>
          </table:table-cell>
          <table:table-cell table:style-name="ce10" office:value-type="float" office:value="97977" calcext:value-type="float">
            <text:p><text:s/>97 977 </text:p>
          </table:table-cell>
          <table:table-cell table:style-name="ce10" office:value-type="float" office:value="93264" calcext:value-type="float">
            <text:p><text:s/>93 264 </text:p>
          </table:table-cell>
          <table:table-cell table:style-name="ce10" office:value-type="float" office:value="92920" calcext:value-type="float">
            <text:p><text:s/>92 920 </text:p>
          </table:table-cell>
          <table:table-cell table:style-name="ce10" office:value-type="float" office:value="91403" calcext:value-type="float">
            <text:p><text:s/>91 403 </text:p>
          </table:table-cell>
          <table:table-cell table:style-name="ce10" office:value-type="float" office:value="91772" calcext:value-type="float">
            <text:p><text:s/>91 772 </text:p>
          </table:table-cell>
          <table:table-cell table:style-name="ce10" office:value-type="float" office:value="88304" calcext:value-type="float">
            <text:p><text:s/>88 304 </text:p>
          </table:table-cell>
          <table:table-cell table:style-name="ce10" office:value-type="float" office:value="87836" calcext:value-type="float">
            <text:p><text:s/>87 836 </text:p>
          </table:table-cell>
          <table:table-cell table:style-name="ce10" office:value-type="float" office:value="89380" calcext:value-type="float">
            <text:p><text:s/>89 380 </text:p>
          </table:table-cell>
          <table:table-cell table:style-name="ce10" office:value-type="float" office:value="92033" calcext:value-type="float">
            <text:p><text:s/>92 033 </text:p>
          </table:table-cell>
          <table:table-cell table:style-name="ce10" office:value-type="float" office:value="94065" calcext:value-type="float">
            <text:p><text:s/>94 065 </text:p>
          </table:table-cell>
          <table:table-cell table:style-name="ce10" office:value-type="float" office:value="93223" calcext:value-type="float">
            <text:p><text:s/>93 223 </text:p>
          </table:table-cell>
          <table:table-cell table:style-name="ce10" office:value-type="float" office:value="93861" calcext:value-type="float">
            <text:p><text:s/>93 861 </text:p>
          </table:table-cell>
          <table:table-cell table:style-name="ce10" office:value-type="float" office:value="94434" calcext:value-type="float">
            <text:p><text:s/>94 434 </text:p>
          </table:table-cell>
          <table:table-cell table:style-name="ce10" office:value-type="float" office:value="96618" calcext:value-type="float">
            <text:p><text:s/>96 618 </text:p>
          </table:table-cell>
          <table:table-cell table:style-name="ce10" office:value-type="float" office:value="99351" calcext:value-type="float">
            <text:p><text:s/>99 351 </text:p>
          </table:table-cell>
          <table:table-cell table:style-name="ce10" office:value-type="float" office:value="102979" calcext:value-type="float">
            <text:p><text:s/>102 979 </text:p>
          </table:table-cell>
          <table:table-cell table:style-name="ce10" office:value-type="float" office:value="105236" calcext:value-type="float">
            <text:p><text:s/>105 236 </text:p>
          </table:table-cell>
          <table:table-cell table:style-name="ce10" office:value-type="float" office:value="103771" calcext:value-type="float">
            <text:p><text:s/>103 771 </text:p>
          </table:table-cell>
          <table:table-cell table:style-name="ce10" office:value-type="float" office:value="102007" calcext:value-type="float">
            <text:p><text:s/>102 007 </text:p>
          </table:table-cell>
          <table:table-cell table:style-name="ce10" office:value-type="float" office:value="98656" calcext:value-type="float">
            <text:p><text:s/>98 656 </text:p>
          </table:table-cell>
          <table:table-cell table:style-name="ce10" office:value-type="float" office:value="96861" calcext:value-type="float">
            <text:p><text:s/>96 861 </text:p>
          </table:table-cell>
          <table:table-cell table:style-name="ce10" office:value-type="float" office:value="93565" calcext:value-type="float">
            <text:p><text:s/>93 565 </text:p>
          </table:table-cell>
          <table:table-cell table:style-name="ce10" office:value-type="float" office:value="91347" calcext:value-type="float">
            <text:p><text:s/>91 347 </text:p>
          </table:table-cell>
          <table:table-cell table:style-name="ce10" office:value-type="float" office:value="89293" calcext:value-type="float">
            <text:p><text:s/>89 293 </text:p>
          </table:table-cell>
          <table:table-cell table:style-name="ce10" office:value-type="float" office:value="85730" calcext:value-type="float">
            <text:p><text:s/>85 730 </text:p>
          </table:table-cell>
          <table:table-cell table:style-name="ce10" office:value-type="float" office:value="82327" calcext:value-type="float">
            <text:p><text:s/>82 327 </text:p>
          </table:table-cell>
          <table:table-cell table:style-name="ce10" office:value-type="float" office:value="80747" calcext:value-type="float">
            <text:p><text:s/>80 747 </text:p>
          </table:table-cell>
          <table:table-cell table:style-name="ce10" office:value-type="float" office:value="77793" calcext:value-type="float">
            <text:p><text:s/>77 793 </text:p>
          </table:table-cell>
          <table:table-cell table:style-name="ce10" office:value-type="float" office:value="77709" calcext:value-type="float">
            <text:p><text:s/>77 709 </text:p>
          </table:table-cell>
          <table:table-cell table:style-name="ce10" office:value-type="float" office:value="78061" calcext:value-type="float">
            <text:p><text:s/>78 061 </text:p>
          </table:table-cell>
          <table:table-cell table:style-name="ce10" office:value-type="float" office:value="78026" calcext:value-type="float">
            <text:p><text:s/>78 026 </text:p>
          </table:table-cell>
          <table:table-cell table:style-name="ce10" office:value-type="float" office:value="79636" calcext:value-type="float">
            <text:p><text:s/>79 636 </text:p>
          </table:table-cell>
          <table:table-cell table:style-name="ce10" office:value-type="float" office:value="81983" calcext:value-type="float">
            <text:p><text:s/>81 983 </text:p>
          </table:table-cell>
          <table:table-cell table:style-name="ce10" office:value-type="float" office:value="81742" calcext:value-type="float">
            <text:p><text:s/>81 742 </text:p>
          </table:table-cell>
          <table:table-cell table:style-name="ce10" office:value-type="float" office:value="82687" calcext:value-type="float">
            <text:p><text:s/>82 687 </text:p>
          </table:table-cell>
          <table:table-cell table:style-name="ce10" office:value-type="float" office:value="82085" calcext:value-type="float">
            <text:p><text:s/>82 085 </text:p>
          </table:table-cell>
          <table:table-cell table:style-name="ce10" office:value-type="float" office:value="83587" calcext:value-type="float">
            <text:p><text:s/>83 587 </text:p>
          </table:table-cell>
          <table:table-cell table:style-name="ce10" office:value-type="float" office:value="83312" calcext:value-type="float">
            <text:p><text:s/>83 312 </text:p>
          </table:table-cell>
          <table:table-cell table:style-name="ce10" office:value-type="float" office:value="84619" calcext:value-type="float">
            <text:p><text:s/>84 619 </text:p>
          </table:table-cell>
          <table:table-cell table:style-name="ce10" office:value-type="float" office:value="84838" calcext:value-type="float">
            <text:p><text:s/>84 838 </text:p>
          </table:table-cell>
          <table:table-cell table:style-name="ce13" office:value-type="float" office:value="88402" calcext:value-type="float">
            <text:p><text:s/>88 402 </text:p>
          </table:table-cell>
          <table:table-cell table:style-name="ce13" office:value-type="float" office:value="88851" calcext:value-type="float">
            <text:p><text:s/>88 851 </text:p>
          </table:table-cell>
          <table:table-cell table:style-name="ce13" office:value-type="float" office:value="90625" calcext:value-type="float">
            <text:p><text:s/>90 625 </text:p>
          </table:table-cell>
          <table:table-cell table:style-name="ce13" office:value-type="float" office:value="91380" calcext:value-type="float">
            <text:p><text:s/>91 380 </text:p>
          </table:table-cell>
          <table:table-cell table:style-name="ce13" office:value-type="float" office:value="91549" calcext:value-type="float">
            <text:p><text:s/>91 549 </text:p>
          </table:table-cell>
          <table:table-cell table:style-name="ce13" office:value-type="float" office:value="88364" calcext:value-type="float">
            <text:p><text:s/>88 364 </text:p>
          </table:table-cell>
          <table:table-cell table:style-name="ce14" office:value-type="float" office:value="87747" calcext:value-type="float">
            <text:p>87747</text:p>
          </table:table-cell>
          <table:table-cell table:style-name="ce14" office:value-type="float" office:value="86936" calcext:value-type="float">
            <text:p>86936</text:p>
          </table:table-cell>
          <table:table-cell table:style-name="ce14" office:value-type="float" office:value="87907" calcext:value-type="float">
            <text:p>87907</text:p>
          </table:table-cell>
          <table:table-cell table:number-columns-repeated="87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48804" calcext:value-type="float">
            <text:p><text:s/>48 804 </text:p>
          </table:table-cell>
          <table:table-cell table:style-name="ce5" office:value-type="float" office:value="47832" calcext:value-type="float">
            <text:p><text:s/>47 832 </text:p>
          </table:table-cell>
          <table:table-cell table:style-name="ce5" office:value-type="float" office:value="46964" calcext:value-type="float">
            <text:p><text:s/>46 964 </text:p>
          </table:table-cell>
          <table:table-cell table:style-name="ce5" office:value-type="float" office:value="46200" calcext:value-type="float">
            <text:p><text:s/>46 200 </text:p>
          </table:table-cell>
          <table:table-cell table:style-name="ce5" office:value-type="float" office:value="45539" calcext:value-type="float">
            <text:p><text:s/>45 539 </text:p>
          </table:table-cell>
          <table:table-cell table:style-name="ce5" office:value-type="float" office:value="44978" calcext:value-type="float">
            <text:p><text:s/>44 978 </text:p>
          </table:table-cell>
          <table:table-cell table:style-name="ce5" office:value-type="float" office:value="44863" calcext:value-type="float">
            <text:p><text:s/>44 863 </text:p>
          </table:table-cell>
          <table:table-cell table:style-name="ce5" office:value-type="float" office:value="44878" calcext:value-type="float">
            <text:p><text:s/>44 878 </text:p>
          </table:table-cell>
          <table:table-cell table:style-name="ce5" office:value-type="float" office:value="45025" calcext:value-type="float">
            <text:p><text:s/>45 025 </text:p>
          </table:table-cell>
          <table:table-cell table:style-name="ce5" office:value-type="float" office:value="45306" calcext:value-type="float">
            <text:p><text:s/>45 306 </text:p>
          </table:table-cell>
          <table:table-cell table:style-name="ce5" office:value-type="float" office:value="45722" calcext:value-type="float">
            <text:p><text:s/>45 722 </text:p>
          </table:table-cell>
          <table:table-cell table:style-name="ce5" office:value-type="float" office:value="46030" calcext:value-type="float">
            <text:p><text:s/>46 030 </text:p>
          </table:table-cell>
          <table:table-cell table:style-name="ce5" office:value-type="float" office:value="46473" calcext:value-type="float">
            <text:p><text:s/>46 473 </text:p>
          </table:table-cell>
          <table:table-cell table:style-name="ce5" office:value-type="float" office:value="47708" calcext:value-type="float">
            <text:p><text:s/>47 708 </text:p>
          </table:table-cell>
          <table:table-cell table:style-name="ce5" office:value-type="float" office:value="48553" calcext:value-type="float">
            <text:p><text:s/>48 553 </text:p>
          </table:table-cell>
          <table:table-cell table:style-name="ce5" office:value-type="float" office:value="49503" calcext:value-type="float">
            <text:p><text:s/>49 503 </text:p>
          </table:table-cell>
          <table:table-cell table:style-name="ce5" office:value-type="float" office:value="50376" calcext:value-type="float">
            <text:p><text:s/>50 376 </text:p>
          </table:table-cell>
          <table:table-cell table:style-name="ce5" office:value-type="float" office:value="51056" calcext:value-type="float">
            <text:p><text:s/>51 056 </text:p>
          </table:table-cell>
          <table:table-cell table:style-name="ce5" office:value-type="float" office:value="51825" calcext:value-type="float">
            <text:p><text:s/>51 825 </text:p>
          </table:table-cell>
          <table:table-cell table:style-name="ce5" office:value-type="float" office:value="52710" calcext:value-type="float">
            <text:p><text:s/>52 710 </text:p>
          </table:table-cell>
          <table:table-cell table:style-name="ce5" office:value-type="float" office:value="53306" calcext:value-type="float">
            <text:p><text:s/>53 306 </text:p>
          </table:table-cell>
          <table:table-cell table:style-name="ce5" office:value-type="float" office:value="52732" calcext:value-type="float">
            <text:p><text:s/>52 732 </text:p>
          </table:table-cell>
          <table:table-cell table:style-name="ce5" office:value-type="float" office:value="52194" calcext:value-type="float">
            <text:p><text:s/>52 194 </text:p>
          </table:table-cell>
          <table:table-cell table:style-name="ce5" office:value-type="float" office:value="51997" calcext:value-type="float">
            <text:p><text:s/>51 997 </text:p>
          </table:table-cell>
          <table:table-cell table:style-name="ce5" office:value-type="float" office:value="52184" calcext:value-type="float">
            <text:p><text:s/>52 184 </text:p>
          </table:table-cell>
          <table:table-cell table:style-name="ce5" office:value-type="float" office:value="52490" calcext:value-type="float">
            <text:p><text:s/>52 490 </text:p>
          </table:table-cell>
          <table:table-cell table:style-name="ce5" office:value-type="float" office:value="52955" calcext:value-type="float">
            <text:p><text:s/>52 955 </text:p>
          </table:table-cell>
          <table:table-cell table:style-name="ce5" office:value-type="float" office:value="53523" calcext:value-type="float">
            <text:p><text:s/>53 523 </text:p>
          </table:table-cell>
          <table:table-cell table:style-name="ce5" office:value-type="float" office:value="54178" calcext:value-type="float">
            <text:p><text:s/>54 178 </text:p>
          </table:table-cell>
          <table:table-cell table:style-name="ce5" office:value-type="float" office:value="55821" calcext:value-type="float">
            <text:p><text:s/>55 821 </text:p>
          </table:table-cell>
          <table:table-cell table:style-name="ce5" office:value-type="float" office:value="57210" calcext:value-type="float">
            <text:p><text:s/>57 210 </text:p>
          </table:table-cell>
          <table:table-cell table:style-name="ce5" office:value-type="float" office:value="57670" calcext:value-type="float">
            <text:p><text:s/>57 670 </text:p>
          </table:table-cell>
          <table:table-cell table:style-name="ce5" office:value-type="float" office:value="60655" calcext:value-type="float">
            <text:p><text:s/>60 655 </text:p>
          </table:table-cell>
          <table:table-cell table:style-name="ce5" office:value-type="float" office:value="63345" calcext:value-type="float">
            <text:p><text:s/>63 345 </text:p>
          </table:table-cell>
          <table:table-cell table:style-name="ce5" office:value-type="float" office:value="62223" calcext:value-type="float">
            <text:p><text:s/>62 223 </text:p>
          </table:table-cell>
          <table:table-cell table:style-name="ce5" office:value-type="float" office:value="61110" calcext:value-type="float">
            <text:p><text:s/>61 110 </text:p>
          </table:table-cell>
          <table:table-cell table:style-name="ce5" office:value-type="float" office:value="60859" calcext:value-type="float">
            <text:p><text:s/>60 859 </text:p>
          </table:table-cell>
          <table:table-cell table:style-name="ce5" office:value-type="float" office:value="59024" calcext:value-type="float">
            <text:p><text:s/>59 024 </text:p>
          </table:table-cell>
          <table:table-cell table:style-name="ce5" office:value-type="float" office:value="64926" calcext:value-type="float">
            <text:p><text:s/>64 926 </text:p>
          </table:table-cell>
          <table:table-cell table:style-name="ce5" office:value-type="float" office:value="63222" calcext:value-type="float">
            <text:p><text:s/>63 222 </text:p>
          </table:table-cell>
          <table:table-cell table:style-name="ce5" office:value-type="float" office:value="62815" calcext:value-type="float">
            <text:p><text:s/>62 815 </text:p>
          </table:table-cell>
          <table:table-cell table:style-name="ce5" office:value-type="float" office:value="62348" calcext:value-type="float">
            <text:p><text:s/>62 348 </text:p>
          </table:table-cell>
          <table:table-cell table:style-name="ce5" office:value-type="float" office:value="61262" calcext:value-type="float">
            <text:p><text:s/>61 262 </text:p>
          </table:table-cell>
          <table:table-cell table:style-name="ce5" office:value-type="float" office:value="63144" calcext:value-type="float">
            <text:p><text:s/>63 144 </text:p>
          </table:table-cell>
          <table:table-cell table:style-name="ce5" office:value-type="float" office:value="63692" calcext:value-type="float">
            <text:p><text:s/>63 692 </text:p>
          </table:table-cell>
          <table:table-cell table:style-name="ce5" office:value-type="float" office:value="63587" calcext:value-type="float">
            <text:p><text:s/>63 587 </text:p>
          </table:table-cell>
          <table:table-cell table:style-name="ce5" office:value-type="float" office:value="63653" calcext:value-type="float">
            <text:p><text:s/>63 653 </text:p>
          </table:table-cell>
          <table:table-cell table:style-name="ce5" office:value-type="float" office:value="61658" calcext:value-type="float">
            <text:p><text:s/>61 658 </text:p>
          </table:table-cell>
          <table:table-cell table:style-name="ce5" office:value-type="float" office:value="70177" calcext:value-type="float">
            <text:p><text:s/>70 177 </text:p>
          </table:table-cell>
          <table:table-cell table:style-name="ce5" office:value-type="float" office:value="70146" calcext:value-type="float">
            <text:p><text:s/>70 146 </text:p>
          </table:table-cell>
          <table:table-cell table:style-name="ce5" office:value-type="float" office:value="71941" calcext:value-type="float">
            <text:p><text:s/>71 941 </text:p>
          </table:table-cell>
          <table:table-cell table:style-name="ce5" office:value-type="float" office:value="70366" calcext:value-type="float">
            <text:p><text:s/>70 366 </text:p>
          </table:table-cell>
          <table:table-cell table:style-name="ce5" office:value-type="float" office:value="70155" calcext:value-type="float">
            <text:p><text:s/>70 155 </text:p>
          </table:table-cell>
          <table:table-cell table:style-name="ce5" office:value-type="float" office:value="71116" calcext:value-type="float">
            <text:p><text:s/>71 116 </text:p>
          </table:table-cell>
          <table:table-cell table:style-name="ce5" office:value-type="float" office:value="72026" calcext:value-type="float">
            <text:p><text:s/>72 026 </text:p>
          </table:table-cell>
          <table:table-cell table:style-name="ce5" office:value-type="float" office:value="72982" calcext:value-type="float">
            <text:p><text:s/>72 982 </text:p>
          </table:table-cell>
          <table:table-cell table:style-name="ce5" office:value-type="float" office:value="74529" calcext:value-type="float">
            <text:p><text:s/>74 529 </text:p>
          </table:table-cell>
          <table:table-cell table:style-name="ce5" office:value-type="float" office:value="73811" calcext:value-type="float">
            <text:p><text:s/>73 811 </text:p>
          </table:table-cell>
          <table:table-cell table:style-name="ce5" office:value-type="float" office:value="79219" calcext:value-type="float">
            <text:p><text:s/>79 219 </text:p>
          </table:table-cell>
          <table:table-cell table:style-name="ce5" office:value-type="float" office:value="78508" calcext:value-type="float">
            <text:p><text:s/>78 508 </text:p>
          </table:table-cell>
          <table:table-cell table:style-name="ce5" office:value-type="float" office:value="76128" calcext:value-type="float">
            <text:p><text:s/>76 128 </text:p>
          </table:table-cell>
          <table:table-cell table:style-name="ce5" office:value-type="float" office:value="76355" calcext:value-type="float">
            <text:p><text:s/>76 355 </text:p>
          </table:table-cell>
          <table:table-cell table:style-name="ce5" office:value-type="float" office:value="75617" calcext:value-type="float">
            <text:p><text:s/>75 617 </text:p>
          </table:table-cell>
          <table:table-cell table:style-name="ce5" office:value-type="float" office:value="78050" calcext:value-type="float">
            <text:p><text:s/>78 050 </text:p>
          </table:table-cell>
          <table:table-cell table:style-name="ce5" office:value-type="float" office:value="76918" calcext:value-type="float">
            <text:p><text:s/>76 918 </text:p>
          </table:table-cell>
          <table:table-cell table:style-name="ce5" office:value-type="float" office:value="78058" calcext:value-type="float">
            <text:p><text:s/>78 058 </text:p>
          </table:table-cell>
          <table:table-cell table:style-name="ce5" office:value-type="float" office:value="76045" calcext:value-type="float">
            <text:p><text:s/>76 045 </text:p>
          </table:table-cell>
          <table:table-cell table:style-name="ce5" office:value-type="float" office:value="75227" calcext:value-type="float">
            <text:p><text:s/>75 227 </text:p>
          </table:table-cell>
          <table:table-cell table:style-name="ce5" office:value-type="float" office:value="76190" calcext:value-type="float">
            <text:p><text:s/>76 190 </text:p>
          </table:table-cell>
          <table:table-cell table:style-name="ce5" office:value-type="float" office:value="76845" calcext:value-type="float">
            <text:p><text:s/>76 845 </text:p>
          </table:table-cell>
          <table:table-cell table:style-name="ce5" office:value-type="float" office:value="74727" calcext:value-type="float">
            <text:p><text:s/>74 727 </text:p>
          </table:table-cell>
          <table:table-cell table:style-name="ce5" office:value-type="float" office:value="72482" calcext:value-type="float">
            <text:p><text:s/>72 482 </text:p>
          </table:table-cell>
          <table:table-cell table:style-name="ce5" office:value-type="float" office:value="62568" calcext:value-type="float">
            <text:p><text:s/>62 568 </text:p>
          </table:table-cell>
          <table:table-cell table:style-name="ce5" office:value-type="float" office:value="64103" calcext:value-type="float">
            <text:p><text:s/>64 103 </text:p>
          </table:table-cell>
          <table:table-cell table:style-name="ce5" office:value-type="float" office:value="62886" calcext:value-type="float">
            <text:p><text:s/>62 886 </text:p>
          </table:table-cell>
          <table:table-cell table:style-name="ce5" office:value-type="float" office:value="63329" calcext:value-type="float">
            <text:p><text:s/>63 329 </text:p>
          </table:table-cell>
          <table:table-cell table:style-name="ce5" office:value-type="float" office:value="62784" calcext:value-type="float">
            <text:p><text:s/>62 784 </text:p>
          </table:table-cell>
          <table:table-cell table:style-name="ce5" office:value-type="float" office:value="70469" calcext:value-type="float">
            <text:p><text:s/>70 469 </text:p>
          </table:table-cell>
          <table:table-cell table:style-name="ce5" office:value-type="float" office:value="73128" calcext:value-type="float">
            <text:p><text:s/>73 128 </text:p>
          </table:table-cell>
          <table:table-cell table:style-name="ce5" office:value-type="float" office:value="70199" calcext:value-type="float">
            <text:p><text:s/>70 199 </text:p>
          </table:table-cell>
          <table:table-cell table:style-name="ce5" office:value-type="float" office:value="69516" calcext:value-type="float">
            <text:p><text:s/>69 516 </text:p>
          </table:table-cell>
          <table:table-cell table:style-name="ce5" office:value-type="float" office:value="67620" calcext:value-type="float">
            <text:p><text:s/>67 620 </text:p>
          </table:table-cell>
          <table:table-cell table:style-name="ce5" office:value-type="float" office:value="67081" calcext:value-type="float">
            <text:p><text:s/>67 081 </text:p>
          </table:table-cell>
          <table:table-cell table:style-name="ce5" office:value-type="float" office:value="66833" calcext:value-type="float">
            <text:p><text:s/>66 833 </text:p>
          </table:table-cell>
          <table:table-cell table:style-name="ce5" office:value-type="float" office:value="65440" calcext:value-type="float">
            <text:p><text:s/>65 440 </text:p>
          </table:table-cell>
          <table:table-cell table:style-name="ce5" office:value-type="float" office:value="65997" calcext:value-type="float">
            <text:p><text:s/>65 997 </text:p>
          </table:table-cell>
          <table:table-cell table:style-name="ce5" office:value-type="float" office:value="66108" calcext:value-type="float">
            <text:p><text:s/>66 108 </text:p>
          </table:table-cell>
          <table:table-cell table:style-name="ce5" office:value-type="float" office:value="68167" calcext:value-type="float">
            <text:p><text:s/>68 167 </text:p>
          </table:table-cell>
          <table:table-cell table:style-name="ce5" office:value-type="float" office:value="66503" calcext:value-type="float">
            <text:p><text:s/>66 503 </text:p>
          </table:table-cell>
          <table:table-cell table:style-name="ce5" office:value-type="float" office:value="67105" calcext:value-type="float">
            <text:p><text:s/>67 105 </text:p>
          </table:table-cell>
          <table:table-cell table:style-name="ce5" office:value-type="float" office:value="65063" calcext:value-type="float">
            <text:p><text:s/>65 063 </text:p>
          </table:table-cell>
          <table:table-cell table:style-name="ce5" office:value-type="float" office:value="65807" calcext:value-type="float">
            <text:p><text:s/>65 807 </text:p>
          </table:table-cell>
          <table:table-cell table:style-name="ce5" office:value-type="float" office:value="65518" calcext:value-type="float">
            <text:p><text:s/>65 518 </text:p>
          </table:table-cell>
          <table:table-cell table:style-name="ce5" office:value-type="float" office:value="64616" calcext:value-type="float">
            <text:p><text:s/>64 616 </text:p>
          </table:table-cell>
          <table:table-cell table:style-name="ce5" office:value-type="float" office:value="62549" calcext:value-type="float">
            <text:p><text:s/>62 549 </text:p>
          </table:table-cell>
          <table:table-cell table:style-name="ce5" office:value-type="float" office:value="64694" calcext:value-type="float">
            <text:p><text:s/>64 694 </text:p>
          </table:table-cell>
          <table:table-cell table:style-name="ce5" office:value-type="float" office:value="65072" calcext:value-type="float">
            <text:p><text:s/>65 072 </text:p>
          </table:table-cell>
          <table:table-cell table:style-name="ce5" office:value-type="float" office:value="66403" calcext:value-type="float">
            <text:p><text:s/>66 403 </text:p>
          </table:table-cell>
          <table:table-cell table:style-name="ce5" office:value-type="float" office:value="73489" calcext:value-type="float">
            <text:p><text:s/>73 489 </text:p>
          </table:table-cell>
          <table:table-cell table:style-name="ce5" office:value-type="float" office:value="81150" calcext:value-type="float">
            <text:p><text:s/>81 150 </text:p>
          </table:table-cell>
          <table:table-cell table:style-name="ce10" office:value-type="float" office:value="84322" calcext:value-type="float">
            <text:p><text:s/>84 322 </text:p>
          </table:table-cell>
          <table:table-cell table:style-name="ce10" office:value-type="float" office:value="89946" calcext:value-type="float">
            <text:p><text:s/>89 946 </text:p>
          </table:table-cell>
          <table:table-cell table:style-name="ce10" office:value-type="float" office:value="95597" calcext:value-type="float">
            <text:p><text:s/>95 597 </text:p>
          </table:table-cell>
          <table:table-cell table:style-name="ce10" office:value-type="float" office:value="100620" calcext:value-type="float">
            <text:p><text:s/>100 620 </text:p>
          </table:table-cell>
          <table:table-cell table:style-name="ce10" office:value-type="float" office:value="98181" calcext:value-type="float">
            <text:p><text:s/>98 181 </text:p>
          </table:table-cell>
          <table:table-cell table:style-name="ce10" office:value-type="float" office:value="97326" calcext:value-type="float">
            <text:p><text:s/>97 326 </text:p>
          </table:table-cell>
          <table:table-cell table:style-name="ce10" office:value-type="float" office:value="93685" calcext:value-type="float">
            <text:p><text:s/>93 685 </text:p>
          </table:table-cell>
          <table:table-cell table:style-name="ce10" office:value-type="float" office:value="93590" calcext:value-type="float">
            <text:p><text:s/>93 590 </text:p>
          </table:table-cell>
          <table:table-cell table:style-name="ce10" office:value-type="float" office:value="92214" calcext:value-type="float">
            <text:p><text:s/>92 214 </text:p>
          </table:table-cell>
          <table:table-cell table:style-name="ce10" office:value-type="float" office:value="92326" calcext:value-type="float">
            <text:p><text:s/>92 326 </text:p>
          </table:table-cell>
          <table:table-cell table:style-name="ce10" office:value-type="float" office:value="88593" calcext:value-type="float">
            <text:p><text:s/>88 593 </text:p>
          </table:table-cell>
          <table:table-cell table:style-name="ce10" office:value-type="float" office:value="88266" calcext:value-type="float">
            <text:p><text:s/>88 266 </text:p>
          </table:table-cell>
          <table:table-cell table:style-name="ce10" office:value-type="float" office:value="90716" calcext:value-type="float">
            <text:p><text:s/>90 716 </text:p>
          </table:table-cell>
          <table:table-cell table:style-name="ce10" office:value-type="float" office:value="92707" calcext:value-type="float">
            <text:p><text:s/>92 707 </text:p>
          </table:table-cell>
          <table:table-cell table:style-name="ce10" office:value-type="float" office:value="93954" calcext:value-type="float">
            <text:p><text:s/>93 954 </text:p>
          </table:table-cell>
          <table:table-cell table:style-name="ce10" office:value-type="float" office:value="92742" calcext:value-type="float">
            <text:p><text:s/>92 742 </text:p>
          </table:table-cell>
          <table:table-cell table:style-name="ce10" office:value-type="float" office:value="93315" calcext:value-type="float">
            <text:p><text:s/>93 315 </text:p>
          </table:table-cell>
          <table:table-cell table:style-name="ce10" office:value-type="float" office:value="94432" calcext:value-type="float">
            <text:p><text:s/>94 432 </text:p>
          </table:table-cell>
          <table:table-cell table:style-name="ce10" office:value-type="float" office:value="96682" calcext:value-type="float">
            <text:p><text:s/>96 682 </text:p>
          </table:table-cell>
          <table:table-cell table:style-name="ce10" office:value-type="float" office:value="99705" calcext:value-type="float">
            <text:p><text:s/>99 705 </text:p>
          </table:table-cell>
          <table:table-cell table:style-name="ce10" office:value-type="float" office:value="103475" calcext:value-type="float">
            <text:p><text:s/>103 475 </text:p>
          </table:table-cell>
          <table:table-cell table:style-name="ce10" office:value-type="float" office:value="105726" calcext:value-type="float">
            <text:p><text:s/>105 726 </text:p>
          </table:table-cell>
          <table:table-cell table:style-name="ce10" office:value-type="float" office:value="103921" calcext:value-type="float">
            <text:p><text:s/>103 921 </text:p>
          </table:table-cell>
          <table:table-cell table:style-name="ce10" office:value-type="float" office:value="101900" calcext:value-type="float">
            <text:p><text:s/>101 900 </text:p>
          </table:table-cell>
          <table:table-cell table:style-name="ce10" office:value-type="float" office:value="99113" calcext:value-type="float">
            <text:p><text:s/>99 113 </text:p>
          </table:table-cell>
          <table:table-cell table:style-name="ce10" office:value-type="float" office:value="97192" calcext:value-type="float">
            <text:p><text:s/>97 192 </text:p>
          </table:table-cell>
          <table:table-cell table:style-name="ce10" office:value-type="float" office:value="94282" calcext:value-type="float">
            <text:p><text:s/>94 282 </text:p>
          </table:table-cell>
          <table:table-cell table:style-name="ce10" office:value-type="float" office:value="92134" calcext:value-type="float">
            <text:p><text:s/>92 134 </text:p>
          </table:table-cell>
          <table:table-cell table:style-name="ce10" office:value-type="float" office:value="90330" calcext:value-type="float">
            <text:p><text:s/>90 330 </text:p>
          </table:table-cell>
          <table:table-cell table:style-name="ce10" office:value-type="float" office:value="86782" calcext:value-type="float">
            <text:p><text:s/>86 782 </text:p>
          </table:table-cell>
          <table:table-cell table:style-name="ce10" office:value-type="float" office:value="83527" calcext:value-type="float">
            <text:p><text:s/>83 527 </text:p>
          </table:table-cell>
          <table:table-cell table:style-name="ce10" office:value-type="float" office:value="81409" calcext:value-type="float">
            <text:p><text:s/>81 409 </text:p>
          </table:table-cell>
          <table:table-cell table:style-name="ce10" office:value-type="float" office:value="79094" calcext:value-type="float">
            <text:p><text:s/>79 094 </text:p>
          </table:table-cell>
          <table:table-cell table:style-name="ce10" office:value-type="float" office:value="78645" calcext:value-type="float">
            <text:p><text:s/>78 645 </text:p>
          </table:table-cell>
          <table:table-cell table:style-name="ce10" office:value-type="float" office:value="78857" calcext:value-type="float">
            <text:p><text:s/>78 857 </text:p>
          </table:table-cell>
          <table:table-cell table:style-name="ce10" office:value-type="float" office:value="78696" calcext:value-type="float">
            <text:p><text:s/>78 696 </text:p>
          </table:table-cell>
          <table:table-cell table:style-name="ce10" office:value-type="float" office:value="79970" calcext:value-type="float">
            <text:p><text:s/>79 970 </text:p>
          </table:table-cell>
          <table:table-cell table:style-name="ce10" office:value-type="float" office:value="82279" calcext:value-type="float">
            <text:p><text:s/>82 279 </text:p>
          </table:table-cell>
          <table:table-cell table:style-name="ce10" office:value-type="float" office:value="82214" calcext:value-type="float">
            <text:p><text:s/>82 214 </text:p>
          </table:table-cell>
          <table:table-cell table:style-name="ce10" office:value-type="float" office:value="83266" calcext:value-type="float">
            <text:p><text:s/>83 266 </text:p>
          </table:table-cell>
          <table:table-cell table:style-name="ce10" office:value-type="float" office:value="82527" calcext:value-type="float">
            <text:p><text:s/>82 527 </text:p>
          </table:table-cell>
          <table:table-cell table:style-name="ce10" office:value-type="float" office:value="83710" calcext:value-type="float">
            <text:p><text:s/>83 710 </text:p>
          </table:table-cell>
          <table:table-cell table:style-name="ce10" office:value-type="float" office:value="83956" calcext:value-type="float">
            <text:p><text:s/>83 956 </text:p>
          </table:table-cell>
          <table:table-cell table:style-name="ce10" office:value-type="float" office:value="85159" calcext:value-type="float">
            <text:p><text:s/>85 159 </text:p>
          </table:table-cell>
          <table:table-cell table:style-name="ce13" office:value-type="float" office:value="85418" calcext:value-type="float">
            <text:p><text:s/>85 418 </text:p>
          </table:table-cell>
          <table:table-cell table:style-name="ce13" office:value-type="float" office:value="88911" calcext:value-type="float">
            <text:p><text:s/>88 911 </text:p>
          </table:table-cell>
          <table:table-cell table:style-name="ce13" office:value-type="float" office:value="89283" calcext:value-type="float">
            <text:p><text:s/>89 283 </text:p>
          </table:table-cell>
          <table:table-cell table:style-name="ce13" office:value-type="float" office:value="91329" calcext:value-type="float">
            <text:p><text:s/>91 329 </text:p>
          </table:table-cell>
          <table:table-cell table:style-name="ce13" office:value-type="float" office:value="92208" calcext:value-type="float">
            <text:p><text:s/>92 208 </text:p>
          </table:table-cell>
          <table:table-cell table:style-name="ce13" office:value-type="float" office:value="92246" calcext:value-type="float">
            <text:p><text:s/>92 246 </text:p>
          </table:table-cell>
          <table:table-cell table:style-name="ce14" office:value-type="float" office:value="89084" calcext:value-type="float">
            <text:p>89084</text:p>
          </table:table-cell>
          <table:table-cell table:style-name="ce14" office:value-type="float" office:value="88301" calcext:value-type="float">
            <text:p>88301</text:p>
          </table:table-cell>
          <table:table-cell table:style-name="ce14" office:value-type="float" office:value="87563" calcext:value-type="float">
            <text:p>87563</text:p>
          </table:table-cell>
          <table:table-cell table:number-columns-repeated="87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48169" calcext:value-type="float">
            <text:p><text:s/>48 169 </text:p>
          </table:table-cell>
          <table:table-cell table:style-name="ce5" office:value-type="float" office:value="48165" calcext:value-type="float">
            <text:p><text:s/>48 165 </text:p>
          </table:table-cell>
          <table:table-cell table:style-name="ce5" office:value-type="float" office:value="47244" calcext:value-type="float">
            <text:p><text:s/>47 244 </text:p>
          </table:table-cell>
          <table:table-cell table:style-name="ce5" office:value-type="float" office:value="46426" calcext:value-type="float">
            <text:p><text:s/>46 426 </text:p>
          </table:table-cell>
          <table:table-cell table:style-name="ce5" office:value-type="float" office:value="45713" calcext:value-type="float">
            <text:p><text:s/>45 713 </text:p>
          </table:table-cell>
          <table:table-cell table:style-name="ce5" office:value-type="float" office:value="45102" calcext:value-type="float">
            <text:p><text:s/>45 102 </text:p>
          </table:table-cell>
          <table:table-cell table:style-name="ce5" office:value-type="float" office:value="44592" calcext:value-type="float">
            <text:p><text:s/>44 592 </text:p>
          </table:table-cell>
          <table:table-cell table:style-name="ce5" office:value-type="float" office:value="44539" calcext:value-type="float">
            <text:p><text:s/>44 539 </text:p>
          </table:table-cell>
          <table:table-cell table:style-name="ce5" office:value-type="float" office:value="44617" calcext:value-type="float">
            <text:p><text:s/>44 617 </text:p>
          </table:table-cell>
          <table:table-cell table:style-name="ce5" office:value-type="float" office:value="44828" calcext:value-type="float">
            <text:p><text:s/>44 828 </text:p>
          </table:table-cell>
          <table:table-cell table:style-name="ce5" office:value-type="float" office:value="45174" calcext:value-type="float">
            <text:p><text:s/>45 174 </text:p>
          </table:table-cell>
          <table:table-cell table:style-name="ce5" office:value-type="float" office:value="45132" calcext:value-type="float">
            <text:p><text:s/>45 132 </text:p>
          </table:table-cell>
          <table:table-cell table:style-name="ce5" office:value-type="float" office:value="45495" calcext:value-type="float">
            <text:p><text:s/>45 495 </text:p>
          </table:table-cell>
          <table:table-cell table:style-name="ce5" office:value-type="float" office:value="45994" calcext:value-type="float">
            <text:p><text:s/>45 994 </text:p>
          </table:table-cell>
          <table:table-cell table:style-name="ce5" office:value-type="float" office:value="47196" calcext:value-type="float">
            <text:p><text:s/>47 196 </text:p>
          </table:table-cell>
          <table:table-cell table:style-name="ce5" office:value-type="float" office:value="48073" calcext:value-type="float">
            <text:p><text:s/>48 073 </text:p>
          </table:table-cell>
          <table:table-cell table:style-name="ce5" office:value-type="float" office:value="49054" calcext:value-type="float">
            <text:p><text:s/>49 054 </text:p>
          </table:table-cell>
          <table:table-cell table:style-name="ce5" office:value-type="float" office:value="49989" calcext:value-type="float">
            <text:p><text:s/>49 989 </text:p>
          </table:table-cell>
          <table:table-cell table:style-name="ce5" office:value-type="float" office:value="50681" calcext:value-type="float">
            <text:p><text:s/>50 681 </text:p>
          </table:table-cell>
          <table:table-cell table:style-name="ce5" office:value-type="float" office:value="51470" calcext:value-type="float">
            <text:p><text:s/>51 470 </text:p>
          </table:table-cell>
          <table:table-cell table:style-name="ce5" office:value-type="float" office:value="52381" calcext:value-type="float">
            <text:p><text:s/>52 381 </text:p>
          </table:table-cell>
          <table:table-cell table:style-name="ce5" office:value-type="float" office:value="52476" calcext:value-type="float">
            <text:p><text:s/>52 476 </text:p>
          </table:table-cell>
          <table:table-cell table:style-name="ce5" office:value-type="float" office:value="52002" calcext:value-type="float">
            <text:p><text:s/>52 002 </text:p>
          </table:table-cell>
          <table:table-cell table:style-name="ce5" office:value-type="float" office:value="51536" calcext:value-type="float">
            <text:p><text:s/>51 536 </text:p>
          </table:table-cell>
          <table:table-cell table:style-name="ce5" office:value-type="float" office:value="51344" calcext:value-type="float">
            <text:p><text:s/>51 344 </text:p>
          </table:table-cell>
          <table:table-cell table:style-name="ce5" office:value-type="float" office:value="51579" calcext:value-type="float">
            <text:p><text:s/>51 579 </text:p>
          </table:table-cell>
          <table:table-cell table:style-name="ce5" office:value-type="float" office:value="51946" calcext:value-type="float">
            <text:p><text:s/>51 946 </text:p>
          </table:table-cell>
          <table:table-cell table:style-name="ce5" office:value-type="float" office:value="52440" calcext:value-type="float">
            <text:p><text:s/>52 440 </text:p>
          </table:table-cell>
          <table:table-cell table:style-name="ce5" office:value-type="float" office:value="53028" calcext:value-type="float">
            <text:p><text:s/>53 028 </text:p>
          </table:table-cell>
          <table:table-cell table:style-name="ce5" office:value-type="float" office:value="54016" calcext:value-type="float">
            <text:p><text:s/>54 016 </text:p>
          </table:table-cell>
          <table:table-cell table:style-name="ce5" office:value-type="float" office:value="55613" calcext:value-type="float">
            <text:p><text:s/>55 613 </text:p>
          </table:table-cell>
          <table:table-cell table:style-name="ce5" office:value-type="float" office:value="56884" calcext:value-type="float">
            <text:p><text:s/>56 884 </text:p>
          </table:table-cell>
          <table:table-cell table:style-name="ce5" office:value-type="float" office:value="57484" calcext:value-type="float">
            <text:p><text:s/>57 484 </text:p>
          </table:table-cell>
          <table:table-cell table:style-name="ce5" office:value-type="float" office:value="60401" calcext:value-type="float">
            <text:p><text:s/>60 401 </text:p>
          </table:table-cell>
          <table:table-cell table:style-name="ce5" office:value-type="float" office:value="63223" calcext:value-type="float">
            <text:p><text:s/>63 223 </text:p>
          </table:table-cell>
          <table:table-cell table:style-name="ce5" office:value-type="float" office:value="62090" calcext:value-type="float">
            <text:p><text:s/>62 090 </text:p>
          </table:table-cell>
          <table:table-cell table:style-name="ce5" office:value-type="float" office:value="60963" calcext:value-type="float">
            <text:p><text:s/>60 963 </text:p>
          </table:table-cell>
          <table:table-cell table:style-name="ce5" office:value-type="float" office:value="60450" calcext:value-type="float">
            <text:p><text:s/>60 450 </text:p>
          </table:table-cell>
          <table:table-cell table:style-name="ce5" office:value-type="float" office:value="58622" calcext:value-type="float">
            <text:p><text:s/>58 622 </text:p>
          </table:table-cell>
          <table:table-cell table:style-name="ce5" office:value-type="float" office:value="65112" calcext:value-type="float">
            <text:p><text:s/>65 112 </text:p>
          </table:table-cell>
          <table:table-cell table:style-name="ce5" office:value-type="float" office:value="63364" calcext:value-type="float">
            <text:p><text:s/>63 364 </text:p>
          </table:table-cell>
          <table:table-cell table:style-name="ce5" office:value-type="float" office:value="62643" calcext:value-type="float">
            <text:p><text:s/>62 643 </text:p>
          </table:table-cell>
          <table:table-cell table:style-name="ce5" office:value-type="float" office:value="62159" calcext:value-type="float">
            <text:p><text:s/>62 159 </text:p>
          </table:table-cell>
          <table:table-cell table:style-name="ce5" office:value-type="float" office:value="61064" calcext:value-type="float">
            <text:p><text:s/>61 064 </text:p>
          </table:table-cell>
          <table:table-cell table:style-name="ce5" office:value-type="float" office:value="63161" calcext:value-type="float">
            <text:p><text:s/>63 161 </text:p>
          </table:table-cell>
          <table:table-cell table:style-name="ce5" office:value-type="float" office:value="63696" calcext:value-type="float">
            <text:p><text:s/>63 696 </text:p>
          </table:table-cell>
          <table:table-cell table:style-name="ce5" office:value-type="float" office:value="63601" calcext:value-type="float">
            <text:p><text:s/>63 601 </text:p>
          </table:table-cell>
          <table:table-cell table:style-name="ce5" office:value-type="float" office:value="63628" calcext:value-type="float">
            <text:p><text:s/>63 628 </text:p>
          </table:table-cell>
          <table:table-cell table:style-name="ce5" office:value-type="float" office:value="61617" calcext:value-type="float">
            <text:p><text:s/>61 617 </text:p>
          </table:table-cell>
          <table:table-cell table:style-name="ce5" office:value-type="float" office:value="70500" calcext:value-type="float">
            <text:p><text:s/>70 500 </text:p>
          </table:table-cell>
          <table:table-cell table:style-name="ce5" office:value-type="float" office:value="70440" calcext:value-type="float">
            <text:p><text:s/>70 440 </text:p>
          </table:table-cell>
          <table:table-cell table:style-name="ce5" office:value-type="float" office:value="70970" calcext:value-type="float">
            <text:p><text:s/>70 970 </text:p>
          </table:table-cell>
          <table:table-cell table:style-name="ce5" office:value-type="float" office:value="69469" calcext:value-type="float">
            <text:p><text:s/>69 469 </text:p>
          </table:table-cell>
          <table:table-cell table:style-name="ce5" office:value-type="float" office:value="69167" calcext:value-type="float">
            <text:p><text:s/>69 167 </text:p>
          </table:table-cell>
          <table:table-cell table:style-name="ce5" office:value-type="float" office:value="70678" calcext:value-type="float">
            <text:p><text:s/>70 678 </text:p>
          </table:table-cell>
          <table:table-cell table:style-name="ce5" office:value-type="float" office:value="71605" calcext:value-type="float">
            <text:p><text:s/>71 605 </text:p>
          </table:table-cell>
          <table:table-cell table:style-name="ce5" office:value-type="float" office:value="72497" calcext:value-type="float">
            <text:p><text:s/>72 497 </text:p>
          </table:table-cell>
          <table:table-cell table:style-name="ce5" office:value-type="float" office:value="73992" calcext:value-type="float">
            <text:p><text:s/>73 992 </text:p>
          </table:table-cell>
          <table:table-cell table:style-name="ce5" office:value-type="float" office:value="72882" calcext:value-type="float">
            <text:p><text:s/>72 882 </text:p>
          </table:table-cell>
          <table:table-cell table:style-name="ce5" office:value-type="float" office:value="78991" calcext:value-type="float">
            <text:p><text:s/>78 991 </text:p>
          </table:table-cell>
          <table:table-cell table:style-name="ce5" office:value-type="float" office:value="78269" calcext:value-type="float">
            <text:p><text:s/>78 269 </text:p>
          </table:table-cell>
          <table:table-cell table:style-name="ce5" office:value-type="float" office:value="75503" calcext:value-type="float">
            <text:p><text:s/>75 503 </text:p>
          </table:table-cell>
          <table:table-cell table:style-name="ce5" office:value-type="float" office:value="75758" calcext:value-type="float">
            <text:p><text:s/>75 758 </text:p>
          </table:table-cell>
          <table:table-cell table:style-name="ce5" office:value-type="float" office:value="75013" calcext:value-type="float">
            <text:p><text:s/>75 013 </text:p>
          </table:table-cell>
          <table:table-cell table:style-name="ce5" office:value-type="float" office:value="77770" calcext:value-type="float">
            <text:p><text:s/>77 770 </text:p>
          </table:table-cell>
          <table:table-cell table:style-name="ce5" office:value-type="float" office:value="76624" calcext:value-type="float">
            <text:p><text:s/>76 624 </text:p>
          </table:table-cell>
          <table:table-cell table:style-name="ce5" office:value-type="float" office:value="77741" calcext:value-type="float">
            <text:p><text:s/>77 741 </text:p>
          </table:table-cell>
          <table:table-cell table:style-name="ce5" office:value-type="float" office:value="75710" calcext:value-type="float">
            <text:p><text:s/>75 710 </text:p>
          </table:table-cell>
          <table:table-cell table:style-name="ce5" office:value-type="float" office:value="74891" calcext:value-type="float">
            <text:p><text:s/>74 891 </text:p>
          </table:table-cell>
          <table:table-cell table:style-name="ce5" office:value-type="float" office:value="76126" calcext:value-type="float">
            <text:p><text:s/>76 126 </text:p>
          </table:table-cell>
          <table:table-cell table:style-name="ce5" office:value-type="float" office:value="76754" calcext:value-type="float">
            <text:p><text:s/>76 754 </text:p>
          </table:table-cell>
          <table:table-cell table:style-name="ce5" office:value-type="float" office:value="74487" calcext:value-type="float">
            <text:p><text:s/>74 487 </text:p>
          </table:table-cell>
          <table:table-cell table:style-name="ce5" office:value-type="float" office:value="72285" calcext:value-type="float">
            <text:p><text:s/>72 285 </text:p>
          </table:table-cell>
          <table:table-cell table:style-name="ce5" office:value-type="float" office:value="62311" calcext:value-type="float">
            <text:p><text:s/>62 311 </text:p>
          </table:table-cell>
          <table:table-cell table:style-name="ce5" office:value-type="float" office:value="64024" calcext:value-type="float">
            <text:p><text:s/>64 024 </text:p>
          </table:table-cell>
          <table:table-cell table:style-name="ce5" office:value-type="float" office:value="62773" calcext:value-type="float">
            <text:p><text:s/>62 773 </text:p>
          </table:table-cell>
          <table:table-cell table:style-name="ce5" office:value-type="float" office:value="63210" calcext:value-type="float">
            <text:p><text:s/>63 210 </text:p>
          </table:table-cell>
          <table:table-cell table:style-name="ce5" office:value-type="float" office:value="62648" calcext:value-type="float">
            <text:p><text:s/>62 648 </text:p>
          </table:table-cell>
          <table:table-cell table:style-name="ce5" office:value-type="float" office:value="70326" calcext:value-type="float">
            <text:p><text:s/>70 326 </text:p>
          </table:table-cell>
          <table:table-cell table:style-name="ce5" office:value-type="float" office:value="72988" calcext:value-type="float">
            <text:p><text:s/>72 988 </text:p>
          </table:table-cell>
          <table:table-cell table:style-name="ce5" office:value-type="float" office:value="70190" calcext:value-type="float">
            <text:p><text:s/>70 190 </text:p>
          </table:table-cell>
          <table:table-cell table:style-name="ce5" office:value-type="float" office:value="69490" calcext:value-type="float">
            <text:p><text:s/>69 490 </text:p>
          </table:table-cell>
          <table:table-cell table:style-name="ce5" office:value-type="float" office:value="67755" calcext:value-type="float">
            <text:p><text:s/>67 755 </text:p>
          </table:table-cell>
          <table:table-cell table:style-name="ce5" office:value-type="float" office:value="67401" calcext:value-type="float">
            <text:p><text:s/>67 401 </text:p>
          </table:table-cell>
          <table:table-cell table:style-name="ce5" office:value-type="float" office:value="67054" calcext:value-type="float">
            <text:p><text:s/>67 054 </text:p>
          </table:table-cell>
          <table:table-cell table:style-name="ce5" office:value-type="float" office:value="65503" calcext:value-type="float">
            <text:p><text:s/>65 503 </text:p>
          </table:table-cell>
          <table:table-cell table:style-name="ce5" office:value-type="float" office:value="66870" calcext:value-type="float">
            <text:p><text:s/>66 870 </text:p>
          </table:table-cell>
          <table:table-cell table:style-name="ce5" office:value-type="float" office:value="66981" calcext:value-type="float">
            <text:p><text:s/>66 981 </text:p>
          </table:table-cell>
          <table:table-cell table:style-name="ce5" office:value-type="float" office:value="69109" calcext:value-type="float">
            <text:p><text:s/>69 109 </text:p>
          </table:table-cell>
          <table:table-cell table:style-name="ce5" office:value-type="float" office:value="67147" calcext:value-type="float">
            <text:p><text:s/>67 147 </text:p>
          </table:table-cell>
          <table:table-cell table:style-name="ce5" office:value-type="float" office:value="67413" calcext:value-type="float">
            <text:p><text:s/>67 413 </text:p>
          </table:table-cell>
          <table:table-cell table:style-name="ce5" office:value-type="float" office:value="66816" calcext:value-type="float">
            <text:p><text:s/>66 816 </text:p>
          </table:table-cell>
          <table:table-cell table:style-name="ce5" office:value-type="float" office:value="67684" calcext:value-type="float">
            <text:p><text:s/>67 684 </text:p>
          </table:table-cell>
          <table:table-cell table:style-name="ce5" office:value-type="float" office:value="67175" calcext:value-type="float">
            <text:p><text:s/>67 175 </text:p>
          </table:table-cell>
          <table:table-cell table:style-name="ce5" office:value-type="float" office:value="66015" calcext:value-type="float">
            <text:p><text:s/>66 015 </text:p>
          </table:table-cell>
          <table:table-cell table:style-name="ce5" office:value-type="float" office:value="63940" calcext:value-type="float">
            <text:p><text:s/>63 940 </text:p>
          </table:table-cell>
          <table:table-cell table:style-name="ce5" office:value-type="float" office:value="66283" calcext:value-type="float">
            <text:p><text:s/>66 283 </text:p>
          </table:table-cell>
          <table:table-cell table:style-name="ce5" office:value-type="float" office:value="67098" calcext:value-type="float">
            <text:p><text:s/>67 098 </text:p>
          </table:table-cell>
          <table:table-cell table:style-name="ce5" office:value-type="float" office:value="68142" calcext:value-type="float">
            <text:p><text:s/>68 142 </text:p>
          </table:table-cell>
          <table:table-cell table:style-name="ce5" office:value-type="float" office:value="75286" calcext:value-type="float">
            <text:p><text:s/>75 286 </text:p>
          </table:table-cell>
          <table:table-cell table:style-name="ce10" office:value-type="float" office:value="85089" calcext:value-type="float">
            <text:p><text:s/>85 089 </text:p>
          </table:table-cell>
          <table:table-cell table:style-name="ce10" office:value-type="float" office:value="89838" calcext:value-type="float">
            <text:p><text:s/>89 838 </text:p>
          </table:table-cell>
          <table:table-cell table:style-name="ce10" office:value-type="float" office:value="95024" calcext:value-type="float">
            <text:p><text:s/>95 024 </text:p>
          </table:table-cell>
          <table:table-cell table:style-name="ce10" office:value-type="float" office:value="98900" calcext:value-type="float">
            <text:p><text:s/>98 900 </text:p>
          </table:table-cell>
          <table:table-cell table:style-name="ce10" office:value-type="float" office:value="101605" calcext:value-type="float">
            <text:p><text:s/>101 605 </text:p>
          </table:table-cell>
          <table:table-cell table:style-name="ce10" office:value-type="float" office:value="97440" calcext:value-type="float">
            <text:p><text:s/>97 440 </text:p>
          </table:table-cell>
          <table:table-cell table:style-name="ce10" office:value-type="float" office:value="97433" calcext:value-type="float">
            <text:p><text:s/>97 433 </text:p>
          </table:table-cell>
          <table:table-cell table:style-name="ce10" office:value-type="float" office:value="94431" calcext:value-type="float">
            <text:p><text:s/>94 431 </text:p>
          </table:table-cell>
          <table:table-cell table:style-name="ce10" office:value-type="float" office:value="94265" calcext:value-type="float">
            <text:p><text:s/>94 265 </text:p>
          </table:table-cell>
          <table:table-cell table:style-name="ce10" office:value-type="float" office:value="92786" calcext:value-type="float">
            <text:p><text:s/>92 786 </text:p>
          </table:table-cell>
          <table:table-cell table:style-name="ce10" office:value-type="float" office:value="90922" calcext:value-type="float">
            <text:p><text:s/>90 922 </text:p>
          </table:table-cell>
          <table:table-cell table:style-name="ce10" office:value-type="float" office:value="88942" calcext:value-type="float">
            <text:p><text:s/>88 942 </text:p>
          </table:table-cell>
          <table:table-cell table:style-name="ce10" office:value-type="float" office:value="89803" calcext:value-type="float">
            <text:p><text:s/>89 803 </text:p>
          </table:table-cell>
          <table:table-cell table:style-name="ce10" office:value-type="float" office:value="91700" calcext:value-type="float">
            <text:p><text:s/>91 700 </text:p>
          </table:table-cell>
          <table:table-cell table:style-name="ce10" office:value-type="float" office:value="92643" calcext:value-type="float">
            <text:p><text:s/>92 643 </text:p>
          </table:table-cell>
          <table:table-cell table:style-name="ce10" office:value-type="float" office:value="93290" calcext:value-type="float">
            <text:p><text:s/>93 290 </text:p>
          </table:table-cell>
          <table:table-cell table:style-name="ce10" office:value-type="float" office:value="92152" calcext:value-type="float">
            <text:p><text:s/>92 152 </text:p>
          </table:table-cell>
          <table:table-cell table:style-name="ce10" office:value-type="float" office:value="93433" calcext:value-type="float">
            <text:p><text:s/>93 433 </text:p>
          </table:table-cell>
          <table:table-cell table:style-name="ce10" office:value-type="float" office:value="94385" calcext:value-type="float">
            <text:p><text:s/>94 385 </text:p>
          </table:table-cell>
          <table:table-cell table:style-name="ce10" office:value-type="float" office:value="97043" calcext:value-type="float">
            <text:p><text:s/>97 043 </text:p>
          </table:table-cell>
          <table:table-cell table:style-name="ce10" office:value-type="float" office:value="100572" calcext:value-type="float">
            <text:p><text:s/>100 572 </text:p>
          </table:table-cell>
          <table:table-cell table:style-name="ce10" office:value-type="float" office:value="104003" calcext:value-type="float">
            <text:p><text:s/>104 003 </text:p>
          </table:table-cell>
          <table:table-cell table:style-name="ce10" office:value-type="float" office:value="106085" calcext:value-type="float">
            <text:p><text:s/>106 085 </text:p>
          </table:table-cell>
          <table:table-cell table:style-name="ce10" office:value-type="float" office:value="103728" calcext:value-type="float">
            <text:p><text:s/>103 728 </text:p>
          </table:table-cell>
          <table:table-cell table:style-name="ce10" office:value-type="float" office:value="102435" calcext:value-type="float">
            <text:p><text:s/>102 435 </text:p>
          </table:table-cell>
          <table:table-cell table:style-name="ce10" office:value-type="float" office:value="99638" calcext:value-type="float">
            <text:p><text:s/>99 638 </text:p>
          </table:table-cell>
          <table:table-cell table:style-name="ce10" office:value-type="float" office:value="98064" calcext:value-type="float">
            <text:p><text:s/>98 064 </text:p>
          </table:table-cell>
          <table:table-cell table:style-name="ce10" office:value-type="float" office:value="95131" calcext:value-type="float">
            <text:p><text:s/>95 131 </text:p>
          </table:table-cell>
          <table:table-cell table:style-name="ce10" office:value-type="float" office:value="93183" calcext:value-type="float">
            <text:p><text:s/>93 183 </text:p>
          </table:table-cell>
          <table:table-cell table:style-name="ce10" office:value-type="float" office:value="91271" calcext:value-type="float">
            <text:p><text:s/>91 271 </text:p>
          </table:table-cell>
          <table:table-cell table:style-name="ce10" office:value-type="float" office:value="87971" calcext:value-type="float">
            <text:p><text:s/>87 971 </text:p>
          </table:table-cell>
          <table:table-cell table:style-name="ce10" office:value-type="float" office:value="84151" calcext:value-type="float">
            <text:p><text:s/>84 151 </text:p>
          </table:table-cell>
          <table:table-cell table:style-name="ce10" office:value-type="float" office:value="82640" calcext:value-type="float">
            <text:p><text:s/>82 640 </text:p>
          </table:table-cell>
          <table:table-cell table:style-name="ce10" office:value-type="float" office:value="80027" calcext:value-type="float">
            <text:p><text:s/>80 027 </text:p>
          </table:table-cell>
          <table:table-cell table:style-name="ce10" office:value-type="float" office:value="79516" calcext:value-type="float">
            <text:p><text:s/>79 516 </text:p>
          </table:table-cell>
          <table:table-cell table:style-name="ce10" office:value-type="float" office:value="79677" calcext:value-type="float">
            <text:p><text:s/>79 677 </text:p>
          </table:table-cell>
          <table:table-cell table:style-name="ce10" office:value-type="float" office:value="79098" calcext:value-type="float">
            <text:p><text:s/>79 098 </text:p>
          </table:table-cell>
          <table:table-cell table:style-name="ce10" office:value-type="float" office:value="80324" calcext:value-type="float">
            <text:p><text:s/>80 324 </text:p>
          </table:table-cell>
          <table:table-cell table:style-name="ce10" office:value-type="float" office:value="82864" calcext:value-type="float">
            <text:p><text:s/>82 864 </text:p>
          </table:table-cell>
          <table:table-cell table:style-name="ce10" office:value-type="float" office:value="82949" calcext:value-type="float">
            <text:p><text:s/>82 949 </text:p>
          </table:table-cell>
          <table:table-cell table:style-name="ce10" office:value-type="float" office:value="83982" calcext:value-type="float">
            <text:p><text:s/>83 982 </text:p>
          </table:table-cell>
          <table:table-cell table:style-name="ce10" office:value-type="float" office:value="82768" calcext:value-type="float">
            <text:p><text:s/>82 768 </text:p>
          </table:table-cell>
          <table:table-cell table:style-name="ce10" office:value-type="float" office:value="84640" calcext:value-type="float">
            <text:p><text:s/>84 640 </text:p>
          </table:table-cell>
          <table:table-cell table:style-name="ce10" office:value-type="float" office:value="84810" calcext:value-type="float">
            <text:p><text:s/>84 810 </text:p>
          </table:table-cell>
          <table:table-cell table:style-name="ce13" office:value-type="float" office:value="85923" calcext:value-type="float">
            <text:p><text:s/>85 923 </text:p>
          </table:table-cell>
          <table:table-cell table:style-name="ce13" office:value-type="float" office:value="86122" calcext:value-type="float">
            <text:p><text:s/>86 122 </text:p>
          </table:table-cell>
          <table:table-cell table:style-name="ce13" office:value-type="float" office:value="89623" calcext:value-type="float">
            <text:p><text:s/>89 623 </text:p>
          </table:table-cell>
          <table:table-cell table:style-name="ce13" office:value-type="float" office:value="90189" calcext:value-type="float">
            <text:p><text:s/>90 189 </text:p>
          </table:table-cell>
          <table:table-cell table:style-name="ce13" office:value-type="float" office:value="92457" calcext:value-type="float">
            <text:p><text:s/>92 457 </text:p>
          </table:table-cell>
          <table:table-cell table:style-name="ce13" office:value-type="float" office:value="93250" calcext:value-type="float">
            <text:p><text:s/>93 250 </text:p>
          </table:table-cell>
          <table:table-cell table:style-name="ce14" office:value-type="float" office:value="93283" calcext:value-type="float">
            <text:p>93283</text:p>
          </table:table-cell>
          <table:table-cell table:style-name="ce14" office:value-type="float" office:value="90378" calcext:value-type="float">
            <text:p>90378</text:p>
          </table:table-cell>
          <table:table-cell table:style-name="ce14" office:value-type="float" office:value="89657" calcext:value-type="float">
            <text:p>89657</text:p>
          </table:table-cell>
          <table:table-cell table:number-columns-repeated="87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47542" calcext:value-type="float">
            <text:p><text:s/>47 542 </text:p>
          </table:table-cell>
          <table:table-cell table:style-name="ce5" office:value-type="float" office:value="47546" calcext:value-type="float">
            <text:p><text:s/>47 546 </text:p>
          </table:table-cell>
          <table:table-cell table:style-name="ce5" office:value-type="float" office:value="47526" calcext:value-type="float">
            <text:p><text:s/>47 526 </text:p>
          </table:table-cell>
          <table:table-cell table:style-name="ce5" office:value-type="float" office:value="46655" calcext:value-type="float">
            <text:p><text:s/>46 655 </text:p>
          </table:table-cell>
          <table:table-cell table:style-name="ce5" office:value-type="float" office:value="45889" calcext:value-type="float">
            <text:p><text:s/>45 889 </text:p>
          </table:table-cell>
          <table:table-cell table:style-name="ce5" office:value-type="float" office:value="45226" calcext:value-type="float">
            <text:p><text:s/>45 226 </text:p>
          </table:table-cell>
          <table:table-cell table:style-name="ce5" office:value-type="float" office:value="44664" calcext:value-type="float">
            <text:p><text:s/>44 664 </text:p>
          </table:table-cell>
          <table:table-cell table:style-name="ce5" office:value-type="float" office:value="44205" calcext:value-type="float">
            <text:p><text:s/>44 205 </text:p>
          </table:table-cell>
          <table:table-cell table:style-name="ce5" office:value-type="float" office:value="44215" calcext:value-type="float">
            <text:p><text:s/>44 215 </text:p>
          </table:table-cell>
          <table:table-cell table:style-name="ce5" office:value-type="float" office:value="44357" calcext:value-type="float">
            <text:p><text:s/>44 357 </text:p>
          </table:table-cell>
          <table:table-cell table:style-name="ce5" office:value-type="float" office:value="44632" calcext:value-type="float">
            <text:p><text:s/>44 632 </text:p>
          </table:table-cell>
          <table:table-cell table:style-name="ce5" office:value-type="float" office:value="44618" calcext:value-type="float">
            <text:p><text:s/>44 618 </text:p>
          </table:table-cell>
          <table:table-cell table:style-name="ce5" office:value-type="float" office:value="44541" calcext:value-type="float">
            <text:p><text:s/>44 541 </text:p>
          </table:table-cell>
          <table:table-cell table:style-name="ce5" office:value-type="float" office:value="44958" calcext:value-type="float">
            <text:p><text:s/>44 958 </text:p>
          </table:table-cell>
          <table:table-cell table:style-name="ce5" office:value-type="float" office:value="45515" calcext:value-type="float">
            <text:p><text:s/>45 515 </text:p>
          </table:table-cell>
          <table:table-cell table:style-name="ce5" office:value-type="float" office:value="46685" calcext:value-type="float">
            <text:p><text:s/>46 685 </text:p>
          </table:table-cell>
          <table:table-cell table:style-name="ce5" office:value-type="float" office:value="47591" calcext:value-type="float">
            <text:p><text:s/>47 591 </text:p>
          </table:table-cell>
          <table:table-cell table:style-name="ce5" office:value-type="float" office:value="48605" calcext:value-type="float">
            <text:p><text:s/>48 605 </text:p>
          </table:table-cell>
          <table:table-cell table:style-name="ce5" office:value-type="float" office:value="49601" calcext:value-type="float">
            <text:p><text:s/>49 601 </text:p>
          </table:table-cell>
          <table:table-cell table:style-name="ce5" office:value-type="float" office:value="50307" calcext:value-type="float">
            <text:p><text:s/>50 307 </text:p>
          </table:table-cell>
          <table:table-cell table:style-name="ce5" office:value-type="float" office:value="51115" calcext:value-type="float">
            <text:p><text:s/>51 115 </text:p>
          </table:table-cell>
          <table:table-cell table:style-name="ce5" office:value-type="float" office:value="51587" calcext:value-type="float">
            <text:p><text:s/>51 587 </text:p>
          </table:table-cell>
          <table:table-cell table:style-name="ce5" office:value-type="float" office:value="51638" calcext:value-type="float">
            <text:p><text:s/>51 638 </text:p>
          </table:table-cell>
          <table:table-cell table:style-name="ce5" office:value-type="float" office:value="51233" calcext:value-type="float">
            <text:p><text:s/>51 233 </text:p>
          </table:table-cell>
          <table:table-cell table:style-name="ce5" office:value-type="float" office:value="50850" calcext:value-type="float">
            <text:p><text:s/>50 850 </text:p>
          </table:table-cell>
          <table:table-cell table:style-name="ce5" office:value-type="float" office:value="50669" calcext:value-type="float">
            <text:p><text:s/>50 669 </text:p>
          </table:table-cell>
          <table:table-cell table:style-name="ce5" office:value-type="float" office:value="50979" calcext:value-type="float">
            <text:p><text:s/>50 979 </text:p>
          </table:table-cell>
          <table:table-cell table:style-name="ce5" office:value-type="float" office:value="51364" calcext:value-type="float">
            <text:p><text:s/>51 364 </text:p>
          </table:table-cell>
          <table:table-cell table:style-name="ce5" office:value-type="float" office:value="51905" calcext:value-type="float">
            <text:p><text:s/>51 905 </text:p>
          </table:table-cell>
          <table:table-cell table:style-name="ce5" office:value-type="float" office:value="52802" calcext:value-type="float">
            <text:p><text:s/>52 802 </text:p>
          </table:table-cell>
          <table:table-cell table:style-name="ce5" office:value-type="float" office:value="53834" calcext:value-type="float">
            <text:p><text:s/>53 834 </text:p>
          </table:table-cell>
          <table:table-cell table:style-name="ce5" office:value-type="float" office:value="55431" calcext:value-type="float">
            <text:p><text:s/>55 431 </text:p>
          </table:table-cell>
          <table:table-cell table:style-name="ce5" office:value-type="float" office:value="56571" calcext:value-type="float">
            <text:p><text:s/>56 571 </text:p>
          </table:table-cell>
          <table:table-cell table:style-name="ce5" office:value-type="float" office:value="57246" calcext:value-type="float">
            <text:p><text:s/>57 246 </text:p>
          </table:table-cell>
          <table:table-cell table:style-name="ce5" office:value-type="float" office:value="60185" calcext:value-type="float">
            <text:p><text:s/>60 185 </text:p>
          </table:table-cell>
          <table:table-cell table:style-name="ce5" office:value-type="float" office:value="63073" calcext:value-type="float">
            <text:p><text:s/>63 073 </text:p>
          </table:table-cell>
          <table:table-cell table:style-name="ce5" office:value-type="float" office:value="61935" calcext:value-type="float">
            <text:p><text:s/>61 935 </text:p>
          </table:table-cell>
          <table:table-cell table:style-name="ce5" office:value-type="float" office:value="60793" calcext:value-type="float">
            <text:p><text:s/>60 793 </text:p>
          </table:table-cell>
          <table:table-cell table:style-name="ce5" office:value-type="float" office:value="60029" calcext:value-type="float">
            <text:p><text:s/>60 029 </text:p>
          </table:table-cell>
          <table:table-cell table:style-name="ce5" office:value-type="float" office:value="58237" calcext:value-type="float">
            <text:p><text:s/>58 237 </text:p>
          </table:table-cell>
          <table:table-cell table:style-name="ce5" office:value-type="float" office:value="65249" calcext:value-type="float">
            <text:p><text:s/>65 249 </text:p>
          </table:table-cell>
          <table:table-cell table:style-name="ce5" office:value-type="float" office:value="63167" calcext:value-type="float">
            <text:p><text:s/>63 167 </text:p>
          </table:table-cell>
          <table:table-cell table:style-name="ce5" office:value-type="float" office:value="62420" calcext:value-type="float">
            <text:p><text:s/>62 420 </text:p>
          </table:table-cell>
          <table:table-cell table:style-name="ce5" office:value-type="float" office:value="61901" calcext:value-type="float">
            <text:p><text:s/>61 901 </text:p>
          </table:table-cell>
          <table:table-cell table:style-name="ce5" office:value-type="float" office:value="60829" calcext:value-type="float">
            <text:p><text:s/>60 829 </text:p>
          </table:table-cell>
          <table:table-cell table:style-name="ce5" office:value-type="float" office:value="63164" calcext:value-type="float">
            <text:p><text:s/>63 164 </text:p>
          </table:table-cell>
          <table:table-cell table:style-name="ce5" office:value-type="float" office:value="63700" calcext:value-type="float">
            <text:p><text:s/>63 700 </text:p>
          </table:table-cell>
          <table:table-cell table:style-name="ce5" office:value-type="float" office:value="63605" calcext:value-type="float">
            <text:p><text:s/>63 605 </text:p>
          </table:table-cell>
          <table:table-cell table:style-name="ce5" office:value-type="float" office:value="63623" calcext:value-type="float">
            <text:p><text:s/>63 623 </text:p>
          </table:table-cell>
          <table:table-cell table:style-name="ce5" office:value-type="float" office:value="61569" calcext:value-type="float">
            <text:p><text:s/>61 569 </text:p>
          </table:table-cell>
          <table:table-cell table:style-name="ce5" office:value-type="float" office:value="70839" calcext:value-type="float">
            <text:p><text:s/>70 839 </text:p>
          </table:table-cell>
          <table:table-cell table:style-name="ce5" office:value-type="float" office:value="69474" calcext:value-type="float">
            <text:p><text:s/>69 474 </text:p>
          </table:table-cell>
          <table:table-cell table:style-name="ce5" office:value-type="float" office:value="69992" calcext:value-type="float">
            <text:p><text:s/>69 992 </text:p>
          </table:table-cell>
          <table:table-cell table:style-name="ce5" office:value-type="float" office:value="68508" calcext:value-type="float">
            <text:p><text:s/>68 508 </text:p>
          </table:table-cell>
          <table:table-cell table:style-name="ce5" office:value-type="float" office:value="68195" calcext:value-type="float">
            <text:p><text:s/>68 195 </text:p>
          </table:table-cell>
          <table:table-cell table:style-name="ce5" office:value-type="float" office:value="70253" calcext:value-type="float">
            <text:p><text:s/>70 253 </text:p>
          </table:table-cell>
          <table:table-cell table:style-name="ce5" office:value-type="float" office:value="71129" calcext:value-type="float">
            <text:p><text:s/>71 129 </text:p>
          </table:table-cell>
          <table:table-cell table:style-name="ce5" office:value-type="float" office:value="71960" calcext:value-type="float">
            <text:p><text:s/>71 960 </text:p>
          </table:table-cell>
          <table:table-cell table:style-name="ce5" office:value-type="float" office:value="72942" calcext:value-type="float">
            <text:p><text:s/>72 942 </text:p>
          </table:table-cell>
          <table:table-cell table:style-name="ce5" office:value-type="float" office:value="72248" calcext:value-type="float">
            <text:p><text:s/>72 248 </text:p>
          </table:table-cell>
          <table:table-cell table:style-name="ce5" office:value-type="float" office:value="78737" calcext:value-type="float">
            <text:p><text:s/>78 737 </text:p>
          </table:table-cell>
          <table:table-cell table:style-name="ce5" office:value-type="float" office:value="77609" calcext:value-type="float">
            <text:p><text:s/>77 609 </text:p>
          </table:table-cell>
          <table:table-cell table:style-name="ce5" office:value-type="float" office:value="74893" calcext:value-type="float">
            <text:p><text:s/>74 893 </text:p>
          </table:table-cell>
          <table:table-cell table:style-name="ce5" office:value-type="float" office:value="75128" calcext:value-type="float">
            <text:p><text:s/>75 128 </text:p>
          </table:table-cell>
          <table:table-cell table:style-name="ce5" office:value-type="float" office:value="74409" calcext:value-type="float">
            <text:p><text:s/>74 409 </text:p>
          </table:table-cell>
          <table:table-cell table:style-name="ce5" office:value-type="float" office:value="77472" calcext:value-type="float">
            <text:p><text:s/>77 472 </text:p>
          </table:table-cell>
          <table:table-cell table:style-name="ce5" office:value-type="float" office:value="76301" calcext:value-type="float">
            <text:p><text:s/>76 301 </text:p>
          </table:table-cell>
          <table:table-cell table:style-name="ce5" office:value-type="float" office:value="77405" calcext:value-type="float">
            <text:p><text:s/>77 405 </text:p>
          </table:table-cell>
          <table:table-cell table:style-name="ce5" office:value-type="float" office:value="75373" calcext:value-type="float">
            <text:p><text:s/>75 373 </text:p>
          </table:table-cell>
          <table:table-cell table:style-name="ce5" office:value-type="float" office:value="74535" calcext:value-type="float">
            <text:p><text:s/>74 535 </text:p>
          </table:table-cell>
          <table:table-cell table:style-name="ce5" office:value-type="float" office:value="76041" calcext:value-type="float">
            <text:p><text:s/>76 041 </text:p>
          </table:table-cell>
          <table:table-cell table:style-name="ce5" office:value-type="float" office:value="76492" calcext:value-type="float">
            <text:p><text:s/>76 492 </text:p>
          </table:table-cell>
          <table:table-cell table:style-name="ce5" office:value-type="float" office:value="74280" calcext:value-type="float">
            <text:p><text:s/>74 280 </text:p>
          </table:table-cell>
          <table:table-cell table:style-name="ce5" office:value-type="float" office:value="71995" calcext:value-type="float">
            <text:p><text:s/>71 995 </text:p>
          </table:table-cell>
          <table:table-cell table:style-name="ce5" office:value-type="float" office:value="62097" calcext:value-type="float">
            <text:p><text:s/>62 097 </text:p>
          </table:table-cell>
          <table:table-cell table:style-name="ce5" office:value-type="float" office:value="63892" calcext:value-type="float">
            <text:p><text:s/>63 892 </text:p>
          </table:table-cell>
          <table:table-cell table:style-name="ce5" office:value-type="float" office:value="62656" calcext:value-type="float">
            <text:p><text:s/>62 656 </text:p>
          </table:table-cell>
          <table:table-cell table:style-name="ce5" office:value-type="float" office:value="63083" calcext:value-type="float">
            <text:p><text:s/>63 083 </text:p>
          </table:table-cell>
          <table:table-cell table:style-name="ce5" office:value-type="float" office:value="62507" calcext:value-type="float">
            <text:p><text:s/>62 507 </text:p>
          </table:table-cell>
          <table:table-cell table:style-name="ce5" office:value-type="float" office:value="70172" calcext:value-type="float">
            <text:p><text:s/>70 172 </text:p>
          </table:table-cell>
          <table:table-cell table:style-name="ce5" office:value-type="float" office:value="72788" calcext:value-type="float">
            <text:p><text:s/>72 788 </text:p>
          </table:table-cell>
          <table:table-cell table:style-name="ce5" office:value-type="float" office:value="70171" calcext:value-type="float">
            <text:p><text:s/>70 171 </text:p>
          </table:table-cell>
          <table:table-cell table:style-name="ce5" office:value-type="float" office:value="69489" calcext:value-type="float">
            <text:p><text:s/>69 489 </text:p>
          </table:table-cell>
          <table:table-cell table:style-name="ce5" office:value-type="float" office:value="67904" calcext:value-type="float">
            <text:p><text:s/>67 904 </text:p>
          </table:table-cell>
          <table:table-cell table:style-name="ce5" office:value-type="float" office:value="67698" calcext:value-type="float">
            <text:p><text:s/>67 698 </text:p>
          </table:table-cell>
          <table:table-cell table:style-name="ce5" office:value-type="float" office:value="67267" calcext:value-type="float">
            <text:p><text:s/>67 267 </text:p>
          </table:table-cell>
          <table:table-cell table:style-name="ce5" office:value-type="float" office:value="66363" calcext:value-type="float">
            <text:p><text:s/>66 363 </text:p>
          </table:table-cell>
          <table:table-cell table:style-name="ce5" office:value-type="float" office:value="67748" calcext:value-type="float">
            <text:p><text:s/>67 748 </text:p>
          </table:table-cell>
          <table:table-cell table:style-name="ce5" office:value-type="float" office:value="67912" calcext:value-type="float">
            <text:p><text:s/>67 912 </text:p>
          </table:table-cell>
          <table:table-cell table:style-name="ce5" office:value-type="float" office:value="70006" calcext:value-type="float">
            <text:p><text:s/>70 006 </text:p>
          </table:table-cell>
          <table:table-cell table:style-name="ce5" office:value-type="float" office:value="67462" calcext:value-type="float">
            <text:p><text:s/>67 462 </text:p>
          </table:table-cell>
          <table:table-cell table:style-name="ce5" office:value-type="float" office:value="69273" calcext:value-type="float">
            <text:p><text:s/>69 273 </text:p>
          </table:table-cell>
          <table:table-cell table:style-name="ce5" office:value-type="float" office:value="68808" calcext:value-type="float">
            <text:p><text:s/>68 808 </text:p>
          </table:table-cell>
          <table:table-cell table:style-name="ce5" office:value-type="float" office:value="69432" calcext:value-type="float">
            <text:p><text:s/>69 432 </text:p>
          </table:table-cell>
          <table:table-cell table:style-name="ce5" office:value-type="float" office:value="68616" calcext:value-type="float">
            <text:p><text:s/>68 616 </text:p>
          </table:table-cell>
          <table:table-cell table:style-name="ce5" office:value-type="float" office:value="67492" calcext:value-type="float">
            <text:p><text:s/>67 492 </text:p>
          </table:table-cell>
          <table:table-cell table:style-name="ce5" office:value-type="float" office:value="65636" calcext:value-type="float">
            <text:p><text:s/>65 636 </text:p>
          </table:table-cell>
          <table:table-cell table:style-name="ce5" office:value-type="float" office:value="68445" calcext:value-type="float">
            <text:p><text:s/>68 445 </text:p>
          </table:table-cell>
          <table:table-cell table:style-name="ce5" office:value-type="float" office:value="68850" calcext:value-type="float">
            <text:p><text:s/>68 850 </text:p>
          </table:table-cell>
          <table:table-cell table:style-name="ce5" office:value-type="float" office:value="69931" calcext:value-type="float">
            <text:p><text:s/>69 931 </text:p>
          </table:table-cell>
          <table:table-cell table:style-name="ce10" office:value-type="float" office:value="82229" calcext:value-type="float">
            <text:p><text:s/>82 229 </text:p>
          </table:table-cell>
          <table:table-cell table:style-name="ce10" office:value-type="float" office:value="89313" calcext:value-type="float">
            <text:p><text:s/>89 313 </text:p>
          </table:table-cell>
          <table:table-cell table:style-name="ce10" office:value-type="float" office:value="94565" calcext:value-type="float">
            <text:p><text:s/>94 565 </text:p>
          </table:table-cell>
          <table:table-cell table:style-name="ce10" office:value-type="float" office:value="98630" calcext:value-type="float">
            <text:p><text:s/>98 630 </text:p>
          </table:table-cell>
          <table:table-cell table:style-name="ce10" office:value-type="float" office:value="99785" calcext:value-type="float">
            <text:p><text:s/>99 785 </text:p>
          </table:table-cell>
          <table:table-cell table:style-name="ce10" office:value-type="float" office:value="100949" calcext:value-type="float">
            <text:p><text:s/>100 949 </text:p>
          </table:table-cell>
          <table:table-cell table:style-name="ce10" office:value-type="float" office:value="97639" calcext:value-type="float">
            <text:p><text:s/>97 639 </text:p>
          </table:table-cell>
          <table:table-cell table:style-name="ce10" office:value-type="float" office:value="98311" calcext:value-type="float">
            <text:p><text:s/>98 311 </text:p>
          </table:table-cell>
          <table:table-cell table:style-name="ce10" office:value-type="float" office:value="95683" calcext:value-type="float">
            <text:p><text:s/>95 683 </text:p>
          </table:table-cell>
          <table:table-cell table:style-name="ce10" office:value-type="float" office:value="94723" calcext:value-type="float">
            <text:p><text:s/>94 723 </text:p>
          </table:table-cell>
          <table:table-cell table:style-name="ce10" office:value-type="float" office:value="90167" calcext:value-type="float">
            <text:p><text:s/>90 167 </text:p>
          </table:table-cell>
          <table:table-cell table:style-name="ce10" office:value-type="float" office:value="91204" calcext:value-type="float">
            <text:p><text:s/>91 204 </text:p>
          </table:table-cell>
          <table:table-cell table:style-name="ce10" office:value-type="float" office:value="90298" calcext:value-type="float">
            <text:p><text:s/>90 298 </text:p>
          </table:table-cell>
          <table:table-cell table:style-name="ce10" office:value-type="float" office:value="90883" calcext:value-type="float">
            <text:p><text:s/>90 883 </text:p>
          </table:table-cell>
          <table:table-cell table:style-name="ce10" office:value-type="float" office:value="91784" calcext:value-type="float">
            <text:p><text:s/>91 784 </text:p>
          </table:table-cell>
          <table:table-cell table:style-name="ce10" office:value-type="float" office:value="91682" calcext:value-type="float">
            <text:p><text:s/>91 682 </text:p>
          </table:table-cell>
          <table:table-cell table:style-name="ce10" office:value-type="float" office:value="92582" calcext:value-type="float">
            <text:p><text:s/>92 582 </text:p>
          </table:table-cell>
          <table:table-cell table:style-name="ce10" office:value-type="float" office:value="92034" calcext:value-type="float">
            <text:p><text:s/>92 034 </text:p>
          </table:table-cell>
          <table:table-cell table:style-name="ce10" office:value-type="float" office:value="93104" calcext:value-type="float">
            <text:p><text:s/>93 104 </text:p>
          </table:table-cell>
          <table:table-cell table:style-name="ce10" office:value-type="float" office:value="94548" calcext:value-type="float">
            <text:p><text:s/>94 548 </text:p>
          </table:table-cell>
          <table:table-cell table:style-name="ce10" office:value-type="float" office:value="97545" calcext:value-type="float">
            <text:p><text:s/>97 545 </text:p>
          </table:table-cell>
          <table:table-cell table:style-name="ce10" office:value-type="float" office:value="101036" calcext:value-type="float">
            <text:p><text:s/>101 036 </text:p>
          </table:table-cell>
          <table:table-cell table:style-name="ce10" office:value-type="float" office:value="104314" calcext:value-type="float">
            <text:p><text:s/>104 314 </text:p>
          </table:table-cell>
          <table:table-cell table:style-name="ce10" office:value-type="float" office:value="105798" calcext:value-type="float">
            <text:p><text:s/>105 798 </text:p>
          </table:table-cell>
          <table:table-cell table:style-name="ce10" office:value-type="float" office:value="104282" calcext:value-type="float">
            <text:p><text:s/>104 282 </text:p>
          </table:table-cell>
          <table:table-cell table:style-name="ce10" office:value-type="float" office:value="102943" calcext:value-type="float">
            <text:p><text:s/>102 943 </text:p>
          </table:table-cell>
          <table:table-cell table:style-name="ce10" office:value-type="float" office:value="100319" calcext:value-type="float">
            <text:p><text:s/>100 319 </text:p>
          </table:table-cell>
          <table:table-cell table:style-name="ce10" office:value-type="float" office:value="98685" calcext:value-type="float">
            <text:p><text:s/>98 685 </text:p>
          </table:table-cell>
          <table:table-cell table:style-name="ce10" office:value-type="float" office:value="95707" calcext:value-type="float">
            <text:p><text:s/>95 707 </text:p>
          </table:table-cell>
          <table:table-cell table:style-name="ce10" office:value-type="float" office:value="93590" calcext:value-type="float">
            <text:p><text:s/>93 590 </text:p>
          </table:table-cell>
          <table:table-cell table:style-name="ce10" office:value-type="float" office:value="92015" calcext:value-type="float">
            <text:p><text:s/>92 015 </text:p>
          </table:table-cell>
          <table:table-cell table:style-name="ce10" office:value-type="float" office:value="88566" calcext:value-type="float">
            <text:p><text:s/>88 566 </text:p>
          </table:table-cell>
          <table:table-cell table:style-name="ce10" office:value-type="float" office:value="85159" calcext:value-type="float">
            <text:p><text:s/>85 159 </text:p>
          </table:table-cell>
          <table:table-cell table:style-name="ce10" office:value-type="float" office:value="83532" calcext:value-type="float">
            <text:p><text:s/>83 532 </text:p>
          </table:table-cell>
          <table:table-cell table:style-name="ce10" office:value-type="float" office:value="80966" calcext:value-type="float">
            <text:p><text:s/>80 966 </text:p>
          </table:table-cell>
          <table:table-cell table:style-name="ce10" office:value-type="float" office:value="80268" calcext:value-type="float">
            <text:p><text:s/>80 268 </text:p>
          </table:table-cell>
          <table:table-cell table:style-name="ce10" office:value-type="float" office:value="80169" calcext:value-type="float">
            <text:p><text:s/>80 169 </text:p>
          </table:table-cell>
          <table:table-cell table:style-name="ce10" office:value-type="float" office:value="79467" calcext:value-type="float">
            <text:p><text:s/>79 467 </text:p>
          </table:table-cell>
          <table:table-cell table:style-name="ce10" office:value-type="float" office:value="80816" calcext:value-type="float">
            <text:p><text:s/>80 816 </text:p>
          </table:table-cell>
          <table:table-cell table:style-name="ce10" office:value-type="float" office:value="83671" calcext:value-type="float">
            <text:p><text:s/>83 671 </text:p>
          </table:table-cell>
          <table:table-cell table:style-name="ce10" office:value-type="float" office:value="83725" calcext:value-type="float">
            <text:p><text:s/>83 725 </text:p>
          </table:table-cell>
          <table:table-cell table:style-name="ce10" office:value-type="float" office:value="84628" calcext:value-type="float">
            <text:p><text:s/>84 628 </text:p>
          </table:table-cell>
          <table:table-cell table:style-name="ce10" office:value-type="float" office:value="83693" calcext:value-type="float">
            <text:p><text:s/>83 693 </text:p>
          </table:table-cell>
          <table:table-cell table:style-name="ce10" office:value-type="float" office:value="85658" calcext:value-type="float">
            <text:p><text:s/>85 658 </text:p>
          </table:table-cell>
          <table:table-cell table:style-name="ce13" office:value-type="float" office:value="85766" calcext:value-type="float">
            <text:p><text:s/>85 766 </text:p>
          </table:table-cell>
          <table:table-cell table:style-name="ce13" office:value-type="float" office:value="86979" calcext:value-type="float">
            <text:p><text:s/>86 979 </text:p>
          </table:table-cell>
          <table:table-cell table:style-name="ce13" office:value-type="float" office:value="87015" calcext:value-type="float">
            <text:p><text:s/>87 015 </text:p>
          </table:table-cell>
          <table:table-cell table:style-name="ce13" office:value-type="float" office:value="91081" calcext:value-type="float">
            <text:p><text:s/>91 081 </text:p>
          </table:table-cell>
          <table:table-cell table:style-name="ce13" office:value-type="float" office:value="91776" calcext:value-type="float">
            <text:p><text:s/>91 776 </text:p>
          </table:table-cell>
          <table:table-cell table:style-name="ce13" office:value-type="float" office:value="93854" calcext:value-type="float">
            <text:p><text:s/>93 854 </text:p>
          </table:table-cell>
          <table:table-cell table:style-name="ce14" office:value-type="float" office:value="95171" calcext:value-type="float">
            <text:p>95171</text:p>
          </table:table-cell>
          <table:table-cell table:style-name="ce14" office:value-type="float" office:value="95014" calcext:value-type="float">
            <text:p>95014</text:p>
          </table:table-cell>
          <table:table-cell table:style-name="ce14" office:value-type="float" office:value="92082" calcext:value-type="float">
            <text:p>92082</text:p>
          </table:table-cell>
          <table:table-cell table:number-columns-repeated="87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float" office:value="46925" calcext:value-type="float">
            <text:p><text:s/>46 925 </text:p>
          </table:table-cell>
          <table:table-cell table:style-name="ce5" office:value-type="float" office:value="46935" calcext:value-type="float">
            <text:p><text:s/>46 935 </text:p>
          </table:table-cell>
          <table:table-cell table:style-name="ce5" office:value-type="float" office:value="46922" calcext:value-type="float">
            <text:p><text:s/>46 922 </text:p>
          </table:table-cell>
          <table:table-cell table:style-name="ce5" office:value-type="float" office:value="46886" calcext:value-type="float">
            <text:p><text:s/>46 886 </text:p>
          </table:table-cell>
          <table:table-cell table:style-name="ce5" office:value-type="float" office:value="46067" calcext:value-type="float">
            <text:p><text:s/>46 067 </text:p>
          </table:table-cell>
          <table:table-cell table:style-name="ce5" office:value-type="float" office:value="45351" calcext:value-type="float">
            <text:p><text:s/>45 351 </text:p>
          </table:table-cell>
          <table:table-cell table:style-name="ce5" office:value-type="float" office:value="44739" calcext:value-type="float">
            <text:p><text:s/>44 739 </text:p>
          </table:table-cell>
          <table:table-cell table:style-name="ce5" office:value-type="float" office:value="44227" calcext:value-type="float">
            <text:p><text:s/>44 227 </text:p>
          </table:table-cell>
          <table:table-cell table:style-name="ce5" office:value-type="float" office:value="43817" calcext:value-type="float">
            <text:p><text:s/>43 817 </text:p>
          </table:table-cell>
          <table:table-cell table:style-name="ce5" office:value-type="float" office:value="43891" calcext:value-type="float">
            <text:p><text:s/>43 891 </text:p>
          </table:table-cell>
          <table:table-cell table:style-name="ce5" office:value-type="float" office:value="44096" calcext:value-type="float">
            <text:p><text:s/>44 096 </text:p>
          </table:table-cell>
          <table:table-cell table:style-name="ce5" office:value-type="float" office:value="44109" calcext:value-type="float">
            <text:p><text:s/>44 109 </text:p>
          </table:table-cell>
          <table:table-cell table:style-name="ce5" office:value-type="float" office:value="44061" calcext:value-type="float">
            <text:p><text:s/>44 061 </text:p>
          </table:table-cell>
          <table:table-cell table:style-name="ce5" office:value-type="float" office:value="43951" calcext:value-type="float">
            <text:p><text:s/>43 951 </text:p>
          </table:table-cell>
          <table:table-cell table:style-name="ce5" office:value-type="float" office:value="44421" calcext:value-type="float">
            <text:p><text:s/>44 421 </text:p>
          </table:table-cell>
          <table:table-cell table:style-name="ce5" office:value-type="float" office:value="45036" calcext:value-type="float">
            <text:p><text:s/>45 036 </text:p>
          </table:table-cell>
          <table:table-cell table:style-name="ce5" office:value-type="float" office:value="46173" calcext:value-type="float">
            <text:p><text:s/>46 173 </text:p>
          </table:table-cell>
          <table:table-cell table:style-name="ce5" office:value-type="float" office:value="47110" calcext:value-type="float">
            <text:p><text:s/>47 110 </text:p>
          </table:table-cell>
          <table:table-cell table:style-name="ce5" office:value-type="float" office:value="48158" calcext:value-type="float">
            <text:p><text:s/>48 158 </text:p>
          </table:table-cell>
          <table:table-cell table:style-name="ce5" office:value-type="float" office:value="49213" calcext:value-type="float">
            <text:p><text:s/>49 213 </text:p>
          </table:table-cell>
          <table:table-cell table:style-name="ce5" office:value-type="float" office:value="49934" calcext:value-type="float">
            <text:p><text:s/>49 934 </text:p>
          </table:table-cell>
          <table:table-cell table:style-name="ce5" office:value-type="float" office:value="50371" calcext:value-type="float">
            <text:p><text:s/>50 371 </text:p>
          </table:table-cell>
          <table:table-cell table:style-name="ce5" office:value-type="float" office:value="50778" calcext:value-type="float">
            <text:p><text:s/>50 778 </text:p>
          </table:table-cell>
          <table:table-cell table:style-name="ce5" office:value-type="float" office:value="50786" calcext:value-type="float">
            <text:p><text:s/>50 786 </text:p>
          </table:table-cell>
          <table:table-cell table:style-name="ce5" office:value-type="float" office:value="50466" calcext:value-type="float">
            <text:p><text:s/>50 466 </text:p>
          </table:table-cell>
          <table:table-cell table:style-name="ce5" office:value-type="float" office:value="50108" calcext:value-type="float">
            <text:p><text:s/>50 108 </text:p>
          </table:table-cell>
          <table:table-cell table:style-name="ce5" office:value-type="float" office:value="50019" calcext:value-type="float">
            <text:p><text:s/>50 019 </text:p>
          </table:table-cell>
          <table:table-cell table:style-name="ce5" office:value-type="float" office:value="50370" calcext:value-type="float">
            <text:p><text:s/>50 370 </text:p>
          </table:table-cell>
          <table:table-cell table:style-name="ce5" office:value-type="float" office:value="50810" calcext:value-type="float">
            <text:p><text:s/>50 810 </text:p>
          </table:table-cell>
          <table:table-cell table:style-name="ce5" office:value-type="float" office:value="51638" calcext:value-type="float">
            <text:p><text:s/>51 638 </text:p>
          </table:table-cell>
          <table:table-cell table:style-name="ce5" office:value-type="float" office:value="52554" calcext:value-type="float">
            <text:p><text:s/>52 554 </text:p>
          </table:table-cell>
          <table:table-cell table:style-name="ce5" office:value-type="float" office:value="53638" calcext:value-type="float">
            <text:p><text:s/>53 638 </text:p>
          </table:table-cell>
          <table:table-cell table:style-name="ce5" office:value-type="float" office:value="55251" calcext:value-type="float">
            <text:p><text:s/>55 251 </text:p>
          </table:table-cell>
          <table:table-cell table:style-name="ce5" office:value-type="float" office:value="56246" calcext:value-type="float">
            <text:p><text:s/>56 246 </text:p>
          </table:table-cell>
          <table:table-cell table:style-name="ce5" office:value-type="float" office:value="56974" calcext:value-type="float">
            <text:p><text:s/>56 974 </text:p>
          </table:table-cell>
          <table:table-cell table:style-name="ce5" office:value-type="float" office:value="59919" calcext:value-type="float">
            <text:p><text:s/>59 919 </text:p>
          </table:table-cell>
          <table:table-cell table:style-name="ce5" office:value-type="float" office:value="62914" calcext:value-type="float">
            <text:p><text:s/>62 914 </text:p>
          </table:table-cell>
          <table:table-cell table:style-name="ce5" office:value-type="float" office:value="61751" calcext:value-type="float">
            <text:p><text:s/>61 751 </text:p>
          </table:table-cell>
          <table:table-cell table:style-name="ce5" office:value-type="float" office:value="60647" calcext:value-type="float">
            <text:p><text:s/>60 647 </text:p>
          </table:table-cell>
          <table:table-cell table:style-name="ce5" office:value-type="float" office:value="59618" calcext:value-type="float">
            <text:p><text:s/>59 618 </text:p>
          </table:table-cell>
          <table:table-cell table:style-name="ce5" office:value-type="float" office:value="57774" calcext:value-type="float">
            <text:p><text:s/>57 774 </text:p>
          </table:table-cell>
          <table:table-cell table:style-name="ce5" office:value-type="float" office:value="65021" calcext:value-type="float">
            <text:p><text:s/>65 021 </text:p>
          </table:table-cell>
          <table:table-cell table:style-name="ce5" office:value-type="float" office:value="62914" calcext:value-type="float">
            <text:p><text:s/>62 914 </text:p>
          </table:table-cell>
          <table:table-cell table:style-name="ce5" office:value-type="float" office:value="62215" calcext:value-type="float">
            <text:p><text:s/>62 215 </text:p>
          </table:table-cell>
          <table:table-cell table:style-name="ce5" office:value-type="float" office:value="61671" calcext:value-type="float">
            <text:p><text:s/>61 671 </text:p>
          </table:table-cell>
          <table:table-cell table:style-name="ce5" office:value-type="float" office:value="60561" calcext:value-type="float">
            <text:p><text:s/>60 561 </text:p>
          </table:table-cell>
          <table:table-cell table:style-name="ce5" office:value-type="float" office:value="63191" calcext:value-type="float">
            <text:p><text:s/>63 191 </text:p>
          </table:table-cell>
          <table:table-cell table:style-name="ce5" office:value-type="float" office:value="63669" calcext:value-type="float">
            <text:p><text:s/>63 669 </text:p>
          </table:table-cell>
          <table:table-cell table:style-name="ce5" office:value-type="float" office:value="63611" calcext:value-type="float">
            <text:p><text:s/>63 611 </text:p>
          </table:table-cell>
          <table:table-cell table:style-name="ce5" office:value-type="float" office:value="63602" calcext:value-type="float">
            <text:p><text:s/>63 602 </text:p>
          </table:table-cell>
          <table:table-cell table:style-name="ce5" office:value-type="float" office:value="61508" calcext:value-type="float">
            <text:p><text:s/>61 508 </text:p>
          </table:table-cell>
          <table:table-cell table:style-name="ce5" office:value-type="float" office:value="69847" calcext:value-type="float">
            <text:p><text:s/>69 847 </text:p>
          </table:table-cell>
          <table:table-cell table:style-name="ce5" office:value-type="float" office:value="68545" calcext:value-type="float">
            <text:p><text:s/>68 545 </text:p>
          </table:table-cell>
          <table:table-cell table:style-name="ce5" office:value-type="float" office:value="69024" calcext:value-type="float">
            <text:p><text:s/>69 024 </text:p>
          </table:table-cell>
          <table:table-cell table:style-name="ce5" office:value-type="float" office:value="67542" calcext:value-type="float">
            <text:p><text:s/>67 542 </text:p>
          </table:table-cell>
          <table:table-cell table:style-name="ce5" office:value-type="float" office:value="67229" calcext:value-type="float">
            <text:p><text:s/>67 229 </text:p>
          </table:table-cell>
          <table:table-cell table:style-name="ce5" office:value-type="float" office:value="69788" calcext:value-type="float">
            <text:p><text:s/>69 788 </text:p>
          </table:table-cell>
          <table:table-cell table:style-name="ce5" office:value-type="float" office:value="70582" calcext:value-type="float">
            <text:p><text:s/>70 582 </text:p>
          </table:table-cell>
          <table:table-cell table:style-name="ce5" office:value-type="float" office:value="70854" calcext:value-type="float">
            <text:p><text:s/>70 854 </text:p>
          </table:table-cell>
          <table:table-cell table:style-name="ce5" office:value-type="float" office:value="72353" calcext:value-type="float">
            <text:p><text:s/>72 353 </text:p>
          </table:table-cell>
          <table:table-cell table:style-name="ce5" office:value-type="float" office:value="71618" calcext:value-type="float">
            <text:p><text:s/>71 618 </text:p>
          </table:table-cell>
          <table:table-cell table:style-name="ce5" office:value-type="float" office:value="78084" calcext:value-type="float">
            <text:p><text:s/>78 084 </text:p>
          </table:table-cell>
          <table:table-cell table:style-name="ce5" office:value-type="float" office:value="76954" calcext:value-type="float">
            <text:p><text:s/>76 954 </text:p>
          </table:table-cell>
          <table:table-cell table:style-name="ce5" office:value-type="float" office:value="74249" calcext:value-type="float">
            <text:p><text:s/>74 249 </text:p>
          </table:table-cell>
          <table:table-cell table:style-name="ce5" office:value-type="float" office:value="74480" calcext:value-type="float">
            <text:p><text:s/>74 480 </text:p>
          </table:table-cell>
          <table:table-cell table:style-name="ce5" office:value-type="float" office:value="73739" calcext:value-type="float">
            <text:p><text:s/>73 739 </text:p>
          </table:table-cell>
          <table:table-cell table:style-name="ce5" office:value-type="float" office:value="77157" calcext:value-type="float">
            <text:p><text:s/>77 157 </text:p>
          </table:table-cell>
          <table:table-cell table:style-name="ce5" office:value-type="float" office:value="75970" calcext:value-type="float">
            <text:p><text:s/>75 970 </text:p>
          </table:table-cell>
          <table:table-cell table:style-name="ce5" office:value-type="float" office:value="77027" calcext:value-type="float">
            <text:p><text:s/>77 027 </text:p>
          </table:table-cell>
          <table:table-cell table:style-name="ce5" office:value-type="float" office:value="74999" calcext:value-type="float">
            <text:p><text:s/>74 999 </text:p>
          </table:table-cell>
          <table:table-cell table:style-name="ce5" office:value-type="float" office:value="74161" calcext:value-type="float">
            <text:p><text:s/>74 161 </text:p>
          </table:table-cell>
          <table:table-cell table:style-name="ce5" office:value-type="float" office:value="75591" calcext:value-type="float">
            <text:p><text:s/>75 591 </text:p>
          </table:table-cell>
          <table:table-cell table:style-name="ce5" office:value-type="float" office:value="76194" calcext:value-type="float">
            <text:p><text:s/>76 194 </text:p>
          </table:table-cell>
          <table:table-cell table:style-name="ce5" office:value-type="float" office:value="73970" calcext:value-type="float">
            <text:p><text:s/>73 970 </text:p>
          </table:table-cell>
          <table:table-cell table:style-name="ce5" office:value-type="float" office:value="71740" calcext:value-type="float">
            <text:p><text:s/>71 740 </text:p>
          </table:table-cell>
          <table:table-cell table:style-name="ce5" office:value-type="float" office:value="61843" calcext:value-type="float">
            <text:p><text:s/>61 843 </text:p>
          </table:table-cell>
          <table:table-cell table:style-name="ce5" office:value-type="float" office:value="63776" calcext:value-type="float">
            <text:p><text:s/>63 776 </text:p>
          </table:table-cell>
          <table:table-cell table:style-name="ce5" office:value-type="float" office:value="62521" calcext:value-type="float">
            <text:p><text:s/>62 521 </text:p>
          </table:table-cell>
          <table:table-cell table:style-name="ce5" office:value-type="float" office:value="62927" calcext:value-type="float">
            <text:p><text:s/>62 927 </text:p>
          </table:table-cell>
          <table:table-cell table:style-name="ce5" office:value-type="float" office:value="62365" calcext:value-type="float">
            <text:p><text:s/>62 365 </text:p>
          </table:table-cell>
          <table:table-cell table:style-name="ce5" office:value-type="float" office:value="70030" calcext:value-type="float">
            <text:p><text:s/>70 030 </text:p>
          </table:table-cell>
          <table:table-cell table:style-name="ce5" office:value-type="float" office:value="72606" calcext:value-type="float">
            <text:p><text:s/>72 606 </text:p>
          </table:table-cell>
          <table:table-cell table:style-name="ce5" office:value-type="float" office:value="69783" calcext:value-type="float">
            <text:p><text:s/>69 783 </text:p>
          </table:table-cell>
          <table:table-cell table:style-name="ce5" office:value-type="float" office:value="69471" calcext:value-type="float">
            <text:p><text:s/>69 471 </text:p>
          </table:table-cell>
          <table:table-cell table:style-name="ce5" office:value-type="float" office:value="68046" calcext:value-type="float">
            <text:p><text:s/>68 046 </text:p>
          </table:table-cell>
          <table:table-cell table:style-name="ce5" office:value-type="float" office:value="68001" calcext:value-type="float">
            <text:p><text:s/>68 001 </text:p>
          </table:table-cell>
          <table:table-cell table:style-name="ce5" office:value-type="float" office:value="68157" calcext:value-type="float">
            <text:p><text:s/>68 157 </text:p>
          </table:table-cell>
          <table:table-cell table:style-name="ce5" office:value-type="float" office:value="67190" calcext:value-type="float">
            <text:p><text:s/>67 190 </text:p>
          </table:table-cell>
          <table:table-cell table:style-name="ce5" office:value-type="float" office:value="68691" calcext:value-type="float">
            <text:p><text:s/>68 691 </text:p>
          </table:table-cell>
          <table:table-cell table:style-name="ce5" office:value-type="float" office:value="68833" calcext:value-type="float">
            <text:p><text:s/>68 833 </text:p>
          </table:table-cell>
          <table:table-cell table:style-name="ce5" office:value-type="float" office:value="70437" calcext:value-type="float">
            <text:p><text:s/>70 437 </text:p>
          </table:table-cell>
          <table:table-cell table:style-name="ce5" office:value-type="float" office:value="69286" calcext:value-type="float">
            <text:p><text:s/>69 286 </text:p>
          </table:table-cell>
          <table:table-cell table:style-name="ce5" office:value-type="float" office:value="71271" calcext:value-type="float">
            <text:p><text:s/>71 271 </text:p>
          </table:table-cell>
          <table:table-cell table:style-name="ce5" office:value-type="float" office:value="70857" calcext:value-type="float">
            <text:p><text:s/>70 857 </text:p>
          </table:table-cell>
          <table:table-cell table:style-name="ce5" office:value-type="float" office:value="71907" calcext:value-type="float">
            <text:p><text:s/>71 907 </text:p>
          </table:table-cell>
          <table:table-cell table:style-name="ce5" office:value-type="float" office:value="72094" calcext:value-type="float">
            <text:p><text:s/>72 094 </text:p>
          </table:table-cell>
          <table:table-cell table:style-name="ce5" office:value-type="float" office:value="72073" calcext:value-type="float">
            <text:p><text:s/>72 073 </text:p>
          </table:table-cell>
          <table:table-cell table:style-name="ce5" office:value-type="float" office:value="71276" calcext:value-type="float">
            <text:p><text:s/>71 276 </text:p>
          </table:table-cell>
          <table:table-cell table:style-name="ce5" office:value-type="float" office:value="74112" calcext:value-type="float">
            <text:p><text:s/>74 112 </text:p>
          </table:table-cell>
          <table:table-cell table:style-name="ce5" office:value-type="float" office:value="74325" calcext:value-type="float">
            <text:p><text:s/>74 325 </text:p>
          </table:table-cell>
          <table:table-cell table:style-name="ce10" office:value-type="float" office:value="79228" calcext:value-type="float">
            <text:p><text:s/>79 228 </text:p>
          </table:table-cell>
          <table:table-cell table:style-name="ce10" office:value-type="float" office:value="85338" calcext:value-type="float">
            <text:p><text:s/>85 338 </text:p>
          </table:table-cell>
          <table:table-cell table:style-name="ce10" office:value-type="float" office:value="93077" calcext:value-type="float">
            <text:p><text:s/>93 077 </text:p>
          </table:table-cell>
          <table:table-cell table:style-name="ce10" office:value-type="float" office:value="97966" calcext:value-type="float">
            <text:p><text:s/>97 966 </text:p>
          </table:table-cell>
          <table:table-cell table:style-name="ce10" office:value-type="float" office:value="99710" calcext:value-type="float">
            <text:p><text:s/>99 710 </text:p>
          </table:table-cell>
          <table:table-cell table:style-name="ce10" office:value-type="float" office:value="99144" calcext:value-type="float">
            <text:p><text:s/>99 144 </text:p>
          </table:table-cell>
          <table:table-cell table:style-name="ce10" office:value-type="float" office:value="101347" calcext:value-type="float">
            <text:p><text:s/>101 347 </text:p>
          </table:table-cell>
          <table:table-cell table:style-name="ce10" office:value-type="float" office:value="99306" calcext:value-type="float">
            <text:p><text:s/>99 306 </text:p>
          </table:table-cell>
          <table:table-cell table:style-name="ce10" office:value-type="float" office:value="99704" calcext:value-type="float">
            <text:p><text:s/>99 704 </text:p>
          </table:table-cell>
          <table:table-cell table:style-name="ce10" office:value-type="float" office:value="96159" calcext:value-type="float">
            <text:p><text:s/>96 159 </text:p>
          </table:table-cell>
          <table:table-cell table:style-name="ce10" office:value-type="float" office:value="93583" calcext:value-type="float">
            <text:p><text:s/>93 583 </text:p>
          </table:table-cell>
          <table:table-cell table:style-name="ce10" office:value-type="float" office:value="90634" calcext:value-type="float">
            <text:p><text:s/>90 634 </text:p>
          </table:table-cell>
          <table:table-cell table:style-name="ce10" office:value-type="float" office:value="92497" calcext:value-type="float">
            <text:p><text:s/>92 497 </text:p>
          </table:table-cell>
          <table:table-cell table:style-name="ce10" office:value-type="float" office:value="91161" calcext:value-type="float">
            <text:p><text:s/>91 161 </text:p>
          </table:table-cell>
          <table:table-cell table:style-name="ce10" office:value-type="float" office:value="91074" calcext:value-type="float">
            <text:p><text:s/>91 074 </text:p>
          </table:table-cell>
          <table:table-cell table:style-name="ce10" office:value-type="float" office:value="90735" calcext:value-type="float">
            <text:p><text:s/>90 735 </text:p>
          </table:table-cell>
          <table:table-cell table:style-name="ce10" office:value-type="float" office:value="90947" calcext:value-type="float">
            <text:p><text:s/>90 947 </text:p>
          </table:table-cell>
          <table:table-cell table:style-name="ce10" office:value-type="float" office:value="92467" calcext:value-type="float">
            <text:p><text:s/>92 467 </text:p>
          </table:table-cell>
          <table:table-cell table:style-name="ce10" office:value-type="float" office:value="91886" calcext:value-type="float">
            <text:p><text:s/>91 886 </text:p>
          </table:table-cell>
          <table:table-cell table:style-name="ce10" office:value-type="float" office:value="93318" calcext:value-type="float">
            <text:p><text:s/>93 318 </text:p>
          </table:table-cell>
          <table:table-cell table:style-name="ce10" office:value-type="float" office:value="95214" calcext:value-type="float">
            <text:p><text:s/>95 214 </text:p>
          </table:table-cell>
          <table:table-cell table:style-name="ce10" office:value-type="float" office:value="98150" calcext:value-type="float">
            <text:p><text:s/>98 150 </text:p>
          </table:table-cell>
          <table:table-cell table:style-name="ce10" office:value-type="float" office:value="101492" calcext:value-type="float">
            <text:p><text:s/>101 492 </text:p>
          </table:table-cell>
          <table:table-cell table:style-name="ce10" office:value-type="float" office:value="104103" calcext:value-type="float">
            <text:p><text:s/>104 103 </text:p>
          </table:table-cell>
          <table:table-cell table:style-name="ce10" office:value-type="float" office:value="106124" calcext:value-type="float">
            <text:p><text:s/>106 124 </text:p>
          </table:table-cell>
          <table:table-cell table:style-name="ce10" office:value-type="float" office:value="104586" calcext:value-type="float">
            <text:p><text:s/>104 586 </text:p>
          </table:table-cell>
          <table:table-cell table:style-name="ce10" office:value-type="float" office:value="103463" calcext:value-type="float">
            <text:p><text:s/>103 463 </text:p>
          </table:table-cell>
          <table:table-cell table:style-name="ce10" office:value-type="float" office:value="100798" calcext:value-type="float">
            <text:p><text:s/>100 798 </text:p>
          </table:table-cell>
          <table:table-cell table:style-name="ce10" office:value-type="float" office:value="99169" calcext:value-type="float">
            <text:p><text:s/>99 169 </text:p>
          </table:table-cell>
          <table:table-cell table:style-name="ce10" office:value-type="float" office:value="96375" calcext:value-type="float">
            <text:p><text:s/>96 375 </text:p>
          </table:table-cell>
          <table:table-cell table:style-name="ce10" office:value-type="float" office:value="94619" calcext:value-type="float">
            <text:p><text:s/>94 619 </text:p>
          </table:table-cell>
          <table:table-cell table:style-name="ce10" office:value-type="float" office:value="93066" calcext:value-type="float">
            <text:p><text:s/>93 066 </text:p>
          </table:table-cell>
          <table:table-cell table:style-name="ce10" office:value-type="float" office:value="89652" calcext:value-type="float">
            <text:p><text:s/>89 652 </text:p>
          </table:table-cell>
          <table:table-cell table:style-name="ce10" office:value-type="float" office:value="85950" calcext:value-type="float">
            <text:p><text:s/>85 950 </text:p>
          </table:table-cell>
          <table:table-cell table:style-name="ce10" office:value-type="float" office:value="84217" calcext:value-type="float">
            <text:p><text:s/>84 217 </text:p>
          </table:table-cell>
          <table:table-cell table:style-name="ce10" office:value-type="float" office:value="81624" calcext:value-type="float">
            <text:p><text:s/>81 624 </text:p>
          </table:table-cell>
          <table:table-cell table:style-name="ce10" office:value-type="float" office:value="80578" calcext:value-type="float">
            <text:p><text:s/>80 578 </text:p>
          </table:table-cell>
          <table:table-cell table:style-name="ce10" office:value-type="float" office:value="80607" calcext:value-type="float">
            <text:p><text:s/>80 607 </text:p>
          </table:table-cell>
          <table:table-cell table:style-name="ce10" office:value-type="float" office:value="80213" calcext:value-type="float">
            <text:p><text:s/>80 213 </text:p>
          </table:table-cell>
          <table:table-cell table:style-name="ce10" office:value-type="float" office:value="81761" calcext:value-type="float">
            <text:p><text:s/>81 761 </text:p>
          </table:table-cell>
          <table:table-cell table:style-name="ce10" office:value-type="float" office:value="84544" calcext:value-type="float">
            <text:p><text:s/>84 544 </text:p>
          </table:table-cell>
          <table:table-cell table:style-name="ce10" office:value-type="float" office:value="84591" calcext:value-type="float">
            <text:p><text:s/>84 591 </text:p>
          </table:table-cell>
          <table:table-cell table:style-name="ce10" office:value-type="float" office:value="86095" calcext:value-type="float">
            <text:p><text:s/>86 095 </text:p>
          </table:table-cell>
          <table:table-cell table:style-name="ce10" office:value-type="float" office:value="85061" calcext:value-type="float">
            <text:p><text:s/>85 061 </text:p>
          </table:table-cell>
          <table:table-cell table:style-name="ce13" office:value-type="float" office:value="86895" calcext:value-type="float">
            <text:p><text:s/>86 895 </text:p>
          </table:table-cell>
          <table:table-cell table:style-name="ce13" office:value-type="float" office:value="86836" calcext:value-type="float">
            <text:p><text:s/>86 836 </text:p>
          </table:table-cell>
          <table:table-cell table:style-name="ce13" office:value-type="float" office:value="88149" calcext:value-type="float">
            <text:p><text:s/>88 149 </text:p>
          </table:table-cell>
          <table:table-cell table:style-name="ce13" office:value-type="float" office:value="88726" calcext:value-type="float">
            <text:p><text:s/>88 726 </text:p>
          </table:table-cell>
          <table:table-cell table:style-name="ce13" office:value-type="float" office:value="93192" calcext:value-type="float">
            <text:p><text:s/>93 192 </text:p>
          </table:table-cell>
          <table:table-cell table:style-name="ce13" office:value-type="float" office:value="93470" calcext:value-type="float">
            <text:p><text:s/>93 470 </text:p>
          </table:table-cell>
          <table:table-cell table:style-name="ce14" office:value-type="float" office:value="96146" calcext:value-type="float">
            <text:p>96146</text:p>
          </table:table-cell>
          <table:table-cell table:style-name="ce14" office:value-type="float" office:value="96850" calcext:value-type="float">
            <text:p>96850</text:p>
          </table:table-cell>
          <table:table-cell table:style-name="ce14" office:value-type="float" office:value="96534" calcext:value-type="float">
            <text:p>96534</text:p>
          </table:table-cell>
          <table:table-cell table:number-columns-repeated="87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46317" calcext:value-type="float">
            <text:p><text:s/>46 317 </text:p>
          </table:table-cell>
          <table:table-cell table:style-name="ce5" office:value-type="float" office:value="46334" calcext:value-type="float">
            <text:p><text:s/>46 334 </text:p>
          </table:table-cell>
          <table:table-cell table:style-name="ce5" office:value-type="float" office:value="46329" calcext:value-type="float">
            <text:p><text:s/>46 329 </text:p>
          </table:table-cell>
          <table:table-cell table:style-name="ce5" office:value-type="float" office:value="46300" calcext:value-type="float">
            <text:p><text:s/>46 300 </text:p>
          </table:table-cell>
          <table:table-cell table:style-name="ce5" office:value-type="float" office:value="46247" calcext:value-type="float">
            <text:p><text:s/>46 247 </text:p>
          </table:table-cell>
          <table:table-cell table:style-name="ce5" office:value-type="float" office:value="45479" calcext:value-type="float">
            <text:p><text:s/>45 479 </text:p>
          </table:table-cell>
          <table:table-cell table:style-name="ce5" office:value-type="float" office:value="44814" calcext:value-type="float">
            <text:p><text:s/>44 814 </text:p>
          </table:table-cell>
          <table:table-cell table:style-name="ce5" office:value-type="float" office:value="44252" calcext:value-type="float">
            <text:p><text:s/>44 252 </text:p>
          </table:table-cell>
          <table:table-cell table:style-name="ce5" office:value-type="float" office:value="43790" calcext:value-type="float">
            <text:p><text:s/>43 790 </text:p>
          </table:table-cell>
          <table:table-cell table:style-name="ce5" office:value-type="float" office:value="43431" calcext:value-type="float">
            <text:p><text:s/>43 431 </text:p>
          </table:table-cell>
          <table:table-cell table:style-name="ce5" office:value-type="float" office:value="43566" calcext:value-type="float">
            <text:p><text:s/>43 566 </text:p>
          </table:table-cell>
          <table:table-cell table:style-name="ce5" office:value-type="float" office:value="43606" calcext:value-type="float">
            <text:p><text:s/>43 606 </text:p>
          </table:table-cell>
          <table:table-cell table:style-name="ce5" office:value-type="float" office:value="43585" calcext:value-type="float">
            <text:p><text:s/>43 585 </text:p>
          </table:table-cell>
          <table:table-cell table:style-name="ce5" office:value-type="float" office:value="43505" calcext:value-type="float">
            <text:p><text:s/>43 505 </text:p>
          </table:table-cell>
          <table:table-cell table:style-name="ce5" office:value-type="float" office:value="43360" calcext:value-type="float">
            <text:p><text:s/>43 360 </text:p>
          </table:table-cell>
          <table:table-cell table:style-name="ce5" office:value-type="float" office:value="43886" calcext:value-type="float">
            <text:p><text:s/>43 886 </text:p>
          </table:table-cell>
          <table:table-cell table:style-name="ce5" office:value-type="float" office:value="44556" calcext:value-type="float">
            <text:p><text:s/>44 556 </text:p>
          </table:table-cell>
          <table:table-cell table:style-name="ce5" office:value-type="float" office:value="45662" calcext:value-type="float">
            <text:p><text:s/>45 662 </text:p>
          </table:table-cell>
          <table:table-cell table:style-name="ce5" office:value-type="float" office:value="46629" calcext:value-type="float">
            <text:p><text:s/>46 629 </text:p>
          </table:table-cell>
          <table:table-cell table:style-name="ce5" office:value-type="float" office:value="47709" calcext:value-type="float">
            <text:p><text:s/>47 709 </text:p>
          </table:table-cell>
          <table:table-cell table:style-name="ce5" office:value-type="float" office:value="48826" calcext:value-type="float">
            <text:p><text:s/>48 826 </text:p>
          </table:table-cell>
          <table:table-cell table:style-name="ce5" office:value-type="float" office:value="49126" calcext:value-type="float">
            <text:p><text:s/>49 126 </text:p>
          </table:table-cell>
          <table:table-cell table:style-name="ce5" office:value-type="float" office:value="49596" calcext:value-type="float">
            <text:p><text:s/>49 596 </text:p>
          </table:table-cell>
          <table:table-cell table:style-name="ce5" office:value-type="float" office:value="49956" calcext:value-type="float">
            <text:p><text:s/>49 956 </text:p>
          </table:table-cell>
          <table:table-cell table:style-name="ce5" office:value-type="float" office:value="49935" calcext:value-type="float">
            <text:p><text:s/>49 935 </text:p>
          </table:table-cell>
          <table:table-cell table:style-name="ce5" office:value-type="float" office:value="49646" calcext:value-type="float">
            <text:p><text:s/>49 646 </text:p>
          </table:table-cell>
          <table:table-cell table:style-name="ce5" office:value-type="float" office:value="49374" calcext:value-type="float">
            <text:p><text:s/>49 374 </text:p>
          </table:table-cell>
          <table:table-cell table:style-name="ce5" office:value-type="float" office:value="49375" calcext:value-type="float">
            <text:p><text:s/>49 375 </text:p>
          </table:table-cell>
          <table:table-cell table:style-name="ce5" office:value-type="float" office:value="49740" calcext:value-type="float">
            <text:p><text:s/>49 740 </text:p>
          </table:table-cell>
          <table:table-cell table:style-name="ce5" office:value-type="float" office:value="50567" calcext:value-type="float">
            <text:p><text:s/>50 567 </text:p>
          </table:table-cell>
          <table:table-cell table:style-name="ce5" office:value-type="float" office:value="51389" calcext:value-type="float">
            <text:p><text:s/>51 389 </text:p>
          </table:table-cell>
          <table:table-cell table:style-name="ce5" office:value-type="float" office:value="52316" calcext:value-type="float">
            <text:p><text:s/>52 316 </text:p>
          </table:table-cell>
          <table:table-cell table:style-name="ce5" office:value-type="float" office:value="53499" calcext:value-type="float">
            <text:p><text:s/>53 499 </text:p>
          </table:table-cell>
          <table:table-cell table:style-name="ce5" office:value-type="float" office:value="55066" calcext:value-type="float">
            <text:p><text:s/>55 066 </text:p>
          </table:table-cell>
          <table:table-cell table:style-name="ce5" office:value-type="float" office:value="55916" calcext:value-type="float">
            <text:p><text:s/>55 916 </text:p>
          </table:table-cell>
          <table:table-cell table:style-name="ce5" office:value-type="float" office:value="56739" calcext:value-type="float">
            <text:p><text:s/>56 739 </text:p>
          </table:table-cell>
          <table:table-cell table:style-name="ce5" office:value-type="float" office:value="59667" calcext:value-type="float">
            <text:p><text:s/>59 667 </text:p>
          </table:table-cell>
          <table:table-cell table:style-name="ce5" office:value-type="float" office:value="62775" calcext:value-type="float">
            <text:p><text:s/>62 775 </text:p>
          </table:table-cell>
          <table:table-cell table:style-name="ce5" office:value-type="float" office:value="61585" calcext:value-type="float">
            <text:p><text:s/>61 585 </text:p>
          </table:table-cell>
          <table:table-cell table:style-name="ce5" office:value-type="float" office:value="60479" calcext:value-type="float">
            <text:p><text:s/>60 479 </text:p>
          </table:table-cell>
          <table:table-cell table:style-name="ce5" office:value-type="float" office:value="59159" calcext:value-type="float">
            <text:p><text:s/>59 159 </text:p>
          </table:table-cell>
          <table:table-cell table:style-name="ce5" office:value-type="float" office:value="57597" calcext:value-type="float">
            <text:p><text:s/>57 597 </text:p>
          </table:table-cell>
          <table:table-cell table:style-name="ce5" office:value-type="float" office:value="64819" calcext:value-type="float">
            <text:p><text:s/>64 819 </text:p>
          </table:table-cell>
          <table:table-cell table:style-name="ce5" office:value-type="float" office:value="62693" calcext:value-type="float">
            <text:p><text:s/>62 693 </text:p>
          </table:table-cell>
          <table:table-cell table:style-name="ce5" office:value-type="float" office:value="61976" calcext:value-type="float">
            <text:p><text:s/>61 976 </text:p>
          </table:table-cell>
          <table:table-cell table:style-name="ce5" office:value-type="float" office:value="61441" calcext:value-type="float">
            <text:p><text:s/>61 441 </text:p>
          </table:table-cell>
          <table:table-cell table:style-name="ce5" office:value-type="float" office:value="60318" calcext:value-type="float">
            <text:p><text:s/>60 318 </text:p>
          </table:table-cell>
          <table:table-cell table:style-name="ce5" office:value-type="float" office:value="63180" calcext:value-type="float">
            <text:p><text:s/>63 180 </text:p>
          </table:table-cell>
          <table:table-cell table:style-name="ce5" office:value-type="float" office:value="63679" calcext:value-type="float">
            <text:p><text:s/>63 679 </text:p>
          </table:table-cell>
          <table:table-cell table:style-name="ce5" office:value-type="float" office:value="63531" calcext:value-type="float">
            <text:p><text:s/>63 531 </text:p>
          </table:table-cell>
          <table:table-cell table:style-name="ce5" office:value-type="float" office:value="63564" calcext:value-type="float">
            <text:p><text:s/>63 564 </text:p>
          </table:table-cell>
          <table:table-cell table:style-name="ce5" office:value-type="float" office:value="60824" calcext:value-type="float">
            <text:p><text:s/>60 824 </text:p>
          </table:table-cell>
          <table:table-cell table:style-name="ce5" office:value-type="float" office:value="68877" calcext:value-type="float">
            <text:p><text:s/>68 877 </text:p>
          </table:table-cell>
          <table:table-cell table:style-name="ce5" office:value-type="float" office:value="67610" calcext:value-type="float">
            <text:p><text:s/>67 610 </text:p>
          </table:table-cell>
          <table:table-cell table:style-name="ce5" office:value-type="float" office:value="68072" calcext:value-type="float">
            <text:p><text:s/>68 072 </text:p>
          </table:table-cell>
          <table:table-cell table:style-name="ce5" office:value-type="float" office:value="66599" calcext:value-type="float">
            <text:p><text:s/>66 599 </text:p>
          </table:table-cell>
          <table:table-cell table:style-name="ce5" office:value-type="float" office:value="66276" calcext:value-type="float">
            <text:p><text:s/>66 276 </text:p>
          </table:table-cell>
          <table:table-cell table:style-name="ce5" office:value-type="float" office:value="69307" calcext:value-type="float">
            <text:p><text:s/>69 307 </text:p>
          </table:table-cell>
          <table:table-cell table:style-name="ce5" office:value-type="float" office:value="69439" calcext:value-type="float">
            <text:p><text:s/>69 439 </text:p>
          </table:table-cell>
          <table:table-cell table:style-name="ce5" office:value-type="float" office:value="70256" calcext:value-type="float">
            <text:p><text:s/>70 256 </text:p>
          </table:table-cell>
          <table:table-cell table:style-name="ce5" office:value-type="float" office:value="71739" calcext:value-type="float">
            <text:p><text:s/>71 739 </text:p>
          </table:table-cell>
          <table:table-cell table:style-name="ce5" office:value-type="float" office:value="71062" calcext:value-type="float">
            <text:p><text:s/>71 062 </text:p>
          </table:table-cell>
          <table:table-cell table:style-name="ce5" office:value-type="float" office:value="77425" calcext:value-type="float">
            <text:p><text:s/>77 425 </text:p>
          </table:table-cell>
          <table:table-cell table:style-name="ce5" office:value-type="float" office:value="76309" calcext:value-type="float">
            <text:p><text:s/>76 309 </text:p>
          </table:table-cell>
          <table:table-cell table:style-name="ce5" office:value-type="float" office:value="73589" calcext:value-type="float">
            <text:p><text:s/>73 589 </text:p>
          </table:table-cell>
          <table:table-cell table:style-name="ce5" office:value-type="float" office:value="73851" calcext:value-type="float">
            <text:p><text:s/>73 851 </text:p>
          </table:table-cell>
          <table:table-cell table:style-name="ce5" office:value-type="float" office:value="73090" calcext:value-type="float">
            <text:p><text:s/>73 090 </text:p>
          </table:table-cell>
          <table:table-cell table:style-name="ce5" office:value-type="float" office:value="76820" calcext:value-type="float">
            <text:p><text:s/>76 820 </text:p>
          </table:table-cell>
          <table:table-cell table:style-name="ce5" office:value-type="float" office:value="75637" calcext:value-type="float">
            <text:p><text:s/>75 637 </text:p>
          </table:table-cell>
          <table:table-cell table:style-name="ce5" office:value-type="float" office:value="76682" calcext:value-type="float">
            <text:p><text:s/>76 682 </text:p>
          </table:table-cell>
          <table:table-cell table:style-name="ce5" office:value-type="float" office:value="74658" calcext:value-type="float">
            <text:p><text:s/>74 658 </text:p>
          </table:table-cell>
          <table:table-cell table:style-name="ce5" office:value-type="float" office:value="73878" calcext:value-type="float">
            <text:p><text:s/>73 878 </text:p>
          </table:table-cell>
          <table:table-cell table:style-name="ce5" office:value-type="float" office:value="75384" calcext:value-type="float">
            <text:p><text:s/>75 384 </text:p>
          </table:table-cell>
          <table:table-cell table:style-name="ce5" office:value-type="float" office:value="75878" calcext:value-type="float">
            <text:p><text:s/>75 878 </text:p>
          </table:table-cell>
          <table:table-cell table:style-name="ce5" office:value-type="float" office:value="73699" calcext:value-type="float">
            <text:p><text:s/>73 699 </text:p>
          </table:table-cell>
          <table:table-cell table:style-name="ce5" office:value-type="float" office:value="71487" calcext:value-type="float">
            <text:p><text:s/>71 487 </text:p>
          </table:table-cell>
          <table:table-cell table:style-name="ce5" office:value-type="float" office:value="61597" calcext:value-type="float">
            <text:p><text:s/>61 597 </text:p>
          </table:table-cell>
          <table:table-cell table:style-name="ce5" office:value-type="float" office:value="63663" calcext:value-type="float">
            <text:p><text:s/>63 663 </text:p>
          </table:table-cell>
          <table:table-cell table:style-name="ce5" office:value-type="float" office:value="62392" calcext:value-type="float">
            <text:p><text:s/>62 392 </text:p>
          </table:table-cell>
          <table:table-cell table:style-name="ce5" office:value-type="float" office:value="62796" calcext:value-type="float">
            <text:p><text:s/>62 796 </text:p>
          </table:table-cell>
          <table:table-cell table:style-name="ce5" office:value-type="float" office:value="62184" calcext:value-type="float">
            <text:p><text:s/>62 184 </text:p>
          </table:table-cell>
          <table:table-cell table:style-name="ce5" office:value-type="float" office:value="69841" calcext:value-type="float">
            <text:p><text:s/>69 841 </text:p>
          </table:table-cell>
          <table:table-cell table:style-name="ce5" office:value-type="float" office:value="72314" calcext:value-type="float">
            <text:p><text:s/>72 314 </text:p>
          </table:table-cell>
          <table:table-cell table:style-name="ce5" office:value-type="float" office:value="69395" calcext:value-type="float">
            <text:p><text:s/>69 395 </text:p>
          </table:table-cell>
          <table:table-cell table:style-name="ce5" office:value-type="float" office:value="69430" calcext:value-type="float">
            <text:p><text:s/>69 430 </text:p>
          </table:table-cell>
          <table:table-cell table:style-name="ce5" office:value-type="float" office:value="68156" calcext:value-type="float">
            <text:p><text:s/>68 156 </text:p>
          </table:table-cell>
          <table:table-cell table:style-name="ce5" office:value-type="float" office:value="68532" calcext:value-type="float">
            <text:p><text:s/>68 532 </text:p>
          </table:table-cell>
          <table:table-cell table:style-name="ce5" office:value-type="float" office:value="68884" calcext:value-type="float">
            <text:p><text:s/>68 884 </text:p>
          </table:table-cell>
          <table:table-cell table:style-name="ce5" office:value-type="float" office:value="68052" calcext:value-type="float">
            <text:p><text:s/>68 052 </text:p>
          </table:table-cell>
          <table:table-cell table:style-name="ce5" office:value-type="float" office:value="69611" calcext:value-type="float">
            <text:p><text:s/>69 611 </text:p>
          </table:table-cell>
          <table:table-cell table:style-name="ce5" office:value-type="float" office:value="69234" calcext:value-type="float">
            <text:p><text:s/>69 234 </text:p>
          </table:table-cell>
          <table:table-cell table:style-name="ce5" office:value-type="float" office:value="72198" calcext:value-type="float">
            <text:p><text:s/>72 198 </text:p>
          </table:table-cell>
          <table:table-cell table:style-name="ce5" office:value-type="float" office:value="71197" calcext:value-type="float">
            <text:p><text:s/>71 197 </text:p>
          </table:table-cell>
          <table:table-cell table:style-name="ce5" office:value-type="float" office:value="73282" calcext:value-type="float">
            <text:p><text:s/>73 282 </text:p>
          </table:table-cell>
          <table:table-cell table:style-name="ce5" office:value-type="float" office:value="72981" calcext:value-type="float">
            <text:p><text:s/>72 981 </text:p>
          </table:table-cell>
          <table:table-cell table:style-name="ce5" office:value-type="float" office:value="74320" calcext:value-type="float">
            <text:p><text:s/>74 320 </text:p>
          </table:table-cell>
          <table:table-cell table:style-name="ce5" office:value-type="float" office:value="74626" calcext:value-type="float">
            <text:p><text:s/>74 626 </text:p>
          </table:table-cell>
          <table:table-cell table:style-name="ce5" office:value-type="float" office:value="74738" calcext:value-type="float">
            <text:p><text:s/>74 738 </text:p>
          </table:table-cell>
          <table:table-cell table:style-name="ce5" office:value-type="float" office:value="73315" calcext:value-type="float">
            <text:p><text:s/>73 315 </text:p>
          </table:table-cell>
          <table:table-cell table:style-name="ce5" office:value-type="float" office:value="76392" calcext:value-type="float">
            <text:p><text:s/>76 392 </text:p>
          </table:table-cell>
          <table:table-cell table:style-name="ce10" office:value-type="float" office:value="79507" calcext:value-type="float">
            <text:p><text:s/>79 507 </text:p>
          </table:table-cell>
          <table:table-cell table:style-name="ce10" office:value-type="float" office:value="82770" calcext:value-type="float">
            <text:p><text:s/>82 770 </text:p>
          </table:table-cell>
          <table:table-cell table:style-name="ce10" office:value-type="float" office:value="88143" calcext:value-type="float">
            <text:p><text:s/>88 143 </text:p>
          </table:table-cell>
          <table:table-cell table:style-name="ce10" office:value-type="float" office:value="95757" calcext:value-type="float">
            <text:p><text:s/>95 757 </text:p>
          </table:table-cell>
          <table:table-cell table:style-name="ce10" office:value-type="float" office:value="98957" calcext:value-type="float">
            <text:p><text:s/>98 957 </text:p>
          </table:table-cell>
          <table:table-cell table:style-name="ce10" office:value-type="float" office:value="99134" calcext:value-type="float">
            <text:p><text:s/>99 134 </text:p>
          </table:table-cell>
          <table:table-cell table:style-name="ce10" office:value-type="float" office:value="99493" calcext:value-type="float">
            <text:p><text:s/>99 493 </text:p>
          </table:table-cell>
          <table:table-cell table:style-name="ce10" office:value-type="float" office:value="103384" calcext:value-type="float">
            <text:p><text:s/>103 384 </text:p>
          </table:table-cell>
          <table:table-cell table:style-name="ce10" office:value-type="float" office:value="101220" calcext:value-type="float">
            <text:p><text:s/>101 220 </text:p>
          </table:table-cell>
          <table:table-cell table:style-name="ce10" office:value-type="float" office:value="100963" calcext:value-type="float">
            <text:p><text:s/>100 963 </text:p>
          </table:table-cell>
          <table:table-cell table:style-name="ce10" office:value-type="float" office:value="94664" calcext:value-type="float">
            <text:p><text:s/>94 664 </text:p>
          </table:table-cell>
          <table:table-cell table:style-name="ce10" office:value-type="float" office:value="94386" calcext:value-type="float">
            <text:p><text:s/>94 386 </text:p>
          </table:table-cell>
          <table:table-cell table:style-name="ce10" office:value-type="float" office:value="92224" calcext:value-type="float">
            <text:p><text:s/>92 224 </text:p>
          </table:table-cell>
          <table:table-cell table:style-name="ce10" office:value-type="float" office:value="93271" calcext:value-type="float">
            <text:p><text:s/>93 271 </text:p>
          </table:table-cell>
          <table:table-cell table:style-name="ce10" office:value-type="float" office:value="91338" calcext:value-type="float">
            <text:p><text:s/>91 338 </text:p>
          </table:table-cell>
          <table:table-cell table:style-name="ce10" office:value-type="float" office:value="89898" calcext:value-type="float">
            <text:p><text:s/>89 898 </text:p>
          </table:table-cell>
          <table:table-cell table:style-name="ce10" office:value-type="float" office:value="90075" calcext:value-type="float">
            <text:p><text:s/>90 075 </text:p>
          </table:table-cell>
          <table:table-cell table:style-name="ce10" office:value-type="float" office:value="90718" calcext:value-type="float">
            <text:p><text:s/>90 718 </text:p>
          </table:table-cell>
          <table:table-cell table:style-name="ce10" office:value-type="float" office:value="92342" calcext:value-type="float">
            <text:p><text:s/>92 342 </text:p>
          </table:table-cell>
          <table:table-cell table:style-name="ce10" office:value-type="float" office:value="92161" calcext:value-type="float">
            <text:p><text:s/>92 161 </text:p>
          </table:table-cell>
          <table:table-cell table:style-name="ce10" office:value-type="float" office:value="94040" calcext:value-type="float">
            <text:p><text:s/>94 040 </text:p>
          </table:table-cell>
          <table:table-cell table:style-name="ce10" office:value-type="float" office:value="96037" calcext:value-type="float">
            <text:p><text:s/>96 037 </text:p>
          </table:table-cell>
          <table:table-cell table:style-name="ce10" office:value-type="float" office:value="98790" calcext:value-type="float">
            <text:p><text:s/>98 790 </text:p>
          </table:table-cell>
          <table:table-cell table:style-name="ce10" office:value-type="float" office:value="101453" calcext:value-type="float">
            <text:p><text:s/>101 453 </text:p>
          </table:table-cell>
          <table:table-cell table:style-name="ce10" office:value-type="float" office:value="104511" calcext:value-type="float">
            <text:p><text:s/>104 511 </text:p>
          </table:table-cell>
          <table:table-cell table:style-name="ce10" office:value-type="float" office:value="106513" calcext:value-type="float">
            <text:p><text:s/>106 513 </text:p>
          </table:table-cell>
          <table:table-cell table:style-name="ce10" office:value-type="float" office:value="105193" calcext:value-type="float">
            <text:p><text:s/>105 193 </text:p>
          </table:table-cell>
          <table:table-cell table:style-name="ce10" office:value-type="float" office:value="104107" calcext:value-type="float">
            <text:p><text:s/>104 107 </text:p>
          </table:table-cell>
          <table:table-cell table:style-name="ce10" office:value-type="float" office:value="101492" calcext:value-type="float">
            <text:p><text:s/>101 492 </text:p>
          </table:table-cell>
          <table:table-cell table:style-name="ce10" office:value-type="float" office:value="99881" calcext:value-type="float">
            <text:p><text:s/>99 881 </text:p>
          </table:table-cell>
          <table:table-cell table:style-name="ce10" office:value-type="float" office:value="97455" calcext:value-type="float">
            <text:p><text:s/>97 455 </text:p>
          </table:table-cell>
          <table:table-cell table:style-name="ce10" office:value-type="float" office:value="95663" calcext:value-type="float">
            <text:p><text:s/>95 663 </text:p>
          </table:table-cell>
          <table:table-cell table:style-name="ce10" office:value-type="float" office:value="93800" calcext:value-type="float">
            <text:p><text:s/>93 800 </text:p>
          </table:table-cell>
          <table:table-cell table:style-name="ce10" office:value-type="float" office:value="90322" calcext:value-type="float">
            <text:p><text:s/>90 322 </text:p>
          </table:table-cell>
          <table:table-cell table:style-name="ce10" office:value-type="float" office:value="86679" calcext:value-type="float">
            <text:p><text:s/>86 679 </text:p>
          </table:table-cell>
          <table:table-cell table:style-name="ce10" office:value-type="float" office:value="84994" calcext:value-type="float">
            <text:p><text:s/>84 994 </text:p>
          </table:table-cell>
          <table:table-cell table:style-name="ce10" office:value-type="float" office:value="81879" calcext:value-type="float">
            <text:p><text:s/>81 879 </text:p>
          </table:table-cell>
          <table:table-cell table:style-name="ce10" office:value-type="float" office:value="80795" calcext:value-type="float">
            <text:p><text:s/>80 795 </text:p>
          </table:table-cell>
          <table:table-cell table:style-name="ce10" office:value-type="float" office:value="81168" calcext:value-type="float">
            <text:p><text:s/>81 168 </text:p>
          </table:table-cell>
          <table:table-cell table:style-name="ce10" office:value-type="float" office:value="80921" calcext:value-type="float">
            <text:p><text:s/>80 921 </text:p>
          </table:table-cell>
          <table:table-cell table:style-name="ce10" office:value-type="float" office:value="82503" calcext:value-type="float">
            <text:p><text:s/>82 503 </text:p>
          </table:table-cell>
          <table:table-cell table:style-name="ce10" office:value-type="float" office:value="85484" calcext:value-type="float">
            <text:p><text:s/>85 484 </text:p>
          </table:table-cell>
          <table:table-cell table:style-name="ce10" office:value-type="float" office:value="85879" calcext:value-type="float">
            <text:p><text:s/>85 879 </text:p>
          </table:table-cell>
          <table:table-cell table:style-name="ce10" office:value-type="float" office:value="87327" calcext:value-type="float">
            <text:p><text:s/>87 327 </text:p>
          </table:table-cell>
          <table:table-cell table:style-name="ce13" office:value-type="float" office:value="86464" calcext:value-type="float">
            <text:p><text:s/>86 464 </text:p>
          </table:table-cell>
          <table:table-cell table:style-name="ce13" office:value-type="float" office:value="87939" calcext:value-type="float">
            <text:p><text:s/>87 939 </text:p>
          </table:table-cell>
          <table:table-cell table:style-name="ce13" office:value-type="float" office:value="87858" calcext:value-type="float">
            <text:p><text:s/>87 858 </text:p>
          </table:table-cell>
          <table:table-cell table:style-name="ce13" office:value-type="float" office:value="89887" calcext:value-type="float">
            <text:p><text:s/>89 887 </text:p>
          </table:table-cell>
          <table:table-cell table:style-name="ce13" office:value-type="float" office:value="90781" calcext:value-type="float">
            <text:p><text:s/>90 781 </text:p>
          </table:table-cell>
          <table:table-cell table:style-name="ce13" office:value-type="float" office:value="94762" calcext:value-type="float">
            <text:p><text:s/>94 762 </text:p>
          </table:table-cell>
          <table:table-cell table:style-name="ce14" office:value-type="float" office:value="95916" calcext:value-type="float">
            <text:p>95916</text:p>
          </table:table-cell>
          <table:table-cell table:style-name="ce14" office:value-type="float" office:value="97786" calcext:value-type="float">
            <text:p>97786</text:p>
          </table:table-cell>
          <table:table-cell table:style-name="ce14" office:value-type="float" office:value="98524" calcext:value-type="float">
            <text:p>98524</text:p>
          </table:table-cell>
          <table:table-cell table:number-columns-repeated="87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float" office:value="45717" calcext:value-type="float">
            <text:p><text:s/>45 717 </text:p>
          </table:table-cell>
          <table:table-cell table:style-name="ce5" office:value-type="float" office:value="45712" calcext:value-type="float">
            <text:p><text:s/>45 712 </text:p>
          </table:table-cell>
          <table:table-cell table:style-name="ce5" office:value-type="float" office:value="45742" calcext:value-type="float">
            <text:p><text:s/>45 742 </text:p>
          </table:table-cell>
          <table:table-cell table:style-name="ce5" office:value-type="float" office:value="45722" calcext:value-type="float">
            <text:p><text:s/>45 722 </text:p>
          </table:table-cell>
          <table:table-cell table:style-name="ce5" office:value-type="float" office:value="45677" calcext:value-type="float">
            <text:p><text:s/>45 677 </text:p>
          </table:table-cell>
          <table:table-cell table:style-name="ce5" office:value-type="float" office:value="45608" calcext:value-type="float">
            <text:p><text:s/>45 608 </text:p>
          </table:table-cell>
          <table:table-cell table:style-name="ce5" office:value-type="float" office:value="44891" calcext:value-type="float">
            <text:p><text:s/>44 891 </text:p>
          </table:table-cell>
          <table:table-cell table:style-name="ce5" office:value-type="float" office:value="44276" calcext:value-type="float">
            <text:p><text:s/>44 276 </text:p>
          </table:table-cell>
          <table:table-cell table:style-name="ce5" office:value-type="float" office:value="43765" calcext:value-type="float">
            <text:p><text:s/>43 765 </text:p>
          </table:table-cell>
          <table:table-cell table:style-name="ce5" office:value-type="float" office:value="43354" calcext:value-type="float">
            <text:p><text:s/>43 354 </text:p>
          </table:table-cell>
          <table:table-cell table:style-name="ce5" office:value-type="float" office:value="43043" calcext:value-type="float">
            <text:p><text:s/>43 043 </text:p>
          </table:table-cell>
          <table:table-cell table:style-name="ce5" office:value-type="float" office:value="43109" calcext:value-type="float">
            <text:p><text:s/>43 109 </text:p>
          </table:table-cell>
          <table:table-cell table:style-name="ce5" office:value-type="float" office:value="43116" calcext:value-type="float">
            <text:p><text:s/>43 116 </text:p>
          </table:table-cell>
          <table:table-cell table:style-name="ce5" office:value-type="float" office:value="43063" calcext:value-type="float">
            <text:p><text:s/>43 063 </text:p>
          </table:table-cell>
          <table:table-cell table:style-name="ce5" office:value-type="float" office:value="42948" calcext:value-type="float">
            <text:p><text:s/>42 948 </text:p>
          </table:table-cell>
          <table:table-cell table:style-name="ce5" office:value-type="float" office:value="42769" calcext:value-type="float">
            <text:p><text:s/>42 769 </text:p>
          </table:table-cell>
          <table:table-cell table:style-name="ce5" office:value-type="float" office:value="43349" calcext:value-type="float">
            <text:p><text:s/>43 349 </text:p>
          </table:table-cell>
          <table:table-cell table:style-name="ce5" office:value-type="float" office:value="44078" calcext:value-type="float">
            <text:p><text:s/>44 078 </text:p>
          </table:table-cell>
          <table:table-cell table:style-name="ce5" office:value-type="float" office:value="45150" calcext:value-type="float">
            <text:p><text:s/>45 150 </text:p>
          </table:table-cell>
          <table:table-cell table:style-name="ce5" office:value-type="float" office:value="46147" calcext:value-type="float">
            <text:p><text:s/>46 147 </text:p>
          </table:table-cell>
          <table:table-cell table:style-name="ce5" office:value-type="float" office:value="47260" calcext:value-type="float">
            <text:p><text:s/>47 260 </text:p>
          </table:table-cell>
          <table:table-cell table:style-name="ce5" office:value-type="float" office:value="47964" calcext:value-type="float">
            <text:p><text:s/>47 964 </text:p>
          </table:table-cell>
          <table:table-cell table:style-name="ce5" office:value-type="float" office:value="48325" calcext:value-type="float">
            <text:p><text:s/>48 325 </text:p>
          </table:table-cell>
          <table:table-cell table:style-name="ce5" office:value-type="float" office:value="48864" calcext:value-type="float">
            <text:p><text:s/>48 864 </text:p>
          </table:table-cell>
          <table:table-cell table:style-name="ce5" office:value-type="float" office:value="49138" calcext:value-type="float">
            <text:p><text:s/>49 138 </text:p>
          </table:table-cell>
          <table:table-cell table:style-name="ce5" office:value-type="float" office:value="49055" calcext:value-type="float">
            <text:p><text:s/>49 055 </text:p>
          </table:table-cell>
          <table:table-cell table:style-name="ce5" office:value-type="float" office:value="48850" calcext:value-type="float">
            <text:p><text:s/>48 850 </text:p>
          </table:table-cell>
          <table:table-cell table:style-name="ce5" office:value-type="float" office:value="48699" calcext:value-type="float">
            <text:p><text:s/>48 699 </text:p>
          </table:table-cell>
          <table:table-cell table:style-name="ce5" office:value-type="float" office:value="48695" calcext:value-type="float">
            <text:p><text:s/>48 695 </text:p>
          </table:table-cell>
          <table:table-cell table:style-name="ce5" office:value-type="float" office:value="49515" calcext:value-type="float">
            <text:p><text:s/>49 515 </text:p>
          </table:table-cell>
          <table:table-cell table:style-name="ce5" office:value-type="float" office:value="50252" calcext:value-type="float">
            <text:p><text:s/>50 252 </text:p>
          </table:table-cell>
          <table:table-cell table:style-name="ce5" office:value-type="float" office:value="51150" calcext:value-type="float">
            <text:p><text:s/>51 150 </text:p>
          </table:table-cell>
          <table:table-cell table:style-name="ce5" office:value-type="float" office:value="52058" calcext:value-type="float">
            <text:p><text:s/>52 058 </text:p>
          </table:table-cell>
          <table:table-cell table:style-name="ce5" office:value-type="float" office:value="53317" calcext:value-type="float">
            <text:p><text:s/>53 317 </text:p>
          </table:table-cell>
          <table:table-cell table:style-name="ce5" office:value-type="float" office:value="54878" calcext:value-type="float">
            <text:p><text:s/>54 878 </text:p>
          </table:table-cell>
          <table:table-cell table:style-name="ce5" office:value-type="float" office:value="55588" calcext:value-type="float">
            <text:p><text:s/>55 588 </text:p>
          </table:table-cell>
          <table:table-cell table:style-name="ce5" office:value-type="float" office:value="56502" calcext:value-type="float">
            <text:p><text:s/>56 502 </text:p>
          </table:table-cell>
          <table:table-cell table:style-name="ce5" office:value-type="float" office:value="59449" calcext:value-type="float">
            <text:p><text:s/>59 449 </text:p>
          </table:table-cell>
          <table:table-cell table:style-name="ce5" office:value-type="float" office:value="62622" calcext:value-type="float">
            <text:p><text:s/>62 622 </text:p>
          </table:table-cell>
          <table:table-cell table:style-name="ce5" office:value-type="float" office:value="61443" calcext:value-type="float">
            <text:p><text:s/>61 443 </text:p>
          </table:table-cell>
          <table:table-cell table:style-name="ce5" office:value-type="float" office:value="60302" calcext:value-type="float">
            <text:p><text:s/>60 302 </text:p>
          </table:table-cell>
          <table:table-cell table:style-name="ce5" office:value-type="float" office:value="58953" calcext:value-type="float">
            <text:p><text:s/>58 953 </text:p>
          </table:table-cell>
          <table:table-cell table:style-name="ce5" office:value-type="float" office:value="57396" calcext:value-type="float">
            <text:p><text:s/>57 396 </text:p>
          </table:table-cell>
          <table:table-cell table:style-name="ce5" office:value-type="float" office:value="64584" calcext:value-type="float">
            <text:p><text:s/>64 584 </text:p>
          </table:table-cell>
          <table:table-cell table:style-name="ce5" office:value-type="float" office:value="62438" calcext:value-type="float">
            <text:p><text:s/>62 438 </text:p>
          </table:table-cell>
          <table:table-cell table:style-name="ce5" office:value-type="float" office:value="61740" calcext:value-type="float">
            <text:p><text:s/>61 740 </text:p>
          </table:table-cell>
          <table:table-cell table:style-name="ce5" office:value-type="float" office:value="61168" calcext:value-type="float">
            <text:p><text:s/>61 168 </text:p>
          </table:table-cell>
          <table:table-cell table:style-name="ce5" office:value-type="float" office:value="60041" calcext:value-type="float">
            <text:p><text:s/>60 041 </text:p>
          </table:table-cell>
          <table:table-cell table:style-name="ce5" office:value-type="float" office:value="63221" calcext:value-type="float">
            <text:p><text:s/>63 221 </text:p>
          </table:table-cell>
          <table:table-cell table:style-name="ce5" office:value-type="float" office:value="63669" calcext:value-type="float">
            <text:p><text:s/>63 669 </text:p>
          </table:table-cell>
          <table:table-cell table:style-name="ce5" office:value-type="float" office:value="63494" calcext:value-type="float">
            <text:p><text:s/>63 494 </text:p>
          </table:table-cell>
          <table:table-cell table:style-name="ce5" office:value-type="float" office:value="62850" calcext:value-type="float">
            <text:p><text:s/>62 850 </text:p>
          </table:table-cell>
          <table:table-cell table:style-name="ce5" office:value-type="float" office:value="60156" calcext:value-type="float">
            <text:p><text:s/>60 156 </text:p>
          </table:table-cell>
          <table:table-cell table:style-name="ce5" office:value-type="float" office:value="67937" calcext:value-type="float">
            <text:p><text:s/>67 937 </text:p>
          </table:table-cell>
          <table:table-cell table:style-name="ce5" office:value-type="float" office:value="66692" calcext:value-type="float">
            <text:p><text:s/>66 692 </text:p>
          </table:table-cell>
          <table:table-cell table:style-name="ce5" office:value-type="float" office:value="67145" calcext:value-type="float">
            <text:p><text:s/>67 145 </text:p>
          </table:table-cell>
          <table:table-cell table:style-name="ce5" office:value-type="float" office:value="65676" calcext:value-type="float">
            <text:p><text:s/>65 676 </text:p>
          </table:table-cell>
          <table:table-cell table:style-name="ce5" office:value-type="float" office:value="65280" calcext:value-type="float">
            <text:p><text:s/>65 280 </text:p>
          </table:table-cell>
          <table:table-cell table:style-name="ce5" office:value-type="float" office:value="68146" calcext:value-type="float">
            <text:p><text:s/>68 146 </text:p>
          </table:table-cell>
          <table:table-cell table:style-name="ce5" office:value-type="float" office:value="68916" calcext:value-type="float">
            <text:p><text:s/>68 916 </text:p>
          </table:table-cell>
          <table:table-cell table:style-name="ce5" office:value-type="float" office:value="69744" calcext:value-type="float">
            <text:p><text:s/>69 744 </text:p>
          </table:table-cell>
          <table:table-cell table:style-name="ce5" office:value-type="float" office:value="71193" calcext:value-type="float">
            <text:p><text:s/>71 193 </text:p>
          </table:table-cell>
          <table:table-cell table:style-name="ce5" office:value-type="float" office:value="70501" calcext:value-type="float">
            <text:p><text:s/>70 501 </text:p>
          </table:table-cell>
          <table:table-cell table:style-name="ce5" office:value-type="float" office:value="76754" calcext:value-type="float">
            <text:p><text:s/>76 754 </text:p>
          </table:table-cell>
          <table:table-cell table:style-name="ce5" office:value-type="float" office:value="75658" calcext:value-type="float">
            <text:p><text:s/>75 658 </text:p>
          </table:table-cell>
          <table:table-cell table:style-name="ce5" office:value-type="float" office:value="72980" calcext:value-type="float">
            <text:p><text:s/>72 980 </text:p>
          </table:table-cell>
          <table:table-cell table:style-name="ce5" office:value-type="float" office:value="73201" calcext:value-type="float">
            <text:p><text:s/>73 201 </text:p>
          </table:table-cell>
          <table:table-cell table:style-name="ce5" office:value-type="float" office:value="72429" calcext:value-type="float">
            <text:p><text:s/>72 429 </text:p>
          </table:table-cell>
          <table:table-cell table:style-name="ce5" office:value-type="float" office:value="76487" calcext:value-type="float">
            <text:p><text:s/>76 487 </text:p>
          </table:table-cell>
          <table:table-cell table:style-name="ce5" office:value-type="float" office:value="75279" calcext:value-type="float">
            <text:p><text:s/>75 279 </text:p>
          </table:table-cell>
          <table:table-cell table:style-name="ce5" office:value-type="float" office:value="76341" calcext:value-type="float">
            <text:p><text:s/>76 341 </text:p>
          </table:table-cell>
          <table:table-cell table:style-name="ce5" office:value-type="float" office:value="74361" calcext:value-type="float">
            <text:p><text:s/>74 361 </text:p>
          </table:table-cell>
          <table:table-cell table:style-name="ce5" office:value-type="float" office:value="73591" calcext:value-type="float">
            <text:p><text:s/>73 591 </text:p>
          </table:table-cell>
          <table:table-cell table:style-name="ce5" office:value-type="float" office:value="74700" calcext:value-type="float">
            <text:p><text:s/>74 700 </text:p>
          </table:table-cell>
          <table:table-cell table:style-name="ce5" office:value-type="float" office:value="75601" calcext:value-type="float">
            <text:p><text:s/>75 601 </text:p>
          </table:table-cell>
          <table:table-cell table:style-name="ce5" office:value-type="float" office:value="73417" calcext:value-type="float">
            <text:p><text:s/>73 417 </text:p>
          </table:table-cell>
          <table:table-cell table:style-name="ce5" office:value-type="float" office:value="71210" calcext:value-type="float">
            <text:p><text:s/>71 210 </text:p>
          </table:table-cell>
          <table:table-cell table:style-name="ce5" office:value-type="float" office:value="61388" calcext:value-type="float">
            <text:p><text:s/>61 388 </text:p>
          </table:table-cell>
          <table:table-cell table:style-name="ce5" office:value-type="float" office:value="63546" calcext:value-type="float">
            <text:p><text:s/>63 546 </text:p>
          </table:table-cell>
          <table:table-cell table:style-name="ce5" office:value-type="float" office:value="62262" calcext:value-type="float">
            <text:p><text:s/>62 262 </text:p>
          </table:table-cell>
          <table:table-cell table:style-name="ce5" office:value-type="float" office:value="62651" calcext:value-type="float">
            <text:p><text:s/>62 651 </text:p>
          </table:table-cell>
          <table:table-cell table:style-name="ce5" office:value-type="float" office:value="62058" calcext:value-type="float">
            <text:p><text:s/>62 058 </text:p>
          </table:table-cell>
          <table:table-cell table:style-name="ce5" office:value-type="float" office:value="70086" calcext:value-type="float">
            <text:p><text:s/>70 086 </text:p>
          </table:table-cell>
          <table:table-cell table:style-name="ce5" office:value-type="float" office:value="71998" calcext:value-type="float">
            <text:p><text:s/>71 998 </text:p>
          </table:table-cell>
          <table:table-cell table:style-name="ce5" office:value-type="float" office:value="68986" calcext:value-type="float">
            <text:p><text:s/>68 986 </text:p>
          </table:table-cell>
          <table:table-cell table:style-name="ce5" office:value-type="float" office:value="69389" calcext:value-type="float">
            <text:p><text:s/>69 389 </text:p>
          </table:table-cell>
          <table:table-cell table:style-name="ce5" office:value-type="float" office:value="68689" calcext:value-type="float">
            <text:p><text:s/>68 689 </text:p>
          </table:table-cell>
          <table:table-cell table:style-name="ce5" office:value-type="float" office:value="69209" calcext:value-type="float">
            <text:p><text:s/>69 209 </text:p>
          </table:table-cell>
          <table:table-cell table:style-name="ce5" office:value-type="float" office:value="69667" calcext:value-type="float">
            <text:p><text:s/>69 667 </text:p>
          </table:table-cell>
          <table:table-cell table:style-name="ce5" office:value-type="float" office:value="68906" calcext:value-type="float">
            <text:p><text:s/>68 906 </text:p>
          </table:table-cell>
          <table:table-cell table:style-name="ce5" office:value-type="float" office:value="69987" calcext:value-type="float">
            <text:p><text:s/>69 987 </text:p>
          </table:table-cell>
          <table:table-cell table:style-name="ce5" office:value-type="float" office:value="70877" calcext:value-type="float">
            <text:p><text:s/>70 877 </text:p>
          </table:table-cell>
          <table:table-cell table:style-name="ce5" office:value-type="float" office:value="73997" calcext:value-type="float">
            <text:p><text:s/>73 997 </text:p>
          </table:table-cell>
          <table:table-cell table:style-name="ce5" office:value-type="float" office:value="73134" calcext:value-type="float">
            <text:p><text:s/>73 134 </text:p>
          </table:table-cell>
          <table:table-cell table:style-name="ce5" office:value-type="float" office:value="75420" calcext:value-type="float">
            <text:p><text:s/>75 420 </text:p>
          </table:table-cell>
          <table:table-cell table:style-name="ce5" office:value-type="float" office:value="75379" calcext:value-type="float">
            <text:p><text:s/>75 379 </text:p>
          </table:table-cell>
          <table:table-cell table:style-name="ce5" office:value-type="float" office:value="76756" calcext:value-type="float">
            <text:p><text:s/>76 756 </text:p>
          </table:table-cell>
          <table:table-cell table:style-name="ce5" office:value-type="float" office:value="77115" calcext:value-type="float">
            <text:p><text:s/>77 115 </text:p>
          </table:table-cell>
          <table:table-cell table:style-name="ce5" office:value-type="float" office:value="76789" calcext:value-type="float">
            <text:p><text:s/>76 789 </text:p>
          </table:table-cell>
          <table:table-cell table:style-name="ce5" office:value-type="float" office:value="75554" calcext:value-type="float">
            <text:p><text:s/>75 554 </text:p>
          </table:table-cell>
          <table:table-cell table:style-name="ce10" office:value-type="float" office:value="77220" calcext:value-type="float">
            <text:p><text:s/>77 220 </text:p>
          </table:table-cell>
          <table:table-cell table:style-name="ce10" office:value-type="float" office:value="82111" calcext:value-type="float">
            <text:p><text:s/>82 111 </text:p>
          </table:table-cell>
          <table:table-cell table:style-name="ce10" office:value-type="float" office:value="85554" calcext:value-type="float">
            <text:p><text:s/>85 554 </text:p>
          </table:table-cell>
          <table:table-cell table:style-name="ce10" office:value-type="float" office:value="90268" calcext:value-type="float">
            <text:p><text:s/>90 268 </text:p>
          </table:table-cell>
          <table:table-cell table:style-name="ce10" office:value-type="float" office:value="96424" calcext:value-type="float">
            <text:p><text:s/>96 424 </text:p>
          </table:table-cell>
          <table:table-cell table:style-name="ce10" office:value-type="float" office:value="98425" calcext:value-type="float">
            <text:p><text:s/>98 425 </text:p>
          </table:table-cell>
          <table:table-cell table:style-name="ce10" office:value-type="float" office:value="99650" calcext:value-type="float">
            <text:p><text:s/>99 650 </text:p>
          </table:table-cell>
          <table:table-cell table:style-name="ce10" office:value-type="float" office:value="100868" calcext:value-type="float">
            <text:p><text:s/>100 868 </text:p>
          </table:table-cell>
          <table:table-cell table:style-name="ce10" office:value-type="float" office:value="105540" calcext:value-type="float">
            <text:p><text:s/>105 540 </text:p>
          </table:table-cell>
          <table:table-cell table:style-name="ce10" office:value-type="float" office:value="102960" calcext:value-type="float">
            <text:p><text:s/>102 960 </text:p>
          </table:table-cell>
          <table:table-cell table:style-name="ce10" office:value-type="float" office:value="98421" calcext:value-type="float">
            <text:p><text:s/>98 421 </text:p>
          </table:table-cell>
          <table:table-cell table:style-name="ce10" office:value-type="float" office:value="95595" calcext:value-type="float">
            <text:p><text:s/>95 595 </text:p>
          </table:table-cell>
          <table:table-cell table:style-name="ce10" office:value-type="float" office:value="96447" calcext:value-type="float">
            <text:p><text:s/>96 447 </text:p>
          </table:table-cell>
          <table:table-cell table:style-name="ce10" office:value-type="float" office:value="93254" calcext:value-type="float">
            <text:p><text:s/>93 254 </text:p>
          </table:table-cell>
          <table:table-cell table:style-name="ce10" office:value-type="float" office:value="93448" calcext:value-type="float">
            <text:p><text:s/>93 448 </text:p>
          </table:table-cell>
          <table:table-cell table:style-name="ce10" office:value-type="float" office:value="90591" calcext:value-type="float">
            <text:p><text:s/>90 591 </text:p>
          </table:table-cell>
          <table:table-cell table:style-name="ce10" office:value-type="float" office:value="89529" calcext:value-type="float">
            <text:p><text:s/>89 529 </text:p>
          </table:table-cell>
          <table:table-cell table:style-name="ce10" office:value-type="float" office:value="90280" calcext:value-type="float">
            <text:p><text:s/>90 280 </text:p>
          </table:table-cell>
          <table:table-cell table:style-name="ce10" office:value-type="float" office:value="90897" calcext:value-type="float">
            <text:p><text:s/>90 897 </text:p>
          </table:table-cell>
          <table:table-cell table:style-name="ce10" office:value-type="float" office:value="92939" calcext:value-type="float">
            <text:p><text:s/>92 939 </text:p>
          </table:table-cell>
          <table:table-cell table:style-name="ce10" office:value-type="float" office:value="92972" calcext:value-type="float">
            <text:p><text:s/>92 972 </text:p>
          </table:table-cell>
          <table:table-cell table:style-name="ce10" office:value-type="float" office:value="95274" calcext:value-type="float">
            <text:p><text:s/>95 274 </text:p>
          </table:table-cell>
          <table:table-cell table:style-name="ce10" office:value-type="float" office:value="97230" calcext:value-type="float">
            <text:p><text:s/>97 230 </text:p>
          </table:table-cell>
          <table:table-cell table:style-name="ce10" office:value-type="float" office:value="99216" calcext:value-type="float">
            <text:p><text:s/>99 216 </text:p>
          </table:table-cell>
          <table:table-cell table:style-name="ce10" office:value-type="float" office:value="102107" calcext:value-type="float">
            <text:p><text:s/>102 107 </text:p>
          </table:table-cell>
          <table:table-cell table:style-name="ce10" office:value-type="float" office:value="105161" calcext:value-type="float">
            <text:p><text:s/>105 161 </text:p>
          </table:table-cell>
          <table:table-cell table:style-name="ce10" office:value-type="float" office:value="107305" calcext:value-type="float">
            <text:p><text:s/>107 305 </text:p>
          </table:table-cell>
          <table:table-cell table:style-name="ce10" office:value-type="float" office:value="106127" calcext:value-type="float">
            <text:p><text:s/>106 127 </text:p>
          </table:table-cell>
          <table:table-cell table:style-name="ce10" office:value-type="float" office:value="105022" calcext:value-type="float">
            <text:p><text:s/>105 022 </text:p>
          </table:table-cell>
          <table:table-cell table:style-name="ce10" office:value-type="float" office:value="102343" calcext:value-type="float">
            <text:p><text:s/>102 343 </text:p>
          </table:table-cell>
          <table:table-cell table:style-name="ce10" office:value-type="float" office:value="101418" calcext:value-type="float">
            <text:p><text:s/>101 418 </text:p>
          </table:table-cell>
          <table:table-cell table:style-name="ce10" office:value-type="float" office:value="99061" calcext:value-type="float">
            <text:p><text:s/>99 061 </text:p>
          </table:table-cell>
          <table:table-cell table:style-name="ce10" office:value-type="float" office:value="96769" calcext:value-type="float">
            <text:p><text:s/>96 769 </text:p>
          </table:table-cell>
          <table:table-cell table:style-name="ce10" office:value-type="float" office:value="94894" calcext:value-type="float">
            <text:p><text:s/>94 894 </text:p>
          </table:table-cell>
          <table:table-cell table:style-name="ce10" office:value-type="float" office:value="91284" calcext:value-type="float">
            <text:p><text:s/>91 284 </text:p>
          </table:table-cell>
          <table:table-cell table:style-name="ce10" office:value-type="float" office:value="87512" calcext:value-type="float">
            <text:p><text:s/>87 512 </text:p>
          </table:table-cell>
          <table:table-cell table:style-name="ce10" office:value-type="float" office:value="85289" calcext:value-type="float">
            <text:p><text:s/>85 289 </text:p>
          </table:table-cell>
          <table:table-cell table:style-name="ce10" office:value-type="float" office:value="82073" calcext:value-type="float">
            <text:p><text:s/>82 073 </text:p>
          </table:table-cell>
          <table:table-cell table:style-name="ce10" office:value-type="float" office:value="81495" calcext:value-type="float">
            <text:p><text:s/>81 495 </text:p>
          </table:table-cell>
          <table:table-cell table:style-name="ce10" office:value-type="float" office:value="82134" calcext:value-type="float">
            <text:p><text:s/>82 134 </text:p>
          </table:table-cell>
          <table:table-cell table:style-name="ce10" office:value-type="float" office:value="81895" calcext:value-type="float">
            <text:p><text:s/>81 895 </text:p>
          </table:table-cell>
          <table:table-cell table:style-name="ce10" office:value-type="float" office:value="84532" calcext:value-type="float">
            <text:p><text:s/>84 532 </text:p>
          </table:table-cell>
          <table:table-cell table:style-name="ce10" office:value-type="float" office:value="86942" calcext:value-type="float">
            <text:p><text:s/>86 942 </text:p>
          </table:table-cell>
          <table:table-cell table:style-name="ce10" office:value-type="float" office:value="87327" calcext:value-type="float">
            <text:p><text:s/>87 327 </text:p>
          </table:table-cell>
          <table:table-cell table:style-name="ce13" office:value-type="float" office:value="88616" calcext:value-type="float">
            <text:p><text:s/>88 616 </text:p>
          </table:table-cell>
          <table:table-cell table:style-name="ce13" office:value-type="float" office:value="87587" calcext:value-type="float">
            <text:p><text:s/>87 587 </text:p>
          </table:table-cell>
          <table:table-cell table:style-name="ce13" office:value-type="float" office:value="89072" calcext:value-type="float">
            <text:p><text:s/>89 072 </text:p>
          </table:table-cell>
          <table:table-cell table:style-name="ce13" office:value-type="float" office:value="89816" calcext:value-type="float">
            <text:p><text:s/>89 816 </text:p>
          </table:table-cell>
          <table:table-cell table:style-name="ce13" office:value-type="float" office:value="92228" calcext:value-type="float">
            <text:p><text:s/>92 228 </text:p>
          </table:table-cell>
          <table:table-cell table:style-name="ce13" office:value-type="float" office:value="92527" calcext:value-type="float">
            <text:p><text:s/>92 527 </text:p>
          </table:table-cell>
          <table:table-cell table:style-name="ce14" office:value-type="float" office:value="97690" calcext:value-type="float">
            <text:p>97690</text:p>
          </table:table-cell>
          <table:table-cell table:style-name="ce14" office:value-type="float" office:value="97770" calcext:value-type="float">
            <text:p>97770</text:p>
          </table:table-cell>
          <table:table-cell table:style-name="ce14" office:value-type="float" office:value="99704" calcext:value-type="float">
            <text:p>99704</text:p>
          </table:table-cell>
          <table:table-cell table:number-columns-repeated="87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float" office:value="44527" calcext:value-type="float">
            <text:p><text:s/>44 527 </text:p>
          </table:table-cell>
          <table:table-cell table:style-name="ce5" office:value-type="float" office:value="45121" calcext:value-type="float">
            <text:p><text:s/>45 121 </text:p>
          </table:table-cell>
          <table:table-cell table:style-name="ce5" office:value-type="float" office:value="45107" calcext:value-type="float">
            <text:p><text:s/>45 107 </text:p>
          </table:table-cell>
          <table:table-cell table:style-name="ce5" office:value-type="float" office:value="45151" calcext:value-type="float">
            <text:p><text:s/>45 151 </text:p>
          </table:table-cell>
          <table:table-cell table:style-name="ce5" office:value-type="float" office:value="45115" calcext:value-type="float">
            <text:p><text:s/>45 115 </text:p>
          </table:table-cell>
          <table:table-cell table:style-name="ce5" office:value-type="float" office:value="45054" calcext:value-type="float">
            <text:p><text:s/>45 054 </text:p>
          </table:table-cell>
          <table:table-cell table:style-name="ce5" office:value-type="float" office:value="44968" calcext:value-type="float">
            <text:p><text:s/>44 968 </text:p>
          </table:table-cell>
          <table:table-cell table:style-name="ce5" office:value-type="float" office:value="44303" calcext:value-type="float">
            <text:p><text:s/>44 303 </text:p>
          </table:table-cell>
          <table:table-cell table:style-name="ce5" office:value-type="float" office:value="43738" calcext:value-type="float">
            <text:p><text:s/>43 738 </text:p>
          </table:table-cell>
          <table:table-cell table:style-name="ce5" office:value-type="float" office:value="43278" calcext:value-type="float">
            <text:p><text:s/>43 278 </text:p>
          </table:table-cell>
          <table:table-cell table:style-name="ce5" office:value-type="float" office:value="42917" calcext:value-type="float">
            <text:p><text:s/>42 917 </text:p>
          </table:table-cell>
          <table:table-cell table:style-name="ce5" office:value-type="float" office:value="42617" calcext:value-type="float">
            <text:p><text:s/>42 617 </text:p>
          </table:table-cell>
          <table:table-cell table:style-name="ce5" office:value-type="float" office:value="42652" calcext:value-type="float">
            <text:p><text:s/>42 652 </text:p>
          </table:table-cell>
          <table:table-cell table:style-name="ce5" office:value-type="float" office:value="42626" calcext:value-type="float">
            <text:p><text:s/>42 626 </text:p>
          </table:table-cell>
          <table:table-cell table:style-name="ce5" office:value-type="float" office:value="42540" calcext:value-type="float">
            <text:p><text:s/>42 540 </text:p>
          </table:table-cell>
          <table:table-cell table:style-name="ce5" office:value-type="float" office:value="42392" calcext:value-type="float">
            <text:p><text:s/>42 392 </text:p>
          </table:table-cell>
          <table:table-cell table:style-name="ce5" office:value-type="float" office:value="42179" calcext:value-type="float">
            <text:p><text:s/>42 179 </text:p>
          </table:table-cell>
          <table:table-cell table:style-name="ce5" office:value-type="float" office:value="42813" calcext:value-type="float">
            <text:p><text:s/>42 813 </text:p>
          </table:table-cell>
          <table:table-cell table:style-name="ce5" office:value-type="float" office:value="43598" calcext:value-type="float">
            <text:p><text:s/>43 598 </text:p>
          </table:table-cell>
          <table:table-cell table:style-name="ce5" office:value-type="float" office:value="44639" calcext:value-type="float">
            <text:p><text:s/>44 639 </text:p>
          </table:table-cell>
          <table:table-cell table:style-name="ce5" office:value-type="float" office:value="45667" calcext:value-type="float">
            <text:p><text:s/>45 667 </text:p>
          </table:table-cell>
          <table:table-cell table:style-name="ce5" office:value-type="float" office:value="46412" calcext:value-type="float">
            <text:p><text:s/>46 412 </text:p>
          </table:table-cell>
          <table:table-cell table:style-name="ce5" office:value-type="float" office:value="47111" calcext:value-type="float">
            <text:p><text:s/>47 111 </text:p>
          </table:table-cell>
          <table:table-cell table:style-name="ce5" office:value-type="float" office:value="47518" calcext:value-type="float">
            <text:p><text:s/>47 518 </text:p>
          </table:table-cell>
          <table:table-cell table:style-name="ce5" office:value-type="float" office:value="48093" calcext:value-type="float">
            <text:p><text:s/>48 093 </text:p>
          </table:table-cell>
          <table:table-cell table:style-name="ce5" office:value-type="float" office:value="48299" calcext:value-type="float">
            <text:p><text:s/>48 299 </text:p>
          </table:table-cell>
          <table:table-cell table:style-name="ce5" office:value-type="float" office:value="48206" calcext:value-type="float">
            <text:p><text:s/>48 206 </text:p>
          </table:table-cell>
          <table:table-cell table:style-name="ce5" office:value-type="float" office:value="48038" calcext:value-type="float">
            <text:p><text:s/>48 038 </text:p>
          </table:table-cell>
          <table:table-cell table:style-name="ce5" office:value-type="float" office:value="47950" calcext:value-type="float">
            <text:p><text:s/>47 950 </text:p>
          </table:table-cell>
          <table:table-cell table:style-name="ce5" office:value-type="float" office:value="48464" calcext:value-type="float">
            <text:p><text:s/>48 464 </text:p>
          </table:table-cell>
          <table:table-cell table:style-name="ce5" office:value-type="float" office:value="49250" calcext:value-type="float">
            <text:p><text:s/>49 250 </text:p>
          </table:table-cell>
          <table:table-cell table:style-name="ce5" office:value-type="float" office:value="49947" calcext:value-type="float">
            <text:p><text:s/>49 947 </text:p>
          </table:table-cell>
          <table:table-cell table:style-name="ce5" office:value-type="float" office:value="50911" calcext:value-type="float">
            <text:p><text:s/>50 911 </text:p>
          </table:table-cell>
          <table:table-cell table:style-name="ce5" office:value-type="float" office:value="51825" calcext:value-type="float">
            <text:p><text:s/>51 825 </text:p>
          </table:table-cell>
          <table:table-cell table:style-name="ce5" office:value-type="float" office:value="53116" calcext:value-type="float">
            <text:p><text:s/>53 116 </text:p>
          </table:table-cell>
          <table:table-cell table:style-name="ce5" office:value-type="float" office:value="54646" calcext:value-type="float">
            <text:p><text:s/>54 646 </text:p>
          </table:table-cell>
          <table:table-cell table:style-name="ce5" office:value-type="float" office:value="55281" calcext:value-type="float">
            <text:p><text:s/>55 281 </text:p>
          </table:table-cell>
          <table:table-cell table:style-name="ce5" office:value-type="float" office:value="56288" calcext:value-type="float">
            <text:p><text:s/>56 288 </text:p>
          </table:table-cell>
          <table:table-cell table:style-name="ce5" office:value-type="float" office:value="59169" calcext:value-type="float">
            <text:p><text:s/>59 169 </text:p>
          </table:table-cell>
          <table:table-cell table:style-name="ce5" office:value-type="float" office:value="62482" calcext:value-type="float">
            <text:p><text:s/>62 482 </text:p>
          </table:table-cell>
          <table:table-cell table:style-name="ce5" office:value-type="float" office:value="61247" calcext:value-type="float">
            <text:p><text:s/>61 247 </text:p>
          </table:table-cell>
          <table:table-cell table:style-name="ce5" office:value-type="float" office:value="60088" calcext:value-type="float">
            <text:p><text:s/>60 088 </text:p>
          </table:table-cell>
          <table:table-cell table:style-name="ce5" office:value-type="float" office:value="58779" calcext:value-type="float">
            <text:p><text:s/>58 779 </text:p>
          </table:table-cell>
          <table:table-cell table:style-name="ce5" office:value-type="float" office:value="57210" calcext:value-type="float">
            <text:p><text:s/>57 210 </text:p>
          </table:table-cell>
          <table:table-cell table:style-name="ce5" office:value-type="float" office:value="64301" calcext:value-type="float">
            <text:p><text:s/>64 301 </text:p>
          </table:table-cell>
          <table:table-cell table:style-name="ce5" office:value-type="float" office:value="62194" calcext:value-type="float">
            <text:p><text:s/>62 194 </text:p>
          </table:table-cell>
          <table:table-cell table:style-name="ce5" office:value-type="float" office:value="61510" calcext:value-type="float">
            <text:p><text:s/>61 510 </text:p>
          </table:table-cell>
          <table:table-cell table:style-name="ce5" office:value-type="float" office:value="60904" calcext:value-type="float">
            <text:p><text:s/>60 904 </text:p>
          </table:table-cell>
          <table:table-cell table:style-name="ce5" office:value-type="float" office:value="59778" calcext:value-type="float">
            <text:p><text:s/>59 778 </text:p>
          </table:table-cell>
          <table:table-cell table:style-name="ce5" office:value-type="float" office:value="63231" calcext:value-type="float">
            <text:p><text:s/>63 231 </text:p>
          </table:table-cell>
          <table:table-cell table:style-name="ce5" office:value-type="float" office:value="63652" calcext:value-type="float">
            <text:p><text:s/>63 652 </text:p>
          </table:table-cell>
          <table:table-cell table:style-name="ce5" office:value-type="float" office:value="62744" calcext:value-type="float">
            <text:p><text:s/>62 744 </text:p>
          </table:table-cell>
          <table:table-cell table:style-name="ce5" office:value-type="float" office:value="62183" calcext:value-type="float">
            <text:p><text:s/>62 183 </text:p>
          </table:table-cell>
          <table:table-cell table:style-name="ce5" office:value-type="float" office:value="59487" calcext:value-type="float">
            <text:p><text:s/>59 487 </text:p>
          </table:table-cell>
          <table:table-cell table:style-name="ce5" office:value-type="float" office:value="67014" calcext:value-type="float">
            <text:p><text:s/>67 014 </text:p>
          </table:table-cell>
          <table:table-cell table:style-name="ce5" office:value-type="float" office:value="65758" calcext:value-type="float">
            <text:p><text:s/>65 758 </text:p>
          </table:table-cell>
          <table:table-cell table:style-name="ce5" office:value-type="float" office:value="66234" calcext:value-type="float">
            <text:p><text:s/>66 234 </text:p>
          </table:table-cell>
          <table:table-cell table:style-name="ce5" office:value-type="float" office:value="64739" calcext:value-type="float">
            <text:p><text:s/>64 739 </text:p>
          </table:table-cell>
          <table:table-cell table:style-name="ce5" office:value-type="float" office:value="63606" calcext:value-type="float">
            <text:p><text:s/>63 606 </text:p>
          </table:table-cell>
          <table:table-cell table:style-name="ce5" office:value-type="float" office:value="67646" calcext:value-type="float">
            <text:p><text:s/>67 646 </text:p>
          </table:table-cell>
          <table:table-cell table:style-name="ce5" office:value-type="float" office:value="68405" calcext:value-type="float">
            <text:p><text:s/>68 405 </text:p>
          </table:table-cell>
          <table:table-cell table:style-name="ce5" office:value-type="float" office:value="69207" calcext:value-type="float">
            <text:p><text:s/>69 207 </text:p>
          </table:table-cell>
          <table:table-cell table:style-name="ce5" office:value-type="float" office:value="70663" calcext:value-type="float">
            <text:p><text:s/>70 663 </text:p>
          </table:table-cell>
          <table:table-cell table:style-name="ce5" office:value-type="float" office:value="69957" calcext:value-type="float">
            <text:p><text:s/>69 957 </text:p>
          </table:table-cell>
          <table:table-cell table:style-name="ce5" office:value-type="float" office:value="76099" calcext:value-type="float">
            <text:p><text:s/>76 099 </text:p>
          </table:table-cell>
          <table:table-cell table:style-name="ce5" office:value-type="float" office:value="74984" calcext:value-type="float">
            <text:p><text:s/>74 984 </text:p>
          </table:table-cell>
          <table:table-cell table:style-name="ce5" office:value-type="float" office:value="72333" calcext:value-type="float">
            <text:p><text:s/>72 333 </text:p>
          </table:table-cell>
          <table:table-cell table:style-name="ce5" office:value-type="float" office:value="72527" calcext:value-type="float">
            <text:p><text:s/>72 527 </text:p>
          </table:table-cell>
          <table:table-cell table:style-name="ce5" office:value-type="float" office:value="71754" calcext:value-type="float">
            <text:p><text:s/>71 754 </text:p>
          </table:table-cell>
          <table:table-cell table:style-name="ce5" office:value-type="float" office:value="76142" calcext:value-type="float">
            <text:p><text:s/>76 142 </text:p>
          </table:table-cell>
          <table:table-cell table:style-name="ce5" office:value-type="float" office:value="74948" calcext:value-type="float">
            <text:p><text:s/>74 948 </text:p>
          </table:table-cell>
          <table:table-cell table:style-name="ce5" office:value-type="float" office:value="76058" calcext:value-type="float">
            <text:p><text:s/>76 058 </text:p>
          </table:table-cell>
          <table:table-cell table:style-name="ce5" office:value-type="float" office:value="74078" calcext:value-type="float">
            <text:p><text:s/>74 078 </text:p>
          </table:table-cell>
          <table:table-cell table:style-name="ce5" office:value-type="float" office:value="73347" calcext:value-type="float">
            <text:p><text:s/>73 347 </text:p>
          </table:table-cell>
          <table:table-cell table:style-name="ce5" office:value-type="float" office:value="74211" calcext:value-type="float">
            <text:p><text:s/>74 211 </text:p>
          </table:table-cell>
          <table:table-cell table:style-name="ce5" office:value-type="float" office:value="75293" calcext:value-type="float">
            <text:p><text:s/>75 293 </text:p>
          </table:table-cell>
          <table:table-cell table:style-name="ce5" office:value-type="float" office:value="73154" calcext:value-type="float">
            <text:p><text:s/>73 154 </text:p>
          </table:table-cell>
          <table:table-cell table:style-name="ce5" office:value-type="float" office:value="70940" calcext:value-type="float">
            <text:p><text:s/>70 940 </text:p>
          </table:table-cell>
          <table:table-cell table:style-name="ce5" office:value-type="float" office:value="61160" calcext:value-type="float">
            <text:p><text:s/>61 160 </text:p>
          </table:table-cell>
          <table:table-cell table:style-name="ce5" office:value-type="float" office:value="63417" calcext:value-type="float">
            <text:p><text:s/>63 417 </text:p>
          </table:table-cell>
          <table:table-cell table:style-name="ce5" office:value-type="float" office:value="62148" calcext:value-type="float">
            <text:p><text:s/>62 148 </text:p>
          </table:table-cell>
          <table:table-cell table:style-name="ce5" office:value-type="float" office:value="62509" calcext:value-type="float">
            <text:p><text:s/>62 509 </text:p>
          </table:table-cell>
          <table:table-cell table:style-name="ce5" office:value-type="float" office:value="61884" calcext:value-type="float">
            <text:p><text:s/>61 884 </text:p>
          </table:table-cell>
          <table:table-cell table:style-name="ce5" office:value-type="float" office:value="70326" calcext:value-type="float">
            <text:p><text:s/>70 326 </text:p>
          </table:table-cell>
          <table:table-cell table:style-name="ce5" office:value-type="float" office:value="71698" calcext:value-type="float">
            <text:p><text:s/>71 698 </text:p>
          </table:table-cell>
          <table:table-cell table:style-name="ce5" office:value-type="float" office:value="68562" calcext:value-type="float">
            <text:p><text:s/>68 562 </text:p>
          </table:table-cell>
          <table:table-cell table:style-name="ce5" office:value-type="float" office:value="69927" calcext:value-type="float">
            <text:p><text:s/>69 927 </text:p>
          </table:table-cell>
          <table:table-cell table:style-name="ce5" office:value-type="float" office:value="69296" calcext:value-type="float">
            <text:p><text:s/>69 296 </text:p>
          </table:table-cell>
          <table:table-cell table:style-name="ce5" office:value-type="float" office:value="69957" calcext:value-type="float">
            <text:p><text:s/>69 957 </text:p>
          </table:table-cell>
          <table:table-cell table:style-name="ce5" office:value-type="float" office:value="70458" calcext:value-type="float">
            <text:p><text:s/>70 458 </text:p>
          </table:table-cell>
          <table:table-cell table:style-name="ce5" office:value-type="float" office:value="69267" calcext:value-type="float">
            <text:p><text:s/>69 267 </text:p>
          </table:table-cell>
          <table:table-cell table:style-name="ce5" office:value-type="float" office:value="71455" calcext:value-type="float">
            <text:p><text:s/>71 455 </text:p>
          </table:table-cell>
          <table:table-cell table:style-name="ce5" office:value-type="float" office:value="72493" calcext:value-type="float">
            <text:p><text:s/>72 493 </text:p>
          </table:table-cell>
          <table:table-cell table:style-name="ce5" office:value-type="float" office:value="75872" calcext:value-type="float">
            <text:p><text:s/>75 872 </text:p>
          </table:table-cell>
          <table:table-cell table:style-name="ce5" office:value-type="float" office:value="75195" calcext:value-type="float">
            <text:p><text:s/>75 195 </text:p>
          </table:table-cell>
          <table:table-cell table:style-name="ce5" office:value-type="float" office:value="77765" calcext:value-type="float">
            <text:p><text:s/>77 765 </text:p>
          </table:table-cell>
          <table:table-cell table:style-name="ce5" office:value-type="float" office:value="77626" calcext:value-type="float">
            <text:p><text:s/>77 626 </text:p>
          </table:table-cell>
          <table:table-cell table:style-name="ce5" office:value-type="float" office:value="78956" calcext:value-type="float">
            <text:p><text:s/>78 956 </text:p>
          </table:table-cell>
          <table:table-cell table:style-name="ce5" office:value-type="float" office:value="79106" calcext:value-type="float">
            <text:p><text:s/>79 106 </text:p>
          </table:table-cell>
          <table:table-cell table:style-name="ce5" office:value-type="float" office:value="79040" calcext:value-type="float">
            <text:p><text:s/>79 040 </text:p>
          </table:table-cell>
          <table:table-cell table:style-name="ce10" office:value-type="float" office:value="75386" calcext:value-type="float">
            <text:p><text:s/>75 386 </text:p>
          </table:table-cell>
          <table:table-cell table:style-name="ce10" office:value-type="float" office:value="80057" calcext:value-type="float">
            <text:p><text:s/>80 057 </text:p>
          </table:table-cell>
          <table:table-cell table:style-name="ce10" office:value-type="float" office:value="84373" calcext:value-type="float">
            <text:p><text:s/>84 373 </text:p>
          </table:table-cell>
          <table:table-cell table:style-name="ce10" office:value-type="float" office:value="87588" calcext:value-type="float">
            <text:p><text:s/>87 588 </text:p>
          </table:table-cell>
          <table:table-cell table:style-name="ce10" office:value-type="float" office:value="90882" calcext:value-type="float">
            <text:p><text:s/>90 882 </text:p>
          </table:table-cell>
          <table:table-cell table:style-name="ce10" office:value-type="float" office:value="95942" calcext:value-type="float">
            <text:p><text:s/>95 942 </text:p>
          </table:table-cell>
          <table:table-cell table:style-name="ce10" office:value-type="float" office:value="98909" calcext:value-type="float">
            <text:p><text:s/>98 909 </text:p>
          </table:table-cell>
          <table:table-cell table:style-name="ce10" office:value-type="float" office:value="101250" calcext:value-type="float">
            <text:p><text:s/>101 250 </text:p>
          </table:table-cell>
          <table:table-cell table:style-name="ce10" office:value-type="float" office:value="102968" calcext:value-type="float">
            <text:p><text:s/>102 968 </text:p>
          </table:table-cell>
          <table:table-cell table:style-name="ce10" office:value-type="float" office:value="107455" calcext:value-type="float">
            <text:p><text:s/>107 455 </text:p>
          </table:table-cell>
          <table:table-cell table:style-name="ce10" office:value-type="float" office:value="99993" calcext:value-type="float">
            <text:p><text:s/>99 993 </text:p>
          </table:table-cell>
          <table:table-cell table:style-name="ce10" office:value-type="float" office:value="99435" calcext:value-type="float">
            <text:p><text:s/>99 435 </text:p>
          </table:table-cell>
          <table:table-cell table:style-name="ce10" office:value-type="float" office:value="97741" calcext:value-type="float">
            <text:p><text:s/>97 741 </text:p>
          </table:table-cell>
          <table:table-cell table:style-name="ce10" office:value-type="float" office:value="97941" calcext:value-type="float">
            <text:p><text:s/>97 941 </text:p>
          </table:table-cell>
          <table:table-cell table:style-name="ce10" office:value-type="float" office:value="93598" calcext:value-type="float">
            <text:p><text:s/>93 598 </text:p>
          </table:table-cell>
          <table:table-cell table:style-name="ce10" office:value-type="float" office:value="92778" calcext:value-type="float">
            <text:p><text:s/>92 778 </text:p>
          </table:table-cell>
          <table:table-cell table:style-name="ce10" office:value-type="float" office:value="90128" calcext:value-type="float">
            <text:p><text:s/>90 128 </text:p>
          </table:table-cell>
          <table:table-cell table:style-name="ce10" office:value-type="float" office:value="89668" calcext:value-type="float">
            <text:p><text:s/>89 668 </text:p>
          </table:table-cell>
          <table:table-cell table:style-name="ce10" office:value-type="float" office:value="90672" calcext:value-type="float">
            <text:p><text:s/>90 672 </text:p>
          </table:table-cell>
          <table:table-cell table:style-name="ce10" office:value-type="float" office:value="91631" calcext:value-type="float">
            <text:p><text:s/>91 631 </text:p>
          </table:table-cell>
          <table:table-cell table:style-name="ce10" office:value-type="float" office:value="93784" calcext:value-type="float">
            <text:p><text:s/>93 784 </text:p>
          </table:table-cell>
          <table:table-cell table:style-name="ce10" office:value-type="float" office:value="94306" calcext:value-type="float">
            <text:p><text:s/>94 306 </text:p>
          </table:table-cell>
          <table:table-cell table:style-name="ce10" office:value-type="float" office:value="96548" calcext:value-type="float">
            <text:p><text:s/>96 548 </text:p>
          </table:table-cell>
          <table:table-cell table:style-name="ce10" office:value-type="float" office:value="97805" calcext:value-type="float">
            <text:p><text:s/>97 805 </text:p>
          </table:table-cell>
          <table:table-cell table:style-name="ce10" office:value-type="float" office:value="99923" calcext:value-type="float">
            <text:p><text:s/>99 923 </text:p>
          </table:table-cell>
          <table:table-cell table:style-name="ce10" office:value-type="float" office:value="102839" calcext:value-type="float">
            <text:p><text:s/>102 839 </text:p>
          </table:table-cell>
          <table:table-cell table:style-name="ce10" office:value-type="float" office:value="106123" calcext:value-type="float">
            <text:p><text:s/>106 123 </text:p>
          </table:table-cell>
          <table:table-cell table:style-name="ce10" office:value-type="float" office:value="108492" calcext:value-type="float">
            <text:p><text:s/>108 492 </text:p>
          </table:table-cell>
          <table:table-cell table:style-name="ce10" office:value-type="float" office:value="107241" calcext:value-type="float">
            <text:p><text:s/>107 241 </text:p>
          </table:table-cell>
          <table:table-cell table:style-name="ce10" office:value-type="float" office:value="106111" calcext:value-type="float">
            <text:p><text:s/>106 111 </text:p>
          </table:table-cell>
          <table:table-cell table:style-name="ce10" office:value-type="float" office:value="104192" calcext:value-type="float">
            <text:p><text:s/>104 192 </text:p>
          </table:table-cell>
          <table:table-cell table:style-name="ce10" office:value-type="float" office:value="103563" calcext:value-type="float">
            <text:p><text:s/>103 563 </text:p>
          </table:table-cell>
          <table:table-cell table:style-name="ce10" office:value-type="float" office:value="100711" calcext:value-type="float">
            <text:p><text:s/>100 711 </text:p>
          </table:table-cell>
          <table:table-cell table:style-name="ce10" office:value-type="float" office:value="98041" calcext:value-type="float">
            <text:p><text:s/>98 041 </text:p>
          </table:table-cell>
          <table:table-cell table:style-name="ce10" office:value-type="float" office:value="96050" calcext:value-type="float">
            <text:p><text:s/>96 050 </text:p>
          </table:table-cell>
          <table:table-cell table:style-name="ce10" office:value-type="float" office:value="92395" calcext:value-type="float">
            <text:p><text:s/>92 395 </text:p>
          </table:table-cell>
          <table:table-cell table:style-name="ce10" office:value-type="float" office:value="87921" calcext:value-type="float">
            <text:p><text:s/>87 921 </text:p>
          </table:table-cell>
          <table:table-cell table:style-name="ce10" office:value-type="float" office:value="85855" calcext:value-type="float">
            <text:p><text:s/>85 855 </text:p>
          </table:table-cell>
          <table:table-cell table:style-name="ce10" office:value-type="float" office:value="82949" calcext:value-type="float">
            <text:p><text:s/>82 949 </text:p>
          </table:table-cell>
          <table:table-cell table:style-name="ce10" office:value-type="float" office:value="82589" calcext:value-type="float">
            <text:p><text:s/>82 589 </text:p>
          </table:table-cell>
          <table:table-cell table:style-name="ce10" office:value-type="float" office:value="83371" calcext:value-type="float">
            <text:p><text:s/>83 371 </text:p>
          </table:table-cell>
          <table:table-cell table:style-name="ce10" office:value-type="float" office:value="84556" calcext:value-type="float">
            <text:p><text:s/>84 556 </text:p>
          </table:table-cell>
          <table:table-cell table:style-name="ce10" office:value-type="float" office:value="86388" calcext:value-type="float">
            <text:p><text:s/>86 388 </text:p>
          </table:table-cell>
          <table:table-cell table:style-name="ce10" office:value-type="float" office:value="88608" calcext:value-type="float">
            <text:p><text:s/>88 608 </text:p>
          </table:table-cell>
          <table:table-cell table:style-name="ce13" office:value-type="float" office:value="88942" calcext:value-type="float">
            <text:p><text:s/>88 942 </text:p>
          </table:table-cell>
          <table:table-cell table:style-name="ce13" office:value-type="float" office:value="90132" calcext:value-type="float">
            <text:p><text:s/>90 132 </text:p>
          </table:table-cell>
          <table:table-cell table:style-name="ce13" office:value-type="float" office:value="88953" calcext:value-type="float">
            <text:p><text:s/>88 953 </text:p>
          </table:table-cell>
          <table:table-cell table:style-name="ce13" office:value-type="float" office:value="91653" calcext:value-type="float">
            <text:p><text:s/>91 653 </text:p>
          </table:table-cell>
          <table:table-cell table:style-name="ce13" office:value-type="float" office:value="92823" calcext:value-type="float">
            <text:p><text:s/>92 823 </text:p>
          </table:table-cell>
          <table:table-cell table:style-name="ce13" office:value-type="float" office:value="94696" calcext:value-type="float">
            <text:p><text:s/>94 696 </text:p>
          </table:table-cell>
          <table:table-cell table:style-name="ce14" office:value-type="float" office:value="96329" calcext:value-type="float">
            <text:p>96329</text:p>
          </table:table-cell>
          <table:table-cell table:style-name="ce14" office:value-type="float" office:value="100145" calcext:value-type="float">
            <text:p>100145</text:p>
          </table:table-cell>
          <table:table-cell table:style-name="ce14" office:value-type="float" office:value="100170" calcext:value-type="float">
            <text:p>100170</text:p>
          </table:table-cell>
          <table:table-cell table:number-columns-repeated="87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float" office:value="43367" calcext:value-type="float">
            <text:p><text:s/>43 367 </text:p>
          </table:table-cell>
          <table:table-cell table:style-name="ce5" office:value-type="float" office:value="43963" calcext:value-type="float">
            <text:p><text:s/>43 963 </text:p>
          </table:table-cell>
          <table:table-cell table:style-name="ce5" office:value-type="float" office:value="44524" calcext:value-type="float">
            <text:p><text:s/>44 524 </text:p>
          </table:table-cell>
          <table:table-cell table:style-name="ce5" office:value-type="float" office:value="44502" calcext:value-type="float">
            <text:p><text:s/>44 502 </text:p>
          </table:table-cell>
          <table:table-cell table:style-name="ce5" office:value-type="float" office:value="44560" calcext:value-type="float">
            <text:p><text:s/>44 560 </text:p>
          </table:table-cell>
          <table:table-cell table:style-name="ce5" office:value-type="float" office:value="44509" calcext:value-type="float">
            <text:p><text:s/>44 509 </text:p>
          </table:table-cell>
          <table:table-cell table:style-name="ce5" office:value-type="float" office:value="44432" calcext:value-type="float">
            <text:p><text:s/>44 432 </text:p>
          </table:table-cell>
          <table:table-cell table:style-name="ce5" office:value-type="float" office:value="44329" calcext:value-type="float">
            <text:p><text:s/>44 329 </text:p>
          </table:table-cell>
          <table:table-cell table:style-name="ce5" office:value-type="float" office:value="43713" calcext:value-type="float">
            <text:p><text:s/>43 713 </text:p>
          </table:table-cell>
          <table:table-cell table:style-name="ce5" office:value-type="float" office:value="43201" calcext:value-type="float">
            <text:p><text:s/>43 201 </text:p>
          </table:table-cell>
          <table:table-cell table:style-name="ce5" office:value-type="float" office:value="42791" calcext:value-type="float">
            <text:p><text:s/>42 791 </text:p>
          </table:table-cell>
          <table:table-cell table:style-name="ce5" office:value-type="float" office:value="42481" calcext:value-type="float">
            <text:p><text:s/>42 481 </text:p>
          </table:table-cell>
          <table:table-cell table:style-name="ce5" office:value-type="float" office:value="42193" calcext:value-type="float">
            <text:p><text:s/>42 193 </text:p>
          </table:table-cell>
          <table:table-cell table:style-name="ce5" office:value-type="float" office:value="42195" calcext:value-type="float">
            <text:p><text:s/>42 195 </text:p>
          </table:table-cell>
          <table:table-cell table:style-name="ce5" office:value-type="float" office:value="42136" calcext:value-type="float">
            <text:p><text:s/>42 136 </text:p>
          </table:table-cell>
          <table:table-cell table:style-name="ce5" office:value-type="float" office:value="42017" calcext:value-type="float">
            <text:p><text:s/>42 017 </text:p>
          </table:table-cell>
          <table:table-cell table:style-name="ce5" office:value-type="float" office:value="41834" calcext:value-type="float">
            <text:p><text:s/>41 834 </text:p>
          </table:table-cell>
          <table:table-cell table:style-name="ce5" office:value-type="float" office:value="41588" calcext:value-type="float">
            <text:p><text:s/>41 588 </text:p>
          </table:table-cell>
          <table:table-cell table:style-name="ce5" office:value-type="float" office:value="42277" calcext:value-type="float">
            <text:p><text:s/>42 277 </text:p>
          </table:table-cell>
          <table:table-cell table:style-name="ce5" office:value-type="float" office:value="43119" calcext:value-type="float">
            <text:p><text:s/>43 119 </text:p>
          </table:table-cell>
          <table:table-cell table:style-name="ce5" office:value-type="float" office:value="44127" calcext:value-type="float">
            <text:p><text:s/>44 127 </text:p>
          </table:table-cell>
          <table:table-cell table:style-name="ce5" office:value-type="float" office:value="44864" calcext:value-type="float">
            <text:p><text:s/>44 864 </text:p>
          </table:table-cell>
          <table:table-cell table:style-name="ce5" office:value-type="float" office:value="45557" calcext:value-type="float">
            <text:p><text:s/>45 557 </text:p>
          </table:table-cell>
          <table:table-cell table:style-name="ce5" office:value-type="float" office:value="46301" calcext:value-type="float">
            <text:p><text:s/>46 301 </text:p>
          </table:table-cell>
          <table:table-cell table:style-name="ce5" office:value-type="float" office:value="46722" calcext:value-type="float">
            <text:p><text:s/>46 722 </text:p>
          </table:table-cell>
          <table:table-cell table:style-name="ce5" office:value-type="float" office:value="47335" calcext:value-type="float">
            <text:p><text:s/>47 335 </text:p>
          </table:table-cell>
          <table:table-cell table:style-name="ce5" office:value-type="float" office:value="47439" calcext:value-type="float">
            <text:p><text:s/>47 439 </text:p>
          </table:table-cell>
          <table:table-cell table:style-name="ce5" office:value-type="float" office:value="47340" calcext:value-type="float">
            <text:p><text:s/>47 340 </text:p>
          </table:table-cell>
          <table:table-cell table:style-name="ce5" office:value-type="float" office:value="47216" calcext:value-type="float">
            <text:p><text:s/>47 216 </text:p>
          </table:table-cell>
          <table:table-cell table:style-name="ce5" office:value-type="float" office:value="47704" calcext:value-type="float">
            <text:p><text:s/>47 704 </text:p>
          </table:table-cell>
          <table:table-cell table:style-name="ce5" office:value-type="float" office:value="48208" calcext:value-type="float">
            <text:p><text:s/>48 208 </text:p>
          </table:table-cell>
          <table:table-cell table:style-name="ce5" office:value-type="float" office:value="48980" calcext:value-type="float">
            <text:p><text:s/>48 980 </text:p>
          </table:table-cell>
          <table:table-cell table:style-name="ce5" office:value-type="float" office:value="49693" calcext:value-type="float">
            <text:p><text:s/>49 693 </text:p>
          </table:table-cell>
          <table:table-cell table:style-name="ce5" office:value-type="float" office:value="50645" calcext:value-type="float">
            <text:p><text:s/>50 645 </text:p>
          </table:table-cell>
          <table:table-cell table:style-name="ce5" office:value-type="float" office:value="51556" calcext:value-type="float">
            <text:p><text:s/>51 556 </text:p>
          </table:table-cell>
          <table:table-cell table:style-name="ce5" office:value-type="float" office:value="52920" calcext:value-type="float">
            <text:p><text:s/>52 920 </text:p>
          </table:table-cell>
          <table:table-cell table:style-name="ce5" office:value-type="float" office:value="54444" calcext:value-type="float">
            <text:p><text:s/>54 444 </text:p>
          </table:table-cell>
          <table:table-cell table:style-name="ce5" office:value-type="float" office:value="54953" calcext:value-type="float">
            <text:p><text:s/>54 953 </text:p>
          </table:table-cell>
          <table:table-cell table:style-name="ce5" office:value-type="float" office:value="56070" calcext:value-type="float">
            <text:p><text:s/>56 070 </text:p>
          </table:table-cell>
          <table:table-cell table:style-name="ce5" office:value-type="float" office:value="58878" calcext:value-type="float">
            <text:p><text:s/>58 878 </text:p>
          </table:table-cell>
          <table:table-cell table:style-name="ce5" office:value-type="float" office:value="62308" calcext:value-type="float">
            <text:p><text:s/>62 308 </text:p>
          </table:table-cell>
          <table:table-cell table:style-name="ce5" office:value-type="float" office:value="61051" calcext:value-type="float">
            <text:p><text:s/>61 051 </text:p>
          </table:table-cell>
          <table:table-cell table:style-name="ce5" office:value-type="float" office:value="59861" calcext:value-type="float">
            <text:p><text:s/>59 861 </text:p>
          </table:table-cell>
          <table:table-cell table:style-name="ce5" office:value-type="float" office:value="58570" calcext:value-type="float">
            <text:p><text:s/>58 570 </text:p>
          </table:table-cell>
          <table:table-cell table:style-name="ce5" office:value-type="float" office:value="56958" calcext:value-type="float">
            <text:p><text:s/>56 958 </text:p>
          </table:table-cell>
          <table:table-cell table:style-name="ce5" office:value-type="float" office:value="64072" calcext:value-type="float">
            <text:p><text:s/>64 072 </text:p>
          </table:table-cell>
          <table:table-cell table:style-name="ce5" office:value-type="float" office:value="61963" calcext:value-type="float">
            <text:p><text:s/>61 963 </text:p>
          </table:table-cell>
          <table:table-cell table:style-name="ce5" office:value-type="float" office:value="61236" calcext:value-type="float">
            <text:p><text:s/>61 236 </text:p>
          </table:table-cell>
          <table:table-cell table:style-name="ce5" office:value-type="float" office:value="60651" calcext:value-type="float">
            <text:p><text:s/>60 651 </text:p>
          </table:table-cell>
          <table:table-cell table:style-name="ce5" office:value-type="float" office:value="59513" calcext:value-type="float">
            <text:p><text:s/>59 513 </text:p>
          </table:table-cell>
          <table:table-cell table:style-name="ce5" office:value-type="float" office:value="63247" calcext:value-type="float">
            <text:p><text:s/>63 247 </text:p>
          </table:table-cell>
          <table:table-cell table:style-name="ce5" office:value-type="float" office:value="62947" calcext:value-type="float">
            <text:p><text:s/>62 947 </text:p>
          </table:table-cell>
          <table:table-cell table:style-name="ce5" office:value-type="float" office:value="62046" calcext:value-type="float">
            <text:p><text:s/>62 046 </text:p>
          </table:table-cell>
          <table:table-cell table:style-name="ce5" office:value-type="float" office:value="61476" calcext:value-type="float">
            <text:p><text:s/>61 476 </text:p>
          </table:table-cell>
          <table:table-cell table:style-name="ce5" office:value-type="float" office:value="58817" calcext:value-type="float">
            <text:p><text:s/>58 817 </text:p>
          </table:table-cell>
          <table:table-cell table:style-name="ce5" office:value-type="float" office:value="66100" calcext:value-type="float">
            <text:p><text:s/>66 100 </text:p>
          </table:table-cell>
          <table:table-cell table:style-name="ce5" office:value-type="float" office:value="64855" calcext:value-type="float">
            <text:p><text:s/>64 855 </text:p>
          </table:table-cell>
          <table:table-cell table:style-name="ce5" office:value-type="float" office:value="65262" calcext:value-type="float">
            <text:p><text:s/>65 262 </text:p>
          </table:table-cell>
          <table:table-cell table:style-name="ce5" office:value-type="float" office:value="62994" calcext:value-type="float">
            <text:p><text:s/>62 994 </text:p>
          </table:table-cell>
          <table:table-cell table:style-name="ce5" office:value-type="float" office:value="62582" calcext:value-type="float">
            <text:p><text:s/>62 582 </text:p>
          </table:table-cell>
          <table:table-cell table:style-name="ce5" office:value-type="float" office:value="67150" calcext:value-type="float">
            <text:p><text:s/>67 150 </text:p>
          </table:table-cell>
          <table:table-cell table:style-name="ce5" office:value-type="float" office:value="67865" calcext:value-type="float">
            <text:p><text:s/>67 865 </text:p>
          </table:table-cell>
          <table:table-cell table:style-name="ce5" office:value-type="float" office:value="68687" calcext:value-type="float">
            <text:p><text:s/>68 687 </text:p>
          </table:table-cell>
          <table:table-cell table:style-name="ce5" office:value-type="float" office:value="70105" calcext:value-type="float">
            <text:p><text:s/>70 105 </text:p>
          </table:table-cell>
          <table:table-cell table:style-name="ce5" office:value-type="float" office:value="69428" calcext:value-type="float">
            <text:p><text:s/>69 428 </text:p>
          </table:table-cell>
          <table:table-cell table:style-name="ce5" office:value-type="float" office:value="75454" calcext:value-type="float">
            <text:p><text:s/>75 454 </text:p>
          </table:table-cell>
          <table:table-cell table:style-name="ce5" office:value-type="float" office:value="74348" calcext:value-type="float">
            <text:p><text:s/>74 348 </text:p>
          </table:table-cell>
          <table:table-cell table:style-name="ce5" office:value-type="float" office:value="71690" calcext:value-type="float">
            <text:p><text:s/>71 690 </text:p>
          </table:table-cell>
          <table:table-cell table:style-name="ce5" office:value-type="float" office:value="71860" calcext:value-type="float">
            <text:p><text:s/>71 860 </text:p>
          </table:table-cell>
          <table:table-cell table:style-name="ce5" office:value-type="float" office:value="71038" calcext:value-type="float">
            <text:p><text:s/>71 038 </text:p>
          </table:table-cell>
          <table:table-cell table:style-name="ce5" office:value-type="float" office:value="75816" calcext:value-type="float">
            <text:p><text:s/>75 816 </text:p>
          </table:table-cell>
          <table:table-cell table:style-name="ce5" office:value-type="float" office:value="74651" calcext:value-type="float">
            <text:p><text:s/>74 651 </text:p>
          </table:table-cell>
          <table:table-cell table:style-name="ce5" office:value-type="float" office:value="75764" calcext:value-type="float">
            <text:p><text:s/>75 764 </text:p>
          </table:table-cell>
          <table:table-cell table:style-name="ce5" office:value-type="float" office:value="73817" calcext:value-type="float">
            <text:p><text:s/>73 817 </text:p>
          </table:table-cell>
          <table:table-cell table:style-name="ce5" office:value-type="float" office:value="73088" calcext:value-type="float">
            <text:p><text:s/>73 088 </text:p>
          </table:table-cell>
          <table:table-cell table:style-name="ce5" office:value-type="float" office:value="73714" calcext:value-type="float">
            <text:p><text:s/>73 714 </text:p>
          </table:table-cell>
          <table:table-cell table:style-name="ce5" office:value-type="float" office:value="75035" calcext:value-type="float">
            <text:p><text:s/>75 035 </text:p>
          </table:table-cell>
          <table:table-cell table:style-name="ce5" office:value-type="float" office:value="72887" calcext:value-type="float">
            <text:p><text:s/>72 887 </text:p>
          </table:table-cell>
          <table:table-cell table:style-name="ce5" office:value-type="float" office:value="70729" calcext:value-type="float">
            <text:p><text:s/>70 729 </text:p>
          </table:table-cell>
          <table:table-cell table:style-name="ce5" office:value-type="float" office:value="60928" calcext:value-type="float">
            <text:p><text:s/>60 928 </text:p>
          </table:table-cell>
          <table:table-cell table:style-name="ce5" office:value-type="float" office:value="63311" calcext:value-type="float">
            <text:p><text:s/>63 311 </text:p>
          </table:table-cell>
          <table:table-cell table:style-name="ce5" office:value-type="float" office:value="62007" calcext:value-type="float">
            <text:p><text:s/>62 007 </text:p>
          </table:table-cell>
          <table:table-cell table:style-name="ce5" office:value-type="float" office:value="62148" calcext:value-type="float">
            <text:p><text:s/>62 148 </text:p>
          </table:table-cell>
          <table:table-cell table:style-name="ce5" office:value-type="float" office:value="61723" calcext:value-type="float">
            <text:p><text:s/>61 723 </text:p>
          </table:table-cell>
          <table:table-cell table:style-name="ce5" office:value-type="float" office:value="70579" calcext:value-type="float">
            <text:p><text:s/>70 579 </text:p>
          </table:table-cell>
          <table:table-cell table:style-name="ce5" office:value-type="float" office:value="71391" calcext:value-type="float">
            <text:p><text:s/>71 391 </text:p>
          </table:table-cell>
          <table:table-cell table:style-name="ce5" office:value-type="float" office:value="69095" calcext:value-type="float">
            <text:p><text:s/>69 095 </text:p>
          </table:table-cell>
          <table:table-cell table:style-name="ce5" office:value-type="float" office:value="70421" calcext:value-type="float">
            <text:p><text:s/>70 421 </text:p>
          </table:table-cell>
          <table:table-cell table:style-name="ce5" office:value-type="float" office:value="69933" calcext:value-type="float">
            <text:p><text:s/>69 933 </text:p>
          </table:table-cell>
          <table:table-cell table:style-name="ce5" office:value-type="float" office:value="70692" calcext:value-type="float">
            <text:p><text:s/>70 692 </text:p>
          </table:table-cell>
          <table:table-cell table:style-name="ce5" office:value-type="float" office:value="70775" calcext:value-type="float">
            <text:p><text:s/>70 775 </text:p>
          </table:table-cell>
          <table:table-cell table:style-name="ce5" office:value-type="float" office:value="70484" calcext:value-type="float">
            <text:p><text:s/>70 484 </text:p>
          </table:table-cell>
          <table:table-cell table:style-name="ce5" office:value-type="float" office:value="72742" calcext:value-type="float">
            <text:p><text:s/>72 742 </text:p>
          </table:table-cell>
          <table:table-cell table:style-name="ce5" office:value-type="float" office:value="74155" calcext:value-type="float">
            <text:p><text:s/>74 155 </text:p>
          </table:table-cell>
          <table:table-cell table:style-name="ce5" office:value-type="float" office:value="77897" calcext:value-type="float">
            <text:p><text:s/>77 897 </text:p>
          </table:table-cell>
          <table:table-cell table:style-name="ce5" office:value-type="float" office:value="77342" calcext:value-type="float">
            <text:p><text:s/>77 342 </text:p>
          </table:table-cell>
          <table:table-cell table:style-name="ce5" office:value-type="float" office:value="79719" calcext:value-type="float">
            <text:p><text:s/>79 719 </text:p>
          </table:table-cell>
          <table:table-cell table:style-name="ce5" office:value-type="float" office:value="79415" calcext:value-type="float">
            <text:p><text:s/>79 415 </text:p>
          </table:table-cell>
          <table:table-cell table:style-name="ce5" office:value-type="float" office:value="80878" calcext:value-type="float">
            <text:p><text:s/>80 878 </text:p>
          </table:table-cell>
          <table:table-cell table:style-name="ce5" office:value-type="float" office:value="81289" calcext:value-type="float">
            <text:p><text:s/>81 289 </text:p>
          </table:table-cell>
          <table:table-cell table:style-name="ce10" office:value-type="float" office:value="79556" calcext:value-type="float">
            <text:p><text:s/>79 556 </text:p>
          </table:table-cell>
          <table:table-cell table:style-name="ce10" office:value-type="float" office:value="78035" calcext:value-type="float">
            <text:p><text:s/>78 035 </text:p>
          </table:table-cell>
          <table:table-cell table:style-name="ce10" office:value-type="float" office:value="82393" calcext:value-type="float">
            <text:p><text:s/>82 393 </text:p>
          </table:table-cell>
          <table:table-cell table:style-name="ce10" office:value-type="float" office:value="85942" calcext:value-type="float">
            <text:p><text:s/>85 942 </text:p>
          </table:table-cell>
          <table:table-cell table:style-name="ce10" office:value-type="float" office:value="88326" calcext:value-type="float">
            <text:p><text:s/>88 326 </text:p>
          </table:table-cell>
          <table:table-cell table:style-name="ce10" office:value-type="float" office:value="90662" calcext:value-type="float">
            <text:p><text:s/>90 662 </text:p>
          </table:table-cell>
          <table:table-cell table:style-name="ce10" office:value-type="float" office:value="96369" calcext:value-type="float">
            <text:p><text:s/>96 369 </text:p>
          </table:table-cell>
          <table:table-cell table:style-name="ce10" office:value-type="float" office:value="100589" calcext:value-type="float">
            <text:p><text:s/>100 589 </text:p>
          </table:table-cell>
          <table:table-cell table:style-name="ce10" office:value-type="float" office:value="103149" calcext:value-type="float">
            <text:p><text:s/>103 149 </text:p>
          </table:table-cell>
          <table:table-cell table:style-name="ce10" office:value-type="float" office:value="104805" calcext:value-type="float">
            <text:p><text:s/>104 805 </text:p>
          </table:table-cell>
          <table:table-cell table:style-name="ce10" office:value-type="float" office:value="104068" calcext:value-type="float">
            <text:p><text:s/>104 068 </text:p>
          </table:table-cell>
          <table:table-cell table:style-name="ce10" office:value-type="float" office:value="100852" calcext:value-type="float">
            <text:p><text:s/>100 852 </text:p>
          </table:table-cell>
          <table:table-cell table:style-name="ce10" office:value-type="float" office:value="101788" calcext:value-type="float">
            <text:p><text:s/>101 788 </text:p>
          </table:table-cell>
          <table:table-cell table:style-name="ce10" office:value-type="float" office:value="99369" calcext:value-type="float">
            <text:p><text:s/>99 369 </text:p>
          </table:table-cell>
          <table:table-cell table:style-name="ce10" office:value-type="float" office:value="98537" calcext:value-type="float">
            <text:p><text:s/>98 537 </text:p>
          </table:table-cell>
          <table:table-cell table:style-name="ce10" office:value-type="float" office:value="92709" calcext:value-type="float">
            <text:p><text:s/>92 709 </text:p>
          </table:table-cell>
          <table:table-cell table:style-name="ce10" office:value-type="float" office:value="92121" calcext:value-type="float">
            <text:p><text:s/>92 121 </text:p>
          </table:table-cell>
          <table:table-cell table:style-name="ce10" office:value-type="float" office:value="90139" calcext:value-type="float">
            <text:p><text:s/>90 139 </text:p>
          </table:table-cell>
          <table:table-cell table:style-name="ce10" office:value-type="float" office:value="89935" calcext:value-type="float">
            <text:p><text:s/>89 935 </text:p>
          </table:table-cell>
          <table:table-cell table:style-name="ce10" office:value-type="float" office:value="91206" calcext:value-type="float">
            <text:p><text:s/>91 206 </text:p>
          </table:table-cell>
          <table:table-cell table:style-name="ce10" office:value-type="float" office:value="92476" calcext:value-type="float">
            <text:p><text:s/>92 476 </text:p>
          </table:table-cell>
          <table:table-cell table:style-name="ce10" office:value-type="float" office:value="94959" calcext:value-type="float">
            <text:p><text:s/>94 959 </text:p>
          </table:table-cell>
          <table:table-cell table:style-name="ce10" office:value-type="float" office:value="95657" calcext:value-type="float">
            <text:p><text:s/>95 657 </text:p>
          </table:table-cell>
          <table:table-cell table:style-name="ce10" office:value-type="float" office:value="97244" calcext:value-type="float">
            <text:p><text:s/>97 244 </text:p>
          </table:table-cell>
          <table:table-cell table:style-name="ce10" office:value-type="float" office:value="98753" calcext:value-type="float">
            <text:p><text:s/>98 753 </text:p>
          </table:table-cell>
          <table:table-cell table:style-name="ce10" office:value-type="float" office:value="100869" calcext:value-type="float">
            <text:p><text:s/>100 869 </text:p>
          </table:table-cell>
          <table:table-cell table:style-name="ce10" office:value-type="float" office:value="103983" calcext:value-type="float">
            <text:p><text:s/>103 983 </text:p>
          </table:table-cell>
          <table:table-cell table:style-name="ce10" office:value-type="float" office:value="107365" calcext:value-type="float">
            <text:p><text:s/>107 365 </text:p>
          </table:table-cell>
          <table:table-cell table:style-name="ce10" office:value-type="float" office:value="109736" calcext:value-type="float">
            <text:p><text:s/>109 736 </text:p>
          </table:table-cell>
          <table:table-cell table:style-name="ce10" office:value-type="float" office:value="108797" calcext:value-type="float">
            <text:p><text:s/>108 797 </text:p>
          </table:table-cell>
          <table:table-cell table:style-name="ce10" office:value-type="float" office:value="108332" calcext:value-type="float">
            <text:p><text:s/>108 332 </text:p>
          </table:table-cell>
          <table:table-cell table:style-name="ce10" office:value-type="float" office:value="107105" calcext:value-type="float">
            <text:p><text:s/>107 105 </text:p>
          </table:table-cell>
          <table:table-cell table:style-name="ce10" office:value-type="float" office:value="105245" calcext:value-type="float">
            <text:p><text:s/>105 245 </text:p>
          </table:table-cell>
          <table:table-cell table:style-name="ce10" office:value-type="float" office:value="102381" calcext:value-type="float">
            <text:p><text:s/>102 381 </text:p>
          </table:table-cell>
          <table:table-cell table:style-name="ce10" office:value-type="float" office:value="99549" calcext:value-type="float">
            <text:p><text:s/>99 549 </text:p>
          </table:table-cell>
          <table:table-cell table:style-name="ce10" office:value-type="float" office:value="97131" calcext:value-type="float">
            <text:p><text:s/>97 131 </text:p>
          </table:table-cell>
          <table:table-cell table:style-name="ce10" office:value-type="float" office:value="92866" calcext:value-type="float">
            <text:p><text:s/>92 866 </text:p>
          </table:table-cell>
          <table:table-cell table:style-name="ce10" office:value-type="float" office:value="88688" calcext:value-type="float">
            <text:p><text:s/>88 688 </text:p>
          </table:table-cell>
          <table:table-cell table:style-name="ce10" office:value-type="float" office:value="86851" calcext:value-type="float">
            <text:p><text:s/>86 851 </text:p>
          </table:table-cell>
          <table:table-cell table:style-name="ce10" office:value-type="float" office:value="84213" calcext:value-type="float">
            <text:p><text:s/>84 213 </text:p>
          </table:table-cell>
          <table:table-cell table:style-name="ce10" office:value-type="float" office:value="84202" calcext:value-type="float">
            <text:p><text:s/>84 202 </text:p>
          </table:table-cell>
          <table:table-cell table:style-name="ce10" office:value-type="float" office:value="86472" calcext:value-type="float">
            <text:p><text:s/>86 472 </text:p>
          </table:table-cell>
          <table:table-cell table:style-name="ce10" office:value-type="float" office:value="86665" calcext:value-type="float">
            <text:p><text:s/>86 665 </text:p>
          </table:table-cell>
          <table:table-cell table:style-name="ce10" office:value-type="float" office:value="88274" calcext:value-type="float">
            <text:p><text:s/>88 274 </text:p>
          </table:table-cell>
          <table:table-cell table:style-name="ce13" office:value-type="float" office:value="90434" calcext:value-type="float">
            <text:p><text:s/>90 434 </text:p>
          </table:table-cell>
          <table:table-cell table:style-name="ce13" office:value-type="float" office:value="90414" calcext:value-type="float">
            <text:p><text:s/>90 414 </text:p>
          </table:table-cell>
          <table:table-cell table:style-name="ce13" office:value-type="float" office:value="91664" calcext:value-type="float">
            <text:p><text:s/>91 664 </text:p>
          </table:table-cell>
          <table:table-cell table:style-name="ce13" office:value-type="float" office:value="91667" calcext:value-type="float">
            <text:p><text:s/>91 667 </text:p>
          </table:table-cell>
          <table:table-cell table:style-name="ce13" office:value-type="float" office:value="95135" calcext:value-type="float">
            <text:p><text:s/>95 135 </text:p>
          </table:table-cell>
          <table:table-cell table:style-name="ce13" office:value-type="float" office:value="95416" calcext:value-type="float">
            <text:p><text:s/>95 416 </text:p>
          </table:table-cell>
          <table:table-cell table:style-name="ce14" office:value-type="float" office:value="98900" calcext:value-type="float">
            <text:p>98900</text:p>
          </table:table-cell>
          <table:table-cell table:style-name="ce14" office:value-type="float" office:value="99051" calcext:value-type="float">
            <text:p>99051</text:p>
          </table:table-cell>
          <table:table-cell table:style-name="ce14" office:value-type="float" office:value="103156" calcext:value-type="float">
            <text:p>103156</text:p>
          </table:table-cell>
          <table:table-cell table:number-columns-repeated="87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42238" calcext:value-type="float">
            <text:p><text:s/>42 238 </text:p>
          </table:table-cell>
          <table:table-cell table:style-name="ce5" office:value-type="float" office:value="42834" calcext:value-type="float">
            <text:p><text:s/>42 834 </text:p>
          </table:table-cell>
          <table:table-cell table:style-name="ce5" office:value-type="float" office:value="43398" calcext:value-type="float">
            <text:p><text:s/>43 398 </text:p>
          </table:table-cell>
          <table:table-cell table:style-name="ce5" office:value-type="float" office:value="43927" calcext:value-type="float">
            <text:p><text:s/>43 927 </text:p>
          </table:table-cell>
          <table:table-cell table:style-name="ce5" office:value-type="float" office:value="43897" calcext:value-type="float">
            <text:p><text:s/>43 897 </text:p>
          </table:table-cell>
          <table:table-cell table:style-name="ce5" office:value-type="float" office:value="43969" calcext:value-type="float">
            <text:p><text:s/>43 969 </text:p>
          </table:table-cell>
          <table:table-cell table:style-name="ce5" office:value-type="float" office:value="43902" calcext:value-type="float">
            <text:p><text:s/>43 902 </text:p>
          </table:table-cell>
          <table:table-cell table:style-name="ce5" office:value-type="float" office:value="43809" calcext:value-type="float">
            <text:p><text:s/>43 809 </text:p>
          </table:table-cell>
          <table:table-cell table:style-name="ce5" office:value-type="float" office:value="43690" calcext:value-type="float">
            <text:p><text:s/>43 690 </text:p>
          </table:table-cell>
          <table:table-cell table:style-name="ce5" office:value-type="float" office:value="43125" calcext:value-type="float">
            <text:p><text:s/>43 125 </text:p>
          </table:table-cell>
          <table:table-cell table:style-name="ce5" office:value-type="float" office:value="42663" calcext:value-type="float">
            <text:p><text:s/>42 663 </text:p>
          </table:table-cell>
          <table:table-cell table:style-name="ce5" office:value-type="float" office:value="42344" calcext:value-type="float">
            <text:p><text:s/>42 344 </text:p>
          </table:table-cell>
          <table:table-cell table:style-name="ce5" office:value-type="float" office:value="42046" calcext:value-type="float">
            <text:p><text:s/>42 046 </text:p>
          </table:table-cell>
          <table:table-cell table:style-name="ce5" office:value-type="float" office:value="41767" calcext:value-type="float">
            <text:p><text:s/>41 767 </text:p>
          </table:table-cell>
          <table:table-cell table:style-name="ce5" office:value-type="float" office:value="41737" calcext:value-type="float">
            <text:p><text:s/>41 737 </text:p>
          </table:table-cell>
          <table:table-cell table:style-name="ce5" office:value-type="float" office:value="41646" calcext:value-type="float">
            <text:p><text:s/>41 646 </text:p>
          </table:table-cell>
          <table:table-cell table:style-name="ce5" office:value-type="float" office:value="41494" calcext:value-type="float">
            <text:p><text:s/>41 494 </text:p>
          </table:table-cell>
          <table:table-cell table:style-name="ce5" office:value-type="float" office:value="41278" calcext:value-type="float">
            <text:p><text:s/>41 278 </text:p>
          </table:table-cell>
          <table:table-cell table:style-name="ce5" office:value-type="float" office:value="40998" calcext:value-type="float">
            <text:p><text:s/>40 998 </text:p>
          </table:table-cell>
          <table:table-cell table:style-name="ce5" office:value-type="float" office:value="41740" calcext:value-type="float">
            <text:p><text:s/>41 740 </text:p>
          </table:table-cell>
          <table:table-cell table:style-name="ce5" office:value-type="float" office:value="42640" calcext:value-type="float">
            <text:p><text:s/>42 640 </text:p>
          </table:table-cell>
          <table:table-cell table:style-name="ce5" office:value-type="float" office:value="43365" calcext:value-type="float">
            <text:p><text:s/>43 365 </text:p>
          </table:table-cell>
          <table:table-cell table:style-name="ce5" office:value-type="float" office:value="44034" calcext:value-type="float">
            <text:p><text:s/>44 034 </text:p>
          </table:table-cell>
          <table:table-cell table:style-name="ce5" office:value-type="float" office:value="44713" calcext:value-type="float">
            <text:p><text:s/>44 713 </text:p>
          </table:table-cell>
          <table:table-cell table:style-name="ce5" office:value-type="float" office:value="45433" calcext:value-type="float">
            <text:p><text:s/>45 433 </text:p>
          </table:table-cell>
          <table:table-cell table:style-name="ce5" office:value-type="float" office:value="45883" calcext:value-type="float">
            <text:p><text:s/>45 883 </text:p>
          </table:table-cell>
          <table:table-cell table:style-name="ce5" office:value-type="float" office:value="46559" calcext:value-type="float">
            <text:p><text:s/>46 559 </text:p>
          </table:table-cell>
          <table:table-cell table:style-name="ce5" office:value-type="float" office:value="46626" calcext:value-type="float">
            <text:p><text:s/>46 626 </text:p>
          </table:table-cell>
          <table:table-cell table:style-name="ce5" office:value-type="float" office:value="46494" calcext:value-type="float">
            <text:p><text:s/>46 494 </text:p>
          </table:table-cell>
          <table:table-cell table:style-name="ce5" office:value-type="float" office:value="46997" calcext:value-type="float">
            <text:p><text:s/>46 997 </text:p>
          </table:table-cell>
          <table:table-cell table:style-name="ce5" office:value-type="float" office:value="47420" calcext:value-type="float">
            <text:p><text:s/>47 420 </text:p>
          </table:table-cell>
          <table:table-cell table:style-name="ce5" office:value-type="float" office:value="47987" calcext:value-type="float">
            <text:p><text:s/>47 987 </text:p>
          </table:table-cell>
          <table:table-cell table:style-name="ce5" office:value-type="float" office:value="48746" calcext:value-type="float">
            <text:p><text:s/>48 746 </text:p>
          </table:table-cell>
          <table:table-cell table:style-name="ce5" office:value-type="float" office:value="49425" calcext:value-type="float">
            <text:p><text:s/>49 425 </text:p>
          </table:table-cell>
          <table:table-cell table:style-name="ce5" office:value-type="float" office:value="50353" calcext:value-type="float">
            <text:p><text:s/>50 353 </text:p>
          </table:table-cell>
          <table:table-cell table:style-name="ce5" office:value-type="float" office:value="51321" calcext:value-type="float">
            <text:p><text:s/>51 321 </text:p>
          </table:table-cell>
          <table:table-cell table:style-name="ce5" office:value-type="float" office:value="52709" calcext:value-type="float">
            <text:p><text:s/>52 709 </text:p>
          </table:table-cell>
          <table:table-cell table:style-name="ce5" office:value-type="float" office:value="54273" calcext:value-type="float">
            <text:p><text:s/>54 273 </text:p>
          </table:table-cell>
          <table:table-cell table:style-name="ce5" office:value-type="float" office:value="54599" calcext:value-type="float">
            <text:p><text:s/>54 599 </text:p>
          </table:table-cell>
          <table:table-cell table:style-name="ce5" office:value-type="float" office:value="55849" calcext:value-type="float">
            <text:p><text:s/>55 849 </text:p>
          </table:table-cell>
          <table:table-cell table:style-name="ce5" office:value-type="float" office:value="58592" calcext:value-type="float">
            <text:p><text:s/>58 592 </text:p>
          </table:table-cell>
          <table:table-cell table:style-name="ce5" office:value-type="float" office:value="62113" calcext:value-type="float">
            <text:p><text:s/>62 113 </text:p>
          </table:table-cell>
          <table:table-cell table:style-name="ce5" office:value-type="float" office:value="60852" calcext:value-type="float">
            <text:p><text:s/>60 852 </text:p>
          </table:table-cell>
          <table:table-cell table:style-name="ce5" office:value-type="float" office:value="59674" calcext:value-type="float">
            <text:p><text:s/>59 674 </text:p>
          </table:table-cell>
          <table:table-cell table:style-name="ce5" office:value-type="float" office:value="58397" calcext:value-type="float">
            <text:p><text:s/>58 397 </text:p>
          </table:table-cell>
          <table:table-cell table:style-name="ce5" office:value-type="float" office:value="56690" calcext:value-type="float">
            <text:p><text:s/>56 690 </text:p>
          </table:table-cell>
          <table:table-cell table:style-name="ce5" office:value-type="float" office:value="63820" calcext:value-type="float">
            <text:p><text:s/>63 820 </text:p>
          </table:table-cell>
          <table:table-cell table:style-name="ce5" office:value-type="float" office:value="61738" calcext:value-type="float">
            <text:p><text:s/>61 738 </text:p>
          </table:table-cell>
          <table:table-cell table:style-name="ce5" office:value-type="float" office:value="61006" calcext:value-type="float">
            <text:p><text:s/>61 006 </text:p>
          </table:table-cell>
          <table:table-cell table:style-name="ce5" office:value-type="float" office:value="60399" calcext:value-type="float">
            <text:p><text:s/>60 399 </text:p>
          </table:table-cell>
          <table:table-cell table:style-name="ce5" office:value-type="float" office:value="59286" calcext:value-type="float">
            <text:p><text:s/>59 286 </text:p>
          </table:table-cell>
          <table:table-cell table:style-name="ce5" office:value-type="float" office:value="62482" calcext:value-type="float">
            <text:p><text:s/>62 482 </text:p>
          </table:table-cell>
          <table:table-cell table:style-name="ce5" office:value-type="float" office:value="62203" calcext:value-type="float">
            <text:p><text:s/>62 203 </text:p>
          </table:table-cell>
          <table:table-cell table:style-name="ce5" office:value-type="float" office:value="61323" calcext:value-type="float">
            <text:p><text:s/>61 323 </text:p>
          </table:table-cell>
          <table:table-cell table:style-name="ce5" office:value-type="float" office:value="60749" calcext:value-type="float">
            <text:p><text:s/>60 749 </text:p>
          </table:table-cell>
          <table:table-cell table:style-name="ce5" office:value-type="float" office:value="58153" calcext:value-type="float">
            <text:p><text:s/>58 153 </text:p>
          </table:table-cell>
          <table:table-cell table:style-name="ce5" office:value-type="float" office:value="65203" calcext:value-type="float">
            <text:p><text:s/>65 203 </text:p>
          </table:table-cell>
          <table:table-cell table:style-name="ce5" office:value-type="float" office:value="63929" calcext:value-type="float">
            <text:p><text:s/>63 929 </text:p>
          </table:table-cell>
          <table:table-cell table:style-name="ce5" office:value-type="float" office:value="63478" calcext:value-type="float">
            <text:p><text:s/>63 478 </text:p>
          </table:table-cell>
          <table:table-cell table:style-name="ce5" office:value-type="float" office:value="61966" calcext:value-type="float">
            <text:p><text:s/>61 966 </text:p>
          </table:table-cell>
          <table:table-cell table:style-name="ce5" office:value-type="float" office:value="61523" calcext:value-type="float">
            <text:p><text:s/>61 523 </text:p>
          </table:table-cell>
          <table:table-cell table:style-name="ce5" office:value-type="float" office:value="66607" calcext:value-type="float">
            <text:p><text:s/>66 607 </text:p>
          </table:table-cell>
          <table:table-cell table:style-name="ce5" office:value-type="float" office:value="67343" calcext:value-type="float">
            <text:p><text:s/>67 343 </text:p>
          </table:table-cell>
          <table:table-cell table:style-name="ce5" office:value-type="float" office:value="68173" calcext:value-type="float">
            <text:p><text:s/>68 173 </text:p>
          </table:table-cell>
          <table:table-cell table:style-name="ce5" office:value-type="float" office:value="69543" calcext:value-type="float">
            <text:p><text:s/>69 543 </text:p>
          </table:table-cell>
          <table:table-cell table:style-name="ce5" office:value-type="float" office:value="68875" calcext:value-type="float">
            <text:p><text:s/>68 875 </text:p>
          </table:table-cell>
          <table:table-cell table:style-name="ce5" office:value-type="float" office:value="74788" calcext:value-type="float">
            <text:p><text:s/>74 788 </text:p>
          </table:table-cell>
          <table:table-cell table:style-name="ce5" office:value-type="float" office:value="73687" calcext:value-type="float">
            <text:p><text:s/>73 687 </text:p>
          </table:table-cell>
          <table:table-cell table:style-name="ce5" office:value-type="float" office:value="71044" calcext:value-type="float">
            <text:p><text:s/>71 044 </text:p>
          </table:table-cell>
          <table:table-cell table:style-name="ce5" office:value-type="float" office:value="71190" calcext:value-type="float">
            <text:p><text:s/>71 190 </text:p>
          </table:table-cell>
          <table:table-cell table:style-name="ce5" office:value-type="float" office:value="70385" calcext:value-type="float">
            <text:p><text:s/>70 385 </text:p>
          </table:table-cell>
          <table:table-cell table:style-name="ce5" office:value-type="float" office:value="75493" calcext:value-type="float">
            <text:p><text:s/>75 493 </text:p>
          </table:table-cell>
          <table:table-cell table:style-name="ce5" office:value-type="float" office:value="74393" calcext:value-type="float">
            <text:p><text:s/>74 393 </text:p>
          </table:table-cell>
          <table:table-cell table:style-name="ce5" office:value-type="float" office:value="75472" calcext:value-type="float">
            <text:p><text:s/>75 472 </text:p>
          </table:table-cell>
          <table:table-cell table:style-name="ce5" office:value-type="float" office:value="73569" calcext:value-type="float">
            <text:p><text:s/>73 569 </text:p>
          </table:table-cell>
          <table:table-cell table:style-name="ce5" office:value-type="float" office:value="72846" calcext:value-type="float">
            <text:p><text:s/>72 846 </text:p>
          </table:table-cell>
          <table:table-cell table:style-name="ce5" office:value-type="float" office:value="73231" calcext:value-type="float">
            <text:p><text:s/>73 231 </text:p>
          </table:table-cell>
          <table:table-cell table:style-name="ce5" office:value-type="float" office:value="74790" calcext:value-type="float">
            <text:p><text:s/>74 790 </text:p>
          </table:table-cell>
          <table:table-cell table:style-name="ce5" office:value-type="float" office:value="72603" calcext:value-type="float">
            <text:p><text:s/>72 603 </text:p>
          </table:table-cell>
          <table:table-cell table:style-name="ce5" office:value-type="float" office:value="70473" calcext:value-type="float">
            <text:p><text:s/>70 473 </text:p>
          </table:table-cell>
          <table:table-cell table:style-name="ce5" office:value-type="float" office:value="60709" calcext:value-type="float">
            <text:p><text:s/>60 709 </text:p>
          </table:table-cell>
          <table:table-cell table:style-name="ce5" office:value-type="float" office:value="63183" calcext:value-type="float">
            <text:p><text:s/>63 183 </text:p>
          </table:table-cell>
          <table:table-cell table:style-name="ce5" office:value-type="float" office:value="61447" calcext:value-type="float">
            <text:p><text:s/>61 447 </text:p>
          </table:table-cell>
          <table:table-cell table:style-name="ce5" office:value-type="float" office:value="61753" calcext:value-type="float">
            <text:p><text:s/>61 753 </text:p>
          </table:table-cell>
          <table:table-cell table:style-name="ce5" office:value-type="float" office:value="61560" calcext:value-type="float">
            <text:p><text:s/>61 560 </text:p>
          </table:table-cell>
          <table:table-cell table:style-name="ce5" office:value-type="float" office:value="70798" calcext:value-type="float">
            <text:p><text:s/>70 798 </text:p>
          </table:table-cell>
          <table:table-cell table:style-name="ce5" office:value-type="float" office:value="71946" calcext:value-type="float">
            <text:p><text:s/>71 946 </text:p>
          </table:table-cell>
          <table:table-cell table:style-name="ce5" office:value-type="float" office:value="69592" calcext:value-type="float">
            <text:p><text:s/>69 592 </text:p>
          </table:table-cell>
          <table:table-cell table:style-name="ce5" office:value-type="float" office:value="70969" calcext:value-type="float">
            <text:p><text:s/>70 969 </text:p>
          </table:table-cell>
          <table:table-cell table:style-name="ce5" office:value-type="float" office:value="70568" calcext:value-type="float">
            <text:p><text:s/>70 568 </text:p>
          </table:table-cell>
          <table:table-cell table:style-name="ce5" office:value-type="float" office:value="71008" calcext:value-type="float">
            <text:p><text:s/>71 008 </text:p>
          </table:table-cell>
          <table:table-cell table:style-name="ce5" office:value-type="float" office:value="71796" calcext:value-type="float">
            <text:p><text:s/>71 796 </text:p>
          </table:table-cell>
          <table:table-cell table:style-name="ce5" office:value-type="float" office:value="71466" calcext:value-type="float">
            <text:p><text:s/>71 466 </text:p>
          </table:table-cell>
          <table:table-cell table:style-name="ce5" office:value-type="float" office:value="73404" calcext:value-type="float">
            <text:p><text:s/>73 404 </text:p>
          </table:table-cell>
          <table:table-cell table:style-name="ce5" office:value-type="float" office:value="74098" calcext:value-type="float">
            <text:p><text:s/>74 098 </text:p>
          </table:table-cell>
          <table:table-cell table:style-name="ce5" office:value-type="float" office:value="76351" calcext:value-type="float">
            <text:p><text:s/>76 351 </text:p>
          </table:table-cell>
          <table:table-cell table:style-name="ce5" office:value-type="float" office:value="74867" calcext:value-type="float">
            <text:p><text:s/>74 867 </text:p>
          </table:table-cell>
          <table:table-cell table:style-name="ce5" office:value-type="float" office:value="76641" calcext:value-type="float">
            <text:p><text:s/>76 641 </text:p>
          </table:table-cell>
          <table:table-cell table:style-name="ce5" office:value-type="float" office:value="75988" calcext:value-type="float">
            <text:p><text:s/>75 988 </text:p>
          </table:table-cell>
          <table:table-cell table:style-name="ce5" office:value-type="float" office:value="76752" calcext:value-type="float">
            <text:p><text:s/>76 752 </text:p>
          </table:table-cell>
          <table:table-cell table:style-name="ce10" office:value-type="float" office:value="79991" calcext:value-type="float">
            <text:p><text:s/>79 991 </text:p>
          </table:table-cell>
          <table:table-cell table:style-name="ce10" office:value-type="float" office:value="81303" calcext:value-type="float">
            <text:p><text:s/>81 303 </text:p>
          </table:table-cell>
          <table:table-cell table:style-name="ce10" office:value-type="float" office:value="80190" calcext:value-type="float">
            <text:p><text:s/>80 190 </text:p>
          </table:table-cell>
          <table:table-cell table:style-name="ce10" office:value-type="float" office:value="84114" calcext:value-type="float">
            <text:p><text:s/>84 114 </text:p>
          </table:table-cell>
          <table:table-cell table:style-name="ce10" office:value-type="float" office:value="86585" calcext:value-type="float">
            <text:p><text:s/>86 585 </text:p>
          </table:table-cell>
          <table:table-cell table:style-name="ce10" office:value-type="float" office:value="88227" calcext:value-type="float">
            <text:p><text:s/>88 227 </text:p>
          </table:table-cell>
          <table:table-cell table:style-name="ce10" office:value-type="float" office:value="91187" calcext:value-type="float">
            <text:p><text:s/>91 187 </text:p>
          </table:table-cell>
          <table:table-cell table:style-name="ce10" office:value-type="float" office:value="97680" calcext:value-type="float">
            <text:p><text:s/>97 680 </text:p>
          </table:table-cell>
          <table:table-cell table:style-name="ce10" office:value-type="float" office:value="102270" calcext:value-type="float">
            <text:p><text:s/>102 270 </text:p>
          </table:table-cell>
          <table:table-cell table:style-name="ce10" office:value-type="float" office:value="105159" calcext:value-type="float">
            <text:p><text:s/>105 159 </text:p>
          </table:table-cell>
          <table:table-cell table:style-name="ce10" office:value-type="float" office:value="101877" calcext:value-type="float">
            <text:p><text:s/>101 877 </text:p>
          </table:table-cell>
          <table:table-cell table:style-name="ce10" office:value-type="float" office:value="104631" calcext:value-type="float">
            <text:p><text:s/>104 631 </text:p>
          </table:table-cell>
          <table:table-cell table:style-name="ce10" office:value-type="float" office:value="102874" calcext:value-type="float">
            <text:p><text:s/>102 874 </text:p>
          </table:table-cell>
          <table:table-cell table:style-name="ce10" office:value-type="float" office:value="103580" calcext:value-type="float">
            <text:p><text:s/>103 580 </text:p>
          </table:table-cell>
          <table:table-cell table:style-name="ce10" office:value-type="float" office:value="100109" calcext:value-type="float">
            <text:p><text:s/>100 109 </text:p>
          </table:table-cell>
          <table:table-cell table:style-name="ce10" office:value-type="float" office:value="97686" calcext:value-type="float">
            <text:p><text:s/>97 686 </text:p>
          </table:table-cell>
          <table:table-cell table:style-name="ce10" office:value-type="float" office:value="91983" calcext:value-type="float">
            <text:p><text:s/>91 983 </text:p>
          </table:table-cell>
          <table:table-cell table:style-name="ce10" office:value-type="float" office:value="92194" calcext:value-type="float">
            <text:p><text:s/>92 194 </text:p>
          </table:table-cell>
          <table:table-cell table:style-name="ce10" office:value-type="float" office:value="90479" calcext:value-type="float">
            <text:p><text:s/>90 479 </text:p>
          </table:table-cell>
          <table:table-cell table:style-name="ce10" office:value-type="float" office:value="90545" calcext:value-type="float">
            <text:p><text:s/>90 545 </text:p>
          </table:table-cell>
          <table:table-cell table:style-name="ce10" office:value-type="float" office:value="92244" calcext:value-type="float">
            <text:p><text:s/>92 244 </text:p>
          </table:table-cell>
          <table:table-cell table:style-name="ce10" office:value-type="float" office:value="93924" calcext:value-type="float">
            <text:p><text:s/>93 924 </text:p>
          </table:table-cell>
          <table:table-cell table:style-name="ce10" office:value-type="float" office:value="96367" calcext:value-type="float">
            <text:p><text:s/>96 367 </text:p>
          </table:table-cell>
          <table:table-cell table:style-name="ce10" office:value-type="float" office:value="96434" calcext:value-type="float">
            <text:p><text:s/>96 434 </text:p>
          </table:table-cell>
          <table:table-cell table:style-name="ce10" office:value-type="float" office:value="98259" calcext:value-type="float">
            <text:p><text:s/>98 259 </text:p>
          </table:table-cell>
          <table:table-cell table:style-name="ce10" office:value-type="float" office:value="99863" calcext:value-type="float">
            <text:p><text:s/>99 863 </text:p>
          </table:table-cell>
          <table:table-cell table:style-name="ce10" office:value-type="float" office:value="102210" calcext:value-type="float">
            <text:p><text:s/>102 210 </text:p>
          </table:table-cell>
          <table:table-cell table:style-name="ce10" office:value-type="float" office:value="105645" calcext:value-type="float">
            <text:p><text:s/>105 645 </text:p>
          </table:table-cell>
          <table:table-cell table:style-name="ce10" office:value-type="float" office:value="108795" calcext:value-type="float">
            <text:p><text:s/>108 795 </text:p>
          </table:table-cell>
          <table:table-cell table:style-name="ce10" office:value-type="float" office:value="111530" calcext:value-type="float">
            <text:p><text:s/>111 530 </text:p>
          </table:table-cell>
          <table:table-cell table:style-name="ce10" office:value-type="float" office:value="111355" calcext:value-type="float">
            <text:p><text:s/>111 355 </text:p>
          </table:table-cell>
          <table:table-cell table:style-name="ce10" office:value-type="float" office:value="112082" calcext:value-type="float">
            <text:p><text:s/>112 082 </text:p>
          </table:table-cell>
          <table:table-cell table:style-name="ce10" office:value-type="float" office:value="109284" calcext:value-type="float">
            <text:p><text:s/>109 284 </text:p>
          </table:table-cell>
          <table:table-cell table:style-name="ce10" office:value-type="float" office:value="107269" calcext:value-type="float">
            <text:p><text:s/>107 269 </text:p>
          </table:table-cell>
          <table:table-cell table:style-name="ce10" office:value-type="float" office:value="104168" calcext:value-type="float">
            <text:p><text:s/>104 168 </text:p>
          </table:table-cell>
          <table:table-cell table:style-name="ce10" office:value-type="float" office:value="100893" calcext:value-type="float">
            <text:p><text:s/>100 893 </text:p>
          </table:table-cell>
          <table:table-cell table:style-name="ce10" office:value-type="float" office:value="97826" calcext:value-type="float">
            <text:p><text:s/>97 826 </text:p>
          </table:table-cell>
          <table:table-cell table:style-name="ce10" office:value-type="float" office:value="93780" calcext:value-type="float">
            <text:p><text:s/>93 780 </text:p>
          </table:table-cell>
          <table:table-cell table:style-name="ce10" office:value-type="float" office:value="89818" calcext:value-type="float">
            <text:p><text:s/>89 818 </text:p>
          </table:table-cell>
          <table:table-cell table:style-name="ce10" office:value-type="float" office:value="88356" calcext:value-type="float">
            <text:p><text:s/>88 356 </text:p>
          </table:table-cell>
          <table:table-cell table:style-name="ce10" office:value-type="float" office:value="85923" calcext:value-type="float">
            <text:p><text:s/>85 923 </text:p>
          </table:table-cell>
          <table:table-cell table:style-name="ce10" office:value-type="float" office:value="87512" calcext:value-type="float">
            <text:p><text:s/>87 512 </text:p>
          </table:table-cell>
          <table:table-cell table:style-name="ce10" office:value-type="float" office:value="88611" calcext:value-type="float">
            <text:p><text:s/>88 611 </text:p>
          </table:table-cell>
          <table:table-cell table:style-name="ce10" office:value-type="float" office:value="88776" calcext:value-type="float">
            <text:p><text:s/>88 776 </text:p>
          </table:table-cell>
          <table:table-cell table:style-name="ce13" office:value-type="float" office:value="90216" calcext:value-type="float">
            <text:p><text:s/>90 216 </text:p>
          </table:table-cell>
          <table:table-cell table:style-name="ce13" office:value-type="float" office:value="92182" calcext:value-type="float">
            <text:p><text:s/>92 182 </text:p>
          </table:table-cell>
          <table:table-cell table:style-name="ce13" office:value-type="float" office:value="92163" calcext:value-type="float">
            <text:p><text:s/>92 163 </text:p>
          </table:table-cell>
          <table:table-cell table:style-name="ce13" office:value-type="float" office:value="94850" calcext:value-type="float">
            <text:p><text:s/>94 850 </text:p>
          </table:table-cell>
          <table:table-cell table:style-name="ce13" office:value-type="float" office:value="95211" calcext:value-type="float">
            <text:p><text:s/>95 211 </text:p>
          </table:table-cell>
          <table:table-cell table:style-name="ce13" office:value-type="float" office:value="98016" calcext:value-type="float">
            <text:p><text:s/>98 016 </text:p>
          </table:table-cell>
          <table:table-cell table:style-name="ce14" office:value-type="float" office:value="100268" calcext:value-type="float">
            <text:p>100268</text:p>
          </table:table-cell>
          <table:table-cell table:style-name="ce14" office:value-type="float" office:value="101829" calcext:value-type="float">
            <text:p>101829</text:p>
          </table:table-cell>
          <table:table-cell table:style-name="ce14" office:value-type="float" office:value="101935" calcext:value-type="float">
            <text:p>101935</text:p>
          </table:table-cell>
          <table:table-cell table:number-columns-repeated="87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float" office:value="41138" calcext:value-type="float">
            <text:p><text:s/>41 138 </text:p>
          </table:table-cell>
          <table:table-cell table:style-name="ce5" office:value-type="float" office:value="41735" calcext:value-type="float">
            <text:p><text:s/>41 735 </text:p>
          </table:table-cell>
          <table:table-cell table:style-name="ce5" office:value-type="float" office:value="42302" calcext:value-type="float">
            <text:p><text:s/>42 302 </text:p>
          </table:table-cell>
          <table:table-cell table:style-name="ce5" office:value-type="float" office:value="42835" calcext:value-type="float">
            <text:p><text:s/>42 835 </text:p>
          </table:table-cell>
          <table:table-cell table:style-name="ce5" office:value-type="float" office:value="43330" calcext:value-type="float">
            <text:p><text:s/>43 330 </text:p>
          </table:table-cell>
          <table:table-cell table:style-name="ce5" office:value-type="float" office:value="43292" calcext:value-type="float">
            <text:p><text:s/>43 292 </text:p>
          </table:table-cell>
          <table:table-cell table:style-name="ce5" office:value-type="float" office:value="43378" calcext:value-type="float">
            <text:p><text:s/>43 378 </text:p>
          </table:table-cell>
          <table:table-cell table:style-name="ce5" office:value-type="float" office:value="43294" calcext:value-type="float">
            <text:p><text:s/>43 294 </text:p>
          </table:table-cell>
          <table:table-cell table:style-name="ce5" office:value-type="float" office:value="43186" calcext:value-type="float">
            <text:p><text:s/>43 186 </text:p>
          </table:table-cell>
          <table:table-cell table:style-name="ce5" office:value-type="float" office:value="43051" calcext:value-type="float">
            <text:p><text:s/>43 051 </text:p>
          </table:table-cell>
          <table:table-cell table:style-name="ce5" office:value-type="float" office:value="42537" calcext:value-type="float">
            <text:p><text:s/>42 537 </text:p>
          </table:table-cell>
          <table:table-cell table:style-name="ce5" office:value-type="float" office:value="42208" calcext:value-type="float">
            <text:p><text:s/>42 208 </text:p>
          </table:table-cell>
          <table:table-cell table:style-name="ce5" office:value-type="float" office:value="41899" calcext:value-type="float">
            <text:p><text:s/>41 899 </text:p>
          </table:table-cell>
          <table:table-cell table:style-name="ce5" office:value-type="float" office:value="41611" calcext:value-type="float">
            <text:p><text:s/>41 611 </text:p>
          </table:table-cell>
          <table:table-cell table:style-name="ce5" office:value-type="float" office:value="41341" calcext:value-type="float">
            <text:p><text:s/>41 341 </text:p>
          </table:table-cell>
          <table:table-cell table:style-name="ce5" office:value-type="float" office:value="41280" calcext:value-type="float">
            <text:p><text:s/>41 280 </text:p>
          </table:table-cell>
          <table:table-cell table:style-name="ce5" office:value-type="float" office:value="41157" calcext:value-type="float">
            <text:p><text:s/>41 157 </text:p>
          </table:table-cell>
          <table:table-cell table:style-name="ce5" office:value-type="float" office:value="40971" calcext:value-type="float">
            <text:p><text:s/>40 971 </text:p>
          </table:table-cell>
          <table:table-cell table:style-name="ce5" office:value-type="float" office:value="40721" calcext:value-type="float">
            <text:p><text:s/>40 721 </text:p>
          </table:table-cell>
          <table:table-cell table:style-name="ce5" office:value-type="float" office:value="40407" calcext:value-type="float">
            <text:p><text:s/>40 407 </text:p>
          </table:table-cell>
          <table:table-cell table:style-name="ce5" office:value-type="float" office:value="41204" calcext:value-type="float">
            <text:p><text:s/>41 204 </text:p>
          </table:table-cell>
          <table:table-cell table:style-name="ce5" office:value-type="float" office:value="41969" calcext:value-type="float">
            <text:p><text:s/>41 969 </text:p>
          </table:table-cell>
          <table:table-cell table:style-name="ce5" office:value-type="float" office:value="42546" calcext:value-type="float">
            <text:p><text:s/>42 546 </text:p>
          </table:table-cell>
          <table:table-cell table:style-name="ce5" office:value-type="float" office:value="43231" calcext:value-type="float">
            <text:p><text:s/>43 231 </text:p>
          </table:table-cell>
          <table:table-cell table:style-name="ce5" office:value-type="float" office:value="43863" calcext:value-type="float">
            <text:p><text:s/>43 863 </text:p>
          </table:table-cell>
          <table:table-cell table:style-name="ce5" office:value-type="float" office:value="44543" calcext:value-type="float">
            <text:p><text:s/>44 543 </text:p>
          </table:table-cell>
          <table:table-cell table:style-name="ce5" office:value-type="float" office:value="45072" calcext:value-type="float">
            <text:p><text:s/>45 072 </text:p>
          </table:table-cell>
          <table:table-cell table:style-name="ce5" office:value-type="float" office:value="45807" calcext:value-type="float">
            <text:p><text:s/>45 807 </text:p>
          </table:table-cell>
          <table:table-cell table:style-name="ce5" office:value-type="float" office:value="45782" calcext:value-type="float">
            <text:p><text:s/>45 782 </text:p>
          </table:table-cell>
          <table:table-cell table:style-name="ce5" office:value-type="float" office:value="46295" calcext:value-type="float">
            <text:p><text:s/>46 295 </text:p>
          </table:table-cell>
          <table:table-cell table:style-name="ce5" office:value-type="float" office:value="46773" calcext:value-type="float">
            <text:p><text:s/>46 773 </text:p>
          </table:table-cell>
          <table:table-cell table:style-name="ce5" office:value-type="float" office:value="47178" calcext:value-type="float">
            <text:p><text:s/>47 178 </text:p>
          </table:table-cell>
          <table:table-cell table:style-name="ce5" office:value-type="float" office:value="47798" calcext:value-type="float">
            <text:p><text:s/>47 798 </text:p>
          </table:table-cell>
          <table:table-cell table:style-name="ce5" office:value-type="float" office:value="48500" calcext:value-type="float">
            <text:p><text:s/>48 500 </text:p>
          </table:table-cell>
          <table:table-cell table:style-name="ce5" office:value-type="float" office:value="49157" calcext:value-type="float">
            <text:p><text:s/>49 157 </text:p>
          </table:table-cell>
          <table:table-cell table:style-name="ce5" office:value-type="float" office:value="50073" calcext:value-type="float">
            <text:p><text:s/>50 073 </text:p>
          </table:table-cell>
          <table:table-cell table:style-name="ce5" office:value-type="float" office:value="51072" calcext:value-type="float">
            <text:p><text:s/>51 072 </text:p>
          </table:table-cell>
          <table:table-cell table:style-name="ce5" office:value-type="float" office:value="52512" calcext:value-type="float">
            <text:p><text:s/>52 512 </text:p>
          </table:table-cell>
          <table:table-cell table:style-name="ce5" office:value-type="float" office:value="54098" calcext:value-type="float">
            <text:p><text:s/>54 098 </text:p>
          </table:table-cell>
          <table:table-cell table:style-name="ce5" office:value-type="float" office:value="54246" calcext:value-type="float">
            <text:p><text:s/>54 246 </text:p>
          </table:table-cell>
          <table:table-cell table:style-name="ce5" office:value-type="float" office:value="55559" calcext:value-type="float">
            <text:p><text:s/>55 559 </text:p>
          </table:table-cell>
          <table:table-cell table:style-name="ce5" office:value-type="float" office:value="58249" calcext:value-type="float">
            <text:p><text:s/>58 249 </text:p>
          </table:table-cell>
          <table:table-cell table:style-name="ce5" office:value-type="float" office:value="61916" calcext:value-type="float">
            <text:p><text:s/>61 916 </text:p>
          </table:table-cell>
          <table:table-cell table:style-name="ce5" office:value-type="float" office:value="60624" calcext:value-type="float">
            <text:p><text:s/>60 624 </text:p>
          </table:table-cell>
          <table:table-cell table:style-name="ce5" office:value-type="float" office:value="59445" calcext:value-type="float">
            <text:p><text:s/>59 445 </text:p>
          </table:table-cell>
          <table:table-cell table:style-name="ce5" office:value-type="float" office:value="58150" calcext:value-type="float">
            <text:p><text:s/>58 150 </text:p>
          </table:table-cell>
          <table:table-cell table:style-name="ce5" office:value-type="float" office:value="56477" calcext:value-type="float">
            <text:p><text:s/>56 477 </text:p>
          </table:table-cell>
          <table:table-cell table:style-name="ce5" office:value-type="float" office:value="63585" calcext:value-type="float">
            <text:p><text:s/>63 585 </text:p>
          </table:table-cell>
          <table:table-cell table:style-name="ce5" office:value-type="float" office:value="61476" calcext:value-type="float">
            <text:p><text:s/>61 476 </text:p>
          </table:table-cell>
          <table:table-cell table:style-name="ce5" office:value-type="float" office:value="60722" calcext:value-type="float">
            <text:p><text:s/>60 722 </text:p>
          </table:table-cell>
          <table:table-cell table:style-name="ce5" office:value-type="float" office:value="60183" calcext:value-type="float">
            <text:p><text:s/>60 183 </text:p>
          </table:table-cell>
          <table:table-cell table:style-name="ce5" office:value-type="float" office:value="58621" calcext:value-type="float">
            <text:p><text:s/>58 621 </text:p>
          </table:table-cell>
          <table:table-cell table:style-name="ce5" office:value-type="float" office:value="61774" calcext:value-type="float">
            <text:p><text:s/>61 774 </text:p>
          </table:table-cell>
          <table:table-cell table:style-name="ce5" office:value-type="float" office:value="61489" calcext:value-type="float">
            <text:p><text:s/>61 489 </text:p>
          </table:table-cell>
          <table:table-cell table:style-name="ce5" office:value-type="float" office:value="60646" calcext:value-type="float">
            <text:p><text:s/>60 646 </text:p>
          </table:table-cell>
          <table:table-cell table:style-name="ce5" office:value-type="float" office:value="60089" calcext:value-type="float">
            <text:p><text:s/>60 089 </text:p>
          </table:table-cell>
          <table:table-cell table:style-name="ce5" office:value-type="float" office:value="57522" calcext:value-type="float">
            <text:p><text:s/>57 522 </text:p>
          </table:table-cell>
          <table:table-cell table:style-name="ce5" office:value-type="float" office:value="64295" calcext:value-type="float">
            <text:p><text:s/>64 295 </text:p>
          </table:table-cell>
          <table:table-cell table:style-name="ce5" office:value-type="float" office:value="62189" calcext:value-type="float">
            <text:p><text:s/>62 189 </text:p>
          </table:table-cell>
          <table:table-cell table:style-name="ce5" office:value-type="float" office:value="62492" calcext:value-type="float">
            <text:p><text:s/>62 492 </text:p>
          </table:table-cell>
          <table:table-cell table:style-name="ce5" office:value-type="float" office:value="60982" calcext:value-type="float">
            <text:p><text:s/>60 982 </text:p>
          </table:table-cell>
          <table:table-cell table:style-name="ce5" office:value-type="float" office:value="61065" calcext:value-type="float">
            <text:p><text:s/>61 065 </text:p>
          </table:table-cell>
          <table:table-cell table:style-name="ce5" office:value-type="float" office:value="66104" calcext:value-type="float">
            <text:p><text:s/>66 104 </text:p>
          </table:table-cell>
          <table:table-cell table:style-name="ce5" office:value-type="float" office:value="66817" calcext:value-type="float">
            <text:p><text:s/>66 817 </text:p>
          </table:table-cell>
          <table:table-cell table:style-name="ce5" office:value-type="float" office:value="67658" calcext:value-type="float">
            <text:p><text:s/>67 658 </text:p>
          </table:table-cell>
          <table:table-cell table:style-name="ce5" office:value-type="float" office:value="68992" calcext:value-type="float">
            <text:p><text:s/>68 992 </text:p>
          </table:table-cell>
          <table:table-cell table:style-name="ce5" office:value-type="float" office:value="68340" calcext:value-type="float">
            <text:p><text:s/>68 340 </text:p>
          </table:table-cell>
          <table:table-cell table:style-name="ce5" office:value-type="float" office:value="74108" calcext:value-type="float">
            <text:p><text:s/>74 108 </text:p>
          </table:table-cell>
          <table:table-cell table:style-name="ce5" office:value-type="float" office:value="73005" calcext:value-type="float">
            <text:p><text:s/>73 005 </text:p>
          </table:table-cell>
          <table:table-cell table:style-name="ce5" office:value-type="float" office:value="70397" calcext:value-type="float">
            <text:p><text:s/>70 397 </text:p>
          </table:table-cell>
          <table:table-cell table:style-name="ce5" office:value-type="float" office:value="70541" calcext:value-type="float">
            <text:p><text:s/>70 541 </text:p>
          </table:table-cell>
          <table:table-cell table:style-name="ce5" office:value-type="float" office:value="70213" calcext:value-type="float">
            <text:p><text:s/>70 213 </text:p>
          </table:table-cell>
          <table:table-cell table:style-name="ce5" office:value-type="float" office:value="75214" calcext:value-type="float">
            <text:p><text:s/>75 214 </text:p>
          </table:table-cell>
          <table:table-cell table:style-name="ce5" office:value-type="float" office:value="74132" calcext:value-type="float">
            <text:p><text:s/>74 132 </text:p>
          </table:table-cell>
          <table:table-cell table:style-name="ce5" office:value-type="float" office:value="75199" calcext:value-type="float">
            <text:p><text:s/>75 199 </text:p>
          </table:table-cell>
          <table:table-cell table:style-name="ce5" office:value-type="float" office:value="73339" calcext:value-type="float">
            <text:p><text:s/>73 339 </text:p>
          </table:table-cell>
          <table:table-cell table:style-name="ce5" office:value-type="float" office:value="72617" calcext:value-type="float">
            <text:p><text:s/>72 617 </text:p>
          </table:table-cell>
          <table:table-cell table:style-name="ce5" office:value-type="float" office:value="72781" calcext:value-type="float">
            <text:p><text:s/>72 781 </text:p>
          </table:table-cell>
          <table:table-cell table:style-name="ce5" office:value-type="float" office:value="74518" calcext:value-type="float">
            <text:p><text:s/>74 518 </text:p>
          </table:table-cell>
          <table:table-cell table:style-name="ce5" office:value-type="float" office:value="72352" calcext:value-type="float">
            <text:p><text:s/>72 352 </text:p>
          </table:table-cell>
          <table:table-cell table:style-name="ce5" office:value-type="float" office:value="70190" calcext:value-type="float">
            <text:p><text:s/>70 190 </text:p>
          </table:table-cell>
          <table:table-cell table:style-name="ce5" office:value-type="float" office:value="60508" calcext:value-type="float">
            <text:p><text:s/>60 508 </text:p>
          </table:table-cell>
          <table:table-cell table:style-name="ce5" office:value-type="float" office:value="62735" calcext:value-type="float">
            <text:p><text:s/>62 735 </text:p>
          </table:table-cell>
          <table:table-cell table:style-name="ce5" office:value-type="float" office:value="60857" calcext:value-type="float">
            <text:p><text:s/>60 857 </text:p>
          </table:table-cell>
          <table:table-cell table:style-name="ce5" office:value-type="float" office:value="61366" calcext:value-type="float">
            <text:p><text:s/>61 366 </text:p>
          </table:table-cell>
          <table:table-cell table:style-name="ce5" office:value-type="float" office:value="61385" calcext:value-type="float">
            <text:p><text:s/>61 385 </text:p>
          </table:table-cell>
          <table:table-cell table:style-name="ce5" office:value-type="float" office:value="71037" calcext:value-type="float">
            <text:p><text:s/>71 037 </text:p>
          </table:table-cell>
          <table:table-cell table:style-name="ce5" office:value-type="float" office:value="72306" calcext:value-type="float">
            <text:p><text:s/>72 306 </text:p>
          </table:table-cell>
          <table:table-cell table:style-name="ce5" office:value-type="float" office:value="70093" calcext:value-type="float">
            <text:p><text:s/>70 093 </text:p>
          </table:table-cell>
          <table:table-cell table:style-name="ce5" office:value-type="float" office:value="71529" calcext:value-type="float">
            <text:p><text:s/>71 529 </text:p>
          </table:table-cell>
          <table:table-cell table:style-name="ce5" office:value-type="float" office:value="70855" calcext:value-type="float">
            <text:p><text:s/>70 855 </text:p>
          </table:table-cell>
          <table:table-cell table:style-name="ce5" office:value-type="float" office:value="71849" calcext:value-type="float">
            <text:p><text:s/>71 849 </text:p>
          </table:table-cell>
          <table:table-cell table:style-name="ce5" office:value-type="float" office:value="72530" calcext:value-type="float">
            <text:p><text:s/>72 530 </text:p>
          </table:table-cell>
          <table:table-cell table:style-name="ce5" office:value-type="float" office:value="72097" calcext:value-type="float">
            <text:p><text:s/>72 097 </text:p>
          </table:table-cell>
          <table:table-cell table:style-name="ce5" office:value-type="float" office:value="74170" calcext:value-type="float">
            <text:p><text:s/>74 170 </text:p>
          </table:table-cell>
          <table:table-cell table:style-name="ce5" office:value-type="float" office:value="74420" calcext:value-type="float">
            <text:p><text:s/>74 420 </text:p>
          </table:table-cell>
          <table:table-cell table:style-name="ce5" office:value-type="float" office:value="77147" calcext:value-type="float">
            <text:p><text:s/>77 147 </text:p>
          </table:table-cell>
          <table:table-cell table:style-name="ce5" office:value-type="float" office:value="75720" calcext:value-type="float">
            <text:p><text:s/>75 720 </text:p>
          </table:table-cell>
          <table:table-cell table:style-name="ce5" office:value-type="float" office:value="77574" calcext:value-type="float">
            <text:p><text:s/>77 574 </text:p>
          </table:table-cell>
          <table:table-cell table:style-name="ce5" office:value-type="float" office:value="76990" calcext:value-type="float">
            <text:p><text:s/>76 990 </text:p>
          </table:table-cell>
          <table:table-cell table:style-name="ce10" office:value-type="float" office:value="79302" calcext:value-type="float">
            <text:p><text:s/>79 302 </text:p>
          </table:table-cell>
          <table:table-cell table:style-name="ce10" office:value-type="float" office:value="81512" calcext:value-type="float">
            <text:p><text:s/>81 512 </text:p>
          </table:table-cell>
          <table:table-cell table:style-name="ce10" office:value-type="float" office:value="82707" calcext:value-type="float">
            <text:p><text:s/>82 707 </text:p>
          </table:table-cell>
          <table:table-cell table:style-name="ce10" office:value-type="float" office:value="81711" calcext:value-type="float">
            <text:p><text:s/>81 711 </text:p>
          </table:table-cell>
          <table:table-cell table:style-name="ce10" office:value-type="float" office:value="84765" calcext:value-type="float">
            <text:p><text:s/>84 765 </text:p>
          </table:table-cell>
          <table:table-cell table:style-name="ce10" office:value-type="float" office:value="86523" calcext:value-type="float">
            <text:p><text:s/>86 523 </text:p>
          </table:table-cell>
          <table:table-cell table:style-name="ce10" office:value-type="float" office:value="89028" calcext:value-type="float">
            <text:p><text:s/>89 028 </text:p>
          </table:table-cell>
          <table:table-cell table:style-name="ce10" office:value-type="float" office:value="92386" calcext:value-type="float">
            <text:p><text:s/>92 386 </text:p>
          </table:table-cell>
          <table:table-cell table:style-name="ce10" office:value-type="float" office:value="99076" calcext:value-type="float">
            <text:p><text:s/>99 076 </text:p>
          </table:table-cell>
          <table:table-cell table:style-name="ce10" office:value-type="float" office:value="104204" calcext:value-type="float">
            <text:p><text:s/>104 204 </text:p>
          </table:table-cell>
          <table:table-cell table:style-name="ce10" office:value-type="float" office:value="102428" calcext:value-type="float">
            <text:p><text:s/>102 428 </text:p>
          </table:table-cell>
          <table:table-cell table:style-name="ce10" office:value-type="float" office:value="102322" calcext:value-type="float">
            <text:p><text:s/>102 322 </text:p>
          </table:table-cell>
          <table:table-cell table:style-name="ce10" office:value-type="float" office:value="106213" calcext:value-type="float">
            <text:p><text:s/>106 213 </text:p>
          </table:table-cell>
          <table:table-cell table:style-name="ce10" office:value-type="float" office:value="104379" calcext:value-type="float">
            <text:p><text:s/>104 379 </text:p>
          </table:table-cell>
          <table:table-cell table:style-name="ce10" office:value-type="float" office:value="104406" calcext:value-type="float">
            <text:p><text:s/>104 406 </text:p>
          </table:table-cell>
          <table:table-cell table:style-name="ce10" office:value-type="float" office:value="99010" calcext:value-type="float">
            <text:p><text:s/>99 010 </text:p>
          </table:table-cell>
          <table:table-cell table:style-name="ce10" office:value-type="float" office:value="96897" calcext:value-type="float">
            <text:p><text:s/>96 897 </text:p>
          </table:table-cell>
          <table:table-cell table:style-name="ce10" office:value-type="float" office:value="91982" calcext:value-type="float">
            <text:p><text:s/>91 982 </text:p>
          </table:table-cell>
          <table:table-cell table:style-name="ce10" office:value-type="float" office:value="92408" calcext:value-type="float">
            <text:p><text:s/>92 408 </text:p>
          </table:table-cell>
          <table:table-cell table:style-name="ce10" office:value-type="float" office:value="90901" calcext:value-type="float">
            <text:p><text:s/>90 901 </text:p>
          </table:table-cell>
          <table:table-cell table:style-name="ce10" office:value-type="float" office:value="91457" calcext:value-type="float">
            <text:p><text:s/>91 457 </text:p>
          </table:table-cell>
          <table:table-cell table:style-name="ce10" office:value-type="float" office:value="93661" calcext:value-type="float">
            <text:p><text:s/>93 661 </text:p>
          </table:table-cell>
          <table:table-cell table:style-name="ce10" office:value-type="float" office:value="95437" calcext:value-type="float">
            <text:p><text:s/>95 437 </text:p>
          </table:table-cell>
          <table:table-cell table:style-name="ce10" office:value-type="float" office:value="97264" calcext:value-type="float">
            <text:p><text:s/>97 264 </text:p>
          </table:table-cell>
          <table:table-cell table:style-name="ce10" office:value-type="float" office:value="97561" calcext:value-type="float">
            <text:p><text:s/>97 561 </text:p>
          </table:table-cell>
          <table:table-cell table:style-name="ce10" office:value-type="float" office:value="99441" calcext:value-type="float">
            <text:p><text:s/>99 441 </text:p>
          </table:table-cell>
          <table:table-cell table:style-name="ce10" office:value-type="float" office:value="101266" calcext:value-type="float">
            <text:p><text:s/>101 266 </text:p>
          </table:table-cell>
          <table:table-cell table:style-name="ce10" office:value-type="float" office:value="103788" calcext:value-type="float">
            <text:p><text:s/>103 788 </text:p>
          </table:table-cell>
          <table:table-cell table:style-name="ce10" office:value-type="float" office:value="107329" calcext:value-type="float">
            <text:p><text:s/>107 329 </text:p>
          </table:table-cell>
          <table:table-cell table:style-name="ce10" office:value-type="float" office:value="110725" calcext:value-type="float">
            <text:p><text:s/>110 725 </text:p>
          </table:table-cell>
          <table:table-cell table:style-name="ce10" office:value-type="float" office:value="114569" calcext:value-type="float">
            <text:p><text:s/>114 569 </text:p>
          </table:table-cell>
          <table:table-cell table:style-name="ce10" office:value-type="float" office:value="115755" calcext:value-type="float">
            <text:p><text:s/>115 755 </text:p>
          </table:table-cell>
          <table:table-cell table:style-name="ce10" office:value-type="float" office:value="114498" calcext:value-type="float">
            <text:p><text:s/>114 498 </text:p>
          </table:table-cell>
          <table:table-cell table:style-name="ce10" office:value-type="float" office:value="111387" calcext:value-type="float">
            <text:p><text:s/>111 387 </text:p>
          </table:table-cell>
          <table:table-cell table:style-name="ce10" office:value-type="float" office:value="109151" calcext:value-type="float">
            <text:p><text:s/>109 151 </text:p>
          </table:table-cell>
          <table:table-cell table:style-name="ce10" office:value-type="float" office:value="105898" calcext:value-type="float">
            <text:p><text:s/>105 898 </text:p>
          </table:table-cell>
          <table:table-cell table:style-name="ce10" office:value-type="float" office:value="101616" calcext:value-type="float">
            <text:p><text:s/>101 616 </text:p>
          </table:table-cell>
          <table:table-cell table:style-name="ce10" office:value-type="float" office:value="98555" calcext:value-type="float">
            <text:p><text:s/>98 555 </text:p>
          </table:table-cell>
          <table:table-cell table:style-name="ce10" office:value-type="float" office:value="94945" calcext:value-type="float">
            <text:p><text:s/>94 945 </text:p>
          </table:table-cell>
          <table:table-cell table:style-name="ce10" office:value-type="float" office:value="91416" calcext:value-type="float">
            <text:p><text:s/>91 416 </text:p>
          </table:table-cell>
          <table:table-cell table:style-name="ce10" office:value-type="float" office:value="90089" calcext:value-type="float">
            <text:p><text:s/>90 089 </text:p>
          </table:table-cell>
          <table:table-cell table:style-name="ce10" office:value-type="float" office:value="89428" calcext:value-type="float">
            <text:p><text:s/>89 428 </text:p>
          </table:table-cell>
          <table:table-cell table:style-name="ce10" office:value-type="float" office:value="89807" calcext:value-type="float">
            <text:p><text:s/>89 807 </text:p>
          </table:table-cell>
          <table:table-cell table:style-name="ce10" office:value-type="float" office:value="90774" calcext:value-type="float">
            <text:p><text:s/>90 774 </text:p>
          </table:table-cell>
          <table:table-cell table:style-name="ce13" office:value-type="float" office:value="90754" calcext:value-type="float">
            <text:p><text:s/>90 754 </text:p>
          </table:table-cell>
          <table:table-cell table:style-name="ce13" office:value-type="float" office:value="92186" calcext:value-type="float">
            <text:p><text:s/>92 186 </text:p>
          </table:table-cell>
          <table:table-cell table:style-name="ce13" office:value-type="float" office:value="94063" calcext:value-type="float">
            <text:p><text:s/>94 063 </text:p>
          </table:table-cell>
          <table:table-cell table:style-name="ce13" office:value-type="float" office:value="95616" calcext:value-type="float">
            <text:p><text:s/>95 616 </text:p>
          </table:table-cell>
          <table:table-cell table:style-name="ce13" office:value-type="float" office:value="98907" calcext:value-type="float">
            <text:p><text:s/>98 907 </text:p>
          </table:table-cell>
          <table:table-cell table:style-name="ce13" office:value-type="float" office:value="98387" calcext:value-type="float">
            <text:p><text:s/>98 387 </text:p>
          </table:table-cell>
          <table:table-cell table:style-name="ce14" office:value-type="float" office:value="102894" calcext:value-type="float">
            <text:p>102894</text:p>
          </table:table-cell>
          <table:table-cell table:style-name="ce14" office:value-type="float" office:value="103410" calcext:value-type="float">
            <text:p>103410</text:p>
          </table:table-cell>
          <table:table-cell table:style-name="ce14" office:value-type="float" office:value="105164" calcext:value-type="float">
            <text:p>105164</text:p>
          </table:table-cell>
          <table:table-cell table:number-columns-repeated="87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float" office:value="40067" calcext:value-type="float">
            <text:p><text:s/>40 067 </text:p>
          </table:table-cell>
          <table:table-cell table:style-name="ce5" office:value-type="float" office:value="40664" calcext:value-type="float">
            <text:p><text:s/>40 664 </text:p>
          </table:table-cell>
          <table:table-cell table:style-name="ce5" office:value-type="float" office:value="41233" calcext:value-type="float">
            <text:p><text:s/>41 233 </text:p>
          </table:table-cell>
          <table:table-cell table:style-name="ce5" office:value-type="float" office:value="41769" calcext:value-type="float">
            <text:p><text:s/>41 769 </text:p>
          </table:table-cell>
          <table:table-cell table:style-name="ce5" office:value-type="float" office:value="42270" calcext:value-type="float">
            <text:p><text:s/>42 270 </text:p>
          </table:table-cell>
          <table:table-cell table:style-name="ce5" office:value-type="float" office:value="42734" calcext:value-type="float">
            <text:p><text:s/>42 734 </text:p>
          </table:table-cell>
          <table:table-cell table:style-name="ce5" office:value-type="float" office:value="42688" calcext:value-type="float">
            <text:p><text:s/>42 688 </text:p>
          </table:table-cell>
          <table:table-cell table:style-name="ce5" office:value-type="float" office:value="42786" calcext:value-type="float">
            <text:p><text:s/>42 786 </text:p>
          </table:table-cell>
          <table:table-cell table:style-name="ce5" office:value-type="float" office:value="42688" calcext:value-type="float">
            <text:p><text:s/>42 688 </text:p>
          </table:table-cell>
          <table:table-cell table:style-name="ce5" office:value-type="float" office:value="42563" calcext:value-type="float">
            <text:p><text:s/>42 563 </text:p>
          </table:table-cell>
          <table:table-cell table:style-name="ce5" office:value-type="float" office:value="42411" calcext:value-type="float">
            <text:p><text:s/>42 411 </text:p>
          </table:table-cell>
          <table:table-cell table:style-name="ce5" office:value-type="float" office:value="42072" calcext:value-type="float">
            <text:p><text:s/>42 072 </text:p>
          </table:table-cell>
          <table:table-cell table:style-name="ce5" office:value-type="float" office:value="41753" calcext:value-type="float">
            <text:p><text:s/>41 753 </text:p>
          </table:table-cell>
          <table:table-cell table:style-name="ce5" office:value-type="float" office:value="41454" calcext:value-type="float">
            <text:p><text:s/>41 454 </text:p>
          </table:table-cell>
          <table:table-cell table:style-name="ce5" office:value-type="float" office:value="41175" calcext:value-type="float">
            <text:p><text:s/>41 175 </text:p>
          </table:table-cell>
          <table:table-cell table:style-name="ce5" office:value-type="float" office:value="40917" calcext:value-type="float">
            <text:p><text:s/>40 917 </text:p>
          </table:table-cell>
          <table:table-cell table:style-name="ce5" office:value-type="float" office:value="40822" calcext:value-type="float">
            <text:p><text:s/>40 822 </text:p>
          </table:table-cell>
          <table:table-cell table:style-name="ce5" office:value-type="float" office:value="40667" calcext:value-type="float">
            <text:p><text:s/>40 667 </text:p>
          </table:table-cell>
          <table:table-cell table:style-name="ce5" office:value-type="float" office:value="40448" calcext:value-type="float">
            <text:p><text:s/>40 448 </text:p>
          </table:table-cell>
          <table:table-cell table:style-name="ce5" office:value-type="float" office:value="40165" calcext:value-type="float">
            <text:p><text:s/>40 165 </text:p>
          </table:table-cell>
          <table:table-cell table:style-name="ce5" office:value-type="float" office:value="39816" calcext:value-type="float">
            <text:p><text:s/>39 816 </text:p>
          </table:table-cell>
          <table:table-cell table:style-name="ce5" office:value-type="float" office:value="40614" calcext:value-type="float">
            <text:p><text:s/>40 614 </text:p>
          </table:table-cell>
          <table:table-cell table:style-name="ce5" office:value-type="float" office:value="41285" calcext:value-type="float">
            <text:p><text:s/>41 285 </text:p>
          </table:table-cell>
          <table:table-cell table:style-name="ce5" office:value-type="float" office:value="41780" calcext:value-type="float">
            <text:p><text:s/>41 780 </text:p>
          </table:table-cell>
          <table:table-cell table:style-name="ce5" office:value-type="float" office:value="42407" calcext:value-type="float">
            <text:p><text:s/>42 407 </text:p>
          </table:table-cell>
          <table:table-cell table:style-name="ce5" office:value-type="float" office:value="42994" calcext:value-type="float">
            <text:p><text:s/>42 994 </text:p>
          </table:table-cell>
          <table:table-cell table:style-name="ce5" office:value-type="float" office:value="43680" calcext:value-type="float">
            <text:p><text:s/>43 680 </text:p>
          </table:table-cell>
          <table:table-cell table:style-name="ce5" office:value-type="float" office:value="44277" calcext:value-type="float">
            <text:p><text:s/>44 277 </text:p>
          </table:table-cell>
          <table:table-cell table:style-name="ce5" office:value-type="float" office:value="45081" calcext:value-type="float">
            <text:p><text:s/>45 081 </text:p>
          </table:table-cell>
          <table:table-cell table:style-name="ce5" office:value-type="float" office:value="45536" calcext:value-type="float">
            <text:p><text:s/>45 536 </text:p>
          </table:table-cell>
          <table:table-cell table:style-name="ce5" office:value-type="float" office:value="46052" calcext:value-type="float">
            <text:p><text:s/>46 052 </text:p>
          </table:table-cell>
          <table:table-cell table:style-name="ce5" office:value-type="float" office:value="46529" calcext:value-type="float">
            <text:p><text:s/>46 529 </text:p>
          </table:table-cell>
          <table:table-cell table:style-name="ce5" office:value-type="float" office:value="46969" calcext:value-type="float">
            <text:p><text:s/>46 969 </text:p>
          </table:table-cell>
          <table:table-cell table:style-name="ce5" office:value-type="float" office:value="47577" calcext:value-type="float">
            <text:p><text:s/>47 577 </text:p>
          </table:table-cell>
          <table:table-cell table:style-name="ce5" office:value-type="float" office:value="48200" calcext:value-type="float">
            <text:p><text:s/>48 200 </text:p>
          </table:table-cell>
          <table:table-cell table:style-name="ce5" office:value-type="float" office:value="48909" calcext:value-type="float">
            <text:p><text:s/>48 909 </text:p>
          </table:table-cell>
          <table:table-cell table:style-name="ce5" office:value-type="float" office:value="49829" calcext:value-type="float">
            <text:p><text:s/>49 829 </text:p>
          </table:table-cell>
          <table:table-cell table:style-name="ce5" office:value-type="float" office:value="50822" calcext:value-type="float">
            <text:p><text:s/>50 822 </text:p>
          </table:table-cell>
          <table:table-cell table:style-name="ce5" office:value-type="float" office:value="52319" calcext:value-type="float">
            <text:p><text:s/>52 319 </text:p>
          </table:table-cell>
          <table:table-cell table:style-name="ce5" office:value-type="float" office:value="53949" calcext:value-type="float">
            <text:p><text:s/>53 949 </text:p>
          </table:table-cell>
          <table:table-cell table:style-name="ce5" office:value-type="float" office:value="53895" calcext:value-type="float">
            <text:p><text:s/>53 895 </text:p>
          </table:table-cell>
          <table:table-cell table:style-name="ce5" office:value-type="float" office:value="55258" calcext:value-type="float">
            <text:p><text:s/>55 258 </text:p>
          </table:table-cell>
          <table:table-cell table:style-name="ce5" office:value-type="float" office:value="57913" calcext:value-type="float">
            <text:p><text:s/>57 913 </text:p>
          </table:table-cell>
          <table:table-cell table:style-name="ce5" office:value-type="float" office:value="61681" calcext:value-type="float">
            <text:p><text:s/>61 681 </text:p>
          </table:table-cell>
          <table:table-cell table:style-name="ce5" office:value-type="float" office:value="60400" calcext:value-type="float">
            <text:p><text:s/>60 400 </text:p>
          </table:table-cell>
          <table:table-cell table:style-name="ce5" office:value-type="float" office:value="59182" calcext:value-type="float">
            <text:p><text:s/>59 182 </text:p>
          </table:table-cell>
          <table:table-cell table:style-name="ce5" office:value-type="float" office:value="57930" calcext:value-type="float">
            <text:p><text:s/>57 930 </text:p>
          </table:table-cell>
          <table:table-cell table:style-name="ce5" office:value-type="float" office:value="56290" calcext:value-type="float">
            <text:p><text:s/>56 290 </text:p>
          </table:table-cell>
          <table:table-cell table:style-name="ce5" office:value-type="float" office:value="63312" calcext:value-type="float">
            <text:p><text:s/>63 312 </text:p>
          </table:table-cell>
          <table:table-cell table:style-name="ce5" office:value-type="float" office:value="61233" calcext:value-type="float">
            <text:p><text:s/>61 233 </text:p>
          </table:table-cell>
          <table:table-cell table:style-name="ce5" office:value-type="float" office:value="60479" calcext:value-type="float">
            <text:p><text:s/>60 479 </text:p>
          </table:table-cell>
          <table:table-cell table:style-name="ce5" office:value-type="float" office:value="59503" calcext:value-type="float">
            <text:p><text:s/>59 503 </text:p>
          </table:table-cell>
          <table:table-cell table:style-name="ce5" office:value-type="float" office:value="57992" calcext:value-type="float">
            <text:p><text:s/>57 992 </text:p>
          </table:table-cell>
          <table:table-cell table:style-name="ce5" office:value-type="float" office:value="61086" calcext:value-type="float">
            <text:p><text:s/>61 086 </text:p>
          </table:table-cell>
          <table:table-cell table:style-name="ce5" office:value-type="float" office:value="60799" calcext:value-type="float">
            <text:p><text:s/>60 799 </text:p>
          </table:table-cell>
          <table:table-cell table:style-name="ce5" office:value-type="float" office:value="59989" calcext:value-type="float">
            <text:p><text:s/>59 989 </text:p>
          </table:table-cell>
          <table:table-cell table:style-name="ce5" office:value-type="float" office:value="59434" calcext:value-type="float">
            <text:p><text:s/>59 434 </text:p>
          </table:table-cell>
          <table:table-cell table:style-name="ce5" office:value-type="float" office:value="56853" calcext:value-type="float">
            <text:p><text:s/>56 853 </text:p>
          </table:table-cell>
          <table:table-cell table:style-name="ce5" office:value-type="float" office:value="62509" calcext:value-type="float">
            <text:p><text:s/>62 509 </text:p>
          </table:table-cell>
          <table:table-cell table:style-name="ce5" office:value-type="float" office:value="61210" calcext:value-type="float">
            <text:p><text:s/>61 210 </text:p>
          </table:table-cell>
          <table:table-cell table:style-name="ce5" office:value-type="float" office:value="61515" calcext:value-type="float">
            <text:p><text:s/>61 515 </text:p>
          </table:table-cell>
          <table:table-cell table:style-name="ce5" office:value-type="float" office:value="60556" calcext:value-type="float">
            <text:p><text:s/>60 556 </text:p>
          </table:table-cell>
          <table:table-cell table:style-name="ce5" office:value-type="float" office:value="60659" calcext:value-type="float">
            <text:p><text:s/>60 659 </text:p>
          </table:table-cell>
          <table:table-cell table:style-name="ce5" office:value-type="float" office:value="65609" calcext:value-type="float">
            <text:p><text:s/>65 609 </text:p>
          </table:table-cell>
          <table:table-cell table:style-name="ce5" office:value-type="float" office:value="66316" calcext:value-type="float">
            <text:p><text:s/>66 316 </text:p>
          </table:table-cell>
          <table:table-cell table:style-name="ce5" office:value-type="float" office:value="67112" calcext:value-type="float">
            <text:p><text:s/>67 112 </text:p>
          </table:table-cell>
          <table:table-cell table:style-name="ce5" office:value-type="float" office:value="68439" calcext:value-type="float">
            <text:p><text:s/>68 439 </text:p>
          </table:table-cell>
          <table:table-cell table:style-name="ce5" office:value-type="float" office:value="67817" calcext:value-type="float">
            <text:p><text:s/>67 817 </text:p>
          </table:table-cell>
          <table:table-cell table:style-name="ce5" office:value-type="float" office:value="73468" calcext:value-type="float">
            <text:p><text:s/>73 468 </text:p>
          </table:table-cell>
          <table:table-cell table:style-name="ce5" office:value-type="float" office:value="72353" calcext:value-type="float">
            <text:p><text:s/>72 353 </text:p>
          </table:table-cell>
          <table:table-cell table:style-name="ce5" office:value-type="float" office:value="69775" calcext:value-type="float">
            <text:p><text:s/>69 775 </text:p>
          </table:table-cell>
          <table:table-cell table:style-name="ce5" office:value-type="float" office:value="70345" calcext:value-type="float">
            <text:p><text:s/>70 345 </text:p>
          </table:table-cell>
          <table:table-cell table:style-name="ce5" office:value-type="float" office:value="69943" calcext:value-type="float">
            <text:p><text:s/>69 943 </text:p>
          </table:table-cell>
          <table:table-cell table:style-name="ce5" office:value-type="float" office:value="74898" calcext:value-type="float">
            <text:p><text:s/>74 898 </text:p>
          </table:table-cell>
          <table:table-cell table:style-name="ce5" office:value-type="float" office:value="73872" calcext:value-type="float">
            <text:p><text:s/>73 872 </text:p>
          </table:table-cell>
          <table:table-cell table:style-name="ce5" office:value-type="float" office:value="74929" calcext:value-type="float">
            <text:p><text:s/>74 929 </text:p>
          </table:table-cell>
          <table:table-cell table:style-name="ce5" office:value-type="float" office:value="73099" calcext:value-type="float">
            <text:p><text:s/>73 099 </text:p>
          </table:table-cell>
          <table:table-cell table:style-name="ce5" office:value-type="float" office:value="72372" calcext:value-type="float">
            <text:p><text:s/>72 372 </text:p>
          </table:table-cell>
          <table:table-cell table:style-name="ce5" office:value-type="float" office:value="72354" calcext:value-type="float">
            <text:p><text:s/>72 354 </text:p>
          </table:table-cell>
          <table:table-cell table:style-name="ce5" office:value-type="float" office:value="74277" calcext:value-type="float">
            <text:p><text:s/>74 277 </text:p>
          </table:table-cell>
          <table:table-cell table:style-name="ce5" office:value-type="float" office:value="72123" calcext:value-type="float">
            <text:p><text:s/>72 123 </text:p>
          </table:table-cell>
          <table:table-cell table:style-name="ce5" office:value-type="float" office:value="69926" calcext:value-type="float">
            <text:p><text:s/>69 926 </text:p>
          </table:table-cell>
          <table:table-cell table:style-name="ce5" office:value-type="float" office:value="60868" calcext:value-type="float">
            <text:p><text:s/>60 868 </text:p>
          </table:table-cell>
          <table:table-cell table:style-name="ce5" office:value-type="float" office:value="62291" calcext:value-type="float">
            <text:p><text:s/>62 291 </text:p>
          </table:table-cell>
          <table:table-cell table:style-name="ce5" office:value-type="float" office:value="60286" calcext:value-type="float">
            <text:p><text:s/>60 286 </text:p>
          </table:table-cell>
          <table:table-cell table:style-name="ce5" office:value-type="float" office:value="60986" calcext:value-type="float">
            <text:p><text:s/>60 986 </text:p>
          </table:table-cell>
          <table:table-cell table:style-name="ce5" office:value-type="float" office:value="61593" calcext:value-type="float">
            <text:p><text:s/>61 593 </text:p>
          </table:table-cell>
          <table:table-cell table:style-name="ce5" office:value-type="float" office:value="71492" calcext:value-type="float">
            <text:p><text:s/>71 492 </text:p>
          </table:table-cell>
          <table:table-cell table:style-name="ce5" office:value-type="float" office:value="72670" calcext:value-type="float">
            <text:p><text:s/>72 670 </text:p>
          </table:table-cell>
          <table:table-cell table:style-name="ce5" office:value-type="float" office:value="70621" calcext:value-type="float">
            <text:p><text:s/>70 621 </text:p>
          </table:table-cell>
          <table:table-cell table:style-name="ce5" office:value-type="float" office:value="71771" calcext:value-type="float">
            <text:p><text:s/>71 771 </text:p>
          </table:table-cell>
          <table:table-cell table:style-name="ce5" office:value-type="float" office:value="71552" calcext:value-type="float">
            <text:p><text:s/>71 552 </text:p>
          </table:table-cell>
          <table:table-cell table:style-name="ce5" office:value-type="float" office:value="72442" calcext:value-type="float">
            <text:p><text:s/>72 442 </text:p>
          </table:table-cell>
          <table:table-cell table:style-name="ce5" office:value-type="float" office:value="73073" calcext:value-type="float">
            <text:p><text:s/>73 073 </text:p>
          </table:table-cell>
          <table:table-cell table:style-name="ce5" office:value-type="float" office:value="72811" calcext:value-type="float">
            <text:p><text:s/>72 811 </text:p>
          </table:table-cell>
          <table:table-cell table:style-name="ce5" office:value-type="float" office:value="74432" calcext:value-type="float">
            <text:p><text:s/>74 432 </text:p>
          </table:table-cell>
          <table:table-cell table:style-name="ce5" office:value-type="float" office:value="75082" calcext:value-type="float">
            <text:p><text:s/>75 082 </text:p>
          </table:table-cell>
          <table:table-cell table:style-name="ce5" office:value-type="float" office:value="77857" calcext:value-type="float">
            <text:p><text:s/>77 857 </text:p>
          </table:table-cell>
          <table:table-cell table:style-name="ce5" office:value-type="float" office:value="76597" calcext:value-type="float">
            <text:p><text:s/>76 597 </text:p>
          </table:table-cell>
          <table:table-cell table:style-name="ce5" office:value-type="float" office:value="78543" calcext:value-type="float">
            <text:p><text:s/>78 543 </text:p>
          </table:table-cell>
          <table:table-cell table:style-name="ce10" office:value-type="float" office:value="77821" calcext:value-type="float">
            <text:p><text:s/>77 821 </text:p>
          </table:table-cell>
          <table:table-cell table:style-name="ce10" office:value-type="float" office:value="80694" calcext:value-type="float">
            <text:p><text:s/>80 694 </text:p>
          </table:table-cell>
          <table:table-cell table:style-name="ce10" office:value-type="float" office:value="82736" calcext:value-type="float">
            <text:p><text:s/>82 736 </text:p>
          </table:table-cell>
          <table:table-cell table:style-name="ce10" office:value-type="float" office:value="83719" calcext:value-type="float">
            <text:p><text:s/>83 719 </text:p>
          </table:table-cell>
          <table:table-cell table:style-name="ce10" office:value-type="float" office:value="82306" calcext:value-type="float">
            <text:p><text:s/>82 306 </text:p>
          </table:table-cell>
          <table:table-cell table:style-name="ce10" office:value-type="float" office:value="84765" calcext:value-type="float">
            <text:p><text:s/>84 765 </text:p>
          </table:table-cell>
          <table:table-cell table:style-name="ce10" office:value-type="float" office:value="87188" calcext:value-type="float">
            <text:p><text:s/>87 188 </text:p>
          </table:table-cell>
          <table:table-cell table:style-name="ce10" office:value-type="float" office:value="90540" calcext:value-type="float">
            <text:p><text:s/>90 540 </text:p>
          </table:table-cell>
          <table:table-cell table:style-name="ce10" office:value-type="float" office:value="93683" calcext:value-type="float">
            <text:p><text:s/>93 683 </text:p>
          </table:table-cell>
          <table:table-cell table:style-name="ce10" office:value-type="float" office:value="100792" calcext:value-type="float">
            <text:p><text:s/>100 792 </text:p>
          </table:table-cell>
          <table:table-cell table:style-name="ce10" office:value-type="float" office:value="101885" calcext:value-type="float">
            <text:p><text:s/>101 885 </text:p>
          </table:table-cell>
          <table:table-cell table:style-name="ce10" office:value-type="float" office:value="102746" calcext:value-type="float">
            <text:p><text:s/>102 746 </text:p>
          </table:table-cell>
          <table:table-cell table:style-name="ce10" office:value-type="float" office:value="103574" calcext:value-type="float">
            <text:p><text:s/>103 574 </text:p>
          </table:table-cell>
          <table:table-cell table:style-name="ce10" office:value-type="float" office:value="107249" calcext:value-type="float">
            <text:p><text:s/>107 249 </text:p>
          </table:table-cell>
          <table:table-cell table:style-name="ce10" office:value-type="float" office:value="105136" calcext:value-type="float">
            <text:p><text:s/>105 136 </text:p>
          </table:table-cell>
          <table:table-cell table:style-name="ce10" office:value-type="float" office:value="103103" calcext:value-type="float">
            <text:p><text:s/>103 103 </text:p>
          </table:table-cell>
          <table:table-cell table:style-name="ce10" office:value-type="float" office:value="98067" calcext:value-type="float">
            <text:p><text:s/>98 067 </text:p>
          </table:table-cell>
          <table:table-cell table:style-name="ce10" office:value-type="float" office:value="96780" calcext:value-type="float">
            <text:p><text:s/>96 780 </text:p>
          </table:table-cell>
          <table:table-cell table:style-name="ce10" office:value-type="float" office:value="91957" calcext:value-type="float">
            <text:p><text:s/>91 957 </text:p>
          </table:table-cell>
          <table:table-cell table:style-name="ce10" office:value-type="float" office:value="92789" calcext:value-type="float">
            <text:p><text:s/>92 789 </text:p>
          </table:table-cell>
          <table:table-cell table:style-name="ce10" office:value-type="float" office:value="91740" calcext:value-type="float">
            <text:p><text:s/>91 740 </text:p>
          </table:table-cell>
          <table:table-cell table:style-name="ce10" office:value-type="float" office:value="92949" calcext:value-type="float">
            <text:p><text:s/>92 949 </text:p>
          </table:table-cell>
          <table:table-cell table:style-name="ce10" office:value-type="float" office:value="95153" calcext:value-type="float">
            <text:p><text:s/>95 153 </text:p>
          </table:table-cell>
          <table:table-cell table:style-name="ce10" office:value-type="float" office:value="96395" calcext:value-type="float">
            <text:p><text:s/>96 395 </text:p>
          </table:table-cell>
          <table:table-cell table:style-name="ce10" office:value-type="float" office:value="98412" calcext:value-type="float">
            <text:p><text:s/>98 412 </text:p>
          </table:table-cell>
          <table:table-cell table:style-name="ce10" office:value-type="float" office:value="98841" calcext:value-type="float">
            <text:p><text:s/>98 841 </text:p>
          </table:table-cell>
          <table:table-cell table:style-name="ce10" office:value-type="float" office:value="101112" calcext:value-type="float">
            <text:p><text:s/>101 112 </text:p>
          </table:table-cell>
          <table:table-cell table:style-name="ce10" office:value-type="float" office:value="102943" calcext:value-type="float">
            <text:p><text:s/>102 943 </text:p>
          </table:table-cell>
          <table:table-cell table:style-name="ce10" office:value-type="float" office:value="105565" calcext:value-type="float">
            <text:p><text:s/>105 565 </text:p>
          </table:table-cell>
          <table:table-cell table:style-name="ce10" office:value-type="float" office:value="109421" calcext:value-type="float">
            <text:p><text:s/>109 421 </text:p>
          </table:table-cell>
          <table:table-cell table:style-name="ce10" office:value-type="float" office:value="113852" calcext:value-type="float">
            <text:p><text:s/>113 852 </text:p>
          </table:table-cell>
          <table:table-cell table:style-name="ce10" office:value-type="float" office:value="119332" calcext:value-type="float">
            <text:p><text:s/>119 332 </text:p>
          </table:table-cell>
          <table:table-cell table:style-name="ce10" office:value-type="float" office:value="118022" calcext:value-type="float">
            <text:p><text:s/>118 022 </text:p>
          </table:table-cell>
          <table:table-cell table:style-name="ce10" office:value-type="float" office:value="116606" calcext:value-type="float">
            <text:p><text:s/>116 606 </text:p>
          </table:table-cell>
          <table:table-cell table:style-name="ce10" office:value-type="float" office:value="113283" calcext:value-type="float">
            <text:p><text:s/>113 283 </text:p>
          </table:table-cell>
          <table:table-cell table:style-name="ce10" office:value-type="float" office:value="110794" calcext:value-type="float">
            <text:p><text:s/>110 794 </text:p>
          </table:table-cell>
          <table:table-cell table:style-name="ce10" office:value-type="float" office:value="106545" calcext:value-type="float">
            <text:p><text:s/>106 545 </text:p>
          </table:table-cell>
          <table:table-cell table:style-name="ce10" office:value-type="float" office:value="102470" calcext:value-type="float">
            <text:p><text:s/>102 470 </text:p>
          </table:table-cell>
          <table:table-cell table:style-name="ce10" office:value-type="float" office:value="99826" calcext:value-type="float">
            <text:p><text:s/>99 826 </text:p>
          </table:table-cell>
          <table:table-cell table:style-name="ce10" office:value-type="float" office:value="96475" calcext:value-type="float">
            <text:p><text:s/>96 475 </text:p>
          </table:table-cell>
          <table:table-cell table:style-name="ce10" office:value-type="float" office:value="93236" calcext:value-type="float">
            <text:p><text:s/>93 236 </text:p>
          </table:table-cell>
          <table:table-cell table:style-name="ce10" office:value-type="float" office:value="93835" calcext:value-type="float">
            <text:p><text:s/>93 835 </text:p>
          </table:table-cell>
          <table:table-cell table:style-name="ce10" office:value-type="float" office:value="91701" calcext:value-type="float">
            <text:p><text:s/>91 701 </text:p>
          </table:table-cell>
          <table:table-cell table:style-name="ce10" office:value-type="float" office:value="92031" calcext:value-type="float">
            <text:p><text:s/>92 031 </text:p>
          </table:table-cell>
          <table:table-cell table:style-name="ce13" office:value-type="float" office:value="92836" calcext:value-type="float">
            <text:p><text:s/>92 836 </text:p>
          </table:table-cell>
          <table:table-cell table:style-name="ce13" office:value-type="float" office:value="92667" calcext:value-type="float">
            <text:p><text:s/>92 667 </text:p>
          </table:table-cell>
          <table:table-cell table:style-name="ce13" office:value-type="float" office:value="94202" calcext:value-type="float">
            <text:p><text:s/>94 202 </text:p>
          </table:table-cell>
          <table:table-cell table:style-name="ce13" office:value-type="float" office:value="97889" calcext:value-type="float">
            <text:p><text:s/>97 889 </text:p>
          </table:table-cell>
          <table:table-cell table:style-name="ce13" office:value-type="float" office:value="100120" calcext:value-type="float">
            <text:p><text:s/>100 120 </text:p>
          </table:table-cell>
          <table:table-cell table:style-name="ce13" office:value-type="float" office:value="102254" calcext:value-type="float">
            <text:p><text:s/>102 254 </text:p>
          </table:table-cell>
          <table:table-cell table:style-name="ce14" office:value-type="float" office:value="103562" calcext:value-type="float">
            <text:p>103562</text:p>
          </table:table-cell>
          <table:table-cell table:style-name="ce14" office:value-type="float" office:value="106243" calcext:value-type="float">
            <text:p>106243</text:p>
          </table:table-cell>
          <table:table-cell table:style-name="ce14" office:value-type="float" office:value="106727" calcext:value-type="float">
            <text:p>106727</text:p>
          </table:table-cell>
          <table:table-cell table:number-columns-repeated="87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float" office:value="39759" calcext:value-type="float">
            <text:p><text:s/>39 759 </text:p>
          </table:table-cell>
          <table:table-cell table:style-name="ce5" office:value-type="float" office:value="39621" calcext:value-type="float">
            <text:p><text:s/>39 621 </text:p>
          </table:table-cell>
          <table:table-cell table:style-name="ce5" office:value-type="float" office:value="40191" calcext:value-type="float">
            <text:p><text:s/>40 191 </text:p>
          </table:table-cell>
          <table:table-cell table:style-name="ce5" office:value-type="float" office:value="40731" calcext:value-type="float">
            <text:p><text:s/>40 731 </text:p>
          </table:table-cell>
          <table:table-cell table:style-name="ce5" office:value-type="float" office:value="41236" calcext:value-type="float">
            <text:p><text:s/>41 236 </text:p>
          </table:table-cell>
          <table:table-cell table:style-name="ce5" office:value-type="float" office:value="41707" calcext:value-type="float">
            <text:p><text:s/>41 707 </text:p>
          </table:table-cell>
          <table:table-cell table:style-name="ce5" office:value-type="float" office:value="42137" calcext:value-type="float">
            <text:p><text:s/>42 137 </text:p>
          </table:table-cell>
          <table:table-cell table:style-name="ce5" office:value-type="float" office:value="42083" calcext:value-type="float">
            <text:p><text:s/>42 083 </text:p>
          </table:table-cell>
          <table:table-cell table:style-name="ce5" office:value-type="float" office:value="42196" calcext:value-type="float">
            <text:p><text:s/>42 196 </text:p>
          </table:table-cell>
          <table:table-cell table:style-name="ce5" office:value-type="float" office:value="42081" calcext:value-type="float">
            <text:p><text:s/>42 081 </text:p>
          </table:table-cell>
          <table:table-cell table:style-name="ce5" office:value-type="float" office:value="41941" calcext:value-type="float">
            <text:p><text:s/>41 941 </text:p>
          </table:table-cell>
          <table:table-cell table:style-name="ce5" office:value-type="float" office:value="41936" calcext:value-type="float">
            <text:p><text:s/>41 936 </text:p>
          </table:table-cell>
          <table:table-cell table:style-name="ce5" office:value-type="float" office:value="41606" calcext:value-type="float">
            <text:p><text:s/>41 606 </text:p>
          </table:table-cell>
          <table:table-cell table:style-name="ce5" office:value-type="float" office:value="41298" calcext:value-type="float">
            <text:p><text:s/>41 298 </text:p>
          </table:table-cell>
          <table:table-cell table:style-name="ce5" office:value-type="float" office:value="41008" calcext:value-type="float">
            <text:p><text:s/>41 008 </text:p>
          </table:table-cell>
          <table:table-cell table:style-name="ce5" office:value-type="float" office:value="40740" calcext:value-type="float">
            <text:p><text:s/>40 740 </text:p>
          </table:table-cell>
          <table:table-cell table:style-name="ce5" office:value-type="float" office:value="40491" calcext:value-type="float">
            <text:p><text:s/>40 491 </text:p>
          </table:table-cell>
          <table:table-cell table:style-name="ce5" office:value-type="float" office:value="40365" calcext:value-type="float">
            <text:p><text:s/>40 365 </text:p>
          </table:table-cell>
          <table:table-cell table:style-name="ce5" office:value-type="float" office:value="40176" calcext:value-type="float">
            <text:p><text:s/>40 176 </text:p>
          </table:table-cell>
          <table:table-cell table:style-name="ce5" office:value-type="float" office:value="39925" calcext:value-type="float">
            <text:p><text:s/>39 925 </text:p>
          </table:table-cell>
          <table:table-cell table:style-name="ce5" office:value-type="float" office:value="39608" calcext:value-type="float">
            <text:p><text:s/>39 608 </text:p>
          </table:table-cell>
          <table:table-cell table:style-name="ce5" office:value-type="float" office:value="39353" calcext:value-type="float">
            <text:p><text:s/>39 353 </text:p>
          </table:table-cell>
          <table:table-cell table:style-name="ce5" office:value-type="float" office:value="40053" calcext:value-type="float">
            <text:p><text:s/>40 053 </text:p>
          </table:table-cell>
          <table:table-cell table:style-name="ce5" office:value-type="float" office:value="40626" calcext:value-type="float">
            <text:p><text:s/>40 626 </text:p>
          </table:table-cell>
          <table:table-cell table:style-name="ce5" office:value-type="float" office:value="40948" calcext:value-type="float">
            <text:p><text:s/>40 948 </text:p>
          </table:table-cell>
          <table:table-cell table:style-name="ce5" office:value-type="float" office:value="41552" calcext:value-type="float">
            <text:p><text:s/>41 552 </text:p>
          </table:table-cell>
          <table:table-cell table:style-name="ce5" office:value-type="float" office:value="42170" calcext:value-type="float">
            <text:p><text:s/>42 170 </text:p>
          </table:table-cell>
          <table:table-cell table:style-name="ce5" office:value-type="float" office:value="42845" calcext:value-type="float">
            <text:p><text:s/>42 845 </text:p>
          </table:table-cell>
          <table:table-cell table:style-name="ce5" office:value-type="float" office:value="43503" calcext:value-type="float">
            <text:p><text:s/>43 503 </text:p>
          </table:table-cell>
          <table:table-cell table:style-name="ce5" office:value-type="float" office:value="44798" calcext:value-type="float">
            <text:p><text:s/>44 798 </text:p>
          </table:table-cell>
          <table:table-cell table:style-name="ce5" office:value-type="float" office:value="45241" calcext:value-type="float">
            <text:p><text:s/>45 241 </text:p>
          </table:table-cell>
          <table:table-cell table:style-name="ce5" office:value-type="float" office:value="45815" calcext:value-type="float">
            <text:p><text:s/>45 815 </text:p>
          </table:table-cell>
          <table:table-cell table:style-name="ce5" office:value-type="float" office:value="46288" calcext:value-type="float">
            <text:p><text:s/>46 288 </text:p>
          </table:table-cell>
          <table:table-cell table:style-name="ce5" office:value-type="float" office:value="46766" calcext:value-type="float">
            <text:p><text:s/>46 766 </text:p>
          </table:table-cell>
          <table:table-cell table:style-name="ce5" office:value-type="float" office:value="47337" calcext:value-type="float">
            <text:p><text:s/>47 337 </text:p>
          </table:table-cell>
          <table:table-cell table:style-name="ce5" office:value-type="float" office:value="47951" calcext:value-type="float">
            <text:p><text:s/>47 951 </text:p>
          </table:table-cell>
          <table:table-cell table:style-name="ce5" office:value-type="float" office:value="48659" calcext:value-type="float">
            <text:p><text:s/>48 659 </text:p>
          </table:table-cell>
          <table:table-cell table:style-name="ce5" office:value-type="float" office:value="49584" calcext:value-type="float">
            <text:p><text:s/>49 584 </text:p>
          </table:table-cell>
          <table:table-cell table:style-name="ce5" office:value-type="float" office:value="50586" calcext:value-type="float">
            <text:p><text:s/>50 586 </text:p>
          </table:table-cell>
          <table:table-cell table:style-name="ce5" office:value-type="float" office:value="52123" calcext:value-type="float">
            <text:p><text:s/>52 123 </text:p>
          </table:table-cell>
          <table:table-cell table:style-name="ce5" office:value-type="float" office:value="53733" calcext:value-type="float">
            <text:p><text:s/>53 733 </text:p>
          </table:table-cell>
          <table:table-cell table:style-name="ce5" office:value-type="float" office:value="53602" calcext:value-type="float">
            <text:p><text:s/>53 602 </text:p>
          </table:table-cell>
          <table:table-cell table:style-name="ce5" office:value-type="float" office:value="54917" calcext:value-type="float">
            <text:p><text:s/>54 917 </text:p>
          </table:table-cell>
          <table:table-cell table:style-name="ce5" office:value-type="float" office:value="57583" calcext:value-type="float">
            <text:p><text:s/>57 583 </text:p>
          </table:table-cell>
          <table:table-cell table:style-name="ce5" office:value-type="float" office:value="61431" calcext:value-type="float">
            <text:p><text:s/>61 431 </text:p>
          </table:table-cell>
          <table:table-cell table:style-name="ce5" office:value-type="float" office:value="60148" calcext:value-type="float">
            <text:p><text:s/>60 148 </text:p>
          </table:table-cell>
          <table:table-cell table:style-name="ce5" office:value-type="float" office:value="58988" calcext:value-type="float">
            <text:p><text:s/>58 988 </text:p>
          </table:table-cell>
          <table:table-cell table:style-name="ce5" office:value-type="float" office:value="57703" calcext:value-type="float">
            <text:p><text:s/>57 703 </text:p>
          </table:table-cell>
          <table:table-cell table:style-name="ce5" office:value-type="float" office:value="56077" calcext:value-type="float">
            <text:p><text:s/>56 077 </text:p>
          </table:table-cell>
          <table:table-cell table:style-name="ce5" office:value-type="float" office:value="63078" calcext:value-type="float">
            <text:p><text:s/>63 078 </text:p>
          </table:table-cell>
          <table:table-cell table:style-name="ce5" office:value-type="float" office:value="61007" calcext:value-type="float">
            <text:p><text:s/>61 007 </text:p>
          </table:table-cell>
          <table:table-cell table:style-name="ce5" office:value-type="float" office:value="59795" calcext:value-type="float">
            <text:p><text:s/>59 795 </text:p>
          </table:table-cell>
          <table:table-cell table:style-name="ce5" office:value-type="float" office:value="58833" calcext:value-type="float">
            <text:p><text:s/>58 833 </text:p>
          </table:table-cell>
          <table:table-cell table:style-name="ce5" office:value-type="float" office:value="57339" calcext:value-type="float">
            <text:p><text:s/>57 339 </text:p>
          </table:table-cell>
          <table:table-cell table:style-name="ce5" office:value-type="float" office:value="60424" calcext:value-type="float">
            <text:p><text:s/>60 424 </text:p>
          </table:table-cell>
          <table:table-cell table:style-name="ce5" office:value-type="float" office:value="60128" calcext:value-type="float">
            <text:p><text:s/>60 128 </text:p>
          </table:table-cell>
          <table:table-cell table:style-name="ce5" office:value-type="float" office:value="59324" calcext:value-type="float">
            <text:p><text:s/>59 324 </text:p>
          </table:table-cell>
          <table:table-cell table:style-name="ce5" office:value-type="float" office:value="58746" calcext:value-type="float">
            <text:p><text:s/>58 746 </text:p>
          </table:table-cell>
          <table:table-cell table:style-name="ce5" office:value-type="float" office:value="55341" calcext:value-type="float">
            <text:p><text:s/>55 341 </text:p>
          </table:table-cell>
          <table:table-cell table:style-name="ce5" office:value-type="float" office:value="61523" calcext:value-type="float">
            <text:p><text:s/>61 523 </text:p>
          </table:table-cell>
          <table:table-cell table:style-name="ce5" office:value-type="float" office:value="60236" calcext:value-type="float">
            <text:p><text:s/>60 236 </text:p>
          </table:table-cell>
          <table:table-cell table:style-name="ce5" office:value-type="float" office:value="61096" calcext:value-type="float">
            <text:p><text:s/>61 096 </text:p>
          </table:table-cell>
          <table:table-cell table:style-name="ce5" office:value-type="float" office:value="60130" calcext:value-type="float">
            <text:p><text:s/>60 130 </text:p>
          </table:table-cell>
          <table:table-cell table:style-name="ce5" office:value-type="float" office:value="60239" calcext:value-type="float">
            <text:p><text:s/>60 239 </text:p>
          </table:table-cell>
          <table:table-cell table:style-name="ce5" office:value-type="float" office:value="65073" calcext:value-type="float">
            <text:p><text:s/>65 073 </text:p>
          </table:table-cell>
          <table:table-cell table:style-name="ce5" office:value-type="float" office:value="65791" calcext:value-type="float">
            <text:p><text:s/>65 791 </text:p>
          </table:table-cell>
          <table:table-cell table:style-name="ce5" office:value-type="float" office:value="66587" calcext:value-type="float">
            <text:p><text:s/>66 587 </text:p>
          </table:table-cell>
          <table:table-cell table:style-name="ce5" office:value-type="float" office:value="67906" calcext:value-type="float">
            <text:p><text:s/>67 906 </text:p>
          </table:table-cell>
          <table:table-cell table:style-name="ce5" office:value-type="float" office:value="67264" calcext:value-type="float">
            <text:p><text:s/>67 264 </text:p>
          </table:table-cell>
          <table:table-cell table:style-name="ce5" office:value-type="float" office:value="72822" calcext:value-type="float">
            <text:p><text:s/>72 822 </text:p>
          </table:table-cell>
          <table:table-cell table:style-name="ce5" office:value-type="float" office:value="71725" calcext:value-type="float">
            <text:p><text:s/>71 725 </text:p>
          </table:table-cell>
          <table:table-cell table:style-name="ce5" office:value-type="float" office:value="69590" calcext:value-type="float">
            <text:p><text:s/>69 590 </text:p>
          </table:table-cell>
          <table:table-cell table:style-name="ce5" office:value-type="float" office:value="70084" calcext:value-type="float">
            <text:p><text:s/>70 084 </text:p>
          </table:table-cell>
          <table:table-cell table:style-name="ce5" office:value-type="float" office:value="69880" calcext:value-type="float">
            <text:p><text:s/>69 880 </text:p>
          </table:table-cell>
          <table:table-cell table:style-name="ce5" office:value-type="float" office:value="74625" calcext:value-type="float">
            <text:p><text:s/>74 625 </text:p>
          </table:table-cell>
          <table:table-cell table:style-name="ce5" office:value-type="float" office:value="73623" calcext:value-type="float">
            <text:p><text:s/>73 623 </text:p>
          </table:table-cell>
          <table:table-cell table:style-name="ce5" office:value-type="float" office:value="74694" calcext:value-type="float">
            <text:p><text:s/>74 694 </text:p>
          </table:table-cell>
          <table:table-cell table:style-name="ce5" office:value-type="float" office:value="72876" calcext:value-type="float">
            <text:p><text:s/>72 876 </text:p>
          </table:table-cell>
          <table:table-cell table:style-name="ce5" office:value-type="float" office:value="72150" calcext:value-type="float">
            <text:p><text:s/>72 150 </text:p>
          </table:table-cell>
          <table:table-cell table:style-name="ce5" office:value-type="float" office:value="71902" calcext:value-type="float">
            <text:p><text:s/>71 902 </text:p>
          </table:table-cell>
          <table:table-cell table:style-name="ce5" office:value-type="float" office:value="74042" calcext:value-type="float">
            <text:p><text:s/>74 042 </text:p>
          </table:table-cell>
          <table:table-cell table:style-name="ce5" office:value-type="float" office:value="71881" calcext:value-type="float">
            <text:p><text:s/>71 881 </text:p>
          </table:table-cell>
          <table:table-cell table:style-name="ce5" office:value-type="float" office:value="69693" calcext:value-type="float">
            <text:p><text:s/>69 693 </text:p>
          </table:table-cell>
          <table:table-cell table:style-name="ce5" office:value-type="float" office:value="61232" calcext:value-type="float">
            <text:p><text:s/>61 232 </text:p>
          </table:table-cell>
          <table:table-cell table:style-name="ce5" office:value-type="float" office:value="61848" calcext:value-type="float">
            <text:p><text:s/>61 848 </text:p>
          </table:table-cell>
          <table:table-cell table:style-name="ce5" office:value-type="float" office:value="59730" calcext:value-type="float">
            <text:p><text:s/>59 730 </text:p>
          </table:table-cell>
          <table:table-cell table:style-name="ce5" office:value-type="float" office:value="61192" calcext:value-type="float">
            <text:p><text:s/>61 192 </text:p>
          </table:table-cell>
          <table:table-cell table:style-name="ce5" office:value-type="float" office:value="61808" calcext:value-type="float">
            <text:p><text:s/>61 808 </text:p>
          </table:table-cell>
          <table:table-cell table:style-name="ce5" office:value-type="float" office:value="71932" calcext:value-type="float">
            <text:p><text:s/>71 932 </text:p>
          </table:table-cell>
          <table:table-cell table:style-name="ce5" office:value-type="float" office:value="73057" calcext:value-type="float">
            <text:p><text:s/>73 057 </text:p>
          </table:table-cell>
          <table:table-cell table:style-name="ce5" office:value-type="float" office:value="70836" calcext:value-type="float">
            <text:p><text:s/>70 836 </text:p>
          </table:table-cell>
          <table:table-cell table:style-name="ce5" office:value-type="float" office:value="72375" calcext:value-type="float">
            <text:p><text:s/>72 375 </text:p>
          </table:table-cell>
          <table:table-cell table:style-name="ce5" office:value-type="float" office:value="72009" calcext:value-type="float">
            <text:p><text:s/>72 009 </text:p>
          </table:table-cell>
          <table:table-cell table:style-name="ce5" office:value-type="float" office:value="72900" calcext:value-type="float">
            <text:p><text:s/>72 900 </text:p>
          </table:table-cell>
          <table:table-cell table:style-name="ce5" office:value-type="float" office:value="72675" calcext:value-type="float">
            <text:p><text:s/>72 675 </text:p>
          </table:table-cell>
          <table:table-cell table:style-name="ce5" office:value-type="float" office:value="72993" calcext:value-type="float">
            <text:p><text:s/>72 993 </text:p>
          </table:table-cell>
          <table:table-cell table:style-name="ce5" office:value-type="float" office:value="75024" calcext:value-type="float">
            <text:p><text:s/>75 024 </text:p>
          </table:table-cell>
          <table:table-cell table:style-name="ce5" office:value-type="float" office:value="75601" calcext:value-type="float">
            <text:p><text:s/>75 601 </text:p>
          </table:table-cell>
          <table:table-cell table:style-name="ce5" office:value-type="float" office:value="78715" calcext:value-type="float">
            <text:p><text:s/>78 715 </text:p>
          </table:table-cell>
          <table:table-cell table:style-name="ce5" office:value-type="float" office:value="77508" calcext:value-type="float">
            <text:p><text:s/>77 508 </text:p>
          </table:table-cell>
          <table:table-cell table:style-name="ce10" office:value-type="float" office:value="77954" calcext:value-type="float">
            <text:p><text:s/>77 954 </text:p>
          </table:table-cell>
          <table:table-cell table:style-name="ce10" office:value-type="float" office:value="79034" calcext:value-type="float">
            <text:p><text:s/>79 034 </text:p>
          </table:table-cell>
          <table:table-cell table:style-name="ce10" office:value-type="float" office:value="81804" calcext:value-type="float">
            <text:p><text:s/>81 804 </text:p>
          </table:table-cell>
          <table:table-cell table:style-name="ce10" office:value-type="float" office:value="83583" calcext:value-type="float">
            <text:p><text:s/>83 583 </text:p>
          </table:table-cell>
          <table:table-cell table:style-name="ce10" office:value-type="float" office:value="84119" calcext:value-type="float">
            <text:p><text:s/>84 119 </text:p>
          </table:table-cell>
          <table:table-cell table:style-name="ce10" office:value-type="float" office:value="82339" calcext:value-type="float">
            <text:p><text:s/>82 339 </text:p>
          </table:table-cell>
          <table:table-cell table:style-name="ce10" office:value-type="float" office:value="85272" calcext:value-type="float">
            <text:p><text:s/>85 272 </text:p>
          </table:table-cell>
          <table:table-cell table:style-name="ce10" office:value-type="float" office:value="88322" calcext:value-type="float">
            <text:p><text:s/>88 322 </text:p>
          </table:table-cell>
          <table:table-cell table:style-name="ce10" office:value-type="float" office:value="91521" calcext:value-type="float">
            <text:p><text:s/>91 521 </text:p>
          </table:table-cell>
          <table:table-cell table:style-name="ce10" office:value-type="float" office:value="95331" calcext:value-type="float">
            <text:p><text:s/>95 331 </text:p>
          </table:table-cell>
          <table:table-cell table:style-name="ce10" office:value-type="float" office:value="99146" calcext:value-type="float">
            <text:p><text:s/>99 146 </text:p>
          </table:table-cell>
          <table:table-cell table:style-name="ce10" office:value-type="float" office:value="101883" calcext:value-type="float">
            <text:p><text:s/>101 883 </text:p>
          </table:table-cell>
          <table:table-cell table:style-name="ce10" office:value-type="float" office:value="103736" calcext:value-type="float">
            <text:p><text:s/>103 736 </text:p>
          </table:table-cell>
          <table:table-cell table:style-name="ce10" office:value-type="float" office:value="104322" calcext:value-type="float">
            <text:p><text:s/>104 322 </text:p>
          </table:table-cell>
          <table:table-cell table:style-name="ce10" office:value-type="float" office:value="107787" calcext:value-type="float">
            <text:p><text:s/>107 787 </text:p>
          </table:table-cell>
          <table:table-cell table:style-name="ce10" office:value-type="float" office:value="103745" calcext:value-type="float">
            <text:p><text:s/>103 745 </text:p>
          </table:table-cell>
          <table:table-cell table:style-name="ce10" office:value-type="float" office:value="101765" calcext:value-type="float">
            <text:p><text:s/>101 765 </text:p>
          </table:table-cell>
          <table:table-cell table:style-name="ce10" office:value-type="float" office:value="97819" calcext:value-type="float">
            <text:p><text:s/>97 819 </text:p>
          </table:table-cell>
          <table:table-cell table:style-name="ce10" office:value-type="float" office:value="96804" calcext:value-type="float">
            <text:p><text:s/>96 804 </text:p>
          </table:table-cell>
          <table:table-cell table:style-name="ce10" office:value-type="float" office:value="92321" calcext:value-type="float">
            <text:p><text:s/>92 321 </text:p>
          </table:table-cell>
          <table:table-cell table:style-name="ce10" office:value-type="float" office:value="93443" calcext:value-type="float">
            <text:p><text:s/>93 443 </text:p>
          </table:table-cell>
          <table:table-cell table:style-name="ce10" office:value-type="float" office:value="92865" calcext:value-type="float">
            <text:p><text:s/>92 865 </text:p>
          </table:table-cell>
          <table:table-cell table:style-name="ce10" office:value-type="float" office:value="94220" calcext:value-type="float">
            <text:p><text:s/>94 220 </text:p>
          </table:table-cell>
          <table:table-cell table:style-name="ce10" office:value-type="float" office:value="96024" calcext:value-type="float">
            <text:p><text:s/>96 024 </text:p>
          </table:table-cell>
          <table:table-cell table:style-name="ce10" office:value-type="float" office:value="97389" calcext:value-type="float">
            <text:p><text:s/>97 389 </text:p>
          </table:table-cell>
          <table:table-cell table:style-name="ce10" office:value-type="float" office:value="99617" calcext:value-type="float">
            <text:p><text:s/>99 617 </text:p>
          </table:table-cell>
          <table:table-cell table:style-name="ce10" office:value-type="float" office:value="100309" calcext:value-type="float">
            <text:p><text:s/>100 309 </text:p>
          </table:table-cell>
          <table:table-cell table:style-name="ce10" office:value-type="float" office:value="102770" calcext:value-type="float">
            <text:p><text:s/>102 770 </text:p>
          </table:table-cell>
          <table:table-cell table:style-name="ce10" office:value-type="float" office:value="104666" calcext:value-type="float">
            <text:p><text:s/>104 666 </text:p>
          </table:table-cell>
          <table:table-cell table:style-name="ce10" office:value-type="float" office:value="107594" calcext:value-type="float">
            <text:p><text:s/>107 594 </text:p>
          </table:table-cell>
          <table:table-cell table:style-name="ce10" office:value-type="float" office:value="112264" calcext:value-type="float">
            <text:p><text:s/>112 264 </text:p>
          </table:table-cell>
          <table:table-cell table:style-name="ce10" office:value-type="float" office:value="118943" calcext:value-type="float">
            <text:p><text:s/>118 943 </text:p>
          </table:table-cell>
          <table:table-cell table:style-name="ce10" office:value-type="float" office:value="121593" calcext:value-type="float">
            <text:p><text:s/>121 593 </text:p>
          </table:table-cell>
          <table:table-cell table:style-name="ce10" office:value-type="float" office:value="120104" calcext:value-type="float">
            <text:p><text:s/>120 104 </text:p>
          </table:table-cell>
          <table:table-cell table:style-name="ce10" office:value-type="float" office:value="118294" calcext:value-type="float">
            <text:p><text:s/>118 294 </text:p>
          </table:table-cell>
          <table:table-cell table:style-name="ce10" office:value-type="float" office:value="114762" calcext:value-type="float">
            <text:p><text:s/>114 762 </text:p>
          </table:table-cell>
          <table:table-cell table:style-name="ce10" office:value-type="float" office:value="111419" calcext:value-type="float">
            <text:p><text:s/>111 419 </text:p>
          </table:table-cell>
          <table:table-cell table:style-name="ce10" office:value-type="float" office:value="107483" calcext:value-type="float">
            <text:p><text:s/>107 483 </text:p>
          </table:table-cell>
          <table:table-cell table:style-name="ce10" office:value-type="float" office:value="103570" calcext:value-type="float">
            <text:p><text:s/>103 570 </text:p>
          </table:table-cell>
          <table:table-cell table:style-name="ce10" office:value-type="float" office:value="101341" calcext:value-type="float">
            <text:p><text:s/>101 341 </text:p>
          </table:table-cell>
          <table:table-cell table:style-name="ce10" office:value-type="float" office:value="98228" calcext:value-type="float">
            <text:p><text:s/>98 228 </text:p>
          </table:table-cell>
          <table:table-cell table:style-name="ce10" office:value-type="float" office:value="96711" calcext:value-type="float">
            <text:p><text:s/>96 711 </text:p>
          </table:table-cell>
          <table:table-cell table:style-name="ce10" office:value-type="float" office:value="96016" calcext:value-type="float">
            <text:p><text:s/>96 016 </text:p>
          </table:table-cell>
          <table:table-cell table:style-name="ce10" office:value-type="float" office:value="93788" calcext:value-type="float">
            <text:p><text:s/>93 788 </text:p>
          </table:table-cell>
          <table:table-cell table:style-name="ce13" office:value-type="float" office:value="94049" calcext:value-type="float">
            <text:p><text:s/>94 049 </text:p>
          </table:table-cell>
          <table:table-cell table:style-name="ce13" office:value-type="float" office:value="94643" calcext:value-type="float">
            <text:p><text:s/>94 643 </text:p>
          </table:table-cell>
          <table:table-cell table:style-name="ce13" office:value-type="float" office:value="94856" calcext:value-type="float">
            <text:p><text:s/>94 856 </text:p>
          </table:table-cell>
          <table:table-cell table:style-name="ce13" office:value-type="float" office:value="97651" calcext:value-type="float">
            <text:p><text:s/>97 651 </text:p>
          </table:table-cell>
          <table:table-cell table:style-name="ce13" office:value-type="float" office:value="102113" calcext:value-type="float">
            <text:p><text:s/>102 113 </text:p>
          </table:table-cell>
          <table:table-cell table:style-name="ce13" office:value-type="float" office:value="103343" calcext:value-type="float">
            <text:p><text:s/>103 343 </text:p>
          </table:table-cell>
          <table:table-cell table:style-name="ce14" office:value-type="float" office:value="107052" calcext:value-type="float">
            <text:p>107052</text:p>
          </table:table-cell>
          <table:table-cell table:style-name="ce14" office:value-type="float" office:value="106538" calcext:value-type="float">
            <text:p>106538</text:p>
          </table:table-cell>
          <table:table-cell table:style-name="ce14" office:value-type="float" office:value="109218" calcext:value-type="float">
            <text:p>109218</text:p>
          </table:table-cell>
          <table:table-cell table:number-columns-repeated="87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float" office:value="39452" calcext:value-type="float">
            <text:p><text:s/>39 452 </text:p>
          </table:table-cell>
          <table:table-cell table:style-name="ce5" office:value-type="float" office:value="39306" calcext:value-type="float">
            <text:p><text:s/>39 306 </text:p>
          </table:table-cell>
          <table:table-cell table:style-name="ce5" office:value-type="float" office:value="39176" calcext:value-type="float">
            <text:p><text:s/>39 176 </text:p>
          </table:table-cell>
          <table:table-cell table:style-name="ce5" office:value-type="float" office:value="39718" calcext:value-type="float">
            <text:p><text:s/>39 718 </text:p>
          </table:table-cell>
          <table:table-cell table:style-name="ce5" office:value-type="float" office:value="40228" calcext:value-type="float">
            <text:p><text:s/>40 228 </text:p>
          </table:table-cell>
          <table:table-cell table:style-name="ce5" office:value-type="float" office:value="40704" calcext:value-type="float">
            <text:p><text:s/>40 704 </text:p>
          </table:table-cell>
          <table:table-cell table:style-name="ce5" office:value-type="float" office:value="41142" calcext:value-type="float">
            <text:p><text:s/>41 142 </text:p>
          </table:table-cell>
          <table:table-cell table:style-name="ce5" office:value-type="float" office:value="41540" calcext:value-type="float">
            <text:p><text:s/>41 540 </text:p>
          </table:table-cell>
          <table:table-cell table:style-name="ce5" office:value-type="float" office:value="41478" calcext:value-type="float">
            <text:p><text:s/>41 478 </text:p>
          </table:table-cell>
          <table:table-cell table:style-name="ce5" office:value-type="float" office:value="41604" calcext:value-type="float">
            <text:p><text:s/>41 604 </text:p>
          </table:table-cell>
          <table:table-cell table:style-name="ce5" office:value-type="float" office:value="41474" calcext:value-type="float">
            <text:p><text:s/>41 474 </text:p>
          </table:table-cell>
          <table:table-cell table:style-name="ce5" office:value-type="float" office:value="41465" calcext:value-type="float">
            <text:p><text:s/>41 465 </text:p>
          </table:table-cell>
          <table:table-cell table:style-name="ce5" office:value-type="float" office:value="41460" calcext:value-type="float">
            <text:p><text:s/>41 460 </text:p>
          </table:table-cell>
          <table:table-cell table:style-name="ce5" office:value-type="float" office:value="41140" calcext:value-type="float">
            <text:p><text:s/>41 140 </text:p>
          </table:table-cell>
          <table:table-cell table:style-name="ce5" office:value-type="float" office:value="40842" calcext:value-type="float">
            <text:p><text:s/>40 842 </text:p>
          </table:table-cell>
          <table:table-cell table:style-name="ce5" office:value-type="float" office:value="40563" calcext:value-type="float">
            <text:p><text:s/>40 563 </text:p>
          </table:table-cell>
          <table:table-cell table:style-name="ce5" office:value-type="float" office:value="40304" calcext:value-type="float">
            <text:p><text:s/>40 304 </text:p>
          </table:table-cell>
          <table:table-cell table:style-name="ce5" office:value-type="float" office:value="40065" calcext:value-type="float">
            <text:p><text:s/>40 065 </text:p>
          </table:table-cell>
          <table:table-cell table:style-name="ce5" office:value-type="float" office:value="39907" calcext:value-type="float">
            <text:p><text:s/>39 907 </text:p>
          </table:table-cell>
          <table:table-cell table:style-name="ce5" office:value-type="float" office:value="39686" calcext:value-type="float">
            <text:p><text:s/>39 686 </text:p>
          </table:table-cell>
          <table:table-cell table:style-name="ce5" office:value-type="float" office:value="39402" calcext:value-type="float">
            <text:p><text:s/>39 402 </text:p>
          </table:table-cell>
          <table:table-cell table:style-name="ce5" office:value-type="float" office:value="39103" calcext:value-type="float">
            <text:p><text:s/>39 103 </text:p>
          </table:table-cell>
          <table:table-cell table:style-name="ce5" office:value-type="float" office:value="38908" calcext:value-type="float">
            <text:p><text:s/>38 908 </text:p>
          </table:table-cell>
          <table:table-cell table:style-name="ce5" office:value-type="float" office:value="39529" calcext:value-type="float">
            <text:p><text:s/>39 529 </text:p>
          </table:table-cell>
          <table:table-cell table:style-name="ce5" office:value-type="float" office:value="39957" calcext:value-type="float">
            <text:p><text:s/>39 957 </text:p>
          </table:table-cell>
          <table:table-cell table:style-name="ce5" office:value-type="float" office:value="40148" calcext:value-type="float">
            <text:p><text:s/>40 148 </text:p>
          </table:table-cell>
          <table:table-cell table:style-name="ce5" office:value-type="float" office:value="40728" calcext:value-type="float">
            <text:p><text:s/>40 728 </text:p>
          </table:table-cell>
          <table:table-cell table:style-name="ce5" office:value-type="float" office:value="41345" calcext:value-type="float">
            <text:p><text:s/>41 345 </text:p>
          </table:table-cell>
          <table:table-cell table:style-name="ce5" office:value-type="float" office:value="41980" calcext:value-type="float">
            <text:p><text:s/>41 980 </text:p>
          </table:table-cell>
          <table:table-cell table:style-name="ce5" office:value-type="float" office:value="43239" calcext:value-type="float">
            <text:p><text:s/>43 239 </text:p>
          </table:table-cell>
          <table:table-cell table:style-name="ce5" office:value-type="float" office:value="44473" calcext:value-type="float">
            <text:p><text:s/>44 473 </text:p>
          </table:table-cell>
          <table:table-cell table:style-name="ce5" office:value-type="float" office:value="44937" calcext:value-type="float">
            <text:p><text:s/>44 937 </text:p>
          </table:table-cell>
          <table:table-cell table:style-name="ce5" office:value-type="float" office:value="45612" calcext:value-type="float">
            <text:p><text:s/>45 612 </text:p>
          </table:table-cell>
          <table:table-cell table:style-name="ce5" office:value-type="float" office:value="46075" calcext:value-type="float">
            <text:p><text:s/>46 075 </text:p>
          </table:table-cell>
          <table:table-cell table:style-name="ce5" office:value-type="float" office:value="46523" calcext:value-type="float">
            <text:p><text:s/>46 523 </text:p>
          </table:table-cell>
          <table:table-cell table:style-name="ce5" office:value-type="float" office:value="47122" calcext:value-type="float">
            <text:p><text:s/>47 122 </text:p>
          </table:table-cell>
          <table:table-cell table:style-name="ce5" office:value-type="float" office:value="47745" calcext:value-type="float">
            <text:p><text:s/>47 745 </text:p>
          </table:table-cell>
          <table:table-cell table:style-name="ce5" office:value-type="float" office:value="48388" calcext:value-type="float">
            <text:p><text:s/>48 388 </text:p>
          </table:table-cell>
          <table:table-cell table:style-name="ce5" office:value-type="float" office:value="49333" calcext:value-type="float">
            <text:p><text:s/>49 333 </text:p>
          </table:table-cell>
          <table:table-cell table:style-name="ce5" office:value-type="float" office:value="50326" calcext:value-type="float">
            <text:p><text:s/>50 326 </text:p>
          </table:table-cell>
          <table:table-cell table:style-name="ce5" office:value-type="float" office:value="51931" calcext:value-type="float">
            <text:p><text:s/>51 931 </text:p>
          </table:table-cell>
          <table:table-cell table:style-name="ce5" office:value-type="float" office:value="53434" calcext:value-type="float">
            <text:p><text:s/>53 434 </text:p>
          </table:table-cell>
          <table:table-cell table:style-name="ce5" office:value-type="float" office:value="53287" calcext:value-type="float">
            <text:p><text:s/>53 287 </text:p>
          </table:table-cell>
          <table:table-cell table:style-name="ce5" office:value-type="float" office:value="54575" calcext:value-type="float">
            <text:p><text:s/>54 575 </text:p>
          </table:table-cell>
          <table:table-cell table:style-name="ce5" office:value-type="float" office:value="57214" calcext:value-type="float">
            <text:p><text:s/>57 214 </text:p>
          </table:table-cell>
          <table:table-cell table:style-name="ce5" office:value-type="float" office:value="61218" calcext:value-type="float">
            <text:p><text:s/>61 218 </text:p>
          </table:table-cell>
          <table:table-cell table:style-name="ce5" office:value-type="float" office:value="59939" calcext:value-type="float">
            <text:p><text:s/>59 939 </text:p>
          </table:table-cell>
          <table:table-cell table:style-name="ce5" office:value-type="float" office:value="58755" calcext:value-type="float">
            <text:p><text:s/>58 755 </text:p>
          </table:table-cell>
          <table:table-cell table:style-name="ce5" office:value-type="float" office:value="57469" calcext:value-type="float">
            <text:p><text:s/>57 469 </text:p>
          </table:table-cell>
          <table:table-cell table:style-name="ce5" office:value-type="float" office:value="55853" calcext:value-type="float">
            <text:p><text:s/>55 853 </text:p>
          </table:table-cell>
          <table:table-cell table:style-name="ce5" office:value-type="float" office:value="62822" calcext:value-type="float">
            <text:p><text:s/>62 822 </text:p>
          </table:table-cell>
          <table:table-cell table:style-name="ce5" office:value-type="float" office:value="60301" calcext:value-type="float">
            <text:p><text:s/>60 301 </text:p>
          </table:table-cell>
          <table:table-cell table:style-name="ce5" office:value-type="float" office:value="59104" calcext:value-type="float">
            <text:p><text:s/>59 104 </text:p>
          </table:table-cell>
          <table:table-cell table:style-name="ce5" office:value-type="float" office:value="58158" calcext:value-type="float">
            <text:p><text:s/>58 158 </text:p>
          </table:table-cell>
          <table:table-cell table:style-name="ce5" office:value-type="float" office:value="56703" calcext:value-type="float">
            <text:p><text:s/>56 703 </text:p>
          </table:table-cell>
          <table:table-cell table:style-name="ce5" office:value-type="float" office:value="59749" calcext:value-type="float">
            <text:p><text:s/>59 749 </text:p>
          </table:table-cell>
          <table:table-cell table:style-name="ce5" office:value-type="float" office:value="59473" calcext:value-type="float">
            <text:p><text:s/>59 473 </text:p>
          </table:table-cell>
          <table:table-cell table:style-name="ce5" office:value-type="float" office:value="58631" calcext:value-type="float">
            <text:p><text:s/>58 631 </text:p>
          </table:table-cell>
          <table:table-cell table:style-name="ce5" office:value-type="float" office:value="57209" calcext:value-type="float">
            <text:p><text:s/>57 209 </text:p>
          </table:table-cell>
          <table:table-cell table:style-name="ce5" office:value-type="float" office:value="54668" calcext:value-type="float">
            <text:p><text:s/>54 668 </text:p>
          </table:table-cell>
          <table:table-cell table:style-name="ce5" office:value-type="float" office:value="60575" calcext:value-type="float">
            <text:p><text:s/>60 575 </text:p>
          </table:table-cell>
          <table:table-cell table:style-name="ce5" office:value-type="float" office:value="59854" calcext:value-type="float">
            <text:p><text:s/>59 854 </text:p>
          </table:table-cell>
          <table:table-cell table:style-name="ce5" office:value-type="float" office:value="60671" calcext:value-type="float">
            <text:p><text:s/>60 671 </text:p>
          </table:table-cell>
          <table:table-cell table:style-name="ce5" office:value-type="float" office:value="59743" calcext:value-type="float">
            <text:p><text:s/>59 743 </text:p>
          </table:table-cell>
          <table:table-cell table:style-name="ce5" office:value-type="float" office:value="59828" calcext:value-type="float">
            <text:p><text:s/>59 828 </text:p>
          </table:table-cell>
          <table:table-cell table:style-name="ce5" office:value-type="float" office:value="64592" calcext:value-type="float">
            <text:p><text:s/>64 592 </text:p>
          </table:table-cell>
          <table:table-cell table:style-name="ce5" office:value-type="float" office:value="65276" calcext:value-type="float">
            <text:p><text:s/>65 276 </text:p>
          </table:table-cell>
          <table:table-cell table:style-name="ce5" office:value-type="float" office:value="66035" calcext:value-type="float">
            <text:p><text:s/>66 035 </text:p>
          </table:table-cell>
          <table:table-cell table:style-name="ce5" office:value-type="float" office:value="67375" calcext:value-type="float">
            <text:p><text:s/>67 375 </text:p>
          </table:table-cell>
          <table:table-cell table:style-name="ce5" office:value-type="float" office:value="66691" calcext:value-type="float">
            <text:p><text:s/>66 691 </text:p>
          </table:table-cell>
          <table:table-cell table:style-name="ce5" office:value-type="float" office:value="72172" calcext:value-type="float">
            <text:p><text:s/>72 172 </text:p>
          </table:table-cell>
          <table:table-cell table:style-name="ce5" office:value-type="float" office:value="71565" calcext:value-type="float">
            <text:p><text:s/>71 565 </text:p>
          </table:table-cell>
          <table:table-cell table:style-name="ce5" office:value-type="float" office:value="69354" calcext:value-type="float">
            <text:p><text:s/>69 354 </text:p>
          </table:table-cell>
          <table:table-cell table:style-name="ce5" office:value-type="float" office:value="69993" calcext:value-type="float">
            <text:p><text:s/>69 993 </text:p>
          </table:table-cell>
          <table:table-cell table:style-name="ce5" office:value-type="float" office:value="69734" calcext:value-type="float">
            <text:p><text:s/>69 734 </text:p>
          </table:table-cell>
          <table:table-cell table:style-name="ce5" office:value-type="float" office:value="74368" calcext:value-type="float">
            <text:p><text:s/>74 368 </text:p>
          </table:table-cell>
          <table:table-cell table:style-name="ce5" office:value-type="float" office:value="73381" calcext:value-type="float">
            <text:p><text:s/>73 381 </text:p>
          </table:table-cell>
          <table:table-cell table:style-name="ce5" office:value-type="float" office:value="74458" calcext:value-type="float">
            <text:p><text:s/>74 458 </text:p>
          </table:table-cell>
          <table:table-cell table:style-name="ce5" office:value-type="float" office:value="72645" calcext:value-type="float">
            <text:p><text:s/>72 645 </text:p>
          </table:table-cell>
          <table:table-cell table:style-name="ce5" office:value-type="float" office:value="71952" calcext:value-type="float">
            <text:p><text:s/>71 952 </text:p>
          </table:table-cell>
          <table:table-cell table:style-name="ce5" office:value-type="float" office:value="71460" calcext:value-type="float">
            <text:p><text:s/>71 460 </text:p>
          </table:table-cell>
          <table:table-cell table:style-name="ce5" office:value-type="float" office:value="73830" calcext:value-type="float">
            <text:p><text:s/>73 830 </text:p>
          </table:table-cell>
          <table:table-cell table:style-name="ce5" office:value-type="float" office:value="71274" calcext:value-type="float">
            <text:p><text:s/>71 274 </text:p>
          </table:table-cell>
          <table:table-cell table:style-name="ce5" office:value-type="float" office:value="69503" calcext:value-type="float">
            <text:p><text:s/>69 503 </text:p>
          </table:table-cell>
          <table:table-cell table:style-name="ce5" office:value-type="float" office:value="61577" calcext:value-type="float">
            <text:p><text:s/>61 577 </text:p>
          </table:table-cell>
          <table:table-cell table:style-name="ce5" office:value-type="float" office:value="61400" calcext:value-type="float">
            <text:p><text:s/>61 400 </text:p>
          </table:table-cell>
          <table:table-cell table:style-name="ce5" office:value-type="float" office:value="59932" calcext:value-type="float">
            <text:p><text:s/>59 932 </text:p>
          </table:table-cell>
          <table:table-cell table:style-name="ce5" office:value-type="float" office:value="61302" calcext:value-type="float">
            <text:p><text:s/>61 302 </text:p>
          </table:table-cell>
          <table:table-cell table:style-name="ce5" office:value-type="float" office:value="62036" calcext:value-type="float">
            <text:p><text:s/>62 036 </text:p>
          </table:table-cell>
          <table:table-cell table:style-name="ce5" office:value-type="float" office:value="72425" calcext:value-type="float">
            <text:p><text:s/>72 425 </text:p>
          </table:table-cell>
          <table:table-cell table:style-name="ce5" office:value-type="float" office:value="73230" calcext:value-type="float">
            <text:p><text:s/>73 230 </text:p>
          </table:table-cell>
          <table:table-cell table:style-name="ce5" office:value-type="float" office:value="71328" calcext:value-type="float">
            <text:p><text:s/>71 328 </text:p>
          </table:table-cell>
          <table:table-cell table:style-name="ce5" office:value-type="float" office:value="72753" calcext:value-type="float">
            <text:p><text:s/>72 753 </text:p>
          </table:table-cell>
          <table:table-cell table:style-name="ce5" office:value-type="float" office:value="72426" calcext:value-type="float">
            <text:p><text:s/>72 426 </text:p>
          </table:table-cell>
          <table:table-cell table:style-name="ce5" office:value-type="float" office:value="73546" calcext:value-type="float">
            <text:p><text:s/>73 546 </text:p>
          </table:table-cell>
          <table:table-cell table:style-name="ce5" office:value-type="float" office:value="73904" calcext:value-type="float">
            <text:p><text:s/>73 904 </text:p>
          </table:table-cell>
          <table:table-cell table:style-name="ce5" office:value-type="float" office:value="73480" calcext:value-type="float">
            <text:p><text:s/>73 480 </text:p>
          </table:table-cell>
          <table:table-cell table:style-name="ce5" office:value-type="float" office:value="75381" calcext:value-type="float">
            <text:p><text:s/>75 381 </text:p>
          </table:table-cell>
          <table:table-cell table:style-name="ce5" office:value-type="float" office:value="76426" calcext:value-type="float">
            <text:p><text:s/>76 426 </text:p>
          </table:table-cell>
          <table:table-cell table:style-name="ce5" office:value-type="float" office:value="79607" calcext:value-type="float">
            <text:p><text:s/>79 607 </text:p>
          </table:table-cell>
          <table:table-cell table:style-name="ce10" office:value-type="float" office:value="76133" calcext:value-type="float">
            <text:p><text:s/>76 133 </text:p>
          </table:table-cell>
          <table:table-cell table:style-name="ce10" office:value-type="float" office:value="78984" calcext:value-type="float">
            <text:p><text:s/>78 984 </text:p>
          </table:table-cell>
          <table:table-cell table:style-name="ce10" office:value-type="float" office:value="80012" calcext:value-type="float">
            <text:p><text:s/>80 012 </text:p>
          </table:table-cell>
          <table:table-cell table:style-name="ce10" office:value-type="float" office:value="82601" calcext:value-type="float">
            <text:p><text:s/>82 601 </text:p>
          </table:table-cell>
          <table:table-cell table:style-name="ce10" office:value-type="float" office:value="83948" calcext:value-type="float">
            <text:p><text:s/>83 948 </text:p>
          </table:table-cell>
          <table:table-cell table:style-name="ce10" office:value-type="float" office:value="84146" calcext:value-type="float">
            <text:p><text:s/>84 146 </text:p>
          </table:table-cell>
          <table:table-cell table:style-name="ce10" office:value-type="float" office:value="82794" calcext:value-type="float">
            <text:p><text:s/>82 794 </text:p>
          </table:table-cell>
          <table:table-cell table:style-name="ce10" office:value-type="float" office:value="86256" calcext:value-type="float">
            <text:p><text:s/>86 256 </text:p>
          </table:table-cell>
          <table:table-cell table:style-name="ce10" office:value-type="float" office:value="89104" calcext:value-type="float">
            <text:p><text:s/>89 104 </text:p>
          </table:table-cell>
          <table:table-cell table:style-name="ce10" office:value-type="float" office:value="92773" calcext:value-type="float">
            <text:p><text:s/>92 773 </text:p>
          </table:table-cell>
          <table:table-cell table:style-name="ce10" office:value-type="float" office:value="94313" calcext:value-type="float">
            <text:p><text:s/>94 313 </text:p>
          </table:table-cell>
          <table:table-cell table:style-name="ce10" office:value-type="float" office:value="99022" calcext:value-type="float">
            <text:p><text:s/>99 022 </text:p>
          </table:table-cell>
          <table:table-cell table:style-name="ce10" office:value-type="float" office:value="102376" calcext:value-type="float">
            <text:p><text:s/>102 376 </text:p>
          </table:table-cell>
          <table:table-cell table:style-name="ce10" office:value-type="float" office:value="104212" calcext:value-type="float">
            <text:p><text:s/>104 212 </text:p>
          </table:table-cell>
          <table:table-cell table:style-name="ce10" office:value-type="float" office:value="104728" calcext:value-type="float">
            <text:p><text:s/>104 728 </text:p>
          </table:table-cell>
          <table:table-cell table:style-name="ce10" office:value-type="float" office:value="106063" calcext:value-type="float">
            <text:p><text:s/>106 063 </text:p>
          </table:table-cell>
          <table:table-cell table:style-name="ce10" office:value-type="float" office:value="102214" calcext:value-type="float">
            <text:p><text:s/>102 214 </text:p>
          </table:table-cell>
          <table:table-cell table:style-name="ce10" office:value-type="float" office:value="101260" calcext:value-type="float">
            <text:p><text:s/>101 260 </text:p>
          </table:table-cell>
          <table:table-cell table:style-name="ce10" office:value-type="float" office:value="97783" calcext:value-type="float">
            <text:p><text:s/>97 783 </text:p>
          </table:table-cell>
          <table:table-cell table:style-name="ce10" office:value-type="float" office:value="97145" calcext:value-type="float">
            <text:p><text:s/>97 145 </text:p>
          </table:table-cell>
          <table:table-cell table:style-name="ce10" office:value-type="float" office:value="92893" calcext:value-type="float">
            <text:p><text:s/>92 893 </text:p>
          </table:table-cell>
          <table:table-cell table:style-name="ce10" office:value-type="float" office:value="94608" calcext:value-type="float">
            <text:p><text:s/>94 608 </text:p>
          </table:table-cell>
          <table:table-cell table:style-name="ce10" office:value-type="float" office:value="94121" calcext:value-type="float">
            <text:p><text:s/>94 121 </text:p>
          </table:table-cell>
          <table:table-cell table:style-name="ce10" office:value-type="float" office:value="94968" calcext:value-type="float">
            <text:p><text:s/>94 968 </text:p>
          </table:table-cell>
          <table:table-cell table:style-name="ce10" office:value-type="float" office:value="96922" calcext:value-type="float">
            <text:p><text:s/>96 922 </text:p>
          </table:table-cell>
          <table:table-cell table:style-name="ce10" office:value-type="float" office:value="98468" calcext:value-type="float">
            <text:p><text:s/>98 468 </text:p>
          </table:table-cell>
          <table:table-cell table:style-name="ce10" office:value-type="float" office:value="100936" calcext:value-type="float">
            <text:p><text:s/>100 936 </text:p>
          </table:table-cell>
          <table:table-cell table:style-name="ce10" office:value-type="float" office:value="101809" calcext:value-type="float">
            <text:p><text:s/>101 809 </text:p>
          </table:table-cell>
          <table:table-cell table:style-name="ce10" office:value-type="float" office:value="104413" calcext:value-type="float">
            <text:p><text:s/>104 413 </text:p>
          </table:table-cell>
          <table:table-cell table:style-name="ce10" office:value-type="float" office:value="106582" calcext:value-type="float">
            <text:p><text:s/>106 582 </text:p>
          </table:table-cell>
          <table:table-cell table:style-name="ce10" office:value-type="float" office:value="110230" calcext:value-type="float">
            <text:p><text:s/>110 230 </text:p>
          </table:table-cell>
          <table:table-cell table:style-name="ce10" office:value-type="float" office:value="116950" calcext:value-type="float">
            <text:p><text:s/>116 950 </text:p>
          </table:table-cell>
          <table:table-cell table:style-name="ce10" office:value-type="float" office:value="120901" calcext:value-type="float">
            <text:p><text:s/>120 901 </text:p>
          </table:table-cell>
          <table:table-cell table:style-name="ce10" office:value-type="float" office:value="123486" calcext:value-type="float">
            <text:p><text:s/>123 486 </text:p>
          </table:table-cell>
          <table:table-cell table:style-name="ce10" office:value-type="float" office:value="121741" calcext:value-type="float">
            <text:p><text:s/>121 741 </text:p>
          </table:table-cell>
          <table:table-cell table:style-name="ce10" office:value-type="float" office:value="119704" calcext:value-type="float">
            <text:p><text:s/>119 704 </text:p>
          </table:table-cell>
          <table:table-cell table:style-name="ce10" office:value-type="float" office:value="115373" calcext:value-type="float">
            <text:p><text:s/>115 373 </text:p>
          </table:table-cell>
          <table:table-cell table:style-name="ce10" office:value-type="float" office:value="112096" calcext:value-type="float">
            <text:p><text:s/>112 096 </text:p>
          </table:table-cell>
          <table:table-cell table:style-name="ce10" office:value-type="float" office:value="108584" calcext:value-type="float">
            <text:p><text:s/>108 584 </text:p>
          </table:table-cell>
          <table:table-cell table:style-name="ce10" office:value-type="float" office:value="105180" calcext:value-type="float">
            <text:p><text:s/>105 180 </text:p>
          </table:table-cell>
          <table:table-cell table:style-name="ce10" office:value-type="float" office:value="103006" calcext:value-type="float">
            <text:p><text:s/>103 006 </text:p>
          </table:table-cell>
          <table:table-cell table:style-name="ce10" office:value-type="float" office:value="101274" calcext:value-type="float">
            <text:p><text:s/>101 274 </text:p>
          </table:table-cell>
          <table:table-cell table:style-name="ce10" office:value-type="float" office:value="98714" calcext:value-type="float">
            <text:p><text:s/>98 714 </text:p>
          </table:table-cell>
          <table:table-cell table:style-name="ce10" office:value-type="float" office:value="97924" calcext:value-type="float">
            <text:p><text:s/>97 924 </text:p>
          </table:table-cell>
          <table:table-cell table:style-name="ce13" office:value-type="float" office:value="95772" calcext:value-type="float">
            <text:p><text:s/>95 772 </text:p>
          </table:table-cell>
          <table:table-cell table:style-name="ce13" office:value-type="float" office:value="95745" calcext:value-type="float">
            <text:p><text:s/>95 745 </text:p>
          </table:table-cell>
          <table:table-cell table:style-name="ce13" office:value-type="float" office:value="96486" calcext:value-type="float">
            <text:p><text:s/>96 486 </text:p>
          </table:table-cell>
          <table:table-cell table:style-name="ce13" office:value-type="float" office:value="98153" calcext:value-type="float">
            <text:p><text:s/>98 153 </text:p>
          </table:table-cell>
          <table:table-cell table:style-name="ce13" office:value-type="float" office:value="101535" calcext:value-type="float">
            <text:p><text:s/>101 535 </text:p>
          </table:table-cell>
          <table:table-cell table:style-name="ce13" office:value-type="float" office:value="105179" calcext:value-type="float">
            <text:p><text:s/>105 179 </text:p>
          </table:table-cell>
          <table:table-cell table:style-name="ce14" office:value-type="float" office:value="107576" calcext:value-type="float">
            <text:p>107576</text:p>
          </table:table-cell>
          <table:table-cell table:style-name="ce14" office:value-type="float" office:value="109784" calcext:value-type="float">
            <text:p>109784</text:p>
          </table:table-cell>
          <table:table-cell table:style-name="ce14" office:value-type="float" office:value="109214" calcext:value-type="float">
            <text:p>109214</text:p>
          </table:table-cell>
          <table:table-cell table:number-columns-repeated="87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float" office:value="39149" calcext:value-type="float">
            <text:p><text:s/>39 149 </text:p>
          </table:table-cell>
          <table:table-cell table:style-name="ce5" office:value-type="float" office:value="38993" calcext:value-type="float">
            <text:p><text:s/>38 993 </text:p>
          </table:table-cell>
          <table:table-cell table:style-name="ce5" office:value-type="float" office:value="38853" calcext:value-type="float">
            <text:p><text:s/>38 853 </text:p>
          </table:table-cell>
          <table:table-cell table:style-name="ce5" office:value-type="float" office:value="38732" calcext:value-type="float">
            <text:p><text:s/>38 732 </text:p>
          </table:table-cell>
          <table:table-cell table:style-name="ce5" office:value-type="float" office:value="39245" calcext:value-type="float">
            <text:p><text:s/>39 245 </text:p>
          </table:table-cell>
          <table:table-cell table:style-name="ce5" office:value-type="float" office:value="39726" calcext:value-type="float">
            <text:p><text:s/>39 726 </text:p>
          </table:table-cell>
          <table:table-cell table:style-name="ce5" office:value-type="float" office:value="40171" calcext:value-type="float">
            <text:p><text:s/>40 171 </text:p>
          </table:table-cell>
          <table:table-cell table:style-name="ce5" office:value-type="float" office:value="40579" calcext:value-type="float">
            <text:p><text:s/>40 579 </text:p>
          </table:table-cell>
          <table:table-cell table:style-name="ce5" office:value-type="float" office:value="40943" calcext:value-type="float">
            <text:p><text:s/>40 943 </text:p>
          </table:table-cell>
          <table:table-cell table:style-name="ce5" office:value-type="float" office:value="40873" calcext:value-type="float">
            <text:p><text:s/>40 873 </text:p>
          </table:table-cell>
          <table:table-cell table:style-name="ce5" office:value-type="float" office:value="41013" calcext:value-type="float">
            <text:p><text:s/>41 013 </text:p>
          </table:table-cell>
          <table:table-cell table:style-name="ce5" office:value-type="float" office:value="41000" calcext:value-type="float">
            <text:p><text:s/>41 000 </text:p>
          </table:table-cell>
          <table:table-cell table:style-name="ce5" office:value-type="float" office:value="40990" calcext:value-type="float">
            <text:p><text:s/>40 990 </text:p>
          </table:table-cell>
          <table:table-cell table:style-name="ce5" office:value-type="float" office:value="40984" calcext:value-type="float">
            <text:p><text:s/>40 984 </text:p>
          </table:table-cell>
          <table:table-cell table:style-name="ce5" office:value-type="float" office:value="40676" calcext:value-type="float">
            <text:p><text:s/>40 676 </text:p>
          </table:table-cell>
          <table:table-cell table:style-name="ce5" office:value-type="float" office:value="40386" calcext:value-type="float">
            <text:p><text:s/>40 386 </text:p>
          </table:table-cell>
          <table:table-cell table:style-name="ce5" office:value-type="float" office:value="40117" calcext:value-type="float">
            <text:p><text:s/>40 117 </text:p>
          </table:table-cell>
          <table:table-cell table:style-name="ce5" office:value-type="float" office:value="39869" calcext:value-type="float">
            <text:p><text:s/>39 869 </text:p>
          </table:table-cell>
          <table:table-cell table:style-name="ce5" office:value-type="float" office:value="39639" calcext:value-type="float">
            <text:p><text:s/>39 639 </text:p>
          </table:table-cell>
          <table:table-cell table:style-name="ce5" office:value-type="float" office:value="39450" calcext:value-type="float">
            <text:p><text:s/>39 450 </text:p>
          </table:table-cell>
          <table:table-cell table:style-name="ce5" office:value-type="float" office:value="39196" calcext:value-type="float">
            <text:p><text:s/>39 196 </text:p>
          </table:table-cell>
          <table:table-cell table:style-name="ce5" office:value-type="float" office:value="38896" calcext:value-type="float">
            <text:p><text:s/>38 896 </text:p>
          </table:table-cell>
          <table:table-cell table:style-name="ce5" office:value-type="float" office:value="38627" calcext:value-type="float">
            <text:p><text:s/>38 627 </text:p>
          </table:table-cell>
          <table:table-cell table:style-name="ce5" office:value-type="float" office:value="38468" calcext:value-type="float">
            <text:p><text:s/>38 468 </text:p>
          </table:table-cell>
          <table:table-cell table:style-name="ce5" office:value-type="float" office:value="38926" calcext:value-type="float">
            <text:p><text:s/>38 926 </text:p>
          </table:table-cell>
          <table:table-cell table:style-name="ce5" office:value-type="float" office:value="39260" calcext:value-type="float">
            <text:p><text:s/>39 260 </text:p>
          </table:table-cell>
          <table:table-cell table:style-name="ce5" office:value-type="float" office:value="39298" calcext:value-type="float">
            <text:p><text:s/>39 298 </text:p>
          </table:table-cell>
          <table:table-cell table:style-name="ce5" office:value-type="float" office:value="39906" calcext:value-type="float">
            <text:p><text:s/>39 906 </text:p>
          </table:table-cell>
          <table:table-cell table:style-name="ce5" office:value-type="float" office:value="40509" calcext:value-type="float">
            <text:p><text:s/>40 509 </text:p>
          </table:table-cell>
          <table:table-cell table:style-name="ce5" office:value-type="float" office:value="41755" calcext:value-type="float">
            <text:p><text:s/>41 755 </text:p>
          </table:table-cell>
          <table:table-cell table:style-name="ce5" office:value-type="float" office:value="42976" calcext:value-type="float">
            <text:p><text:s/>42 976 </text:p>
          </table:table-cell>
          <table:table-cell table:style-name="ce5" office:value-type="float" office:value="44173" calcext:value-type="float">
            <text:p><text:s/>44 173 </text:p>
          </table:table-cell>
          <table:table-cell table:style-name="ce5" office:value-type="float" office:value="44706" calcext:value-type="float">
            <text:p><text:s/>44 706 </text:p>
          </table:table-cell>
          <table:table-cell table:style-name="ce5" office:value-type="float" office:value="45355" calcext:value-type="float">
            <text:p><text:s/>45 355 </text:p>
          </table:table-cell>
          <table:table-cell table:style-name="ce5" office:value-type="float" office:value="45853" calcext:value-type="float">
            <text:p><text:s/>45 853 </text:p>
          </table:table-cell>
          <table:table-cell table:style-name="ce5" office:value-type="float" office:value="46307" calcext:value-type="float">
            <text:p><text:s/>46 307 </text:p>
          </table:table-cell>
          <table:table-cell table:style-name="ce5" office:value-type="float" office:value="46890" calcext:value-type="float">
            <text:p><text:s/>46 890 </text:p>
          </table:table-cell>
          <table:table-cell table:style-name="ce5" office:value-type="float" office:value="47534" calcext:value-type="float">
            <text:p><text:s/>47 534 </text:p>
          </table:table-cell>
          <table:table-cell table:style-name="ce5" office:value-type="float" office:value="48133" calcext:value-type="float">
            <text:p><text:s/>48 133 </text:p>
          </table:table-cell>
          <table:table-cell table:style-name="ce5" office:value-type="float" office:value="49084" calcext:value-type="float">
            <text:p><text:s/>49 084 </text:p>
          </table:table-cell>
          <table:table-cell table:style-name="ce5" office:value-type="float" office:value="50042" calcext:value-type="float">
            <text:p><text:s/>50 042 </text:p>
          </table:table-cell>
          <table:table-cell table:style-name="ce5" office:value-type="float" office:value="51647" calcext:value-type="float">
            <text:p><text:s/>51 647 </text:p>
          </table:table-cell>
          <table:table-cell table:style-name="ce5" office:value-type="float" office:value="53148" calcext:value-type="float">
            <text:p><text:s/>53 148 </text:p>
          </table:table-cell>
          <table:table-cell table:style-name="ce5" office:value-type="float" office:value="52976" calcext:value-type="float">
            <text:p><text:s/>52 976 </text:p>
          </table:table-cell>
          <table:table-cell table:style-name="ce5" office:value-type="float" office:value="54221" calcext:value-type="float">
            <text:p><text:s/>54 221 </text:p>
          </table:table-cell>
          <table:table-cell table:style-name="ce5" office:value-type="float" office:value="56871" calcext:value-type="float">
            <text:p><text:s/>56 871 </text:p>
          </table:table-cell>
          <table:table-cell table:style-name="ce5" office:value-type="float" office:value="60981" calcext:value-type="float">
            <text:p><text:s/>60 981 </text:p>
          </table:table-cell>
          <table:table-cell table:style-name="ce5" office:value-type="float" office:value="59713" calcext:value-type="float">
            <text:p><text:s/>59 713 </text:p>
          </table:table-cell>
          <table:table-cell table:style-name="ce5" office:value-type="float" office:value="58519" calcext:value-type="float">
            <text:p><text:s/>58 519 </text:p>
          </table:table-cell>
          <table:table-cell table:style-name="ce5" office:value-type="float" office:value="57241" calcext:value-type="float">
            <text:p><text:s/>57 241 </text:p>
          </table:table-cell>
          <table:table-cell table:style-name="ce5" office:value-type="float" office:value="55703" calcext:value-type="float">
            <text:p><text:s/>55 703 </text:p>
          </table:table-cell>
          <table:table-cell table:style-name="ce5" office:value-type="float" office:value="62081" calcext:value-type="float">
            <text:p><text:s/>62 081 </text:p>
          </table:table-cell>
          <table:table-cell table:style-name="ce5" office:value-type="float" office:value="59615" calcext:value-type="float">
            <text:p><text:s/>59 615 </text:p>
          </table:table-cell>
          <table:table-cell table:style-name="ce5" office:value-type="float" office:value="58451" calcext:value-type="float">
            <text:p><text:s/>58 451 </text:p>
          </table:table-cell>
          <table:table-cell table:style-name="ce5" office:value-type="float" office:value="57514" calcext:value-type="float">
            <text:p><text:s/>57 514 </text:p>
          </table:table-cell>
          <table:table-cell table:style-name="ce5" office:value-type="float" office:value="56074" calcext:value-type="float">
            <text:p><text:s/>56 074 </text:p>
          </table:table-cell>
          <table:table-cell table:style-name="ce5" office:value-type="float" office:value="59097" calcext:value-type="float">
            <text:p><text:s/>59 097 </text:p>
          </table:table-cell>
          <table:table-cell table:style-name="ce5" office:value-type="float" office:value="58781" calcext:value-type="float">
            <text:p><text:s/>58 781 </text:p>
          </table:table-cell>
          <table:table-cell table:style-name="ce5" office:value-type="float" office:value="57196" calcext:value-type="float">
            <text:p><text:s/>57 196 </text:p>
          </table:table-cell>
          <table:table-cell table:style-name="ce5" office:value-type="float" office:value="56470" calcext:value-type="float">
            <text:p><text:s/>56 470 </text:p>
          </table:table-cell>
          <table:table-cell table:style-name="ce5" office:value-type="float" office:value="53969" calcext:value-type="float">
            <text:p><text:s/>53 969 </text:p>
          </table:table-cell>
          <table:table-cell table:style-name="ce5" office:value-type="float" office:value="60171" calcext:value-type="float">
            <text:p><text:s/>60 171 </text:p>
          </table:table-cell>
          <table:table-cell table:style-name="ce5" office:value-type="float" office:value="59429" calcext:value-type="float">
            <text:p><text:s/>59 429 </text:p>
          </table:table-cell>
          <table:table-cell table:style-name="ce5" office:value-type="float" office:value="60269" calcext:value-type="float">
            <text:p><text:s/>60 269 </text:p>
          </table:table-cell>
          <table:table-cell table:style-name="ce5" office:value-type="float" office:value="59340" calcext:value-type="float">
            <text:p><text:s/>59 340 </text:p>
          </table:table-cell>
          <table:table-cell table:style-name="ce5" office:value-type="float" office:value="59408" calcext:value-type="float">
            <text:p><text:s/>59 408 </text:p>
          </table:table-cell>
          <table:table-cell table:style-name="ce5" office:value-type="float" office:value="64055" calcext:value-type="float">
            <text:p><text:s/>64 055 </text:p>
          </table:table-cell>
          <table:table-cell table:style-name="ce5" office:value-type="float" office:value="64772" calcext:value-type="float">
            <text:p><text:s/>64 772 </text:p>
          </table:table-cell>
          <table:table-cell table:style-name="ce5" office:value-type="float" office:value="65512" calcext:value-type="float">
            <text:p><text:s/>65 512 </text:p>
          </table:table-cell>
          <table:table-cell table:style-name="ce5" office:value-type="float" office:value="66843" calcext:value-type="float">
            <text:p><text:s/>66 843 </text:p>
          </table:table-cell>
          <table:table-cell table:style-name="ce5" office:value-type="float" office:value="66179" calcext:value-type="float">
            <text:p><text:s/>66 179 </text:p>
          </table:table-cell>
          <table:table-cell table:style-name="ce5" office:value-type="float" office:value="71914" calcext:value-type="float">
            <text:p><text:s/>71 914 </text:p>
          </table:table-cell>
          <table:table-cell table:style-name="ce5" office:value-type="float" office:value="71315" calcext:value-type="float">
            <text:p><text:s/>71 315 </text:p>
          </table:table-cell>
          <table:table-cell table:style-name="ce5" office:value-type="float" office:value="69282" calcext:value-type="float">
            <text:p><text:s/>69 282 </text:p>
          </table:table-cell>
          <table:table-cell table:style-name="ce5" office:value-type="float" office:value="69846" calcext:value-type="float">
            <text:p><text:s/>69 846 </text:p>
          </table:table-cell>
          <table:table-cell table:style-name="ce5" office:value-type="float" office:value="69552" calcext:value-type="float">
            <text:p><text:s/>69 552 </text:p>
          </table:table-cell>
          <table:table-cell table:style-name="ce5" office:value-type="float" office:value="74142" calcext:value-type="float">
            <text:p><text:s/>74 142 </text:p>
          </table:table-cell>
          <table:table-cell table:style-name="ce5" office:value-type="float" office:value="73137" calcext:value-type="float">
            <text:p><text:s/>73 137 </text:p>
          </table:table-cell>
          <table:table-cell table:style-name="ce5" office:value-type="float" office:value="74237" calcext:value-type="float">
            <text:p><text:s/>74 237 </text:p>
          </table:table-cell>
          <table:table-cell table:style-name="ce5" office:value-type="float" office:value="72406" calcext:value-type="float">
            <text:p><text:s/>72 406 </text:p>
          </table:table-cell>
          <table:table-cell table:style-name="ce5" office:value-type="float" office:value="71731" calcext:value-type="float">
            <text:p><text:s/>71 731 </text:p>
          </table:table-cell>
          <table:table-cell table:style-name="ce5" office:value-type="float" office:value="71063" calcext:value-type="float">
            <text:p><text:s/>71 063 </text:p>
          </table:table-cell>
          <table:table-cell table:style-name="ce5" office:value-type="float" office:value="73187" calcext:value-type="float">
            <text:p><text:s/>73 187 </text:p>
          </table:table-cell>
          <table:table-cell table:style-name="ce5" office:value-type="float" office:value="70660" calcext:value-type="float">
            <text:p><text:s/>70 660 </text:p>
          </table:table-cell>
          <table:table-cell table:style-name="ce5" office:value-type="float" office:value="69298" calcext:value-type="float">
            <text:p><text:s/>69 298 </text:p>
          </table:table-cell>
          <table:table-cell table:style-name="ce5" office:value-type="float" office:value="61913" calcext:value-type="float">
            <text:p><text:s/>61 913 </text:p>
          </table:table-cell>
          <table:table-cell table:style-name="ce5" office:value-type="float" office:value="61606" calcext:value-type="float">
            <text:p><text:s/>61 606 </text:p>
          </table:table-cell>
          <table:table-cell table:style-name="ce5" office:value-type="float" office:value="59964" calcext:value-type="float">
            <text:p><text:s/>59 964 </text:p>
          </table:table-cell>
          <table:table-cell table:style-name="ce5" office:value-type="float" office:value="61446" calcext:value-type="float">
            <text:p><text:s/>61 446 </text:p>
          </table:table-cell>
          <table:table-cell table:style-name="ce5" office:value-type="float" office:value="62295" calcext:value-type="float">
            <text:p><text:s/>62 295 </text:p>
          </table:table-cell>
          <table:table-cell table:style-name="ce5" office:value-type="float" office:value="72615" calcext:value-type="float">
            <text:p><text:s/>72 615 </text:p>
          </table:table-cell>
          <table:table-cell table:style-name="ce5" office:value-type="float" office:value="73619" calcext:value-type="float">
            <text:p><text:s/>73 619 </text:p>
          </table:table-cell>
          <table:table-cell table:style-name="ce5" office:value-type="float" office:value="71520" calcext:value-type="float">
            <text:p><text:s/>71 520 </text:p>
          </table:table-cell>
          <table:table-cell table:style-name="ce5" office:value-type="float" office:value="72718" calcext:value-type="float">
            <text:p><text:s/>72 718 </text:p>
          </table:table-cell>
          <table:table-cell table:style-name="ce5" office:value-type="float" office:value="72137" calcext:value-type="float">
            <text:p><text:s/>72 137 </text:p>
          </table:table-cell>
          <table:table-cell table:style-name="ce5" office:value-type="float" office:value="72987" calcext:value-type="float">
            <text:p><text:s/>72 987 </text:p>
          </table:table-cell>
          <table:table-cell table:style-name="ce5" office:value-type="float" office:value="73642" calcext:value-type="float">
            <text:p><text:s/>73 642 </text:p>
          </table:table-cell>
          <table:table-cell table:style-name="ce5" office:value-type="float" office:value="73032" calcext:value-type="float">
            <text:p><text:s/>73 032 </text:p>
          </table:table-cell>
          <table:table-cell table:style-name="ce5" office:value-type="float" office:value="74757" calcext:value-type="float">
            <text:p><text:s/>74 757 </text:p>
          </table:table-cell>
          <table:table-cell table:style-name="ce5" office:value-type="float" office:value="75112" calcext:value-type="float">
            <text:p><text:s/>75 112 </text:p>
          </table:table-cell>
          <table:table-cell table:style-name="ce10" office:value-type="float" office:value="78373" calcext:value-type="float">
            <text:p><text:s/>78 373 </text:p>
          </table:table-cell>
          <table:table-cell table:style-name="ce10" office:value-type="float" office:value="77166" calcext:value-type="float">
            <text:p><text:s/>77 166 </text:p>
          </table:table-cell>
          <table:table-cell table:style-name="ce10" office:value-type="float" office:value="79795" calcext:value-type="float">
            <text:p><text:s/>79 795 </text:p>
          </table:table-cell>
          <table:table-cell table:style-name="ce10" office:value-type="float" office:value="80690" calcext:value-type="float">
            <text:p><text:s/>80 690 </text:p>
          </table:table-cell>
          <table:table-cell table:style-name="ce10" office:value-type="float" office:value="82902" calcext:value-type="float">
            <text:p><text:s/>82 902 </text:p>
          </table:table-cell>
          <table:table-cell table:style-name="ce10" office:value-type="float" office:value="83994" calcext:value-type="float">
            <text:p><text:s/>83 994 </text:p>
          </table:table-cell>
          <table:table-cell table:style-name="ce10" office:value-type="float" office:value="84490" calcext:value-type="float">
            <text:p><text:s/>84 490 </text:p>
          </table:table-cell>
          <table:table-cell table:style-name="ce10" office:value-type="float" office:value="83602" calcext:value-type="float">
            <text:p><text:s/>83 602 </text:p>
          </table:table-cell>
          <table:table-cell table:style-name="ce10" office:value-type="float" office:value="87042" calcext:value-type="float">
            <text:p><text:s/>87 042 </text:p>
          </table:table-cell>
          <table:table-cell table:style-name="ce10" office:value-type="float" office:value="90203" calcext:value-type="float">
            <text:p><text:s/>90 203 </text:p>
          </table:table-cell>
          <table:table-cell table:style-name="ce10" office:value-type="float" office:value="91281" calcext:value-type="float">
            <text:p><text:s/>91 281 </text:p>
          </table:table-cell>
          <table:table-cell table:style-name="ce10" office:value-type="float" office:value="94100" calcext:value-type="float">
            <text:p><text:s/>94 100 </text:p>
          </table:table-cell>
          <table:table-cell table:style-name="ce10" office:value-type="float" office:value="99291" calcext:value-type="float">
            <text:p><text:s/>99 291 </text:p>
          </table:table-cell>
          <table:table-cell table:style-name="ce10" office:value-type="float" office:value="102404" calcext:value-type="float">
            <text:p><text:s/>102 404 </text:p>
          </table:table-cell>
          <table:table-cell table:style-name="ce10" office:value-type="float" office:value="104552" calcext:value-type="float">
            <text:p><text:s/>104 552 </text:p>
          </table:table-cell>
          <table:table-cell table:style-name="ce10" office:value-type="float" office:value="103039" calcext:value-type="float">
            <text:p><text:s/>103 039 </text:p>
          </table:table-cell>
          <table:table-cell table:style-name="ce10" office:value-type="float" office:value="104129" calcext:value-type="float">
            <text:p><text:s/>104 129 </text:p>
          </table:table-cell>
          <table:table-cell table:style-name="ce10" office:value-type="float" office:value="101479" calcext:value-type="float">
            <text:p><text:s/>101 479 </text:p>
          </table:table-cell>
          <table:table-cell table:style-name="ce10" office:value-type="float" office:value="101140" calcext:value-type="float">
            <text:p><text:s/>101 140 </text:p>
          </table:table-cell>
          <table:table-cell table:style-name="ce10" office:value-type="float" office:value="98028" calcext:value-type="float">
            <text:p><text:s/>98 028 </text:p>
          </table:table-cell>
          <table:table-cell table:style-name="ce10" office:value-type="float" office:value="97796" calcext:value-type="float">
            <text:p><text:s/>97 796 </text:p>
          </table:table-cell>
          <table:table-cell table:style-name="ce10" office:value-type="float" office:value="93734" calcext:value-type="float">
            <text:p><text:s/>93 734 </text:p>
          </table:table-cell>
          <table:table-cell table:style-name="ce10" office:value-type="float" office:value="95572" calcext:value-type="float">
            <text:p><text:s/>95 572 </text:p>
          </table:table-cell>
          <table:table-cell table:style-name="ce10" office:value-type="float" office:value="94713" calcext:value-type="float">
            <text:p><text:s/>94 713 </text:p>
          </table:table-cell>
          <table:table-cell table:style-name="ce10" office:value-type="float" office:value="95760" calcext:value-type="float">
            <text:p><text:s/>95 760 </text:p>
          </table:table-cell>
          <table:table-cell table:style-name="ce10" office:value-type="float" office:value="97897" calcext:value-type="float">
            <text:p><text:s/>97 897 </text:p>
          </table:table-cell>
          <table:table-cell table:style-name="ce10" office:value-type="float" office:value="99608" calcext:value-type="float">
            <text:p><text:s/>99 608 </text:p>
          </table:table-cell>
          <table:table-cell table:style-name="ce10" office:value-type="float" office:value="102279" calcext:value-type="float">
            <text:p><text:s/>102 279 </text:p>
          </table:table-cell>
          <table:table-cell table:style-name="ce10" office:value-type="float" office:value="103281" calcext:value-type="float">
            <text:p><text:s/>103 281 </text:p>
          </table:table-cell>
          <table:table-cell table:style-name="ce10" office:value-type="float" office:value="106061" calcext:value-type="float">
            <text:p><text:s/>106 061 </text:p>
          </table:table-cell>
          <table:table-cell table:style-name="ce10" office:value-type="float" office:value="109149" calcext:value-type="float">
            <text:p><text:s/>109 149 </text:p>
          </table:table-cell>
          <table:table-cell table:style-name="ce10" office:value-type="float" office:value="114971" calcext:value-type="float">
            <text:p><text:s/>114 971 </text:p>
          </table:table-cell>
          <table:table-cell table:style-name="ce10" office:value-type="float" office:value="118802" calcext:value-type="float">
            <text:p><text:s/>118 802 </text:p>
          </table:table-cell>
          <table:table-cell table:style-name="ce10" office:value-type="float" office:value="122644" calcext:value-type="float">
            <text:p><text:s/>122 644 </text:p>
          </table:table-cell>
          <table:table-cell table:style-name="ce10" office:value-type="float" office:value="124950" calcext:value-type="float">
            <text:p><text:s/>124 950 </text:p>
          </table:table-cell>
          <table:table-cell table:style-name="ce10" office:value-type="float" office:value="122854" calcext:value-type="float">
            <text:p><text:s/>122 854 </text:p>
          </table:table-cell>
          <table:table-cell table:style-name="ce10" office:value-type="float" office:value="120258" calcext:value-type="float">
            <text:p><text:s/>120 258 </text:p>
          </table:table-cell>
          <table:table-cell table:style-name="ce10" office:value-type="float" office:value="115896" calcext:value-type="float">
            <text:p><text:s/>115 896 </text:p>
          </table:table-cell>
          <table:table-cell table:style-name="ce10" office:value-type="float" office:value="112864" calcext:value-type="float">
            <text:p><text:s/>112 864 </text:p>
          </table:table-cell>
          <table:table-cell table:style-name="ce10" office:value-type="float" office:value="109864" calcext:value-type="float">
            <text:p><text:s/>109 864 </text:p>
          </table:table-cell>
          <table:table-cell table:style-name="ce10" office:value-type="float" office:value="106731" calcext:value-type="float">
            <text:p><text:s/>106 731 </text:p>
          </table:table-cell>
          <table:table-cell table:style-name="ce10" office:value-type="float" office:value="106455" calcext:value-type="float">
            <text:p><text:s/>106 455 </text:p>
          </table:table-cell>
          <table:table-cell table:style-name="ce10" office:value-type="float" office:value="103206" calcext:value-type="float">
            <text:p><text:s/>103 206 </text:p>
          </table:table-cell>
          <table:table-cell table:style-name="ce10" office:value-type="float" office:value="100529" calcext:value-type="float">
            <text:p><text:s/>100 529 </text:p>
          </table:table-cell>
          <table:table-cell table:style-name="ce13" office:value-type="float" office:value="99740" calcext:value-type="float">
            <text:p><text:s/>99 740 </text:p>
          </table:table-cell>
          <table:table-cell table:style-name="ce13" office:value-type="float" office:value="97201" calcext:value-type="float">
            <text:p><text:s/>97 201 </text:p>
          </table:table-cell>
          <table:table-cell table:style-name="ce13" office:value-type="float" office:value="97454" calcext:value-type="float">
            <text:p><text:s/>97 454 </text:p>
          </table:table-cell>
          <table:table-cell table:style-name="ce13" office:value-type="float" office:value="99598" calcext:value-type="float">
            <text:p><text:s/>99 598 </text:p>
          </table:table-cell>
          <table:table-cell table:style-name="ce13" office:value-type="float" office:value="101732" calcext:value-type="float">
            <text:p><text:s/>101 732 </text:p>
          </table:table-cell>
          <table:table-cell table:style-name="ce13" office:value-type="float" office:value="104278" calcext:value-type="float">
            <text:p><text:s/>104 278 </text:p>
          </table:table-cell>
          <table:table-cell table:style-name="ce14" office:value-type="float" office:value="109133" calcext:value-type="float">
            <text:p>109133</text:p>
          </table:table-cell>
          <table:table-cell table:style-name="ce14" office:value-type="float" office:value="110176" calcext:value-type="float">
            <text:p>110176</text:p>
          </table:table-cell>
          <table:table-cell table:style-name="ce14" office:value-type="float" office:value="112363" calcext:value-type="float">
            <text:p>112363</text:p>
          </table:table-cell>
          <table:table-cell table:number-columns-repeated="87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float" office:value="38848" calcext:value-type="float">
            <text:p><text:s/>38 848 </text:p>
          </table:table-cell>
          <table:table-cell table:style-name="ce5" office:value-type="float" office:value="38682" calcext:value-type="float">
            <text:p><text:s/>38 682 </text:p>
          </table:table-cell>
          <table:table-cell table:style-name="ce5" office:value-type="float" office:value="38533" calcext:value-type="float">
            <text:p><text:s/>38 533 </text:p>
          </table:table-cell>
          <table:table-cell table:style-name="ce5" office:value-type="float" office:value="38401" calcext:value-type="float">
            <text:p><text:s/>38 401 </text:p>
          </table:table-cell>
          <table:table-cell table:style-name="ce5" office:value-type="float" office:value="38286" calcext:value-type="float">
            <text:p><text:s/>38 286 </text:p>
          </table:table-cell>
          <table:table-cell table:style-name="ce5" office:value-type="float" office:value="38772" calcext:value-type="float">
            <text:p><text:s/>38 772 </text:p>
          </table:table-cell>
          <table:table-cell table:style-name="ce5" office:value-type="float" office:value="39224" calcext:value-type="float">
            <text:p><text:s/>39 224 </text:p>
          </table:table-cell>
          <table:table-cell table:style-name="ce5" office:value-type="float" office:value="39638" calcext:value-type="float">
            <text:p><text:s/>39 638 </text:p>
          </table:table-cell>
          <table:table-cell table:style-name="ce5" office:value-type="float" office:value="40014" calcext:value-type="float">
            <text:p><text:s/>40 014 </text:p>
          </table:table-cell>
          <table:table-cell table:style-name="ce5" office:value-type="float" office:value="40347" calcext:value-type="float">
            <text:p><text:s/>40 347 </text:p>
          </table:table-cell>
          <table:table-cell table:style-name="ce5" office:value-type="float" office:value="40269" calcext:value-type="float">
            <text:p><text:s/>40 269 </text:p>
          </table:table-cell>
          <table:table-cell table:style-name="ce5" office:value-type="float" office:value="40538" calcext:value-type="float">
            <text:p><text:s/>40 538 </text:p>
          </table:table-cell>
          <table:table-cell table:style-name="ce5" office:value-type="float" office:value="40524" calcext:value-type="float">
            <text:p><text:s/>40 524 </text:p>
          </table:table-cell>
          <table:table-cell table:style-name="ce5" office:value-type="float" office:value="40515" calcext:value-type="float">
            <text:p><text:s/>40 515 </text:p>
          </table:table-cell>
          <table:table-cell table:style-name="ce5" office:value-type="float" office:value="40508" calcext:value-type="float">
            <text:p><text:s/>40 508 </text:p>
          </table:table-cell>
          <table:table-cell table:style-name="ce5" office:value-type="float" office:value="40210" calcext:value-type="float">
            <text:p><text:s/>40 210 </text:p>
          </table:table-cell>
          <table:table-cell table:style-name="ce5" office:value-type="float" office:value="39931" calcext:value-type="float">
            <text:p><text:s/>39 931 </text:p>
          </table:table-cell>
          <table:table-cell table:style-name="ce5" office:value-type="float" office:value="39671" calcext:value-type="float">
            <text:p><text:s/>39 671 </text:p>
          </table:table-cell>
          <table:table-cell table:style-name="ce5" office:value-type="float" office:value="39433" calcext:value-type="float">
            <text:p><text:s/>39 433 </text:p>
          </table:table-cell>
          <table:table-cell table:style-name="ce5" office:value-type="float" office:value="39215" calcext:value-type="float">
            <text:p><text:s/>39 215 </text:p>
          </table:table-cell>
          <table:table-cell table:style-name="ce5" office:value-type="float" office:value="38992" calcext:value-type="float">
            <text:p><text:s/>38 992 </text:p>
          </table:table-cell>
          <table:table-cell table:style-name="ce5" office:value-type="float" office:value="38656" calcext:value-type="float">
            <text:p><text:s/>38 656 </text:p>
          </table:table-cell>
          <table:table-cell table:style-name="ce5" office:value-type="float" office:value="38367" calcext:value-type="float">
            <text:p><text:s/>38 367 </text:p>
          </table:table-cell>
          <table:table-cell table:style-name="ce5" office:value-type="float" office:value="38188" calcext:value-type="float">
            <text:p><text:s/>38 188 </text:p>
          </table:table-cell>
          <table:table-cell table:style-name="ce5" office:value-type="float" office:value="38025" calcext:value-type="float">
            <text:p><text:s/>38 025 </text:p>
          </table:table-cell>
          <table:table-cell table:style-name="ce5" office:value-type="float" office:value="38375" calcext:value-type="float">
            <text:p><text:s/>38 375 </text:p>
          </table:table-cell>
          <table:table-cell table:style-name="ce5" office:value-type="float" office:value="38553" calcext:value-type="float">
            <text:p><text:s/>38 553 </text:p>
          </table:table-cell>
          <table:table-cell table:style-name="ce5" office:value-type="float" office:value="38529" calcext:value-type="float">
            <text:p><text:s/>38 529 </text:p>
          </table:table-cell>
          <table:table-cell table:style-name="ce5" office:value-type="float" office:value="39091" calcext:value-type="float">
            <text:p><text:s/>39 091 </text:p>
          </table:table-cell>
          <table:table-cell table:style-name="ce5" office:value-type="float" office:value="40333" calcext:value-type="float">
            <text:p><text:s/>40 333 </text:p>
          </table:table-cell>
          <table:table-cell table:style-name="ce5" office:value-type="float" office:value="41539" calcext:value-type="float">
            <text:p><text:s/>41 539 </text:p>
          </table:table-cell>
          <table:table-cell table:style-name="ce5" office:value-type="float" office:value="42715" calcext:value-type="float">
            <text:p><text:s/>42 715 </text:p>
          </table:table-cell>
          <table:table-cell table:style-name="ce5" office:value-type="float" office:value="43908" calcext:value-type="float">
            <text:p><text:s/>43 908 </text:p>
          </table:table-cell>
          <table:table-cell table:style-name="ce5" office:value-type="float" office:value="44418" calcext:value-type="float">
            <text:p><text:s/>44 418 </text:p>
          </table:table-cell>
          <table:table-cell table:style-name="ce5" office:value-type="float" office:value="45083" calcext:value-type="float">
            <text:p><text:s/>45 083 </text:p>
          </table:table-cell>
          <table:table-cell table:style-name="ce5" office:value-type="float" office:value="45634" calcext:value-type="float">
            <text:p><text:s/>45 634 </text:p>
          </table:table-cell>
          <table:table-cell table:style-name="ce5" office:value-type="float" office:value="46110" calcext:value-type="float">
            <text:p><text:s/>46 110 </text:p>
          </table:table-cell>
          <table:table-cell table:style-name="ce5" office:value-type="float" office:value="46689" calcext:value-type="float">
            <text:p><text:s/>46 689 </text:p>
          </table:table-cell>
          <table:table-cell table:style-name="ce5" office:value-type="float" office:value="47335" calcext:value-type="float">
            <text:p><text:s/>47 335 </text:p>
          </table:table-cell>
          <table:table-cell table:style-name="ce5" office:value-type="float" office:value="47894" calcext:value-type="float">
            <text:p><text:s/>47 894 </text:p>
          </table:table-cell>
          <table:table-cell table:style-name="ce5" office:value-type="float" office:value="48821" calcext:value-type="float">
            <text:p><text:s/>48 821 </text:p>
          </table:table-cell>
          <table:table-cell table:style-name="ce5" office:value-type="float" office:value="49732" calcext:value-type="float">
            <text:p><text:s/>49 732 </text:p>
          </table:table-cell>
          <table:table-cell table:style-name="ce5" office:value-type="float" office:value="51352" calcext:value-type="float">
            <text:p><text:s/>51 352 </text:p>
          </table:table-cell>
          <table:table-cell table:style-name="ce5" office:value-type="float" office:value="52843" calcext:value-type="float">
            <text:p><text:s/>52 843 </text:p>
          </table:table-cell>
          <table:table-cell table:style-name="ce5" office:value-type="float" office:value="52635" calcext:value-type="float">
            <text:p><text:s/>52 635 </text:p>
          </table:table-cell>
          <table:table-cell table:style-name="ce5" office:value-type="float" office:value="53896" calcext:value-type="float">
            <text:p><text:s/>53 896 </text:p>
          </table:table-cell>
          <table:table-cell table:style-name="ce5" office:value-type="float" office:value="56517" calcext:value-type="float">
            <text:p><text:s/>56 517 </text:p>
          </table:table-cell>
          <table:table-cell table:style-name="ce5" office:value-type="float" office:value="60744" calcext:value-type="float">
            <text:p><text:s/>60 744 </text:p>
          </table:table-cell>
          <table:table-cell table:style-name="ce5" office:value-type="float" office:value="59494" calcext:value-type="float">
            <text:p><text:s/>59 494 </text:p>
          </table:table-cell>
          <table:table-cell table:style-name="ce5" office:value-type="float" office:value="58308" calcext:value-type="float">
            <text:p><text:s/>58 308 </text:p>
          </table:table-cell>
          <table:table-cell table:style-name="ce5" office:value-type="float" office:value="57037" calcext:value-type="float">
            <text:p><text:s/>57 037 </text:p>
          </table:table-cell>
          <table:table-cell table:style-name="ce5" office:value-type="float" office:value="55117" calcext:value-type="float">
            <text:p><text:s/>55 117 </text:p>
          </table:table-cell>
          <table:table-cell table:style-name="ce5" office:value-type="float" office:value="61338" calcext:value-type="float">
            <text:p><text:s/>61 338 </text:p>
          </table:table-cell>
          <table:table-cell table:style-name="ce5" office:value-type="float" office:value="58917" calcext:value-type="float">
            <text:p><text:s/>58 917 </text:p>
          </table:table-cell>
          <table:table-cell table:style-name="ce5" office:value-type="float" office:value="57792" calcext:value-type="float">
            <text:p><text:s/>57 792 </text:p>
          </table:table-cell>
          <table:table-cell table:style-name="ce5" office:value-type="float" office:value="56859" calcext:value-type="float">
            <text:p><text:s/>56 859 </text:p>
          </table:table-cell>
          <table:table-cell table:style-name="ce5" office:value-type="float" office:value="55456" calcext:value-type="float">
            <text:p><text:s/>55 456 </text:p>
          </table:table-cell>
          <table:table-cell table:style-name="ce5" office:value-type="float" office:value="58395" calcext:value-type="float">
            <text:p><text:s/>58 395 </text:p>
          </table:table-cell>
          <table:table-cell table:style-name="ce5" office:value-type="float" office:value="57347" calcext:value-type="float">
            <text:p><text:s/>57 347 </text:p>
          </table:table-cell>
          <table:table-cell table:style-name="ce5" office:value-type="float" office:value="56436" calcext:value-type="float">
            <text:p><text:s/>56 436 </text:p>
          </table:table-cell>
          <table:table-cell table:style-name="ce5" office:value-type="float" office:value="55773" calcext:value-type="float">
            <text:p><text:s/>55 773 </text:p>
          </table:table-cell>
          <table:table-cell table:style-name="ce5" office:value-type="float" office:value="53589" calcext:value-type="float">
            <text:p><text:s/>53 589 </text:p>
          </table:table-cell>
          <table:table-cell table:style-name="ce5" office:value-type="float" office:value="59779" calcext:value-type="float">
            <text:p><text:s/>59 779 </text:p>
          </table:table-cell>
          <table:table-cell table:style-name="ce5" office:value-type="float" office:value="59009" calcext:value-type="float">
            <text:p><text:s/>59 009 </text:p>
          </table:table-cell>
          <table:table-cell table:style-name="ce5" office:value-type="float" office:value="59848" calcext:value-type="float">
            <text:p><text:s/>59 848 </text:p>
          </table:table-cell>
          <table:table-cell table:style-name="ce5" office:value-type="float" office:value="58903" calcext:value-type="float">
            <text:p><text:s/>58 903 </text:p>
          </table:table-cell>
          <table:table-cell table:style-name="ce5" office:value-type="float" office:value="58977" calcext:value-type="float">
            <text:p><text:s/>58 977 </text:p>
          </table:table-cell>
          <table:table-cell table:style-name="ce5" office:value-type="float" office:value="63593" calcext:value-type="float">
            <text:p><text:s/>63 593 </text:p>
          </table:table-cell>
          <table:table-cell table:style-name="ce5" office:value-type="float" office:value="64245" calcext:value-type="float">
            <text:p><text:s/>64 245 </text:p>
          </table:table-cell>
          <table:table-cell table:style-name="ce5" office:value-type="float" office:value="64958" calcext:value-type="float">
            <text:p><text:s/>64 958 </text:p>
          </table:table-cell>
          <table:table-cell table:style-name="ce5" office:value-type="float" office:value="66291" calcext:value-type="float">
            <text:p><text:s/>66 291 </text:p>
          </table:table-cell>
          <table:table-cell table:style-name="ce5" office:value-type="float" office:value="66000" calcext:value-type="float">
            <text:p><text:s/>66 000 </text:p>
          </table:table-cell>
          <table:table-cell table:style-name="ce5" office:value-type="float" office:value="71636" calcext:value-type="float">
            <text:p><text:s/>71 636 </text:p>
          </table:table-cell>
          <table:table-cell table:style-name="ce5" office:value-type="float" office:value="71257" calcext:value-type="float">
            <text:p><text:s/>71 257 </text:p>
          </table:table-cell>
          <table:table-cell table:style-name="ce5" office:value-type="float" office:value="69141" calcext:value-type="float">
            <text:p><text:s/>69 141 </text:p>
          </table:table-cell>
          <table:table-cell table:style-name="ce5" office:value-type="float" office:value="69700" calcext:value-type="float">
            <text:p><text:s/>69 700 </text:p>
          </table:table-cell>
          <table:table-cell table:style-name="ce5" office:value-type="float" office:value="69394" calcext:value-type="float">
            <text:p><text:s/>69 394 </text:p>
          </table:table-cell>
          <table:table-cell table:style-name="ce5" office:value-type="float" office:value="73876" calcext:value-type="float">
            <text:p><text:s/>73 876 </text:p>
          </table:table-cell>
          <table:table-cell table:style-name="ce5" office:value-type="float" office:value="72905" calcext:value-type="float">
            <text:p><text:s/>72 905 </text:p>
          </table:table-cell>
          <table:table-cell table:style-name="ce5" office:value-type="float" office:value="74012" calcext:value-type="float">
            <text:p><text:s/>74 012 </text:p>
          </table:table-cell>
          <table:table-cell table:style-name="ce5" office:value-type="float" office:value="72192" calcext:value-type="float">
            <text:p><text:s/>72 192 </text:p>
          </table:table-cell>
          <table:table-cell table:style-name="ce5" office:value-type="float" office:value="71528" calcext:value-type="float">
            <text:p><text:s/>71 528 </text:p>
          </table:table-cell>
          <table:table-cell table:style-name="ce5" office:value-type="float" office:value="70667" calcext:value-type="float">
            <text:p><text:s/>70 667 </text:p>
          </table:table-cell>
          <table:table-cell table:style-name="ce5" office:value-type="float" office:value="72550" calcext:value-type="float">
            <text:p><text:s/>72 550 </text:p>
          </table:table-cell>
          <table:table-cell table:style-name="ce5" office:value-type="float" office:value="70025" calcext:value-type="float">
            <text:p><text:s/>70 025 </text:p>
          </table:table-cell>
          <table:table-cell table:style-name="ce5" office:value-type="float" office:value="69096" calcext:value-type="float">
            <text:p><text:s/>69 096 </text:p>
          </table:table-cell>
          <table:table-cell table:style-name="ce5" office:value-type="float" office:value="62076" calcext:value-type="float">
            <text:p><text:s/>62 076 </text:p>
          </table:table-cell>
          <table:table-cell table:style-name="ce5" office:value-type="float" office:value="61763" calcext:value-type="float">
            <text:p><text:s/>61 763 </text:p>
          </table:table-cell>
          <table:table-cell table:style-name="ce5" office:value-type="float" office:value="60060" calcext:value-type="float">
            <text:p><text:s/>60 060 </text:p>
          </table:table-cell>
          <table:table-cell table:style-name="ce5" office:value-type="float" office:value="61573" calcext:value-type="float">
            <text:p><text:s/>61 573 </text:p>
          </table:table-cell>
          <table:table-cell table:style-name="ce5" office:value-type="float" office:value="62367" calcext:value-type="float">
            <text:p><text:s/>62 367 </text:p>
          </table:table-cell>
          <table:table-cell table:style-name="ce5" office:value-type="float" office:value="72927" calcext:value-type="float">
            <text:p><text:s/>72 927 </text:p>
          </table:table-cell>
          <table:table-cell table:style-name="ce5" office:value-type="float" office:value="73791" calcext:value-type="float">
            <text:p><text:s/>73 791 </text:p>
          </table:table-cell>
          <table:table-cell table:style-name="ce5" office:value-type="float" office:value="71577" calcext:value-type="float">
            <text:p><text:s/>71 577 </text:p>
          </table:table-cell>
          <table:table-cell table:style-name="ce5" office:value-type="float" office:value="72791" calcext:value-type="float">
            <text:p><text:s/>72 791 </text:p>
          </table:table-cell>
          <table:table-cell table:style-name="ce5" office:value-type="float" office:value="72459" calcext:value-type="float">
            <text:p><text:s/>72 459 </text:p>
          </table:table-cell>
          <table:table-cell table:style-name="ce5" office:value-type="float" office:value="73261" calcext:value-type="float">
            <text:p><text:s/>73 261 </text:p>
          </table:table-cell>
          <table:table-cell table:style-name="ce5" office:value-type="float" office:value="73809" calcext:value-type="float">
            <text:p><text:s/>73 809 </text:p>
          </table:table-cell>
          <table:table-cell table:style-name="ce5" office:value-type="float" office:value="73117" calcext:value-type="float">
            <text:p><text:s/>73 117 </text:p>
          </table:table-cell>
          <table:table-cell table:style-name="ce5" office:value-type="float" office:value="74796" calcext:value-type="float">
            <text:p><text:s/>74 796 </text:p>
          </table:table-cell>
          <table:table-cell table:style-name="ce10" office:value-type="float" office:value="75168" calcext:value-type="float">
            <text:p><text:s/>75 168 </text:p>
          </table:table-cell>
          <table:table-cell table:style-name="ce10" office:value-type="float" office:value="79273" calcext:value-type="float">
            <text:p><text:s/>79 273 </text:p>
          </table:table-cell>
          <table:table-cell table:style-name="ce10" office:value-type="float" office:value="77987" calcext:value-type="float">
            <text:p><text:s/>77 987 </text:p>
          </table:table-cell>
          <table:table-cell table:style-name="ce10" office:value-type="float" office:value="80352" calcext:value-type="float">
            <text:p><text:s/>80 352 </text:p>
          </table:table-cell>
          <table:table-cell table:style-name="ce10" office:value-type="float" office:value="80954" calcext:value-type="float">
            <text:p><text:s/>80 954 </text:p>
          </table:table-cell>
          <table:table-cell table:style-name="ce10" office:value-type="float" office:value="82922" calcext:value-type="float">
            <text:p><text:s/>82 922 </text:p>
          </table:table-cell>
          <table:table-cell table:style-name="ce10" office:value-type="float" office:value="84295" calcext:value-type="float">
            <text:p><text:s/>84 295 </text:p>
          </table:table-cell>
          <table:table-cell table:style-name="ce10" office:value-type="float" office:value="85042" calcext:value-type="float">
            <text:p><text:s/>85 042 </text:p>
          </table:table-cell>
          <table:table-cell table:style-name="ce10" office:value-type="float" office:value="84325" calcext:value-type="float">
            <text:p><text:s/>84 325 </text:p>
          </table:table-cell>
          <table:table-cell table:style-name="ce10" office:value-type="float" office:value="87824" calcext:value-type="float">
            <text:p><text:s/>87 824 </text:p>
          </table:table-cell>
          <table:table-cell table:style-name="ce10" office:value-type="float" office:value="89248" calcext:value-type="float">
            <text:p><text:s/>89 248 </text:p>
          </table:table-cell>
          <table:table-cell table:style-name="ce10" office:value-type="float" office:value="90889" calcext:value-type="float">
            <text:p><text:s/>90 889 </text:p>
          </table:table-cell>
          <table:table-cell table:style-name="ce10" office:value-type="float" office:value="94196" calcext:value-type="float">
            <text:p><text:s/>94 196 </text:p>
          </table:table-cell>
          <table:table-cell table:style-name="ce10" office:value-type="float" office:value="99128" calcext:value-type="float">
            <text:p><text:s/>99 128 </text:p>
          </table:table-cell>
          <table:table-cell table:style-name="ce10" office:value-type="float" office:value="102544" calcext:value-type="float">
            <text:p><text:s/>102 544 </text:p>
          </table:table-cell>
          <table:table-cell table:style-name="ce10" office:value-type="float" office:value="102712" calcext:value-type="float">
            <text:p><text:s/>102 712 </text:p>
          </table:table-cell>
          <table:table-cell table:style-name="ce10" office:value-type="float" office:value="101313" calcext:value-type="float">
            <text:p><text:s/>101 313 </text:p>
          </table:table-cell>
          <table:table-cell table:style-name="ce10" office:value-type="float" office:value="103253" calcext:value-type="float">
            <text:p><text:s/>103 253 </text:p>
          </table:table-cell>
          <table:table-cell table:style-name="ce10" office:value-type="float" office:value="101358" calcext:value-type="float">
            <text:p><text:s/>101 358 </text:p>
          </table:table-cell>
          <table:table-cell table:style-name="ce10" office:value-type="float" office:value="101335" calcext:value-type="float">
            <text:p><text:s/>101 335 </text:p>
          </table:table-cell>
          <table:table-cell table:style-name="ce10" office:value-type="float" office:value="98548" calcext:value-type="float">
            <text:p><text:s/>98 548 </text:p>
          </table:table-cell>
          <table:table-cell table:style-name="ce10" office:value-type="float" office:value="98447" calcext:value-type="float">
            <text:p><text:s/>98 447 </text:p>
          </table:table-cell>
          <table:table-cell table:style-name="ce10" office:value-type="float" office:value="94510" calcext:value-type="float">
            <text:p><text:s/>94 510 </text:p>
          </table:table-cell>
          <table:table-cell table:style-name="ce10" office:value-type="float" office:value="96094" calcext:value-type="float">
            <text:p><text:s/>96 094 </text:p>
          </table:table-cell>
          <table:table-cell table:style-name="ce10" office:value-type="float" office:value="95244" calcext:value-type="float">
            <text:p><text:s/>95 244 </text:p>
          </table:table-cell>
          <table:table-cell table:style-name="ce10" office:value-type="float" office:value="96603" calcext:value-type="float">
            <text:p><text:s/>96 603 </text:p>
          </table:table-cell>
          <table:table-cell table:style-name="ce10" office:value-type="float" office:value="98917" calcext:value-type="float">
            <text:p><text:s/>98 917 </text:p>
          </table:table-cell>
          <table:table-cell table:style-name="ce10" office:value-type="float" office:value="100754" calcext:value-type="float">
            <text:p><text:s/>100 754 </text:p>
          </table:table-cell>
          <table:table-cell table:style-name="ce10" office:value-type="float" office:value="103453" calcext:value-type="float">
            <text:p><text:s/>103 453 </text:p>
          </table:table-cell>
          <table:table-cell table:style-name="ce10" office:value-type="float" office:value="104680" calcext:value-type="float">
            <text:p><text:s/>104 680 </text:p>
          </table:table-cell>
          <table:table-cell table:style-name="ce10" office:value-type="float" office:value="108222" calcext:value-type="float">
            <text:p><text:s/>108 222 </text:p>
          </table:table-cell>
          <table:table-cell table:style-name="ce10" office:value-type="float" office:value="113993" calcext:value-type="float">
            <text:p><text:s/>113 993 </text:p>
          </table:table-cell>
          <table:table-cell table:style-name="ce10" office:value-type="float" office:value="116502" calcext:value-type="float">
            <text:p><text:s/>116 502 </text:p>
          </table:table-cell>
          <table:table-cell table:style-name="ce10" office:value-type="float" office:value="120210" calcext:value-type="float">
            <text:p><text:s/>120 210 </text:p>
          </table:table-cell>
          <table:table-cell table:style-name="ce10" office:value-type="float" office:value="123927" calcext:value-type="float">
            <text:p><text:s/>123 927 </text:p>
          </table:table-cell>
          <table:table-cell table:style-name="ce10" office:value-type="float" office:value="125898" calcext:value-type="float">
            <text:p><text:s/>125 898 </text:p>
          </table:table-cell>
          <table:table-cell table:style-name="ce10" office:value-type="float" office:value="123226" calcext:value-type="float">
            <text:p><text:s/>123 226 </text:p>
          </table:table-cell>
          <table:table-cell table:style-name="ce10" office:value-type="float" office:value="120630" calcext:value-type="float">
            <text:p><text:s/>120 630 </text:p>
          </table:table-cell>
          <table:table-cell table:style-name="ce10" office:value-type="float" office:value="116372" calcext:value-type="float">
            <text:p><text:s/>116 372 </text:p>
          </table:table-cell>
          <table:table-cell table:style-name="ce10" office:value-type="float" office:value="114142" calcext:value-type="float">
            <text:p><text:s/>114 142 </text:p>
          </table:table-cell>
          <table:table-cell table:style-name="ce10" office:value-type="float" office:value="110981" calcext:value-type="float">
            <text:p><text:s/>110 981 </text:p>
          </table:table-cell>
          <table:table-cell table:style-name="ce10" office:value-type="float" office:value="109545" calcext:value-type="float">
            <text:p><text:s/>109 545 </text:p>
          </table:table-cell>
          <table:table-cell table:style-name="ce10" office:value-type="float" office:value="108504" calcext:value-type="float">
            <text:p><text:s/>108 504 </text:p>
          </table:table-cell>
          <table:table-cell table:style-name="ce10" office:value-type="float" office:value="104961" calcext:value-type="float">
            <text:p><text:s/>104 961 </text:p>
          </table:table-cell>
          <table:table-cell table:style-name="ce13" office:value-type="float" office:value="102004" calcext:value-type="float">
            <text:p><text:s/>102 004 </text:p>
          </table:table-cell>
          <table:table-cell table:style-name="ce13" office:value-type="float" office:value="101133" calcext:value-type="float">
            <text:p><text:s/>101 133 </text:p>
          </table:table-cell>
          <table:table-cell table:style-name="ce13" office:value-type="float" office:value="98894" calcext:value-type="float">
            <text:p><text:s/>98 894 </text:p>
          </table:table-cell>
          <table:table-cell table:style-name="ce13" office:value-type="float" office:value="100260" calcext:value-type="float">
            <text:p><text:s/>100 260 </text:p>
          </table:table-cell>
          <table:table-cell table:style-name="ce13" office:value-type="float" office:value="102834" calcext:value-type="float">
            <text:p><text:s/>102 834 </text:p>
          </table:table-cell>
          <table:table-cell table:style-name="ce13" office:value-type="float" office:value="104099" calcext:value-type="float">
            <text:p><text:s/>104 099 </text:p>
          </table:table-cell>
          <table:table-cell table:style-name="ce14" office:value-type="float" office:value="106914" calcext:value-type="float">
            <text:p>106914</text:p>
          </table:table-cell>
          <table:table-cell table:style-name="ce14" office:value-type="float" office:value="111458" calcext:value-type="float">
            <text:p>111458</text:p>
          </table:table-cell>
          <table:table-cell table:style-name="ce14" office:value-type="float" office:value="112525" calcext:value-type="float">
            <text:p>112525</text:p>
          </table:table-cell>
          <table:table-cell table:number-columns-repeated="87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float" office:value="38549" calcext:value-type="float">
            <text:p><text:s/>38 549 </text:p>
          </table:table-cell>
          <table:table-cell table:style-name="ce5" office:value-type="float" office:value="38374" calcext:value-type="float">
            <text:p><text:s/>38 374 </text:p>
          </table:table-cell>
          <table:table-cell table:style-name="ce5" office:value-type="float" office:value="38216" calcext:value-type="float">
            <text:p><text:s/>38 216 </text:p>
          </table:table-cell>
          <table:table-cell table:style-name="ce5" office:value-type="float" office:value="38073" calcext:value-type="float">
            <text:p><text:s/>38 073 </text:p>
          </table:table-cell>
          <table:table-cell table:style-name="ce5" office:value-type="float" office:value="37948" calcext:value-type="float">
            <text:p><text:s/>37 948 </text:p>
          </table:table-cell>
          <table:table-cell table:style-name="ce5" office:value-type="float" office:value="37841" calcext:value-type="float">
            <text:p><text:s/>37 841 </text:p>
          </table:table-cell>
          <table:table-cell table:style-name="ce5" office:value-type="float" office:value="38299" calcext:value-type="float">
            <text:p><text:s/>38 299 </text:p>
          </table:table-cell>
          <table:table-cell table:style-name="ce5" office:value-type="float" office:value="38722" calcext:value-type="float">
            <text:p><text:s/>38 722 </text:p>
          </table:table-cell>
          <table:table-cell table:style-name="ce5" office:value-type="float" office:value="39107" calcext:value-type="float">
            <text:p><text:s/>39 107 </text:p>
          </table:table-cell>
          <table:table-cell table:style-name="ce5" office:value-type="float" office:value="39450" calcext:value-type="float">
            <text:p><text:s/>39 450 </text:p>
          </table:table-cell>
          <table:table-cell table:style-name="ce5" office:value-type="float" office:value="39750" calcext:value-type="float">
            <text:p><text:s/>39 750 </text:p>
          </table:table-cell>
          <table:table-cell table:style-name="ce5" office:value-type="float" office:value="39822" calcext:value-type="float">
            <text:p><text:s/>39 822 </text:p>
          </table:table-cell>
          <table:table-cell table:style-name="ce5" office:value-type="float" office:value="40063" calcext:value-type="float">
            <text:p><text:s/>40 063 </text:p>
          </table:table-cell>
          <table:table-cell table:style-name="ce5" office:value-type="float" office:value="40049" calcext:value-type="float">
            <text:p><text:s/>40 049 </text:p>
          </table:table-cell>
          <table:table-cell table:style-name="ce5" office:value-type="float" office:value="40040" calcext:value-type="float">
            <text:p><text:s/>40 040 </text:p>
          </table:table-cell>
          <table:table-cell table:style-name="ce5" office:value-type="float" office:value="40033" calcext:value-type="float">
            <text:p><text:s/>40 033 </text:p>
          </table:table-cell>
          <table:table-cell table:style-name="ce5" office:value-type="float" office:value="39744" calcext:value-type="float">
            <text:p><text:s/>39 744 </text:p>
          </table:table-cell>
          <table:table-cell table:style-name="ce5" office:value-type="float" office:value="39475" calcext:value-type="float">
            <text:p><text:s/>39 475 </text:p>
          </table:table-cell>
          <table:table-cell table:style-name="ce5" office:value-type="float" office:value="39226" calcext:value-type="float">
            <text:p><text:s/>39 226 </text:p>
          </table:table-cell>
          <table:table-cell table:style-name="ce5" office:value-type="float" office:value="38998" calcext:value-type="float">
            <text:p><text:s/>38 998 </text:p>
          </table:table-cell>
          <table:table-cell table:style-name="ce5" office:value-type="float" office:value="38789" calcext:value-type="float">
            <text:p><text:s/>38 789 </text:p>
          </table:table-cell>
          <table:table-cell table:style-name="ce5" office:value-type="float" office:value="38454" calcext:value-type="float">
            <text:p><text:s/>38 454 </text:p>
          </table:table-cell>
          <table:table-cell table:style-name="ce5" office:value-type="float" office:value="38119" calcext:value-type="float">
            <text:p><text:s/>38 119 </text:p>
          </table:table-cell>
          <table:table-cell table:style-name="ce5" office:value-type="float" office:value="37872" calcext:value-type="float">
            <text:p><text:s/>37 872 </text:p>
          </table:table-cell>
          <table:table-cell table:style-name="ce5" office:value-type="float" office:value="37668" calcext:value-type="float">
            <text:p><text:s/>37 668 </text:p>
          </table:table-cell>
          <table:table-cell table:style-name="ce5" office:value-type="float" office:value="37572" calcext:value-type="float">
            <text:p><text:s/>37 572 </text:p>
          </table:table-cell>
          <table:table-cell table:style-name="ce5" office:value-type="float" office:value="37802" calcext:value-type="float">
            <text:p><text:s/>37 802 </text:p>
          </table:table-cell>
          <table:table-cell table:style-name="ce5" office:value-type="float" office:value="37899" calcext:value-type="float">
            <text:p><text:s/>37 899 </text:p>
          </table:table-cell>
          <table:table-cell table:style-name="ce5" office:value-type="float" office:value="37723" calcext:value-type="float">
            <text:p><text:s/>37 723 </text:p>
          </table:table-cell>
          <table:table-cell table:style-name="ce5" office:value-type="float" office:value="38925" calcext:value-type="float">
            <text:p><text:s/>38 925 </text:p>
          </table:table-cell>
          <table:table-cell table:style-name="ce5" office:value-type="float" office:value="40133" calcext:value-type="float">
            <text:p><text:s/>40 133 </text:p>
          </table:table-cell>
          <table:table-cell table:style-name="ce5" office:value-type="float" office:value="41323" calcext:value-type="float">
            <text:p><text:s/>41 323 </text:p>
          </table:table-cell>
          <table:table-cell table:style-name="ce5" office:value-type="float" office:value="42496" calcext:value-type="float">
            <text:p><text:s/>42 496 </text:p>
          </table:table-cell>
          <table:table-cell table:style-name="ce5" office:value-type="float" office:value="43622" calcext:value-type="float">
            <text:p><text:s/>43 622 </text:p>
          </table:table-cell>
          <table:table-cell table:style-name="ce5" office:value-type="float" office:value="44158" calcext:value-type="float">
            <text:p><text:s/>44 158 </text:p>
          </table:table-cell>
          <table:table-cell table:style-name="ce5" office:value-type="float" office:value="44830" calcext:value-type="float">
            <text:p><text:s/>44 830 </text:p>
          </table:table-cell>
          <table:table-cell table:style-name="ce5" office:value-type="float" office:value="45390" calcext:value-type="float">
            <text:p><text:s/>45 390 </text:p>
          </table:table-cell>
          <table:table-cell table:style-name="ce5" office:value-type="float" office:value="45947" calcext:value-type="float">
            <text:p><text:s/>45 947 </text:p>
          </table:table-cell>
          <table:table-cell table:style-name="ce5" office:value-type="float" office:value="46494" calcext:value-type="float">
            <text:p><text:s/>46 494 </text:p>
          </table:table-cell>
          <table:table-cell table:style-name="ce5" office:value-type="float" office:value="47091" calcext:value-type="float">
            <text:p><text:s/>47 091 </text:p>
          </table:table-cell>
          <table:table-cell table:style-name="ce5" office:value-type="float" office:value="47629" calcext:value-type="float">
            <text:p><text:s/>47 629 </text:p>
          </table:table-cell>
          <table:table-cell table:style-name="ce5" office:value-type="float" office:value="48519" calcext:value-type="float">
            <text:p><text:s/>48 519 </text:p>
          </table:table-cell>
          <table:table-cell table:style-name="ce5" office:value-type="float" office:value="49460" calcext:value-type="float">
            <text:p><text:s/>49 460 </text:p>
          </table:table-cell>
          <table:table-cell table:style-name="ce5" office:value-type="float" office:value="51086" calcext:value-type="float">
            <text:p><text:s/>51 086 </text:p>
          </table:table-cell>
          <table:table-cell table:style-name="ce5" office:value-type="float" office:value="52511" calcext:value-type="float">
            <text:p><text:s/>52 511 </text:p>
          </table:table-cell>
          <table:table-cell table:style-name="ce5" office:value-type="float" office:value="52302" calcext:value-type="float">
            <text:p><text:s/>52 302 </text:p>
          </table:table-cell>
          <table:table-cell table:style-name="ce5" office:value-type="float" office:value="53561" calcext:value-type="float">
            <text:p><text:s/>53 561 </text:p>
          </table:table-cell>
          <table:table-cell table:style-name="ce5" office:value-type="float" office:value="56145" calcext:value-type="float">
            <text:p><text:s/>56 145 </text:p>
          </table:table-cell>
          <table:table-cell table:style-name="ce5" office:value-type="float" office:value="60529" calcext:value-type="float">
            <text:p><text:s/>60 529 </text:p>
          </table:table-cell>
          <table:table-cell table:style-name="ce5" office:value-type="float" office:value="59275" calcext:value-type="float">
            <text:p><text:s/>59 275 </text:p>
          </table:table-cell>
          <table:table-cell table:style-name="ce5" office:value-type="float" office:value="58136" calcext:value-type="float">
            <text:p><text:s/>58 136 </text:p>
          </table:table-cell>
          <table:table-cell table:style-name="ce5" office:value-type="float" office:value="56494" calcext:value-type="float">
            <text:p><text:s/>56 494 </text:p>
          </table:table-cell>
          <table:table-cell table:style-name="ce5" office:value-type="float" office:value="54606" calcext:value-type="float">
            <text:p><text:s/>54 606 </text:p>
          </table:table-cell>
          <table:table-cell table:style-name="ce5" office:value-type="float" office:value="60638" calcext:value-type="float">
            <text:p><text:s/>60 638 </text:p>
          </table:table-cell>
          <table:table-cell table:style-name="ce5" office:value-type="float" office:value="58258" calcext:value-type="float">
            <text:p><text:s/>58 258 </text:p>
          </table:table-cell>
          <table:table-cell table:style-name="ce5" office:value-type="float" office:value="57134" calcext:value-type="float">
            <text:p><text:s/>57 134 </text:p>
          </table:table-cell>
          <table:table-cell table:style-name="ce5" office:value-type="float" office:value="56238" calcext:value-type="float">
            <text:p><text:s/>56 238 </text:p>
          </table:table-cell>
          <table:table-cell table:style-name="ce5" office:value-type="float" office:value="54835" calcext:value-type="float">
            <text:p><text:s/>54 835 </text:p>
          </table:table-cell>
          <table:table-cell table:style-name="ce5" office:value-type="float" office:value="57011" calcext:value-type="float">
            <text:p><text:s/>57 011 </text:p>
          </table:table-cell>
          <table:table-cell table:style-name="ce5" office:value-type="float" office:value="56607" calcext:value-type="float">
            <text:p><text:s/>56 607 </text:p>
          </table:table-cell>
          <table:table-cell table:style-name="ce5" office:value-type="float" office:value="55703" calcext:value-type="float">
            <text:p><text:s/>55 703 </text:p>
          </table:table-cell>
          <table:table-cell table:style-name="ce5" office:value-type="float" office:value="55375" calcext:value-type="float">
            <text:p><text:s/>55 375 </text:p>
          </table:table-cell>
          <table:table-cell table:style-name="ce5" office:value-type="float" office:value="53210" calcext:value-type="float">
            <text:p><text:s/>53 210 </text:p>
          </table:table-cell>
          <table:table-cell table:style-name="ce5" office:value-type="float" office:value="59365" calcext:value-type="float">
            <text:p><text:s/>59 365 </text:p>
          </table:table-cell>
          <table:table-cell table:style-name="ce5" office:value-type="float" office:value="58593" calcext:value-type="float">
            <text:p><text:s/>58 593 </text:p>
          </table:table-cell>
          <table:table-cell table:style-name="ce5" office:value-type="float" office:value="59423" calcext:value-type="float">
            <text:p><text:s/>59 423 </text:p>
          </table:table-cell>
          <table:table-cell table:style-name="ce5" office:value-type="float" office:value="58516" calcext:value-type="float">
            <text:p><text:s/>58 516 </text:p>
          </table:table-cell>
          <table:table-cell table:style-name="ce5" office:value-type="float" office:value="58582" calcext:value-type="float">
            <text:p><text:s/>58 582 </text:p>
          </table:table-cell>
          <table:table-cell table:style-name="ce5" office:value-type="float" office:value="63090" calcext:value-type="float">
            <text:p><text:s/>63 090 </text:p>
          </table:table-cell>
          <table:table-cell table:style-name="ce5" office:value-type="float" office:value="63731" calcext:value-type="float">
            <text:p><text:s/>63 731 </text:p>
          </table:table-cell>
          <table:table-cell table:style-name="ce5" office:value-type="float" office:value="64449" calcext:value-type="float">
            <text:p><text:s/>64 449 </text:p>
          </table:table-cell>
          <table:table-cell table:style-name="ce5" office:value-type="float" office:value="66107" calcext:value-type="float">
            <text:p><text:s/>66 107 </text:p>
          </table:table-cell>
          <table:table-cell table:style-name="ce5" office:value-type="float" office:value="65742" calcext:value-type="float">
            <text:p><text:s/>65 742 </text:p>
          </table:table-cell>
          <table:table-cell table:style-name="ce5" office:value-type="float" office:value="71431" calcext:value-type="float">
            <text:p><text:s/>71 431 </text:p>
          </table:table-cell>
          <table:table-cell table:style-name="ce5" office:value-type="float" office:value="71101" calcext:value-type="float">
            <text:p><text:s/>71 101 </text:p>
          </table:table-cell>
          <table:table-cell table:style-name="ce5" office:value-type="float" office:value="68970" calcext:value-type="float">
            <text:p><text:s/>68 970 </text:p>
          </table:table-cell>
          <table:table-cell table:style-name="ce5" office:value-type="float" office:value="69542" calcext:value-type="float">
            <text:p><text:s/>69 542 </text:p>
          </table:table-cell>
          <table:table-cell table:style-name="ce5" office:value-type="float" office:value="69255" calcext:value-type="float">
            <text:p><text:s/>69 255 </text:p>
          </table:table-cell>
          <table:table-cell table:style-name="ce5" office:value-type="float" office:value="73612" calcext:value-type="float">
            <text:p><text:s/>73 612 </text:p>
          </table:table-cell>
          <table:table-cell table:style-name="ce5" office:value-type="float" office:value="72679" calcext:value-type="float">
            <text:p><text:s/>72 679 </text:p>
          </table:table-cell>
          <table:table-cell table:style-name="ce5" office:value-type="float" office:value="73801" calcext:value-type="float">
            <text:p><text:s/>73 801 </text:p>
          </table:table-cell>
          <table:table-cell table:style-name="ce5" office:value-type="float" office:value="72005" calcext:value-type="float">
            <text:p><text:s/>72 005 </text:p>
          </table:table-cell>
          <table:table-cell table:style-name="ce5" office:value-type="float" office:value="71722" calcext:value-type="float">
            <text:p><text:s/>71 722 </text:p>
          </table:table-cell>
          <table:table-cell table:style-name="ce5" office:value-type="float" office:value="70257" calcext:value-type="float">
            <text:p><text:s/>70 257 </text:p>
          </table:table-cell>
          <table:table-cell table:style-name="ce5" office:value-type="float" office:value="71912" calcext:value-type="float">
            <text:p><text:s/>71 912 </text:p>
          </table:table-cell>
          <table:table-cell table:style-name="ce5" office:value-type="float" office:value="69398" calcext:value-type="float">
            <text:p><text:s/>69 398 </text:p>
          </table:table-cell>
          <table:table-cell table:style-name="ce5" office:value-type="float" office:value="69278" calcext:value-type="float">
            <text:p><text:s/>69 278 </text:p>
          </table:table-cell>
          <table:table-cell table:style-name="ce5" office:value-type="float" office:value="62306" calcext:value-type="float">
            <text:p><text:s/>62 306 </text:p>
          </table:table-cell>
          <table:table-cell table:style-name="ce5" office:value-type="float" office:value="61992" calcext:value-type="float">
            <text:p><text:s/>61 992 </text:p>
          </table:table-cell>
          <table:table-cell table:style-name="ce5" office:value-type="float" office:value="60138" calcext:value-type="float">
            <text:p><text:s/>60 138 </text:p>
          </table:table-cell>
          <table:table-cell table:style-name="ce5" office:value-type="float" office:value="61585" calcext:value-type="float">
            <text:p><text:s/>61 585 </text:p>
          </table:table-cell>
          <table:table-cell table:style-name="ce5" office:value-type="float" office:value="62664" calcext:value-type="float">
            <text:p><text:s/>62 664 </text:p>
          </table:table-cell>
          <table:table-cell table:style-name="ce5" office:value-type="float" office:value="73053" calcext:value-type="float">
            <text:p><text:s/>73 053 </text:p>
          </table:table-cell>
          <table:table-cell table:style-name="ce5" office:value-type="float" office:value="73774" calcext:value-type="float">
            <text:p><text:s/>73 774 </text:p>
          </table:table-cell>
          <table:table-cell table:style-name="ce5" office:value-type="float" office:value="71612" calcext:value-type="float">
            <text:p><text:s/>71 612 </text:p>
          </table:table-cell>
          <table:table-cell table:style-name="ce5" office:value-type="float" office:value="73101" calcext:value-type="float">
            <text:p><text:s/>73 101 </text:p>
          </table:table-cell>
          <table:table-cell table:style-name="ce5" office:value-type="float" office:value="72713" calcext:value-type="float">
            <text:p><text:s/>72 713 </text:p>
          </table:table-cell>
          <table:table-cell table:style-name="ce5" office:value-type="float" office:value="73359" calcext:value-type="float">
            <text:p><text:s/>73 359 </text:p>
          </table:table-cell>
          <table:table-cell table:style-name="ce5" office:value-type="float" office:value="73876" calcext:value-type="float">
            <text:p><text:s/>73 876 </text:p>
          </table:table-cell>
          <table:table-cell table:style-name="ce5" office:value-type="float" office:value="73157" calcext:value-type="float">
            <text:p><text:s/>73 157 </text:p>
          </table:table-cell>
          <table:table-cell table:style-name="ce10" office:value-type="float" office:value="74428" calcext:value-type="float">
            <text:p><text:s/>74 428 </text:p>
          </table:table-cell>
          <table:table-cell table:style-name="ce10" office:value-type="float" office:value="76026" calcext:value-type="float">
            <text:p><text:s/>76 026 </text:p>
          </table:table-cell>
          <table:table-cell table:style-name="ce10" office:value-type="float" office:value="79949" calcext:value-type="float">
            <text:p><text:s/>79 949 </text:p>
          </table:table-cell>
          <table:table-cell table:style-name="ce10" office:value-type="float" office:value="78553" calcext:value-type="float">
            <text:p><text:s/>78 553 </text:p>
          </table:table-cell>
          <table:table-cell table:style-name="ce10" office:value-type="float" office:value="80580" calcext:value-type="float">
            <text:p><text:s/>80 580 </text:p>
          </table:table-cell>
          <table:table-cell table:style-name="ce10" office:value-type="float" office:value="80965" calcext:value-type="float">
            <text:p><text:s/>80 965 </text:p>
          </table:table-cell>
          <table:table-cell table:style-name="ce10" office:value-type="float" office:value="83196" calcext:value-type="float">
            <text:p><text:s/>83 196 </text:p>
          </table:table-cell>
          <table:table-cell table:style-name="ce10" office:value-type="float" office:value="84798" calcext:value-type="float">
            <text:p><text:s/>84 798 </text:p>
          </table:table-cell>
          <table:table-cell table:style-name="ce10" office:value-type="float" office:value="85521" calcext:value-type="float">
            <text:p><text:s/>85 521 </text:p>
          </table:table-cell>
          <table:table-cell table:style-name="ce10" office:value-type="float" office:value="84900" calcext:value-type="float">
            <text:p><text:s/>84 900 </text:p>
          </table:table-cell>
          <table:table-cell table:style-name="ce10" office:value-type="float" office:value="87333" calcext:value-type="float">
            <text:p><text:s/>87 333 </text:p>
          </table:table-cell>
          <table:table-cell table:style-name="ce10" office:value-type="float" office:value="88905" calcext:value-type="float">
            <text:p><text:s/>88 905 </text:p>
          </table:table-cell>
          <table:table-cell table:style-name="ce10" office:value-type="float" office:value="90675" calcext:value-type="float">
            <text:p><text:s/>90 675 </text:p>
          </table:table-cell>
          <table:table-cell table:style-name="ce10" office:value-type="float" office:value="93934" calcext:value-type="float">
            <text:p><text:s/>93 934 </text:p>
          </table:table-cell>
          <table:table-cell table:style-name="ce10" office:value-type="float" office:value="99220" calcext:value-type="float">
            <text:p><text:s/>99 220 </text:p>
          </table:table-cell>
          <table:table-cell table:style-name="ce10" office:value-type="float" office:value="100689" calcext:value-type="float">
            <text:p><text:s/>100 689 </text:p>
          </table:table-cell>
          <table:table-cell table:style-name="ce10" office:value-type="float" office:value="101145" calcext:value-type="float">
            <text:p><text:s/>101 145 </text:p>
          </table:table-cell>
          <table:table-cell table:style-name="ce10" office:value-type="float" office:value="100468" calcext:value-type="float">
            <text:p><text:s/>100 468 </text:p>
          </table:table-cell>
          <table:table-cell table:style-name="ce10" office:value-type="float" office:value="102975" calcext:value-type="float">
            <text:p><text:s/>102 975 </text:p>
          </table:table-cell>
          <table:table-cell table:style-name="ce10" office:value-type="float" office:value="101484" calcext:value-type="float">
            <text:p><text:s/>101 484 </text:p>
          </table:table-cell>
          <table:table-cell table:style-name="ce10" office:value-type="float" office:value="101754" calcext:value-type="float">
            <text:p><text:s/>101 754 </text:p>
          </table:table-cell>
          <table:table-cell table:style-name="ce10" office:value-type="float" office:value="98962" calcext:value-type="float">
            <text:p><text:s/>98 962 </text:p>
          </table:table-cell>
          <table:table-cell table:style-name="ce10" office:value-type="float" office:value="99027" calcext:value-type="float">
            <text:p><text:s/>99 027 </text:p>
          </table:table-cell>
          <table:table-cell table:style-name="ce10" office:value-type="float" office:value="94833" calcext:value-type="float">
            <text:p><text:s/>94 833 </text:p>
          </table:table-cell>
          <table:table-cell table:style-name="ce10" office:value-type="float" office:value="96567" calcext:value-type="float">
            <text:p><text:s/>96 567 </text:p>
          </table:table-cell>
          <table:table-cell table:style-name="ce10" office:value-type="float" office:value="96031" calcext:value-type="float">
            <text:p><text:s/>96 031 </text:p>
          </table:table-cell>
          <table:table-cell table:style-name="ce10" office:value-type="float" office:value="97562" calcext:value-type="float">
            <text:p><text:s/>97 562 </text:p>
          </table:table-cell>
          <table:table-cell table:style-name="ce10" office:value-type="float" office:value="100046" calcext:value-type="float">
            <text:p><text:s/>100 046 </text:p>
          </table:table-cell>
          <table:table-cell table:style-name="ce10" office:value-type="float" office:value="102048" calcext:value-type="float">
            <text:p><text:s/>102 048 </text:p>
          </table:table-cell>
          <table:table-cell table:style-name="ce10" office:value-type="float" office:value="104968" calcext:value-type="float">
            <text:p><text:s/>104 968 </text:p>
          </table:table-cell>
          <table:table-cell table:style-name="ce10" office:value-type="float" office:value="106641" calcext:value-type="float">
            <text:p><text:s/>106 641 </text:p>
          </table:table-cell>
          <table:table-cell table:style-name="ce10" office:value-type="float" office:value="112111" calcext:value-type="float">
            <text:p><text:s/>112 111 </text:p>
          </table:table-cell>
          <table:table-cell table:style-name="ce10" office:value-type="float" office:value="115266" calcext:value-type="float">
            <text:p><text:s/>115 266 </text:p>
          </table:table-cell>
          <table:table-cell table:style-name="ce10" office:value-type="float" office:value="117616" calcext:value-type="float">
            <text:p><text:s/>117 616 </text:p>
          </table:table-cell>
          <table:table-cell table:style-name="ce10" office:value-type="float" office:value="121118" calcext:value-type="float">
            <text:p><text:s/>121 118 </text:p>
          </table:table-cell>
          <table:table-cell table:style-name="ce10" office:value-type="float" office:value="124656" calcext:value-type="float">
            <text:p><text:s/>124 656 </text:p>
          </table:table-cell>
          <table:table-cell table:style-name="ce10" office:value-type="float" office:value="126273" calcext:value-type="float">
            <text:p><text:s/>126 273 </text:p>
          </table:table-cell>
          <table:table-cell table:style-name="ce10" office:value-type="float" office:value="123572" calcext:value-type="float">
            <text:p><text:s/>123 572 </text:p>
          </table:table-cell>
          <table:table-cell table:style-name="ce10" office:value-type="float" office:value="121130" calcext:value-type="float">
            <text:p><text:s/>121 130 </text:p>
          </table:table-cell>
          <table:table-cell table:style-name="ce10" office:value-type="float" office:value="117487" calcext:value-type="float">
            <text:p><text:s/>117 487 </text:p>
          </table:table-cell>
          <table:table-cell table:style-name="ce10" office:value-type="float" office:value="115133" calcext:value-type="float">
            <text:p><text:s/>115 133 </text:p>
          </table:table-cell>
          <table:table-cell table:style-name="ce10" office:value-type="float" office:value="114147" calcext:value-type="float">
            <text:p><text:s/>114 147 </text:p>
          </table:table-cell>
          <table:table-cell table:style-name="ce10" office:value-type="float" office:value="111177" calcext:value-type="float">
            <text:p><text:s/>111 177 </text:p>
          </table:table-cell>
          <table:table-cell table:style-name="ce10" office:value-type="float" office:value="110058" calcext:value-type="float">
            <text:p><text:s/>110 058 </text:p>
          </table:table-cell>
          <table:table-cell table:style-name="ce13" office:value-type="float" office:value="106380" calcext:value-type="float">
            <text:p><text:s/>106 380 </text:p>
          </table:table-cell>
          <table:table-cell table:style-name="ce13" office:value-type="float" office:value="103157" calcext:value-type="float">
            <text:p><text:s/>103 157 </text:p>
          </table:table-cell>
          <table:table-cell table:style-name="ce13" office:value-type="float" office:value="102462" calcext:value-type="float">
            <text:p><text:s/>102 462 </text:p>
          </table:table-cell>
          <table:table-cell table:style-name="ce13" office:value-type="float" office:value="101571" calcext:value-type="float">
            <text:p><text:s/>101 571 </text:p>
          </table:table-cell>
          <table:table-cell table:style-name="ce13" office:value-type="float" office:value="103326" calcext:value-type="float">
            <text:p><text:s/>103 326 </text:p>
          </table:table-cell>
          <table:table-cell table:style-name="ce13" office:value-type="float" office:value="105240" calcext:value-type="float">
            <text:p><text:s/>105 240 </text:p>
          </table:table-cell>
          <table:table-cell table:style-name="ce14" office:value-type="float" office:value="105935" calcext:value-type="float">
            <text:p>105935</text:p>
          </table:table-cell>
          <table:table-cell table:style-name="ce14" office:value-type="float" office:value="108965" calcext:value-type="float">
            <text:p>108965</text:p>
          </table:table-cell>
          <table:table-cell table:style-name="ce14" office:value-type="float" office:value="113602" calcext:value-type="float">
            <text:p>113602</text:p>
          </table:table-cell>
          <table:table-cell table:number-columns-repeated="87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float" office:value="37691" calcext:value-type="float">
            <text:p><text:s/>37 691 </text:p>
          </table:table-cell>
          <table:table-cell table:style-name="ce5" office:value-type="float" office:value="38069" calcext:value-type="float">
            <text:p><text:s/>38 069 </text:p>
          </table:table-cell>
          <table:table-cell table:style-name="ce5" office:value-type="float" office:value="37900" calcext:value-type="float">
            <text:p><text:s/>37 900 </text:p>
          </table:table-cell>
          <table:table-cell table:style-name="ce5" office:value-type="float" office:value="37749" calcext:value-type="float">
            <text:p><text:s/>37 749 </text:p>
          </table:table-cell>
          <table:table-cell table:style-name="ce5" office:value-type="float" office:value="37614" calcext:value-type="float">
            <text:p><text:s/>37 614 </text:p>
          </table:table-cell>
          <table:table-cell table:style-name="ce5" office:value-type="float" office:value="37495" calcext:value-type="float">
            <text:p><text:s/>37 495 </text:p>
          </table:table-cell>
          <table:table-cell table:style-name="ce5" office:value-type="float" office:value="37395" calcext:value-type="float">
            <text:p><text:s/>37 395 </text:p>
          </table:table-cell>
          <table:table-cell table:style-name="ce5" office:value-type="float" office:value="37826" calcext:value-type="float">
            <text:p><text:s/>37 826 </text:p>
          </table:table-cell>
          <table:table-cell table:style-name="ce5" office:value-type="float" office:value="38220" calcext:value-type="float">
            <text:p><text:s/>38 220 </text:p>
          </table:table-cell>
          <table:table-cell table:style-name="ce5" office:value-type="float" office:value="38574" calcext:value-type="float">
            <text:p><text:s/>38 574 </text:p>
          </table:table-cell>
          <table:table-cell table:style-name="ce5" office:value-type="float" office:value="38886" calcext:value-type="float">
            <text:p><text:s/>38 886 </text:p>
          </table:table-cell>
          <table:table-cell table:style-name="ce5" office:value-type="float" office:value="39310" calcext:value-type="float">
            <text:p><text:s/>39 310 </text:p>
          </table:table-cell>
          <table:table-cell table:style-name="ce5" office:value-type="float" office:value="39377" calcext:value-type="float">
            <text:p><text:s/>39 377 </text:p>
          </table:table-cell>
          <table:table-cell table:style-name="ce5" office:value-type="float" office:value="39588" calcext:value-type="float">
            <text:p><text:s/>39 588 </text:p>
          </table:table-cell>
          <table:table-cell table:style-name="ce5" office:value-type="float" office:value="39574" calcext:value-type="float">
            <text:p><text:s/>39 574 </text:p>
          </table:table-cell>
          <table:table-cell table:style-name="ce5" office:value-type="float" office:value="39564" calcext:value-type="float">
            <text:p><text:s/>39 564 </text:p>
          </table:table-cell>
          <table:table-cell table:style-name="ce5" office:value-type="float" office:value="39558" calcext:value-type="float">
            <text:p><text:s/>39 558 </text:p>
          </table:table-cell>
          <table:table-cell table:style-name="ce5" office:value-type="float" office:value="39279" calcext:value-type="float">
            <text:p><text:s/>39 279 </text:p>
          </table:table-cell>
          <table:table-cell table:style-name="ce5" office:value-type="float" office:value="39020" calcext:value-type="float">
            <text:p><text:s/>39 020 </text:p>
          </table:table-cell>
          <table:table-cell table:style-name="ce5" office:value-type="float" office:value="38781" calcext:value-type="float">
            <text:p><text:s/>38 781 </text:p>
          </table:table-cell>
          <table:table-cell table:style-name="ce5" office:value-type="float" office:value="38562" calcext:value-type="float">
            <text:p><text:s/>38 562 </text:p>
          </table:table-cell>
          <table:table-cell table:style-name="ce5" office:value-type="float" office:value="38271" calcext:value-type="float">
            <text:p><text:s/>38 271 </text:p>
          </table:table-cell>
          <table:table-cell table:style-name="ce5" office:value-type="float" office:value="37895" calcext:value-type="float">
            <text:p><text:s/>37 895 </text:p>
          </table:table-cell>
          <table:table-cell table:style-name="ce5" office:value-type="float" office:value="37591" calcext:value-type="float">
            <text:p><text:s/>37 591 </text:p>
          </table:table-cell>
          <table:table-cell table:style-name="ce5" office:value-type="float" office:value="37365" calcext:value-type="float">
            <text:p><text:s/>37 365 </text:p>
          </table:table-cell>
          <table:table-cell table:style-name="ce5" office:value-type="float" office:value="37180" calcext:value-type="float">
            <text:p><text:s/>37 180 </text:p>
          </table:table-cell>
          <table:table-cell table:style-name="ce5" office:value-type="float" office:value="37102" calcext:value-type="float">
            <text:p><text:s/>37 102 </text:p>
          </table:table-cell>
          <table:table-cell table:style-name="ce5" office:value-type="float" office:value="37247" calcext:value-type="float">
            <text:p><text:s/>37 247 </text:p>
          </table:table-cell>
          <table:table-cell table:style-name="ce5" office:value-type="float" office:value="37201" calcext:value-type="float">
            <text:p><text:s/>37 201 </text:p>
          </table:table-cell>
          <table:table-cell table:style-name="ce5" office:value-type="float" office:value="37518" calcext:value-type="float">
            <text:p><text:s/>37 518 </text:p>
          </table:table-cell>
          <table:table-cell table:style-name="ce5" office:value-type="float" office:value="38720" calcext:value-type="float">
            <text:p><text:s/>38 720 </text:p>
          </table:table-cell>
          <table:table-cell table:style-name="ce5" office:value-type="float" office:value="39926" calcext:value-type="float">
            <text:p><text:s/>39 926 </text:p>
          </table:table-cell>
          <table:table-cell table:style-name="ce5" office:value-type="float" office:value="41121" calcext:value-type="float">
            <text:p><text:s/>41 121 </text:p>
          </table:table-cell>
          <table:table-cell table:style-name="ce5" office:value-type="float" office:value="42219" calcext:value-type="float">
            <text:p><text:s/>42 219 </text:p>
          </table:table-cell>
          <table:table-cell table:style-name="ce5" office:value-type="float" office:value="43318" calcext:value-type="float">
            <text:p><text:s/>43 318 </text:p>
          </table:table-cell>
          <table:table-cell table:style-name="ce5" office:value-type="float" office:value="43885" calcext:value-type="float">
            <text:p><text:s/>43 885 </text:p>
          </table:table-cell>
          <table:table-cell table:style-name="ce5" office:value-type="float" office:value="44637" calcext:value-type="float">
            <text:p><text:s/>44 637 </text:p>
          </table:table-cell>
          <table:table-cell table:style-name="ce5" office:value-type="float" office:value="45190" calcext:value-type="float">
            <text:p><text:s/>45 190 </text:p>
          </table:table-cell>
          <table:table-cell table:style-name="ce5" office:value-type="float" office:value="45722" calcext:value-type="float">
            <text:p><text:s/>45 722 </text:p>
          </table:table-cell>
          <table:table-cell table:style-name="ce5" office:value-type="float" office:value="46259" calcext:value-type="float">
            <text:p><text:s/>46 259 </text:p>
          </table:table-cell>
          <table:table-cell table:style-name="ce5" office:value-type="float" office:value="46815" calcext:value-type="float">
            <text:p><text:s/>46 815 </text:p>
          </table:table-cell>
          <table:table-cell table:style-name="ce5" office:value-type="float" office:value="47334" calcext:value-type="float">
            <text:p><text:s/>47 334 </text:p>
          </table:table-cell>
          <table:table-cell table:style-name="ce5" office:value-type="float" office:value="48203" calcext:value-type="float">
            <text:p><text:s/>48 203 </text:p>
          </table:table-cell>
          <table:table-cell table:style-name="ce5" office:value-type="float" office:value="49149" calcext:value-type="float">
            <text:p><text:s/>49 149 </text:p>
          </table:table-cell>
          <table:table-cell table:style-name="ce5" office:value-type="float" office:value="50756" calcext:value-type="float">
            <text:p><text:s/>50 756 </text:p>
          </table:table-cell>
          <table:table-cell table:style-name="ce5" office:value-type="float" office:value="52152" calcext:value-type="float">
            <text:p><text:s/>52 152 </text:p>
          </table:table-cell>
          <table:table-cell table:style-name="ce5" office:value-type="float" office:value="51968" calcext:value-type="float">
            <text:p><text:s/>51 968 </text:p>
          </table:table-cell>
          <table:table-cell table:style-name="ce5" office:value-type="float" office:value="53237" calcext:value-type="float">
            <text:p><text:s/>53 237 </text:p>
          </table:table-cell>
          <table:table-cell table:style-name="ce5" office:value-type="float" office:value="55790" calcext:value-type="float">
            <text:p><text:s/>55 790 </text:p>
          </table:table-cell>
          <table:table-cell table:style-name="ce5" office:value-type="float" office:value="60314" calcext:value-type="float">
            <text:p><text:s/>60 314 </text:p>
          </table:table-cell>
          <table:table-cell table:style-name="ce5" office:value-type="float" office:value="59057" calcext:value-type="float">
            <text:p><text:s/>59 057 </text:p>
          </table:table-cell>
          <table:table-cell table:style-name="ce5" office:value-type="float" office:value="57574" calcext:value-type="float">
            <text:p><text:s/>57 574 </text:p>
          </table:table-cell>
          <table:table-cell table:style-name="ce5" office:value-type="float" office:value="55930" calcext:value-type="float">
            <text:p><text:s/>55 930 </text:p>
          </table:table-cell>
          <table:table-cell table:style-name="ce5" office:value-type="float" office:value="54040" calcext:value-type="float">
            <text:p><text:s/>54 040 </text:p>
          </table:table-cell>
          <table:table-cell table:style-name="ce5" office:value-type="float" office:value="59944" calcext:value-type="float">
            <text:p><text:s/>59 944 </text:p>
          </table:table-cell>
          <table:table-cell table:style-name="ce5" office:value-type="float" office:value="57598" calcext:value-type="float">
            <text:p><text:s/>57 598 </text:p>
          </table:table-cell>
          <table:table-cell table:style-name="ce5" office:value-type="float" office:value="56481" calcext:value-type="float">
            <text:p><text:s/>56 481 </text:p>
          </table:table-cell>
          <table:table-cell table:style-name="ce5" office:value-type="float" office:value="55577" calcext:value-type="float">
            <text:p><text:s/>55 577 </text:p>
          </table:table-cell>
          <table:table-cell table:style-name="ce5" office:value-type="float" office:value="53520" calcext:value-type="float">
            <text:p><text:s/>53 520 </text:p>
          </table:table-cell>
          <table:table-cell table:style-name="ce5" office:value-type="float" office:value="56251" calcext:value-type="float">
            <text:p><text:s/>56 251 </text:p>
          </table:table-cell>
          <table:table-cell table:style-name="ce5" office:value-type="float" office:value="55850" calcext:value-type="float">
            <text:p><text:s/>55 850 </text:p>
          </table:table-cell>
          <table:table-cell table:style-name="ce5" office:value-type="float" office:value="55341" calcext:value-type="float">
            <text:p><text:s/>55 341 </text:p>
          </table:table-cell>
          <table:table-cell table:style-name="ce5" office:value-type="float" office:value="55008" calcext:value-type="float">
            <text:p><text:s/>55 008 </text:p>
          </table:table-cell>
          <table:table-cell table:style-name="ce5" office:value-type="float" office:value="52857" calcext:value-type="float">
            <text:p><text:s/>52 857 </text:p>
          </table:table-cell>
          <table:table-cell table:style-name="ce5" office:value-type="float" office:value="58981" calcext:value-type="float">
            <text:p><text:s/>58 981 </text:p>
          </table:table-cell>
          <table:table-cell table:style-name="ce5" office:value-type="float" office:value="58188" calcext:value-type="float">
            <text:p><text:s/>58 188 </text:p>
          </table:table-cell>
          <table:table-cell table:style-name="ce5" office:value-type="float" office:value="59034" calcext:value-type="float">
            <text:p><text:s/>59 034 </text:p>
          </table:table-cell>
          <table:table-cell table:style-name="ce5" office:value-type="float" office:value="58112" calcext:value-type="float">
            <text:p><text:s/>58 112 </text:p>
          </table:table-cell>
          <table:table-cell table:style-name="ce5" office:value-type="float" office:value="58183" calcext:value-type="float">
            <text:p><text:s/>58 183 </text:p>
          </table:table-cell>
          <table:table-cell table:style-name="ce5" office:value-type="float" office:value="62588" calcext:value-type="float">
            <text:p><text:s/>62 588 </text:p>
          </table:table-cell>
          <table:table-cell table:style-name="ce5" office:value-type="float" office:value="63210" calcext:value-type="float">
            <text:p><text:s/>63 210 </text:p>
          </table:table-cell>
          <table:table-cell table:style-name="ce5" office:value-type="float" office:value="64246" calcext:value-type="float">
            <text:p><text:s/>64 246 </text:p>
          </table:table-cell>
          <table:table-cell table:style-name="ce5" office:value-type="float" office:value="65831" calcext:value-type="float">
            <text:p><text:s/>65 831 </text:p>
          </table:table-cell>
          <table:table-cell table:style-name="ce5" office:value-type="float" office:value="65622" calcext:value-type="float">
            <text:p><text:s/>65 622 </text:p>
          </table:table-cell>
          <table:table-cell table:style-name="ce5" office:value-type="float" office:value="71191" calcext:value-type="float">
            <text:p><text:s/>71 191 </text:p>
          </table:table-cell>
          <table:table-cell table:style-name="ce5" office:value-type="float" office:value="70913" calcext:value-type="float">
            <text:p><text:s/>70 913 </text:p>
          </table:table-cell>
          <table:table-cell table:style-name="ce5" office:value-type="float" office:value="68839" calcext:value-type="float">
            <text:p><text:s/>68 839 </text:p>
          </table:table-cell>
          <table:table-cell table:style-name="ce5" office:value-type="float" office:value="69403" calcext:value-type="float">
            <text:p><text:s/>69 403 </text:p>
          </table:table-cell>
          <table:table-cell table:style-name="ce5" office:value-type="float" office:value="69127" calcext:value-type="float">
            <text:p><text:s/>69 127 </text:p>
          </table:table-cell>
          <table:table-cell table:style-name="ce5" office:value-type="float" office:value="73395" calcext:value-type="float">
            <text:p><text:s/>73 395 </text:p>
          </table:table-cell>
          <table:table-cell table:style-name="ce5" office:value-type="float" office:value="72478" calcext:value-type="float">
            <text:p><text:s/>72 478 </text:p>
          </table:table-cell>
          <table:table-cell table:style-name="ce5" office:value-type="float" office:value="73629" calcext:value-type="float">
            <text:p><text:s/>73 629 </text:p>
          </table:table-cell>
          <table:table-cell table:style-name="ce5" office:value-type="float" office:value="71895" calcext:value-type="float">
            <text:p><text:s/>71 895 </text:p>
          </table:table-cell>
          <table:table-cell table:style-name="ce5" office:value-type="float" office:value="71898" calcext:value-type="float">
            <text:p><text:s/>71 898 </text:p>
          </table:table-cell>
          <table:table-cell table:style-name="ce5" office:value-type="float" office:value="69824" calcext:value-type="float">
            <text:p><text:s/>69 824 </text:p>
          </table:table-cell>
          <table:table-cell table:style-name="ce5" office:value-type="float" office:value="71269" calcext:value-type="float">
            <text:p><text:s/>71 269 </text:p>
          </table:table-cell>
          <table:table-cell table:style-name="ce5" office:value-type="float" office:value="69582" calcext:value-type="float">
            <text:p><text:s/>69 582 </text:p>
          </table:table-cell>
          <table:table-cell table:style-name="ce5" office:value-type="float" office:value="69474" calcext:value-type="float">
            <text:p><text:s/>69 474 </text:p>
          </table:table-cell>
          <table:table-cell table:style-name="ce5" office:value-type="float" office:value="62592" calcext:value-type="float">
            <text:p><text:s/>62 592 </text:p>
          </table:table-cell>
          <table:table-cell table:style-name="ce5" office:value-type="float" office:value="62165" calcext:value-type="float">
            <text:p><text:s/>62 165 </text:p>
          </table:table-cell>
          <table:table-cell table:style-name="ce5" office:value-type="float" office:value="60121" calcext:value-type="float">
            <text:p><text:s/>60 121 </text:p>
          </table:table-cell>
          <table:table-cell table:style-name="ce5" office:value-type="float" office:value="61837" calcext:value-type="float">
            <text:p><text:s/>61 837 </text:p>
          </table:table-cell>
          <table:table-cell table:style-name="ce5" office:value-type="float" office:value="62813" calcext:value-type="float">
            <text:p><text:s/>62 813 </text:p>
          </table:table-cell>
          <table:table-cell table:style-name="ce5" office:value-type="float" office:value="73038" calcext:value-type="float">
            <text:p><text:s/>73 038 </text:p>
          </table:table-cell>
          <table:table-cell table:style-name="ce5" office:value-type="float" office:value="73811" calcext:value-type="float">
            <text:p><text:s/>73 811 </text:p>
          </table:table-cell>
          <table:table-cell table:style-name="ce5" office:value-type="float" office:value="71895" calcext:value-type="float">
            <text:p><text:s/>71 895 </text:p>
          </table:table-cell>
          <table:table-cell table:style-name="ce5" office:value-type="float" office:value="73308" calcext:value-type="float">
            <text:p><text:s/>73 308 </text:p>
          </table:table-cell>
          <table:table-cell table:style-name="ce5" office:value-type="float" office:value="72775" calcext:value-type="float">
            <text:p><text:s/>72 775 </text:p>
          </table:table-cell>
          <table:table-cell table:style-name="ce5" office:value-type="float" office:value="73421" calcext:value-type="float">
            <text:p><text:s/>73 421 </text:p>
          </table:table-cell>
          <table:table-cell table:style-name="ce5" office:value-type="float" office:value="73896" calcext:value-type="float">
            <text:p><text:s/>73 896 </text:p>
          </table:table-cell>
          <table:table-cell table:style-name="ce10" office:value-type="float" office:value="72733" calcext:value-type="float">
            <text:p><text:s/>72 733 </text:p>
          </table:table-cell>
          <table:table-cell table:style-name="ce10" office:value-type="float" office:value="75304" calcext:value-type="float">
            <text:p><text:s/>75 304 </text:p>
          </table:table-cell>
          <table:table-cell table:style-name="ce10" office:value-type="float" office:value="76690" calcext:value-type="float">
            <text:p><text:s/>76 690 </text:p>
          </table:table-cell>
          <table:table-cell table:style-name="ce10" office:value-type="float" office:value="80430" calcext:value-type="float">
            <text:p><text:s/>80 430 </text:p>
          </table:table-cell>
          <table:table-cell table:style-name="ce10" office:value-type="float" office:value="78779" calcext:value-type="float">
            <text:p><text:s/>78 779 </text:p>
          </table:table-cell>
          <table:table-cell table:style-name="ce10" office:value-type="float" office:value="80580" calcext:value-type="float">
            <text:p><text:s/>80 580 </text:p>
          </table:table-cell>
          <table:table-cell table:style-name="ce10" office:value-type="float" office:value="81188" calcext:value-type="float">
            <text:p><text:s/>81 188 </text:p>
          </table:table-cell>
          <table:table-cell table:style-name="ce10" office:value-type="float" office:value="83636" calcext:value-type="float">
            <text:p><text:s/>83 636 </text:p>
          </table:table-cell>
          <table:table-cell table:style-name="ce10" office:value-type="float" office:value="85243" calcext:value-type="float">
            <text:p><text:s/>85 243 </text:p>
          </table:table-cell>
          <table:table-cell table:style-name="ce10" office:value-type="float" office:value="85906" calcext:value-type="float">
            <text:p><text:s/>85 906 </text:p>
          </table:table-cell>
          <table:table-cell table:style-name="ce10" office:value-type="float" office:value="84745" calcext:value-type="float">
            <text:p><text:s/>84 745 </text:p>
          </table:table-cell>
          <table:table-cell table:style-name="ce10" office:value-type="float" office:value="86963" calcext:value-type="float">
            <text:p><text:s/>86 963 </text:p>
          </table:table-cell>
          <table:table-cell table:style-name="ce10" office:value-type="float" office:value="88708" calcext:value-type="float">
            <text:p><text:s/>88 708 </text:p>
          </table:table-cell>
          <table:table-cell table:style-name="ce10" office:value-type="float" office:value="90048" calcext:value-type="float">
            <text:p><text:s/>90 048 </text:p>
          </table:table-cell>
          <table:table-cell table:style-name="ce10" office:value-type="float" office:value="93938" calcext:value-type="float">
            <text:p><text:s/>93 938 </text:p>
          </table:table-cell>
          <table:table-cell table:style-name="ce10" office:value-type="float" office:value="97466" calcext:value-type="float">
            <text:p><text:s/>97 466 </text:p>
          </table:table-cell>
          <table:table-cell table:style-name="ce10" office:value-type="float" office:value="98976" calcext:value-type="float">
            <text:p><text:s/>98 976 </text:p>
          </table:table-cell>
          <table:table-cell table:style-name="ce10" office:value-type="float" office:value="100361" calcext:value-type="float">
            <text:p><text:s/>100 361 </text:p>
          </table:table-cell>
          <table:table-cell table:style-name="ce10" office:value-type="float" office:value="100103" calcext:value-type="float">
            <text:p><text:s/>100 103 </text:p>
          </table:table-cell>
          <table:table-cell table:style-name="ce10" office:value-type="float" office:value="102898" calcext:value-type="float">
            <text:p><text:s/>102 898 </text:p>
          </table:table-cell>
          <table:table-cell table:style-name="ce10" office:value-type="float" office:value="101765" calcext:value-type="float">
            <text:p><text:s/>101 765 </text:p>
          </table:table-cell>
          <table:table-cell table:style-name="ce10" office:value-type="float" office:value="102231" calcext:value-type="float">
            <text:p><text:s/>102 231 </text:p>
          </table:table-cell>
          <table:table-cell table:style-name="ce10" office:value-type="float" office:value="99471" calcext:value-type="float">
            <text:p><text:s/>99 471 </text:p>
          </table:table-cell>
          <table:table-cell table:style-name="ce10" office:value-type="float" office:value="99280" calcext:value-type="float">
            <text:p><text:s/>99 280 </text:p>
          </table:table-cell>
          <table:table-cell table:style-name="ce10" office:value-type="float" office:value="95238" calcext:value-type="float">
            <text:p><text:s/>95 238 </text:p>
          </table:table-cell>
          <table:table-cell table:style-name="ce10" office:value-type="float" office:value="97194" calcext:value-type="float">
            <text:p><text:s/>97 194 </text:p>
          </table:table-cell>
          <table:table-cell table:style-name="ce10" office:value-type="float" office:value="96694" calcext:value-type="float">
            <text:p><text:s/>96 694 </text:p>
          </table:table-cell>
          <table:table-cell table:style-name="ce10" office:value-type="float" office:value="98425" calcext:value-type="float">
            <text:p><text:s/>98 425 </text:p>
          </table:table-cell>
          <table:table-cell table:style-name="ce10" office:value-type="float" office:value="101155" calcext:value-type="float">
            <text:p><text:s/>101 155 </text:p>
          </table:table-cell>
          <table:table-cell table:style-name="ce10" office:value-type="float" office:value="103250" calcext:value-type="float">
            <text:p><text:s/>103 250 </text:p>
          </table:table-cell>
          <table:table-cell table:style-name="ce10" office:value-type="float" office:value="106658" calcext:value-type="float">
            <text:p><text:s/>106 658 </text:p>
          </table:table-cell>
          <table:table-cell table:style-name="ce10" office:value-type="float" office:value="109680" calcext:value-type="float">
            <text:p><text:s/>109 680 </text:p>
          </table:table-cell>
          <table:table-cell table:style-name="ce10" office:value-type="float" office:value="113151" calcext:value-type="float">
            <text:p><text:s/>113 151 </text:p>
          </table:table-cell>
          <table:table-cell table:style-name="ce10" office:value-type="float" office:value="116426" calcext:value-type="float">
            <text:p><text:s/>116 426 </text:p>
          </table:table-cell>
          <table:table-cell table:style-name="ce10" office:value-type="float" office:value="118428" calcext:value-type="float">
            <text:p><text:s/>118 428 </text:p>
          </table:table-cell>
          <table:table-cell table:style-name="ce10" office:value-type="float" office:value="121740" calcext:value-type="float">
            <text:p><text:s/>121 740 </text:p>
          </table:table-cell>
          <table:table-cell table:style-name="ce10" office:value-type="float" office:value="124729" calcext:value-type="float">
            <text:p><text:s/>124 729 </text:p>
          </table:table-cell>
          <table:table-cell table:style-name="ce10" office:value-type="float" office:value="126380" calcext:value-type="float">
            <text:p><text:s/>126 380 </text:p>
          </table:table-cell>
          <table:table-cell table:style-name="ce10" office:value-type="float" office:value="124086" calcext:value-type="float">
            <text:p><text:s/>124 086 </text:p>
          </table:table-cell>
          <table:table-cell table:style-name="ce10" office:value-type="float" office:value="121968" calcext:value-type="float">
            <text:p><text:s/>121 968 </text:p>
          </table:table-cell>
          <table:table-cell table:style-name="ce10" office:value-type="float" office:value="118468" calcext:value-type="float">
            <text:p><text:s/>118 468 </text:p>
          </table:table-cell>
          <table:table-cell table:style-name="ce10" office:value-type="float" office:value="118058" calcext:value-type="float">
            <text:p><text:s/>118 058 </text:p>
          </table:table-cell>
          <table:table-cell table:style-name="ce10" office:value-type="float" office:value="115804" calcext:value-type="float">
            <text:p><text:s/>115 804 </text:p>
          </table:table-cell>
          <table:table-cell table:style-name="ce10" office:value-type="float" office:value="112496" calcext:value-type="float">
            <text:p><text:s/>112 496 </text:p>
          </table:table-cell>
          <table:table-cell table:style-name="ce13" office:value-type="float" office:value="111204" calcext:value-type="float">
            <text:p><text:s/>111 204 </text:p>
          </table:table-cell>
          <table:table-cell table:style-name="ce13" office:value-type="float" office:value="107566" calcext:value-type="float">
            <text:p><text:s/>107 566 </text:p>
          </table:table-cell>
          <table:table-cell table:style-name="ce13" office:value-type="float" office:value="104325" calcext:value-type="float">
            <text:p><text:s/>104 325 </text:p>
          </table:table-cell>
          <table:table-cell table:style-name="ce13" office:value-type="float" office:value="104833" calcext:value-type="float">
            <text:p><text:s/>104 833 </text:p>
          </table:table-cell>
          <table:table-cell table:style-name="ce13" office:value-type="float" office:value="104387" calcext:value-type="float">
            <text:p><text:s/>104 387 </text:p>
          </table:table-cell>
          <table:table-cell table:style-name="ce13" office:value-type="float" office:value="105316" calcext:value-type="float">
            <text:p><text:s/>105 316 </text:p>
          </table:table-cell>
          <table:table-cell table:style-name="ce14" office:value-type="float" office:value="106529" calcext:value-type="float">
            <text:p>106529</text:p>
          </table:table-cell>
          <table:table-cell table:style-name="ce14" office:value-type="float" office:value="107893" calcext:value-type="float">
            <text:p>107893</text:p>
          </table:table-cell>
          <table:table-cell table:style-name="ce14" office:value-type="float" office:value="110891" calcext:value-type="float">
            <text:p>110891</text:p>
          </table:table-cell>
          <table:table-cell table:number-columns-repeated="87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float" office:value="36852" calcext:value-type="float">
            <text:p><text:s/>36 852 </text:p>
          </table:table-cell>
          <table:table-cell table:style-name="ce5" office:value-type="float" office:value="37220" calcext:value-type="float">
            <text:p><text:s/>37 220 </text:p>
          </table:table-cell>
          <table:table-cell table:style-name="ce5" office:value-type="float" office:value="37588" calcext:value-type="float">
            <text:p><text:s/>37 588 </text:p>
          </table:table-cell>
          <table:table-cell table:style-name="ce5" office:value-type="float" office:value="37426" calcext:value-type="float">
            <text:p><text:s/>37 426 </text:p>
          </table:table-cell>
          <table:table-cell table:style-name="ce5" office:value-type="float" office:value="37282" calcext:value-type="float">
            <text:p><text:s/>37 282 </text:p>
          </table:table-cell>
          <table:table-cell table:style-name="ce5" office:value-type="float" office:value="37154" calcext:value-type="float">
            <text:p><text:s/>37 154 </text:p>
          </table:table-cell>
          <table:table-cell table:style-name="ce5" office:value-type="float" office:value="37043" calcext:value-type="float">
            <text:p><text:s/>37 043 </text:p>
          </table:table-cell>
          <table:table-cell table:style-name="ce5" office:value-type="float" office:value="36951" calcext:value-type="float">
            <text:p><text:s/>36 951 </text:p>
          </table:table-cell>
          <table:table-cell table:style-name="ce5" office:value-type="float" office:value="37353" calcext:value-type="float">
            <text:p><text:s/>37 353 </text:p>
          </table:table-cell>
          <table:table-cell table:style-name="ce5" office:value-type="float" office:value="37716" calcext:value-type="float">
            <text:p><text:s/>37 716 </text:p>
          </table:table-cell>
          <table:table-cell table:style-name="ce5" office:value-type="float" office:value="38041" calcext:value-type="float">
            <text:p><text:s/>38 041 </text:p>
          </table:table-cell>
          <table:table-cell table:style-name="ce5" office:value-type="float" office:value="38439" calcext:value-type="float">
            <text:p><text:s/>38 439 </text:p>
          </table:table-cell>
          <table:table-cell table:style-name="ce5" office:value-type="float" office:value="38872" calcext:value-type="float">
            <text:p><text:s/>38 872 </text:p>
          </table:table-cell>
          <table:table-cell table:style-name="ce5" office:value-type="float" office:value="38930" calcext:value-type="float">
            <text:p><text:s/>38 930 </text:p>
          </table:table-cell>
          <table:table-cell table:style-name="ce5" office:value-type="float" office:value="39114" calcext:value-type="float">
            <text:p><text:s/>39 114 </text:p>
          </table:table-cell>
          <table:table-cell table:style-name="ce5" office:value-type="float" office:value="39099" calcext:value-type="float">
            <text:p><text:s/>39 099 </text:p>
          </table:table-cell>
          <table:table-cell table:style-name="ce5" office:value-type="float" office:value="39088" calcext:value-type="float">
            <text:p><text:s/>39 088 </text:p>
          </table:table-cell>
          <table:table-cell table:style-name="ce5" office:value-type="float" office:value="39082" calcext:value-type="float">
            <text:p><text:s/>39 082 </text:p>
          </table:table-cell>
          <table:table-cell table:style-name="ce5" office:value-type="float" office:value="38813" calcext:value-type="float">
            <text:p><text:s/>38 813 </text:p>
          </table:table-cell>
          <table:table-cell table:style-name="ce5" office:value-type="float" office:value="38564" calcext:value-type="float">
            <text:p><text:s/>38 564 </text:p>
          </table:table-cell>
          <table:table-cell table:style-name="ce5" office:value-type="float" office:value="38335" calcext:value-type="float">
            <text:p><text:s/>38 335 </text:p>
          </table:table-cell>
          <table:table-cell table:style-name="ce5" office:value-type="float" office:value="38008" calcext:value-type="float">
            <text:p><text:s/>38 008 </text:p>
          </table:table-cell>
          <table:table-cell table:style-name="ce5" office:value-type="float" office:value="37704" calcext:value-type="float">
            <text:p><text:s/>37 704 </text:p>
          </table:table-cell>
          <table:table-cell table:style-name="ce5" office:value-type="float" office:value="37380" calcext:value-type="float">
            <text:p><text:s/>37 380 </text:p>
          </table:table-cell>
          <table:table-cell table:style-name="ce5" office:value-type="float" office:value="37068" calcext:value-type="float">
            <text:p><text:s/>37 068 </text:p>
          </table:table-cell>
          <table:table-cell table:style-name="ce5" office:value-type="float" office:value="36829" calcext:value-type="float">
            <text:p><text:s/>36 829 </text:p>
          </table:table-cell>
          <table:table-cell table:style-name="ce5" office:value-type="float" office:value="36659" calcext:value-type="float">
            <text:p><text:s/>36 659 </text:p>
          </table:table-cell>
          <table:table-cell table:style-name="ce5" office:value-type="float" office:value="36663" calcext:value-type="float">
            <text:p><text:s/>36 663 </text:p>
          </table:table-cell>
          <table:table-cell table:style-name="ce5" office:value-type="float" office:value="36686" calcext:value-type="float">
            <text:p><text:s/>36 686 </text:p>
          </table:table-cell>
          <table:table-cell table:style-name="ce5" office:value-type="float" office:value="36961" calcext:value-type="float">
            <text:p><text:s/>36 961 </text:p>
          </table:table-cell>
          <table:table-cell table:style-name="ce5" office:value-type="float" office:value="37324" calcext:value-type="float">
            <text:p><text:s/>37 324 </text:p>
          </table:table-cell>
          <table:table-cell table:style-name="ce5" office:value-type="float" office:value="38507" calcext:value-type="float">
            <text:p><text:s/>38 507 </text:p>
          </table:table-cell>
          <table:table-cell table:style-name="ce5" office:value-type="float" office:value="39775" calcext:value-type="float">
            <text:p><text:s/>39 775 </text:p>
          </table:table-cell>
          <table:table-cell table:style-name="ce5" office:value-type="float" office:value="40888" calcext:value-type="float">
            <text:p><text:s/>40 888 </text:p>
          </table:table-cell>
          <table:table-cell table:style-name="ce5" office:value-type="float" office:value="41949" calcext:value-type="float">
            <text:p><text:s/>41 949 </text:p>
          </table:table-cell>
          <table:table-cell table:style-name="ce5" office:value-type="float" office:value="42965" calcext:value-type="float">
            <text:p><text:s/>42 965 </text:p>
          </table:table-cell>
          <table:table-cell table:style-name="ce5" office:value-type="float" office:value="43632" calcext:value-type="float">
            <text:p><text:s/>43 632 </text:p>
          </table:table-cell>
          <table:table-cell table:style-name="ce5" office:value-type="float" office:value="44432" calcext:value-type="float">
            <text:p><text:s/>44 432 </text:p>
          </table:table-cell>
          <table:table-cell table:style-name="ce5" office:value-type="float" office:value="44950" calcext:value-type="float">
            <text:p><text:s/>44 950 </text:p>
          </table:table-cell>
          <table:table-cell table:style-name="ce5" office:value-type="float" office:value="45498" calcext:value-type="float">
            <text:p><text:s/>45 498 </text:p>
          </table:table-cell>
          <table:table-cell table:style-name="ce5" office:value-type="float" office:value="46014" calcext:value-type="float">
            <text:p><text:s/>46 014 </text:p>
          </table:table-cell>
          <table:table-cell table:style-name="ce5" office:value-type="float" office:value="46527" calcext:value-type="float">
            <text:p><text:s/>46 527 </text:p>
          </table:table-cell>
          <table:table-cell table:style-name="ce5" office:value-type="float" office:value="47056" calcext:value-type="float">
            <text:p><text:s/>47 056 </text:p>
          </table:table-cell>
          <table:table-cell table:style-name="ce5" office:value-type="float" office:value="47887" calcext:value-type="float">
            <text:p><text:s/>47 887 </text:p>
          </table:table-cell>
          <table:table-cell table:style-name="ce5" office:value-type="float" office:value="48848" calcext:value-type="float">
            <text:p><text:s/>48 848 </text:p>
          </table:table-cell>
          <table:table-cell table:style-name="ce5" office:value-type="float" office:value="50420" calcext:value-type="float">
            <text:p><text:s/>50 420 </text:p>
          </table:table-cell>
          <table:table-cell table:style-name="ce5" office:value-type="float" office:value="51838" calcext:value-type="float">
            <text:p><text:s/>51 838 </text:p>
          </table:table-cell>
          <table:table-cell table:style-name="ce5" office:value-type="float" office:value="51626" calcext:value-type="float">
            <text:p><text:s/>51 626 </text:p>
          </table:table-cell>
          <table:table-cell table:style-name="ce5" office:value-type="float" office:value="52871" calcext:value-type="float">
            <text:p><text:s/>52 871 </text:p>
          </table:table-cell>
          <table:table-cell table:style-name="ce5" office:value-type="float" office:value="55415" calcext:value-type="float">
            <text:p><text:s/>55 415 </text:p>
          </table:table-cell>
          <table:table-cell table:style-name="ce5" office:value-type="float" office:value="60079" calcext:value-type="float">
            <text:p><text:s/>60 079 </text:p>
          </table:table-cell>
          <table:table-cell table:style-name="ce5" office:value-type="float" office:value="58484" calcext:value-type="float">
            <text:p><text:s/>58 484 </text:p>
          </table:table-cell>
          <table:table-cell table:style-name="ce5" office:value-type="float" office:value="56994" calcext:value-type="float">
            <text:p><text:s/>56 994 </text:p>
          </table:table-cell>
          <table:table-cell table:style-name="ce5" office:value-type="float" office:value="55372" calcext:value-type="float">
            <text:p><text:s/>55 372 </text:p>
          </table:table-cell>
          <table:table-cell table:style-name="ce5" office:value-type="float" office:value="53490" calcext:value-type="float">
            <text:p><text:s/>53 490 </text:p>
          </table:table-cell>
          <table:table-cell table:style-name="ce5" office:value-type="float" office:value="59281" calcext:value-type="float">
            <text:p><text:s/>59 281 </text:p>
          </table:table-cell>
          <table:table-cell table:style-name="ce5" office:value-type="float" office:value="56959" calcext:value-type="float">
            <text:p><text:s/>56 959 </text:p>
          </table:table-cell>
          <table:table-cell table:style-name="ce5" office:value-type="float" office:value="55793" calcext:value-type="float">
            <text:p><text:s/>55 793 </text:p>
          </table:table-cell>
          <table:table-cell table:style-name="ce5" office:value-type="float" office:value="54348" calcext:value-type="float">
            <text:p><text:s/>54 348 </text:p>
          </table:table-cell>
          <table:table-cell table:style-name="ce5" office:value-type="float" office:value="52808" calcext:value-type="float">
            <text:p><text:s/>52 808 </text:p>
          </table:table-cell>
          <table:table-cell table:style-name="ce5" office:value-type="float" office:value="55499" calcext:value-type="float">
            <text:p><text:s/>55 499 </text:p>
          </table:table-cell>
          <table:table-cell table:style-name="ce5" office:value-type="float" office:value="55484" calcext:value-type="float">
            <text:p><text:s/>55 484 </text:p>
          </table:table-cell>
          <table:table-cell table:style-name="ce5" office:value-type="float" office:value="54941" calcext:value-type="float">
            <text:p><text:s/>54 941 </text:p>
          </table:table-cell>
          <table:table-cell table:style-name="ce5" office:value-type="float" office:value="54634" calcext:value-type="float">
            <text:p><text:s/>54 634 </text:p>
          </table:table-cell>
          <table:table-cell table:style-name="ce5" office:value-type="float" office:value="52473" calcext:value-type="float">
            <text:p><text:s/>52 473 </text:p>
          </table:table-cell>
          <table:table-cell table:style-name="ce5" office:value-type="float" office:value="58591" calcext:value-type="float">
            <text:p><text:s/>58 591 </text:p>
          </table:table-cell>
          <table:table-cell table:style-name="ce5" office:value-type="float" office:value="57810" calcext:value-type="float">
            <text:p><text:s/>57 810 </text:p>
          </table:table-cell>
          <table:table-cell table:style-name="ce5" office:value-type="float" office:value="58612" calcext:value-type="float">
            <text:p><text:s/>58 612 </text:p>
          </table:table-cell>
          <table:table-cell table:style-name="ce5" office:value-type="float" office:value="57719" calcext:value-type="float">
            <text:p><text:s/>57 719 </text:p>
          </table:table-cell>
          <table:table-cell table:style-name="ce5" office:value-type="float" office:value="57755" calcext:value-type="float">
            <text:p><text:s/>57 755 </text:p>
          </table:table-cell>
          <table:table-cell table:style-name="ce5" office:value-type="float" office:value="62050" calcext:value-type="float">
            <text:p><text:s/>62 050 </text:p>
          </table:table-cell>
          <table:table-cell table:style-name="ce5" office:value-type="float" office:value="63053" calcext:value-type="float">
            <text:p><text:s/>63 053 </text:p>
          </table:table-cell>
          <table:table-cell table:style-name="ce5" office:value-type="float" office:value="63980" calcext:value-type="float">
            <text:p><text:s/>63 980 </text:p>
          </table:table-cell>
          <table:table-cell table:style-name="ce5" office:value-type="float" office:value="65758" calcext:value-type="float">
            <text:p><text:s/>65 758 </text:p>
          </table:table-cell>
          <table:table-cell table:style-name="ce5" office:value-type="float" office:value="65446" calcext:value-type="float">
            <text:p><text:s/>65 446 </text:p>
          </table:table-cell>
          <table:table-cell table:style-name="ce5" office:value-type="float" office:value="70938" calcext:value-type="float">
            <text:p><text:s/>70 938 </text:p>
          </table:table-cell>
          <table:table-cell table:style-name="ce5" office:value-type="float" office:value="70760" calcext:value-type="float">
            <text:p><text:s/>70 760 </text:p>
          </table:table-cell>
          <table:table-cell table:style-name="ce5" office:value-type="float" office:value="68694" calcext:value-type="float">
            <text:p><text:s/>68 694 </text:p>
          </table:table-cell>
          <table:table-cell table:style-name="ce5" office:value-type="float" office:value="69274" calcext:value-type="float">
            <text:p><text:s/>69 274 </text:p>
          </table:table-cell>
          <table:table-cell table:style-name="ce5" office:value-type="float" office:value="68971" calcext:value-type="float">
            <text:p><text:s/>68 971 </text:p>
          </table:table-cell>
          <table:table-cell table:style-name="ce5" office:value-type="float" office:value="73136" calcext:value-type="float">
            <text:p><text:s/>73 136 </text:p>
          </table:table-cell>
          <table:table-cell table:style-name="ce5" office:value-type="float" office:value="72287" calcext:value-type="float">
            <text:p><text:s/>72 287 </text:p>
          </table:table-cell>
          <table:table-cell table:style-name="ce5" office:value-type="float" office:value="73460" calcext:value-type="float">
            <text:p><text:s/>73 460 </text:p>
          </table:table-cell>
          <table:table-cell table:style-name="ce5" office:value-type="float" office:value="71787" calcext:value-type="float">
            <text:p><text:s/>71 787 </text:p>
          </table:table-cell>
          <table:table-cell table:style-name="ce5" office:value-type="float" office:value="72095" calcext:value-type="float">
            <text:p><text:s/>72 095 </text:p>
          </table:table-cell>
          <table:table-cell table:style-name="ce5" office:value-type="float" office:value="69424" calcext:value-type="float">
            <text:p><text:s/>69 424 </text:p>
          </table:table-cell>
          <table:table-cell table:style-name="ce5" office:value-type="float" office:value="71458" calcext:value-type="float">
            <text:p><text:s/>71 458 </text:p>
          </table:table-cell>
          <table:table-cell table:style-name="ce5" office:value-type="float" office:value="69793" calcext:value-type="float">
            <text:p><text:s/>69 793 </text:p>
          </table:table-cell>
          <table:table-cell table:style-name="ce5" office:value-type="float" office:value="69710" calcext:value-type="float">
            <text:p><text:s/>69 710 </text:p>
          </table:table-cell>
          <table:table-cell table:style-name="ce5" office:value-type="float" office:value="62829" calcext:value-type="float">
            <text:p><text:s/>62 829 </text:p>
          </table:table-cell>
          <table:table-cell table:style-name="ce5" office:value-type="float" office:value="62212" calcext:value-type="float">
            <text:p><text:s/>62 212 </text:p>
          </table:table-cell>
          <table:table-cell table:style-name="ce5" office:value-type="float" office:value="60353" calcext:value-type="float">
            <text:p><text:s/>60 353 </text:p>
          </table:table-cell>
          <table:table-cell table:style-name="ce5" office:value-type="float" office:value="61923" calcext:value-type="float">
            <text:p><text:s/>61 923 </text:p>
          </table:table-cell>
          <table:table-cell table:style-name="ce5" office:value-type="float" office:value="62793" calcext:value-type="float">
            <text:p><text:s/>62 793 </text:p>
          </table:table-cell>
          <table:table-cell table:style-name="ce5" office:value-type="float" office:value="73049" calcext:value-type="float">
            <text:p><text:s/>73 049 </text:p>
          </table:table-cell>
          <table:table-cell table:style-name="ce5" office:value-type="float" office:value="74058" calcext:value-type="float">
            <text:p><text:s/>74 058 </text:p>
          </table:table-cell>
          <table:table-cell table:style-name="ce5" office:value-type="float" office:value="72076" calcext:value-type="float">
            <text:p><text:s/>72 076 </text:p>
          </table:table-cell>
          <table:table-cell table:style-name="ce5" office:value-type="float" office:value="73325" calcext:value-type="float">
            <text:p><text:s/>73 325 </text:p>
          </table:table-cell>
          <table:table-cell table:style-name="ce5" office:value-type="float" office:value="72829" calcext:value-type="float">
            <text:p><text:s/>72 829 </text:p>
          </table:table-cell>
          <table:table-cell table:style-name="ce5" office:value-type="float" office:value="73439" calcext:value-type="float">
            <text:p><text:s/>73 439 </text:p>
          </table:table-cell>
          <table:table-cell table:style-name="ce10" office:value-type="float" office:value="73373" calcext:value-type="float">
            <text:p><text:s/>73 373 </text:p>
          </table:table-cell>
          <table:table-cell table:style-name="ce10" office:value-type="float" office:value="73517" calcext:value-type="float">
            <text:p><text:s/>73 517 </text:p>
          </table:table-cell>
          <table:table-cell table:style-name="ce10" office:value-type="float" office:value="76006" calcext:value-type="float">
            <text:p><text:s/>76 006 </text:p>
          </table:table-cell>
          <table:table-cell table:style-name="ce10" office:value-type="float" office:value="77150" calcext:value-type="float">
            <text:p><text:s/>77 150 </text:p>
          </table:table-cell>
          <table:table-cell table:style-name="ce10" office:value-type="float" office:value="80592" calcext:value-type="float">
            <text:p><text:s/>80 592 </text:p>
          </table:table-cell>
          <table:table-cell table:style-name="ce10" office:value-type="float" office:value="78775" calcext:value-type="float">
            <text:p><text:s/>78 775 </text:p>
          </table:table-cell>
          <table:table-cell table:style-name="ce10" office:value-type="float" office:value="80775" calcext:value-type="float">
            <text:p><text:s/>80 775 </text:p>
          </table:table-cell>
          <table:table-cell table:style-name="ce10" office:value-type="float" office:value="81554" calcext:value-type="float">
            <text:p><text:s/>81 554 </text:p>
          </table:table-cell>
          <table:table-cell table:style-name="ce10" office:value-type="float" office:value="84008" calcext:value-type="float">
            <text:p><text:s/>84 008 </text:p>
          </table:table-cell>
          <table:table-cell table:style-name="ce10" office:value-type="float" office:value="85605" calcext:value-type="float">
            <text:p><text:s/>85 605 </text:p>
          </table:table-cell>
          <table:table-cell table:style-name="ce10" office:value-type="float" office:value="85973" calcext:value-type="float">
            <text:p><text:s/>85 973 </text:p>
          </table:table-cell>
          <table:table-cell table:style-name="ce10" office:value-type="float" office:value="84371" calcext:value-type="float">
            <text:p><text:s/>84 371 </text:p>
          </table:table-cell>
          <table:table-cell table:style-name="ce10" office:value-type="float" office:value="86671" calcext:value-type="float">
            <text:p><text:s/>86 671 </text:p>
          </table:table-cell>
          <table:table-cell table:style-name="ce10" office:value-type="float" office:value="88167" calcext:value-type="float">
            <text:p><text:s/>88 167 </text:p>
          </table:table-cell>
          <table:table-cell table:style-name="ce10" office:value-type="float" office:value="89885" calcext:value-type="float">
            <text:p><text:s/>89 885 </text:p>
          </table:table-cell>
          <table:table-cell table:style-name="ce10" office:value-type="float" office:value="92242" calcext:value-type="float">
            <text:p><text:s/>92 242 </text:p>
          </table:table-cell>
          <table:table-cell table:style-name="ce10" office:value-type="float" office:value="95876" calcext:value-type="float">
            <text:p><text:s/>95 876 </text:p>
          </table:table-cell>
          <table:table-cell table:style-name="ce10" office:value-type="float" office:value="98016" calcext:value-type="float">
            <text:p><text:s/>98 016 </text:p>
          </table:table-cell>
          <table:table-cell table:style-name="ce10" office:value-type="float" office:value="100039" calcext:value-type="float">
            <text:p><text:s/>100 039 </text:p>
          </table:table-cell>
          <table:table-cell table:style-name="ce10" office:value-type="float" office:value="99966" calcext:value-type="float">
            <text:p><text:s/>99 966 </text:p>
          </table:table-cell>
          <table:table-cell table:style-name="ce10" office:value-type="float" office:value="103086" calcext:value-type="float">
            <text:p><text:s/>103 086 </text:p>
          </table:table-cell>
          <table:table-cell table:style-name="ce10" office:value-type="float" office:value="102063" calcext:value-type="float">
            <text:p><text:s/>102 063 </text:p>
          </table:table-cell>
          <table:table-cell table:style-name="ce10" office:value-type="float" office:value="102569" calcext:value-type="float">
            <text:p><text:s/>102 569 </text:p>
          </table:table-cell>
          <table:table-cell table:style-name="ce10" office:value-type="float" office:value="99655" calcext:value-type="float">
            <text:p><text:s/>99 655 </text:p>
          </table:table-cell>
          <table:table-cell table:style-name="ce10" office:value-type="float" office:value="99533" calcext:value-type="float">
            <text:p><text:s/>99 533 </text:p>
          </table:table-cell>
          <table:table-cell table:style-name="ce10" office:value-type="float" office:value="95609" calcext:value-type="float">
            <text:p><text:s/>95 609 </text:p>
          </table:table-cell>
          <table:table-cell table:style-name="ce10" office:value-type="float" office:value="97794" calcext:value-type="float">
            <text:p><text:s/>97 794 </text:p>
          </table:table-cell>
          <table:table-cell table:style-name="ce10" office:value-type="float" office:value="97388" calcext:value-type="float">
            <text:p><text:s/>97 388 </text:p>
          </table:table-cell>
          <table:table-cell table:style-name="ce10" office:value-type="float" office:value="99300" calcext:value-type="float">
            <text:p><text:s/>99 300 </text:p>
          </table:table-cell>
          <table:table-cell table:style-name="ce10" office:value-type="float" office:value="102150" calcext:value-type="float">
            <text:p><text:s/>102 150 </text:p>
          </table:table-cell>
          <table:table-cell table:style-name="ce10" office:value-type="float" office:value="104730" calcext:value-type="float">
            <text:p><text:s/>104 730 </text:p>
          </table:table-cell>
          <table:table-cell table:style-name="ce10" office:value-type="float" office:value="109373" calcext:value-type="float">
            <text:p><text:s/>109 373 </text:p>
          </table:table-cell>
          <table:table-cell table:style-name="ce10" office:value-type="float" office:value="110624" calcext:value-type="float">
            <text:p><text:s/>110 624 </text:p>
          </table:table-cell>
          <table:table-cell table:style-name="ce10" office:value-type="float" office:value="114189" calcext:value-type="float">
            <text:p><text:s/>114 189 </text:p>
          </table:table-cell>
          <table:table-cell table:style-name="ce10" office:value-type="float" office:value="117178" calcext:value-type="float">
            <text:p><text:s/>117 178 </text:p>
          </table:table-cell>
          <table:table-cell table:style-name="ce10" office:value-type="float" office:value="118841" calcext:value-type="float">
            <text:p><text:s/>118 841 </text:p>
          </table:table-cell>
          <table:table-cell table:style-name="ce10" office:value-type="float" office:value="121858" calcext:value-type="float">
            <text:p><text:s/>121 858 </text:p>
          </table:table-cell>
          <table:table-cell table:style-name="ce10" office:value-type="float" office:value="124808" calcext:value-type="float">
            <text:p><text:s/>124 808 </text:p>
          </table:table-cell>
          <table:table-cell table:style-name="ce10" office:value-type="float" office:value="126852" calcext:value-type="float">
            <text:p><text:s/>126 852 </text:p>
          </table:table-cell>
          <table:table-cell table:style-name="ce10" office:value-type="float" office:value="124788" calcext:value-type="float">
            <text:p><text:s/>124 788 </text:p>
          </table:table-cell>
          <table:table-cell table:style-name="ce10" office:value-type="float" office:value="122728" calcext:value-type="float">
            <text:p><text:s/>122 728 </text:p>
          </table:table-cell>
          <table:table-cell table:style-name="ce10" office:value-type="float" office:value="120719" calcext:value-type="float">
            <text:p><text:s/>120 719 </text:p>
          </table:table-cell>
          <table:table-cell table:style-name="ce10" office:value-type="float" office:value="119484" calcext:value-type="float">
            <text:p><text:s/>119 484 </text:p>
          </table:table-cell>
          <table:table-cell table:style-name="ce10" office:value-type="float" office:value="116856" calcext:value-type="float">
            <text:p><text:s/>116 856 </text:p>
          </table:table-cell>
          <table:table-cell table:style-name="ce13" office:value-type="float" office:value="113553" calcext:value-type="float">
            <text:p><text:s/>113 553 </text:p>
          </table:table-cell>
          <table:table-cell table:style-name="ce13" office:value-type="float" office:value="112083" calcext:value-type="float">
            <text:p><text:s/>112 083 </text:p>
          </table:table-cell>
          <table:table-cell table:style-name="ce13" office:value-type="float" office:value="108633" calcext:value-type="float">
            <text:p><text:s/>108 633 </text:p>
          </table:table-cell>
          <table:table-cell table:style-name="ce13" office:value-type="float" office:value="106448" calcext:value-type="float">
            <text:p><text:s/>106 448 </text:p>
          </table:table-cell>
          <table:table-cell table:style-name="ce13" office:value-type="float" office:value="107345" calcext:value-type="float">
            <text:p><text:s/>107 345 </text:p>
          </table:table-cell>
          <table:table-cell table:style-name="ce13" office:value-type="float" office:value="106250" calcext:value-type="float">
            <text:p><text:s/>106 250 </text:p>
          </table:table-cell>
          <table:table-cell table:style-name="ce14" office:value-type="float" office:value="106297" calcext:value-type="float">
            <text:p>106297</text:p>
          </table:table-cell>
          <table:table-cell table:style-name="ce14" office:value-type="float" office:value="108326" calcext:value-type="float">
            <text:p>108326</text:p>
          </table:table-cell>
          <table:table-cell table:style-name="ce14" office:value-type="float" office:value="109780" calcext:value-type="float">
            <text:p>109780</text:p>
          </table:table-cell>
          <table:table-cell table:number-columns-repeated="87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36032" calcext:value-type="float">
            <text:p><text:s/>36 032 </text:p>
          </table:table-cell>
          <table:table-cell table:style-name="ce5" office:value-type="float" office:value="36390" calcext:value-type="float">
            <text:p><text:s/>36 390 </text:p>
          </table:table-cell>
          <table:table-cell table:style-name="ce5" office:value-type="float" office:value="36748" calcext:value-type="float">
            <text:p><text:s/>36 748 </text:p>
          </table:table-cell>
          <table:table-cell table:style-name="ce5" office:value-type="float" office:value="37108" calcext:value-type="float">
            <text:p><text:s/>37 108 </text:p>
          </table:table-cell>
          <table:table-cell table:style-name="ce5" office:value-type="float" office:value="36952" calcext:value-type="float">
            <text:p><text:s/>36 952 </text:p>
          </table:table-cell>
          <table:table-cell table:style-name="ce5" office:value-type="float" office:value="36815" calcext:value-type="float">
            <text:p><text:s/>36 815 </text:p>
          </table:table-cell>
          <table:table-cell table:style-name="ce5" office:value-type="float" office:value="36694" calcext:value-type="float">
            <text:p><text:s/>36 694 </text:p>
          </table:table-cell>
          <table:table-cell table:style-name="ce5" office:value-type="float" office:value="36591" calcext:value-type="float">
            <text:p><text:s/>36 591 </text:p>
          </table:table-cell>
          <table:table-cell table:style-name="ce5" office:value-type="float" office:value="36506" calcext:value-type="float">
            <text:p><text:s/>36 506 </text:p>
          </table:table-cell>
          <table:table-cell table:style-name="ce5" office:value-type="float" office:value="36880" calcext:value-type="float">
            <text:p><text:s/>36 880 </text:p>
          </table:table-cell>
          <table:table-cell table:style-name="ce5" office:value-type="float" office:value="37214" calcext:value-type="float">
            <text:p><text:s/>37 214 </text:p>
          </table:table-cell>
          <table:table-cell table:style-name="ce5" office:value-type="float" office:value="37585" calcext:value-type="float">
            <text:p><text:s/>37 585 </text:p>
          </table:table-cell>
          <table:table-cell table:style-name="ce5" office:value-type="float" office:value="37991" calcext:value-type="float">
            <text:p><text:s/>37 991 </text:p>
          </table:table-cell>
          <table:table-cell table:style-name="ce5" office:value-type="float" office:value="38432" calcext:value-type="float">
            <text:p><text:s/>38 432 </text:p>
          </table:table-cell>
          <table:table-cell table:style-name="ce5" office:value-type="float" office:value="38485" calcext:value-type="float">
            <text:p><text:s/>38 485 </text:p>
          </table:table-cell>
          <table:table-cell table:style-name="ce5" office:value-type="float" office:value="38639" calcext:value-type="float">
            <text:p><text:s/>38 639 </text:p>
          </table:table-cell>
          <table:table-cell table:style-name="ce5" office:value-type="float" office:value="38624" calcext:value-type="float">
            <text:p><text:s/>38 624 </text:p>
          </table:table-cell>
          <table:table-cell table:style-name="ce5" office:value-type="float" office:value="38614" calcext:value-type="float">
            <text:p><text:s/>38 614 </text:p>
          </table:table-cell>
          <table:table-cell table:style-name="ce5" office:value-type="float" office:value="38607" calcext:value-type="float">
            <text:p><text:s/>38 607 </text:p>
          </table:table-cell>
          <table:table-cell table:style-name="ce5" office:value-type="float" office:value="38347" calcext:value-type="float">
            <text:p><text:s/>38 347 </text:p>
          </table:table-cell>
          <table:table-cell table:style-name="ce5" office:value-type="float" office:value="38108" calcext:value-type="float">
            <text:p><text:s/>38 108 </text:p>
          </table:table-cell>
          <table:table-cell table:style-name="ce5" office:value-type="float" office:value="37736" calcext:value-type="float">
            <text:p><text:s/>37 736 </text:p>
          </table:table-cell>
          <table:table-cell table:style-name="ce5" office:value-type="float" office:value="37433" calcext:value-type="float">
            <text:p><text:s/>37 433 </text:p>
          </table:table-cell>
          <table:table-cell table:style-name="ce5" office:value-type="float" office:value="37138" calcext:value-type="float">
            <text:p><text:s/>37 138 </text:p>
          </table:table-cell>
          <table:table-cell table:style-name="ce5" office:value-type="float" office:value="36803" calcext:value-type="float">
            <text:p><text:s/>36 803 </text:p>
          </table:table-cell>
          <table:table-cell table:style-name="ce5" office:value-type="float" office:value="36522" calcext:value-type="float">
            <text:p><text:s/>36 522 </text:p>
          </table:table-cell>
          <table:table-cell table:style-name="ce5" office:value-type="float" office:value="36272" calcext:value-type="float">
            <text:p><text:s/>36 272 </text:p>
          </table:table-cell>
          <table:table-cell table:style-name="ce5" office:value-type="float" office:value="36182" calcext:value-type="float">
            <text:p><text:s/>36 182 </text:p>
          </table:table-cell>
          <table:table-cell table:style-name="ce5" office:value-type="float" office:value="36178" calcext:value-type="float">
            <text:p><text:s/>36 178 </text:p>
          </table:table-cell>
          <table:table-cell table:style-name="ce5" office:value-type="float" office:value="36357" calcext:value-type="float">
            <text:p><text:s/>36 357 </text:p>
          </table:table-cell>
          <table:table-cell table:style-name="ce5" office:value-type="float" office:value="36705" calcext:value-type="float">
            <text:p><text:s/>36 705 </text:p>
          </table:table-cell>
          <table:table-cell table:style-name="ce5" office:value-type="float" office:value="37100" calcext:value-type="float">
            <text:p><text:s/>37 100 </text:p>
          </table:table-cell>
          <table:table-cell table:style-name="ce5" office:value-type="float" office:value="38350" calcext:value-type="float">
            <text:p><text:s/>38 350 </text:p>
          </table:table-cell>
          <table:table-cell table:style-name="ce5" office:value-type="float" office:value="39588" calcext:value-type="float">
            <text:p><text:s/>39 588 </text:p>
          </table:table-cell>
          <table:table-cell table:style-name="ce5" office:value-type="float" office:value="40637" calcext:value-type="float">
            <text:p><text:s/>40 637 </text:p>
          </table:table-cell>
          <table:table-cell table:style-name="ce5" office:value-type="float" office:value="41670" calcext:value-type="float">
            <text:p><text:s/>41 670 </text:p>
          </table:table-cell>
          <table:table-cell table:style-name="ce5" office:value-type="float" office:value="42694" calcext:value-type="float">
            <text:p><text:s/>42 694 </text:p>
          </table:table-cell>
          <table:table-cell table:style-name="ce5" office:value-type="float" office:value="43368" calcext:value-type="float">
            <text:p><text:s/>43 368 </text:p>
          </table:table-cell>
          <table:table-cell table:style-name="ce5" office:value-type="float" office:value="44199" calcext:value-type="float">
            <text:p><text:s/>44 199 </text:p>
          </table:table-cell>
          <table:table-cell table:style-name="ce5" office:value-type="float" office:value="44721" calcext:value-type="float">
            <text:p><text:s/>44 721 </text:p>
          </table:table-cell>
          <table:table-cell table:style-name="ce5" office:value-type="float" office:value="45227" calcext:value-type="float">
            <text:p><text:s/>45 227 </text:p>
          </table:table-cell>
          <table:table-cell table:style-name="ce5" office:value-type="float" office:value="45678" calcext:value-type="float">
            <text:p><text:s/>45 678 </text:p>
          </table:table-cell>
          <table:table-cell table:style-name="ce5" office:value-type="float" office:value="46247" calcext:value-type="float">
            <text:p><text:s/>46 247 </text:p>
          </table:table-cell>
          <table:table-cell table:style-name="ce5" office:value-type="float" office:value="46772" calcext:value-type="float">
            <text:p><text:s/>46 772 </text:p>
          </table:table-cell>
          <table:table-cell table:style-name="ce5" office:value-type="float" office:value="47548" calcext:value-type="float">
            <text:p><text:s/>47 548 </text:p>
          </table:table-cell>
          <table:table-cell table:style-name="ce5" office:value-type="float" office:value="48542" calcext:value-type="float">
            <text:p><text:s/>48 542 </text:p>
          </table:table-cell>
          <table:table-cell table:style-name="ce5" office:value-type="float" office:value="50109" calcext:value-type="float">
            <text:p><text:s/>50 109 </text:p>
          </table:table-cell>
          <table:table-cell table:style-name="ce5" office:value-type="float" office:value="51516" calcext:value-type="float">
            <text:p><text:s/>51 516 </text:p>
          </table:table-cell>
          <table:table-cell table:style-name="ce5" office:value-type="float" office:value="51301" calcext:value-type="float">
            <text:p><text:s/>51 301 </text:p>
          </table:table-cell>
          <table:table-cell table:style-name="ce5" office:value-type="float" office:value="52514" calcext:value-type="float">
            <text:p><text:s/>52 514 </text:p>
          </table:table-cell>
          <table:table-cell table:style-name="ce5" office:value-type="float" office:value="55035" calcext:value-type="float">
            <text:p><text:s/>55 035 </text:p>
          </table:table-cell>
          <table:table-cell table:style-name="ce5" office:value-type="float" office:value="59502" calcext:value-type="float">
            <text:p><text:s/>59 502 </text:p>
          </table:table-cell>
          <table:table-cell table:style-name="ce5" office:value-type="float" office:value="57900" calcext:value-type="float">
            <text:p><text:s/>57 900 </text:p>
          </table:table-cell>
          <table:table-cell table:style-name="ce5" office:value-type="float" office:value="56398" calcext:value-type="float">
            <text:p><text:s/>56 398 </text:p>
          </table:table-cell>
          <table:table-cell table:style-name="ce5" office:value-type="float" office:value="54826" calcext:value-type="float">
            <text:p><text:s/>54 826 </text:p>
          </table:table-cell>
          <table:table-cell table:style-name="ce5" office:value-type="float" office:value="52993" calcext:value-type="float">
            <text:p><text:s/>52 993 </text:p>
          </table:table-cell>
          <table:table-cell table:style-name="ce5" office:value-type="float" office:value="58597" calcext:value-type="float">
            <text:p><text:s/>58 597 </text:p>
          </table:table-cell>
          <table:table-cell table:style-name="ce5" office:value-type="float" office:value="56286" calcext:value-type="float">
            <text:p><text:s/>56 286 </text:p>
          </table:table-cell>
          <table:table-cell table:style-name="ce5" office:value-type="float" office:value="54585" calcext:value-type="float">
            <text:p><text:s/>54 585 </text:p>
          </table:table-cell>
          <table:table-cell table:style-name="ce5" office:value-type="float" office:value="53627" calcext:value-type="float">
            <text:p><text:s/>53 627 </text:p>
          </table:table-cell>
          <table:table-cell table:style-name="ce5" office:value-type="float" office:value="52119" calcext:value-type="float">
            <text:p><text:s/>52 119 </text:p>
          </table:table-cell>
          <table:table-cell table:style-name="ce5" office:value-type="float" office:value="55098" calcext:value-type="float">
            <text:p><text:s/>55 098 </text:p>
          </table:table-cell>
          <table:table-cell table:style-name="ce5" office:value-type="float" office:value="55084" calcext:value-type="float">
            <text:p><text:s/>55 084 </text:p>
          </table:table-cell>
          <table:table-cell table:style-name="ce5" office:value-type="float" office:value="54592" calcext:value-type="float">
            <text:p><text:s/>54 592 </text:p>
          </table:table-cell>
          <table:table-cell table:style-name="ce5" office:value-type="float" office:value="54256" calcext:value-type="float">
            <text:p><text:s/>54 256 </text:p>
          </table:table-cell>
          <table:table-cell table:style-name="ce5" office:value-type="float" office:value="52108" calcext:value-type="float">
            <text:p><text:s/>52 108 </text:p>
          </table:table-cell>
          <table:table-cell table:style-name="ce5" office:value-type="float" office:value="58195" calcext:value-type="float">
            <text:p><text:s/>58 195 </text:p>
          </table:table-cell>
          <table:table-cell table:style-name="ce5" office:value-type="float" office:value="57409" calcext:value-type="float">
            <text:p><text:s/>57 409 </text:p>
          </table:table-cell>
          <table:table-cell table:style-name="ce5" office:value-type="float" office:value="58210" calcext:value-type="float">
            <text:p><text:s/>58 210 </text:p>
          </table:table-cell>
          <table:table-cell table:style-name="ce5" office:value-type="float" office:value="57307" calcext:value-type="float">
            <text:p><text:s/>57 307 </text:p>
          </table:table-cell>
          <table:table-cell table:style-name="ce5" office:value-type="float" office:value="57376" calcext:value-type="float">
            <text:p><text:s/>57 376 </text:p>
          </table:table-cell>
          <table:table-cell table:style-name="ce5" office:value-type="float" office:value="61744" calcext:value-type="float">
            <text:p><text:s/>61 744 </text:p>
          </table:table-cell>
          <table:table-cell table:style-name="ce5" office:value-type="float" office:value="62784" calcext:value-type="float">
            <text:p><text:s/>62 784 </text:p>
          </table:table-cell>
          <table:table-cell table:style-name="ce5" office:value-type="float" office:value="63876" calcext:value-type="float">
            <text:p><text:s/>63 876 </text:p>
          </table:table-cell>
          <table:table-cell table:style-name="ce5" office:value-type="float" office:value="65612" calcext:value-type="float">
            <text:p><text:s/>65 612 </text:p>
          </table:table-cell>
          <table:table-cell table:style-name="ce5" office:value-type="float" office:value="65257" calcext:value-type="float">
            <text:p><text:s/>65 257 </text:p>
          </table:table-cell>
          <table:table-cell table:style-name="ce5" office:value-type="float" office:value="70680" calcext:value-type="float">
            <text:p><text:s/>70 680 </text:p>
          </table:table-cell>
          <table:table-cell table:style-name="ce5" office:value-type="float" office:value="70618" calcext:value-type="float">
            <text:p><text:s/>70 618 </text:p>
          </table:table-cell>
          <table:table-cell table:style-name="ce5" office:value-type="float" office:value="68569" calcext:value-type="float">
            <text:p><text:s/>68 569 </text:p>
          </table:table-cell>
          <table:table-cell table:style-name="ce5" office:value-type="float" office:value="69119" calcext:value-type="float">
            <text:p><text:s/>69 119 </text:p>
          </table:table-cell>
          <table:table-cell table:style-name="ce5" office:value-type="float" office:value="68824" calcext:value-type="float">
            <text:p><text:s/>68 824 </text:p>
          </table:table-cell>
          <table:table-cell table:style-name="ce5" office:value-type="float" office:value="72886" calcext:value-type="float">
            <text:p><text:s/>72 886 </text:p>
          </table:table-cell>
          <table:table-cell table:style-name="ce5" office:value-type="float" office:value="71827" calcext:value-type="float">
            <text:p><text:s/>71 827 </text:p>
          </table:table-cell>
          <table:table-cell table:style-name="ce5" office:value-type="float" office:value="73330" calcext:value-type="float">
            <text:p><text:s/>73 330 </text:p>
          </table:table-cell>
          <table:table-cell table:style-name="ce5" office:value-type="float" office:value="71640" calcext:value-type="float">
            <text:p><text:s/>71 640 </text:p>
          </table:table-cell>
          <table:table-cell table:style-name="ce5" office:value-type="float" office:value="72247" calcext:value-type="float">
            <text:p><text:s/>72 247 </text:p>
          </table:table-cell>
          <table:table-cell table:style-name="ce5" office:value-type="float" office:value="69608" calcext:value-type="float">
            <text:p><text:s/>69 608 </text:p>
          </table:table-cell>
          <table:table-cell table:style-name="ce5" office:value-type="float" office:value="71667" calcext:value-type="float">
            <text:p><text:s/>71 667 </text:p>
          </table:table-cell>
          <table:table-cell table:style-name="ce5" office:value-type="float" office:value="70040" calcext:value-type="float">
            <text:p><text:s/>70 040 </text:p>
          </table:table-cell>
          <table:table-cell table:style-name="ce5" office:value-type="float" office:value="69870" calcext:value-type="float">
            <text:p><text:s/>69 870 </text:p>
          </table:table-cell>
          <table:table-cell table:style-name="ce5" office:value-type="float" office:value="62911" calcext:value-type="float">
            <text:p><text:s/>62 911 </text:p>
          </table:table-cell>
          <table:table-cell table:style-name="ce5" office:value-type="float" office:value="62689" calcext:value-type="float">
            <text:p><text:s/>62 689 </text:p>
          </table:table-cell>
          <table:table-cell table:style-name="ce5" office:value-type="float" office:value="61198" calcext:value-type="float">
            <text:p><text:s/>61 198 </text:p>
          </table:table-cell>
          <table:table-cell table:style-name="ce5" office:value-type="float" office:value="63256" calcext:value-type="float">
            <text:p><text:s/>63 256 </text:p>
          </table:table-cell>
          <table:table-cell table:style-name="ce5" office:value-type="float" office:value="64602" calcext:value-type="float">
            <text:p><text:s/>64 602 </text:p>
          </table:table-cell>
          <table:table-cell table:style-name="ce5" office:value-type="float" office:value="75029" calcext:value-type="float">
            <text:p><text:s/>75 029 </text:p>
          </table:table-cell>
          <table:table-cell table:style-name="ce5" office:value-type="float" office:value="75517" calcext:value-type="float">
            <text:p><text:s/>75 517 </text:p>
          </table:table-cell>
          <table:table-cell table:style-name="ce5" office:value-type="float" office:value="72991" calcext:value-type="float">
            <text:p><text:s/>72 991 </text:p>
          </table:table-cell>
          <table:table-cell table:style-name="ce5" office:value-type="float" office:value="73313" calcext:value-type="float">
            <text:p><text:s/>73 313 </text:p>
          </table:table-cell>
          <table:table-cell table:style-name="ce5" office:value-type="float" office:value="72932" calcext:value-type="float">
            <text:p><text:s/>72 932 </text:p>
          </table:table-cell>
          <table:table-cell table:style-name="ce10" office:value-type="float" office:value="73256" calcext:value-type="float">
            <text:p><text:s/>73 256 </text:p>
          </table:table-cell>
          <table:table-cell table:style-name="ce10" office:value-type="float" office:value="74223" calcext:value-type="float">
            <text:p><text:s/>74 223 </text:p>
          </table:table-cell>
          <table:table-cell table:style-name="ce10" office:value-type="float" office:value="74147" calcext:value-type="float">
            <text:p><text:s/>74 147 </text:p>
          </table:table-cell>
          <table:table-cell table:style-name="ce10" office:value-type="float" office:value="76468" calcext:value-type="float">
            <text:p><text:s/>76 468 </text:p>
          </table:table-cell>
          <table:table-cell table:style-name="ce10" office:value-type="float" office:value="77335" calcext:value-type="float">
            <text:p><text:s/>77 335 </text:p>
          </table:table-cell>
          <table:table-cell table:style-name="ce10" office:value-type="float" office:value="80571" calcext:value-type="float">
            <text:p><text:s/>80 571 </text:p>
          </table:table-cell>
          <table:table-cell table:style-name="ce10" office:value-type="float" office:value="78972" calcext:value-type="float">
            <text:p><text:s/>78 972 </text:p>
          </table:table-cell>
          <table:table-cell table:style-name="ce10" office:value-type="float" office:value="81073" calcext:value-type="float">
            <text:p><text:s/>81 073 </text:p>
          </table:table-cell>
          <table:table-cell table:style-name="ce10" office:value-type="float" office:value="81873" calcext:value-type="float">
            <text:p><text:s/>81 873 </text:p>
          </table:table-cell>
          <table:table-cell table:style-name="ce10" office:value-type="float" office:value="84294" calcext:value-type="float">
            <text:p><text:s/>84 294 </text:p>
          </table:table-cell>
          <table:table-cell table:style-name="ce10" office:value-type="float" office:value="85565" calcext:value-type="float">
            <text:p><text:s/>85 565 </text:p>
          </table:table-cell>
          <table:table-cell table:style-name="ce10" office:value-type="float" office:value="85581" calcext:value-type="float">
            <text:p><text:s/>85 581 </text:p>
          </table:table-cell>
          <table:table-cell table:style-name="ce10" office:value-type="float" office:value="84050" calcext:value-type="float">
            <text:p><text:s/>84 050 </text:p>
          </table:table-cell>
          <table:table-cell table:style-name="ce10" office:value-type="float" office:value="86125" calcext:value-type="float">
            <text:p><text:s/>86 125 </text:p>
          </table:table-cell>
          <table:table-cell table:style-name="ce10" office:value-type="float" office:value="88030" calcext:value-type="float">
            <text:p><text:s/>88 030 </text:p>
          </table:table-cell>
          <table:table-cell table:style-name="ce10" office:value-type="float" office:value="87989" calcext:value-type="float">
            <text:p><text:s/>87 989 </text:p>
          </table:table-cell>
          <table:table-cell table:style-name="ce10" office:value-type="float" office:value="90648" calcext:value-type="float">
            <text:p><text:s/>90 648 </text:p>
          </table:table-cell>
          <table:table-cell table:style-name="ce10" office:value-type="float" office:value="95039" calcext:value-type="float">
            <text:p><text:s/>95 039 </text:p>
          </table:table-cell>
          <table:table-cell table:style-name="ce10" office:value-type="float" office:value="97623" calcext:value-type="float">
            <text:p><text:s/>97 623 </text:p>
          </table:table-cell>
          <table:table-cell table:style-name="ce10" office:value-type="float" office:value="99887" calcext:value-type="float">
            <text:p><text:s/>99 887 </text:p>
          </table:table-cell>
          <table:table-cell table:style-name="ce10" office:value-type="float" office:value="100051" calcext:value-type="float">
            <text:p><text:s/>100 051 </text:p>
          </table:table-cell>
          <table:table-cell table:style-name="ce10" office:value-type="float" office:value="103269" calcext:value-type="float">
            <text:p><text:s/>103 269 </text:p>
          </table:table-cell>
          <table:table-cell table:style-name="ce10" office:value-type="float" office:value="102300" calcext:value-type="float">
            <text:p><text:s/>102 300 </text:p>
          </table:table-cell>
          <table:table-cell table:style-name="ce10" office:value-type="float" office:value="102471" calcext:value-type="float">
            <text:p><text:s/>102 471 </text:p>
          </table:table-cell>
          <table:table-cell table:style-name="ce10" office:value-type="float" office:value="99777" calcext:value-type="float">
            <text:p><text:s/>99 777 </text:p>
          </table:table-cell>
          <table:table-cell table:style-name="ce10" office:value-type="float" office:value="99818" calcext:value-type="float">
            <text:p><text:s/>99 818 </text:p>
          </table:table-cell>
          <table:table-cell table:style-name="ce10" office:value-type="float" office:value="96085" calcext:value-type="float">
            <text:p><text:s/>96 085 </text:p>
          </table:table-cell>
          <table:table-cell table:style-name="ce10" office:value-type="float" office:value="98382" calcext:value-type="float">
            <text:p><text:s/>98 382 </text:p>
          </table:table-cell>
          <table:table-cell table:style-name="ce10" office:value-type="float" office:value="98156" calcext:value-type="float">
            <text:p><text:s/>98 156 </text:p>
          </table:table-cell>
          <table:table-cell table:style-name="ce10" office:value-type="float" office:value="100305" calcext:value-type="float">
            <text:p><text:s/>100 305 </text:p>
          </table:table-cell>
          <table:table-cell table:style-name="ce10" office:value-type="float" office:value="103383" calcext:value-type="float">
            <text:p><text:s/>103 383 </text:p>
          </table:table-cell>
          <table:table-cell table:style-name="ce10" office:value-type="float" office:value="107366" calcext:value-type="float">
            <text:p><text:s/>107 366 </text:p>
          </table:table-cell>
          <table:table-cell table:style-name="ce10" office:value-type="float" office:value="110150" calcext:value-type="float">
            <text:p><text:s/>110 150 </text:p>
          </table:table-cell>
          <table:table-cell table:style-name="ce10" office:value-type="float" office:value="111367" calcext:value-type="float">
            <text:p><text:s/>111 367 </text:p>
          </table:table-cell>
          <table:table-cell table:style-name="ce10" office:value-type="float" office:value="114687" calcext:value-type="float">
            <text:p><text:s/>114 687 </text:p>
          </table:table-cell>
          <table:table-cell table:style-name="ce10" office:value-type="float" office:value="117592" calcext:value-type="float">
            <text:p><text:s/>117 592 </text:p>
          </table:table-cell>
          <table:table-cell table:style-name="ce10" office:value-type="float" office:value="118831" calcext:value-type="float">
            <text:p><text:s/>118 831 </text:p>
          </table:table-cell>
          <table:table-cell table:style-name="ce10" office:value-type="float" office:value="121706" calcext:value-type="float">
            <text:p><text:s/>121 706 </text:p>
          </table:table-cell>
          <table:table-cell table:style-name="ce10" office:value-type="float" office:value="124983" calcext:value-type="float">
            <text:p><text:s/>124 983 </text:p>
          </table:table-cell>
          <table:table-cell table:style-name="ce10" office:value-type="float" office:value="127363" calcext:value-type="float">
            <text:p><text:s/>127 363 </text:p>
          </table:table-cell>
          <table:table-cell table:style-name="ce10" office:value-type="float" office:value="125452" calcext:value-type="float">
            <text:p><text:s/>125 452 </text:p>
          </table:table-cell>
          <table:table-cell table:style-name="ce10" office:value-type="float" office:value="124258" calcext:value-type="float">
            <text:p><text:s/>124 258 </text:p>
          </table:table-cell>
          <table:table-cell table:style-name="ce10" office:value-type="float" office:value="121932" calcext:value-type="float">
            <text:p><text:s/>121 932 </text:p>
          </table:table-cell>
          <table:table-cell table:style-name="ce10" office:value-type="float" office:value="120574" calcext:value-type="float">
            <text:p><text:s/>120 574 </text:p>
          </table:table-cell>
          <table:table-cell table:style-name="ce13" office:value-type="float" office:value="117843" calcext:value-type="float">
            <text:p><text:s/>117 843 </text:p>
          </table:table-cell>
          <table:table-cell table:style-name="ce13" office:value-type="float" office:value="114268" calcext:value-type="float">
            <text:p><text:s/>114 268 </text:p>
          </table:table-cell>
          <table:table-cell table:style-name="ce13" office:value-type="float" office:value="113058" calcext:value-type="float">
            <text:p><text:s/>113 058 </text:p>
          </table:table-cell>
          <table:table-cell table:style-name="ce13" office:value-type="float" office:value="110389" calcext:value-type="float">
            <text:p><text:s/>110 389 </text:p>
          </table:table-cell>
          <table:table-cell table:style-name="ce13" office:value-type="float" office:value="108682" calcext:value-type="float">
            <text:p><text:s/>108 682 </text:p>
          </table:table-cell>
          <table:table-cell table:style-name="ce13" office:value-type="float" office:value="109019" calcext:value-type="float">
            <text:p><text:s/>109 019 </text:p>
          </table:table-cell>
          <table:table-cell table:style-name="ce14" office:value-type="float" office:value="106318" calcext:value-type="float">
            <text:p>106318</text:p>
          </table:table-cell>
          <table:table-cell table:style-name="ce14" office:value-type="float" office:value="107982" calcext:value-type="float">
            <text:p>107982</text:p>
          </table:table-cell>
          <table:table-cell table:style-name="ce14" office:value-type="float" office:value="110002" calcext:value-type="float">
            <text:p>110002</text:p>
          </table:table-cell>
          <table:table-cell table:number-columns-repeated="87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float" office:value="35229" calcext:value-type="float">
            <text:p><text:s/>35 229 </text:p>
          </table:table-cell>
          <table:table-cell table:style-name="ce5" office:value-type="float" office:value="35579" calcext:value-type="float">
            <text:p><text:s/>35 579 </text:p>
          </table:table-cell>
          <table:table-cell table:style-name="ce5" office:value-type="float" office:value="35928" calcext:value-type="float">
            <text:p><text:s/>35 928 </text:p>
          </table:table-cell>
          <table:table-cell table:style-name="ce5" office:value-type="float" office:value="36278" calcext:value-type="float">
            <text:p><text:s/>36 278 </text:p>
          </table:table-cell>
          <table:table-cell table:style-name="ce5" office:value-type="float" office:value="36627" calcext:value-type="float">
            <text:p><text:s/>36 627 </text:p>
          </table:table-cell>
          <table:table-cell table:style-name="ce5" office:value-type="float" office:value="36478" calcext:value-type="float">
            <text:p><text:s/>36 478 </text:p>
          </table:table-cell>
          <table:table-cell table:style-name="ce5" office:value-type="float" office:value="36348" calcext:value-type="float">
            <text:p><text:s/>36 348 </text:p>
          </table:table-cell>
          <table:table-cell table:style-name="ce5" office:value-type="float" office:value="36234" calcext:value-type="float">
            <text:p><text:s/>36 234 </text:p>
          </table:table-cell>
          <table:table-cell table:style-name="ce5" office:value-type="float" office:value="36138" calcext:value-type="float">
            <text:p><text:s/>36 138 </text:p>
          </table:table-cell>
          <table:table-cell table:style-name="ce5" office:value-type="float" office:value="36060" calcext:value-type="float">
            <text:p><text:s/>36 060 </text:p>
          </table:table-cell>
          <table:table-cell table:style-name="ce5" office:value-type="float" office:value="36406" calcext:value-type="float">
            <text:p><text:s/>36 406 </text:p>
          </table:table-cell>
          <table:table-cell table:style-name="ce5" office:value-type="float" office:value="36752" calcext:value-type="float">
            <text:p><text:s/>36 752 </text:p>
          </table:table-cell>
          <table:table-cell table:style-name="ce5" office:value-type="float" office:value="37130" calcext:value-type="float">
            <text:p><text:s/>37 130 </text:p>
          </table:table-cell>
          <table:table-cell table:style-name="ce5" office:value-type="float" office:value="37544" calcext:value-type="float">
            <text:p><text:s/>37 544 </text:p>
          </table:table-cell>
          <table:table-cell table:style-name="ce5" office:value-type="float" office:value="37994" calcext:value-type="float">
            <text:p><text:s/>37 994 </text:p>
          </table:table-cell>
          <table:table-cell table:style-name="ce5" office:value-type="float" office:value="38040" calcext:value-type="float">
            <text:p><text:s/>38 040 </text:p>
          </table:table-cell>
          <table:table-cell table:style-name="ce5" office:value-type="float" office:value="38164" calcext:value-type="float">
            <text:p><text:s/>38 164 </text:p>
          </table:table-cell>
          <table:table-cell table:style-name="ce5" office:value-type="float" office:value="38149" calcext:value-type="float">
            <text:p><text:s/>38 149 </text:p>
          </table:table-cell>
          <table:table-cell table:style-name="ce5" office:value-type="float" office:value="38138" calcext:value-type="float">
            <text:p><text:s/>38 138 </text:p>
          </table:table-cell>
          <table:table-cell table:style-name="ce5" office:value-type="float" office:value="38131" calcext:value-type="float">
            <text:p><text:s/>38 131 </text:p>
          </table:table-cell>
          <table:table-cell table:style-name="ce5" office:value-type="float" office:value="37882" calcext:value-type="float">
            <text:p><text:s/>37 882 </text:p>
          </table:table-cell>
          <table:table-cell table:style-name="ce5" office:value-type="float" office:value="37533" calcext:value-type="float">
            <text:p><text:s/>37 533 </text:p>
          </table:table-cell>
          <table:table-cell table:style-name="ce5" office:value-type="float" office:value="37129" calcext:value-type="float">
            <text:p><text:s/>37 129 </text:p>
          </table:table-cell>
          <table:table-cell table:style-name="ce5" office:value-type="float" office:value="36874" calcext:value-type="float">
            <text:p><text:s/>36 874 </text:p>
          </table:table-cell>
          <table:table-cell table:style-name="ce5" office:value-type="float" office:value="36584" calcext:value-type="float">
            <text:p><text:s/>36 584 </text:p>
          </table:table-cell>
          <table:table-cell table:style-name="ce5" office:value-type="float" office:value="36261" calcext:value-type="float">
            <text:p><text:s/>36 261 </text:p>
          </table:table-cell>
          <table:table-cell table:style-name="ce5" office:value-type="float" office:value="35965" calcext:value-type="float">
            <text:p><text:s/>35 965 </text:p>
          </table:table-cell>
          <table:table-cell table:style-name="ce5" office:value-type="float" office:value="35735" calcext:value-type="float">
            <text:p><text:s/>35 735 </text:p>
          </table:table-cell>
          <table:table-cell table:style-name="ce5" office:value-type="float" office:value="35677" calcext:value-type="float">
            <text:p><text:s/>35 677 </text:p>
          </table:table-cell>
          <table:table-cell table:style-name="ce5" office:value-type="float" office:value="35818" calcext:value-type="float">
            <text:p><text:s/>35 818 </text:p>
          </table:table-cell>
          <table:table-cell table:style-name="ce5" office:value-type="float" office:value="36008" calcext:value-type="float">
            <text:p><text:s/>36 008 </text:p>
          </table:table-cell>
          <table:table-cell table:style-name="ce5" office:value-type="float" office:value="36426" calcext:value-type="float">
            <text:p><text:s/>36 426 </text:p>
          </table:table-cell>
          <table:table-cell table:style-name="ce5" office:value-type="float" office:value="36900" calcext:value-type="float">
            <text:p><text:s/>36 900 </text:p>
          </table:table-cell>
          <table:table-cell table:style-name="ce5" office:value-type="float" office:value="38140" calcext:value-type="float">
            <text:p><text:s/>38 140 </text:p>
          </table:table-cell>
          <table:table-cell table:style-name="ce5" office:value-type="float" office:value="39400" calcext:value-type="float">
            <text:p><text:s/>39 400 </text:p>
          </table:table-cell>
          <table:table-cell table:style-name="ce5" office:value-type="float" office:value="40426" calcext:value-type="float">
            <text:p><text:s/>40 426 </text:p>
          </table:table-cell>
          <table:table-cell table:style-name="ce5" office:value-type="float" office:value="41403" calcext:value-type="float">
            <text:p><text:s/>41 403 </text:p>
          </table:table-cell>
          <table:table-cell table:style-name="ce5" office:value-type="float" office:value="42357" calcext:value-type="float">
            <text:p><text:s/>42 357 </text:p>
          </table:table-cell>
          <table:table-cell table:style-name="ce5" office:value-type="float" office:value="43113" calcext:value-type="float">
            <text:p><text:s/>43 113 </text:p>
          </table:table-cell>
          <table:table-cell table:style-name="ce5" office:value-type="float" office:value="43958" calcext:value-type="float">
            <text:p><text:s/>43 958 </text:p>
          </table:table-cell>
          <table:table-cell table:style-name="ce5" office:value-type="float" office:value="44455" calcext:value-type="float">
            <text:p><text:s/>44 455 </text:p>
          </table:table-cell>
          <table:table-cell table:style-name="ce5" office:value-type="float" office:value="44913" calcext:value-type="float">
            <text:p><text:s/>44 913 </text:p>
          </table:table-cell>
          <table:table-cell table:style-name="ce5" office:value-type="float" office:value="45375" calcext:value-type="float">
            <text:p><text:s/>45 375 </text:p>
          </table:table-cell>
          <table:table-cell table:style-name="ce5" office:value-type="float" office:value="45933" calcext:value-type="float">
            <text:p><text:s/>45 933 </text:p>
          </table:table-cell>
          <table:table-cell table:style-name="ce5" office:value-type="float" office:value="46453" calcext:value-type="float">
            <text:p><text:s/>46 453 </text:p>
          </table:table-cell>
          <table:table-cell table:style-name="ce5" office:value-type="float" office:value="47248" calcext:value-type="float">
            <text:p><text:s/>47 248 </text:p>
          </table:table-cell>
          <table:table-cell table:style-name="ce5" office:value-type="float" office:value="48228" calcext:value-type="float">
            <text:p><text:s/>48 228 </text:p>
          </table:table-cell>
          <table:table-cell table:style-name="ce5" office:value-type="float" office:value="49751" calcext:value-type="float">
            <text:p><text:s/>49 751 </text:p>
          </table:table-cell>
          <table:table-cell table:style-name="ce5" office:value-type="float" office:value="51178" calcext:value-type="float">
            <text:p><text:s/>51 178 </text:p>
          </table:table-cell>
          <table:table-cell table:style-name="ce5" office:value-type="float" office:value="50956" calcext:value-type="float">
            <text:p><text:s/>50 956 </text:p>
          </table:table-cell>
          <table:table-cell table:style-name="ce5" office:value-type="float" office:value="52186" calcext:value-type="float">
            <text:p><text:s/>52 186 </text:p>
          </table:table-cell>
          <table:table-cell table:style-name="ce5" office:value-type="float" office:value="54525" calcext:value-type="float">
            <text:p><text:s/>54 525 </text:p>
          </table:table-cell>
          <table:table-cell table:style-name="ce5" office:value-type="float" office:value="58917" calcext:value-type="float">
            <text:p><text:s/>58 917 </text:p>
          </table:table-cell>
          <table:table-cell table:style-name="ce5" office:value-type="float" office:value="57324" calcext:value-type="float">
            <text:p><text:s/>57 324 </text:p>
          </table:table-cell>
          <table:table-cell table:style-name="ce5" office:value-type="float" office:value="55839" calcext:value-type="float">
            <text:p><text:s/>55 839 </text:p>
          </table:table-cell>
          <table:table-cell table:style-name="ce5" office:value-type="float" office:value="54264" calcext:value-type="float">
            <text:p><text:s/>54 264 </text:p>
          </table:table-cell>
          <table:table-cell table:style-name="ce5" office:value-type="float" office:value="52433" calcext:value-type="float">
            <text:p><text:s/>52 433 </text:p>
          </table:table-cell>
          <table:table-cell table:style-name="ce5" office:value-type="float" office:value="57919" calcext:value-type="float">
            <text:p><text:s/>57 919 </text:p>
          </table:table-cell>
          <table:table-cell table:style-name="ce5" office:value-type="float" office:value="55052" calcext:value-type="float">
            <text:p><text:s/>55 052 </text:p>
          </table:table-cell>
          <table:table-cell table:style-name="ce5" office:value-type="float" office:value="53889" calcext:value-type="float">
            <text:p><text:s/>53 889 </text:p>
          </table:table-cell>
          <table:table-cell table:style-name="ce5" office:value-type="float" office:value="52902" calcext:value-type="float">
            <text:p><text:s/>52 902 </text:p>
          </table:table-cell>
          <table:table-cell table:style-name="ce5" office:value-type="float" office:value="51704" calcext:value-type="float">
            <text:p><text:s/>51 704 </text:p>
          </table:table-cell>
          <table:table-cell table:style-name="ce5" office:value-type="float" office:value="54713" calcext:value-type="float">
            <text:p><text:s/>54 713 </text:p>
          </table:table-cell>
          <table:table-cell table:style-name="ce5" office:value-type="float" office:value="54746" calcext:value-type="float">
            <text:p><text:s/>54 746 </text:p>
          </table:table-cell>
          <table:table-cell table:style-name="ce5" office:value-type="float" office:value="54209" calcext:value-type="float">
            <text:p><text:s/>54 209 </text:p>
          </table:table-cell>
          <table:table-cell table:style-name="ce5" office:value-type="float" office:value="53896" calcext:value-type="float">
            <text:p><text:s/>53 896 </text:p>
          </table:table-cell>
          <table:table-cell table:style-name="ce5" office:value-type="float" office:value="51767" calcext:value-type="float">
            <text:p><text:s/>51 767 </text:p>
          </table:table-cell>
          <table:table-cell table:style-name="ce5" office:value-type="float" office:value="57780" calcext:value-type="float">
            <text:p><text:s/>57 780 </text:p>
          </table:table-cell>
          <table:table-cell table:style-name="ce5" office:value-type="float" office:value="57013" calcext:value-type="float">
            <text:p><text:s/>57 013 </text:p>
          </table:table-cell>
          <table:table-cell table:style-name="ce5" office:value-type="float" office:value="57795" calcext:value-type="float">
            <text:p><text:s/>57 795 </text:p>
          </table:table-cell>
          <table:table-cell table:style-name="ce5" office:value-type="float" office:value="56867" calcext:value-type="float">
            <text:p><text:s/>56 867 </text:p>
          </table:table-cell>
          <table:table-cell table:style-name="ce5" office:value-type="float" office:value="57170" calcext:value-type="float">
            <text:p><text:s/>57 170 </text:p>
          </table:table-cell>
          <table:table-cell table:style-name="ce5" office:value-type="float" office:value="61493" calcext:value-type="float">
            <text:p><text:s/>61 493 </text:p>
          </table:table-cell>
          <table:table-cell table:style-name="ce5" office:value-type="float" office:value="62710" calcext:value-type="float">
            <text:p><text:s/>62 710 </text:p>
          </table:table-cell>
          <table:table-cell table:style-name="ce5" office:value-type="float" office:value="63698" calcext:value-type="float">
            <text:p><text:s/>63 698 </text:p>
          </table:table-cell>
          <table:table-cell table:style-name="ce5" office:value-type="float" office:value="65396" calcext:value-type="float">
            <text:p><text:s/>65 396 </text:p>
          </table:table-cell>
          <table:table-cell table:style-name="ce5" office:value-type="float" office:value="65090" calcext:value-type="float">
            <text:p><text:s/>65 090 </text:p>
          </table:table-cell>
          <table:table-cell table:style-name="ce5" office:value-type="float" office:value="70452" calcext:value-type="float">
            <text:p><text:s/>70 452 </text:p>
          </table:table-cell>
          <table:table-cell table:style-name="ce5" office:value-type="float" office:value="70451" calcext:value-type="float">
            <text:p><text:s/>70 451 </text:p>
          </table:table-cell>
          <table:table-cell table:style-name="ce5" office:value-type="float" office:value="68396" calcext:value-type="float">
            <text:p><text:s/>68 396 </text:p>
          </table:table-cell>
          <table:table-cell table:style-name="ce5" office:value-type="float" office:value="68988" calcext:value-type="float">
            <text:p><text:s/>68 988 </text:p>
          </table:table-cell>
          <table:table-cell table:style-name="ce5" office:value-type="float" office:value="68708" calcext:value-type="float">
            <text:p><text:s/>68 708 </text:p>
          </table:table-cell>
          <table:table-cell table:style-name="ce5" office:value-type="float" office:value="72233" calcext:value-type="float">
            <text:p><text:s/>72 233 </text:p>
          </table:table-cell>
          <table:table-cell table:style-name="ce5" office:value-type="float" office:value="71372" calcext:value-type="float">
            <text:p><text:s/>71 372 </text:p>
          </table:table-cell>
          <table:table-cell table:style-name="ce5" office:value-type="float" office:value="73172" calcext:value-type="float">
            <text:p><text:s/>73 172 </text:p>
          </table:table-cell>
          <table:table-cell table:style-name="ce5" office:value-type="float" office:value="71524" calcext:value-type="float">
            <text:p><text:s/>71 524 </text:p>
          </table:table-cell>
          <table:table-cell table:style-name="ce5" office:value-type="float" office:value="72321" calcext:value-type="float">
            <text:p><text:s/>72 321 </text:p>
          </table:table-cell>
          <table:table-cell table:style-name="ce5" office:value-type="float" office:value="69719" calcext:value-type="float">
            <text:p><text:s/>69 719 </text:p>
          </table:table-cell>
          <table:table-cell table:style-name="ce5" office:value-type="float" office:value="71892" calcext:value-type="float">
            <text:p><text:s/>71 892 </text:p>
          </table:table-cell>
          <table:table-cell table:style-name="ce5" office:value-type="float" office:value="70297" calcext:value-type="float">
            <text:p><text:s/>70 297 </text:p>
          </table:table-cell>
          <table:table-cell table:style-name="ce5" office:value-type="float" office:value="69907" calcext:value-type="float">
            <text:p><text:s/>69 907 </text:p>
          </table:table-cell>
          <table:table-cell table:style-name="ce5" office:value-type="float" office:value="63379" calcext:value-type="float">
            <text:p><text:s/>63 379 </text:p>
          </table:table-cell>
          <table:table-cell table:style-name="ce5" office:value-type="float" office:value="63246" calcext:value-type="float">
            <text:p><text:s/>63 246 </text:p>
          </table:table-cell>
          <table:table-cell table:style-name="ce5" office:value-type="float" office:value="61732" calcext:value-type="float">
            <text:p><text:s/>61 732 </text:p>
          </table:table-cell>
          <table:table-cell table:style-name="ce5" office:value-type="float" office:value="63638" calcext:value-type="float">
            <text:p><text:s/>63 638 </text:p>
          </table:table-cell>
          <table:table-cell table:style-name="ce5" office:value-type="float" office:value="64558" calcext:value-type="float">
            <text:p><text:s/>64 558 </text:p>
          </table:table-cell>
          <table:table-cell table:style-name="ce5" office:value-type="float" office:value="74705" calcext:value-type="float">
            <text:p><text:s/>74 705 </text:p>
          </table:table-cell>
          <table:table-cell table:style-name="ce5" office:value-type="float" office:value="75093" calcext:value-type="float">
            <text:p><text:s/>75 093 </text:p>
          </table:table-cell>
          <table:table-cell table:style-name="ce5" office:value-type="float" office:value="72512" calcext:value-type="float">
            <text:p><text:s/>72 512 </text:p>
          </table:table-cell>
          <table:table-cell table:style-name="ce5" office:value-type="float" office:value="73395" calcext:value-type="float">
            <text:p><text:s/>73 395 </text:p>
          </table:table-cell>
          <table:table-cell table:style-name="ce10" office:value-type="float" office:value="72579" calcext:value-type="float">
            <text:p><text:s/>72 579 </text:p>
          </table:table-cell>
          <table:table-cell table:style-name="ce10" office:value-type="float" office:value="74105" calcext:value-type="float">
            <text:p><text:s/>74 105 </text:p>
          </table:table-cell>
          <table:table-cell table:style-name="ce10" office:value-type="float" office:value="74916" calcext:value-type="float">
            <text:p><text:s/>74 916 </text:p>
          </table:table-cell>
          <table:table-cell table:style-name="ce10" office:value-type="float" office:value="74574" calcext:value-type="float">
            <text:p><text:s/>74 574 </text:p>
          </table:table-cell>
          <table:table-cell table:style-name="ce10" office:value-type="float" office:value="76651" calcext:value-type="float">
            <text:p><text:s/>76 651 </text:p>
          </table:table-cell>
          <table:table-cell table:style-name="ce10" office:value-type="float" office:value="77331" calcext:value-type="float">
            <text:p><text:s/>77 331 </text:p>
          </table:table-cell>
          <table:table-cell table:style-name="ce10" office:value-type="float" office:value="80747" calcext:value-type="float">
            <text:p><text:s/>80 747 </text:p>
          </table:table-cell>
          <table:table-cell table:style-name="ce10" office:value-type="float" office:value="79290" calcext:value-type="float">
            <text:p><text:s/>79 290 </text:p>
          </table:table-cell>
          <table:table-cell table:style-name="ce10" office:value-type="float" office:value="81314" calcext:value-type="float">
            <text:p><text:s/>81 314 </text:p>
          </table:table-cell>
          <table:table-cell table:style-name="ce10" office:value-type="float" office:value="82099" calcext:value-type="float">
            <text:p><text:s/>82 099 </text:p>
          </table:table-cell>
          <table:table-cell table:style-name="ce10" office:value-type="float" office:value="84411" calcext:value-type="float">
            <text:p><text:s/>84 411 </text:p>
          </table:table-cell>
          <table:table-cell table:style-name="ce10" office:value-type="float" office:value="85175" calcext:value-type="float">
            <text:p><text:s/>85 175 </text:p>
          </table:table-cell>
          <table:table-cell table:style-name="ce10" office:value-type="float" office:value="85260" calcext:value-type="float">
            <text:p><text:s/>85 260 </text:p>
          </table:table-cell>
          <table:table-cell table:style-name="ce10" office:value-type="float" office:value="83575" calcext:value-type="float">
            <text:p><text:s/>83 575 </text:p>
          </table:table-cell>
          <table:table-cell table:style-name="ce10" office:value-type="float" office:value="86002" calcext:value-type="float">
            <text:p><text:s/>86 002 </text:p>
          </table:table-cell>
          <table:table-cell table:style-name="ce10" office:value-type="float" office:value="86464" calcext:value-type="float">
            <text:p><text:s/>86 464 </text:p>
          </table:table-cell>
          <table:table-cell table:style-name="ce10" office:value-type="float" office:value="86337" calcext:value-type="float">
            <text:p><text:s/>86 337 </text:p>
          </table:table-cell>
          <table:table-cell table:style-name="ce10" office:value-type="float" office:value="89837" calcext:value-type="float">
            <text:p><text:s/>89 837 </text:p>
          </table:table-cell>
          <table:table-cell table:style-name="ce10" office:value-type="float" office:value="94660" calcext:value-type="float">
            <text:p><text:s/>94 660 </text:p>
          </table:table-cell>
          <table:table-cell table:style-name="ce10" office:value-type="float" office:value="97451" calcext:value-type="float">
            <text:p><text:s/>97 451 </text:p>
          </table:table-cell>
          <table:table-cell table:style-name="ce10" office:value-type="float" office:value="100006" calcext:value-type="float">
            <text:p><text:s/>100 006 </text:p>
          </table:table-cell>
          <table:table-cell table:style-name="ce10" office:value-type="float" office:value="100181" calcext:value-type="float">
            <text:p><text:s/>100 181 </text:p>
          </table:table-cell>
          <table:table-cell table:style-name="ce10" office:value-type="float" office:value="103292" calcext:value-type="float">
            <text:p><text:s/>103 292 </text:p>
          </table:table-cell>
          <table:table-cell table:style-name="ce10" office:value-type="float" office:value="102268" calcext:value-type="float">
            <text:p><text:s/>102 268 </text:p>
          </table:table-cell>
          <table:table-cell table:style-name="ce10" office:value-type="float" office:value="102575" calcext:value-type="float">
            <text:p><text:s/>102 575 </text:p>
          </table:table-cell>
          <table:table-cell table:style-name="ce10" office:value-type="float" office:value="99975" calcext:value-type="float">
            <text:p><text:s/>99 975 </text:p>
          </table:table-cell>
          <table:table-cell table:style-name="ce10" office:value-type="float" office:value="100229" calcext:value-type="float">
            <text:p><text:s/>100 229 </text:p>
          </table:table-cell>
          <table:table-cell table:style-name="ce10" office:value-type="float" office:value="96568" calcext:value-type="float">
            <text:p><text:s/>96 568 </text:p>
          </table:table-cell>
          <table:table-cell table:style-name="ce10" office:value-type="float" office:value="99149" calcext:value-type="float">
            <text:p><text:s/>99 149 </text:p>
          </table:table-cell>
          <table:table-cell table:style-name="ce10" office:value-type="float" office:value="98871" calcext:value-type="float">
            <text:p><text:s/>98 871 </text:p>
          </table:table-cell>
          <table:table-cell table:style-name="ce10" office:value-type="float" office:value="101441" calcext:value-type="float">
            <text:p><text:s/>101 441 </text:p>
          </table:table-cell>
          <table:table-cell table:style-name="ce10" office:value-type="float" office:value="104654" calcext:value-type="float">
            <text:p><text:s/>104 654 </text:p>
          </table:table-cell>
          <table:table-cell table:style-name="ce10" office:value-type="float" office:value="108017" calcext:value-type="float">
            <text:p><text:s/>108 017 </text:p>
          </table:table-cell>
          <table:table-cell table:style-name="ce10" office:value-type="float" office:value="110669" calcext:value-type="float">
            <text:p><text:s/>110 669 </text:p>
          </table:table-cell>
          <table:table-cell table:style-name="ce10" office:value-type="float" office:value="111749" calcext:value-type="float">
            <text:p><text:s/>111 749 </text:p>
          </table:table-cell>
          <table:table-cell table:style-name="ce10" office:value-type="float" office:value="114826" calcext:value-type="float">
            <text:p><text:s/>114 826 </text:p>
          </table:table-cell>
          <table:table-cell table:style-name="ce10" office:value-type="float" office:value="117580" calcext:value-type="float">
            <text:p><text:s/>117 580 </text:p>
          </table:table-cell>
          <table:table-cell table:style-name="ce10" office:value-type="float" office:value="118650" calcext:value-type="float">
            <text:p><text:s/>118 650 </text:p>
          </table:table-cell>
          <table:table-cell table:style-name="ce10" office:value-type="float" office:value="121639" calcext:value-type="float">
            <text:p><text:s/>121 639 </text:p>
          </table:table-cell>
          <table:table-cell table:style-name="ce10" office:value-type="float" office:value="125260" calcext:value-type="float">
            <text:p><text:s/>125 260 </text:p>
          </table:table-cell>
          <table:table-cell table:style-name="ce10" office:value-type="float" office:value="127704" calcext:value-type="float">
            <text:p><text:s/>127 704 </text:p>
          </table:table-cell>
          <table:table-cell table:style-name="ce10" office:value-type="float" office:value="126269" calcext:value-type="float">
            <text:p><text:s/>126 269 </text:p>
          </table:table-cell>
          <table:table-cell table:style-name="ce10" office:value-type="float" office:value="125633" calcext:value-type="float">
            <text:p><text:s/>125 633 </text:p>
          </table:table-cell>
          <table:table-cell table:style-name="ce10" office:value-type="float" office:value="122619" calcext:value-type="float">
            <text:p><text:s/>122 619 </text:p>
          </table:table-cell>
          <table:table-cell table:style-name="ce13" office:value-type="float" office:value="121398" calcext:value-type="float">
            <text:p><text:s/>121 398 </text:p>
          </table:table-cell>
          <table:table-cell table:style-name="ce13" office:value-type="float" office:value="118609" calcext:value-type="float">
            <text:p><text:s/>118 609 </text:p>
          </table:table-cell>
          <table:table-cell table:style-name="ce13" office:value-type="float" office:value="115089" calcext:value-type="float">
            <text:p><text:s/>115 089 </text:p>
          </table:table-cell>
          <table:table-cell table:style-name="ce13" office:value-type="float" office:value="114828" calcext:value-type="float">
            <text:p><text:s/>114 828 </text:p>
          </table:table-cell>
          <table:table-cell table:style-name="ce13" office:value-type="float" office:value="112539" calcext:value-type="float">
            <text:p><text:s/>112 539 </text:p>
          </table:table-cell>
          <table:table-cell table:style-name="ce13" office:value-type="float" office:value="110044" calcext:value-type="float">
            <text:p><text:s/>110 044 </text:p>
          </table:table-cell>
          <table:table-cell table:style-name="ce14" office:value-type="float" office:value="109432" calcext:value-type="float">
            <text:p>109432</text:p>
          </table:table-cell>
          <table:table-cell table:style-name="ce14" office:value-type="float" office:value="107898" calcext:value-type="float">
            <text:p>107898</text:p>
          </table:table-cell>
          <table:table-cell table:style-name="ce14" office:value-type="float" office:value="109624" calcext:value-type="float">
            <text:p>109624</text:p>
          </table:table-cell>
          <table:table-cell table:number-columns-repeated="87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float" office:value="34446" calcext:value-type="float">
            <text:p><text:s/>34 446 </text:p>
          </table:table-cell>
          <table:table-cell table:style-name="ce5" office:value-type="float" office:value="34786" calcext:value-type="float">
            <text:p><text:s/>34 786 </text:p>
          </table:table-cell>
          <table:table-cell table:style-name="ce5" office:value-type="float" office:value="35126" calcext:value-type="float">
            <text:p><text:s/>35 126 </text:p>
          </table:table-cell>
          <table:table-cell table:style-name="ce5" office:value-type="float" office:value="35466" calcext:value-type="float">
            <text:p><text:s/>35 466 </text:p>
          </table:table-cell>
          <table:table-cell table:style-name="ce5" office:value-type="float" office:value="35807" calcext:value-type="float">
            <text:p><text:s/>35 807 </text:p>
          </table:table-cell>
          <table:table-cell table:style-name="ce5" office:value-type="float" office:value="36147" calcext:value-type="float">
            <text:p><text:s/>36 147 </text:p>
          </table:table-cell>
          <table:table-cell table:style-name="ce5" office:value-type="float" office:value="36005" calcext:value-type="float">
            <text:p><text:s/>36 005 </text:p>
          </table:table-cell>
          <table:table-cell table:style-name="ce5" office:value-type="float" office:value="35881" calcext:value-type="float">
            <text:p><text:s/>35 881 </text:p>
          </table:table-cell>
          <table:table-cell table:style-name="ce5" office:value-type="float" office:value="35774" calcext:value-type="float">
            <text:p><text:s/>35 774 </text:p>
          </table:table-cell>
          <table:table-cell table:style-name="ce5" office:value-type="float" office:value="35686" calcext:value-type="float">
            <text:p><text:s/>35 686 </text:p>
          </table:table-cell>
          <table:table-cell table:style-name="ce5" office:value-type="float" office:value="35616" calcext:value-type="float">
            <text:p><text:s/>35 616 </text:p>
          </table:table-cell>
          <table:table-cell table:style-name="ce5" office:value-type="float" office:value="35938" calcext:value-type="float">
            <text:p><text:s/>35 938 </text:p>
          </table:table-cell>
          <table:table-cell table:style-name="ce5" office:value-type="float" office:value="36290" calcext:value-type="float">
            <text:p><text:s/>36 290 </text:p>
          </table:table-cell>
          <table:table-cell table:style-name="ce5" office:value-type="float" office:value="36675" calcext:value-type="float">
            <text:p><text:s/>36 675 </text:p>
          </table:table-cell>
          <table:table-cell table:style-name="ce5" office:value-type="float" office:value="37096" calcext:value-type="float">
            <text:p><text:s/>37 096 </text:p>
          </table:table-cell>
          <table:table-cell table:style-name="ce5" office:value-type="float" office:value="37554" calcext:value-type="float">
            <text:p><text:s/>37 554 </text:p>
          </table:table-cell>
          <table:table-cell table:style-name="ce5" office:value-type="float" office:value="37593" calcext:value-type="float">
            <text:p><text:s/>37 593 </text:p>
          </table:table-cell>
          <table:table-cell table:style-name="ce5" office:value-type="float" office:value="37689" calcext:value-type="float">
            <text:p><text:s/>37 689 </text:p>
          </table:table-cell>
          <table:table-cell table:style-name="ce5" office:value-type="float" office:value="37675" calcext:value-type="float">
            <text:p><text:s/>37 675 </text:p>
          </table:table-cell>
          <table:table-cell table:style-name="ce5" office:value-type="float" office:value="37663" calcext:value-type="float">
            <text:p><text:s/>37 663 </text:p>
          </table:table-cell>
          <table:table-cell table:style-name="ce5" office:value-type="float" office:value="37656" calcext:value-type="float">
            <text:p><text:s/>37 656 </text:p>
          </table:table-cell>
          <table:table-cell table:style-name="ce5" office:value-type="float" office:value="37323" calcext:value-type="float">
            <text:p><text:s/>37 323 </text:p>
          </table:table-cell>
          <table:table-cell table:style-name="ce5" office:value-type="float" office:value="36983" calcext:value-type="float">
            <text:p><text:s/>36 983 </text:p>
          </table:table-cell>
          <table:table-cell table:style-name="ce5" office:value-type="float" office:value="36569" calcext:value-type="float">
            <text:p><text:s/>36 569 </text:p>
          </table:table-cell>
          <table:table-cell table:style-name="ce5" office:value-type="float" office:value="36317" calcext:value-type="float">
            <text:p><text:s/>36 317 </text:p>
          </table:table-cell>
          <table:table-cell table:style-name="ce5" office:value-type="float" office:value="35992" calcext:value-type="float">
            <text:p><text:s/>35 992 </text:p>
          </table:table-cell>
          <table:table-cell table:style-name="ce5" office:value-type="float" office:value="35690" calcext:value-type="float">
            <text:p><text:s/>35 690 </text:p>
          </table:table-cell>
          <table:table-cell table:style-name="ce5" office:value-type="float" office:value="35424" calcext:value-type="float">
            <text:p><text:s/>35 424 </text:p>
          </table:table-cell>
          <table:table-cell table:style-name="ce5" office:value-type="float" office:value="35185" calcext:value-type="float">
            <text:p><text:s/>35 185 </text:p>
          </table:table-cell>
          <table:table-cell table:style-name="ce5" office:value-type="float" office:value="35302" calcext:value-type="float">
            <text:p><text:s/>35 302 </text:p>
          </table:table-cell>
          <table:table-cell table:style-name="ce5" office:value-type="float" office:value="35405" calcext:value-type="float">
            <text:p><text:s/>35 405 </text:p>
          </table:table-cell>
          <table:table-cell table:style-name="ce5" office:value-type="float" office:value="35677" calcext:value-type="float">
            <text:p><text:s/>35 677 </text:p>
          </table:table-cell>
          <table:table-cell table:style-name="ce5" office:value-type="float" office:value="36208" calcext:value-type="float">
            <text:p><text:s/>36 208 </text:p>
          </table:table-cell>
          <table:table-cell table:style-name="ce5" office:value-type="float" office:value="36707" calcext:value-type="float">
            <text:p><text:s/>36 707 </text:p>
          </table:table-cell>
          <table:table-cell table:style-name="ce5" office:value-type="float" office:value="37909" calcext:value-type="float">
            <text:p><text:s/>37 909 </text:p>
          </table:table-cell>
          <table:table-cell table:style-name="ce5" office:value-type="float" office:value="39217" calcext:value-type="float">
            <text:p><text:s/>39 217 </text:p>
          </table:table-cell>
          <table:table-cell table:style-name="ce5" office:value-type="float" office:value="40198" calcext:value-type="float">
            <text:p><text:s/>40 198 </text:p>
          </table:table-cell>
          <table:table-cell table:style-name="ce5" office:value-type="float" office:value="41162" calcext:value-type="float">
            <text:p><text:s/>41 162 </text:p>
          </table:table-cell>
          <table:table-cell table:style-name="ce5" office:value-type="float" office:value="42043" calcext:value-type="float">
            <text:p><text:s/>42 043 </text:p>
          </table:table-cell>
          <table:table-cell table:style-name="ce5" office:value-type="float" office:value="42840" calcext:value-type="float">
            <text:p><text:s/>42 840 </text:p>
          </table:table-cell>
          <table:table-cell table:style-name="ce5" office:value-type="float" office:value="43695" calcext:value-type="float">
            <text:p><text:s/>43 695 </text:p>
          </table:table-cell>
          <table:table-cell table:style-name="ce5" office:value-type="float" office:value="44134" calcext:value-type="float">
            <text:p><text:s/>44 134 </text:p>
          </table:table-cell>
          <table:table-cell table:style-name="ce5" office:value-type="float" office:value="44625" calcext:value-type="float">
            <text:p><text:s/>44 625 </text:p>
          </table:table-cell>
          <table:table-cell table:style-name="ce5" office:value-type="float" office:value="45081" calcext:value-type="float">
            <text:p><text:s/>45 081 </text:p>
          </table:table-cell>
          <table:table-cell table:style-name="ce5" office:value-type="float" office:value="45638" calcext:value-type="float">
            <text:p><text:s/>45 638 </text:p>
          </table:table-cell>
          <table:table-cell table:style-name="ce5" office:value-type="float" office:value="46130" calcext:value-type="float">
            <text:p><text:s/>46 130 </text:p>
          </table:table-cell>
          <table:table-cell table:style-name="ce5" office:value-type="float" office:value="46938" calcext:value-type="float">
            <text:p><text:s/>46 938 </text:p>
          </table:table-cell>
          <table:table-cell table:style-name="ce5" office:value-type="float" office:value="47884" calcext:value-type="float">
            <text:p><text:s/>47 884 </text:p>
          </table:table-cell>
          <table:table-cell table:style-name="ce5" office:value-type="float" office:value="49428" calcext:value-type="float">
            <text:p><text:s/>49 428 </text:p>
          </table:table-cell>
          <table:table-cell table:style-name="ce5" office:value-type="float" office:value="50806" calcext:value-type="float">
            <text:p><text:s/>50 806 </text:p>
          </table:table-cell>
          <table:table-cell table:style-name="ce5" office:value-type="float" office:value="50622" calcext:value-type="float">
            <text:p><text:s/>50 622 </text:p>
          </table:table-cell>
          <table:table-cell table:style-name="ce5" office:value-type="float" office:value="51666" calcext:value-type="float">
            <text:p><text:s/>51 666 </text:p>
          </table:table-cell>
          <table:table-cell table:style-name="ce5" office:value-type="float" office:value="53985" calcext:value-type="float">
            <text:p><text:s/>53 985 </text:p>
          </table:table-cell>
          <table:table-cell table:style-name="ce5" office:value-type="float" office:value="58313" calcext:value-type="float">
            <text:p><text:s/>58 313 </text:p>
          </table:table-cell>
          <table:table-cell table:style-name="ce5" office:value-type="float" office:value="56723" calcext:value-type="float">
            <text:p><text:s/>56 723 </text:p>
          </table:table-cell>
          <table:table-cell table:style-name="ce5" office:value-type="float" office:value="55308" calcext:value-type="float">
            <text:p><text:s/>55 308 </text:p>
          </table:table-cell>
          <table:table-cell table:style-name="ce5" office:value-type="float" office:value="53685" calcext:value-type="float">
            <text:p><text:s/>53 685 </text:p>
          </table:table-cell>
          <table:table-cell table:style-name="ce5" office:value-type="float" office:value="51902" calcext:value-type="float">
            <text:p><text:s/>51 902 </text:p>
          </table:table-cell>
          <table:table-cell table:style-name="ce5" office:value-type="float" office:value="56740" calcext:value-type="float">
            <text:p><text:s/>56 740 </text:p>
          </table:table-cell>
          <table:table-cell table:style-name="ce5" office:value-type="float" office:value="54365" calcext:value-type="float">
            <text:p><text:s/>54 365 </text:p>
          </table:table-cell>
          <table:table-cell table:style-name="ce5" office:value-type="float" office:value="53159" calcext:value-type="float">
            <text:p><text:s/>53 159 </text:p>
          </table:table-cell>
          <table:table-cell table:style-name="ce5" office:value-type="float" office:value="52515" calcext:value-type="float">
            <text:p><text:s/>52 515 </text:p>
          </table:table-cell>
          <table:table-cell table:style-name="ce5" office:value-type="float" office:value="51285" calcext:value-type="float">
            <text:p><text:s/>51 285 </text:p>
          </table:table-cell>
          <table:table-cell table:style-name="ce5" office:value-type="float" office:value="54377" calcext:value-type="float">
            <text:p><text:s/>54 377 </text:p>
          </table:table-cell>
          <table:table-cell table:style-name="ce5" office:value-type="float" office:value="54339" calcext:value-type="float">
            <text:p><text:s/>54 339 </text:p>
          </table:table-cell>
          <table:table-cell table:style-name="ce5" office:value-type="float" office:value="53846" calcext:value-type="float">
            <text:p><text:s/>53 846 </text:p>
          </table:table-cell>
          <table:table-cell table:style-name="ce5" office:value-type="float" office:value="53526" calcext:value-type="float">
            <text:p><text:s/>53 526 </text:p>
          </table:table-cell>
          <table:table-cell table:style-name="ce5" office:value-type="float" office:value="51401" calcext:value-type="float">
            <text:p><text:s/>51 401 </text:p>
          </table:table-cell>
          <table:table-cell table:style-name="ce5" office:value-type="float" office:value="57368" calcext:value-type="float">
            <text:p><text:s/>57 368 </text:p>
          </table:table-cell>
          <table:table-cell table:style-name="ce5" office:value-type="float" office:value="56591" calcext:value-type="float">
            <text:p><text:s/>56 591 </text:p>
          </table:table-cell>
          <table:table-cell table:style-name="ce5" office:value-type="float" office:value="57365" calcext:value-type="float">
            <text:p><text:s/>57 365 </text:p>
          </table:table-cell>
          <table:table-cell table:style-name="ce5" office:value-type="float" office:value="56700" calcext:value-type="float">
            <text:p><text:s/>56 700 </text:p>
          </table:table-cell>
          <table:table-cell table:style-name="ce5" office:value-type="float" office:value="56917" calcext:value-type="float">
            <text:p><text:s/>56 917 </text:p>
          </table:table-cell>
          <table:table-cell table:style-name="ce5" office:value-type="float" office:value="61141" calcext:value-type="float">
            <text:p><text:s/>61 141 </text:p>
          </table:table-cell>
          <table:table-cell table:style-name="ce5" office:value-type="float" office:value="62552" calcext:value-type="float">
            <text:p><text:s/>62 552 </text:p>
          </table:table-cell>
          <table:table-cell table:style-name="ce5" office:value-type="float" office:value="63499" calcext:value-type="float">
            <text:p><text:s/>63 499 </text:p>
          </table:table-cell>
          <table:table-cell table:style-name="ce5" office:value-type="float" office:value="65228" calcext:value-type="float">
            <text:p><text:s/>65 228 </text:p>
          </table:table-cell>
          <table:table-cell table:style-name="ce5" office:value-type="float" office:value="64918" calcext:value-type="float">
            <text:p><text:s/>64 918 </text:p>
          </table:table-cell>
          <table:table-cell table:style-name="ce5" office:value-type="float" office:value="70201" calcext:value-type="float">
            <text:p><text:s/>70 201 </text:p>
          </table:table-cell>
          <table:table-cell table:style-name="ce5" office:value-type="float" office:value="70311" calcext:value-type="float">
            <text:p><text:s/>70 311 </text:p>
          </table:table-cell>
          <table:table-cell table:style-name="ce5" office:value-type="float" office:value="68261" calcext:value-type="float">
            <text:p><text:s/>68 261 </text:p>
          </table:table-cell>
          <table:table-cell table:style-name="ce5" office:value-type="float" office:value="68861" calcext:value-type="float">
            <text:p><text:s/>68 861 </text:p>
          </table:table-cell>
          <table:table-cell table:style-name="ce5" office:value-type="float" office:value="68889" calcext:value-type="float">
            <text:p><text:s/>68 889 </text:p>
          </table:table-cell>
          <table:table-cell table:style-name="ce5" office:value-type="float" office:value="71622" calcext:value-type="float">
            <text:p><text:s/>71 622 </text:p>
          </table:table-cell>
          <table:table-cell table:style-name="ce5" office:value-type="float" office:value="70904" calcext:value-type="float">
            <text:p><text:s/>70 904 </text:p>
          </table:table-cell>
          <table:table-cell table:style-name="ce5" office:value-type="float" office:value="73017" calcext:value-type="float">
            <text:p><text:s/>73 017 </text:p>
          </table:table-cell>
          <table:table-cell table:style-name="ce5" office:value-type="float" office:value="71598" calcext:value-type="float">
            <text:p><text:s/>71 598 </text:p>
          </table:table-cell>
          <table:table-cell table:style-name="ce5" office:value-type="float" office:value="72482" calcext:value-type="float">
            <text:p><text:s/>72 482 </text:p>
          </table:table-cell>
          <table:table-cell table:style-name="ce5" office:value-type="float" office:value="69867" calcext:value-type="float">
            <text:p><text:s/>69 867 </text:p>
          </table:table-cell>
          <table:table-cell table:style-name="ce5" office:value-type="float" office:value="72099" calcext:value-type="float">
            <text:p><text:s/>72 099 </text:p>
          </table:table-cell>
          <table:table-cell table:style-name="ce5" office:value-type="float" office:value="70350" calcext:value-type="float">
            <text:p><text:s/>70 350 </text:p>
          </table:table-cell>
          <table:table-cell table:style-name="ce5" office:value-type="float" office:value="70372" calcext:value-type="float">
            <text:p><text:s/>70 372 </text:p>
          </table:table-cell>
          <table:table-cell table:style-name="ce5" office:value-type="float" office:value="63958" calcext:value-type="float">
            <text:p><text:s/>63 958 </text:p>
          </table:table-cell>
          <table:table-cell table:style-name="ce5" office:value-type="float" office:value="63796" calcext:value-type="float">
            <text:p><text:s/>63 796 </text:p>
          </table:table-cell>
          <table:table-cell table:style-name="ce5" office:value-type="float" office:value="62117" calcext:value-type="float">
            <text:p><text:s/>62 117 </text:p>
          </table:table-cell>
          <table:table-cell table:style-name="ce5" office:value-type="float" office:value="63580" calcext:value-type="float">
            <text:p><text:s/>63 580 </text:p>
          </table:table-cell>
          <table:table-cell table:style-name="ce5" office:value-type="float" office:value="64325" calcext:value-type="float">
            <text:p><text:s/>64 325 </text:p>
          </table:table-cell>
          <table:table-cell table:style-name="ce5" office:value-type="float" office:value="74272" calcext:value-type="float">
            <text:p><text:s/>74 272 </text:p>
          </table:table-cell>
          <table:table-cell table:style-name="ce5" office:value-type="float" office:value="74587" calcext:value-type="float">
            <text:p><text:s/>74 587 </text:p>
          </table:table-cell>
          <table:table-cell table:style-name="ce5" office:value-type="float" office:value="72067" calcext:value-type="float">
            <text:p><text:s/>72 067 </text:p>
          </table:table-cell>
          <table:table-cell table:style-name="ce10" office:value-type="float" office:value="73160" calcext:value-type="float">
            <text:p><text:s/>73 160 </text:p>
          </table:table-cell>
          <table:table-cell table:style-name="ce10" office:value-type="float" office:value="73422" calcext:value-type="float">
            <text:p><text:s/>73 422 </text:p>
          </table:table-cell>
          <table:table-cell table:style-name="ce10" office:value-type="float" office:value="74779" calcext:value-type="float">
            <text:p><text:s/>74 779 </text:p>
          </table:table-cell>
          <table:table-cell table:style-name="ce10" office:value-type="float" office:value="75373" calcext:value-type="float">
            <text:p><text:s/>75 373 </text:p>
          </table:table-cell>
          <table:table-cell table:style-name="ce10" office:value-type="float" office:value="74723" calcext:value-type="float">
            <text:p><text:s/>74 723 </text:p>
          </table:table-cell>
          <table:table-cell table:style-name="ce10" office:value-type="float" office:value="76638" calcext:value-type="float">
            <text:p><text:s/>76 638 </text:p>
          </table:table-cell>
          <table:table-cell table:style-name="ce10" office:value-type="float" office:value="77482" calcext:value-type="float">
            <text:p><text:s/>77 482 </text:p>
          </table:table-cell>
          <table:table-cell table:style-name="ce10" office:value-type="float" office:value="81006" calcext:value-type="float">
            <text:p><text:s/>81 006 </text:p>
          </table:table-cell>
          <table:table-cell table:style-name="ce10" office:value-type="float" office:value="79544" calcext:value-type="float">
            <text:p><text:s/>79 544 </text:p>
          </table:table-cell>
          <table:table-cell table:style-name="ce10" office:value-type="float" office:value="81500" calcext:value-type="float">
            <text:p><text:s/>81 500 </text:p>
          </table:table-cell>
          <table:table-cell table:style-name="ce10" office:value-type="float" office:value="82286" calcext:value-type="float">
            <text:p><text:s/>82 286 </text:p>
          </table:table-cell>
          <table:table-cell table:style-name="ce10" office:value-type="float" office:value="84048" calcext:value-type="float">
            <text:p><text:s/>84 048 </text:p>
          </table:table-cell>
          <table:table-cell table:style-name="ce10" office:value-type="float" office:value="84881" calcext:value-type="float">
            <text:p><text:s/>84 881 </text:p>
          </table:table-cell>
          <table:table-cell table:style-name="ce10" office:value-type="float" office:value="84819" calcext:value-type="float">
            <text:p><text:s/>84 819 </text:p>
          </table:table-cell>
          <table:table-cell table:style-name="ce10" office:value-type="float" office:value="83461" calcext:value-type="float">
            <text:p><text:s/>83 461 </text:p>
          </table:table-cell>
          <table:table-cell table:style-name="ce10" office:value-type="float" office:value="84343" calcext:value-type="float">
            <text:p><text:s/>84 343 </text:p>
          </table:table-cell>
          <table:table-cell table:style-name="ce10" office:value-type="float" office:value="84894" calcext:value-type="float">
            <text:p><text:s/>84 894 </text:p>
          </table:table-cell>
          <table:table-cell table:style-name="ce10" office:value-type="float" office:value="85363" calcext:value-type="float">
            <text:p><text:s/>85 363 </text:p>
          </table:table-cell>
          <table:table-cell table:style-name="ce10" office:value-type="float" office:value="89374" calcext:value-type="float">
            <text:p><text:s/>89 374 </text:p>
          </table:table-cell>
          <table:table-cell table:style-name="ce10" office:value-type="float" office:value="94485" calcext:value-type="float">
            <text:p><text:s/>94 485 </text:p>
          </table:table-cell>
          <table:table-cell table:style-name="ce10" office:value-type="float" office:value="97391" calcext:value-type="float">
            <text:p><text:s/>97 391 </text:p>
          </table:table-cell>
          <table:table-cell table:style-name="ce10" office:value-type="float" office:value="100087" calcext:value-type="float">
            <text:p><text:s/>100 087 </text:p>
          </table:table-cell>
          <table:table-cell table:style-name="ce10" office:value-type="float" office:value="100335" calcext:value-type="float">
            <text:p><text:s/>100 335 </text:p>
          </table:table-cell>
          <table:table-cell table:style-name="ce10" office:value-type="float" office:value="103173" calcext:value-type="float">
            <text:p><text:s/>103 173 </text:p>
          </table:table-cell>
          <table:table-cell table:style-name="ce10" office:value-type="float" office:value="102286" calcext:value-type="float">
            <text:p><text:s/>102 286 </text:p>
          </table:table-cell>
          <table:table-cell table:style-name="ce10" office:value-type="float" office:value="102702" calcext:value-type="float">
            <text:p><text:s/>102 702 </text:p>
          </table:table-cell>
          <table:table-cell table:style-name="ce10" office:value-type="float" office:value="100261" calcext:value-type="float">
            <text:p><text:s/>100 261 </text:p>
          </table:table-cell>
          <table:table-cell table:style-name="ce10" office:value-type="float" office:value="100616" calcext:value-type="float">
            <text:p><text:s/>100 616 </text:p>
          </table:table-cell>
          <table:table-cell table:style-name="ce10" office:value-type="float" office:value="97160" calcext:value-type="float">
            <text:p><text:s/>97 160 </text:p>
          </table:table-cell>
          <table:table-cell table:style-name="ce10" office:value-type="float" office:value="99815" calcext:value-type="float">
            <text:p><text:s/>99 815 </text:p>
          </table:table-cell>
          <table:table-cell table:style-name="ce10" office:value-type="float" office:value="99773" calcext:value-type="float">
            <text:p><text:s/>99 773 </text:p>
          </table:table-cell>
          <table:table-cell table:style-name="ce10" office:value-type="float" office:value="102726" calcext:value-type="float">
            <text:p><text:s/>102 726 </text:p>
          </table:table-cell>
          <table:table-cell table:style-name="ce10" office:value-type="float" office:value="105124" calcext:value-type="float">
            <text:p><text:s/>105 124 </text:p>
          </table:table-cell>
          <table:table-cell table:style-name="ce10" office:value-type="float" office:value="108520" calcext:value-type="float">
            <text:p><text:s/>108 520 </text:p>
          </table:table-cell>
          <table:table-cell table:style-name="ce10" office:value-type="float" office:value="110915" calcext:value-type="float">
            <text:p><text:s/>110 915 </text:p>
          </table:table-cell>
          <table:table-cell table:style-name="ce10" office:value-type="float" office:value="111893" calcext:value-type="float">
            <text:p><text:s/>111 893 </text:p>
          </table:table-cell>
          <table:table-cell table:style-name="ce10" office:value-type="float" office:value="114678" calcext:value-type="float">
            <text:p><text:s/>114 678 </text:p>
          </table:table-cell>
          <table:table-cell table:style-name="ce10" office:value-type="float" office:value="117241" calcext:value-type="float">
            <text:p><text:s/>117 241 </text:p>
          </table:table-cell>
          <table:table-cell table:style-name="ce10" office:value-type="float" office:value="118474" calcext:value-type="float">
            <text:p><text:s/>118 474 </text:p>
          </table:table-cell>
          <table:table-cell table:style-name="ce10" office:value-type="float" office:value="121911" calcext:value-type="float">
            <text:p><text:s/>121 911 </text:p>
          </table:table-cell>
          <table:table-cell table:style-name="ce10" office:value-type="float" office:value="125578" calcext:value-type="float">
            <text:p><text:s/>125 578 </text:p>
          </table:table-cell>
          <table:table-cell table:style-name="ce10" office:value-type="float" office:value="128802" calcext:value-type="float">
            <text:p><text:s/>128 802 </text:p>
          </table:table-cell>
          <table:table-cell table:style-name="ce10" office:value-type="float" office:value="127278" calcext:value-type="float">
            <text:p><text:s/>127 278 </text:p>
          </table:table-cell>
          <table:table-cell table:style-name="ce10" office:value-type="float" office:value="126426" calcext:value-type="float">
            <text:p><text:s/>126 426 </text:p>
          </table:table-cell>
          <table:table-cell table:style-name="ce13" office:value-type="float" office:value="123412" calcext:value-type="float">
            <text:p><text:s/>123 412 </text:p>
          </table:table-cell>
          <table:table-cell table:style-name="ce13" office:value-type="float" office:value="122042" calcext:value-type="float">
            <text:p><text:s/>122 042 </text:p>
          </table:table-cell>
          <table:table-cell table:style-name="ce13" office:value-type="float" office:value="119362" calcext:value-type="float">
            <text:p><text:s/>119 362 </text:p>
          </table:table-cell>
          <table:table-cell table:style-name="ce13" office:value-type="float" office:value="116704" calcext:value-type="float">
            <text:p><text:s/>116 704 </text:p>
          </table:table-cell>
          <table:table-cell table:style-name="ce13" office:value-type="float" office:value="116881" calcext:value-type="float">
            <text:p><text:s/>116 881 </text:p>
          </table:table-cell>
          <table:table-cell table:style-name="ce13" office:value-type="float" office:value="113949" calcext:value-type="float">
            <text:p><text:s/>113 949 </text:p>
          </table:table-cell>
          <table:table-cell table:style-name="ce14" office:value-type="float" office:value="110393" calcext:value-type="float">
            <text:p>110393</text:p>
          </table:table-cell>
          <table:table-cell table:style-name="ce14" office:value-type="float" office:value="110965" calcext:value-type="float">
            <text:p>110965</text:p>
          </table:table-cell>
          <table:table-cell table:style-name="ce14" office:value-type="float" office:value="109325" calcext:value-type="float">
            <text:p>109325</text:p>
          </table:table-cell>
          <table:table-cell table:number-columns-repeated="87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float" office:value="33534" calcext:value-type="float">
            <text:p><text:s/>33 534 </text:p>
          </table:table-cell>
          <table:table-cell table:style-name="ce5" office:value-type="float" office:value="34010" calcext:value-type="float">
            <text:p><text:s/>34 010 </text:p>
          </table:table-cell>
          <table:table-cell table:style-name="ce5" office:value-type="float" office:value="34342" calcext:value-type="float">
            <text:p><text:s/>34 342 </text:p>
          </table:table-cell>
          <table:table-cell table:style-name="ce5" office:value-type="float" office:value="34673" calcext:value-type="float">
            <text:p><text:s/>34 673 </text:p>
          </table:table-cell>
          <table:table-cell table:style-name="ce5" office:value-type="float" office:value="35005" calcext:value-type="float">
            <text:p><text:s/>35 005 </text:p>
          </table:table-cell>
          <table:table-cell table:style-name="ce5" office:value-type="float" office:value="35335" calcext:value-type="float">
            <text:p><text:s/>35 335 </text:p>
          </table:table-cell>
          <table:table-cell table:style-name="ce5" office:value-type="float" office:value="35666" calcext:value-type="float">
            <text:p><text:s/>35 666 </text:p>
          </table:table-cell>
          <table:table-cell table:style-name="ce5" office:value-type="float" office:value="35531" calcext:value-type="float">
            <text:p><text:s/>35 531 </text:p>
          </table:table-cell>
          <table:table-cell table:style-name="ce5" office:value-type="float" office:value="35414" calcext:value-type="float">
            <text:p><text:s/>35 414 </text:p>
          </table:table-cell>
          <table:table-cell table:style-name="ce5" office:value-type="float" office:value="35314" calcext:value-type="float">
            <text:p><text:s/>35 314 </text:p>
          </table:table-cell>
          <table:table-cell table:style-name="ce5" office:value-type="float" office:value="35233" calcext:value-type="float">
            <text:p><text:s/>35 233 </text:p>
          </table:table-cell>
          <table:table-cell table:style-name="ce5" office:value-type="float" office:value="35141" calcext:value-type="float">
            <text:p><text:s/>35 141 </text:p>
          </table:table-cell>
          <table:table-cell table:style-name="ce5" office:value-type="float" office:value="35469" calcext:value-type="float">
            <text:p><text:s/>35 469 </text:p>
          </table:table-cell>
          <table:table-cell table:style-name="ce5" office:value-type="float" office:value="35827" calcext:value-type="float">
            <text:p><text:s/>35 827 </text:p>
          </table:table-cell>
          <table:table-cell table:style-name="ce5" office:value-type="float" office:value="36220" calcext:value-type="float">
            <text:p><text:s/>36 220 </text:p>
          </table:table-cell>
          <table:table-cell table:style-name="ce5" office:value-type="float" office:value="36648" calcext:value-type="float">
            <text:p><text:s/>36 648 </text:p>
          </table:table-cell>
          <table:table-cell table:style-name="ce5" office:value-type="float" office:value="37116" calcext:value-type="float">
            <text:p><text:s/>37 116 </text:p>
          </table:table-cell>
          <table:table-cell table:style-name="ce5" office:value-type="float" office:value="37148" calcext:value-type="float">
            <text:p><text:s/>37 148 </text:p>
          </table:table-cell>
          <table:table-cell table:style-name="ce5" office:value-type="float" office:value="37215" calcext:value-type="float">
            <text:p><text:s/>37 215 </text:p>
          </table:table-cell>
          <table:table-cell table:style-name="ce5" office:value-type="float" office:value="37199" calcext:value-type="float">
            <text:p><text:s/>37 199 </text:p>
          </table:table-cell>
          <table:table-cell table:style-name="ce5" office:value-type="float" office:value="37187" calcext:value-type="float">
            <text:p><text:s/>37 187 </text:p>
          </table:table-cell>
          <table:table-cell table:style-name="ce5" office:value-type="float" office:value="37114" calcext:value-type="float">
            <text:p><text:s/>37 114 </text:p>
          </table:table-cell>
          <table:table-cell table:style-name="ce5" office:value-type="float" office:value="36751" calcext:value-type="float">
            <text:p><text:s/>36 751 </text:p>
          </table:table-cell>
          <table:table-cell table:style-name="ce5" office:value-type="float" office:value="36440" calcext:value-type="float">
            <text:p><text:s/>36 440 </text:p>
          </table:table-cell>
          <table:table-cell table:style-name="ce5" office:value-type="float" office:value="36003" calcext:value-type="float">
            <text:p><text:s/>36 003 </text:p>
          </table:table-cell>
          <table:table-cell table:style-name="ce5" office:value-type="float" office:value="35743" calcext:value-type="float">
            <text:p><text:s/>35 743 </text:p>
          </table:table-cell>
          <table:table-cell table:style-name="ce5" office:value-type="float" office:value="35405" calcext:value-type="float">
            <text:p><text:s/>35 405 </text:p>
          </table:table-cell>
          <table:table-cell table:style-name="ce5" office:value-type="float" office:value="35144" calcext:value-type="float">
            <text:p><text:s/>35 144 </text:p>
          </table:table-cell>
          <table:table-cell table:style-name="ce5" office:value-type="float" office:value="34890" calcext:value-type="float">
            <text:p><text:s/>34 890 </text:p>
          </table:table-cell>
          <table:table-cell table:style-name="ce5" office:value-type="float" office:value="34791" calcext:value-type="float">
            <text:p><text:s/>34 791 </text:p>
          </table:table-cell>
          <table:table-cell table:style-name="ce5" office:value-type="float" office:value="34906" calcext:value-type="float">
            <text:p><text:s/>34 906 </text:p>
          </table:table-cell>
          <table:table-cell table:style-name="ce5" office:value-type="float" office:value="35011" calcext:value-type="float">
            <text:p><text:s/>35 011 </text:p>
          </table:table-cell>
          <table:table-cell table:style-name="ce5" office:value-type="float" office:value="35349" calcext:value-type="float">
            <text:p><text:s/>35 349 </text:p>
          </table:table-cell>
          <table:table-cell table:style-name="ce5" office:value-type="float" office:value="35934" calcext:value-type="float">
            <text:p><text:s/>35 934 </text:p>
          </table:table-cell>
          <table:table-cell table:style-name="ce5" office:value-type="float" office:value="36488" calcext:value-type="float">
            <text:p><text:s/>36 488 </text:p>
          </table:table-cell>
          <table:table-cell table:style-name="ce5" office:value-type="float" office:value="37713" calcext:value-type="float">
            <text:p><text:s/>37 713 </text:p>
          </table:table-cell>
          <table:table-cell table:style-name="ce5" office:value-type="float" office:value="39008" calcext:value-type="float">
            <text:p><text:s/>39 008 </text:p>
          </table:table-cell>
          <table:table-cell table:style-name="ce5" office:value-type="float" office:value="39948" calcext:value-type="float">
            <text:p><text:s/>39 948 </text:p>
          </table:table-cell>
          <table:table-cell table:style-name="ce5" office:value-type="float" office:value="40881" calcext:value-type="float">
            <text:p><text:s/>40 881 </text:p>
          </table:table-cell>
          <table:table-cell table:style-name="ce5" office:value-type="float" office:value="41742" calcext:value-type="float">
            <text:p><text:s/>41 742 </text:p>
          </table:table-cell>
          <table:table-cell table:style-name="ce5" office:value-type="float" office:value="42527" calcext:value-type="float">
            <text:p><text:s/>42 527 </text:p>
          </table:table-cell>
          <table:table-cell table:style-name="ce5" office:value-type="float" office:value="43358" calcext:value-type="float">
            <text:p><text:s/>43 358 </text:p>
          </table:table-cell>
          <table:table-cell table:style-name="ce5" office:value-type="float" office:value="43813" calcext:value-type="float">
            <text:p><text:s/>43 813 </text:p>
          </table:table-cell>
          <table:table-cell table:style-name="ce5" office:value-type="float" office:value="44307" calcext:value-type="float">
            <text:p><text:s/>44 307 </text:p>
          </table:table-cell>
          <table:table-cell table:style-name="ce5" office:value-type="float" office:value="44744" calcext:value-type="float">
            <text:p><text:s/>44 744 </text:p>
          </table:table-cell>
          <table:table-cell table:style-name="ce5" office:value-type="float" office:value="45298" calcext:value-type="float">
            <text:p><text:s/>45 298 </text:p>
          </table:table-cell>
          <table:table-cell table:style-name="ce5" office:value-type="float" office:value="45805" calcext:value-type="float">
            <text:p><text:s/>45 805 </text:p>
          </table:table-cell>
          <table:table-cell table:style-name="ce5" office:value-type="float" office:value="46640" calcext:value-type="float">
            <text:p><text:s/>46 640 </text:p>
          </table:table-cell>
          <table:table-cell table:style-name="ce5" office:value-type="float" office:value="47530" calcext:value-type="float">
            <text:p><text:s/>47 530 </text:p>
          </table:table-cell>
          <table:table-cell table:style-name="ce5" office:value-type="float" office:value="49096" calcext:value-type="float">
            <text:p><text:s/>49 096 </text:p>
          </table:table-cell>
          <table:table-cell table:style-name="ce5" office:value-type="float" office:value="50469" calcext:value-type="float">
            <text:p><text:s/>50 469 </text:p>
          </table:table-cell>
          <table:table-cell table:style-name="ce5" office:value-type="float" office:value="50134" calcext:value-type="float">
            <text:p><text:s/>50 134 </text:p>
          </table:table-cell>
          <table:table-cell table:style-name="ce5" office:value-type="float" office:value="51133" calcext:value-type="float">
            <text:p><text:s/>51 133 </text:p>
          </table:table-cell>
          <table:table-cell table:style-name="ce5" office:value-type="float" office:value="53423" calcext:value-type="float">
            <text:p><text:s/>53 423 </text:p>
          </table:table-cell>
          <table:table-cell table:style-name="ce5" office:value-type="float" office:value="57725" calcext:value-type="float">
            <text:p><text:s/>57 725 </text:p>
          </table:table-cell>
          <table:table-cell table:style-name="ce5" office:value-type="float" office:value="56144" calcext:value-type="float">
            <text:p><text:s/>56 144 </text:p>
          </table:table-cell>
          <table:table-cell table:style-name="ce5" office:value-type="float" office:value="54770" calcext:value-type="float">
            <text:p><text:s/>54 770 </text:p>
          </table:table-cell>
          <table:table-cell table:style-name="ce5" office:value-type="float" office:value="53148" calcext:value-type="float">
            <text:p><text:s/>53 148 </text:p>
          </table:table-cell>
          <table:table-cell table:style-name="ce5" office:value-type="float" office:value="50962" calcext:value-type="float">
            <text:p><text:s/>50 962 </text:p>
          </table:table-cell>
          <table:table-cell table:style-name="ce5" office:value-type="float" office:value="55983" calcext:value-type="float">
            <text:p><text:s/>55 983 </text:p>
          </table:table-cell>
          <table:table-cell table:style-name="ce5" office:value-type="float" office:value="53626" calcext:value-type="float">
            <text:p><text:s/>53 626 </text:p>
          </table:table-cell>
          <table:table-cell table:style-name="ce5" office:value-type="float" office:value="52773" calcext:value-type="float">
            <text:p><text:s/>52 773 </text:p>
          </table:table-cell>
          <table:table-cell table:style-name="ce5" office:value-type="float" office:value="52122" calcext:value-type="float">
            <text:p><text:s/>52 122 </text:p>
          </table:table-cell>
          <table:table-cell table:style-name="ce5" office:value-type="float" office:value="50878" calcext:value-type="float">
            <text:p><text:s/>50 878 </text:p>
          </table:table-cell>
          <table:table-cell table:style-name="ce5" office:value-type="float" office:value="54001" calcext:value-type="float">
            <text:p><text:s/>54 001 </text:p>
          </table:table-cell>
          <table:table-cell table:style-name="ce5" office:value-type="float" office:value="53971" calcext:value-type="float">
            <text:p><text:s/>53 971 </text:p>
          </table:table-cell>
          <table:table-cell table:style-name="ce5" office:value-type="float" office:value="53466" calcext:value-type="float">
            <text:p><text:s/>53 466 </text:p>
          </table:table-cell>
          <table:table-cell table:style-name="ce5" office:value-type="float" office:value="53105" calcext:value-type="float">
            <text:p><text:s/>53 105 </text:p>
          </table:table-cell>
          <table:table-cell table:style-name="ce5" office:value-type="float" office:value="51016" calcext:value-type="float">
            <text:p><text:s/>51 016 </text:p>
          </table:table-cell>
          <table:table-cell table:style-name="ce5" office:value-type="float" office:value="56907" calcext:value-type="float">
            <text:p><text:s/>56 907 </text:p>
          </table:table-cell>
          <table:table-cell table:style-name="ce5" office:value-type="float" office:value="56173" calcext:value-type="float">
            <text:p><text:s/>56 173 </text:p>
          </table:table-cell>
          <table:table-cell table:style-name="ce5" office:value-type="float" office:value="57214" calcext:value-type="float">
            <text:p><text:s/>57 214 </text:p>
          </table:table-cell>
          <table:table-cell table:style-name="ce5" office:value-type="float" office:value="56413" calcext:value-type="float">
            <text:p><text:s/>56 413 </text:p>
          </table:table-cell>
          <table:table-cell table:style-name="ce5" office:value-type="float" office:value="56837" calcext:value-type="float">
            <text:p><text:s/>56 837 </text:p>
          </table:table-cell>
          <table:table-cell table:style-name="ce5" office:value-type="float" office:value="60828" calcext:value-type="float">
            <text:p><text:s/>60 828 </text:p>
          </table:table-cell>
          <table:table-cell table:style-name="ce5" office:value-type="float" office:value="62383" calcext:value-type="float">
            <text:p><text:s/>62 383 </text:p>
          </table:table-cell>
          <table:table-cell table:style-name="ce5" office:value-type="float" office:value="63324" calcext:value-type="float">
            <text:p><text:s/>63 324 </text:p>
          </table:table-cell>
          <table:table-cell table:style-name="ce5" office:value-type="float" office:value="65023" calcext:value-type="float">
            <text:p><text:s/>65 023 </text:p>
          </table:table-cell>
          <table:table-cell table:style-name="ce5" office:value-type="float" office:value="64735" calcext:value-type="float">
            <text:p><text:s/>64 735 </text:p>
          </table:table-cell>
          <table:table-cell table:style-name="ce5" office:value-type="float" office:value="69945" calcext:value-type="float">
            <text:p><text:s/>69 945 </text:p>
          </table:table-cell>
          <table:table-cell table:style-name="ce5" office:value-type="float" office:value="70166" calcext:value-type="float">
            <text:p><text:s/>70 166 </text:p>
          </table:table-cell>
          <table:table-cell table:style-name="ce5" office:value-type="float" office:value="68113" calcext:value-type="float">
            <text:p><text:s/>68 113 </text:p>
          </table:table-cell>
          <table:table-cell table:style-name="ce5" office:value-type="float" office:value="68677" calcext:value-type="float">
            <text:p><text:s/>68 677 </text:p>
          </table:table-cell>
          <table:table-cell table:style-name="ce5" office:value-type="float" office:value="69059" calcext:value-type="float">
            <text:p><text:s/>69 059 </text:p>
          </table:table-cell>
          <table:table-cell table:style-name="ce5" office:value-type="float" office:value="70940" calcext:value-type="float">
            <text:p><text:s/>70 940 </text:p>
          </table:table-cell>
          <table:table-cell table:style-name="ce5" office:value-type="float" office:value="70409" calcext:value-type="float">
            <text:p><text:s/>70 409 </text:p>
          </table:table-cell>
          <table:table-cell table:style-name="ce5" office:value-type="float" office:value="73092" calcext:value-type="float">
            <text:p><text:s/>73 092 </text:p>
          </table:table-cell>
          <table:table-cell table:style-name="ce5" office:value-type="float" office:value="71729" calcext:value-type="float">
            <text:p><text:s/>71 729 </text:p>
          </table:table-cell>
          <table:table-cell table:style-name="ce5" office:value-type="float" office:value="72639" calcext:value-type="float">
            <text:p><text:s/>72 639 </text:p>
          </table:table-cell>
          <table:table-cell table:style-name="ce5" office:value-type="float" office:value="70014" calcext:value-type="float">
            <text:p><text:s/>70 014 </text:p>
          </table:table-cell>
          <table:table-cell table:style-name="ce5" office:value-type="float" office:value="72122" calcext:value-type="float">
            <text:p><text:s/>72 122 </text:p>
          </table:table-cell>
          <table:table-cell table:style-name="ce5" office:value-type="float" office:value="70795" calcext:value-type="float">
            <text:p><text:s/>70 795 </text:p>
          </table:table-cell>
          <table:table-cell table:style-name="ce5" office:value-type="float" office:value="70928" calcext:value-type="float">
            <text:p><text:s/>70 928 </text:p>
          </table:table-cell>
          <table:table-cell table:style-name="ce5" office:value-type="float" office:value="64523" calcext:value-type="float">
            <text:p><text:s/>64 523 </text:p>
          </table:table-cell>
          <table:table-cell table:style-name="ce5" office:value-type="float" office:value="64157" calcext:value-type="float">
            <text:p><text:s/>64 157 </text:p>
          </table:table-cell>
          <table:table-cell table:style-name="ce5" office:value-type="float" office:value="62064" calcext:value-type="float">
            <text:p><text:s/>62 064 </text:p>
          </table:table-cell>
          <table:table-cell table:style-name="ce5" office:value-type="float" office:value="63334" calcext:value-type="float">
            <text:p><text:s/>63 334 </text:p>
          </table:table-cell>
          <table:table-cell table:style-name="ce5" office:value-type="float" office:value="64017" calcext:value-type="float">
            <text:p><text:s/>64 017 </text:p>
          </table:table-cell>
          <table:table-cell table:style-name="ce5" office:value-type="float" office:value="73763" calcext:value-type="float">
            <text:p><text:s/>73 763 </text:p>
          </table:table-cell>
          <table:table-cell table:style-name="ce5" office:value-type="float" office:value="74117" calcext:value-type="float">
            <text:p><text:s/>74 117 </text:p>
          </table:table-cell>
          <table:table-cell table:style-name="ce10" office:value-type="float" office:value="71798" calcext:value-type="float">
            <text:p><text:s/>71 798 </text:p>
          </table:table-cell>
          <table:table-cell table:style-name="ce10" office:value-type="float" office:value="73893" calcext:value-type="float">
            <text:p><text:s/>73 893 </text:p>
          </table:table-cell>
          <table:table-cell table:style-name="ce10" office:value-type="float" office:value="74054" calcext:value-type="float">
            <text:p><text:s/>74 054 </text:p>
          </table:table-cell>
          <table:table-cell table:style-name="ce10" office:value-type="float" office:value="75219" calcext:value-type="float">
            <text:p><text:s/>75 219 </text:p>
          </table:table-cell>
          <table:table-cell table:style-name="ce10" office:value-type="float" office:value="75502" calcext:value-type="float">
            <text:p><text:s/>75 502 </text:p>
          </table:table-cell>
          <table:table-cell table:style-name="ce10" office:value-type="float" office:value="74708" calcext:value-type="float">
            <text:p><text:s/>74 708 </text:p>
          </table:table-cell>
          <table:table-cell table:style-name="ce10" office:value-type="float" office:value="76792" calcext:value-type="float">
            <text:p><text:s/>76 792 </text:p>
          </table:table-cell>
          <table:table-cell table:style-name="ce10" office:value-type="float" office:value="77723" calcext:value-type="float">
            <text:p><text:s/>77 723 </text:p>
          </table:table-cell>
          <table:table-cell table:style-name="ce10" office:value-type="float" office:value="81191" calcext:value-type="float">
            <text:p><text:s/>81 191 </text:p>
          </table:table-cell>
          <table:table-cell table:style-name="ce10" office:value-type="float" office:value="79742" calcext:value-type="float">
            <text:p><text:s/>79 742 </text:p>
          </table:table-cell>
          <table:table-cell table:style-name="ce10" office:value-type="float" office:value="81677" calcext:value-type="float">
            <text:p><text:s/>81 677 </text:p>
          </table:table-cell>
          <table:table-cell table:style-name="ce10" office:value-type="float" office:value="82019" calcext:value-type="float">
            <text:p><text:s/>82 019 </text:p>
          </table:table-cell>
          <table:table-cell table:style-name="ce10" office:value-type="float" office:value="83747" calcext:value-type="float">
            <text:p><text:s/>83 747 </text:p>
          </table:table-cell>
          <table:table-cell table:style-name="ce10" office:value-type="float" office:value="84469" calcext:value-type="float">
            <text:p><text:s/>84 469 </text:p>
          </table:table-cell>
          <table:table-cell table:style-name="ce10" office:value-type="float" office:value="84673" calcext:value-type="float">
            <text:p><text:s/>84 673 </text:p>
          </table:table-cell>
          <table:table-cell table:style-name="ce10" office:value-type="float" office:value="82190" calcext:value-type="float">
            <text:p><text:s/>82 190 </text:p>
          </table:table-cell>
          <table:table-cell table:style-name="ce10" office:value-type="float" office:value="82894" calcext:value-type="float">
            <text:p><text:s/>82 894 </text:p>
          </table:table-cell>
          <table:table-cell table:style-name="ce10" office:value-type="float" office:value="83984" calcext:value-type="float">
            <text:p><text:s/>83 984 </text:p>
          </table:table-cell>
          <table:table-cell table:style-name="ce10" office:value-type="float" office:value="84925" calcext:value-type="float">
            <text:p><text:s/>84 925 </text:p>
          </table:table-cell>
          <table:table-cell table:style-name="ce10" office:value-type="float" office:value="89188" calcext:value-type="float">
            <text:p><text:s/>89 188 </text:p>
          </table:table-cell>
          <table:table-cell table:style-name="ce10" office:value-type="float" office:value="94486" calcext:value-type="float">
            <text:p><text:s/>94 486 </text:p>
          </table:table-cell>
          <table:table-cell table:style-name="ce10" office:value-type="float" office:value="97498" calcext:value-type="float">
            <text:p><text:s/>97 498 </text:p>
          </table:table-cell>
          <table:table-cell table:style-name="ce10" office:value-type="float" office:value="100147" calcext:value-type="float">
            <text:p><text:s/>100 147 </text:p>
          </table:table-cell>
          <table:table-cell table:style-name="ce10" office:value-type="float" office:value="100326" calcext:value-type="float">
            <text:p><text:s/>100 326 </text:p>
          </table:table-cell>
          <table:table-cell table:style-name="ce10" office:value-type="float" office:value="103137" calcext:value-type="float">
            <text:p><text:s/>103 137 </text:p>
          </table:table-cell>
          <table:table-cell table:style-name="ce10" office:value-type="float" office:value="102253" calcext:value-type="float">
            <text:p><text:s/>102 253 </text:p>
          </table:table-cell>
          <table:table-cell table:style-name="ce10" office:value-type="float" office:value="102903" calcext:value-type="float">
            <text:p><text:s/>102 903 </text:p>
          </table:table-cell>
          <table:table-cell table:style-name="ce10" office:value-type="float" office:value="100553" calcext:value-type="float">
            <text:p><text:s/>100 553 </text:p>
          </table:table-cell>
          <table:table-cell table:style-name="ce10" office:value-type="float" office:value="101107" calcext:value-type="float">
            <text:p><text:s/>101 107 </text:p>
          </table:table-cell>
          <table:table-cell table:style-name="ce10" office:value-type="float" office:value="97591" calcext:value-type="float">
            <text:p><text:s/>97 591 </text:p>
          </table:table-cell>
          <table:table-cell table:style-name="ce10" office:value-type="float" office:value="100621" calcext:value-type="float">
            <text:p><text:s/>100 621 </text:p>
          </table:table-cell>
          <table:table-cell table:style-name="ce10" office:value-type="float" office:value="100651" calcext:value-type="float">
            <text:p><text:s/>100 651 </text:p>
          </table:table-cell>
          <table:table-cell table:style-name="ce10" office:value-type="float" office:value="103113" calcext:value-type="float">
            <text:p><text:s/>103 113 </text:p>
          </table:table-cell>
          <table:table-cell table:style-name="ce10" office:value-type="float" office:value="105484" calcext:value-type="float">
            <text:p><text:s/>105 484 </text:p>
          </table:table-cell>
          <table:table-cell table:style-name="ce10" office:value-type="float" office:value="108642" calcext:value-type="float">
            <text:p><text:s/>108 642 </text:p>
          </table:table-cell>
          <table:table-cell table:style-name="ce10" office:value-type="float" office:value="110893" calcext:value-type="float">
            <text:p><text:s/>110 893 </text:p>
          </table:table-cell>
          <table:table-cell table:style-name="ce10" office:value-type="float" office:value="111723" calcext:value-type="float">
            <text:p><text:s/>111 723 </text:p>
          </table:table-cell>
          <table:table-cell table:style-name="ce10" office:value-type="float" office:value="114318" calcext:value-type="float">
            <text:p><text:s/>114 318 </text:p>
          </table:table-cell>
          <table:table-cell table:style-name="ce10" office:value-type="float" office:value="117013" calcext:value-type="float">
            <text:p><text:s/>117 013 </text:p>
          </table:table-cell>
          <table:table-cell table:style-name="ce10" office:value-type="float" office:value="118686" calcext:value-type="float">
            <text:p><text:s/>118 686 </text:p>
          </table:table-cell>
          <table:table-cell table:style-name="ce10" office:value-type="float" office:value="122162" calcext:value-type="float">
            <text:p><text:s/>122 162 </text:p>
          </table:table-cell>
          <table:table-cell table:style-name="ce10" office:value-type="float" office:value="126261" calcext:value-type="float">
            <text:p><text:s/>126 261 </text:p>
          </table:table-cell>
          <table:table-cell table:style-name="ce10" office:value-type="float" office:value="129753" calcext:value-type="float">
            <text:p><text:s/>129 753 </text:p>
          </table:table-cell>
          <table:table-cell table:style-name="ce10" office:value-type="float" office:value="127862" calcext:value-type="float">
            <text:p><text:s/>127 862 </text:p>
          </table:table-cell>
          <table:table-cell table:style-name="ce13" office:value-type="float" office:value="127013" calcext:value-type="float">
            <text:p><text:s/>127 013 </text:p>
          </table:table-cell>
          <table:table-cell table:style-name="ce13" office:value-type="float" office:value="123881" calcext:value-type="float">
            <text:p><text:s/>123 881 </text:p>
          </table:table-cell>
          <table:table-cell table:style-name="ce13" office:value-type="float" office:value="122599" calcext:value-type="float">
            <text:p><text:s/>122 599 </text:p>
          </table:table-cell>
          <table:table-cell table:style-name="ce13" office:value-type="float" office:value="120888" calcext:value-type="float">
            <text:p><text:s/>120 888 </text:p>
          </table:table-cell>
          <table:table-cell table:style-name="ce13" office:value-type="float" office:value="118681" calcext:value-type="float">
            <text:p><text:s/>118 681 </text:p>
          </table:table-cell>
          <table:table-cell table:style-name="ce13" office:value-type="float" office:value="118086" calcext:value-type="float">
            <text:p><text:s/>118 086 </text:p>
          </table:table-cell>
          <table:table-cell table:style-name="ce14" office:value-type="float" office:value="114281" calcext:value-type="float">
            <text:p>114281</text:p>
          </table:table-cell>
          <table:table-cell table:style-name="ce14" office:value-type="float" office:value="111639" calcext:value-type="float">
            <text:p>111639</text:p>
          </table:table-cell>
          <table:table-cell table:style-name="ce14" office:value-type="float" office:value="112234" calcext:value-type="float">
            <text:p>112234</text:p>
          </table:table-cell>
          <table:table-cell table:number-columns-repeated="87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float" office:value="32648" calcext:value-type="float">
            <text:p><text:s/>32 648 </text:p>
          </table:table-cell>
          <table:table-cell table:style-name="ce5" office:value-type="float" office:value="33093" calcext:value-type="float">
            <text:p><text:s/>33 093 </text:p>
          </table:table-cell>
          <table:table-cell table:style-name="ce5" office:value-type="float" office:value="33576" calcext:value-type="float">
            <text:p><text:s/>33 576 </text:p>
          </table:table-cell>
          <table:table-cell table:style-name="ce5" office:value-type="float" office:value="33899" calcext:value-type="float">
            <text:p><text:s/>33 899 </text:p>
          </table:table-cell>
          <table:table-cell table:style-name="ce5" office:value-type="float" office:value="34220" calcext:value-type="float">
            <text:p><text:s/>34 220 </text:p>
          </table:table-cell>
          <table:table-cell table:style-name="ce5" office:value-type="float" office:value="34543" calcext:value-type="float">
            <text:p><text:s/>34 543 </text:p>
          </table:table-cell>
          <table:table-cell table:style-name="ce5" office:value-type="float" office:value="34864" calcext:value-type="float">
            <text:p><text:s/>34 864 </text:p>
          </table:table-cell>
          <table:table-cell table:style-name="ce5" office:value-type="float" office:value="35185" calcext:value-type="float">
            <text:p><text:s/>35 185 </text:p>
          </table:table-cell>
          <table:table-cell table:style-name="ce5" office:value-type="float" office:value="35057" calcext:value-type="float">
            <text:p><text:s/>35 057 </text:p>
          </table:table-cell>
          <table:table-cell table:style-name="ce5" office:value-type="float" office:value="34947" calcext:value-type="float">
            <text:p><text:s/>34 947 </text:p>
          </table:table-cell>
          <table:table-cell table:style-name="ce5" office:value-type="float" office:value="34854" calcext:value-type="float">
            <text:p><text:s/>34 854 </text:p>
          </table:table-cell>
          <table:table-cell table:style-name="ce5" office:value-type="float" office:value="34746" calcext:value-type="float">
            <text:p><text:s/>34 746 </text:p>
          </table:table-cell>
          <table:table-cell table:style-name="ce5" office:value-type="float" office:value="34666" calcext:value-type="float">
            <text:p><text:s/>34 666 </text:p>
          </table:table-cell>
          <table:table-cell table:style-name="ce5" office:value-type="float" office:value="35000" calcext:value-type="float">
            <text:p><text:s/>35 000 </text:p>
          </table:table-cell>
          <table:table-cell table:style-name="ce5" office:value-type="float" office:value="35365" calcext:value-type="float">
            <text:p><text:s/>35 365 </text:p>
          </table:table-cell>
          <table:table-cell table:style-name="ce5" office:value-type="float" office:value="35765" calcext:value-type="float">
            <text:p><text:s/>35 765 </text:p>
          </table:table-cell>
          <table:table-cell table:style-name="ce5" office:value-type="float" office:value="36201" calcext:value-type="float">
            <text:p><text:s/>36 201 </text:p>
          </table:table-cell>
          <table:table-cell table:style-name="ce5" office:value-type="float" office:value="36676" calcext:value-type="float">
            <text:p><text:s/>36 676 </text:p>
          </table:table-cell>
          <table:table-cell table:style-name="ce5" office:value-type="float" office:value="36701" calcext:value-type="float">
            <text:p><text:s/>36 701 </text:p>
          </table:table-cell>
          <table:table-cell table:style-name="ce5" office:value-type="float" office:value="36740" calcext:value-type="float">
            <text:p><text:s/>36 740 </text:p>
          </table:table-cell>
          <table:table-cell table:style-name="ce5" office:value-type="float" office:value="36725" calcext:value-type="float">
            <text:p><text:s/>36 725 </text:p>
          </table:table-cell>
          <table:table-cell table:style-name="ce5" office:value-type="float" office:value="36718" calcext:value-type="float">
            <text:p><text:s/>36 718 </text:p>
          </table:table-cell>
          <table:table-cell table:style-name="ce5" office:value-type="float" office:value="36570" calcext:value-type="float">
            <text:p><text:s/>36 570 </text:p>
          </table:table-cell>
          <table:table-cell table:style-name="ce5" office:value-type="float" office:value="36221" calcext:value-type="float">
            <text:p><text:s/>36 221 </text:p>
          </table:table-cell>
          <table:table-cell table:style-name="ce5" office:value-type="float" office:value="35906" calcext:value-type="float">
            <text:p><text:s/>35 906 </text:p>
          </table:table-cell>
          <table:table-cell table:style-name="ce5" office:value-type="float" office:value="35432" calcext:value-type="float">
            <text:p><text:s/>35 432 </text:p>
          </table:table-cell>
          <table:table-cell table:style-name="ce5" office:value-type="float" office:value="35159" calcext:value-type="float">
            <text:p><text:s/>35 159 </text:p>
          </table:table-cell>
          <table:table-cell table:style-name="ce5" office:value-type="float" office:value="34869" calcext:value-type="float">
            <text:p><text:s/>34 869 </text:p>
          </table:table-cell>
          <table:table-cell table:style-name="ce5" office:value-type="float" office:value="34598" calcext:value-type="float">
            <text:p><text:s/>34 598 </text:p>
          </table:table-cell>
          <table:table-cell table:style-name="ce5" office:value-type="float" office:value="34546" calcext:value-type="float">
            <text:p><text:s/>34 546 </text:p>
          </table:table-cell>
          <table:table-cell table:style-name="ce5" office:value-type="float" office:value="34394" calcext:value-type="float">
            <text:p><text:s/>34 394 </text:p>
          </table:table-cell>
          <table:table-cell table:style-name="ce5" office:value-type="float" office:value="34530" calcext:value-type="float">
            <text:p><text:s/>34 530 </text:p>
          </table:table-cell>
          <table:table-cell table:style-name="ce5" office:value-type="float" office:value="34643" calcext:value-type="float">
            <text:p><text:s/>34 643 </text:p>
          </table:table-cell>
          <table:table-cell table:style-name="ce5" office:value-type="float" office:value="35012" calcext:value-type="float">
            <text:p><text:s/>35 012 </text:p>
          </table:table-cell>
          <table:table-cell table:style-name="ce5" office:value-type="float" office:value="35652" calcext:value-type="float">
            <text:p><text:s/>35 652 </text:p>
          </table:table-cell>
          <table:table-cell table:style-name="ce5" office:value-type="float" office:value="36297" calcext:value-type="float">
            <text:p><text:s/>36 297 </text:p>
          </table:table-cell>
          <table:table-cell table:style-name="ce5" office:value-type="float" office:value="37533" calcext:value-type="float">
            <text:p><text:s/>37 533 </text:p>
          </table:table-cell>
          <table:table-cell table:style-name="ce5" office:value-type="float" office:value="38830" calcext:value-type="float">
            <text:p><text:s/>38 830 </text:p>
          </table:table-cell>
          <table:table-cell table:style-name="ce5" office:value-type="float" office:value="39698" calcext:value-type="float">
            <text:p><text:s/>39 698 </text:p>
          </table:table-cell>
          <table:table-cell table:style-name="ce5" office:value-type="float" office:value="40579" calcext:value-type="float">
            <text:p><text:s/>40 579 </text:p>
          </table:table-cell>
          <table:table-cell table:style-name="ce5" office:value-type="float" office:value="41391" calcext:value-type="float">
            <text:p><text:s/>41 391 </text:p>
          </table:table-cell>
          <table:table-cell table:style-name="ce5" office:value-type="float" office:value="42176" calcext:value-type="float">
            <text:p><text:s/>42 176 </text:p>
          </table:table-cell>
          <table:table-cell table:style-name="ce5" office:value-type="float" office:value="43014" calcext:value-type="float">
            <text:p><text:s/>43 014 </text:p>
          </table:table-cell>
          <table:table-cell table:style-name="ce5" office:value-type="float" office:value="43492" calcext:value-type="float">
            <text:p><text:s/>43 492 </text:p>
          </table:table-cell>
          <table:table-cell table:style-name="ce5" office:value-type="float" office:value="43985" calcext:value-type="float">
            <text:p><text:s/>43 985 </text:p>
          </table:table-cell>
          <table:table-cell table:style-name="ce5" office:value-type="float" office:value="44385" calcext:value-type="float">
            <text:p><text:s/>44 385 </text:p>
          </table:table-cell>
          <table:table-cell table:style-name="ce5" office:value-type="float" office:value="44964" calcext:value-type="float">
            <text:p><text:s/>44 964 </text:p>
          </table:table-cell>
          <table:table-cell table:style-name="ce5" office:value-type="float" office:value="45455" calcext:value-type="float">
            <text:p><text:s/>45 455 </text:p>
          </table:table-cell>
          <table:table-cell table:style-name="ce5" office:value-type="float" office:value="46314" calcext:value-type="float">
            <text:p><text:s/>46 314 </text:p>
          </table:table-cell>
          <table:table-cell table:style-name="ce5" office:value-type="float" office:value="47173" calcext:value-type="float">
            <text:p><text:s/>47 173 </text:p>
          </table:table-cell>
          <table:table-cell table:style-name="ce5" office:value-type="float" office:value="48778" calcext:value-type="float">
            <text:p><text:s/>48 778 </text:p>
          </table:table-cell>
          <table:table-cell table:style-name="ce5" office:value-type="float" office:value="49941" calcext:value-type="float">
            <text:p><text:s/>49 941 </text:p>
          </table:table-cell>
          <table:table-cell table:style-name="ce5" office:value-type="float" office:value="49688" calcext:value-type="float">
            <text:p><text:s/>49 688 </text:p>
          </table:table-cell>
          <table:table-cell table:style-name="ce5" office:value-type="float" office:value="50637" calcext:value-type="float">
            <text:p><text:s/>50 637 </text:p>
          </table:table-cell>
          <table:table-cell table:style-name="ce5" office:value-type="float" office:value="52897" calcext:value-type="float">
            <text:p><text:s/>52 897 </text:p>
          </table:table-cell>
          <table:table-cell table:style-name="ce5" office:value-type="float" office:value="57149" calcext:value-type="float">
            <text:p><text:s/>57 149 </text:p>
          </table:table-cell>
          <table:table-cell table:style-name="ce5" office:value-type="float" office:value="55526" calcext:value-type="float">
            <text:p><text:s/>55 526 </text:p>
          </table:table-cell>
          <table:table-cell table:style-name="ce5" office:value-type="float" office:value="54185" calcext:value-type="float">
            <text:p><text:s/>54 185 </text:p>
          </table:table-cell>
          <table:table-cell table:style-name="ce5" office:value-type="float" office:value="52220" calcext:value-type="float">
            <text:p><text:s/>52 220 </text:p>
          </table:table-cell>
          <table:table-cell table:style-name="ce5" office:value-type="float" office:value="50394" calcext:value-type="float">
            <text:p><text:s/>50 394 </text:p>
          </table:table-cell>
          <table:table-cell table:style-name="ce5" office:value-type="float" office:value="55228" calcext:value-type="float">
            <text:p><text:s/>55 228 </text:p>
          </table:table-cell>
          <table:table-cell table:style-name="ce5" office:value-type="float" office:value="53258" calcext:value-type="float">
            <text:p><text:s/>53 258 </text:p>
          </table:table-cell>
          <table:table-cell table:style-name="ce5" office:value-type="float" office:value="52388" calcext:value-type="float">
            <text:p><text:s/>52 388 </text:p>
          </table:table-cell>
          <table:table-cell table:style-name="ce5" office:value-type="float" office:value="51692" calcext:value-type="float">
            <text:p><text:s/>51 692 </text:p>
          </table:table-cell>
          <table:table-cell table:style-name="ce5" office:value-type="float" office:value="50482" calcext:value-type="float">
            <text:p><text:s/>50 482 </text:p>
          </table:table-cell>
          <table:table-cell table:style-name="ce5" office:value-type="float" office:value="53645" calcext:value-type="float">
            <text:p><text:s/>53 645 </text:p>
          </table:table-cell>
          <table:table-cell table:style-name="ce5" office:value-type="float" office:value="53586" calcext:value-type="float">
            <text:p><text:s/>53 586 </text:p>
          </table:table-cell>
          <table:table-cell table:style-name="ce5" office:value-type="float" office:value="53055" calcext:value-type="float">
            <text:p><text:s/>53 055 </text:p>
          </table:table-cell>
          <table:table-cell table:style-name="ce5" office:value-type="float" office:value="52712" calcext:value-type="float">
            <text:p><text:s/>52 712 </text:p>
          </table:table-cell>
          <table:table-cell table:style-name="ce5" office:value-type="float" office:value="50602" calcext:value-type="float">
            <text:p><text:s/>50 602 </text:p>
          </table:table-cell>
          <table:table-cell table:style-name="ce5" office:value-type="float" office:value="56488" calcext:value-type="float">
            <text:p><text:s/>56 488 </text:p>
          </table:table-cell>
          <table:table-cell table:style-name="ce5" office:value-type="float" office:value="56043" calcext:value-type="float">
            <text:p><text:s/>56 043 </text:p>
          </table:table-cell>
          <table:table-cell table:style-name="ce5" office:value-type="float" office:value="56902" calcext:value-type="float">
            <text:p><text:s/>56 902 </text:p>
          </table:table-cell>
          <table:table-cell table:style-name="ce5" office:value-type="float" office:value="56307" calcext:value-type="float">
            <text:p><text:s/>56 307 </text:p>
          </table:table-cell>
          <table:table-cell table:style-name="ce5" office:value-type="float" office:value="56679" calcext:value-type="float">
            <text:p><text:s/>56 679 </text:p>
          </table:table-cell>
          <table:table-cell table:style-name="ce5" office:value-type="float" office:value="60550" calcext:value-type="float">
            <text:p><text:s/>60 550 </text:p>
          </table:table-cell>
          <table:table-cell table:style-name="ce5" office:value-type="float" office:value="62215" calcext:value-type="float">
            <text:p><text:s/>62 215 </text:p>
          </table:table-cell>
          <table:table-cell table:style-name="ce5" office:value-type="float" office:value="63156" calcext:value-type="float">
            <text:p><text:s/>63 156 </text:p>
          </table:table-cell>
          <table:table-cell table:style-name="ce5" office:value-type="float" office:value="64846" calcext:value-type="float">
            <text:p><text:s/>64 846 </text:p>
          </table:table-cell>
          <table:table-cell table:style-name="ce5" office:value-type="float" office:value="64523" calcext:value-type="float">
            <text:p><text:s/>64 523 </text:p>
          </table:table-cell>
          <table:table-cell table:style-name="ce5" office:value-type="float" office:value="69692" calcext:value-type="float">
            <text:p><text:s/>69 692 </text:p>
          </table:table-cell>
          <table:table-cell table:style-name="ce5" office:value-type="float" office:value="70018" calcext:value-type="float">
            <text:p><text:s/>70 018 </text:p>
          </table:table-cell>
          <table:table-cell table:style-name="ce5" office:value-type="float" office:value="67694" calcext:value-type="float">
            <text:p><text:s/>67 694 </text:p>
          </table:table-cell>
          <table:table-cell table:style-name="ce5" office:value-type="float" office:value="68512" calcext:value-type="float">
            <text:p><text:s/>68 512 </text:p>
          </table:table-cell>
          <table:table-cell table:style-name="ce5" office:value-type="float" office:value="69176" calcext:value-type="float">
            <text:p><text:s/>69 176 </text:p>
          </table:table-cell>
          <table:table-cell table:style-name="ce5" office:value-type="float" office:value="70303" calcext:value-type="float">
            <text:p><text:s/>70 303 </text:p>
          </table:table-cell>
          <table:table-cell table:style-name="ce5" office:value-type="float" office:value="70481" calcext:value-type="float">
            <text:p><text:s/>70 481 </text:p>
          </table:table-cell>
          <table:table-cell table:style-name="ce5" office:value-type="float" office:value="73203" calcext:value-type="float">
            <text:p><text:s/>73 203 </text:p>
          </table:table-cell>
          <table:table-cell table:style-name="ce5" office:value-type="float" office:value="71862" calcext:value-type="float">
            <text:p><text:s/>71 862 </text:p>
          </table:table-cell>
          <table:table-cell table:style-name="ce5" office:value-type="float" office:value="72820" calcext:value-type="float">
            <text:p><text:s/>72 820 </text:p>
          </table:table-cell>
          <table:table-cell table:style-name="ce5" office:value-type="float" office:value="70010" calcext:value-type="float">
            <text:p><text:s/>70 010 </text:p>
          </table:table-cell>
          <table:table-cell table:style-name="ce5" office:value-type="float" office:value="72565" calcext:value-type="float">
            <text:p><text:s/>72 565 </text:p>
          </table:table-cell>
          <table:table-cell table:style-name="ce5" office:value-type="float" office:value="71370" calcext:value-type="float">
            <text:p><text:s/>71 370 </text:p>
          </table:table-cell>
          <table:table-cell table:style-name="ce5" office:value-type="float" office:value="71493" calcext:value-type="float">
            <text:p><text:s/>71 493 </text:p>
          </table:table-cell>
          <table:table-cell table:style-name="ce5" office:value-type="float" office:value="64886" calcext:value-type="float">
            <text:p><text:s/>64 886 </text:p>
          </table:table-cell>
          <table:table-cell table:style-name="ce5" office:value-type="float" office:value="64069" calcext:value-type="float">
            <text:p><text:s/>64 069 </text:p>
          </table:table-cell>
          <table:table-cell table:style-name="ce5" office:value-type="float" office:value="61819" calcext:value-type="float">
            <text:p><text:s/>61 819 </text:p>
          </table:table-cell>
          <table:table-cell table:style-name="ce5" office:value-type="float" office:value="63027" calcext:value-type="float">
            <text:p><text:s/>63 027 </text:p>
          </table:table-cell>
          <table:table-cell table:style-name="ce5" office:value-type="float" office:value="64125" calcext:value-type="float">
            <text:p><text:s/>64 125 </text:p>
          </table:table-cell>
          <table:table-cell table:style-name="ce5" office:value-type="float" office:value="73289" calcext:value-type="float">
            <text:p><text:s/>73 289 </text:p>
          </table:table-cell>
          <table:table-cell table:style-name="ce10" office:value-type="float" office:value="73999" calcext:value-type="float">
            <text:p><text:s/>73 999 </text:p>
          </table:table-cell>
          <table:table-cell table:style-name="ce10" office:value-type="float" office:value="72566" calcext:value-type="float">
            <text:p><text:s/>72 566 </text:p>
          </table:table-cell>
          <table:table-cell table:style-name="ce10" office:value-type="float" office:value="74453" calcext:value-type="float">
            <text:p><text:s/>74 453 </text:p>
          </table:table-cell>
          <table:table-cell table:style-name="ce10" office:value-type="float" office:value="74485" calcext:value-type="float">
            <text:p><text:s/>74 485 </text:p>
          </table:table-cell>
          <table:table-cell table:style-name="ce10" office:value-type="float" office:value="75361" calcext:value-type="float">
            <text:p><text:s/>75 361 </text:p>
          </table:table-cell>
          <table:table-cell table:style-name="ce10" office:value-type="float" office:value="75462" calcext:value-type="float">
            <text:p><text:s/>75 462 </text:p>
          </table:table-cell>
          <table:table-cell table:style-name="ce10" office:value-type="float" office:value="74822" calcext:value-type="float">
            <text:p><text:s/>74 822 </text:p>
          </table:table-cell>
          <table:table-cell table:style-name="ce10" office:value-type="float" office:value="77039" calcext:value-type="float">
            <text:p><text:s/>77 039 </text:p>
          </table:table-cell>
          <table:table-cell table:style-name="ce10" office:value-type="float" office:value="77907" calcext:value-type="float">
            <text:p><text:s/>77 907 </text:p>
          </table:table-cell>
          <table:table-cell table:style-name="ce10" office:value-type="float" office:value="81321" calcext:value-type="float">
            <text:p><text:s/>81 321 </text:p>
          </table:table-cell>
          <table:table-cell table:style-name="ce10" office:value-type="float" office:value="80109" calcext:value-type="float">
            <text:p><text:s/>80 109 </text:p>
          </table:table-cell>
          <table:table-cell table:style-name="ce10" office:value-type="float" office:value="81334" calcext:value-type="float">
            <text:p><text:s/>81 334 </text:p>
          </table:table-cell>
          <table:table-cell table:style-name="ce10" office:value-type="float" office:value="81815" calcext:value-type="float">
            <text:p><text:s/>81 815 </text:p>
          </table:table-cell>
          <table:table-cell table:style-name="ce10" office:value-type="float" office:value="83442" calcext:value-type="float">
            <text:p><text:s/>83 442 </text:p>
          </table:table-cell>
          <table:table-cell table:style-name="ce10" office:value-type="float" office:value="84312" calcext:value-type="float">
            <text:p><text:s/>84 312 </text:p>
          </table:table-cell>
          <table:table-cell table:style-name="ce10" office:value-type="float" office:value="83432" calcext:value-type="float">
            <text:p><text:s/>83 432 </text:p>
          </table:table-cell>
          <table:table-cell table:style-name="ce10" office:value-type="float" office:value="80935" calcext:value-type="float">
            <text:p><text:s/>80 935 </text:p>
          </table:table-cell>
          <table:table-cell table:style-name="ce10" office:value-type="float" office:value="82096" calcext:value-type="float">
            <text:p><text:s/>82 096 </text:p>
          </table:table-cell>
          <table:table-cell table:style-name="ce10" office:value-type="float" office:value="83539" calcext:value-type="float">
            <text:p><text:s/>83 539 </text:p>
          </table:table-cell>
          <table:table-cell table:style-name="ce10" office:value-type="float" office:value="84690" calcext:value-type="float">
            <text:p><text:s/>84 690 </text:p>
          </table:table-cell>
          <table:table-cell table:style-name="ce10" office:value-type="float" office:value="89055" calcext:value-type="float">
            <text:p><text:s/>89 055 </text:p>
          </table:table-cell>
          <table:table-cell table:style-name="ce10" office:value-type="float" office:value="94523" calcext:value-type="float">
            <text:p><text:s/>94 523 </text:p>
          </table:table-cell>
          <table:table-cell table:style-name="ce10" office:value-type="float" office:value="97541" calcext:value-type="float">
            <text:p><text:s/>97 541 </text:p>
          </table:table-cell>
          <table:table-cell table:style-name="ce10" office:value-type="float" office:value="100043" calcext:value-type="float">
            <text:p><text:s/>100 043 </text:p>
          </table:table-cell>
          <table:table-cell table:style-name="ce10" office:value-type="float" office:value="100305" calcext:value-type="float">
            <text:p><text:s/>100 305 </text:p>
          </table:table-cell>
          <table:table-cell table:style-name="ce10" office:value-type="float" office:value="102967" calcext:value-type="float">
            <text:p><text:s/>102 967 </text:p>
          </table:table-cell>
          <table:table-cell table:style-name="ce10" office:value-type="float" office:value="102369" calcext:value-type="float">
            <text:p><text:s/>102 369 </text:p>
          </table:table-cell>
          <table:table-cell table:style-name="ce10" office:value-type="float" office:value="103083" calcext:value-type="float">
            <text:p><text:s/>103 083 </text:p>
          </table:table-cell>
          <table:table-cell table:style-name="ce10" office:value-type="float" office:value="100945" calcext:value-type="float">
            <text:p><text:s/>100 945 </text:p>
          </table:table-cell>
          <table:table-cell table:style-name="ce10" office:value-type="float" office:value="101512" calcext:value-type="float">
            <text:p><text:s/>101 512 </text:p>
          </table:table-cell>
          <table:table-cell table:style-name="ce10" office:value-type="float" office:value="98135" calcext:value-type="float">
            <text:p><text:s/>98 135 </text:p>
          </table:table-cell>
          <table:table-cell table:style-name="ce10" office:value-type="float" office:value="101510" calcext:value-type="float">
            <text:p><text:s/>101 510 </text:p>
          </table:table-cell>
          <table:table-cell table:style-name="ce10" office:value-type="float" office:value="100856" calcext:value-type="float">
            <text:p><text:s/>100 856 </text:p>
          </table:table-cell>
          <table:table-cell table:style-name="ce10" office:value-type="float" office:value="103368" calcext:value-type="float">
            <text:p><text:s/>103 368 </text:p>
          </table:table-cell>
          <table:table-cell table:style-name="ce10" office:value-type="float" office:value="105532" calcext:value-type="float">
            <text:p><text:s/>105 532 </text:p>
          </table:table-cell>
          <table:table-cell table:style-name="ce10" office:value-type="float" office:value="108572" calcext:value-type="float">
            <text:p><text:s/>108 572 </text:p>
          </table:table-cell>
          <table:table-cell table:style-name="ce10" office:value-type="float" office:value="110565" calcext:value-type="float">
            <text:p><text:s/>110 565 </text:p>
          </table:table-cell>
          <table:table-cell table:style-name="ce10" office:value-type="float" office:value="111420" calcext:value-type="float">
            <text:p><text:s/>111 420 </text:p>
          </table:table-cell>
          <table:table-cell table:style-name="ce10" office:value-type="float" office:value="114105" calcext:value-type="float">
            <text:p><text:s/>114 105 </text:p>
          </table:table-cell>
          <table:table-cell table:style-name="ce10" office:value-type="float" office:value="117133" calcext:value-type="float">
            <text:p><text:s/>117 133 </text:p>
          </table:table-cell>
          <table:table-cell table:style-name="ce10" office:value-type="float" office:value="118823" calcext:value-type="float">
            <text:p><text:s/>118 823 </text:p>
          </table:table-cell>
          <table:table-cell table:style-name="ce10" office:value-type="float" office:value="122600" calcext:value-type="float">
            <text:p><text:s/>122 600 </text:p>
          </table:table-cell>
          <table:table-cell table:style-name="ce10" office:value-type="float" office:value="127173" calcext:value-type="float">
            <text:p><text:s/>127 173 </text:p>
          </table:table-cell>
          <table:table-cell table:style-name="ce10" office:value-type="float" office:value="130323" calcext:value-type="float">
            <text:p><text:s/>130 323 </text:p>
          </table:table-cell>
          <table:table-cell table:style-name="ce13" office:value-type="float" office:value="128434" calcext:value-type="float">
            <text:p><text:s/>128 434 </text:p>
          </table:table-cell>
          <table:table-cell table:style-name="ce13" office:value-type="float" office:value="127438" calcext:value-type="float">
            <text:p><text:s/>127 438 </text:p>
          </table:table-cell>
          <table:table-cell table:style-name="ce13" office:value-type="float" office:value="124463" calcext:value-type="float">
            <text:p><text:s/>124 463 </text:p>
          </table:table-cell>
          <table:table-cell table:style-name="ce13" office:value-type="float" office:value="124043" calcext:value-type="float">
            <text:p><text:s/>124 043 </text:p>
          </table:table-cell>
          <table:table-cell table:style-name="ce13" office:value-type="float" office:value="122644" calcext:value-type="float">
            <text:p><text:s/>122 644 </text:p>
          </table:table-cell>
          <table:table-cell table:style-name="ce13" office:value-type="float" office:value="119845" calcext:value-type="float">
            <text:p><text:s/>119 845 </text:p>
          </table:table-cell>
          <table:table-cell table:style-name="ce14" office:value-type="float" office:value="118495" calcext:value-type="float">
            <text:p>118495</text:p>
          </table:table-cell>
          <table:table-cell table:style-name="ce14" office:value-type="float" office:value="115406" calcext:value-type="float">
            <text:p>115406</text:p>
          </table:table-cell>
          <table:table-cell table:style-name="ce14" office:value-type="float" office:value="112901" calcext:value-type="float">
            <text:p>112901</text:p>
          </table:table-cell>
          <table:table-cell table:number-columns-repeated="87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office:value-type="float" office:value="31783" calcext:value-type="float">
            <text:p><text:s/>31 783 </text:p>
          </table:table-cell>
          <table:table-cell table:style-name="ce5" office:value-type="float" office:value="32200" calcext:value-type="float">
            <text:p><text:s/>32 200 </text:p>
          </table:table-cell>
          <table:table-cell table:style-name="ce5" office:value-type="float" office:value="32652" calcext:value-type="float">
            <text:p><text:s/>32 652 </text:p>
          </table:table-cell>
          <table:table-cell table:style-name="ce5" office:value-type="float" office:value="33141" calcext:value-type="float">
            <text:p><text:s/>33 141 </text:p>
          </table:table-cell>
          <table:table-cell table:style-name="ce5" office:value-type="float" office:value="33454" calcext:value-type="float">
            <text:p><text:s/>33 454 </text:p>
          </table:table-cell>
          <table:table-cell table:style-name="ce5" office:value-type="float" office:value="33768" calcext:value-type="float">
            <text:p><text:s/>33 768 </text:p>
          </table:table-cell>
          <table:table-cell table:style-name="ce5" office:value-type="float" office:value="34081" calcext:value-type="float">
            <text:p><text:s/>34 081 </text:p>
          </table:table-cell>
          <table:table-cell table:style-name="ce5" office:value-type="float" office:value="34394" calcext:value-type="float">
            <text:p><text:s/>34 394 </text:p>
          </table:table-cell>
          <table:table-cell table:style-name="ce5" office:value-type="float" office:value="34705" calcext:value-type="float">
            <text:p><text:s/>34 705 </text:p>
          </table:table-cell>
          <table:table-cell table:style-name="ce5" office:value-type="float" office:value="34583" calcext:value-type="float">
            <text:p><text:s/>34 583 </text:p>
          </table:table-cell>
          <table:table-cell table:style-name="ce5" office:value-type="float" office:value="34481" calcext:value-type="float">
            <text:p><text:s/>34 481 </text:p>
          </table:table-cell>
          <table:table-cell table:style-name="ce5" office:value-type="float" office:value="34356" calcext:value-type="float">
            <text:p><text:s/>34 356 </text:p>
          </table:table-cell>
          <table:table-cell table:style-name="ce5" office:value-type="float" office:value="34259" calcext:value-type="float">
            <text:p><text:s/>34 259 </text:p>
          </table:table-cell>
          <table:table-cell table:style-name="ce5" office:value-type="float" office:value="34191" calcext:value-type="float">
            <text:p><text:s/>34 191 </text:p>
          </table:table-cell>
          <table:table-cell table:style-name="ce5" office:value-type="float" office:value="34531" calcext:value-type="float">
            <text:p><text:s/>34 531 </text:p>
          </table:table-cell>
          <table:table-cell table:style-name="ce5" office:value-type="float" office:value="34902" calcext:value-type="float">
            <text:p><text:s/>34 902 </text:p>
          </table:table-cell>
          <table:table-cell table:style-name="ce5" office:value-type="float" office:value="35310" calcext:value-type="float">
            <text:p><text:s/>35 310 </text:p>
          </table:table-cell>
          <table:table-cell table:style-name="ce5" office:value-type="float" office:value="35753" calcext:value-type="float">
            <text:p><text:s/>35 753 </text:p>
          </table:table-cell>
          <table:table-cell table:style-name="ce5" office:value-type="float" office:value="36237" calcext:value-type="float">
            <text:p><text:s/>36 237 </text:p>
          </table:table-cell>
          <table:table-cell table:style-name="ce5" office:value-type="float" office:value="36256" calcext:value-type="float">
            <text:p><text:s/>36 256 </text:p>
          </table:table-cell>
          <table:table-cell table:style-name="ce5" office:value-type="float" office:value="36265" calcext:value-type="float">
            <text:p><text:s/>36 265 </text:p>
          </table:table-cell>
          <table:table-cell table:style-name="ce5" office:value-type="float" office:value="36269" calcext:value-type="float">
            <text:p><text:s/>36 269 </text:p>
          </table:table-cell>
          <table:table-cell table:style-name="ce5" office:value-type="float" office:value="36196" calcext:value-type="float">
            <text:p><text:s/>36 196 </text:p>
          </table:table-cell>
          <table:table-cell table:style-name="ce5" office:value-type="float" office:value="36052" calcext:value-type="float">
            <text:p><text:s/>36 052 </text:p>
          </table:table-cell>
          <table:table-cell table:style-name="ce5" office:value-type="float" office:value="35677" calcext:value-type="float">
            <text:p><text:s/>35 677 </text:p>
          </table:table-cell>
          <table:table-cell table:style-name="ce5" office:value-type="float" office:value="35279" calcext:value-type="float">
            <text:p><text:s/>35 279 </text:p>
          </table:table-cell>
          <table:table-cell table:style-name="ce5" office:value-type="float" office:value="34884" calcext:value-type="float">
            <text:p><text:s/>34 884 </text:p>
          </table:table-cell>
          <table:table-cell table:style-name="ce5" office:value-type="float" office:value="34596" calcext:value-type="float">
            <text:p><text:s/>34 596 </text:p>
          </table:table-cell>
          <table:table-cell table:style-name="ce5" office:value-type="float" office:value="34310" calcext:value-type="float">
            <text:p><text:s/>34 310 </text:p>
          </table:table-cell>
          <table:table-cell table:style-name="ce5" office:value-type="float" office:value="34224" calcext:value-type="float">
            <text:p><text:s/>34 224 </text:p>
          </table:table-cell>
          <table:table-cell table:style-name="ce5" office:value-type="float" office:value="34114" calcext:value-type="float">
            <text:p><text:s/>34 114 </text:p>
          </table:table-cell>
          <table:table-cell table:style-name="ce5" office:value-type="float" office:value="34043" calcext:value-type="float">
            <text:p><text:s/>34 043 </text:p>
          </table:table-cell>
          <table:table-cell table:style-name="ce5" office:value-type="float" office:value="34172" calcext:value-type="float">
            <text:p><text:s/>34 172 </text:p>
          </table:table-cell>
          <table:table-cell table:style-name="ce5" office:value-type="float" office:value="34242" calcext:value-type="float">
            <text:p><text:s/>34 242 </text:p>
          </table:table-cell>
          <table:table-cell table:style-name="ce5" office:value-type="float" office:value="34654" calcext:value-type="float">
            <text:p><text:s/>34 654 </text:p>
          </table:table-cell>
          <table:table-cell table:style-name="ce5" office:value-type="float" office:value="35374" calcext:value-type="float">
            <text:p><text:s/>35 374 </text:p>
          </table:table-cell>
          <table:table-cell table:style-name="ce5" office:value-type="float" office:value="36100" calcext:value-type="float">
            <text:p><text:s/>36 100 </text:p>
          </table:table-cell>
          <table:table-cell table:style-name="ce5" office:value-type="float" office:value="37350" calcext:value-type="float">
            <text:p><text:s/>37 350 </text:p>
          </table:table-cell>
          <table:table-cell table:style-name="ce5" office:value-type="float" office:value="38623" calcext:value-type="float">
            <text:p><text:s/>38 623 </text:p>
          </table:table-cell>
          <table:table-cell table:style-name="ce5" office:value-type="float" office:value="39479" calcext:value-type="float">
            <text:p><text:s/>39 479 </text:p>
          </table:table-cell>
          <table:table-cell table:style-name="ce5" office:value-type="float" office:value="40286" calcext:value-type="float">
            <text:p><text:s/>40 286 </text:p>
          </table:table-cell>
          <table:table-cell table:style-name="ce5" office:value-type="float" office:value="41032" calcext:value-type="float">
            <text:p><text:s/>41 032 </text:p>
          </table:table-cell>
          <table:table-cell table:style-name="ce5" office:value-type="float" office:value="41875" calcext:value-type="float">
            <text:p><text:s/>41 875 </text:p>
          </table:table-cell>
          <table:table-cell table:style-name="ce5" office:value-type="float" office:value="42665" calcext:value-type="float">
            <text:p><text:s/>42 665 </text:p>
          </table:table-cell>
          <table:table-cell table:style-name="ce5" office:value-type="float" office:value="43139" calcext:value-type="float">
            <text:p><text:s/>43 139 </text:p>
          </table:table-cell>
          <table:table-cell table:style-name="ce5" office:value-type="float" office:value="43592" calcext:value-type="float">
            <text:p><text:s/>43 592 </text:p>
          </table:table-cell>
          <table:table-cell table:style-name="ce5" office:value-type="float" office:value="44017" calcext:value-type="float">
            <text:p><text:s/>44 017 </text:p>
          </table:table-cell>
          <table:table-cell table:style-name="ce5" office:value-type="float" office:value="44613" calcext:value-type="float">
            <text:p><text:s/>44 613 </text:p>
          </table:table-cell>
          <table:table-cell table:style-name="ce5" office:value-type="float" office:value="45134" calcext:value-type="float">
            <text:p><text:s/>45 134 </text:p>
          </table:table-cell>
          <table:table-cell table:style-name="ce5" office:value-type="float" office:value="45958" calcext:value-type="float">
            <text:p><text:s/>45 958 </text:p>
          </table:table-cell>
          <table:table-cell table:style-name="ce5" office:value-type="float" office:value="46808" calcext:value-type="float">
            <text:p><text:s/>46 808 </text:p>
          </table:table-cell>
          <table:table-cell table:style-name="ce5" office:value-type="float" office:value="48263" calcext:value-type="float">
            <text:p><text:s/>48 263 </text:p>
          </table:table-cell>
          <table:table-cell table:style-name="ce5" office:value-type="float" office:value="49389" calcext:value-type="float">
            <text:p><text:s/>49 389 </text:p>
          </table:table-cell>
          <table:table-cell table:style-name="ce5" office:value-type="float" office:value="49215" calcext:value-type="float">
            <text:p><text:s/>49 215 </text:p>
          </table:table-cell>
          <table:table-cell table:style-name="ce5" office:value-type="float" office:value="50088" calcext:value-type="float">
            <text:p><text:s/>50 088 </text:p>
          </table:table-cell>
          <table:table-cell table:style-name="ce5" office:value-type="float" office:value="52365" calcext:value-type="float">
            <text:p><text:s/>52 365 </text:p>
          </table:table-cell>
          <table:table-cell table:style-name="ce5" office:value-type="float" office:value="56553" calcext:value-type="float">
            <text:p><text:s/>56 553 </text:p>
          </table:table-cell>
          <table:table-cell table:style-name="ce5" office:value-type="float" office:value="54948" calcext:value-type="float">
            <text:p><text:s/>54 948 </text:p>
          </table:table-cell>
          <table:table-cell table:style-name="ce5" office:value-type="float" office:value="53181" calcext:value-type="float">
            <text:p><text:s/>53 181 </text:p>
          </table:table-cell>
          <table:table-cell table:style-name="ce5" office:value-type="float" office:value="51592" calcext:value-type="float">
            <text:p><text:s/>51 592 </text:p>
          </table:table-cell>
          <table:table-cell table:style-name="ce5" office:value-type="float" office:value="49780" calcext:value-type="float">
            <text:p><text:s/>49 780 </text:p>
          </table:table-cell>
          <table:table-cell table:style-name="ce5" office:value-type="float" office:value="54795" calcext:value-type="float">
            <text:p><text:s/>54 795 </text:p>
          </table:table-cell>
          <table:table-cell table:style-name="ce5" office:value-type="float" office:value="52858" calcext:value-type="float">
            <text:p><text:s/>52 858 </text:p>
          </table:table-cell>
          <table:table-cell table:style-name="ce5" office:value-type="float" office:value="52007" calcext:value-type="float">
            <text:p><text:s/>52 007 </text:p>
          </table:table-cell>
          <table:table-cell table:style-name="ce5" office:value-type="float" office:value="51293" calcext:value-type="float">
            <text:p><text:s/>51 293 </text:p>
          </table:table-cell>
          <table:table-cell table:style-name="ce5" office:value-type="float" office:value="50074" calcext:value-type="float">
            <text:p><text:s/>50 074 </text:p>
          </table:table-cell>
          <table:table-cell table:style-name="ce5" office:value-type="float" office:value="53250" calcext:value-type="float">
            <text:p><text:s/>53 250 </text:p>
          </table:table-cell>
          <table:table-cell table:style-name="ce5" office:value-type="float" office:value="53183" calcext:value-type="float">
            <text:p><text:s/>53 183 </text:p>
          </table:table-cell>
          <table:table-cell table:style-name="ce5" office:value-type="float" office:value="52669" calcext:value-type="float">
            <text:p><text:s/>52 669 </text:p>
          </table:table-cell>
          <table:table-cell table:style-name="ce5" office:value-type="float" office:value="52304" calcext:value-type="float">
            <text:p><text:s/>52 304 </text:p>
          </table:table-cell>
          <table:table-cell table:style-name="ce5" office:value-type="float" office:value="50227" calcext:value-type="float">
            <text:p><text:s/>50 227 </text:p>
          </table:table-cell>
          <table:table-cell table:style-name="ce5" office:value-type="float" office:value="56142" calcext:value-type="float">
            <text:p><text:s/>56 142 </text:p>
          </table:table-cell>
          <table:table-cell table:style-name="ce5" office:value-type="float" office:value="55754" calcext:value-type="float">
            <text:p><text:s/>55 754 </text:p>
          </table:table-cell>
          <table:table-cell table:style-name="ce5" office:value-type="float" office:value="56837" calcext:value-type="float">
            <text:p><text:s/>56 837 </text:p>
          </table:table-cell>
          <table:table-cell table:style-name="ce5" office:value-type="float" office:value="56157" calcext:value-type="float">
            <text:p><text:s/>56 157 </text:p>
          </table:table-cell>
          <table:table-cell table:style-name="ce5" office:value-type="float" office:value="56464" calcext:value-type="float">
            <text:p><text:s/>56 464 </text:p>
          </table:table-cell>
          <table:table-cell table:style-name="ce5" office:value-type="float" office:value="60239" calcext:value-type="float">
            <text:p><text:s/>60 239 </text:p>
          </table:table-cell>
          <table:table-cell table:style-name="ce5" office:value-type="float" office:value="62054" calcext:value-type="float">
            <text:p><text:s/>62 054 </text:p>
          </table:table-cell>
          <table:table-cell table:style-name="ce5" office:value-type="float" office:value="63026" calcext:value-type="float">
            <text:p><text:s/>63 026 </text:p>
          </table:table-cell>
          <table:table-cell table:style-name="ce5" office:value-type="float" office:value="64662" calcext:value-type="float">
            <text:p><text:s/>64 662 </text:p>
          </table:table-cell>
          <table:table-cell table:style-name="ce5" office:value-type="float" office:value="64342" calcext:value-type="float">
            <text:p><text:s/>64 342 </text:p>
          </table:table-cell>
          <table:table-cell table:style-name="ce5" office:value-type="float" office:value="69443" calcext:value-type="float">
            <text:p><text:s/>69 443 </text:p>
          </table:table-cell>
          <table:table-cell table:style-name="ce5" office:value-type="float" office:value="69431" calcext:value-type="float">
            <text:p><text:s/>69 431 </text:p>
          </table:table-cell>
          <table:table-cell table:style-name="ce5" office:value-type="float" office:value="67282" calcext:value-type="float">
            <text:p><text:s/>67 282 </text:p>
          </table:table-cell>
          <table:table-cell table:style-name="ce5" office:value-type="float" office:value="68336" calcext:value-type="float">
            <text:p><text:s/>68 336 </text:p>
          </table:table-cell>
          <table:table-cell table:style-name="ce5" office:value-type="float" office:value="69321" calcext:value-type="float">
            <text:p><text:s/>69 321 </text:p>
          </table:table-cell>
          <table:table-cell table:style-name="ce5" office:value-type="float" office:value="70375" calcext:value-type="float">
            <text:p><text:s/>70 375 </text:p>
          </table:table-cell>
          <table:table-cell table:style-name="ce5" office:value-type="float" office:value="70527" calcext:value-type="float">
            <text:p><text:s/>70 527 </text:p>
          </table:table-cell>
          <table:table-cell table:style-name="ce5" office:value-type="float" office:value="73292" calcext:value-type="float">
            <text:p><text:s/>73 292 </text:p>
          </table:table-cell>
          <table:table-cell table:style-name="ce5" office:value-type="float" office:value="71947" calcext:value-type="float">
            <text:p><text:s/>71 947 </text:p>
          </table:table-cell>
          <table:table-cell table:style-name="ce5" office:value-type="float" office:value="72812" calcext:value-type="float">
            <text:p><text:s/>72 812 </text:p>
          </table:table-cell>
          <table:table-cell table:style-name="ce5" office:value-type="float" office:value="69827" calcext:value-type="float">
            <text:p><text:s/>69 827 </text:p>
          </table:table-cell>
          <table:table-cell table:style-name="ce5" office:value-type="float" office:value="71749" calcext:value-type="float">
            <text:p><text:s/>71 749 </text:p>
          </table:table-cell>
          <table:table-cell table:style-name="ce5" office:value-type="float" office:value="69894" calcext:value-type="float">
            <text:p><text:s/>69 894 </text:p>
          </table:table-cell>
          <table:table-cell table:style-name="ce5" office:value-type="float" office:value="69335" calcext:value-type="float">
            <text:p><text:s/>69 335 </text:p>
          </table:table-cell>
          <table:table-cell table:style-name="ce5" office:value-type="float" office:value="62549" calcext:value-type="float">
            <text:p><text:s/>62 549 </text:p>
          </table:table-cell>
          <table:table-cell table:style-name="ce5" office:value-type="float" office:value="61948" calcext:value-type="float">
            <text:p><text:s/>61 948 </text:p>
          </table:table-cell>
          <table:table-cell table:style-name="ce5" office:value-type="float" office:value="60226" calcext:value-type="float">
            <text:p><text:s/>60 226 </text:p>
          </table:table-cell>
          <table:table-cell table:style-name="ce5" office:value-type="float" office:value="61852" calcext:value-type="float">
            <text:p><text:s/>61 852 </text:p>
          </table:table-cell>
          <table:table-cell table:style-name="ce5" office:value-type="float" office:value="62768" calcext:value-type="float">
            <text:p><text:s/>62 768 </text:p>
          </table:table-cell>
          <table:table-cell table:style-name="ce10" office:value-type="float" office:value="73929" calcext:value-type="float">
            <text:p><text:s/>73 929 </text:p>
          </table:table-cell>
          <table:table-cell table:style-name="ce10" office:value-type="float" office:value="74553" calcext:value-type="float">
            <text:p><text:s/>74 553 </text:p>
          </table:table-cell>
          <table:table-cell table:style-name="ce10" office:value-type="float" office:value="73134" calcext:value-type="float">
            <text:p><text:s/>73 134 </text:p>
          </table:table-cell>
          <table:table-cell table:style-name="ce10" office:value-type="float" office:value="74812" calcext:value-type="float">
            <text:p><text:s/>74 812 </text:p>
          </table:table-cell>
          <table:table-cell table:style-name="ce10" office:value-type="float" office:value="74609" calcext:value-type="float">
            <text:p><text:s/>74 609 </text:p>
          </table:table-cell>
          <table:table-cell table:style-name="ce10" office:value-type="float" office:value="75294" calcext:value-type="float">
            <text:p><text:s/>75 294 </text:p>
          </table:table-cell>
          <table:table-cell table:style-name="ce10" office:value-type="float" office:value="75580" calcext:value-type="float">
            <text:p><text:s/>75 580 </text:p>
          </table:table-cell>
          <table:table-cell table:style-name="ce10" office:value-type="float" office:value="75040" calcext:value-type="float">
            <text:p><text:s/>75 040 </text:p>
          </table:table-cell>
          <table:table-cell table:style-name="ce10" office:value-type="float" office:value="77229" calcext:value-type="float">
            <text:p><text:s/>77 229 </text:p>
          </table:table-cell>
          <table:table-cell table:style-name="ce10" office:value-type="float" office:value="78043" calcext:value-type="float">
            <text:p><text:s/>78 043 </text:p>
          </table:table-cell>
          <table:table-cell table:style-name="ce10" office:value-type="float" office:value="81404" calcext:value-type="float">
            <text:p><text:s/>81 404 </text:p>
          </table:table-cell>
          <table:table-cell table:style-name="ce10" office:value-type="float" office:value="79819" calcext:value-type="float">
            <text:p><text:s/>79 819 </text:p>
          </table:table-cell>
          <table:table-cell table:style-name="ce10" office:value-type="float" office:value="81008" calcext:value-type="float">
            <text:p><text:s/>81 008 </text:p>
          </table:table-cell>
          <table:table-cell table:style-name="ce10" office:value-type="float" office:value="81670" calcext:value-type="float">
            <text:p><text:s/>81 670 </text:p>
          </table:table-cell>
          <table:table-cell table:style-name="ce10" office:value-type="float" office:value="83290" calcext:value-type="float">
            <text:p><text:s/>83 290 </text:p>
          </table:table-cell>
          <table:table-cell table:style-name="ce10" office:value-type="float" office:value="83217" calcext:value-type="float">
            <text:p><text:s/>83 217 </text:p>
          </table:table-cell>
          <table:table-cell table:style-name="ce10" office:value-type="float" office:value="82232" calcext:value-type="float">
            <text:p><text:s/>82 232 </text:p>
          </table:table-cell>
          <table:table-cell table:style-name="ce10" office:value-type="float" office:value="80170" calcext:value-type="float">
            <text:p><text:s/>80 170 </text:p>
          </table:table-cell>
          <table:table-cell table:style-name="ce10" office:value-type="float" office:value="81756" calcext:value-type="float">
            <text:p><text:s/>81 756 </text:p>
          </table:table-cell>
          <table:table-cell table:style-name="ce10" office:value-type="float" office:value="83322" calcext:value-type="float">
            <text:p><text:s/>83 322 </text:p>
          </table:table-cell>
          <table:table-cell table:style-name="ce10" office:value-type="float" office:value="84600" calcext:value-type="float">
            <text:p><text:s/>84 600 </text:p>
          </table:table-cell>
          <table:table-cell table:style-name="ce10" office:value-type="float" office:value="89066" calcext:value-type="float">
            <text:p><text:s/>89 066 </text:p>
          </table:table-cell>
          <table:table-cell table:style-name="ce10" office:value-type="float" office:value="94577" calcext:value-type="float">
            <text:p><text:s/>94 577 </text:p>
          </table:table-cell>
          <table:table-cell table:style-name="ce10" office:value-type="float" office:value="97420" calcext:value-type="float">
            <text:p><text:s/>97 420 </text:p>
          </table:table-cell>
          <table:table-cell table:style-name="ce10" office:value-type="float" office:value="99994" calcext:value-type="float">
            <text:p><text:s/>99 994 </text:p>
          </table:table-cell>
          <table:table-cell table:style-name="ce10" office:value-type="float" office:value="100257" calcext:value-type="float">
            <text:p><text:s/>100 257 </text:p>
          </table:table-cell>
          <table:table-cell table:style-name="ce10" office:value-type="float" office:value="102985" calcext:value-type="float">
            <text:p><text:s/>102 985 </text:p>
          </table:table-cell>
          <table:table-cell table:style-name="ce10" office:value-type="float" office:value="102410" calcext:value-type="float">
            <text:p><text:s/>102 410 </text:p>
          </table:table-cell>
          <table:table-cell table:style-name="ce10" office:value-type="float" office:value="103362" calcext:value-type="float">
            <text:p><text:s/>103 362 </text:p>
          </table:table-cell>
          <table:table-cell table:style-name="ce10" office:value-type="float" office:value="101290" calcext:value-type="float">
            <text:p><text:s/>101 290 </text:p>
          </table:table-cell>
          <table:table-cell table:style-name="ce10" office:value-type="float" office:value="101946" calcext:value-type="float">
            <text:p><text:s/>101 946 </text:p>
          </table:table-cell>
          <table:table-cell table:style-name="ce10" office:value-type="float" office:value="98401" calcext:value-type="float">
            <text:p><text:s/>98 401 </text:p>
          </table:table-cell>
          <table:table-cell table:style-name="ce10" office:value-type="float" office:value="101649" calcext:value-type="float">
            <text:p><text:s/>101 649 </text:p>
          </table:table-cell>
          <table:table-cell table:style-name="ce10" office:value-type="float" office:value="101151" calcext:value-type="float">
            <text:p><text:s/>101 151 </text:p>
          </table:table-cell>
          <table:table-cell table:style-name="ce10" office:value-type="float" office:value="103445" calcext:value-type="float">
            <text:p><text:s/>103 445 </text:p>
          </table:table-cell>
          <table:table-cell table:style-name="ce10" office:value-type="float" office:value="105503" calcext:value-type="float">
            <text:p><text:s/>105 503 </text:p>
          </table:table-cell>
          <table:table-cell table:style-name="ce10" office:value-type="float" office:value="108211" calcext:value-type="float">
            <text:p><text:s/>108 211 </text:p>
          </table:table-cell>
          <table:table-cell table:style-name="ce10" office:value-type="float" office:value="110001" calcext:value-type="float">
            <text:p><text:s/>110 001 </text:p>
          </table:table-cell>
          <table:table-cell table:style-name="ce10" office:value-type="float" office:value="111172" calcext:value-type="float">
            <text:p><text:s/>111 172 </text:p>
          </table:table-cell>
          <table:table-cell table:style-name="ce10" office:value-type="float" office:value="114077" calcext:value-type="float">
            <text:p><text:s/>114 077 </text:p>
          </table:table-cell>
          <table:table-cell table:style-name="ce10" office:value-type="float" office:value="117269" calcext:value-type="float">
            <text:p><text:s/>117 269 </text:p>
          </table:table-cell>
          <table:table-cell table:style-name="ce10" office:value-type="float" office:value="119418" calcext:value-type="float">
            <text:p><text:s/>119 418 </text:p>
          </table:table-cell>
          <table:table-cell table:style-name="ce10" office:value-type="float" office:value="123281" calcext:value-type="float">
            <text:p><text:s/>123 281 </text:p>
          </table:table-cell>
          <table:table-cell table:style-name="ce10" office:value-type="float" office:value="127625" calcext:value-type="float">
            <text:p><text:s/>127 625 </text:p>
          </table:table-cell>
          <table:table-cell table:style-name="ce13" office:value-type="float" office:value="130725" calcext:value-type="float">
            <text:p><text:s/>130 725 </text:p>
          </table:table-cell>
          <table:table-cell table:style-name="ce13" office:value-type="float" office:value="128854" calcext:value-type="float">
            <text:p><text:s/>128 854 </text:p>
          </table:table-cell>
          <table:table-cell table:style-name="ce13" office:value-type="float" office:value="127942" calcext:value-type="float">
            <text:p><text:s/>127 942 </text:p>
          </table:table-cell>
          <table:table-cell table:style-name="ce13" office:value-type="float" office:value="125687" calcext:value-type="float">
            <text:p><text:s/>125 687 </text:p>
          </table:table-cell>
          <table:table-cell table:style-name="ce13" office:value-type="float" office:value="125778" calcext:value-type="float">
            <text:p><text:s/>125 778 </text:p>
          </table:table-cell>
          <table:table-cell table:style-name="ce13" office:value-type="float" office:value="123647" calcext:value-type="float">
            <text:p><text:s/>123 647 </text:p>
          </table:table-cell>
          <table:table-cell table:style-name="ce14" office:value-type="float" office:value="120508" calcext:value-type="float">
            <text:p>120508</text:p>
          </table:table-cell>
          <table:table-cell table:style-name="ce14" office:value-type="float" office:value="119642" calcext:value-type="float">
            <text:p>119642</text:p>
          </table:table-cell>
          <table:table-cell table:style-name="ce14" office:value-type="float" office:value="116465" calcext:value-type="float">
            <text:p>116465</text:p>
          </table:table-cell>
          <table:table-cell table:number-columns-repeated="87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float" office:value="30943" calcext:value-type="float">
            <text:p><text:s/>30 943 </text:p>
          </table:table-cell>
          <table:table-cell table:style-name="ce5" office:value-type="float" office:value="31332" calcext:value-type="float">
            <text:p><text:s/>31 332 </text:p>
          </table:table-cell>
          <table:table-cell table:style-name="ce5" office:value-type="float" office:value="31754" calcext:value-type="float">
            <text:p><text:s/>31 754 </text:p>
          </table:table-cell>
          <table:table-cell table:style-name="ce5" office:value-type="float" office:value="32211" calcext:value-type="float">
            <text:p><text:s/>32 211 </text:p>
          </table:table-cell>
          <table:table-cell table:style-name="ce5" office:value-type="float" office:value="32705" calcext:value-type="float">
            <text:p><text:s/>32 705 </text:p>
          </table:table-cell>
          <table:table-cell table:style-name="ce5" office:value-type="float" office:value="33010" calcext:value-type="float">
            <text:p><text:s/>33 010 </text:p>
          </table:table-cell>
          <table:table-cell table:style-name="ce5" office:value-type="float" office:value="33315" calcext:value-type="float">
            <text:p><text:s/>33 315 </text:p>
          </table:table-cell>
          <table:table-cell table:style-name="ce5" office:value-type="float" office:value="33619" calcext:value-type="float">
            <text:p><text:s/>33 619 </text:p>
          </table:table-cell>
          <table:table-cell table:style-name="ce5" office:value-type="float" office:value="33922" calcext:value-type="float">
            <text:p><text:s/>33 922 </text:p>
          </table:table-cell>
          <table:table-cell table:style-name="ce5" office:value-type="float" office:value="34224" calcext:value-type="float">
            <text:p><text:s/>34 224 </text:p>
          </table:table-cell>
          <table:table-cell table:style-name="ce5" office:value-type="float" office:value="34110" calcext:value-type="float">
            <text:p><text:s/>34 110 </text:p>
          </table:table-cell>
          <table:table-cell table:style-name="ce5" office:value-type="float" office:value="33970" calcext:value-type="float">
            <text:p><text:s/>33 970 </text:p>
          </table:table-cell>
          <table:table-cell table:style-name="ce5" office:value-type="float" office:value="33857" calcext:value-type="float">
            <text:p><text:s/>33 857 </text:p>
          </table:table-cell>
          <table:table-cell table:style-name="ce5" office:value-type="float" office:value="33772" calcext:value-type="float">
            <text:p><text:s/>33 772 </text:p>
          </table:table-cell>
          <table:table-cell table:style-name="ce5" office:value-type="float" office:value="33716" calcext:value-type="float">
            <text:p><text:s/>33 716 </text:p>
          </table:table-cell>
          <table:table-cell table:style-name="ce5" office:value-type="float" office:value="34062" calcext:value-type="float">
            <text:p><text:s/>34 062 </text:p>
          </table:table-cell>
          <table:table-cell table:style-name="ce5" office:value-type="float" office:value="34441" calcext:value-type="float">
            <text:p><text:s/>34 441 </text:p>
          </table:table-cell>
          <table:table-cell table:style-name="ce5" office:value-type="float" office:value="34854" calcext:value-type="float">
            <text:p><text:s/>34 854 </text:p>
          </table:table-cell>
          <table:table-cell table:style-name="ce5" office:value-type="float" office:value="35306" calcext:value-type="float">
            <text:p><text:s/>35 306 </text:p>
          </table:table-cell>
          <table:table-cell table:style-name="ce5" office:value-type="float" office:value="35798" calcext:value-type="float">
            <text:p><text:s/>35 798 </text:p>
          </table:table-cell>
          <table:table-cell table:style-name="ce5" office:value-type="float" office:value="35810" calcext:value-type="float">
            <text:p><text:s/>35 810 </text:p>
          </table:table-cell>
          <table:table-cell table:style-name="ce5" office:value-type="float" office:value="35738" calcext:value-type="float">
            <text:p><text:s/>35 738 </text:p>
          </table:table-cell>
          <table:table-cell table:style-name="ce5" office:value-type="float" office:value="35784" calcext:value-type="float">
            <text:p><text:s/>35 784 </text:p>
          </table:table-cell>
          <table:table-cell table:style-name="ce5" office:value-type="float" office:value="35708" calcext:value-type="float">
            <text:p><text:s/>35 708 </text:p>
          </table:table-cell>
          <table:table-cell table:style-name="ce5" office:value-type="float" office:value="35517" calcext:value-type="float">
            <text:p><text:s/>35 517 </text:p>
          </table:table-cell>
          <table:table-cell table:style-name="ce5" office:value-type="float" office:value="35106" calcext:value-type="float">
            <text:p><text:s/>35 106 </text:p>
          </table:table-cell>
          <table:table-cell table:style-name="ce5" office:value-type="float" office:value="34722" calcext:value-type="float">
            <text:p><text:s/>34 722 </text:p>
          </table:table-cell>
          <table:table-cell table:style-name="ce5" office:value-type="float" office:value="34305" calcext:value-type="float">
            <text:p><text:s/>34 305 </text:p>
          </table:table-cell>
          <table:table-cell table:style-name="ce5" office:value-type="float" office:value="34024" calcext:value-type="float">
            <text:p><text:s/>34 024 </text:p>
          </table:table-cell>
          <table:table-cell table:style-name="ce5" office:value-type="float" office:value="33950" calcext:value-type="float">
            <text:p><text:s/>33 950 </text:p>
          </table:table-cell>
          <table:table-cell table:style-name="ce5" office:value-type="float" office:value="33833" calcext:value-type="float">
            <text:p><text:s/>33 833 </text:p>
          </table:table-cell>
          <table:table-cell table:style-name="ce5" office:value-type="float" office:value="33763" calcext:value-type="float">
            <text:p><text:s/>33 763 </text:p>
          </table:table-cell>
          <table:table-cell table:style-name="ce5" office:value-type="float" office:value="33728" calcext:value-type="float">
            <text:p><text:s/>33 728 </text:p>
          </table:table-cell>
          <table:table-cell table:style-name="ce5" office:value-type="float" office:value="33782" calcext:value-type="float">
            <text:p><text:s/>33 782 </text:p>
          </table:table-cell>
          <table:table-cell table:style-name="ce5" office:value-type="float" office:value="33808" calcext:value-type="float">
            <text:p><text:s/>33 808 </text:p>
          </table:table-cell>
          <table:table-cell table:style-name="ce5" office:value-type="float" office:value="34329" calcext:value-type="float">
            <text:p><text:s/>34 329 </text:p>
          </table:table-cell>
          <table:table-cell table:style-name="ce5" office:value-type="float" office:value="35091" calcext:value-type="float">
            <text:p><text:s/>35 091 </text:p>
          </table:table-cell>
          <table:table-cell table:style-name="ce5" office:value-type="float" office:value="35930" calcext:value-type="float">
            <text:p><text:s/>35 930 </text:p>
          </table:table-cell>
          <table:table-cell table:style-name="ce5" office:value-type="float" office:value="37166" calcext:value-type="float">
            <text:p><text:s/>37 166 </text:p>
          </table:table-cell>
          <table:table-cell table:style-name="ce5" office:value-type="float" office:value="38407" calcext:value-type="float">
            <text:p><text:s/>38 407 </text:p>
          </table:table-cell>
          <table:table-cell table:style-name="ce5" office:value-type="float" office:value="39210" calcext:value-type="float">
            <text:p><text:s/>39 210 </text:p>
          </table:table-cell>
          <table:table-cell table:style-name="ce5" office:value-type="float" office:value="39921" calcext:value-type="float">
            <text:p><text:s/>39 921 </text:p>
          </table:table-cell>
          <table:table-cell table:style-name="ce5" office:value-type="float" office:value="40679" calcext:value-type="float">
            <text:p><text:s/>40 679 </text:p>
          </table:table-cell>
          <table:table-cell table:style-name="ce5" office:value-type="float" office:value="41514" calcext:value-type="float">
            <text:p><text:s/>41 514 </text:p>
          </table:table-cell>
          <table:table-cell table:style-name="ce5" office:value-type="float" office:value="42346" calcext:value-type="float">
            <text:p><text:s/>42 346 </text:p>
          </table:table-cell>
          <table:table-cell table:style-name="ce5" office:value-type="float" office:value="42779" calcext:value-type="float">
            <text:p><text:s/>42 779 </text:p>
          </table:table-cell>
          <table:table-cell table:style-name="ce5" office:value-type="float" office:value="43221" calcext:value-type="float">
            <text:p><text:s/>43 221 </text:p>
          </table:table-cell>
          <table:table-cell table:style-name="ce5" office:value-type="float" office:value="43678" calcext:value-type="float">
            <text:p><text:s/>43 678 </text:p>
          </table:table-cell>
          <table:table-cell table:style-name="ce5" office:value-type="float" office:value="44225" calcext:value-type="float">
            <text:p><text:s/>44 225 </text:p>
          </table:table-cell>
          <table:table-cell table:style-name="ce5" office:value-type="float" office:value="44803" calcext:value-type="float">
            <text:p><text:s/>44 803 </text:p>
          </table:table-cell>
          <table:table-cell table:style-name="ce5" office:value-type="float" office:value="45603" calcext:value-type="float">
            <text:p><text:s/>45 603 </text:p>
          </table:table-cell>
          <table:table-cell table:style-name="ce5" office:value-type="float" office:value="46339" calcext:value-type="float">
            <text:p><text:s/>46 339 </text:p>
          </table:table-cell>
          <table:table-cell table:style-name="ce5" office:value-type="float" office:value="47800" calcext:value-type="float">
            <text:p><text:s/>47 800 </text:p>
          </table:table-cell>
          <table:table-cell table:style-name="ce5" office:value-type="float" office:value="48901" calcext:value-type="float">
            <text:p><text:s/>48 901 </text:p>
          </table:table-cell>
          <table:table-cell table:style-name="ce5" office:value-type="float" office:value="48776" calcext:value-type="float">
            <text:p><text:s/>48 776 </text:p>
          </table:table-cell>
          <table:table-cell table:style-name="ce5" office:value-type="float" office:value="49610" calcext:value-type="float">
            <text:p><text:s/>49 610 </text:p>
          </table:table-cell>
          <table:table-cell table:style-name="ce5" office:value-type="float" office:value="51836" calcext:value-type="float">
            <text:p><text:s/>51 836 </text:p>
          </table:table-cell>
          <table:table-cell table:style-name="ce5" office:value-type="float" office:value="55960" calcext:value-type="float">
            <text:p><text:s/>55 960 </text:p>
          </table:table-cell>
          <table:table-cell table:style-name="ce5" office:value-type="float" office:value="54060" calcext:value-type="float">
            <text:p><text:s/>54 060 </text:p>
          </table:table-cell>
          <table:table-cell table:style-name="ce5" office:value-type="float" office:value="52582" calcext:value-type="float">
            <text:p><text:s/>52 582 </text:p>
          </table:table-cell>
          <table:table-cell table:style-name="ce5" office:value-type="float" office:value="50974" calcext:value-type="float">
            <text:p><text:s/>50 974 </text:p>
          </table:table-cell>
          <table:table-cell table:style-name="ce5" office:value-type="float" office:value="49313" calcext:value-type="float">
            <text:p><text:s/>49 313 </text:p>
          </table:table-cell>
          <table:table-cell table:style-name="ce5" office:value-type="float" office:value="54377" calcext:value-type="float">
            <text:p><text:s/>54 377 </text:p>
          </table:table-cell>
          <table:table-cell table:style-name="ce5" office:value-type="float" office:value="52480" calcext:value-type="float">
            <text:p><text:s/>52 480 </text:p>
          </table:table-cell>
          <table:table-cell table:style-name="ce5" office:value-type="float" office:value="51583" calcext:value-type="float">
            <text:p><text:s/>51 583 </text:p>
          </table:table-cell>
          <table:table-cell table:style-name="ce5" office:value-type="float" office:value="50878" calcext:value-type="float">
            <text:p><text:s/>50 878 </text:p>
          </table:table-cell>
          <table:table-cell table:style-name="ce5" office:value-type="float" office:value="49675" calcext:value-type="float">
            <text:p><text:s/>49 675 </text:p>
          </table:table-cell>
          <table:table-cell table:style-name="ce5" office:value-type="float" office:value="52870" calcext:value-type="float">
            <text:p><text:s/>52 870 </text:p>
          </table:table-cell>
          <table:table-cell table:style-name="ce5" office:value-type="float" office:value="52813" calcext:value-type="float">
            <text:p><text:s/>52 813 </text:p>
          </table:table-cell>
          <table:table-cell table:style-name="ce5" office:value-type="float" office:value="52238" calcext:value-type="float">
            <text:p><text:s/>52 238 </text:p>
          </table:table-cell>
          <table:table-cell table:style-name="ce5" office:value-type="float" office:value="51905" calcext:value-type="float">
            <text:p><text:s/>51 905 </text:p>
          </table:table-cell>
          <table:table-cell table:style-name="ce5" office:value-type="float" office:value="49998" calcext:value-type="float">
            <text:p><text:s/>49 998 </text:p>
          </table:table-cell>
          <table:table-cell table:style-name="ce5" office:value-type="float" office:value="55830" calcext:value-type="float">
            <text:p><text:s/>55 830 </text:p>
          </table:table-cell>
          <table:table-cell table:style-name="ce5" office:value-type="float" office:value="55719" calcext:value-type="float">
            <text:p><text:s/>55 719 </text:p>
          </table:table-cell>
          <table:table-cell table:style-name="ce5" office:value-type="float" office:value="56646" calcext:value-type="float">
            <text:p><text:s/>56 646 </text:p>
          </table:table-cell>
          <table:table-cell table:style-name="ce5" office:value-type="float" office:value="55948" calcext:value-type="float">
            <text:p><text:s/>55 948 </text:p>
          </table:table-cell>
          <table:table-cell table:style-name="ce5" office:value-type="float" office:value="56247" calcext:value-type="float">
            <text:p><text:s/>56 247 </text:p>
          </table:table-cell>
          <table:table-cell table:style-name="ce5" office:value-type="float" office:value="59945" calcext:value-type="float">
            <text:p><text:s/>59 945 </text:p>
          </table:table-cell>
          <table:table-cell table:style-name="ce5" office:value-type="float" office:value="61860" calcext:value-type="float">
            <text:p><text:s/>61 860 </text:p>
          </table:table-cell>
          <table:table-cell table:style-name="ce5" office:value-type="float" office:value="62831" calcext:value-type="float">
            <text:p><text:s/>62 831 </text:p>
          </table:table-cell>
          <table:table-cell table:style-name="ce5" office:value-type="float" office:value="64447" calcext:value-type="float">
            <text:p><text:s/>64 447 </text:p>
          </table:table-cell>
          <table:table-cell table:style-name="ce5" office:value-type="float" office:value="64156" calcext:value-type="float">
            <text:p><text:s/>64 156 </text:p>
          </table:table-cell>
          <table:table-cell table:style-name="ce5" office:value-type="float" office:value="68830" calcext:value-type="float">
            <text:p><text:s/>68 830 </text:p>
          </table:table-cell>
          <table:table-cell table:style-name="ce5" office:value-type="float" office:value="68822" calcext:value-type="float">
            <text:p><text:s/>68 822 </text:p>
          </table:table-cell>
          <table:table-cell table:style-name="ce5" office:value-type="float" office:value="66829" calcext:value-type="float">
            <text:p><text:s/>66 829 </text:p>
          </table:table-cell>
          <table:table-cell table:style-name="ce5" office:value-type="float" office:value="68103" calcext:value-type="float">
            <text:p><text:s/>68 103 </text:p>
          </table:table-cell>
          <table:table-cell table:style-name="ce5" office:value-type="float" office:value="69278" calcext:value-type="float">
            <text:p><text:s/>69 278 </text:p>
          </table:table-cell>
          <table:table-cell table:style-name="ce5" office:value-type="float" office:value="70402" calcext:value-type="float">
            <text:p><text:s/>70 402 </text:p>
          </table:table-cell>
          <table:table-cell table:style-name="ce5" office:value-type="float" office:value="70556" calcext:value-type="float">
            <text:p><text:s/>70 556 </text:p>
          </table:table-cell>
          <table:table-cell table:style-name="ce5" office:value-type="float" office:value="73397" calcext:value-type="float">
            <text:p><text:s/>73 397 </text:p>
          </table:table-cell>
          <table:table-cell table:style-name="ce5" office:value-type="float" office:value="71867" calcext:value-type="float">
            <text:p><text:s/>71 867 </text:p>
          </table:table-cell>
          <table:table-cell table:style-name="ce5" office:value-type="float" office:value="72593" calcext:value-type="float">
            <text:p><text:s/>72 593 </text:p>
          </table:table-cell>
          <table:table-cell table:style-name="ce5" office:value-type="float" office:value="69653" calcext:value-type="float">
            <text:p><text:s/>69 653 </text:p>
          </table:table-cell>
          <table:table-cell table:style-name="ce5" office:value-type="float" office:value="71527" calcext:value-type="float">
            <text:p><text:s/>71 527 </text:p>
          </table:table-cell>
          <table:table-cell table:style-name="ce5" office:value-type="float" office:value="69725" calcext:value-type="float">
            <text:p><text:s/>69 725 </text:p>
          </table:table-cell>
          <table:table-cell table:style-name="ce5" office:value-type="float" office:value="69247" calcext:value-type="float">
            <text:p><text:s/>69 247 </text:p>
          </table:table-cell>
          <table:table-cell table:style-name="ce5" office:value-type="float" office:value="62603" calcext:value-type="float">
            <text:p><text:s/>62 603 </text:p>
          </table:table-cell>
          <table:table-cell table:style-name="ce5" office:value-type="float" office:value="62093" calcext:value-type="float">
            <text:p><text:s/>62 093 </text:p>
          </table:table-cell>
          <table:table-cell table:style-name="ce5" office:value-type="float" office:value="60327" calcext:value-type="float">
            <text:p><text:s/>60 327 </text:p>
          </table:table-cell>
          <table:table-cell table:style-name="ce5" office:value-type="float" office:value="61805" calcext:value-type="float">
            <text:p><text:s/>61 805 </text:p>
          </table:table-cell>
          <table:table-cell table:style-name="ce10" office:value-type="float" office:value="62498" calcext:value-type="float">
            <text:p><text:s/>62 498 </text:p>
          </table:table-cell>
          <table:table-cell table:style-name="ce10" office:value-type="float" office:value="74386" calcext:value-type="float">
            <text:p><text:s/>74 386 </text:p>
          </table:table-cell>
          <table:table-cell table:style-name="ce10" office:value-type="float" office:value="74973" calcext:value-type="float">
            <text:p><text:s/>74 973 </text:p>
          </table:table-cell>
          <table:table-cell table:style-name="ce10" office:value-type="float" office:value="73509" calcext:value-type="float">
            <text:p><text:s/>73 509 </text:p>
          </table:table-cell>
          <table:table-cell table:style-name="ce10" office:value-type="float" office:value="74872" calcext:value-type="float">
            <text:p><text:s/>74 872 </text:p>
          </table:table-cell>
          <table:table-cell table:style-name="ce10" office:value-type="float" office:value="74541" calcext:value-type="float">
            <text:p><text:s/>74 541 </text:p>
          </table:table-cell>
          <table:table-cell table:style-name="ce10" office:value-type="float" office:value="75387" calcext:value-type="float">
            <text:p><text:s/>75 387 </text:p>
          </table:table-cell>
          <table:table-cell table:style-name="ce10" office:value-type="float" office:value="75783" calcext:value-type="float">
            <text:p><text:s/>75 783 </text:p>
          </table:table-cell>
          <table:table-cell table:style-name="ce10" office:value-type="float" office:value="75202" calcext:value-type="float">
            <text:p><text:s/>75 202 </text:p>
          </table:table-cell>
          <table:table-cell table:style-name="ce10" office:value-type="float" office:value="77362" calcext:value-type="float">
            <text:p><text:s/>77 362 </text:p>
          </table:table-cell>
          <table:table-cell table:style-name="ce10" office:value-type="float" office:value="78283" calcext:value-type="float">
            <text:p><text:s/>78 283 </text:p>
          </table:table-cell>
          <table:table-cell table:style-name="ce10" office:value-type="float" office:value="81073" calcext:value-type="float">
            <text:p><text:s/>81 073 </text:p>
          </table:table-cell>
          <table:table-cell table:style-name="ce10" office:value-type="float" office:value="79539" calcext:value-type="float">
            <text:p><text:s/>79 539 </text:p>
          </table:table-cell>
          <table:table-cell table:style-name="ce10" office:value-type="float" office:value="80793" calcext:value-type="float">
            <text:p><text:s/>80 793 </text:p>
          </table:table-cell>
          <table:table-cell table:style-name="ce10" office:value-type="float" office:value="81574" calcext:value-type="float">
            <text:p><text:s/>81 574 </text:p>
          </table:table-cell>
          <table:table-cell table:style-name="ce10" office:value-type="float" office:value="82192" calcext:value-type="float">
            <text:p><text:s/>82 192 </text:p>
          </table:table-cell>
          <table:table-cell table:style-name="ce10" office:value-type="float" office:value="82136" calcext:value-type="float">
            <text:p><text:s/>82 136 </text:p>
          </table:table-cell>
          <table:table-cell table:style-name="ce10" office:value-type="float" office:value="81520" calcext:value-type="float">
            <text:p><text:s/>81 520 </text:p>
          </table:table-cell>
          <table:table-cell table:style-name="ce10" office:value-type="float" office:value="79834" calcext:value-type="float">
            <text:p><text:s/>79 834 </text:p>
          </table:table-cell>
          <table:table-cell table:style-name="ce10" office:value-type="float" office:value="81563" calcext:value-type="float">
            <text:p><text:s/>81 563 </text:p>
          </table:table-cell>
          <table:table-cell table:style-name="ce10" office:value-type="float" office:value="83176" calcext:value-type="float">
            <text:p><text:s/>83 176 </text:p>
          </table:table-cell>
          <table:table-cell table:style-name="ce10" office:value-type="float" office:value="84542" calcext:value-type="float">
            <text:p><text:s/>84 542 </text:p>
          </table:table-cell>
          <table:table-cell table:style-name="ce10" office:value-type="float" office:value="89043" calcext:value-type="float">
            <text:p><text:s/>89 043 </text:p>
          </table:table-cell>
          <table:table-cell table:style-name="ce10" office:value-type="float" office:value="94363" calcext:value-type="float">
            <text:p><text:s/>94 363 </text:p>
          </table:table-cell>
          <table:table-cell table:style-name="ce10" office:value-type="float" office:value="97231" calcext:value-type="float">
            <text:p><text:s/>97 231 </text:p>
          </table:table-cell>
          <table:table-cell table:style-name="ce10" office:value-type="float" office:value="99838" calcext:value-type="float">
            <text:p><text:s/>99 838 </text:p>
          </table:table-cell>
          <table:table-cell table:style-name="ce10" office:value-type="float" office:value="100172" calcext:value-type="float">
            <text:p><text:s/>100 172 </text:p>
          </table:table-cell>
          <table:table-cell table:style-name="ce10" office:value-type="float" office:value="102973" calcext:value-type="float">
            <text:p><text:s/>102 973 </text:p>
          </table:table-cell>
          <table:table-cell table:style-name="ce10" office:value-type="float" office:value="102632" calcext:value-type="float">
            <text:p><text:s/>102 632 </text:p>
          </table:table-cell>
          <table:table-cell table:style-name="ce10" office:value-type="float" office:value="103544" calcext:value-type="float">
            <text:p><text:s/>103 544 </text:p>
          </table:table-cell>
          <table:table-cell table:style-name="ce10" office:value-type="float" office:value="101553" calcext:value-type="float">
            <text:p><text:s/>101 553 </text:p>
          </table:table-cell>
          <table:table-cell table:style-name="ce10" office:value-type="float" office:value="102350" calcext:value-type="float">
            <text:p><text:s/>102 350 </text:p>
          </table:table-cell>
          <table:table-cell table:style-name="ce10" office:value-type="float" office:value="98523" calcext:value-type="float">
            <text:p><text:s/>98 523 </text:p>
          </table:table-cell>
          <table:table-cell table:style-name="ce10" office:value-type="float" office:value="101700" calcext:value-type="float">
            <text:p><text:s/>101 700 </text:p>
          </table:table-cell>
          <table:table-cell table:style-name="ce10" office:value-type="float" office:value="101100" calcext:value-type="float">
            <text:p><text:s/>101 100 </text:p>
          </table:table-cell>
          <table:table-cell table:style-name="ce10" office:value-type="float" office:value="103414" calcext:value-type="float">
            <text:p><text:s/>103 414 </text:p>
          </table:table-cell>
          <table:table-cell table:style-name="ce10" office:value-type="float" office:value="105025" calcext:value-type="float">
            <text:p><text:s/>105 025 </text:p>
          </table:table-cell>
          <table:table-cell table:style-name="ce10" office:value-type="float" office:value="107865" calcext:value-type="float">
            <text:p><text:s/>107 865 </text:p>
          </table:table-cell>
          <table:table-cell table:style-name="ce10" office:value-type="float" office:value="109739" calcext:value-type="float">
            <text:p><text:s/>109 739 </text:p>
          </table:table-cell>
          <table:table-cell table:style-name="ce10" office:value-type="float" office:value="111133" calcext:value-type="float">
            <text:p><text:s/>111 133 </text:p>
          </table:table-cell>
          <table:table-cell table:style-name="ce10" office:value-type="float" office:value="114036" calcext:value-type="float">
            <text:p><text:s/>114 036 </text:p>
          </table:table-cell>
          <table:table-cell table:style-name="ce10" office:value-type="float" office:value="117049" calcext:value-type="float">
            <text:p><text:s/>117 049 </text:p>
          </table:table-cell>
          <table:table-cell table:style-name="ce10" office:value-type="float" office:value="119911" calcext:value-type="float">
            <text:p><text:s/>119 911 </text:p>
          </table:table-cell>
          <table:table-cell table:style-name="ce10" office:value-type="float" office:value="123718" calcext:value-type="float">
            <text:p><text:s/>123 718 </text:p>
          </table:table-cell>
          <table:table-cell table:style-name="ce13" office:value-type="float" office:value="127947" calcext:value-type="float">
            <text:p><text:s/>127 947 </text:p>
          </table:table-cell>
          <table:table-cell table:style-name="ce13" office:value-type="float" office:value="131091" calcext:value-type="float">
            <text:p><text:s/>131 091 </text:p>
          </table:table-cell>
          <table:table-cell table:style-name="ce13" office:value-type="float" office:value="129245" calcext:value-type="float">
            <text:p><text:s/>129 245 </text:p>
          </table:table-cell>
          <table:table-cell table:style-name="ce13" office:value-type="float" office:value="129205" calcext:value-type="float">
            <text:p><text:s/>129 205 </text:p>
          </table:table-cell>
          <table:table-cell table:style-name="ce13" office:value-type="float" office:value="127311" calcext:value-type="float">
            <text:p><text:s/>127 311 </text:p>
          </table:table-cell>
          <table:table-cell table:style-name="ce13" office:value-type="float" office:value="126811" calcext:value-type="float">
            <text:p><text:s/>126 811 </text:p>
          </table:table-cell>
          <table:table-cell table:style-name="ce14" office:value-type="float" office:value="124323" calcext:value-type="float">
            <text:p>124323</text:p>
          </table:table-cell>
          <table:table-cell table:style-name="ce14" office:value-type="float" office:value="121658" calcext:value-type="float">
            <text:p>121658</text:p>
          </table:table-cell>
          <table:table-cell table:style-name="ce14" office:value-type="float" office:value="120731" calcext:value-type="float">
            <text:p>120731</text:p>
          </table:table-cell>
          <table:table-cell table:number-columns-repeated="87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float" office:value="30124" calcext:value-type="float">
            <text:p><text:s/>30 124 </text:p>
          </table:table-cell>
          <table:table-cell table:style-name="ce5" office:value-type="float" office:value="30488" calcext:value-type="float">
            <text:p><text:s/>30 488 </text:p>
          </table:table-cell>
          <table:table-cell table:style-name="ce5" office:value-type="float" office:value="30881" calcext:value-type="float">
            <text:p><text:s/>30 881 </text:p>
          </table:table-cell>
          <table:table-cell table:style-name="ce5" office:value-type="float" office:value="31308" calcext:value-type="float">
            <text:p><text:s/>31 308 </text:p>
          </table:table-cell>
          <table:table-cell table:style-name="ce5" office:value-type="float" office:value="31769" calcext:value-type="float">
            <text:p><text:s/>31 769 </text:p>
          </table:table-cell>
          <table:table-cell table:style-name="ce5" office:value-type="float" office:value="32270" calcext:value-type="float">
            <text:p><text:s/>32 270 </text:p>
          </table:table-cell>
          <table:table-cell table:style-name="ce5" office:value-type="float" office:value="32567" calcext:value-type="float">
            <text:p><text:s/>32 567 </text:p>
          </table:table-cell>
          <table:table-cell table:style-name="ce5" office:value-type="float" office:value="32862" calcext:value-type="float">
            <text:p><text:s/>32 862 </text:p>
          </table:table-cell>
          <table:table-cell table:style-name="ce5" office:value-type="float" office:value="33157" calcext:value-type="float">
            <text:p><text:s/>33 157 </text:p>
          </table:table-cell>
          <table:table-cell table:style-name="ce5" office:value-type="float" office:value="33451" calcext:value-type="float">
            <text:p><text:s/>33 451 </text:p>
          </table:table-cell>
          <table:table-cell table:style-name="ce5" office:value-type="float" office:value="33744" calcext:value-type="float">
            <text:p><text:s/>33 744 </text:p>
          </table:table-cell>
          <table:table-cell table:style-name="ce5" office:value-type="float" office:value="33590" calcext:value-type="float">
            <text:p><text:s/>33 590 </text:p>
          </table:table-cell>
          <table:table-cell table:style-name="ce5" office:value-type="float" office:value="33461" calcext:value-type="float">
            <text:p><text:s/>33 461 </text:p>
          </table:table-cell>
          <table:table-cell table:style-name="ce5" office:value-type="float" office:value="33359" calcext:value-type="float">
            <text:p><text:s/>33 359 </text:p>
          </table:table-cell>
          <table:table-cell table:style-name="ce5" office:value-type="float" office:value="33286" calcext:value-type="float">
            <text:p><text:s/>33 286 </text:p>
          </table:table-cell>
          <table:table-cell table:style-name="ce5" office:value-type="float" office:value="33241" calcext:value-type="float">
            <text:p><text:s/>33 241 </text:p>
          </table:table-cell>
          <table:table-cell table:style-name="ce5" office:value-type="float" office:value="33593" calcext:value-type="float">
            <text:p><text:s/>33 593 </text:p>
          </table:table-cell>
          <table:table-cell table:style-name="ce5" office:value-type="float" office:value="33978" calcext:value-type="float">
            <text:p><text:s/>33 978 </text:p>
          </table:table-cell>
          <table:table-cell table:style-name="ce5" office:value-type="float" office:value="34399" calcext:value-type="float">
            <text:p><text:s/>34 399 </text:p>
          </table:table-cell>
          <table:table-cell table:style-name="ce5" office:value-type="float" office:value="34859" calcext:value-type="float">
            <text:p><text:s/>34 859 </text:p>
          </table:table-cell>
          <table:table-cell table:style-name="ce5" office:value-type="float" office:value="35359" calcext:value-type="float">
            <text:p><text:s/>35 359 </text:p>
          </table:table-cell>
          <table:table-cell table:style-name="ce5" office:value-type="float" office:value="35218" calcext:value-type="float">
            <text:p><text:s/>35 218 </text:p>
          </table:table-cell>
          <table:table-cell table:style-name="ce5" office:value-type="float" office:value="35214" calcext:value-type="float">
            <text:p><text:s/>35 214 </text:p>
          </table:table-cell>
          <table:table-cell table:style-name="ce5" office:value-type="float" office:value="35310" calcext:value-type="float">
            <text:p><text:s/>35 310 </text:p>
          </table:table-cell>
          <table:table-cell table:style-name="ce5" office:value-type="float" office:value="35195" calcext:value-type="float">
            <text:p><text:s/>35 195 </text:p>
          </table:table-cell>
          <table:table-cell table:style-name="ce5" office:value-type="float" office:value="34948" calcext:value-type="float">
            <text:p><text:s/>34 948 </text:p>
          </table:table-cell>
          <table:table-cell table:style-name="ce5" office:value-type="float" office:value="34532" calcext:value-type="float">
            <text:p><text:s/>34 532 </text:p>
          </table:table-cell>
          <table:table-cell table:style-name="ce5" office:value-type="float" office:value="34164" calcext:value-type="float">
            <text:p><text:s/>34 164 </text:p>
          </table:table-cell>
          <table:table-cell table:style-name="ce5" office:value-type="float" office:value="33740" calcext:value-type="float">
            <text:p><text:s/>33 740 </text:p>
          </table:table-cell>
          <table:table-cell table:style-name="ce5" office:value-type="float" office:value="33674" calcext:value-type="float">
            <text:p><text:s/>33 674 </text:p>
          </table:table-cell>
          <table:table-cell table:style-name="ce5" office:value-type="float" office:value="33563" calcext:value-type="float">
            <text:p><text:s/>33 563 </text:p>
          </table:table-cell>
          <table:table-cell table:style-name="ce5" office:value-type="float" office:value="33475" calcext:value-type="float">
            <text:p><text:s/>33 475 </text:p>
          </table:table-cell>
          <table:table-cell table:style-name="ce5" office:value-type="float" office:value="33414" calcext:value-type="float">
            <text:p><text:s/>33 414 </text:p>
          </table:table-cell>
          <table:table-cell table:style-name="ce5" office:value-type="float" office:value="33364" calcext:value-type="float">
            <text:p><text:s/>33 364 </text:p>
          </table:table-cell>
          <table:table-cell table:style-name="ce5" office:value-type="float" office:value="33381" calcext:value-type="float">
            <text:p><text:s/>33 381 </text:p>
          </table:table-cell>
          <table:table-cell table:style-name="ce5" office:value-type="float" office:value="33414" calcext:value-type="float">
            <text:p><text:s/>33 414 </text:p>
          </table:table-cell>
          <table:table-cell table:style-name="ce5" office:value-type="float" office:value="34008" calcext:value-type="float">
            <text:p><text:s/>34 008 </text:p>
          </table:table-cell>
          <table:table-cell table:style-name="ce5" office:value-type="float" office:value="34811" calcext:value-type="float">
            <text:p><text:s/>34 811 </text:p>
          </table:table-cell>
          <table:table-cell table:style-name="ce5" office:value-type="float" office:value="35727" calcext:value-type="float">
            <text:p><text:s/>35 727 </text:p>
          </table:table-cell>
          <table:table-cell table:style-name="ce5" office:value-type="float" office:value="36941" calcext:value-type="float">
            <text:p><text:s/>36 941 </text:p>
          </table:table-cell>
          <table:table-cell table:style-name="ce5" office:value-type="float" office:value="38163" calcext:value-type="float">
            <text:p><text:s/>38 163 </text:p>
          </table:table-cell>
          <table:table-cell table:style-name="ce5" office:value-type="float" office:value="38835" calcext:value-type="float">
            <text:p><text:s/>38 835 </text:p>
          </table:table-cell>
          <table:table-cell table:style-name="ce5" office:value-type="float" office:value="39580" calcext:value-type="float">
            <text:p><text:s/>39 580 </text:p>
          </table:table-cell>
          <table:table-cell table:style-name="ce5" office:value-type="float" office:value="40340" calcext:value-type="float">
            <text:p><text:s/>40 340 </text:p>
          </table:table-cell>
          <table:table-cell table:style-name="ce5" office:value-type="float" office:value="41139" calcext:value-type="float">
            <text:p><text:s/>41 139 </text:p>
          </table:table-cell>
          <table:table-cell table:style-name="ce5" office:value-type="float" office:value="41994" calcext:value-type="float">
            <text:p><text:s/>41 994 </text:p>
          </table:table-cell>
          <table:table-cell table:style-name="ce5" office:value-type="float" office:value="42444" calcext:value-type="float">
            <text:p><text:s/>42 444 </text:p>
          </table:table-cell>
          <table:table-cell table:style-name="ce5" office:value-type="float" office:value="42845" calcext:value-type="float">
            <text:p><text:s/>42 845 </text:p>
          </table:table-cell>
          <table:table-cell table:style-name="ce5" office:value-type="float" office:value="43313" calcext:value-type="float">
            <text:p><text:s/>43 313 </text:p>
          </table:table-cell>
          <table:table-cell table:style-name="ce5" office:value-type="float" office:value="43854" calcext:value-type="float">
            <text:p><text:s/>43 854 </text:p>
          </table:table-cell>
          <table:table-cell table:style-name="ce5" office:value-type="float" office:value="44429" calcext:value-type="float">
            <text:p><text:s/>44 429 </text:p>
          </table:table-cell>
          <table:table-cell table:style-name="ce5" office:value-type="float" office:value="45116" calcext:value-type="float">
            <text:p><text:s/>45 116 </text:p>
          </table:table-cell>
          <table:table-cell table:style-name="ce5" office:value-type="float" office:value="45837" calcext:value-type="float">
            <text:p><text:s/>45 837 </text:p>
          </table:table-cell>
          <table:table-cell table:style-name="ce5" office:value-type="float" office:value="47279" calcext:value-type="float">
            <text:p><text:s/>47 279 </text:p>
          </table:table-cell>
          <table:table-cell table:style-name="ce5" office:value-type="float" office:value="48414" calcext:value-type="float">
            <text:p><text:s/>48 414 </text:p>
          </table:table-cell>
          <table:table-cell table:style-name="ce5" office:value-type="float" office:value="48363" calcext:value-type="float">
            <text:p><text:s/>48 363 </text:p>
          </table:table-cell>
          <table:table-cell table:style-name="ce5" office:value-type="float" office:value="49100" calcext:value-type="float">
            <text:p><text:s/>49 100 </text:p>
          </table:table-cell>
          <table:table-cell table:style-name="ce5" office:value-type="float" office:value="51247" calcext:value-type="float">
            <text:p><text:s/>51 247 </text:p>
          </table:table-cell>
          <table:table-cell table:style-name="ce5" office:value-type="float" office:value="55055" calcext:value-type="float">
            <text:p><text:s/>55 055 </text:p>
          </table:table-cell>
          <table:table-cell table:style-name="ce5" office:value-type="float" office:value="53428" calcext:value-type="float">
            <text:p><text:s/>53 428 </text:p>
          </table:table-cell>
          <table:table-cell table:style-name="ce5" office:value-type="float" office:value="51961" calcext:value-type="float">
            <text:p><text:s/>51 961 </text:p>
          </table:table-cell>
          <table:table-cell table:style-name="ce5" office:value-type="float" office:value="50510" calcext:value-type="float">
            <text:p><text:s/>50 510 </text:p>
          </table:table-cell>
          <table:table-cell table:style-name="ce5" office:value-type="float" office:value="48856" calcext:value-type="float">
            <text:p><text:s/>48 856 </text:p>
          </table:table-cell>
          <table:table-cell table:style-name="ce5" office:value-type="float" office:value="54003" calcext:value-type="float">
            <text:p><text:s/>54 003 </text:p>
          </table:table-cell>
          <table:table-cell table:style-name="ce5" office:value-type="float" office:value="51999" calcext:value-type="float">
            <text:p><text:s/>51 999 </text:p>
          </table:table-cell>
          <table:table-cell table:style-name="ce5" office:value-type="float" office:value="51141" calcext:value-type="float">
            <text:p><text:s/>51 141 </text:p>
          </table:table-cell>
          <table:table-cell table:style-name="ce5" office:value-type="float" office:value="50432" calcext:value-type="float">
            <text:p><text:s/>50 432 </text:p>
          </table:table-cell>
          <table:table-cell table:style-name="ce5" office:value-type="float" office:value="49215" calcext:value-type="float">
            <text:p><text:s/>49 215 </text:p>
          </table:table-cell>
          <table:table-cell table:style-name="ce5" office:value-type="float" office:value="52495" calcext:value-type="float">
            <text:p><text:s/>52 495 </text:p>
          </table:table-cell>
          <table:table-cell table:style-name="ce5" office:value-type="float" office:value="52375" calcext:value-type="float">
            <text:p><text:s/>52 375 </text:p>
          </table:table-cell>
          <table:table-cell table:style-name="ce5" office:value-type="float" office:value="51842" calcext:value-type="float">
            <text:p><text:s/>51 842 </text:p>
          </table:table-cell>
          <table:table-cell table:style-name="ce5" office:value-type="float" office:value="51633" calcext:value-type="float">
            <text:p><text:s/>51 633 </text:p>
          </table:table-cell>
          <table:table-cell table:style-name="ce5" office:value-type="float" office:value="49698" calcext:value-type="float">
            <text:p><text:s/>49 698 </text:p>
          </table:table-cell>
          <table:table-cell table:style-name="ce5" office:value-type="float" office:value="55417" calcext:value-type="float">
            <text:p><text:s/>55 417 </text:p>
          </table:table-cell>
          <table:table-cell table:style-name="ce5" office:value-type="float" office:value="55553" calcext:value-type="float">
            <text:p><text:s/>55 553 </text:p>
          </table:table-cell>
          <table:table-cell table:style-name="ce5" office:value-type="float" office:value="56454" calcext:value-type="float">
            <text:p><text:s/>56 454 </text:p>
          </table:table-cell>
          <table:table-cell table:style-name="ce5" office:value-type="float" office:value="55752" calcext:value-type="float">
            <text:p><text:s/>55 752 </text:p>
          </table:table-cell>
          <table:table-cell table:style-name="ce5" office:value-type="float" office:value="56046" calcext:value-type="float">
            <text:p><text:s/>56 046 </text:p>
          </table:table-cell>
          <table:table-cell table:style-name="ce5" office:value-type="float" office:value="59623" calcext:value-type="float">
            <text:p><text:s/>59 623 </text:p>
          </table:table-cell>
          <table:table-cell table:style-name="ce5" office:value-type="float" office:value="61697" calcext:value-type="float">
            <text:p><text:s/>61 697 </text:p>
          </table:table-cell>
          <table:table-cell table:style-name="ce5" office:value-type="float" office:value="62675" calcext:value-type="float">
            <text:p><text:s/>62 675 </text:p>
          </table:table-cell>
          <table:table-cell table:style-name="ce5" office:value-type="float" office:value="64265" calcext:value-type="float">
            <text:p><text:s/>64 265 </text:p>
          </table:table-cell>
          <table:table-cell table:style-name="ce5" office:value-type="float" office:value="64036" calcext:value-type="float">
            <text:p><text:s/>64 036 </text:p>
          </table:table-cell>
          <table:table-cell table:style-name="ce5" office:value-type="float" office:value="68185" calcext:value-type="float">
            <text:p><text:s/>68 185 </text:p>
          </table:table-cell>
          <table:table-cell table:style-name="ce5" office:value-type="float" office:value="68163" calcext:value-type="float">
            <text:p><text:s/>68 163 </text:p>
          </table:table-cell>
          <table:table-cell table:style-name="ce5" office:value-type="float" office:value="66374" calcext:value-type="float">
            <text:p><text:s/>66 374 </text:p>
          </table:table-cell>
          <table:table-cell table:style-name="ce5" office:value-type="float" office:value="68062" calcext:value-type="float">
            <text:p><text:s/>68 062 </text:p>
          </table:table-cell>
          <table:table-cell table:style-name="ce5" office:value-type="float" office:value="69340" calcext:value-type="float">
            <text:p><text:s/>69 340 </text:p>
          </table:table-cell>
          <table:table-cell table:style-name="ce5" office:value-type="float" office:value="70400" calcext:value-type="float">
            <text:p><text:s/>70 400 </text:p>
          </table:table-cell>
          <table:table-cell table:style-name="ce5" office:value-type="float" office:value="70598" calcext:value-type="float">
            <text:p><text:s/>70 598 </text:p>
          </table:table-cell>
          <table:table-cell table:style-name="ce5" office:value-type="float" office:value="73316" calcext:value-type="float">
            <text:p><text:s/>73 316 </text:p>
          </table:table-cell>
          <table:table-cell table:style-name="ce5" office:value-type="float" office:value="71634" calcext:value-type="float">
            <text:p><text:s/>71 634 </text:p>
          </table:table-cell>
          <table:table-cell table:style-name="ce5" office:value-type="float" office:value="72356" calcext:value-type="float">
            <text:p><text:s/>72 356 </text:p>
          </table:table-cell>
          <table:table-cell table:style-name="ce5" office:value-type="float" office:value="69428" calcext:value-type="float">
            <text:p><text:s/>69 428 </text:p>
          </table:table-cell>
          <table:table-cell table:style-name="ce5" office:value-type="float" office:value="71339" calcext:value-type="float">
            <text:p><text:s/>71 339 </text:p>
          </table:table-cell>
          <table:table-cell table:style-name="ce5" office:value-type="float" office:value="69613" calcext:value-type="float">
            <text:p><text:s/>69 613 </text:p>
          </table:table-cell>
          <table:table-cell table:style-name="ce5" office:value-type="float" office:value="69292" calcext:value-type="float">
            <text:p><text:s/>69 292 </text:p>
          </table:table-cell>
          <table:table-cell table:style-name="ce5" office:value-type="float" office:value="62723" calcext:value-type="float">
            <text:p><text:s/>62 723 </text:p>
          </table:table-cell>
          <table:table-cell table:style-name="ce5" office:value-type="float" office:value="62185" calcext:value-type="float">
            <text:p><text:s/>62 185 </text:p>
          </table:table-cell>
          <table:table-cell table:style-name="ce5" office:value-type="float" office:value="60256" calcext:value-type="float">
            <text:p><text:s/>60 256 </text:p>
          </table:table-cell>
          <table:table-cell table:style-name="ce10" office:value-type="float" office:value="60850" calcext:value-type="float">
            <text:p><text:s/>60 850 </text:p>
          </table:table-cell>
          <table:table-cell table:style-name="ce10" office:value-type="float" office:value="62850" calcext:value-type="float">
            <text:p><text:s/>62 850 </text:p>
          </table:table-cell>
          <table:table-cell table:style-name="ce10" office:value-type="float" office:value="74713" calcext:value-type="float">
            <text:p><text:s/>74 713 </text:p>
          </table:table-cell>
          <table:table-cell table:style-name="ce10" office:value-type="float" office:value="75213" calcext:value-type="float">
            <text:p><text:s/>75 213 </text:p>
          </table:table-cell>
          <table:table-cell table:style-name="ce10" office:value-type="float" office:value="73595" calcext:value-type="float">
            <text:p><text:s/>73 595 </text:p>
          </table:table-cell>
          <table:table-cell table:style-name="ce10" office:value-type="float" office:value="74749" calcext:value-type="float">
            <text:p><text:s/>74 749 </text:p>
          </table:table-cell>
          <table:table-cell table:style-name="ce10" office:value-type="float" office:value="74594" calcext:value-type="float">
            <text:p><text:s/>74 594 </text:p>
          </table:table-cell>
          <table:table-cell table:style-name="ce10" office:value-type="float" office:value="75564" calcext:value-type="float">
            <text:p><text:s/>75 564 </text:p>
          </table:table-cell>
          <table:table-cell table:style-name="ce10" office:value-type="float" office:value="75948" calcext:value-type="float">
            <text:p><text:s/>75 948 </text:p>
          </table:table-cell>
          <table:table-cell table:style-name="ce10" office:value-type="float" office:value="75316" calcext:value-type="float">
            <text:p><text:s/>75 316 </text:p>
          </table:table-cell>
          <table:table-cell table:style-name="ce10" office:value-type="float" office:value="77687" calcext:value-type="float">
            <text:p><text:s/>77 687 </text:p>
          </table:table-cell>
          <table:table-cell table:style-name="ce10" office:value-type="float" office:value="78026" calcext:value-type="float">
            <text:p><text:s/>78 026 </text:p>
          </table:table-cell>
          <table:table-cell table:style-name="ce10" office:value-type="float" office:value="80748" calcext:value-type="float">
            <text:p><text:s/>80 748 </text:p>
          </table:table-cell>
          <table:table-cell table:style-name="ce10" office:value-type="float" office:value="79387" calcext:value-type="float">
            <text:p><text:s/>79 387 </text:p>
          </table:table-cell>
          <table:table-cell table:style-name="ce10" office:value-type="float" office:value="80610" calcext:value-type="float">
            <text:p><text:s/>80 610 </text:p>
          </table:table-cell>
          <table:table-cell table:style-name="ce10" office:value-type="float" office:value="80597" calcext:value-type="float">
            <text:p><text:s/>80 597 </text:p>
          </table:table-cell>
          <table:table-cell table:style-name="ce10" office:value-type="float" office:value="81220" calcext:value-type="float">
            <text:p><text:s/>81 220 </text:p>
          </table:table-cell>
          <table:table-cell table:style-name="ce10" office:value-type="float" office:value="81425" calcext:value-type="float">
            <text:p><text:s/>81 425 </text:p>
          </table:table-cell>
          <table:table-cell table:style-name="ce10" office:value-type="float" office:value="81092" calcext:value-type="float">
            <text:p><text:s/>81 092 </text:p>
          </table:table-cell>
          <table:table-cell table:style-name="ce10" office:value-type="float" office:value="79659" calcext:value-type="float">
            <text:p><text:s/>79 659 </text:p>
          </table:table-cell>
          <table:table-cell table:style-name="ce10" office:value-type="float" office:value="81490" calcext:value-type="float">
            <text:p><text:s/>81 490 </text:p>
          </table:table-cell>
          <table:table-cell table:style-name="ce10" office:value-type="float" office:value="83123" calcext:value-type="float">
            <text:p><text:s/>83 123 </text:p>
          </table:table-cell>
          <table:table-cell table:style-name="ce10" office:value-type="float" office:value="84545" calcext:value-type="float">
            <text:p><text:s/>84 545 </text:p>
          </table:table-cell>
          <table:table-cell table:style-name="ce10" office:value-type="float" office:value="88913" calcext:value-type="float">
            <text:p><text:s/>88 913 </text:p>
          </table:table-cell>
          <table:table-cell table:style-name="ce10" office:value-type="float" office:value="94142" calcext:value-type="float">
            <text:p><text:s/>94 142 </text:p>
          </table:table-cell>
          <table:table-cell table:style-name="ce10" office:value-type="float" office:value="97085" calcext:value-type="float">
            <text:p><text:s/>97 085 </text:p>
          </table:table-cell>
          <table:table-cell table:style-name="ce10" office:value-type="float" office:value="99764" calcext:value-type="float">
            <text:p><text:s/>99 764 </text:p>
          </table:table-cell>
          <table:table-cell table:style-name="ce10" office:value-type="float" office:value="100254" calcext:value-type="float">
            <text:p><text:s/>100 254 </text:p>
          </table:table-cell>
          <table:table-cell table:style-name="ce10" office:value-type="float" office:value="103195" calcext:value-type="float">
            <text:p><text:s/>103 195 </text:p>
          </table:table-cell>
          <table:table-cell table:style-name="ce10" office:value-type="float" office:value="102676" calcext:value-type="float">
            <text:p><text:s/>102 676 </text:p>
          </table:table-cell>
          <table:table-cell table:style-name="ce10" office:value-type="float" office:value="103739" calcext:value-type="float">
            <text:p><text:s/>103 739 </text:p>
          </table:table-cell>
          <table:table-cell table:style-name="ce10" office:value-type="float" office:value="101588" calcext:value-type="float">
            <text:p><text:s/>101 588 </text:p>
          </table:table-cell>
          <table:table-cell table:style-name="ce10" office:value-type="float" office:value="102326" calcext:value-type="float">
            <text:p><text:s/>102 326 </text:p>
          </table:table-cell>
          <table:table-cell table:style-name="ce10" office:value-type="float" office:value="98521" calcext:value-type="float">
            <text:p><text:s/>98 521 </text:p>
          </table:table-cell>
          <table:table-cell table:style-name="ce10" office:value-type="float" office:value="101546" calcext:value-type="float">
            <text:p><text:s/>101 546 </text:p>
          </table:table-cell>
          <table:table-cell table:style-name="ce10" office:value-type="float" office:value="100950" calcext:value-type="float">
            <text:p><text:s/>100 950 </text:p>
          </table:table-cell>
          <table:table-cell table:style-name="ce10" office:value-type="float" office:value="102922" calcext:value-type="float">
            <text:p><text:s/>102 922 </text:p>
          </table:table-cell>
          <table:table-cell table:style-name="ce10" office:value-type="float" office:value="104685" calcext:value-type="float">
            <text:p><text:s/>104 685 </text:p>
          </table:table-cell>
          <table:table-cell table:style-name="ce10" office:value-type="float" office:value="107666" calcext:value-type="float">
            <text:p><text:s/>107 666 </text:p>
          </table:table-cell>
          <table:table-cell table:style-name="ce10" office:value-type="float" office:value="109599" calcext:value-type="float">
            <text:p><text:s/>109 599 </text:p>
          </table:table-cell>
          <table:table-cell table:style-name="ce10" office:value-type="float" office:value="110968" calcext:value-type="float">
            <text:p><text:s/>110 968 </text:p>
          </table:table-cell>
          <table:table-cell table:style-name="ce10" office:value-type="float" office:value="114501" calcext:value-type="float">
            <text:p><text:s/>114 501 </text:p>
          </table:table-cell>
          <table:table-cell table:style-name="ce10" office:value-type="float" office:value="117636" calcext:value-type="float">
            <text:p><text:s/>117 636 </text:p>
          </table:table-cell>
          <table:table-cell table:style-name="ce10" office:value-type="float" office:value="120158" calcext:value-type="float">
            <text:p><text:s/>120 158 </text:p>
          </table:table-cell>
          <table:table-cell table:style-name="ce13" office:value-type="float" office:value="124015" calcext:value-type="float">
            <text:p><text:s/>124 015 </text:p>
          </table:table-cell>
          <table:table-cell table:style-name="ce13" office:value-type="float" office:value="128342" calcext:value-type="float">
            <text:p><text:s/>128 342 </text:p>
          </table:table-cell>
          <table:table-cell table:style-name="ce13" office:value-type="float" office:value="131506" calcext:value-type="float">
            <text:p><text:s/>131 506 </text:p>
          </table:table-cell>
          <table:table-cell table:style-name="ce13" office:value-type="float" office:value="130233" calcext:value-type="float">
            <text:p><text:s/>130 233 </text:p>
          </table:table-cell>
          <table:table-cell table:style-name="ce13" office:value-type="float" office:value="130632" calcext:value-type="float">
            <text:p><text:s/>130 632 </text:p>
          </table:table-cell>
          <table:table-cell table:style-name="ce13" office:value-type="float" office:value="128175" calcext:value-type="float">
            <text:p><text:s/>128 175 </text:p>
          </table:table-cell>
          <table:table-cell table:style-name="ce14" office:value-type="float" office:value="127707" calcext:value-type="float">
            <text:p>127707</text:p>
          </table:table-cell>
          <table:table-cell table:style-name="ce14" office:value-type="float" office:value="125215" calcext:value-type="float">
            <text:p>125215</text:p>
          </table:table-cell>
          <table:table-cell table:style-name="ce14" office:value-type="float" office:value="122677" calcext:value-type="float">
            <text:p>122677</text:p>
          </table:table-cell>
          <table:table-cell table:number-columns-repeated="87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float" office:value="29514" calcext:value-type="float">
            <text:p><text:s/>29 514 </text:p>
          </table:table-cell>
          <table:table-cell table:style-name="ce5" office:value-type="float" office:value="29666" calcext:value-type="float">
            <text:p><text:s/>29 666 </text:p>
          </table:table-cell>
          <table:table-cell table:style-name="ce5" office:value-type="float" office:value="30033" calcext:value-type="float">
            <text:p><text:s/>30 033 </text:p>
          </table:table-cell>
          <table:table-cell table:style-name="ce5" office:value-type="float" office:value="30430" calcext:value-type="float">
            <text:p><text:s/>30 430 </text:p>
          </table:table-cell>
          <table:table-cell table:style-name="ce5" office:value-type="float" office:value="30861" calcext:value-type="float">
            <text:p><text:s/>30 861 </text:p>
          </table:table-cell>
          <table:table-cell table:style-name="ce5" office:value-type="float" office:value="31328" calcext:value-type="float">
            <text:p><text:s/>31 328 </text:p>
          </table:table-cell>
          <table:table-cell table:style-name="ce5" office:value-type="float" office:value="31835" calcext:value-type="float">
            <text:p><text:s/>31 835 </text:p>
          </table:table-cell>
          <table:table-cell table:style-name="ce5" office:value-type="float" office:value="32123" calcext:value-type="float">
            <text:p><text:s/>32 123 </text:p>
          </table:table-cell>
          <table:table-cell table:style-name="ce5" office:value-type="float" office:value="32410" calcext:value-type="float">
            <text:p><text:s/>32 410 </text:p>
          </table:table-cell>
          <table:table-cell table:style-name="ce5" office:value-type="float" office:value="32695" calcext:value-type="float">
            <text:p><text:s/>32 695 </text:p>
          </table:table-cell>
          <table:table-cell table:style-name="ce5" office:value-type="float" office:value="32980" calcext:value-type="float">
            <text:p><text:s/>32 980 </text:p>
          </table:table-cell>
          <table:table-cell table:style-name="ce5" office:value-type="float" office:value="33213" calcext:value-type="float">
            <text:p><text:s/>33 213 </text:p>
          </table:table-cell>
          <table:table-cell table:style-name="ce5" office:value-type="float" office:value="33069" calcext:value-type="float">
            <text:p><text:s/>33 069 </text:p>
          </table:table-cell>
          <table:table-cell table:style-name="ce5" office:value-type="float" office:value="32951" calcext:value-type="float">
            <text:p><text:s/>32 951 </text:p>
          </table:table-cell>
          <table:table-cell table:style-name="ce5" office:value-type="float" office:value="32860" calcext:value-type="float">
            <text:p><text:s/>32 860 </text:p>
          </table:table-cell>
          <table:table-cell table:style-name="ce5" office:value-type="float" office:value="32799" calcext:value-type="float">
            <text:p><text:s/>32 799 </text:p>
          </table:table-cell>
          <table:table-cell table:style-name="ce5" office:value-type="float" office:value="32767" calcext:value-type="float">
            <text:p><text:s/>32 767 </text:p>
          </table:table-cell>
          <table:table-cell table:style-name="ce5" office:value-type="float" office:value="33124" calcext:value-type="float">
            <text:p><text:s/>33 124 </text:p>
          </table:table-cell>
          <table:table-cell table:style-name="ce5" office:value-type="float" office:value="33516" calcext:value-type="float">
            <text:p><text:s/>33 516 </text:p>
          </table:table-cell>
          <table:table-cell table:style-name="ce5" office:value-type="float" office:value="33944" calcext:value-type="float">
            <text:p><text:s/>33 944 </text:p>
          </table:table-cell>
          <table:table-cell table:style-name="ce5" office:value-type="float" office:value="34411" calcext:value-type="float">
            <text:p><text:s/>34 411 </text:p>
          </table:table-cell>
          <table:table-cell table:style-name="ce5" office:value-type="float" office:value="34767" calcext:value-type="float">
            <text:p><text:s/>34 767 </text:p>
          </table:table-cell>
          <table:table-cell table:style-name="ce5" office:value-type="float" office:value="34633" calcext:value-type="float">
            <text:p><text:s/>34 633 </text:p>
          </table:table-cell>
          <table:table-cell table:style-name="ce5" office:value-type="float" office:value="34733" calcext:value-type="float">
            <text:p><text:s/>34 733 </text:p>
          </table:table-cell>
          <table:table-cell table:style-name="ce5" office:value-type="float" office:value="34879" calcext:value-type="float">
            <text:p><text:s/>34 879 </text:p>
          </table:table-cell>
          <table:table-cell table:style-name="ce5" office:value-type="float" office:value="34670" calcext:value-type="float">
            <text:p><text:s/>34 670 </text:p>
          </table:table-cell>
          <table:table-cell table:style-name="ce5" office:value-type="float" office:value="34396" calcext:value-type="float">
            <text:p><text:s/>34 396 </text:p>
          </table:table-cell>
          <table:table-cell table:style-name="ce5" office:value-type="float" office:value="33948" calcext:value-type="float">
            <text:p><text:s/>33 948 </text:p>
          </table:table-cell>
          <table:table-cell table:style-name="ce5" office:value-type="float" office:value="33579" calcext:value-type="float">
            <text:p><text:s/>33 579 </text:p>
          </table:table-cell>
          <table:table-cell table:style-name="ce5" office:value-type="float" office:value="33397" calcext:value-type="float">
            <text:p><text:s/>33 397 </text:p>
          </table:table-cell>
          <table:table-cell table:style-name="ce5" office:value-type="float" office:value="33285" calcext:value-type="float">
            <text:p><text:s/>33 285 </text:p>
          </table:table-cell>
          <table:table-cell table:style-name="ce5" office:value-type="float" office:value="33191" calcext:value-type="float">
            <text:p><text:s/>33 191 </text:p>
          </table:table-cell>
          <table:table-cell table:style-name="ce5" office:value-type="float" office:value="33101" calcext:value-type="float">
            <text:p><text:s/>33 101 </text:p>
          </table:table-cell>
          <table:table-cell table:style-name="ce5" office:value-type="float" office:value="33039" calcext:value-type="float">
            <text:p><text:s/>33 039 </text:p>
          </table:table-cell>
          <table:table-cell table:style-name="ce5" office:value-type="float" office:value="32957" calcext:value-type="float">
            <text:p><text:s/>32 957 </text:p>
          </table:table-cell>
          <table:table-cell table:style-name="ce5" office:value-type="float" office:value="32988" calcext:value-type="float">
            <text:p><text:s/>32 988 </text:p>
          </table:table-cell>
          <table:table-cell table:style-name="ce5" office:value-type="float" office:value="33011" calcext:value-type="float">
            <text:p><text:s/>33 011 </text:p>
          </table:table-cell>
          <table:table-cell table:style-name="ce5" office:value-type="float" office:value="33693" calcext:value-type="float">
            <text:p><text:s/>33 693 </text:p>
          </table:table-cell>
          <table:table-cell table:style-name="ce5" office:value-type="float" office:value="34527" calcext:value-type="float">
            <text:p><text:s/>34 527 </text:p>
          </table:table-cell>
          <table:table-cell table:style-name="ce5" office:value-type="float" office:value="35492" calcext:value-type="float">
            <text:p><text:s/>35 492 </text:p>
          </table:table-cell>
          <table:table-cell table:style-name="ce5" office:value-type="float" office:value="36689" calcext:value-type="float">
            <text:p><text:s/>36 689 </text:p>
          </table:table-cell>
          <table:table-cell table:style-name="ce5" office:value-type="float" office:value="37809" calcext:value-type="float">
            <text:p><text:s/>37 809 </text:p>
          </table:table-cell>
          <table:table-cell table:style-name="ce5" office:value-type="float" office:value="38490" calcext:value-type="float">
            <text:p><text:s/>38 490 </text:p>
          </table:table-cell>
          <table:table-cell table:style-name="ce5" office:value-type="float" office:value="39227" calcext:value-type="float">
            <text:p><text:s/>39 227 </text:p>
          </table:table-cell>
          <table:table-cell table:style-name="ce5" office:value-type="float" office:value="39969" calcext:value-type="float">
            <text:p><text:s/>39 969 </text:p>
          </table:table-cell>
          <table:table-cell table:style-name="ce5" office:value-type="float" office:value="40759" calcext:value-type="float">
            <text:p><text:s/>40 759 </text:p>
          </table:table-cell>
          <table:table-cell table:style-name="ce5" office:value-type="float" office:value="41631" calcext:value-type="float">
            <text:p><text:s/>41 631 </text:p>
          </table:table-cell>
          <table:table-cell table:style-name="ce5" office:value-type="float" office:value="42075" calcext:value-type="float">
            <text:p><text:s/>42 075 </text:p>
          </table:table-cell>
          <table:table-cell table:style-name="ce5" office:value-type="float" office:value="42459" calcext:value-type="float">
            <text:p><text:s/>42 459 </text:p>
          </table:table-cell>
          <table:table-cell table:style-name="ce5" office:value-type="float" office:value="42953" calcext:value-type="float">
            <text:p><text:s/>42 953 </text:p>
          </table:table-cell>
          <table:table-cell table:style-name="ce5" office:value-type="float" office:value="43515" calcext:value-type="float">
            <text:p><text:s/>43 515 </text:p>
          </table:table-cell>
          <table:table-cell table:style-name="ce5" office:value-type="float" office:value="43942" calcext:value-type="float">
            <text:p><text:s/>43 942 </text:p>
          </table:table-cell>
          <table:table-cell table:style-name="ce5" office:value-type="float" office:value="44613" calcext:value-type="float">
            <text:p><text:s/>44 613 </text:p>
          </table:table-cell>
          <table:table-cell table:style-name="ce5" office:value-type="float" office:value="45369" calcext:value-type="float">
            <text:p><text:s/>45 369 </text:p>
          </table:table-cell>
          <table:table-cell table:style-name="ce5" office:value-type="float" office:value="46816" calcext:value-type="float">
            <text:p><text:s/>46 816 </text:p>
          </table:table-cell>
          <table:table-cell table:style-name="ce5" office:value-type="float" office:value="47914" calcext:value-type="float">
            <text:p><text:s/>47 914 </text:p>
          </table:table-cell>
          <table:table-cell table:style-name="ce5" office:value-type="float" office:value="47892" calcext:value-type="float">
            <text:p><text:s/>47 892 </text:p>
          </table:table-cell>
          <table:table-cell table:style-name="ce5" office:value-type="float" office:value="48522" calcext:value-type="float">
            <text:p><text:s/>48 522 </text:p>
          </table:table-cell>
          <table:table-cell table:style-name="ce5" office:value-type="float" office:value="50382" calcext:value-type="float">
            <text:p><text:s/>50 382 </text:p>
          </table:table-cell>
          <table:table-cell table:style-name="ce5" office:value-type="float" office:value="54347" calcext:value-type="float">
            <text:p><text:s/>54 347 </text:p>
          </table:table-cell>
          <table:table-cell table:style-name="ce5" office:value-type="float" office:value="52771" calcext:value-type="float">
            <text:p><text:s/>52 771 </text:p>
          </table:table-cell>
          <table:table-cell table:style-name="ce5" office:value-type="float" office:value="51499" calcext:value-type="float">
            <text:p><text:s/>51 499 </text:p>
          </table:table-cell>
          <table:table-cell table:style-name="ce5" office:value-type="float" office:value="50041" calcext:value-type="float">
            <text:p><text:s/>50 041 </text:p>
          </table:table-cell>
          <table:table-cell table:style-name="ce5" office:value-type="float" office:value="48383" calcext:value-type="float">
            <text:p><text:s/>48 383 </text:p>
          </table:table-cell>
          <table:table-cell table:style-name="ce5" office:value-type="float" office:value="53573" calcext:value-type="float">
            <text:p><text:s/>53 573 </text:p>
          </table:table-cell>
          <table:table-cell table:style-name="ce5" office:value-type="float" office:value="51575" calcext:value-type="float">
            <text:p><text:s/>51 575 </text:p>
          </table:table-cell>
          <table:table-cell table:style-name="ce5" office:value-type="float" office:value="50731" calcext:value-type="float">
            <text:p><text:s/>50 731 </text:p>
          </table:table-cell>
          <table:table-cell table:style-name="ce5" office:value-type="float" office:value="49998" calcext:value-type="float">
            <text:p><text:s/>49 998 </text:p>
          </table:table-cell>
          <table:table-cell table:style-name="ce5" office:value-type="float" office:value="48792" calcext:value-type="float">
            <text:p><text:s/>48 792 </text:p>
          </table:table-cell>
          <table:table-cell table:style-name="ce5" office:value-type="float" office:value="52055" calcext:value-type="float">
            <text:p><text:s/>52 055 </text:p>
          </table:table-cell>
          <table:table-cell table:style-name="ce5" office:value-type="float" office:value="51977" calcext:value-type="float">
            <text:p><text:s/>51 977 </text:p>
          </table:table-cell>
          <table:table-cell table:style-name="ce5" office:value-type="float" office:value="51598" calcext:value-type="float">
            <text:p><text:s/>51 598 </text:p>
          </table:table-cell>
          <table:table-cell table:style-name="ce5" office:value-type="float" office:value="51329" calcext:value-type="float">
            <text:p><text:s/>51 329 </text:p>
          </table:table-cell>
          <table:table-cell table:style-name="ce5" office:value-type="float" office:value="49462" calcext:value-type="float">
            <text:p><text:s/>49 462 </text:p>
          </table:table-cell>
          <table:table-cell table:style-name="ce5" office:value-type="float" office:value="55035" calcext:value-type="float">
            <text:p><text:s/>55 035 </text:p>
          </table:table-cell>
          <table:table-cell table:style-name="ce5" office:value-type="float" office:value="55364" calcext:value-type="float">
            <text:p><text:s/>55 364 </text:p>
          </table:table-cell>
          <table:table-cell table:style-name="ce5" office:value-type="float" office:value="56253" calcext:value-type="float">
            <text:p><text:s/>56 253 </text:p>
          </table:table-cell>
          <table:table-cell table:style-name="ce5" office:value-type="float" office:value="55555" calcext:value-type="float">
            <text:p><text:s/>55 555 </text:p>
          </table:table-cell>
          <table:table-cell table:style-name="ce5" office:value-type="float" office:value="55857" calcext:value-type="float">
            <text:p><text:s/>55 857 </text:p>
          </table:table-cell>
          <table:table-cell table:style-name="ce5" office:value-type="float" office:value="59250" calcext:value-type="float">
            <text:p><text:s/>59 250 </text:p>
          </table:table-cell>
          <table:table-cell table:style-name="ce5" office:value-type="float" office:value="61482" calcext:value-type="float">
            <text:p><text:s/>61 482 </text:p>
          </table:table-cell>
          <table:table-cell table:style-name="ce5" office:value-type="float" office:value="62480" calcext:value-type="float">
            <text:p><text:s/>62 480 </text:p>
          </table:table-cell>
          <table:table-cell table:style-name="ce5" office:value-type="float" office:value="64032" calcext:value-type="float">
            <text:p><text:s/>64 032 </text:p>
          </table:table-cell>
          <table:table-cell table:style-name="ce5" office:value-type="float" office:value="63877" calcext:value-type="float">
            <text:p><text:s/>63 877 </text:p>
          </table:table-cell>
          <table:table-cell table:style-name="ce5" office:value-type="float" office:value="67481" calcext:value-type="float">
            <text:p><text:s/>67 481 </text:p>
          </table:table-cell>
          <table:table-cell table:style-name="ce5" office:value-type="float" office:value="67493" calcext:value-type="float">
            <text:p><text:s/>67 493 </text:p>
          </table:table-cell>
          <table:table-cell table:style-name="ce5" office:value-type="float" office:value="66333" calcext:value-type="float">
            <text:p><text:s/>66 333 </text:p>
          </table:table-cell>
          <table:table-cell table:style-name="ce5" office:value-type="float" office:value="68046" calcext:value-type="float">
            <text:p><text:s/>68 046 </text:p>
          </table:table-cell>
          <table:table-cell table:style-name="ce5" office:value-type="float" office:value="69354" calcext:value-type="float">
            <text:p><text:s/>69 354 </text:p>
          </table:table-cell>
          <table:table-cell table:style-name="ce5" office:value-type="float" office:value="70456" calcext:value-type="float">
            <text:p><text:s/>70 456 </text:p>
          </table:table-cell>
          <table:table-cell table:style-name="ce5" office:value-type="float" office:value="70462" calcext:value-type="float">
            <text:p><text:s/>70 462 </text:p>
          </table:table-cell>
          <table:table-cell table:style-name="ce5" office:value-type="float" office:value="73058" calcext:value-type="float">
            <text:p><text:s/>73 058 </text:p>
          </table:table-cell>
          <table:table-cell table:style-name="ce5" office:value-type="float" office:value="71377" calcext:value-type="float">
            <text:p><text:s/>71 377 </text:p>
          </table:table-cell>
          <table:table-cell table:style-name="ce5" office:value-type="float" office:value="72080" calcext:value-type="float">
            <text:p><text:s/>72 080 </text:p>
          </table:table-cell>
          <table:table-cell table:style-name="ce5" office:value-type="float" office:value="69270" calcext:value-type="float">
            <text:p><text:s/>69 270 </text:p>
          </table:table-cell>
          <table:table-cell table:style-name="ce5" office:value-type="float" office:value="71178" calcext:value-type="float">
            <text:p><text:s/>71 178 </text:p>
          </table:table-cell>
          <table:table-cell table:style-name="ce5" office:value-type="float" office:value="69610" calcext:value-type="float">
            <text:p><text:s/>69 610 </text:p>
          </table:table-cell>
          <table:table-cell table:style-name="ce5" office:value-type="float" office:value="69318" calcext:value-type="float">
            <text:p><text:s/>69 318 </text:p>
          </table:table-cell>
          <table:table-cell table:style-name="ce5" office:value-type="float" office:value="62786" calcext:value-type="float">
            <text:p><text:s/>62 786 </text:p>
          </table:table-cell>
          <table:table-cell table:style-name="ce5" office:value-type="float" office:value="62102" calcext:value-type="float">
            <text:p><text:s/>62 102 </text:p>
          </table:table-cell>
          <table:table-cell table:style-name="ce10" office:value-type="float" office:value="59372" calcext:value-type="float">
            <text:p><text:s/>59 372 </text:p>
          </table:table-cell>
          <table:table-cell table:style-name="ce10" office:value-type="float" office:value="61161" calcext:value-type="float">
            <text:p><text:s/>61 161 </text:p>
          </table:table-cell>
          <table:table-cell table:style-name="ce10" office:value-type="float" office:value="63101" calcext:value-type="float">
            <text:p><text:s/>63 101 </text:p>
          </table:table-cell>
          <table:table-cell table:style-name="ce10" office:value-type="float" office:value="74885" calcext:value-type="float">
            <text:p><text:s/>74 885 </text:p>
          </table:table-cell>
          <table:table-cell table:style-name="ce10" office:value-type="float" office:value="75202" calcext:value-type="float">
            <text:p><text:s/>75 202 </text:p>
          </table:table-cell>
          <table:table-cell table:style-name="ce10" office:value-type="float" office:value="73487" calcext:value-type="float">
            <text:p><text:s/>73 487 </text:p>
          </table:table-cell>
          <table:table-cell table:style-name="ce10" office:value-type="float" office:value="74773" calcext:value-type="float">
            <text:p><text:s/>74 773 </text:p>
          </table:table-cell>
          <table:table-cell table:style-name="ce10" office:value-type="float" office:value="74778" calcext:value-type="float">
            <text:p><text:s/>74 778 </text:p>
          </table:table-cell>
          <table:table-cell table:style-name="ce10" office:value-type="float" office:value="75688" calcext:value-type="float">
            <text:p><text:s/>75 688 </text:p>
          </table:table-cell>
          <table:table-cell table:style-name="ce10" office:value-type="float" office:value="76052" calcext:value-type="float">
            <text:p><text:s/>76 052 </text:p>
          </table:table-cell>
          <table:table-cell table:style-name="ce10" office:value-type="float" office:value="75733" calcext:value-type="float">
            <text:p><text:s/>75 733 </text:p>
          </table:table-cell>
          <table:table-cell table:style-name="ce10" office:value-type="float" office:value="77349" calcext:value-type="float">
            <text:p><text:s/>77 349 </text:p>
          </table:table-cell>
          <table:table-cell table:style-name="ce10" office:value-type="float" office:value="77780" calcext:value-type="float">
            <text:p><text:s/>77 780 </text:p>
          </table:table-cell>
          <table:table-cell table:style-name="ce10" office:value-type="float" office:value="80528" calcext:value-type="float">
            <text:p><text:s/>80 528 </text:p>
          </table:table-cell>
          <table:table-cell table:style-name="ce10" office:value-type="float" office:value="79179" calcext:value-type="float">
            <text:p><text:s/>79 179 </text:p>
          </table:table-cell>
          <table:table-cell table:style-name="ce10" office:value-type="float" office:value="79649" calcext:value-type="float">
            <text:p><text:s/>79 649 </text:p>
          </table:table-cell>
          <table:table-cell table:style-name="ce10" office:value-type="float" office:value="79592" calcext:value-type="float">
            <text:p><text:s/>79 592 </text:p>
          </table:table-cell>
          <table:table-cell table:style-name="ce10" office:value-type="float" office:value="80544" calcext:value-type="float">
            <text:p><text:s/>80 544 </text:p>
          </table:table-cell>
          <table:table-cell table:style-name="ce10" office:value-type="float" office:value="81019" calcext:value-type="float">
            <text:p><text:s/>81 019 </text:p>
          </table:table-cell>
          <table:table-cell table:style-name="ce10" office:value-type="float" office:value="80771" calcext:value-type="float">
            <text:p><text:s/>80 771 </text:p>
          </table:table-cell>
          <table:table-cell table:style-name="ce10" office:value-type="float" office:value="79516" calcext:value-type="float">
            <text:p><text:s/>79 516 </text:p>
          </table:table-cell>
          <table:table-cell table:style-name="ce10" office:value-type="float" office:value="81458" calcext:value-type="float">
            <text:p><text:s/>81 458 </text:p>
          </table:table-cell>
          <table:table-cell table:style-name="ce10" office:value-type="float" office:value="83051" calcext:value-type="float">
            <text:p><text:s/>83 051 </text:p>
          </table:table-cell>
          <table:table-cell table:style-name="ce10" office:value-type="float" office:value="84303" calcext:value-type="float">
            <text:p><text:s/>84 303 </text:p>
          </table:table-cell>
          <table:table-cell table:style-name="ce10" office:value-type="float" office:value="88705" calcext:value-type="float">
            <text:p><text:s/>88 705 </text:p>
          </table:table-cell>
          <table:table-cell table:style-name="ce10" office:value-type="float" office:value="93905" calcext:value-type="float">
            <text:p><text:s/>93 905 </text:p>
          </table:table-cell>
          <table:table-cell table:style-name="ce10" office:value-type="float" office:value="96939" calcext:value-type="float">
            <text:p><text:s/>96 939 </text:p>
          </table:table-cell>
          <table:table-cell table:style-name="ce10" office:value-type="float" office:value="99711" calcext:value-type="float">
            <text:p><text:s/>99 711 </text:p>
          </table:table-cell>
          <table:table-cell table:style-name="ce10" office:value-type="float" office:value="100342" calcext:value-type="float">
            <text:p><text:s/>100 342 </text:p>
          </table:table-cell>
          <table:table-cell table:style-name="ce10" office:value-type="float" office:value="103155" calcext:value-type="float">
            <text:p><text:s/>103 155 </text:p>
          </table:table-cell>
          <table:table-cell table:style-name="ce10" office:value-type="float" office:value="102796" calcext:value-type="float">
            <text:p><text:s/>102 796 </text:p>
          </table:table-cell>
          <table:table-cell table:style-name="ce10" office:value-type="float" office:value="103613" calcext:value-type="float">
            <text:p><text:s/>103 613 </text:p>
          </table:table-cell>
          <table:table-cell table:style-name="ce10" office:value-type="float" office:value="101479" calcext:value-type="float">
            <text:p><text:s/>101 479 </text:p>
          </table:table-cell>
          <table:table-cell table:style-name="ce10" office:value-type="float" office:value="102239" calcext:value-type="float">
            <text:p><text:s/>102 239 </text:p>
          </table:table-cell>
          <table:table-cell table:style-name="ce10" office:value-type="float" office:value="98379" calcext:value-type="float">
            <text:p><text:s/>98 379 </text:p>
          </table:table-cell>
          <table:table-cell table:style-name="ce10" office:value-type="float" office:value="101401" calcext:value-type="float">
            <text:p><text:s/>101 401 </text:p>
          </table:table-cell>
          <table:table-cell table:style-name="ce10" office:value-type="float" office:value="100627" calcext:value-type="float">
            <text:p><text:s/>100 627 </text:p>
          </table:table-cell>
          <table:table-cell table:style-name="ce10" office:value-type="float" office:value="102509" calcext:value-type="float">
            <text:p><text:s/>102 509 </text:p>
          </table:table-cell>
          <table:table-cell table:style-name="ce10" office:value-type="float" office:value="104417" calcext:value-type="float">
            <text:p><text:s/>104 417 </text:p>
          </table:table-cell>
          <table:table-cell table:style-name="ce10" office:value-type="float" office:value="107503" calcext:value-type="float">
            <text:p><text:s/>107 503 </text:p>
          </table:table-cell>
          <table:table-cell table:style-name="ce10" office:value-type="float" office:value="109628" calcext:value-type="float">
            <text:p><text:s/>109 628 </text:p>
          </table:table-cell>
          <table:table-cell table:style-name="ce10" office:value-type="float" office:value="111332" calcext:value-type="float">
            <text:p><text:s/>111 332 </text:p>
          </table:table-cell>
          <table:table-cell table:style-name="ce10" office:value-type="float" office:value="115010" calcext:value-type="float">
            <text:p><text:s/>115 010 </text:p>
          </table:table-cell>
          <table:table-cell table:style-name="ce10" office:value-type="float" office:value="117887" calcext:value-type="float">
            <text:p><text:s/>117 887 </text:p>
          </table:table-cell>
          <table:table-cell table:style-name="ce13" office:value-type="float" office:value="120460" calcext:value-type="float">
            <text:p><text:s/>120 460 </text:p>
          </table:table-cell>
          <table:table-cell table:style-name="ce13" office:value-type="float" office:value="124046" calcext:value-type="float">
            <text:p><text:s/>124 046 </text:p>
          </table:table-cell>
          <table:table-cell table:style-name="ce13" office:value-type="float" office:value="128627" calcext:value-type="float">
            <text:p><text:s/>128 627 </text:p>
          </table:table-cell>
          <table:table-cell table:style-name="ce13" office:value-type="float" office:value="132610" calcext:value-type="float">
            <text:p><text:s/>132 610 </text:p>
          </table:table-cell>
          <table:table-cell table:style-name="ce13" office:value-type="float" office:value="131532" calcext:value-type="float">
            <text:p><text:s/>131 532 </text:p>
          </table:table-cell>
          <table:table-cell table:style-name="ce13" office:value-type="float" office:value="131536" calcext:value-type="float">
            <text:p><text:s/>131 536 </text:p>
          </table:table-cell>
          <table:table-cell table:style-name="ce14" office:value-type="float" office:value="129092" calcext:value-type="float">
            <text:p>129092</text:p>
          </table:table-cell>
          <table:table-cell table:style-name="ce14" office:value-type="float" office:value="128544" calcext:value-type="float">
            <text:p>128544</text:p>
          </table:table-cell>
          <table:table-cell table:style-name="ce14" office:value-type="float" office:value="126236" calcext:value-type="float">
            <text:p>126236</text:p>
          </table:table-cell>
          <table:table-cell table:number-columns-repeated="87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float" office:value="28917" calcext:value-type="float">
            <text:p><text:s/>28 917 </text:p>
          </table:table-cell>
          <table:table-cell table:style-name="ce5" office:value-type="float" office:value="29043" calcext:value-type="float">
            <text:p><text:s/>29 043 </text:p>
          </table:table-cell>
          <table:table-cell table:style-name="ce5" office:value-type="float" office:value="29207" calcext:value-type="float">
            <text:p><text:s/>29 207 </text:p>
          </table:table-cell>
          <table:table-cell table:style-name="ce5" office:value-type="float" office:value="29577" calcext:value-type="float">
            <text:p><text:s/>29 577 </text:p>
          </table:table-cell>
          <table:table-cell table:style-name="ce5" office:value-type="float" office:value="29978" calcext:value-type="float">
            <text:p><text:s/>29 978 </text:p>
          </table:table-cell>
          <table:table-cell table:style-name="ce5" office:value-type="float" office:value="30414" calcext:value-type="float">
            <text:p><text:s/>30 414 </text:p>
          </table:table-cell>
          <table:table-cell table:style-name="ce5" office:value-type="float" office:value="30887" calcext:value-type="float">
            <text:p><text:s/>30 887 </text:p>
          </table:table-cell>
          <table:table-cell table:style-name="ce5" office:value-type="float" office:value="31399" calcext:value-type="float">
            <text:p><text:s/>31 399 </text:p>
          </table:table-cell>
          <table:table-cell table:style-name="ce5" office:value-type="float" office:value="31678" calcext:value-type="float">
            <text:p><text:s/>31 678 </text:p>
          </table:table-cell>
          <table:table-cell table:style-name="ce5" office:value-type="float" office:value="31957" calcext:value-type="float">
            <text:p><text:s/>31 957 </text:p>
          </table:table-cell>
          <table:table-cell table:style-name="ce5" office:value-type="float" office:value="32233" calcext:value-type="float">
            <text:p><text:s/>32 233 </text:p>
          </table:table-cell>
          <table:table-cell table:style-name="ce5" office:value-type="float" office:value="32438" calcext:value-type="float">
            <text:p><text:s/>32 438 </text:p>
          </table:table-cell>
          <table:table-cell table:style-name="ce5" office:value-type="float" office:value="32682" calcext:value-type="float">
            <text:p><text:s/>32 682 </text:p>
          </table:table-cell>
          <table:table-cell table:style-name="ce5" office:value-type="float" office:value="32549" calcext:value-type="float">
            <text:p><text:s/>32 549 </text:p>
          </table:table-cell>
          <table:table-cell table:style-name="ce5" office:value-type="float" office:value="32442" calcext:value-type="float">
            <text:p><text:s/>32 442 </text:p>
          </table:table-cell>
          <table:table-cell table:style-name="ce5" office:value-type="float" office:value="32362" calcext:value-type="float">
            <text:p><text:s/>32 362 </text:p>
          </table:table-cell>
          <table:table-cell table:style-name="ce5" office:value-type="float" office:value="32311" calcext:value-type="float">
            <text:p><text:s/>32 311 </text:p>
          </table:table-cell>
          <table:table-cell table:style-name="ce5" office:value-type="float" office:value="32292" calcext:value-type="float">
            <text:p><text:s/>32 292 </text:p>
          </table:table-cell>
          <table:table-cell table:style-name="ce5" office:value-type="float" office:value="32655" calcext:value-type="float">
            <text:p><text:s/>32 655 </text:p>
          </table:table-cell>
          <table:table-cell table:style-name="ce5" office:value-type="float" office:value="33053" calcext:value-type="float">
            <text:p><text:s/>33 053 </text:p>
          </table:table-cell>
          <table:table-cell table:style-name="ce5" office:value-type="float" office:value="33489" calcext:value-type="float">
            <text:p><text:s/>33 489 </text:p>
          </table:table-cell>
          <table:table-cell table:style-name="ce5" office:value-type="float" office:value="33794" calcext:value-type="float">
            <text:p><text:s/>33 794 </text:p>
          </table:table-cell>
          <table:table-cell table:style-name="ce5" office:value-type="float" office:value="34137" calcext:value-type="float">
            <text:p><text:s/>34 137 </text:p>
          </table:table-cell>
          <table:table-cell table:style-name="ce5" office:value-type="float" office:value="34103" calcext:value-type="float">
            <text:p><text:s/>34 103 </text:p>
          </table:table-cell>
          <table:table-cell table:style-name="ce5" office:value-type="float" office:value="34238" calcext:value-type="float">
            <text:p><text:s/>34 238 </text:p>
          </table:table-cell>
          <table:table-cell table:style-name="ce5" office:value-type="float" office:value="34391" calcext:value-type="float">
            <text:p><text:s/>34 391 </text:p>
          </table:table-cell>
          <table:table-cell table:style-name="ce5" office:value-type="float" office:value="34157" calcext:value-type="float">
            <text:p><text:s/>34 157 </text:p>
          </table:table-cell>
          <table:table-cell table:style-name="ce5" office:value-type="float" office:value="33825" calcext:value-type="float">
            <text:p><text:s/>33 825 </text:p>
          </table:table-cell>
          <table:table-cell table:style-name="ce5" office:value-type="float" office:value="33419" calcext:value-type="float">
            <text:p><text:s/>33 419 </text:p>
          </table:table-cell>
          <table:table-cell table:style-name="ce5" office:value-type="float" office:value="33242" calcext:value-type="float">
            <text:p><text:s/>33 242 </text:p>
          </table:table-cell>
          <table:table-cell table:style-name="ce5" office:value-type="float" office:value="33019" calcext:value-type="float">
            <text:p><text:s/>33 019 </text:p>
          </table:table-cell>
          <table:table-cell table:style-name="ce5" office:value-type="float" office:value="32910" calcext:value-type="float">
            <text:p><text:s/>32 910 </text:p>
          </table:table-cell>
          <table:table-cell table:style-name="ce5" office:value-type="float" office:value="32834" calcext:value-type="float">
            <text:p><text:s/>32 834 </text:p>
          </table:table-cell>
          <table:table-cell table:style-name="ce5" office:value-type="float" office:value="32686" calcext:value-type="float">
            <text:p><text:s/>32 686 </text:p>
          </table:table-cell>
          <table:table-cell table:style-name="ce5" office:value-type="float" office:value="32642" calcext:value-type="float">
            <text:p><text:s/>32 642 </text:p>
          </table:table-cell>
          <table:table-cell table:style-name="ce5" office:value-type="float" office:value="32600" calcext:value-type="float">
            <text:p><text:s/>32 600 </text:p>
          </table:table-cell>
          <table:table-cell table:style-name="ce5" office:value-type="float" office:value="32642" calcext:value-type="float">
            <text:p><text:s/>32 642 </text:p>
          </table:table-cell>
          <table:table-cell table:style-name="ce5" office:value-type="float" office:value="32612" calcext:value-type="float">
            <text:p><text:s/>32 612 </text:p>
          </table:table-cell>
          <table:table-cell table:style-name="ce5" office:value-type="float" office:value="33362" calcext:value-type="float">
            <text:p><text:s/>33 362 </text:p>
          </table:table-cell>
          <table:table-cell table:style-name="ce5" office:value-type="float" office:value="34236" calcext:value-type="float">
            <text:p><text:s/>34 236 </text:p>
          </table:table-cell>
          <table:table-cell table:style-name="ce5" office:value-type="float" office:value="35271" calcext:value-type="float">
            <text:p><text:s/>35 271 </text:p>
          </table:table-cell>
          <table:table-cell table:style-name="ce5" office:value-type="float" office:value="36356" calcext:value-type="float">
            <text:p><text:s/>36 356 </text:p>
          </table:table-cell>
          <table:table-cell table:style-name="ce5" office:value-type="float" office:value="37446" calcext:value-type="float">
            <text:p><text:s/>37 446 </text:p>
          </table:table-cell>
          <table:table-cell table:style-name="ce5" office:value-type="float" office:value="38079" calcext:value-type="float">
            <text:p><text:s/>38 079 </text:p>
          </table:table-cell>
          <table:table-cell table:style-name="ce5" office:value-type="float" office:value="38876" calcext:value-type="float">
            <text:p><text:s/>38 876 </text:p>
          </table:table-cell>
          <table:table-cell table:style-name="ce5" office:value-type="float" office:value="39576" calcext:value-type="float">
            <text:p><text:s/>39 576 </text:p>
          </table:table-cell>
          <table:table-cell table:style-name="ce5" office:value-type="float" office:value="40381" calcext:value-type="float">
            <text:p><text:s/>40 381 </text:p>
          </table:table-cell>
          <table:table-cell table:style-name="ce5" office:value-type="float" office:value="41249" calcext:value-type="float">
            <text:p><text:s/>41 249 </text:p>
          </table:table-cell>
          <table:table-cell table:style-name="ce5" office:value-type="float" office:value="41725" calcext:value-type="float">
            <text:p><text:s/>41 725 </text:p>
          </table:table-cell>
          <table:table-cell table:style-name="ce5" office:value-type="float" office:value="42088" calcext:value-type="float">
            <text:p><text:s/>42 088 </text:p>
          </table:table-cell>
          <table:table-cell table:style-name="ce5" office:value-type="float" office:value="42620" calcext:value-type="float">
            <text:p><text:s/>42 620 </text:p>
          </table:table-cell>
          <table:table-cell table:style-name="ce5" office:value-type="float" office:value="43031" calcext:value-type="float">
            <text:p><text:s/>43 031 </text:p>
          </table:table-cell>
          <table:table-cell table:style-name="ce5" office:value-type="float" office:value="43457" calcext:value-type="float">
            <text:p><text:s/>43 457 </text:p>
          </table:table-cell>
          <table:table-cell table:style-name="ce5" office:value-type="float" office:value="44148" calcext:value-type="float">
            <text:p><text:s/>44 148 </text:p>
          </table:table-cell>
          <table:table-cell table:style-name="ce5" office:value-type="float" office:value="44896" calcext:value-type="float">
            <text:p><text:s/>44 896 </text:p>
          </table:table-cell>
          <table:table-cell table:style-name="ce5" office:value-type="float" office:value="46312" calcext:value-type="float">
            <text:p><text:s/>46 312 </text:p>
          </table:table-cell>
          <table:table-cell table:style-name="ce5" office:value-type="float" office:value="47404" calcext:value-type="float">
            <text:p><text:s/>47 404 </text:p>
          </table:table-cell>
          <table:table-cell table:style-name="ce5" office:value-type="float" office:value="47410" calcext:value-type="float">
            <text:p><text:s/>47 410 </text:p>
          </table:table-cell>
          <table:table-cell table:style-name="ce5" office:value-type="float" office:value="47741" calcext:value-type="float">
            <text:p><text:s/>47 741 </text:p>
          </table:table-cell>
          <table:table-cell table:style-name="ce5" office:value-type="float" office:value="49775" calcext:value-type="float">
            <text:p><text:s/>49 775 </text:p>
          </table:table-cell>
          <table:table-cell table:style-name="ce5" office:value-type="float" office:value="53685" calcext:value-type="float">
            <text:p><text:s/>53 685 </text:p>
          </table:table-cell>
          <table:table-cell table:style-name="ce5" office:value-type="float" office:value="52258" calcext:value-type="float">
            <text:p><text:s/>52 258 </text:p>
          </table:table-cell>
          <table:table-cell table:style-name="ce5" office:value-type="float" office:value="51039" calcext:value-type="float">
            <text:p><text:s/>51 039 </text:p>
          </table:table-cell>
          <table:table-cell table:style-name="ce5" office:value-type="float" office:value="49579" calcext:value-type="float">
            <text:p><text:s/>49 579 </text:p>
          </table:table-cell>
          <table:table-cell table:style-name="ce5" office:value-type="float" office:value="47892" calcext:value-type="float">
            <text:p><text:s/>47 892 </text:p>
          </table:table-cell>
          <table:table-cell table:style-name="ce5" office:value-type="float" office:value="53138" calcext:value-type="float">
            <text:p><text:s/>53 138 </text:p>
          </table:table-cell>
          <table:table-cell table:style-name="ce5" office:value-type="float" office:value="51154" calcext:value-type="float">
            <text:p><text:s/>51 154 </text:p>
          </table:table-cell>
          <table:table-cell table:style-name="ce5" office:value-type="float" office:value="50272" calcext:value-type="float">
            <text:p><text:s/>50 272 </text:p>
          </table:table-cell>
          <table:table-cell table:style-name="ce5" office:value-type="float" office:value="49551" calcext:value-type="float">
            <text:p><text:s/>49 551 </text:p>
          </table:table-cell>
          <table:table-cell table:style-name="ce5" office:value-type="float" office:value="48305" calcext:value-type="float">
            <text:p><text:s/>48 305 </text:p>
          </table:table-cell>
          <table:table-cell table:style-name="ce5" office:value-type="float" office:value="51650" calcext:value-type="float">
            <text:p><text:s/>51 650 </text:p>
          </table:table-cell>
          <table:table-cell table:style-name="ce5" office:value-type="float" office:value="51719" calcext:value-type="float">
            <text:p><text:s/>51 719 </text:p>
          </table:table-cell>
          <table:table-cell table:style-name="ce5" office:value-type="float" office:value="51254" calcext:value-type="float">
            <text:p><text:s/>51 254 </text:p>
          </table:table-cell>
          <table:table-cell table:style-name="ce5" office:value-type="float" office:value="51087" calcext:value-type="float">
            <text:p><text:s/>51 087 </text:p>
          </table:table-cell>
          <table:table-cell table:style-name="ce5" office:value-type="float" office:value="49179" calcext:value-type="float">
            <text:p><text:s/>49 179 </text:p>
          </table:table-cell>
          <table:table-cell table:style-name="ce5" office:value-type="float" office:value="54647" calcext:value-type="float">
            <text:p><text:s/>54 647 </text:p>
          </table:table-cell>
          <table:table-cell table:style-name="ce5" office:value-type="float" office:value="55176" calcext:value-type="float">
            <text:p><text:s/>55 176 </text:p>
          </table:table-cell>
          <table:table-cell table:style-name="ce5" office:value-type="float" office:value="56065" calcext:value-type="float">
            <text:p><text:s/>56 065 </text:p>
          </table:table-cell>
          <table:table-cell table:style-name="ce5" office:value-type="float" office:value="55356" calcext:value-type="float">
            <text:p><text:s/>55 356 </text:p>
          </table:table-cell>
          <table:table-cell table:style-name="ce5" office:value-type="float" office:value="55646" calcext:value-type="float">
            <text:p><text:s/>55 646 </text:p>
          </table:table-cell>
          <table:table-cell table:style-name="ce5" office:value-type="float" office:value="58874" calcext:value-type="float">
            <text:p><text:s/>58 874 </text:p>
          </table:table-cell>
          <table:table-cell table:style-name="ce5" office:value-type="float" office:value="61278" calcext:value-type="float">
            <text:p><text:s/>61 278 </text:p>
          </table:table-cell>
          <table:table-cell table:style-name="ce5" office:value-type="float" office:value="61929" calcext:value-type="float">
            <text:p><text:s/>61 929 </text:p>
          </table:table-cell>
          <table:table-cell table:style-name="ce5" office:value-type="float" office:value="63777" calcext:value-type="float">
            <text:p><text:s/>63 777 </text:p>
          </table:table-cell>
          <table:table-cell table:style-name="ce5" office:value-type="float" office:value="63724" calcext:value-type="float">
            <text:p><text:s/>63 724 </text:p>
          </table:table-cell>
          <table:table-cell table:style-name="ce5" office:value-type="float" office:value="66809" calcext:value-type="float">
            <text:p><text:s/>66 809 </text:p>
          </table:table-cell>
          <table:table-cell table:style-name="ce5" office:value-type="float" office:value="67452" calcext:value-type="float">
            <text:p><text:s/>67 452 </text:p>
          </table:table-cell>
          <table:table-cell table:style-name="ce5" office:value-type="float" office:value="66285" calcext:value-type="float">
            <text:p><text:s/>66 285 </text:p>
          </table:table-cell>
          <table:table-cell table:style-name="ce5" office:value-type="float" office:value="67998" calcext:value-type="float">
            <text:p><text:s/>67 998 </text:p>
          </table:table-cell>
          <table:table-cell table:style-name="ce5" office:value-type="float" office:value="69402" calcext:value-type="float">
            <text:p><text:s/>69 402 </text:p>
          </table:table-cell>
          <table:table-cell table:style-name="ce5" office:value-type="float" office:value="70343" calcext:value-type="float">
            <text:p><text:s/>70 343 </text:p>
          </table:table-cell>
          <table:table-cell table:style-name="ce5" office:value-type="float" office:value="70188" calcext:value-type="float">
            <text:p><text:s/>70 188 </text:p>
          </table:table-cell>
          <table:table-cell table:style-name="ce5" office:value-type="float" office:value="72765" calcext:value-type="float">
            <text:p><text:s/>72 765 </text:p>
          </table:table-cell>
          <table:table-cell table:style-name="ce5" office:value-type="float" office:value="71071" calcext:value-type="float">
            <text:p><text:s/>71 071 </text:p>
          </table:table-cell>
          <table:table-cell table:style-name="ce5" office:value-type="float" office:value="71831" calcext:value-type="float">
            <text:p><text:s/>71 831 </text:p>
          </table:table-cell>
          <table:table-cell table:style-name="ce5" office:value-type="float" office:value="69113" calcext:value-type="float">
            <text:p><text:s/>69 113 </text:p>
          </table:table-cell>
          <table:table-cell table:style-name="ce5" office:value-type="float" office:value="71147" calcext:value-type="float">
            <text:p><text:s/>71 147 </text:p>
          </table:table-cell>
          <table:table-cell table:style-name="ce5" office:value-type="float" office:value="69640" calcext:value-type="float">
            <text:p><text:s/>69 640 </text:p>
          </table:table-cell>
          <table:table-cell table:style-name="ce5" office:value-type="float" office:value="69350" calcext:value-type="float">
            <text:p><text:s/>69 350 </text:p>
          </table:table-cell>
          <table:table-cell table:style-name="ce5" office:value-type="float" office:value="62669" calcext:value-type="float">
            <text:p><text:s/>62 669 </text:p>
          </table:table-cell>
          <table:table-cell table:style-name="ce10" office:value-type="float" office:value="61457" calcext:value-type="float">
            <text:p><text:s/>61 457 </text:p>
          </table:table-cell>
          <table:table-cell table:style-name="ce10" office:value-type="float" office:value="59652" calcext:value-type="float">
            <text:p><text:s/>59 652 </text:p>
          </table:table-cell>
          <table:table-cell table:style-name="ce10" office:value-type="float" office:value="61364" calcext:value-type="float">
            <text:p><text:s/>61 364 </text:p>
          </table:table-cell>
          <table:table-cell table:style-name="ce10" office:value-type="float" office:value="63217" calcext:value-type="float">
            <text:p><text:s/>63 217 </text:p>
          </table:table-cell>
          <table:table-cell table:style-name="ce10" office:value-type="float" office:value="74862" calcext:value-type="float">
            <text:p><text:s/>74 862 </text:p>
          </table:table-cell>
          <table:table-cell table:style-name="ce10" office:value-type="float" office:value="75051" calcext:value-type="float">
            <text:p><text:s/>75 051 </text:p>
          </table:table-cell>
          <table:table-cell table:style-name="ce10" office:value-type="float" office:value="73515" calcext:value-type="float">
            <text:p><text:s/>73 515 </text:p>
          </table:table-cell>
          <table:table-cell table:style-name="ce10" office:value-type="float" office:value="74881" calcext:value-type="float">
            <text:p><text:s/>74 881 </text:p>
          </table:table-cell>
          <table:table-cell table:style-name="ce10" office:value-type="float" office:value="74912" calcext:value-type="float">
            <text:p><text:s/>74 912 </text:p>
          </table:table-cell>
          <table:table-cell table:style-name="ce10" office:value-type="float" office:value="75778" calcext:value-type="float">
            <text:p><text:s/>75 778 </text:p>
          </table:table-cell>
          <table:table-cell table:style-name="ce10" office:value-type="float" office:value="76476" calcext:value-type="float">
            <text:p><text:s/>76 476 </text:p>
          </table:table-cell>
          <table:table-cell table:style-name="ce10" office:value-type="float" office:value="75436" calcext:value-type="float">
            <text:p><text:s/>75 436 </text:p>
          </table:table-cell>
          <table:table-cell table:style-name="ce10" office:value-type="float" office:value="77020" calcext:value-type="float">
            <text:p><text:s/>77 020 </text:p>
          </table:table-cell>
          <table:table-cell table:style-name="ce10" office:value-type="float" office:value="77610" calcext:value-type="float">
            <text:p><text:s/>77 610 </text:p>
          </table:table-cell>
          <table:table-cell table:style-name="ce10" office:value-type="float" office:value="80302" calcext:value-type="float">
            <text:p><text:s/>80 302 </text:p>
          </table:table-cell>
          <table:table-cell table:style-name="ce10" office:value-type="float" office:value="78249" calcext:value-type="float">
            <text:p><text:s/>78 249 </text:p>
          </table:table-cell>
          <table:table-cell table:style-name="ce10" office:value-type="float" office:value="78757" calcext:value-type="float">
            <text:p><text:s/>78 757 </text:p>
          </table:table-cell>
          <table:table-cell table:style-name="ce10" office:value-type="float" office:value="78958" calcext:value-type="float">
            <text:p><text:s/>78 958 </text:p>
          </table:table-cell>
          <table:table-cell table:style-name="ce10" office:value-type="float" office:value="80118" calcext:value-type="float">
            <text:p><text:s/>80 118 </text:p>
          </table:table-cell>
          <table:table-cell table:style-name="ce10" office:value-type="float" office:value="80679" calcext:value-type="float">
            <text:p><text:s/>80 679 </text:p>
          </table:table-cell>
          <table:table-cell table:style-name="ce10" office:value-type="float" office:value="80593" calcext:value-type="float">
            <text:p><text:s/>80 593 </text:p>
          </table:table-cell>
          <table:table-cell table:style-name="ce10" office:value-type="float" office:value="79425" calcext:value-type="float">
            <text:p><text:s/>79 425 </text:p>
          </table:table-cell>
          <table:table-cell table:style-name="ce10" office:value-type="float" office:value="81377" calcext:value-type="float">
            <text:p><text:s/>81 377 </text:p>
          </table:table-cell>
          <table:table-cell table:style-name="ce10" office:value-type="float" office:value="82797" calcext:value-type="float">
            <text:p><text:s/>82 797 </text:p>
          </table:table-cell>
          <table:table-cell table:style-name="ce10" office:value-type="float" office:value="84032" calcext:value-type="float">
            <text:p><text:s/>84 032 </text:p>
          </table:table-cell>
          <table:table-cell table:style-name="ce10" office:value-type="float" office:value="88541" calcext:value-type="float">
            <text:p><text:s/>88 541 </text:p>
          </table:table-cell>
          <table:table-cell table:style-name="ce10" office:value-type="float" office:value="93741" calcext:value-type="float">
            <text:p><text:s/>93 741 </text:p>
          </table:table-cell>
          <table:table-cell table:style-name="ce10" office:value-type="float" office:value="96903" calcext:value-type="float">
            <text:p><text:s/>96 903 </text:p>
          </table:table-cell>
          <table:table-cell table:style-name="ce10" office:value-type="float" office:value="99719" calcext:value-type="float">
            <text:p><text:s/>99 719 </text:p>
          </table:table-cell>
          <table:table-cell table:style-name="ce10" office:value-type="float" office:value="100291" calcext:value-type="float">
            <text:p><text:s/>100 291 </text:p>
          </table:table-cell>
          <table:table-cell table:style-name="ce10" office:value-type="float" office:value="103216" calcext:value-type="float">
            <text:p><text:s/>103 216 </text:p>
          </table:table-cell>
          <table:table-cell table:style-name="ce10" office:value-type="float" office:value="102811" calcext:value-type="float">
            <text:p><text:s/>102 811 </text:p>
          </table:table-cell>
          <table:table-cell table:style-name="ce10" office:value-type="float" office:value="103442" calcext:value-type="float">
            <text:p><text:s/>103 442 </text:p>
          </table:table-cell>
          <table:table-cell table:style-name="ce10" office:value-type="float" office:value="101398" calcext:value-type="float">
            <text:p><text:s/>101 398 </text:p>
          </table:table-cell>
          <table:table-cell table:style-name="ce10" office:value-type="float" office:value="102051" calcext:value-type="float">
            <text:p><text:s/>102 051 </text:p>
          </table:table-cell>
          <table:table-cell table:style-name="ce10" office:value-type="float" office:value="98092" calcext:value-type="float">
            <text:p><text:s/>98 092 </text:p>
          </table:table-cell>
          <table:table-cell table:style-name="ce10" office:value-type="float" office:value="100933" calcext:value-type="float">
            <text:p><text:s/>100 933 </text:p>
          </table:table-cell>
          <table:table-cell table:style-name="ce10" office:value-type="float" office:value="100171" calcext:value-type="float">
            <text:p><text:s/>100 171 </text:p>
          </table:table-cell>
          <table:table-cell table:style-name="ce10" office:value-type="float" office:value="102287" calcext:value-type="float">
            <text:p><text:s/>102 287 </text:p>
          </table:table-cell>
          <table:table-cell table:style-name="ce10" office:value-type="float" office:value="104194" calcext:value-type="float">
            <text:p><text:s/>104 194 </text:p>
          </table:table-cell>
          <table:table-cell table:style-name="ce10" office:value-type="float" office:value="107220" calcext:value-type="float">
            <text:p><text:s/>107 220 </text:p>
          </table:table-cell>
          <table:table-cell table:style-name="ce10" office:value-type="float" office:value="110060" calcext:value-type="float">
            <text:p><text:s/>110 060 </text:p>
          </table:table-cell>
          <table:table-cell table:style-name="ce10" office:value-type="float" office:value="111768" calcext:value-type="float">
            <text:p><text:s/>111 768 </text:p>
          </table:table-cell>
          <table:table-cell table:style-name="ce10" office:value-type="float" office:value="115222" calcext:value-type="float">
            <text:p><text:s/>115 222 </text:p>
          </table:table-cell>
          <table:table-cell table:style-name="ce13" office:value-type="float" office:value="118068" calcext:value-type="float">
            <text:p><text:s/>118 068 </text:p>
          </table:table-cell>
          <table:table-cell table:style-name="ce13" office:value-type="float" office:value="120547" calcext:value-type="float">
            <text:p><text:s/>120 547 </text:p>
          </table:table-cell>
          <table:table-cell table:style-name="ce13" office:value-type="float" office:value="124365" calcext:value-type="float">
            <text:p><text:s/>124 365 </text:p>
          </table:table-cell>
          <table:table-cell table:style-name="ce13" office:value-type="float" office:value="129457" calcext:value-type="float">
            <text:p><text:s/>129 457 </text:p>
          </table:table-cell>
          <table:table-cell table:style-name="ce13" office:value-type="float" office:value="133819" calcext:value-type="float">
            <text:p><text:s/>133 819 </text:p>
          </table:table-cell>
          <table:table-cell table:style-name="ce13" office:value-type="float" office:value="132330" calcext:value-type="float">
            <text:p><text:s/>132 330 </text:p>
          </table:table-cell>
          <table:table-cell table:style-name="ce14" office:value-type="float" office:value="132442" calcext:value-type="float">
            <text:p>132442</text:p>
          </table:table-cell>
          <table:table-cell table:style-name="ce14" office:value-type="float" office:value="129881" calcext:value-type="float">
            <text:p>129881</text:p>
          </table:table-cell>
          <table:table-cell table:style-name="ce14" office:value-type="float" office:value="129382" calcext:value-type="float">
            <text:p>129382</text:p>
          </table:table-cell>
          <table:table-cell table:number-columns-repeated="87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float" office:value="28331" calcext:value-type="float">
            <text:p><text:s/>28 331 </text:p>
          </table:table-cell>
          <table:table-cell table:style-name="ce5" office:value-type="float" office:value="28434" calcext:value-type="float">
            <text:p><text:s/>28 434 </text:p>
          </table:table-cell>
          <table:table-cell table:style-name="ce5" office:value-type="float" office:value="28572" calcext:value-type="float">
            <text:p><text:s/>28 572 </text:p>
          </table:table-cell>
          <table:table-cell table:style-name="ce5" office:value-type="float" office:value="28749" calcext:value-type="float">
            <text:p><text:s/>28 749 </text:p>
          </table:table-cell>
          <table:table-cell table:style-name="ce5" office:value-type="float" office:value="29122" calcext:value-type="float">
            <text:p><text:s/>29 122 </text:p>
          </table:table-cell>
          <table:table-cell table:style-name="ce5" office:value-type="float" office:value="29527" calcext:value-type="float">
            <text:p><text:s/>29 527 </text:p>
          </table:table-cell>
          <table:table-cell table:style-name="ce5" office:value-type="float" office:value="29968" calcext:value-type="float">
            <text:p><text:s/>29 968 </text:p>
          </table:table-cell>
          <table:table-cell table:style-name="ce5" office:value-type="float" office:value="30446" calcext:value-type="float">
            <text:p><text:s/>30 446 </text:p>
          </table:table-cell>
          <table:table-cell table:style-name="ce5" office:value-type="float" office:value="30964" calcext:value-type="float">
            <text:p><text:s/>30 964 </text:p>
          </table:table-cell>
          <table:table-cell table:style-name="ce5" office:value-type="float" office:value="31235" calcext:value-type="float">
            <text:p><text:s/>31 235 </text:p>
          </table:table-cell>
          <table:table-cell table:style-name="ce5" office:value-type="float" office:value="31503" calcext:value-type="float">
            <text:p><text:s/>31 503 </text:p>
          </table:table-cell>
          <table:table-cell table:style-name="ce5" office:value-type="float" office:value="31682" calcext:value-type="float">
            <text:p><text:s/>31 682 </text:p>
          </table:table-cell>
          <table:table-cell table:style-name="ce5" office:value-type="float" office:value="31897" calcext:value-type="float">
            <text:p><text:s/>31 897 </text:p>
          </table:table-cell>
          <table:table-cell table:style-name="ce5" office:value-type="float" office:value="32151" calcext:value-type="float">
            <text:p><text:s/>32 151 </text:p>
          </table:table-cell>
          <table:table-cell table:style-name="ce5" office:value-type="float" office:value="32028" calcext:value-type="float">
            <text:p><text:s/>32 028 </text:p>
          </table:table-cell>
          <table:table-cell table:style-name="ce5" office:value-type="float" office:value="31932" calcext:value-type="float">
            <text:p><text:s/>31 932 </text:p>
          </table:table-cell>
          <table:table-cell table:style-name="ce5" office:value-type="float" office:value="31863" calcext:value-type="float">
            <text:p><text:s/>31 863 </text:p>
          </table:table-cell>
          <table:table-cell table:style-name="ce5" office:value-type="float" office:value="31825" calcext:value-type="float">
            <text:p><text:s/>31 825 </text:p>
          </table:table-cell>
          <table:table-cell table:style-name="ce5" office:value-type="float" office:value="31816" calcext:value-type="float">
            <text:p><text:s/>31 816 </text:p>
          </table:table-cell>
          <table:table-cell table:style-name="ce5" office:value-type="float" office:value="32186" calcext:value-type="float">
            <text:p><text:s/>32 186 </text:p>
          </table:table-cell>
          <table:table-cell table:style-name="ce5" office:value-type="float" office:value="32591" calcext:value-type="float">
            <text:p><text:s/>32 591 </text:p>
          </table:table-cell>
          <table:table-cell table:style-name="ce5" office:value-type="float" office:value="32938" calcext:value-type="float">
            <text:p><text:s/>32 938 </text:p>
          </table:table-cell>
          <table:table-cell table:style-name="ce5" office:value-type="float" office:value="33222" calcext:value-type="float">
            <text:p><text:s/>33 222 </text:p>
          </table:table-cell>
          <table:table-cell table:style-name="ce5" office:value-type="float" office:value="33546" calcext:value-type="float">
            <text:p><text:s/>33 546 </text:p>
          </table:table-cell>
          <table:table-cell table:style-name="ce5" office:value-type="float" office:value="33577" calcext:value-type="float">
            <text:p><text:s/>33 577 </text:p>
          </table:table-cell>
          <table:table-cell table:style-name="ce5" office:value-type="float" office:value="33696" calcext:value-type="float">
            <text:p><text:s/>33 696 </text:p>
          </table:table-cell>
          <table:table-cell table:style-name="ce5" office:value-type="float" office:value="33911" calcext:value-type="float">
            <text:p><text:s/>33 911 </text:p>
          </table:table-cell>
          <table:table-cell table:style-name="ce5" office:value-type="float" office:value="33623" calcext:value-type="float">
            <text:p><text:s/>33 623 </text:p>
          </table:table-cell>
          <table:table-cell table:style-name="ce5" office:value-type="float" office:value="33260" calcext:value-type="float">
            <text:p><text:s/>33 260 </text:p>
          </table:table-cell>
          <table:table-cell table:style-name="ce5" office:value-type="float" office:value="33055" calcext:value-type="float">
            <text:p><text:s/>33 055 </text:p>
          </table:table-cell>
          <table:table-cell table:style-name="ce5" office:value-type="float" office:value="32838" calcext:value-type="float">
            <text:p><text:s/>32 838 </text:p>
          </table:table-cell>
          <table:table-cell table:style-name="ce5" office:value-type="float" office:value="32666" calcext:value-type="float">
            <text:p><text:s/>32 666 </text:p>
          </table:table-cell>
          <table:table-cell table:style-name="ce5" office:value-type="float" office:value="32535" calcext:value-type="float">
            <text:p><text:s/>32 535 </text:p>
          </table:table-cell>
          <table:table-cell table:style-name="ce5" office:value-type="float" office:value="32402" calcext:value-type="float">
            <text:p><text:s/>32 402 </text:p>
          </table:table-cell>
          <table:table-cell table:style-name="ce5" office:value-type="float" office:value="32284" calcext:value-type="float">
            <text:p><text:s/>32 284 </text:p>
          </table:table-cell>
          <table:table-cell table:style-name="ce5" office:value-type="float" office:value="32251" calcext:value-type="float">
            <text:p><text:s/>32 251 </text:p>
          </table:table-cell>
          <table:table-cell table:style-name="ce5" office:value-type="float" office:value="32173" calcext:value-type="float">
            <text:p><text:s/>32 173 </text:p>
          </table:table-cell>
          <table:table-cell table:style-name="ce5" office:value-type="float" office:value="32182" calcext:value-type="float">
            <text:p><text:s/>32 182 </text:p>
          </table:table-cell>
          <table:table-cell table:style-name="ce5" office:value-type="float" office:value="32200" calcext:value-type="float">
            <text:p><text:s/>32 200 </text:p>
          </table:table-cell>
          <table:table-cell table:style-name="ce5" office:value-type="float" office:value="33016" calcext:value-type="float">
            <text:p><text:s/>33 016 </text:p>
          </table:table-cell>
          <table:table-cell table:style-name="ce5" office:value-type="float" office:value="33908" calcext:value-type="float">
            <text:p><text:s/>33 908 </text:p>
          </table:table-cell>
          <table:table-cell table:style-name="ce5" office:value-type="float" office:value="34920" calcext:value-type="float">
            <text:p><text:s/>34 920 </text:p>
          </table:table-cell>
          <table:table-cell table:style-name="ce5" office:value-type="float" office:value="35980" calcext:value-type="float">
            <text:p><text:s/>35 980 </text:p>
          </table:table-cell>
          <table:table-cell table:style-name="ce5" office:value-type="float" office:value="37053" calcext:value-type="float">
            <text:p><text:s/>37 053 </text:p>
          </table:table-cell>
          <table:table-cell table:style-name="ce5" office:value-type="float" office:value="37680" calcext:value-type="float">
            <text:p><text:s/>37 680 </text:p>
          </table:table-cell>
          <table:table-cell table:style-name="ce5" office:value-type="float" office:value="38477" calcext:value-type="float">
            <text:p><text:s/>38 477 </text:p>
          </table:table-cell>
          <table:table-cell table:style-name="ce5" office:value-type="float" office:value="39179" calcext:value-type="float">
            <text:p><text:s/>39 179 </text:p>
          </table:table-cell>
          <table:table-cell table:style-name="ce5" office:value-type="float" office:value="40008" calcext:value-type="float">
            <text:p><text:s/>40 008 </text:p>
          </table:table-cell>
          <table:table-cell table:style-name="ce5" office:value-type="float" office:value="40825" calcext:value-type="float">
            <text:p><text:s/>40 825 </text:p>
          </table:table-cell>
          <table:table-cell table:style-name="ce5" office:value-type="float" office:value="41305" calcext:value-type="float">
            <text:p><text:s/>41 305 </text:p>
          </table:table-cell>
          <table:table-cell table:style-name="ce5" office:value-type="float" office:value="41744" calcext:value-type="float">
            <text:p><text:s/>41 744 </text:p>
          </table:table-cell>
          <table:table-cell table:style-name="ce5" office:value-type="float" office:value="42092" calcext:value-type="float">
            <text:p><text:s/>42 092 </text:p>
          </table:table-cell>
          <table:table-cell table:style-name="ce5" office:value-type="float" office:value="42501" calcext:value-type="float">
            <text:p><text:s/>42 501 </text:p>
          </table:table-cell>
          <table:table-cell table:style-name="ce5" office:value-type="float" office:value="42967" calcext:value-type="float">
            <text:p><text:s/>42 967 </text:p>
          </table:table-cell>
          <table:table-cell table:style-name="ce5" office:value-type="float" office:value="43643" calcext:value-type="float">
            <text:p><text:s/>43 643 </text:p>
          </table:table-cell>
          <table:table-cell table:style-name="ce5" office:value-type="float" office:value="44411" calcext:value-type="float">
            <text:p><text:s/>44 411 </text:p>
          </table:table-cell>
          <table:table-cell table:style-name="ce5" office:value-type="float" office:value="45833" calcext:value-type="float">
            <text:p><text:s/>45 833 </text:p>
          </table:table-cell>
          <table:table-cell table:style-name="ce5" office:value-type="float" office:value="46832" calcext:value-type="float">
            <text:p><text:s/>46 832 </text:p>
          </table:table-cell>
          <table:table-cell table:style-name="ce5" office:value-type="float" office:value="46720" calcext:value-type="float">
            <text:p><text:s/>46 720 </text:p>
          </table:table-cell>
          <table:table-cell table:style-name="ce5" office:value-type="float" office:value="47170" calcext:value-type="float">
            <text:p><text:s/>47 170 </text:p>
          </table:table-cell>
          <table:table-cell table:style-name="ce5" office:value-type="float" office:value="49114" calcext:value-type="float">
            <text:p><text:s/>49 114 </text:p>
          </table:table-cell>
          <table:table-cell table:style-name="ce5" office:value-type="float" office:value="53254" calcext:value-type="float">
            <text:p><text:s/>53 254 </text:p>
          </table:table-cell>
          <table:table-cell table:style-name="ce5" office:value-type="float" office:value="51791" calcext:value-type="float">
            <text:p><text:s/>51 791 </text:p>
          </table:table-cell>
          <table:table-cell table:style-name="ce5" office:value-type="float" office:value="50587" calcext:value-type="float">
            <text:p><text:s/>50 587 </text:p>
          </table:table-cell>
          <table:table-cell table:style-name="ce5" office:value-type="float" office:value="49073" calcext:value-type="float">
            <text:p><text:s/>49 073 </text:p>
          </table:table-cell>
          <table:table-cell table:style-name="ce5" office:value-type="float" office:value="47388" calcext:value-type="float">
            <text:p><text:s/>47 388 </text:p>
          </table:table-cell>
          <table:table-cell table:style-name="ce5" office:value-type="float" office:value="52722" calcext:value-type="float">
            <text:p><text:s/>52 722 </text:p>
          </table:table-cell>
          <table:table-cell table:style-name="ce5" office:value-type="float" office:value="50705" calcext:value-type="float">
            <text:p><text:s/>50 705 </text:p>
          </table:table-cell>
          <table:table-cell table:style-name="ce5" office:value-type="float" office:value="49815" calcext:value-type="float">
            <text:p><text:s/>49 815 </text:p>
          </table:table-cell>
          <table:table-cell table:style-name="ce5" office:value-type="float" office:value="49062" calcext:value-type="float">
            <text:p><text:s/>49 062 </text:p>
          </table:table-cell>
          <table:table-cell table:style-name="ce5" office:value-type="float" office:value="47847" calcext:value-type="float">
            <text:p><text:s/>47 847 </text:p>
          </table:table-cell>
          <table:table-cell table:style-name="ce5" office:value-type="float" office:value="51299" calcext:value-type="float">
            <text:p><text:s/>51 299 </text:p>
          </table:table-cell>
          <table:table-cell table:style-name="ce5" office:value-type="float" office:value="51343" calcext:value-type="float">
            <text:p><text:s/>51 343 </text:p>
          </table:table-cell>
          <table:table-cell table:style-name="ce5" office:value-type="float" office:value="50996" calcext:value-type="float">
            <text:p><text:s/>50 996 </text:p>
          </table:table-cell>
          <table:table-cell table:style-name="ce5" office:value-type="float" office:value="50792" calcext:value-type="float">
            <text:p><text:s/>50 792 </text:p>
          </table:table-cell>
          <table:table-cell table:style-name="ce5" office:value-type="float" office:value="48857" calcext:value-type="float">
            <text:p><text:s/>48 857 </text:p>
          </table:table-cell>
          <table:table-cell table:style-name="ce5" office:value-type="float" office:value="54263" calcext:value-type="float">
            <text:p><text:s/>54 263 </text:p>
          </table:table-cell>
          <table:table-cell table:style-name="ce5" office:value-type="float" office:value="54975" calcext:value-type="float">
            <text:p><text:s/>54 975 </text:p>
          </table:table-cell>
          <table:table-cell table:style-name="ce5" office:value-type="float" office:value="55881" calcext:value-type="float">
            <text:p><text:s/>55 881 </text:p>
          </table:table-cell>
          <table:table-cell table:style-name="ce5" office:value-type="float" office:value="55132" calcext:value-type="float">
            <text:p><text:s/>55 132 </text:p>
          </table:table-cell>
          <table:table-cell table:style-name="ce5" office:value-type="float" office:value="55415" calcext:value-type="float">
            <text:p><text:s/>55 415 </text:p>
          </table:table-cell>
          <table:table-cell table:style-name="ce5" office:value-type="float" office:value="58523" calcext:value-type="float">
            <text:p><text:s/>58 523 </text:p>
          </table:table-cell>
          <table:table-cell table:style-name="ce5" office:value-type="float" office:value="60760" calcext:value-type="float">
            <text:p><text:s/>60 760 </text:p>
          </table:table-cell>
          <table:table-cell table:style-name="ce5" office:value-type="float" office:value="61351" calcext:value-type="float">
            <text:p><text:s/>61 351 </text:p>
          </table:table-cell>
          <table:table-cell table:style-name="ce5" office:value-type="float" office:value="63486" calcext:value-type="float">
            <text:p><text:s/>63 486 </text:p>
          </table:table-cell>
          <table:table-cell table:style-name="ce5" office:value-type="float" office:value="63546" calcext:value-type="float">
            <text:p><text:s/>63 546 </text:p>
          </table:table-cell>
          <table:table-cell table:style-name="ce5" office:value-type="float" office:value="66769" calcext:value-type="float">
            <text:p><text:s/>66 769 </text:p>
          </table:table-cell>
          <table:table-cell table:style-name="ce5" office:value-type="float" office:value="67375" calcext:value-type="float">
            <text:p><text:s/>67 375 </text:p>
          </table:table-cell>
          <table:table-cell table:style-name="ce5" office:value-type="float" office:value="66224" calcext:value-type="float">
            <text:p><text:s/>66 224 </text:p>
          </table:table-cell>
          <table:table-cell table:style-name="ce5" office:value-type="float" office:value="67969" calcext:value-type="float">
            <text:p><text:s/>67 969 </text:p>
          </table:table-cell>
          <table:table-cell table:style-name="ce5" office:value-type="float" office:value="69262" calcext:value-type="float">
            <text:p><text:s/>69 262 </text:p>
          </table:table-cell>
          <table:table-cell table:style-name="ce5" office:value-type="float" office:value="70141" calcext:value-type="float">
            <text:p><text:s/>70 141 </text:p>
          </table:table-cell>
          <table:table-cell table:style-name="ce5" office:value-type="float" office:value="70169" calcext:value-type="float">
            <text:p><text:s/>70 169 </text:p>
          </table:table-cell>
          <table:table-cell table:style-name="ce5" office:value-type="float" office:value="72816" calcext:value-type="float">
            <text:p><text:s/>72 816 </text:p>
          </table:table-cell>
          <table:table-cell table:style-name="ce5" office:value-type="float" office:value="71249" calcext:value-type="float">
            <text:p><text:s/>71 249 </text:p>
          </table:table-cell>
          <table:table-cell table:style-name="ce5" office:value-type="float" office:value="72088" calcext:value-type="float">
            <text:p><text:s/>72 088 </text:p>
          </table:table-cell>
          <table:table-cell table:style-name="ce5" office:value-type="float" office:value="69401" calcext:value-type="float">
            <text:p><text:s/>69 401 </text:p>
          </table:table-cell>
          <table:table-cell table:style-name="ce5" office:value-type="float" office:value="71437" calcext:value-type="float">
            <text:p><text:s/>71 437 </text:p>
          </table:table-cell>
          <table:table-cell table:style-name="ce5" office:value-type="float" office:value="69769" calcext:value-type="float">
            <text:p><text:s/>69 769 </text:p>
          </table:table-cell>
          <table:table-cell table:style-name="ce5" office:value-type="float" office:value="69370" calcext:value-type="float">
            <text:p><text:s/>69 370 </text:p>
          </table:table-cell>
          <table:table-cell table:style-name="ce10" office:value-type="float" office:value="62727" calcext:value-type="float">
            <text:p><text:s/>62 727 </text:p>
          </table:table-cell>
          <table:table-cell table:style-name="ce10" office:value-type="float" office:value="61676" calcext:value-type="float">
            <text:p><text:s/>61 676 </text:p>
          </table:table-cell>
          <table:table-cell table:style-name="ce10" office:value-type="float" office:value="59797" calcext:value-type="float">
            <text:p><text:s/>59 797 </text:p>
          </table:table-cell>
          <table:table-cell table:style-name="ce10" office:value-type="float" office:value="61438" calcext:value-type="float">
            <text:p><text:s/>61 438 </text:p>
          </table:table-cell>
          <table:table-cell table:style-name="ce10" office:value-type="float" office:value="63199" calcext:value-type="float">
            <text:p><text:s/>63 199 </text:p>
          </table:table-cell>
          <table:table-cell table:style-name="ce10" office:value-type="float" office:value="74685" calcext:value-type="float">
            <text:p><text:s/>74 685 </text:p>
          </table:table-cell>
          <table:table-cell table:style-name="ce10" office:value-type="float" office:value="75020" calcext:value-type="float">
            <text:p><text:s/>75 020 </text:p>
          </table:table-cell>
          <table:table-cell table:style-name="ce10" office:value-type="float" office:value="73630" calcext:value-type="float">
            <text:p><text:s/>73 630 </text:p>
          </table:table-cell>
          <table:table-cell table:style-name="ce10" office:value-type="float" office:value="74933" calcext:value-type="float">
            <text:p><text:s/>74 933 </text:p>
          </table:table-cell>
          <table:table-cell table:style-name="ce10" office:value-type="float" office:value="74959" calcext:value-type="float">
            <text:p><text:s/>74 959 </text:p>
          </table:table-cell>
          <table:table-cell table:style-name="ce10" office:value-type="float" office:value="75610" calcext:value-type="float">
            <text:p><text:s/>75 610 </text:p>
          </table:table-cell>
          <table:table-cell table:style-name="ce10" office:value-type="float" office:value="76153" calcext:value-type="float">
            <text:p><text:s/>76 153 </text:p>
          </table:table-cell>
          <table:table-cell table:style-name="ce10" office:value-type="float" office:value="75224" calcext:value-type="float">
            <text:p><text:s/>75 224 </text:p>
          </table:table-cell>
          <table:table-cell table:style-name="ce10" office:value-type="float" office:value="76780" calcext:value-type="float">
            <text:p><text:s/>76 780 </text:p>
          </table:table-cell>
          <table:table-cell table:style-name="ce10" office:value-type="float" office:value="77466" calcext:value-type="float">
            <text:p><text:s/>77 466 </text:p>
          </table:table-cell>
          <table:table-cell table:style-name="ce10" office:value-type="float" office:value="79390" calcext:value-type="float">
            <text:p><text:s/>79 390 </text:p>
          </table:table-cell>
          <table:table-cell table:style-name="ce10" office:value-type="float" office:value="77380" calcext:value-type="float">
            <text:p><text:s/>77 380 </text:p>
          </table:table-cell>
          <table:table-cell table:style-name="ce10" office:value-type="float" office:value="78136" calcext:value-type="float">
            <text:p><text:s/>78 136 </text:p>
          </table:table-cell>
          <table:table-cell table:style-name="ce10" office:value-type="float" office:value="78585" calcext:value-type="float">
            <text:p><text:s/>78 585 </text:p>
          </table:table-cell>
          <table:table-cell table:style-name="ce10" office:value-type="float" office:value="79839" calcext:value-type="float">
            <text:p><text:s/>79 839 </text:p>
          </table:table-cell>
          <table:table-cell table:style-name="ce10" office:value-type="float" office:value="80448" calcext:value-type="float">
            <text:p><text:s/>80 448 </text:p>
          </table:table-cell>
          <table:table-cell table:style-name="ce10" office:value-type="float" office:value="80456" calcext:value-type="float">
            <text:p><text:s/>80 456 </text:p>
          </table:table-cell>
          <table:table-cell table:style-name="ce10" office:value-type="float" office:value="79277" calcext:value-type="float">
            <text:p><text:s/>79 277 </text:p>
          </table:table-cell>
          <table:table-cell table:style-name="ce10" office:value-type="float" office:value="81045" calcext:value-type="float">
            <text:p><text:s/>81 045 </text:p>
          </table:table-cell>
          <table:table-cell table:style-name="ce10" office:value-type="float" office:value="82550" calcext:value-type="float">
            <text:p><text:s/>82 550 </text:p>
          </table:table-cell>
          <table:table-cell table:style-name="ce10" office:value-type="float" office:value="83816" calcext:value-type="float">
            <text:p><text:s/>83 816 </text:p>
          </table:table-cell>
          <table:table-cell table:style-name="ce10" office:value-type="float" office:value="88377" calcext:value-type="float">
            <text:p><text:s/>88 377 </text:p>
          </table:table-cell>
          <table:table-cell table:style-name="ce10" office:value-type="float" office:value="93618" calcext:value-type="float">
            <text:p><text:s/>93 618 </text:p>
          </table:table-cell>
          <table:table-cell table:style-name="ce10" office:value-type="float" office:value="96944" calcext:value-type="float">
            <text:p><text:s/>96 944 </text:p>
          </table:table-cell>
          <table:table-cell table:style-name="ce10" office:value-type="float" office:value="99627" calcext:value-type="float">
            <text:p><text:s/>99 627 </text:p>
          </table:table-cell>
          <table:table-cell table:style-name="ce10" office:value-type="float" office:value="100266" calcext:value-type="float">
            <text:p><text:s/>100 266 </text:p>
          </table:table-cell>
          <table:table-cell table:style-name="ce10" office:value-type="float" office:value="103112" calcext:value-type="float">
            <text:p><text:s/>103 112 </text:p>
          </table:table-cell>
          <table:table-cell table:style-name="ce10" office:value-type="float" office:value="102533" calcext:value-type="float">
            <text:p><text:s/>102 533 </text:p>
          </table:table-cell>
          <table:table-cell table:style-name="ce10" office:value-type="float" office:value="103212" calcext:value-type="float">
            <text:p><text:s/>103 212 </text:p>
          </table:table-cell>
          <table:table-cell table:style-name="ce10" office:value-type="float" office:value="101199" calcext:value-type="float">
            <text:p><text:s/>101 199 </text:p>
          </table:table-cell>
          <table:table-cell table:style-name="ce10" office:value-type="float" office:value="101816" calcext:value-type="float">
            <text:p><text:s/>101 816 </text:p>
          </table:table-cell>
          <table:table-cell table:style-name="ce10" office:value-type="float" office:value="97658" calcext:value-type="float">
            <text:p><text:s/>97 658 </text:p>
          </table:table-cell>
          <table:table-cell table:style-name="ce10" office:value-type="float" office:value="100493" calcext:value-type="float">
            <text:p><text:s/>100 493 </text:p>
          </table:table-cell>
          <table:table-cell table:style-name="ce10" office:value-type="float" office:value="99821" calcext:value-type="float">
            <text:p><text:s/>99 821 </text:p>
          </table:table-cell>
          <table:table-cell table:style-name="ce10" office:value-type="float" office:value="102112" calcext:value-type="float">
            <text:p><text:s/>102 112 </text:p>
          </table:table-cell>
          <table:table-cell table:style-name="ce10" office:value-type="float" office:value="104012" calcext:value-type="float">
            <text:p><text:s/>104 012 </text:p>
          </table:table-cell>
          <table:table-cell table:style-name="ce10" office:value-type="float" office:value="107605" calcext:value-type="float">
            <text:p><text:s/>107 605 </text:p>
          </table:table-cell>
          <table:table-cell table:style-name="ce10" office:value-type="float" office:value="110239" calcext:value-type="float">
            <text:p><text:s/>110 239 </text:p>
          </table:table-cell>
          <table:table-cell table:style-name="ce10" office:value-type="float" office:value="111936" calcext:value-type="float">
            <text:p><text:s/>111 936 </text:p>
          </table:table-cell>
          <table:table-cell table:style-name="ce13" office:value-type="float" office:value="115409" calcext:value-type="float">
            <text:p><text:s/>115 409 </text:p>
          </table:table-cell>
          <table:table-cell table:style-name="ce13" office:value-type="float" office:value="118190" calcext:value-type="float">
            <text:p><text:s/>118 190 </text:p>
          </table:table-cell>
          <table:table-cell table:style-name="ce13" office:value-type="float" office:value="120703" calcext:value-type="float">
            <text:p><text:s/>120 703 </text:p>
          </table:table-cell>
          <table:table-cell table:style-name="ce13" office:value-type="float" office:value="125085" calcext:value-type="float">
            <text:p><text:s/>125 085 </text:p>
          </table:table-cell>
          <table:table-cell table:style-name="ce13" office:value-type="float" office:value="130543" calcext:value-type="float">
            <text:p><text:s/>130 543 </text:p>
          </table:table-cell>
          <table:table-cell table:style-name="ce13" office:value-type="float" office:value="134626" calcext:value-type="float">
            <text:p><text:s/>134 626 </text:p>
          </table:table-cell>
          <table:table-cell table:style-name="ce14" office:value-type="float" office:value="133287" calcext:value-type="float">
            <text:p>133287</text:p>
          </table:table-cell>
          <table:table-cell table:style-name="ce14" office:value-type="float" office:value="133048" calcext:value-type="float">
            <text:p>133048</text:p>
          </table:table-cell>
          <table:table-cell table:style-name="ce14" office:value-type="float" office:value="130637" calcext:value-type="float">
            <text:p>130637</text:p>
          </table:table-cell>
          <table:table-cell table:number-columns-repeated="87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float" office:value="27757" calcext:value-type="float">
            <text:p><text:s/>27 757 </text:p>
          </table:table-cell>
          <table:table-cell table:style-name="ce5" office:value-type="float" office:value="27837" calcext:value-type="float">
            <text:p><text:s/>27 837 </text:p>
          </table:table-cell>
          <table:table-cell table:style-name="ce5" office:value-type="float" office:value="27950" calcext:value-type="float">
            <text:p><text:s/>27 950 </text:p>
          </table:table-cell>
          <table:table-cell table:style-name="ce5" office:value-type="float" office:value="28100" calcext:value-type="float">
            <text:p><text:s/>28 100 </text:p>
          </table:table-cell>
          <table:table-cell table:style-name="ce5" office:value-type="float" office:value="28290" calcext:value-type="float">
            <text:p><text:s/>28 290 </text:p>
          </table:table-cell>
          <table:table-cell table:style-name="ce5" office:value-type="float" office:value="28667" calcext:value-type="float">
            <text:p><text:s/>28 667 </text:p>
          </table:table-cell>
          <table:table-cell table:style-name="ce5" office:value-type="float" office:value="29076" calcext:value-type="float">
            <text:p><text:s/>29 076 </text:p>
          </table:table-cell>
          <table:table-cell table:style-name="ce5" office:value-type="float" office:value="29521" calcext:value-type="float">
            <text:p><text:s/>29 521 </text:p>
          </table:table-cell>
          <table:table-cell table:style-name="ce5" office:value-type="float" office:value="30004" calcext:value-type="float">
            <text:p><text:s/>30 004 </text:p>
          </table:table-cell>
          <table:table-cell table:style-name="ce5" office:value-type="float" office:value="30530" calcext:value-type="float">
            <text:p><text:s/>30 530 </text:p>
          </table:table-cell>
          <table:table-cell table:style-name="ce5" office:value-type="float" office:value="30791" calcext:value-type="float">
            <text:p><text:s/>30 791 </text:p>
          </table:table-cell>
          <table:table-cell table:style-name="ce5" office:value-type="float" office:value="30944" calcext:value-type="float">
            <text:p><text:s/>30 944 </text:p>
          </table:table-cell>
          <table:table-cell table:style-name="ce5" office:value-type="float" office:value="31130" calcext:value-type="float">
            <text:p><text:s/>31 130 </text:p>
          </table:table-cell>
          <table:table-cell table:style-name="ce5" office:value-type="float" office:value="31355" calcext:value-type="float">
            <text:p><text:s/>31 355 </text:p>
          </table:table-cell>
          <table:table-cell table:style-name="ce5" office:value-type="float" office:value="31620" calcext:value-type="float">
            <text:p><text:s/>31 620 </text:p>
          </table:table-cell>
          <table:table-cell table:style-name="ce5" office:value-type="float" office:value="31508" calcext:value-type="float">
            <text:p><text:s/>31 508 </text:p>
          </table:table-cell>
          <table:table-cell table:style-name="ce5" office:value-type="float" office:value="31422" calcext:value-type="float">
            <text:p><text:s/>31 422 </text:p>
          </table:table-cell>
          <table:table-cell table:style-name="ce5" office:value-type="float" office:value="31365" calcext:value-type="float">
            <text:p><text:s/>31 365 </text:p>
          </table:table-cell>
          <table:table-cell table:style-name="ce5" office:value-type="float" office:value="31338" calcext:value-type="float">
            <text:p><text:s/>31 338 </text:p>
          </table:table-cell>
          <table:table-cell table:style-name="ce5" office:value-type="float" office:value="31342" calcext:value-type="float">
            <text:p><text:s/>31 342 </text:p>
          </table:table-cell>
          <table:table-cell table:style-name="ce5" office:value-type="float" office:value="31717" calcext:value-type="float">
            <text:p><text:s/>31 717 </text:p>
          </table:table-cell>
          <table:table-cell table:style-name="ce5" office:value-type="float" office:value="32044" calcext:value-type="float">
            <text:p><text:s/>32 044 </text:p>
          </table:table-cell>
          <table:table-cell table:style-name="ce5" office:value-type="float" office:value="32377" calcext:value-type="float">
            <text:p><text:s/>32 377 </text:p>
          </table:table-cell>
          <table:table-cell table:style-name="ce5" office:value-type="float" office:value="32668" calcext:value-type="float">
            <text:p><text:s/>32 668 </text:p>
          </table:table-cell>
          <table:table-cell table:style-name="ce5" office:value-type="float" office:value="32959" calcext:value-type="float">
            <text:p><text:s/>32 959 </text:p>
          </table:table-cell>
          <table:table-cell table:style-name="ce5" office:value-type="float" office:value="33001" calcext:value-type="float">
            <text:p><text:s/>33 001 </text:p>
          </table:table-cell>
          <table:table-cell table:style-name="ce5" office:value-type="float" office:value="33139" calcext:value-type="float">
            <text:p><text:s/>33 139 </text:p>
          </table:table-cell>
          <table:table-cell table:style-name="ce5" office:value-type="float" office:value="33440" calcext:value-type="float">
            <text:p><text:s/>33 440 </text:p>
          </table:table-cell>
          <table:table-cell table:style-name="ce5" office:value-type="float" office:value="33102" calcext:value-type="float">
            <text:p><text:s/>33 102 </text:p>
          </table:table-cell>
          <table:table-cell table:style-name="ce5" office:value-type="float" office:value="32916" calcext:value-type="float">
            <text:p><text:s/>32 916 </text:p>
          </table:table-cell>
          <table:table-cell table:style-name="ce5" office:value-type="float" office:value="32634" calcext:value-type="float">
            <text:p><text:s/>32 634 </text:p>
          </table:table-cell>
          <table:table-cell table:style-name="ce5" office:value-type="float" office:value="32494" calcext:value-type="float">
            <text:p><text:s/>32 494 </text:p>
          </table:table-cell>
          <table:table-cell table:style-name="ce5" office:value-type="float" office:value="32308" calcext:value-type="float">
            <text:p><text:s/>32 308 </text:p>
          </table:table-cell>
          <table:table-cell table:style-name="ce5" office:value-type="float" office:value="32112" calcext:value-type="float">
            <text:p><text:s/>32 112 </text:p>
          </table:table-cell>
          <table:table-cell table:style-name="ce5" office:value-type="float" office:value="31998" calcext:value-type="float">
            <text:p><text:s/>31 998 </text:p>
          </table:table-cell>
          <table:table-cell table:style-name="ce5" office:value-type="float" office:value="31870" calcext:value-type="float">
            <text:p><text:s/>31 870 </text:p>
          </table:table-cell>
          <table:table-cell table:style-name="ce5" office:value-type="float" office:value="31848" calcext:value-type="float">
            <text:p><text:s/>31 848 </text:p>
          </table:table-cell>
          <table:table-cell table:style-name="ce5" office:value-type="float" office:value="31827" calcext:value-type="float">
            <text:p><text:s/>31 827 </text:p>
          </table:table-cell>
          <table:table-cell table:style-name="ce5" office:value-type="float" office:value="31811" calcext:value-type="float">
            <text:p><text:s/>31 811 </text:p>
          </table:table-cell>
          <table:table-cell table:style-name="ce5" office:value-type="float" office:value="31783" calcext:value-type="float">
            <text:p><text:s/>31 783 </text:p>
          </table:table-cell>
          <table:table-cell table:style-name="ce5" office:value-type="float" office:value="32598" calcext:value-type="float">
            <text:p><text:s/>32 598 </text:p>
          </table:table-cell>
          <table:table-cell table:style-name="ce5" office:value-type="float" office:value="33519" calcext:value-type="float">
            <text:p><text:s/>33 519 </text:p>
          </table:table-cell>
          <table:table-cell table:style-name="ce5" office:value-type="float" office:value="34563" calcext:value-type="float">
            <text:p><text:s/>34 563 </text:p>
          </table:table-cell>
          <table:table-cell table:style-name="ce5" office:value-type="float" office:value="35617" calcext:value-type="float">
            <text:p><text:s/>35 617 </text:p>
          </table:table-cell>
          <table:table-cell table:style-name="ce5" office:value-type="float" office:value="36659" calcext:value-type="float">
            <text:p><text:s/>36 659 </text:p>
          </table:table-cell>
          <table:table-cell table:style-name="ce5" office:value-type="float" office:value="37285" calcext:value-type="float">
            <text:p><text:s/>37 285 </text:p>
          </table:table-cell>
          <table:table-cell table:style-name="ce5" office:value-type="float" office:value="38078" calcext:value-type="float">
            <text:p><text:s/>38 078 </text:p>
          </table:table-cell>
          <table:table-cell table:style-name="ce5" office:value-type="float" office:value="38765" calcext:value-type="float">
            <text:p><text:s/>38 765 </text:p>
          </table:table-cell>
          <table:table-cell table:style-name="ce5" office:value-type="float" office:value="39568" calcext:value-type="float">
            <text:p><text:s/>39 568 </text:p>
          </table:table-cell>
          <table:table-cell table:style-name="ce5" office:value-type="float" office:value="40422" calcext:value-type="float">
            <text:p><text:s/>40 422 </text:p>
          </table:table-cell>
          <table:table-cell table:style-name="ce5" office:value-type="float" office:value="40886" calcext:value-type="float">
            <text:p><text:s/>40 886 </text:p>
          </table:table-cell>
          <table:table-cell table:style-name="ce5" office:value-type="float" office:value="41212" calcext:value-type="float">
            <text:p><text:s/>41 212 </text:p>
          </table:table-cell>
          <table:table-cell table:style-name="ce5" office:value-type="float" office:value="41577" calcext:value-type="float">
            <text:p><text:s/>41 577 </text:p>
          </table:table-cell>
          <table:table-cell table:style-name="ce5" office:value-type="float" office:value="42038" calcext:value-type="float">
            <text:p><text:s/>42 038 </text:p>
          </table:table-cell>
          <table:table-cell table:style-name="ce5" office:value-type="float" office:value="42457" calcext:value-type="float">
            <text:p><text:s/>42 457 </text:p>
          </table:table-cell>
          <table:table-cell table:style-name="ce5" office:value-type="float" office:value="43141" calcext:value-type="float">
            <text:p><text:s/>43 141 </text:p>
          </table:table-cell>
          <table:table-cell table:style-name="ce5" office:value-type="float" office:value="43901" calcext:value-type="float">
            <text:p><text:s/>43 901 </text:p>
          </table:table-cell>
          <table:table-cell table:style-name="ce5" office:value-type="float" office:value="45272" calcext:value-type="float">
            <text:p><text:s/>45 272 </text:p>
          </table:table-cell>
          <table:table-cell table:style-name="ce5" office:value-type="float" office:value="46061" calcext:value-type="float">
            <text:p><text:s/>46 061 </text:p>
          </table:table-cell>
          <table:table-cell table:style-name="ce5" office:value-type="float" office:value="46183" calcext:value-type="float">
            <text:p><text:s/>46 183 </text:p>
          </table:table-cell>
          <table:table-cell table:style-name="ce5" office:value-type="float" office:value="46568" calcext:value-type="float">
            <text:p><text:s/>46 568 </text:p>
          </table:table-cell>
          <table:table-cell table:style-name="ce5" office:value-type="float" office:value="48557" calcext:value-type="float">
            <text:p><text:s/>48 557 </text:p>
          </table:table-cell>
          <table:table-cell table:style-name="ce5" office:value-type="float" office:value="52778" calcext:value-type="float">
            <text:p><text:s/>52 778 </text:p>
          </table:table-cell>
          <table:table-cell table:style-name="ce5" office:value-type="float" office:value="51299" calcext:value-type="float">
            <text:p><text:s/>51 299 </text:p>
          </table:table-cell>
          <table:table-cell table:style-name="ce5" office:value-type="float" office:value="50061" calcext:value-type="float">
            <text:p><text:s/>50 061 </text:p>
          </table:table-cell>
          <table:table-cell table:style-name="ce5" office:value-type="float" office:value="48556" calcext:value-type="float">
            <text:p><text:s/>48 556 </text:p>
          </table:table-cell>
          <table:table-cell table:style-name="ce5" office:value-type="float" office:value="46847" calcext:value-type="float">
            <text:p><text:s/>46 847 </text:p>
          </table:table-cell>
          <table:table-cell table:style-name="ce5" office:value-type="float" office:value="52266" calcext:value-type="float">
            <text:p><text:s/>52 266 </text:p>
          </table:table-cell>
          <table:table-cell table:style-name="ce5" office:value-type="float" office:value="50242" calcext:value-type="float">
            <text:p><text:s/>50 242 </text:p>
          </table:table-cell>
          <table:table-cell table:style-name="ce5" office:value-type="float" office:value="49296" calcext:value-type="float">
            <text:p><text:s/>49 296 </text:p>
          </table:table-cell>
          <table:table-cell table:style-name="ce5" office:value-type="float" office:value="48564" calcext:value-type="float">
            <text:p><text:s/>48 564 </text:p>
          </table:table-cell>
          <table:table-cell table:style-name="ce5" office:value-type="float" office:value="47531" calcext:value-type="float">
            <text:p><text:s/>47 531 </text:p>
          </table:table-cell>
          <table:table-cell table:style-name="ce5" office:value-type="float" office:value="50948" calcext:value-type="float">
            <text:p><text:s/>50 948 </text:p>
          </table:table-cell>
          <table:table-cell table:style-name="ce5" office:value-type="float" office:value="51187" calcext:value-type="float">
            <text:p><text:s/>51 187 </text:p>
          </table:table-cell>
          <table:table-cell table:style-name="ce5" office:value-type="float" office:value="50709" calcext:value-type="float">
            <text:p><text:s/>50 709 </text:p>
          </table:table-cell>
          <table:table-cell table:style-name="ce5" office:value-type="float" office:value="50478" calcext:value-type="float">
            <text:p><text:s/>50 478 </text:p>
          </table:table-cell>
          <table:table-cell table:style-name="ce5" office:value-type="float" office:value="48540" calcext:value-type="float">
            <text:p><text:s/>48 540 </text:p>
          </table:table-cell>
          <table:table-cell table:style-name="ce5" office:value-type="float" office:value="53859" calcext:value-type="float">
            <text:p><text:s/>53 859 </text:p>
          </table:table-cell>
          <table:table-cell table:style-name="ce5" office:value-type="float" office:value="54765" calcext:value-type="float">
            <text:p><text:s/>54 765 </text:p>
          </table:table-cell>
          <table:table-cell table:style-name="ce5" office:value-type="float" office:value="55681" calcext:value-type="float">
            <text:p><text:s/>55 681 </text:p>
          </table:table-cell>
          <table:table-cell table:style-name="ce5" office:value-type="float" office:value="54914" calcext:value-type="float">
            <text:p><text:s/>54 914 </text:p>
          </table:table-cell>
          <table:table-cell table:style-name="ce5" office:value-type="float" office:value="55163" calcext:value-type="float">
            <text:p><text:s/>55 163 </text:p>
          </table:table-cell>
          <table:table-cell table:style-name="ce5" office:value-type="float" office:value="58455" calcext:value-type="float">
            <text:p><text:s/>58 455 </text:p>
          </table:table-cell>
          <table:table-cell table:style-name="ce5" office:value-type="float" office:value="60229" calcext:value-type="float">
            <text:p><text:s/>60 229 </text:p>
          </table:table-cell>
          <table:table-cell table:style-name="ce5" office:value-type="float" office:value="60778" calcext:value-type="float">
            <text:p><text:s/>60 778 </text:p>
          </table:table-cell>
          <table:table-cell table:style-name="ce5" office:value-type="float" office:value="63175" calcext:value-type="float">
            <text:p><text:s/>63 175 </text:p>
          </table:table-cell>
          <table:table-cell table:style-name="ce5" office:value-type="float" office:value="63333" calcext:value-type="float">
            <text:p><text:s/>63 333 </text:p>
          </table:table-cell>
          <table:table-cell table:style-name="ce5" office:value-type="float" office:value="66617" calcext:value-type="float">
            <text:p><text:s/>66 617 </text:p>
          </table:table-cell>
          <table:table-cell table:style-name="ce5" office:value-type="float" office:value="67220" calcext:value-type="float">
            <text:p><text:s/>67 220 </text:p>
          </table:table-cell>
          <table:table-cell table:style-name="ce5" office:value-type="float" office:value="66158" calcext:value-type="float">
            <text:p><text:s/>66 158 </text:p>
          </table:table-cell>
          <table:table-cell table:style-name="ce5" office:value-type="float" office:value="67799" calcext:value-type="float">
            <text:p><text:s/>67 799 </text:p>
          </table:table-cell>
          <table:table-cell table:style-name="ce5" office:value-type="float" office:value="69020" calcext:value-type="float">
            <text:p><text:s/>69 020 </text:p>
          </table:table-cell>
          <table:table-cell table:style-name="ce5" office:value-type="float" office:value="69934" calcext:value-type="float">
            <text:p><text:s/>69 934 </text:p>
          </table:table-cell>
          <table:table-cell table:style-name="ce5" office:value-type="float" office:value="69900" calcext:value-type="float">
            <text:p><text:s/>69 900 </text:p>
          </table:table-cell>
          <table:table-cell table:style-name="ce5" office:value-type="float" office:value="72584" calcext:value-type="float">
            <text:p><text:s/>72 584 </text:p>
          </table:table-cell>
          <table:table-cell table:style-name="ce5" office:value-type="float" office:value="71036" calcext:value-type="float">
            <text:p><text:s/>71 036 </text:p>
          </table:table-cell>
          <table:table-cell table:style-name="ce5" office:value-type="float" office:value="71861" calcext:value-type="float">
            <text:p><text:s/>71 861 </text:p>
          </table:table-cell>
          <table:table-cell table:style-name="ce5" office:value-type="float" office:value="69247" calcext:value-type="float">
            <text:p><text:s/>69 247 </text:p>
          </table:table-cell>
          <table:table-cell table:style-name="ce5" office:value-type="float" office:value="71220" calcext:value-type="float">
            <text:p><text:s/>71 220 </text:p>
          </table:table-cell>
          <table:table-cell table:style-name="ce5" office:value-type="float" office:value="69632" calcext:value-type="float">
            <text:p><text:s/>69 632 </text:p>
          </table:table-cell>
          <table:table-cell table:style-name="ce10" office:value-type="float" office:value="69497" calcext:value-type="float">
            <text:p><text:s/>69 497 </text:p>
          </table:table-cell>
          <table:table-cell table:style-name="ce10" office:value-type="float" office:value="62816" calcext:value-type="float">
            <text:p><text:s/>62 816 </text:p>
          </table:table-cell>
          <table:table-cell table:style-name="ce10" office:value-type="float" office:value="61783" calcext:value-type="float">
            <text:p><text:s/>61 783 </text:p>
          </table:table-cell>
          <table:table-cell table:style-name="ce10" office:value-type="float" office:value="59832" calcext:value-type="float">
            <text:p><text:s/>59 832 </text:p>
          </table:table-cell>
          <table:table-cell table:style-name="ce10" office:value-type="float" office:value="61331" calcext:value-type="float">
            <text:p><text:s/>61 331 </text:p>
          </table:table-cell>
          <table:table-cell table:style-name="ce10" office:value-type="float" office:value="63041" calcext:value-type="float">
            <text:p><text:s/>63 041 </text:p>
          </table:table-cell>
          <table:table-cell table:style-name="ce10" office:value-type="float" office:value="74626" calcext:value-type="float">
            <text:p><text:s/>74 626 </text:p>
          </table:table-cell>
          <table:table-cell table:style-name="ce10" office:value-type="float" office:value="75050" calcext:value-type="float">
            <text:p><text:s/>75 050 </text:p>
          </table:table-cell>
          <table:table-cell table:style-name="ce10" office:value-type="float" office:value="73688" calcext:value-type="float">
            <text:p><text:s/>73 688 </text:p>
          </table:table-cell>
          <table:table-cell table:style-name="ce10" office:value-type="float" office:value="74949" calcext:value-type="float">
            <text:p><text:s/>74 949 </text:p>
          </table:table-cell>
          <table:table-cell table:style-name="ce10" office:value-type="float" office:value="74820" calcext:value-type="float">
            <text:p><text:s/>74 820 </text:p>
          </table:table-cell>
          <table:table-cell table:style-name="ce10" office:value-type="float" office:value="75308" calcext:value-type="float">
            <text:p><text:s/>75 308 </text:p>
          </table:table-cell>
          <table:table-cell table:style-name="ce10" office:value-type="float" office:value="75935" calcext:value-type="float">
            <text:p><text:s/>75 935 </text:p>
          </table:table-cell>
          <table:table-cell table:style-name="ce10" office:value-type="float" office:value="75000" calcext:value-type="float">
            <text:p><text:s/>75 000 </text:p>
          </table:table-cell>
          <table:table-cell table:style-name="ce10" office:value-type="float" office:value="76509" calcext:value-type="float">
            <text:p><text:s/>76 509 </text:p>
          </table:table-cell>
          <table:table-cell table:style-name="ce10" office:value-type="float" office:value="76698" calcext:value-type="float">
            <text:p><text:s/>76 698 </text:p>
          </table:table-cell>
          <table:table-cell table:style-name="ce10" office:value-type="float" office:value="78477" calcext:value-type="float">
            <text:p><text:s/>78 477 </text:p>
          </table:table-cell>
          <table:table-cell table:style-name="ce10" office:value-type="float" office:value="76801" calcext:value-type="float">
            <text:p><text:s/>76 801 </text:p>
          </table:table-cell>
          <table:table-cell table:style-name="ce10" office:value-type="float" office:value="77754" calcext:value-type="float">
            <text:p><text:s/>77 754 </text:p>
          </table:table-cell>
          <table:table-cell table:style-name="ce10" office:value-type="float" office:value="78277" calcext:value-type="float">
            <text:p><text:s/>78 277 </text:p>
          </table:table-cell>
          <table:table-cell table:style-name="ce10" office:value-type="float" office:value="79641" calcext:value-type="float">
            <text:p><text:s/>79 641 </text:p>
          </table:table-cell>
          <table:table-cell table:style-name="ce10" office:value-type="float" office:value="80262" calcext:value-type="float">
            <text:p><text:s/>80 262 </text:p>
          </table:table-cell>
          <table:table-cell table:style-name="ce10" office:value-type="float" office:value="80253" calcext:value-type="float">
            <text:p><text:s/>80 253 </text:p>
          </table:table-cell>
          <table:table-cell table:style-name="ce10" office:value-type="float" office:value="78995" calcext:value-type="float">
            <text:p><text:s/>78 995 </text:p>
          </table:table-cell>
          <table:table-cell table:style-name="ce10" office:value-type="float" office:value="80698" calcext:value-type="float">
            <text:p><text:s/>80 698 </text:p>
          </table:table-cell>
          <table:table-cell table:style-name="ce10" office:value-type="float" office:value="82258" calcext:value-type="float">
            <text:p><text:s/>82 258 </text:p>
          </table:table-cell>
          <table:table-cell table:style-name="ce10" office:value-type="float" office:value="83674" calcext:value-type="float">
            <text:p><text:s/>83 674 </text:p>
          </table:table-cell>
          <table:table-cell table:style-name="ce10" office:value-type="float" office:value="88180" calcext:value-type="float">
            <text:p><text:s/>88 180 </text:p>
          </table:table-cell>
          <table:table-cell table:style-name="ce10" office:value-type="float" office:value="93583" calcext:value-type="float">
            <text:p><text:s/>93 583 </text:p>
          </table:table-cell>
          <table:table-cell table:style-name="ce10" office:value-type="float" office:value="96834" calcext:value-type="float">
            <text:p><text:s/>96 834 </text:p>
          </table:table-cell>
          <table:table-cell table:style-name="ce10" office:value-type="float" office:value="99528" calcext:value-type="float">
            <text:p><text:s/>99 528 </text:p>
          </table:table-cell>
          <table:table-cell table:style-name="ce10" office:value-type="float" office:value="100019" calcext:value-type="float">
            <text:p><text:s/>100 019 </text:p>
          </table:table-cell>
          <table:table-cell table:style-name="ce10" office:value-type="float" office:value="102757" calcext:value-type="float">
            <text:p><text:s/>102 757 </text:p>
          </table:table-cell>
          <table:table-cell table:style-name="ce10" office:value-type="float" office:value="102258" calcext:value-type="float">
            <text:p><text:s/>102 258 </text:p>
          </table:table-cell>
          <table:table-cell table:style-name="ce10" office:value-type="float" office:value="102825" calcext:value-type="float">
            <text:p><text:s/>102 825 </text:p>
          </table:table-cell>
          <table:table-cell table:style-name="ce10" office:value-type="float" office:value="100881" calcext:value-type="float">
            <text:p><text:s/>100 881 </text:p>
          </table:table-cell>
          <table:table-cell table:style-name="ce10" office:value-type="float" office:value="101279" calcext:value-type="float">
            <text:p><text:s/>101 279 </text:p>
          </table:table-cell>
          <table:table-cell table:style-name="ce10" office:value-type="float" office:value="97239" calcext:value-type="float">
            <text:p><text:s/>97 239 </text:p>
          </table:table-cell>
          <table:table-cell table:style-name="ce10" office:value-type="float" office:value="100225" calcext:value-type="float">
            <text:p><text:s/>100 225 </text:p>
          </table:table-cell>
          <table:table-cell table:style-name="ce10" office:value-type="float" office:value="99573" calcext:value-type="float">
            <text:p><text:s/>99 573 </text:p>
          </table:table-cell>
          <table:table-cell table:style-name="ce10" office:value-type="float" office:value="101893" calcext:value-type="float">
            <text:p><text:s/>101 893 </text:p>
          </table:table-cell>
          <table:table-cell table:style-name="ce10" office:value-type="float" office:value="104089" calcext:value-type="float">
            <text:p><text:s/>104 089 </text:p>
          </table:table-cell>
          <table:table-cell table:style-name="ce10" office:value-type="float" office:value="107735" calcext:value-type="float">
            <text:p><text:s/>107 735 </text:p>
          </table:table-cell>
          <table:table-cell table:style-name="ce10" office:value-type="float" office:value="110283" calcext:value-type="float">
            <text:p><text:s/>110 283 </text:p>
          </table:table-cell>
          <table:table-cell table:style-name="ce13" office:value-type="float" office:value="111872" calcext:value-type="float">
            <text:p><text:s/>111 872 </text:p>
          </table:table-cell>
          <table:table-cell table:style-name="ce13" office:value-type="float" office:value="115510" calcext:value-type="float">
            <text:p><text:s/>115 510 </text:p>
          </table:table-cell>
          <table:table-cell table:style-name="ce13" office:value-type="float" office:value="118305" calcext:value-type="float">
            <text:p><text:s/>118 305 </text:p>
          </table:table-cell>
          <table:table-cell table:style-name="ce13" office:value-type="float" office:value="121385" calcext:value-type="float">
            <text:p><text:s/>121 385 </text:p>
          </table:table-cell>
          <table:table-cell table:style-name="ce13" office:value-type="float" office:value="126095" calcext:value-type="float">
            <text:p><text:s/>126 095 </text:p>
          </table:table-cell>
          <table:table-cell table:style-name="ce13" office:value-type="float" office:value="131262" calcext:value-type="float">
            <text:p><text:s/>131 262 </text:p>
          </table:table-cell>
          <table:table-cell table:style-name="ce14" office:value-type="float" office:value="135525" calcext:value-type="float">
            <text:p>135525</text:p>
          </table:table-cell>
          <table:table-cell table:style-name="ce14" office:value-type="float" office:value="133821" calcext:value-type="float">
            <text:p>133821</text:p>
          </table:table-cell>
          <table:table-cell table:style-name="ce14" office:value-type="float" office:value="133681" calcext:value-type="float">
            <text:p>133681</text:p>
          </table:table-cell>
          <table:table-cell table:number-columns-repeated="87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float" office:value="27196" calcext:value-type="float">
            <text:p><text:s/>27 196 </text:p>
          </table:table-cell>
          <table:table-cell table:style-name="ce5" office:value-type="float" office:value="27253" calcext:value-type="float">
            <text:p><text:s/>27 253 </text:p>
          </table:table-cell>
          <table:table-cell table:style-name="ce5" office:value-type="float" office:value="27343" calcext:value-type="float">
            <text:p><text:s/>27 343 </text:p>
          </table:table-cell>
          <table:table-cell table:style-name="ce5" office:value-type="float" office:value="27466" calcext:value-type="float">
            <text:p><text:s/>27 466 </text:p>
          </table:table-cell>
          <table:table-cell table:style-name="ce5" office:value-type="float" office:value="27629" calcext:value-type="float">
            <text:p><text:s/>27 629 </text:p>
          </table:table-cell>
          <table:table-cell table:style-name="ce5" office:value-type="float" office:value="27832" calcext:value-type="float">
            <text:p><text:s/>27 832 </text:p>
          </table:table-cell>
          <table:table-cell table:style-name="ce5" office:value-type="float" office:value="28212" calcext:value-type="float">
            <text:p><text:s/>28 212 </text:p>
          </table:table-cell>
          <table:table-cell table:style-name="ce5" office:value-type="float" office:value="28625" calcext:value-type="float">
            <text:p><text:s/>28 625 </text:p>
          </table:table-cell>
          <table:table-cell table:style-name="ce5" office:value-type="float" office:value="29075" calcext:value-type="float">
            <text:p><text:s/>29 075 </text:p>
          </table:table-cell>
          <table:table-cell table:style-name="ce5" office:value-type="float" office:value="29563" calcext:value-type="float">
            <text:p><text:s/>29 563 </text:p>
          </table:table-cell>
          <table:table-cell table:style-name="ce5" office:value-type="float" office:value="30094" calcext:value-type="float">
            <text:p><text:s/>30 094 </text:p>
          </table:table-cell>
          <table:table-cell table:style-name="ce5" office:value-type="float" office:value="30222" calcext:value-type="float">
            <text:p><text:s/>30 222 </text:p>
          </table:table-cell>
          <table:table-cell table:style-name="ce5" office:value-type="float" office:value="30383" calcext:value-type="float">
            <text:p><text:s/>30 383 </text:p>
          </table:table-cell>
          <table:table-cell table:style-name="ce5" office:value-type="float" office:value="30579" calcext:value-type="float">
            <text:p><text:s/>30 579 </text:p>
          </table:table-cell>
          <table:table-cell table:style-name="ce5" office:value-type="float" office:value="30814" calcext:value-type="float">
            <text:p><text:s/>30 814 </text:p>
          </table:table-cell>
          <table:table-cell table:style-name="ce5" office:value-type="float" office:value="31090" calcext:value-type="float">
            <text:p><text:s/>31 090 </text:p>
          </table:table-cell>
          <table:table-cell table:style-name="ce5" office:value-type="float" office:value="30987" calcext:value-type="float">
            <text:p><text:s/>30 987 </text:p>
          </table:table-cell>
          <table:table-cell table:style-name="ce5" office:value-type="float" office:value="30913" calcext:value-type="float">
            <text:p><text:s/>30 913 </text:p>
          </table:table-cell>
          <table:table-cell table:style-name="ce5" office:value-type="float" office:value="30867" calcext:value-type="float">
            <text:p><text:s/>30 867 </text:p>
          </table:table-cell>
          <table:table-cell table:style-name="ce5" office:value-type="float" office:value="30851" calcext:value-type="float">
            <text:p><text:s/>30 851 </text:p>
          </table:table-cell>
          <table:table-cell table:style-name="ce5" office:value-type="float" office:value="30867" calcext:value-type="float">
            <text:p><text:s/>30 867 </text:p>
          </table:table-cell>
          <table:table-cell table:style-name="ce5" office:value-type="float" office:value="31141" calcext:value-type="float">
            <text:p><text:s/>31 141 </text:p>
          </table:table-cell>
          <table:table-cell table:style-name="ce5" office:value-type="float" office:value="31483" calcext:value-type="float">
            <text:p><text:s/>31 483 </text:p>
          </table:table-cell>
          <table:table-cell table:style-name="ce5" office:value-type="float" office:value="31843" calcext:value-type="float">
            <text:p><text:s/>31 843 </text:p>
          </table:table-cell>
          <table:table-cell table:style-name="ce5" office:value-type="float" office:value="32113" calcext:value-type="float">
            <text:p><text:s/>32 113 </text:p>
          </table:table-cell>
          <table:table-cell table:style-name="ce5" office:value-type="float" office:value="32332" calcext:value-type="float">
            <text:p><text:s/>32 332 </text:p>
          </table:table-cell>
          <table:table-cell table:style-name="ce5" office:value-type="float" office:value="32412" calcext:value-type="float">
            <text:p><text:s/>32 412 </text:p>
          </table:table-cell>
          <table:table-cell table:style-name="ce5" office:value-type="float" office:value="32606" calcext:value-type="float">
            <text:p><text:s/>32 606 </text:p>
          </table:table-cell>
          <table:table-cell table:style-name="ce5" office:value-type="float" office:value="32945" calcext:value-type="float">
            <text:p><text:s/>32 945 </text:p>
          </table:table-cell>
          <table:table-cell table:style-name="ce5" office:value-type="float" office:value="32673" calcext:value-type="float">
            <text:p><text:s/>32 673 </text:p>
          </table:table-cell>
          <table:table-cell table:style-name="ce5" office:value-type="float" office:value="32494" calcext:value-type="float">
            <text:p><text:s/>32 494 </text:p>
          </table:table-cell>
          <table:table-cell table:style-name="ce5" office:value-type="float" office:value="32279" calcext:value-type="float">
            <text:p><text:s/>32 279 </text:p>
          </table:table-cell>
          <table:table-cell table:style-name="ce5" office:value-type="float" office:value="32164" calcext:value-type="float">
            <text:p><text:s/>32 164 </text:p>
          </table:table-cell>
          <table:table-cell table:style-name="ce5" office:value-type="float" office:value="31916" calcext:value-type="float">
            <text:p><text:s/>31 916 </text:p>
          </table:table-cell>
          <table:table-cell table:style-name="ce5" office:value-type="float" office:value="31717" calcext:value-type="float">
            <text:p><text:s/>31 717 </text:p>
          </table:table-cell>
          <table:table-cell table:style-name="ce5" office:value-type="float" office:value="31602" calcext:value-type="float">
            <text:p><text:s/>31 602 </text:p>
          </table:table-cell>
          <table:table-cell table:style-name="ce5" office:value-type="float" office:value="31482" calcext:value-type="float">
            <text:p><text:s/>31 482 </text:p>
          </table:table-cell>
          <table:table-cell table:style-name="ce5" office:value-type="float" office:value="31445" calcext:value-type="float">
            <text:p><text:s/>31 445 </text:p>
          </table:table-cell>
          <table:table-cell table:style-name="ce5" office:value-type="float" office:value="31417" calcext:value-type="float">
            <text:p><text:s/>31 417 </text:p>
          </table:table-cell>
          <table:table-cell table:style-name="ce5" office:value-type="float" office:value="31388" calcext:value-type="float">
            <text:p><text:s/>31 388 </text:p>
          </table:table-cell>
          <table:table-cell table:style-name="ce5" office:value-type="float" office:value="31339" calcext:value-type="float">
            <text:p><text:s/>31 339 </text:p>
          </table:table-cell>
          <table:table-cell table:style-name="ce5" office:value-type="float" office:value="32210" calcext:value-type="float">
            <text:p><text:s/>32 210 </text:p>
          </table:table-cell>
          <table:table-cell table:style-name="ce5" office:value-type="float" office:value="33140" calcext:value-type="float">
            <text:p><text:s/>33 140 </text:p>
          </table:table-cell>
          <table:table-cell table:style-name="ce5" office:value-type="float" office:value="34137" calcext:value-type="float">
            <text:p><text:s/>34 137 </text:p>
          </table:table-cell>
          <table:table-cell table:style-name="ce5" office:value-type="float" office:value="35182" calcext:value-type="float">
            <text:p><text:s/>35 182 </text:p>
          </table:table-cell>
          <table:table-cell table:style-name="ce5" office:value-type="float" office:value="36218" calcext:value-type="float">
            <text:p><text:s/>36 218 </text:p>
          </table:table-cell>
          <table:table-cell table:style-name="ce5" office:value-type="float" office:value="36913" calcext:value-type="float">
            <text:p><text:s/>36 913 </text:p>
          </table:table-cell>
          <table:table-cell table:style-name="ce5" office:value-type="float" office:value="37673" calcext:value-type="float">
            <text:p><text:s/>37 673 </text:p>
          </table:table-cell>
          <table:table-cell table:style-name="ce5" office:value-type="float" office:value="38350" calcext:value-type="float">
            <text:p><text:s/>38 350 </text:p>
          </table:table-cell>
          <table:table-cell table:style-name="ce5" office:value-type="float" office:value="39165" calcext:value-type="float">
            <text:p><text:s/>39 165 </text:p>
          </table:table-cell>
          <table:table-cell table:style-name="ce5" office:value-type="float" office:value="40047" calcext:value-type="float">
            <text:p><text:s/>40 047 </text:p>
          </table:table-cell>
          <table:table-cell table:style-name="ce5" office:value-type="float" office:value="40396" calcext:value-type="float">
            <text:p><text:s/>40 396 </text:p>
          </table:table-cell>
          <table:table-cell table:style-name="ce5" office:value-type="float" office:value="40711" calcext:value-type="float">
            <text:p><text:s/>40 711 </text:p>
          </table:table-cell>
          <table:table-cell table:style-name="ce5" office:value-type="float" office:value="41061" calcext:value-type="float">
            <text:p><text:s/>41 061 </text:p>
          </table:table-cell>
          <table:table-cell table:style-name="ce5" office:value-type="float" office:value="41527" calcext:value-type="float">
            <text:p><text:s/>41 527 </text:p>
          </table:table-cell>
          <table:table-cell table:style-name="ce5" office:value-type="float" office:value="41918" calcext:value-type="float">
            <text:p><text:s/>41 918 </text:p>
          </table:table-cell>
          <table:table-cell table:style-name="ce5" office:value-type="float" office:value="42628" calcext:value-type="float">
            <text:p><text:s/>42 628 </text:p>
          </table:table-cell>
          <table:table-cell table:style-name="ce5" office:value-type="float" office:value="43387" calcext:value-type="float">
            <text:p><text:s/>43 387 </text:p>
          </table:table-cell>
          <table:table-cell table:style-name="ce5" office:value-type="float" office:value="44572" calcext:value-type="float">
            <text:p><text:s/>44 572 </text:p>
          </table:table-cell>
          <table:table-cell table:style-name="ce5" office:value-type="float" office:value="45480" calcext:value-type="float">
            <text:p><text:s/>45 480 </text:p>
          </table:table-cell>
          <table:table-cell table:style-name="ce5" office:value-type="float" office:value="45596" calcext:value-type="float">
            <text:p><text:s/>45 596 </text:p>
          </table:table-cell>
          <table:table-cell table:style-name="ce5" office:value-type="float" office:value="45998" calcext:value-type="float">
            <text:p><text:s/>45 998 </text:p>
          </table:table-cell>
          <table:table-cell table:style-name="ce5" office:value-type="float" office:value="47942" calcext:value-type="float">
            <text:p><text:s/>47 942 </text:p>
          </table:table-cell>
          <table:table-cell table:style-name="ce5" office:value-type="float" office:value="52279" calcext:value-type="float">
            <text:p><text:s/>52 279 </text:p>
          </table:table-cell>
          <table:table-cell table:style-name="ce5" office:value-type="float" office:value="50777" calcext:value-type="float">
            <text:p><text:s/>50 777 </text:p>
          </table:table-cell>
          <table:table-cell table:style-name="ce5" office:value-type="float" office:value="49544" calcext:value-type="float">
            <text:p><text:s/>49 544 </text:p>
          </table:table-cell>
          <table:table-cell table:style-name="ce5" office:value-type="float" office:value="48011" calcext:value-type="float">
            <text:p><text:s/>48 011 </text:p>
          </table:table-cell>
          <table:table-cell table:style-name="ce5" office:value-type="float" office:value="46296" calcext:value-type="float">
            <text:p><text:s/>46 296 </text:p>
          </table:table-cell>
          <table:table-cell table:style-name="ce5" office:value-type="float" office:value="51786" calcext:value-type="float">
            <text:p><text:s/>51 786 </text:p>
          </table:table-cell>
          <table:table-cell table:style-name="ce5" office:value-type="float" office:value="49742" calcext:value-type="float">
            <text:p><text:s/>49 742 </text:p>
          </table:table-cell>
          <table:table-cell table:style-name="ce5" office:value-type="float" office:value="48799" calcext:value-type="float">
            <text:p><text:s/>48 799 </text:p>
          </table:table-cell>
          <table:table-cell table:style-name="ce5" office:value-type="float" office:value="48221" calcext:value-type="float">
            <text:p><text:s/>48 221 </text:p>
          </table:table-cell>
          <table:table-cell table:style-name="ce5" office:value-type="float" office:value="47161" calcext:value-type="float">
            <text:p><text:s/>47 161 </text:p>
          </table:table-cell>
          <table:table-cell table:style-name="ce5" office:value-type="float" office:value="50491" calcext:value-type="float">
            <text:p><text:s/>50 491 </text:p>
          </table:table-cell>
          <table:table-cell table:style-name="ce5" office:value-type="float" office:value="50940" calcext:value-type="float">
            <text:p><text:s/>50 940 </text:p>
          </table:table-cell>
          <table:table-cell table:style-name="ce5" office:value-type="float" office:value="50367" calcext:value-type="float">
            <text:p><text:s/>50 367 </text:p>
          </table:table-cell>
          <table:table-cell table:style-name="ce5" office:value-type="float" office:value="50157" calcext:value-type="float">
            <text:p><text:s/>50 157 </text:p>
          </table:table-cell>
          <table:table-cell table:style-name="ce5" office:value-type="float" office:value="48228" calcext:value-type="float">
            <text:p><text:s/>48 228 </text:p>
          </table:table-cell>
          <table:table-cell table:style-name="ce5" office:value-type="float" office:value="53443" calcext:value-type="float">
            <text:p><text:s/>53 443 </text:p>
          </table:table-cell>
          <table:table-cell table:style-name="ce5" office:value-type="float" office:value="54513" calcext:value-type="float">
            <text:p><text:s/>54 513 </text:p>
          </table:table-cell>
          <table:table-cell table:style-name="ce5" office:value-type="float" office:value="55416" calcext:value-type="float">
            <text:p><text:s/>55 416 </text:p>
          </table:table-cell>
          <table:table-cell table:style-name="ce5" office:value-type="float" office:value="54679" calcext:value-type="float">
            <text:p><text:s/>54 679 </text:p>
          </table:table-cell>
          <table:table-cell table:style-name="ce5" office:value-type="float" office:value="55095" calcext:value-type="float">
            <text:p><text:s/>55 095 </text:p>
          </table:table-cell>
          <table:table-cell table:style-name="ce5" office:value-type="float" office:value="58340" calcext:value-type="float">
            <text:p><text:s/>58 340 </text:p>
          </table:table-cell>
          <table:table-cell table:style-name="ce5" office:value-type="float" office:value="59647" calcext:value-type="float">
            <text:p><text:s/>59 647 </text:p>
          </table:table-cell>
          <table:table-cell table:style-name="ce5" office:value-type="float" office:value="60177" calcext:value-type="float">
            <text:p><text:s/>60 177 </text:p>
          </table:table-cell>
          <table:table-cell table:style-name="ce5" office:value-type="float" office:value="62963" calcext:value-type="float">
            <text:p><text:s/>62 963 </text:p>
          </table:table-cell>
          <table:table-cell table:style-name="ce5" office:value-type="float" office:value="63212" calcext:value-type="float">
            <text:p><text:s/>63 212 </text:p>
          </table:table-cell>
          <table:table-cell table:style-name="ce5" office:value-type="float" office:value="66416" calcext:value-type="float">
            <text:p><text:s/>66 416 </text:p>
          </table:table-cell>
          <table:table-cell table:style-name="ce5" office:value-type="float" office:value="67117" calcext:value-type="float">
            <text:p><text:s/>67 117 </text:p>
          </table:table-cell>
          <table:table-cell table:style-name="ce5" office:value-type="float" office:value="65920" calcext:value-type="float">
            <text:p><text:s/>65 920 </text:p>
          </table:table-cell>
          <table:table-cell table:style-name="ce5" office:value-type="float" office:value="67528" calcext:value-type="float">
            <text:p><text:s/>67 528 </text:p>
          </table:table-cell>
          <table:table-cell table:style-name="ce5" office:value-type="float" office:value="68759" calcext:value-type="float">
            <text:p><text:s/>68 759 </text:p>
          </table:table-cell>
          <table:table-cell table:style-name="ce5" office:value-type="float" office:value="69599" calcext:value-type="float">
            <text:p><text:s/>69 599 </text:p>
          </table:table-cell>
          <table:table-cell table:style-name="ce5" office:value-type="float" office:value="69670" calcext:value-type="float">
            <text:p><text:s/>69 670 </text:p>
          </table:table-cell>
          <table:table-cell table:style-name="ce5" office:value-type="float" office:value="72295" calcext:value-type="float">
            <text:p><text:s/>72 295 </text:p>
          </table:table-cell>
          <table:table-cell table:style-name="ce5" office:value-type="float" office:value="70747" calcext:value-type="float">
            <text:p><text:s/>70 747 </text:p>
          </table:table-cell>
          <table:table-cell table:style-name="ce5" office:value-type="float" office:value="71608" calcext:value-type="float">
            <text:p><text:s/>71 608 </text:p>
          </table:table-cell>
          <table:table-cell table:style-name="ce5" office:value-type="float" office:value="69006" calcext:value-type="float">
            <text:p><text:s/>69 006 </text:p>
          </table:table-cell>
          <table:table-cell table:style-name="ce5" office:value-type="float" office:value="71046" calcext:value-type="float">
            <text:p><text:s/>71 046 </text:p>
          </table:table-cell>
          <table:table-cell table:style-name="ce10" office:value-type="float" office:value="69458" calcext:value-type="float">
            <text:p><text:s/>69 458 </text:p>
          </table:table-cell>
          <table:table-cell table:style-name="ce10" office:value-type="float" office:value="69547" calcext:value-type="float">
            <text:p><text:s/>69 547 </text:p>
          </table:table-cell>
          <table:table-cell table:style-name="ce10" office:value-type="float" office:value="62829" calcext:value-type="float">
            <text:p><text:s/>62 829 </text:p>
          </table:table-cell>
          <table:table-cell table:style-name="ce10" office:value-type="float" office:value="61774" calcext:value-type="float">
            <text:p><text:s/>61 774 </text:p>
          </table:table-cell>
          <table:table-cell table:style-name="ce10" office:value-type="float" office:value="59753" calcext:value-type="float">
            <text:p><text:s/>59 753 </text:p>
          </table:table-cell>
          <table:table-cell table:style-name="ce10" office:value-type="float" office:value="61153" calcext:value-type="float">
            <text:p><text:s/>61 153 </text:p>
          </table:table-cell>
          <table:table-cell table:style-name="ce10" office:value-type="float" office:value="62962" calcext:value-type="float">
            <text:p><text:s/>62 962 </text:p>
          </table:table-cell>
          <table:table-cell table:style-name="ce10" office:value-type="float" office:value="74627" calcext:value-type="float">
            <text:p><text:s/>74 627 </text:p>
          </table:table-cell>
          <table:table-cell table:style-name="ce10" office:value-type="float" office:value="75023" calcext:value-type="float">
            <text:p><text:s/>75 023 </text:p>
          </table:table-cell>
          <table:table-cell table:style-name="ce10" office:value-type="float" office:value="73653" calcext:value-type="float">
            <text:p><text:s/>73 653 </text:p>
          </table:table-cell>
          <table:table-cell table:style-name="ce10" office:value-type="float" office:value="74861" calcext:value-type="float">
            <text:p><text:s/>74 861 </text:p>
          </table:table-cell>
          <table:table-cell table:style-name="ce10" office:value-type="float" office:value="74468" calcext:value-type="float">
            <text:p><text:s/>74 468 </text:p>
          </table:table-cell>
          <table:table-cell table:style-name="ce10" office:value-type="float" office:value="75096" calcext:value-type="float">
            <text:p><text:s/>75 096 </text:p>
          </table:table-cell>
          <table:table-cell table:style-name="ce10" office:value-type="float" office:value="75574" calcext:value-type="float">
            <text:p><text:s/>75 574 </text:p>
          </table:table-cell>
          <table:table-cell table:style-name="ce10" office:value-type="float" office:value="74784" calcext:value-type="float">
            <text:p><text:s/>74 784 </text:p>
          </table:table-cell>
          <table:table-cell table:style-name="ce10" office:value-type="float" office:value="75698" calcext:value-type="float">
            <text:p><text:s/>75 698 </text:p>
          </table:table-cell>
          <table:table-cell table:style-name="ce10" office:value-type="float" office:value="75908" calcext:value-type="float">
            <text:p><text:s/>75 908 </text:p>
          </table:table-cell>
          <table:table-cell table:style-name="ce10" office:value-type="float" office:value="77773" calcext:value-type="float">
            <text:p><text:s/>77 773 </text:p>
          </table:table-cell>
          <table:table-cell table:style-name="ce10" office:value-type="float" office:value="76421" calcext:value-type="float">
            <text:p><text:s/>76 421 </text:p>
          </table:table-cell>
          <table:table-cell table:style-name="ce10" office:value-type="float" office:value="77370" calcext:value-type="float">
            <text:p><text:s/>77 370 </text:p>
          </table:table-cell>
          <table:table-cell table:style-name="ce10" office:value-type="float" office:value="78018" calcext:value-type="float">
            <text:p><text:s/>78 018 </text:p>
          </table:table-cell>
          <table:table-cell table:style-name="ce10" office:value-type="float" office:value="79381" calcext:value-type="float">
            <text:p><text:s/>79 381 </text:p>
          </table:table-cell>
          <table:table-cell table:style-name="ce10" office:value-type="float" office:value="80110" calcext:value-type="float">
            <text:p><text:s/>80 110 </text:p>
          </table:table-cell>
          <table:table-cell table:style-name="ce10" office:value-type="float" office:value="79895" calcext:value-type="float">
            <text:p><text:s/>79 895 </text:p>
          </table:table-cell>
          <table:table-cell table:style-name="ce10" office:value-type="float" office:value="78685" calcext:value-type="float">
            <text:p><text:s/>78 685 </text:p>
          </table:table-cell>
          <table:table-cell table:style-name="ce10" office:value-type="float" office:value="80314" calcext:value-type="float">
            <text:p><text:s/>80 314 </text:p>
          </table:table-cell>
          <table:table-cell table:style-name="ce10" office:value-type="float" office:value="82050" calcext:value-type="float">
            <text:p><text:s/>82 050 </text:p>
          </table:table-cell>
          <table:table-cell table:style-name="ce10" office:value-type="float" office:value="83445" calcext:value-type="float">
            <text:p><text:s/>83 445 </text:p>
          </table:table-cell>
          <table:table-cell table:style-name="ce10" office:value-type="float" office:value="88046" calcext:value-type="float">
            <text:p><text:s/>88 046 </text:p>
          </table:table-cell>
          <table:table-cell table:style-name="ce10" office:value-type="float" office:value="93344" calcext:value-type="float">
            <text:p><text:s/>93 344 </text:p>
          </table:table-cell>
          <table:table-cell table:style-name="ce10" office:value-type="float" office:value="96636" calcext:value-type="float">
            <text:p><text:s/>96 636 </text:p>
          </table:table-cell>
          <table:table-cell table:style-name="ce10" office:value-type="float" office:value="98985" calcext:value-type="float">
            <text:p><text:s/>98 985 </text:p>
          </table:table-cell>
          <table:table-cell table:style-name="ce10" office:value-type="float" office:value="99611" calcext:value-type="float">
            <text:p><text:s/>99 611 </text:p>
          </table:table-cell>
          <table:table-cell table:style-name="ce10" office:value-type="float" office:value="102457" calcext:value-type="float">
            <text:p><text:s/>102 457 </text:p>
          </table:table-cell>
          <table:table-cell table:style-name="ce10" office:value-type="float" office:value="101837" calcext:value-type="float">
            <text:p><text:s/>101 837 </text:p>
          </table:table-cell>
          <table:table-cell table:style-name="ce10" office:value-type="float" office:value="102511" calcext:value-type="float">
            <text:p><text:s/>102 511 </text:p>
          </table:table-cell>
          <table:table-cell table:style-name="ce10" office:value-type="float" office:value="100348" calcext:value-type="float">
            <text:p><text:s/>100 348 </text:p>
          </table:table-cell>
          <table:table-cell table:style-name="ce10" office:value-type="float" office:value="100682" calcext:value-type="float">
            <text:p><text:s/>100 682 </text:p>
          </table:table-cell>
          <table:table-cell table:style-name="ce10" office:value-type="float" office:value="96803" calcext:value-type="float">
            <text:p><text:s/>96 803 </text:p>
          </table:table-cell>
          <table:table-cell table:style-name="ce10" office:value-type="float" office:value="99998" calcext:value-type="float">
            <text:p><text:s/>99 998 </text:p>
          </table:table-cell>
          <table:table-cell table:style-name="ce10" office:value-type="float" office:value="99302" calcext:value-type="float">
            <text:p><text:s/>99 302 </text:p>
          </table:table-cell>
          <table:table-cell table:style-name="ce10" office:value-type="float" office:value="101809" calcext:value-type="float">
            <text:p><text:s/>101 809 </text:p>
          </table:table-cell>
          <table:table-cell table:style-name="ce10" office:value-type="float" office:value="104158" calcext:value-type="float">
            <text:p><text:s/>104 158 </text:p>
          </table:table-cell>
          <table:table-cell table:style-name="ce10" office:value-type="float" office:value="107839" calcext:value-type="float">
            <text:p><text:s/>107 839 </text:p>
          </table:table-cell>
          <table:table-cell table:style-name="ce13" office:value-type="float" office:value="110209" calcext:value-type="float">
            <text:p><text:s/>110 209 </text:p>
          </table:table-cell>
          <table:table-cell table:style-name="ce13" office:value-type="float" office:value="111804" calcext:value-type="float">
            <text:p><text:s/>111 804 </text:p>
          </table:table-cell>
          <table:table-cell table:style-name="ce13" office:value-type="float" office:value="115565" calcext:value-type="float">
            <text:p><text:s/>115 565 </text:p>
          </table:table-cell>
          <table:table-cell table:style-name="ce13" office:value-type="float" office:value="118754" calcext:value-type="float">
            <text:p><text:s/>118 754 </text:p>
          </table:table-cell>
          <table:table-cell table:style-name="ce13" office:value-type="float" office:value="122241" calcext:value-type="float">
            <text:p><text:s/>122 241 </text:p>
          </table:table-cell>
          <table:table-cell table:style-name="ce13" office:value-type="float" office:value="126533" calcext:value-type="float">
            <text:p><text:s/>126 533 </text:p>
          </table:table-cell>
          <table:table-cell table:style-name="ce14" office:value-type="float" office:value="131885" calcext:value-type="float">
            <text:p>131885</text:p>
          </table:table-cell>
          <table:table-cell table:style-name="ce14" office:value-type="float" office:value="135997" calcext:value-type="float">
            <text:p>135997</text:p>
          </table:table-cell>
          <table:table-cell table:style-name="ce14" office:value-type="float" office:value="134307" calcext:value-type="float">
            <text:p>134307</text:p>
          </table:table-cell>
          <table:table-cell table:number-columns-repeated="87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float" office:value="26729" calcext:value-type="float">
            <text:p><text:s/>26 729 </text:p>
          </table:table-cell>
          <table:table-cell table:style-name="ce5" office:value-type="float" office:value="26681" calcext:value-type="float">
            <text:p><text:s/>26 681 </text:p>
          </table:table-cell>
          <table:table-cell table:style-name="ce5" office:value-type="float" office:value="26749" calcext:value-type="float">
            <text:p><text:s/>26 749 </text:p>
          </table:table-cell>
          <table:table-cell table:style-name="ce5" office:value-type="float" office:value="26848" calcext:value-type="float">
            <text:p><text:s/>26 848 </text:p>
          </table:table-cell>
          <table:table-cell table:style-name="ce5" office:value-type="float" office:value="26984" calcext:value-type="float">
            <text:p><text:s/>26 984 </text:p>
          </table:table-cell>
          <table:table-cell table:style-name="ce5" office:value-type="float" office:value="27157" calcext:value-type="float">
            <text:p><text:s/>27 157 </text:p>
          </table:table-cell>
          <table:table-cell table:style-name="ce5" office:value-type="float" office:value="27373" calcext:value-type="float">
            <text:p><text:s/>27 373 </text:p>
          </table:table-cell>
          <table:table-cell table:style-name="ce5" office:value-type="float" office:value="27756" calcext:value-type="float">
            <text:p><text:s/>27 756 </text:p>
          </table:table-cell>
          <table:table-cell table:style-name="ce5" office:value-type="float" office:value="28174" calcext:value-type="float">
            <text:p><text:s/>28 174 </text:p>
          </table:table-cell>
          <table:table-cell table:style-name="ce5" office:value-type="float" office:value="28628" calcext:value-type="float">
            <text:p><text:s/>28 628 </text:p>
          </table:table-cell>
          <table:table-cell table:style-name="ce5" office:value-type="float" office:value="29122" calcext:value-type="float">
            <text:p><text:s/>29 122 </text:p>
          </table:table-cell>
          <table:table-cell table:style-name="ce5" office:value-type="float" office:value="29519" calcext:value-type="float">
            <text:p><text:s/>29 519 </text:p>
          </table:table-cell>
          <table:table-cell table:style-name="ce5" office:value-type="float" office:value="29654" calcext:value-type="float">
            <text:p><text:s/>29 654 </text:p>
          </table:table-cell>
          <table:table-cell table:style-name="ce5" office:value-type="float" office:value="29823" calcext:value-type="float">
            <text:p><text:s/>29 823 </text:p>
          </table:table-cell>
          <table:table-cell table:style-name="ce5" office:value-type="float" office:value="30028" calcext:value-type="float">
            <text:p><text:s/>30 028 </text:p>
          </table:table-cell>
          <table:table-cell table:style-name="ce5" office:value-type="float" office:value="30272" calcext:value-type="float">
            <text:p><text:s/>30 272 </text:p>
          </table:table-cell>
          <table:table-cell table:style-name="ce5" office:value-type="float" office:value="30559" calcext:value-type="float">
            <text:p><text:s/>30 559 </text:p>
          </table:table-cell>
          <table:table-cell table:style-name="ce5" office:value-type="float" office:value="30467" calcext:value-type="float">
            <text:p><text:s/>30 467 </text:p>
          </table:table-cell>
          <table:table-cell table:style-name="ce5" office:value-type="float" office:value="30403" calcext:value-type="float">
            <text:p><text:s/>30 403 </text:p>
          </table:table-cell>
          <table:table-cell table:style-name="ce5" office:value-type="float" office:value="30369" calcext:value-type="float">
            <text:p><text:s/>30 369 </text:p>
          </table:table-cell>
          <table:table-cell table:style-name="ce5" office:value-type="float" office:value="30364" calcext:value-type="float">
            <text:p><text:s/>30 364 </text:p>
          </table:table-cell>
          <table:table-cell table:style-name="ce5" office:value-type="float" office:value="30317" calcext:value-type="float">
            <text:p><text:s/>30 317 </text:p>
          </table:table-cell>
          <table:table-cell table:style-name="ce5" office:value-type="float" office:value="30601" calcext:value-type="float">
            <text:p><text:s/>30 601 </text:p>
          </table:table-cell>
          <table:table-cell table:style-name="ce5" office:value-type="float" office:value="30920" calcext:value-type="float">
            <text:p><text:s/>30 920 </text:p>
          </table:table-cell>
          <table:table-cell table:style-name="ce5" office:value-type="float" office:value="31308" calcext:value-type="float">
            <text:p><text:s/>31 308 </text:p>
          </table:table-cell>
          <table:table-cell table:style-name="ce5" office:value-type="float" office:value="31497" calcext:value-type="float">
            <text:p><text:s/>31 497 </text:p>
          </table:table-cell>
          <table:table-cell table:style-name="ce5" office:value-type="float" office:value="31712" calcext:value-type="float">
            <text:p><text:s/>31 712 </text:p>
          </table:table-cell>
          <table:table-cell table:style-name="ce5" office:value-type="float" office:value="31804" calcext:value-type="float">
            <text:p><text:s/>31 804 </text:p>
          </table:table-cell>
          <table:table-cell table:style-name="ce5" office:value-type="float" office:value="32061" calcext:value-type="float">
            <text:p><text:s/>32 061 </text:p>
          </table:table-cell>
          <table:table-cell table:style-name="ce5" office:value-type="float" office:value="32444" calcext:value-type="float">
            <text:p><text:s/>32 444 </text:p>
          </table:table-cell>
          <table:table-cell table:style-name="ce5" office:value-type="float" office:value="32205" calcext:value-type="float">
            <text:p><text:s/>32 205 </text:p>
          </table:table-cell>
          <table:table-cell table:style-name="ce5" office:value-type="float" office:value="32103" calcext:value-type="float">
            <text:p><text:s/>32 103 </text:p>
          </table:table-cell>
          <table:table-cell table:style-name="ce5" office:value-type="float" office:value="31890" calcext:value-type="float">
            <text:p><text:s/>31 890 </text:p>
          </table:table-cell>
          <table:table-cell table:style-name="ce5" office:value-type="float" office:value="31773" calcext:value-type="float">
            <text:p><text:s/>31 773 </text:p>
          </table:table-cell>
          <table:table-cell table:style-name="ce5" office:value-type="float" office:value="31527" calcext:value-type="float">
            <text:p><text:s/>31 527 </text:p>
          </table:table-cell>
          <table:table-cell table:style-name="ce5" office:value-type="float" office:value="31284" calcext:value-type="float">
            <text:p><text:s/>31 284 </text:p>
          </table:table-cell>
          <table:table-cell table:style-name="ce5" office:value-type="float" office:value="31207" calcext:value-type="float">
            <text:p><text:s/>31 207 </text:p>
          </table:table-cell>
          <table:table-cell table:style-name="ce5" office:value-type="float" office:value="31106" calcext:value-type="float">
            <text:p><text:s/>31 106 </text:p>
          </table:table-cell>
          <table:table-cell table:style-name="ce5" office:value-type="float" office:value="31039" calcext:value-type="float">
            <text:p><text:s/>31 039 </text:p>
          </table:table-cell>
          <table:table-cell table:style-name="ce5" office:value-type="float" office:value="30987" calcext:value-type="float">
            <text:p><text:s/>30 987 </text:p>
          </table:table-cell>
          <table:table-cell table:style-name="ce5" office:value-type="float" office:value="30946" calcext:value-type="float">
            <text:p><text:s/>30 946 </text:p>
          </table:table-cell>
          <table:table-cell table:style-name="ce5" office:value-type="float" office:value="30937" calcext:value-type="float">
            <text:p><text:s/>30 937 </text:p>
          </table:table-cell>
          <table:table-cell table:style-name="ce5" office:value-type="float" office:value="31801" calcext:value-type="float">
            <text:p><text:s/>31 801 </text:p>
          </table:table-cell>
          <table:table-cell table:style-name="ce5" office:value-type="float" office:value="32713" calcext:value-type="float">
            <text:p><text:s/>32 713 </text:p>
          </table:table-cell>
          <table:table-cell table:style-name="ce5" office:value-type="float" office:value="33735" calcext:value-type="float">
            <text:p><text:s/>33 735 </text:p>
          </table:table-cell>
          <table:table-cell table:style-name="ce5" office:value-type="float" office:value="34748" calcext:value-type="float">
            <text:p><text:s/>34 748 </text:p>
          </table:table-cell>
          <table:table-cell table:style-name="ce5" office:value-type="float" office:value="35800" calcext:value-type="float">
            <text:p><text:s/>35 800 </text:p>
          </table:table-cell>
          <table:table-cell table:style-name="ce5" office:value-type="float" office:value="36509" calcext:value-type="float">
            <text:p><text:s/>36 509 </text:p>
          </table:table-cell>
          <table:table-cell table:style-name="ce5" office:value-type="float" office:value="37203" calcext:value-type="float">
            <text:p><text:s/>37 203 </text:p>
          </table:table-cell>
          <table:table-cell table:style-name="ce5" office:value-type="float" office:value="37941" calcext:value-type="float">
            <text:p><text:s/>37 941 </text:p>
          </table:table-cell>
          <table:table-cell table:style-name="ce5" office:value-type="float" office:value="38739" calcext:value-type="float">
            <text:p><text:s/>38 739 </text:p>
          </table:table-cell>
          <table:table-cell table:style-name="ce5" office:value-type="float" office:value="39539" calcext:value-type="float">
            <text:p><text:s/>39 539 </text:p>
          </table:table-cell>
          <table:table-cell table:style-name="ce5" office:value-type="float" office:value="39865" calcext:value-type="float">
            <text:p><text:s/>39 865 </text:p>
          </table:table-cell>
          <table:table-cell table:style-name="ce5" office:value-type="float" office:value="40167" calcext:value-type="float">
            <text:p><text:s/>40 167 </text:p>
          </table:table-cell>
          <table:table-cell table:style-name="ce5" office:value-type="float" office:value="40527" calcext:value-type="float">
            <text:p><text:s/>40 527 </text:p>
          </table:table-cell>
          <table:table-cell table:style-name="ce5" office:value-type="float" office:value="40996" calcext:value-type="float">
            <text:p><text:s/>40 996 </text:p>
          </table:table-cell>
          <table:table-cell table:style-name="ce5" office:value-type="float" office:value="41421" calcext:value-type="float">
            <text:p><text:s/>41 421 </text:p>
          </table:table-cell>
          <table:table-cell table:style-name="ce5" office:value-type="float" office:value="42052" calcext:value-type="float">
            <text:p><text:s/>42 052 </text:p>
          </table:table-cell>
          <table:table-cell table:style-name="ce5" office:value-type="float" office:value="42675" calcext:value-type="float">
            <text:p><text:s/>42 675 </text:p>
          </table:table-cell>
          <table:table-cell table:style-name="ce5" office:value-type="float" office:value="44033" calcext:value-type="float">
            <text:p><text:s/>44 033 </text:p>
          </table:table-cell>
          <table:table-cell table:style-name="ce5" office:value-type="float" office:value="44855" calcext:value-type="float">
            <text:p><text:s/>44 855 </text:p>
          </table:table-cell>
          <table:table-cell table:style-name="ce5" office:value-type="float" office:value="45039" calcext:value-type="float">
            <text:p><text:s/>45 039 </text:p>
          </table:table-cell>
          <table:table-cell table:style-name="ce5" office:value-type="float" office:value="45448" calcext:value-type="float">
            <text:p><text:s/>45 448 </text:p>
          </table:table-cell>
          <table:table-cell table:style-name="ce5" office:value-type="float" office:value="47348" calcext:value-type="float">
            <text:p><text:s/>47 348 </text:p>
          </table:table-cell>
          <table:table-cell table:style-name="ce5" office:value-type="float" office:value="51771" calcext:value-type="float">
            <text:p><text:s/>51 771 </text:p>
          </table:table-cell>
          <table:table-cell table:style-name="ce5" office:value-type="float" office:value="50252" calcext:value-type="float">
            <text:p><text:s/>50 252 </text:p>
          </table:table-cell>
          <table:table-cell table:style-name="ce5" office:value-type="float" office:value="49010" calcext:value-type="float">
            <text:p><text:s/>49 010 </text:p>
          </table:table-cell>
          <table:table-cell table:style-name="ce5" office:value-type="float" office:value="47436" calcext:value-type="float">
            <text:p><text:s/>47 436 </text:p>
          </table:table-cell>
          <table:table-cell table:style-name="ce5" office:value-type="float" office:value="45745" calcext:value-type="float">
            <text:p><text:s/>45 745 </text:p>
          </table:table-cell>
          <table:table-cell table:style-name="ce5" office:value-type="float" office:value="51248" calcext:value-type="float">
            <text:p><text:s/>51 248 </text:p>
          </table:table-cell>
          <table:table-cell table:style-name="ce5" office:value-type="float" office:value="49228" calcext:value-type="float">
            <text:p><text:s/>49 228 </text:p>
          </table:table-cell>
          <table:table-cell table:style-name="ce5" office:value-type="float" office:value="48409" calcext:value-type="float">
            <text:p><text:s/>48 409 </text:p>
          </table:table-cell>
          <table:table-cell table:style-name="ce5" office:value-type="float" office:value="47818" calcext:value-type="float">
            <text:p><text:s/>47 818 </text:p>
          </table:table-cell>
          <table:table-cell table:style-name="ce5" office:value-type="float" office:value="46914" calcext:value-type="float">
            <text:p><text:s/>46 914 </text:p>
          </table:table-cell>
          <table:table-cell table:style-name="ce5" office:value-type="float" office:value="50061" calcext:value-type="float">
            <text:p><text:s/>50 061 </text:p>
          </table:table-cell>
          <table:table-cell table:style-name="ce5" office:value-type="float" office:value="50589" calcext:value-type="float">
            <text:p><text:s/>50 589 </text:p>
          </table:table-cell>
          <table:table-cell table:style-name="ce5" office:value-type="float" office:value="50054" calcext:value-type="float">
            <text:p><text:s/>50 054 </text:p>
          </table:table-cell>
          <table:table-cell table:style-name="ce5" office:value-type="float" office:value="49838" calcext:value-type="float">
            <text:p><text:s/>49 838 </text:p>
          </table:table-cell>
          <table:table-cell table:style-name="ce5" office:value-type="float" office:value="47868" calcext:value-type="float">
            <text:p><text:s/>47 868 </text:p>
          </table:table-cell>
          <table:table-cell table:style-name="ce5" office:value-type="float" office:value="52991" calcext:value-type="float">
            <text:p><text:s/>52 991 </text:p>
          </table:table-cell>
          <table:table-cell table:style-name="ce5" office:value-type="float" office:value="54282" calcext:value-type="float">
            <text:p><text:s/>54 282 </text:p>
          </table:table-cell>
          <table:table-cell table:style-name="ce5" office:value-type="float" office:value="55157" calcext:value-type="float">
            <text:p><text:s/>55 157 </text:p>
          </table:table-cell>
          <table:table-cell table:style-name="ce5" office:value-type="float" office:value="54388" calcext:value-type="float">
            <text:p><text:s/>54 388 </text:p>
          </table:table-cell>
          <table:table-cell table:style-name="ce5" office:value-type="float" office:value="55029" calcext:value-type="float">
            <text:p><text:s/>55 029 </text:p>
          </table:table-cell>
          <table:table-cell table:style-name="ce5" office:value-type="float" office:value="58194" calcext:value-type="float">
            <text:p><text:s/>58 194 </text:p>
          </table:table-cell>
          <table:table-cell table:style-name="ce5" office:value-type="float" office:value="59057" calcext:value-type="float">
            <text:p><text:s/>59 057 </text:p>
          </table:table-cell>
          <table:table-cell table:style-name="ce5" office:value-type="float" office:value="59976" calcext:value-type="float">
            <text:p><text:s/>59 976 </text:p>
          </table:table-cell>
          <table:table-cell table:style-name="ce5" office:value-type="float" office:value="62753" calcext:value-type="float">
            <text:p><text:s/>62 753 </text:p>
          </table:table-cell>
          <table:table-cell table:style-name="ce5" office:value-type="float" office:value="63015" calcext:value-type="float">
            <text:p><text:s/>63 015 </text:p>
          </table:table-cell>
          <table:table-cell table:style-name="ce5" office:value-type="float" office:value="66239" calcext:value-type="float">
            <text:p><text:s/>66 239 </text:p>
          </table:table-cell>
          <table:table-cell table:style-name="ce5" office:value-type="float" office:value="66883" calcext:value-type="float">
            <text:p><text:s/>66 883 </text:p>
          </table:table-cell>
          <table:table-cell table:style-name="ce5" office:value-type="float" office:value="65614" calcext:value-type="float">
            <text:p><text:s/>65 614 </text:p>
          </table:table-cell>
          <table:table-cell table:style-name="ce5" office:value-type="float" office:value="67234" calcext:value-type="float">
            <text:p><text:s/>67 234 </text:p>
          </table:table-cell>
          <table:table-cell table:style-name="ce5" office:value-type="float" office:value="68364" calcext:value-type="float">
            <text:p><text:s/>68 364 </text:p>
          </table:table-cell>
          <table:table-cell table:style-name="ce5" office:value-type="float" office:value="69334" calcext:value-type="float">
            <text:p><text:s/>69 334 </text:p>
          </table:table-cell>
          <table:table-cell table:style-name="ce5" office:value-type="float" office:value="69381" calcext:value-type="float">
            <text:p><text:s/>69 381 </text:p>
          </table:table-cell>
          <table:table-cell table:style-name="ce5" office:value-type="float" office:value="71957" calcext:value-type="float">
            <text:p><text:s/>71 957 </text:p>
          </table:table-cell>
          <table:table-cell table:style-name="ce5" office:value-type="float" office:value="70487" calcext:value-type="float">
            <text:p><text:s/>70 487 </text:p>
          </table:table-cell>
          <table:table-cell table:style-name="ce5" office:value-type="float" office:value="71304" calcext:value-type="float">
            <text:p><text:s/>71 304 </text:p>
          </table:table-cell>
          <table:table-cell table:style-name="ce5" office:value-type="float" office:value="68808" calcext:value-type="float">
            <text:p><text:s/>68 808 </text:p>
          </table:table-cell>
          <table:table-cell table:style-name="ce10" office:value-type="float" office:value="71043" calcext:value-type="float">
            <text:p><text:s/>71 043 </text:p>
          </table:table-cell>
          <table:table-cell table:style-name="ce10" office:value-type="float" office:value="69432" calcext:value-type="float">
            <text:p><text:s/>69 432 </text:p>
          </table:table-cell>
          <table:table-cell table:style-name="ce10" office:value-type="float" office:value="69484" calcext:value-type="float">
            <text:p><text:s/>69 484 </text:p>
          </table:table-cell>
          <table:table-cell table:style-name="ce10" office:value-type="float" office:value="62736" calcext:value-type="float">
            <text:p><text:s/>62 736 </text:p>
          </table:table-cell>
          <table:table-cell table:style-name="ce10" office:value-type="float" office:value="61626" calcext:value-type="float">
            <text:p><text:s/>61 626 </text:p>
          </table:table-cell>
          <table:table-cell table:style-name="ce10" office:value-type="float" office:value="59542" calcext:value-type="float">
            <text:p><text:s/>59 542 </text:p>
          </table:table-cell>
          <table:table-cell table:style-name="ce10" office:value-type="float" office:value="61026" calcext:value-type="float">
            <text:p><text:s/>61 026 </text:p>
          </table:table-cell>
          <table:table-cell table:style-name="ce10" office:value-type="float" office:value="62935" calcext:value-type="float">
            <text:p><text:s/>62 935 </text:p>
          </table:table-cell>
          <table:table-cell table:style-name="ce10" office:value-type="float" office:value="74552" calcext:value-type="float">
            <text:p><text:s/>74 552 </text:p>
          </table:table-cell>
          <table:table-cell table:style-name="ce10" office:value-type="float" office:value="74912" calcext:value-type="float">
            <text:p><text:s/>74 912 </text:p>
          </table:table-cell>
          <table:table-cell table:style-name="ce10" office:value-type="float" office:value="73600" calcext:value-type="float">
            <text:p><text:s/>73 600 </text:p>
          </table:table-cell>
          <table:table-cell table:style-name="ce10" office:value-type="float" office:value="74482" calcext:value-type="float">
            <text:p><text:s/>74 482 </text:p>
          </table:table-cell>
          <table:table-cell table:style-name="ce10" office:value-type="float" office:value="74233" calcext:value-type="float">
            <text:p><text:s/>74 233 </text:p>
          </table:table-cell>
          <table:table-cell table:style-name="ce10" office:value-type="float" office:value="74684" calcext:value-type="float">
            <text:p><text:s/>74 684 </text:p>
          </table:table-cell>
          <table:table-cell table:style-name="ce10" office:value-type="float" office:value="75319" calcext:value-type="float">
            <text:p><text:s/>75 319 </text:p>
          </table:table-cell>
          <table:table-cell table:style-name="ce10" office:value-type="float" office:value="74012" calcext:value-type="float">
            <text:p><text:s/>74 012 </text:p>
          </table:table-cell>
          <table:table-cell table:style-name="ce10" office:value-type="float" office:value="74894" calcext:value-type="float">
            <text:p><text:s/>74 894 </text:p>
          </table:table-cell>
          <table:table-cell table:style-name="ce10" office:value-type="float" office:value="75330" calcext:value-type="float">
            <text:p><text:s/>75 330 </text:p>
          </table:table-cell>
          <table:table-cell table:style-name="ce10" office:value-type="float" office:value="77312" calcext:value-type="float">
            <text:p><text:s/>77 312 </text:p>
          </table:table-cell>
          <table:table-cell table:style-name="ce10" office:value-type="float" office:value="76032" calcext:value-type="float">
            <text:p><text:s/>76 032 </text:p>
          </table:table-cell>
          <table:table-cell table:style-name="ce10" office:value-type="float" office:value="77097" calcext:value-type="float">
            <text:p><text:s/>77 097 </text:p>
          </table:table-cell>
          <table:table-cell table:style-name="ce10" office:value-type="float" office:value="77829" calcext:value-type="float">
            <text:p><text:s/>77 829 </text:p>
          </table:table-cell>
          <table:table-cell table:style-name="ce10" office:value-type="float" office:value="79134" calcext:value-type="float">
            <text:p><text:s/>79 134 </text:p>
          </table:table-cell>
          <table:table-cell table:style-name="ce10" office:value-type="float" office:value="79666" calcext:value-type="float">
            <text:p><text:s/>79 666 </text:p>
          </table:table-cell>
          <table:table-cell table:style-name="ce10" office:value-type="float" office:value="79580" calcext:value-type="float">
            <text:p><text:s/>79 580 </text:p>
          </table:table-cell>
          <table:table-cell table:style-name="ce10" office:value-type="float" office:value="78375" calcext:value-type="float">
            <text:p><text:s/>78 375 </text:p>
          </table:table-cell>
          <table:table-cell table:style-name="ce10" office:value-type="float" office:value="80072" calcext:value-type="float">
            <text:p><text:s/>80 072 </text:p>
          </table:table-cell>
          <table:table-cell table:style-name="ce10" office:value-type="float" office:value="81757" calcext:value-type="float">
            <text:p><text:s/>81 757 </text:p>
          </table:table-cell>
          <table:table-cell table:style-name="ce10" office:value-type="float" office:value="83279" calcext:value-type="float">
            <text:p><text:s/>83 279 </text:p>
          </table:table-cell>
          <table:table-cell table:style-name="ce10" office:value-type="float" office:value="87752" calcext:value-type="float">
            <text:p><text:s/>87 752 </text:p>
          </table:table-cell>
          <table:table-cell table:style-name="ce10" office:value-type="float" office:value="93163" calcext:value-type="float">
            <text:p><text:s/>93 163 </text:p>
          </table:table-cell>
          <table:table-cell table:style-name="ce10" office:value-type="float" office:value="96340" calcext:value-type="float">
            <text:p><text:s/>96 340 </text:p>
          </table:table-cell>
          <table:table-cell table:style-name="ce10" office:value-type="float" office:value="98596" calcext:value-type="float">
            <text:p><text:s/>98 596 </text:p>
          </table:table-cell>
          <table:table-cell table:style-name="ce10" office:value-type="float" office:value="99222" calcext:value-type="float">
            <text:p><text:s/>99 222 </text:p>
          </table:table-cell>
          <table:table-cell table:style-name="ce10" office:value-type="float" office:value="102103" calcext:value-type="float">
            <text:p><text:s/>102 103 </text:p>
          </table:table-cell>
          <table:table-cell table:style-name="ce10" office:value-type="float" office:value="101405" calcext:value-type="float">
            <text:p><text:s/>101 405 </text:p>
          </table:table-cell>
          <table:table-cell table:style-name="ce10" office:value-type="float" office:value="101873" calcext:value-type="float">
            <text:p><text:s/>101 873 </text:p>
          </table:table-cell>
          <table:table-cell table:style-name="ce10" office:value-type="float" office:value="99700" calcext:value-type="float">
            <text:p><text:s/>99 700 </text:p>
          </table:table-cell>
          <table:table-cell table:style-name="ce10" office:value-type="float" office:value="100237" calcext:value-type="float">
            <text:p><text:s/>100 237 </text:p>
          </table:table-cell>
          <table:table-cell table:style-name="ce10" office:value-type="float" office:value="96540" calcext:value-type="float">
            <text:p><text:s/>96 540 </text:p>
          </table:table-cell>
          <table:table-cell table:style-name="ce10" office:value-type="float" office:value="99707" calcext:value-type="float">
            <text:p><text:s/>99 707 </text:p>
          </table:table-cell>
          <table:table-cell table:style-name="ce10" office:value-type="float" office:value="99209" calcext:value-type="float">
            <text:p><text:s/>99 209 </text:p>
          </table:table-cell>
          <table:table-cell table:style-name="ce10" office:value-type="float" office:value="101951" calcext:value-type="float">
            <text:p><text:s/>101 951 </text:p>
          </table:table-cell>
          <table:table-cell table:style-name="ce10" office:value-type="float" office:value="104098" calcext:value-type="float">
            <text:p><text:s/>104 098 </text:p>
          </table:table-cell>
          <table:table-cell table:style-name="ce13" office:value-type="float" office:value="107785" calcext:value-type="float">
            <text:p><text:s/>107 785 </text:p>
          </table:table-cell>
          <table:table-cell table:style-name="ce13" office:value-type="float" office:value="110097" calcext:value-type="float">
            <text:p><text:s/>110 097 </text:p>
          </table:table-cell>
          <table:table-cell table:style-name="ce13" office:value-type="float" office:value="111791" calcext:value-type="float">
            <text:p><text:s/>111 791 </text:p>
          </table:table-cell>
          <table:table-cell table:style-name="ce13" office:value-type="float" office:value="115853" calcext:value-type="float">
            <text:p><text:s/>115 853 </text:p>
          </table:table-cell>
          <table:table-cell table:style-name="ce13" office:value-type="float" office:value="119488" calcext:value-type="float">
            <text:p><text:s/>119 488 </text:p>
          </table:table-cell>
          <table:table-cell table:style-name="ce13" office:value-type="float" office:value="122752" calcext:value-type="float">
            <text:p><text:s/>122 752 </text:p>
          </table:table-cell>
          <table:table-cell table:style-name="ce14" office:value-type="float" office:value="127131" calcext:value-type="float">
            <text:p>127131</text:p>
          </table:table-cell>
          <table:table-cell table:style-name="ce14" office:value-type="float" office:value="132256" calcext:value-type="float">
            <text:p>132256</text:p>
          </table:table-cell>
          <table:table-cell table:style-name="ce14" office:value-type="float" office:value="136470" calcext:value-type="float">
            <text:p>136470</text:p>
          </table:table-cell>
          <table:table-cell table:number-columns-repeated="87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office:value-type="float" office:value="26270" calcext:value-type="float">
            <text:p><text:s/>26 270 </text:p>
          </table:table-cell>
          <table:table-cell table:style-name="ce5" office:value-type="float" office:value="26187" calcext:value-type="float">
            <text:p><text:s/>26 187 </text:p>
          </table:table-cell>
          <table:table-cell table:style-name="ce5" office:value-type="float" office:value="26167" calcext:value-type="float">
            <text:p><text:s/>26 167 </text:p>
          </table:table-cell>
          <table:table-cell table:style-name="ce5" office:value-type="float" office:value="26243" calcext:value-type="float">
            <text:p><text:s/>26 243 </text:p>
          </table:table-cell>
          <table:table-cell table:style-name="ce5" office:value-type="float" office:value="26354" calcext:value-type="float">
            <text:p><text:s/>26 354 </text:p>
          </table:table-cell>
          <table:table-cell table:style-name="ce5" office:value-type="float" office:value="26500" calcext:value-type="float">
            <text:p><text:s/>26 500 </text:p>
          </table:table-cell>
          <table:table-cell table:style-name="ce5" office:value-type="float" office:value="26686" calcext:value-type="float">
            <text:p><text:s/>26 686 </text:p>
          </table:table-cell>
          <table:table-cell table:style-name="ce5" office:value-type="float" office:value="26915" calcext:value-type="float">
            <text:p><text:s/>26 915 </text:p>
          </table:table-cell>
          <table:table-cell table:style-name="ce5" office:value-type="float" office:value="27301" calcext:value-type="float">
            <text:p><text:s/>27 301 </text:p>
          </table:table-cell>
          <table:table-cell table:style-name="ce5" office:value-type="float" office:value="27722" calcext:value-type="float">
            <text:p><text:s/>27 722 </text:p>
          </table:table-cell>
          <table:table-cell table:style-name="ce5" office:value-type="float" office:value="28181" calcext:value-type="float">
            <text:p><text:s/>28 181 </text:p>
          </table:table-cell>
          <table:table-cell table:style-name="ce5" office:value-type="float" office:value="28522" calcext:value-type="float">
            <text:p><text:s/>28 522 </text:p>
          </table:table-cell>
          <table:table-cell table:style-name="ce5" office:value-type="float" office:value="28943" calcext:value-type="float">
            <text:p><text:s/>28 943 </text:p>
          </table:table-cell>
          <table:table-cell table:style-name="ce5" office:value-type="float" office:value="29085" calcext:value-type="float">
            <text:p><text:s/>29 085 </text:p>
          </table:table-cell>
          <table:table-cell table:style-name="ce5" office:value-type="float" office:value="29263" calcext:value-type="float">
            <text:p><text:s/>29 263 </text:p>
          </table:table-cell>
          <table:table-cell table:style-name="ce5" office:value-type="float" office:value="29476" calcext:value-type="float">
            <text:p><text:s/>29 476 </text:p>
          </table:table-cell>
          <table:table-cell table:style-name="ce5" office:value-type="float" office:value="29730" calcext:value-type="float">
            <text:p><text:s/>29 730 </text:p>
          </table:table-cell>
          <table:table-cell table:style-name="ce5" office:value-type="float" office:value="30028" calcext:value-type="float">
            <text:p><text:s/>30 028 </text:p>
          </table:table-cell>
          <table:table-cell table:style-name="ce5" office:value-type="float" office:value="29946" calcext:value-type="float">
            <text:p><text:s/>29 946 </text:p>
          </table:table-cell>
          <table:table-cell table:style-name="ce5" office:value-type="float" office:value="29893" calcext:value-type="float">
            <text:p><text:s/>29 893 </text:p>
          </table:table-cell>
          <table:table-cell table:style-name="ce5" office:value-type="float" office:value="29870" calcext:value-type="float">
            <text:p><text:s/>29 870 </text:p>
          </table:table-cell>
          <table:table-cell table:style-name="ce5" office:value-type="float" office:value="29801" calcext:value-type="float">
            <text:p><text:s/>29 801 </text:p>
          </table:table-cell>
          <table:table-cell table:style-name="ce5" office:value-type="float" office:value="29744" calcext:value-type="float">
            <text:p><text:s/>29 744 </text:p>
          </table:table-cell>
          <table:table-cell table:style-name="ce5" office:value-type="float" office:value="30035" calcext:value-type="float">
            <text:p><text:s/>30 035 </text:p>
          </table:table-cell>
          <table:table-cell table:style-name="ce5" office:value-type="float" office:value="30372" calcext:value-type="float">
            <text:p><text:s/>30 372 </text:p>
          </table:table-cell>
          <table:table-cell table:style-name="ce5" office:value-type="float" office:value="30703" calcext:value-type="float">
            <text:p><text:s/>30 703 </text:p>
          </table:table-cell>
          <table:table-cell table:style-name="ce5" office:value-type="float" office:value="30855" calcext:value-type="float">
            <text:p><text:s/>30 855 </text:p>
          </table:table-cell>
          <table:table-cell table:style-name="ce5" office:value-type="float" office:value="31054" calcext:value-type="float">
            <text:p><text:s/>31 054 </text:p>
          </table:table-cell>
          <table:table-cell table:style-name="ce5" office:value-type="float" office:value="31201" calcext:value-type="float">
            <text:p><text:s/>31 201 </text:p>
          </table:table-cell>
          <table:table-cell table:style-name="ce5" office:value-type="float" office:value="31546" calcext:value-type="float">
            <text:p><text:s/>31 546 </text:p>
          </table:table-cell>
          <table:table-cell table:style-name="ce5" office:value-type="float" office:value="31882" calcext:value-type="float">
            <text:p><text:s/>31 882 </text:p>
          </table:table-cell>
          <table:table-cell table:style-name="ce5" office:value-type="float" office:value="31767" calcext:value-type="float">
            <text:p><text:s/>31 767 </text:p>
          </table:table-cell>
          <table:table-cell table:style-name="ce5" office:value-type="float" office:value="31703" calcext:value-type="float">
            <text:p><text:s/>31 703 </text:p>
          </table:table-cell>
          <table:table-cell table:style-name="ce5" office:value-type="float" office:value="31476" calcext:value-type="float">
            <text:p><text:s/>31 476 </text:p>
          </table:table-cell>
          <table:table-cell table:style-name="ce5" office:value-type="float" office:value="31361" calcext:value-type="float">
            <text:p><text:s/>31 361 </text:p>
          </table:table-cell>
          <table:table-cell table:style-name="ce5" office:value-type="float" office:value="31104" calcext:value-type="float">
            <text:p><text:s/>31 104 </text:p>
          </table:table-cell>
          <table:table-cell table:style-name="ce5" office:value-type="float" office:value="30898" calcext:value-type="float">
            <text:p><text:s/>30 898 </text:p>
          </table:table-cell>
          <table:table-cell table:style-name="ce5" office:value-type="float" office:value="30823" calcext:value-type="float">
            <text:p><text:s/>30 823 </text:p>
          </table:table-cell>
          <table:table-cell table:style-name="ce5" office:value-type="float" office:value="30689" calcext:value-type="float">
            <text:p><text:s/>30 689 </text:p>
          </table:table-cell>
          <table:table-cell table:style-name="ce5" office:value-type="float" office:value="30638" calcext:value-type="float">
            <text:p><text:s/>30 638 </text:p>
          </table:table-cell>
          <table:table-cell table:style-name="ce5" office:value-type="float" office:value="30558" calcext:value-type="float">
            <text:p><text:s/>30 558 </text:p>
          </table:table-cell>
          <table:table-cell table:style-name="ce5" office:value-type="float" office:value="30565" calcext:value-type="float">
            <text:p><text:s/>30 565 </text:p>
          </table:table-cell>
          <table:table-cell table:style-name="ce5" office:value-type="float" office:value="30549" calcext:value-type="float">
            <text:p><text:s/>30 549 </text:p>
          </table:table-cell>
          <table:table-cell table:style-name="ce5" office:value-type="float" office:value="31399" calcext:value-type="float">
            <text:p><text:s/>31 399 </text:p>
          </table:table-cell>
          <table:table-cell table:style-name="ce5" office:value-type="float" office:value="32294" calcext:value-type="float">
            <text:p><text:s/>32 294 </text:p>
          </table:table-cell>
          <table:table-cell table:style-name="ce5" office:value-type="float" office:value="33282" calcext:value-type="float">
            <text:p><text:s/>33 282 </text:p>
          </table:table-cell>
          <table:table-cell table:style-name="ce5" office:value-type="float" office:value="34263" calcext:value-type="float">
            <text:p><text:s/>34 263 </text:p>
          </table:table-cell>
          <table:table-cell table:style-name="ce5" office:value-type="float" office:value="35406" calcext:value-type="float">
            <text:p><text:s/>35 406 </text:p>
          </table:table-cell>
          <table:table-cell table:style-name="ce5" office:value-type="float" office:value="36074" calcext:value-type="float">
            <text:p><text:s/>36 074 </text:p>
          </table:table-cell>
          <table:table-cell table:style-name="ce5" office:value-type="float" office:value="36711" calcext:value-type="float">
            <text:p><text:s/>36 711 </text:p>
          </table:table-cell>
          <table:table-cell table:style-name="ce5" office:value-type="float" office:value="37476" calcext:value-type="float">
            <text:p><text:s/>37 476 </text:p>
          </table:table-cell>
          <table:table-cell table:style-name="ce5" office:value-type="float" office:value="38197" calcext:value-type="float">
            <text:p><text:s/>38 197 </text:p>
          </table:table-cell>
          <table:table-cell table:style-name="ce5" office:value-type="float" office:value="39057" calcext:value-type="float">
            <text:p><text:s/>39 057 </text:p>
          </table:table-cell>
          <table:table-cell table:style-name="ce5" office:value-type="float" office:value="39329" calcext:value-type="float">
            <text:p><text:s/>39 329 </text:p>
          </table:table-cell>
          <table:table-cell table:style-name="ce5" office:value-type="float" office:value="39654" calcext:value-type="float">
            <text:p><text:s/>39 654 </text:p>
          </table:table-cell>
          <table:table-cell table:style-name="ce5" office:value-type="float" office:value="39993" calcext:value-type="float">
            <text:p><text:s/>39 993 </text:p>
          </table:table-cell>
          <table:table-cell table:style-name="ce5" office:value-type="float" office:value="40434" calcext:value-type="float">
            <text:p><text:s/>40 434 </text:p>
          </table:table-cell>
          <table:table-cell table:style-name="ce5" office:value-type="float" office:value="40828" calcext:value-type="float">
            <text:p><text:s/>40 828 </text:p>
          </table:table-cell>
          <table:table-cell table:style-name="ce5" office:value-type="float" office:value="41341" calcext:value-type="float">
            <text:p><text:s/>41 341 </text:p>
          </table:table-cell>
          <table:table-cell table:style-name="ce5" office:value-type="float" office:value="42087" calcext:value-type="float">
            <text:p><text:s/>42 087 </text:p>
          </table:table-cell>
          <table:table-cell table:style-name="ce5" office:value-type="float" office:value="43412" calcext:value-type="float">
            <text:p><text:s/>43 412 </text:p>
          </table:table-cell>
          <table:table-cell table:style-name="ce5" office:value-type="float" office:value="44381" calcext:value-type="float">
            <text:p><text:s/>44 381 </text:p>
          </table:table-cell>
          <table:table-cell table:style-name="ce5" office:value-type="float" office:value="44454" calcext:value-type="float">
            <text:p><text:s/>44 454 </text:p>
          </table:table-cell>
          <table:table-cell table:style-name="ce5" office:value-type="float" office:value="44854" calcext:value-type="float">
            <text:p><text:s/>44 854 </text:p>
          </table:table-cell>
          <table:table-cell table:style-name="ce5" office:value-type="float" office:value="46690" calcext:value-type="float">
            <text:p><text:s/>46 690 </text:p>
          </table:table-cell>
          <table:table-cell table:style-name="ce5" office:value-type="float" office:value="51224" calcext:value-type="float">
            <text:p><text:s/>51 224 </text:p>
          </table:table-cell>
          <table:table-cell table:style-name="ce5" office:value-type="float" office:value="49721" calcext:value-type="float">
            <text:p><text:s/>49 721 </text:p>
          </table:table-cell>
          <table:table-cell table:style-name="ce5" office:value-type="float" office:value="48417" calcext:value-type="float">
            <text:p><text:s/>48 417 </text:p>
          </table:table-cell>
          <table:table-cell table:style-name="ce5" office:value-type="float" office:value="46841" calcext:value-type="float">
            <text:p><text:s/>46 841 </text:p>
          </table:table-cell>
          <table:table-cell table:style-name="ce5" office:value-type="float" office:value="45149" calcext:value-type="float">
            <text:p><text:s/>45 149 </text:p>
          </table:table-cell>
          <table:table-cell table:style-name="ce5" office:value-type="float" office:value="50702" calcext:value-type="float">
            <text:p><text:s/>50 702 </text:p>
          </table:table-cell>
          <table:table-cell table:style-name="ce5" office:value-type="float" office:value="48793" calcext:value-type="float">
            <text:p><text:s/>48 793 </text:p>
          </table:table-cell>
          <table:table-cell table:style-name="ce5" office:value-type="float" office:value="47940" calcext:value-type="float">
            <text:p><text:s/>47 940 </text:p>
          </table:table-cell>
          <table:table-cell table:style-name="ce5" office:value-type="float" office:value="47487" calcext:value-type="float">
            <text:p><text:s/>47 487 </text:p>
          </table:table-cell>
          <table:table-cell table:style-name="ce5" office:value-type="float" office:value="46598" calcext:value-type="float">
            <text:p><text:s/>46 598 </text:p>
          </table:table-cell>
          <table:table-cell table:style-name="ce5" office:value-type="float" office:value="49559" calcext:value-type="float">
            <text:p><text:s/>49 559 </text:p>
          </table:table-cell>
          <table:table-cell table:style-name="ce5" office:value-type="float" office:value="50307" calcext:value-type="float">
            <text:p><text:s/>50 307 </text:p>
          </table:table-cell>
          <table:table-cell table:style-name="ce5" office:value-type="float" office:value="49744" calcext:value-type="float">
            <text:p><text:s/>49 744 </text:p>
          </table:table-cell>
          <table:table-cell table:style-name="ce5" office:value-type="float" office:value="49511" calcext:value-type="float">
            <text:p><text:s/>49 511 </text:p>
          </table:table-cell>
          <table:table-cell table:style-name="ce5" office:value-type="float" office:value="47525" calcext:value-type="float">
            <text:p><text:s/>47 525 </text:p>
          </table:table-cell>
          <table:table-cell table:style-name="ce5" office:value-type="float" office:value="52583" calcext:value-type="float">
            <text:p><text:s/>52 583 </text:p>
          </table:table-cell>
          <table:table-cell table:style-name="ce5" office:value-type="float" office:value="54011" calcext:value-type="float">
            <text:p><text:s/>54 011 </text:p>
          </table:table-cell>
          <table:table-cell table:style-name="ce5" office:value-type="float" office:value="54532" calcext:value-type="float">
            <text:p><text:s/>54 532 </text:p>
          </table:table-cell>
          <table:table-cell table:style-name="ce5" office:value-type="float" office:value="54076" calcext:value-type="float">
            <text:p><text:s/>54 076 </text:p>
          </table:table-cell>
          <table:table-cell table:style-name="ce5" office:value-type="float" office:value="54917" calcext:value-type="float">
            <text:p><text:s/>54 917 </text:p>
          </table:table-cell>
          <table:table-cell table:style-name="ce5" office:value-type="float" office:value="58044" calcext:value-type="float">
            <text:p><text:s/>58 044 </text:p>
          </table:table-cell>
          <table:table-cell table:style-name="ce5" office:value-type="float" office:value="58859" calcext:value-type="float">
            <text:p><text:s/>58 859 </text:p>
          </table:table-cell>
          <table:table-cell table:style-name="ce5" office:value-type="float" office:value="59743" calcext:value-type="float">
            <text:p><text:s/>59 743 </text:p>
          </table:table-cell>
          <table:table-cell table:style-name="ce5" office:value-type="float" office:value="62525" calcext:value-type="float">
            <text:p><text:s/>62 525 </text:p>
          </table:table-cell>
          <table:table-cell table:style-name="ce5" office:value-type="float" office:value="62817" calcext:value-type="float">
            <text:p><text:s/>62 817 </text:p>
          </table:table-cell>
          <table:table-cell table:style-name="ce5" office:value-type="float" office:value="65936" calcext:value-type="float">
            <text:p><text:s/>65 936 </text:p>
          </table:table-cell>
          <table:table-cell table:style-name="ce5" office:value-type="float" office:value="66497" calcext:value-type="float">
            <text:p><text:s/>66 497 </text:p>
          </table:table-cell>
          <table:table-cell table:style-name="ce5" office:value-type="float" office:value="65304" calcext:value-type="float">
            <text:p><text:s/>65 304 </text:p>
          </table:table-cell>
          <table:table-cell table:style-name="ce5" office:value-type="float" office:value="66821" calcext:value-type="float">
            <text:p><text:s/>66 821 </text:p>
          </table:table-cell>
          <table:table-cell table:style-name="ce5" office:value-type="float" office:value="68063" calcext:value-type="float">
            <text:p><text:s/>68 063 </text:p>
          </table:table-cell>
          <table:table-cell table:style-name="ce5" office:value-type="float" office:value="69000" calcext:value-type="float">
            <text:p><text:s/>69 000 </text:p>
          </table:table-cell>
          <table:table-cell table:style-name="ce5" office:value-type="float" office:value="69034" calcext:value-type="float">
            <text:p><text:s/>69 034 </text:p>
          </table:table-cell>
          <table:table-cell table:style-name="ce5" office:value-type="float" office:value="71621" calcext:value-type="float">
            <text:p><text:s/>71 621 </text:p>
          </table:table-cell>
          <table:table-cell table:style-name="ce5" office:value-type="float" office:value="70201" calcext:value-type="float">
            <text:p><text:s/>70 201 </text:p>
          </table:table-cell>
          <table:table-cell table:style-name="ce5" office:value-type="float" office:value="71044" calcext:value-type="float">
            <text:p><text:s/>71 044 </text:p>
          </table:table-cell>
          <table:table-cell table:style-name="ce10" office:value-type="float" office:value="68485" calcext:value-type="float">
            <text:p><text:s/>68 485 </text:p>
          </table:table-cell>
          <table:table-cell table:style-name="ce10" office:value-type="float" office:value="70865" calcext:value-type="float">
            <text:p><text:s/>70 865 </text:p>
          </table:table-cell>
          <table:table-cell table:style-name="ce10" office:value-type="float" office:value="69311" calcext:value-type="float">
            <text:p><text:s/>69 311 </text:p>
          </table:table-cell>
          <table:table-cell table:style-name="ce10" office:value-type="float" office:value="69332" calcext:value-type="float">
            <text:p><text:s/>69 332 </text:p>
          </table:table-cell>
          <table:table-cell table:style-name="ce10" office:value-type="float" office:value="62554" calcext:value-type="float">
            <text:p><text:s/>62 554 </text:p>
          </table:table-cell>
          <table:table-cell table:style-name="ce10" office:value-type="float" office:value="61375" calcext:value-type="float">
            <text:p><text:s/>61 375 </text:p>
          </table:table-cell>
          <table:table-cell table:style-name="ce10" office:value-type="float" office:value="59382" calcext:value-type="float">
            <text:p><text:s/>59 382 </text:p>
          </table:table-cell>
          <table:table-cell table:style-name="ce10" office:value-type="float" office:value="60945" calcext:value-type="float">
            <text:p><text:s/>60 945 </text:p>
          </table:table-cell>
          <table:table-cell table:style-name="ce10" office:value-type="float" office:value="62818" calcext:value-type="float">
            <text:p><text:s/>62 818 </text:p>
          </table:table-cell>
          <table:table-cell table:style-name="ce10" office:value-type="float" office:value="74405" calcext:value-type="float">
            <text:p><text:s/>74 405 </text:p>
          </table:table-cell>
          <table:table-cell table:style-name="ce10" office:value-type="float" office:value="74920" calcext:value-type="float">
            <text:p><text:s/>74 920 </text:p>
          </table:table-cell>
          <table:table-cell table:style-name="ce10" office:value-type="float" office:value="73200" calcext:value-type="float">
            <text:p><text:s/>73 200 </text:p>
          </table:table-cell>
          <table:table-cell table:style-name="ce10" office:value-type="float" office:value="74205" calcext:value-type="float">
            <text:p><text:s/>74 205 </text:p>
          </table:table-cell>
          <table:table-cell table:style-name="ce10" office:value-type="float" office:value="73860" calcext:value-type="float">
            <text:p><text:s/>73 860 </text:p>
          </table:table-cell>
          <table:table-cell table:style-name="ce10" office:value-type="float" office:value="74421" calcext:value-type="float">
            <text:p><text:s/>74 421 </text:p>
          </table:table-cell>
          <table:table-cell table:style-name="ce10" office:value-type="float" office:value="74604" calcext:value-type="float">
            <text:p><text:s/>74 604 </text:p>
          </table:table-cell>
          <table:table-cell table:style-name="ce10" office:value-type="float" office:value="73236" calcext:value-type="float">
            <text:p><text:s/>73 236 </text:p>
          </table:table-cell>
          <table:table-cell table:style-name="ce10" office:value-type="float" office:value="74328" calcext:value-type="float">
            <text:p><text:s/>74 328 </text:p>
          </table:table-cell>
          <table:table-cell table:style-name="ce10" office:value-type="float" office:value="74972" calcext:value-type="float">
            <text:p><text:s/>74 972 </text:p>
          </table:table-cell>
          <table:table-cell table:style-name="ce10" office:value-type="float" office:value="76925" calcext:value-type="float">
            <text:p><text:s/>76 925 </text:p>
          </table:table-cell>
          <table:table-cell table:style-name="ce10" office:value-type="float" office:value="75750" calcext:value-type="float">
            <text:p><text:s/>75 750 </text:p>
          </table:table-cell>
          <table:table-cell table:style-name="ce10" office:value-type="float" office:value="76809" calcext:value-type="float">
            <text:p><text:s/>76 809 </text:p>
          </table:table-cell>
          <table:table-cell table:style-name="ce10" office:value-type="float" office:value="77551" calcext:value-type="float">
            <text:p><text:s/>77 551 </text:p>
          </table:table-cell>
          <table:table-cell table:style-name="ce10" office:value-type="float" office:value="78730" calcext:value-type="float">
            <text:p><text:s/>78 730 </text:p>
          </table:table-cell>
          <table:table-cell table:style-name="ce10" office:value-type="float" office:value="79326" calcext:value-type="float">
            <text:p><text:s/>79 326 </text:p>
          </table:table-cell>
          <table:table-cell table:style-name="ce10" office:value-type="float" office:value="79245" calcext:value-type="float">
            <text:p><text:s/>79 245 </text:p>
          </table:table-cell>
          <table:table-cell table:style-name="ce10" office:value-type="float" office:value="78082" calcext:value-type="float">
            <text:p><text:s/>78 082 </text:p>
          </table:table-cell>
          <table:table-cell table:style-name="ce10" office:value-type="float" office:value="79751" calcext:value-type="float">
            <text:p><text:s/>79 751 </text:p>
          </table:table-cell>
          <table:table-cell table:style-name="ce10" office:value-type="float" office:value="81481" calcext:value-type="float">
            <text:p><text:s/>81 481 </text:p>
          </table:table-cell>
          <table:table-cell table:style-name="ce10" office:value-type="float" office:value="82942" calcext:value-type="float">
            <text:p><text:s/>82 942 </text:p>
          </table:table-cell>
          <table:table-cell table:style-name="ce10" office:value-type="float" office:value="87542" calcext:value-type="float">
            <text:p><text:s/>87 542 </text:p>
          </table:table-cell>
          <table:table-cell table:style-name="ce10" office:value-type="float" office:value="92787" calcext:value-type="float">
            <text:p><text:s/>92 787 </text:p>
          </table:table-cell>
          <table:table-cell table:style-name="ce10" office:value-type="float" office:value="95796" calcext:value-type="float">
            <text:p><text:s/>95 796 </text:p>
          </table:table-cell>
          <table:table-cell table:style-name="ce10" office:value-type="float" office:value="98115" calcext:value-type="float">
            <text:p><text:s/>98 115 </text:p>
          </table:table-cell>
          <table:table-cell table:style-name="ce10" office:value-type="float" office:value="98694" calcext:value-type="float">
            <text:p><text:s/>98 694 </text:p>
          </table:table-cell>
          <table:table-cell table:style-name="ce10" office:value-type="float" office:value="101587" calcext:value-type="float">
            <text:p><text:s/>101 587 </text:p>
          </table:table-cell>
          <table:table-cell table:style-name="ce10" office:value-type="float" office:value="100766" calcext:value-type="float">
            <text:p><text:s/>100 766 </text:p>
          </table:table-cell>
          <table:table-cell table:style-name="ce10" office:value-type="float" office:value="101152" calcext:value-type="float">
            <text:p><text:s/>101 152 </text:p>
          </table:table-cell>
          <table:table-cell table:style-name="ce10" office:value-type="float" office:value="99156" calcext:value-type="float">
            <text:p><text:s/>99 156 </text:p>
          </table:table-cell>
          <table:table-cell table:style-name="ce10" office:value-type="float" office:value="99880" calcext:value-type="float">
            <text:p><text:s/>99 880 </text:p>
          </table:table-cell>
          <table:table-cell table:style-name="ce10" office:value-type="float" office:value="96178" calcext:value-type="float">
            <text:p><text:s/>96 178 </text:p>
          </table:table-cell>
          <table:table-cell table:style-name="ce10" office:value-type="float" office:value="99458" calcext:value-type="float">
            <text:p><text:s/>99 458 </text:p>
          </table:table-cell>
          <table:table-cell table:style-name="ce10" office:value-type="float" office:value="99157" calcext:value-type="float">
            <text:p><text:s/>99 157 </text:p>
          </table:table-cell>
          <table:table-cell table:style-name="ce10" office:value-type="float" office:value="101742" calcext:value-type="float">
            <text:p><text:s/>101 742 </text:p>
          </table:table-cell>
          <table:table-cell table:style-name="ce13" office:value-type="float" office:value="104027" calcext:value-type="float">
            <text:p><text:s/>104 027 </text:p>
          </table:table-cell>
          <table:table-cell table:style-name="ce13" office:value-type="float" office:value="107513" calcext:value-type="float">
            <text:p><text:s/>107 513 </text:p>
          </table:table-cell>
          <table:table-cell table:style-name="ce13" office:value-type="float" office:value="109972" calcext:value-type="float">
            <text:p><text:s/>109 972 </text:p>
          </table:table-cell>
          <table:table-cell table:style-name="ce13" office:value-type="float" office:value="111976" calcext:value-type="float">
            <text:p><text:s/>111 976 </text:p>
          </table:table-cell>
          <table:table-cell table:style-name="ce13" office:value-type="float" office:value="116389" calcext:value-type="float">
            <text:p><text:s/>116 389 </text:p>
          </table:table-cell>
          <table:table-cell table:style-name="ce13" office:value-type="float" office:value="119720" calcext:value-type="float">
            <text:p><text:s/>119 720 </text:p>
          </table:table-cell>
          <table:table-cell table:style-name="ce14" office:value-type="float" office:value="123087" calcext:value-type="float">
            <text:p>123087</text:p>
          </table:table-cell>
          <table:table-cell table:style-name="ce14" office:value-type="float" office:value="127385" calcext:value-type="float">
            <text:p>127385</text:p>
          </table:table-cell>
          <table:table-cell table:style-name="ce14" office:value-type="float" office:value="132614" calcext:value-type="float">
            <text:p>132614</text:p>
          </table:table-cell>
          <table:table-cell table:number-columns-repeated="87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5" office:value-type="float" office:value="25819" calcext:value-type="float">
            <text:p><text:s/>25 819 </text:p>
          </table:table-cell>
          <table:table-cell table:style-name="ce5" office:value-type="float" office:value="25703" calcext:value-type="float">
            <text:p><text:s/>25 703 </text:p>
          </table:table-cell>
          <table:table-cell table:style-name="ce5" office:value-type="float" office:value="25646" calcext:value-type="float">
            <text:p><text:s/>25 646 </text:p>
          </table:table-cell>
          <table:table-cell table:style-name="ce5" office:value-type="float" office:value="25653" calcext:value-type="float">
            <text:p><text:s/>25 653 </text:p>
          </table:table-cell>
          <table:table-cell table:style-name="ce5" office:value-type="float" office:value="25739" calcext:value-type="float">
            <text:p><text:s/>25 739 </text:p>
          </table:table-cell>
          <table:table-cell table:style-name="ce5" office:value-type="float" office:value="25860" calcext:value-type="float">
            <text:p><text:s/>25 860 </text:p>
          </table:table-cell>
          <table:table-cell table:style-name="ce5" office:value-type="float" office:value="26017" calcext:value-type="float">
            <text:p><text:s/>26 017 </text:p>
          </table:table-cell>
          <table:table-cell table:style-name="ce5" office:value-type="float" office:value="26214" calcext:value-type="float">
            <text:p><text:s/>26 214 </text:p>
          </table:table-cell>
          <table:table-cell table:style-name="ce5" office:value-type="float" office:value="26455" calcext:value-type="float">
            <text:p><text:s/>26 455 </text:p>
          </table:table-cell>
          <table:table-cell table:style-name="ce5" office:value-type="float" office:value="26845" calcext:value-type="float">
            <text:p><text:s/>26 845 </text:p>
          </table:table-cell>
          <table:table-cell table:style-name="ce5" office:value-type="float" office:value="27271" calcext:value-type="float">
            <text:p><text:s/>27 271 </text:p>
          </table:table-cell>
          <table:table-cell table:style-name="ce5" office:value-type="float" office:value="27559" calcext:value-type="float">
            <text:p><text:s/>27 559 </text:p>
          </table:table-cell>
          <table:table-cell table:style-name="ce5" office:value-type="float" office:value="27921" calcext:value-type="float">
            <text:p><text:s/>27 921 </text:p>
          </table:table-cell>
          <table:table-cell table:style-name="ce5" office:value-type="float" office:value="28368" calcext:value-type="float">
            <text:p><text:s/>28 368 </text:p>
          </table:table-cell>
          <table:table-cell table:style-name="ce5" office:value-type="float" office:value="28518" calcext:value-type="float">
            <text:p><text:s/>28 518 </text:p>
          </table:table-cell>
          <table:table-cell table:style-name="ce5" office:value-type="float" office:value="28702" calcext:value-type="float">
            <text:p><text:s/>28 702 </text:p>
          </table:table-cell>
          <table:table-cell table:style-name="ce5" office:value-type="float" office:value="28926" calcext:value-type="float">
            <text:p><text:s/>28 926 </text:p>
          </table:table-cell>
          <table:table-cell table:style-name="ce5" office:value-type="float" office:value="29189" calcext:value-type="float">
            <text:p><text:s/>29 189 </text:p>
          </table:table-cell>
          <table:table-cell table:style-name="ce5" office:value-type="float" office:value="29498" calcext:value-type="float">
            <text:p><text:s/>29 498 </text:p>
          </table:table-cell>
          <table:table-cell table:style-name="ce5" office:value-type="float" office:value="29426" calcext:value-type="float">
            <text:p><text:s/>29 426 </text:p>
          </table:table-cell>
          <table:table-cell table:style-name="ce5" office:value-type="float" office:value="29384" calcext:value-type="float">
            <text:p><text:s/>29 384 </text:p>
          </table:table-cell>
          <table:table-cell table:style-name="ce5" office:value-type="float" office:value="29241" calcext:value-type="float">
            <text:p><text:s/>29 241 </text:p>
          </table:table-cell>
          <table:table-cell table:style-name="ce5" office:value-type="float" office:value="29175" calcext:value-type="float">
            <text:p><text:s/>29 175 </text:p>
          </table:table-cell>
          <table:table-cell table:style-name="ce5" office:value-type="float" office:value="29129" calcext:value-type="float">
            <text:p><text:s/>29 129 </text:p>
          </table:table-cell>
          <table:table-cell table:style-name="ce5" office:value-type="float" office:value="29429" calcext:value-type="float">
            <text:p><text:s/>29 429 </text:p>
          </table:table-cell>
          <table:table-cell table:style-name="ce5" office:value-type="float" office:value="29757" calcext:value-type="float">
            <text:p><text:s/>29 757 </text:p>
          </table:table-cell>
          <table:table-cell table:style-name="ce5" office:value-type="float" office:value="30083" calcext:value-type="float">
            <text:p><text:s/>30 083 </text:p>
          </table:table-cell>
          <table:table-cell table:style-name="ce5" office:value-type="float" office:value="30205" calcext:value-type="float">
            <text:p><text:s/>30 205 </text:p>
          </table:table-cell>
          <table:table-cell table:style-name="ce5" office:value-type="float" office:value="30364" calcext:value-type="float">
            <text:p><text:s/>30 364 </text:p>
          </table:table-cell>
          <table:table-cell table:style-name="ce5" office:value-type="float" office:value="30683" calcext:value-type="float">
            <text:p><text:s/>30 683 </text:p>
          </table:table-cell>
          <table:table-cell table:style-name="ce5" office:value-type="float" office:value="30985" calcext:value-type="float">
            <text:p><text:s/>30 985 </text:p>
          </table:table-cell>
          <table:table-cell table:style-name="ce5" office:value-type="float" office:value="31358" calcext:value-type="float">
            <text:p><text:s/>31 358 </text:p>
          </table:table-cell>
          <table:table-cell table:style-name="ce5" office:value-type="float" office:value="31281" calcext:value-type="float">
            <text:p><text:s/>31 281 </text:p>
          </table:table-cell>
          <table:table-cell table:style-name="ce5" office:value-type="float" office:value="31308" calcext:value-type="float">
            <text:p><text:s/>31 308 </text:p>
          </table:table-cell>
          <table:table-cell table:style-name="ce5" office:value-type="float" office:value="31031" calcext:value-type="float">
            <text:p><text:s/>31 031 </text:p>
          </table:table-cell>
          <table:table-cell table:style-name="ce5" office:value-type="float" office:value="30868" calcext:value-type="float">
            <text:p><text:s/>30 868 </text:p>
          </table:table-cell>
          <table:table-cell table:style-name="ce5" office:value-type="float" office:value="30643" calcext:value-type="float">
            <text:p><text:s/>30 643 </text:p>
          </table:table-cell>
          <table:table-cell table:style-name="ce5" office:value-type="float" office:value="30476" calcext:value-type="float">
            <text:p><text:s/>30 476 </text:p>
          </table:table-cell>
          <table:table-cell table:style-name="ce5" office:value-type="float" office:value="30397" calcext:value-type="float">
            <text:p><text:s/>30 397 </text:p>
          </table:table-cell>
          <table:table-cell table:style-name="ce5" office:value-type="float" office:value="30261" calcext:value-type="float">
            <text:p><text:s/>30 261 </text:p>
          </table:table-cell>
          <table:table-cell table:style-name="ce5" office:value-type="float" office:value="30175" calcext:value-type="float">
            <text:p><text:s/>30 175 </text:p>
          </table:table-cell>
          <table:table-cell table:style-name="ce5" office:value-type="float" office:value="30083" calcext:value-type="float">
            <text:p><text:s/>30 083 </text:p>
          </table:table-cell>
          <table:table-cell table:style-name="ce5" office:value-type="float" office:value="30115" calcext:value-type="float">
            <text:p><text:s/>30 115 </text:p>
          </table:table-cell>
          <table:table-cell table:style-name="ce5" office:value-type="float" office:value="30134" calcext:value-type="float">
            <text:p><text:s/>30 134 </text:p>
          </table:table-cell>
          <table:table-cell table:style-name="ce5" office:value-type="float" office:value="30970" calcext:value-type="float">
            <text:p><text:s/>30 970 </text:p>
          </table:table-cell>
          <table:table-cell table:style-name="ce5" office:value-type="float" office:value="31834" calcext:value-type="float">
            <text:p><text:s/>31 834 </text:p>
          </table:table-cell>
          <table:table-cell table:style-name="ce5" office:value-type="float" office:value="32829" calcext:value-type="float">
            <text:p><text:s/>32 829 </text:p>
          </table:table-cell>
          <table:table-cell table:style-name="ce5" office:value-type="float" office:value="33803" calcext:value-type="float">
            <text:p><text:s/>33 803 </text:p>
          </table:table-cell>
          <table:table-cell table:style-name="ce5" office:value-type="float" office:value="34917" calcext:value-type="float">
            <text:p><text:s/>34 917 </text:p>
          </table:table-cell>
          <table:table-cell table:style-name="ce5" office:value-type="float" office:value="35574" calcext:value-type="float">
            <text:p><text:s/>35 574 </text:p>
          </table:table-cell>
          <table:table-cell table:style-name="ce5" office:value-type="float" office:value="36253" calcext:value-type="float">
            <text:p><text:s/>36 253 </text:p>
          </table:table-cell>
          <table:table-cell table:style-name="ce5" office:value-type="float" office:value="36903" calcext:value-type="float">
            <text:p><text:s/>36 903 </text:p>
          </table:table-cell>
          <table:table-cell table:style-name="ce5" office:value-type="float" office:value="37673" calcext:value-type="float">
            <text:p><text:s/>37 673 </text:p>
          </table:table-cell>
          <table:table-cell table:style-name="ce5" office:value-type="float" office:value="38490" calcext:value-type="float">
            <text:p><text:s/>38 490 </text:p>
          </table:table-cell>
          <table:table-cell table:style-name="ce5" office:value-type="float" office:value="38801" calcext:value-type="float">
            <text:p><text:s/>38 801 </text:p>
          </table:table-cell>
          <table:table-cell table:style-name="ce5" office:value-type="float" office:value="39090" calcext:value-type="float">
            <text:p><text:s/>39 090 </text:p>
          </table:table-cell>
          <table:table-cell table:style-name="ce5" office:value-type="float" office:value="39443" calcext:value-type="float">
            <text:p><text:s/>39 443 </text:p>
          </table:table-cell>
          <table:table-cell table:style-name="ce5" office:value-type="float" office:value="39846" calcext:value-type="float">
            <text:p><text:s/>39 846 </text:p>
          </table:table-cell>
          <table:table-cell table:style-name="ce5" office:value-type="float" office:value="40166" calcext:value-type="float">
            <text:p><text:s/>40 166 </text:p>
          </table:table-cell>
          <table:table-cell table:style-name="ce5" office:value-type="float" office:value="40819" calcext:value-type="float">
            <text:p><text:s/>40 819 </text:p>
          </table:table-cell>
          <table:table-cell table:style-name="ce5" office:value-type="float" office:value="41456" calcext:value-type="float">
            <text:p><text:s/>41 456 </text:p>
          </table:table-cell>
          <table:table-cell table:style-name="ce5" office:value-type="float" office:value="42974" calcext:value-type="float">
            <text:p><text:s/>42 974 </text:p>
          </table:table-cell>
          <table:table-cell table:style-name="ce5" office:value-type="float" office:value="43870" calcext:value-type="float">
            <text:p><text:s/>43 870 </text:p>
          </table:table-cell>
          <table:table-cell table:style-name="ce5" office:value-type="float" office:value="43849" calcext:value-type="float">
            <text:p><text:s/>43 849 </text:p>
          </table:table-cell>
          <table:table-cell table:style-name="ce5" office:value-type="float" office:value="44258" calcext:value-type="float">
            <text:p><text:s/>44 258 </text:p>
          </table:table-cell>
          <table:table-cell table:style-name="ce5" office:value-type="float" office:value="45999" calcext:value-type="float">
            <text:p><text:s/>45 999 </text:p>
          </table:table-cell>
          <table:table-cell table:style-name="ce5" office:value-type="float" office:value="50678" calcext:value-type="float">
            <text:p><text:s/>50 678 </text:p>
          </table:table-cell>
          <table:table-cell table:style-name="ce5" office:value-type="float" office:value="49139" calcext:value-type="float">
            <text:p><text:s/>49 139 </text:p>
          </table:table-cell>
          <table:table-cell table:style-name="ce5" office:value-type="float" office:value="47815" calcext:value-type="float">
            <text:p><text:s/>47 815 </text:p>
          </table:table-cell>
          <table:table-cell table:style-name="ce5" office:value-type="float" office:value="46210" calcext:value-type="float">
            <text:p><text:s/>46 210 </text:p>
          </table:table-cell>
          <table:table-cell table:style-name="ce5" office:value-type="float" office:value="44529" calcext:value-type="float">
            <text:p><text:s/>44 529 </text:p>
          </table:table-cell>
          <table:table-cell table:style-name="ce5" office:value-type="float" office:value="49910" calcext:value-type="float">
            <text:p><text:s/>49 910 </text:p>
          </table:table-cell>
          <table:table-cell table:style-name="ce5" office:value-type="float" office:value="48291" calcext:value-type="float">
            <text:p><text:s/>48 291 </text:p>
          </table:table-cell>
          <table:table-cell table:style-name="ce5" office:value-type="float" office:value="47584" calcext:value-type="float">
            <text:p><text:s/>47 584 </text:p>
          </table:table-cell>
          <table:table-cell table:style-name="ce5" office:value-type="float" office:value="47112" calcext:value-type="float">
            <text:p><text:s/>47 112 </text:p>
          </table:table-cell>
          <table:table-cell table:style-name="ce5" office:value-type="float" office:value="46206" calcext:value-type="float">
            <text:p><text:s/>46 206 </text:p>
          </table:table-cell>
          <table:table-cell table:style-name="ce5" office:value-type="float" office:value="49095" calcext:value-type="float">
            <text:p><text:s/>49 095 </text:p>
          </table:table-cell>
          <table:table-cell table:style-name="ce5" office:value-type="float" office:value="49959" calcext:value-type="float">
            <text:p><text:s/>49 959 </text:p>
          </table:table-cell>
          <table:table-cell table:style-name="ce5" office:value-type="float" office:value="49417" calcext:value-type="float">
            <text:p><text:s/>49 417 </text:p>
          </table:table-cell>
          <table:table-cell table:style-name="ce5" office:value-type="float" office:value="49115" calcext:value-type="float">
            <text:p><text:s/>49 115 </text:p>
          </table:table-cell>
          <table:table-cell table:style-name="ce5" office:value-type="float" office:value="47110" calcext:value-type="float">
            <text:p><text:s/>47 110 </text:p>
          </table:table-cell>
          <table:table-cell table:style-name="ce5" office:value-type="float" office:value="52133" calcext:value-type="float">
            <text:p><text:s/>52 133 </text:p>
          </table:table-cell>
          <table:table-cell table:style-name="ce5" office:value-type="float" office:value="53191" calcext:value-type="float">
            <text:p><text:s/>53 191 </text:p>
          </table:table-cell>
          <table:table-cell table:style-name="ce5" office:value-type="float" office:value="53874" calcext:value-type="float">
            <text:p><text:s/>53 874 </text:p>
          </table:table-cell>
          <table:table-cell table:style-name="ce5" office:value-type="float" office:value="53725" calcext:value-type="float">
            <text:p><text:s/>53 725 </text:p>
          </table:table-cell>
          <table:table-cell table:style-name="ce5" office:value-type="float" office:value="54767" calcext:value-type="float">
            <text:p><text:s/>54 767 </text:p>
          </table:table-cell>
          <table:table-cell table:style-name="ce5" office:value-type="float" office:value="57850" calcext:value-type="float">
            <text:p><text:s/>57 850 </text:p>
          </table:table-cell>
          <table:table-cell table:style-name="ce5" office:value-type="float" office:value="58598" calcext:value-type="float">
            <text:p><text:s/>58 598 </text:p>
          </table:table-cell>
          <table:table-cell table:style-name="ce5" office:value-type="float" office:value="59434" calcext:value-type="float">
            <text:p><text:s/>59 434 </text:p>
          </table:table-cell>
          <table:table-cell table:style-name="ce5" office:value-type="float" office:value="62339" calcext:value-type="float">
            <text:p><text:s/>62 339 </text:p>
          </table:table-cell>
          <table:table-cell table:style-name="ce5" office:value-type="float" office:value="62514" calcext:value-type="float">
            <text:p><text:s/>62 514 </text:p>
          </table:table-cell>
          <table:table-cell table:style-name="ce5" office:value-type="float" office:value="65578" calcext:value-type="float">
            <text:p><text:s/>65 578 </text:p>
          </table:table-cell>
          <table:table-cell table:style-name="ce5" office:value-type="float" office:value="66190" calcext:value-type="float">
            <text:p><text:s/>66 190 </text:p>
          </table:table-cell>
          <table:table-cell table:style-name="ce5" office:value-type="float" office:value="65081" calcext:value-type="float">
            <text:p><text:s/>65 081 </text:p>
          </table:table-cell>
          <table:table-cell table:style-name="ce5" office:value-type="float" office:value="66701" calcext:value-type="float">
            <text:p><text:s/>66 701 </text:p>
          </table:table-cell>
          <table:table-cell table:style-name="ce5" office:value-type="float" office:value="67950" calcext:value-type="float">
            <text:p><text:s/>67 950 </text:p>
          </table:table-cell>
          <table:table-cell table:style-name="ce5" office:value-type="float" office:value="68845" calcext:value-type="float">
            <text:p><text:s/>68 845 </text:p>
          </table:table-cell>
          <table:table-cell table:style-name="ce5" office:value-type="float" office:value="68872" calcext:value-type="float">
            <text:p><text:s/>68 872 </text:p>
          </table:table-cell>
          <table:table-cell table:style-name="ce5" office:value-type="float" office:value="71552" calcext:value-type="float">
            <text:p><text:s/>71 552 </text:p>
          </table:table-cell>
          <table:table-cell table:style-name="ce5" office:value-type="float" office:value="70142" calcext:value-type="float">
            <text:p><text:s/>70 142 </text:p>
          </table:table-cell>
          <table:table-cell table:style-name="ce10" office:value-type="float" office:value="71208" calcext:value-type="float">
            <text:p><text:s/>71 208 </text:p>
          </table:table-cell>
          <table:table-cell table:style-name="ce10" office:value-type="float" office:value="68286" calcext:value-type="float">
            <text:p><text:s/>68 286 </text:p>
          </table:table-cell>
          <table:table-cell table:style-name="ce10" office:value-type="float" office:value="70627" calcext:value-type="float">
            <text:p><text:s/>70 627 </text:p>
          </table:table-cell>
          <table:table-cell table:style-name="ce10" office:value-type="float" office:value="69105" calcext:value-type="float">
            <text:p><text:s/>69 105 </text:p>
          </table:table-cell>
          <table:table-cell table:style-name="ce10" office:value-type="float" office:value="69096" calcext:value-type="float">
            <text:p><text:s/>69 096 </text:p>
          </table:table-cell>
          <table:table-cell table:style-name="ce10" office:value-type="float" office:value="62318" calcext:value-type="float">
            <text:p><text:s/>62 318 </text:p>
          </table:table-cell>
          <table:table-cell table:style-name="ce10" office:value-type="float" office:value="61135" calcext:value-type="float">
            <text:p><text:s/>61 135 </text:p>
          </table:table-cell>
          <table:table-cell table:style-name="ce10" office:value-type="float" office:value="59268" calcext:value-type="float">
            <text:p><text:s/>59 268 </text:p>
          </table:table-cell>
          <table:table-cell table:style-name="ce10" office:value-type="float" office:value="60761" calcext:value-type="float">
            <text:p><text:s/>60 761 </text:p>
          </table:table-cell>
          <table:table-cell table:style-name="ce10" office:value-type="float" office:value="62679" calcext:value-type="float">
            <text:p><text:s/>62 679 </text:p>
          </table:table-cell>
          <table:table-cell table:style-name="ce10" office:value-type="float" office:value="73952" calcext:value-type="float">
            <text:p><text:s/>73 952 </text:p>
          </table:table-cell>
          <table:table-cell table:style-name="ce10" office:value-type="float" office:value="74562" calcext:value-type="float">
            <text:p><text:s/>74 562 </text:p>
          </table:table-cell>
          <table:table-cell table:style-name="ce10" office:value-type="float" office:value="72959" calcext:value-type="float">
            <text:p><text:s/>72 959 </text:p>
          </table:table-cell>
          <table:table-cell table:style-name="ce10" office:value-type="float" office:value="73790" calcext:value-type="float">
            <text:p><text:s/>73 790 </text:p>
          </table:table-cell>
          <table:table-cell table:style-name="ce10" office:value-type="float" office:value="73557" calcext:value-type="float">
            <text:p><text:s/>73 557 </text:p>
          </table:table-cell>
          <table:table-cell table:style-name="ce10" office:value-type="float" office:value="73731" calcext:value-type="float">
            <text:p><text:s/>73 731 </text:p>
          </table:table-cell>
          <table:table-cell table:style-name="ce10" office:value-type="float" office:value="73848" calcext:value-type="float">
            <text:p><text:s/>73 848 </text:p>
          </table:table-cell>
          <table:table-cell table:style-name="ce10" office:value-type="float" office:value="72689" calcext:value-type="float">
            <text:p><text:s/>72 689 </text:p>
          </table:table-cell>
          <table:table-cell table:style-name="ce10" office:value-type="float" office:value="73870" calcext:value-type="float">
            <text:p><text:s/>73 870 </text:p>
          </table:table-cell>
          <table:table-cell table:style-name="ce10" office:value-type="float" office:value="74603" calcext:value-type="float">
            <text:p><text:s/>74 603 </text:p>
          </table:table-cell>
          <table:table-cell table:style-name="ce10" office:value-type="float" office:value="76593" calcext:value-type="float">
            <text:p><text:s/>76 593 </text:p>
          </table:table-cell>
          <table:table-cell table:style-name="ce10" office:value-type="float" office:value="75485" calcext:value-type="float">
            <text:p><text:s/>75 485 </text:p>
          </table:table-cell>
          <table:table-cell table:style-name="ce10" office:value-type="float" office:value="76536" calcext:value-type="float">
            <text:p><text:s/>76 536 </text:p>
          </table:table-cell>
          <table:table-cell table:style-name="ce10" office:value-type="float" office:value="77128" calcext:value-type="float">
            <text:p><text:s/>77 128 </text:p>
          </table:table-cell>
          <table:table-cell table:style-name="ce10" office:value-type="float" office:value="78305" calcext:value-type="float">
            <text:p><text:s/>78 305 </text:p>
          </table:table-cell>
          <table:table-cell table:style-name="ce10" office:value-type="float" office:value="78923" calcext:value-type="float">
            <text:p><text:s/>78 923 </text:p>
          </table:table-cell>
          <table:table-cell table:style-name="ce10" office:value-type="float" office:value="78946" calcext:value-type="float">
            <text:p><text:s/>78 946 </text:p>
          </table:table-cell>
          <table:table-cell table:style-name="ce10" office:value-type="float" office:value="77793" calcext:value-type="float">
            <text:p><text:s/>77 793 </text:p>
          </table:table-cell>
          <table:table-cell table:style-name="ce10" office:value-type="float" office:value="79547" calcext:value-type="float">
            <text:p><text:s/>79 547 </text:p>
          </table:table-cell>
          <table:table-cell table:style-name="ce10" office:value-type="float" office:value="81214" calcext:value-type="float">
            <text:p><text:s/>81 214 </text:p>
          </table:table-cell>
          <table:table-cell table:style-name="ce10" office:value-type="float" office:value="82654" calcext:value-type="float">
            <text:p><text:s/>82 654 </text:p>
          </table:table-cell>
          <table:table-cell table:style-name="ce10" office:value-type="float" office:value="86985" calcext:value-type="float">
            <text:p><text:s/>86 985 </text:p>
          </table:table-cell>
          <table:table-cell table:style-name="ce10" office:value-type="float" office:value="92225" calcext:value-type="float">
            <text:p><text:s/>92 225 </text:p>
          </table:table-cell>
          <table:table-cell table:style-name="ce10" office:value-type="float" office:value="95284" calcext:value-type="float">
            <text:p><text:s/>95 284 </text:p>
          </table:table-cell>
          <table:table-cell table:style-name="ce10" office:value-type="float" office:value="97630" calcext:value-type="float">
            <text:p><text:s/>97 630 </text:p>
          </table:table-cell>
          <table:table-cell table:style-name="ce10" office:value-type="float" office:value="98157" calcext:value-type="float">
            <text:p><text:s/>98 157 </text:p>
          </table:table-cell>
          <table:table-cell table:style-name="ce10" office:value-type="float" office:value="100839" calcext:value-type="float">
            <text:p><text:s/>100 839 </text:p>
          </table:table-cell>
          <table:table-cell table:style-name="ce10" office:value-type="float" office:value="100064" calcext:value-type="float">
            <text:p><text:s/>100 064 </text:p>
          </table:table-cell>
          <table:table-cell table:style-name="ce10" office:value-type="float" office:value="100647" calcext:value-type="float">
            <text:p><text:s/>100 647 </text:p>
          </table:table-cell>
          <table:table-cell table:style-name="ce10" office:value-type="float" office:value="98738" calcext:value-type="float">
            <text:p><text:s/>98 738 </text:p>
          </table:table-cell>
          <table:table-cell table:style-name="ce10" office:value-type="float" office:value="99449" calcext:value-type="float">
            <text:p><text:s/>99 449 </text:p>
          </table:table-cell>
          <table:table-cell table:style-name="ce10" office:value-type="float" office:value="95879" calcext:value-type="float">
            <text:p><text:s/>95 879 </text:p>
          </table:table-cell>
          <table:table-cell table:style-name="ce10" office:value-type="float" office:value="99357" calcext:value-type="float">
            <text:p><text:s/>99 357 </text:p>
          </table:table-cell>
          <table:table-cell table:style-name="ce10" office:value-type="float" office:value="98936" calcext:value-type="float">
            <text:p><text:s/>98 936 </text:p>
          </table:table-cell>
          <table:table-cell table:style-name="ce13" office:value-type="float" office:value="101621" calcext:value-type="float">
            <text:p><text:s/>101 621 </text:p>
          </table:table-cell>
          <table:table-cell table:style-name="ce13" office:value-type="float" office:value="103845" calcext:value-type="float">
            <text:p><text:s/>103 845 </text:p>
          </table:table-cell>
          <table:table-cell table:style-name="ce13" office:value-type="float" office:value="107339" calcext:value-type="float">
            <text:p><text:s/>107 339 </text:p>
          </table:table-cell>
          <table:table-cell table:style-name="ce13" office:value-type="float" office:value="109934" calcext:value-type="float">
            <text:p><text:s/>109 934 </text:p>
          </table:table-cell>
          <table:table-cell table:style-name="ce13" office:value-type="float" office:value="112390" calcext:value-type="float">
            <text:p><text:s/>112 390 </text:p>
          </table:table-cell>
          <table:table-cell table:style-name="ce13" office:value-type="float" office:value="116589" calcext:value-type="float">
            <text:p><text:s/>116 589 </text:p>
          </table:table-cell>
          <table:table-cell table:style-name="ce14" office:value-type="float" office:value="120047" calcext:value-type="float">
            <text:p>120047</text:p>
          </table:table-cell>
          <table:table-cell table:style-name="ce14" office:value-type="float" office:value="123289" calcext:value-type="float">
            <text:p>123289</text:p>
          </table:table-cell>
          <table:table-cell table:style-name="ce14" office:value-type="float" office:value="127630" calcext:value-type="float">
            <text:p>127630</text:p>
          </table:table-cell>
          <table:table-cell table:number-columns-repeated="87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office:value-type="float" office:value="25376" calcext:value-type="float">
            <text:p><text:s/>25 376 </text:p>
          </table:table-cell>
          <table:table-cell table:style-name="ce5" office:value-type="float" office:value="25227" calcext:value-type="float">
            <text:p><text:s/>25 227 </text:p>
          </table:table-cell>
          <table:table-cell table:style-name="ce5" office:value-type="float" office:value="25135" calcext:value-type="float">
            <text:p><text:s/>25 135 </text:p>
          </table:table-cell>
          <table:table-cell table:style-name="ce5" office:value-type="float" office:value="25104" calcext:value-type="float">
            <text:p><text:s/>25 104 </text:p>
          </table:table-cell>
          <table:table-cell table:style-name="ce5" office:value-type="float" office:value="25139" calcext:value-type="float">
            <text:p><text:s/>25 139 </text:p>
          </table:table-cell>
          <table:table-cell table:style-name="ce5" office:value-type="float" office:value="25234" calcext:value-type="float">
            <text:p><text:s/>25 234 </text:p>
          </table:table-cell>
          <table:table-cell table:style-name="ce5" office:value-type="float" office:value="25364" calcext:value-type="float">
            <text:p><text:s/>25 364 </text:p>
          </table:table-cell>
          <table:table-cell table:style-name="ce5" office:value-type="float" office:value="25533" calcext:value-type="float">
            <text:p><text:s/>25 533 </text:p>
          </table:table-cell>
          <table:table-cell table:style-name="ce5" office:value-type="float" office:value="25743" calcext:value-type="float">
            <text:p><text:s/>25 743 </text:p>
          </table:table-cell>
          <table:table-cell table:style-name="ce5" office:value-type="float" office:value="25997" calcext:value-type="float">
            <text:p><text:s/>25 997 </text:p>
          </table:table-cell>
          <table:table-cell table:style-name="ce5" office:value-type="float" office:value="26391" calcext:value-type="float">
            <text:p><text:s/>26 391 </text:p>
          </table:table-cell>
          <table:table-cell table:style-name="ce5" office:value-type="float" office:value="26630" calcext:value-type="float">
            <text:p><text:s/>26 630 </text:p>
          </table:table-cell>
          <table:table-cell table:style-name="ce5" office:value-type="float" office:value="26937" calcext:value-type="float">
            <text:p><text:s/>26 937 </text:p>
          </table:table-cell>
          <table:table-cell table:style-name="ce5" office:value-type="float" office:value="27321" calcext:value-type="float">
            <text:p><text:s/>27 321 </text:p>
          </table:table-cell>
          <table:table-cell table:style-name="ce5" office:value-type="float" office:value="27792" calcext:value-type="float">
            <text:p><text:s/>27 792 </text:p>
          </table:table-cell>
          <table:table-cell table:style-name="ce5" office:value-type="float" office:value="27949" calcext:value-type="float">
            <text:p><text:s/>27 949 </text:p>
          </table:table-cell>
          <table:table-cell table:style-name="ce5" office:value-type="float" office:value="28142" calcext:value-type="float">
            <text:p><text:s/>28 142 </text:p>
          </table:table-cell>
          <table:table-cell table:style-name="ce5" office:value-type="float" office:value="28374" calcext:value-type="float">
            <text:p><text:s/>28 374 </text:p>
          </table:table-cell>
          <table:table-cell table:style-name="ce5" office:value-type="float" office:value="28648" calcext:value-type="float">
            <text:p><text:s/>28 648 </text:p>
          </table:table-cell>
          <table:table-cell table:style-name="ce5" office:value-type="float" office:value="28967" calcext:value-type="float">
            <text:p><text:s/>28 967 </text:p>
          </table:table-cell>
          <table:table-cell table:style-name="ce5" office:value-type="float" office:value="28905" calcext:value-type="float">
            <text:p><text:s/>28 905 </text:p>
          </table:table-cell>
          <table:table-cell table:style-name="ce5" office:value-type="float" office:value="28764" calcext:value-type="float">
            <text:p><text:s/>28 764 </text:p>
          </table:table-cell>
          <table:table-cell table:style-name="ce5" office:value-type="float" office:value="28567" calcext:value-type="float">
            <text:p><text:s/>28 567 </text:p>
          </table:table-cell>
          <table:table-cell table:style-name="ce5" office:value-type="float" office:value="28557" calcext:value-type="float">
            <text:p><text:s/>28 557 </text:p>
          </table:table-cell>
          <table:table-cell table:style-name="ce5" office:value-type="float" office:value="28565" calcext:value-type="float">
            <text:p><text:s/>28 565 </text:p>
          </table:table-cell>
          <table:table-cell table:style-name="ce5" office:value-type="float" office:value="28817" calcext:value-type="float">
            <text:p><text:s/>28 817 </text:p>
          </table:table-cell>
          <table:table-cell table:style-name="ce5" office:value-type="float" office:value="29147" calcext:value-type="float">
            <text:p><text:s/>29 147 </text:p>
          </table:table-cell>
          <table:table-cell table:style-name="ce5" office:value-type="float" office:value="29454" calcext:value-type="float">
            <text:p><text:s/>29 454 </text:p>
          </table:table-cell>
          <table:table-cell table:style-name="ce5" office:value-type="float" office:value="29550" calcext:value-type="float">
            <text:p><text:s/>29 550 </text:p>
          </table:table-cell>
          <table:table-cell table:style-name="ce5" office:value-type="float" office:value="29885" calcext:value-type="float">
            <text:p><text:s/>29 885 </text:p>
          </table:table-cell>
          <table:table-cell table:style-name="ce5" office:value-type="float" office:value="30159" calcext:value-type="float">
            <text:p><text:s/>30 159 </text:p>
          </table:table-cell>
          <table:table-cell table:style-name="ce5" office:value-type="float" office:value="30527" calcext:value-type="float">
            <text:p><text:s/>30 527 </text:p>
          </table:table-cell>
          <table:table-cell table:style-name="ce5" office:value-type="float" office:value="30804" calcext:value-type="float">
            <text:p><text:s/>30 804 </text:p>
          </table:table-cell>
          <table:table-cell table:style-name="ce5" office:value-type="float" office:value="30772" calcext:value-type="float">
            <text:p><text:s/>30 772 </text:p>
          </table:table-cell>
          <table:table-cell table:style-name="ce5" office:value-type="float" office:value="30864" calcext:value-type="float">
            <text:p><text:s/>30 864 </text:p>
          </table:table-cell>
          <table:table-cell table:style-name="ce5" office:value-type="float" office:value="30566" calcext:value-type="float">
            <text:p><text:s/>30 566 </text:p>
          </table:table-cell>
          <table:table-cell table:style-name="ce5" office:value-type="float" office:value="30407" calcext:value-type="float">
            <text:p><text:s/>30 407 </text:p>
          </table:table-cell>
          <table:table-cell table:style-name="ce5" office:value-type="float" office:value="30240" calcext:value-type="float">
            <text:p><text:s/>30 240 </text:p>
          </table:table-cell>
          <table:table-cell table:style-name="ce5" office:value-type="float" office:value="30034" calcext:value-type="float">
            <text:p><text:s/>30 034 </text:p>
          </table:table-cell>
          <table:table-cell table:style-name="ce5" office:value-type="float" office:value="29956" calcext:value-type="float">
            <text:p><text:s/>29 956 </text:p>
          </table:table-cell>
          <table:table-cell table:style-name="ce5" office:value-type="float" office:value="29799" calcext:value-type="float">
            <text:p><text:s/>29 799 </text:p>
          </table:table-cell>
          <table:table-cell table:style-name="ce5" office:value-type="float" office:value="29721" calcext:value-type="float">
            <text:p><text:s/>29 721 </text:p>
          </table:table-cell>
          <table:table-cell table:style-name="ce5" office:value-type="float" office:value="29626" calcext:value-type="float">
            <text:p><text:s/>29 626 </text:p>
          </table:table-cell>
          <table:table-cell table:style-name="ce5" office:value-type="float" office:value="29593" calcext:value-type="float">
            <text:p><text:s/>29 593 </text:p>
          </table:table-cell>
          <table:table-cell table:style-name="ce5" office:value-type="float" office:value="29690" calcext:value-type="float">
            <text:p><text:s/>29 690 </text:p>
          </table:table-cell>
          <table:table-cell table:style-name="ce5" office:value-type="float" office:value="30482" calcext:value-type="float">
            <text:p><text:s/>30 482 </text:p>
          </table:table-cell>
          <table:table-cell table:style-name="ce5" office:value-type="float" office:value="31376" calcext:value-type="float">
            <text:p><text:s/>31 376 </text:p>
          </table:table-cell>
          <table:table-cell table:style-name="ce5" office:value-type="float" office:value="32347" calcext:value-type="float">
            <text:p><text:s/>32 347 </text:p>
          </table:table-cell>
          <table:table-cell table:style-name="ce5" office:value-type="float" office:value="33295" calcext:value-type="float">
            <text:p><text:s/>33 295 </text:p>
          </table:table-cell>
          <table:table-cell table:style-name="ce5" office:value-type="float" office:value="34435" calcext:value-type="float">
            <text:p><text:s/>34 435 </text:p>
          </table:table-cell>
          <table:table-cell table:style-name="ce5" office:value-type="float" office:value="35073" calcext:value-type="float">
            <text:p><text:s/>35 073 </text:p>
          </table:table-cell>
          <table:table-cell table:style-name="ce5" office:value-type="float" office:value="35677" calcext:value-type="float">
            <text:p><text:s/>35 677 </text:p>
          </table:table-cell>
          <table:table-cell table:style-name="ce5" office:value-type="float" office:value="36352" calcext:value-type="float">
            <text:p><text:s/>36 352 </text:p>
          </table:table-cell>
          <table:table-cell table:style-name="ce5" office:value-type="float" office:value="37101" calcext:value-type="float">
            <text:p><text:s/>37 101 </text:p>
          </table:table-cell>
          <table:table-cell table:style-name="ce5" office:value-type="float" office:value="37947" calcext:value-type="float">
            <text:p><text:s/>37 947 </text:p>
          </table:table-cell>
          <table:table-cell table:style-name="ce5" office:value-type="float" office:value="38276" calcext:value-type="float">
            <text:p><text:s/>38 276 </text:p>
          </table:table-cell>
          <table:table-cell table:style-name="ce5" office:value-type="float" office:value="38494" calcext:value-type="float">
            <text:p><text:s/>38 494 </text:p>
          </table:table-cell>
          <table:table-cell table:style-name="ce5" office:value-type="float" office:value="38809" calcext:value-type="float">
            <text:p><text:s/>38 809 </text:p>
          </table:table-cell>
          <table:table-cell table:style-name="ce5" office:value-type="float" office:value="39124" calcext:value-type="float">
            <text:p><text:s/>39 124 </text:p>
          </table:table-cell>
          <table:table-cell table:style-name="ce5" office:value-type="float" office:value="39575" calcext:value-type="float">
            <text:p><text:s/>39 575 </text:p>
          </table:table-cell>
          <table:table-cell table:style-name="ce5" office:value-type="float" office:value="40161" calcext:value-type="float">
            <text:p><text:s/>40 161 </text:p>
          </table:table-cell>
          <table:table-cell table:style-name="ce5" office:value-type="float" office:value="40962" calcext:value-type="float">
            <text:p><text:s/>40 962 </text:p>
          </table:table-cell>
          <table:table-cell table:style-name="ce5" office:value-type="float" office:value="42443" calcext:value-type="float">
            <text:p><text:s/>42 443 </text:p>
          </table:table-cell>
          <table:table-cell table:style-name="ce5" office:value-type="float" office:value="43344" calcext:value-type="float">
            <text:p><text:s/>43 344 </text:p>
          </table:table-cell>
          <table:table-cell table:style-name="ce5" office:value-type="float" office:value="43134" calcext:value-type="float">
            <text:p><text:s/>43 134 </text:p>
          </table:table-cell>
          <table:table-cell table:style-name="ce5" office:value-type="float" office:value="43616" calcext:value-type="float">
            <text:p><text:s/>43 616 </text:p>
          </table:table-cell>
          <table:table-cell table:style-name="ce5" office:value-type="float" office:value="45299" calcext:value-type="float">
            <text:p><text:s/>45 299 </text:p>
          </table:table-cell>
          <table:table-cell table:style-name="ce5" office:value-type="float" office:value="50050" calcext:value-type="float">
            <text:p><text:s/>50 050 </text:p>
          </table:table-cell>
          <table:table-cell table:style-name="ce5" office:value-type="float" office:value="48546" calcext:value-type="float">
            <text:p><text:s/>48 546 </text:p>
          </table:table-cell>
          <table:table-cell table:style-name="ce5" office:value-type="float" office:value="47121" calcext:value-type="float">
            <text:p><text:s/>47 121 </text:p>
          </table:table-cell>
          <table:table-cell table:style-name="ce5" office:value-type="float" office:value="45598" calcext:value-type="float">
            <text:p><text:s/>45 598 </text:p>
          </table:table-cell>
          <table:table-cell table:style-name="ce5" office:value-type="float" office:value="44059" calcext:value-type="float">
            <text:p><text:s/>44 059 </text:p>
          </table:table-cell>
          <table:table-cell table:style-name="ce5" office:value-type="float" office:value="49371" calcext:value-type="float">
            <text:p><text:s/>49 371 </text:p>
          </table:table-cell>
          <table:table-cell table:style-name="ce5" office:value-type="float" office:value="47786" calcext:value-type="float">
            <text:p><text:s/>47 786 </text:p>
          </table:table-cell>
          <table:table-cell table:style-name="ce5" office:value-type="float" office:value="47177" calcext:value-type="float">
            <text:p><text:s/>47 177 </text:p>
          </table:table-cell>
          <table:table-cell table:style-name="ce5" office:value-type="float" office:value="46659" calcext:value-type="float">
            <text:p><text:s/>46 659 </text:p>
          </table:table-cell>
          <table:table-cell table:style-name="ce5" office:value-type="float" office:value="45825" calcext:value-type="float">
            <text:p><text:s/>45 825 </text:p>
          </table:table-cell>
          <table:table-cell table:style-name="ce5" office:value-type="float" office:value="48587" calcext:value-type="float">
            <text:p><text:s/>48 587 </text:p>
          </table:table-cell>
          <table:table-cell table:style-name="ce5" office:value-type="float" office:value="49609" calcext:value-type="float">
            <text:p><text:s/>49 609 </text:p>
          </table:table-cell>
          <table:table-cell table:style-name="ce5" office:value-type="float" office:value="49038" calcext:value-type="float">
            <text:p><text:s/>49 038 </text:p>
          </table:table-cell>
          <table:table-cell table:style-name="ce5" office:value-type="float" office:value="48719" calcext:value-type="float">
            <text:p><text:s/>48 719 </text:p>
          </table:table-cell>
          <table:table-cell table:style-name="ce5" office:value-type="float" office:value="46714" calcext:value-type="float">
            <text:p><text:s/>46 714 </text:p>
          </table:table-cell>
          <table:table-cell table:style-name="ce5" office:value-type="float" office:value="51580" calcext:value-type="float">
            <text:p><text:s/>51 580 </text:p>
          </table:table-cell>
          <table:table-cell table:style-name="ce5" office:value-type="float" office:value="52334" calcext:value-type="float">
            <text:p><text:s/>52 334 </text:p>
          </table:table-cell>
          <table:table-cell table:style-name="ce5" office:value-type="float" office:value="53159" calcext:value-type="float">
            <text:p><text:s/>53 159 </text:p>
          </table:table-cell>
          <table:table-cell table:style-name="ce5" office:value-type="float" office:value="53348" calcext:value-type="float">
            <text:p><text:s/>53 348 </text:p>
          </table:table-cell>
          <table:table-cell table:style-name="ce5" office:value-type="float" office:value="54401" calcext:value-type="float">
            <text:p><text:s/>54 401 </text:p>
          </table:table-cell>
          <table:table-cell table:style-name="ce5" office:value-type="float" office:value="57543" calcext:value-type="float">
            <text:p><text:s/>57 543 </text:p>
          </table:table-cell>
          <table:table-cell table:style-name="ce5" office:value-type="float" office:value="58336" calcext:value-type="float">
            <text:p><text:s/>58 336 </text:p>
          </table:table-cell>
          <table:table-cell table:style-name="ce5" office:value-type="float" office:value="59241" calcext:value-type="float">
            <text:p><text:s/>59 241 </text:p>
          </table:table-cell>
          <table:table-cell table:style-name="ce5" office:value-type="float" office:value="62001" calcext:value-type="float">
            <text:p><text:s/>62 001 </text:p>
          </table:table-cell>
          <table:table-cell table:style-name="ce5" office:value-type="float" office:value="62128" calcext:value-type="float">
            <text:p><text:s/>62 128 </text:p>
          </table:table-cell>
          <table:table-cell table:style-name="ce5" office:value-type="float" office:value="65207" calcext:value-type="float">
            <text:p><text:s/>65 207 </text:p>
          </table:table-cell>
          <table:table-cell table:style-name="ce5" office:value-type="float" office:value="65801" calcext:value-type="float">
            <text:p><text:s/>65 801 </text:p>
          </table:table-cell>
          <table:table-cell table:style-name="ce5" office:value-type="float" office:value="64749" calcext:value-type="float">
            <text:p><text:s/>64 749 </text:p>
          </table:table-cell>
          <table:table-cell table:style-name="ce5" office:value-type="float" office:value="66324" calcext:value-type="float">
            <text:p><text:s/>66 324 </text:p>
          </table:table-cell>
          <table:table-cell table:style-name="ce5" office:value-type="float" office:value="67555" calcext:value-type="float">
            <text:p><text:s/>67 555 </text:p>
          </table:table-cell>
          <table:table-cell table:style-name="ce5" office:value-type="float" office:value="68520" calcext:value-type="float">
            <text:p><text:s/>68 520 </text:p>
          </table:table-cell>
          <table:table-cell table:style-name="ce5" office:value-type="float" office:value="68599" calcext:value-type="float">
            <text:p><text:s/>68 599 </text:p>
          </table:table-cell>
          <table:table-cell table:style-name="ce5" office:value-type="float" office:value="71222" calcext:value-type="float">
            <text:p><text:s/>71 222 </text:p>
          </table:table-cell>
          <table:table-cell table:style-name="ce10" office:value-type="float" office:value="70106" calcext:value-type="float">
            <text:p><text:s/>70 106 </text:p>
          </table:table-cell>
          <table:table-cell table:style-name="ce10" office:value-type="float" office:value="70907" calcext:value-type="float">
            <text:p><text:s/>70 907 </text:p>
          </table:table-cell>
          <table:table-cell table:style-name="ce10" office:value-type="float" office:value="68055" calcext:value-type="float">
            <text:p><text:s/>68 055 </text:p>
          </table:table-cell>
          <table:table-cell table:style-name="ce10" office:value-type="float" office:value="70359" calcext:value-type="float">
            <text:p><text:s/>70 359 </text:p>
          </table:table-cell>
          <table:table-cell table:style-name="ce10" office:value-type="float" office:value="68857" calcext:value-type="float">
            <text:p><text:s/>68 857 </text:p>
          </table:table-cell>
          <table:table-cell table:style-name="ce10" office:value-type="float" office:value="68793" calcext:value-type="float">
            <text:p><text:s/>68 793 </text:p>
          </table:table-cell>
          <table:table-cell table:style-name="ce10" office:value-type="float" office:value="62100" calcext:value-type="float">
            <text:p><text:s/>62 100 </text:p>
          </table:table-cell>
          <table:table-cell table:style-name="ce10" office:value-type="float" office:value="60952" calcext:value-type="float">
            <text:p><text:s/>60 952 </text:p>
          </table:table-cell>
          <table:table-cell table:style-name="ce10" office:value-type="float" office:value="59065" calcext:value-type="float">
            <text:p><text:s/>59 065 </text:p>
          </table:table-cell>
          <table:table-cell table:style-name="ce10" office:value-type="float" office:value="60564" calcext:value-type="float">
            <text:p><text:s/>60 564 </text:p>
          </table:table-cell>
          <table:table-cell table:style-name="ce10" office:value-type="float" office:value="62470" calcext:value-type="float">
            <text:p><text:s/>62 470 </text:p>
          </table:table-cell>
          <table:table-cell table:style-name="ce10" office:value-type="float" office:value="73451" calcext:value-type="float">
            <text:p><text:s/>73 451 </text:p>
          </table:table-cell>
          <table:table-cell table:style-name="ce10" office:value-type="float" office:value="74243" calcext:value-type="float">
            <text:p><text:s/>74 243 </text:p>
          </table:table-cell>
          <table:table-cell table:style-name="ce10" office:value-type="float" office:value="72527" calcext:value-type="float">
            <text:p><text:s/>72 527 </text:p>
          </table:table-cell>
          <table:table-cell table:style-name="ce10" office:value-type="float" office:value="73400" calcext:value-type="float">
            <text:p><text:s/>73 400 </text:p>
          </table:table-cell>
          <table:table-cell table:style-name="ce10" office:value-type="float" office:value="72833" calcext:value-type="float">
            <text:p><text:s/>72 833 </text:p>
          </table:table-cell>
          <table:table-cell table:style-name="ce10" office:value-type="float" office:value="73056" calcext:value-type="float">
            <text:p><text:s/>73 056 </text:p>
          </table:table-cell>
          <table:table-cell table:style-name="ce10" office:value-type="float" office:value="73233" calcext:value-type="float">
            <text:p><text:s/>73 233 </text:p>
          </table:table-cell>
          <table:table-cell table:style-name="ce10" office:value-type="float" office:value="72177" calcext:value-type="float">
            <text:p><text:s/>72 177 </text:p>
          </table:table-cell>
          <table:table-cell table:style-name="ce10" office:value-type="float" office:value="73362" calcext:value-type="float">
            <text:p><text:s/>73 362 </text:p>
          </table:table-cell>
          <table:table-cell table:style-name="ce10" office:value-type="float" office:value="74247" calcext:value-type="float">
            <text:p><text:s/>74 247 </text:p>
          </table:table-cell>
          <table:table-cell table:style-name="ce10" office:value-type="float" office:value="76284" calcext:value-type="float">
            <text:p><text:s/>76 284 </text:p>
          </table:table-cell>
          <table:table-cell table:style-name="ce10" office:value-type="float" office:value="75097" calcext:value-type="float">
            <text:p><text:s/>75 097 </text:p>
          </table:table-cell>
          <table:table-cell table:style-name="ce10" office:value-type="float" office:value="76112" calcext:value-type="float">
            <text:p><text:s/>76 112 </text:p>
          </table:table-cell>
          <table:table-cell table:style-name="ce10" office:value-type="float" office:value="76685" calcext:value-type="float">
            <text:p><text:s/>76 685 </text:p>
          </table:table-cell>
          <table:table-cell table:style-name="ce10" office:value-type="float" office:value="77858" calcext:value-type="float">
            <text:p><text:s/>77 858 </text:p>
          </table:table-cell>
          <table:table-cell table:style-name="ce10" office:value-type="float" office:value="78495" calcext:value-type="float">
            <text:p><text:s/>78 495 </text:p>
          </table:table-cell>
          <table:table-cell table:style-name="ce10" office:value-type="float" office:value="78513" calcext:value-type="float">
            <text:p><text:s/>78 513 </text:p>
          </table:table-cell>
          <table:table-cell table:style-name="ce10" office:value-type="float" office:value="77467" calcext:value-type="float">
            <text:p><text:s/>77 467 </text:p>
          </table:table-cell>
          <table:table-cell table:style-name="ce10" office:value-type="float" office:value="79143" calcext:value-type="float">
            <text:p><text:s/>79 143 </text:p>
          </table:table-cell>
          <table:table-cell table:style-name="ce10" office:value-type="float" office:value="80871" calcext:value-type="float">
            <text:p><text:s/>80 871 </text:p>
          </table:table-cell>
          <table:table-cell table:style-name="ce10" office:value-type="float" office:value="82043" calcext:value-type="float">
            <text:p><text:s/>82 043 </text:p>
          </table:table-cell>
          <table:table-cell table:style-name="ce10" office:value-type="float" office:value="86281" calcext:value-type="float">
            <text:p><text:s/>86 281 </text:p>
          </table:table-cell>
          <table:table-cell table:style-name="ce10" office:value-type="float" office:value="91704" calcext:value-type="float">
            <text:p><text:s/>91 704 </text:p>
          </table:table-cell>
          <table:table-cell table:style-name="ce10" office:value-type="float" office:value="94672" calcext:value-type="float">
            <text:p><text:s/>94 672 </text:p>
          </table:table-cell>
          <table:table-cell table:style-name="ce10" office:value-type="float" office:value="96995" calcext:value-type="float">
            <text:p><text:s/>96 995 </text:p>
          </table:table-cell>
          <table:table-cell table:style-name="ce10" office:value-type="float" office:value="97364" calcext:value-type="float">
            <text:p><text:s/>97 364 </text:p>
          </table:table-cell>
          <table:table-cell table:style-name="ce10" office:value-type="float" office:value="100035" calcext:value-type="float">
            <text:p><text:s/>100 035 </text:p>
          </table:table-cell>
          <table:table-cell table:style-name="ce10" office:value-type="float" office:value="99451" calcext:value-type="float">
            <text:p><text:s/>99 451 </text:p>
          </table:table-cell>
          <table:table-cell table:style-name="ce10" office:value-type="float" office:value="100210" calcext:value-type="float">
            <text:p><text:s/>100 210 </text:p>
          </table:table-cell>
          <table:table-cell table:style-name="ce10" office:value-type="float" office:value="98181" calcext:value-type="float">
            <text:p><text:s/>98 181 </text:p>
          </table:table-cell>
          <table:table-cell table:style-name="ce10" office:value-type="float" office:value="98908" calcext:value-type="float">
            <text:p><text:s/>98 908 </text:p>
          </table:table-cell>
          <table:table-cell table:style-name="ce10" office:value-type="float" office:value="95697" calcext:value-type="float">
            <text:p><text:s/>95 697 </text:p>
          </table:table-cell>
          <table:table-cell table:style-name="ce10" office:value-type="float" office:value="99012" calcext:value-type="float">
            <text:p><text:s/>99 012 </text:p>
          </table:table-cell>
          <table:table-cell table:style-name="ce13" office:value-type="float" office:value="98605" calcext:value-type="float">
            <text:p><text:s/>98 605 </text:p>
          </table:table-cell>
          <table:table-cell table:style-name="ce13" office:value-type="float" office:value="101258" calcext:value-type="float">
            <text:p><text:s/>101 258 </text:p>
          </table:table-cell>
          <table:table-cell table:style-name="ce13" office:value-type="float" office:value="103527" calcext:value-type="float">
            <text:p><text:s/>103 527 </text:p>
          </table:table-cell>
          <table:table-cell table:style-name="ce13" office:value-type="float" office:value="107265" calcext:value-type="float">
            <text:p><text:s/>107 265 </text:p>
          </table:table-cell>
          <table:table-cell table:style-name="ce13" office:value-type="float" office:value="110344" calcext:value-type="float">
            <text:p><text:s/>110 344 </text:p>
          </table:table-cell>
          <table:table-cell table:style-name="ce13" office:value-type="float" office:value="112471" calcext:value-type="float">
            <text:p><text:s/>112 471 </text:p>
          </table:table-cell>
          <table:table-cell table:style-name="ce14" office:value-type="float" office:value="116665" calcext:value-type="float">
            <text:p>116665</text:p>
          </table:table-cell>
          <table:table-cell table:style-name="ce14" office:value-type="float" office:value="120147" calcext:value-type="float">
            <text:p>120147</text:p>
          </table:table-cell>
          <table:table-cell table:style-name="ce14" office:value-type="float" office:value="123354" calcext:value-type="float">
            <text:p>123354</text:p>
          </table:table-cell>
          <table:table-cell table:number-columns-repeated="87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float" office:value="24940" calcext:value-type="float">
            <text:p><text:s/>24 940 </text:p>
          </table:table-cell>
          <table:table-cell table:style-name="ce5" office:value-type="float" office:value="24762" calcext:value-type="float">
            <text:p><text:s/>24 762 </text:p>
          </table:table-cell>
          <table:table-cell table:style-name="ce5" office:value-type="float" office:value="24636" calcext:value-type="float">
            <text:p><text:s/>24 636 </text:p>
          </table:table-cell>
          <table:table-cell table:style-name="ce5" office:value-type="float" office:value="24568" calcext:value-type="float">
            <text:p><text:s/>24 568 </text:p>
          </table:table-cell>
          <table:table-cell table:style-name="ce5" office:value-type="float" office:value="24563" calcext:value-type="float">
            <text:p><text:s/>24 563 </text:p>
          </table:table-cell>
          <table:table-cell table:style-name="ce5" office:value-type="float" office:value="24625" calcext:value-type="float">
            <text:p><text:s/>24 625 </text:p>
          </table:table-cell>
          <table:table-cell table:style-name="ce5" office:value-type="float" office:value="24730" calcext:value-type="float">
            <text:p><text:s/>24 730 </text:p>
          </table:table-cell>
          <table:table-cell table:style-name="ce5" office:value-type="float" office:value="24870" calcext:value-type="float">
            <text:p><text:s/>24 870 </text:p>
          </table:table-cell>
          <table:table-cell table:style-name="ce5" office:value-type="float" office:value="25049" calcext:value-type="float">
            <text:p><text:s/>25 049 </text:p>
          </table:table-cell>
          <table:table-cell table:style-name="ce5" office:value-type="float" office:value="25272" calcext:value-type="float">
            <text:p><text:s/>25 272 </text:p>
          </table:table-cell>
          <table:table-cell table:style-name="ce5" office:value-type="float" office:value="25538" calcext:value-type="float">
            <text:p><text:s/>25 538 </text:p>
          </table:table-cell>
          <table:table-cell table:style-name="ce5" office:value-type="float" office:value="25733" calcext:value-type="float">
            <text:p><text:s/>25 733 </text:p>
          </table:table-cell>
          <table:table-cell table:style-name="ce5" office:value-type="float" office:value="25989" calcext:value-type="float">
            <text:p><text:s/>25 989 </text:p>
          </table:table-cell>
          <table:table-cell table:style-name="ce5" office:value-type="float" office:value="26315" calcext:value-type="float">
            <text:p><text:s/>26 315 </text:p>
          </table:table-cell>
          <table:table-cell table:style-name="ce5" office:value-type="float" office:value="26720" calcext:value-type="float">
            <text:p><text:s/>26 720 </text:p>
          </table:table-cell>
          <table:table-cell table:style-name="ce5" office:value-type="float" office:value="27216" calcext:value-type="float">
            <text:p><text:s/>27 216 </text:p>
          </table:table-cell>
          <table:table-cell table:style-name="ce5" office:value-type="float" office:value="27381" calcext:value-type="float">
            <text:p><text:s/>27 381 </text:p>
          </table:table-cell>
          <table:table-cell table:style-name="ce5" office:value-type="float" office:value="27582" calcext:value-type="float">
            <text:p><text:s/>27 582 </text:p>
          </table:table-cell>
          <table:table-cell table:style-name="ce5" office:value-type="float" office:value="27823" calcext:value-type="float">
            <text:p><text:s/>27 823 </text:p>
          </table:table-cell>
          <table:table-cell table:style-name="ce5" office:value-type="float" office:value="28106" calcext:value-type="float">
            <text:p><text:s/>28 106 </text:p>
          </table:table-cell>
          <table:table-cell table:style-name="ce5" office:value-type="float" office:value="28435" calcext:value-type="float">
            <text:p><text:s/>28 435 </text:p>
          </table:table-cell>
          <table:table-cell table:style-name="ce5" office:value-type="float" office:value="28177" calcext:value-type="float">
            <text:p><text:s/>28 177 </text:p>
          </table:table-cell>
          <table:table-cell table:style-name="ce5" office:value-type="float" office:value="28090" calcext:value-type="float">
            <text:p><text:s/>28 090 </text:p>
          </table:table-cell>
          <table:table-cell table:style-name="ce5" office:value-type="float" office:value="27901" calcext:value-type="float">
            <text:p><text:s/>27 901 </text:p>
          </table:table-cell>
          <table:table-cell table:style-name="ce5" office:value-type="float" office:value="27933" calcext:value-type="float">
            <text:p><text:s/>27 933 </text:p>
          </table:table-cell>
          <table:table-cell table:style-name="ce5" office:value-type="float" office:value="27971" calcext:value-type="float">
            <text:p><text:s/>27 971 </text:p>
          </table:table-cell>
          <table:table-cell table:style-name="ce5" office:value-type="float" office:value="28202" calcext:value-type="float">
            <text:p><text:s/>28 202 </text:p>
          </table:table-cell>
          <table:table-cell table:style-name="ce5" office:value-type="float" office:value="28476" calcext:value-type="float">
            <text:p><text:s/>28 476 </text:p>
          </table:table-cell>
          <table:table-cell table:style-name="ce5" office:value-type="float" office:value="28758" calcext:value-type="float">
            <text:p><text:s/>28 758 </text:p>
          </table:table-cell>
          <table:table-cell table:style-name="ce5" office:value-type="float" office:value="29060" calcext:value-type="float">
            <text:p><text:s/>29 060 </text:p>
          </table:table-cell>
          <table:table-cell table:style-name="ce5" office:value-type="float" office:value="29292" calcext:value-type="float">
            <text:p><text:s/>29 292 </text:p>
          </table:table-cell>
          <table:table-cell table:style-name="ce5" office:value-type="float" office:value="29615" calcext:value-type="float">
            <text:p><text:s/>29 615 </text:p>
          </table:table-cell>
          <table:table-cell table:style-name="ce5" office:value-type="float" office:value="29977" calcext:value-type="float">
            <text:p><text:s/>29 977 </text:p>
          </table:table-cell>
          <table:table-cell table:style-name="ce5" office:value-type="float" office:value="30229" calcext:value-type="float">
            <text:p><text:s/>30 229 </text:p>
          </table:table-cell>
          <table:table-cell table:style-name="ce5" office:value-type="float" office:value="30209" calcext:value-type="float">
            <text:p><text:s/>30 209 </text:p>
          </table:table-cell>
          <table:table-cell table:style-name="ce5" office:value-type="float" office:value="30360" calcext:value-type="float">
            <text:p><text:s/>30 360 </text:p>
          </table:table-cell>
          <table:table-cell table:style-name="ce5" office:value-type="float" office:value="30079" calcext:value-type="float">
            <text:p><text:s/>30 079 </text:p>
          </table:table-cell>
          <table:table-cell table:style-name="ce5" office:value-type="float" office:value="29978" calcext:value-type="float">
            <text:p><text:s/>29 978 </text:p>
          </table:table-cell>
          <table:table-cell table:style-name="ce5" office:value-type="float" office:value="29761" calcext:value-type="float">
            <text:p><text:s/>29 761 </text:p>
          </table:table-cell>
          <table:table-cell table:style-name="ce5" office:value-type="float" office:value="29586" calcext:value-type="float">
            <text:p><text:s/>29 586 </text:p>
          </table:table-cell>
          <table:table-cell table:style-name="ce5" office:value-type="float" office:value="29429" calcext:value-type="float">
            <text:p><text:s/>29 429 </text:p>
          </table:table-cell>
          <table:table-cell table:style-name="ce5" office:value-type="float" office:value="29312" calcext:value-type="float">
            <text:p><text:s/>29 312 </text:p>
          </table:table-cell>
          <table:table-cell table:style-name="ce5" office:value-type="float" office:value="29223" calcext:value-type="float">
            <text:p><text:s/>29 223 </text:p>
          </table:table-cell>
          <table:table-cell table:style-name="ce5" office:value-type="float" office:value="29168" calcext:value-type="float">
            <text:p><text:s/>29 168 </text:p>
          </table:table-cell>
          <table:table-cell table:style-name="ce5" office:value-type="float" office:value="29132" calcext:value-type="float">
            <text:p><text:s/>29 132 </text:p>
          </table:table-cell>
          <table:table-cell table:style-name="ce5" office:value-type="float" office:value="29221" calcext:value-type="float">
            <text:p><text:s/>29 221 </text:p>
          </table:table-cell>
          <table:table-cell table:style-name="ce5" office:value-type="float" office:value="29977" calcext:value-type="float">
            <text:p><text:s/>29 977 </text:p>
          </table:table-cell>
          <table:table-cell table:style-name="ce5" office:value-type="float" office:value="30901" calcext:value-type="float">
            <text:p><text:s/>30 901 </text:p>
          </table:table-cell>
          <table:table-cell table:style-name="ce5" office:value-type="float" office:value="31835" calcext:value-type="float">
            <text:p><text:s/>31 835 </text:p>
          </table:table-cell>
          <table:table-cell table:style-name="ce5" office:value-type="float" office:value="32796" calcext:value-type="float">
            <text:p><text:s/>32 796 </text:p>
          </table:table-cell>
          <table:table-cell table:style-name="ce5" office:value-type="float" office:value="33931" calcext:value-type="float">
            <text:p><text:s/>33 931 </text:p>
          </table:table-cell>
          <table:table-cell table:style-name="ce5" office:value-type="float" office:value="34496" calcext:value-type="float">
            <text:p><text:s/>34 496 </text:p>
          </table:table-cell>
          <table:table-cell table:style-name="ce5" office:value-type="float" office:value="35090" calcext:value-type="float">
            <text:p><text:s/>35 090 </text:p>
          </table:table-cell>
          <table:table-cell table:style-name="ce5" office:value-type="float" office:value="35769" calcext:value-type="float">
            <text:p><text:s/>35 769 </text:p>
          </table:table-cell>
          <table:table-cell table:style-name="ce5" office:value-type="float" office:value="36508" calcext:value-type="float">
            <text:p><text:s/>36 508 </text:p>
          </table:table-cell>
          <table:table-cell table:style-name="ce5" office:value-type="float" office:value="37370" calcext:value-type="float">
            <text:p><text:s/>37 370 </text:p>
          </table:table-cell>
          <table:table-cell table:style-name="ce5" office:value-type="float" office:value="37655" calcext:value-type="float">
            <text:p><text:s/>37 655 </text:p>
          </table:table-cell>
          <table:table-cell table:style-name="ce5" office:value-type="float" office:value="37882" calcext:value-type="float">
            <text:p><text:s/>37 882 </text:p>
          </table:table-cell>
          <table:table-cell table:style-name="ce5" office:value-type="float" office:value="38073" calcext:value-type="float">
            <text:p><text:s/>38 073 </text:p>
          </table:table-cell>
          <table:table-cell table:style-name="ce5" office:value-type="float" office:value="38500" calcext:value-type="float">
            <text:p><text:s/>38 500 </text:p>
          </table:table-cell>
          <table:table-cell table:style-name="ce5" office:value-type="float" office:value="38908" calcext:value-type="float">
            <text:p><text:s/>38 908 </text:p>
          </table:table-cell>
          <table:table-cell table:style-name="ce5" office:value-type="float" office:value="39515" calcext:value-type="float">
            <text:p><text:s/>39 515 </text:p>
          </table:table-cell>
          <table:table-cell table:style-name="ce5" office:value-type="float" office:value="40470" calcext:value-type="float">
            <text:p><text:s/>40 470 </text:p>
          </table:table-cell>
          <table:table-cell table:style-name="ce5" office:value-type="float" office:value="41944" calcext:value-type="float">
            <text:p><text:s/>41 944 </text:p>
          </table:table-cell>
          <table:table-cell table:style-name="ce5" office:value-type="float" office:value="42768" calcext:value-type="float">
            <text:p><text:s/>42 768 </text:p>
          </table:table-cell>
          <table:table-cell table:style-name="ce5" office:value-type="float" office:value="42483" calcext:value-type="float">
            <text:p><text:s/>42 483 </text:p>
          </table:table-cell>
          <table:table-cell table:style-name="ce5" office:value-type="float" office:value="42931" calcext:value-type="float">
            <text:p><text:s/>42 931 </text:p>
          </table:table-cell>
          <table:table-cell table:style-name="ce5" office:value-type="float" office:value="44565" calcext:value-type="float">
            <text:p><text:s/>44 565 </text:p>
          </table:table-cell>
          <table:table-cell table:style-name="ce5" office:value-type="float" office:value="49413" calcext:value-type="float">
            <text:p><text:s/>49 413 </text:p>
          </table:table-cell>
          <table:table-cell table:style-name="ce5" office:value-type="float" office:value="47857" calcext:value-type="float">
            <text:p><text:s/>47 857 </text:p>
          </table:table-cell>
          <table:table-cell table:style-name="ce5" office:value-type="float" office:value="46484" calcext:value-type="float">
            <text:p><text:s/>46 484 </text:p>
          </table:table-cell>
          <table:table-cell table:style-name="ce5" office:value-type="float" office:value="45103" calcext:value-type="float">
            <text:p><text:s/>45 103 </text:p>
          </table:table-cell>
          <table:table-cell table:style-name="ce5" office:value-type="float" office:value="43523" calcext:value-type="float">
            <text:p><text:s/>43 523 </text:p>
          </table:table-cell>
          <table:table-cell table:style-name="ce5" office:value-type="float" office:value="48229" calcext:value-type="float">
            <text:p><text:s/>48 229 </text:p>
          </table:table-cell>
          <table:table-cell table:style-name="ce5" office:value-type="float" office:value="47260" calcext:value-type="float">
            <text:p><text:s/>47 260 </text:p>
          </table:table-cell>
          <table:table-cell table:style-name="ce5" office:value-type="float" office:value="46669" calcext:value-type="float">
            <text:p><text:s/>46 669 </text:p>
          </table:table-cell>
          <table:table-cell table:style-name="ce5" office:value-type="float" office:value="46245" calcext:value-type="float">
            <text:p><text:s/>46 245 </text:p>
          </table:table-cell>
          <table:table-cell table:style-name="ce5" office:value-type="float" office:value="45420" calcext:value-type="float">
            <text:p><text:s/>45 420 </text:p>
          </table:table-cell>
          <table:table-cell table:style-name="ce5" office:value-type="float" office:value="48056" calcext:value-type="float">
            <text:p><text:s/>48 056 </text:p>
          </table:table-cell>
          <table:table-cell table:style-name="ce5" office:value-type="float" office:value="49205" calcext:value-type="float">
            <text:p><text:s/>49 205 </text:p>
          </table:table-cell>
          <table:table-cell table:style-name="ce5" office:value-type="float" office:value="48610" calcext:value-type="float">
            <text:p><text:s/>48 610 </text:p>
          </table:table-cell>
          <table:table-cell table:style-name="ce5" office:value-type="float" office:value="48275" calcext:value-type="float">
            <text:p><text:s/>48 275 </text:p>
          </table:table-cell>
          <table:table-cell table:style-name="ce5" office:value-type="float" office:value="46407" calcext:value-type="float">
            <text:p><text:s/>46 407 </text:p>
          </table:table-cell>
          <table:table-cell table:style-name="ce5" office:value-type="float" office:value="50985" calcext:value-type="float">
            <text:p><text:s/>50 985 </text:p>
          </table:table-cell>
          <table:table-cell table:style-name="ce5" office:value-type="float" office:value="51387" calcext:value-type="float">
            <text:p><text:s/>51 387 </text:p>
          </table:table-cell>
          <table:table-cell table:style-name="ce5" office:value-type="float" office:value="52383" calcext:value-type="float">
            <text:p><text:s/>52 383 </text:p>
          </table:table-cell>
          <table:table-cell table:style-name="ce5" office:value-type="float" office:value="52993" calcext:value-type="float">
            <text:p><text:s/>52 993 </text:p>
          </table:table-cell>
          <table:table-cell table:style-name="ce5" office:value-type="float" office:value="54070" calcext:value-type="float">
            <text:p><text:s/>54 070 </text:p>
          </table:table-cell>
          <table:table-cell table:style-name="ce5" office:value-type="float" office:value="57196" calcext:value-type="float">
            <text:p><text:s/>57 196 </text:p>
          </table:table-cell>
          <table:table-cell table:style-name="ce5" office:value-type="float" office:value="57924" calcext:value-type="float">
            <text:p><text:s/>57 924 </text:p>
          </table:table-cell>
          <table:table-cell table:style-name="ce5" office:value-type="float" office:value="58864" calcext:value-type="float">
            <text:p><text:s/>58 864 </text:p>
          </table:table-cell>
          <table:table-cell table:style-name="ce5" office:value-type="float" office:value="61586" calcext:value-type="float">
            <text:p><text:s/>61 586 </text:p>
          </table:table-cell>
          <table:table-cell table:style-name="ce5" office:value-type="float" office:value="61699" calcext:value-type="float">
            <text:p><text:s/>61 699 </text:p>
          </table:table-cell>
          <table:table-cell table:style-name="ce5" office:value-type="float" office:value="64804" calcext:value-type="float">
            <text:p><text:s/>64 804 </text:p>
          </table:table-cell>
          <table:table-cell table:style-name="ce5" office:value-type="float" office:value="65410" calcext:value-type="float">
            <text:p><text:s/>65 410 </text:p>
          </table:table-cell>
          <table:table-cell table:style-name="ce5" office:value-type="float" office:value="64326" calcext:value-type="float">
            <text:p><text:s/>64 326 </text:p>
          </table:table-cell>
          <table:table-cell table:style-name="ce5" office:value-type="float" office:value="65876" calcext:value-type="float">
            <text:p><text:s/>65 876 </text:p>
          </table:table-cell>
          <table:table-cell table:style-name="ce5" office:value-type="float" office:value="67190" calcext:value-type="float">
            <text:p><text:s/>67 190 </text:p>
          </table:table-cell>
          <table:table-cell table:style-name="ce5" office:value-type="float" office:value="68156" calcext:value-type="float">
            <text:p><text:s/>68 156 </text:p>
          </table:table-cell>
          <table:table-cell table:style-name="ce5" office:value-type="float" office:value="68287" calcext:value-type="float">
            <text:p><text:s/>68 287 </text:p>
          </table:table-cell>
          <table:table-cell table:style-name="ce10" office:value-type="float" office:value="70918" calcext:value-type="float">
            <text:p><text:s/>70 918 </text:p>
          </table:table-cell>
          <table:table-cell table:style-name="ce10" office:value-type="float" office:value="69758" calcext:value-type="float">
            <text:p><text:s/>69 758 </text:p>
          </table:table-cell>
          <table:table-cell table:style-name="ce10" office:value-type="float" office:value="70505" calcext:value-type="float">
            <text:p><text:s/>70 505 </text:p>
          </table:table-cell>
          <table:table-cell table:style-name="ce10" office:value-type="float" office:value="67700" calcext:value-type="float">
            <text:p><text:s/>67 700 </text:p>
          </table:table-cell>
          <table:table-cell table:style-name="ce10" office:value-type="float" office:value="70010" calcext:value-type="float">
            <text:p><text:s/>70 010 </text:p>
          </table:table-cell>
          <table:table-cell table:style-name="ce10" office:value-type="float" office:value="68510" calcext:value-type="float">
            <text:p><text:s/>68 510 </text:p>
          </table:table-cell>
          <table:table-cell table:style-name="ce10" office:value-type="float" office:value="68426" calcext:value-type="float">
            <text:p><text:s/>68 426 </text:p>
          </table:table-cell>
          <table:table-cell table:style-name="ce10" office:value-type="float" office:value="61909" calcext:value-type="float">
            <text:p><text:s/>61 909 </text:p>
          </table:table-cell>
          <table:table-cell table:style-name="ce10" office:value-type="float" office:value="60723" calcext:value-type="float">
            <text:p><text:s/>60 723 </text:p>
          </table:table-cell>
          <table:table-cell table:style-name="ce10" office:value-type="float" office:value="58831" calcext:value-type="float">
            <text:p><text:s/>58 831 </text:p>
          </table:table-cell>
          <table:table-cell table:style-name="ce10" office:value-type="float" office:value="60301" calcext:value-type="float">
            <text:p><text:s/>60 301 </text:p>
          </table:table-cell>
          <table:table-cell table:style-name="ce10" office:value-type="float" office:value="62119" calcext:value-type="float">
            <text:p><text:s/>62 119 </text:p>
          </table:table-cell>
          <table:table-cell table:style-name="ce10" office:value-type="float" office:value="72982" calcext:value-type="float">
            <text:p><text:s/>72 982 </text:p>
          </table:table-cell>
          <table:table-cell table:style-name="ce10" office:value-type="float" office:value="73784" calcext:value-type="float">
            <text:p><text:s/>73 784 </text:p>
          </table:table-cell>
          <table:table-cell table:style-name="ce10" office:value-type="float" office:value="72164" calcext:value-type="float">
            <text:p><text:s/>72 164 </text:p>
          </table:table-cell>
          <table:table-cell table:style-name="ce10" office:value-type="float" office:value="72708" calcext:value-type="float">
            <text:p><text:s/>72 708 </text:p>
          </table:table-cell>
          <table:table-cell table:style-name="ce10" office:value-type="float" office:value="71955" calcext:value-type="float">
            <text:p><text:s/>71 955 </text:p>
          </table:table-cell>
          <table:table-cell table:style-name="ce10" office:value-type="float" office:value="72416" calcext:value-type="float">
            <text:p><text:s/>72 416 </text:p>
          </table:table-cell>
          <table:table-cell table:style-name="ce10" office:value-type="float" office:value="72711" calcext:value-type="float">
            <text:p><text:s/>72 711 </text:p>
          </table:table-cell>
          <table:table-cell table:style-name="ce10" office:value-type="float" office:value="71710" calcext:value-type="float">
            <text:p><text:s/>71 710 </text:p>
          </table:table-cell>
          <table:table-cell table:style-name="ce10" office:value-type="float" office:value="72956" calcext:value-type="float">
            <text:p><text:s/>72 956 </text:p>
          </table:table-cell>
          <table:table-cell table:style-name="ce10" office:value-type="float" office:value="73860" calcext:value-type="float">
            <text:p><text:s/>73 860 </text:p>
          </table:table-cell>
          <table:table-cell table:style-name="ce10" office:value-type="float" office:value="75888" calcext:value-type="float">
            <text:p><text:s/>75 888 </text:p>
          </table:table-cell>
          <table:table-cell table:style-name="ce10" office:value-type="float" office:value="74569" calcext:value-type="float">
            <text:p><text:s/>74 569 </text:p>
          </table:table-cell>
          <table:table-cell table:style-name="ce10" office:value-type="float" office:value="75588" calcext:value-type="float">
            <text:p><text:s/>75 588 </text:p>
          </table:table-cell>
          <table:table-cell table:style-name="ce10" office:value-type="float" office:value="76130" calcext:value-type="float">
            <text:p><text:s/>76 130 </text:p>
          </table:table-cell>
          <table:table-cell table:style-name="ce10" office:value-type="float" office:value="77406" calcext:value-type="float">
            <text:p><text:s/>77 406 </text:p>
          </table:table-cell>
          <table:table-cell table:style-name="ce10" office:value-type="float" office:value="78035" calcext:value-type="float">
            <text:p><text:s/>78 035 </text:p>
          </table:table-cell>
          <table:table-cell table:style-name="ce10" office:value-type="float" office:value="78088" calcext:value-type="float">
            <text:p><text:s/>78 088 </text:p>
          </table:table-cell>
          <table:table-cell table:style-name="ce10" office:value-type="float" office:value="77012" calcext:value-type="float">
            <text:p><text:s/>77 012 </text:p>
          </table:table-cell>
          <table:table-cell table:style-name="ce10" office:value-type="float" office:value="78743" calcext:value-type="float">
            <text:p><text:s/>78 743 </text:p>
          </table:table-cell>
          <table:table-cell table:style-name="ce10" office:value-type="float" office:value="80063" calcext:value-type="float">
            <text:p><text:s/>80 063 </text:p>
          </table:table-cell>
          <table:table-cell table:style-name="ce10" office:value-type="float" office:value="81348" calcext:value-type="float">
            <text:p><text:s/>81 348 </text:p>
          </table:table-cell>
          <table:table-cell table:style-name="ce10" office:value-type="float" office:value="85794" calcext:value-type="float">
            <text:p><text:s/>85 794 </text:p>
          </table:table-cell>
          <table:table-cell table:style-name="ce10" office:value-type="float" office:value="91193" calcext:value-type="float">
            <text:p><text:s/>91 193 </text:p>
          </table:table-cell>
          <table:table-cell table:style-name="ce10" office:value-type="float" office:value="94024" calcext:value-type="float">
            <text:p><text:s/>94 024 </text:p>
          </table:table-cell>
          <table:table-cell table:style-name="ce10" office:value-type="float" office:value="96216" calcext:value-type="float">
            <text:p><text:s/>96 216 </text:p>
          </table:table-cell>
          <table:table-cell table:style-name="ce10" office:value-type="float" office:value="96557" calcext:value-type="float">
            <text:p><text:s/>96 557 </text:p>
          </table:table-cell>
          <table:table-cell table:style-name="ce10" office:value-type="float" office:value="99565" calcext:value-type="float">
            <text:p><text:s/>99 565 </text:p>
          </table:table-cell>
          <table:table-cell table:style-name="ce10" office:value-type="float" office:value="98813" calcext:value-type="float">
            <text:p><text:s/>98 813 </text:p>
          </table:table-cell>
          <table:table-cell table:style-name="ce10" office:value-type="float" office:value="99622" calcext:value-type="float">
            <text:p><text:s/>99 622 </text:p>
          </table:table-cell>
          <table:table-cell table:style-name="ce10" office:value-type="float" office:value="97922" calcext:value-type="float">
            <text:p><text:s/>97 922 </text:p>
          </table:table-cell>
          <table:table-cell table:style-name="ce10" office:value-type="float" office:value="98692" calcext:value-type="float">
            <text:p><text:s/>98 692 </text:p>
          </table:table-cell>
          <table:table-cell table:style-name="ce10" office:value-type="float" office:value="95296" calcext:value-type="float">
            <text:p><text:s/>95 296 </text:p>
          </table:table-cell>
          <table:table-cell table:style-name="ce13" office:value-type="float" office:value="98656" calcext:value-type="float">
            <text:p><text:s/>98 656 </text:p>
          </table:table-cell>
          <table:table-cell table:style-name="ce13" office:value-type="float" office:value="98294" calcext:value-type="float">
            <text:p><text:s/>98 294 </text:p>
          </table:table-cell>
          <table:table-cell table:style-name="ce13" office:value-type="float" office:value="100917" calcext:value-type="float">
            <text:p><text:s/>100 917 </text:p>
          </table:table-cell>
          <table:table-cell table:style-name="ce13" office:value-type="float" office:value="103299" calcext:value-type="float">
            <text:p><text:s/>103 299 </text:p>
          </table:table-cell>
          <table:table-cell table:style-name="ce13" office:value-type="float" office:value="107476" calcext:value-type="float">
            <text:p><text:s/>107 476 </text:p>
          </table:table-cell>
          <table:table-cell table:style-name="ce13" office:value-type="float" office:value="110352" calcext:value-type="float">
            <text:p><text:s/>110 352 </text:p>
          </table:table-cell>
          <table:table-cell table:style-name="ce14" office:value-type="float" office:value="112578" calcext:value-type="float">
            <text:p>112578</text:p>
          </table:table-cell>
          <table:table-cell table:style-name="ce14" office:value-type="float" office:value="116703" calcext:value-type="float">
            <text:p>116703</text:p>
          </table:table-cell>
          <table:table-cell table:style-name="ce14" office:value-type="float" office:value="120128" calcext:value-type="float">
            <text:p>120128</text:p>
          </table:table-cell>
          <table:table-cell table:number-columns-repeated="87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float" office:value="24214" calcext:value-type="float">
            <text:p><text:s/>24 214 </text:p>
          </table:table-cell>
          <table:table-cell table:style-name="ce5" office:value-type="float" office:value="24306" calcext:value-type="float">
            <text:p><text:s/>24 306 </text:p>
          </table:table-cell>
          <table:table-cell table:style-name="ce5" office:value-type="float" office:value="24148" calcext:value-type="float">
            <text:p><text:s/>24 148 </text:p>
          </table:table-cell>
          <table:table-cell table:style-name="ce5" office:value-type="float" office:value="24044" calcext:value-type="float">
            <text:p><text:s/>24 044 </text:p>
          </table:table-cell>
          <table:table-cell table:style-name="ce5" office:value-type="float" office:value="24000" calcext:value-type="float">
            <text:p><text:s/>24 000 </text:p>
          </table:table-cell>
          <table:table-cell table:style-name="ce5" office:value-type="float" office:value="24021" calcext:value-type="float">
            <text:p><text:s/>24 021 </text:p>
          </table:table-cell>
          <table:table-cell table:style-name="ce5" office:value-type="float" office:value="24111" calcext:value-type="float">
            <text:p><text:s/>24 111 </text:p>
          </table:table-cell>
          <table:table-cell table:style-name="ce5" office:value-type="float" office:value="24225" calcext:value-type="float">
            <text:p><text:s/>24 225 </text:p>
          </table:table-cell>
          <table:table-cell table:style-name="ce5" office:value-type="float" office:value="24376" calcext:value-type="float">
            <text:p><text:s/>24 376 </text:p>
          </table:table-cell>
          <table:table-cell table:style-name="ce5" office:value-type="float" office:value="24567" calcext:value-type="float">
            <text:p><text:s/>24 567 </text:p>
          </table:table-cell>
          <table:table-cell table:style-name="ce5" office:value-type="float" office:value="24800" calcext:value-type="float">
            <text:p><text:s/>24 800 </text:p>
          </table:table-cell>
          <table:table-cell table:style-name="ce5" office:value-type="float" office:value="24867" calcext:value-type="float">
            <text:p><text:s/>24 867 </text:p>
          </table:table-cell>
          <table:table-cell table:style-name="ce5" office:value-type="float" office:value="25076" calcext:value-type="float">
            <text:p><text:s/>25 076 </text:p>
          </table:table-cell>
          <table:table-cell table:style-name="ce5" office:value-type="float" office:value="25348" calcext:value-type="float">
            <text:p><text:s/>25 348 </text:p>
          </table:table-cell>
          <table:table-cell table:style-name="ce5" office:value-type="float" office:value="25693" calcext:value-type="float">
            <text:p><text:s/>25 693 </text:p>
          </table:table-cell>
          <table:table-cell table:style-name="ce5" office:value-type="float" office:value="26120" calcext:value-type="float">
            <text:p><text:s/>26 120 </text:p>
          </table:table-cell>
          <table:table-cell table:style-name="ce5" office:value-type="float" office:value="26641" calcext:value-type="float">
            <text:p><text:s/>26 641 </text:p>
          </table:table-cell>
          <table:table-cell table:style-name="ce5" office:value-type="float" office:value="26812" calcext:value-type="float">
            <text:p><text:s/>26 812 </text:p>
          </table:table-cell>
          <table:table-cell table:style-name="ce5" office:value-type="float" office:value="27022" calcext:value-type="float">
            <text:p><text:s/>27 022 </text:p>
          </table:table-cell>
          <table:table-cell table:style-name="ce5" office:value-type="float" office:value="27271" calcext:value-type="float">
            <text:p><text:s/>27 271 </text:p>
          </table:table-cell>
          <table:table-cell table:style-name="ce5" office:value-type="float" office:value="27564" calcext:value-type="float">
            <text:p><text:s/>27 564 </text:p>
          </table:table-cell>
          <table:table-cell table:style-name="ce5" office:value-type="float" office:value="27733" calcext:value-type="float">
            <text:p><text:s/>27 733 </text:p>
          </table:table-cell>
          <table:table-cell table:style-name="ce5" office:value-type="float" office:value="27494" calcext:value-type="float">
            <text:p><text:s/>27 494 </text:p>
          </table:table-cell>
          <table:table-cell table:style-name="ce5" office:value-type="float" office:value="27413" calcext:value-type="float">
            <text:p><text:s/>27 413 </text:p>
          </table:table-cell>
          <table:table-cell table:style-name="ce5" office:value-type="float" office:value="27236" calcext:value-type="float">
            <text:p><text:s/>27 236 </text:p>
          </table:table-cell>
          <table:table-cell table:style-name="ce5" office:value-type="float" office:value="27223" calcext:value-type="float">
            <text:p><text:s/>27 223 </text:p>
          </table:table-cell>
          <table:table-cell table:style-name="ce5" office:value-type="float" office:value="27334" calcext:value-type="float">
            <text:p><text:s/>27 334 </text:p>
          </table:table-cell>
          <table:table-cell table:style-name="ce5" office:value-type="float" office:value="27532" calcext:value-type="float">
            <text:p><text:s/>27 532 </text:p>
          </table:table-cell>
          <table:table-cell table:style-name="ce5" office:value-type="float" office:value="27809" calcext:value-type="float">
            <text:p><text:s/>27 809 </text:p>
          </table:table-cell>
          <table:table-cell table:style-name="ce5" office:value-type="float" office:value="28209" calcext:value-type="float">
            <text:p><text:s/>28 209 </text:p>
          </table:table-cell>
          <table:table-cell table:style-name="ce5" office:value-type="float" office:value="28506" calcext:value-type="float">
            <text:p><text:s/>28 506 </text:p>
          </table:table-cell>
          <table:table-cell table:style-name="ce5" office:value-type="float" office:value="28741" calcext:value-type="float">
            <text:p><text:s/>28 741 </text:p>
          </table:table-cell>
          <table:table-cell table:style-name="ce5" office:value-type="float" office:value="29113" calcext:value-type="float">
            <text:p><text:s/>29 113 </text:p>
          </table:table-cell>
          <table:table-cell table:style-name="ce5" office:value-type="float" office:value="29371" calcext:value-type="float">
            <text:p><text:s/>29 371 </text:p>
          </table:table-cell>
          <table:table-cell table:style-name="ce5" office:value-type="float" office:value="29645" calcext:value-type="float">
            <text:p><text:s/>29 645 </text:p>
          </table:table-cell>
          <table:table-cell table:style-name="ce5" office:value-type="float" office:value="29649" calcext:value-type="float">
            <text:p><text:s/>29 649 </text:p>
          </table:table-cell>
          <table:table-cell table:style-name="ce5" office:value-type="float" office:value="29857" calcext:value-type="float">
            <text:p><text:s/>29 857 </text:p>
          </table:table-cell>
          <table:table-cell table:style-name="ce5" office:value-type="float" office:value="29594" calcext:value-type="float">
            <text:p><text:s/>29 594 </text:p>
          </table:table-cell>
          <table:table-cell table:style-name="ce5" office:value-type="float" office:value="29497" calcext:value-type="float">
            <text:p><text:s/>29 497 </text:p>
          </table:table-cell>
          <table:table-cell table:style-name="ce5" office:value-type="float" office:value="29263" calcext:value-type="float">
            <text:p><text:s/>29 263 </text:p>
          </table:table-cell>
          <table:table-cell table:style-name="ce5" office:value-type="float" office:value="29060" calcext:value-type="float">
            <text:p><text:s/>29 060 </text:p>
          </table:table-cell>
          <table:table-cell table:style-name="ce5" office:value-type="float" office:value="28898" calcext:value-type="float">
            <text:p><text:s/>28 898 </text:p>
          </table:table-cell>
          <table:table-cell table:style-name="ce5" office:value-type="float" office:value="28832" calcext:value-type="float">
            <text:p><text:s/>28 832 </text:p>
          </table:table-cell>
          <table:table-cell table:style-name="ce5" office:value-type="float" office:value="28700" calcext:value-type="float">
            <text:p><text:s/>28 700 </text:p>
          </table:table-cell>
          <table:table-cell table:style-name="ce5" office:value-type="float" office:value="28674" calcext:value-type="float">
            <text:p><text:s/>28 674 </text:p>
          </table:table-cell>
          <table:table-cell table:style-name="ce5" office:value-type="float" office:value="28562" calcext:value-type="float">
            <text:p><text:s/>28 562 </text:p>
          </table:table-cell>
          <table:table-cell table:style-name="ce5" office:value-type="float" office:value="28763" calcext:value-type="float">
            <text:p><text:s/>28 763 </text:p>
          </table:table-cell>
          <table:table-cell table:style-name="ce5" office:value-type="float" office:value="29495" calcext:value-type="float">
            <text:p><text:s/>29 495 </text:p>
          </table:table-cell>
          <table:table-cell table:style-name="ce5" office:value-type="float" office:value="30359" calcext:value-type="float">
            <text:p><text:s/>30 359 </text:p>
          </table:table-cell>
          <table:table-cell table:style-name="ce5" office:value-type="float" office:value="31292" calcext:value-type="float">
            <text:p><text:s/>31 292 </text:p>
          </table:table-cell>
          <table:table-cell table:style-name="ce5" office:value-type="float" office:value="32290" calcext:value-type="float">
            <text:p><text:s/>32 290 </text:p>
          </table:table-cell>
          <table:table-cell table:style-name="ce5" office:value-type="float" office:value="33342" calcext:value-type="float">
            <text:p><text:s/>33 342 </text:p>
          </table:table-cell>
          <table:table-cell table:style-name="ce5" office:value-type="float" office:value="33907" calcext:value-type="float">
            <text:p><text:s/>33 907 </text:p>
          </table:table-cell>
          <table:table-cell table:style-name="ce5" office:value-type="float" office:value="34484" calcext:value-type="float">
            <text:p><text:s/>34 484 </text:p>
          </table:table-cell>
          <table:table-cell table:style-name="ce5" office:value-type="float" office:value="35112" calcext:value-type="float">
            <text:p><text:s/>35 112 </text:p>
          </table:table-cell>
          <table:table-cell table:style-name="ce5" office:value-type="float" office:value="35873" calcext:value-type="float">
            <text:p><text:s/>35 873 </text:p>
          </table:table-cell>
          <table:table-cell table:style-name="ce5" office:value-type="float" office:value="36754" calcext:value-type="float">
            <text:p><text:s/>36 754 </text:p>
          </table:table-cell>
          <table:table-cell table:style-name="ce5" office:value-type="float" office:value="37010" calcext:value-type="float">
            <text:p><text:s/>37 010 </text:p>
          </table:table-cell>
          <table:table-cell table:style-name="ce5" office:value-type="float" office:value="37140" calcext:value-type="float">
            <text:p><text:s/>37 140 </text:p>
          </table:table-cell>
          <table:table-cell table:style-name="ce5" office:value-type="float" office:value="37446" calcext:value-type="float">
            <text:p><text:s/>37 446 </text:p>
          </table:table-cell>
          <table:table-cell table:style-name="ce5" office:value-type="float" office:value="37828" calcext:value-type="float">
            <text:p><text:s/>37 828 </text:p>
          </table:table-cell>
          <table:table-cell table:style-name="ce5" office:value-type="float" office:value="38273" calcext:value-type="float">
            <text:p><text:s/>38 273 </text:p>
          </table:table-cell>
          <table:table-cell table:style-name="ce5" office:value-type="float" office:value="38866" calcext:value-type="float">
            <text:p><text:s/>38 866 </text:p>
          </table:table-cell>
          <table:table-cell table:style-name="ce5" office:value-type="float" office:value="39985" calcext:value-type="float">
            <text:p><text:s/>39 985 </text:p>
          </table:table-cell>
          <table:table-cell table:style-name="ce5" office:value-type="float" office:value="41357" calcext:value-type="float">
            <text:p><text:s/>41 357 </text:p>
          </table:table-cell>
          <table:table-cell table:style-name="ce5" office:value-type="float" office:value="42171" calcext:value-type="float">
            <text:p><text:s/>42 171 </text:p>
          </table:table-cell>
          <table:table-cell table:style-name="ce5" office:value-type="float" office:value="41786" calcext:value-type="float">
            <text:p><text:s/>41 786 </text:p>
          </table:table-cell>
          <table:table-cell table:style-name="ce5" office:value-type="float" office:value="42245" calcext:value-type="float">
            <text:p><text:s/>42 245 </text:p>
          </table:table-cell>
          <table:table-cell table:style-name="ce5" office:value-type="float" office:value="43808" calcext:value-type="float">
            <text:p><text:s/>43 808 </text:p>
          </table:table-cell>
          <table:table-cell table:style-name="ce5" office:value-type="float" office:value="48725" calcext:value-type="float">
            <text:p><text:s/>48 725 </text:p>
          </table:table-cell>
          <table:table-cell table:style-name="ce5" office:value-type="float" office:value="47200" calcext:value-type="float">
            <text:p><text:s/>47 200 </text:p>
          </table:table-cell>
          <table:table-cell table:style-name="ce5" office:value-type="float" office:value="46015" calcext:value-type="float">
            <text:p><text:s/>46 015 </text:p>
          </table:table-cell>
          <table:table-cell table:style-name="ce5" office:value-type="float" office:value="44511" calcext:value-type="float">
            <text:p><text:s/>44 511 </text:p>
          </table:table-cell>
          <table:table-cell table:style-name="ce5" office:value-type="float" office:value="43065" calcext:value-type="float">
            <text:p><text:s/>43 065 </text:p>
          </table:table-cell>
          <table:table-cell table:style-name="ce5" office:value-type="float" office:value="47398" calcext:value-type="float">
            <text:p><text:s/>47 398 </text:p>
          </table:table-cell>
          <table:table-cell table:style-name="ce5" office:value-type="float" office:value="46699" calcext:value-type="float">
            <text:p><text:s/>46 699 </text:p>
          </table:table-cell>
          <table:table-cell table:style-name="ce5" office:value-type="float" office:value="46180" calcext:value-type="float">
            <text:p><text:s/>46 180 </text:p>
          </table:table-cell>
          <table:table-cell table:style-name="ce5" office:value-type="float" office:value="45807" calcext:value-type="float">
            <text:p><text:s/>45 807 </text:p>
          </table:table-cell>
          <table:table-cell table:style-name="ce5" office:value-type="float" office:value="44970" calcext:value-type="float">
            <text:p><text:s/>44 970 </text:p>
          </table:table-cell>
          <table:table-cell table:style-name="ce5" office:value-type="float" office:value="47458" calcext:value-type="float">
            <text:p><text:s/>47 458 </text:p>
          </table:table-cell>
          <table:table-cell table:style-name="ce5" office:value-type="float" office:value="48776" calcext:value-type="float">
            <text:p><text:s/>48 776 </text:p>
          </table:table-cell>
          <table:table-cell table:style-name="ce5" office:value-type="float" office:value="48212" calcext:value-type="float">
            <text:p><text:s/>48 212 </text:p>
          </table:table-cell>
          <table:table-cell table:style-name="ce5" office:value-type="float" office:value="47918" calcext:value-type="float">
            <text:p><text:s/>47 918 </text:p>
          </table:table-cell>
          <table:table-cell table:style-name="ce5" office:value-type="float" office:value="46056" calcext:value-type="float">
            <text:p><text:s/>46 056 </text:p>
          </table:table-cell>
          <table:table-cell table:style-name="ce5" office:value-type="float" office:value="50398" calcext:value-type="float">
            <text:p><text:s/>50 398 </text:p>
          </table:table-cell>
          <table:table-cell table:style-name="ce5" office:value-type="float" office:value="50458" calcext:value-type="float">
            <text:p><text:s/>50 458 </text:p>
          </table:table-cell>
          <table:table-cell table:style-name="ce5" office:value-type="float" office:value="52034" calcext:value-type="float">
            <text:p><text:s/>52 034 </text:p>
          </table:table-cell>
          <table:table-cell table:style-name="ce5" office:value-type="float" office:value="52622" calcext:value-type="float">
            <text:p><text:s/>52 622 </text:p>
          </table:table-cell>
          <table:table-cell table:style-name="ce5" office:value-type="float" office:value="53768" calcext:value-type="float">
            <text:p><text:s/>53 768 </text:p>
          </table:table-cell>
          <table:table-cell table:style-name="ce5" office:value-type="float" office:value="56852" calcext:value-type="float">
            <text:p><text:s/>56 852 </text:p>
          </table:table-cell>
          <table:table-cell table:style-name="ce5" office:value-type="float" office:value="57485" calcext:value-type="float">
            <text:p><text:s/>57 485 </text:p>
          </table:table-cell>
          <table:table-cell table:style-name="ce5" office:value-type="float" office:value="58427" calcext:value-type="float">
            <text:p><text:s/>58 427 </text:p>
          </table:table-cell>
          <table:table-cell table:style-name="ce5" office:value-type="float" office:value="61092" calcext:value-type="float">
            <text:p><text:s/>61 092 </text:p>
          </table:table-cell>
          <table:table-cell table:style-name="ce5" office:value-type="float" office:value="61221" calcext:value-type="float">
            <text:p><text:s/>61 221 </text:p>
          </table:table-cell>
          <table:table-cell table:style-name="ce5" office:value-type="float" office:value="64382" calcext:value-type="float">
            <text:p><text:s/>64 382 </text:p>
          </table:table-cell>
          <table:table-cell table:style-name="ce5" office:value-type="float" office:value="64963" calcext:value-type="float">
            <text:p><text:s/>64 963 </text:p>
          </table:table-cell>
          <table:table-cell table:style-name="ce5" office:value-type="float" office:value="63876" calcext:value-type="float">
            <text:p><text:s/>63 876 </text:p>
          </table:table-cell>
          <table:table-cell table:style-name="ce5" office:value-type="float" office:value="65484" calcext:value-type="float">
            <text:p><text:s/>65 484 </text:p>
          </table:table-cell>
          <table:table-cell table:style-name="ce5" office:value-type="float" office:value="66807" calcext:value-type="float">
            <text:p><text:s/>66 807 </text:p>
          </table:table-cell>
          <table:table-cell table:style-name="ce5" office:value-type="float" office:value="67817" calcext:value-type="float">
            <text:p><text:s/>67 817 </text:p>
          </table:table-cell>
          <table:table-cell table:style-name="ce10" office:value-type="float" office:value="67594" calcext:value-type="float">
            <text:p><text:s/>67 594 </text:p>
          </table:table-cell>
          <table:table-cell table:style-name="ce10" office:value-type="float" office:value="70447" calcext:value-type="float">
            <text:p><text:s/>70 447 </text:p>
          </table:table-cell>
          <table:table-cell table:style-name="ce10" office:value-type="float" office:value="69339" calcext:value-type="float">
            <text:p><text:s/>69 339 </text:p>
          </table:table-cell>
          <table:table-cell table:style-name="ce10" office:value-type="float" office:value="70043" calcext:value-type="float">
            <text:p><text:s/>70 043 </text:p>
          </table:table-cell>
          <table:table-cell table:style-name="ce10" office:value-type="float" office:value="67321" calcext:value-type="float">
            <text:p><text:s/>67 321 </text:p>
          </table:table-cell>
          <table:table-cell table:style-name="ce10" office:value-type="float" office:value="69587" calcext:value-type="float">
            <text:p><text:s/>69 587 </text:p>
          </table:table-cell>
          <table:table-cell table:style-name="ce10" office:value-type="float" office:value="68131" calcext:value-type="float">
            <text:p><text:s/>68 131 </text:p>
          </table:table-cell>
          <table:table-cell table:style-name="ce10" office:value-type="float" office:value="68132" calcext:value-type="float">
            <text:p><text:s/>68 132 </text:p>
          </table:table-cell>
          <table:table-cell table:style-name="ce10" office:value-type="float" office:value="61629" calcext:value-type="float">
            <text:p><text:s/>61 629 </text:p>
          </table:table-cell>
          <table:table-cell table:style-name="ce10" office:value-type="float" office:value="60413" calcext:value-type="float">
            <text:p><text:s/>60 413 </text:p>
          </table:table-cell>
          <table:table-cell table:style-name="ce10" office:value-type="float" office:value="58627" calcext:value-type="float">
            <text:p><text:s/>58 627 </text:p>
          </table:table-cell>
          <table:table-cell table:style-name="ce10" office:value-type="float" office:value="59949" calcext:value-type="float">
            <text:p><text:s/>59 949 </text:p>
          </table:table-cell>
          <table:table-cell table:style-name="ce10" office:value-type="float" office:value="61823" calcext:value-type="float">
            <text:p><text:s/>61 823 </text:p>
          </table:table-cell>
          <table:table-cell table:style-name="ce10" office:value-type="float" office:value="72372" calcext:value-type="float">
            <text:p><text:s/>72 372 </text:p>
          </table:table-cell>
          <table:table-cell table:style-name="ce10" office:value-type="float" office:value="73379" calcext:value-type="float">
            <text:p><text:s/>73 379 </text:p>
          </table:table-cell>
          <table:table-cell table:style-name="ce10" office:value-type="float" office:value="71369" calcext:value-type="float">
            <text:p><text:s/>71 369 </text:p>
          </table:table-cell>
          <table:table-cell table:style-name="ce10" office:value-type="float" office:value="71922" calcext:value-type="float">
            <text:p><text:s/>71 922 </text:p>
          </table:table-cell>
          <table:table-cell table:style-name="ce10" office:value-type="float" office:value="71265" calcext:value-type="float">
            <text:p><text:s/>71 265 </text:p>
          </table:table-cell>
          <table:table-cell table:style-name="ce10" office:value-type="float" office:value="71896" calcext:value-type="float">
            <text:p><text:s/>71 896 </text:p>
          </table:table-cell>
          <table:table-cell table:style-name="ce10" office:value-type="float" office:value="72207" calcext:value-type="float">
            <text:p><text:s/>72 207 </text:p>
          </table:table-cell>
          <table:table-cell table:style-name="ce10" office:value-type="float" office:value="71320" calcext:value-type="float">
            <text:p><text:s/>71 320 </text:p>
          </table:table-cell>
          <table:table-cell table:style-name="ce10" office:value-type="float" office:value="72568" calcext:value-type="float">
            <text:p><text:s/>72 568 </text:p>
          </table:table-cell>
          <table:table-cell table:style-name="ce10" office:value-type="float" office:value="73470" calcext:value-type="float">
            <text:p><text:s/>73 470 </text:p>
          </table:table-cell>
          <table:table-cell table:style-name="ce10" office:value-type="float" office:value="75303" calcext:value-type="float">
            <text:p><text:s/>75 303 </text:p>
          </table:table-cell>
          <table:table-cell table:style-name="ce10" office:value-type="float" office:value="74054" calcext:value-type="float">
            <text:p><text:s/>74 054 </text:p>
          </table:table-cell>
          <table:table-cell table:style-name="ce10" office:value-type="float" office:value="75043" calcext:value-type="float">
            <text:p><text:s/>75 043 </text:p>
          </table:table-cell>
          <table:table-cell table:style-name="ce10" office:value-type="float" office:value="75603" calcext:value-type="float">
            <text:p><text:s/>75 603 </text:p>
          </table:table-cell>
          <table:table-cell table:style-name="ce10" office:value-type="float" office:value="76881" calcext:value-type="float">
            <text:p><text:s/>76 881 </text:p>
          </table:table-cell>
          <table:table-cell table:style-name="ce10" office:value-type="float" office:value="77588" calcext:value-type="float">
            <text:p><text:s/>77 588 </text:p>
          </table:table-cell>
          <table:table-cell table:style-name="ce10" office:value-type="float" office:value="77543" calcext:value-type="float">
            <text:p><text:s/>77 543 </text:p>
          </table:table-cell>
          <table:table-cell table:style-name="ce10" office:value-type="float" office:value="76512" calcext:value-type="float">
            <text:p><text:s/>76 512 </text:p>
          </table:table-cell>
          <table:table-cell table:style-name="ce10" office:value-type="float" office:value="77882" calcext:value-type="float">
            <text:p><text:s/>77 882 </text:p>
          </table:table-cell>
          <table:table-cell table:style-name="ce10" office:value-type="float" office:value="79270" calcext:value-type="float">
            <text:p><text:s/>79 270 </text:p>
          </table:table-cell>
          <table:table-cell table:style-name="ce10" office:value-type="float" office:value="80731" calcext:value-type="float">
            <text:p><text:s/>80 731 </text:p>
          </table:table-cell>
          <table:table-cell table:style-name="ce10" office:value-type="float" office:value="85126" calcext:value-type="float">
            <text:p><text:s/>85 126 </text:p>
          </table:table-cell>
          <table:table-cell table:style-name="ce10" office:value-type="float" office:value="90588" calcext:value-type="float">
            <text:p><text:s/>90 588 </text:p>
          </table:table-cell>
          <table:table-cell table:style-name="ce10" office:value-type="float" office:value="93122" calcext:value-type="float">
            <text:p><text:s/>93 122 </text:p>
          </table:table-cell>
          <table:table-cell table:style-name="ce10" office:value-type="float" office:value="95387" calcext:value-type="float">
            <text:p><text:s/>95 387 </text:p>
          </table:table-cell>
          <table:table-cell table:style-name="ce10" office:value-type="float" office:value="95926" calcext:value-type="float">
            <text:p><text:s/>95 926 </text:p>
          </table:table-cell>
          <table:table-cell table:style-name="ce10" office:value-type="float" office:value="98956" calcext:value-type="float">
            <text:p><text:s/>98 956 </text:p>
          </table:table-cell>
          <table:table-cell table:style-name="ce10" office:value-type="float" office:value="98165" calcext:value-type="float">
            <text:p><text:s/>98 165 </text:p>
          </table:table-cell>
          <table:table-cell table:style-name="ce10" office:value-type="float" office:value="99240" calcext:value-type="float">
            <text:p><text:s/>99 240 </text:p>
          </table:table-cell>
          <table:table-cell table:style-name="ce10" office:value-type="float" office:value="97666" calcext:value-type="float">
            <text:p><text:s/>97 666 </text:p>
          </table:table-cell>
          <table:table-cell table:style-name="ce10" office:value-type="float" office:value="98271" calcext:value-type="float">
            <text:p><text:s/>98 271 </text:p>
          </table:table-cell>
          <table:table-cell table:style-name="ce13" office:value-type="float" office:value="94915" calcext:value-type="float">
            <text:p><text:s/>94 915 </text:p>
          </table:table-cell>
          <table:table-cell table:style-name="ce13" office:value-type="float" office:value="98225" calcext:value-type="float">
            <text:p><text:s/>98 225 </text:p>
          </table:table-cell>
          <table:table-cell table:style-name="ce13" office:value-type="float" office:value="97877" calcext:value-type="float">
            <text:p><text:s/>97 877 </text:p>
          </table:table-cell>
          <table:table-cell table:style-name="ce13" office:value-type="float" office:value="100693" calcext:value-type="float">
            <text:p><text:s/>100 693 </text:p>
          </table:table-cell>
          <table:table-cell table:style-name="ce13" office:value-type="float" office:value="103438" calcext:value-type="float">
            <text:p><text:s/>103 438 </text:p>
          </table:table-cell>
          <table:table-cell table:style-name="ce13" office:value-type="float" office:value="107389" calcext:value-type="float">
            <text:p><text:s/>107 389 </text:p>
          </table:table-cell>
          <table:table-cell table:style-name="ce14" office:value-type="float" office:value="109975" calcext:value-type="float">
            <text:p>109975</text:p>
          </table:table-cell>
          <table:table-cell table:style-name="ce14" office:value-type="float" office:value="112449" calcext:value-type="float">
            <text:p>112449</text:p>
          </table:table-cell>
          <table:table-cell table:style-name="ce14" office:value-type="float" office:value="116616" calcext:value-type="float">
            <text:p>116616</text:p>
          </table:table-cell>
          <table:table-cell table:number-columns-repeated="87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float" office:value="23509" calcext:value-type="float">
            <text:p><text:s/>23 509 </text:p>
          </table:table-cell>
          <table:table-cell table:style-name="ce5" office:value-type="float" office:value="23555" calcext:value-type="float">
            <text:p><text:s/>23 555 </text:p>
          </table:table-cell>
          <table:table-cell table:style-name="ce5" office:value-type="float" office:value="23671" calcext:value-type="float">
            <text:p><text:s/>23 671 </text:p>
          </table:table-cell>
          <table:table-cell table:style-name="ce5" office:value-type="float" office:value="23534" calcext:value-type="float">
            <text:p><text:s/>23 534 </text:p>
          </table:table-cell>
          <table:table-cell table:style-name="ce5" office:value-type="float" office:value="23454" calcext:value-type="float">
            <text:p><text:s/>23 454 </text:p>
          </table:table-cell>
          <table:table-cell table:style-name="ce5" office:value-type="float" office:value="23433" calcext:value-type="float">
            <text:p><text:s/>23 433 </text:p>
          </table:table-cell>
          <table:table-cell table:style-name="ce5" office:value-type="float" office:value="23479" calcext:value-type="float">
            <text:p><text:s/>23 479 </text:p>
          </table:table-cell>
          <table:table-cell table:style-name="ce5" office:value-type="float" office:value="23596" calcext:value-type="float">
            <text:p><text:s/>23 596 </text:p>
          </table:table-cell>
          <table:table-cell table:style-name="ce5" office:value-type="float" office:value="23720" calcext:value-type="float">
            <text:p><text:s/>23 720 </text:p>
          </table:table-cell>
          <table:table-cell table:style-name="ce5" office:value-type="float" office:value="23881" calcext:value-type="float">
            <text:p><text:s/>23 881 </text:p>
          </table:table-cell>
          <table:table-cell table:style-name="ce5" office:value-type="float" office:value="24083" calcext:value-type="float">
            <text:p><text:s/>24 083 </text:p>
          </table:table-cell>
          <table:table-cell table:style-name="ce5" office:value-type="float" office:value="24098" calcext:value-type="float">
            <text:p><text:s/>24 098 </text:p>
          </table:table-cell>
          <table:table-cell table:style-name="ce5" office:value-type="float" office:value="24195" calcext:value-type="float">
            <text:p><text:s/>24 195 </text:p>
          </table:table-cell>
          <table:table-cell table:style-name="ce5" office:value-type="float" office:value="24418" calcext:value-type="float">
            <text:p><text:s/>24 418 </text:p>
          </table:table-cell>
          <table:table-cell table:style-name="ce5" office:value-type="float" office:value="24707" calcext:value-type="float">
            <text:p><text:s/>24 707 </text:p>
          </table:table-cell>
          <table:table-cell table:style-name="ce5" office:value-type="float" office:value="25071" calcext:value-type="float">
            <text:p><text:s/>25 071 </text:p>
          </table:table-cell>
          <table:table-cell table:style-name="ce5" office:value-type="float" office:value="25520" calcext:value-type="float">
            <text:p><text:s/>25 520 </text:p>
          </table:table-cell>
          <table:table-cell table:style-name="ce5" office:value-type="float" office:value="26065" calcext:value-type="float">
            <text:p><text:s/>26 065 </text:p>
          </table:table-cell>
          <table:table-cell table:style-name="ce5" office:value-type="float" office:value="26244" calcext:value-type="float">
            <text:p><text:s/>26 244 </text:p>
          </table:table-cell>
          <table:table-cell table:style-name="ce5" office:value-type="float" office:value="26461" calcext:value-type="float">
            <text:p><text:s/>26 461 </text:p>
          </table:table-cell>
          <table:table-cell table:style-name="ce5" office:value-type="float" office:value="26720" calcext:value-type="float">
            <text:p><text:s/>26 720 </text:p>
          </table:table-cell>
          <table:table-cell table:style-name="ce5" office:value-type="float" office:value="26956" calcext:value-type="float">
            <text:p><text:s/>26 956 </text:p>
          </table:table-cell>
          <table:table-cell table:style-name="ce5" office:value-type="float" office:value="27016" calcext:value-type="float">
            <text:p><text:s/>27 016 </text:p>
          </table:table-cell>
          <table:table-cell table:style-name="ce5" office:value-type="float" office:value="26807" calcext:value-type="float">
            <text:p><text:s/>26 807 </text:p>
          </table:table-cell>
          <table:table-cell table:style-name="ce5" office:value-type="float" office:value="26743" calcext:value-type="float">
            <text:p><text:s/>26 743 </text:p>
          </table:table-cell>
          <table:table-cell table:style-name="ce5" office:value-type="float" office:value="26519" calcext:value-type="float">
            <text:p><text:s/>26 519 </text:p>
          </table:table-cell>
          <table:table-cell table:style-name="ce5" office:value-type="float" office:value="26564" calcext:value-type="float">
            <text:p><text:s/>26 564 </text:p>
          </table:table-cell>
          <table:table-cell table:style-name="ce5" office:value-type="float" office:value="26699" calcext:value-type="float">
            <text:p><text:s/>26 699 </text:p>
          </table:table-cell>
          <table:table-cell table:style-name="ce5" office:value-type="float" office:value="26892" calcext:value-type="float">
            <text:p><text:s/>26 892 </text:p>
          </table:table-cell>
          <table:table-cell table:style-name="ce5" office:value-type="float" office:value="27201" calcext:value-type="float">
            <text:p><text:s/>27 201 </text:p>
          </table:table-cell>
          <table:table-cell table:style-name="ce5" office:value-type="float" office:value="27579" calcext:value-type="float">
            <text:p><text:s/>27 579 </text:p>
          </table:table-cell>
          <table:table-cell table:style-name="ce5" office:value-type="float" office:value="27949" calcext:value-type="float">
            <text:p><text:s/>27 949 </text:p>
          </table:table-cell>
          <table:table-cell table:style-name="ce5" office:value-type="float" office:value="28195" calcext:value-type="float">
            <text:p><text:s/>28 195 </text:p>
          </table:table-cell>
          <table:table-cell table:style-name="ce5" office:value-type="float" office:value="28511" calcext:value-type="float">
            <text:p><text:s/>28 511 </text:p>
          </table:table-cell>
          <table:table-cell table:style-name="ce5" office:value-type="float" office:value="28765" calcext:value-type="float">
            <text:p><text:s/>28 765 </text:p>
          </table:table-cell>
          <table:table-cell table:style-name="ce5" office:value-type="float" office:value="29020" calcext:value-type="float">
            <text:p><text:s/>29 020 </text:p>
          </table:table-cell>
          <table:table-cell table:style-name="ce5" office:value-type="float" office:value="29111" calcext:value-type="float">
            <text:p><text:s/>29 111 </text:p>
          </table:table-cell>
          <table:table-cell table:style-name="ce5" office:value-type="float" office:value="29348" calcext:value-type="float">
            <text:p><text:s/>29 348 </text:p>
          </table:table-cell>
          <table:table-cell table:style-name="ce5" office:value-type="float" office:value="29098" calcext:value-type="float">
            <text:p><text:s/>29 098 </text:p>
          </table:table-cell>
          <table:table-cell table:style-name="ce5" office:value-type="float" office:value="28942" calcext:value-type="float">
            <text:p><text:s/>28 942 </text:p>
          </table:table-cell>
          <table:table-cell table:style-name="ce5" office:value-type="float" office:value="28696" calcext:value-type="float">
            <text:p><text:s/>28 696 </text:p>
          </table:table-cell>
          <table:table-cell table:style-name="ce5" office:value-type="float" office:value="28482" calcext:value-type="float">
            <text:p><text:s/>28 482 </text:p>
          </table:table-cell>
          <table:table-cell table:style-name="ce5" office:value-type="float" office:value="28375" calcext:value-type="float">
            <text:p><text:s/>28 375 </text:p>
          </table:table-cell>
          <table:table-cell table:style-name="ce5" office:value-type="float" office:value="28265" calcext:value-type="float">
            <text:p><text:s/>28 265 </text:p>
          </table:table-cell>
          <table:table-cell table:style-name="ce5" office:value-type="float" office:value="28172" calcext:value-type="float">
            <text:p><text:s/>28 172 </text:p>
          </table:table-cell>
          <table:table-cell table:style-name="ce5" office:value-type="float" office:value="28127" calcext:value-type="float">
            <text:p><text:s/>28 127 </text:p>
          </table:table-cell>
          <table:table-cell table:style-name="ce5" office:value-type="float" office:value="28033" calcext:value-type="float">
            <text:p><text:s/>28 033 </text:p>
          </table:table-cell>
          <table:table-cell table:style-name="ce5" office:value-type="float" office:value="28232" calcext:value-type="float">
            <text:p><text:s/>28 232 </text:p>
          </table:table-cell>
          <table:table-cell table:style-name="ce5" office:value-type="float" office:value="28926" calcext:value-type="float">
            <text:p><text:s/>28 926 </text:p>
          </table:table-cell>
          <table:table-cell table:style-name="ce5" office:value-type="float" office:value="29795" calcext:value-type="float">
            <text:p><text:s/>29 795 </text:p>
          </table:table-cell>
          <table:table-cell table:style-name="ce5" office:value-type="float" office:value="30728" calcext:value-type="float">
            <text:p><text:s/>30 728 </text:p>
          </table:table-cell>
          <table:table-cell table:style-name="ce5" office:value-type="float" office:value="31720" calcext:value-type="float">
            <text:p><text:s/>31 720 </text:p>
          </table:table-cell>
          <table:table-cell table:style-name="ce5" office:value-type="float" office:value="32713" calcext:value-type="float">
            <text:p><text:s/>32 713 </text:p>
          </table:table-cell>
          <table:table-cell table:style-name="ce5" office:value-type="float" office:value="33300" calcext:value-type="float">
            <text:p><text:s/>33 300 </text:p>
          </table:table-cell>
          <table:table-cell table:style-name="ce5" office:value-type="float" office:value="33872" calcext:value-type="float">
            <text:p><text:s/>33 872 </text:p>
          </table:table-cell>
          <table:table-cell table:style-name="ce5" office:value-type="float" office:value="34513" calcext:value-type="float">
            <text:p><text:s/>34 513 </text:p>
          </table:table-cell>
          <table:table-cell table:style-name="ce5" office:value-type="float" office:value="35253" calcext:value-type="float">
            <text:p><text:s/>35 253 </text:p>
          </table:table-cell>
          <table:table-cell table:style-name="ce5" office:value-type="float" office:value="36132" calcext:value-type="float">
            <text:p><text:s/>36 132 </text:p>
          </table:table-cell>
          <table:table-cell table:style-name="ce5" office:value-type="float" office:value="36174" calcext:value-type="float">
            <text:p><text:s/>36 174 </text:p>
          </table:table-cell>
          <table:table-cell table:style-name="ce5" office:value-type="float" office:value="36485" calcext:value-type="float">
            <text:p><text:s/>36 485 </text:p>
          </table:table-cell>
          <table:table-cell table:style-name="ce5" office:value-type="float" office:value="36778" calcext:value-type="float">
            <text:p><text:s/>36 778 </text:p>
          </table:table-cell>
          <table:table-cell table:style-name="ce5" office:value-type="float" office:value="37224" calcext:value-type="float">
            <text:p><text:s/>37 224 </text:p>
          </table:table-cell>
          <table:table-cell table:style-name="ce5" office:value-type="float" office:value="37636" calcext:value-type="float">
            <text:p><text:s/>37 636 </text:p>
          </table:table-cell>
          <table:table-cell table:style-name="ce5" office:value-type="float" office:value="38225" calcext:value-type="float">
            <text:p><text:s/>38 225 </text:p>
          </table:table-cell>
          <table:table-cell table:style-name="ce5" office:value-type="float" office:value="39448" calcext:value-type="float">
            <text:p><text:s/>39 448 </text:p>
          </table:table-cell>
          <table:table-cell table:style-name="ce5" office:value-type="float" office:value="40777" calcext:value-type="float">
            <text:p><text:s/>40 777 </text:p>
          </table:table-cell>
          <table:table-cell table:style-name="ce5" office:value-type="float" office:value="41569" calcext:value-type="float">
            <text:p><text:s/>41 569 </text:p>
          </table:table-cell>
          <table:table-cell table:style-name="ce5" office:value-type="float" office:value="41095" calcext:value-type="float">
            <text:p><text:s/>41 095 </text:p>
          </table:table-cell>
          <table:table-cell table:style-name="ce5" office:value-type="float" office:value="41512" calcext:value-type="float">
            <text:p><text:s/>41 512 </text:p>
          </table:table-cell>
          <table:table-cell table:style-name="ce5" office:value-type="float" office:value="42948" calcext:value-type="float">
            <text:p><text:s/>42 948 </text:p>
          </table:table-cell>
          <table:table-cell table:style-name="ce5" office:value-type="float" office:value="48019" calcext:value-type="float">
            <text:p><text:s/>48 019 </text:p>
          </table:table-cell>
          <table:table-cell table:style-name="ce5" office:value-type="float" office:value="46710" calcext:value-type="float">
            <text:p><text:s/>46 710 </text:p>
          </table:table-cell>
          <table:table-cell table:style-name="ce5" office:value-type="float" office:value="45369" calcext:value-type="float">
            <text:p><text:s/>45 369 </text:p>
          </table:table-cell>
          <table:table-cell table:style-name="ce5" office:value-type="float" office:value="44076" calcext:value-type="float">
            <text:p><text:s/>44 076 </text:p>
          </table:table-cell>
          <table:table-cell table:style-name="ce5" office:value-type="float" office:value="42528" calcext:value-type="float">
            <text:p><text:s/>42 528 </text:p>
          </table:table-cell>
          <table:table-cell table:style-name="ce5" office:value-type="float" office:value="46475" calcext:value-type="float">
            <text:p><text:s/>46 475 </text:p>
          </table:table-cell>
          <table:table-cell table:style-name="ce5" office:value-type="float" office:value="46064" calcext:value-type="float">
            <text:p><text:s/>46 064 </text:p>
          </table:table-cell>
          <table:table-cell table:style-name="ce5" office:value-type="float" office:value="45700" calcext:value-type="float">
            <text:p><text:s/>45 700 </text:p>
          </table:table-cell>
          <table:table-cell table:style-name="ce5" office:value-type="float" office:value="45271" calcext:value-type="float">
            <text:p><text:s/>45 271 </text:p>
          </table:table-cell>
          <table:table-cell table:style-name="ce5" office:value-type="float" office:value="44533" calcext:value-type="float">
            <text:p><text:s/>44 533 </text:p>
          </table:table-cell>
          <table:table-cell table:style-name="ce5" office:value-type="float" office:value="46845" calcext:value-type="float">
            <text:p><text:s/>46 845 </text:p>
          </table:table-cell>
          <table:table-cell table:style-name="ce5" office:value-type="float" office:value="48342" calcext:value-type="float">
            <text:p><text:s/>48 342 </text:p>
          </table:table-cell>
          <table:table-cell table:style-name="ce5" office:value-type="float" office:value="47651" calcext:value-type="float">
            <text:p><text:s/>47 651 </text:p>
          </table:table-cell>
          <table:table-cell table:style-name="ce5" office:value-type="float" office:value="47509" calcext:value-type="float">
            <text:p><text:s/>47 509 </text:p>
          </table:table-cell>
          <table:table-cell table:style-name="ce5" office:value-type="float" office:value="45633" calcext:value-type="float">
            <text:p><text:s/>45 633 </text:p>
          </table:table-cell>
          <table:table-cell table:style-name="ce5" office:value-type="float" office:value="49743" calcext:value-type="float">
            <text:p><text:s/>49 743 </text:p>
          </table:table-cell>
          <table:table-cell table:style-name="ce5" office:value-type="float" office:value="50122" calcext:value-type="float">
            <text:p><text:s/>50 122 </text:p>
          </table:table-cell>
          <table:table-cell table:style-name="ce5" office:value-type="float" office:value="51667" calcext:value-type="float">
            <text:p><text:s/>51 667 </text:p>
          </table:table-cell>
          <table:table-cell table:style-name="ce5" office:value-type="float" office:value="52266" calcext:value-type="float">
            <text:p><text:s/>52 266 </text:p>
          </table:table-cell>
          <table:table-cell table:style-name="ce5" office:value-type="float" office:value="53444" calcext:value-type="float">
            <text:p><text:s/>53 444 </text:p>
          </table:table-cell>
          <table:table-cell table:style-name="ce5" office:value-type="float" office:value="56436" calcext:value-type="float">
            <text:p><text:s/>56 436 </text:p>
          </table:table-cell>
          <table:table-cell table:style-name="ce5" office:value-type="float" office:value="56981" calcext:value-type="float">
            <text:p><text:s/>56 981 </text:p>
          </table:table-cell>
          <table:table-cell table:style-name="ce5" office:value-type="float" office:value="57912" calcext:value-type="float">
            <text:p><text:s/>57 912 </text:p>
          </table:table-cell>
          <table:table-cell table:style-name="ce5" office:value-type="float" office:value="60593" calcext:value-type="float">
            <text:p><text:s/>60 593 </text:p>
          </table:table-cell>
          <table:table-cell table:style-name="ce5" office:value-type="float" office:value="60758" calcext:value-type="float">
            <text:p><text:s/>60 758 </text:p>
          </table:table-cell>
          <table:table-cell table:style-name="ce5" office:value-type="float" office:value="63837" calcext:value-type="float">
            <text:p><text:s/>63 837 </text:p>
          </table:table-cell>
          <table:table-cell table:style-name="ce5" office:value-type="float" office:value="64548" calcext:value-type="float">
            <text:p><text:s/>64 548 </text:p>
          </table:table-cell>
          <table:table-cell table:style-name="ce5" office:value-type="float" office:value="63434" calcext:value-type="float">
            <text:p><text:s/>63 434 </text:p>
          </table:table-cell>
          <table:table-cell table:style-name="ce5" office:value-type="float" office:value="65086" calcext:value-type="float">
            <text:p><text:s/>65 086 </text:p>
          </table:table-cell>
          <table:table-cell table:style-name="ce5" office:value-type="float" office:value="66432" calcext:value-type="float">
            <text:p><text:s/>66 432 </text:p>
          </table:table-cell>
          <table:table-cell table:style-name="ce10" office:value-type="float" office:value="67230" calcext:value-type="float">
            <text:p><text:s/>67 230 </text:p>
          </table:table-cell>
          <table:table-cell table:style-name="ce10" office:value-type="float" office:value="67110" calcext:value-type="float">
            <text:p><text:s/>67 110 </text:p>
          </table:table-cell>
          <table:table-cell table:style-name="ce10" office:value-type="float" office:value="69968" calcext:value-type="float">
            <text:p><text:s/>69 968 </text:p>
          </table:table-cell>
          <table:table-cell table:style-name="ce10" office:value-type="float" office:value="68897" calcext:value-type="float">
            <text:p><text:s/>68 897 </text:p>
          </table:table-cell>
          <table:table-cell table:style-name="ce10" office:value-type="float" office:value="69552" calcext:value-type="float">
            <text:p><text:s/>69 552 </text:p>
          </table:table-cell>
          <table:table-cell table:style-name="ce10" office:value-type="float" office:value="66876" calcext:value-type="float">
            <text:p><text:s/>66 876 </text:p>
          </table:table-cell>
          <table:table-cell table:style-name="ce10" office:value-type="float" office:value="69168" calcext:value-type="float">
            <text:p><text:s/>69 168 </text:p>
          </table:table-cell>
          <table:table-cell table:style-name="ce10" office:value-type="float" office:value="67766" calcext:value-type="float">
            <text:p><text:s/>67 766 </text:p>
          </table:table-cell>
          <table:table-cell table:style-name="ce10" office:value-type="float" office:value="67749" calcext:value-type="float">
            <text:p><text:s/>67 749 </text:p>
          </table:table-cell>
          <table:table-cell table:style-name="ce10" office:value-type="float" office:value="61273" calcext:value-type="float">
            <text:p><text:s/>61 273 </text:p>
          </table:table-cell>
          <table:table-cell table:style-name="ce10" office:value-type="float" office:value="60154" calcext:value-type="float">
            <text:p><text:s/>60 154 </text:p>
          </table:table-cell>
          <table:table-cell table:style-name="ce10" office:value-type="float" office:value="58237" calcext:value-type="float">
            <text:p><text:s/>58 237 </text:p>
          </table:table-cell>
          <table:table-cell table:style-name="ce10" office:value-type="float" office:value="59679" calcext:value-type="float">
            <text:p><text:s/>59 679 </text:p>
          </table:table-cell>
          <table:table-cell table:style-name="ce10" office:value-type="float" office:value="61471" calcext:value-type="float">
            <text:p><text:s/>61 471 </text:p>
          </table:table-cell>
          <table:table-cell table:style-name="ce10" office:value-type="float" office:value="71867" calcext:value-type="float">
            <text:p><text:s/>71 867 </text:p>
          </table:table-cell>
          <table:table-cell table:style-name="ce10" office:value-type="float" office:value="72638" calcext:value-type="float">
            <text:p><text:s/>72 638 </text:p>
          </table:table-cell>
          <table:table-cell table:style-name="ce10" office:value-type="float" office:value="70648" calcext:value-type="float">
            <text:p><text:s/>70 648 </text:p>
          </table:table-cell>
          <table:table-cell table:style-name="ce10" office:value-type="float" office:value="71203" calcext:value-type="float">
            <text:p><text:s/>71 203 </text:p>
          </table:table-cell>
          <table:table-cell table:style-name="ce10" office:value-type="float" office:value="70675" calcext:value-type="float">
            <text:p><text:s/>70 675 </text:p>
          </table:table-cell>
          <table:table-cell table:style-name="ce10" office:value-type="float" office:value="71354" calcext:value-type="float">
            <text:p><text:s/>71 354 </text:p>
          </table:table-cell>
          <table:table-cell table:style-name="ce10" office:value-type="float" office:value="71721" calcext:value-type="float">
            <text:p><text:s/>71 721 </text:p>
          </table:table-cell>
          <table:table-cell table:style-name="ce10" office:value-type="float" office:value="70880" calcext:value-type="float">
            <text:p><text:s/>70 880 </text:p>
          </table:table-cell>
          <table:table-cell table:style-name="ce10" office:value-type="float" office:value="72087" calcext:value-type="float">
            <text:p><text:s/>72 087 </text:p>
          </table:table-cell>
          <table:table-cell table:style-name="ce10" office:value-type="float" office:value="72863" calcext:value-type="float">
            <text:p><text:s/>72 863 </text:p>
          </table:table-cell>
          <table:table-cell table:style-name="ce10" office:value-type="float" office:value="74668" calcext:value-type="float">
            <text:p><text:s/>74 668 </text:p>
          </table:table-cell>
          <table:table-cell table:style-name="ce10" office:value-type="float" office:value="73479" calcext:value-type="float">
            <text:p><text:s/>73 479 </text:p>
          </table:table-cell>
          <table:table-cell table:style-name="ce10" office:value-type="float" office:value="74498" calcext:value-type="float">
            <text:p><text:s/>74 498 </text:p>
          </table:table-cell>
          <table:table-cell table:style-name="ce10" office:value-type="float" office:value="75014" calcext:value-type="float">
            <text:p><text:s/>75 014 </text:p>
          </table:table-cell>
          <table:table-cell table:style-name="ce10" office:value-type="float" office:value="76335" calcext:value-type="float">
            <text:p><text:s/>76 335 </text:p>
          </table:table-cell>
          <table:table-cell table:style-name="ce10" office:value-type="float" office:value="77000" calcext:value-type="float">
            <text:p><text:s/>77 000 </text:p>
          </table:table-cell>
          <table:table-cell table:style-name="ce10" office:value-type="float" office:value="76952" calcext:value-type="float">
            <text:p><text:s/>76 952 </text:p>
          </table:table-cell>
          <table:table-cell table:style-name="ce10" office:value-type="float" office:value="75312" calcext:value-type="float">
            <text:p><text:s/>75 312 </text:p>
          </table:table-cell>
          <table:table-cell table:style-name="ce10" office:value-type="float" office:value="76949" calcext:value-type="float">
            <text:p><text:s/>76 949 </text:p>
          </table:table-cell>
          <table:table-cell table:style-name="ce10" office:value-type="float" office:value="78622" calcext:value-type="float">
            <text:p><text:s/>78 622 </text:p>
          </table:table-cell>
          <table:table-cell table:style-name="ce10" office:value-type="float" office:value="80084" calcext:value-type="float">
            <text:p><text:s/>80 084 </text:p>
          </table:table-cell>
          <table:table-cell table:style-name="ce10" office:value-type="float" office:value="84484" calcext:value-type="float">
            <text:p><text:s/>84 484 </text:p>
          </table:table-cell>
          <table:table-cell table:style-name="ce10" office:value-type="float" office:value="89580" calcext:value-type="float">
            <text:p><text:s/>89 580 </text:p>
          </table:table-cell>
          <table:table-cell table:style-name="ce10" office:value-type="float" office:value="92229" calcext:value-type="float">
            <text:p><text:s/>92 229 </text:p>
          </table:table-cell>
          <table:table-cell table:style-name="ce10" office:value-type="float" office:value="94559" calcext:value-type="float">
            <text:p><text:s/>94 559 </text:p>
          </table:table-cell>
          <table:table-cell table:style-name="ce10" office:value-type="float" office:value="95262" calcext:value-type="float">
            <text:p><text:s/>95 262 </text:p>
          </table:table-cell>
          <table:table-cell table:style-name="ce10" office:value-type="float" office:value="98200" calcext:value-type="float">
            <text:p><text:s/>98 200 </text:p>
          </table:table-cell>
          <table:table-cell table:style-name="ce10" office:value-type="float" office:value="97575" calcext:value-type="float">
            <text:p><text:s/>97 575 </text:p>
          </table:table-cell>
          <table:table-cell table:style-name="ce10" office:value-type="float" office:value="98942" calcext:value-type="float">
            <text:p><text:s/>98 942 </text:p>
          </table:table-cell>
          <table:table-cell table:style-name="ce10" office:value-type="float" office:value="97202" calcext:value-type="float">
            <text:p><text:s/>97 202 </text:p>
          </table:table-cell>
          <table:table-cell table:style-name="ce13" office:value-type="float" office:value="97840" calcext:value-type="float">
            <text:p><text:s/>97 840 </text:p>
          </table:table-cell>
          <table:table-cell table:style-name="ce13" office:value-type="float" office:value="94465" calcext:value-type="float">
            <text:p><text:s/>94 465 </text:p>
          </table:table-cell>
          <table:table-cell table:style-name="ce13" office:value-type="float" office:value="97774" calcext:value-type="float">
            <text:p><text:s/>97 774 </text:p>
          </table:table-cell>
          <table:table-cell table:style-name="ce13" office:value-type="float" office:value="97512" calcext:value-type="float">
            <text:p><text:s/>97 512 </text:p>
          </table:table-cell>
          <table:table-cell table:style-name="ce13" office:value-type="float" office:value="100715" calcext:value-type="float">
            <text:p><text:s/>100 715 </text:p>
          </table:table-cell>
          <table:table-cell table:style-name="ce13" office:value-type="float" office:value="103251" calcext:value-type="float">
            <text:p><text:s/>103 251 </text:p>
          </table:table-cell>
          <table:table-cell table:style-name="ce14" office:value-type="float" office:value="107046" calcext:value-type="float">
            <text:p>107046</text:p>
          </table:table-cell>
          <table:table-cell table:style-name="ce14" office:value-type="float" office:value="109769" calcext:value-type="float">
            <text:p>109769</text:p>
          </table:table-cell>
          <table:table-cell table:style-name="ce14" office:value-type="float" office:value="112270" calcext:value-type="float">
            <text:p>112270</text:p>
          </table:table-cell>
          <table:table-cell table:number-columns-repeated="87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float" office:value="22824" calcext:value-type="float">
            <text:p><text:s/>22 824 </text:p>
          </table:table-cell>
          <table:table-cell table:style-name="ce5" office:value-type="float" office:value="22829" calcext:value-type="float">
            <text:p><text:s/>22 829 </text:p>
          </table:table-cell>
          <table:table-cell table:style-name="ce5" office:value-type="float" office:value="22897" calcext:value-type="float">
            <text:p><text:s/>22 897 </text:p>
          </table:table-cell>
          <table:table-cell table:style-name="ce5" office:value-type="float" office:value="23035" calcext:value-type="float">
            <text:p><text:s/>23 035 </text:p>
          </table:table-cell>
          <table:table-cell table:style-name="ce5" office:value-type="float" office:value="22921" calcext:value-type="float">
            <text:p><text:s/>22 921 </text:p>
          </table:table-cell>
          <table:table-cell table:style-name="ce5" office:value-type="float" office:value="22863" calcext:value-type="float">
            <text:p><text:s/>22 863 </text:p>
          </table:table-cell>
          <table:table-cell table:style-name="ce5" office:value-type="float" office:value="22867" calcext:value-type="float">
            <text:p><text:s/>22 867 </text:p>
          </table:table-cell>
          <table:table-cell table:style-name="ce5" office:value-type="float" office:value="22938" calcext:value-type="float">
            <text:p><text:s/>22 938 </text:p>
          </table:table-cell>
          <table:table-cell table:style-name="ce5" office:value-type="float" office:value="23082" calcext:value-type="float">
            <text:p><text:s/>23 082 </text:p>
          </table:table-cell>
          <table:table-cell table:style-name="ce5" office:value-type="float" office:value="23216" calcext:value-type="float">
            <text:p><text:s/>23 216 </text:p>
          </table:table-cell>
          <table:table-cell table:style-name="ce5" office:value-type="float" office:value="23387" calcext:value-type="float">
            <text:p><text:s/>23 387 </text:p>
          </table:table-cell>
          <table:table-cell table:style-name="ce5" office:value-type="float" office:value="23355" calcext:value-type="float">
            <text:p><text:s/>23 355 </text:p>
          </table:table-cell>
          <table:table-cell table:style-name="ce5" office:value-type="float" office:value="23396" calcext:value-type="float">
            <text:p><text:s/>23 396 </text:p>
          </table:table-cell>
          <table:table-cell table:style-name="ce5" office:value-type="float" office:value="23524" calcext:value-type="float">
            <text:p><text:s/>23 524 </text:p>
          </table:table-cell>
          <table:table-cell table:style-name="ce5" office:value-type="float" office:value="23761" calcext:value-type="float">
            <text:p><text:s/>23 761 </text:p>
          </table:table-cell>
          <table:table-cell table:style-name="ce5" office:value-type="float" office:value="24066" calcext:value-type="float">
            <text:p><text:s/>24 066 </text:p>
          </table:table-cell>
          <table:table-cell table:style-name="ce5" office:value-type="float" office:value="24448" calcext:value-type="float">
            <text:p><text:s/>24 448 </text:p>
          </table:table-cell>
          <table:table-cell table:style-name="ce5" office:value-type="float" office:value="24920" calcext:value-type="float">
            <text:p><text:s/>24 920 </text:p>
          </table:table-cell>
          <table:table-cell table:style-name="ce5" office:value-type="float" office:value="25490" calcext:value-type="float">
            <text:p><text:s/>25 490 </text:p>
          </table:table-cell>
          <table:table-cell table:style-name="ce5" office:value-type="float" office:value="25676" calcext:value-type="float">
            <text:p><text:s/>25 676 </text:p>
          </table:table-cell>
          <table:table-cell table:style-name="ce5" office:value-type="float" office:value="25901" calcext:value-type="float">
            <text:p><text:s/>25 901 </text:p>
          </table:table-cell>
          <table:table-cell table:style-name="ce5" office:value-type="float" office:value="26121" calcext:value-type="float">
            <text:p><text:s/>26 121 </text:p>
          </table:table-cell>
          <table:table-cell table:style-name="ce5" office:value-type="float" office:value="26270" calcext:value-type="float">
            <text:p><text:s/>26 270 </text:p>
          </table:table-cell>
          <table:table-cell table:style-name="ce5" office:value-type="float" office:value="26324" calcext:value-type="float">
            <text:p><text:s/>26 324 </text:p>
          </table:table-cell>
          <table:table-cell table:style-name="ce5" office:value-type="float" office:value="26096" calcext:value-type="float">
            <text:p><text:s/>26 096 </text:p>
          </table:table-cell>
          <table:table-cell table:style-name="ce5" office:value-type="float" office:value="25997" calcext:value-type="float">
            <text:p><text:s/>25 997 </text:p>
          </table:table-cell>
          <table:table-cell table:style-name="ce5" office:value-type="float" office:value="25846" calcext:value-type="float">
            <text:p><text:s/>25 846 </text:p>
          </table:table-cell>
          <table:table-cell table:style-name="ce5" office:value-type="float" office:value="25879" calcext:value-type="float">
            <text:p><text:s/>25 879 </text:p>
          </table:table-cell>
          <table:table-cell table:style-name="ce5" office:value-type="float" office:value="26005" calcext:value-type="float">
            <text:p><text:s/>26 005 </text:p>
          </table:table-cell>
          <table:table-cell table:style-name="ce5" office:value-type="float" office:value="26313" calcext:value-type="float">
            <text:p><text:s/>26 313 </text:p>
          </table:table-cell>
          <table:table-cell table:style-name="ce5" office:value-type="float" office:value="26544" calcext:value-type="float">
            <text:p><text:s/>26 544 </text:p>
          </table:table-cell>
          <table:table-cell table:style-name="ce5" office:value-type="float" office:value="26999" calcext:value-type="float">
            <text:p><text:s/>26 999 </text:p>
          </table:table-cell>
          <table:table-cell table:style-name="ce5" office:value-type="float" office:value="27337" calcext:value-type="float">
            <text:p><text:s/>27 337 </text:p>
          </table:table-cell>
          <table:table-cell table:style-name="ce5" office:value-type="float" office:value="27640" calcext:value-type="float">
            <text:p><text:s/>27 640 </text:p>
          </table:table-cell>
          <table:table-cell table:style-name="ce5" office:value-type="float" office:value="27866" calcext:value-type="float">
            <text:p><text:s/>27 866 </text:p>
          </table:table-cell>
          <table:table-cell table:style-name="ce5" office:value-type="float" office:value="28169" calcext:value-type="float">
            <text:p><text:s/>28 169 </text:p>
          </table:table-cell>
          <table:table-cell table:style-name="ce5" office:value-type="float" office:value="28424" calcext:value-type="float">
            <text:p><text:s/>28 424 </text:p>
          </table:table-cell>
          <table:table-cell table:style-name="ce5" office:value-type="float" office:value="28545" calcext:value-type="float">
            <text:p><text:s/>28 545 </text:p>
          </table:table-cell>
          <table:table-cell table:style-name="ce5" office:value-type="float" office:value="28836" calcext:value-type="float">
            <text:p><text:s/>28 836 </text:p>
          </table:table-cell>
          <table:table-cell table:style-name="ce5" office:value-type="float" office:value="28586" calcext:value-type="float">
            <text:p><text:s/>28 586 </text:p>
          </table:table-cell>
          <table:table-cell table:style-name="ce5" office:value-type="float" office:value="28336" calcext:value-type="float">
            <text:p><text:s/>28 336 </text:p>
          </table:table-cell>
          <table:table-cell table:style-name="ce5" office:value-type="float" office:value="28074" calcext:value-type="float">
            <text:p><text:s/>28 074 </text:p>
          </table:table-cell>
          <table:table-cell table:style-name="ce5" office:value-type="float" office:value="27907" calcext:value-type="float">
            <text:p><text:s/>27 907 </text:p>
          </table:table-cell>
          <table:table-cell table:style-name="ce5" office:value-type="float" office:value="27798" calcext:value-type="float">
            <text:p><text:s/>27 798 </text:p>
          </table:table-cell>
          <table:table-cell table:style-name="ce5" office:value-type="float" office:value="27667" calcext:value-type="float">
            <text:p><text:s/>27 667 </text:p>
          </table:table-cell>
          <table:table-cell table:style-name="ce5" office:value-type="float" office:value="27564" calcext:value-type="float">
            <text:p><text:s/>27 564 </text:p>
          </table:table-cell>
          <table:table-cell table:style-name="ce5" office:value-type="float" office:value="27618" calcext:value-type="float">
            <text:p><text:s/>27 618 </text:p>
          </table:table-cell>
          <table:table-cell table:style-name="ce5" office:value-type="float" office:value="27494" calcext:value-type="float">
            <text:p><text:s/>27 494 </text:p>
          </table:table-cell>
          <table:table-cell table:style-name="ce5" office:value-type="float" office:value="27673" calcext:value-type="float">
            <text:p><text:s/>27 673 </text:p>
          </table:table-cell>
          <table:table-cell table:style-name="ce5" office:value-type="float" office:value="28359" calcext:value-type="float">
            <text:p><text:s/>28 359 </text:p>
          </table:table-cell>
          <table:table-cell table:style-name="ce5" office:value-type="float" office:value="29243" calcext:value-type="float">
            <text:p><text:s/>29 243 </text:p>
          </table:table-cell>
          <table:table-cell table:style-name="ce5" office:value-type="float" office:value="30153" calcext:value-type="float">
            <text:p><text:s/>30 153 </text:p>
          </table:table-cell>
          <table:table-cell table:style-name="ce5" office:value-type="float" office:value="31132" calcext:value-type="float">
            <text:p><text:s/>31 132 </text:p>
          </table:table-cell>
          <table:table-cell table:style-name="ce5" office:value-type="float" office:value="32086" calcext:value-type="float">
            <text:p><text:s/>32 086 </text:p>
          </table:table-cell>
          <table:table-cell table:style-name="ce5" office:value-type="float" office:value="32667" calcext:value-type="float">
            <text:p><text:s/>32 667 </text:p>
          </table:table-cell>
          <table:table-cell table:style-name="ce5" office:value-type="float" office:value="33264" calcext:value-type="float">
            <text:p><text:s/>33 264 </text:p>
          </table:table-cell>
          <table:table-cell table:style-name="ce5" office:value-type="float" office:value="33866" calcext:value-type="float">
            <text:p><text:s/>33 866 </text:p>
          </table:table-cell>
          <table:table-cell table:style-name="ce5" office:value-type="float" office:value="34571" calcext:value-type="float">
            <text:p><text:s/>34 571 </text:p>
          </table:table-cell>
          <table:table-cell table:style-name="ce5" office:value-type="float" office:value="35305" calcext:value-type="float">
            <text:p><text:s/>35 305 </text:p>
          </table:table-cell>
          <table:table-cell table:style-name="ce5" office:value-type="float" office:value="35486" calcext:value-type="float">
            <text:p><text:s/>35 486 </text:p>
          </table:table-cell>
          <table:table-cell table:style-name="ce5" office:value-type="float" office:value="35759" calcext:value-type="float">
            <text:p><text:s/>35 759 </text:p>
          </table:table-cell>
          <table:table-cell table:style-name="ce5" office:value-type="float" office:value="36124" calcext:value-type="float">
            <text:p><text:s/>36 124 </text:p>
          </table:table-cell>
          <table:table-cell table:style-name="ce5" office:value-type="float" office:value="36587" calcext:value-type="float">
            <text:p><text:s/>36 587 </text:p>
          </table:table-cell>
          <table:table-cell table:style-name="ce5" office:value-type="float" office:value="36942" calcext:value-type="float">
            <text:p><text:s/>36 942 </text:p>
          </table:table-cell>
          <table:table-cell table:style-name="ce5" office:value-type="float" office:value="37538" calcext:value-type="float">
            <text:p><text:s/>37 538 </text:p>
          </table:table-cell>
          <table:table-cell table:style-name="ce5" office:value-type="float" office:value="38831" calcext:value-type="float">
            <text:p><text:s/>38 831 </text:p>
          </table:table-cell>
          <table:table-cell table:style-name="ce5" office:value-type="float" office:value="40189" calcext:value-type="float">
            <text:p><text:s/>40 189 </text:p>
          </table:table-cell>
          <table:table-cell table:style-name="ce5" office:value-type="float" office:value="40883" calcext:value-type="float">
            <text:p><text:s/>40 883 </text:p>
          </table:table-cell>
          <table:table-cell table:style-name="ce5" office:value-type="float" office:value="40346" calcext:value-type="float">
            <text:p><text:s/>40 346 </text:p>
          </table:table-cell>
          <table:table-cell table:style-name="ce5" office:value-type="float" office:value="40785" calcext:value-type="float">
            <text:p><text:s/>40 785 </text:p>
          </table:table-cell>
          <table:table-cell table:style-name="ce5" office:value-type="float" office:value="42145" calcext:value-type="float">
            <text:p><text:s/>42 145 </text:p>
          </table:table-cell>
          <table:table-cell table:style-name="ce5" office:value-type="float" office:value="47342" calcext:value-type="float">
            <text:p><text:s/>47 342 </text:p>
          </table:table-cell>
          <table:table-cell table:style-name="ce5" office:value-type="float" office:value="46047" calcext:value-type="float">
            <text:p><text:s/>46 047 </text:p>
          </table:table-cell>
          <table:table-cell table:style-name="ce5" office:value-type="float" office:value="45077" calcext:value-type="float">
            <text:p><text:s/>45 077 </text:p>
          </table:table-cell>
          <table:table-cell table:style-name="ce5" office:value-type="float" office:value="43591" calcext:value-type="float">
            <text:p><text:s/>43 591 </text:p>
          </table:table-cell>
          <table:table-cell table:style-name="ce5" office:value-type="float" office:value="41974" calcext:value-type="float">
            <text:p><text:s/>41 974 </text:p>
          </table:table-cell>
          <table:table-cell table:style-name="ce5" office:value-type="float" office:value="45572" calcext:value-type="float">
            <text:p><text:s/>45 572 </text:p>
          </table:table-cell>
          <table:table-cell table:style-name="ce5" office:value-type="float" office:value="45482" calcext:value-type="float">
            <text:p><text:s/>45 482 </text:p>
          </table:table-cell>
          <table:table-cell table:style-name="ce5" office:value-type="float" office:value="45186" calcext:value-type="float">
            <text:p><text:s/>45 186 </text:p>
          </table:table-cell>
          <table:table-cell table:style-name="ce5" office:value-type="float" office:value="44720" calcext:value-type="float">
            <text:p><text:s/>44 720 </text:p>
          </table:table-cell>
          <table:table-cell table:style-name="ce5" office:value-type="float" office:value="43959" calcext:value-type="float">
            <text:p><text:s/>43 959 </text:p>
          </table:table-cell>
          <table:table-cell table:style-name="ce5" office:value-type="float" office:value="46269" calcext:value-type="float">
            <text:p><text:s/>46 269 </text:p>
          </table:table-cell>
          <table:table-cell table:style-name="ce5" office:value-type="float" office:value="47308" calcext:value-type="float">
            <text:p><text:s/>47 308 </text:p>
          </table:table-cell>
          <table:table-cell table:style-name="ce5" office:value-type="float" office:value="47039" calcext:value-type="float">
            <text:p><text:s/>47 039 </text:p>
          </table:table-cell>
          <table:table-cell table:style-name="ce5" office:value-type="float" office:value="47053" calcext:value-type="float">
            <text:p><text:s/>47 053 </text:p>
          </table:table-cell>
          <table:table-cell table:style-name="ce5" office:value-type="float" office:value="45183" calcext:value-type="float">
            <text:p><text:s/>45 183 </text:p>
          </table:table-cell>
          <table:table-cell table:style-name="ce5" office:value-type="float" office:value="49412" calcext:value-type="float">
            <text:p><text:s/>49 412 </text:p>
          </table:table-cell>
          <table:table-cell table:style-name="ce5" office:value-type="float" office:value="49682" calcext:value-type="float">
            <text:p><text:s/>49 682 </text:p>
          </table:table-cell>
          <table:table-cell table:style-name="ce5" office:value-type="float" office:value="51159" calcext:value-type="float">
            <text:p><text:s/>51 159 </text:p>
          </table:table-cell>
          <table:table-cell table:style-name="ce5" office:value-type="float" office:value="51810" calcext:value-type="float">
            <text:p><text:s/>51 810 </text:p>
          </table:table-cell>
          <table:table-cell table:style-name="ce5" office:value-type="float" office:value="52941" calcext:value-type="float">
            <text:p><text:s/>52 941 </text:p>
          </table:table-cell>
          <table:table-cell table:style-name="ce5" office:value-type="float" office:value="56039" calcext:value-type="float">
            <text:p><text:s/>56 039 </text:p>
          </table:table-cell>
          <table:table-cell table:style-name="ce5" office:value-type="float" office:value="56575" calcext:value-type="float">
            <text:p><text:s/>56 575 </text:p>
          </table:table-cell>
          <table:table-cell table:style-name="ce5" office:value-type="float" office:value="57641" calcext:value-type="float">
            <text:p><text:s/>57 641 </text:p>
          </table:table-cell>
          <table:table-cell table:style-name="ce5" office:value-type="float" office:value="60180" calcext:value-type="float">
            <text:p><text:s/>60 180 </text:p>
          </table:table-cell>
          <table:table-cell table:style-name="ce5" office:value-type="float" office:value="60282" calcext:value-type="float">
            <text:p><text:s/>60 282 </text:p>
          </table:table-cell>
          <table:table-cell table:style-name="ce5" office:value-type="float" office:value="63317" calcext:value-type="float">
            <text:p><text:s/>63 317 </text:p>
          </table:table-cell>
          <table:table-cell table:style-name="ce5" office:value-type="float" office:value="63869" calcext:value-type="float">
            <text:p><text:s/>63 869 </text:p>
          </table:table-cell>
          <table:table-cell table:style-name="ce5" office:value-type="float" office:value="62720" calcext:value-type="float">
            <text:p><text:s/>62 720 </text:p>
          </table:table-cell>
          <table:table-cell table:style-name="ce5" office:value-type="float" office:value="64216" calcext:value-type="float">
            <text:p><text:s/>64 216 </text:p>
          </table:table-cell>
          <table:table-cell table:style-name="ce10" office:value-type="float" office:value="65599" calcext:value-type="float">
            <text:p><text:s/>65 599 </text:p>
          </table:table-cell>
          <table:table-cell table:style-name="ce10" office:value-type="float" office:value="66697" calcext:value-type="float">
            <text:p><text:s/>66 697 </text:p>
          </table:table-cell>
          <table:table-cell table:style-name="ce10" office:value-type="float" office:value="66615" calcext:value-type="float">
            <text:p><text:s/>66 615 </text:p>
          </table:table-cell>
          <table:table-cell table:style-name="ce10" office:value-type="float" office:value="69379" calcext:value-type="float">
            <text:p><text:s/>69 379 </text:p>
          </table:table-cell>
          <table:table-cell table:style-name="ce10" office:value-type="float" office:value="68343" calcext:value-type="float">
            <text:p><text:s/>68 343 </text:p>
          </table:table-cell>
          <table:table-cell table:style-name="ce10" office:value-type="float" office:value="69061" calcext:value-type="float">
            <text:p><text:s/>69 061 </text:p>
          </table:table-cell>
          <table:table-cell table:style-name="ce10" office:value-type="float" office:value="66448" calcext:value-type="float">
            <text:p><text:s/>66 448 </text:p>
          </table:table-cell>
          <table:table-cell table:style-name="ce10" office:value-type="float" office:value="68709" calcext:value-type="float">
            <text:p><text:s/>68 709 </text:p>
          </table:table-cell>
          <table:table-cell table:style-name="ce10" office:value-type="float" office:value="67360" calcext:value-type="float">
            <text:p><text:s/>67 360 </text:p>
          </table:table-cell>
          <table:table-cell table:style-name="ce10" office:value-type="float" office:value="67352" calcext:value-type="float">
            <text:p><text:s/>67 352 </text:p>
          </table:table-cell>
          <table:table-cell table:style-name="ce10" office:value-type="float" office:value="60871" calcext:value-type="float">
            <text:p><text:s/>60 871 </text:p>
          </table:table-cell>
          <table:table-cell table:style-name="ce10" office:value-type="float" office:value="59702" calcext:value-type="float">
            <text:p><text:s/>59 702 </text:p>
          </table:table-cell>
          <table:table-cell table:style-name="ce10" office:value-type="float" office:value="57949" calcext:value-type="float">
            <text:p><text:s/>57 949 </text:p>
          </table:table-cell>
          <table:table-cell table:style-name="ce10" office:value-type="float" office:value="59377" calcext:value-type="float">
            <text:p><text:s/>59 377 </text:p>
          </table:table-cell>
          <table:table-cell table:style-name="ce10" office:value-type="float" office:value="61090" calcext:value-type="float">
            <text:p><text:s/>61 090 </text:p>
          </table:table-cell>
          <table:table-cell table:style-name="ce10" office:value-type="float" office:value="71001" calcext:value-type="float">
            <text:p><text:s/>71 001 </text:p>
          </table:table-cell>
          <table:table-cell table:style-name="ce10" office:value-type="float" office:value="71839" calcext:value-type="float">
            <text:p><text:s/>71 839 </text:p>
          </table:table-cell>
          <table:table-cell table:style-name="ce10" office:value-type="float" office:value="69999" calcext:value-type="float">
            <text:p><text:s/>69 999 </text:p>
          </table:table-cell>
          <table:table-cell table:style-name="ce10" office:value-type="float" office:value="70617" calcext:value-type="float">
            <text:p><text:s/>70 617 </text:p>
          </table:table-cell>
          <table:table-cell table:style-name="ce10" office:value-type="float" office:value="70088" calcext:value-type="float">
            <text:p><text:s/>70 088 </text:p>
          </table:table-cell>
          <table:table-cell table:style-name="ce10" office:value-type="float" office:value="70826" calcext:value-type="float">
            <text:p><text:s/>70 826 </text:p>
          </table:table-cell>
          <table:table-cell table:style-name="ce10" office:value-type="float" office:value="71155" calcext:value-type="float">
            <text:p><text:s/>71 155 </text:p>
          </table:table-cell>
          <table:table-cell table:style-name="ce10" office:value-type="float" office:value="70314" calcext:value-type="float">
            <text:p><text:s/>70 314 </text:p>
          </table:table-cell>
          <table:table-cell table:style-name="ce10" office:value-type="float" office:value="71430" calcext:value-type="float">
            <text:p><text:s/>71 430 </text:p>
          </table:table-cell>
          <table:table-cell table:style-name="ce10" office:value-type="float" office:value="72257" calcext:value-type="float">
            <text:p><text:s/>72 257 </text:p>
          </table:table-cell>
          <table:table-cell table:style-name="ce10" office:value-type="float" office:value="73977" calcext:value-type="float">
            <text:p><text:s/>73 977 </text:p>
          </table:table-cell>
          <table:table-cell table:style-name="ce10" office:value-type="float" office:value="72896" calcext:value-type="float">
            <text:p><text:s/>72 896 </text:p>
          </table:table-cell>
          <table:table-cell table:style-name="ce10" office:value-type="float" office:value="73859" calcext:value-type="float">
            <text:p><text:s/>73 859 </text:p>
          </table:table-cell>
          <table:table-cell table:style-name="ce10" office:value-type="float" office:value="74390" calcext:value-type="float">
            <text:p><text:s/>74 390 </text:p>
          </table:table-cell>
          <table:table-cell table:style-name="ce10" office:value-type="float" office:value="75704" calcext:value-type="float">
            <text:p><text:s/>75 704 </text:p>
          </table:table-cell>
          <table:table-cell table:style-name="ce10" office:value-type="float" office:value="76306" calcext:value-type="float">
            <text:p><text:s/>76 306 </text:p>
          </table:table-cell>
          <table:table-cell table:style-name="ce10" office:value-type="float" office:value="76136" calcext:value-type="float">
            <text:p><text:s/>76 136 </text:p>
          </table:table-cell>
          <table:table-cell table:style-name="ce10" office:value-type="float" office:value="74358" calcext:value-type="float">
            <text:p><text:s/>74 358 </text:p>
          </table:table-cell>
          <table:table-cell table:style-name="ce10" office:value-type="float" office:value="76287" calcext:value-type="float">
            <text:p><text:s/>76 287 </text:p>
          </table:table-cell>
          <table:table-cell table:style-name="ce10" office:value-type="float" office:value="77901" calcext:value-type="float">
            <text:p><text:s/>77 901 </text:p>
          </table:table-cell>
          <table:table-cell table:style-name="ce10" office:value-type="float" office:value="79307" calcext:value-type="float">
            <text:p><text:s/>79 307 </text:p>
          </table:table-cell>
          <table:table-cell table:style-name="ce10" office:value-type="float" office:value="83649" calcext:value-type="float">
            <text:p><text:s/>83 649 </text:p>
          </table:table-cell>
          <table:table-cell table:style-name="ce10" office:value-type="float" office:value="88605" calcext:value-type="float">
            <text:p><text:s/>88 605 </text:p>
          </table:table-cell>
          <table:table-cell table:style-name="ce10" office:value-type="float" office:value="91563" calcext:value-type="float">
            <text:p><text:s/>91 563 </text:p>
          </table:table-cell>
          <table:table-cell table:style-name="ce10" office:value-type="float" office:value="93798" calcext:value-type="float">
            <text:p><text:s/>93 798 </text:p>
          </table:table-cell>
          <table:table-cell table:style-name="ce10" office:value-type="float" office:value="94582" calcext:value-type="float">
            <text:p><text:s/>94 582 </text:p>
          </table:table-cell>
          <table:table-cell table:style-name="ce10" office:value-type="float" office:value="97400" calcext:value-type="float">
            <text:p><text:s/>97 400 </text:p>
          </table:table-cell>
          <table:table-cell table:style-name="ce10" office:value-type="float" office:value="97251" calcext:value-type="float">
            <text:p><text:s/>97 251 </text:p>
          </table:table-cell>
          <table:table-cell table:style-name="ce10" office:value-type="float" office:value="98352" calcext:value-type="float">
            <text:p><text:s/>98 352 </text:p>
          </table:table-cell>
          <table:table-cell table:style-name="ce13" office:value-type="float" office:value="96627" calcext:value-type="float">
            <text:p><text:s/>96 627 </text:p>
          </table:table-cell>
          <table:table-cell table:style-name="ce13" office:value-type="float" office:value="97318" calcext:value-type="float">
            <text:p><text:s/>97 318 </text:p>
          </table:table-cell>
          <table:table-cell table:style-name="ce13" office:value-type="float" office:value="93959" calcext:value-type="float">
            <text:p><text:s/>93 959 </text:p>
          </table:table-cell>
          <table:table-cell table:style-name="ce13" office:value-type="float" office:value="97203" calcext:value-type="float">
            <text:p><text:s/>97 203 </text:p>
          </table:table-cell>
          <table:table-cell table:style-name="ce13" office:value-type="float" office:value="97334" calcext:value-type="float">
            <text:p><text:s/>97 334 </text:p>
          </table:table-cell>
          <table:table-cell table:style-name="ce13" office:value-type="float" office:value="100381" calcext:value-type="float">
            <text:p><text:s/>100 381 </text:p>
          </table:table-cell>
          <table:table-cell table:style-name="ce14" office:value-type="float" office:value="102808" calcext:value-type="float">
            <text:p>102808</text:p>
          </table:table-cell>
          <table:table-cell table:style-name="ce14" office:value-type="float" office:value="106680" calcext:value-type="float">
            <text:p>106680</text:p>
          </table:table-cell>
          <table:table-cell table:style-name="ce14" office:value-type="float" office:value="109541" calcext:value-type="float">
            <text:p>109541</text:p>
          </table:table-cell>
          <table:table-cell table:number-columns-repeated="87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float" office:value="22158" calcext:value-type="float">
            <text:p><text:s/>22 158 </text:p>
          </table:table-cell>
          <table:table-cell table:style-name="ce5" office:value-type="float" office:value="22127" calcext:value-type="float">
            <text:p><text:s/>22 127 </text:p>
          </table:table-cell>
          <table:table-cell table:style-name="ce5" office:value-type="float" office:value="22150" calcext:value-type="float">
            <text:p><text:s/>22 150 </text:p>
          </table:table-cell>
          <table:table-cell table:style-name="ce5" office:value-type="float" office:value="22239" calcext:value-type="float">
            <text:p><text:s/>22 239 </text:p>
          </table:table-cell>
          <table:table-cell table:style-name="ce5" office:value-type="float" office:value="22401" calcext:value-type="float">
            <text:p><text:s/>22 401 </text:p>
          </table:table-cell>
          <table:table-cell table:style-name="ce5" office:value-type="float" office:value="22306" calcext:value-type="float">
            <text:p><text:s/>22 306 </text:p>
          </table:table-cell>
          <table:table-cell table:style-name="ce5" office:value-type="float" office:value="22271" calcext:value-type="float">
            <text:p><text:s/>22 271 </text:p>
          </table:table-cell>
          <table:table-cell table:style-name="ce5" office:value-type="float" office:value="22299" calcext:value-type="float">
            <text:p><text:s/>22 299 </text:p>
          </table:table-cell>
          <table:table-cell table:style-name="ce5" office:value-type="float" office:value="22396" calcext:value-type="float">
            <text:p><text:s/>22 396 </text:p>
          </table:table-cell>
          <table:table-cell table:style-name="ce5" office:value-type="float" office:value="22568" calcext:value-type="float">
            <text:p><text:s/>22 568 </text:p>
          </table:table-cell>
          <table:table-cell table:style-name="ce5" office:value-type="float" office:value="22710" calcext:value-type="float">
            <text:p><text:s/>22 710 </text:p>
          </table:table-cell>
          <table:table-cell table:style-name="ce5" office:value-type="float" office:value="22635" calcext:value-type="float">
            <text:p><text:s/>22 635 </text:p>
          </table:table-cell>
          <table:table-cell table:style-name="ce5" office:value-type="float" office:value="22626" calcext:value-type="float">
            <text:p><text:s/>22 626 </text:p>
          </table:table-cell>
          <table:table-cell table:style-name="ce5" office:value-type="float" office:value="22695" calcext:value-type="float">
            <text:p><text:s/>22 695 </text:p>
          </table:table-cell>
          <table:table-cell table:style-name="ce5" office:value-type="float" office:value="22852" calcext:value-type="float">
            <text:p><text:s/>22 852 </text:p>
          </table:table-cell>
          <table:table-cell table:style-name="ce5" office:value-type="float" office:value="23103" calcext:value-type="float">
            <text:p><text:s/>23 103 </text:p>
          </table:table-cell>
          <table:table-cell table:style-name="ce5" office:value-type="float" office:value="23425" calcext:value-type="float">
            <text:p><text:s/>23 425 </text:p>
          </table:table-cell>
          <table:table-cell table:style-name="ce5" office:value-type="float" office:value="23826" calcext:value-type="float">
            <text:p><text:s/>23 826 </text:p>
          </table:table-cell>
          <table:table-cell table:style-name="ce5" office:value-type="float" office:value="24320" calcext:value-type="float">
            <text:p><text:s/>24 320 </text:p>
          </table:table-cell>
          <table:table-cell table:style-name="ce5" office:value-type="float" office:value="24914" calcext:value-type="float">
            <text:p><text:s/>24 914 </text:p>
          </table:table-cell>
          <table:table-cell table:style-name="ce5" office:value-type="float" office:value="25108" calcext:value-type="float">
            <text:p><text:s/>25 108 </text:p>
          </table:table-cell>
          <table:table-cell table:style-name="ce5" office:value-type="float" office:value="25256" calcext:value-type="float">
            <text:p><text:s/>25 256 </text:p>
          </table:table-cell>
          <table:table-cell table:style-name="ce5" office:value-type="float" office:value="25460" calcext:value-type="float">
            <text:p><text:s/>25 460 </text:p>
          </table:table-cell>
          <table:table-cell table:style-name="ce5" office:value-type="float" office:value="25619" calcext:value-type="float">
            <text:p><text:s/>25 619 </text:p>
          </table:table-cell>
          <table:table-cell table:style-name="ce5" office:value-type="float" office:value="25649" calcext:value-type="float">
            <text:p><text:s/>25 649 </text:p>
          </table:table-cell>
          <table:table-cell table:style-name="ce5" office:value-type="float" office:value="25339" calcext:value-type="float">
            <text:p><text:s/>25 339 </text:p>
          </table:table-cell>
          <table:table-cell table:style-name="ce5" office:value-type="float" office:value="25203" calcext:value-type="float">
            <text:p><text:s/>25 203 </text:p>
          </table:table-cell>
          <table:table-cell table:style-name="ce5" office:value-type="float" office:value="25100" calcext:value-type="float">
            <text:p><text:s/>25 100 </text:p>
          </table:table-cell>
          <table:table-cell table:style-name="ce5" office:value-type="float" office:value="25148" calcext:value-type="float">
            <text:p><text:s/>25 148 </text:p>
          </table:table-cell>
          <table:table-cell table:style-name="ce5" office:value-type="float" office:value="25427" calcext:value-type="float">
            <text:p><text:s/>25 427 </text:p>
          </table:table-cell>
          <table:table-cell table:style-name="ce5" office:value-type="float" office:value="25677" calcext:value-type="float">
            <text:p><text:s/>25 677 </text:p>
          </table:table-cell>
          <table:table-cell table:style-name="ce5" office:value-type="float" office:value="25925" calcext:value-type="float">
            <text:p><text:s/>25 925 </text:p>
          </table:table-cell>
          <table:table-cell table:style-name="ce5" office:value-type="float" office:value="26368" calcext:value-type="float">
            <text:p><text:s/>26 368 </text:p>
          </table:table-cell>
          <table:table-cell table:style-name="ce5" office:value-type="float" office:value="26713" calcext:value-type="float">
            <text:p><text:s/>26 713 </text:p>
          </table:table-cell>
          <table:table-cell table:style-name="ce5" office:value-type="float" office:value="27059" calcext:value-type="float">
            <text:p><text:s/>27 059 </text:p>
          </table:table-cell>
          <table:table-cell table:style-name="ce5" office:value-type="float" office:value="27239" calcext:value-type="float">
            <text:p><text:s/>27 239 </text:p>
          </table:table-cell>
          <table:table-cell table:style-name="ce5" office:value-type="float" office:value="27537" calcext:value-type="float">
            <text:p><text:s/>27 537 </text:p>
          </table:table-cell>
          <table:table-cell table:style-name="ce5" office:value-type="float" office:value="27797" calcext:value-type="float">
            <text:p><text:s/>27 797 </text:p>
          </table:table-cell>
          <table:table-cell table:style-name="ce5" office:value-type="float" office:value="27970" calcext:value-type="float">
            <text:p><text:s/>27 970 </text:p>
          </table:table-cell>
          <table:table-cell table:style-name="ce5" office:value-type="float" office:value="28272" calcext:value-type="float">
            <text:p><text:s/>28 272 </text:p>
          </table:table-cell>
          <table:table-cell table:style-name="ce5" office:value-type="float" office:value="27981" calcext:value-type="float">
            <text:p><text:s/>27 981 </text:p>
          </table:table-cell>
          <table:table-cell table:style-name="ce5" office:value-type="float" office:value="27735" calcext:value-type="float">
            <text:p><text:s/>27 735 </text:p>
          </table:table-cell>
          <table:table-cell table:style-name="ce5" office:value-type="float" office:value="27520" calcext:value-type="float">
            <text:p><text:s/>27 520 </text:p>
          </table:table-cell>
          <table:table-cell table:style-name="ce5" office:value-type="float" office:value="27302" calcext:value-type="float">
            <text:p><text:s/>27 302 </text:p>
          </table:table-cell>
          <table:table-cell table:style-name="ce5" office:value-type="float" office:value="27203" calcext:value-type="float">
            <text:p><text:s/>27 203 </text:p>
          </table:table-cell>
          <table:table-cell table:style-name="ce5" office:value-type="float" office:value="27034" calcext:value-type="float">
            <text:p><text:s/>27 034 </text:p>
          </table:table-cell>
          <table:table-cell table:style-name="ce5" office:value-type="float" office:value="27025" calcext:value-type="float">
            <text:p><text:s/>27 025 </text:p>
          </table:table-cell>
          <table:table-cell table:style-name="ce5" office:value-type="float" office:value="27009" calcext:value-type="float">
            <text:p><text:s/>27 009 </text:p>
          </table:table-cell>
          <table:table-cell table:style-name="ce5" office:value-type="float" office:value="26903" calcext:value-type="float">
            <text:p><text:s/>26 903 </text:p>
          </table:table-cell>
          <table:table-cell table:style-name="ce5" office:value-type="float" office:value="27061" calcext:value-type="float">
            <text:p><text:s/>27 061 </text:p>
          </table:table-cell>
          <table:table-cell table:style-name="ce5" office:value-type="float" office:value="27830" calcext:value-type="float">
            <text:p><text:s/>27 830 </text:p>
          </table:table-cell>
          <table:table-cell table:style-name="ce5" office:value-type="float" office:value="28600" calcext:value-type="float">
            <text:p><text:s/>28 600 </text:p>
          </table:table-cell>
          <table:table-cell table:style-name="ce5" office:value-type="float" office:value="29559" calcext:value-type="float">
            <text:p><text:s/>29 559 </text:p>
          </table:table-cell>
          <table:table-cell table:style-name="ce5" office:value-type="float" office:value="30468" calcext:value-type="float">
            <text:p><text:s/>30 468 </text:p>
          </table:table-cell>
          <table:table-cell table:style-name="ce5" office:value-type="float" office:value="31426" calcext:value-type="float">
            <text:p><text:s/>31 426 </text:p>
          </table:table-cell>
          <table:table-cell table:style-name="ce5" office:value-type="float" office:value="32037" calcext:value-type="float">
            <text:p><text:s/>32 037 </text:p>
          </table:table-cell>
          <table:table-cell table:style-name="ce5" office:value-type="float" office:value="32610" calcext:value-type="float">
            <text:p><text:s/>32 610 </text:p>
          </table:table-cell>
          <table:table-cell table:style-name="ce5" office:value-type="float" office:value="33166" calcext:value-type="float">
            <text:p><text:s/>33 166 </text:p>
          </table:table-cell>
          <table:table-cell table:style-name="ce5" office:value-type="float" office:value="33768" calcext:value-type="float">
            <text:p><text:s/>33 768 </text:p>
          </table:table-cell>
          <table:table-cell table:style-name="ce5" office:value-type="float" office:value="34587" calcext:value-type="float">
            <text:p><text:s/>34 587 </text:p>
          </table:table-cell>
          <table:table-cell table:style-name="ce5" office:value-type="float" office:value="34768" calcext:value-type="float">
            <text:p><text:s/>34 768 </text:p>
          </table:table-cell>
          <table:table-cell table:style-name="ce5" office:value-type="float" office:value="35038" calcext:value-type="float">
            <text:p><text:s/>35 038 </text:p>
          </table:table-cell>
          <table:table-cell table:style-name="ce5" office:value-type="float" office:value="35404" calcext:value-type="float">
            <text:p><text:s/>35 404 </text:p>
          </table:table-cell>
          <table:table-cell table:style-name="ce5" office:value-type="float" office:value="35898" calcext:value-type="float">
            <text:p><text:s/>35 898 </text:p>
          </table:table-cell>
          <table:table-cell table:style-name="ce5" office:value-type="float" office:value="36183" calcext:value-type="float">
            <text:p><text:s/>36 183 </text:p>
          </table:table-cell>
          <table:table-cell table:style-name="ce5" office:value-type="float" office:value="36830" calcext:value-type="float">
            <text:p><text:s/>36 830 </text:p>
          </table:table-cell>
          <table:table-cell table:style-name="ce5" office:value-type="float" office:value="38254" calcext:value-type="float">
            <text:p><text:s/>38 254 </text:p>
          </table:table-cell>
          <table:table-cell table:style-name="ce5" office:value-type="float" office:value="39532" calcext:value-type="float">
            <text:p><text:s/>39 532 </text:p>
          </table:table-cell>
          <table:table-cell table:style-name="ce5" office:value-type="float" office:value="40193" calcext:value-type="float">
            <text:p><text:s/>40 193 </text:p>
          </table:table-cell>
          <table:table-cell table:style-name="ce5" office:value-type="float" office:value="39549" calcext:value-type="float">
            <text:p><text:s/>39 549 </text:p>
          </table:table-cell>
          <table:table-cell table:style-name="ce5" office:value-type="float" office:value="39956" calcext:value-type="float">
            <text:p><text:s/>39 956 </text:p>
          </table:table-cell>
          <table:table-cell table:style-name="ce5" office:value-type="float" office:value="41444" calcext:value-type="float">
            <text:p><text:s/>41 444 </text:p>
          </table:table-cell>
          <table:table-cell table:style-name="ce5" office:value-type="float" office:value="46584" calcext:value-type="float">
            <text:p><text:s/>46 584 </text:p>
          </table:table-cell>
          <table:table-cell table:style-name="ce5" office:value-type="float" office:value="45743" calcext:value-type="float">
            <text:p><text:s/>45 743 </text:p>
          </table:table-cell>
          <table:table-cell table:style-name="ce5" office:value-type="float" office:value="44529" calcext:value-type="float">
            <text:p><text:s/>44 529 </text:p>
          </table:table-cell>
          <table:table-cell table:style-name="ce5" office:value-type="float" office:value="43029" calcext:value-type="float">
            <text:p><text:s/>43 029 </text:p>
          </table:table-cell>
          <table:table-cell table:style-name="ce5" office:value-type="float" office:value="41385" calcext:value-type="float">
            <text:p><text:s/>41 385 </text:p>
          </table:table-cell>
          <table:table-cell table:style-name="ce5" office:value-type="float" office:value="44656" calcext:value-type="float">
            <text:p><text:s/>44 656 </text:p>
          </table:table-cell>
          <table:table-cell table:style-name="ce5" office:value-type="float" office:value="44837" calcext:value-type="float">
            <text:p><text:s/>44 837 </text:p>
          </table:table-cell>
          <table:table-cell table:style-name="ce5" office:value-type="float" office:value="44601" calcext:value-type="float">
            <text:p><text:s/>44 601 </text:p>
          </table:table-cell>
          <table:table-cell table:style-name="ce5" office:value-type="float" office:value="44153" calcext:value-type="float">
            <text:p><text:s/>44 153 </text:p>
          </table:table-cell>
          <table:table-cell table:style-name="ce5" office:value-type="float" office:value="43436" calcext:value-type="float">
            <text:p><text:s/>43 436 </text:p>
          </table:table-cell>
          <table:table-cell table:style-name="ce5" office:value-type="float" office:value="45560" calcext:value-type="float">
            <text:p><text:s/>45 560 </text:p>
          </table:table-cell>
          <table:table-cell table:style-name="ce5" office:value-type="float" office:value="46288" calcext:value-type="float">
            <text:p><text:s/>46 288 </text:p>
          </table:table-cell>
          <table:table-cell table:style-name="ce5" office:value-type="float" office:value="46345" calcext:value-type="float">
            <text:p><text:s/>46 345 </text:p>
          </table:table-cell>
          <table:table-cell table:style-name="ce5" office:value-type="float" office:value="46560" calcext:value-type="float">
            <text:p><text:s/>46 560 </text:p>
          </table:table-cell>
          <table:table-cell table:style-name="ce5" office:value-type="float" office:value="44616" calcext:value-type="float">
            <text:p><text:s/>44 616 </text:p>
          </table:table-cell>
          <table:table-cell table:style-name="ce5" office:value-type="float" office:value="48953" calcext:value-type="float">
            <text:p><text:s/>48 953 </text:p>
          </table:table-cell>
          <table:table-cell table:style-name="ce5" office:value-type="float" office:value="49227" calcext:value-type="float">
            <text:p><text:s/>49 227 </text:p>
          </table:table-cell>
          <table:table-cell table:style-name="ce5" office:value-type="float" office:value="50759" calcext:value-type="float">
            <text:p><text:s/>50 759 </text:p>
          </table:table-cell>
          <table:table-cell table:style-name="ce5" office:value-type="float" office:value="51321" calcext:value-type="float">
            <text:p><text:s/>51 321 </text:p>
          </table:table-cell>
          <table:table-cell table:style-name="ce5" office:value-type="float" office:value="52448" calcext:value-type="float">
            <text:p><text:s/>52 448 </text:p>
          </table:table-cell>
          <table:table-cell table:style-name="ce5" office:value-type="float" office:value="55516" calcext:value-type="float">
            <text:p><text:s/>55 516 </text:p>
          </table:table-cell>
          <table:table-cell table:style-name="ce5" office:value-type="float" office:value="56021" calcext:value-type="float">
            <text:p><text:s/>56 021 </text:p>
          </table:table-cell>
          <table:table-cell table:style-name="ce5" office:value-type="float" office:value="56998" calcext:value-type="float">
            <text:p><text:s/>56 998 </text:p>
          </table:table-cell>
          <table:table-cell table:style-name="ce5" office:value-type="float" office:value="59561" calcext:value-type="float">
            <text:p><text:s/>59 561 </text:p>
          </table:table-cell>
          <table:table-cell table:style-name="ce5" office:value-type="float" office:value="59631" calcext:value-type="float">
            <text:p><text:s/>59 631 </text:p>
          </table:table-cell>
          <table:table-cell table:style-name="ce5" office:value-type="float" office:value="62643" calcext:value-type="float">
            <text:p><text:s/>62 643 </text:p>
          </table:table-cell>
          <table:table-cell table:style-name="ce5" office:value-type="float" office:value="63290" calcext:value-type="float">
            <text:p><text:s/>63 290 </text:p>
          </table:table-cell>
          <table:table-cell table:style-name="ce5" office:value-type="float" office:value="62169" calcext:value-type="float">
            <text:p><text:s/>62 169 </text:p>
          </table:table-cell>
          <table:table-cell table:style-name="ce10" office:value-type="float" office:value="63724" calcext:value-type="float">
            <text:p><text:s/>63 724 </text:p>
          </table:table-cell>
          <table:table-cell table:style-name="ce10" office:value-type="float" office:value="65057" calcext:value-type="float">
            <text:p><text:s/>65 057 </text:p>
          </table:table-cell>
          <table:table-cell table:style-name="ce10" office:value-type="float" office:value="66089" calcext:value-type="float">
            <text:p><text:s/>66 089 </text:p>
          </table:table-cell>
          <table:table-cell table:style-name="ce10" office:value-type="float" office:value="66010" calcext:value-type="float">
            <text:p><text:s/>66 010 </text:p>
          </table:table-cell>
          <table:table-cell table:style-name="ce10" office:value-type="float" office:value="68770" calcext:value-type="float">
            <text:p><text:s/>68 770 </text:p>
          </table:table-cell>
          <table:table-cell table:style-name="ce10" office:value-type="float" office:value="67742" calcext:value-type="float">
            <text:p><text:s/>67 742 </text:p>
          </table:table-cell>
          <table:table-cell table:style-name="ce10" office:value-type="float" office:value="68499" calcext:value-type="float">
            <text:p><text:s/>68 499 </text:p>
          </table:table-cell>
          <table:table-cell table:style-name="ce10" office:value-type="float" office:value="65982" calcext:value-type="float">
            <text:p><text:s/>65 982 </text:p>
          </table:table-cell>
          <table:table-cell table:style-name="ce10" office:value-type="float" office:value="68139" calcext:value-type="float">
            <text:p><text:s/>68 139 </text:p>
          </table:table-cell>
          <table:table-cell table:style-name="ce10" office:value-type="float" office:value="66887" calcext:value-type="float">
            <text:p><text:s/>66 887 </text:p>
          </table:table-cell>
          <table:table-cell table:style-name="ce10" office:value-type="float" office:value="66912" calcext:value-type="float">
            <text:p><text:s/>66 912 </text:p>
          </table:table-cell>
          <table:table-cell table:style-name="ce10" office:value-type="float" office:value="60361" calcext:value-type="float">
            <text:p><text:s/>60 361 </text:p>
          </table:table-cell>
          <table:table-cell table:style-name="ce10" office:value-type="float" office:value="59263" calcext:value-type="float">
            <text:p><text:s/>59 263 </text:p>
          </table:table-cell>
          <table:table-cell table:style-name="ce10" office:value-type="float" office:value="57569" calcext:value-type="float">
            <text:p><text:s/>57 569 </text:p>
          </table:table-cell>
          <table:table-cell table:style-name="ce10" office:value-type="float" office:value="58926" calcext:value-type="float">
            <text:p><text:s/>58 926 </text:p>
          </table:table-cell>
          <table:table-cell table:style-name="ce10" office:value-type="float" office:value="60376" calcext:value-type="float">
            <text:p><text:s/>60 376 </text:p>
          </table:table-cell>
          <table:table-cell table:style-name="ce10" office:value-type="float" office:value="70169" calcext:value-type="float">
            <text:p><text:s/>70 169 </text:p>
          </table:table-cell>
          <table:table-cell table:style-name="ce10" office:value-type="float" office:value="71046" calcext:value-type="float">
            <text:p><text:s/>71 046 </text:p>
          </table:table-cell>
          <table:table-cell table:style-name="ce10" office:value-type="float" office:value="69345" calcext:value-type="float">
            <text:p><text:s/>69 345 </text:p>
          </table:table-cell>
          <table:table-cell table:style-name="ce10" office:value-type="float" office:value="69979" calcext:value-type="float">
            <text:p><text:s/>69 979 </text:p>
          </table:table-cell>
          <table:table-cell table:style-name="ce10" office:value-type="float" office:value="69404" calcext:value-type="float">
            <text:p><text:s/>69 404 </text:p>
          </table:table-cell>
          <table:table-cell table:style-name="ce10" office:value-type="float" office:value="70300" calcext:value-type="float">
            <text:p><text:s/>70 300 </text:p>
          </table:table-cell>
          <table:table-cell table:style-name="ce10" office:value-type="float" office:value="70550" calcext:value-type="float">
            <text:p><text:s/>70 550 </text:p>
          </table:table-cell>
          <table:table-cell table:style-name="ce10" office:value-type="float" office:value="69651" calcext:value-type="float">
            <text:p><text:s/>69 651 </text:p>
          </table:table-cell>
          <table:table-cell table:style-name="ce10" office:value-type="float" office:value="70715" calcext:value-type="float">
            <text:p><text:s/>70 715 </text:p>
          </table:table-cell>
          <table:table-cell table:style-name="ce10" office:value-type="float" office:value="71544" calcext:value-type="float">
            <text:p><text:s/>71 544 </text:p>
          </table:table-cell>
          <table:table-cell table:style-name="ce10" office:value-type="float" office:value="73269" calcext:value-type="float">
            <text:p><text:s/>73 269 </text:p>
          </table:table-cell>
          <table:table-cell table:style-name="ce10" office:value-type="float" office:value="72190" calcext:value-type="float">
            <text:p><text:s/>72 190 </text:p>
          </table:table-cell>
          <table:table-cell table:style-name="ce10" office:value-type="float" office:value="73236" calcext:value-type="float">
            <text:p><text:s/>73 236 </text:p>
          </table:table-cell>
          <table:table-cell table:style-name="ce10" office:value-type="float" office:value="73607" calcext:value-type="float">
            <text:p><text:s/>73 607 </text:p>
          </table:table-cell>
          <table:table-cell table:style-name="ce10" office:value-type="float" office:value="74960" calcext:value-type="float">
            <text:p><text:s/>74 960 </text:p>
          </table:table-cell>
          <table:table-cell table:style-name="ce10" office:value-type="float" office:value="75313" calcext:value-type="float">
            <text:p><text:s/>75 313 </text:p>
          </table:table-cell>
          <table:table-cell table:style-name="ce10" office:value-type="float" office:value="75095" calcext:value-type="float">
            <text:p><text:s/>75 095 </text:p>
          </table:table-cell>
          <table:table-cell table:style-name="ce10" office:value-type="float" office:value="73523" calcext:value-type="float">
            <text:p><text:s/>73 523 </text:p>
          </table:table-cell>
          <table:table-cell table:style-name="ce10" office:value-type="float" office:value="75556" calcext:value-type="float">
            <text:p><text:s/>75 556 </text:p>
          </table:table-cell>
          <table:table-cell table:style-name="ce10" office:value-type="float" office:value="77167" calcext:value-type="float">
            <text:p><text:s/>77 167 </text:p>
          </table:table-cell>
          <table:table-cell table:style-name="ce10" office:value-type="float" office:value="78335" calcext:value-type="float">
            <text:p><text:s/>78 335 </text:p>
          </table:table-cell>
          <table:table-cell table:style-name="ce10" office:value-type="float" office:value="82663" calcext:value-type="float">
            <text:p><text:s/>82 663 </text:p>
          </table:table-cell>
          <table:table-cell table:style-name="ce10" office:value-type="float" office:value="87748" calcext:value-type="float">
            <text:p><text:s/>87 748 </text:p>
          </table:table-cell>
          <table:table-cell table:style-name="ce10" office:value-type="float" office:value="90827" calcext:value-type="float">
            <text:p><text:s/>90 827 </text:p>
          </table:table-cell>
          <table:table-cell table:style-name="ce10" office:value-type="float" office:value="92983" calcext:value-type="float">
            <text:p><text:s/>92 983 </text:p>
          </table:table-cell>
          <table:table-cell table:style-name="ce10" office:value-type="float" office:value="93608" calcext:value-type="float">
            <text:p><text:s/>93 608 </text:p>
          </table:table-cell>
          <table:table-cell table:style-name="ce10" office:value-type="float" office:value="96872" calcext:value-type="float">
            <text:p><text:s/>96 872 </text:p>
          </table:table-cell>
          <table:table-cell table:style-name="ce10" office:value-type="float" office:value="96576" calcext:value-type="float">
            <text:p><text:s/>96 576 </text:p>
          </table:table-cell>
          <table:table-cell table:style-name="ce13" office:value-type="float" office:value="97746" calcext:value-type="float">
            <text:p><text:s/>97 746 </text:p>
          </table:table-cell>
          <table:table-cell table:style-name="ce13" office:value-type="float" office:value="96004" calcext:value-type="float">
            <text:p><text:s/>96 004 </text:p>
          </table:table-cell>
          <table:table-cell table:style-name="ce13" office:value-type="float" office:value="96590" calcext:value-type="float">
            <text:p><text:s/>96 590 </text:p>
          </table:table-cell>
          <table:table-cell table:style-name="ce13" office:value-type="float" office:value="93484" calcext:value-type="float">
            <text:p><text:s/>93 484 </text:p>
          </table:table-cell>
          <table:table-cell table:style-name="ce13" office:value-type="float" office:value="97038" calcext:value-type="float">
            <text:p><text:s/>97 038 </text:p>
          </table:table-cell>
          <table:table-cell table:style-name="ce13" office:value-type="float" office:value="97031" calcext:value-type="float">
            <text:p><text:s/>97 031 </text:p>
          </table:table-cell>
          <table:table-cell table:style-name="ce14" office:value-type="float" office:value="99816" calcext:value-type="float">
            <text:p>99816</text:p>
          </table:table-cell>
          <table:table-cell table:style-name="ce14" office:value-type="float" office:value="102454" calcext:value-type="float">
            <text:p>102454</text:p>
          </table:table-cell>
          <table:table-cell table:style-name="ce14" office:value-type="float" office:value="106284" calcext:value-type="float">
            <text:p>106284</text:p>
          </table:table-cell>
          <table:table-cell table:number-columns-repeated="87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office:value-type="float" office:value="21514" calcext:value-type="float">
            <text:p><text:s/>21 514 </text:p>
          </table:table-cell>
          <table:table-cell table:style-name="ce5" office:value-type="float" office:value="21446" calcext:value-type="float">
            <text:p><text:s/>21 446 </text:p>
          </table:table-cell>
          <table:table-cell table:style-name="ce5" office:value-type="float" office:value="21429" calcext:value-type="float">
            <text:p><text:s/>21 429 </text:p>
          </table:table-cell>
          <table:table-cell table:style-name="ce5" office:value-type="float" office:value="21471" calcext:value-type="float">
            <text:p><text:s/>21 471 </text:p>
          </table:table-cell>
          <table:table-cell table:style-name="ce5" office:value-type="float" office:value="21580" calcext:value-type="float">
            <text:p><text:s/>21 580 </text:p>
          </table:table-cell>
          <table:table-cell table:style-name="ce5" office:value-type="float" office:value="21766" calcext:value-type="float">
            <text:p><text:s/>21 766 </text:p>
          </table:table-cell>
          <table:table-cell table:style-name="ce5" office:value-type="float" office:value="21692" calcext:value-type="float">
            <text:p><text:s/>21 692 </text:p>
          </table:table-cell>
          <table:table-cell table:style-name="ce5" office:value-type="float" office:value="21680" calcext:value-type="float">
            <text:p><text:s/>21 680 </text:p>
          </table:table-cell>
          <table:table-cell table:style-name="ce5" office:value-type="float" office:value="21732" calcext:value-type="float">
            <text:p><text:s/>21 732 </text:p>
          </table:table-cell>
          <table:table-cell table:style-name="ce5" office:value-type="float" office:value="21855" calcext:value-type="float">
            <text:p><text:s/>21 855 </text:p>
          </table:table-cell>
          <table:table-cell table:style-name="ce5" office:value-type="float" office:value="22054" calcext:value-type="float">
            <text:p><text:s/>22 054 </text:p>
          </table:table-cell>
          <table:table-cell table:style-name="ce5" office:value-type="float" office:value="21939" calcext:value-type="float">
            <text:p><text:s/>21 939 </text:p>
          </table:table-cell>
          <table:table-cell table:style-name="ce5" office:value-type="float" office:value="21884" calcext:value-type="float">
            <text:p><text:s/>21 884 </text:p>
          </table:table-cell>
          <table:table-cell table:style-name="ce5" office:value-type="float" office:value="21898" calcext:value-type="float">
            <text:p><text:s/>21 898 </text:p>
          </table:table-cell>
          <table:table-cell table:style-name="ce5" office:value-type="float" office:value="21992" calcext:value-type="float">
            <text:p><text:s/>21 992 </text:p>
          </table:table-cell>
          <table:table-cell table:style-name="ce5" office:value-type="float" office:value="22181" calcext:value-type="float">
            <text:p><text:s/>22 181 </text:p>
          </table:table-cell>
          <table:table-cell table:style-name="ce5" office:value-type="float" office:value="22445" calcext:value-type="float">
            <text:p><text:s/>22 445 </text:p>
          </table:table-cell>
          <table:table-cell table:style-name="ce5" office:value-type="float" office:value="22783" calcext:value-type="float">
            <text:p><text:s/>22 783 </text:p>
          </table:table-cell>
          <table:table-cell table:style-name="ce5" office:value-type="float" office:value="23205" calcext:value-type="float">
            <text:p><text:s/>23 205 </text:p>
          </table:table-cell>
          <table:table-cell table:style-name="ce5" office:value-type="float" office:value="23719" calcext:value-type="float">
            <text:p><text:s/>23 719 </text:p>
          </table:table-cell>
          <table:table-cell table:style-name="ce5" office:value-type="float" office:value="24339" calcext:value-type="float">
            <text:p><text:s/>24 339 </text:p>
          </table:table-cell>
          <table:table-cell table:style-name="ce5" office:value-type="float" office:value="24450" calcext:value-type="float">
            <text:p><text:s/>24 450 </text:p>
          </table:table-cell>
          <table:table-cell table:style-name="ce5" office:value-type="float" office:value="24561" calcext:value-type="float">
            <text:p><text:s/>24 561 </text:p>
          </table:table-cell>
          <table:table-cell table:style-name="ce5" office:value-type="float" office:value="24784" calcext:value-type="float">
            <text:p><text:s/>24 784 </text:p>
          </table:table-cell>
          <table:table-cell table:style-name="ce5" office:value-type="float" office:value="24893" calcext:value-type="float">
            <text:p><text:s/>24 893 </text:p>
          </table:table-cell>
          <table:table-cell table:style-name="ce5" office:value-type="float" office:value="24840" calcext:value-type="float">
            <text:p><text:s/>24 840 </text:p>
          </table:table-cell>
          <table:table-cell table:style-name="ce5" office:value-type="float" office:value="24601" calcext:value-type="float">
            <text:p><text:s/>24 601 </text:p>
          </table:table-cell>
          <table:table-cell table:style-name="ce5" office:value-type="float" office:value="24430" calcext:value-type="float">
            <text:p><text:s/>24 430 </text:p>
          </table:table-cell>
          <table:table-cell table:style-name="ce5" office:value-type="float" office:value="24318" calcext:value-type="float">
            <text:p><text:s/>24 318 </text:p>
          </table:table-cell>
          <table:table-cell table:style-name="ce5" office:value-type="float" office:value="24542" calcext:value-type="float">
            <text:p><text:s/>24 542 </text:p>
          </table:table-cell>
          <table:table-cell table:style-name="ce5" office:value-type="float" office:value="24760" calcext:value-type="float">
            <text:p><text:s/>24 760 </text:p>
          </table:table-cell>
          <table:table-cell table:style-name="ce5" office:value-type="float" office:value="25039" calcext:value-type="float">
            <text:p><text:s/>25 039 </text:p>
          </table:table-cell>
          <table:table-cell table:style-name="ce5" office:value-type="float" office:value="25287" calcext:value-type="float">
            <text:p><text:s/>25 287 </text:p>
          </table:table-cell>
          <table:table-cell table:style-name="ce5" office:value-type="float" office:value="25650" calcext:value-type="float">
            <text:p><text:s/>25 650 </text:p>
          </table:table-cell>
          <table:table-cell table:style-name="ce5" office:value-type="float" office:value="26040" calcext:value-type="float">
            <text:p><text:s/>26 040 </text:p>
          </table:table-cell>
          <table:table-cell table:style-name="ce5" office:value-type="float" office:value="26452" calcext:value-type="float">
            <text:p><text:s/>26 452 </text:p>
          </table:table-cell>
          <table:table-cell table:style-name="ce5" office:value-type="float" office:value="26566" calcext:value-type="float">
            <text:p><text:s/>26 566 </text:p>
          </table:table-cell>
          <table:table-cell table:style-name="ce5" office:value-type="float" office:value="26873" calcext:value-type="float">
            <text:p><text:s/>26 873 </text:p>
          </table:table-cell>
          <table:table-cell table:style-name="ce5" office:value-type="float" office:value="27139" calcext:value-type="float">
            <text:p><text:s/>27 139 </text:p>
          </table:table-cell>
          <table:table-cell table:style-name="ce5" office:value-type="float" office:value="27337" calcext:value-type="float">
            <text:p><text:s/>27 337 </text:p>
          </table:table-cell>
          <table:table-cell table:style-name="ce5" office:value-type="float" office:value="27631" calcext:value-type="float">
            <text:p><text:s/>27 631 </text:p>
          </table:table-cell>
          <table:table-cell table:style-name="ce5" office:value-type="float" office:value="27302" calcext:value-type="float">
            <text:p><text:s/>27 302 </text:p>
          </table:table-cell>
          <table:table-cell table:style-name="ce5" office:value-type="float" office:value="27108" calcext:value-type="float">
            <text:p><text:s/>27 108 </text:p>
          </table:table-cell>
          <table:table-cell table:style-name="ce5" office:value-type="float" office:value="26884" calcext:value-type="float">
            <text:p><text:s/>26 884 </text:p>
          </table:table-cell>
          <table:table-cell table:style-name="ce5" office:value-type="float" office:value="26673" calcext:value-type="float">
            <text:p><text:s/>26 673 </text:p>
          </table:table-cell>
          <table:table-cell table:style-name="ce5" office:value-type="float" office:value="26547" calcext:value-type="float">
            <text:p><text:s/>26 547 </text:p>
          </table:table-cell>
          <table:table-cell table:style-name="ce5" office:value-type="float" office:value="26422" calcext:value-type="float">
            <text:p><text:s/>26 422 </text:p>
          </table:table-cell>
          <table:table-cell table:style-name="ce5" office:value-type="float" office:value="26390" calcext:value-type="float">
            <text:p><text:s/>26 390 </text:p>
          </table:table-cell>
          <table:table-cell table:style-name="ce5" office:value-type="float" office:value="26379" calcext:value-type="float">
            <text:p><text:s/>26 379 </text:p>
          </table:table-cell>
          <table:table-cell table:style-name="ce5" office:value-type="float" office:value="26320" calcext:value-type="float">
            <text:p><text:s/>26 320 </text:p>
          </table:table-cell>
          <table:table-cell table:style-name="ce5" office:value-type="float" office:value="26485" calcext:value-type="float">
            <text:p><text:s/>26 485 </text:p>
          </table:table-cell>
          <table:table-cell table:style-name="ce5" office:value-type="float" office:value="27184" calcext:value-type="float">
            <text:p><text:s/>27 184 </text:p>
          </table:table-cell>
          <table:table-cell table:style-name="ce5" office:value-type="float" office:value="27952" calcext:value-type="float">
            <text:p><text:s/>27 952 </text:p>
          </table:table-cell>
          <table:table-cell table:style-name="ce5" office:value-type="float" office:value="28920" calcext:value-type="float">
            <text:p><text:s/>28 920 </text:p>
          </table:table-cell>
          <table:table-cell table:style-name="ce5" office:value-type="float" office:value="29796" calcext:value-type="float">
            <text:p><text:s/>29 796 </text:p>
          </table:table-cell>
          <table:table-cell table:style-name="ce5" office:value-type="float" office:value="30789" calcext:value-type="float">
            <text:p><text:s/>30 789 </text:p>
          </table:table-cell>
          <table:table-cell table:style-name="ce5" office:value-type="float" office:value="31300" calcext:value-type="float">
            <text:p><text:s/>31 300 </text:p>
          </table:table-cell>
          <table:table-cell table:style-name="ce5" office:value-type="float" office:value="31872" calcext:value-type="float">
            <text:p><text:s/>31 872 </text:p>
          </table:table-cell>
          <table:table-cell table:style-name="ce5" office:value-type="float" office:value="32370" calcext:value-type="float">
            <text:p><text:s/>32 370 </text:p>
          </table:table-cell>
          <table:table-cell table:style-name="ce5" office:value-type="float" office:value="33047" calcext:value-type="float">
            <text:p><text:s/>33 047 </text:p>
          </table:table-cell>
          <table:table-cell table:style-name="ce5" office:value-type="float" office:value="33805" calcext:value-type="float">
            <text:p><text:s/>33 805 </text:p>
          </table:table-cell>
          <table:table-cell table:style-name="ce5" office:value-type="float" office:value="34082" calcext:value-type="float">
            <text:p><text:s/>34 082 </text:p>
          </table:table-cell>
          <table:table-cell table:style-name="ce5" office:value-type="float" office:value="34293" calcext:value-type="float">
            <text:p><text:s/>34 293 </text:p>
          </table:table-cell>
          <table:table-cell table:style-name="ce5" office:value-type="float" office:value="34671" calcext:value-type="float">
            <text:p><text:s/>34 671 </text:p>
          </table:table-cell>
          <table:table-cell table:style-name="ce5" office:value-type="float" office:value="35134" calcext:value-type="float">
            <text:p><text:s/>35 134 </text:p>
          </table:table-cell>
          <table:table-cell table:style-name="ce5" office:value-type="float" office:value="35474" calcext:value-type="float">
            <text:p><text:s/>35 474 </text:p>
          </table:table-cell>
          <table:table-cell table:style-name="ce5" office:value-type="float" office:value="36119" calcext:value-type="float">
            <text:p><text:s/>36 119 </text:p>
          </table:table-cell>
          <table:table-cell table:style-name="ce5" office:value-type="float" office:value="37615" calcext:value-type="float">
            <text:p><text:s/>37 615 </text:p>
          </table:table-cell>
          <table:table-cell table:style-name="ce5" office:value-type="float" office:value="38899" calcext:value-type="float">
            <text:p><text:s/>38 899 </text:p>
          </table:table-cell>
          <table:table-cell table:style-name="ce5" office:value-type="float" office:value="39382" calcext:value-type="float">
            <text:p><text:s/>39 382 </text:p>
          </table:table-cell>
          <table:table-cell table:style-name="ce5" office:value-type="float" office:value="38750" calcext:value-type="float">
            <text:p><text:s/>38 750 </text:p>
          </table:table-cell>
          <table:table-cell table:style-name="ce5" office:value-type="float" office:value="39353" calcext:value-type="float">
            <text:p><text:s/>39 353 </text:p>
          </table:table-cell>
          <table:table-cell table:style-name="ce5" office:value-type="float" office:value="40691" calcext:value-type="float">
            <text:p><text:s/>40 691 </text:p>
          </table:table-cell>
          <table:table-cell table:style-name="ce5" office:value-type="float" office:value="45851" calcext:value-type="float">
            <text:p><text:s/>45 851 </text:p>
          </table:table-cell>
          <table:table-cell table:style-name="ce5" office:value-type="float" office:value="45187" calcext:value-type="float">
            <text:p><text:s/>45 187 </text:p>
          </table:table-cell>
          <table:table-cell table:style-name="ce5" office:value-type="float" office:value="43985" calcext:value-type="float">
            <text:p><text:s/>43 985 </text:p>
          </table:table-cell>
          <table:table-cell table:style-name="ce5" office:value-type="float" office:value="42389" calcext:value-type="float">
            <text:p><text:s/>42 389 </text:p>
          </table:table-cell>
          <table:table-cell table:style-name="ce5" office:value-type="float" office:value="40782" calcext:value-type="float">
            <text:p><text:s/>40 782 </text:p>
          </table:table-cell>
          <table:table-cell table:style-name="ce5" office:value-type="float" office:value="43669" calcext:value-type="float">
            <text:p><text:s/>43 669 </text:p>
          </table:table-cell>
          <table:table-cell table:style-name="ce5" office:value-type="float" office:value="44136" calcext:value-type="float">
            <text:p><text:s/>44 136 </text:p>
          </table:table-cell>
          <table:table-cell table:style-name="ce5" office:value-type="float" office:value="44014" calcext:value-type="float">
            <text:p><text:s/>44 014 </text:p>
          </table:table-cell>
          <table:table-cell table:style-name="ce5" office:value-type="float" office:value="43552" calcext:value-type="float">
            <text:p><text:s/>43 552 </text:p>
          </table:table-cell>
          <table:table-cell table:style-name="ce5" office:value-type="float" office:value="43040" calcext:value-type="float">
            <text:p><text:s/>43 040 </text:p>
          </table:table-cell>
          <table:table-cell table:style-name="ce5" office:value-type="float" office:value="44869" calcext:value-type="float">
            <text:p><text:s/>44 869 </text:p>
          </table:table-cell>
          <table:table-cell table:style-name="ce5" office:value-type="float" office:value="45198" calcext:value-type="float">
            <text:p><text:s/>45 198 </text:p>
          </table:table-cell>
          <table:table-cell table:style-name="ce5" office:value-type="float" office:value="45634" calcext:value-type="float">
            <text:p><text:s/>45 634 </text:p>
          </table:table-cell>
          <table:table-cell table:style-name="ce5" office:value-type="float" office:value="45975" calcext:value-type="float">
            <text:p><text:s/>45 975 </text:p>
          </table:table-cell>
          <table:table-cell table:style-name="ce5" office:value-type="float" office:value="44119" calcext:value-type="float">
            <text:p><text:s/>44 119 </text:p>
          </table:table-cell>
          <table:table-cell table:style-name="ce5" office:value-type="float" office:value="48453" calcext:value-type="float">
            <text:p><text:s/>48 453 </text:p>
          </table:table-cell>
          <table:table-cell table:style-name="ce5" office:value-type="float" office:value="48699" calcext:value-type="float">
            <text:p><text:s/>48 699 </text:p>
          </table:table-cell>
          <table:table-cell table:style-name="ce5" office:value-type="float" office:value="50210" calcext:value-type="float">
            <text:p><text:s/>50 210 </text:p>
          </table:table-cell>
          <table:table-cell table:style-name="ce5" office:value-type="float" office:value="50814" calcext:value-type="float">
            <text:p><text:s/>50 814 </text:p>
          </table:table-cell>
          <table:table-cell table:style-name="ce5" office:value-type="float" office:value="51853" calcext:value-type="float">
            <text:p><text:s/>51 853 </text:p>
          </table:table-cell>
          <table:table-cell table:style-name="ce5" office:value-type="float" office:value="54942" calcext:value-type="float">
            <text:p><text:s/>54 942 </text:p>
          </table:table-cell>
          <table:table-cell table:style-name="ce5" office:value-type="float" office:value="55391" calcext:value-type="float">
            <text:p><text:s/>55 391 </text:p>
          </table:table-cell>
          <table:table-cell table:style-name="ce5" office:value-type="float" office:value="56371" calcext:value-type="float">
            <text:p><text:s/>56 371 </text:p>
          </table:table-cell>
          <table:table-cell table:style-name="ce5" office:value-type="float" office:value="58935" calcext:value-type="float">
            <text:p><text:s/>58 935 </text:p>
          </table:table-cell>
          <table:table-cell table:style-name="ce5" office:value-type="float" office:value="58986" calcext:value-type="float">
            <text:p><text:s/>58 986 </text:p>
          </table:table-cell>
          <table:table-cell table:style-name="ce5" office:value-type="float" office:value="62009" calcext:value-type="float">
            <text:p><text:s/>62 009 </text:p>
          </table:table-cell>
          <table:table-cell table:style-name="ce5" office:value-type="float" office:value="62683" calcext:value-type="float">
            <text:p><text:s/>62 683 </text:p>
          </table:table-cell>
          <table:table-cell table:style-name="ce10" office:value-type="float" office:value="61532" calcext:value-type="float">
            <text:p><text:s/>61 532 </text:p>
          </table:table-cell>
          <table:table-cell table:style-name="ce10" office:value-type="float" office:value="63151" calcext:value-type="float">
            <text:p><text:s/>63 151 </text:p>
          </table:table-cell>
          <table:table-cell table:style-name="ce10" office:value-type="float" office:value="64432" calcext:value-type="float">
            <text:p><text:s/>64 432 </text:p>
          </table:table-cell>
          <table:table-cell table:style-name="ce10" office:value-type="float" office:value="65453" calcext:value-type="float">
            <text:p><text:s/>65 453 </text:p>
          </table:table-cell>
          <table:table-cell table:style-name="ce10" office:value-type="float" office:value="65426" calcext:value-type="float">
            <text:p><text:s/>65 426 </text:p>
          </table:table-cell>
          <table:table-cell table:style-name="ce10" office:value-type="float" office:value="68149" calcext:value-type="float">
            <text:p><text:s/>68 149 </text:p>
          </table:table-cell>
          <table:table-cell table:style-name="ce10" office:value-type="float" office:value="67111" calcext:value-type="float">
            <text:p><text:s/>67 111 </text:p>
          </table:table-cell>
          <table:table-cell table:style-name="ce10" office:value-type="float" office:value="67933" calcext:value-type="float">
            <text:p><text:s/>67 933 </text:p>
          </table:table-cell>
          <table:table-cell table:style-name="ce10" office:value-type="float" office:value="65390" calcext:value-type="float">
            <text:p><text:s/>65 390 </text:p>
          </table:table-cell>
          <table:table-cell table:style-name="ce10" office:value-type="float" office:value="67529" calcext:value-type="float">
            <text:p><text:s/>67 529 </text:p>
          </table:table-cell>
          <table:table-cell table:style-name="ce10" office:value-type="float" office:value="66470" calcext:value-type="float">
            <text:p><text:s/>66 470 </text:p>
          </table:table-cell>
          <table:table-cell table:style-name="ce10" office:value-type="float" office:value="66289" calcext:value-type="float">
            <text:p><text:s/>66 289 </text:p>
          </table:table-cell>
          <table:table-cell table:style-name="ce10" office:value-type="float" office:value="59874" calcext:value-type="float">
            <text:p><text:s/>59 874 </text:p>
          </table:table-cell>
          <table:table-cell table:style-name="ce10" office:value-type="float" office:value="58714" calcext:value-type="float">
            <text:p><text:s/>58 714 </text:p>
          </table:table-cell>
          <table:table-cell table:style-name="ce10" office:value-type="float" office:value="57092" calcext:value-type="float">
            <text:p><text:s/>57 092 </text:p>
          </table:table-cell>
          <table:table-cell table:style-name="ce10" office:value-type="float" office:value="58255" calcext:value-type="float">
            <text:p><text:s/>58 255 </text:p>
          </table:table-cell>
          <table:table-cell table:style-name="ce10" office:value-type="float" office:value="59622" calcext:value-type="float">
            <text:p><text:s/>59 622 </text:p>
          </table:table-cell>
          <table:table-cell table:style-name="ce10" office:value-type="float" office:value="69291" calcext:value-type="float">
            <text:p><text:s/>69 291 </text:p>
          </table:table-cell>
          <table:table-cell table:style-name="ce10" office:value-type="float" office:value="70330" calcext:value-type="float">
            <text:p><text:s/>70 330 </text:p>
          </table:table-cell>
          <table:table-cell table:style-name="ce10" office:value-type="float" office:value="68750" calcext:value-type="float">
            <text:p><text:s/>68 750 </text:p>
          </table:table-cell>
          <table:table-cell table:style-name="ce10" office:value-type="float" office:value="69256" calcext:value-type="float">
            <text:p><text:s/>69 256 </text:p>
          </table:table-cell>
          <table:table-cell table:style-name="ce10" office:value-type="float" office:value="68803" calcext:value-type="float">
            <text:p><text:s/>68 803 </text:p>
          </table:table-cell>
          <table:table-cell table:style-name="ce10" office:value-type="float" office:value="69718" calcext:value-type="float">
            <text:p><text:s/>69 718 </text:p>
          </table:table-cell>
          <table:table-cell table:style-name="ce10" office:value-type="float" office:value="69755" calcext:value-type="float">
            <text:p><text:s/>69 755 </text:p>
          </table:table-cell>
          <table:table-cell table:style-name="ce10" office:value-type="float" office:value="68919" calcext:value-type="float">
            <text:p><text:s/>68 919 </text:p>
          </table:table-cell>
          <table:table-cell table:style-name="ce10" office:value-type="float" office:value="69925" calcext:value-type="float">
            <text:p><text:s/>69 925 </text:p>
          </table:table-cell>
          <table:table-cell table:style-name="ce10" office:value-type="float" office:value="70802" calcext:value-type="float">
            <text:p><text:s/>70 802 </text:p>
          </table:table-cell>
          <table:table-cell table:style-name="ce10" office:value-type="float" office:value="72431" calcext:value-type="float">
            <text:p><text:s/>72 431 </text:p>
          </table:table-cell>
          <table:table-cell table:style-name="ce10" office:value-type="float" office:value="71492" calcext:value-type="float">
            <text:p><text:s/>71 492 </text:p>
          </table:table-cell>
          <table:table-cell table:style-name="ce10" office:value-type="float" office:value="72374" calcext:value-type="float">
            <text:p><text:s/>72 374 </text:p>
          </table:table-cell>
          <table:table-cell table:style-name="ce10" office:value-type="float" office:value="72764" calcext:value-type="float">
            <text:p><text:s/>72 764 </text:p>
          </table:table-cell>
          <table:table-cell table:style-name="ce10" office:value-type="float" office:value="74182" calcext:value-type="float">
            <text:p><text:s/>74 182 </text:p>
          </table:table-cell>
          <table:table-cell table:style-name="ce10" office:value-type="float" office:value="74206" calcext:value-type="float">
            <text:p><text:s/>74 206 </text:p>
          </table:table-cell>
          <table:table-cell table:style-name="ce10" office:value-type="float" office:value="74289" calcext:value-type="float">
            <text:p><text:s/>74 289 </text:p>
          </table:table-cell>
          <table:table-cell table:style-name="ce10" office:value-type="float" office:value="72741" calcext:value-type="float">
            <text:p><text:s/>72 741 </text:p>
          </table:table-cell>
          <table:table-cell table:style-name="ce10" office:value-type="float" office:value="74714" calcext:value-type="float">
            <text:p><text:s/>74 714 </text:p>
          </table:table-cell>
          <table:table-cell table:style-name="ce10" office:value-type="float" office:value="76064" calcext:value-type="float">
            <text:p><text:s/>76 064 </text:p>
          </table:table-cell>
          <table:table-cell table:style-name="ce10" office:value-type="float" office:value="77269" calcext:value-type="float">
            <text:p><text:s/>77 269 </text:p>
          </table:table-cell>
          <table:table-cell table:style-name="ce10" office:value-type="float" office:value="81841" calcext:value-type="float">
            <text:p><text:s/>81 841 </text:p>
          </table:table-cell>
          <table:table-cell table:style-name="ce10" office:value-type="float" office:value="86999" calcext:value-type="float">
            <text:p><text:s/>86 999 </text:p>
          </table:table-cell>
          <table:table-cell table:style-name="ce10" office:value-type="float" office:value="89967" calcext:value-type="float">
            <text:p><text:s/>89 967 </text:p>
          </table:table-cell>
          <table:table-cell table:style-name="ce10" office:value-type="float" office:value="92026" calcext:value-type="float">
            <text:p><text:s/>92 026 </text:p>
          </table:table-cell>
          <table:table-cell table:style-name="ce10" office:value-type="float" office:value="92976" calcext:value-type="float">
            <text:p><text:s/>92 976 </text:p>
          </table:table-cell>
          <table:table-cell table:style-name="ce10" office:value-type="float" office:value="96141" calcext:value-type="float">
            <text:p><text:s/>96 141 </text:p>
          </table:table-cell>
          <table:table-cell table:style-name="ce13" office:value-type="float" office:value="95898" calcext:value-type="float">
            <text:p><text:s/>95 898 </text:p>
          </table:table-cell>
          <table:table-cell table:style-name="ce13" office:value-type="float" office:value="97058" calcext:value-type="float">
            <text:p><text:s/>97 058 </text:p>
          </table:table-cell>
          <table:table-cell table:style-name="ce13" office:value-type="float" office:value="95258" calcext:value-type="float">
            <text:p><text:s/>95 258 </text:p>
          </table:table-cell>
          <table:table-cell table:style-name="ce13" office:value-type="float" office:value="95982" calcext:value-type="float">
            <text:p><text:s/>95 982 </text:p>
          </table:table-cell>
          <table:table-cell table:style-name="ce13" office:value-type="float" office:value="93197" calcext:value-type="float">
            <text:p><text:s/>93 197 </text:p>
          </table:table-cell>
          <table:table-cell table:style-name="ce13" office:value-type="float" office:value="96660" calcext:value-type="float">
            <text:p><text:s/>96 660 </text:p>
          </table:table-cell>
          <table:table-cell table:style-name="ce14" office:value-type="float" office:value="96471" calcext:value-type="float">
            <text:p>96471</text:p>
          </table:table-cell>
          <table:table-cell table:style-name="ce14" office:value-type="float" office:value="99391" calcext:value-type="float">
            <text:p>99391</text:p>
          </table:table-cell>
          <table:table-cell table:style-name="ce14" office:value-type="float" office:value="102053" calcext:value-type="float">
            <text:p>102053</text:p>
          </table:table-cell>
          <table:table-cell table:number-columns-repeated="87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float" office:value="20461" calcext:value-type="float">
            <text:p><text:s/>20 461 </text:p>
          </table:table-cell>
          <table:table-cell table:style-name="ce5" office:value-type="float" office:value="20787" calcext:value-type="float">
            <text:p><text:s/>20 787 </text:p>
          </table:table-cell>
          <table:table-cell table:style-name="ce5" office:value-type="float" office:value="20733" calcext:value-type="float">
            <text:p><text:s/>20 733 </text:p>
          </table:table-cell>
          <table:table-cell table:style-name="ce5" office:value-type="float" office:value="20732" calcext:value-type="float">
            <text:p><text:s/>20 732 </text:p>
          </table:table-cell>
          <table:table-cell table:style-name="ce5" office:value-type="float" office:value="20791" calcext:value-type="float">
            <text:p><text:s/>20 791 </text:p>
          </table:table-cell>
          <table:table-cell table:style-name="ce5" office:value-type="float" office:value="20921" calcext:value-type="float">
            <text:p><text:s/>20 921 </text:p>
          </table:table-cell>
          <table:table-cell table:style-name="ce5" office:value-type="float" office:value="21131" calcext:value-type="float">
            <text:p><text:s/>21 131 </text:p>
          </table:table-cell>
          <table:table-cell table:style-name="ce5" office:value-type="float" office:value="21079" calcext:value-type="float">
            <text:p><text:s/>21 079 </text:p>
          </table:table-cell>
          <table:table-cell table:style-name="ce5" office:value-type="float" office:value="21088" calcext:value-type="float">
            <text:p><text:s/>21 088 </text:p>
          </table:table-cell>
          <table:table-cell table:style-name="ce5" office:value-type="float" office:value="21164" calcext:value-type="float">
            <text:p><text:s/>21 164 </text:p>
          </table:table-cell>
          <table:table-cell table:style-name="ce5" office:value-type="float" office:value="21313" calcext:value-type="float">
            <text:p><text:s/>21 313 </text:p>
          </table:table-cell>
          <table:table-cell table:style-name="ce5" office:value-type="float" office:value="21265" calcext:value-type="float">
            <text:p><text:s/>21 265 </text:p>
          </table:table-cell>
          <table:table-cell table:style-name="ce5" office:value-type="float" office:value="21167" calcext:value-type="float">
            <text:p><text:s/>21 167 </text:p>
          </table:table-cell>
          <table:table-cell table:style-name="ce5" office:value-type="float" office:value="21132" calcext:value-type="float">
            <text:p><text:s/>21 132 </text:p>
          </table:table-cell>
          <table:table-cell table:style-name="ce5" office:value-type="float" office:value="21169" calcext:value-type="float">
            <text:p><text:s/>21 169 </text:p>
          </table:table-cell>
          <table:table-cell table:style-name="ce5" office:value-type="float" office:value="21291" calcext:value-type="float">
            <text:p><text:s/>21 291 </text:p>
          </table:table-cell>
          <table:table-cell table:style-name="ce5" office:value-type="float" office:value="21509" calcext:value-type="float">
            <text:p><text:s/>21 509 </text:p>
          </table:table-cell>
          <table:table-cell table:style-name="ce5" office:value-type="float" office:value="21788" calcext:value-type="float">
            <text:p><text:s/>21 788 </text:p>
          </table:table-cell>
          <table:table-cell table:style-name="ce5" office:value-type="float" office:value="22142" calcext:value-type="float">
            <text:p><text:s/>22 142 </text:p>
          </table:table-cell>
          <table:table-cell table:style-name="ce5" office:value-type="float" office:value="22582" calcext:value-type="float">
            <text:p><text:s/>22 582 </text:p>
          </table:table-cell>
          <table:table-cell table:style-name="ce5" office:value-type="float" office:value="23118" calcext:value-type="float">
            <text:p><text:s/>23 118 </text:p>
          </table:table-cell>
          <table:table-cell table:style-name="ce5" office:value-type="float" office:value="23652" calcext:value-type="float">
            <text:p><text:s/>23 652 </text:p>
          </table:table-cell>
          <table:table-cell table:style-name="ce5" office:value-type="float" office:value="23738" calcext:value-type="float">
            <text:p><text:s/>23 738 </text:p>
          </table:table-cell>
          <table:table-cell table:style-name="ce5" office:value-type="float" office:value="23899" calcext:value-type="float">
            <text:p><text:s/>23 899 </text:p>
          </table:table-cell>
          <table:table-cell table:style-name="ce5" office:value-type="float" office:value="24115" calcext:value-type="float">
            <text:p><text:s/>24 115 </text:p>
          </table:table-cell>
          <table:table-cell table:style-name="ce5" office:value-type="float" office:value="24142" calcext:value-type="float">
            <text:p><text:s/>24 142 </text:p>
          </table:table-cell>
          <table:table-cell table:style-name="ce5" office:value-type="float" office:value="23968" calcext:value-type="float">
            <text:p><text:s/>23 968 </text:p>
          </table:table-cell>
          <table:table-cell table:style-name="ce5" office:value-type="float" office:value="23775" calcext:value-type="float">
            <text:p><text:s/>23 775 </text:p>
          </table:table-cell>
          <table:table-cell table:style-name="ce5" office:value-type="float" office:value="23614" calcext:value-type="float">
            <text:p><text:s/>23 614 </text:p>
          </table:table-cell>
          <table:table-cell table:style-name="ce5" office:value-type="float" office:value="23721" calcext:value-type="float">
            <text:p><text:s/>23 721 </text:p>
          </table:table-cell>
          <table:table-cell table:style-name="ce5" office:value-type="float" office:value="23839" calcext:value-type="float">
            <text:p><text:s/>23 839 </text:p>
          </table:table-cell>
          <table:table-cell table:style-name="ce5" office:value-type="float" office:value="24137" calcext:value-type="float">
            <text:p><text:s/>24 137 </text:p>
          </table:table-cell>
          <table:table-cell table:style-name="ce5" office:value-type="float" office:value="24442" calcext:value-type="float">
            <text:p><text:s/>24 442 </text:p>
          </table:table-cell>
          <table:table-cell table:style-name="ce5" office:value-type="float" office:value="24630" calcext:value-type="float">
            <text:p><text:s/>24 630 </text:p>
          </table:table-cell>
          <table:table-cell table:style-name="ce5" office:value-type="float" office:value="24938" calcext:value-type="float">
            <text:p><text:s/>24 938 </text:p>
          </table:table-cell>
          <table:table-cell table:style-name="ce5" office:value-type="float" office:value="25330" calcext:value-type="float">
            <text:p><text:s/>25 330 </text:p>
          </table:table-cell>
          <table:table-cell table:style-name="ce5" office:value-type="float" office:value="25797" calcext:value-type="float">
            <text:p><text:s/>25 797 </text:p>
          </table:table-cell>
          <table:table-cell table:style-name="ce5" office:value-type="float" office:value="25945" calcext:value-type="float">
            <text:p><text:s/>25 945 </text:p>
          </table:table-cell>
          <table:table-cell table:style-name="ce5" office:value-type="float" office:value="26229" calcext:value-type="float">
            <text:p><text:s/>26 229 </text:p>
          </table:table-cell>
          <table:table-cell table:style-name="ce5" office:value-type="float" office:value="26465" calcext:value-type="float">
            <text:p><text:s/>26 465 </text:p>
          </table:table-cell>
          <table:table-cell table:style-name="ce5" office:value-type="float" office:value="26603" calcext:value-type="float">
            <text:p><text:s/>26 603 </text:p>
          </table:table-cell>
          <table:table-cell table:style-name="ce5" office:value-type="float" office:value="26941" calcext:value-type="float">
            <text:p><text:s/>26 941 </text:p>
          </table:table-cell>
          <table:table-cell table:style-name="ce5" office:value-type="float" office:value="26635" calcext:value-type="float">
            <text:p><text:s/>26 635 </text:p>
          </table:table-cell>
          <table:table-cell table:style-name="ce5" office:value-type="float" office:value="26460" calcext:value-type="float">
            <text:p><text:s/>26 460 </text:p>
          </table:table-cell>
          <table:table-cell table:style-name="ce5" office:value-type="float" office:value="26221" calcext:value-type="float">
            <text:p><text:s/>26 221 </text:p>
          </table:table-cell>
          <table:table-cell table:style-name="ce5" office:value-type="float" office:value="25991" calcext:value-type="float">
            <text:p><text:s/>25 991 </text:p>
          </table:table-cell>
          <table:table-cell table:style-name="ce5" office:value-type="float" office:value="25883" calcext:value-type="float">
            <text:p><text:s/>25 883 </text:p>
          </table:table-cell>
          <table:table-cell table:style-name="ce5" office:value-type="float" office:value="25776" calcext:value-type="float">
            <text:p><text:s/>25 776 </text:p>
          </table:table-cell>
          <table:table-cell table:style-name="ce5" office:value-type="float" office:value="25758" calcext:value-type="float">
            <text:p><text:s/>25 758 </text:p>
          </table:table-cell>
          <table:table-cell table:style-name="ce5" office:value-type="float" office:value="25695" calcext:value-type="float">
            <text:p><text:s/>25 695 </text:p>
          </table:table-cell>
          <table:table-cell table:style-name="ce5" office:value-type="float" office:value="25744" calcext:value-type="float">
            <text:p><text:s/>25 744 </text:p>
          </table:table-cell>
          <table:table-cell table:style-name="ce5" office:value-type="float" office:value="25825" calcext:value-type="float">
            <text:p><text:s/>25 825 </text:p>
          </table:table-cell>
          <table:table-cell table:style-name="ce5" office:value-type="float" office:value="26530" calcext:value-type="float">
            <text:p><text:s/>26 530 </text:p>
          </table:table-cell>
          <table:table-cell table:style-name="ce5" office:value-type="float" office:value="27302" calcext:value-type="float">
            <text:p><text:s/>27 302 </text:p>
          </table:table-cell>
          <table:table-cell table:style-name="ce5" office:value-type="float" office:value="28198" calcext:value-type="float">
            <text:p><text:s/>28 198 </text:p>
          </table:table-cell>
          <table:table-cell table:style-name="ce5" office:value-type="float" office:value="29138" calcext:value-type="float">
            <text:p><text:s/>29 138 </text:p>
          </table:table-cell>
          <table:table-cell table:style-name="ce5" office:value-type="float" office:value="30127" calcext:value-type="float">
            <text:p><text:s/>30 127 </text:p>
          </table:table-cell>
          <table:table-cell table:style-name="ce5" office:value-type="float" office:value="30552" calcext:value-type="float">
            <text:p><text:s/>30 552 </text:p>
          </table:table-cell>
          <table:table-cell table:style-name="ce5" office:value-type="float" office:value="30994" calcext:value-type="float">
            <text:p><text:s/>30 994 </text:p>
          </table:table-cell>
          <table:table-cell table:style-name="ce5" office:value-type="float" office:value="31593" calcext:value-type="float">
            <text:p><text:s/>31 593 </text:p>
          </table:table-cell>
          <table:table-cell table:style-name="ce5" office:value-type="float" office:value="32254" calcext:value-type="float">
            <text:p><text:s/>32 254 </text:p>
          </table:table-cell>
          <table:table-cell table:style-name="ce5" office:value-type="float" office:value="33070" calcext:value-type="float">
            <text:p><text:s/>33 070 </text:p>
          </table:table-cell>
          <table:table-cell table:style-name="ce5" office:value-type="float" office:value="33363" calcext:value-type="float">
            <text:p><text:s/>33 363 </text:p>
          </table:table-cell>
          <table:table-cell table:style-name="ce5" office:value-type="float" office:value="33554" calcext:value-type="float">
            <text:p><text:s/>33 554 </text:p>
          </table:table-cell>
          <table:table-cell table:style-name="ce5" office:value-type="float" office:value="33845" calcext:value-type="float">
            <text:p><text:s/>33 845 </text:p>
          </table:table-cell>
          <table:table-cell table:style-name="ce5" office:value-type="float" office:value="34362" calcext:value-type="float">
            <text:p><text:s/>34 362 </text:p>
          </table:table-cell>
          <table:table-cell table:style-name="ce5" office:value-type="float" office:value="34721" calcext:value-type="float">
            <text:p><text:s/>34 721 </text:p>
          </table:table-cell>
          <table:table-cell table:style-name="ce5" office:value-type="float" office:value="35350" calcext:value-type="float">
            <text:p><text:s/>35 350 </text:p>
          </table:table-cell>
          <table:table-cell table:style-name="ce5" office:value-type="float" office:value="36894" calcext:value-type="float">
            <text:p><text:s/>36 894 </text:p>
          </table:table-cell>
          <table:table-cell table:style-name="ce5" office:value-type="float" office:value="38108" calcext:value-type="float">
            <text:p><text:s/>38 108 </text:p>
          </table:table-cell>
          <table:table-cell table:style-name="ce5" office:value-type="float" office:value="38632" calcext:value-type="float">
            <text:p><text:s/>38 632 </text:p>
          </table:table-cell>
          <table:table-cell table:style-name="ce5" office:value-type="float" office:value="38158" calcext:value-type="float">
            <text:p><text:s/>38 158 </text:p>
          </table:table-cell>
          <table:table-cell table:style-name="ce5" office:value-type="float" office:value="38549" calcext:value-type="float">
            <text:p><text:s/>38 549 </text:p>
          </table:table-cell>
          <table:table-cell table:style-name="ce5" office:value-type="float" office:value="39999" calcext:value-type="float">
            <text:p><text:s/>39 999 </text:p>
          </table:table-cell>
          <table:table-cell table:style-name="ce5" office:value-type="float" office:value="45060" calcext:value-type="float">
            <text:p><text:s/>45 060 </text:p>
          </table:table-cell>
          <table:table-cell table:style-name="ce5" office:value-type="float" office:value="44613" calcext:value-type="float">
            <text:p><text:s/>44 613 </text:p>
          </table:table-cell>
          <table:table-cell table:style-name="ce5" office:value-type="float" office:value="43353" calcext:value-type="float">
            <text:p><text:s/>43 353 </text:p>
          </table:table-cell>
          <table:table-cell table:style-name="ce5" office:value-type="float" office:value="41821" calcext:value-type="float">
            <text:p><text:s/>41 821 </text:p>
          </table:table-cell>
          <table:table-cell table:style-name="ce5" office:value-type="float" office:value="40148" calcext:value-type="float">
            <text:p><text:s/>40 148 </text:p>
          </table:table-cell>
          <table:table-cell table:style-name="ce5" office:value-type="float" office:value="42642" calcext:value-type="float">
            <text:p><text:s/>42 642 </text:p>
          </table:table-cell>
          <table:table-cell table:style-name="ce5" office:value-type="float" office:value="43402" calcext:value-type="float">
            <text:p><text:s/>43 402 </text:p>
          </table:table-cell>
          <table:table-cell table:style-name="ce5" office:value-type="float" office:value="43461" calcext:value-type="float">
            <text:p><text:s/>43 461 </text:p>
          </table:table-cell>
          <table:table-cell table:style-name="ce5" office:value-type="float" office:value="43060" calcext:value-type="float">
            <text:p><text:s/>43 060 </text:p>
          </table:table-cell>
          <table:table-cell table:style-name="ce5" office:value-type="float" office:value="42639" calcext:value-type="float">
            <text:p><text:s/>42 639 </text:p>
          </table:table-cell>
          <table:table-cell table:style-name="ce5" office:value-type="float" office:value="44051" calcext:value-type="float">
            <text:p><text:s/>44 051 </text:p>
          </table:table-cell>
          <table:table-cell table:style-name="ce5" office:value-type="float" office:value="44092" calcext:value-type="float">
            <text:p><text:s/>44 092 </text:p>
          </table:table-cell>
          <table:table-cell table:style-name="ce5" office:value-type="float" office:value="45060" calcext:value-type="float">
            <text:p><text:s/>45 060 </text:p>
          </table:table-cell>
          <table:table-cell table:style-name="ce5" office:value-type="float" office:value="45440" calcext:value-type="float">
            <text:p><text:s/>45 440 </text:p>
          </table:table-cell>
          <table:table-cell table:style-name="ce5" office:value-type="float" office:value="43605" calcext:value-type="float">
            <text:p><text:s/>43 605 </text:p>
          </table:table-cell>
          <table:table-cell table:style-name="ce5" office:value-type="float" office:value="47819" calcext:value-type="float">
            <text:p><text:s/>47 819 </text:p>
          </table:table-cell>
          <table:table-cell table:style-name="ce5" office:value-type="float" office:value="48145" calcext:value-type="float">
            <text:p><text:s/>48 145 </text:p>
          </table:table-cell>
          <table:table-cell table:style-name="ce5" office:value-type="float" office:value="49622" calcext:value-type="float">
            <text:p><text:s/>49 622 </text:p>
          </table:table-cell>
          <table:table-cell table:style-name="ce5" office:value-type="float" office:value="50251" calcext:value-type="float">
            <text:p><text:s/>50 251 </text:p>
          </table:table-cell>
          <table:table-cell table:style-name="ce5" office:value-type="float" office:value="51261" calcext:value-type="float">
            <text:p><text:s/>51 261 </text:p>
          </table:table-cell>
          <table:table-cell table:style-name="ce5" office:value-type="float" office:value="54245" calcext:value-type="float">
            <text:p><text:s/>54 245 </text:p>
          </table:table-cell>
          <table:table-cell table:style-name="ce5" office:value-type="float" office:value="54695" calcext:value-type="float">
            <text:p><text:s/>54 695 </text:p>
          </table:table-cell>
          <table:table-cell table:style-name="ce5" office:value-type="float" office:value="55744" calcext:value-type="float">
            <text:p><text:s/>55 744 </text:p>
          </table:table-cell>
          <table:table-cell table:style-name="ce5" office:value-type="float" office:value="58208" calcext:value-type="float">
            <text:p><text:s/>58 208 </text:p>
          </table:table-cell>
          <table:table-cell table:style-name="ce5" office:value-type="float" office:value="58320" calcext:value-type="float">
            <text:p><text:s/>58 320 </text:p>
          </table:table-cell>
          <table:table-cell table:style-name="ce5" office:value-type="float" office:value="61358" calcext:value-type="float">
            <text:p><text:s/>61 358 </text:p>
          </table:table-cell>
          <table:table-cell table:style-name="ce10" office:value-type="float" office:value="62057" calcext:value-type="float">
            <text:p><text:s/>62 057 </text:p>
          </table:table-cell>
          <table:table-cell table:style-name="ce10" office:value-type="float" office:value="60935" calcext:value-type="float">
            <text:p><text:s/>60 935 </text:p>
          </table:table-cell>
          <table:table-cell table:style-name="ce10" office:value-type="float" office:value="62443" calcext:value-type="float">
            <text:p><text:s/>62 443 </text:p>
          </table:table-cell>
          <table:table-cell table:style-name="ce10" office:value-type="float" office:value="63738" calcext:value-type="float">
            <text:p><text:s/>63 738 </text:p>
          </table:table-cell>
          <table:table-cell table:style-name="ce10" office:value-type="float" office:value="64720" calcext:value-type="float">
            <text:p><text:s/>64 720 </text:p>
          </table:table-cell>
          <table:table-cell table:style-name="ce10" office:value-type="float" office:value="64780" calcext:value-type="float">
            <text:p><text:s/>64 780 </text:p>
          </table:table-cell>
          <table:table-cell table:style-name="ce10" office:value-type="float" office:value="67491" calcext:value-type="float">
            <text:p><text:s/>67 491 </text:p>
          </table:table-cell>
          <table:table-cell table:style-name="ce10" office:value-type="float" office:value="66467" calcext:value-type="float">
            <text:p><text:s/>66 467 </text:p>
          </table:table-cell>
          <table:table-cell table:style-name="ce10" office:value-type="float" office:value="67286" calcext:value-type="float">
            <text:p><text:s/>67 286 </text:p>
          </table:table-cell>
          <table:table-cell table:style-name="ce10" office:value-type="float" office:value="64808" calcext:value-type="float">
            <text:p><text:s/>64 808 </text:p>
          </table:table-cell>
          <table:table-cell table:style-name="ce10" office:value-type="float" office:value="67058" calcext:value-type="float">
            <text:p><text:s/>67 058 </text:p>
          </table:table-cell>
          <table:table-cell table:style-name="ce10" office:value-type="float" office:value="65780" calcext:value-type="float">
            <text:p><text:s/>65 780 </text:p>
          </table:table-cell>
          <table:table-cell table:style-name="ce10" office:value-type="float" office:value="65723" calcext:value-type="float">
            <text:p><text:s/>65 723 </text:p>
          </table:table-cell>
          <table:table-cell table:style-name="ce10" office:value-type="float" office:value="59270" calcext:value-type="float">
            <text:p><text:s/>59 270 </text:p>
          </table:table-cell>
          <table:table-cell table:style-name="ce10" office:value-type="float" office:value="58233" calcext:value-type="float">
            <text:p><text:s/>58 233 </text:p>
          </table:table-cell>
          <table:table-cell table:style-name="ce10" office:value-type="float" office:value="56395" calcext:value-type="float">
            <text:p><text:s/>56 395 </text:p>
          </table:table-cell>
          <table:table-cell table:style-name="ce10" office:value-type="float" office:value="57575" calcext:value-type="float">
            <text:p><text:s/>57 575 </text:p>
          </table:table-cell>
          <table:table-cell table:style-name="ce10" office:value-type="float" office:value="58978" calcext:value-type="float">
            <text:p><text:s/>58 978 </text:p>
          </table:table-cell>
          <table:table-cell table:style-name="ce10" office:value-type="float" office:value="68494" calcext:value-type="float">
            <text:p><text:s/>68 494 </text:p>
          </table:table-cell>
          <table:table-cell table:style-name="ce10" office:value-type="float" office:value="69610" calcext:value-type="float">
            <text:p><text:s/>69 610 </text:p>
          </table:table-cell>
          <table:table-cell table:style-name="ce10" office:value-type="float" office:value="68075" calcext:value-type="float">
            <text:p><text:s/>68 075 </text:p>
          </table:table-cell>
          <table:table-cell table:style-name="ce10" office:value-type="float" office:value="68581" calcext:value-type="float">
            <text:p><text:s/>68 581 </text:p>
          </table:table-cell>
          <table:table-cell table:style-name="ce10" office:value-type="float" office:value="68157" calcext:value-type="float">
            <text:p><text:s/>68 157 </text:p>
          </table:table-cell>
          <table:table-cell table:style-name="ce10" office:value-type="float" office:value="68937" calcext:value-type="float">
            <text:p><text:s/>68 937 </text:p>
          </table:table-cell>
          <table:table-cell table:style-name="ce10" office:value-type="float" office:value="69002" calcext:value-type="float">
            <text:p><text:s/>69 002 </text:p>
          </table:table-cell>
          <table:table-cell table:style-name="ce10" office:value-type="float" office:value="68162" calcext:value-type="float">
            <text:p><text:s/>68 162 </text:p>
          </table:table-cell>
          <table:table-cell table:style-name="ce10" office:value-type="float" office:value="69176" calcext:value-type="float">
            <text:p><text:s/>69 176 </text:p>
          </table:table-cell>
          <table:table-cell table:style-name="ce10" office:value-type="float" office:value="70012" calcext:value-type="float">
            <text:p><text:s/>70 012 </text:p>
          </table:table-cell>
          <table:table-cell table:style-name="ce10" office:value-type="float" office:value="71663" calcext:value-type="float">
            <text:p><text:s/>71 663 </text:p>
          </table:table-cell>
          <table:table-cell table:style-name="ce10" office:value-type="float" office:value="70609" calcext:value-type="float">
            <text:p><text:s/>70 609 </text:p>
          </table:table-cell>
          <table:table-cell table:style-name="ce10" office:value-type="float" office:value="71524" calcext:value-type="float">
            <text:p><text:s/>71 524 </text:p>
          </table:table-cell>
          <table:table-cell table:style-name="ce10" office:value-type="float" office:value="71493" calcext:value-type="float">
            <text:p><text:s/>71 493 </text:p>
          </table:table-cell>
          <table:table-cell table:style-name="ce10" office:value-type="float" office:value="73071" calcext:value-type="float">
            <text:p><text:s/>73 071 </text:p>
          </table:table-cell>
          <table:table-cell table:style-name="ce10" office:value-type="float" office:value="73318" calcext:value-type="float">
            <text:p><text:s/>73 318 </text:p>
          </table:table-cell>
          <table:table-cell table:style-name="ce10" office:value-type="float" office:value="73440" calcext:value-type="float">
            <text:p><text:s/>73 440 </text:p>
          </table:table-cell>
          <table:table-cell table:style-name="ce10" office:value-type="float" office:value="71926" calcext:value-type="float">
            <text:p><text:s/>71 926 </text:p>
          </table:table-cell>
          <table:table-cell table:style-name="ce10" office:value-type="float" office:value="73692" calcext:value-type="float">
            <text:p><text:s/>73 692 </text:p>
          </table:table-cell>
          <table:table-cell table:style-name="ce10" office:value-type="float" office:value="75026" calcext:value-type="float">
            <text:p><text:s/>75 026 </text:p>
          </table:table-cell>
          <table:table-cell table:style-name="ce10" office:value-type="float" office:value="76497" calcext:value-type="float">
            <text:p><text:s/>76 497 </text:p>
          </table:table-cell>
          <table:table-cell table:style-name="ce10" office:value-type="float" office:value="81106" calcext:value-type="float">
            <text:p><text:s/>81 106 </text:p>
          </table:table-cell>
          <table:table-cell table:style-name="ce10" office:value-type="float" office:value="86095" calcext:value-type="float">
            <text:p><text:s/>86 095 </text:p>
          </table:table-cell>
          <table:table-cell table:style-name="ce10" office:value-type="float" office:value="88970" calcext:value-type="float">
            <text:p><text:s/>88 970 </text:p>
          </table:table-cell>
          <table:table-cell table:style-name="ce10" office:value-type="float" office:value="91438" calcext:value-type="float">
            <text:p><text:s/>91 438 </text:p>
          </table:table-cell>
          <table:table-cell table:style-name="ce10" office:value-type="float" office:value="92217" calcext:value-type="float">
            <text:p><text:s/>92 217 </text:p>
          </table:table-cell>
          <table:table-cell table:style-name="ce13" office:value-type="float" office:value="95440" calcext:value-type="float">
            <text:p><text:s/>95 440 </text:p>
          </table:table-cell>
          <table:table-cell table:style-name="ce13" office:value-type="float" office:value="95170" calcext:value-type="float">
            <text:p><text:s/>95 170 </text:p>
          </table:table-cell>
          <table:table-cell table:style-name="ce13" office:value-type="float" office:value="96255" calcext:value-type="float">
            <text:p><text:s/>96 255 </text:p>
          </table:table-cell>
          <table:table-cell table:style-name="ce13" office:value-type="float" office:value="94561" calcext:value-type="float">
            <text:p><text:s/>94 561 </text:p>
          </table:table-cell>
          <table:table-cell table:style-name="ce13" office:value-type="float" office:value="95523" calcext:value-type="float">
            <text:p><text:s/>95 523 </text:p>
          </table:table-cell>
          <table:table-cell table:style-name="ce13" office:value-type="float" office:value="92767" calcext:value-type="float">
            <text:p><text:s/>92 767 </text:p>
          </table:table-cell>
          <table:table-cell table:style-name="ce14" office:value-type="float" office:value="95807" calcext:value-type="float">
            <text:p>95807</text:p>
          </table:table-cell>
          <table:table-cell table:style-name="ce14" office:value-type="float" office:value="95934" calcext:value-type="float">
            <text:p>95934</text:p>
          </table:table-cell>
          <table:table-cell table:style-name="ce14" office:value-type="float" office:value="98813" calcext:value-type="float">
            <text:p>98813</text:p>
          </table:table-cell>
          <table:table-cell table:number-columns-repeated="8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5" office:value-type="float" office:value="19461" calcext:value-type="float">
            <text:p><text:s/>19 461 </text:p>
          </table:table-cell>
          <table:table-cell table:style-name="ce5" office:value-type="float" office:value="19705" calcext:value-type="float">
            <text:p><text:s/>19 705 </text:p>
          </table:table-cell>
          <table:table-cell table:style-name="ce5" office:value-type="float" office:value="20062" calcext:value-type="float">
            <text:p><text:s/>20 062 </text:p>
          </table:table-cell>
          <table:table-cell table:style-name="ce5" office:value-type="float" office:value="20020" calcext:value-type="float">
            <text:p><text:s/>20 020 </text:p>
          </table:table-cell>
          <table:table-cell table:style-name="ce5" office:value-type="float" office:value="20034" calcext:value-type="float">
            <text:p><text:s/>20 034 </text:p>
          </table:table-cell>
          <table:table-cell table:style-name="ce5" office:value-type="float" office:value="20112" calcext:value-type="float">
            <text:p><text:s/>20 112 </text:p>
          </table:table-cell>
          <table:table-cell table:style-name="ce5" office:value-type="float" office:value="20262" calcext:value-type="float">
            <text:p><text:s/>20 262 </text:p>
          </table:table-cell>
          <table:table-cell table:style-name="ce5" office:value-type="float" office:value="20496" calcext:value-type="float">
            <text:p><text:s/>20 496 </text:p>
          </table:table-cell>
          <table:table-cell table:style-name="ce5" office:value-type="float" office:value="20465" calcext:value-type="float">
            <text:p><text:s/>20 465 </text:p>
          </table:table-cell>
          <table:table-cell table:style-name="ce5" office:value-type="float" office:value="20497" calcext:value-type="float">
            <text:p><text:s/>20 497 </text:p>
          </table:table-cell>
          <table:table-cell table:style-name="ce5" office:value-type="float" office:value="20597" calcext:value-type="float">
            <text:p><text:s/>20 597 </text:p>
          </table:table-cell>
          <table:table-cell table:style-name="ce5" office:value-type="float" office:value="20489" calcext:value-type="float">
            <text:p><text:s/>20 489 </text:p>
          </table:table-cell>
          <table:table-cell table:style-name="ce5" office:value-type="float" office:value="20477" calcext:value-type="float">
            <text:p><text:s/>20 477 </text:p>
          </table:table-cell>
          <table:table-cell table:style-name="ce5" office:value-type="float" office:value="20396" calcext:value-type="float">
            <text:p><text:s/>20 396 </text:p>
          </table:table-cell>
          <table:table-cell table:style-name="ce5" office:value-type="float" office:value="20381" calcext:value-type="float">
            <text:p><text:s/>20 381 </text:p>
          </table:table-cell>
          <table:table-cell table:style-name="ce5" office:value-type="float" office:value="20441" calcext:value-type="float">
            <text:p><text:s/>20 441 </text:p>
          </table:table-cell>
          <table:table-cell table:style-name="ce5" office:value-type="float" office:value="20590" calcext:value-type="float">
            <text:p><text:s/>20 590 </text:p>
          </table:table-cell>
          <table:table-cell table:style-name="ce5" office:value-type="float" office:value="20837" calcext:value-type="float">
            <text:p><text:s/>20 837 </text:p>
          </table:table-cell>
          <table:table-cell table:style-name="ce5" office:value-type="float" office:value="21130" calcext:value-type="float">
            <text:p><text:s/>21 130 </text:p>
          </table:table-cell>
          <table:table-cell table:style-name="ce5" office:value-type="float" office:value="21501" calcext:value-type="float">
            <text:p><text:s/>21 501 </text:p>
          </table:table-cell>
          <table:table-cell table:style-name="ce5" office:value-type="float" office:value="21960" calcext:value-type="float">
            <text:p><text:s/>21 960 </text:p>
          </table:table-cell>
          <table:table-cell table:style-name="ce5" office:value-type="float" office:value="22488" calcext:value-type="float">
            <text:p><text:s/>22 488 </text:p>
          </table:table-cell>
          <table:table-cell table:style-name="ce5" office:value-type="float" office:value="22908" calcext:value-type="float">
            <text:p><text:s/>22 908 </text:p>
          </table:table-cell>
          <table:table-cell table:style-name="ce5" office:value-type="float" office:value="23044" calcext:value-type="float">
            <text:p><text:s/>23 044 </text:p>
          </table:table-cell>
          <table:table-cell table:style-name="ce5" office:value-type="float" office:value="23171" calcext:value-type="float">
            <text:p><text:s/>23 171 </text:p>
          </table:table-cell>
          <table:table-cell table:style-name="ce5" office:value-type="float" office:value="23361" calcext:value-type="float">
            <text:p><text:s/>23 361 </text:p>
          </table:table-cell>
          <table:table-cell table:style-name="ce5" office:value-type="float" office:value="23365" calcext:value-type="float">
            <text:p><text:s/>23 365 </text:p>
          </table:table-cell>
          <table:table-cell table:style-name="ce5" office:value-type="float" office:value="23156" calcext:value-type="float">
            <text:p><text:s/>23 156 </text:p>
          </table:table-cell>
          <table:table-cell table:style-name="ce5" office:value-type="float" office:value="22931" calcext:value-type="float">
            <text:p><text:s/>22 931 </text:p>
          </table:table-cell>
          <table:table-cell table:style-name="ce5" office:value-type="float" office:value="22983" calcext:value-type="float">
            <text:p><text:s/>22 983 </text:p>
          </table:table-cell>
          <table:table-cell table:style-name="ce5" office:value-type="float" office:value="22993" calcext:value-type="float">
            <text:p><text:s/>22 993 </text:p>
          </table:table-cell>
          <table:table-cell table:style-name="ce5" office:value-type="float" office:value="23224" calcext:value-type="float">
            <text:p><text:s/>23 224 </text:p>
          </table:table-cell>
          <table:table-cell table:style-name="ce5" office:value-type="float" office:value="23511" calcext:value-type="float">
            <text:p><text:s/>23 511 </text:p>
          </table:table-cell>
          <table:table-cell table:style-name="ce5" office:value-type="float" office:value="23725" calcext:value-type="float">
            <text:p><text:s/>23 725 </text:p>
          </table:table-cell>
          <table:table-cell table:style-name="ce5" office:value-type="float" office:value="23841" calcext:value-type="float">
            <text:p><text:s/>23 841 </text:p>
          </table:table-cell>
          <table:table-cell table:style-name="ce5" office:value-type="float" office:value="24235" calcext:value-type="float">
            <text:p><text:s/>24 235 </text:p>
          </table:table-cell>
          <table:table-cell table:style-name="ce5" office:value-type="float" office:value="24631" calcext:value-type="float">
            <text:p><text:s/>24 631 </text:p>
          </table:table-cell>
          <table:table-cell table:style-name="ce5" office:value-type="float" office:value="25151" calcext:value-type="float">
            <text:p><text:s/>25 151 </text:p>
          </table:table-cell>
          <table:table-cell table:style-name="ce5" office:value-type="float" office:value="25251" calcext:value-type="float">
            <text:p><text:s/>25 251 </text:p>
          </table:table-cell>
          <table:table-cell table:style-name="ce5" office:value-type="float" office:value="25503" calcext:value-type="float">
            <text:p><text:s/>25 503 </text:p>
          </table:table-cell>
          <table:table-cell table:style-name="ce5" office:value-type="float" office:value="25612" calcext:value-type="float">
            <text:p><text:s/>25 612 </text:p>
          </table:table-cell>
          <table:table-cell table:style-name="ce5" office:value-type="float" office:value="25870" calcext:value-type="float">
            <text:p><text:s/>25 870 </text:p>
          </table:table-cell>
          <table:table-cell table:style-name="ce5" office:value-type="float" office:value="26203" calcext:value-type="float">
            <text:p><text:s/>26 203 </text:p>
          </table:table-cell>
          <table:table-cell table:style-name="ce5" office:value-type="float" office:value="25903" calcext:value-type="float">
            <text:p><text:s/>25 903 </text:p>
          </table:table-cell>
          <table:table-cell table:style-name="ce5" office:value-type="float" office:value="25745" calcext:value-type="float">
            <text:p><text:s/>25 745 </text:p>
          </table:table-cell>
          <table:table-cell table:style-name="ce5" office:value-type="float" office:value="25465" calcext:value-type="float">
            <text:p><text:s/>25 465 </text:p>
          </table:table-cell>
          <table:table-cell table:style-name="ce5" office:value-type="float" office:value="25301" calcext:value-type="float">
            <text:p><text:s/>25 301 </text:p>
          </table:table-cell>
          <table:table-cell table:style-name="ce5" office:value-type="float" office:value="25207" calcext:value-type="float">
            <text:p><text:s/>25 207 </text:p>
          </table:table-cell>
          <table:table-cell table:style-name="ce5" office:value-type="float" office:value="25115" calcext:value-type="float">
            <text:p><text:s/>25 115 </text:p>
          </table:table-cell>
          <table:table-cell table:style-name="ce5" office:value-type="float" office:value="25013" calcext:value-type="float">
            <text:p><text:s/>25 013 </text:p>
          </table:table-cell>
          <table:table-cell table:style-name="ce5" office:value-type="float" office:value="25025" calcext:value-type="float">
            <text:p><text:s/>25 025 </text:p>
          </table:table-cell>
          <table:table-cell table:style-name="ce5" office:value-type="float" office:value="25069" calcext:value-type="float">
            <text:p><text:s/>25 069 </text:p>
          </table:table-cell>
          <table:table-cell table:style-name="ce5" office:value-type="float" office:value="25203" calcext:value-type="float">
            <text:p><text:s/>25 203 </text:p>
          </table:table-cell>
          <table:table-cell table:style-name="ce5" office:value-type="float" office:value="25849" calcext:value-type="float">
            <text:p><text:s/>25 849 </text:p>
          </table:table-cell>
          <table:table-cell table:style-name="ce5" office:value-type="float" office:value="26638" calcext:value-type="float">
            <text:p><text:s/>26 638 </text:p>
          </table:table-cell>
          <table:table-cell table:style-name="ce5" office:value-type="float" office:value="27493" calcext:value-type="float">
            <text:p><text:s/>27 493 </text:p>
          </table:table-cell>
          <table:table-cell table:style-name="ce5" office:value-type="float" office:value="28417" calcext:value-type="float">
            <text:p><text:s/>28 417 </text:p>
          </table:table-cell>
          <table:table-cell table:style-name="ce5" office:value-type="float" office:value="29299" calcext:value-type="float">
            <text:p><text:s/>29 299 </text:p>
          </table:table-cell>
          <table:table-cell table:style-name="ce5" office:value-type="float" office:value="29717" calcext:value-type="float">
            <text:p><text:s/>29 717 </text:p>
          </table:table-cell>
          <table:table-cell table:style-name="ce5" office:value-type="float" office:value="30181" calcext:value-type="float">
            <text:p><text:s/>30 181 </text:p>
          </table:table-cell>
          <table:table-cell table:style-name="ce5" office:value-type="float" office:value="30776" calcext:value-type="float">
            <text:p><text:s/>30 776 </text:p>
          </table:table-cell>
          <table:table-cell table:style-name="ce5" office:value-type="float" office:value="31520" calcext:value-type="float">
            <text:p><text:s/>31 520 </text:p>
          </table:table-cell>
          <table:table-cell table:style-name="ce5" office:value-type="float" office:value="32281" calcext:value-type="float">
            <text:p><text:s/>32 281 </text:p>
          </table:table-cell>
          <table:table-cell table:style-name="ce5" office:value-type="float" office:value="32590" calcext:value-type="float">
            <text:p><text:s/>32 590 </text:p>
          </table:table-cell>
          <table:table-cell table:style-name="ce5" office:value-type="float" office:value="32767" calcext:value-type="float">
            <text:p><text:s/>32 767 </text:p>
          </table:table-cell>
          <table:table-cell table:style-name="ce5" office:value-type="float" office:value="33090" calcext:value-type="float">
            <text:p><text:s/>33 090 </text:p>
          </table:table-cell>
          <table:table-cell table:style-name="ce5" office:value-type="float" office:value="33576" calcext:value-type="float">
            <text:p><text:s/>33 576 </text:p>
          </table:table-cell>
          <table:table-cell table:style-name="ce5" office:value-type="float" office:value="33906" calcext:value-type="float">
            <text:p><text:s/>33 906 </text:p>
          </table:table-cell>
          <table:table-cell table:style-name="ce5" office:value-type="float" office:value="34514" calcext:value-type="float">
            <text:p><text:s/>34 514 </text:p>
          </table:table-cell>
          <table:table-cell table:style-name="ce5" office:value-type="float" office:value="36162" calcext:value-type="float">
            <text:p><text:s/>36 162 </text:p>
          </table:table-cell>
          <table:table-cell table:style-name="ce5" office:value-type="float" office:value="37341" calcext:value-type="float">
            <text:p><text:s/>37 341 </text:p>
          </table:table-cell>
          <table:table-cell table:style-name="ce5" office:value-type="float" office:value="38005" calcext:value-type="float">
            <text:p><text:s/>38 005 </text:p>
          </table:table-cell>
          <table:table-cell table:style-name="ce5" office:value-type="float" office:value="37268" calcext:value-type="float">
            <text:p><text:s/>37 268 </text:p>
          </table:table-cell>
          <table:table-cell table:style-name="ce5" office:value-type="float" office:value="37981" calcext:value-type="float">
            <text:p><text:s/>37 981 </text:p>
          </table:table-cell>
          <table:table-cell table:style-name="ce5" office:value-type="float" office:value="39225" calcext:value-type="float">
            <text:p><text:s/>39 225 </text:p>
          </table:table-cell>
          <table:table-cell table:style-name="ce5" office:value-type="float" office:value="44246" calcext:value-type="float">
            <text:p><text:s/>44 246 </text:p>
          </table:table-cell>
          <table:table-cell table:style-name="ce5" office:value-type="float" office:value="44024" calcext:value-type="float">
            <text:p><text:s/>44 024 </text:p>
          </table:table-cell>
          <table:table-cell table:style-name="ce5" office:value-type="float" office:value="42723" calcext:value-type="float">
            <text:p><text:s/>42 723 </text:p>
          </table:table-cell>
          <table:table-cell table:style-name="ce5" office:value-type="float" office:value="41185" calcext:value-type="float">
            <text:p><text:s/>41 185 </text:p>
          </table:table-cell>
          <table:table-cell table:style-name="ce5" office:value-type="float" office:value="39453" calcext:value-type="float">
            <text:p><text:s/>39 453 </text:p>
          </table:table-cell>
          <table:table-cell table:style-name="ce5" office:value-type="float" office:value="41605" calcext:value-type="float">
            <text:p><text:s/>41 605 </text:p>
          </table:table-cell>
          <table:table-cell table:style-name="ce5" office:value-type="float" office:value="42701" calcext:value-type="float">
            <text:p><text:s/>42 701 </text:p>
          </table:table-cell>
          <table:table-cell table:style-name="ce5" office:value-type="float" office:value="42771" calcext:value-type="float">
            <text:p><text:s/>42 771 </text:p>
          </table:table-cell>
          <table:table-cell table:style-name="ce5" office:value-type="float" office:value="42520" calcext:value-type="float">
            <text:p><text:s/>42 520 </text:p>
          </table:table-cell>
          <table:table-cell table:style-name="ce5" office:value-type="float" office:value="42118" calcext:value-type="float">
            <text:p><text:s/>42 118 </text:p>
          </table:table-cell>
          <table:table-cell table:style-name="ce5" office:value-type="float" office:value="43231" calcext:value-type="float">
            <text:p><text:s/>43 231 </text:p>
          </table:table-cell>
          <table:table-cell table:style-name="ce5" office:value-type="float" office:value="43537" calcext:value-type="float">
            <text:p><text:s/>43 537 </text:p>
          </table:table-cell>
          <table:table-cell table:style-name="ce5" office:value-type="float" office:value="44506" calcext:value-type="float">
            <text:p><text:s/>44 506 </text:p>
          </table:table-cell>
          <table:table-cell table:style-name="ce5" office:value-type="float" office:value="44756" calcext:value-type="float">
            <text:p><text:s/>44 756 </text:p>
          </table:table-cell>
          <table:table-cell table:style-name="ce5" office:value-type="float" office:value="43213" calcext:value-type="float">
            <text:p><text:s/>43 213 </text:p>
          </table:table-cell>
          <table:table-cell table:style-name="ce5" office:value-type="float" office:value="47183" calcext:value-type="float">
            <text:p><text:s/>47 183 </text:p>
          </table:table-cell>
          <table:table-cell table:style-name="ce5" office:value-type="float" office:value="47477" calcext:value-type="float">
            <text:p><text:s/>47 477 </text:p>
          </table:table-cell>
          <table:table-cell table:style-name="ce5" office:value-type="float" office:value="49005" calcext:value-type="float">
            <text:p><text:s/>49 005 </text:p>
          </table:table-cell>
          <table:table-cell table:style-name="ce5" office:value-type="float" office:value="49635" calcext:value-type="float">
            <text:p><text:s/>49 635 </text:p>
          </table:table-cell>
          <table:table-cell table:style-name="ce5" office:value-type="float" office:value="50486" calcext:value-type="float">
            <text:p><text:s/>50 486 </text:p>
          </table:table-cell>
          <table:table-cell table:style-name="ce5" office:value-type="float" office:value="53491" calcext:value-type="float">
            <text:p><text:s/>53 491 </text:p>
          </table:table-cell>
          <table:table-cell table:style-name="ce5" office:value-type="float" office:value="53973" calcext:value-type="float">
            <text:p><text:s/>53 973 </text:p>
          </table:table-cell>
          <table:table-cell table:style-name="ce5" office:value-type="float" office:value="54994" calcext:value-type="float">
            <text:p><text:s/>54 994 </text:p>
          </table:table-cell>
          <table:table-cell table:style-name="ce5" office:value-type="float" office:value="57461" calcext:value-type="float">
            <text:p><text:s/>57 461 </text:p>
          </table:table-cell>
          <table:table-cell table:style-name="ce5" office:value-type="float" office:value="57674" calcext:value-type="float">
            <text:p><text:s/>57 674 </text:p>
          </table:table-cell>
          <table:table-cell table:style-name="ce10" office:value-type="float" office:value="60617" calcext:value-type="float">
            <text:p><text:s/>60 617 </text:p>
          </table:table-cell>
          <table:table-cell table:style-name="ce10" office:value-type="float" office:value="61345" calcext:value-type="float">
            <text:p><text:s/>61 345 </text:p>
          </table:table-cell>
          <table:table-cell table:style-name="ce10" office:value-type="float" office:value="60256" calcext:value-type="float">
            <text:p><text:s/>60 256 </text:p>
          </table:table-cell>
          <table:table-cell table:style-name="ce10" office:value-type="float" office:value="61718" calcext:value-type="float">
            <text:p><text:s/>61 718 </text:p>
          </table:table-cell>
          <table:table-cell table:style-name="ce10" office:value-type="float" office:value="63040" calcext:value-type="float">
            <text:p><text:s/>63 040 </text:p>
          </table:table-cell>
          <table:table-cell table:style-name="ce10" office:value-type="float" office:value="64020" calcext:value-type="float">
            <text:p><text:s/>64 020 </text:p>
          </table:table-cell>
          <table:table-cell table:style-name="ce10" office:value-type="float" office:value="64149" calcext:value-type="float">
            <text:p><text:s/>64 149 </text:p>
          </table:table-cell>
          <table:table-cell table:style-name="ce10" office:value-type="float" office:value="66789" calcext:value-type="float">
            <text:p><text:s/>66 789 </text:p>
          </table:table-cell>
          <table:table-cell table:style-name="ce10" office:value-type="float" office:value="65721" calcext:value-type="float">
            <text:p><text:s/>65 721 </text:p>
          </table:table-cell>
          <table:table-cell table:style-name="ce10" office:value-type="float" office:value="66545" calcext:value-type="float">
            <text:p><text:s/>66 545 </text:p>
          </table:table-cell>
          <table:table-cell table:style-name="ce10" office:value-type="float" office:value="64233" calcext:value-type="float">
            <text:p><text:s/>64 233 </text:p>
          </table:table-cell>
          <table:table-cell table:style-name="ce10" office:value-type="float" office:value="66297" calcext:value-type="float">
            <text:p><text:s/>66 297 </text:p>
          </table:table-cell>
          <table:table-cell table:style-name="ce10" office:value-type="float" office:value="65130" calcext:value-type="float">
            <text:p><text:s/>65 130 </text:p>
          </table:table-cell>
          <table:table-cell table:style-name="ce10" office:value-type="float" office:value="65049" calcext:value-type="float">
            <text:p><text:s/>65 049 </text:p>
          </table:table-cell>
          <table:table-cell table:style-name="ce10" office:value-type="float" office:value="58678" calcext:value-type="float">
            <text:p><text:s/>58 678 </text:p>
          </table:table-cell>
          <table:table-cell table:style-name="ce10" office:value-type="float" office:value="57483" calcext:value-type="float">
            <text:p><text:s/>57 483 </text:p>
          </table:table-cell>
          <table:table-cell table:style-name="ce10" office:value-type="float" office:value="55676" calcext:value-type="float">
            <text:p><text:s/>55 676 </text:p>
          </table:table-cell>
          <table:table-cell table:style-name="ce10" office:value-type="float" office:value="56911" calcext:value-type="float">
            <text:p><text:s/>56 911 </text:p>
          </table:table-cell>
          <table:table-cell table:style-name="ce10" office:value-type="float" office:value="58295" calcext:value-type="float">
            <text:p><text:s/>58 295 </text:p>
          </table:table-cell>
          <table:table-cell table:style-name="ce10" office:value-type="float" office:value="67624" calcext:value-type="float">
            <text:p><text:s/>67 624 </text:p>
          </table:table-cell>
          <table:table-cell table:style-name="ce10" office:value-type="float" office:value="68849" calcext:value-type="float">
            <text:p><text:s/>68 849 </text:p>
          </table:table-cell>
          <table:table-cell table:style-name="ce10" office:value-type="float" office:value="67325" calcext:value-type="float">
            <text:p><text:s/>67 325 </text:p>
          </table:table-cell>
          <table:table-cell table:style-name="ce10" office:value-type="float" office:value="67833" calcext:value-type="float">
            <text:p><text:s/>67 833 </text:p>
          </table:table-cell>
          <table:table-cell table:style-name="ce10" office:value-type="float" office:value="67273" calcext:value-type="float">
            <text:p><text:s/>67 273 </text:p>
          </table:table-cell>
          <table:table-cell table:style-name="ce10" office:value-type="float" office:value="68068" calcext:value-type="float">
            <text:p><text:s/>68 068 </text:p>
          </table:table-cell>
          <table:table-cell table:style-name="ce10" office:value-type="float" office:value="68162" calcext:value-type="float">
            <text:p><text:s/>68 162 </text:p>
          </table:table-cell>
          <table:table-cell table:style-name="ce10" office:value-type="float" office:value="67320" calcext:value-type="float">
            <text:p><text:s/>67 320 </text:p>
          </table:table-cell>
          <table:table-cell table:style-name="ce10" office:value-type="float" office:value="68417" calcext:value-type="float">
            <text:p><text:s/>68 417 </text:p>
          </table:table-cell>
          <table:table-cell table:style-name="ce10" office:value-type="float" office:value="69236" calcext:value-type="float">
            <text:p><text:s/>69 236 </text:p>
          </table:table-cell>
          <table:table-cell table:style-name="ce10" office:value-type="float" office:value="70790" calcext:value-type="float">
            <text:p><text:s/>70 790 </text:p>
          </table:table-cell>
          <table:table-cell table:style-name="ce10" office:value-type="float" office:value="69792" calcext:value-type="float">
            <text:p><text:s/>69 792 </text:p>
          </table:table-cell>
          <table:table-cell table:style-name="ce10" office:value-type="float" office:value="70608" calcext:value-type="float">
            <text:p><text:s/>70 608 </text:p>
          </table:table-cell>
          <table:table-cell table:style-name="ce10" office:value-type="float" office:value="70438" calcext:value-type="float">
            <text:p><text:s/>70 438 </text:p>
          </table:table-cell>
          <table:table-cell table:style-name="ce10" office:value-type="float" office:value="72150" calcext:value-type="float">
            <text:p><text:s/>72 150 </text:p>
          </table:table-cell>
          <table:table-cell table:style-name="ce10" office:value-type="float" office:value="72408" calcext:value-type="float">
            <text:p><text:s/>72 408 </text:p>
          </table:table-cell>
          <table:table-cell table:style-name="ce10" office:value-type="float" office:value="72578" calcext:value-type="float">
            <text:p><text:s/>72 578 </text:p>
          </table:table-cell>
          <table:table-cell table:style-name="ce10" office:value-type="float" office:value="70889" calcext:value-type="float">
            <text:p><text:s/>70 889 </text:p>
          </table:table-cell>
          <table:table-cell table:style-name="ce10" office:value-type="float" office:value="72676" calcext:value-type="float">
            <text:p><text:s/>72 676 </text:p>
          </table:table-cell>
          <table:table-cell table:style-name="ce10" office:value-type="float" office:value="74131" calcext:value-type="float">
            <text:p><text:s/>74 131 </text:p>
          </table:table-cell>
          <table:table-cell table:style-name="ce10" office:value-type="float" office:value="75659" calcext:value-type="float">
            <text:p><text:s/>75 659 </text:p>
          </table:table-cell>
          <table:table-cell table:style-name="ce10" office:value-type="float" office:value="80240" calcext:value-type="float">
            <text:p><text:s/>80 240 </text:p>
          </table:table-cell>
          <table:table-cell table:style-name="ce10" office:value-type="float" office:value="84881" calcext:value-type="float">
            <text:p><text:s/>84 881 </text:p>
          </table:table-cell>
          <table:table-cell table:style-name="ce10" office:value-type="float" office:value="88283" calcext:value-type="float">
            <text:p><text:s/>88 283 </text:p>
          </table:table-cell>
          <table:table-cell table:style-name="ce10" office:value-type="float" office:value="90701" calcext:value-type="float">
            <text:p><text:s/>90 701 </text:p>
          </table:table-cell>
          <table:table-cell table:style-name="ce13" office:value-type="float" office:value="91450" calcext:value-type="float">
            <text:p><text:s/>91 450 </text:p>
          </table:table-cell>
          <table:table-cell table:style-name="ce13" office:value-type="float" office:value="94564" calcext:value-type="float">
            <text:p><text:s/>94 564 </text:p>
          </table:table-cell>
          <table:table-cell table:style-name="ce13" office:value-type="float" office:value="94373" calcext:value-type="float">
            <text:p><text:s/>94 373 </text:p>
          </table:table-cell>
          <table:table-cell table:style-name="ce13" office:value-type="float" office:value="95479" calcext:value-type="float">
            <text:p><text:s/>95 479 </text:p>
          </table:table-cell>
          <table:table-cell table:style-name="ce13" office:value-type="float" office:value="94024" calcext:value-type="float">
            <text:p><text:s/>94 024 </text:p>
          </table:table-cell>
          <table:table-cell table:style-name="ce13" office:value-type="float" office:value="95001" calcext:value-type="float">
            <text:p><text:s/>95 001 </text:p>
          </table:table-cell>
          <table:table-cell table:style-name="ce14" office:value-type="float" office:value="91934" calcext:value-type="float">
            <text:p>91934</text:p>
          </table:table-cell>
          <table:table-cell table:style-name="ce14" office:value-type="float" office:value="95237" calcext:value-type="float">
            <text:p>95237</text:p>
          </table:table-cell>
          <table:table-cell table:style-name="ce14" office:value-type="float" office:value="95429" calcext:value-type="float">
            <text:p>95429</text:p>
          </table:table-cell>
          <table:table-cell table:number-columns-repeated="87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5" office:value-type="float" office:value="18508" calcext:value-type="float">
            <text:p><text:s/>18 508 </text:p>
          </table:table-cell>
          <table:table-cell table:style-name="ce5" office:value-type="float" office:value="18682" calcext:value-type="float">
            <text:p><text:s/>18 682 </text:p>
          </table:table-cell>
          <table:table-cell table:style-name="ce5" office:value-type="float" office:value="18948" calcext:value-type="float">
            <text:p><text:s/>18 948 </text:p>
          </table:table-cell>
          <table:table-cell table:style-name="ce5" office:value-type="float" office:value="19335" calcext:value-type="float">
            <text:p><text:s/>19 335 </text:p>
          </table:table-cell>
          <table:table-cell table:style-name="ce5" office:value-type="float" office:value="19307" calcext:value-type="float">
            <text:p><text:s/>19 307 </text:p>
          </table:table-cell>
          <table:table-cell table:style-name="ce5" office:value-type="float" office:value="19337" calcext:value-type="float">
            <text:p><text:s/>19 337 </text:p>
          </table:table-cell>
          <table:table-cell table:style-name="ce5" office:value-type="float" office:value="19433" calcext:value-type="float">
            <text:p><text:s/>19 433 </text:p>
          </table:table-cell>
          <table:table-cell table:style-name="ce5" office:value-type="float" office:value="19604" calcext:value-type="float">
            <text:p><text:s/>19 604 </text:p>
          </table:table-cell>
          <table:table-cell table:style-name="ce5" office:value-type="float" office:value="19861" calcext:value-type="float">
            <text:p><text:s/>19 861 </text:p>
          </table:table-cell>
          <table:table-cell table:style-name="ce5" office:value-type="float" office:value="19850" calcext:value-type="float">
            <text:p><text:s/>19 850 </text:p>
          </table:table-cell>
          <table:table-cell table:style-name="ce5" office:value-type="float" office:value="19905" calcext:value-type="float">
            <text:p><text:s/>19 905 </text:p>
          </table:table-cell>
          <table:table-cell table:style-name="ce5" office:value-type="float" office:value="19744" calcext:value-type="float">
            <text:p><text:s/>19 744 </text:p>
          </table:table-cell>
          <table:table-cell table:style-name="ce5" office:value-type="float" office:value="19666" calcext:value-type="float">
            <text:p><text:s/>19 666 </text:p>
          </table:table-cell>
          <table:table-cell table:style-name="ce5" office:value-type="float" office:value="19688" calcext:value-type="float">
            <text:p><text:s/>19 688 </text:p>
          </table:table-cell>
          <table:table-cell table:style-name="ce5" office:value-type="float" office:value="19625" calcext:value-type="float">
            <text:p><text:s/>19 625 </text:p>
          </table:table-cell>
          <table:table-cell table:style-name="ce5" office:value-type="float" office:value="19629" calcext:value-type="float">
            <text:p><text:s/>19 629 </text:p>
          </table:table-cell>
          <table:table-cell table:style-name="ce5" office:value-type="float" office:value="19712" calcext:value-type="float">
            <text:p><text:s/>19 712 </text:p>
          </table:table-cell>
          <table:table-cell table:style-name="ce5" office:value-type="float" office:value="19887" calcext:value-type="float">
            <text:p><text:s/>19 887 </text:p>
          </table:table-cell>
          <table:table-cell table:style-name="ce5" office:value-type="float" office:value="20166" calcext:value-type="float">
            <text:p><text:s/>20 166 </text:p>
          </table:table-cell>
          <table:table-cell table:style-name="ce5" office:value-type="float" office:value="20472" calcext:value-type="float">
            <text:p><text:s/>20 472 </text:p>
          </table:table-cell>
          <table:table-cell table:style-name="ce5" office:value-type="float" office:value="20860" calcext:value-type="float">
            <text:p><text:s/>20 860 </text:p>
          </table:table-cell>
          <table:table-cell table:style-name="ce5" office:value-type="float" office:value="21335" calcext:value-type="float">
            <text:p><text:s/>21 335 </text:p>
          </table:table-cell>
          <table:table-cell table:style-name="ce5" office:value-type="float" office:value="21780" calcext:value-type="float">
            <text:p><text:s/>21 780 </text:p>
          </table:table-cell>
          <table:table-cell table:style-name="ce5" office:value-type="float" office:value="22151" calcext:value-type="float">
            <text:p><text:s/>22 151 </text:p>
          </table:table-cell>
          <table:table-cell table:style-name="ce5" office:value-type="float" office:value="22296" calcext:value-type="float">
            <text:p><text:s/>22 296 </text:p>
          </table:table-cell>
          <table:table-cell table:style-name="ce5" office:value-type="float" office:value="22416" calcext:value-type="float">
            <text:p><text:s/>22 416 </text:p>
          </table:table-cell>
          <table:table-cell table:style-name="ce5" office:value-type="float" office:value="22559" calcext:value-type="float">
            <text:p><text:s/>22 559 </text:p>
          </table:table-cell>
          <table:table-cell table:style-name="ce5" office:value-type="float" office:value="22479" calcext:value-type="float">
            <text:p><text:s/>22 479 </text:p>
          </table:table-cell>
          <table:table-cell table:style-name="ce5" office:value-type="float" office:value="22266" calcext:value-type="float">
            <text:p><text:s/>22 266 </text:p>
          </table:table-cell>
          <table:table-cell table:style-name="ce5" office:value-type="float" office:value="22208" calcext:value-type="float">
            <text:p><text:s/>22 208 </text:p>
          </table:table-cell>
          <table:table-cell table:style-name="ce5" office:value-type="float" office:value="22171" calcext:value-type="float">
            <text:p><text:s/>22 171 </text:p>
          </table:table-cell>
          <table:table-cell table:style-name="ce5" office:value-type="float" office:value="22276" calcext:value-type="float">
            <text:p><text:s/>22 276 </text:p>
          </table:table-cell>
          <table:table-cell table:style-name="ce5" office:value-type="float" office:value="22535" calcext:value-type="float">
            <text:p><text:s/>22 535 </text:p>
          </table:table-cell>
          <table:table-cell table:style-name="ce5" office:value-type="float" office:value="22777" calcext:value-type="float">
            <text:p><text:s/>22 777 </text:p>
          </table:table-cell>
          <table:table-cell table:style-name="ce5" office:value-type="float" office:value="22959" calcext:value-type="float">
            <text:p><text:s/>22 959 </text:p>
          </table:table-cell>
          <table:table-cell table:style-name="ce5" office:value-type="float" office:value="23083" calcext:value-type="float">
            <text:p><text:s/>23 083 </text:p>
          </table:table-cell>
          <table:table-cell table:style-name="ce5" office:value-type="float" office:value="23540" calcext:value-type="float">
            <text:p><text:s/>23 540 </text:p>
          </table:table-cell>
          <table:table-cell table:style-name="ce5" office:value-type="float" office:value="23935" calcext:value-type="float">
            <text:p><text:s/>23 935 </text:p>
          </table:table-cell>
          <table:table-cell table:style-name="ce5" office:value-type="float" office:value="24463" calcext:value-type="float">
            <text:p><text:s/>24 463 </text:p>
          </table:table-cell>
          <table:table-cell table:style-name="ce5" office:value-type="float" office:value="24514" calcext:value-type="float">
            <text:p><text:s/>24 514 </text:p>
          </table:table-cell>
          <table:table-cell table:style-name="ce5" office:value-type="float" office:value="24660" calcext:value-type="float">
            <text:p><text:s/>24 660 </text:p>
          </table:table-cell>
          <table:table-cell table:style-name="ce5" office:value-type="float" office:value="24826" calcext:value-type="float">
            <text:p><text:s/>24 826 </text:p>
          </table:table-cell>
          <table:table-cell table:style-name="ce5" office:value-type="float" office:value="25130" calcext:value-type="float">
            <text:p><text:s/>25 130 </text:p>
          </table:table-cell>
          <table:table-cell table:style-name="ce5" office:value-type="float" office:value="25449" calcext:value-type="float">
            <text:p><text:s/>25 449 </text:p>
          </table:table-cell>
          <table:table-cell table:style-name="ce5" office:value-type="float" office:value="25180" calcext:value-type="float">
            <text:p><text:s/>25 180 </text:p>
          </table:table-cell>
          <table:table-cell table:style-name="ce5" office:value-type="float" office:value="24935" calcext:value-type="float">
            <text:p><text:s/>24 935 </text:p>
          </table:table-cell>
          <table:table-cell table:style-name="ce5" office:value-type="float" office:value="24695" calcext:value-type="float">
            <text:p><text:s/>24 695 </text:p>
          </table:table-cell>
          <table:table-cell table:style-name="ce5" office:value-type="float" office:value="24502" calcext:value-type="float">
            <text:p><text:s/>24 502 </text:p>
          </table:table-cell>
          <table:table-cell table:style-name="ce5" office:value-type="float" office:value="24496" calcext:value-type="float">
            <text:p><text:s/>24 496 </text:p>
          </table:table-cell>
          <table:table-cell table:style-name="ce5" office:value-type="float" office:value="24412" calcext:value-type="float">
            <text:p><text:s/>24 412 </text:p>
          </table:table-cell>
          <table:table-cell table:style-name="ce5" office:value-type="float" office:value="24326" calcext:value-type="float">
            <text:p><text:s/>24 326 </text:p>
          </table:table-cell>
          <table:table-cell table:style-name="ce5" office:value-type="float" office:value="24294" calcext:value-type="float">
            <text:p><text:s/>24 294 </text:p>
          </table:table-cell>
          <table:table-cell table:style-name="ce5" office:value-type="float" office:value="24379" calcext:value-type="float">
            <text:p><text:s/>24 379 </text:p>
          </table:table-cell>
          <table:table-cell table:style-name="ce5" office:value-type="float" office:value="24496" calcext:value-type="float">
            <text:p><text:s/>24 496 </text:p>
          </table:table-cell>
          <table:table-cell table:style-name="ce5" office:value-type="float" office:value="25142" calcext:value-type="float">
            <text:p><text:s/>25 142 </text:p>
          </table:table-cell>
          <table:table-cell table:style-name="ce5" office:value-type="float" office:value="25908" calcext:value-type="float">
            <text:p><text:s/>25 908 </text:p>
          </table:table-cell>
          <table:table-cell table:style-name="ce5" office:value-type="float" office:value="26729" calcext:value-type="float">
            <text:p><text:s/>26 729 </text:p>
          </table:table-cell>
          <table:table-cell table:style-name="ce5" office:value-type="float" office:value="27625" calcext:value-type="float">
            <text:p><text:s/>27 625 </text:p>
          </table:table-cell>
          <table:table-cell table:style-name="ce5" office:value-type="float" office:value="28438" calcext:value-type="float">
            <text:p><text:s/>28 438 </text:p>
          </table:table-cell>
          <table:table-cell table:style-name="ce5" office:value-type="float" office:value="28898" calcext:value-type="float">
            <text:p><text:s/>28 898 </text:p>
          </table:table-cell>
          <table:table-cell table:style-name="ce5" office:value-type="float" office:value="29366" calcext:value-type="float">
            <text:p><text:s/>29 366 </text:p>
          </table:table-cell>
          <table:table-cell table:style-name="ce5" office:value-type="float" office:value="29964" calcext:value-type="float">
            <text:p><text:s/>29 964 </text:p>
          </table:table-cell>
          <table:table-cell table:style-name="ce5" office:value-type="float" office:value="30693" calcext:value-type="float">
            <text:p><text:s/>30 693 </text:p>
          </table:table-cell>
          <table:table-cell table:style-name="ce5" office:value-type="float" office:value="31515" calcext:value-type="float">
            <text:p><text:s/>31 515 </text:p>
          </table:table-cell>
          <table:table-cell table:style-name="ce5" office:value-type="float" office:value="31698" calcext:value-type="float">
            <text:p><text:s/>31 698 </text:p>
          </table:table-cell>
          <table:table-cell table:style-name="ce5" office:value-type="float" office:value="31917" calcext:value-type="float">
            <text:p><text:s/>31 917 </text:p>
          </table:table-cell>
          <table:table-cell table:style-name="ce5" office:value-type="float" office:value="32317" calcext:value-type="float">
            <text:p><text:s/>32 317 </text:p>
          </table:table-cell>
          <table:table-cell table:style-name="ce5" office:value-type="float" office:value="32694" calcext:value-type="float">
            <text:p><text:s/>32 694 </text:p>
          </table:table-cell>
          <table:table-cell table:style-name="ce5" office:value-type="float" office:value="33107" calcext:value-type="float">
            <text:p><text:s/>33 107 </text:p>
          </table:table-cell>
          <table:table-cell table:style-name="ce5" office:value-type="float" office:value="33623" calcext:value-type="float">
            <text:p><text:s/>33 623 </text:p>
          </table:table-cell>
          <table:table-cell table:style-name="ce5" office:value-type="float" office:value="35427" calcext:value-type="float">
            <text:p><text:s/>35 427 </text:p>
          </table:table-cell>
          <table:table-cell table:style-name="ce5" office:value-type="float" office:value="36433" calcext:value-type="float">
            <text:p><text:s/>36 433 </text:p>
          </table:table-cell>
          <table:table-cell table:style-name="ce5" office:value-type="float" office:value="37105" calcext:value-type="float">
            <text:p><text:s/>37 105 </text:p>
          </table:table-cell>
          <table:table-cell table:style-name="ce5" office:value-type="float" office:value="36776" calcext:value-type="float">
            <text:p><text:s/>36 776 </text:p>
          </table:table-cell>
          <table:table-cell table:style-name="ce5" office:value-type="float" office:value="37249" calcext:value-type="float">
            <text:p><text:s/>37 249 </text:p>
          </table:table-cell>
          <table:table-cell table:style-name="ce5" office:value-type="float" office:value="38402" calcext:value-type="float">
            <text:p><text:s/>38 402 </text:p>
          </table:table-cell>
          <table:table-cell table:style-name="ce5" office:value-type="float" office:value="43367" calcext:value-type="float">
            <text:p><text:s/>43 367 </text:p>
          </table:table-cell>
          <table:table-cell table:style-name="ce5" office:value-type="float" office:value="43396" calcext:value-type="float">
            <text:p><text:s/>43 396 </text:p>
          </table:table-cell>
          <table:table-cell table:style-name="ce5" office:value-type="float" office:value="42029" calcext:value-type="float">
            <text:p><text:s/>42 029 </text:p>
          </table:table-cell>
          <table:table-cell table:style-name="ce5" office:value-type="float" office:value="40474" calcext:value-type="float">
            <text:p><text:s/>40 474 </text:p>
          </table:table-cell>
          <table:table-cell table:style-name="ce5" office:value-type="float" office:value="38744" calcext:value-type="float">
            <text:p><text:s/>38 744 </text:p>
          </table:table-cell>
          <table:table-cell table:style-name="ce5" office:value-type="float" office:value="40516" calcext:value-type="float">
            <text:p><text:s/>40 516 </text:p>
          </table:table-cell>
          <table:table-cell table:style-name="ce5" office:value-type="float" office:value="41905" calcext:value-type="float">
            <text:p><text:s/>41 905 </text:p>
          </table:table-cell>
          <table:table-cell table:style-name="ce5" office:value-type="float" office:value="42092" calcext:value-type="float">
            <text:p><text:s/>42 092 </text:p>
          </table:table-cell>
          <table:table-cell table:style-name="ce5" office:value-type="float" office:value="41894" calcext:value-type="float">
            <text:p><text:s/>41 894 </text:p>
          </table:table-cell>
          <table:table-cell table:style-name="ce5" office:value-type="float" office:value="41580" calcext:value-type="float">
            <text:p><text:s/>41 580 </text:p>
          </table:table-cell>
          <table:table-cell table:style-name="ce5" office:value-type="float" office:value="42689" calcext:value-type="float">
            <text:p><text:s/>42 689 </text:p>
          </table:table-cell>
          <table:table-cell table:style-name="ce5" office:value-type="float" office:value="42883" calcext:value-type="float">
            <text:p><text:s/>42 883 </text:p>
          </table:table-cell>
          <table:table-cell table:style-name="ce5" office:value-type="float" office:value="44032" calcext:value-type="float">
            <text:p><text:s/>44 032 </text:p>
          </table:table-cell>
          <table:table-cell table:style-name="ce5" office:value-type="float" office:value="44063" calcext:value-type="float">
            <text:p><text:s/>44 063 </text:p>
          </table:table-cell>
          <table:table-cell table:style-name="ce5" office:value-type="float" office:value="42617" calcext:value-type="float">
            <text:p><text:s/>42 617 </text:p>
          </table:table-cell>
          <table:table-cell table:style-name="ce5" office:value-type="float" office:value="46585" calcext:value-type="float">
            <text:p><text:s/>46 585 </text:p>
          </table:table-cell>
          <table:table-cell table:style-name="ce5" office:value-type="float" office:value="46887" calcext:value-type="float">
            <text:p><text:s/>46 887 </text:p>
          </table:table-cell>
          <table:table-cell table:style-name="ce5" office:value-type="float" office:value="48471" calcext:value-type="float">
            <text:p><text:s/>48 471 </text:p>
          </table:table-cell>
          <table:table-cell table:style-name="ce5" office:value-type="float" office:value="49074" calcext:value-type="float">
            <text:p><text:s/>49 074 </text:p>
          </table:table-cell>
          <table:table-cell table:style-name="ce5" office:value-type="float" office:value="49976" calcext:value-type="float">
            <text:p><text:s/>49 976 </text:p>
          </table:table-cell>
          <table:table-cell table:style-name="ce5" office:value-type="float" office:value="52923" calcext:value-type="float">
            <text:p><text:s/>52 923 </text:p>
          </table:table-cell>
          <table:table-cell table:style-name="ce5" office:value-type="float" office:value="53285" calcext:value-type="float">
            <text:p><text:s/>53 285 </text:p>
          </table:table-cell>
          <table:table-cell table:style-name="ce5" office:value-type="float" office:value="54312" calcext:value-type="float">
            <text:p><text:s/>54 312 </text:p>
          </table:table-cell>
          <table:table-cell table:style-name="ce5" office:value-type="float" office:value="56685" calcext:value-type="float">
            <text:p><text:s/>56 685 </text:p>
          </table:table-cell>
          <table:table-cell table:style-name="ce10" office:value-type="float" office:value="56832" calcext:value-type="float">
            <text:p><text:s/>56 832 </text:p>
          </table:table-cell>
          <table:table-cell table:style-name="ce10" office:value-type="float" office:value="59881" calcext:value-type="float">
            <text:p><text:s/>59 881 </text:p>
          </table:table-cell>
          <table:table-cell table:style-name="ce10" office:value-type="float" office:value="60524" calcext:value-type="float">
            <text:p><text:s/>60 524 </text:p>
          </table:table-cell>
          <table:table-cell table:style-name="ce10" office:value-type="float" office:value="59475" calcext:value-type="float">
            <text:p><text:s/>59 475 </text:p>
          </table:table-cell>
          <table:table-cell table:style-name="ce10" office:value-type="float" office:value="60983" calcext:value-type="float">
            <text:p><text:s/>60 983 </text:p>
          </table:table-cell>
          <table:table-cell table:style-name="ce10" office:value-type="float" office:value="62201" calcext:value-type="float">
            <text:p><text:s/>62 201 </text:p>
          </table:table-cell>
          <table:table-cell table:style-name="ce10" office:value-type="float" office:value="63186" calcext:value-type="float">
            <text:p><text:s/>63 186 </text:p>
          </table:table-cell>
          <table:table-cell table:style-name="ce10" office:value-type="float" office:value="63382" calcext:value-type="float">
            <text:p><text:s/>63 382 </text:p>
          </table:table-cell>
          <table:table-cell table:style-name="ce10" office:value-type="float" office:value="65997" calcext:value-type="float">
            <text:p><text:s/>65 997 </text:p>
          </table:table-cell>
          <table:table-cell table:style-name="ce10" office:value-type="float" office:value="64940" calcext:value-type="float">
            <text:p><text:s/>64 940 </text:p>
          </table:table-cell>
          <table:table-cell table:style-name="ce10" office:value-type="float" office:value="65768" calcext:value-type="float">
            <text:p><text:s/>65 768 </text:p>
          </table:table-cell>
          <table:table-cell table:style-name="ce10" office:value-type="float" office:value="63435" calcext:value-type="float">
            <text:p><text:s/>63 435 </text:p>
          </table:table-cell>
          <table:table-cell table:style-name="ce10" office:value-type="float" office:value="65473" calcext:value-type="float">
            <text:p><text:s/>65 473 </text:p>
          </table:table-cell>
          <table:table-cell table:style-name="ce10" office:value-type="float" office:value="64318" calcext:value-type="float">
            <text:p><text:s/>64 318 </text:p>
          </table:table-cell>
          <table:table-cell table:style-name="ce10" office:value-type="float" office:value="64258" calcext:value-type="float">
            <text:p><text:s/>64 258 </text:p>
          </table:table-cell>
          <table:table-cell table:style-name="ce10" office:value-type="float" office:value="57751" calcext:value-type="float">
            <text:p><text:s/>57 751 </text:p>
          </table:table-cell>
          <table:table-cell table:style-name="ce10" office:value-type="float" office:value="56668" calcext:value-type="float">
            <text:p><text:s/>56 668 </text:p>
          </table:table-cell>
          <table:table-cell table:style-name="ce10" office:value-type="float" office:value="55010" calcext:value-type="float">
            <text:p><text:s/>55 010 </text:p>
          </table:table-cell>
          <table:table-cell table:style-name="ce10" office:value-type="float" office:value="56168" calcext:value-type="float">
            <text:p><text:s/>56 168 </text:p>
          </table:table-cell>
          <table:table-cell table:style-name="ce10" office:value-type="float" office:value="57513" calcext:value-type="float">
            <text:p><text:s/>57 513 </text:p>
          </table:table-cell>
          <table:table-cell table:style-name="ce10" office:value-type="float" office:value="66715" calcext:value-type="float">
            <text:p><text:s/>66 715 </text:p>
          </table:table-cell>
          <table:table-cell table:style-name="ce10" office:value-type="float" office:value="68082" calcext:value-type="float">
            <text:p><text:s/>68 082 </text:p>
          </table:table-cell>
          <table:table-cell table:style-name="ce10" office:value-type="float" office:value="66576" calcext:value-type="float">
            <text:p><text:s/>66 576 </text:p>
          </table:table-cell>
          <table:table-cell table:style-name="ce10" office:value-type="float" office:value="66889" calcext:value-type="float">
            <text:p><text:s/>66 889 </text:p>
          </table:table-cell>
          <table:table-cell table:style-name="ce10" office:value-type="float" office:value="66403" calcext:value-type="float">
            <text:p><text:s/>66 403 </text:p>
          </table:table-cell>
          <table:table-cell table:style-name="ce10" office:value-type="float" office:value="67080" calcext:value-type="float">
            <text:p><text:s/>67 080 </text:p>
          </table:table-cell>
          <table:table-cell table:style-name="ce10" office:value-type="float" office:value="67207" calcext:value-type="float">
            <text:p><text:s/>67 207 </text:p>
          </table:table-cell>
          <table:table-cell table:style-name="ce10" office:value-type="float" office:value="66383" calcext:value-type="float">
            <text:p><text:s/>66 383 </text:p>
          </table:table-cell>
          <table:table-cell table:style-name="ce10" office:value-type="float" office:value="67491" calcext:value-type="float">
            <text:p><text:s/>67 491 </text:p>
          </table:table-cell>
          <table:table-cell table:style-name="ce10" office:value-type="float" office:value="68151" calcext:value-type="float">
            <text:p><text:s/>68 151 </text:p>
          </table:table-cell>
          <table:table-cell table:style-name="ce10" office:value-type="float" office:value="69760" calcext:value-type="float">
            <text:p><text:s/>69 760 </text:p>
          </table:table-cell>
          <table:table-cell table:style-name="ce10" office:value-type="float" office:value="68783" calcext:value-type="float">
            <text:p><text:s/>68 783 </text:p>
          </table:table-cell>
          <table:table-cell table:style-name="ce10" office:value-type="float" office:value="69443" calcext:value-type="float">
            <text:p><text:s/>69 443 </text:p>
          </table:table-cell>
          <table:table-cell table:style-name="ce10" office:value-type="float" office:value="69538" calcext:value-type="float">
            <text:p><text:s/>69 538 </text:p>
          </table:table-cell>
          <table:table-cell table:style-name="ce10" office:value-type="float" office:value="71184" calcext:value-type="float">
            <text:p><text:s/>71 184 </text:p>
          </table:table-cell>
          <table:table-cell table:style-name="ce10" office:value-type="float" office:value="71439" calcext:value-type="float">
            <text:p><text:s/>71 439 </text:p>
          </table:table-cell>
          <table:table-cell table:style-name="ce10" office:value-type="float" office:value="71455" calcext:value-type="float">
            <text:p><text:s/>71 455 </text:p>
          </table:table-cell>
          <table:table-cell table:style-name="ce10" office:value-type="float" office:value="69937" calcext:value-type="float">
            <text:p><text:s/>69 937 </text:p>
          </table:table-cell>
          <table:table-cell table:style-name="ce10" office:value-type="float" office:value="71871" calcext:value-type="float">
            <text:p><text:s/>71 871 </text:p>
          </table:table-cell>
          <table:table-cell table:style-name="ce10" office:value-type="float" office:value="73209" calcext:value-type="float">
            <text:p><text:s/>73 209 </text:p>
          </table:table-cell>
          <table:table-cell table:style-name="ce10" office:value-type="float" office:value="74727" calcext:value-type="float">
            <text:p><text:s/>74 727 </text:p>
          </table:table-cell>
          <table:table-cell table:style-name="ce10" office:value-type="float" office:value="79239" calcext:value-type="float">
            <text:p><text:s/>79 239 </text:p>
          </table:table-cell>
          <table:table-cell table:style-name="ce10" office:value-type="float" office:value="84128" calcext:value-type="float">
            <text:p><text:s/>84 128 </text:p>
          </table:table-cell>
          <table:table-cell table:style-name="ce10" office:value-type="float" office:value="87467" calcext:value-type="float">
            <text:p><text:s/>87 467 </text:p>
          </table:table-cell>
          <table:table-cell table:style-name="ce13" office:value-type="float" office:value="89872" calcext:value-type="float">
            <text:p><text:s/>89 872 </text:p>
          </table:table-cell>
          <table:table-cell table:style-name="ce13" office:value-type="float" office:value="90499" calcext:value-type="float">
            <text:p><text:s/>90 499 </text:p>
          </table:table-cell>
          <table:table-cell table:style-name="ce13" office:value-type="float" office:value="93571" calcext:value-type="float">
            <text:p><text:s/>93 571 </text:p>
          </table:table-cell>
          <table:table-cell table:style-name="ce13" office:value-type="float" office:value="93489" calcext:value-type="float">
            <text:p><text:s/>93 489 </text:p>
          </table:table-cell>
          <table:table-cell table:style-name="ce13" office:value-type="float" office:value="94753" calcext:value-type="float">
            <text:p><text:s/>94 753 </text:p>
          </table:table-cell>
          <table:table-cell table:style-name="ce13" office:value-type="float" office:value="93237" calcext:value-type="float">
            <text:p><text:s/>93 237 </text:p>
          </table:table-cell>
          <table:table-cell table:style-name="ce14" office:value-type="float" office:value="93965" calcext:value-type="float">
            <text:p>93965</text:p>
          </table:table-cell>
          <table:table-cell table:style-name="ce14" office:value-type="float" office:value="91100" calcext:value-type="float">
            <text:p>91100</text:p>
          </table:table-cell>
          <table:table-cell table:style-name="ce14" office:value-type="float" office:value="94346" calcext:value-type="float">
            <text:p>94346</text:p>
          </table:table-cell>
          <table:table-cell table:number-columns-repeated="87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5" office:value-type="float" office:value="17603" calcext:value-type="float">
            <text:p><text:s/>17 603 </text:p>
          </table:table-cell>
          <table:table-cell table:style-name="ce5" office:value-type="float" office:value="17714" calcext:value-type="float">
            <text:p><text:s/>17 714 </text:p>
          </table:table-cell>
          <table:table-cell table:style-name="ce5" office:value-type="float" office:value="17903" calcext:value-type="float">
            <text:p><text:s/>17 903 </text:p>
          </table:table-cell>
          <table:table-cell table:style-name="ce5" office:value-type="float" office:value="18193" calcext:value-type="float">
            <text:p><text:s/>18 193 </text:p>
          </table:table-cell>
          <table:table-cell table:style-name="ce5" office:value-type="float" office:value="18610" calcext:value-type="float">
            <text:p><text:s/>18 610 </text:p>
          </table:table-cell>
          <table:table-cell table:style-name="ce5" office:value-type="float" office:value="18595" calcext:value-type="float">
            <text:p><text:s/>18 595 </text:p>
          </table:table-cell>
          <table:table-cell table:style-name="ce5" office:value-type="float" office:value="18640" calcext:value-type="float">
            <text:p><text:s/>18 640 </text:p>
          </table:table-cell>
          <table:table-cell table:style-name="ce5" office:value-type="float" office:value="18754" calcext:value-type="float">
            <text:p><text:s/>18 754 </text:p>
          </table:table-cell>
          <table:table-cell table:style-name="ce5" office:value-type="float" office:value="18946" calcext:value-type="float">
            <text:p><text:s/>18 946 </text:p>
          </table:table-cell>
          <table:table-cell table:style-name="ce5" office:value-type="float" office:value="19226" calcext:value-type="float">
            <text:p><text:s/>19 226 </text:p>
          </table:table-cell>
          <table:table-cell table:style-name="ce5" office:value-type="float" office:value="19237" calcext:value-type="float">
            <text:p><text:s/>19 237 </text:p>
          </table:table-cell>
          <table:table-cell table:style-name="ce5" office:value-type="float" office:value="19028" calcext:value-type="float">
            <text:p><text:s/>19 028 </text:p>
          </table:table-cell>
          <table:table-cell table:style-name="ce5" office:value-type="float" office:value="18891" calcext:value-type="float">
            <text:p><text:s/>18 891 </text:p>
          </table:table-cell>
          <table:table-cell table:style-name="ce5" office:value-type="float" office:value="18841" calcext:value-type="float">
            <text:p><text:s/>18 841 </text:p>
          </table:table-cell>
          <table:table-cell table:style-name="ce5" office:value-type="float" office:value="18900" calcext:value-type="float">
            <text:p><text:s/>18 900 </text:p>
          </table:table-cell>
          <table:table-cell table:style-name="ce5" office:value-type="float" office:value="18853" calcext:value-type="float">
            <text:p><text:s/>18 853 </text:p>
          </table:table-cell>
          <table:table-cell table:style-name="ce5" office:value-type="float" office:value="18877" calcext:value-type="float">
            <text:p><text:s/>18 877 </text:p>
          </table:table-cell>
          <table:table-cell table:style-name="ce5" office:value-type="float" office:value="18985" calcext:value-type="float">
            <text:p><text:s/>18 985 </text:p>
          </table:table-cell>
          <table:table-cell table:style-name="ce5" office:value-type="float" office:value="19186" calcext:value-type="float">
            <text:p><text:s/>19 186 </text:p>
          </table:table-cell>
          <table:table-cell table:style-name="ce5" office:value-type="float" office:value="19494" calcext:value-type="float">
            <text:p><text:s/>19 494 </text:p>
          </table:table-cell>
          <table:table-cell table:style-name="ce5" office:value-type="float" office:value="19815" calcext:value-type="float">
            <text:p><text:s/>19 815 </text:p>
          </table:table-cell>
          <table:table-cell table:style-name="ce5" office:value-type="float" office:value="20169" calcext:value-type="float">
            <text:p><text:s/>20 169 </text:p>
          </table:table-cell>
          <table:table-cell table:style-name="ce5" office:value-type="float" office:value="20651" calcext:value-type="float">
            <text:p><text:s/>20 651 </text:p>
          </table:table-cell>
          <table:table-cell table:style-name="ce5" office:value-type="float" office:value="21061" calcext:value-type="float">
            <text:p><text:s/>21 061 </text:p>
          </table:table-cell>
          <table:table-cell table:style-name="ce5" office:value-type="float" office:value="21431" calcext:value-type="float">
            <text:p><text:s/>21 431 </text:p>
          </table:table-cell>
          <table:table-cell table:style-name="ce5" office:value-type="float" office:value="21472" calcext:value-type="float">
            <text:p><text:s/>21 472 </text:p>
          </table:table-cell>
          <table:table-cell table:style-name="ce5" office:value-type="float" office:value="21619" calcext:value-type="float">
            <text:p><text:s/>21 619 </text:p>
          </table:table-cell>
          <table:table-cell table:style-name="ce5" office:value-type="float" office:value="21752" calcext:value-type="float">
            <text:p><text:s/>21 752 </text:p>
          </table:table-cell>
          <table:table-cell table:style-name="ce5" office:value-type="float" office:value="21622" calcext:value-type="float">
            <text:p><text:s/>21 622 </text:p>
          </table:table-cell>
          <table:table-cell table:style-name="ce5" office:value-type="float" office:value="21546" calcext:value-type="float">
            <text:p><text:s/>21 546 </text:p>
          </table:table-cell>
          <table:table-cell table:style-name="ce5" office:value-type="float" office:value="21453" calcext:value-type="float">
            <text:p><text:s/>21 453 </text:p>
          </table:table-cell>
          <table:table-cell table:style-name="ce5" office:value-type="float" office:value="21391" calcext:value-type="float">
            <text:p><text:s/>21 391 </text:p>
          </table:table-cell>
          <table:table-cell table:style-name="ce5" office:value-type="float" office:value="21536" calcext:value-type="float">
            <text:p><text:s/>21 536 </text:p>
          </table:table-cell>
          <table:table-cell table:style-name="ce5" office:value-type="float" office:value="21741" calcext:value-type="float">
            <text:p><text:s/>21 741 </text:p>
          </table:table-cell>
          <table:table-cell table:style-name="ce5" office:value-type="float" office:value="22008" calcext:value-type="float">
            <text:p><text:s/>22 008 </text:p>
          </table:table-cell>
          <table:table-cell table:style-name="ce5" office:value-type="float" office:value="22193" calcext:value-type="float">
            <text:p><text:s/>22 193 </text:p>
          </table:table-cell>
          <table:table-cell table:style-name="ce5" office:value-type="float" office:value="22365" calcext:value-type="float">
            <text:p><text:s/>22 365 </text:p>
          </table:table-cell>
          <table:table-cell table:style-name="ce5" office:value-type="float" office:value="22790" calcext:value-type="float">
            <text:p><text:s/>22 790 </text:p>
          </table:table-cell>
          <table:table-cell table:style-name="ce5" office:value-type="float" office:value="23221" calcext:value-type="float">
            <text:p><text:s/>23 221 </text:p>
          </table:table-cell>
          <table:table-cell table:style-name="ce5" office:value-type="float" office:value="23714" calcext:value-type="float">
            <text:p><text:s/>23 714 </text:p>
          </table:table-cell>
          <table:table-cell table:style-name="ce5" office:value-type="float" office:value="23743" calcext:value-type="float">
            <text:p><text:s/>23 743 </text:p>
          </table:table-cell>
          <table:table-cell table:style-name="ce5" office:value-type="float" office:value="23862" calcext:value-type="float">
            <text:p><text:s/>23 862 </text:p>
          </table:table-cell>
          <table:table-cell table:style-name="ce5" office:value-type="float" office:value="24007" calcext:value-type="float">
            <text:p><text:s/>24 007 </text:p>
          </table:table-cell>
          <table:table-cell table:style-name="ce5" office:value-type="float" office:value="24316" calcext:value-type="float">
            <text:p><text:s/>24 316 </text:p>
          </table:table-cell>
          <table:table-cell table:style-name="ce5" office:value-type="float" office:value="24641" calcext:value-type="float">
            <text:p><text:s/>24 641 </text:p>
          </table:table-cell>
          <table:table-cell table:style-name="ce5" office:value-type="float" office:value="24343" calcext:value-type="float">
            <text:p><text:s/>24 343 </text:p>
          </table:table-cell>
          <table:table-cell table:style-name="ce5" office:value-type="float" office:value="24143" calcext:value-type="float">
            <text:p><text:s/>24 143 </text:p>
          </table:table-cell>
          <table:table-cell table:style-name="ce5" office:value-type="float" office:value="23907" calcext:value-type="float">
            <text:p><text:s/>23 907 </text:p>
          </table:table-cell>
          <table:table-cell table:style-name="ce5" office:value-type="float" office:value="23744" calcext:value-type="float">
            <text:p><text:s/>23 744 </text:p>
          </table:table-cell>
          <table:table-cell table:style-name="ce5" office:value-type="float" office:value="23777" calcext:value-type="float">
            <text:p><text:s/>23 777 </text:p>
          </table:table-cell>
          <table:table-cell table:style-name="ce5" office:value-type="float" office:value="23649" calcext:value-type="float">
            <text:p><text:s/>23 649 </text:p>
          </table:table-cell>
          <table:table-cell table:style-name="ce5" office:value-type="float" office:value="23549" calcext:value-type="float">
            <text:p><text:s/>23 549 </text:p>
          </table:table-cell>
          <table:table-cell table:style-name="ce5" office:value-type="float" office:value="23584" calcext:value-type="float">
            <text:p><text:s/>23 584 </text:p>
          </table:table-cell>
          <table:table-cell table:style-name="ce5" office:value-type="float" office:value="23619" calcext:value-type="float">
            <text:p><text:s/>23 619 </text:p>
          </table:table-cell>
          <table:table-cell table:style-name="ce5" office:value-type="float" office:value="23825" calcext:value-type="float">
            <text:p><text:s/>23 825 </text:p>
          </table:table-cell>
          <table:table-cell table:style-name="ce5" office:value-type="float" office:value="24420" calcext:value-type="float">
            <text:p><text:s/>24 420 </text:p>
          </table:table-cell>
          <table:table-cell table:style-name="ce5" office:value-type="float" office:value="25143" calcext:value-type="float">
            <text:p><text:s/>25 143 </text:p>
          </table:table-cell>
          <table:table-cell table:style-name="ce5" office:value-type="float" office:value="25910" calcext:value-type="float">
            <text:p><text:s/>25 910 </text:p>
          </table:table-cell>
          <table:table-cell table:style-name="ce5" office:value-type="float" office:value="26696" calcext:value-type="float">
            <text:p><text:s/>26 696 </text:p>
          </table:table-cell>
          <table:table-cell table:style-name="ce5" office:value-type="float" office:value="27604" calcext:value-type="float">
            <text:p><text:s/>27 604 </text:p>
          </table:table-cell>
          <table:table-cell table:style-name="ce5" office:value-type="float" office:value="28022" calcext:value-type="float">
            <text:p><text:s/>28 022 </text:p>
          </table:table-cell>
          <table:table-cell table:style-name="ce5" office:value-type="float" office:value="28580" calcext:value-type="float">
            <text:p><text:s/>28 580 </text:p>
          </table:table-cell>
          <table:table-cell table:style-name="ce5" office:value-type="float" office:value="29144" calcext:value-type="float">
            <text:p><text:s/>29 144 </text:p>
          </table:table-cell>
          <table:table-cell table:style-name="ce5" office:value-type="float" office:value="29886" calcext:value-type="float">
            <text:p><text:s/>29 886 </text:p>
          </table:table-cell>
          <table:table-cell table:style-name="ce5" office:value-type="float" office:value="30634" calcext:value-type="float">
            <text:p><text:s/>30 634 </text:p>
          </table:table-cell>
          <table:table-cell table:style-name="ce5" office:value-type="float" office:value="30821" calcext:value-type="float">
            <text:p><text:s/>30 821 </text:p>
          </table:table-cell>
          <table:table-cell table:style-name="ce5" office:value-type="float" office:value="31100" calcext:value-type="float">
            <text:p><text:s/>31 100 </text:p>
          </table:table-cell>
          <table:table-cell table:style-name="ce5" office:value-type="float" office:value="31435" calcext:value-type="float">
            <text:p><text:s/>31 435 </text:p>
          </table:table-cell>
          <table:table-cell table:style-name="ce5" office:value-type="float" office:value="31831" calcext:value-type="float">
            <text:p><text:s/>31 831 </text:p>
          </table:table-cell>
          <table:table-cell table:style-name="ce5" office:value-type="float" office:value="32217" calcext:value-type="float">
            <text:p><text:s/>32 217 </text:p>
          </table:table-cell>
          <table:table-cell table:style-name="ce5" office:value-type="float" office:value="32699" calcext:value-type="float">
            <text:p><text:s/>32 699 </text:p>
          </table:table-cell>
          <table:table-cell table:style-name="ce5" office:value-type="float" office:value="34432" calcext:value-type="float">
            <text:p><text:s/>34 432 </text:p>
          </table:table-cell>
          <table:table-cell table:style-name="ce5" office:value-type="float" office:value="35650" calcext:value-type="float">
            <text:p><text:s/>35 650 </text:p>
          </table:table-cell>
          <table:table-cell table:style-name="ce5" office:value-type="float" office:value="36642" calcext:value-type="float">
            <text:p><text:s/>36 642 </text:p>
          </table:table-cell>
          <table:table-cell table:style-name="ce5" office:value-type="float" office:value="36118" calcext:value-type="float">
            <text:p><text:s/>36 118 </text:p>
          </table:table-cell>
          <table:table-cell table:style-name="ce5" office:value-type="float" office:value="36437" calcext:value-type="float">
            <text:p><text:s/>36 437 </text:p>
          </table:table-cell>
          <table:table-cell table:style-name="ce5" office:value-type="float" office:value="37520" calcext:value-type="float">
            <text:p><text:s/>37 520 </text:p>
          </table:table-cell>
          <table:table-cell table:style-name="ce5" office:value-type="float" office:value="42532" calcext:value-type="float">
            <text:p><text:s/>42 532 </text:p>
          </table:table-cell>
          <table:table-cell table:style-name="ce5" office:value-type="float" office:value="42698" calcext:value-type="float">
            <text:p><text:s/>42 698 </text:p>
          </table:table-cell>
          <table:table-cell table:style-name="ce5" office:value-type="float" office:value="41267" calcext:value-type="float">
            <text:p><text:s/>41 267 </text:p>
          </table:table-cell>
          <table:table-cell table:style-name="ce5" office:value-type="float" office:value="39688" calcext:value-type="float">
            <text:p><text:s/>39 688 </text:p>
          </table:table-cell>
          <table:table-cell table:style-name="ce5" office:value-type="float" office:value="37972" calcext:value-type="float">
            <text:p><text:s/>37 972 </text:p>
          </table:table-cell>
          <table:table-cell table:style-name="ce5" office:value-type="float" office:value="39814" calcext:value-type="float">
            <text:p><text:s/>39 814 </text:p>
          </table:table-cell>
          <table:table-cell table:style-name="ce5" office:value-type="float" office:value="41052" calcext:value-type="float">
            <text:p><text:s/>41 052 </text:p>
          </table:table-cell>
          <table:table-cell table:style-name="ce5" office:value-type="float" office:value="41294" calcext:value-type="float">
            <text:p><text:s/>41 294 </text:p>
          </table:table-cell>
          <table:table-cell table:style-name="ce5" office:value-type="float" office:value="41206" calcext:value-type="float">
            <text:p><text:s/>41 206 </text:p>
          </table:table-cell>
          <table:table-cell table:style-name="ce5" office:value-type="float" office:value="40707" calcext:value-type="float">
            <text:p><text:s/>40 707 </text:p>
          </table:table-cell>
          <table:table-cell table:style-name="ce5" office:value-type="float" office:value="41974" calcext:value-type="float">
            <text:p><text:s/>41 974 </text:p>
          </table:table-cell>
          <table:table-cell table:style-name="ce5" office:value-type="float" office:value="42370" calcext:value-type="float">
            <text:p><text:s/>42 370 </text:p>
          </table:table-cell>
          <table:table-cell table:style-name="ce5" office:value-type="float" office:value="43104" calcext:value-type="float">
            <text:p><text:s/>43 104 </text:p>
          </table:table-cell>
          <table:table-cell table:style-name="ce5" office:value-type="float" office:value="43362" calcext:value-type="float">
            <text:p><text:s/>43 362 </text:p>
          </table:table-cell>
          <table:table-cell table:style-name="ce5" office:value-type="float" office:value="41952" calcext:value-type="float">
            <text:p><text:s/>41 952 </text:p>
          </table:table-cell>
          <table:table-cell table:style-name="ce5" office:value-type="float" office:value="45875" calcext:value-type="float">
            <text:p><text:s/>45 875 </text:p>
          </table:table-cell>
          <table:table-cell table:style-name="ce5" office:value-type="float" office:value="46200" calcext:value-type="float">
            <text:p><text:s/>46 200 </text:p>
          </table:table-cell>
          <table:table-cell table:style-name="ce5" office:value-type="float" office:value="47666" calcext:value-type="float">
            <text:p><text:s/>47 666 </text:p>
          </table:table-cell>
          <table:table-cell table:style-name="ce5" office:value-type="float" office:value="48261" calcext:value-type="float">
            <text:p><text:s/>48 261 </text:p>
          </table:table-cell>
          <table:table-cell table:style-name="ce5" office:value-type="float" office:value="49087" calcext:value-type="float">
            <text:p><text:s/>49 087 </text:p>
          </table:table-cell>
          <table:table-cell table:style-name="ce5" office:value-type="float" office:value="52050" calcext:value-type="float">
            <text:p><text:s/>52 050 </text:p>
          </table:table-cell>
          <table:table-cell table:style-name="ce5" office:value-type="float" office:value="52451" calcext:value-type="float">
            <text:p><text:s/>52 451 </text:p>
          </table:table-cell>
          <table:table-cell table:style-name="ce5" office:value-type="float" office:value="53416" calcext:value-type="float">
            <text:p><text:s/>53 416 </text:p>
          </table:table-cell>
          <table:table-cell table:style-name="ce10" office:value-type="float" office:value="55740" calcext:value-type="float">
            <text:p><text:s/>55 740 </text:p>
          </table:table-cell>
          <table:table-cell table:style-name="ce10" office:value-type="float" office:value="56019" calcext:value-type="float">
            <text:p><text:s/>56 019 </text:p>
          </table:table-cell>
          <table:table-cell table:style-name="ce10" office:value-type="float" office:value="59067" calcext:value-type="float">
            <text:p><text:s/>59 067 </text:p>
          </table:table-cell>
          <table:table-cell table:style-name="ce10" office:value-type="float" office:value="59629" calcext:value-type="float">
            <text:p><text:s/>59 629 </text:p>
          </table:table-cell>
          <table:table-cell table:style-name="ce10" office:value-type="float" office:value="58615" calcext:value-type="float">
            <text:p><text:s/>58 615 </text:p>
          </table:table-cell>
          <table:table-cell table:style-name="ce10" office:value-type="float" office:value="60185" calcext:value-type="float">
            <text:p><text:s/>60 185 </text:p>
          </table:table-cell>
          <table:table-cell table:style-name="ce10" office:value-type="float" office:value="61418" calcext:value-type="float">
            <text:p><text:s/>61 418 </text:p>
          </table:table-cell>
          <table:table-cell table:style-name="ce10" office:value-type="float" office:value="62321" calcext:value-type="float">
            <text:p><text:s/>62 321 </text:p>
          </table:table-cell>
          <table:table-cell table:style-name="ce10" office:value-type="float" office:value="62576" calcext:value-type="float">
            <text:p><text:s/>62 576 </text:p>
          </table:table-cell>
          <table:table-cell table:style-name="ce10" office:value-type="float" office:value="65081" calcext:value-type="float">
            <text:p><text:s/>65 081 </text:p>
          </table:table-cell>
          <table:table-cell table:style-name="ce10" office:value-type="float" office:value="64140" calcext:value-type="float">
            <text:p><text:s/>64 140 </text:p>
          </table:table-cell>
          <table:table-cell table:style-name="ce10" office:value-type="float" office:value="64782" calcext:value-type="float">
            <text:p><text:s/>64 782 </text:p>
          </table:table-cell>
          <table:table-cell table:style-name="ce10" office:value-type="float" office:value="62691" calcext:value-type="float">
            <text:p><text:s/>62 691 </text:p>
          </table:table-cell>
          <table:table-cell table:style-name="ce10" office:value-type="float" office:value="64564" calcext:value-type="float">
            <text:p><text:s/>64 564 </text:p>
          </table:table-cell>
          <table:table-cell table:style-name="ce10" office:value-type="float" office:value="63507" calcext:value-type="float">
            <text:p><text:s/>63 507 </text:p>
          </table:table-cell>
          <table:table-cell table:style-name="ce10" office:value-type="float" office:value="63281" calcext:value-type="float">
            <text:p><text:s/>63 281 </text:p>
          </table:table-cell>
          <table:table-cell table:style-name="ce10" office:value-type="float" office:value="56819" calcext:value-type="float">
            <text:p><text:s/>56 819 </text:p>
          </table:table-cell>
          <table:table-cell table:style-name="ce10" office:value-type="float" office:value="55860" calcext:value-type="float">
            <text:p><text:s/>55 860 </text:p>
          </table:table-cell>
          <table:table-cell table:style-name="ce10" office:value-type="float" office:value="54252" calcext:value-type="float">
            <text:p><text:s/>54 252 </text:p>
          </table:table-cell>
          <table:table-cell table:style-name="ce10" office:value-type="float" office:value="55419" calcext:value-type="float">
            <text:p><text:s/>55 419 </text:p>
          </table:table-cell>
          <table:table-cell table:style-name="ce10" office:value-type="float" office:value="56722" calcext:value-type="float">
            <text:p><text:s/>56 722 </text:p>
          </table:table-cell>
          <table:table-cell table:style-name="ce10" office:value-type="float" office:value="65874" calcext:value-type="float">
            <text:p><text:s/>65 874 </text:p>
          </table:table-cell>
          <table:table-cell table:style-name="ce10" office:value-type="float" office:value="67351" calcext:value-type="float">
            <text:p><text:s/>67 351 </text:p>
          </table:table-cell>
          <table:table-cell table:style-name="ce10" office:value-type="float" office:value="65528" calcext:value-type="float">
            <text:p><text:s/>65 528 </text:p>
          </table:table-cell>
          <table:table-cell table:style-name="ce10" office:value-type="float" office:value="65946" calcext:value-type="float">
            <text:p><text:s/>65 946 </text:p>
          </table:table-cell>
          <table:table-cell table:style-name="ce10" office:value-type="float" office:value="65456" calcext:value-type="float">
            <text:p><text:s/>65 456 </text:p>
          </table:table-cell>
          <table:table-cell table:style-name="ce10" office:value-type="float" office:value="66136" calcext:value-type="float">
            <text:p><text:s/>66 136 </text:p>
          </table:table-cell>
          <table:table-cell table:style-name="ce10" office:value-type="float" office:value="66238" calcext:value-type="float">
            <text:p><text:s/>66 238 </text:p>
          </table:table-cell>
          <table:table-cell table:style-name="ce10" office:value-type="float" office:value="65458" calcext:value-type="float">
            <text:p><text:s/>65 458 </text:p>
          </table:table-cell>
          <table:table-cell table:style-name="ce10" office:value-type="float" office:value="66531" calcext:value-type="float">
            <text:p><text:s/>66 531 </text:p>
          </table:table-cell>
          <table:table-cell table:style-name="ce10" office:value-type="float" office:value="67224" calcext:value-type="float">
            <text:p><text:s/>67 224 </text:p>
          </table:table-cell>
          <table:table-cell table:style-name="ce10" office:value-type="float" office:value="68783" calcext:value-type="float">
            <text:p><text:s/>68 783 </text:p>
          </table:table-cell>
          <table:table-cell table:style-name="ce10" office:value-type="float" office:value="67673" calcext:value-type="float">
            <text:p><text:s/>67 673 </text:p>
          </table:table-cell>
          <table:table-cell table:style-name="ce10" office:value-type="float" office:value="68540" calcext:value-type="float">
            <text:p><text:s/>68 540 </text:p>
          </table:table-cell>
          <table:table-cell table:style-name="ce10" office:value-type="float" office:value="68500" calcext:value-type="float">
            <text:p><text:s/>68 500 </text:p>
          </table:table-cell>
          <table:table-cell table:style-name="ce10" office:value-type="float" office:value="70181" calcext:value-type="float">
            <text:p><text:s/>70 181 </text:p>
          </table:table-cell>
          <table:table-cell table:style-name="ce10" office:value-type="float" office:value="70400" calcext:value-type="float">
            <text:p><text:s/>70 400 </text:p>
          </table:table-cell>
          <table:table-cell table:style-name="ce10" office:value-type="float" office:value="70534" calcext:value-type="float">
            <text:p><text:s/>70 534 </text:p>
          </table:table-cell>
          <table:table-cell table:style-name="ce10" office:value-type="float" office:value="69150" calcext:value-type="float">
            <text:p><text:s/>69 150 </text:p>
          </table:table-cell>
          <table:table-cell table:style-name="ce10" office:value-type="float" office:value="71123" calcext:value-type="float">
            <text:p><text:s/>71 123 </text:p>
          </table:table-cell>
          <table:table-cell table:style-name="ce10" office:value-type="float" office:value="72417" calcext:value-type="float">
            <text:p><text:s/>72 417 </text:p>
          </table:table-cell>
          <table:table-cell table:style-name="ce10" office:value-type="float" office:value="73449" calcext:value-type="float">
            <text:p><text:s/>73 449 </text:p>
          </table:table-cell>
          <table:table-cell table:style-name="ce10" office:value-type="float" office:value="78434" calcext:value-type="float">
            <text:p><text:s/>78 434 </text:p>
          </table:table-cell>
          <table:table-cell table:style-name="ce10" office:value-type="float" office:value="83391" calcext:value-type="float">
            <text:p><text:s/>83 391 </text:p>
          </table:table-cell>
          <table:table-cell table:style-name="ce13" office:value-type="float" office:value="86602" calcext:value-type="float">
            <text:p><text:s/>86 602 </text:p>
          </table:table-cell>
          <table:table-cell table:style-name="ce13" office:value-type="float" office:value="88938" calcext:value-type="float">
            <text:p><text:s/>88 938 </text:p>
          </table:table-cell>
          <table:table-cell table:style-name="ce13" office:value-type="float" office:value="89642" calcext:value-type="float">
            <text:p><text:s/>89 642 </text:p>
          </table:table-cell>
          <table:table-cell table:style-name="ce13" office:value-type="float" office:value="92775" calcext:value-type="float">
            <text:p><text:s/>92 775 </text:p>
          </table:table-cell>
          <table:table-cell table:style-name="ce13" office:value-type="float" office:value="92872" calcext:value-type="float">
            <text:p><text:s/>92 872 </text:p>
          </table:table-cell>
          <table:table-cell table:style-name="ce13" office:value-type="float" office:value="94046" calcext:value-type="float">
            <text:p><text:s/>94 046 </text:p>
          </table:table-cell>
          <table:table-cell table:style-name="ce14" office:value-type="float" office:value="92113" calcext:value-type="float">
            <text:p>92113</text:p>
          </table:table-cell>
          <table:table-cell table:style-name="ce14" office:value-type="float" office:value="93158" calcext:value-type="float">
            <text:p>93158</text:p>
          </table:table-cell>
          <table:table-cell table:style-name="ce14" office:value-type="float" office:value="90368" calcext:value-type="float">
            <text:p>90368</text:p>
          </table:table-cell>
          <table:table-cell table:number-columns-repeated="87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float" office:value="16742" calcext:value-type="float">
            <text:p><text:s/>16 742 </text:p>
          </table:table-cell>
          <table:table-cell table:style-name="ce5" office:value-type="float" office:value="16798" calcext:value-type="float">
            <text:p><text:s/>16 798 </text:p>
          </table:table-cell>
          <table:table-cell table:style-name="ce5" office:value-type="float" office:value="16920" calcext:value-type="float">
            <text:p><text:s/>16 920 </text:p>
          </table:table-cell>
          <table:table-cell table:style-name="ce5" office:value-type="float" office:value="17124" calcext:value-type="float">
            <text:p><text:s/>17 124 </text:p>
          </table:table-cell>
          <table:table-cell table:style-name="ce5" office:value-type="float" office:value="17436" calcext:value-type="float">
            <text:p><text:s/>17 436 </text:p>
          </table:table-cell>
          <table:table-cell table:style-name="ce5" office:value-type="float" office:value="17883" calcext:value-type="float">
            <text:p><text:s/>17 883 </text:p>
          </table:table-cell>
          <table:table-cell table:style-name="ce5" office:value-type="float" office:value="17882" calcext:value-type="float">
            <text:p><text:s/>17 882 </text:p>
          </table:table-cell>
          <table:table-cell table:style-name="ce5" office:value-type="float" office:value="17943" calcext:value-type="float">
            <text:p><text:s/>17 943 </text:p>
          </table:table-cell>
          <table:table-cell table:style-name="ce5" office:value-type="float" office:value="18074" calcext:value-type="float">
            <text:p><text:s/>18 074 </text:p>
          </table:table-cell>
          <table:table-cell table:style-name="ce5" office:value-type="float" office:value="18287" calcext:value-type="float">
            <text:p><text:s/>18 287 </text:p>
          </table:table-cell>
          <table:table-cell table:style-name="ce5" office:value-type="float" office:value="18591" calcext:value-type="float">
            <text:p><text:s/>18 591 </text:p>
          </table:table-cell>
          <table:table-cell table:style-name="ce5" office:value-type="float" office:value="18341" calcext:value-type="float">
            <text:p><text:s/>18 341 </text:p>
          </table:table-cell>
          <table:table-cell table:style-name="ce5" office:value-type="float" office:value="18151" calcext:value-type="float">
            <text:p><text:s/>18 151 </text:p>
          </table:table-cell>
          <table:table-cell table:style-name="ce5" office:value-type="float" office:value="18037" calcext:value-type="float">
            <text:p><text:s/>18 037 </text:p>
          </table:table-cell>
          <table:table-cell table:style-name="ce5" office:value-type="float" office:value="18017" calcext:value-type="float">
            <text:p><text:s/>18 017 </text:p>
          </table:table-cell>
          <table:table-cell table:style-name="ce5" office:value-type="float" office:value="18110" calcext:value-type="float">
            <text:p><text:s/>18 110 </text:p>
          </table:table-cell>
          <table:table-cell table:style-name="ce5" office:value-type="float" office:value="18081" calcext:value-type="float">
            <text:p><text:s/>18 081 </text:p>
          </table:table-cell>
          <table:table-cell table:style-name="ce5" office:value-type="float" office:value="18126" calcext:value-type="float">
            <text:p><text:s/>18 126 </text:p>
          </table:table-cell>
          <table:table-cell table:style-name="ce5" office:value-type="float" office:value="18257" calcext:value-type="float">
            <text:p><text:s/>18 257 </text:p>
          </table:table-cell>
          <table:table-cell table:style-name="ce5" office:value-type="float" office:value="18483" calcext:value-type="float">
            <text:p><text:s/>18 483 </text:p>
          </table:table-cell>
          <table:table-cell table:style-name="ce5" office:value-type="float" office:value="18822" calcext:value-type="float">
            <text:p><text:s/>18 822 </text:p>
          </table:table-cell>
          <table:table-cell table:style-name="ce5" office:value-type="float" office:value="19100" calcext:value-type="float">
            <text:p><text:s/>19 100 </text:p>
          </table:table-cell>
          <table:table-cell table:style-name="ce5" office:value-type="float" office:value="19411" calcext:value-type="float">
            <text:p><text:s/>19 411 </text:p>
          </table:table-cell>
          <table:table-cell table:style-name="ce5" office:value-type="float" office:value="19956" calcext:value-type="float">
            <text:p><text:s/>19 956 </text:p>
          </table:table-cell>
          <table:table-cell table:style-name="ce5" office:value-type="float" office:value="20363" calcext:value-type="float">
            <text:p><text:s/>20 363 </text:p>
          </table:table-cell>
          <table:table-cell table:style-name="ce5" office:value-type="float" office:value="20610" calcext:value-type="float">
            <text:p><text:s/>20 610 </text:p>
          </table:table-cell>
          <table:table-cell table:style-name="ce5" office:value-type="float" office:value="20621" calcext:value-type="float">
            <text:p><text:s/>20 621 </text:p>
          </table:table-cell>
          <table:table-cell table:style-name="ce5" office:value-type="float" office:value="20858" calcext:value-type="float">
            <text:p><text:s/>20 858 </text:p>
          </table:table-cell>
          <table:table-cell table:style-name="ce5" office:value-type="float" office:value="20996" calcext:value-type="float">
            <text:p><text:s/>20 996 </text:p>
          </table:table-cell>
          <table:table-cell table:style-name="ce5" office:value-type="float" office:value="20852" calcext:value-type="float">
            <text:p><text:s/>20 852 </text:p>
          </table:table-cell>
          <table:table-cell table:style-name="ce5" office:value-type="float" office:value="20748" calcext:value-type="float">
            <text:p><text:s/>20 748 </text:p>
          </table:table-cell>
          <table:table-cell table:style-name="ce5" office:value-type="float" office:value="20698" calcext:value-type="float">
            <text:p><text:s/>20 698 </text:p>
          </table:table-cell>
          <table:table-cell table:style-name="ce5" office:value-type="float" office:value="20655" calcext:value-type="float">
            <text:p><text:s/>20 655 </text:p>
          </table:table-cell>
          <table:table-cell table:style-name="ce5" office:value-type="float" office:value="20710" calcext:value-type="float">
            <text:p><text:s/>20 710 </text:p>
          </table:table-cell>
          <table:table-cell table:style-name="ce5" office:value-type="float" office:value="20946" calcext:value-type="float">
            <text:p><text:s/>20 946 </text:p>
          </table:table-cell>
          <table:table-cell table:style-name="ce5" office:value-type="float" office:value="21207" calcext:value-type="float">
            <text:p><text:s/>21 207 </text:p>
          </table:table-cell>
          <table:table-cell table:style-name="ce5" office:value-type="float" office:value="21421" calcext:value-type="float">
            <text:p><text:s/>21 421 </text:p>
          </table:table-cell>
          <table:table-cell table:style-name="ce5" office:value-type="float" office:value="21574" calcext:value-type="float">
            <text:p><text:s/>21 574 </text:p>
          </table:table-cell>
          <table:table-cell table:style-name="ce5" office:value-type="float" office:value="21998" calcext:value-type="float">
            <text:p><text:s/>21 998 </text:p>
          </table:table-cell>
          <table:table-cell table:style-name="ce5" office:value-type="float" office:value="22423" calcext:value-type="float">
            <text:p><text:s/>22 423 </text:p>
          </table:table-cell>
          <table:table-cell table:style-name="ce5" office:value-type="float" office:value="22860" calcext:value-type="float">
            <text:p><text:s/>22 860 </text:p>
          </table:table-cell>
          <table:table-cell table:style-name="ce5" office:value-type="float" office:value="22891" calcext:value-type="float">
            <text:p><text:s/>22 891 </text:p>
          </table:table-cell>
          <table:table-cell table:style-name="ce5" office:value-type="float" office:value="23124" calcext:value-type="float">
            <text:p><text:s/>23 124 </text:p>
          </table:table-cell>
          <table:table-cell table:style-name="ce5" office:value-type="float" office:value="23144" calcext:value-type="float">
            <text:p><text:s/>23 144 </text:p>
          </table:table-cell>
          <table:table-cell table:style-name="ce5" office:value-type="float" office:value="23522" calcext:value-type="float">
            <text:p><text:s/>23 522 </text:p>
          </table:table-cell>
          <table:table-cell table:style-name="ce5" office:value-type="float" office:value="23790" calcext:value-type="float">
            <text:p><text:s/>23 790 </text:p>
          </table:table-cell>
          <table:table-cell table:style-name="ce5" office:value-type="float" office:value="23506" calcext:value-type="float">
            <text:p><text:s/>23 506 </text:p>
          </table:table-cell>
          <table:table-cell table:style-name="ce5" office:value-type="float" office:value="23335" calcext:value-type="float">
            <text:p><text:s/>23 335 </text:p>
          </table:table-cell>
          <table:table-cell table:style-name="ce5" office:value-type="float" office:value="23112" calcext:value-type="float">
            <text:p><text:s/>23 112 </text:p>
          </table:table-cell>
          <table:table-cell table:style-name="ce5" office:value-type="float" office:value="22947" calcext:value-type="float">
            <text:p><text:s/>22 947 </text:p>
          </table:table-cell>
          <table:table-cell table:style-name="ce5" office:value-type="float" office:value="22991" calcext:value-type="float">
            <text:p><text:s/>22 991 </text:p>
          </table:table-cell>
          <table:table-cell table:style-name="ce5" office:value-type="float" office:value="22846" calcext:value-type="float">
            <text:p><text:s/>22 846 </text:p>
          </table:table-cell>
          <table:table-cell table:style-name="ce5" office:value-type="float" office:value="22807" calcext:value-type="float">
            <text:p><text:s/>22 807 </text:p>
          </table:table-cell>
          <table:table-cell table:style-name="ce5" office:value-type="float" office:value="22840" calcext:value-type="float">
            <text:p><text:s/>22 840 </text:p>
          </table:table-cell>
          <table:table-cell table:style-name="ce5" office:value-type="float" office:value="22937" calcext:value-type="float">
            <text:p><text:s/>22 937 </text:p>
          </table:table-cell>
          <table:table-cell table:style-name="ce5" office:value-type="float" office:value="23093" calcext:value-type="float">
            <text:p><text:s/>23 093 </text:p>
          </table:table-cell>
          <table:table-cell table:style-name="ce5" office:value-type="float" office:value="23723" calcext:value-type="float">
            <text:p><text:s/>23 723 </text:p>
          </table:table-cell>
          <table:table-cell table:style-name="ce5" office:value-type="float" office:value="24346" calcext:value-type="float">
            <text:p><text:s/>24 346 </text:p>
          </table:table-cell>
          <table:table-cell table:style-name="ce5" office:value-type="float" office:value="24979" calcext:value-type="float">
            <text:p><text:s/>24 979 </text:p>
          </table:table-cell>
          <table:table-cell table:style-name="ce5" office:value-type="float" office:value="25813" calcext:value-type="float">
            <text:p><text:s/>25 813 </text:p>
          </table:table-cell>
          <table:table-cell table:style-name="ce5" office:value-type="float" office:value="26741" calcext:value-type="float">
            <text:p><text:s/>26 741 </text:p>
          </table:table-cell>
          <table:table-cell table:style-name="ce5" office:value-type="float" office:value="27223" calcext:value-type="float">
            <text:p><text:s/>27 223 </text:p>
          </table:table-cell>
          <table:table-cell table:style-name="ce5" office:value-type="float" office:value="27728" calcext:value-type="float">
            <text:p><text:s/>27 728 </text:p>
          </table:table-cell>
          <table:table-cell table:style-name="ce5" office:value-type="float" office:value="28351" calcext:value-type="float">
            <text:p><text:s/>28 351 </text:p>
          </table:table-cell>
          <table:table-cell table:style-name="ce5" office:value-type="float" office:value="29009" calcext:value-type="float">
            <text:p><text:s/>29 009 </text:p>
          </table:table-cell>
          <table:table-cell table:style-name="ce5" office:value-type="float" office:value="29756" calcext:value-type="float">
            <text:p><text:s/>29 756 </text:p>
          </table:table-cell>
          <table:table-cell table:style-name="ce5" office:value-type="float" office:value="29925" calcext:value-type="float">
            <text:p><text:s/>29 925 </text:p>
          </table:table-cell>
          <table:table-cell table:style-name="ce5" office:value-type="float" office:value="30184" calcext:value-type="float">
            <text:p><text:s/>30 184 </text:p>
          </table:table-cell>
          <table:table-cell table:style-name="ce5" office:value-type="float" office:value="30480" calcext:value-type="float">
            <text:p><text:s/>30 480 </text:p>
          </table:table-cell>
          <table:table-cell table:style-name="ce5" office:value-type="float" office:value="30836" calcext:value-type="float">
            <text:p><text:s/>30 836 </text:p>
          </table:table-cell>
          <table:table-cell table:style-name="ce5" office:value-type="float" office:value="31343" calcext:value-type="float">
            <text:p><text:s/>31 343 </text:p>
          </table:table-cell>
          <table:table-cell table:style-name="ce5" office:value-type="float" office:value="31877" calcext:value-type="float">
            <text:p><text:s/>31 877 </text:p>
          </table:table-cell>
          <table:table-cell table:style-name="ce5" office:value-type="float" office:value="33598" calcext:value-type="float">
            <text:p><text:s/>33 598 </text:p>
          </table:table-cell>
          <table:table-cell table:style-name="ce5" office:value-type="float" office:value="34682" calcext:value-type="float">
            <text:p><text:s/>34 682 </text:p>
          </table:table-cell>
          <table:table-cell table:style-name="ce5" office:value-type="float" office:value="35984" calcext:value-type="float">
            <text:p><text:s/>35 984 </text:p>
          </table:table-cell>
          <table:table-cell table:style-name="ce5" office:value-type="float" office:value="35388" calcext:value-type="float">
            <text:p><text:s/>35 388 </text:p>
          </table:table-cell>
          <table:table-cell table:style-name="ce5" office:value-type="float" office:value="35661" calcext:value-type="float">
            <text:p><text:s/>35 661 </text:p>
          </table:table-cell>
          <table:table-cell table:style-name="ce5" office:value-type="float" office:value="36677" calcext:value-type="float">
            <text:p><text:s/>36 677 </text:p>
          </table:table-cell>
          <table:table-cell table:style-name="ce5" office:value-type="float" office:value="41656" calcext:value-type="float">
            <text:p><text:s/>41 656 </text:p>
          </table:table-cell>
          <table:table-cell table:style-name="ce5" office:value-type="float" office:value="41932" calcext:value-type="float">
            <text:p><text:s/>41 932 </text:p>
          </table:table-cell>
          <table:table-cell table:style-name="ce5" office:value-type="float" office:value="40524" calcext:value-type="float">
            <text:p><text:s/>40 524 </text:p>
          </table:table-cell>
          <table:table-cell table:style-name="ce5" office:value-type="float" office:value="38884" calcext:value-type="float">
            <text:p><text:s/>38 884 </text:p>
          </table:table-cell>
          <table:table-cell table:style-name="ce5" office:value-type="float" office:value="37494" calcext:value-type="float">
            <text:p><text:s/>37 494 </text:p>
          </table:table-cell>
          <table:table-cell table:style-name="ce5" office:value-type="float" office:value="39072" calcext:value-type="float">
            <text:p><text:s/>39 072 </text:p>
          </table:table-cell>
          <table:table-cell table:style-name="ce5" office:value-type="float" office:value="40138" calcext:value-type="float">
            <text:p><text:s/>40 138 </text:p>
          </table:table-cell>
          <table:table-cell table:style-name="ce5" office:value-type="float" office:value="40441" calcext:value-type="float">
            <text:p><text:s/>40 441 </text:p>
          </table:table-cell>
          <table:table-cell table:style-name="ce5" office:value-type="float" office:value="40340" calcext:value-type="float">
            <text:p><text:s/>40 340 </text:p>
          </table:table-cell>
          <table:table-cell table:style-name="ce5" office:value-type="float" office:value="39905" calcext:value-type="float">
            <text:p><text:s/>39 905 </text:p>
          </table:table-cell>
          <table:table-cell table:style-name="ce5" office:value-type="float" office:value="41454" calcext:value-type="float">
            <text:p><text:s/>41 454 </text:p>
          </table:table-cell>
          <table:table-cell table:style-name="ce5" office:value-type="float" office:value="41324" calcext:value-type="float">
            <text:p><text:s/>41 324 </text:p>
          </table:table-cell>
          <table:table-cell table:style-name="ce5" office:value-type="float" office:value="42352" calcext:value-type="float">
            <text:p><text:s/>42 352 </text:p>
          </table:table-cell>
          <table:table-cell table:style-name="ce5" office:value-type="float" office:value="42577" calcext:value-type="float">
            <text:p><text:s/>42 577 </text:p>
          </table:table-cell>
          <table:table-cell table:style-name="ce5" office:value-type="float" office:value="41298" calcext:value-type="float">
            <text:p><text:s/>41 298 </text:p>
          </table:table-cell>
          <table:table-cell table:style-name="ce5" office:value-type="float" office:value="45101" calcext:value-type="float">
            <text:p><text:s/>45 101 </text:p>
          </table:table-cell>
          <table:table-cell table:style-name="ce5" office:value-type="float" office:value="45392" calcext:value-type="float">
            <text:p><text:s/>45 392 </text:p>
          </table:table-cell>
          <table:table-cell table:style-name="ce5" office:value-type="float" office:value="46808" calcext:value-type="float">
            <text:p><text:s/>46 808 </text:p>
          </table:table-cell>
          <table:table-cell table:style-name="ce5" office:value-type="float" office:value="47389" calcext:value-type="float">
            <text:p><text:s/>47 389 </text:p>
          </table:table-cell>
          <table:table-cell table:style-name="ce5" office:value-type="float" office:value="48270" calcext:value-type="float">
            <text:p><text:s/>48 270 </text:p>
          </table:table-cell>
          <table:table-cell table:style-name="ce5" office:value-type="float" office:value="51162" calcext:value-type="float">
            <text:p><text:s/>51 162 </text:p>
          </table:table-cell>
          <table:table-cell table:style-name="ce5" office:value-type="float" office:value="51486" calcext:value-type="float">
            <text:p><text:s/>51 486 </text:p>
          </table:table-cell>
          <table:table-cell table:style-name="ce10" office:value-type="float" office:value="52515" calcext:value-type="float">
            <text:p><text:s/>52 515 </text:p>
          </table:table-cell>
          <table:table-cell table:style-name="ce10" office:value-type="float" office:value="54893" calcext:value-type="float">
            <text:p><text:s/>54 893 </text:p>
          </table:table-cell>
          <table:table-cell table:style-name="ce10" office:value-type="float" office:value="55155" calcext:value-type="float">
            <text:p><text:s/>55 155 </text:p>
          </table:table-cell>
          <table:table-cell table:style-name="ce10" office:value-type="float" office:value="58144" calcext:value-type="float">
            <text:p><text:s/>58 144 </text:p>
          </table:table-cell>
          <table:table-cell table:style-name="ce10" office:value-type="float" office:value="58744" calcext:value-type="float">
            <text:p><text:s/>58 744 </text:p>
          </table:table-cell>
          <table:table-cell table:style-name="ce10" office:value-type="float" office:value="57696" calcext:value-type="float">
            <text:p><text:s/>57 696 </text:p>
          </table:table-cell>
          <table:table-cell table:style-name="ce10" office:value-type="float" office:value="59352" calcext:value-type="float">
            <text:p><text:s/>59 352 </text:p>
          </table:table-cell>
          <table:table-cell table:style-name="ce10" office:value-type="float" office:value="60552" calcext:value-type="float">
            <text:p><text:s/>60 552 </text:p>
          </table:table-cell>
          <table:table-cell table:style-name="ce10" office:value-type="float" office:value="61433" calcext:value-type="float">
            <text:p><text:s/>61 433 </text:p>
          </table:table-cell>
          <table:table-cell table:style-name="ce10" office:value-type="float" office:value="61718" calcext:value-type="float">
            <text:p><text:s/>61 718 </text:p>
          </table:table-cell>
          <table:table-cell table:style-name="ce10" office:value-type="float" office:value="64206" calcext:value-type="float">
            <text:p><text:s/>64 206 </text:p>
          </table:table-cell>
          <table:table-cell table:style-name="ce10" office:value-type="float" office:value="63222" calcext:value-type="float">
            <text:p><text:s/>63 222 </text:p>
          </table:table-cell>
          <table:table-cell table:style-name="ce10" office:value-type="float" office:value="63823" calcext:value-type="float">
            <text:p><text:s/>63 823 </text:p>
          </table:table-cell>
          <table:table-cell table:style-name="ce10" office:value-type="float" office:value="61896" calcext:value-type="float">
            <text:p><text:s/>61 896 </text:p>
          </table:table-cell>
          <table:table-cell table:style-name="ce10" office:value-type="float" office:value="63665" calcext:value-type="float">
            <text:p><text:s/>63 665 </text:p>
          </table:table-cell>
          <table:table-cell table:style-name="ce10" office:value-type="float" office:value="62434" calcext:value-type="float">
            <text:p><text:s/>62 434 </text:p>
          </table:table-cell>
          <table:table-cell table:style-name="ce10" office:value-type="float" office:value="62236" calcext:value-type="float">
            <text:p><text:s/>62 236 </text:p>
          </table:table-cell>
          <table:table-cell table:style-name="ce10" office:value-type="float" office:value="55926" calcext:value-type="float">
            <text:p><text:s/>55 926 </text:p>
          </table:table-cell>
          <table:table-cell table:style-name="ce10" office:value-type="float" office:value="55042" calcext:value-type="float">
            <text:p><text:s/>55 042 </text:p>
          </table:table-cell>
          <table:table-cell table:style-name="ce10" office:value-type="float" office:value="53489" calcext:value-type="float">
            <text:p><text:s/>53 489 </text:p>
          </table:table-cell>
          <table:table-cell table:style-name="ce10" office:value-type="float" office:value="54628" calcext:value-type="float">
            <text:p><text:s/>54 628 </text:p>
          </table:table-cell>
          <table:table-cell table:style-name="ce10" office:value-type="float" office:value="56001" calcext:value-type="float">
            <text:p><text:s/>56 001 </text:p>
          </table:table-cell>
          <table:table-cell table:style-name="ce10" office:value-type="float" office:value="64999" calcext:value-type="float">
            <text:p><text:s/>64 999 </text:p>
          </table:table-cell>
          <table:table-cell table:style-name="ce10" office:value-type="float" office:value="66225" calcext:value-type="float">
            <text:p><text:s/>66 225 </text:p>
          </table:table-cell>
          <table:table-cell table:style-name="ce10" office:value-type="float" office:value="64481" calcext:value-type="float">
            <text:p><text:s/>64 481 </text:p>
          </table:table-cell>
          <table:table-cell table:style-name="ce10" office:value-type="float" office:value="64898" calcext:value-type="float">
            <text:p><text:s/>64 898 </text:p>
          </table:table-cell>
          <table:table-cell table:style-name="ce10" office:value-type="float" office:value="64473" calcext:value-type="float">
            <text:p><text:s/>64 473 </text:p>
          </table:table-cell>
          <table:table-cell table:style-name="ce10" office:value-type="float" office:value="65117" calcext:value-type="float">
            <text:p><text:s/>65 117 </text:p>
          </table:table-cell>
          <table:table-cell table:style-name="ce10" office:value-type="float" office:value="65197" calcext:value-type="float">
            <text:p><text:s/>65 197 </text:p>
          </table:table-cell>
          <table:table-cell table:style-name="ce10" office:value-type="float" office:value="64391" calcext:value-type="float">
            <text:p><text:s/>64 391 </text:p>
          </table:table-cell>
          <table:table-cell table:style-name="ce10" office:value-type="float" office:value="65468" calcext:value-type="float">
            <text:p><text:s/>65 468 </text:p>
          </table:table-cell>
          <table:table-cell table:style-name="ce10" office:value-type="float" office:value="65791" calcext:value-type="float">
            <text:p><text:s/>65 791 </text:p>
          </table:table-cell>
          <table:table-cell table:style-name="ce10" office:value-type="float" office:value="67565" calcext:value-type="float">
            <text:p><text:s/>67 565 </text:p>
          </table:table-cell>
          <table:table-cell table:style-name="ce10" office:value-type="float" office:value="66629" calcext:value-type="float">
            <text:p><text:s/>66 629 </text:p>
          </table:table-cell>
          <table:table-cell table:style-name="ce10" office:value-type="float" office:value="67551" calcext:value-type="float">
            <text:p><text:s/>67 551 </text:p>
          </table:table-cell>
          <table:table-cell table:style-name="ce10" office:value-type="float" office:value="67416" calcext:value-type="float">
            <text:p><text:s/>67 416 </text:p>
          </table:table-cell>
          <table:table-cell table:style-name="ce10" office:value-type="float" office:value="69070" calcext:value-type="float">
            <text:p><text:s/>69 070 </text:p>
          </table:table-cell>
          <table:table-cell table:style-name="ce10" office:value-type="float" office:value="69245" calcext:value-type="float">
            <text:p><text:s/>69 245 </text:p>
          </table:table-cell>
          <table:table-cell table:style-name="ce10" office:value-type="float" office:value="69438" calcext:value-type="float">
            <text:p><text:s/>69 438 </text:p>
          </table:table-cell>
          <table:table-cell table:style-name="ce10" office:value-type="float" office:value="68196" calcext:value-type="float">
            <text:p><text:s/>68 196 </text:p>
          </table:table-cell>
          <table:table-cell table:style-name="ce10" office:value-type="float" office:value="70112" calcext:value-type="float">
            <text:p><text:s/>70 112 </text:p>
          </table:table-cell>
          <table:table-cell table:style-name="ce10" office:value-type="float" office:value="71339" calcext:value-type="float">
            <text:p><text:s/>71 339 </text:p>
          </table:table-cell>
          <table:table-cell table:style-name="ce10" office:value-type="float" office:value="72570" calcext:value-type="float">
            <text:p><text:s/>72 570 </text:p>
          </table:table-cell>
          <table:table-cell table:style-name="ce10" office:value-type="float" office:value="77610" calcext:value-type="float">
            <text:p><text:s/>77 610 </text:p>
          </table:table-cell>
          <table:table-cell table:style-name="ce13" office:value-type="float" office:value="82516" calcext:value-type="float">
            <text:p><text:s/>82 516 </text:p>
          </table:table-cell>
          <table:table-cell table:style-name="ce13" office:value-type="float" office:value="85655" calcext:value-type="float">
            <text:p><text:s/>85 655 </text:p>
          </table:table-cell>
          <table:table-cell table:style-name="ce13" office:value-type="float" office:value="87989" calcext:value-type="float">
            <text:p><text:s/>87 989 </text:p>
          </table:table-cell>
          <table:table-cell table:style-name="ce13" office:value-type="float" office:value="88665" calcext:value-type="float">
            <text:p><text:s/>88 665 </text:p>
          </table:table-cell>
          <table:table-cell table:style-name="ce13" office:value-type="float" office:value="91982" calcext:value-type="float">
            <text:p><text:s/>91 982 </text:p>
          </table:table-cell>
          <table:table-cell table:style-name="ce13" office:value-type="float" office:value="92146" calcext:value-type="float">
            <text:p><text:s/>92 146 </text:p>
          </table:table-cell>
          <table:table-cell table:style-name="ce14" office:value-type="float" office:value="92851" calcext:value-type="float">
            <text:p>92851</text:p>
          </table:table-cell>
          <table:table-cell table:style-name="ce14" office:value-type="float" office:value="91252" calcext:value-type="float">
            <text:p>91252</text:p>
          </table:table-cell>
          <table:table-cell table:style-name="ce14" office:value-type="float" office:value="92331" calcext:value-type="float">
            <text:p>92331</text:p>
          </table:table-cell>
          <table:table-cell table:number-columns-repeated="87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" office:value-type="float" office:value="15420" calcext:value-type="float">
            <text:p><text:s/>15 420 </text:p>
          </table:table-cell>
          <table:table-cell table:style-name="ce5" office:value-type="float" office:value="15933" calcext:value-type="float">
            <text:p><text:s/>15 933 </text:p>
          </table:table-cell>
          <table:table-cell table:style-name="ce5" office:value-type="float" office:value="15994" calcext:value-type="float">
            <text:p><text:s/>15 994 </text:p>
          </table:table-cell>
          <table:table-cell table:style-name="ce5" office:value-type="float" office:value="16126" calcext:value-type="float">
            <text:p><text:s/>16 126 </text:p>
          </table:table-cell>
          <table:table-cell table:style-name="ce5" office:value-type="float" office:value="16345" calcext:value-type="float">
            <text:p><text:s/>16 345 </text:p>
          </table:table-cell>
          <table:table-cell table:style-name="ce5" office:value-type="float" office:value="16680" calcext:value-type="float">
            <text:p><text:s/>16 680 </text:p>
          </table:table-cell>
          <table:table-cell table:style-name="ce5" office:value-type="float" office:value="17158" calcext:value-type="float">
            <text:p><text:s/>17 158 </text:p>
          </table:table-cell>
          <table:table-cell table:style-name="ce5" office:value-type="float" office:value="17169" calcext:value-type="float">
            <text:p><text:s/>17 169 </text:p>
          </table:table-cell>
          <table:table-cell table:style-name="ce5" office:value-type="float" office:value="17246" calcext:value-type="float">
            <text:p><text:s/>17 246 </text:p>
          </table:table-cell>
          <table:table-cell table:style-name="ce5" office:value-type="float" office:value="17396" calcext:value-type="float">
            <text:p><text:s/>17 396 </text:p>
          </table:table-cell>
          <table:table-cell table:style-name="ce5" office:value-type="float" office:value="17629" calcext:value-type="float">
            <text:p><text:s/>17 629 </text:p>
          </table:table-cell>
          <table:table-cell table:style-name="ce5" office:value-type="float" office:value="17680" calcext:value-type="float">
            <text:p><text:s/>17 680 </text:p>
          </table:table-cell>
          <table:table-cell table:style-name="ce5" office:value-type="float" office:value="17444" calcext:value-type="float">
            <text:p><text:s/>17 444 </text:p>
          </table:table-cell>
          <table:table-cell table:style-name="ce5" office:value-type="float" office:value="17273" calcext:value-type="float">
            <text:p><text:s/>17 273 </text:p>
          </table:table-cell>
          <table:table-cell table:style-name="ce5" office:value-type="float" office:value="17184" calcext:value-type="float">
            <text:p><text:s/>17 184 </text:p>
          </table:table-cell>
          <table:table-cell table:style-name="ce5" office:value-type="float" office:value="17193" calcext:value-type="float">
            <text:p><text:s/>17 193 </text:p>
          </table:table-cell>
          <table:table-cell table:style-name="ce5" office:value-type="float" office:value="17322" calcext:value-type="float">
            <text:p><text:s/>17 322 </text:p>
          </table:table-cell>
          <table:table-cell table:style-name="ce5" office:value-type="float" office:value="17309" calcext:value-type="float">
            <text:p><text:s/>17 309 </text:p>
          </table:table-cell>
          <table:table-cell table:style-name="ce5" office:value-type="float" office:value="17374" calcext:value-type="float">
            <text:p><text:s/>17 374 </text:p>
          </table:table-cell>
          <table:table-cell table:style-name="ce5" office:value-type="float" office:value="17528" calcext:value-type="float">
            <text:p><text:s/>17 528 </text:p>
          </table:table-cell>
          <table:table-cell table:style-name="ce5" office:value-type="float" office:value="17782" calcext:value-type="float">
            <text:p><text:s/>17 782 </text:p>
          </table:table-cell>
          <table:table-cell table:style-name="ce5" office:value-type="float" office:value="18005" calcext:value-type="float">
            <text:p><text:s/>18 005 </text:p>
          </table:table-cell>
          <table:table-cell table:style-name="ce5" office:value-type="float" office:value="18304" calcext:value-type="float">
            <text:p><text:s/>18 304 </text:p>
          </table:table-cell>
          <table:table-cell table:style-name="ce5" office:value-type="float" office:value="18660" calcext:value-type="float">
            <text:p><text:s/>18 660 </text:p>
          </table:table-cell>
          <table:table-cell table:style-name="ce5" office:value-type="float" office:value="19301" calcext:value-type="float">
            <text:p><text:s/>19 301 </text:p>
          </table:table-cell>
          <table:table-cell table:style-name="ce5" office:value-type="float" office:value="19621" calcext:value-type="float">
            <text:p><text:s/>19 621 </text:p>
          </table:table-cell>
          <table:table-cell table:style-name="ce5" office:value-type="float" office:value="19766" calcext:value-type="float">
            <text:p><text:s/>19 766 </text:p>
          </table:table-cell>
          <table:table-cell table:style-name="ce5" office:value-type="float" office:value="19775" calcext:value-type="float">
            <text:p><text:s/>19 775 </text:p>
          </table:table-cell>
          <table:table-cell table:style-name="ce5" office:value-type="float" office:value="19937" calcext:value-type="float">
            <text:p><text:s/>19 937 </text:p>
          </table:table-cell>
          <table:table-cell table:style-name="ce5" office:value-type="float" office:value="20166" calcext:value-type="float">
            <text:p><text:s/>20 166 </text:p>
          </table:table-cell>
          <table:table-cell table:style-name="ce5" office:value-type="float" office:value="19916" calcext:value-type="float">
            <text:p><text:s/>19 916 </text:p>
          </table:table-cell>
          <table:table-cell table:style-name="ce5" office:value-type="float" office:value="19989" calcext:value-type="float">
            <text:p><text:s/>19 989 </text:p>
          </table:table-cell>
          <table:table-cell table:style-name="ce5" office:value-type="float" office:value="19898" calcext:value-type="float">
            <text:p><text:s/>19 898 </text:p>
          </table:table-cell>
          <table:table-cell table:style-name="ce5" office:value-type="float" office:value="19835" calcext:value-type="float">
            <text:p><text:s/>19 835 </text:p>
          </table:table-cell>
          <table:table-cell table:style-name="ce5" office:value-type="float" office:value="19897" calcext:value-type="float">
            <text:p><text:s/>19 897 </text:p>
          </table:table-cell>
          <table:table-cell table:style-name="ce5" office:value-type="float" office:value="20111" calcext:value-type="float">
            <text:p><text:s/>20 111 </text:p>
          </table:table-cell>
          <table:table-cell table:style-name="ce5" office:value-type="float" office:value="20384" calcext:value-type="float">
            <text:p><text:s/>20 384 </text:p>
          </table:table-cell>
          <table:table-cell table:style-name="ce5" office:value-type="float" office:value="20659" calcext:value-type="float">
            <text:p><text:s/>20 659 </text:p>
          </table:table-cell>
          <table:table-cell table:style-name="ce5" office:value-type="float" office:value="20803" calcext:value-type="float">
            <text:p><text:s/>20 803 </text:p>
          </table:table-cell>
          <table:table-cell table:style-name="ce5" office:value-type="float" office:value="21187" calcext:value-type="float">
            <text:p><text:s/>21 187 </text:p>
          </table:table-cell>
          <table:table-cell table:style-name="ce5" office:value-type="float" office:value="21528" calcext:value-type="float">
            <text:p><text:s/>21 528 </text:p>
          </table:table-cell>
          <table:table-cell table:style-name="ce5" office:value-type="float" office:value="22028" calcext:value-type="float">
            <text:p><text:s/>22 028 </text:p>
          </table:table-cell>
          <table:table-cell table:style-name="ce5" office:value-type="float" office:value="22080" calcext:value-type="float">
            <text:p><text:s/>22 080 </text:p>
          </table:table-cell>
          <table:table-cell table:style-name="ce5" office:value-type="float" office:value="22238" calcext:value-type="float">
            <text:p><text:s/>22 238 </text:p>
          </table:table-cell>
          <table:table-cell table:style-name="ce5" office:value-type="float" office:value="22283" calcext:value-type="float">
            <text:p><text:s/>22 283 </text:p>
          </table:table-cell>
          <table:table-cell table:style-name="ce5" office:value-type="float" office:value="22640" calcext:value-type="float">
            <text:p><text:s/>22 640 </text:p>
          </table:table-cell>
          <table:table-cell table:style-name="ce5" office:value-type="float" office:value="22945" calcext:value-type="float">
            <text:p><text:s/>22 945 </text:p>
          </table:table-cell>
          <table:table-cell table:style-name="ce5" office:value-type="float" office:value="22616" calcext:value-type="float">
            <text:p><text:s/>22 616 </text:p>
          </table:table-cell>
          <table:table-cell table:style-name="ce5" office:value-type="float" office:value="22465" calcext:value-type="float">
            <text:p><text:s/>22 465 </text:p>
          </table:table-cell>
          <table:table-cell table:style-name="ce5" office:value-type="float" office:value="22263" calcext:value-type="float">
            <text:p><text:s/>22 263 </text:p>
          </table:table-cell>
          <table:table-cell table:style-name="ce5" office:value-type="float" office:value="22159" calcext:value-type="float">
            <text:p><text:s/>22 159 </text:p>
          </table:table-cell>
          <table:table-cell table:style-name="ce5" office:value-type="float" office:value="22178" calcext:value-type="float">
            <text:p><text:s/>22 178 </text:p>
          </table:table-cell>
          <table:table-cell table:style-name="ce5" office:value-type="float" office:value="22083" calcext:value-type="float">
            <text:p><text:s/>22 083 </text:p>
          </table:table-cell>
          <table:table-cell table:style-name="ce5" office:value-type="float" office:value="22022" calcext:value-type="float">
            <text:p><text:s/>22 022 </text:p>
          </table:table-cell>
          <table:table-cell table:style-name="ce5" office:value-type="float" office:value="22039" calcext:value-type="float">
            <text:p><text:s/>22 039 </text:p>
          </table:table-cell>
          <table:table-cell table:style-name="ce5" office:value-type="float" office:value="22168" calcext:value-type="float">
            <text:p><text:s/>22 168 </text:p>
          </table:table-cell>
          <table:table-cell table:style-name="ce5" office:value-type="float" office:value="22360" calcext:value-type="float">
            <text:p><text:s/>22 360 </text:p>
          </table:table-cell>
          <table:table-cell table:style-name="ce5" office:value-type="float" office:value="22878" calcext:value-type="float">
            <text:p><text:s/>22 878 </text:p>
          </table:table-cell>
          <table:table-cell table:style-name="ce5" office:value-type="float" office:value="23426" calcext:value-type="float">
            <text:p><text:s/>23 426 </text:p>
          </table:table-cell>
          <table:table-cell table:style-name="ce5" office:value-type="float" office:value="24112" calcext:value-type="float">
            <text:p><text:s/>24 112 </text:p>
          </table:table-cell>
          <table:table-cell table:style-name="ce5" office:value-type="float" office:value="24905" calcext:value-type="float">
            <text:p><text:s/>24 905 </text:p>
          </table:table-cell>
          <table:table-cell table:style-name="ce5" office:value-type="float" office:value="25932" calcext:value-type="float">
            <text:p><text:s/>25 932 </text:p>
          </table:table-cell>
          <table:table-cell table:style-name="ce5" office:value-type="float" office:value="26291" calcext:value-type="float">
            <text:p><text:s/>26 291 </text:p>
          </table:table-cell>
          <table:table-cell table:style-name="ce5" office:value-type="float" office:value="26882" calcext:value-type="float">
            <text:p><text:s/>26 882 </text:p>
          </table:table-cell>
          <table:table-cell table:style-name="ce5" office:value-type="float" office:value="27377" calcext:value-type="float">
            <text:p><text:s/>27 377 </text:p>
          </table:table-cell>
          <table:table-cell table:style-name="ce5" office:value-type="float" office:value="28106" calcext:value-type="float">
            <text:p><text:s/>28 106 </text:p>
          </table:table-cell>
          <table:table-cell table:style-name="ce5" office:value-type="float" office:value="28845" calcext:value-type="float">
            <text:p><text:s/>28 845 </text:p>
          </table:table-cell>
          <table:table-cell table:style-name="ce5" office:value-type="float" office:value="28956" calcext:value-type="float">
            <text:p><text:s/>28 956 </text:p>
          </table:table-cell>
          <table:table-cell table:style-name="ce5" office:value-type="float" office:value="29271" calcext:value-type="float">
            <text:p><text:s/>29 271 </text:p>
          </table:table-cell>
          <table:table-cell table:style-name="ce5" office:value-type="float" office:value="29477" calcext:value-type="float">
            <text:p><text:s/>29 477 </text:p>
          </table:table-cell>
          <table:table-cell table:style-name="ce5" office:value-type="float" office:value="29890" calcext:value-type="float">
            <text:p><text:s/>29 890 </text:p>
          </table:table-cell>
          <table:table-cell table:style-name="ce5" office:value-type="float" office:value="30400" calcext:value-type="float">
            <text:p><text:s/>30 400 </text:p>
          </table:table-cell>
          <table:table-cell table:style-name="ce5" office:value-type="float" office:value="30941" calcext:value-type="float">
            <text:p><text:s/>30 941 </text:p>
          </table:table-cell>
          <table:table-cell table:style-name="ce5" office:value-type="float" office:value="32472" calcext:value-type="float">
            <text:p><text:s/>32 472 </text:p>
          </table:table-cell>
          <table:table-cell table:style-name="ce5" office:value-type="float" office:value="33695" calcext:value-type="float">
            <text:p><text:s/>33 695 </text:p>
          </table:table-cell>
          <table:table-cell table:style-name="ce5" office:value-type="float" office:value="35202" calcext:value-type="float">
            <text:p><text:s/>35 202 </text:p>
          </table:table-cell>
          <table:table-cell table:style-name="ce5" office:value-type="float" office:value="34610" calcext:value-type="float">
            <text:p><text:s/>34 610 </text:p>
          </table:table-cell>
          <table:table-cell table:style-name="ce5" office:value-type="float" office:value="34832" calcext:value-type="float">
            <text:p><text:s/>34 832 </text:p>
          </table:table-cell>
          <table:table-cell table:style-name="ce5" office:value-type="float" office:value="35753" calcext:value-type="float">
            <text:p><text:s/>35 753 </text:p>
          </table:table-cell>
          <table:table-cell table:style-name="ce5" office:value-type="float" office:value="40612" calcext:value-type="float">
            <text:p><text:s/>40 612 </text:p>
          </table:table-cell>
          <table:table-cell table:style-name="ce5" office:value-type="float" office:value="41090" calcext:value-type="float">
            <text:p><text:s/>41 090 </text:p>
          </table:table-cell>
          <table:table-cell table:style-name="ce5" office:value-type="float" office:value="39644" calcext:value-type="float">
            <text:p><text:s/>39 644 </text:p>
          </table:table-cell>
          <table:table-cell table:style-name="ce5" office:value-type="float" office:value="37984" calcext:value-type="float">
            <text:p><text:s/>37 984 </text:p>
          </table:table-cell>
          <table:table-cell table:style-name="ce5" office:value-type="float" office:value="36992" calcext:value-type="float">
            <text:p><text:s/>36 992 </text:p>
          </table:table-cell>
          <table:table-cell table:style-name="ce5" office:value-type="float" office:value="38240" calcext:value-type="float">
            <text:p><text:s/>38 240 </text:p>
          </table:table-cell>
          <table:table-cell table:style-name="ce5" office:value-type="float" office:value="39197" calcext:value-type="float">
            <text:p><text:s/>39 197 </text:p>
          </table:table-cell>
          <table:table-cell table:style-name="ce5" office:value-type="float" office:value="39590" calcext:value-type="float">
            <text:p><text:s/>39 590 </text:p>
          </table:table-cell>
          <table:table-cell table:style-name="ce5" office:value-type="float" office:value="39513" calcext:value-type="float">
            <text:p><text:s/>39 513 </text:p>
          </table:table-cell>
          <table:table-cell table:style-name="ce5" office:value-type="float" office:value="39404" calcext:value-type="float">
            <text:p><text:s/>39 404 </text:p>
          </table:table-cell>
          <table:table-cell table:style-name="ce5" office:value-type="float" office:value="40378" calcext:value-type="float">
            <text:p><text:s/>40 378 </text:p>
          </table:table-cell>
          <table:table-cell table:style-name="ce5" office:value-type="float" office:value="40564" calcext:value-type="float">
            <text:p><text:s/>40 564 </text:p>
          </table:table-cell>
          <table:table-cell table:style-name="ce5" office:value-type="float" office:value="41518" calcext:value-type="float">
            <text:p><text:s/>41 518 </text:p>
          </table:table-cell>
          <table:table-cell table:style-name="ce5" office:value-type="float" office:value="41827" calcext:value-type="float">
            <text:p><text:s/>41 827 </text:p>
          </table:table-cell>
          <table:table-cell table:style-name="ce5" office:value-type="float" office:value="40576" calcext:value-type="float">
            <text:p><text:s/>40 576 </text:p>
          </table:table-cell>
          <table:table-cell table:style-name="ce5" office:value-type="float" office:value="44238" calcext:value-type="float">
            <text:p><text:s/>44 238 </text:p>
          </table:table-cell>
          <table:table-cell table:style-name="ce5" office:value-type="float" office:value="44569" calcext:value-type="float">
            <text:p><text:s/>44 569 </text:p>
          </table:table-cell>
          <table:table-cell table:style-name="ce5" office:value-type="float" office:value="45883" calcext:value-type="float">
            <text:p><text:s/>45 883 </text:p>
          </table:table-cell>
          <table:table-cell table:style-name="ce5" office:value-type="float" office:value="46491" calcext:value-type="float">
            <text:p><text:s/>46 491 </text:p>
          </table:table-cell>
          <table:table-cell table:style-name="ce5" office:value-type="float" office:value="47371" calcext:value-type="float">
            <text:p><text:s/>47 371 </text:p>
          </table:table-cell>
          <table:table-cell table:style-name="ce5" office:value-type="float" office:value="50205" calcext:value-type="float">
            <text:p><text:s/>50 205 </text:p>
          </table:table-cell>
          <table:table-cell table:style-name="ce10" office:value-type="float" office:value="50560" calcext:value-type="float">
            <text:p><text:s/>50 560 </text:p>
          </table:table-cell>
          <table:table-cell table:style-name="ce10" office:value-type="float" office:value="51625" calcext:value-type="float">
            <text:p><text:s/>51 625 </text:p>
          </table:table-cell>
          <table:table-cell table:style-name="ce10" office:value-type="float" office:value="53926" calcext:value-type="float">
            <text:p><text:s/>53 926 </text:p>
          </table:table-cell>
          <table:table-cell table:style-name="ce10" office:value-type="float" office:value="54250" calcext:value-type="float">
            <text:p><text:s/>54 250 </text:p>
          </table:table-cell>
          <table:table-cell table:style-name="ce10" office:value-type="float" office:value="57185" calcext:value-type="float">
            <text:p><text:s/>57 185 </text:p>
          </table:table-cell>
          <table:table-cell table:style-name="ce10" office:value-type="float" office:value="57804" calcext:value-type="float">
            <text:p><text:s/>57 804 </text:p>
          </table:table-cell>
          <table:table-cell table:style-name="ce10" office:value-type="float" office:value="56790" calcext:value-type="float">
            <text:p><text:s/>56 790 </text:p>
          </table:table-cell>
          <table:table-cell table:style-name="ce10" office:value-type="float" office:value="58432" calcext:value-type="float">
            <text:p><text:s/>58 432 </text:p>
          </table:table-cell>
          <table:table-cell table:style-name="ce10" office:value-type="float" office:value="59621" calcext:value-type="float">
            <text:p><text:s/>59 621 </text:p>
          </table:table-cell>
          <table:table-cell table:style-name="ce10" office:value-type="float" office:value="60459" calcext:value-type="float">
            <text:p><text:s/>60 459 </text:p>
          </table:table-cell>
          <table:table-cell table:style-name="ce10" office:value-type="float" office:value="60805" calcext:value-type="float">
            <text:p><text:s/>60 805 </text:p>
          </table:table-cell>
          <table:table-cell table:style-name="ce10" office:value-type="float" office:value="63166" calcext:value-type="float">
            <text:p><text:s/>63 166 </text:p>
          </table:table-cell>
          <table:table-cell table:style-name="ce10" office:value-type="float" office:value="62313" calcext:value-type="float">
            <text:p><text:s/>62 313 </text:p>
          </table:table-cell>
          <table:table-cell table:style-name="ce10" office:value-type="float" office:value="62811" calcext:value-type="float">
            <text:p><text:s/>62 811 </text:p>
          </table:table-cell>
          <table:table-cell table:style-name="ce10" office:value-type="float" office:value="61003" calcext:value-type="float">
            <text:p><text:s/>61 003 </text:p>
          </table:table-cell>
          <table:table-cell table:style-name="ce10" office:value-type="float" office:value="62604" calcext:value-type="float">
            <text:p><text:s/>62 604 </text:p>
          </table:table-cell>
          <table:table-cell table:style-name="ce10" office:value-type="float" office:value="61361" calcext:value-type="float">
            <text:p><text:s/>61 361 </text:p>
          </table:table-cell>
          <table:table-cell table:style-name="ce10" office:value-type="float" office:value="61276" calcext:value-type="float">
            <text:p><text:s/>61 276 </text:p>
          </table:table-cell>
          <table:table-cell table:style-name="ce10" office:value-type="float" office:value="55051" calcext:value-type="float">
            <text:p><text:s/>55 051 </text:p>
          </table:table-cell>
          <table:table-cell table:style-name="ce10" office:value-type="float" office:value="54137" calcext:value-type="float">
            <text:p><text:s/>54 137 </text:p>
          </table:table-cell>
          <table:table-cell table:style-name="ce10" office:value-type="float" office:value="52689" calcext:value-type="float">
            <text:p><text:s/>52 689 </text:p>
          </table:table-cell>
          <table:table-cell table:style-name="ce10" office:value-type="float" office:value="53820" calcext:value-type="float">
            <text:p><text:s/>53 820 </text:p>
          </table:table-cell>
          <table:table-cell table:style-name="ce10" office:value-type="float" office:value="55199" calcext:value-type="float">
            <text:p><text:s/>55 199 </text:p>
          </table:table-cell>
          <table:table-cell table:style-name="ce10" office:value-type="float" office:value="63981" calcext:value-type="float">
            <text:p><text:s/>63 981 </text:p>
          </table:table-cell>
          <table:table-cell table:style-name="ce10" office:value-type="float" office:value="65166" calcext:value-type="float">
            <text:p><text:s/>65 166 </text:p>
          </table:table-cell>
          <table:table-cell table:style-name="ce10" office:value-type="float" office:value="63450" calcext:value-type="float">
            <text:p><text:s/>63 450 </text:p>
          </table:table-cell>
          <table:table-cell table:style-name="ce10" office:value-type="float" office:value="63870" calcext:value-type="float">
            <text:p><text:s/>63 870 </text:p>
          </table:table-cell>
          <table:table-cell table:style-name="ce10" office:value-type="float" office:value="63455" calcext:value-type="float">
            <text:p><text:s/>63 455 </text:p>
          </table:table-cell>
          <table:table-cell table:style-name="ce10" office:value-type="float" office:value="64132" calcext:value-type="float">
            <text:p><text:s/>64 132 </text:p>
          </table:table-cell>
          <table:table-cell table:style-name="ce10" office:value-type="float" office:value="64184" calcext:value-type="float">
            <text:p><text:s/>64 184 </text:p>
          </table:table-cell>
          <table:table-cell table:style-name="ce10" office:value-type="float" office:value="63417" calcext:value-type="float">
            <text:p><text:s/>63 417 </text:p>
          </table:table-cell>
          <table:table-cell table:style-name="ce10" office:value-type="float" office:value="64145" calcext:value-type="float">
            <text:p><text:s/>64 145 </text:p>
          </table:table-cell>
          <table:table-cell table:style-name="ce10" office:value-type="float" office:value="64767" calcext:value-type="float">
            <text:p><text:s/>64 767 </text:p>
          </table:table-cell>
          <table:table-cell table:style-name="ce10" office:value-type="float" office:value="66551" calcext:value-type="float">
            <text:p><text:s/>66 551 </text:p>
          </table:table-cell>
          <table:table-cell table:style-name="ce10" office:value-type="float" office:value="65580" calcext:value-type="float">
            <text:p><text:s/>65 580 </text:p>
          </table:table-cell>
          <table:table-cell table:style-name="ce10" office:value-type="float" office:value="66566" calcext:value-type="float">
            <text:p><text:s/>66 566 </text:p>
          </table:table-cell>
          <table:table-cell table:style-name="ce10" office:value-type="float" office:value="66263" calcext:value-type="float">
            <text:p><text:s/>66 263 </text:p>
          </table:table-cell>
          <table:table-cell table:style-name="ce10" office:value-type="float" office:value="67973" calcext:value-type="float">
            <text:p><text:s/>67 973 </text:p>
          </table:table-cell>
          <table:table-cell table:style-name="ce10" office:value-type="float" office:value="68267" calcext:value-type="float">
            <text:p><text:s/>68 267 </text:p>
          </table:table-cell>
          <table:table-cell table:style-name="ce10" office:value-type="float" office:value="68489" calcext:value-type="float">
            <text:p><text:s/>68 489 </text:p>
          </table:table-cell>
          <table:table-cell table:style-name="ce10" office:value-type="float" office:value="67255" calcext:value-type="float">
            <text:p><text:s/>67 255 </text:p>
          </table:table-cell>
          <table:table-cell table:style-name="ce10" office:value-type="float" office:value="69201" calcext:value-type="float">
            <text:p><text:s/>69 201 </text:p>
          </table:table-cell>
          <table:table-cell table:style-name="ce10" office:value-type="float" office:value="70443" calcext:value-type="float">
            <text:p><text:s/>70 443 </text:p>
          </table:table-cell>
          <table:table-cell table:style-name="ce10" office:value-type="float" office:value="71695" calcext:value-type="float">
            <text:p><text:s/>71 695 </text:p>
          </table:table-cell>
          <table:table-cell table:style-name="ce13" office:value-type="float" office:value="76675" calcext:value-type="float">
            <text:p><text:s/>76 675 </text:p>
          </table:table-cell>
          <table:table-cell table:style-name="ce13" office:value-type="float" office:value="81567" calcext:value-type="float">
            <text:p><text:s/>81 567 </text:p>
          </table:table-cell>
          <table:table-cell table:style-name="ce13" office:value-type="float" office:value="84715" calcext:value-type="float">
            <text:p><text:s/>84 715 </text:p>
          </table:table-cell>
          <table:table-cell table:style-name="ce13" office:value-type="float" office:value="87082" calcext:value-type="float">
            <text:p><text:s/>87 082 </text:p>
          </table:table-cell>
          <table:table-cell table:style-name="ce13" office:value-type="float" office:value="87829" calcext:value-type="float">
            <text:p><text:s/>87 829 </text:p>
          </table:table-cell>
          <table:table-cell table:style-name="ce13" office:value-type="float" office:value="91126" calcext:value-type="float">
            <text:p><text:s/>91 126 </text:p>
          </table:table-cell>
          <table:table-cell table:style-name="ce14" office:value-type="float" office:value="90879" calcext:value-type="float">
            <text:p>90879</text:p>
          </table:table-cell>
          <table:table-cell table:style-name="ce14" office:value-type="float" office:value="91965" calcext:value-type="float">
            <text:p>91965</text:p>
          </table:table-cell>
          <table:table-cell table:style-name="ce14" office:value-type="float" office:value="90285" calcext:value-type="float">
            <text:p>90285</text:p>
          </table:table-cell>
          <table:table-cell table:number-columns-repeated="87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14202" calcext:value-type="float">
            <text:p><text:s/>14 202 </text:p>
          </table:table-cell>
          <table:table-cell table:style-name="ce5" office:value-type="float" office:value="14625" calcext:value-type="float">
            <text:p><text:s/>14 625 </text:p>
          </table:table-cell>
          <table:table-cell table:style-name="ce5" office:value-type="float" office:value="15125" calcext:value-type="float">
            <text:p><text:s/>15 125 </text:p>
          </table:table-cell>
          <table:table-cell table:style-name="ce5" office:value-type="float" office:value="15191" calcext:value-type="float">
            <text:p><text:s/>15 191 </text:p>
          </table:table-cell>
          <table:table-cell table:style-name="ce5" office:value-type="float" office:value="15331" calcext:value-type="float">
            <text:p><text:s/>15 331 </text:p>
          </table:table-cell>
          <table:table-cell table:style-name="ce5" office:value-type="float" office:value="15567" calcext:value-type="float">
            <text:p><text:s/>15 567 </text:p>
          </table:table-cell>
          <table:table-cell table:style-name="ce5" office:value-type="float" office:value="15924" calcext:value-type="float">
            <text:p><text:s/>15 924 </text:p>
          </table:table-cell>
          <table:table-cell table:style-name="ce5" office:value-type="float" office:value="16431" calcext:value-type="float">
            <text:p><text:s/>16 431 </text:p>
          </table:table-cell>
          <table:table-cell table:style-name="ce5" office:value-type="float" office:value="16457" calcext:value-type="float">
            <text:p><text:s/>16 457 </text:p>
          </table:table-cell>
          <table:table-cell table:style-name="ce5" office:value-type="float" office:value="16549" calcext:value-type="float">
            <text:p><text:s/>16 549 </text:p>
          </table:table-cell>
          <table:table-cell table:style-name="ce5" office:value-type="float" office:value="16717" calcext:value-type="float">
            <text:p><text:s/>16 717 </text:p>
          </table:table-cell>
          <table:table-cell table:style-name="ce5" office:value-type="float" office:value="16709" calcext:value-type="float">
            <text:p><text:s/>16 709 </text:p>
          </table:table-cell>
          <table:table-cell table:style-name="ce5" office:value-type="float" office:value="16769" calcext:value-type="float">
            <text:p><text:s/>16 769 </text:p>
          </table:table-cell>
          <table:table-cell table:style-name="ce5" office:value-type="float" office:value="16547" calcext:value-type="float">
            <text:p><text:s/>16 547 </text:p>
          </table:table-cell>
          <table:table-cell table:style-name="ce5" office:value-type="float" office:value="16396" calcext:value-type="float">
            <text:p><text:s/>16 396 </text:p>
          </table:table-cell>
          <table:table-cell table:style-name="ce5" office:value-type="float" office:value="16331" calcext:value-type="float">
            <text:p><text:s/>16 331 </text:p>
          </table:table-cell>
          <table:table-cell table:style-name="ce5" office:value-type="float" office:value="16369" calcext:value-type="float">
            <text:p><text:s/>16 369 </text:p>
          </table:table-cell>
          <table:table-cell table:style-name="ce5" office:value-type="float" office:value="16533" calcext:value-type="float">
            <text:p><text:s/>16 533 </text:p>
          </table:table-cell>
          <table:table-cell table:style-name="ce5" office:value-type="float" office:value="16538" calcext:value-type="float">
            <text:p><text:s/>16 538 </text:p>
          </table:table-cell>
          <table:table-cell table:style-name="ce5" office:value-type="float" office:value="16623" calcext:value-type="float">
            <text:p><text:s/>16 623 </text:p>
          </table:table-cell>
          <table:table-cell table:style-name="ce5" office:value-type="float" office:value="16800" calcext:value-type="float">
            <text:p><text:s/>16 800 </text:p>
          </table:table-cell>
          <table:table-cell table:style-name="ce5" office:value-type="float" office:value="16941" calcext:value-type="float">
            <text:p><text:s/>16 941 </text:p>
          </table:table-cell>
          <table:table-cell table:style-name="ce5" office:value-type="float" office:value="17125" calcext:value-type="float">
            <text:p><text:s/>17 125 </text:p>
          </table:table-cell>
          <table:table-cell table:style-name="ce5" office:value-type="float" office:value="17546" calcext:value-type="float">
            <text:p><text:s/>17 546 </text:p>
          </table:table-cell>
          <table:table-cell table:style-name="ce5" office:value-type="float" office:value="17958" calcext:value-type="float">
            <text:p><text:s/>17 958 </text:p>
          </table:table-cell>
          <table:table-cell table:style-name="ce5" office:value-type="float" office:value="18561" calcext:value-type="float">
            <text:p><text:s/>18 561 </text:p>
          </table:table-cell>
          <table:table-cell table:style-name="ce5" office:value-type="float" office:value="18788" calcext:value-type="float">
            <text:p><text:s/>18 788 </text:p>
          </table:table-cell>
          <table:table-cell table:style-name="ce5" office:value-type="float" office:value="18896" calcext:value-type="float">
            <text:p><text:s/>18 896 </text:p>
          </table:table-cell>
          <table:table-cell table:style-name="ce5" office:value-type="float" office:value="18931" calcext:value-type="float">
            <text:p><text:s/>18 931 </text:p>
          </table:table-cell>
          <table:table-cell table:style-name="ce5" office:value-type="float" office:value="19078" calcext:value-type="float">
            <text:p><text:s/>19 078 </text:p>
          </table:table-cell>
          <table:table-cell table:style-name="ce5" office:value-type="float" office:value="19258" calcext:value-type="float">
            <text:p><text:s/>19 258 </text:p>
          </table:table-cell>
          <table:table-cell table:style-name="ce5" office:value-type="float" office:value="19107" calcext:value-type="float">
            <text:p><text:s/>19 107 </text:p>
          </table:table-cell>
          <table:table-cell table:style-name="ce5" office:value-type="float" office:value="19166" calcext:value-type="float">
            <text:p><text:s/>19 166 </text:p>
          </table:table-cell>
          <table:table-cell table:style-name="ce5" office:value-type="float" office:value="18998" calcext:value-type="float">
            <text:p><text:s/>18 998 </text:p>
          </table:table-cell>
          <table:table-cell table:style-name="ce5" office:value-type="float" office:value="18996" calcext:value-type="float">
            <text:p><text:s/>18 996 </text:p>
          </table:table-cell>
          <table:table-cell table:style-name="ce5" office:value-type="float" office:value="19075" calcext:value-type="float">
            <text:p><text:s/>19 075 </text:p>
          </table:table-cell>
          <table:table-cell table:style-name="ce5" office:value-type="float" office:value="19303" calcext:value-type="float">
            <text:p><text:s/>19 303 </text:p>
          </table:table-cell>
          <table:table-cell table:style-name="ce5" office:value-type="float" office:value="19599" calcext:value-type="float">
            <text:p><text:s/>19 599 </text:p>
          </table:table-cell>
          <table:table-cell table:style-name="ce5" office:value-type="float" office:value="19807" calcext:value-type="float">
            <text:p><text:s/>19 807 </text:p>
          </table:table-cell>
          <table:table-cell table:style-name="ce5" office:value-type="float" office:value="20020" calcext:value-type="float">
            <text:p><text:s/>20 020 </text:p>
          </table:table-cell>
          <table:table-cell table:style-name="ce5" office:value-type="float" office:value="20273" calcext:value-type="float">
            <text:p><text:s/>20 273 </text:p>
          </table:table-cell>
          <table:table-cell table:style-name="ce5" office:value-type="float" office:value="20599" calcext:value-type="float">
            <text:p><text:s/>20 599 </text:p>
          </table:table-cell>
          <table:table-cell table:style-name="ce5" office:value-type="float" office:value="21208" calcext:value-type="float">
            <text:p><text:s/>21 208 </text:p>
          </table:table-cell>
          <table:table-cell table:style-name="ce5" office:value-type="float" office:value="21165" calcext:value-type="float">
            <text:p><text:s/>21 165 </text:p>
          </table:table-cell>
          <table:table-cell table:style-name="ce5" office:value-type="float" office:value="21366" calcext:value-type="float">
            <text:p><text:s/>21 366 </text:p>
          </table:table-cell>
          <table:table-cell table:style-name="ce5" office:value-type="float" office:value="21334" calcext:value-type="float">
            <text:p><text:s/>21 334 </text:p>
          </table:table-cell>
          <table:table-cell table:style-name="ce5" office:value-type="float" office:value="21765" calcext:value-type="float">
            <text:p><text:s/>21 765 </text:p>
          </table:table-cell>
          <table:table-cell table:style-name="ce5" office:value-type="float" office:value="22055" calcext:value-type="float">
            <text:p><text:s/>22 055 </text:p>
          </table:table-cell>
          <table:table-cell table:style-name="ce5" office:value-type="float" office:value="21709" calcext:value-type="float">
            <text:p><text:s/>21 709 </text:p>
          </table:table-cell>
          <table:table-cell table:style-name="ce5" office:value-type="float" office:value="21495" calcext:value-type="float">
            <text:p><text:s/>21 495 </text:p>
          </table:table-cell>
          <table:table-cell table:style-name="ce5" office:value-type="float" office:value="21358" calcext:value-type="float">
            <text:p><text:s/>21 358 </text:p>
          </table:table-cell>
          <table:table-cell table:style-name="ce5" office:value-type="float" office:value="21277" calcext:value-type="float">
            <text:p><text:s/>21 277 </text:p>
          </table:table-cell>
          <table:table-cell table:style-name="ce5" office:value-type="float" office:value="21384" calcext:value-type="float">
            <text:p><text:s/>21 384 </text:p>
          </table:table-cell>
          <table:table-cell table:style-name="ce5" office:value-type="float" office:value="21256" calcext:value-type="float">
            <text:p><text:s/>21 256 </text:p>
          </table:table-cell>
          <table:table-cell table:style-name="ce5" office:value-type="float" office:value="21169" calcext:value-type="float">
            <text:p><text:s/>21 169 </text:p>
          </table:table-cell>
          <table:table-cell table:style-name="ce5" office:value-type="float" office:value="21195" calcext:value-type="float">
            <text:p><text:s/>21 195 </text:p>
          </table:table-cell>
          <table:table-cell table:style-name="ce5" office:value-type="float" office:value="21380" calcext:value-type="float">
            <text:p><text:s/>21 380 </text:p>
          </table:table-cell>
          <table:table-cell table:style-name="ce5" office:value-type="float" office:value="21494" calcext:value-type="float">
            <text:p><text:s/>21 494 </text:p>
          </table:table-cell>
          <table:table-cell table:style-name="ce5" office:value-type="float" office:value="21960" calcext:value-type="float">
            <text:p><text:s/>21 960 </text:p>
          </table:table-cell>
          <table:table-cell table:style-name="ce5" office:value-type="float" office:value="22525" calcext:value-type="float">
            <text:p><text:s/>22 525 </text:p>
          </table:table-cell>
          <table:table-cell table:style-name="ce5" office:value-type="float" office:value="23196" calcext:value-type="float">
            <text:p><text:s/>23 196 </text:p>
          </table:table-cell>
          <table:table-cell table:style-name="ce5" office:value-type="float" office:value="24046" calcext:value-type="float">
            <text:p><text:s/>24 046 </text:p>
          </table:table-cell>
          <table:table-cell table:style-name="ce5" office:value-type="float" office:value="24999" calcext:value-type="float">
            <text:p><text:s/>24 999 </text:p>
          </table:table-cell>
          <table:table-cell table:style-name="ce5" office:value-type="float" office:value="25400" calcext:value-type="float">
            <text:p><text:s/>25 400 </text:p>
          </table:table-cell>
          <table:table-cell table:style-name="ce5" office:value-type="float" office:value="25891" calcext:value-type="float">
            <text:p><text:s/>25 891 </text:p>
          </table:table-cell>
          <table:table-cell table:style-name="ce5" office:value-type="float" office:value="26442" calcext:value-type="float">
            <text:p><text:s/>26 442 </text:p>
          </table:table-cell>
          <table:table-cell table:style-name="ce5" office:value-type="float" office:value="27189" calcext:value-type="float">
            <text:p><text:s/>27 189 </text:p>
          </table:table-cell>
          <table:table-cell table:style-name="ce5" office:value-type="float" office:value="27865" calcext:value-type="float">
            <text:p><text:s/>27 865 </text:p>
          </table:table-cell>
          <table:table-cell table:style-name="ce5" office:value-type="float" office:value="28016" calcext:value-type="float">
            <text:p><text:s/>28 016 </text:p>
          </table:table-cell>
          <table:table-cell table:style-name="ce5" office:value-type="float" office:value="28243" calcext:value-type="float">
            <text:p><text:s/>28 243 </text:p>
          </table:table-cell>
          <table:table-cell table:style-name="ce5" office:value-type="float" office:value="28505" calcext:value-type="float">
            <text:p><text:s/>28 505 </text:p>
          </table:table-cell>
          <table:table-cell table:style-name="ce5" office:value-type="float" office:value="28947" calcext:value-type="float">
            <text:p><text:s/>28 947 </text:p>
          </table:table-cell>
          <table:table-cell table:style-name="ce5" office:value-type="float" office:value="29482" calcext:value-type="float">
            <text:p><text:s/>29 482 </text:p>
          </table:table-cell>
          <table:table-cell table:style-name="ce5" office:value-type="float" office:value="29971" calcext:value-type="float">
            <text:p><text:s/>29 971 </text:p>
          </table:table-cell>
          <table:table-cell table:style-name="ce5" office:value-type="float" office:value="31396" calcext:value-type="float">
            <text:p><text:s/>31 396 </text:p>
          </table:table-cell>
          <table:table-cell table:style-name="ce5" office:value-type="float" office:value="32627" calcext:value-type="float">
            <text:p><text:s/>32 627 </text:p>
          </table:table-cell>
          <table:table-cell table:style-name="ce5" office:value-type="float" office:value="34458" calcext:value-type="float">
            <text:p><text:s/>34 458 </text:p>
          </table:table-cell>
          <table:table-cell table:style-name="ce5" office:value-type="float" office:value="33769" calcext:value-type="float">
            <text:p><text:s/>33 769 </text:p>
          </table:table-cell>
          <table:table-cell table:style-name="ce5" office:value-type="float" office:value="33878" calcext:value-type="float">
            <text:p><text:s/>33 878 </text:p>
          </table:table-cell>
          <table:table-cell table:style-name="ce5" office:value-type="float" office:value="34682" calcext:value-type="float">
            <text:p><text:s/>34 682 </text:p>
          </table:table-cell>
          <table:table-cell table:style-name="ce5" office:value-type="float" office:value="39559" calcext:value-type="float">
            <text:p><text:s/>39 559 </text:p>
          </table:table-cell>
          <table:table-cell table:style-name="ce5" office:value-type="float" office:value="40243" calcext:value-type="float">
            <text:p><text:s/>40 243 </text:p>
          </table:table-cell>
          <table:table-cell table:style-name="ce5" office:value-type="float" office:value="38294" calcext:value-type="float">
            <text:p><text:s/>38 294 </text:p>
          </table:table-cell>
          <table:table-cell table:style-name="ce5" office:value-type="float" office:value="37037" calcext:value-type="float">
            <text:p><text:s/>37 037 </text:p>
          </table:table-cell>
          <table:table-cell table:style-name="ce5" office:value-type="float" office:value="36278" calcext:value-type="float">
            <text:p><text:s/>36 278 </text:p>
          </table:table-cell>
          <table:table-cell table:style-name="ce5" office:value-type="float" office:value="37377" calcext:value-type="float">
            <text:p><text:s/>37 377 </text:p>
          </table:table-cell>
          <table:table-cell table:style-name="ce5" office:value-type="float" office:value="38374" calcext:value-type="float">
            <text:p><text:s/>38 374 </text:p>
          </table:table-cell>
          <table:table-cell table:style-name="ce5" office:value-type="float" office:value="38625" calcext:value-type="float">
            <text:p><text:s/>38 625 </text:p>
          </table:table-cell>
          <table:table-cell table:style-name="ce5" office:value-type="float" office:value="38840" calcext:value-type="float">
            <text:p><text:s/>38 840 </text:p>
          </table:table-cell>
          <table:table-cell table:style-name="ce5" office:value-type="float" office:value="38531" calcext:value-type="float">
            <text:p><text:s/>38 531 </text:p>
          </table:table-cell>
          <table:table-cell table:style-name="ce5" office:value-type="float" office:value="39505" calcext:value-type="float">
            <text:p><text:s/>39 505 </text:p>
          </table:table-cell>
          <table:table-cell table:style-name="ce5" office:value-type="float" office:value="39668" calcext:value-type="float">
            <text:p><text:s/>39 668 </text:p>
          </table:table-cell>
          <table:table-cell table:style-name="ce5" office:value-type="float" office:value="40613" calcext:value-type="float">
            <text:p><text:s/>40 613 </text:p>
          </table:table-cell>
          <table:table-cell table:style-name="ce5" office:value-type="float" office:value="40952" calcext:value-type="float">
            <text:p><text:s/>40 952 </text:p>
          </table:table-cell>
          <table:table-cell table:style-name="ce5" office:value-type="float" office:value="39730" calcext:value-type="float">
            <text:p><text:s/>39 730 </text:p>
          </table:table-cell>
          <table:table-cell table:style-name="ce5" office:value-type="float" office:value="43286" calcext:value-type="float">
            <text:p><text:s/>43 286 </text:p>
          </table:table-cell>
          <table:table-cell table:style-name="ce5" office:value-type="float" office:value="43618" calcext:value-type="float">
            <text:p><text:s/>43 618 </text:p>
          </table:table-cell>
          <table:table-cell table:style-name="ce5" office:value-type="float" office:value="44904" calcext:value-type="float">
            <text:p><text:s/>44 904 </text:p>
          </table:table-cell>
          <table:table-cell table:style-name="ce5" office:value-type="float" office:value="45604" calcext:value-type="float">
            <text:p><text:s/>45 604 </text:p>
          </table:table-cell>
          <table:table-cell table:style-name="ce5" office:value-type="float" office:value="46408" calcext:value-type="float">
            <text:p><text:s/>46 408 </text:p>
          </table:table-cell>
          <table:table-cell table:style-name="ce10" office:value-type="float" office:value="49011" calcext:value-type="float">
            <text:p><text:s/>49 011 </text:p>
          </table:table-cell>
          <table:table-cell table:style-name="ce10" office:value-type="float" office:value="49643" calcext:value-type="float">
            <text:p><text:s/>49 643 </text:p>
          </table:table-cell>
          <table:table-cell table:style-name="ce10" office:value-type="float" office:value="50659" calcext:value-type="float">
            <text:p><text:s/>50 659 </text:p>
          </table:table-cell>
          <table:table-cell table:style-name="ce10" office:value-type="float" office:value="52852" calcext:value-type="float">
            <text:p><text:s/>52 852 </text:p>
          </table:table-cell>
          <table:table-cell table:style-name="ce10" office:value-type="float" office:value="53296" calcext:value-type="float">
            <text:p><text:s/>53 296 </text:p>
          </table:table-cell>
          <table:table-cell table:style-name="ce10" office:value-type="float" office:value="56135" calcext:value-type="float">
            <text:p><text:s/>56 135 </text:p>
          </table:table-cell>
          <table:table-cell table:style-name="ce10" office:value-type="float" office:value="56817" calcext:value-type="float">
            <text:p><text:s/>56 817 </text:p>
          </table:table-cell>
          <table:table-cell table:style-name="ce10" office:value-type="float" office:value="55830" calcext:value-type="float">
            <text:p><text:s/>55 830 </text:p>
          </table:table-cell>
          <table:table-cell table:style-name="ce10" office:value-type="float" office:value="57402" calcext:value-type="float">
            <text:p><text:s/>57 402 </text:p>
          </table:table-cell>
          <table:table-cell table:style-name="ce10" office:value-type="float" office:value="58546" calcext:value-type="float">
            <text:p><text:s/>58 546 </text:p>
          </table:table-cell>
          <table:table-cell table:style-name="ce10" office:value-type="float" office:value="59430" calcext:value-type="float">
            <text:p><text:s/>59 430 </text:p>
          </table:table-cell>
          <table:table-cell table:style-name="ce10" office:value-type="float" office:value="59716" calcext:value-type="float">
            <text:p><text:s/>59 716 </text:p>
          </table:table-cell>
          <table:table-cell table:style-name="ce10" office:value-type="float" office:value="62114" calcext:value-type="float">
            <text:p><text:s/>62 114 </text:p>
          </table:table-cell>
          <table:table-cell table:style-name="ce10" office:value-type="float" office:value="61258" calcext:value-type="float">
            <text:p><text:s/>61 258 </text:p>
          </table:table-cell>
          <table:table-cell table:style-name="ce10" office:value-type="float" office:value="61742" calcext:value-type="float">
            <text:p><text:s/>61 742 </text:p>
          </table:table-cell>
          <table:table-cell table:style-name="ce10" office:value-type="float" office:value="60039" calcext:value-type="float">
            <text:p><text:s/>60 039 </text:p>
          </table:table-cell>
          <table:table-cell table:style-name="ce10" office:value-type="float" office:value="61453" calcext:value-type="float">
            <text:p><text:s/>61 453 </text:p>
          </table:table-cell>
          <table:table-cell table:style-name="ce10" office:value-type="float" office:value="60363" calcext:value-type="float">
            <text:p><text:s/>60 363 </text:p>
          </table:table-cell>
          <table:table-cell table:style-name="ce10" office:value-type="float" office:value="60279" calcext:value-type="float">
            <text:p><text:s/>60 279 </text:p>
          </table:table-cell>
          <table:table-cell table:style-name="ce10" office:value-type="float" office:value="54190" calcext:value-type="float">
            <text:p><text:s/>54 190 </text:p>
          </table:table-cell>
          <table:table-cell table:style-name="ce10" office:value-type="float" office:value="53329" calcext:value-type="float">
            <text:p><text:s/>53 329 </text:p>
          </table:table-cell>
          <table:table-cell table:style-name="ce10" office:value-type="float" office:value="51901" calcext:value-type="float">
            <text:p><text:s/>51 901 </text:p>
          </table:table-cell>
          <table:table-cell table:style-name="ce10" office:value-type="float" office:value="53050" calcext:value-type="float">
            <text:p><text:s/>53 050 </text:p>
          </table:table-cell>
          <table:table-cell table:style-name="ce10" office:value-type="float" office:value="54274" calcext:value-type="float">
            <text:p><text:s/>54 274 </text:p>
          </table:table-cell>
          <table:table-cell table:style-name="ce10" office:value-type="float" office:value="62951" calcext:value-type="float">
            <text:p><text:s/>62 951 </text:p>
          </table:table-cell>
          <table:table-cell table:style-name="ce10" office:value-type="float" office:value="64113" calcext:value-type="float">
            <text:p><text:s/>64 113 </text:p>
          </table:table-cell>
          <table:table-cell table:style-name="ce10" office:value-type="float" office:value="62456" calcext:value-type="float">
            <text:p><text:s/>62 456 </text:p>
          </table:table-cell>
          <table:table-cell table:style-name="ce10" office:value-type="float" office:value="62864" calcext:value-type="float">
            <text:p><text:s/>62 864 </text:p>
          </table:table-cell>
          <table:table-cell table:style-name="ce10" office:value-type="float" office:value="62440" calcext:value-type="float">
            <text:p><text:s/>62 440 </text:p>
          </table:table-cell>
          <table:table-cell table:style-name="ce10" office:value-type="float" office:value="63185" calcext:value-type="float">
            <text:p><text:s/>63 185 </text:p>
          </table:table-cell>
          <table:table-cell table:style-name="ce10" office:value-type="float" office:value="63264" calcext:value-type="float">
            <text:p><text:s/>63 264 </text:p>
          </table:table-cell>
          <table:table-cell table:style-name="ce10" office:value-type="float" office:value="62137" calcext:value-type="float">
            <text:p><text:s/>62 137 </text:p>
          </table:table-cell>
          <table:table-cell table:style-name="ce10" office:value-type="float" office:value="63095" calcext:value-type="float">
            <text:p><text:s/>63 095 </text:p>
          </table:table-cell>
          <table:table-cell table:style-name="ce10" office:value-type="float" office:value="63867" calcext:value-type="float">
            <text:p><text:s/>63 867 </text:p>
          </table:table-cell>
          <table:table-cell table:style-name="ce10" office:value-type="float" office:value="65633" calcext:value-type="float">
            <text:p><text:s/>65 633 </text:p>
          </table:table-cell>
          <table:table-cell table:style-name="ce10" office:value-type="float" office:value="64622" calcext:value-type="float">
            <text:p><text:s/>64 622 </text:p>
          </table:table-cell>
          <table:table-cell table:style-name="ce10" office:value-type="float" office:value="65502" calcext:value-type="float">
            <text:p><text:s/>65 502 </text:p>
          </table:table-cell>
          <table:table-cell table:style-name="ce10" office:value-type="float" office:value="65269" calcext:value-type="float">
            <text:p><text:s/>65 269 </text:p>
          </table:table-cell>
          <table:table-cell table:style-name="ce10" office:value-type="float" office:value="67054" calcext:value-type="float">
            <text:p><text:s/>67 054 </text:p>
          </table:table-cell>
          <table:table-cell table:style-name="ce10" office:value-type="float" office:value="67338" calcext:value-type="float">
            <text:p><text:s/>67 338 </text:p>
          </table:table-cell>
          <table:table-cell table:style-name="ce10" office:value-type="float" office:value="67553" calcext:value-type="float">
            <text:p><text:s/>67 553 </text:p>
          </table:table-cell>
          <table:table-cell table:style-name="ce10" office:value-type="float" office:value="66079" calcext:value-type="float">
            <text:p><text:s/>66 079 </text:p>
          </table:table-cell>
          <table:table-cell table:style-name="ce10" office:value-type="float" office:value="68235" calcext:value-type="float">
            <text:p><text:s/>68 235 </text:p>
          </table:table-cell>
          <table:table-cell table:style-name="ce10" office:value-type="float" office:value="69644" calcext:value-type="float">
            <text:p><text:s/>69 644 </text:p>
          </table:table-cell>
          <table:table-cell table:style-name="ce13" office:value-type="float" office:value="70776" calcext:value-type="float">
            <text:p><text:s/>70 776 </text:p>
          </table:table-cell>
          <table:table-cell table:style-name="ce13" office:value-type="float" office:value="75765" calcext:value-type="float">
            <text:p><text:s/>75 765 </text:p>
          </table:table-cell>
          <table:table-cell table:style-name="ce13" office:value-type="float" office:value="80626" calcext:value-type="float">
            <text:p><text:s/>80 626 </text:p>
          </table:table-cell>
          <table:table-cell table:style-name="ce13" office:value-type="float" office:value="83810" calcext:value-type="float">
            <text:p><text:s/>83 810 </text:p>
          </table:table-cell>
          <table:table-cell table:style-name="ce13" office:value-type="float" office:value="86195" calcext:value-type="float">
            <text:p><text:s/>86 195 </text:p>
          </table:table-cell>
          <table:table-cell table:style-name="ce13" office:value-type="float" office:value="86975" calcext:value-type="float">
            <text:p><text:s/>86 975 </text:p>
          </table:table-cell>
          <table:table-cell table:style-name="ce14" office:value-type="float" office:value="90003" calcext:value-type="float">
            <text:p>90003</text:p>
          </table:table-cell>
          <table:table-cell table:style-name="ce14" office:value-type="float" office:value="89878" calcext:value-type="float">
            <text:p>89878</text:p>
          </table:table-cell>
          <table:table-cell table:style-name="ce14" office:value-type="float" office:value="90894" calcext:value-type="float">
            <text:p>90894</text:p>
          </table:table-cell>
          <table:table-cell table:number-columns-repeated="87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" office:value-type="float" office:value="13082" calcext:value-type="float">
            <text:p><text:s/>13 082 </text:p>
          </table:table-cell>
          <table:table-cell table:style-name="ce5" office:value-type="float" office:value="13427" calcext:value-type="float">
            <text:p><text:s/>13 427 </text:p>
          </table:table-cell>
          <table:table-cell table:style-name="ce5" office:value-type="float" office:value="13830" calcext:value-type="float">
            <text:p><text:s/>13 830 </text:p>
          </table:table-cell>
          <table:table-cell table:style-name="ce5" office:value-type="float" office:value="14316" calcext:value-type="float">
            <text:p><text:s/>14 316 </text:p>
          </table:table-cell>
          <table:table-cell table:style-name="ce5" office:value-type="float" office:value="14387" calcext:value-type="float">
            <text:p><text:s/>14 387 </text:p>
          </table:table-cell>
          <table:table-cell table:style-name="ce5" office:value-type="float" office:value="14537" calcext:value-type="float">
            <text:p><text:s/>14 537 </text:p>
          </table:table-cell>
          <table:table-cell table:style-name="ce5" office:value-type="float" office:value="14789" calcext:value-type="float">
            <text:p><text:s/>14 789 </text:p>
          </table:table-cell>
          <table:table-cell table:style-name="ce5" office:value-type="float" office:value="15168" calcext:value-type="float">
            <text:p><text:s/>15 168 </text:p>
          </table:table-cell>
          <table:table-cell table:style-name="ce5" office:value-type="float" office:value="15706" calcext:value-type="float">
            <text:p><text:s/>15 706 </text:p>
          </table:table-cell>
          <table:table-cell table:style-name="ce5" office:value-type="float" office:value="15744" calcext:value-type="float">
            <text:p><text:s/>15 744 </text:p>
          </table:table-cell>
          <table:table-cell table:style-name="ce5" office:value-type="float" office:value="15851" calcext:value-type="float">
            <text:p><text:s/>15 851 </text:p>
          </table:table-cell>
          <table:table-cell table:style-name="ce5" office:value-type="float" office:value="15795" calcext:value-type="float">
            <text:p><text:s/>15 795 </text:p>
          </table:table-cell>
          <table:table-cell table:style-name="ce5" office:value-type="float" office:value="15790" calcext:value-type="float">
            <text:p><text:s/>15 790 </text:p>
          </table:table-cell>
          <table:table-cell table:style-name="ce5" office:value-type="float" office:value="15858" calcext:value-type="float">
            <text:p><text:s/>15 858 </text:p>
          </table:table-cell>
          <table:table-cell table:style-name="ce5" office:value-type="float" office:value="15651" calcext:value-type="float">
            <text:p><text:s/>15 651 </text:p>
          </table:table-cell>
          <table:table-cell table:style-name="ce5" office:value-type="float" office:value="15518" calcext:value-type="float">
            <text:p><text:s/>15 518 </text:p>
          </table:table-cell>
          <table:table-cell table:style-name="ce5" office:value-type="float" office:value="15477" calcext:value-type="float">
            <text:p><text:s/>15 477 </text:p>
          </table:table-cell>
          <table:table-cell table:style-name="ce5" office:value-type="float" office:value="15545" calcext:value-type="float">
            <text:p><text:s/>15 545 </text:p>
          </table:table-cell>
          <table:table-cell table:style-name="ce5" office:value-type="float" office:value="15744" calcext:value-type="float">
            <text:p><text:s/>15 744 </text:p>
          </table:table-cell>
          <table:table-cell table:style-name="ce5" office:value-type="float" office:value="15766" calcext:value-type="float">
            <text:p><text:s/>15 766 </text:p>
          </table:table-cell>
          <table:table-cell table:style-name="ce5" office:value-type="float" office:value="15871" calcext:value-type="float">
            <text:p><text:s/>15 871 </text:p>
          </table:table-cell>
          <table:table-cell table:style-name="ce5" office:value-type="float" office:value="15974" calcext:value-type="float">
            <text:p><text:s/>15 974 </text:p>
          </table:table-cell>
          <table:table-cell table:style-name="ce5" office:value-type="float" office:value="16063" calcext:value-type="float">
            <text:p><text:s/>16 063 </text:p>
          </table:table-cell>
          <table:table-cell table:style-name="ce5" office:value-type="float" office:value="16276" calcext:value-type="float">
            <text:p><text:s/>16 276 </text:p>
          </table:table-cell>
          <table:table-cell table:style-name="ce5" office:value-type="float" office:value="16707" calcext:value-type="float">
            <text:p><text:s/>16 707 </text:p>
          </table:table-cell>
          <table:table-cell table:style-name="ce5" office:value-type="float" office:value="17150" calcext:value-type="float">
            <text:p><text:s/>17 150 </text:p>
          </table:table-cell>
          <table:table-cell table:style-name="ce5" office:value-type="float" office:value="17819" calcext:value-type="float">
            <text:p><text:s/>17 819 </text:p>
          </table:table-cell>
          <table:table-cell table:style-name="ce5" office:value-type="float" office:value="17959" calcext:value-type="float">
            <text:p><text:s/>17 959 </text:p>
          </table:table-cell>
          <table:table-cell table:style-name="ce5" office:value-type="float" office:value="17976" calcext:value-type="float">
            <text:p><text:s/>17 976 </text:p>
          </table:table-cell>
          <table:table-cell table:style-name="ce5" office:value-type="float" office:value="18014" calcext:value-type="float">
            <text:p><text:s/>18 014 </text:p>
          </table:table-cell>
          <table:table-cell table:style-name="ce5" office:value-type="float" office:value="18164" calcext:value-type="float">
            <text:p><text:s/>18 164 </text:p>
          </table:table-cell>
          <table:table-cell table:style-name="ce5" office:value-type="float" office:value="18340" calcext:value-type="float">
            <text:p><text:s/>18 340 </text:p>
          </table:table-cell>
          <table:table-cell table:style-name="ce5" office:value-type="float" office:value="18250" calcext:value-type="float">
            <text:p><text:s/>18 250 </text:p>
          </table:table-cell>
          <table:table-cell table:style-name="ce5" office:value-type="float" office:value="18280" calcext:value-type="float">
            <text:p><text:s/>18 280 </text:p>
          </table:table-cell>
          <table:table-cell table:style-name="ce5" office:value-type="float" office:value="18136" calcext:value-type="float">
            <text:p><text:s/>18 136 </text:p>
          </table:table-cell>
          <table:table-cell table:style-name="ce5" office:value-type="float" office:value="18114" calcext:value-type="float">
            <text:p><text:s/>18 114 </text:p>
          </table:table-cell>
          <table:table-cell table:style-name="ce5" office:value-type="float" office:value="18273" calcext:value-type="float">
            <text:p><text:s/>18 273 </text:p>
          </table:table-cell>
          <table:table-cell table:style-name="ce5" office:value-type="float" office:value="18460" calcext:value-type="float">
            <text:p><text:s/>18 460 </text:p>
          </table:table-cell>
          <table:table-cell table:style-name="ce5" office:value-type="float" office:value="18757" calcext:value-type="float">
            <text:p><text:s/>18 757 </text:p>
          </table:table-cell>
          <table:table-cell table:style-name="ce5" office:value-type="float" office:value="18966" calcext:value-type="float">
            <text:p><text:s/>18 966 </text:p>
          </table:table-cell>
          <table:table-cell table:style-name="ce5" office:value-type="float" office:value="19091" calcext:value-type="float">
            <text:p><text:s/>19 091 </text:p>
          </table:table-cell>
          <table:table-cell table:style-name="ce5" office:value-type="float" office:value="19460" calcext:value-type="float">
            <text:p><text:s/>19 460 </text:p>
          </table:table-cell>
          <table:table-cell table:style-name="ce5" office:value-type="float" office:value="19674" calcext:value-type="float">
            <text:p><text:s/>19 674 </text:p>
          </table:table-cell>
          <table:table-cell table:style-name="ce5" office:value-type="float" office:value="20255" calcext:value-type="float">
            <text:p><text:s/>20 255 </text:p>
          </table:table-cell>
          <table:table-cell table:style-name="ce5" office:value-type="float" office:value="20273" calcext:value-type="float">
            <text:p><text:s/>20 273 </text:p>
          </table:table-cell>
          <table:table-cell table:style-name="ce5" office:value-type="float" office:value="20375" calcext:value-type="float">
            <text:p><text:s/>20 375 </text:p>
          </table:table-cell>
          <table:table-cell table:style-name="ce5" office:value-type="float" office:value="20461" calcext:value-type="float">
            <text:p><text:s/>20 461 </text:p>
          </table:table-cell>
          <table:table-cell table:style-name="ce5" office:value-type="float" office:value="20804" calcext:value-type="float">
            <text:p><text:s/>20 804 </text:p>
          </table:table-cell>
          <table:table-cell table:style-name="ce5" office:value-type="float" office:value="21113" calcext:value-type="float">
            <text:p><text:s/>21 113 </text:p>
          </table:table-cell>
          <table:table-cell table:style-name="ce5" office:value-type="float" office:value="20783" calcext:value-type="float">
            <text:p><text:s/>20 783 </text:p>
          </table:table-cell>
          <table:table-cell table:style-name="ce5" office:value-type="float" office:value="20585" calcext:value-type="float">
            <text:p><text:s/>20 585 </text:p>
          </table:table-cell>
          <table:table-cell table:style-name="ce5" office:value-type="float" office:value="20425" calcext:value-type="float">
            <text:p><text:s/>20 425 </text:p>
          </table:table-cell>
          <table:table-cell table:style-name="ce5" office:value-type="float" office:value="20440" calcext:value-type="float">
            <text:p><text:s/>20 440 </text:p>
          </table:table-cell>
          <table:table-cell table:style-name="ce5" office:value-type="float" office:value="20520" calcext:value-type="float">
            <text:p><text:s/>20 520 </text:p>
          </table:table-cell>
          <table:table-cell table:style-name="ce5" office:value-type="float" office:value="20423" calcext:value-type="float">
            <text:p><text:s/>20 423 </text:p>
          </table:table-cell>
          <table:table-cell table:style-name="ce5" office:value-type="float" office:value="20364" calcext:value-type="float">
            <text:p><text:s/>20 364 </text:p>
          </table:table-cell>
          <table:table-cell table:style-name="ce5" office:value-type="float" office:value="20362" calcext:value-type="float">
            <text:p><text:s/>20 362 </text:p>
          </table:table-cell>
          <table:table-cell table:style-name="ce5" office:value-type="float" office:value="20509" calcext:value-type="float">
            <text:p><text:s/>20 509 </text:p>
          </table:table-cell>
          <table:table-cell table:style-name="ce5" office:value-type="float" office:value="20591" calcext:value-type="float">
            <text:p><text:s/>20 591 </text:p>
          </table:table-cell>
          <table:table-cell table:style-name="ce5" office:value-type="float" office:value="21072" calcext:value-type="float">
            <text:p><text:s/>21 072 </text:p>
          </table:table-cell>
          <table:table-cell table:style-name="ce5" office:value-type="float" office:value="21605" calcext:value-type="float">
            <text:p><text:s/>21 605 </text:p>
          </table:table-cell>
          <table:table-cell table:style-name="ce5" office:value-type="float" office:value="22310" calcext:value-type="float">
            <text:p><text:s/>22 310 </text:p>
          </table:table-cell>
          <table:table-cell table:style-name="ce5" office:value-type="float" office:value="23140" calcext:value-type="float">
            <text:p><text:s/>23 140 </text:p>
          </table:table-cell>
          <table:table-cell table:style-name="ce5" office:value-type="float" office:value="24150" calcext:value-type="float">
            <text:p><text:s/>24 150 </text:p>
          </table:table-cell>
          <table:table-cell table:style-name="ce5" office:value-type="float" office:value="24431" calcext:value-type="float">
            <text:p><text:s/>24 431 </text:p>
          </table:table-cell>
          <table:table-cell table:style-name="ce5" office:value-type="float" office:value="24895" calcext:value-type="float">
            <text:p><text:s/>24 895 </text:p>
          </table:table-cell>
          <table:table-cell table:style-name="ce5" office:value-type="float" office:value="25503" calcext:value-type="float">
            <text:p><text:s/>25 503 </text:p>
          </table:table-cell>
          <table:table-cell table:style-name="ce5" office:value-type="float" office:value="26151" calcext:value-type="float">
            <text:p><text:s/>26 151 </text:p>
          </table:table-cell>
          <table:table-cell table:style-name="ce5" office:value-type="float" office:value="26900" calcext:value-type="float">
            <text:p><text:s/>26 900 </text:p>
          </table:table-cell>
          <table:table-cell table:style-name="ce5" office:value-type="float" office:value="26955" calcext:value-type="float">
            <text:p><text:s/>26 955 </text:p>
          </table:table-cell>
          <table:table-cell table:style-name="ce5" office:value-type="float" office:value="27185" calcext:value-type="float">
            <text:p><text:s/>27 185 </text:p>
          </table:table-cell>
          <table:table-cell table:style-name="ce5" office:value-type="float" office:value="27538" calcext:value-type="float">
            <text:p><text:s/>27 538 </text:p>
          </table:table-cell>
          <table:table-cell table:style-name="ce5" office:value-type="float" office:value="27901" calcext:value-type="float">
            <text:p><text:s/>27 901 </text:p>
          </table:table-cell>
          <table:table-cell table:style-name="ce5" office:value-type="float" office:value="28502" calcext:value-type="float">
            <text:p><text:s/>28 502 </text:p>
          </table:table-cell>
          <table:table-cell table:style-name="ce5" office:value-type="float" office:value="29003" calcext:value-type="float">
            <text:p><text:s/>29 003 </text:p>
          </table:table-cell>
          <table:table-cell table:style-name="ce5" office:value-type="float" office:value="30202" calcext:value-type="float">
            <text:p><text:s/>30 202 </text:p>
          </table:table-cell>
          <table:table-cell table:style-name="ce5" office:value-type="float" office:value="31631" calcext:value-type="float">
            <text:p><text:s/>31 631 </text:p>
          </table:table-cell>
          <table:table-cell table:style-name="ce5" office:value-type="float" office:value="33711" calcext:value-type="float">
            <text:p><text:s/>33 711 </text:p>
          </table:table-cell>
          <table:table-cell table:style-name="ce5" office:value-type="float" office:value="32846" calcext:value-type="float">
            <text:p><text:s/>32 846 </text:p>
          </table:table-cell>
          <table:table-cell table:style-name="ce5" office:value-type="float" office:value="32926" calcext:value-type="float">
            <text:p><text:s/>32 926 </text:p>
          </table:table-cell>
          <table:table-cell table:style-name="ce5" office:value-type="float" office:value="33552" calcext:value-type="float">
            <text:p><text:s/>33 552 </text:p>
          </table:table-cell>
          <table:table-cell table:style-name="ce5" office:value-type="float" office:value="38494" calcext:value-type="float">
            <text:p><text:s/>38 494 </text:p>
          </table:table-cell>
          <table:table-cell table:style-name="ce5" office:value-type="float" office:value="38427" calcext:value-type="float">
            <text:p><text:s/>38 427 </text:p>
          </table:table-cell>
          <table:table-cell table:style-name="ce5" office:value-type="float" office:value="36856" calcext:value-type="float">
            <text:p><text:s/>36 856 </text:p>
          </table:table-cell>
          <table:table-cell table:style-name="ce5" office:value-type="float" office:value="35947" calcext:value-type="float">
            <text:p><text:s/>35 947 </text:p>
          </table:table-cell>
          <table:table-cell table:style-name="ce5" office:value-type="float" office:value="35543" calcext:value-type="float">
            <text:p><text:s/>35 543 </text:p>
          </table:table-cell>
          <table:table-cell table:style-name="ce5" office:value-type="float" office:value="36594" calcext:value-type="float">
            <text:p><text:s/>36 594 </text:p>
          </table:table-cell>
          <table:table-cell table:style-name="ce5" office:value-type="float" office:value="37430" calcext:value-type="float">
            <text:p><text:s/>37 430 </text:p>
          </table:table-cell>
          <table:table-cell table:style-name="ce5" office:value-type="float" office:value="37650" calcext:value-type="float">
            <text:p><text:s/>37 650 </text:p>
          </table:table-cell>
          <table:table-cell table:style-name="ce5" office:value-type="float" office:value="37702" calcext:value-type="float">
            <text:p><text:s/>37 702 </text:p>
          </table:table-cell>
          <table:table-cell table:style-name="ce5" office:value-type="float" office:value="37680" calcext:value-type="float">
            <text:p><text:s/>37 680 </text:p>
          </table:table-cell>
          <table:table-cell table:style-name="ce5" office:value-type="float" office:value="38489" calcext:value-type="float">
            <text:p><text:s/>38 489 </text:p>
          </table:table-cell>
          <table:table-cell table:style-name="ce5" office:value-type="float" office:value="38657" calcext:value-type="float">
            <text:p><text:s/>38 657 </text:p>
          </table:table-cell>
          <table:table-cell table:style-name="ce5" office:value-type="float" office:value="39646" calcext:value-type="float">
            <text:p><text:s/>39 646 </text:p>
          </table:table-cell>
          <table:table-cell table:style-name="ce5" office:value-type="float" office:value="39911" calcext:value-type="float">
            <text:p><text:s/>39 911 </text:p>
          </table:table-cell>
          <table:table-cell table:style-name="ce5" office:value-type="float" office:value="38805" calcext:value-type="float">
            <text:p><text:s/>38 805 </text:p>
          </table:table-cell>
          <table:table-cell table:style-name="ce5" office:value-type="float" office:value="42218" calcext:value-type="float">
            <text:p><text:s/>42 218 </text:p>
          </table:table-cell>
          <table:table-cell table:style-name="ce5" office:value-type="float" office:value="42546" calcext:value-type="float">
            <text:p><text:s/>42 546 </text:p>
          </table:table-cell>
          <table:table-cell table:style-name="ce5" office:value-type="float" office:value="43921" calcext:value-type="float">
            <text:p><text:s/>43 921 </text:p>
          </table:table-cell>
          <table:table-cell table:style-name="ce5" office:value-type="float" office:value="44605" calcext:value-type="float">
            <text:p><text:s/>44 605 </text:p>
          </table:table-cell>
          <table:table-cell table:style-name="ce10" office:value-type="float" office:value="45344" calcext:value-type="float">
            <text:p><text:s/>45 344 </text:p>
          </table:table-cell>
          <table:table-cell table:style-name="ce10" office:value-type="float" office:value="48052" calcext:value-type="float">
            <text:p><text:s/>48 052 </text:p>
          </table:table-cell>
          <table:table-cell table:style-name="ce10" office:value-type="float" office:value="48590" calcext:value-type="float">
            <text:p><text:s/>48 590 </text:p>
          </table:table-cell>
          <table:table-cell table:style-name="ce10" office:value-type="float" office:value="49584" calcext:value-type="float">
            <text:p><text:s/>49 584 </text:p>
          </table:table-cell>
          <table:table-cell table:style-name="ce10" office:value-type="float" office:value="51831" calcext:value-type="float">
            <text:p><text:s/>51 831 </text:p>
          </table:table-cell>
          <table:table-cell table:style-name="ce10" office:value-type="float" office:value="52157" calcext:value-type="float">
            <text:p><text:s/>52 157 </text:p>
          </table:table-cell>
          <table:table-cell table:style-name="ce10" office:value-type="float" office:value="55003" calcext:value-type="float">
            <text:p><text:s/>55 003 </text:p>
          </table:table-cell>
          <table:table-cell table:style-name="ce10" office:value-type="float" office:value="55763" calcext:value-type="float">
            <text:p><text:s/>55 763 </text:p>
          </table:table-cell>
          <table:table-cell table:style-name="ce10" office:value-type="float" office:value="54777" calcext:value-type="float">
            <text:p><text:s/>54 777 </text:p>
          </table:table-cell>
          <table:table-cell table:style-name="ce10" office:value-type="float" office:value="56299" calcext:value-type="float">
            <text:p><text:s/>56 299 </text:p>
          </table:table-cell>
          <table:table-cell table:style-name="ce10" office:value-type="float" office:value="57396" calcext:value-type="float">
            <text:p><text:s/>57 396 </text:p>
          </table:table-cell>
          <table:table-cell table:style-name="ce10" office:value-type="float" office:value="58267" calcext:value-type="float">
            <text:p><text:s/>58 267 </text:p>
          </table:table-cell>
          <table:table-cell table:style-name="ce10" office:value-type="float" office:value="58646" calcext:value-type="float">
            <text:p><text:s/>58 646 </text:p>
          </table:table-cell>
          <table:table-cell table:style-name="ce10" office:value-type="float" office:value="60926" calcext:value-type="float">
            <text:p><text:s/>60 926 </text:p>
          </table:table-cell>
          <table:table-cell table:style-name="ce10" office:value-type="float" office:value="60163" calcext:value-type="float">
            <text:p><text:s/>60 163 </text:p>
          </table:table-cell>
          <table:table-cell table:style-name="ce10" office:value-type="float" office:value="60454" calcext:value-type="float">
            <text:p><text:s/>60 454 </text:p>
          </table:table-cell>
          <table:table-cell table:style-name="ce10" office:value-type="float" office:value="58837" calcext:value-type="float">
            <text:p><text:s/>58 837 </text:p>
          </table:table-cell>
          <table:table-cell table:style-name="ce10" office:value-type="float" office:value="60177" calcext:value-type="float">
            <text:p><text:s/>60 177 </text:p>
          </table:table-cell>
          <table:table-cell table:style-name="ce10" office:value-type="float" office:value="59149" calcext:value-type="float">
            <text:p><text:s/>59 149 </text:p>
          </table:table-cell>
          <table:table-cell table:style-name="ce10" office:value-type="float" office:value="59144" calcext:value-type="float">
            <text:p><text:s/>59 144 </text:p>
          </table:table-cell>
          <table:table-cell table:style-name="ce10" office:value-type="float" office:value="53149" calcext:value-type="float">
            <text:p><text:s/>53 149 </text:p>
          </table:table-cell>
          <table:table-cell table:style-name="ce10" office:value-type="float" office:value="52356" calcext:value-type="float">
            <text:p><text:s/>52 356 </text:p>
          </table:table-cell>
          <table:table-cell table:style-name="ce10" office:value-type="float" office:value="51023" calcext:value-type="float">
            <text:p><text:s/>51 023 </text:p>
          </table:table-cell>
          <table:table-cell table:style-name="ce10" office:value-type="float" office:value="52046" calcext:value-type="float">
            <text:p><text:s/>52 046 </text:p>
          </table:table-cell>
          <table:table-cell table:style-name="ce10" office:value-type="float" office:value="53261" calcext:value-type="float">
            <text:p><text:s/>53 261 </text:p>
          </table:table-cell>
          <table:table-cell table:style-name="ce10" office:value-type="float" office:value="61648" calcext:value-type="float">
            <text:p><text:s/>61 648 </text:p>
          </table:table-cell>
          <table:table-cell table:style-name="ce10" office:value-type="float" office:value="62840" calcext:value-type="float">
            <text:p><text:s/>62 840 </text:p>
          </table:table-cell>
          <table:table-cell table:style-name="ce10" office:value-type="float" office:value="61170" calcext:value-type="float">
            <text:p><text:s/>61 170 </text:p>
          </table:table-cell>
          <table:table-cell table:style-name="ce10" office:value-type="float" office:value="61657" calcext:value-type="float">
            <text:p><text:s/>61 657 </text:p>
          </table:table-cell>
          <table:table-cell table:style-name="ce10" office:value-type="float" office:value="61180" calcext:value-type="float">
            <text:p><text:s/>61 180 </text:p>
          </table:table-cell>
          <table:table-cell table:style-name="ce10" office:value-type="float" office:value="62019" calcext:value-type="float">
            <text:p><text:s/>62 019 </text:p>
          </table:table-cell>
          <table:table-cell table:style-name="ce10" office:value-type="float" office:value="61938" calcext:value-type="float">
            <text:p><text:s/>61 938 </text:p>
          </table:table-cell>
          <table:table-cell table:style-name="ce10" office:value-type="float" office:value="60964" calcext:value-type="float">
            <text:p><text:s/>60 964 </text:p>
          </table:table-cell>
          <table:table-cell table:style-name="ce10" office:value-type="float" office:value="61929" calcext:value-type="float">
            <text:p><text:s/>61 929 </text:p>
          </table:table-cell>
          <table:table-cell table:style-name="ce10" office:value-type="float" office:value="62605" calcext:value-type="float">
            <text:p><text:s/>62 605 </text:p>
          </table:table-cell>
          <table:table-cell table:style-name="ce10" office:value-type="float" office:value="64434" calcext:value-type="float">
            <text:p><text:s/>64 434 </text:p>
          </table:table-cell>
          <table:table-cell table:style-name="ce10" office:value-type="float" office:value="63380" calcext:value-type="float">
            <text:p><text:s/>63 380 </text:p>
          </table:table-cell>
          <table:table-cell table:style-name="ce10" office:value-type="float" office:value="64254" calcext:value-type="float">
            <text:p><text:s/>64 254 </text:p>
          </table:table-cell>
          <table:table-cell table:style-name="ce10" office:value-type="float" office:value="64133" calcext:value-type="float">
            <text:p><text:s/>64 133 </text:p>
          </table:table-cell>
          <table:table-cell table:style-name="ce10" office:value-type="float" office:value="65903" calcext:value-type="float">
            <text:p><text:s/>65 903 </text:p>
          </table:table-cell>
          <table:table-cell table:style-name="ce10" office:value-type="float" office:value="66259" calcext:value-type="float">
            <text:p><text:s/>66 259 </text:p>
          </table:table-cell>
          <table:table-cell table:style-name="ce10" office:value-type="float" office:value="66171" calcext:value-type="float">
            <text:p><text:s/>66 171 </text:p>
          </table:table-cell>
          <table:table-cell table:style-name="ce10" office:value-type="float" office:value="65011" calcext:value-type="float">
            <text:p><text:s/>65 011 </text:p>
          </table:table-cell>
          <table:table-cell table:style-name="ce10" office:value-type="float" office:value="67215" calcext:value-type="float">
            <text:p><text:s/>67 215 </text:p>
          </table:table-cell>
          <table:table-cell table:style-name="ce13" office:value-type="float" office:value="68539" calcext:value-type="float">
            <text:p><text:s/>68 539 </text:p>
          </table:table-cell>
          <table:table-cell table:style-name="ce13" office:value-type="float" office:value="69659" calcext:value-type="float">
            <text:p><text:s/>69 659 </text:p>
          </table:table-cell>
          <table:table-cell table:style-name="ce13" office:value-type="float" office:value="74771" calcext:value-type="float">
            <text:p><text:s/>74 771 </text:p>
          </table:table-cell>
          <table:table-cell table:style-name="ce13" office:value-type="float" office:value="79507" calcext:value-type="float">
            <text:p><text:s/>79 507 </text:p>
          </table:table-cell>
          <table:table-cell table:style-name="ce13" office:value-type="float" office:value="82776" calcext:value-type="float">
            <text:p><text:s/>82 776 </text:p>
          </table:table-cell>
          <table:table-cell table:style-name="ce13" office:value-type="float" office:value="85110" calcext:value-type="float">
            <text:p><text:s/>85 110 </text:p>
          </table:table-cell>
          <table:table-cell table:style-name="ce14" office:value-type="float" office:value="85562" calcext:value-type="float">
            <text:p>85562</text:p>
          </table:table-cell>
          <table:table-cell table:style-name="ce14" office:value-type="float" office:value="88767" calcext:value-type="float">
            <text:p>88767</text:p>
          </table:table-cell>
          <table:table-cell table:style-name="ce14" office:value-type="float" office:value="88611" calcext:value-type="float">
            <text:p>88611</text:p>
          </table:table-cell>
          <table:table-cell table:number-columns-repeated="87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float" office:value="12049" calcext:value-type="float">
            <text:p><text:s/>12 049 </text:p>
          </table:table-cell>
          <table:table-cell table:style-name="ce5" office:value-type="float" office:value="12330" calcext:value-type="float">
            <text:p><text:s/>12 330 </text:p>
          </table:table-cell>
          <table:table-cell table:style-name="ce5" office:value-type="float" office:value="12652" calcext:value-type="float">
            <text:p><text:s/>12 652 </text:p>
          </table:table-cell>
          <table:table-cell table:style-name="ce5" office:value-type="float" office:value="13035" calcext:value-type="float">
            <text:p><text:s/>13 035 </text:p>
          </table:table-cell>
          <table:table-cell table:style-name="ce5" office:value-type="float" office:value="13506" calcext:value-type="float">
            <text:p><text:s/>13 506 </text:p>
          </table:table-cell>
          <table:table-cell table:style-name="ce5" office:value-type="float" office:value="13583" calcext:value-type="float">
            <text:p><text:s/>13 583 </text:p>
          </table:table-cell>
          <table:table-cell table:style-name="ce5" office:value-type="float" office:value="13743" calcext:value-type="float">
            <text:p><text:s/>13 743 </text:p>
          </table:table-cell>
          <table:table-cell table:style-name="ce5" office:value-type="float" office:value="14010" calcext:value-type="float">
            <text:p><text:s/>14 010 </text:p>
          </table:table-cell>
          <table:table-cell table:style-name="ce5" office:value-type="float" office:value="14412" calcext:value-type="float">
            <text:p><text:s/>14 412 </text:p>
          </table:table-cell>
          <table:table-cell table:style-name="ce5" office:value-type="float" office:value="14979" calcext:value-type="float">
            <text:p><text:s/>14 979 </text:p>
          </table:table-cell>
          <table:table-cell table:style-name="ce5" office:value-type="float" office:value="15032" calcext:value-type="float">
            <text:p><text:s/>15 032 </text:p>
          </table:table-cell>
          <table:table-cell table:style-name="ce5" office:value-type="float" office:value="14935" calcext:value-type="float">
            <text:p><text:s/>14 935 </text:p>
          </table:table-cell>
          <table:table-cell table:style-name="ce5" office:value-type="float" office:value="14875" calcext:value-type="float">
            <text:p><text:s/>14 875 </text:p>
          </table:table-cell>
          <table:table-cell table:style-name="ce5" office:value-type="float" office:value="14871" calcext:value-type="float">
            <text:p><text:s/>14 871 </text:p>
          </table:table-cell>
          <table:table-cell table:style-name="ce5" office:value-type="float" office:value="14947" calcext:value-type="float">
            <text:p><text:s/>14 947 </text:p>
          </table:table-cell>
          <table:table-cell table:style-name="ce5" office:value-type="float" office:value="14755" calcext:value-type="float">
            <text:p><text:s/>14 755 </text:p>
          </table:table-cell>
          <table:table-cell table:style-name="ce5" office:value-type="float" office:value="14641" calcext:value-type="float">
            <text:p><text:s/>14 641 </text:p>
          </table:table-cell>
          <table:table-cell table:style-name="ce5" office:value-type="float" office:value="14624" calcext:value-type="float">
            <text:p><text:s/>14 624 </text:p>
          </table:table-cell>
          <table:table-cell table:style-name="ce5" office:value-type="float" office:value="14721" calcext:value-type="float">
            <text:p><text:s/>14 721 </text:p>
          </table:table-cell>
          <table:table-cell table:style-name="ce5" office:value-type="float" office:value="14956" calcext:value-type="float">
            <text:p><text:s/>14 956 </text:p>
          </table:table-cell>
          <table:table-cell table:style-name="ce5" office:value-type="float" office:value="14995" calcext:value-type="float">
            <text:p><text:s/>14 995 </text:p>
          </table:table-cell>
          <table:table-cell table:style-name="ce5" office:value-type="float" office:value="15014" calcext:value-type="float">
            <text:p><text:s/>15 014 </text:p>
          </table:table-cell>
          <table:table-cell table:style-name="ce5" office:value-type="float" office:value="15073" calcext:value-type="float">
            <text:p><text:s/>15 073 </text:p>
          </table:table-cell>
          <table:table-cell table:style-name="ce5" office:value-type="float" office:value="15166" calcext:value-type="float">
            <text:p><text:s/>15 166 </text:p>
          </table:table-cell>
          <table:table-cell table:style-name="ce5" office:value-type="float" office:value="15420" calcext:value-type="float">
            <text:p><text:s/>15 420 </text:p>
          </table:table-cell>
          <table:table-cell table:style-name="ce5" office:value-type="float" office:value="15826" calcext:value-type="float">
            <text:p><text:s/>15 826 </text:p>
          </table:table-cell>
          <table:table-cell table:style-name="ce5" office:value-type="float" office:value="16311" calcext:value-type="float">
            <text:p><text:s/>16 311 </text:p>
          </table:table-cell>
          <table:table-cell table:style-name="ce5" office:value-type="float" office:value="17010" calcext:value-type="float">
            <text:p><text:s/>17 010 </text:p>
          </table:table-cell>
          <table:table-cell table:style-name="ce5" office:value-type="float" office:value="17069" calcext:value-type="float">
            <text:p><text:s/>17 069 </text:p>
          </table:table-cell>
          <table:table-cell table:style-name="ce5" office:value-type="float" office:value="17089" calcext:value-type="float">
            <text:p><text:s/>17 089 </text:p>
          </table:table-cell>
          <table:table-cell table:style-name="ce5" office:value-type="float" office:value="17021" calcext:value-type="float">
            <text:p><text:s/>17 021 </text:p>
          </table:table-cell>
          <table:table-cell table:style-name="ce5" office:value-type="float" office:value="17208" calcext:value-type="float">
            <text:p><text:s/>17 208 </text:p>
          </table:table-cell>
          <table:table-cell table:style-name="ce5" office:value-type="float" office:value="17387" calcext:value-type="float">
            <text:p><text:s/>17 387 </text:p>
          </table:table-cell>
          <table:table-cell table:style-name="ce5" office:value-type="float" office:value="17264" calcext:value-type="float">
            <text:p><text:s/>17 264 </text:p>
          </table:table-cell>
          <table:table-cell table:style-name="ce5" office:value-type="float" office:value="17362" calcext:value-type="float">
            <text:p><text:s/>17 362 </text:p>
          </table:table-cell>
          <table:table-cell table:style-name="ce5" office:value-type="float" office:value="17213" calcext:value-type="float">
            <text:p><text:s/>17 213 </text:p>
          </table:table-cell>
          <table:table-cell table:style-name="ce5" office:value-type="float" office:value="17277" calcext:value-type="float">
            <text:p><text:s/>17 277 </text:p>
          </table:table-cell>
          <table:table-cell table:style-name="ce5" office:value-type="float" office:value="17420" calcext:value-type="float">
            <text:p><text:s/>17 420 </text:p>
          </table:table-cell>
          <table:table-cell table:style-name="ce5" office:value-type="float" office:value="17632" calcext:value-type="float">
            <text:p><text:s/>17 632 </text:p>
          </table:table-cell>
          <table:table-cell table:style-name="ce5" office:value-type="float" office:value="17918" calcext:value-type="float">
            <text:p><text:s/>17 918 </text:p>
          </table:table-cell>
          <table:table-cell table:style-name="ce5" office:value-type="float" office:value="17978" calcext:value-type="float">
            <text:p><text:s/>17 978 </text:p>
          </table:table-cell>
          <table:table-cell table:style-name="ce5" office:value-type="float" office:value="18186" calcext:value-type="float">
            <text:p><text:s/>18 186 </text:p>
          </table:table-cell>
          <table:table-cell table:style-name="ce5" office:value-type="float" office:value="18547" calcext:value-type="float">
            <text:p><text:s/>18 547 </text:p>
          </table:table-cell>
          <table:table-cell table:style-name="ce5" office:value-type="float" office:value="18706" calcext:value-type="float">
            <text:p><text:s/>18 706 </text:p>
          </table:table-cell>
          <table:table-cell table:style-name="ce5" office:value-type="float" office:value="19288" calcext:value-type="float">
            <text:p><text:s/>19 288 </text:p>
          </table:table-cell>
          <table:table-cell table:style-name="ce5" office:value-type="float" office:value="19276" calcext:value-type="float">
            <text:p><text:s/>19 276 </text:p>
          </table:table-cell>
          <table:table-cell table:style-name="ce5" office:value-type="float" office:value="19387" calcext:value-type="float">
            <text:p><text:s/>19 387 </text:p>
          </table:table-cell>
          <table:table-cell table:style-name="ce5" office:value-type="float" office:value="19475" calcext:value-type="float">
            <text:p><text:s/>19 475 </text:p>
          </table:table-cell>
          <table:table-cell table:style-name="ce5" office:value-type="float" office:value="19813" calcext:value-type="float">
            <text:p><text:s/>19 813 </text:p>
          </table:table-cell>
          <table:table-cell table:style-name="ce5" office:value-type="float" office:value="20120" calcext:value-type="float">
            <text:p><text:s/>20 120 </text:p>
          </table:table-cell>
          <table:table-cell table:style-name="ce5" office:value-type="float" office:value="19840" calcext:value-type="float">
            <text:p><text:s/>19 840 </text:p>
          </table:table-cell>
          <table:table-cell table:style-name="ce5" office:value-type="float" office:value="19643" calcext:value-type="float">
            <text:p><text:s/>19 643 </text:p>
          </table:table-cell>
          <table:table-cell table:style-name="ce5" office:value-type="float" office:value="19510" calcext:value-type="float">
            <text:p><text:s/>19 510 </text:p>
          </table:table-cell>
          <table:table-cell table:style-name="ce5" office:value-type="float" office:value="19479" calcext:value-type="float">
            <text:p><text:s/>19 479 </text:p>
          </table:table-cell>
          <table:table-cell table:style-name="ce5" office:value-type="float" office:value="19598" calcext:value-type="float">
            <text:p><text:s/>19 598 </text:p>
          </table:table-cell>
          <table:table-cell table:style-name="ce5" office:value-type="float" office:value="19527" calcext:value-type="float">
            <text:p><text:s/>19 527 </text:p>
          </table:table-cell>
          <table:table-cell table:style-name="ce5" office:value-type="float" office:value="19486" calcext:value-type="float">
            <text:p><text:s/>19 486 </text:p>
          </table:table-cell>
          <table:table-cell table:style-name="ce5" office:value-type="float" office:value="19422" calcext:value-type="float">
            <text:p><text:s/>19 422 </text:p>
          </table:table-cell>
          <table:table-cell table:style-name="ce5" office:value-type="float" office:value="19499" calcext:value-type="float">
            <text:p><text:s/>19 499 </text:p>
          </table:table-cell>
          <table:table-cell table:style-name="ce5" office:value-type="float" office:value="19670" calcext:value-type="float">
            <text:p><text:s/>19 670 </text:p>
          </table:table-cell>
          <table:table-cell table:style-name="ce5" office:value-type="float" office:value="20123" calcext:value-type="float">
            <text:p><text:s/>20 123 </text:p>
          </table:table-cell>
          <table:table-cell table:style-name="ce5" office:value-type="float" office:value="20720" calcext:value-type="float">
            <text:p><text:s/>20 720 </text:p>
          </table:table-cell>
          <table:table-cell table:style-name="ce5" office:value-type="float" office:value="21318" calcext:value-type="float">
            <text:p><text:s/>21 318 </text:p>
          </table:table-cell>
          <table:table-cell table:style-name="ce5" office:value-type="float" office:value="22216" calcext:value-type="float">
            <text:p><text:s/>22 216 </text:p>
          </table:table-cell>
          <table:table-cell table:style-name="ce5" office:value-type="float" office:value="23139" calcext:value-type="float">
            <text:p><text:s/>23 139 </text:p>
          </table:table-cell>
          <table:table-cell table:style-name="ce5" office:value-type="float" office:value="23402" calcext:value-type="float">
            <text:p><text:s/>23 402 </text:p>
          </table:table-cell>
          <table:table-cell table:style-name="ce5" office:value-type="float" office:value="23932" calcext:value-type="float">
            <text:p><text:s/>23 932 </text:p>
          </table:table-cell>
          <table:table-cell table:style-name="ce5" office:value-type="float" office:value="24448" calcext:value-type="float">
            <text:p><text:s/>24 448 </text:p>
          </table:table-cell>
          <table:table-cell table:style-name="ce5" office:value-type="float" office:value="25100" calcext:value-type="float">
            <text:p><text:s/>25 100 </text:p>
          </table:table-cell>
          <table:table-cell table:style-name="ce5" office:value-type="float" office:value="25799" calcext:value-type="float">
            <text:p><text:s/>25 799 </text:p>
          </table:table-cell>
          <table:table-cell table:style-name="ce5" office:value-type="float" office:value="25927" calcext:value-type="float">
            <text:p><text:s/>25 927 </text:p>
          </table:table-cell>
          <table:table-cell table:style-name="ce5" office:value-type="float" office:value="26160" calcext:value-type="float">
            <text:p><text:s/>26 160 </text:p>
          </table:table-cell>
          <table:table-cell table:style-name="ce5" office:value-type="float" office:value="26449" calcext:value-type="float">
            <text:p><text:s/>26 449 </text:p>
          </table:table-cell>
          <table:table-cell table:style-name="ce5" office:value-type="float" office:value="26930" calcext:value-type="float">
            <text:p><text:s/>26 930 </text:p>
          </table:table-cell>
          <table:table-cell table:style-name="ce5" office:value-type="float" office:value="27497" calcext:value-type="float">
            <text:p><text:s/>27 497 </text:p>
          </table:table-cell>
          <table:table-cell table:style-name="ce5" office:value-type="float" office:value="27922" calcext:value-type="float">
            <text:p><text:s/>27 922 </text:p>
          </table:table-cell>
          <table:table-cell table:style-name="ce5" office:value-type="float" office:value="29052" calcext:value-type="float">
            <text:p><text:s/>29 052 </text:p>
          </table:table-cell>
          <table:table-cell table:style-name="ce5" office:value-type="float" office:value="30536" calcext:value-type="float">
            <text:p><text:s/>30 536 </text:p>
          </table:table-cell>
          <table:table-cell table:style-name="ce5" office:value-type="float" office:value="32800" calcext:value-type="float">
            <text:p><text:s/>32 800 </text:p>
          </table:table-cell>
          <table:table-cell table:style-name="ce5" office:value-type="float" office:value="31879" calcext:value-type="float">
            <text:p><text:s/>31 879 </text:p>
          </table:table-cell>
          <table:table-cell table:style-name="ce5" office:value-type="float" office:value="31839" calcext:value-type="float">
            <text:p><text:s/>31 839 </text:p>
          </table:table-cell>
          <table:table-cell table:style-name="ce5" office:value-type="float" office:value="32492" calcext:value-type="float">
            <text:p><text:s/>32 492 </text:p>
          </table:table-cell>
          <table:table-cell table:style-name="ce5" office:value-type="float" office:value="36597" calcext:value-type="float">
            <text:p><text:s/>36 597 </text:p>
          </table:table-cell>
          <table:table-cell table:style-name="ce5" office:value-type="float" office:value="36612" calcext:value-type="float">
            <text:p><text:s/>36 612 </text:p>
          </table:table-cell>
          <table:table-cell table:style-name="ce5" office:value-type="float" office:value="35305" calcext:value-type="float">
            <text:p><text:s/>35 305 </text:p>
          </table:table-cell>
          <table:table-cell table:style-name="ce5" office:value-type="float" office:value="34856" calcext:value-type="float">
            <text:p><text:s/>34 856 </text:p>
          </table:table-cell>
          <table:table-cell table:style-name="ce5" office:value-type="float" office:value="34534" calcext:value-type="float">
            <text:p><text:s/>34 534 </text:p>
          </table:table-cell>
          <table:table-cell table:style-name="ce5" office:value-type="float" office:value="35552" calcext:value-type="float">
            <text:p><text:s/>35 552 </text:p>
          </table:table-cell>
          <table:table-cell table:style-name="ce5" office:value-type="float" office:value="36381" calcext:value-type="float">
            <text:p><text:s/>36 381 </text:p>
          </table:table-cell>
          <table:table-cell table:style-name="ce5" office:value-type="float" office:value="36712" calcext:value-type="float">
            <text:p><text:s/>36 712 </text:p>
          </table:table-cell>
          <table:table-cell table:style-name="ce5" office:value-type="float" office:value="36721" calcext:value-type="float">
            <text:p><text:s/>36 721 </text:p>
          </table:table-cell>
          <table:table-cell table:style-name="ce5" office:value-type="float" office:value="36550" calcext:value-type="float">
            <text:p><text:s/>36 550 </text:p>
          </table:table-cell>
          <table:table-cell table:style-name="ce5" office:value-type="float" office:value="37501" calcext:value-type="float">
            <text:p><text:s/>37 501 </text:p>
          </table:table-cell>
          <table:table-cell table:style-name="ce5" office:value-type="float" office:value="37628" calcext:value-type="float">
            <text:p><text:s/>37 628 </text:p>
          </table:table-cell>
          <table:table-cell table:style-name="ce5" office:value-type="float" office:value="38581" calcext:value-type="float">
            <text:p><text:s/>38 581 </text:p>
          </table:table-cell>
          <table:table-cell table:style-name="ce5" office:value-type="float" office:value="38940" calcext:value-type="float">
            <text:p><text:s/>38 940 </text:p>
          </table:table-cell>
          <table:table-cell table:style-name="ce5" office:value-type="float" office:value="37795" calcext:value-type="float">
            <text:p><text:s/>37 795 </text:p>
          </table:table-cell>
          <table:table-cell table:style-name="ce5" office:value-type="float" office:value="41238" calcext:value-type="float">
            <text:p><text:s/>41 238 </text:p>
          </table:table-cell>
          <table:table-cell table:style-name="ce5" office:value-type="float" office:value="41539" calcext:value-type="float">
            <text:p><text:s/>41 539 </text:p>
          </table:table-cell>
          <table:table-cell table:style-name="ce5" office:value-type="float" office:value="42978" calcext:value-type="float">
            <text:p><text:s/>42 978 </text:p>
          </table:table-cell>
          <table:table-cell table:style-name="ce10" office:value-type="float" office:value="43540" calcext:value-type="float">
            <text:p><text:s/>43 540 </text:p>
          </table:table-cell>
          <table:table-cell table:style-name="ce10" office:value-type="float" office:value="44362" calcext:value-type="float">
            <text:p><text:s/>44 362 </text:p>
          </table:table-cell>
          <table:table-cell table:style-name="ce10" office:value-type="float" office:value="46917" calcext:value-type="float">
            <text:p><text:s/>46 917 </text:p>
          </table:table-cell>
          <table:table-cell table:style-name="ce10" office:value-type="float" office:value="47413" calcext:value-type="float">
            <text:p><text:s/>47 413 </text:p>
          </table:table-cell>
          <table:table-cell table:style-name="ce10" office:value-type="float" office:value="48506" calcext:value-type="float">
            <text:p><text:s/>48 506 </text:p>
          </table:table-cell>
          <table:table-cell table:style-name="ce10" office:value-type="float" office:value="50600" calcext:value-type="float">
            <text:p><text:s/>50 600 </text:p>
          </table:table-cell>
          <table:table-cell table:style-name="ce10" office:value-type="float" office:value="51019" calcext:value-type="float">
            <text:p><text:s/>51 019 </text:p>
          </table:table-cell>
          <table:table-cell table:style-name="ce10" office:value-type="float" office:value="53866" calcext:value-type="float">
            <text:p><text:s/>53 866 </text:p>
          </table:table-cell>
          <table:table-cell table:style-name="ce10" office:value-type="float" office:value="54589" calcext:value-type="float">
            <text:p><text:s/>54 589 </text:p>
          </table:table-cell>
          <table:table-cell table:style-name="ce10" office:value-type="float" office:value="53566" calcext:value-type="float">
            <text:p><text:s/>53 566 </text:p>
          </table:table-cell>
          <table:table-cell table:style-name="ce10" office:value-type="float" office:value="55131" calcext:value-type="float">
            <text:p><text:s/>55 131 </text:p>
          </table:table-cell>
          <table:table-cell table:style-name="ce10" office:value-type="float" office:value="56159" calcext:value-type="float">
            <text:p><text:s/>56 159 </text:p>
          </table:table-cell>
          <table:table-cell table:style-name="ce10" office:value-type="float" office:value="57125" calcext:value-type="float">
            <text:p><text:s/>57 125 </text:p>
          </table:table-cell>
          <table:table-cell table:style-name="ce10" office:value-type="float" office:value="57471" calcext:value-type="float">
            <text:p><text:s/>57 471 </text:p>
          </table:table-cell>
          <table:table-cell table:style-name="ce10" office:value-type="float" office:value="59757" calcext:value-type="float">
            <text:p><text:s/>59 757 </text:p>
          </table:table-cell>
          <table:table-cell table:style-name="ce10" office:value-type="float" office:value="58783" calcext:value-type="float">
            <text:p><text:s/>58 783 </text:p>
          </table:table-cell>
          <table:table-cell table:style-name="ce10" office:value-type="float" office:value="59151" calcext:value-type="float">
            <text:p><text:s/>59 151 </text:p>
          </table:table-cell>
          <table:table-cell table:style-name="ce10" office:value-type="float" office:value="57689" calcext:value-type="float">
            <text:p><text:s/>57 689 </text:p>
          </table:table-cell>
          <table:table-cell table:style-name="ce10" office:value-type="float" office:value="58910" calcext:value-type="float">
            <text:p><text:s/>58 910 </text:p>
          </table:table-cell>
          <table:table-cell table:style-name="ce10" office:value-type="float" office:value="58018" calcext:value-type="float">
            <text:p><text:s/>58 018 </text:p>
          </table:table-cell>
          <table:table-cell table:style-name="ce10" office:value-type="float" office:value="57972" calcext:value-type="float">
            <text:p><text:s/>57 972 </text:p>
          </table:table-cell>
          <table:table-cell table:style-name="ce10" office:value-type="float" office:value="52191" calcext:value-type="float">
            <text:p><text:s/>52 191 </text:p>
          </table:table-cell>
          <table:table-cell table:style-name="ce10" office:value-type="float" office:value="51412" calcext:value-type="float">
            <text:p><text:s/>51 412 </text:p>
          </table:table-cell>
          <table:table-cell table:style-name="ce10" office:value-type="float" office:value="50030" calcext:value-type="float">
            <text:p><text:s/>50 030 </text:p>
          </table:table-cell>
          <table:table-cell table:style-name="ce10" office:value-type="float" office:value="51100" calcext:value-type="float">
            <text:p><text:s/>51 100 </text:p>
          </table:table-cell>
          <table:table-cell table:style-name="ce10" office:value-type="float" office:value="52235" calcext:value-type="float">
            <text:p><text:s/>52 235 </text:p>
          </table:table-cell>
          <table:table-cell table:style-name="ce10" office:value-type="float" office:value="60477" calcext:value-type="float">
            <text:p><text:s/>60 477 </text:p>
          </table:table-cell>
          <table:table-cell table:style-name="ce10" office:value-type="float" office:value="61686" calcext:value-type="float">
            <text:p><text:s/>61 686 </text:p>
          </table:table-cell>
          <table:table-cell table:style-name="ce10" office:value-type="float" office:value="60018" calcext:value-type="float">
            <text:p><text:s/>60 018 </text:p>
          </table:table-cell>
          <table:table-cell table:style-name="ce10" office:value-type="float" office:value="60586" calcext:value-type="float">
            <text:p><text:s/>60 586 </text:p>
          </table:table-cell>
          <table:table-cell table:style-name="ce10" office:value-type="float" office:value="60152" calcext:value-type="float">
            <text:p><text:s/>60 152 </text:p>
          </table:table-cell>
          <table:table-cell table:style-name="ce10" office:value-type="float" office:value="60882" calcext:value-type="float">
            <text:p><text:s/>60 882 </text:p>
          </table:table-cell>
          <table:table-cell table:style-name="ce10" office:value-type="float" office:value="60800" calcext:value-type="float">
            <text:p><text:s/>60 800 </text:p>
          </table:table-cell>
          <table:table-cell table:style-name="ce10" office:value-type="float" office:value="59886" calcext:value-type="float">
            <text:p><text:s/>59 886 </text:p>
          </table:table-cell>
          <table:table-cell table:style-name="ce10" office:value-type="float" office:value="60876" calcext:value-type="float">
            <text:p><text:s/>60 876 </text:p>
          </table:table-cell>
          <table:table-cell table:style-name="ce10" office:value-type="float" office:value="61514" calcext:value-type="float">
            <text:p><text:s/>61 514 </text:p>
          </table:table-cell>
          <table:table-cell table:style-name="ce10" office:value-type="float" office:value="63300" calcext:value-type="float">
            <text:p><text:s/>63 300 </text:p>
          </table:table-cell>
          <table:table-cell table:style-name="ce10" office:value-type="float" office:value="62298" calcext:value-type="float">
            <text:p><text:s/>62 298 </text:p>
          </table:table-cell>
          <table:table-cell table:style-name="ce10" office:value-type="float" office:value="63322" calcext:value-type="float">
            <text:p><text:s/>63 322 </text:p>
          </table:table-cell>
          <table:table-cell table:style-name="ce10" office:value-type="float" office:value="63237" calcext:value-type="float">
            <text:p><text:s/>63 237 </text:p>
          </table:table-cell>
          <table:table-cell table:style-name="ce10" office:value-type="float" office:value="64872" calcext:value-type="float">
            <text:p><text:s/>64 872 </text:p>
          </table:table-cell>
          <table:table-cell table:style-name="ce10" office:value-type="float" office:value="65111" calcext:value-type="float">
            <text:p><text:s/>65 111 </text:p>
          </table:table-cell>
          <table:table-cell table:style-name="ce10" office:value-type="float" office:value="65212" calcext:value-type="float">
            <text:p><text:s/>65 212 </text:p>
          </table:table-cell>
          <table:table-cell table:style-name="ce10" office:value-type="float" office:value="64043" calcext:value-type="float">
            <text:p><text:s/>64 043 </text:p>
          </table:table-cell>
          <table:table-cell table:style-name="ce13" office:value-type="float" office:value="66224" calcext:value-type="float">
            <text:p><text:s/>66 224 </text:p>
          </table:table-cell>
          <table:table-cell table:style-name="ce13" office:value-type="float" office:value="67607" calcext:value-type="float">
            <text:p><text:s/>67 607 </text:p>
          </table:table-cell>
          <table:table-cell table:style-name="ce13" office:value-type="float" office:value="68763" calcext:value-type="float">
            <text:p><text:s/>68 763 </text:p>
          </table:table-cell>
          <table:table-cell table:style-name="ce13" office:value-type="float" office:value="73910" calcext:value-type="float">
            <text:p><text:s/>73 910 </text:p>
          </table:table-cell>
          <table:table-cell table:style-name="ce13" office:value-type="float" office:value="78623" calcext:value-type="float">
            <text:p><text:s/>78 623 </text:p>
          </table:table-cell>
          <table:table-cell table:style-name="ce13" office:value-type="float" office:value="81839" calcext:value-type="float">
            <text:p><text:s/>81 839 </text:p>
          </table:table-cell>
          <table:table-cell table:style-name="ce14" office:value-type="float" office:value="83772" calcext:value-type="float">
            <text:p>83772</text:p>
          </table:table-cell>
          <table:table-cell table:style-name="ce14" office:value-type="float" office:value="84466" calcext:value-type="float">
            <text:p>84466</text:p>
          </table:table-cell>
          <table:table-cell table:style-name="ce14" office:value-type="float" office:value="87718" calcext:value-type="float">
            <text:p>87718</text:p>
          </table:table-cell>
          <table:table-cell table:number-columns-repeated="87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5" office:value-type="float" office:value="11097" calcext:value-type="float">
            <text:p><text:s/>11 097 </text:p>
          </table:table-cell>
          <table:table-cell table:style-name="ce5" office:value-type="float" office:value="11325" calcext:value-type="float">
            <text:p><text:s/>11 325 </text:p>
          </table:table-cell>
          <table:table-cell table:style-name="ce5" office:value-type="float" office:value="11579" calcext:value-type="float">
            <text:p><text:s/>11 579 </text:p>
          </table:table-cell>
          <table:table-cell table:style-name="ce5" office:value-type="float" office:value="11876" calcext:value-type="float">
            <text:p><text:s/>11 876 </text:p>
          </table:table-cell>
          <table:table-cell table:style-name="ce5" office:value-type="float" office:value="12240" calcext:value-type="float">
            <text:p><text:s/>12 240 </text:p>
          </table:table-cell>
          <table:table-cell table:style-name="ce5" office:value-type="float" office:value="12698" calcext:value-type="float">
            <text:p><text:s/>12 698 </text:p>
          </table:table-cell>
          <table:table-cell table:style-name="ce5" office:value-type="float" office:value="12778" calcext:value-type="float">
            <text:p><text:s/>12 778 </text:p>
          </table:table-cell>
          <table:table-cell table:style-name="ce5" office:value-type="float" office:value="12949" calcext:value-type="float">
            <text:p><text:s/>12 949 </text:p>
          </table:table-cell>
          <table:table-cell table:style-name="ce5" office:value-type="float" office:value="13231" calcext:value-type="float">
            <text:p><text:s/>13 231 </text:p>
          </table:table-cell>
          <table:table-cell table:style-name="ce5" office:value-type="float" office:value="13655" calcext:value-type="float">
            <text:p><text:s/>13 655 </text:p>
          </table:table-cell>
          <table:table-cell table:style-name="ce5" office:value-type="float" office:value="14254" calcext:value-type="float">
            <text:p><text:s/>14 254 </text:p>
          </table:table-cell>
          <table:table-cell table:style-name="ce5" office:value-type="float" office:value="14123" calcext:value-type="float">
            <text:p><text:s/>14 123 </text:p>
          </table:table-cell>
          <table:table-cell table:style-name="ce5" office:value-type="float" office:value="14017" calcext:value-type="float">
            <text:p><text:s/>14 017 </text:p>
          </table:table-cell>
          <table:table-cell table:style-name="ce5" office:value-type="float" office:value="13954" calcext:value-type="float">
            <text:p><text:s/>13 954 </text:p>
          </table:table-cell>
          <table:table-cell table:style-name="ce5" office:value-type="float" office:value="13952" calcext:value-type="float">
            <text:p><text:s/>13 952 </text:p>
          </table:table-cell>
          <table:table-cell table:style-name="ce5" office:value-type="float" office:value="14035" calcext:value-type="float">
            <text:p><text:s/>14 035 </text:p>
          </table:table-cell>
          <table:table-cell table:style-name="ce5" office:value-type="float" office:value="13858" calcext:value-type="float">
            <text:p><text:s/>13 858 </text:p>
          </table:table-cell>
          <table:table-cell table:style-name="ce5" office:value-type="float" office:value="13763" calcext:value-type="float">
            <text:p><text:s/>13 763 </text:p>
          </table:table-cell>
          <table:table-cell table:style-name="ce5" office:value-type="float" office:value="13771" calcext:value-type="float">
            <text:p><text:s/>13 771 </text:p>
          </table:table-cell>
          <table:table-cell table:style-name="ce5" office:value-type="float" office:value="13897" calcext:value-type="float">
            <text:p><text:s/>13 897 </text:p>
          </table:table-cell>
          <table:table-cell table:style-name="ce5" office:value-type="float" office:value="14167" calcext:value-type="float">
            <text:p><text:s/>14 167 </text:p>
          </table:table-cell>
          <table:table-cell table:style-name="ce5" office:value-type="float" office:value="14139" calcext:value-type="float">
            <text:p><text:s/>14 139 </text:p>
          </table:table-cell>
          <table:table-cell table:style-name="ce5" office:value-type="float" office:value="14038" calcext:value-type="float">
            <text:p><text:s/>14 038 </text:p>
          </table:table-cell>
          <table:table-cell table:style-name="ce5" office:value-type="float" office:value="14182" calcext:value-type="float">
            <text:p><text:s/>14 182 </text:p>
          </table:table-cell>
          <table:table-cell table:style-name="ce5" office:value-type="float" office:value="14259" calcext:value-type="float">
            <text:p><text:s/>14 259 </text:p>
          </table:table-cell>
          <table:table-cell table:style-name="ce5" office:value-type="float" office:value="14487" calcext:value-type="float">
            <text:p><text:s/>14 487 </text:p>
          </table:table-cell>
          <table:table-cell table:style-name="ce5" office:value-type="float" office:value="14925" calcext:value-type="float">
            <text:p><text:s/>14 925 </text:p>
          </table:table-cell>
          <table:table-cell table:style-name="ce5" office:value-type="float" office:value="15438" calcext:value-type="float">
            <text:p><text:s/>15 438 </text:p>
          </table:table-cell>
          <table:table-cell table:style-name="ce5" office:value-type="float" office:value="16209" calcext:value-type="float">
            <text:p><text:s/>16 209 </text:p>
          </table:table-cell>
          <table:table-cell table:style-name="ce5" office:value-type="float" office:value="16114" calcext:value-type="float">
            <text:p><text:s/>16 114 </text:p>
          </table:table-cell>
          <table:table-cell table:style-name="ce5" office:value-type="float" office:value="16033" calcext:value-type="float">
            <text:p><text:s/>16 033 </text:p>
          </table:table-cell>
          <table:table-cell table:style-name="ce5" office:value-type="float" office:value="16120" calcext:value-type="float">
            <text:p><text:s/>16 120 </text:p>
          </table:table-cell>
          <table:table-cell table:style-name="ce5" office:value-type="float" office:value="16285" calcext:value-type="float">
            <text:p><text:s/>16 285 </text:p>
          </table:table-cell>
          <table:table-cell table:style-name="ce5" office:value-type="float" office:value="16375" calcext:value-type="float">
            <text:p><text:s/>16 375 </text:p>
          </table:table-cell>
          <table:table-cell table:style-name="ce5" office:value-type="float" office:value="16288" calcext:value-type="float">
            <text:p><text:s/>16 288 </text:p>
          </table:table-cell>
          <table:table-cell table:style-name="ce5" office:value-type="float" office:value="16446" calcext:value-type="float">
            <text:p><text:s/>16 446 </text:p>
          </table:table-cell>
          <table:table-cell table:style-name="ce5" office:value-type="float" office:value="16352" calcext:value-type="float">
            <text:p><text:s/>16 352 </text:p>
          </table:table-cell>
          <table:table-cell table:style-name="ce5" office:value-type="float" office:value="16406" calcext:value-type="float">
            <text:p><text:s/>16 406 </text:p>
          </table:table-cell>
          <table:table-cell table:style-name="ce5" office:value-type="float" office:value="16545" calcext:value-type="float">
            <text:p><text:s/>16 545 </text:p>
          </table:table-cell>
          <table:table-cell table:style-name="ce5" office:value-type="float" office:value="16742" calcext:value-type="float">
            <text:p><text:s/>16 742 </text:p>
          </table:table-cell>
          <table:table-cell table:style-name="ce5" office:value-type="float" office:value="16930" calcext:value-type="float">
            <text:p><text:s/>16 930 </text:p>
          </table:table-cell>
          <table:table-cell table:style-name="ce5" office:value-type="float" office:value="17071" calcext:value-type="float">
            <text:p><text:s/>17 071 </text:p>
          </table:table-cell>
          <table:table-cell table:style-name="ce5" office:value-type="float" office:value="17247" calcext:value-type="float">
            <text:p><text:s/>17 247 </text:p>
          </table:table-cell>
          <table:table-cell table:style-name="ce5" office:value-type="float" office:value="17508" calcext:value-type="float">
            <text:p><text:s/>17 508 </text:p>
          </table:table-cell>
          <table:table-cell table:style-name="ce5" office:value-type="float" office:value="17759" calcext:value-type="float">
            <text:p><text:s/>17 759 </text:p>
          </table:table-cell>
          <table:table-cell table:style-name="ce5" office:value-type="float" office:value="18316" calcext:value-type="float">
            <text:p><text:s/>18 316 </text:p>
          </table:table-cell>
          <table:table-cell table:style-name="ce5" office:value-type="float" office:value="18243" calcext:value-type="float">
            <text:p><text:s/>18 243 </text:p>
          </table:table-cell>
          <table:table-cell table:style-name="ce5" office:value-type="float" office:value="18369" calcext:value-type="float">
            <text:p><text:s/>18 369 </text:p>
          </table:table-cell>
          <table:table-cell table:style-name="ce5" office:value-type="float" office:value="18534" calcext:value-type="float">
            <text:p><text:s/>18 534 </text:p>
          </table:table-cell>
          <table:table-cell table:style-name="ce5" office:value-type="float" office:value="18756" calcext:value-type="float">
            <text:p><text:s/>18 756 </text:p>
          </table:table-cell>
          <table:table-cell table:style-name="ce5" office:value-type="float" office:value="19123" calcext:value-type="float">
            <text:p><text:s/>19 123 </text:p>
          </table:table-cell>
          <table:table-cell table:style-name="ce5" office:value-type="float" office:value="18831" calcext:value-type="float">
            <text:p><text:s/>18 831 </text:p>
          </table:table-cell>
          <table:table-cell table:style-name="ce5" office:value-type="float" office:value="18700" calcext:value-type="float">
            <text:p><text:s/>18 700 </text:p>
          </table:table-cell>
          <table:table-cell table:style-name="ce5" office:value-type="float" office:value="18605" calcext:value-type="float">
            <text:p><text:s/>18 605 </text:p>
          </table:table-cell>
          <table:table-cell table:style-name="ce5" office:value-type="float" office:value="18522" calcext:value-type="float">
            <text:p><text:s/>18 522 </text:p>
          </table:table-cell>
          <table:table-cell table:style-name="ce5" office:value-type="float" office:value="18695" calcext:value-type="float">
            <text:p><text:s/>18 695 </text:p>
          </table:table-cell>
          <table:table-cell table:style-name="ce5" office:value-type="float" office:value="18613" calcext:value-type="float">
            <text:p><text:s/>18 613 </text:p>
          </table:table-cell>
          <table:table-cell table:style-name="ce5" office:value-type="float" office:value="18501" calcext:value-type="float">
            <text:p><text:s/>18 501 </text:p>
          </table:table-cell>
          <table:table-cell table:style-name="ce5" office:value-type="float" office:value="18429" calcext:value-type="float">
            <text:p><text:s/>18 429 </text:p>
          </table:table-cell>
          <table:table-cell table:style-name="ce5" office:value-type="float" office:value="18498" calcext:value-type="float">
            <text:p><text:s/>18 498 </text:p>
          </table:table-cell>
          <table:table-cell table:style-name="ce5" office:value-type="float" office:value="18743" calcext:value-type="float">
            <text:p><text:s/>18 743 </text:p>
          </table:table-cell>
          <table:table-cell table:style-name="ce5" office:value-type="float" office:value="19226" calcext:value-type="float">
            <text:p><text:s/>19 226 </text:p>
          </table:table-cell>
          <table:table-cell table:style-name="ce5" office:value-type="float" office:value="19667" calcext:value-type="float">
            <text:p><text:s/>19 667 </text:p>
          </table:table-cell>
          <table:table-cell table:style-name="ce5" office:value-type="float" office:value="20387" calcext:value-type="float">
            <text:p><text:s/>20 387 </text:p>
          </table:table-cell>
          <table:table-cell table:style-name="ce5" office:value-type="float" office:value="21212" calcext:value-type="float">
            <text:p><text:s/>21 212 </text:p>
          </table:table-cell>
          <table:table-cell table:style-name="ce5" office:value-type="float" office:value="22138" calcext:value-type="float">
            <text:p><text:s/>22 138 </text:p>
          </table:table-cell>
          <table:table-cell table:style-name="ce5" office:value-type="float" office:value="22396" calcext:value-type="float">
            <text:p><text:s/>22 396 </text:p>
          </table:table-cell>
          <table:table-cell table:style-name="ce5" office:value-type="float" office:value="22881" calcext:value-type="float">
            <text:p><text:s/>22 881 </text:p>
          </table:table-cell>
          <table:table-cell table:style-name="ce5" office:value-type="float" office:value="23332" calcext:value-type="float">
            <text:p><text:s/>23 332 </text:p>
          </table:table-cell>
          <table:table-cell table:style-name="ce5" office:value-type="float" office:value="23969" calcext:value-type="float">
            <text:p><text:s/>23 969 </text:p>
          </table:table-cell>
          <table:table-cell table:style-name="ce5" office:value-type="float" office:value="24728" calcext:value-type="float">
            <text:p><text:s/>24 728 </text:p>
          </table:table-cell>
          <table:table-cell table:style-name="ce5" office:value-type="float" office:value="24930" calcext:value-type="float">
            <text:p><text:s/>24 930 </text:p>
          </table:table-cell>
          <table:table-cell table:style-name="ce5" office:value-type="float" office:value="25074" calcext:value-type="float">
            <text:p><text:s/>25 074 </text:p>
          </table:table-cell>
          <table:table-cell table:style-name="ce5" office:value-type="float" office:value="25511" calcext:value-type="float">
            <text:p><text:s/>25 511 </text:p>
          </table:table-cell>
          <table:table-cell table:style-name="ce5" office:value-type="float" office:value="25869" calcext:value-type="float">
            <text:p><text:s/>25 869 </text:p>
          </table:table-cell>
          <table:table-cell table:style-name="ce5" office:value-type="float" office:value="26312" calcext:value-type="float">
            <text:p><text:s/>26 312 </text:p>
          </table:table-cell>
          <table:table-cell table:style-name="ce5" office:value-type="float" office:value="26830" calcext:value-type="float">
            <text:p><text:s/>26 830 </text:p>
          </table:table-cell>
          <table:table-cell table:style-name="ce5" office:value-type="float" office:value="27835" calcext:value-type="float">
            <text:p><text:s/>27 835 </text:p>
          </table:table-cell>
          <table:table-cell table:style-name="ce5" office:value-type="float" office:value="29343" calcext:value-type="float">
            <text:p><text:s/>29 343 </text:p>
          </table:table-cell>
          <table:table-cell table:style-name="ce5" office:value-type="float" office:value="31844" calcext:value-type="float">
            <text:p><text:s/>31 844 </text:p>
          </table:table-cell>
          <table:table-cell table:style-name="ce5" office:value-type="float" office:value="30824" calcext:value-type="float">
            <text:p><text:s/>30 824 </text:p>
          </table:table-cell>
          <table:table-cell table:style-name="ce5" office:value-type="float" office:value="30800" calcext:value-type="float">
            <text:p><text:s/>30 800 </text:p>
          </table:table-cell>
          <table:table-cell table:style-name="ce5" office:value-type="float" office:value="31835" calcext:value-type="float">
            <text:p><text:s/>31 835 </text:p>
          </table:table-cell>
          <table:table-cell table:style-name="ce5" office:value-type="float" office:value="34644" calcext:value-type="float">
            <text:p><text:s/>34 644 </text:p>
          </table:table-cell>
          <table:table-cell table:style-name="ce5" office:value-type="float" office:value="34651" calcext:value-type="float">
            <text:p><text:s/>34 651 </text:p>
          </table:table-cell>
          <table:table-cell table:style-name="ce5" office:value-type="float" office:value="33672" calcext:value-type="float">
            <text:p><text:s/>33 672 </text:p>
          </table:table-cell>
          <table:table-cell table:style-name="ce5" office:value-type="float" office:value="33866" calcext:value-type="float">
            <text:p><text:s/>33 866 </text:p>
          </table:table-cell>
          <table:table-cell table:style-name="ce5" office:value-type="float" office:value="33486" calcext:value-type="float">
            <text:p><text:s/>33 486 </text:p>
          </table:table-cell>
          <table:table-cell table:style-name="ce5" office:value-type="float" office:value="34461" calcext:value-type="float">
            <text:p><text:s/>34 461 </text:p>
          </table:table-cell>
          <table:table-cell table:style-name="ce5" office:value-type="float" office:value="35241" calcext:value-type="float">
            <text:p><text:s/>35 241 </text:p>
          </table:table-cell>
          <table:table-cell table:style-name="ce5" office:value-type="float" office:value="35639" calcext:value-type="float">
            <text:p><text:s/>35 639 </text:p>
          </table:table-cell>
          <table:table-cell table:style-name="ce5" office:value-type="float" office:value="35598" calcext:value-type="float">
            <text:p><text:s/>35 598 </text:p>
          </table:table-cell>
          <table:table-cell table:style-name="ce5" office:value-type="float" office:value="35519" calcext:value-type="float">
            <text:p><text:s/>35 519 </text:p>
          </table:table-cell>
          <table:table-cell table:style-name="ce5" office:value-type="float" office:value="36437" calcext:value-type="float">
            <text:p><text:s/>36 437 </text:p>
          </table:table-cell>
          <table:table-cell table:style-name="ce5" office:value-type="float" office:value="36480" calcext:value-type="float">
            <text:p><text:s/>36 480 </text:p>
          </table:table-cell>
          <table:table-cell table:style-name="ce5" office:value-type="float" office:value="37559" calcext:value-type="float">
            <text:p><text:s/>37 559 </text:p>
          </table:table-cell>
          <table:table-cell table:style-name="ce5" office:value-type="float" office:value="37860" calcext:value-type="float">
            <text:p><text:s/>37 860 </text:p>
          </table:table-cell>
          <table:table-cell table:style-name="ce5" office:value-type="float" office:value="36729" calcext:value-type="float">
            <text:p><text:s/>36 729 </text:p>
          </table:table-cell>
          <table:table-cell table:style-name="ce5" office:value-type="float" office:value="40154" calcext:value-type="float">
            <text:p><text:s/>40 154 </text:p>
          </table:table-cell>
          <table:table-cell table:style-name="ce5" office:value-type="float" office:value="40471" calcext:value-type="float">
            <text:p><text:s/>40 471 </text:p>
          </table:table-cell>
          <table:table-cell table:style-name="ce10" office:value-type="float" office:value="41897" calcext:value-type="float">
            <text:p><text:s/>41 897 </text:p>
          </table:table-cell>
          <table:table-cell table:style-name="ce10" office:value-type="float" office:value="42463" calcext:value-type="float">
            <text:p><text:s/>42 463 </text:p>
          </table:table-cell>
          <table:table-cell table:style-name="ce10" office:value-type="float" office:value="43221" calcext:value-type="float">
            <text:p><text:s/>43 221 </text:p>
          </table:table-cell>
          <table:table-cell table:style-name="ce10" office:value-type="float" office:value="45742" calcext:value-type="float">
            <text:p><text:s/>45 742 </text:p>
          </table:table-cell>
          <table:table-cell table:style-name="ce10" office:value-type="float" office:value="46224" calcext:value-type="float">
            <text:p><text:s/>46 224 </text:p>
          </table:table-cell>
          <table:table-cell table:style-name="ce10" office:value-type="float" office:value="47317" calcext:value-type="float">
            <text:p><text:s/>47 317 </text:p>
          </table:table-cell>
          <table:table-cell table:style-name="ce10" office:value-type="float" office:value="49344" calcext:value-type="float">
            <text:p><text:s/>49 344 </text:p>
          </table:table-cell>
          <table:table-cell table:style-name="ce10" office:value-type="float" office:value="49783" calcext:value-type="float">
            <text:p><text:s/>49 783 </text:p>
          </table:table-cell>
          <table:table-cell table:style-name="ce10" office:value-type="float" office:value="52641" calcext:value-type="float">
            <text:p><text:s/>52 641 </text:p>
          </table:table-cell>
          <table:table-cell table:style-name="ce10" office:value-type="float" office:value="53251" calcext:value-type="float">
            <text:p><text:s/>53 251 </text:p>
          </table:table-cell>
          <table:table-cell table:style-name="ce10" office:value-type="float" office:value="52320" calcext:value-type="float">
            <text:p><text:s/>52 320 </text:p>
          </table:table-cell>
          <table:table-cell table:style-name="ce10" office:value-type="float" office:value="53858" calcext:value-type="float">
            <text:p><text:s/>53 858 </text:p>
          </table:table-cell>
          <table:table-cell table:style-name="ce10" office:value-type="float" office:value="54917" calcext:value-type="float">
            <text:p><text:s/>54 917 </text:p>
          </table:table-cell>
          <table:table-cell table:style-name="ce10" office:value-type="float" office:value="55869" calcext:value-type="float">
            <text:p><text:s/>55 869 </text:p>
          </table:table-cell>
          <table:table-cell table:style-name="ce10" office:value-type="float" office:value="56199" calcext:value-type="float">
            <text:p><text:s/>56 199 </text:p>
          </table:table-cell>
          <table:table-cell table:style-name="ce10" office:value-type="float" office:value="58407" calcext:value-type="float">
            <text:p><text:s/>58 407 </text:p>
          </table:table-cell>
          <table:table-cell table:style-name="ce10" office:value-type="float" office:value="57451" calcext:value-type="float">
            <text:p><text:s/>57 451 </text:p>
          </table:table-cell>
          <table:table-cell table:style-name="ce10" office:value-type="float" office:value="57847" calcext:value-type="float">
            <text:p><text:s/>57 847 </text:p>
          </table:table-cell>
          <table:table-cell table:style-name="ce10" office:value-type="float" office:value="56577" calcext:value-type="float">
            <text:p><text:s/>56 577 </text:p>
          </table:table-cell>
          <table:table-cell table:style-name="ce10" office:value-type="float" office:value="57709" calcext:value-type="float">
            <text:p><text:s/>57 709 </text:p>
          </table:table-cell>
          <table:table-cell table:style-name="ce10" office:value-type="float" office:value="56854" calcext:value-type="float">
            <text:p><text:s/>56 854 </text:p>
          </table:table-cell>
          <table:table-cell table:style-name="ce10" office:value-type="float" office:value="56879" calcext:value-type="float">
            <text:p><text:s/>56 879 </text:p>
          </table:table-cell>
          <table:table-cell table:style-name="ce10" office:value-type="float" office:value="51211" calcext:value-type="float">
            <text:p><text:s/>51 211 </text:p>
          </table:table-cell>
          <table:table-cell table:style-name="ce10" office:value-type="float" office:value="50380" calcext:value-type="float">
            <text:p><text:s/>50 380 </text:p>
          </table:table-cell>
          <table:table-cell table:style-name="ce10" office:value-type="float" office:value="49091" calcext:value-type="float">
            <text:p><text:s/>49 091 </text:p>
          </table:table-cell>
          <table:table-cell table:style-name="ce10" office:value-type="float" office:value="50125" calcext:value-type="float">
            <text:p><text:s/>50 125 </text:p>
          </table:table-cell>
          <table:table-cell table:style-name="ce10" office:value-type="float" office:value="51206" calcext:value-type="float">
            <text:p><text:s/>51 206 </text:p>
          </table:table-cell>
          <table:table-cell table:style-name="ce10" office:value-type="float" office:value="59264" calcext:value-type="float">
            <text:p><text:s/>59 264 </text:p>
          </table:table-cell>
          <table:table-cell table:style-name="ce10" office:value-type="float" office:value="60563" calcext:value-type="float">
            <text:p><text:s/>60 563 </text:p>
          </table:table-cell>
          <table:table-cell table:style-name="ce10" office:value-type="float" office:value="58911" calcext:value-type="float">
            <text:p><text:s/>58 911 </text:p>
          </table:table-cell>
          <table:table-cell table:style-name="ce10" office:value-type="float" office:value="59512" calcext:value-type="float">
            <text:p><text:s/>59 512 </text:p>
          </table:table-cell>
          <table:table-cell table:style-name="ce10" office:value-type="float" office:value="59276" calcext:value-type="float">
            <text:p><text:s/>59 276 </text:p>
          </table:table-cell>
          <table:table-cell table:style-name="ce10" office:value-type="float" office:value="59730" calcext:value-type="float">
            <text:p><text:s/>59 730 </text:p>
          </table:table-cell>
          <table:table-cell table:style-name="ce10" office:value-type="float" office:value="59726" calcext:value-type="float">
            <text:p><text:s/>59 726 </text:p>
          </table:table-cell>
          <table:table-cell table:style-name="ce10" office:value-type="float" office:value="58917" calcext:value-type="float">
            <text:p><text:s/>58 917 </text:p>
          </table:table-cell>
          <table:table-cell table:style-name="ce10" office:value-type="float" office:value="59886" calcext:value-type="float">
            <text:p><text:s/>59 886 </text:p>
          </table:table-cell>
          <table:table-cell table:style-name="ce10" office:value-type="float" office:value="60482" calcext:value-type="float">
            <text:p><text:s/>60 482 </text:p>
          </table:table-cell>
          <table:table-cell table:style-name="ce10" office:value-type="float" office:value="62262" calcext:value-type="float">
            <text:p><text:s/>62 262 </text:p>
          </table:table-cell>
          <table:table-cell table:style-name="ce10" office:value-type="float" office:value="61440" calcext:value-type="float">
            <text:p><text:s/>61 440 </text:p>
          </table:table-cell>
          <table:table-cell table:style-name="ce10" office:value-type="float" office:value="62469" calcext:value-type="float">
            <text:p><text:s/>62 469 </text:p>
          </table:table-cell>
          <table:table-cell table:style-name="ce10" office:value-type="float" office:value="62305" calcext:value-type="float">
            <text:p><text:s/>62 305 </text:p>
          </table:table-cell>
          <table:table-cell table:style-name="ce10" office:value-type="float" office:value="63636" calcext:value-type="float">
            <text:p><text:s/>63 636 </text:p>
          </table:table-cell>
          <table:table-cell table:style-name="ce10" office:value-type="float" office:value="64166" calcext:value-type="float">
            <text:p><text:s/>64 166 </text:p>
          </table:table-cell>
          <table:table-cell table:style-name="ce10" office:value-type="float" office:value="64322" calcext:value-type="float">
            <text:p><text:s/>64 322 </text:p>
          </table:table-cell>
          <table:table-cell table:style-name="ce13" office:value-type="float" office:value="63157" calcext:value-type="float">
            <text:p><text:s/>63 157 </text:p>
          </table:table-cell>
          <table:table-cell table:style-name="ce13" office:value-type="float" office:value="65424" calcext:value-type="float">
            <text:p><text:s/>65 424 </text:p>
          </table:table-cell>
          <table:table-cell table:style-name="ce13" office:value-type="float" office:value="66822" calcext:value-type="float">
            <text:p><text:s/>66 822 </text:p>
          </table:table-cell>
          <table:table-cell table:style-name="ce13" office:value-type="float" office:value="67959" calcext:value-type="float">
            <text:p><text:s/>67 959 </text:p>
          </table:table-cell>
          <table:table-cell table:style-name="ce13" office:value-type="float" office:value="73083" calcext:value-type="float">
            <text:p><text:s/>73 083 </text:p>
          </table:table-cell>
          <table:table-cell table:style-name="ce13" office:value-type="float" office:value="77627" calcext:value-type="float">
            <text:p><text:s/>77 627 </text:p>
          </table:table-cell>
          <table:table-cell table:style-name="ce14" office:value-type="float" office:value="80459" calcext:value-type="float">
            <text:p>80459</text:p>
          </table:table-cell>
          <table:table-cell table:style-name="ce14" office:value-type="float" office:value="82815" calcext:value-type="float">
            <text:p>82815</text:p>
          </table:table-cell>
          <table:table-cell table:style-name="ce14" office:value-type="float" office:value="83488" calcext:value-type="float">
            <text:p>83488</text:p>
          </table:table-cell>
          <table:table-cell table:number-columns-repeated="87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float" office:value="10429" calcext:value-type="float">
            <text:p><text:s/>10 429 </text:p>
          </table:table-cell>
          <table:table-cell table:style-name="ce5" office:value-type="float" office:value="10403" calcext:value-type="float">
            <text:p><text:s/>10 403 </text:p>
          </table:table-cell>
          <table:table-cell table:style-name="ce5" office:value-type="float" office:value="10600" calcext:value-type="float">
            <text:p><text:s/>10 600 </text:p>
          </table:table-cell>
          <table:table-cell table:style-name="ce5" office:value-type="float" office:value="10827" calcext:value-type="float">
            <text:p><text:s/>10 827 </text:p>
          </table:table-cell>
          <table:table-cell table:style-name="ce5" office:value-type="float" office:value="11102" calcext:value-type="float">
            <text:p><text:s/>11 102 </text:p>
          </table:table-cell>
          <table:table-cell table:style-name="ce5" office:value-type="float" office:value="11445" calcext:value-type="float">
            <text:p><text:s/>11 445 </text:p>
          </table:table-cell>
          <table:table-cell table:style-name="ce5" office:value-type="float" office:value="11889" calcext:value-type="float">
            <text:p><text:s/>11 889 </text:p>
          </table:table-cell>
          <table:table-cell table:style-name="ce5" office:value-type="float" office:value="11974" calcext:value-type="float">
            <text:p><text:s/>11 974 </text:p>
          </table:table-cell>
          <table:table-cell table:style-name="ce5" office:value-type="float" office:value="12154" calcext:value-type="float">
            <text:p><text:s/>12 154 </text:p>
          </table:table-cell>
          <table:table-cell table:style-name="ce5" office:value-type="float" office:value="12453" calcext:value-type="float">
            <text:p><text:s/>12 453 </text:p>
          </table:table-cell>
          <table:table-cell table:style-name="ce5" office:value-type="float" office:value="12900" calcext:value-type="float">
            <text:p><text:s/>12 900 </text:p>
          </table:table-cell>
          <table:table-cell table:style-name="ce5" office:value-type="float" office:value="13358" calcext:value-type="float">
            <text:p><text:s/>13 358 </text:p>
          </table:table-cell>
          <table:table-cell table:style-name="ce5" office:value-type="float" office:value="13215" calcext:value-type="float">
            <text:p><text:s/>13 215 </text:p>
          </table:table-cell>
          <table:table-cell table:style-name="ce5" office:value-type="float" office:value="13101" calcext:value-type="float">
            <text:p><text:s/>13 101 </text:p>
          </table:table-cell>
          <table:table-cell table:number-columns-repeated="2" table:style-name="ce5" office:value-type="float" office:value="13033" calcext:value-type="float">
            <text:p><text:s/>13 033 </text:p>
          </table:table-cell>
          <table:table-cell table:style-name="ce5" office:value-type="float" office:value="13124" calcext:value-type="float">
            <text:p><text:s/>13 124 </text:p>
          </table:table-cell>
          <table:table-cell table:style-name="ce5" office:value-type="float" office:value="12962" calcext:value-type="float">
            <text:p><text:s/>12 962 </text:p>
          </table:table-cell>
          <table:table-cell table:style-name="ce5" office:value-type="float" office:value="12887" calcext:value-type="float">
            <text:p><text:s/>12 887 </text:p>
          </table:table-cell>
          <table:table-cell table:style-name="ce5" office:value-type="float" office:value="12917" calcext:value-type="float">
            <text:p><text:s/>12 917 </text:p>
          </table:table-cell>
          <table:table-cell table:style-name="ce5" office:value-type="float" office:value="13073" calcext:value-type="float">
            <text:p><text:s/>13 073 </text:p>
          </table:table-cell>
          <table:table-cell table:style-name="ce5" office:value-type="float" office:value="13246" calcext:value-type="float">
            <text:p><text:s/>13 246 </text:p>
          </table:table-cell>
          <table:table-cell table:style-name="ce5" office:value-type="float" office:value="13172" calcext:value-type="float">
            <text:p><text:s/>13 172 </text:p>
          </table:table-cell>
          <table:table-cell table:style-name="ce5" office:value-type="float" office:value="13117" calcext:value-type="float">
            <text:p><text:s/>13 117 </text:p>
          </table:table-cell>
          <table:table-cell table:style-name="ce5" office:value-type="float" office:value="13286" calcext:value-type="float">
            <text:p><text:s/>13 286 </text:p>
          </table:table-cell>
          <table:table-cell table:style-name="ce5" office:value-type="float" office:value="13339" calcext:value-type="float">
            <text:p><text:s/>13 339 </text:p>
          </table:table-cell>
          <table:table-cell table:style-name="ce5" office:value-type="float" office:value="13564" calcext:value-type="float">
            <text:p><text:s/>13 564 </text:p>
          </table:table-cell>
          <table:table-cell table:style-name="ce5" office:value-type="float" office:value="14009" calcext:value-type="float">
            <text:p><text:s/>14 009 </text:p>
          </table:table-cell>
          <table:table-cell table:style-name="ce5" office:value-type="float" office:value="14535" calcext:value-type="float">
            <text:p><text:s/>14 535 </text:p>
          </table:table-cell>
          <table:table-cell table:style-name="ce5" office:value-type="float" office:value="15213" calcext:value-type="float">
            <text:p><text:s/>15 213 </text:p>
          </table:table-cell>
          <table:table-cell table:style-name="ce5" office:value-type="float" office:value="15046" calcext:value-type="float">
            <text:p><text:s/>15 046 </text:p>
          </table:table-cell>
          <table:table-cell table:style-name="ce5" office:value-type="float" office:value="15068" calcext:value-type="float">
            <text:p><text:s/>15 068 </text:p>
          </table:table-cell>
          <table:table-cell table:style-name="ce5" office:value-type="float" office:value="15177" calcext:value-type="float">
            <text:p><text:s/>15 177 </text:p>
          </table:table-cell>
          <table:table-cell table:style-name="ce5" office:value-type="float" office:value="15266" calcext:value-type="float">
            <text:p><text:s/>15 266 </text:p>
          </table:table-cell>
          <table:table-cell table:style-name="ce5" office:value-type="float" office:value="15312" calcext:value-type="float">
            <text:p><text:s/>15 312 </text:p>
          </table:table-cell>
          <table:table-cell table:style-name="ce5" office:value-type="float" office:value="15335" calcext:value-type="float">
            <text:p><text:s/>15 335 </text:p>
          </table:table-cell>
          <table:table-cell table:style-name="ce5" office:value-type="float" office:value="15503" calcext:value-type="float">
            <text:p><text:s/>15 503 </text:p>
          </table:table-cell>
          <table:table-cell table:style-name="ce5" office:value-type="float" office:value="15488" calcext:value-type="float">
            <text:p><text:s/>15 488 </text:p>
          </table:table-cell>
          <table:table-cell table:style-name="ce5" office:value-type="float" office:value="15489" calcext:value-type="float">
            <text:p><text:s/>15 489 </text:p>
          </table:table-cell>
          <table:table-cell table:style-name="ce5" office:value-type="float" office:value="15660" calcext:value-type="float">
            <text:p><text:s/>15 660 </text:p>
          </table:table-cell>
          <table:table-cell table:style-name="ce5" office:value-type="float" office:value="15727" calcext:value-type="float">
            <text:p><text:s/>15 727 </text:p>
          </table:table-cell>
          <table:table-cell table:style-name="ce5" office:value-type="float" office:value="15971" calcext:value-type="float">
            <text:p><text:s/>15 971 </text:p>
          </table:table-cell>
          <table:table-cell table:style-name="ce5" office:value-type="float" office:value="16166" calcext:value-type="float">
            <text:p><text:s/>16 166 </text:p>
          </table:table-cell>
          <table:table-cell table:style-name="ce5" office:value-type="float" office:value="16279" calcext:value-type="float">
            <text:p><text:s/>16 279 </text:p>
          </table:table-cell>
          <table:table-cell table:style-name="ce5" office:value-type="float" office:value="16503" calcext:value-type="float">
            <text:p><text:s/>16 503 </text:p>
          </table:table-cell>
          <table:table-cell table:style-name="ce5" office:value-type="float" office:value="16719" calcext:value-type="float">
            <text:p><text:s/>16 719 </text:p>
          </table:table-cell>
          <table:table-cell table:style-name="ce5" office:value-type="float" office:value="17326" calcext:value-type="float">
            <text:p><text:s/>17 326 </text:p>
          </table:table-cell>
          <table:table-cell table:style-name="ce5" office:value-type="float" office:value="17201" calcext:value-type="float">
            <text:p><text:s/>17 201 </text:p>
          </table:table-cell>
          <table:table-cell table:style-name="ce5" office:value-type="float" office:value="17300" calcext:value-type="float">
            <text:p><text:s/>17 300 </text:p>
          </table:table-cell>
          <table:table-cell table:style-name="ce5" office:value-type="float" office:value="17488" calcext:value-type="float">
            <text:p><text:s/>17 488 </text:p>
          </table:table-cell>
          <table:table-cell table:style-name="ce5" office:value-type="float" office:value="17707" calcext:value-type="float">
            <text:p><text:s/>17 707 </text:p>
          </table:table-cell>
          <table:table-cell table:style-name="ce5" office:value-type="float" office:value="18060" calcext:value-type="float">
            <text:p><text:s/>18 060 </text:p>
          </table:table-cell>
          <table:table-cell table:style-name="ce5" office:value-type="float" office:value="17786" calcext:value-type="float">
            <text:p><text:s/>17 786 </text:p>
          </table:table-cell>
          <table:table-cell table:style-name="ce5" office:value-type="float" office:value="17662" calcext:value-type="float">
            <text:p><text:s/>17 662 </text:p>
          </table:table-cell>
          <table:table-cell table:style-name="ce5" office:value-type="float" office:value="17614" calcext:value-type="float">
            <text:p><text:s/>17 614 </text:p>
          </table:table-cell>
          <table:table-cell table:style-name="ce5" office:value-type="float" office:value="17541" calcext:value-type="float">
            <text:p><text:s/>17 541 </text:p>
          </table:table-cell>
          <table:table-cell table:style-name="ce5" office:value-type="float" office:value="17770" calcext:value-type="float">
            <text:p><text:s/>17 770 </text:p>
          </table:table-cell>
          <table:table-cell table:style-name="ce5" office:value-type="float" office:value="17630" calcext:value-type="float">
            <text:p><text:s/>17 630 </text:p>
          </table:table-cell>
          <table:table-cell table:style-name="ce5" office:value-type="float" office:value="17417" calcext:value-type="float">
            <text:p><text:s/>17 417 </text:p>
          </table:table-cell>
          <table:table-cell table:style-name="ce5" office:value-type="float" office:value="17411" calcext:value-type="float">
            <text:p><text:s/>17 411 </text:p>
          </table:table-cell>
          <table:table-cell table:style-name="ce5" office:value-type="float" office:value="17520" calcext:value-type="float">
            <text:p><text:s/>17 520 </text:p>
          </table:table-cell>
          <table:table-cell table:style-name="ce5" office:value-type="float" office:value="17839" calcext:value-type="float">
            <text:p><text:s/>17 839 </text:p>
          </table:table-cell>
          <table:table-cell table:style-name="ce5" office:value-type="float" office:value="18252" calcext:value-type="float">
            <text:p><text:s/>18 252 </text:p>
          </table:table-cell>
          <table:table-cell table:style-name="ce5" office:value-type="float" office:value="18733" calcext:value-type="float">
            <text:p><text:s/>18 733 </text:p>
          </table:table-cell>
          <table:table-cell table:style-name="ce5" office:value-type="float" office:value="19334" calcext:value-type="float">
            <text:p><text:s/>19 334 </text:p>
          </table:table-cell>
          <table:table-cell table:style-name="ce5" office:value-type="float" office:value="20176" calcext:value-type="float">
            <text:p><text:s/>20 176 </text:p>
          </table:table-cell>
          <table:table-cell table:style-name="ce5" office:value-type="float" office:value="21163" calcext:value-type="float">
            <text:p><text:s/>21 163 </text:p>
          </table:table-cell>
          <table:table-cell table:style-name="ce5" office:value-type="float" office:value="21299" calcext:value-type="float">
            <text:p><text:s/>21 299 </text:p>
          </table:table-cell>
          <table:table-cell table:style-name="ce5" office:value-type="float" office:value="21752" calcext:value-type="float">
            <text:p><text:s/>21 752 </text:p>
          </table:table-cell>
          <table:table-cell table:style-name="ce5" office:value-type="float" office:value="22170" calcext:value-type="float">
            <text:p><text:s/>22 170 </text:p>
          </table:table-cell>
          <table:table-cell table:style-name="ce5" office:value-type="float" office:value="22824" calcext:value-type="float">
            <text:p><text:s/>22 824 </text:p>
          </table:table-cell>
          <table:table-cell table:style-name="ce5" office:value-type="float" office:value="23620" calcext:value-type="float">
            <text:p><text:s/>23 620 </text:p>
          </table:table-cell>
          <table:table-cell table:style-name="ce5" office:value-type="float" office:value="23737" calcext:value-type="float">
            <text:p><text:s/>23 737 </text:p>
          </table:table-cell>
          <table:table-cell table:style-name="ce5" office:value-type="float" office:value="24076" calcext:value-type="float">
            <text:p><text:s/>24 076 </text:p>
          </table:table-cell>
          <table:table-cell table:style-name="ce5" office:value-type="float" office:value="24458" calcext:value-type="float">
            <text:p><text:s/>24 458 </text:p>
          </table:table-cell>
          <table:table-cell table:style-name="ce5" office:value-type="float" office:value="24714" calcext:value-type="float">
            <text:p><text:s/>24 714 </text:p>
          </table:table-cell>
          <table:table-cell table:style-name="ce5" office:value-type="float" office:value="25200" calcext:value-type="float">
            <text:p><text:s/>25 200 </text:p>
          </table:table-cell>
          <table:table-cell table:style-name="ce5" office:value-type="float" office:value="25765" calcext:value-type="float">
            <text:p><text:s/>25 765 </text:p>
          </table:table-cell>
          <table:table-cell table:style-name="ce5" office:value-type="float" office:value="26488" calcext:value-type="float">
            <text:p><text:s/>26 488 </text:p>
          </table:table-cell>
          <table:table-cell table:style-name="ce5" office:value-type="float" office:value="28121" calcext:value-type="float">
            <text:p><text:s/>28 121 </text:p>
          </table:table-cell>
          <table:table-cell table:style-name="ce5" office:value-type="float" office:value="30810" calcext:value-type="float">
            <text:p><text:s/>30 810 </text:p>
          </table:table-cell>
          <table:table-cell table:style-name="ce5" office:value-type="float" office:value="29863" calcext:value-type="float">
            <text:p><text:s/>29 863 </text:p>
          </table:table-cell>
          <table:table-cell table:style-name="ce5" office:value-type="float" office:value="29695" calcext:value-type="float">
            <text:p><text:s/>29 695 </text:p>
          </table:table-cell>
          <table:table-cell table:style-name="ce5" office:value-type="float" office:value="31109" calcext:value-type="float">
            <text:p><text:s/>31 109 </text:p>
          </table:table-cell>
          <table:table-cell table:style-name="ce5" office:value-type="float" office:value="32538" calcext:value-type="float">
            <text:p><text:s/>32 538 </text:p>
          </table:table-cell>
          <table:table-cell table:style-name="ce5" office:value-type="float" office:value="32619" calcext:value-type="float">
            <text:p><text:s/>32 619 </text:p>
          </table:table-cell>
          <table:table-cell table:style-name="ce5" office:value-type="float" office:value="32715" calcext:value-type="float">
            <text:p><text:s/>32 715 </text:p>
          </table:table-cell>
          <table:table-cell table:style-name="ce5" office:value-type="float" office:value="32693" calcext:value-type="float">
            <text:p><text:s/>32 693 </text:p>
          </table:table-cell>
          <table:table-cell table:style-name="ce5" office:value-type="float" office:value="32312" calcext:value-type="float">
            <text:p><text:s/>32 312 </text:p>
          </table:table-cell>
          <table:table-cell table:style-name="ce5" office:value-type="float" office:value="33294" calcext:value-type="float">
            <text:p><text:s/>33 294 </text:p>
          </table:table-cell>
          <table:table-cell table:style-name="ce5" office:value-type="float" office:value="34119" calcext:value-type="float">
            <text:p><text:s/>34 119 </text:p>
          </table:table-cell>
          <table:table-cell table:style-name="ce5" office:value-type="float" office:value="34401" calcext:value-type="float">
            <text:p><text:s/>34 401 </text:p>
          </table:table-cell>
          <table:table-cell table:style-name="ce5" office:value-type="float" office:value="34504" calcext:value-type="float">
            <text:p><text:s/>34 504 </text:p>
          </table:table-cell>
          <table:table-cell table:style-name="ce5" office:value-type="float" office:value="34378" calcext:value-type="float">
            <text:p><text:s/>34 378 </text:p>
          </table:table-cell>
          <table:table-cell table:style-name="ce5" office:value-type="float" office:value="35309" calcext:value-type="float">
            <text:p><text:s/>35 309 </text:p>
          </table:table-cell>
          <table:table-cell table:style-name="ce5" office:value-type="float" office:value="35378" calcext:value-type="float">
            <text:p><text:s/>35 378 </text:p>
          </table:table-cell>
          <table:table-cell table:style-name="ce5" office:value-type="float" office:value="36446" calcext:value-type="float">
            <text:p><text:s/>36 446 </text:p>
          </table:table-cell>
          <table:table-cell table:style-name="ce5" office:value-type="float" office:value="36713" calcext:value-type="float">
            <text:p><text:s/>36 713 </text:p>
          </table:table-cell>
          <table:table-cell table:style-name="ce5" office:value-type="float" office:value="35740" calcext:value-type="float">
            <text:p><text:s/>35 740 </text:p>
          </table:table-cell>
          <table:table-cell table:style-name="ce5" office:value-type="float" office:value="38975" calcext:value-type="float">
            <text:p><text:s/>38 975 </text:p>
          </table:table-cell>
          <table:table-cell table:style-name="ce10" office:value-type="float" office:value="39307" calcext:value-type="float">
            <text:p><text:s/>39 307 </text:p>
          </table:table-cell>
          <table:table-cell table:style-name="ce10" office:value-type="float" office:value="40768" calcext:value-type="float">
            <text:p><text:s/>40 768 </text:p>
          </table:table-cell>
          <table:table-cell table:style-name="ce10" office:value-type="float" office:value="41296" calcext:value-type="float">
            <text:p><text:s/>41 296 </text:p>
          </table:table-cell>
          <table:table-cell table:style-name="ce10" office:value-type="float" office:value="41979" calcext:value-type="float">
            <text:p><text:s/>41 979 </text:p>
          </table:table-cell>
          <table:table-cell table:style-name="ce10" office:value-type="float" office:value="44467" calcext:value-type="float">
            <text:p><text:s/>44 467 </text:p>
          </table:table-cell>
          <table:table-cell table:style-name="ce10" office:value-type="float" office:value="44975" calcext:value-type="float">
            <text:p><text:s/>44 975 </text:p>
          </table:table-cell>
          <table:table-cell table:style-name="ce10" office:value-type="float" office:value="46037" calcext:value-type="float">
            <text:p><text:s/>46 037 </text:p>
          </table:table-cell>
          <table:table-cell table:style-name="ce10" office:value-type="float" office:value="48052" calcext:value-type="float">
            <text:p><text:s/>48 052 </text:p>
          </table:table-cell>
          <table:table-cell table:style-name="ce10" office:value-type="float" office:value="48430" calcext:value-type="float">
            <text:p><text:s/>48 430 </text:p>
          </table:table-cell>
          <table:table-cell table:style-name="ce10" office:value-type="float" office:value="51252" calcext:value-type="float">
            <text:p><text:s/>51 252 </text:p>
          </table:table-cell>
          <table:table-cell table:style-name="ce10" office:value-type="float" office:value="51859" calcext:value-type="float">
            <text:p><text:s/>51 859 </text:p>
          </table:table-cell>
          <table:table-cell table:style-name="ce10" office:value-type="float" office:value="51028" calcext:value-type="float">
            <text:p><text:s/>51 028 </text:p>
          </table:table-cell>
          <table:table-cell table:style-name="ce10" office:value-type="float" office:value="52555" calcext:value-type="float">
            <text:p><text:s/>52 555 </text:p>
          </table:table-cell>
          <table:table-cell table:style-name="ce10" office:value-type="float" office:value="53650" calcext:value-type="float">
            <text:p><text:s/>53 650 </text:p>
          </table:table-cell>
          <table:table-cell table:style-name="ce10" office:value-type="float" office:value="54501" calcext:value-type="float">
            <text:p><text:s/>54 501 </text:p>
          </table:table-cell>
          <table:table-cell table:style-name="ce10" office:value-type="float" office:value="54837" calcext:value-type="float">
            <text:p><text:s/>54 837 </text:p>
          </table:table-cell>
          <table:table-cell table:style-name="ce10" office:value-type="float" office:value="57006" calcext:value-type="float">
            <text:p><text:s/>57 006 </text:p>
          </table:table-cell>
          <table:table-cell table:style-name="ce10" office:value-type="float" office:value="56129" calcext:value-type="float">
            <text:p><text:s/>56 129 </text:p>
          </table:table-cell>
          <table:table-cell table:style-name="ce10" office:value-type="float" office:value="56532" calcext:value-type="float">
            <text:p><text:s/>56 532 </text:p>
          </table:table-cell>
          <table:table-cell table:style-name="ce10" office:value-type="float" office:value="55341" calcext:value-type="float">
            <text:p><text:s/>55 341 </text:p>
          </table:table-cell>
          <table:table-cell table:style-name="ce10" office:value-type="float" office:value="56457" calcext:value-type="float">
            <text:p><text:s/>56 457 </text:p>
          </table:table-cell>
          <table:table-cell table:style-name="ce10" office:value-type="float" office:value="55676" calcext:value-type="float">
            <text:p><text:s/>55 676 </text:p>
          </table:table-cell>
          <table:table-cell table:style-name="ce10" office:value-type="float" office:value="55745" calcext:value-type="float">
            <text:p><text:s/>55 745 </text:p>
          </table:table-cell>
          <table:table-cell table:style-name="ce10" office:value-type="float" office:value="50134" calcext:value-type="float">
            <text:p><text:s/>50 134 </text:p>
          </table:table-cell>
          <table:table-cell table:style-name="ce10" office:value-type="float" office:value="49319" calcext:value-type="float">
            <text:p><text:s/>49 319 </text:p>
          </table:table-cell>
          <table:table-cell table:style-name="ce10" office:value-type="float" office:value="48085" calcext:value-type="float">
            <text:p><text:s/>48 085 </text:p>
          </table:table-cell>
          <table:table-cell table:style-name="ce10" office:value-type="float" office:value="49071" calcext:value-type="float">
            <text:p><text:s/>49 071 </text:p>
          </table:table-cell>
          <table:table-cell table:style-name="ce10" office:value-type="float" office:value="50123" calcext:value-type="float">
            <text:p><text:s/>50 123 </text:p>
          </table:table-cell>
          <table:table-cell table:style-name="ce10" office:value-type="float" office:value="58086" calcext:value-type="float">
            <text:p><text:s/>58 086 </text:p>
          </table:table-cell>
          <table:table-cell table:style-name="ce10" office:value-type="float" office:value="59431" calcext:value-type="float">
            <text:p><text:s/>59 431 </text:p>
          </table:table-cell>
          <table:table-cell table:style-name="ce10" office:value-type="float" office:value="57781" calcext:value-type="float">
            <text:p><text:s/>57 781 </text:p>
          </table:table-cell>
          <table:table-cell table:style-name="ce10" office:value-type="float" office:value="58460" calcext:value-type="float">
            <text:p><text:s/>58 460 </text:p>
          </table:table-cell>
          <table:table-cell table:style-name="ce10" office:value-type="float" office:value="58225" calcext:value-type="float">
            <text:p><text:s/>58 225 </text:p>
          </table:table-cell>
          <table:table-cell table:style-name="ce10" office:value-type="float" office:value="58720" calcext:value-type="float">
            <text:p><text:s/>58 720 </text:p>
          </table:table-cell>
          <table:table-cell table:style-name="ce10" office:value-type="float" office:value="58685" calcext:value-type="float">
            <text:p><text:s/>58 685 </text:p>
          </table:table-cell>
          <table:table-cell table:style-name="ce10" office:value-type="float" office:value="57886" calcext:value-type="float">
            <text:p><text:s/>57 886 </text:p>
          </table:table-cell>
          <table:table-cell table:style-name="ce10" office:value-type="float" office:value="58843" calcext:value-type="float">
            <text:p><text:s/>58 843 </text:p>
          </table:table-cell>
          <table:table-cell table:style-name="ce10" office:value-type="float" office:value="59450" calcext:value-type="float">
            <text:p><text:s/>59 450 </text:p>
          </table:table-cell>
          <table:table-cell table:style-name="ce10" office:value-type="float" office:value="61267" calcext:value-type="float">
            <text:p><text:s/>61 267 </text:p>
          </table:table-cell>
          <table:table-cell table:style-name="ce10" office:value-type="float" office:value="60539" calcext:value-type="float">
            <text:p><text:s/>60 539 </text:p>
          </table:table-cell>
          <table:table-cell table:style-name="ce10" office:value-type="float" office:value="61512" calcext:value-type="float">
            <text:p><text:s/>61 512 </text:p>
          </table:table-cell>
          <table:table-cell table:style-name="ce10" office:value-type="float" office:value="61170" calcext:value-type="float">
            <text:p><text:s/>61 170 </text:p>
          </table:table-cell>
          <table:table-cell table:style-name="ce10" office:value-type="float" office:value="62605" calcext:value-type="float">
            <text:p><text:s/>62 605 </text:p>
          </table:table-cell>
          <table:table-cell table:style-name="ce10" office:value-type="float" office:value="63278" calcext:value-type="float">
            <text:p><text:s/>63 278 </text:p>
          </table:table-cell>
          <table:table-cell table:style-name="ce13" office:value-type="float" office:value="63366" calcext:value-type="float">
            <text:p><text:s/>63 366 </text:p>
          </table:table-cell>
          <table:table-cell table:style-name="ce13" office:value-type="float" office:value="62318" calcext:value-type="float">
            <text:p><text:s/>62 318 </text:p>
          </table:table-cell>
          <table:table-cell table:style-name="ce13" office:value-type="float" office:value="64549" calcext:value-type="float">
            <text:p><text:s/>64 549 </text:p>
          </table:table-cell>
          <table:table-cell table:style-name="ce13" office:value-type="float" office:value="65958" calcext:value-type="float">
            <text:p><text:s/>65 958 </text:p>
          </table:table-cell>
          <table:table-cell table:style-name="ce13" office:value-type="float" office:value="67112" calcext:value-type="float">
            <text:p><text:s/>67 112 </text:p>
          </table:table-cell>
          <table:table-cell table:style-name="ce13" office:value-type="float" office:value="72222" calcext:value-type="float">
            <text:p><text:s/>72 222 </text:p>
          </table:table-cell>
          <table:table-cell table:style-name="ce14" office:value-type="float" office:value="76417" calcext:value-type="float">
            <text:p>76417</text:p>
          </table:table-cell>
          <table:table-cell table:style-name="ce14" office:value-type="float" office:value="79492" calcext:value-type="float">
            <text:p>79492</text:p>
          </table:table-cell>
          <table:table-cell table:style-name="ce14" office:value-type="float" office:value="81881" calcext:value-type="float">
            <text:p>81881</text:p>
          </table:table-cell>
          <table:table-cell table:number-columns-repeated="87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5" office:value-type="float" office:value="9800" calcext:value-type="float">
            <text:p><text:s/>9 800 </text:p>
          </table:table-cell>
          <table:table-cell table:style-name="ce5" office:value-type="float" office:value="9740" calcext:value-type="float">
            <text:p><text:s/>9 740 </text:p>
          </table:table-cell>
          <table:table-cell table:style-name="ce5" office:value-type="float" office:value="9708" calcext:value-type="float">
            <text:p><text:s/>9 708 </text:p>
          </table:table-cell>
          <table:table-cell table:style-name="ce5" office:value-type="float" office:value="9876" calcext:value-type="float">
            <text:p><text:s/>9 876 </text:p>
          </table:table-cell>
          <table:table-cell table:style-name="ce5" office:value-type="float" office:value="10076" calcext:value-type="float">
            <text:p><text:s/>10 076 </text:p>
          </table:table-cell>
          <table:table-cell table:style-name="ce5" office:value-type="float" office:value="10326" calcext:value-type="float">
            <text:p><text:s/>10 326 </text:p>
          </table:table-cell>
          <table:table-cell table:style-name="ce5" office:value-type="float" office:value="10651" calcext:value-type="float">
            <text:p><text:s/>10 651 </text:p>
          </table:table-cell>
          <table:table-cell table:style-name="ce5" office:value-type="float" office:value="11081" calcext:value-type="float">
            <text:p><text:s/>11 081 </text:p>
          </table:table-cell>
          <table:table-cell table:style-name="ce5" office:value-type="float" office:value="11170" calcext:value-type="float">
            <text:p><text:s/>11 170 </text:p>
          </table:table-cell>
          <table:table-cell table:style-name="ce5" office:value-type="float" office:value="11360" calcext:value-type="float">
            <text:p><text:s/>11 360 </text:p>
          </table:table-cell>
          <table:table-cell table:style-name="ce5" office:value-type="float" office:value="11674" calcext:value-type="float">
            <text:p><text:s/>11 674 </text:p>
          </table:table-cell>
          <table:table-cell table:style-name="ce5" office:value-type="float" office:value="12044" calcext:value-type="float">
            <text:p><text:s/>12 044 </text:p>
          </table:table-cell>
          <table:table-cell table:style-name="ce5" office:value-type="float" office:value="12462" calcext:value-type="float">
            <text:p><text:s/>12 462 </text:p>
          </table:table-cell>
          <table:table-cell table:style-name="ce5" office:value-type="float" office:value="12306" calcext:value-type="float">
            <text:p><text:s/>12 306 </text:p>
          </table:table-cell>
          <table:table-cell table:style-name="ce5" office:value-type="float" office:value="12184" calcext:value-type="float">
            <text:p><text:s/>12 184 </text:p>
          </table:table-cell>
          <table:table-cell table:number-columns-repeated="2" table:style-name="ce5" office:value-type="float" office:value="12113" calcext:value-type="float">
            <text:p><text:s/>12 113 </text:p>
          </table:table-cell>
          <table:table-cell table:style-name="ce5" office:value-type="float" office:value="12213" calcext:value-type="float">
            <text:p><text:s/>12 213 </text:p>
          </table:table-cell>
          <table:table-cell table:style-name="ce5" office:value-type="float" office:value="12065" calcext:value-type="float">
            <text:p><text:s/>12 065 </text:p>
          </table:table-cell>
          <table:table-cell table:style-name="ce5" office:value-type="float" office:value="12010" calcext:value-type="float">
            <text:p><text:s/>12 010 </text:p>
          </table:table-cell>
          <table:table-cell table:style-name="ce5" office:value-type="float" office:value="12063" calcext:value-type="float">
            <text:p><text:s/>12 063 </text:p>
          </table:table-cell>
          <table:table-cell table:style-name="ce5" office:value-type="float" office:value="12187" calcext:value-type="float">
            <text:p><text:s/>12 187 </text:p>
          </table:table-cell>
          <table:table-cell table:style-name="ce5" office:value-type="float" office:value="12294" calcext:value-type="float">
            <text:p><text:s/>12 294 </text:p>
          </table:table-cell>
          <table:table-cell table:style-name="ce5" office:value-type="float" office:value="12241" calcext:value-type="float">
            <text:p><text:s/>12 241 </text:p>
          </table:table-cell>
          <table:table-cell table:style-name="ce5" office:value-type="float" office:value="12193" calcext:value-type="float">
            <text:p><text:s/>12 193 </text:p>
          </table:table-cell>
          <table:table-cell table:style-name="ce5" office:value-type="float" office:value="12362" calcext:value-type="float">
            <text:p><text:s/>12 362 </text:p>
          </table:table-cell>
          <table:table-cell table:style-name="ce5" office:value-type="float" office:value="12430" calcext:value-type="float">
            <text:p><text:s/>12 430 </text:p>
          </table:table-cell>
          <table:table-cell table:style-name="ce5" office:value-type="float" office:value="12640" calcext:value-type="float">
            <text:p><text:s/>12 640 </text:p>
          </table:table-cell>
          <table:table-cell table:style-name="ce5" office:value-type="float" office:value="13035" calcext:value-type="float">
            <text:p><text:s/>13 035 </text:p>
          </table:table-cell>
          <table:table-cell table:style-name="ce5" office:value-type="float" office:value="13625" calcext:value-type="float">
            <text:p><text:s/>13 625 </text:p>
          </table:table-cell>
          <table:table-cell table:style-name="ce5" office:value-type="float" office:value="14198" calcext:value-type="float">
            <text:p><text:s/>14 198 </text:p>
          </table:table-cell>
          <table:table-cell table:style-name="ce5" office:value-type="float" office:value="14053" calcext:value-type="float">
            <text:p><text:s/>14 053 </text:p>
          </table:table-cell>
          <table:table-cell table:style-name="ce5" office:value-type="float" office:value="14142" calcext:value-type="float">
            <text:p><text:s/>14 142 </text:p>
          </table:table-cell>
          <table:table-cell table:style-name="ce5" office:value-type="float" office:value="14224" calcext:value-type="float">
            <text:p><text:s/>14 224 </text:p>
          </table:table-cell>
          <table:table-cell table:style-name="ce5" office:value-type="float" office:value="14215" calcext:value-type="float">
            <text:p><text:s/>14 215 </text:p>
          </table:table-cell>
          <table:table-cell table:style-name="ce5" office:value-type="float" office:value="14296" calcext:value-type="float">
            <text:p><text:s/>14 296 </text:p>
          </table:table-cell>
          <table:table-cell table:style-name="ce5" office:value-type="float" office:value="14385" calcext:value-type="float">
            <text:p><text:s/>14 385 </text:p>
          </table:table-cell>
          <table:table-cell table:style-name="ce5" office:value-type="float" office:value="14628" calcext:value-type="float">
            <text:p><text:s/>14 628 </text:p>
          </table:table-cell>
          <table:table-cell table:style-name="ce5" office:value-type="float" office:value="14562" calcext:value-type="float">
            <text:p><text:s/>14 562 </text:p>
          </table:table-cell>
          <table:table-cell table:style-name="ce5" office:value-type="float" office:value="14582" calcext:value-type="float">
            <text:p><text:s/>14 582 </text:p>
          </table:table-cell>
          <table:table-cell table:style-name="ce5" office:value-type="float" office:value="14609" calcext:value-type="float">
            <text:p><text:s/>14 609 </text:p>
          </table:table-cell>
          <table:table-cell table:style-name="ce5" office:value-type="float" office:value="14759" calcext:value-type="float">
            <text:p><text:s/>14 759 </text:p>
          </table:table-cell>
          <table:table-cell table:style-name="ce5" office:value-type="float" office:value="15064" calcext:value-type="float">
            <text:p><text:s/>15 064 </text:p>
          </table:table-cell>
          <table:table-cell table:style-name="ce5" office:value-type="float" office:value="15143" calcext:value-type="float">
            <text:p><text:s/>15 143 </text:p>
          </table:table-cell>
          <table:table-cell table:style-name="ce5" office:value-type="float" office:value="15325" calcext:value-type="float">
            <text:p><text:s/>15 325 </text:p>
          </table:table-cell>
          <table:table-cell table:style-name="ce5" office:value-type="float" office:value="15452" calcext:value-type="float">
            <text:p><text:s/>15 452 </text:p>
          </table:table-cell>
          <table:table-cell table:style-name="ce5" office:value-type="float" office:value="15737" calcext:value-type="float">
            <text:p><text:s/>15 737 </text:p>
          </table:table-cell>
          <table:table-cell table:style-name="ce5" office:value-type="float" office:value="16220" calcext:value-type="float">
            <text:p><text:s/>16 220 </text:p>
          </table:table-cell>
          <table:table-cell table:style-name="ce5" office:value-type="float" office:value="16200" calcext:value-type="float">
            <text:p><text:s/>16 200 </text:p>
          </table:table-cell>
          <table:table-cell table:style-name="ce5" office:value-type="float" office:value="16212" calcext:value-type="float">
            <text:p><text:s/>16 212 </text:p>
          </table:table-cell>
          <table:table-cell table:style-name="ce5" office:value-type="float" office:value="16395" calcext:value-type="float">
            <text:p><text:s/>16 395 </text:p>
          </table:table-cell>
          <table:table-cell table:style-name="ce5" office:value-type="float" office:value="16690" calcext:value-type="float">
            <text:p><text:s/>16 690 </text:p>
          </table:table-cell>
          <table:table-cell table:style-name="ce5" office:value-type="float" office:value="17052" calcext:value-type="float">
            <text:p><text:s/>17 052 </text:p>
          </table:table-cell>
          <table:table-cell table:style-name="ce5" office:value-type="float" office:value="16737" calcext:value-type="float">
            <text:p><text:s/>16 737 </text:p>
          </table:table-cell>
          <table:table-cell table:style-name="ce5" office:value-type="float" office:value="16630" calcext:value-type="float">
            <text:p><text:s/>16 630 </text:p>
          </table:table-cell>
          <table:table-cell table:style-name="ce5" office:value-type="float" office:value="16648" calcext:value-type="float">
            <text:p><text:s/>16 648 </text:p>
          </table:table-cell>
          <table:table-cell table:style-name="ce5" office:value-type="float" office:value="16561" calcext:value-type="float">
            <text:p><text:s/>16 561 </text:p>
          </table:table-cell>
          <table:table-cell table:style-name="ce5" office:value-type="float" office:value="16716" calcext:value-type="float">
            <text:p><text:s/>16 716 </text:p>
          </table:table-cell>
          <table:table-cell table:style-name="ce5" office:value-type="float" office:value="16505" calcext:value-type="float">
            <text:p><text:s/>16 505 </text:p>
          </table:table-cell>
          <table:table-cell table:style-name="ce5" office:value-type="float" office:value="16381" calcext:value-type="float">
            <text:p><text:s/>16 381 </text:p>
          </table:table-cell>
          <table:table-cell table:style-name="ce5" office:value-type="float" office:value="16377" calcext:value-type="float">
            <text:p><text:s/>16 377 </text:p>
          </table:table-cell>
          <table:table-cell table:style-name="ce5" office:value-type="float" office:value="16586" calcext:value-type="float">
            <text:p><text:s/>16 586 </text:p>
          </table:table-cell>
          <table:table-cell table:style-name="ce5" office:value-type="float" office:value="16858" calcext:value-type="float">
            <text:p><text:s/>16 858 </text:p>
          </table:table-cell>
          <table:table-cell table:style-name="ce5" office:value-type="float" office:value="17330" calcext:value-type="float">
            <text:p><text:s/>17 330 </text:p>
          </table:table-cell>
          <table:table-cell table:style-name="ce5" office:value-type="float" office:value="17761" calcext:value-type="float">
            <text:p><text:s/>17 761 </text:p>
          </table:table-cell>
          <table:table-cell table:style-name="ce5" office:value-type="float" office:value="18344" calcext:value-type="float">
            <text:p><text:s/>18 344 </text:p>
          </table:table-cell>
          <table:table-cell table:style-name="ce5" office:value-type="float" office:value="19186" calcext:value-type="float">
            <text:p><text:s/>19 186 </text:p>
          </table:table-cell>
          <table:table-cell table:style-name="ce5" office:value-type="float" office:value="20060" calcext:value-type="float">
            <text:p><text:s/>20 060 </text:p>
          </table:table-cell>
          <table:table-cell table:style-name="ce5" office:value-type="float" office:value="20219" calcext:value-type="float">
            <text:p><text:s/>20 219 </text:p>
          </table:table-cell>
          <table:table-cell table:style-name="ce5" office:value-type="float" office:value="20580" calcext:value-type="float">
            <text:p><text:s/>20 580 </text:p>
          </table:table-cell>
          <table:table-cell table:style-name="ce5" office:value-type="float" office:value="21067" calcext:value-type="float">
            <text:p><text:s/>21 067 </text:p>
          </table:table-cell>
          <table:table-cell table:style-name="ce5" office:value-type="float" office:value="21680" calcext:value-type="float">
            <text:p><text:s/>21 680 </text:p>
          </table:table-cell>
          <table:table-cell table:style-name="ce5" office:value-type="float" office:value="22464" calcext:value-type="float">
            <text:p><text:s/>22 464 </text:p>
          </table:table-cell>
          <table:table-cell table:style-name="ce5" office:value-type="float" office:value="22807" calcext:value-type="float">
            <text:p><text:s/>22 807 </text:p>
          </table:table-cell>
          <table:table-cell table:style-name="ce5" office:value-type="float" office:value="22974" calcext:value-type="float">
            <text:p><text:s/>22 974 </text:p>
          </table:table-cell>
          <table:table-cell table:style-name="ce5" office:value-type="float" office:value="23273" calcext:value-type="float">
            <text:p><text:s/>23 273 </text:p>
          </table:table-cell>
          <table:table-cell table:style-name="ce5" office:value-type="float" office:value="23597" calcext:value-type="float">
            <text:p><text:s/>23 597 </text:p>
          </table:table-cell>
          <table:table-cell table:style-name="ce5" office:value-type="float" office:value="24035" calcext:value-type="float">
            <text:p><text:s/>24 035 </text:p>
          </table:table-cell>
          <table:table-cell table:style-name="ce5" office:value-type="float" office:value="24598" calcext:value-type="float">
            <text:p><text:s/>24 598 </text:p>
          </table:table-cell>
          <table:table-cell table:style-name="ce5" office:value-type="float" office:value="25148" calcext:value-type="float">
            <text:p><text:s/>25 148 </text:p>
          </table:table-cell>
          <table:table-cell table:style-name="ce5" office:value-type="float" office:value="26870" calcext:value-type="float">
            <text:p><text:s/>26 870 </text:p>
          </table:table-cell>
          <table:table-cell table:style-name="ce5" office:value-type="float" office:value="29772" calcext:value-type="float">
            <text:p><text:s/>29 772 </text:p>
          </table:table-cell>
          <table:table-cell table:style-name="ce5" office:value-type="float" office:value="28363" calcext:value-type="float">
            <text:p><text:s/>28 363 </text:p>
          </table:table-cell>
          <table:table-cell table:style-name="ce5" office:value-type="float" office:value="28533" calcext:value-type="float">
            <text:p><text:s/>28 533 </text:p>
          </table:table-cell>
          <table:table-cell table:style-name="ce5" office:value-type="float" office:value="30225" calcext:value-type="float">
            <text:p><text:s/>30 225 </text:p>
          </table:table-cell>
          <table:table-cell table:style-name="ce5" office:value-type="float" office:value="30408" calcext:value-type="float">
            <text:p><text:s/>30 408 </text:p>
          </table:table-cell>
          <table:table-cell table:style-name="ce5" office:value-type="float" office:value="31691" calcext:value-type="float">
            <text:p><text:s/>31 691 </text:p>
          </table:table-cell>
          <table:table-cell table:style-name="ce5" office:value-type="float" office:value="31439" calcext:value-type="float">
            <text:p><text:s/>31 439 </text:p>
          </table:table-cell>
          <table:table-cell table:style-name="ce5" office:value-type="float" office:value="31396" calcext:value-type="float">
            <text:p><text:s/>31 396 </text:p>
          </table:table-cell>
          <table:table-cell table:style-name="ce5" office:value-type="float" office:value="31151" calcext:value-type="float">
            <text:p><text:s/>31 151 </text:p>
          </table:table-cell>
          <table:table-cell table:style-name="ce5" office:value-type="float" office:value="32141" calcext:value-type="float">
            <text:p><text:s/>32 141 </text:p>
          </table:table-cell>
          <table:table-cell table:style-name="ce5" office:value-type="float" office:value="32762" calcext:value-type="float">
            <text:p><text:s/>32 762 </text:p>
          </table:table-cell>
          <table:table-cell table:style-name="ce5" office:value-type="float" office:value="33219" calcext:value-type="float">
            <text:p><text:s/>33 219 </text:p>
          </table:table-cell>
          <table:table-cell table:style-name="ce5" office:value-type="float" office:value="33311" calcext:value-type="float">
            <text:p><text:s/>33 311 </text:p>
          </table:table-cell>
          <table:table-cell table:style-name="ce5" office:value-type="float" office:value="33119" calcext:value-type="float">
            <text:p><text:s/>33 119 </text:p>
          </table:table-cell>
          <table:table-cell table:style-name="ce5" office:value-type="float" office:value="34118" calcext:value-type="float">
            <text:p><text:s/>34 118 </text:p>
          </table:table-cell>
          <table:table-cell table:style-name="ce5" office:value-type="float" office:value="34181" calcext:value-type="float">
            <text:p><text:s/>34 181 </text:p>
          </table:table-cell>
          <table:table-cell table:style-name="ce5" office:value-type="float" office:value="35174" calcext:value-type="float">
            <text:p><text:s/>35 174 </text:p>
          </table:table-cell>
          <table:table-cell table:style-name="ce5" office:value-type="float" office:value="35546" calcext:value-type="float">
            <text:p><text:s/>35 546 </text:p>
          </table:table-cell>
          <table:table-cell table:style-name="ce5" office:value-type="float" office:value="34671" calcext:value-type="float">
            <text:p><text:s/>34 671 </text:p>
          </table:table-cell>
          <table:table-cell table:style-name="ce10" office:value-type="float" office:value="37694" calcext:value-type="float">
            <text:p><text:s/>37 694 </text:p>
          </table:table-cell>
          <table:table-cell table:style-name="ce10" office:value-type="float" office:value="38187" calcext:value-type="float">
            <text:p><text:s/>38 187 </text:p>
          </table:table-cell>
          <table:table-cell table:style-name="ce10" office:value-type="float" office:value="39471" calcext:value-type="float">
            <text:p><text:s/>39 471 </text:p>
          </table:table-cell>
          <table:table-cell table:style-name="ce10" office:value-type="float" office:value="39989" calcext:value-type="float">
            <text:p><text:s/>39 989 </text:p>
          </table:table-cell>
          <table:table-cell table:style-name="ce10" office:value-type="float" office:value="40680" calcext:value-type="float">
            <text:p><text:s/>40 680 </text:p>
          </table:table-cell>
          <table:table-cell table:style-name="ce10" office:value-type="float" office:value="43047" calcext:value-type="float">
            <text:p><text:s/>43 047 </text:p>
          </table:table-cell>
          <table:table-cell table:style-name="ce10" office:value-type="float" office:value="43622" calcext:value-type="float">
            <text:p><text:s/>43 622 </text:p>
          </table:table-cell>
          <table:table-cell table:style-name="ce10" office:value-type="float" office:value="44679" calcext:value-type="float">
            <text:p><text:s/>44 679 </text:p>
          </table:table-cell>
          <table:table-cell table:style-name="ce10" office:value-type="float" office:value="46694" calcext:value-type="float">
            <text:p><text:s/>46 694 </text:p>
          </table:table-cell>
          <table:table-cell table:style-name="ce10" office:value-type="float" office:value="47009" calcext:value-type="float">
            <text:p><text:s/>47 009 </text:p>
          </table:table-cell>
          <table:table-cell table:style-name="ce10" office:value-type="float" office:value="49817" calcext:value-type="float">
            <text:p><text:s/>49 817 </text:p>
          </table:table-cell>
          <table:table-cell table:style-name="ce10" office:value-type="float" office:value="50377" calcext:value-type="float">
            <text:p><text:s/>50 377 </text:p>
          </table:table-cell>
          <table:table-cell table:style-name="ce10" office:value-type="float" office:value="49662" calcext:value-type="float">
            <text:p><text:s/>49 662 </text:p>
          </table:table-cell>
          <table:table-cell table:style-name="ce10" office:value-type="float" office:value="51193" calcext:value-type="float">
            <text:p><text:s/>51 193 </text:p>
          </table:table-cell>
          <table:table-cell table:style-name="ce10" office:value-type="float" office:value="52287" calcext:value-type="float">
            <text:p><text:s/>52 287 </text:p>
          </table:table-cell>
          <table:table-cell table:style-name="ce10" office:value-type="float" office:value="53052" calcext:value-type="float">
            <text:p><text:s/>53 052 </text:p>
          </table:table-cell>
          <table:table-cell table:style-name="ce10" office:value-type="float" office:value="53443" calcext:value-type="float">
            <text:p><text:s/>53 443 </text:p>
          </table:table-cell>
          <table:table-cell table:style-name="ce10" office:value-type="float" office:value="55611" calcext:value-type="float">
            <text:p><text:s/>55 611 </text:p>
          </table:table-cell>
          <table:table-cell table:style-name="ce10" office:value-type="float" office:value="54707" calcext:value-type="float">
            <text:p><text:s/>54 707 </text:p>
          </table:table-cell>
          <table:table-cell table:style-name="ce10" office:value-type="float" office:value="55169" calcext:value-type="float">
            <text:p><text:s/>55 169 </text:p>
          </table:table-cell>
          <table:table-cell table:style-name="ce10" office:value-type="float" office:value="54108" calcext:value-type="float">
            <text:p><text:s/>54 108 </text:p>
          </table:table-cell>
          <table:table-cell table:style-name="ce10" office:value-type="float" office:value="55218" calcext:value-type="float">
            <text:p><text:s/>55 218 </text:p>
          </table:table-cell>
          <table:table-cell table:style-name="ce10" office:value-type="float" office:value="54480" calcext:value-type="float">
            <text:p><text:s/>54 480 </text:p>
          </table:table-cell>
          <table:table-cell table:style-name="ce10" office:value-type="float" office:value="54503" calcext:value-type="float">
            <text:p><text:s/>54 503 </text:p>
          </table:table-cell>
          <table:table-cell table:style-name="ce10" office:value-type="float" office:value="49034" calcext:value-type="float">
            <text:p><text:s/>49 034 </text:p>
          </table:table-cell>
          <table:table-cell table:style-name="ce10" office:value-type="float" office:value="48231" calcext:value-type="float">
            <text:p><text:s/>48 231 </text:p>
          </table:table-cell>
          <table:table-cell table:style-name="ce10" office:value-type="float" office:value="47083" calcext:value-type="float">
            <text:p><text:s/>47 083 </text:p>
          </table:table-cell>
          <table:table-cell table:style-name="ce10" office:value-type="float" office:value="48037" calcext:value-type="float">
            <text:p><text:s/>48 037 </text:p>
          </table:table-cell>
          <table:table-cell table:style-name="ce10" office:value-type="float" office:value="49020" calcext:value-type="float">
            <text:p><text:s/>49 020 </text:p>
          </table:table-cell>
          <table:table-cell table:style-name="ce10" office:value-type="float" office:value="56959" calcext:value-type="float">
            <text:p><text:s/>56 959 </text:p>
          </table:table-cell>
          <table:table-cell table:style-name="ce10" office:value-type="float" office:value="58263" calcext:value-type="float">
            <text:p><text:s/>58 263 </text:p>
          </table:table-cell>
          <table:table-cell table:style-name="ce10" office:value-type="float" office:value="56157" calcext:value-type="float">
            <text:p><text:s/>56 157 </text:p>
          </table:table-cell>
          <table:table-cell table:style-name="ce10" office:value-type="float" office:value="57321" calcext:value-type="float">
            <text:p><text:s/>57 321 </text:p>
          </table:table-cell>
          <table:table-cell table:style-name="ce10" office:value-type="float" office:value="57184" calcext:value-type="float">
            <text:p><text:s/>57 184 </text:p>
          </table:table-cell>
          <table:table-cell table:style-name="ce10" office:value-type="float" office:value="57578" calcext:value-type="float">
            <text:p><text:s/>57 578 </text:p>
          </table:table-cell>
          <table:table-cell table:style-name="ce10" office:value-type="float" office:value="57555" calcext:value-type="float">
            <text:p><text:s/>57 555 </text:p>
          </table:table-cell>
          <table:table-cell table:style-name="ce10" office:value-type="float" office:value="56837" calcext:value-type="float">
            <text:p><text:s/>56 837 </text:p>
          </table:table-cell>
          <table:table-cell table:style-name="ce10" office:value-type="float" office:value="57767" calcext:value-type="float">
            <text:p><text:s/>57 767 </text:p>
          </table:table-cell>
          <table:table-cell table:style-name="ce10" office:value-type="float" office:value="58546" calcext:value-type="float">
            <text:p><text:s/>58 546 </text:p>
          </table:table-cell>
          <table:table-cell table:style-name="ce10" office:value-type="float" office:value="60275" calcext:value-type="float">
            <text:p><text:s/>60 275 </text:p>
          </table:table-cell>
          <table:table-cell table:style-name="ce10" office:value-type="float" office:value="59581" calcext:value-type="float">
            <text:p><text:s/>59 581 </text:p>
          </table:table-cell>
          <table:table-cell table:style-name="ce10" office:value-type="float" office:value="60434" calcext:value-type="float">
            <text:p><text:s/>60 434 </text:p>
          </table:table-cell>
          <table:table-cell table:style-name="ce10" office:value-type="float" office:value="60242" calcext:value-type="float">
            <text:p><text:s/>60 242 </text:p>
          </table:table-cell>
          <table:table-cell table:style-name="ce10" office:value-type="float" office:value="61701" calcext:value-type="float">
            <text:p><text:s/>61 701 </text:p>
          </table:table-cell>
          <table:table-cell table:style-name="ce13" office:value-type="float" office:value="62378" calcext:value-type="float">
            <text:p><text:s/>62 378 </text:p>
          </table:table-cell>
          <table:table-cell table:style-name="ce13" office:value-type="float" office:value="62429" calcext:value-type="float">
            <text:p><text:s/>62 429 </text:p>
          </table:table-cell>
          <table:table-cell table:style-name="ce13" office:value-type="float" office:value="61466" calcext:value-type="float">
            <text:p><text:s/>61 466 </text:p>
          </table:table-cell>
          <table:table-cell table:style-name="ce13" office:value-type="float" office:value="63710" calcext:value-type="float">
            <text:p><text:s/>63 710 </text:p>
          </table:table-cell>
          <table:table-cell table:style-name="ce13" office:value-type="float" office:value="65097" calcext:value-type="float">
            <text:p><text:s/>65 097 </text:p>
          </table:table-cell>
          <table:table-cell table:style-name="ce13" office:value-type="float" office:value="66255" calcext:value-type="float">
            <text:p><text:s/>66 255 </text:p>
          </table:table-cell>
          <table:table-cell table:style-name="ce14" office:value-type="float" office:value="71032" calcext:value-type="float">
            <text:p>71032</text:p>
          </table:table-cell>
          <table:table-cell table:style-name="ce14" office:value-type="float" office:value="75469" calcext:value-type="float">
            <text:p>75469</text:p>
          </table:table-cell>
          <table:table-cell table:style-name="ce14" office:value-type="float" office:value="78467" calcext:value-type="float">
            <text:p>78467</text:p>
          </table:table-cell>
          <table:table-cell table:number-columns-repeated="87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5" office:value-type="float" office:value="9209" calcext:value-type="float">
            <text:p><text:s/>9 209 </text:p>
          </table:table-cell>
          <table:table-cell table:style-name="ce5" office:value-type="float" office:value="9344" calcext:value-type="float">
            <text:p><text:s/>9 344 </text:p>
          </table:table-cell>
          <table:table-cell table:style-name="ce5" office:value-type="float" office:value="9480" calcext:value-type="float">
            <text:p><text:s/>9 480 </text:p>
          </table:table-cell>
          <table:table-cell table:style-name="ce5" office:value-type="float" office:value="9615" calcext:value-type="float">
            <text:p><text:s/>9 615 </text:p>
          </table:table-cell>
          <table:table-cell table:style-name="ce5" office:value-type="float" office:value="9751" calcext:value-type="float">
            <text:p><text:s/>9 751 </text:p>
          </table:table-cell>
          <table:table-cell table:style-name="ce5" office:value-type="float" office:value="9887" calcext:value-type="float">
            <text:p><text:s/>9 887 </text:p>
          </table:table-cell>
          <table:table-cell table:style-name="ce5" office:value-type="float" office:value="10022" calcext:value-type="float">
            <text:p><text:s/>10 022 </text:p>
          </table:table-cell>
          <table:table-cell table:style-name="ce5" office:value-type="float" office:value="10158" calcext:value-type="float">
            <text:p><text:s/>10 158 </text:p>
          </table:table-cell>
          <table:table-cell table:style-name="ce5" office:value-type="float" office:value="10293" calcext:value-type="float">
            <text:p><text:s/>10 293 </text:p>
          </table:table-cell>
          <table:table-cell table:style-name="ce5" office:value-type="float" office:value="10429" calcext:value-type="float">
            <text:p><text:s/>10 429 </text:p>
          </table:table-cell>
          <table:table-cell table:style-name="ce5" office:value-type="float" office:value="10565" calcext:value-type="float">
            <text:p><text:s/>10 565 </text:p>
          </table:table-cell>
          <table:table-cell table:style-name="ce5" office:value-type="float" office:value="10621" calcext:value-type="float">
            <text:p><text:s/>10 621 </text:p>
          </table:table-cell>
          <table:table-cell table:style-name="ce5" office:value-type="float" office:value="10677" calcext:value-type="float">
            <text:p><text:s/>10 677 </text:p>
          </table:table-cell>
          <table:table-cell table:style-name="ce5" office:value-type="float" office:value="10734" calcext:value-type="float">
            <text:p><text:s/>10 734 </text:p>
          </table:table-cell>
          <table:table-cell table:style-name="ce5" office:value-type="float" office:value="10791" calcext:value-type="float">
            <text:p><text:s/>10 791 </text:p>
          </table:table-cell>
          <table:table-cell table:style-name="ce5" office:value-type="float" office:value="10848" calcext:value-type="float">
            <text:p><text:s/>10 848 </text:p>
          </table:table-cell>
          <table:table-cell table:style-name="ce5" office:value-type="float" office:value="10904" calcext:value-type="float">
            <text:p><text:s/>10 904 </text:p>
          </table:table-cell>
          <table:table-cell table:style-name="ce5" office:value-type="float" office:value="10961" calcext:value-type="float">
            <text:p><text:s/>10 961 </text:p>
          </table:table-cell>
          <table:table-cell table:style-name="ce5" office:value-type="float" office:value="11018" calcext:value-type="float">
            <text:p><text:s/>11 018 </text:p>
          </table:table-cell>
          <table:table-cell table:style-name="ce5" office:value-type="float" office:value="11074" calcext:value-type="float">
            <text:p><text:s/>11 074 </text:p>
          </table:table-cell>
          <table:table-cell table:style-name="ce5" office:value-type="float" office:value="11132" calcext:value-type="float">
            <text:p><text:s/>11 132 </text:p>
          </table:table-cell>
          <table:table-cell table:style-name="ce5" office:value-type="float" office:value="11273" calcext:value-type="float">
            <text:p><text:s/>11 273 </text:p>
          </table:table-cell>
          <table:table-cell table:style-name="ce5" office:value-type="float" office:value="11414" calcext:value-type="float">
            <text:p><text:s/>11 414 </text:p>
          </table:table-cell>
          <table:table-cell table:style-name="ce5" office:value-type="float" office:value="11556" calcext:value-type="float">
            <text:p><text:s/>11 556 </text:p>
          </table:table-cell>
          <table:table-cell table:style-name="ce5" office:value-type="float" office:value="11697" calcext:value-type="float">
            <text:p><text:s/>11 697 </text:p>
          </table:table-cell>
          <table:table-cell table:style-name="ce5" office:value-type="float" office:value="11840" calcext:value-type="float">
            <text:p><text:s/>11 840 </text:p>
          </table:table-cell>
          <table:table-cell table:style-name="ce5" office:value-type="float" office:value="11981" calcext:value-type="float">
            <text:p><text:s/>11 981 </text:p>
          </table:table-cell>
          <table:table-cell table:style-name="ce5" office:value-type="float" office:value="12122" calcext:value-type="float">
            <text:p><text:s/>12 122 </text:p>
          </table:table-cell>
          <table:table-cell table:style-name="ce5" office:value-type="float" office:value="12264" calcext:value-type="float">
            <text:p><text:s/>12 264 </text:p>
          </table:table-cell>
          <table:table-cell table:style-name="ce5" office:value-type="float" office:value="12405" calcext:value-type="float">
            <text:p><text:s/>12 405 </text:p>
          </table:table-cell>
          <table:table-cell table:style-name="ce5" office:value-type="float" office:value="12548" calcext:value-type="float">
            <text:p><text:s/>12 548 </text:p>
          </table:table-cell>
          <table:table-cell table:style-name="ce5" office:value-type="float" office:value="13101" calcext:value-type="float">
            <text:p><text:s/>13 101 </text:p>
          </table:table-cell>
          <table:table-cell table:style-name="ce5" office:value-type="float" office:value="13069" calcext:value-type="float">
            <text:p><text:s/>13 069 </text:p>
          </table:table-cell>
          <table:table-cell table:style-name="ce5" office:value-type="float" office:value="13140" calcext:value-type="float">
            <text:p><text:s/>13 140 </text:p>
          </table:table-cell>
          <table:table-cell table:style-name="ce5" office:value-type="float" office:value="13124" calcext:value-type="float">
            <text:p><text:s/>13 124 </text:p>
          </table:table-cell>
          <table:table-cell table:style-name="ce5" office:value-type="float" office:value="13216" calcext:value-type="float">
            <text:p><text:s/>13 216 </text:p>
          </table:table-cell>
          <table:table-cell table:style-name="ce5" office:value-type="float" office:value="13367" calcext:value-type="float">
            <text:p><text:s/>13 367 </text:p>
          </table:table-cell>
          <table:table-cell table:style-name="ce5" office:value-type="float" office:value="13417" calcext:value-type="float">
            <text:p><text:s/>13 417 </text:p>
          </table:table-cell>
          <table:table-cell table:style-name="ce5" office:value-type="float" office:value="13667" calcext:value-type="float">
            <text:p><text:s/>13 667 </text:p>
          </table:table-cell>
          <table:table-cell table:style-name="ce5" office:value-type="float" office:value="13651" calcext:value-type="float">
            <text:p><text:s/>13 651 </text:p>
          </table:table-cell>
          <table:table-cell table:style-name="ce5" office:value-type="float" office:value="13570" calcext:value-type="float">
            <text:p><text:s/>13 570 </text:p>
          </table:table-cell>
          <table:table-cell table:style-name="ce5" office:value-type="float" office:value="13613" calcext:value-type="float">
            <text:p><text:s/>13 613 </text:p>
          </table:table-cell>
          <table:table-cell table:style-name="ce5" office:value-type="float" office:value="13762" calcext:value-type="float">
            <text:p><text:s/>13 762 </text:p>
          </table:table-cell>
          <table:table-cell table:style-name="ce5" office:value-type="float" office:value="14072" calcext:value-type="float">
            <text:p><text:s/>14 072 </text:p>
          </table:table-cell>
          <table:table-cell table:style-name="ce5" office:value-type="float" office:value="14134" calcext:value-type="float">
            <text:p><text:s/>14 134 </text:p>
          </table:table-cell>
          <table:table-cell table:style-name="ce5" office:value-type="float" office:value="14294" calcext:value-type="float">
            <text:p><text:s/>14 294 </text:p>
          </table:table-cell>
          <table:table-cell table:style-name="ce5" office:value-type="float" office:value="14478" calcext:value-type="float">
            <text:p><text:s/>14 478 </text:p>
          </table:table-cell>
          <table:table-cell table:style-name="ce5" office:value-type="float" office:value="14700" calcext:value-type="float">
            <text:p><text:s/>14 700 </text:p>
          </table:table-cell>
          <table:table-cell table:style-name="ce5" office:value-type="float" office:value="15193" calcext:value-type="float">
            <text:p><text:s/>15 193 </text:p>
          </table:table-cell>
          <table:table-cell table:style-name="ce5" office:value-type="float" office:value="15088" calcext:value-type="float">
            <text:p><text:s/>15 088 </text:p>
          </table:table-cell>
          <table:table-cell table:style-name="ce5" office:value-type="float" office:value="15181" calcext:value-type="float">
            <text:p><text:s/>15 181 </text:p>
          </table:table-cell>
          <table:table-cell table:style-name="ce5" office:value-type="float" office:value="15336" calcext:value-type="float">
            <text:p><text:s/>15 336 </text:p>
          </table:table-cell>
          <table:table-cell table:style-name="ce5" office:value-type="float" office:value="15656" calcext:value-type="float">
            <text:p><text:s/>15 656 </text:p>
          </table:table-cell>
          <table:table-cell table:style-name="ce5" office:value-type="float" office:value="15933" calcext:value-type="float">
            <text:p><text:s/>15 933 </text:p>
          </table:table-cell>
          <table:table-cell table:style-name="ce5" office:value-type="float" office:value="15685" calcext:value-type="float">
            <text:p><text:s/>15 685 </text:p>
          </table:table-cell>
          <table:table-cell table:style-name="ce5" office:value-type="float" office:value="15607" calcext:value-type="float">
            <text:p><text:s/>15 607 </text:p>
          </table:table-cell>
          <table:table-cell table:style-name="ce5" office:value-type="float" office:value="15587" calcext:value-type="float">
            <text:p><text:s/>15 587 </text:p>
          </table:table-cell>
          <table:table-cell table:style-name="ce5" office:value-type="float" office:value="15461" calcext:value-type="float">
            <text:p><text:s/>15 461 </text:p>
          </table:table-cell>
          <table:table-cell table:style-name="ce5" office:value-type="float" office:value="15605" calcext:value-type="float">
            <text:p><text:s/>15 605 </text:p>
          </table:table-cell>
          <table:table-cell table:style-name="ce5" office:value-type="float" office:value="15448" calcext:value-type="float">
            <text:p><text:s/>15 448 </text:p>
          </table:table-cell>
          <table:table-cell table:style-name="ce5" office:value-type="float" office:value="15309" calcext:value-type="float">
            <text:p><text:s/>15 309 </text:p>
          </table:table-cell>
          <table:table-cell table:style-name="ce5" office:value-type="float" office:value="15466" calcext:value-type="float">
            <text:p><text:s/>15 466 </text:p>
          </table:table-cell>
          <table:table-cell table:style-name="ce5" office:value-type="float" office:value="15581" calcext:value-type="float">
            <text:p><text:s/>15 581 </text:p>
          </table:table-cell>
          <table:table-cell table:style-name="ce5" office:value-type="float" office:value="15991" calcext:value-type="float">
            <text:p><text:s/>15 991 </text:p>
          </table:table-cell>
          <table:table-cell table:style-name="ce5" office:value-type="float" office:value="16299" calcext:value-type="float">
            <text:p><text:s/>16 299 </text:p>
          </table:table-cell>
          <table:table-cell table:style-name="ce5" office:value-type="float" office:value="16739" calcext:value-type="float">
            <text:p><text:s/>16 739 </text:p>
          </table:table-cell>
          <table:table-cell table:style-name="ce5" office:value-type="float" office:value="17289" calcext:value-type="float">
            <text:p><text:s/>17 289 </text:p>
          </table:table-cell>
          <table:table-cell table:style-name="ce5" office:value-type="float" office:value="18027" calcext:value-type="float">
            <text:p><text:s/>18 027 </text:p>
          </table:table-cell>
          <table:table-cell table:style-name="ce5" office:value-type="float" office:value="18968" calcext:value-type="float">
            <text:p><text:s/>18 968 </text:p>
          </table:table-cell>
          <table:table-cell table:style-name="ce5" office:value-type="float" office:value="19067" calcext:value-type="float">
            <text:p><text:s/>19 067 </text:p>
          </table:table-cell>
          <table:table-cell table:style-name="ce5" office:value-type="float" office:value="19446" calcext:value-type="float">
            <text:p><text:s/>19 446 </text:p>
          </table:table-cell>
          <table:table-cell table:style-name="ce5" office:value-type="float" office:value="19898" calcext:value-type="float">
            <text:p><text:s/>19 898 </text:p>
          </table:table-cell>
          <table:table-cell table:style-name="ce5" office:value-type="float" office:value="20457" calcext:value-type="float">
            <text:p><text:s/>20 457 </text:p>
          </table:table-cell>
          <table:table-cell table:style-name="ce5" office:value-type="float" office:value="21349" calcext:value-type="float">
            <text:p><text:s/>21 349 </text:p>
          </table:table-cell>
          <table:table-cell table:style-name="ce5" office:value-type="float" office:value="21642" calcext:value-type="float">
            <text:p><text:s/>21 642 </text:p>
          </table:table-cell>
          <table:table-cell table:style-name="ce5" office:value-type="float" office:value="21810" calcext:value-type="float">
            <text:p><text:s/>21 810 </text:p>
          </table:table-cell>
          <table:table-cell table:style-name="ce5" office:value-type="float" office:value="22120" calcext:value-type="float">
            <text:p><text:s/>22 120 </text:p>
          </table:table-cell>
          <table:table-cell table:style-name="ce5" office:value-type="float" office:value="22422" calcext:value-type="float">
            <text:p><text:s/>22 422 </text:p>
          </table:table-cell>
          <table:table-cell table:style-name="ce5" office:value-type="float" office:value="22780" calcext:value-type="float">
            <text:p><text:s/>22 780 </text:p>
          </table:table-cell>
          <table:table-cell table:style-name="ce5" office:value-type="float" office:value="23370" calcext:value-type="float">
            <text:p><text:s/>23 370 </text:p>
          </table:table-cell>
          <table:table-cell table:style-name="ce5" office:value-type="float" office:value="23741" calcext:value-type="float">
            <text:p><text:s/>23 741 </text:p>
          </table:table-cell>
          <table:table-cell table:style-name="ce5" office:value-type="float" office:value="25631" calcext:value-type="float">
            <text:p><text:s/>25 631 </text:p>
          </table:table-cell>
          <table:table-cell table:style-name="ce5" office:value-type="float" office:value="27869" calcext:value-type="float">
            <text:p><text:s/>27 869 </text:p>
          </table:table-cell>
          <table:table-cell table:style-name="ce5" office:value-type="float" office:value="26786" calcext:value-type="float">
            <text:p><text:s/>26 786 </text:p>
          </table:table-cell>
          <table:table-cell table:style-name="ce5" office:value-type="float" office:value="27208" calcext:value-type="float">
            <text:p><text:s/>27 208 </text:p>
          </table:table-cell>
          <table:table-cell table:style-name="ce5" office:value-type="float" office:value="29354" calcext:value-type="float">
            <text:p><text:s/>29 354 </text:p>
          </table:table-cell>
          <table:table-cell table:style-name="ce5" office:value-type="float" office:value="29543" calcext:value-type="float">
            <text:p><text:s/>29 543 </text:p>
          </table:table-cell>
          <table:table-cell table:style-name="ce5" office:value-type="float" office:value="30349" calcext:value-type="float">
            <text:p><text:s/>30 349 </text:p>
          </table:table-cell>
          <table:table-cell table:style-name="ce5" office:value-type="float" office:value="30060" calcext:value-type="float">
            <text:p><text:s/>30 060 </text:p>
          </table:table-cell>
          <table:table-cell table:style-name="ce5" office:value-type="float" office:value="30215" calcext:value-type="float">
            <text:p><text:s/>30 215 </text:p>
          </table:table-cell>
          <table:table-cell table:style-name="ce5" office:value-type="float" office:value="29931" calcext:value-type="float">
            <text:p><text:s/>29 931 </text:p>
          </table:table-cell>
          <table:table-cell table:style-name="ce5" office:value-type="float" office:value="30842" calcext:value-type="float">
            <text:p><text:s/>30 842 </text:p>
          </table:table-cell>
          <table:table-cell table:style-name="ce5" office:value-type="float" office:value="31548" calcext:value-type="float">
            <text:p><text:s/>31 548 </text:p>
          </table:table-cell>
          <table:table-cell table:style-name="ce5" office:value-type="float" office:value="31968" calcext:value-type="float">
            <text:p><text:s/>31 968 </text:p>
          </table:table-cell>
          <table:table-cell table:style-name="ce5" office:value-type="float" office:value="32052" calcext:value-type="float">
            <text:p><text:s/>32 052 </text:p>
          </table:table-cell>
          <table:table-cell table:style-name="ce5" office:value-type="float" office:value="31886" calcext:value-type="float">
            <text:p><text:s/>31 886 </text:p>
          </table:table-cell>
          <table:table-cell table:style-name="ce5" office:value-type="float" office:value="32822" calcext:value-type="float">
            <text:p><text:s/>32 822 </text:p>
          </table:table-cell>
          <table:table-cell table:style-name="ce5" office:value-type="float" office:value="32764" calcext:value-type="float">
            <text:p><text:s/>32 764 </text:p>
          </table:table-cell>
          <table:table-cell table:style-name="ce5" office:value-type="float" office:value="33908" calcext:value-type="float">
            <text:p><text:s/>33 908 </text:p>
          </table:table-cell>
          <table:table-cell table:style-name="ce5" office:value-type="float" office:value="34224" calcext:value-type="float">
            <text:p><text:s/>34 224 </text:p>
          </table:table-cell>
          <table:table-cell table:style-name="ce10" office:value-type="float" office:value="33542" calcext:value-type="float">
            <text:p><text:s/>33 542 </text:p>
          </table:table-cell>
          <table:table-cell table:style-name="ce10" office:value-type="float" office:value="36452" calcext:value-type="float">
            <text:p><text:s/>36 452 </text:p>
          </table:table-cell>
          <table:table-cell table:style-name="ce10" office:value-type="float" office:value="36862" calcext:value-type="float">
            <text:p><text:s/>36 862 </text:p>
          </table:table-cell>
          <table:table-cell table:style-name="ce10" office:value-type="float" office:value="38102" calcext:value-type="float">
            <text:p><text:s/>38 102 </text:p>
          </table:table-cell>
          <table:table-cell table:style-name="ce10" office:value-type="float" office:value="38694" calcext:value-type="float">
            <text:p><text:s/>38 694 </text:p>
          </table:table-cell>
          <table:table-cell table:style-name="ce10" office:value-type="float" office:value="39310" calcext:value-type="float">
            <text:p><text:s/>39 310 </text:p>
          </table:table-cell>
          <table:table-cell table:style-name="ce10" office:value-type="float" office:value="41687" calcext:value-type="float">
            <text:p><text:s/>41 687 </text:p>
          </table:table-cell>
          <table:table-cell table:style-name="ce10" office:value-type="float" office:value="42227" calcext:value-type="float">
            <text:p><text:s/>42 227 </text:p>
          </table:table-cell>
          <table:table-cell table:style-name="ce10" office:value-type="float" office:value="43235" calcext:value-type="float">
            <text:p><text:s/>43 235 </text:p>
          </table:table-cell>
          <table:table-cell table:style-name="ce10" office:value-type="float" office:value="45140" calcext:value-type="float">
            <text:p><text:s/>45 140 </text:p>
          </table:table-cell>
          <table:table-cell table:style-name="ce10" office:value-type="float" office:value="45491" calcext:value-type="float">
            <text:p><text:s/>45 491 </text:p>
          </table:table-cell>
          <table:table-cell table:style-name="ce10" office:value-type="float" office:value="48288" calcext:value-type="float">
            <text:p><text:s/>48 288 </text:p>
          </table:table-cell>
          <table:table-cell table:style-name="ce10" office:value-type="float" office:value="48910" calcext:value-type="float">
            <text:p><text:s/>48 910 </text:p>
          </table:table-cell>
          <table:table-cell table:style-name="ce10" office:value-type="float" office:value="48298" calcext:value-type="float">
            <text:p><text:s/>48 298 </text:p>
          </table:table-cell>
          <table:table-cell table:style-name="ce10" office:value-type="float" office:value="49785" calcext:value-type="float">
            <text:p><text:s/>49 785 </text:p>
          </table:table-cell>
          <table:table-cell table:style-name="ce10" office:value-type="float" office:value="50799" calcext:value-type="float">
            <text:p><text:s/>50 799 </text:p>
          </table:table-cell>
          <table:table-cell table:style-name="ce10" office:value-type="float" office:value="51528" calcext:value-type="float">
            <text:p><text:s/>51 528 </text:p>
          </table:table-cell>
          <table:table-cell table:style-name="ce10" office:value-type="float" office:value="51987" calcext:value-type="float">
            <text:p><text:s/>51 987 </text:p>
          </table:table-cell>
          <table:table-cell table:style-name="ce10" office:value-type="float" office:value="54112" calcext:value-type="float">
            <text:p><text:s/>54 112 </text:p>
          </table:table-cell>
          <table:table-cell table:style-name="ce10" office:value-type="float" office:value="53330" calcext:value-type="float">
            <text:p><text:s/>53 330 </text:p>
          </table:table-cell>
          <table:table-cell table:style-name="ce10" office:value-type="float" office:value="53706" calcext:value-type="float">
            <text:p><text:s/>53 706 </text:p>
          </table:table-cell>
          <table:table-cell table:style-name="ce10" office:value-type="float" office:value="52803" calcext:value-type="float">
            <text:p><text:s/>52 803 </text:p>
          </table:table-cell>
          <table:table-cell table:style-name="ce10" office:value-type="float" office:value="53865" calcext:value-type="float">
            <text:p><text:s/>53 865 </text:p>
          </table:table-cell>
          <table:table-cell table:style-name="ce10" office:value-type="float" office:value="53154" calcext:value-type="float">
            <text:p><text:s/>53 154 </text:p>
          </table:table-cell>
          <table:table-cell table:style-name="ce10" office:value-type="float" office:value="53235" calcext:value-type="float">
            <text:p><text:s/>53 235 </text:p>
          </table:table-cell>
          <table:table-cell table:style-name="ce10" office:value-type="float" office:value="47817" calcext:value-type="float">
            <text:p><text:s/>47 817 </text:p>
          </table:table-cell>
          <table:table-cell table:style-name="ce10" office:value-type="float" office:value="47119" calcext:value-type="float">
            <text:p><text:s/>47 119 </text:p>
          </table:table-cell>
          <table:table-cell table:style-name="ce10" office:value-type="float" office:value="45991" calcext:value-type="float">
            <text:p><text:s/>45 991 </text:p>
          </table:table-cell>
          <table:table-cell table:style-name="ce10" office:value-type="float" office:value="46927" calcext:value-type="float">
            <text:p><text:s/>46 927 </text:p>
          </table:table-cell>
          <table:table-cell table:style-name="ce10" office:value-type="float" office:value="47900" calcext:value-type="float">
            <text:p><text:s/>47 900 </text:p>
          </table:table-cell>
          <table:table-cell table:style-name="ce10" office:value-type="float" office:value="55704" calcext:value-type="float">
            <text:p><text:s/>55 704 </text:p>
          </table:table-cell>
          <table:table-cell table:style-name="ce10" office:value-type="float" office:value="57079" calcext:value-type="float">
            <text:p><text:s/>57 079 </text:p>
          </table:table-cell>
          <table:table-cell table:style-name="ce10" office:value-type="float" office:value="54918" calcext:value-type="float">
            <text:p><text:s/>54 918 </text:p>
          </table:table-cell>
          <table:table-cell table:style-name="ce10" office:value-type="float" office:value="56098" calcext:value-type="float">
            <text:p><text:s/>56 098 </text:p>
          </table:table-cell>
          <table:table-cell table:style-name="ce10" office:value-type="float" office:value="56003" calcext:value-type="float">
            <text:p><text:s/>56 003 </text:p>
          </table:table-cell>
          <table:table-cell table:style-name="ce10" office:value-type="float" office:value="56375" calcext:value-type="float">
            <text:p><text:s/>56 375 </text:p>
          </table:table-cell>
          <table:table-cell table:style-name="ce10" office:value-type="float" office:value="56394" calcext:value-type="float">
            <text:p><text:s/>56 394 </text:p>
          </table:table-cell>
          <table:table-cell table:style-name="ce10" office:value-type="float" office:value="55705" calcext:value-type="float">
            <text:p><text:s/>55 705 </text:p>
          </table:table-cell>
          <table:table-cell table:style-name="ce10" office:value-type="float" office:value="56842" calcext:value-type="float">
            <text:p><text:s/>56 842 </text:p>
          </table:table-cell>
          <table:table-cell table:style-name="ce10" office:value-type="float" office:value="57539" calcext:value-type="float">
            <text:p><text:s/>57 539 </text:p>
          </table:table-cell>
          <table:table-cell table:style-name="ce10" office:value-type="float" office:value="59213" calcext:value-type="float">
            <text:p><text:s/>59 213 </text:p>
          </table:table-cell>
          <table:table-cell table:style-name="ce10" office:value-type="float" office:value="58633" calcext:value-type="float">
            <text:p><text:s/>58 633 </text:p>
          </table:table-cell>
          <table:table-cell table:style-name="ce10" office:value-type="float" office:value="59275" calcext:value-type="float">
            <text:p><text:s/>59 275 </text:p>
          </table:table-cell>
          <table:table-cell table:style-name="ce10" office:value-type="float" office:value="59287" calcext:value-type="float">
            <text:p><text:s/>59 287 </text:p>
          </table:table-cell>
          <table:table-cell table:style-name="ce13" office:value-type="float" office:value="60706" calcext:value-type="float">
            <text:p><text:s/>60 706 </text:p>
          </table:table-cell>
          <table:table-cell table:style-name="ce13" office:value-type="float" office:value="61418" calcext:value-type="float">
            <text:p><text:s/>61 418 </text:p>
          </table:table-cell>
          <table:table-cell table:style-name="ce13" office:value-type="float" office:value="61486" calcext:value-type="float">
            <text:p><text:s/>61 486 </text:p>
          </table:table-cell>
          <table:table-cell table:style-name="ce13" office:value-type="float" office:value="60612" calcext:value-type="float">
            <text:p><text:s/>60 612 </text:p>
          </table:table-cell>
          <table:table-cell table:style-name="ce13" office:value-type="float" office:value="62850" calcext:value-type="float">
            <text:p><text:s/>62 850 </text:p>
          </table:table-cell>
          <table:table-cell table:style-name="ce13" office:value-type="float" office:value="64194" calcext:value-type="float">
            <text:p><text:s/>64 194 </text:p>
          </table:table-cell>
          <table:table-cell table:style-name="ce14" office:value-type="float" office:value="65110" calcext:value-type="float">
            <text:p>65110</text:p>
          </table:table-cell>
          <table:table-cell table:style-name="ce14" office:value-type="float" office:value="70109" calcext:value-type="float">
            <text:p>70109</text:p>
          </table:table-cell>
          <table:table-cell table:style-name="ce14" office:value-type="float" office:value="74421" calcext:value-type="float">
            <text:p>74421</text:p>
          </table:table-cell>
          <table:table-cell table:number-columns-repeated="87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5" office:value-type="float" office:value="8653" calcext:value-type="float">
            <text:p><text:s/>8 653 </text:p>
          </table:table-cell>
          <table:table-cell table:style-name="ce5" office:value-type="float" office:value="8743" calcext:value-type="float">
            <text:p><text:s/>8 743 </text:p>
          </table:table-cell>
          <table:table-cell table:style-name="ce5" office:value-type="float" office:value="8834" calcext:value-type="float">
            <text:p><text:s/>8 834 </text:p>
          </table:table-cell>
          <table:table-cell table:style-name="ce5" office:value-type="float" office:value="8925" calcext:value-type="float">
            <text:p><text:s/>8 925 </text:p>
          </table:table-cell>
          <table:table-cell table:style-name="ce5" office:value-type="float" office:value="9016" calcext:value-type="float">
            <text:p><text:s/>9 016 </text:p>
          </table:table-cell>
          <table:table-cell table:style-name="ce5" office:value-type="float" office:value="9107" calcext:value-type="float">
            <text:p><text:s/>9 107 </text:p>
          </table:table-cell>
          <table:table-cell table:style-name="ce5" office:value-type="float" office:value="9198" calcext:value-type="float">
            <text:p><text:s/>9 198 </text:p>
          </table:table-cell>
          <table:table-cell table:style-name="ce5" office:value-type="float" office:value="9289" calcext:value-type="float">
            <text:p><text:s/>9 289 </text:p>
          </table:table-cell>
          <table:table-cell table:style-name="ce5" office:value-type="float" office:value="9380" calcext:value-type="float">
            <text:p><text:s/>9 380 </text:p>
          </table:table-cell>
          <table:table-cell table:style-name="ce5" office:value-type="float" office:value="9471" calcext:value-type="float">
            <text:p><text:s/>9 471 </text:p>
          </table:table-cell>
          <table:table-cell table:style-name="ce5" office:value-type="float" office:value="9562" calcext:value-type="float">
            <text:p><text:s/>9 562 </text:p>
          </table:table-cell>
          <table:table-cell table:style-name="ce5" office:value-type="float" office:value="9632" calcext:value-type="float">
            <text:p><text:s/>9 632 </text:p>
          </table:table-cell>
          <table:table-cell table:style-name="ce5" office:value-type="float" office:value="9704" calcext:value-type="float">
            <text:p><text:s/>9 704 </text:p>
          </table:table-cell>
          <table:table-cell table:style-name="ce5" office:value-type="float" office:value="9774" calcext:value-type="float">
            <text:p><text:s/>9 774 </text:p>
          </table:table-cell>
          <table:table-cell table:style-name="ce5" office:value-type="float" office:value="9846" calcext:value-type="float">
            <text:p><text:s/>9 846 </text:p>
          </table:table-cell>
          <table:table-cell table:style-name="ce5" office:value-type="float" office:value="9916" calcext:value-type="float">
            <text:p><text:s/>9 916 </text:p>
          </table:table-cell>
          <table:table-cell table:style-name="ce5" office:value-type="float" office:value="9988" calcext:value-type="float">
            <text:p><text:s/>9 988 </text:p>
          </table:table-cell>
          <table:table-cell table:style-name="ce5" office:value-type="float" office:value="10058" calcext:value-type="float">
            <text:p><text:s/>10 058 </text:p>
          </table:table-cell>
          <table:table-cell table:style-name="ce5" office:value-type="float" office:value="10130" calcext:value-type="float">
            <text:p><text:s/>10 130 </text:p>
          </table:table-cell>
          <table:table-cell table:style-name="ce5" office:value-type="float" office:value="10200" calcext:value-type="float">
            <text:p><text:s/>10 200 </text:p>
          </table:table-cell>
          <table:table-cell table:style-name="ce5" office:value-type="float" office:value="10272" calcext:value-type="float">
            <text:p><text:s/>10 272 </text:p>
          </table:table-cell>
          <table:table-cell table:style-name="ce5" office:value-type="float" office:value="10348" calcext:value-type="float">
            <text:p><text:s/>10 348 </text:p>
          </table:table-cell>
          <table:table-cell table:style-name="ce5" office:value-type="float" office:value="10424" calcext:value-type="float">
            <text:p><text:s/>10 424 </text:p>
          </table:table-cell>
          <table:table-cell table:style-name="ce5" office:value-type="float" office:value="10500" calcext:value-type="float">
            <text:p><text:s/>10 500 </text:p>
          </table:table-cell>
          <table:table-cell table:style-name="ce5" office:value-type="float" office:value="10576" calcext:value-type="float">
            <text:p><text:s/>10 576 </text:p>
          </table:table-cell>
          <table:table-cell table:style-name="ce5" office:value-type="float" office:value="10652" calcext:value-type="float">
            <text:p><text:s/>10 652 </text:p>
          </table:table-cell>
          <table:table-cell table:style-name="ce5" office:value-type="float" office:value="10728" calcext:value-type="float">
            <text:p><text:s/>10 728 </text:p>
          </table:table-cell>
          <table:table-cell table:style-name="ce5" office:value-type="float" office:value="10804" calcext:value-type="float">
            <text:p><text:s/>10 804 </text:p>
          </table:table-cell>
          <table:table-cell table:style-name="ce5" office:value-type="float" office:value="10880" calcext:value-type="float">
            <text:p><text:s/>10 880 </text:p>
          </table:table-cell>
          <table:table-cell table:style-name="ce5" office:value-type="float" office:value="10956" calcext:value-type="float">
            <text:p><text:s/>10 956 </text:p>
          </table:table-cell>
          <table:table-cell table:style-name="ce5" office:value-type="float" office:value="11033" calcext:value-type="float">
            <text:p><text:s/>11 033 </text:p>
          </table:table-cell>
          <table:table-cell table:style-name="ce5" office:value-type="float" office:value="11542" calcext:value-type="float">
            <text:p><text:s/>11 542 </text:p>
          </table:table-cell>
          <table:table-cell table:style-name="ce5" office:value-type="float" office:value="12073" calcext:value-type="float">
            <text:p><text:s/>12 073 </text:p>
          </table:table-cell>
          <table:table-cell table:style-name="ce5" office:value-type="float" office:value="12034" calcext:value-type="float">
            <text:p><text:s/>12 034 </text:p>
          </table:table-cell>
          <table:table-cell table:style-name="ce5" office:value-type="float" office:value="12124" calcext:value-type="float">
            <text:p><text:s/>12 124 </text:p>
          </table:table-cell>
          <table:table-cell table:style-name="ce5" office:value-type="float" office:value="12110" calcext:value-type="float">
            <text:p><text:s/>12 110 </text:p>
          </table:table-cell>
          <table:table-cell table:style-name="ce5" office:value-type="float" office:value="12263" calcext:value-type="float">
            <text:p><text:s/>12 263 </text:p>
          </table:table-cell>
          <table:table-cell table:style-name="ce5" office:value-type="float" office:value="12385" calcext:value-type="float">
            <text:p><text:s/>12 385 </text:p>
          </table:table-cell>
          <table:table-cell table:style-name="ce5" office:value-type="float" office:value="12449" calcext:value-type="float">
            <text:p><text:s/>12 449 </text:p>
          </table:table-cell>
          <table:table-cell table:style-name="ce5" office:value-type="float" office:value="12754" calcext:value-type="float">
            <text:p><text:s/>12 754 </text:p>
          </table:table-cell>
          <table:table-cell table:style-name="ce5" office:value-type="float" office:value="12606" calcext:value-type="float">
            <text:p><text:s/>12 606 </text:p>
          </table:table-cell>
          <table:table-cell table:style-name="ce5" office:value-type="float" office:value="12565" calcext:value-type="float">
            <text:p><text:s/>12 565 </text:p>
          </table:table-cell>
          <table:table-cell table:style-name="ce5" office:value-type="float" office:value="12662" calcext:value-type="float">
            <text:p><text:s/>12 662 </text:p>
          </table:table-cell>
          <table:table-cell table:style-name="ce5" office:value-type="float" office:value="12784" calcext:value-type="float">
            <text:p><text:s/>12 784 </text:p>
          </table:table-cell>
          <table:table-cell table:style-name="ce5" office:value-type="float" office:value="13089" calcext:value-type="float">
            <text:p><text:s/>13 089 </text:p>
          </table:table-cell>
          <table:table-cell table:style-name="ce5" office:value-type="float" office:value="13062" calcext:value-type="float">
            <text:p><text:s/>13 062 </text:p>
          </table:table-cell>
          <table:table-cell table:style-name="ce5" office:value-type="float" office:value="13270" calcext:value-type="float">
            <text:p><text:s/>13 270 </text:p>
          </table:table-cell>
          <table:table-cell table:style-name="ce5" office:value-type="float" office:value="13413" calcext:value-type="float">
            <text:p><text:s/>13 413 </text:p>
          </table:table-cell>
          <table:table-cell table:style-name="ce5" office:value-type="float" office:value="13621" calcext:value-type="float">
            <text:p><text:s/>13 621 </text:p>
          </table:table-cell>
          <table:table-cell table:style-name="ce5" office:value-type="float" office:value="14102" calcext:value-type="float">
            <text:p><text:s/>14 102 </text:p>
          </table:table-cell>
          <table:table-cell table:style-name="ce5" office:value-type="float" office:value="14057" calcext:value-type="float">
            <text:p><text:s/>14 057 </text:p>
          </table:table-cell>
          <table:table-cell table:style-name="ce5" office:value-type="float" office:value="14081" calcext:value-type="float">
            <text:p><text:s/>14 081 </text:p>
          </table:table-cell>
          <table:table-cell table:style-name="ce5" office:value-type="float" office:value="14314" calcext:value-type="float">
            <text:p><text:s/>14 314 </text:p>
          </table:table-cell>
          <table:table-cell table:style-name="ce5" office:value-type="float" office:value="14552" calcext:value-type="float">
            <text:p><text:s/>14 552 </text:p>
          </table:table-cell>
          <table:table-cell table:style-name="ce5" office:value-type="float" office:value="14852" calcext:value-type="float">
            <text:p><text:s/>14 852 </text:p>
          </table:table-cell>
          <table:table-cell table:style-name="ce5" office:value-type="float" office:value="14582" calcext:value-type="float">
            <text:p><text:s/>14 582 </text:p>
          </table:table-cell>
          <table:table-cell table:style-name="ce5" office:value-type="float" office:value="14560" calcext:value-type="float">
            <text:p><text:s/>14 560 </text:p>
          </table:table-cell>
          <table:table-cell table:style-name="ce5" office:value-type="float" office:value="14443" calcext:value-type="float">
            <text:p><text:s/>14 443 </text:p>
          </table:table-cell>
          <table:table-cell table:style-name="ce5" office:value-type="float" office:value="14347" calcext:value-type="float">
            <text:p><text:s/>14 347 </text:p>
          </table:table-cell>
          <table:table-cell table:style-name="ce5" office:value-type="float" office:value="14469" calcext:value-type="float">
            <text:p><text:s/>14 469 </text:p>
          </table:table-cell>
          <table:table-cell table:style-name="ce5" office:value-type="float" office:value="14312" calcext:value-type="float">
            <text:p><text:s/>14 312 </text:p>
          </table:table-cell>
          <table:table-cell table:style-name="ce5" office:value-type="float" office:value="14301" calcext:value-type="float">
            <text:p><text:s/>14 301 </text:p>
          </table:table-cell>
          <table:table-cell table:style-name="ce5" office:value-type="float" office:value="14454" calcext:value-type="float">
            <text:p><text:s/>14 454 </text:p>
          </table:table-cell>
          <table:table-cell table:style-name="ce5" office:value-type="float" office:value="14616" calcext:value-type="float">
            <text:p><text:s/>14 616 </text:p>
          </table:table-cell>
          <table:table-cell table:style-name="ce5" office:value-type="float" office:value="14978" calcext:value-type="float">
            <text:p><text:s/>14 978 </text:p>
          </table:table-cell>
          <table:table-cell table:style-name="ce5" office:value-type="float" office:value="15293" calcext:value-type="float">
            <text:p><text:s/>15 293 </text:p>
          </table:table-cell>
          <table:table-cell table:style-name="ce5" office:value-type="float" office:value="15682" calcext:value-type="float">
            <text:p><text:s/>15 682 </text:p>
          </table:table-cell>
          <table:table-cell table:style-name="ce5" office:value-type="float" office:value="16226" calcext:value-type="float">
            <text:p><text:s/>16 226 </text:p>
          </table:table-cell>
          <table:table-cell table:style-name="ce5" office:value-type="float" office:value="16903" calcext:value-type="float">
            <text:p><text:s/>16 903 </text:p>
          </table:table-cell>
          <table:table-cell table:style-name="ce5" office:value-type="float" office:value="17734" calcext:value-type="float">
            <text:p><text:s/>17 734 </text:p>
          </table:table-cell>
          <table:table-cell table:style-name="ce5" office:value-type="float" office:value="17951" calcext:value-type="float">
            <text:p><text:s/>17 951 </text:p>
          </table:table-cell>
          <table:table-cell table:style-name="ce5" office:value-type="float" office:value="18243" calcext:value-type="float">
            <text:p><text:s/>18 243 </text:p>
          </table:table-cell>
          <table:table-cell table:style-name="ce5" office:value-type="float" office:value="18710" calcext:value-type="float">
            <text:p><text:s/>18 710 </text:p>
          </table:table-cell>
          <table:table-cell table:style-name="ce5" office:value-type="float" office:value="19393" calcext:value-type="float">
            <text:p><text:s/>19 393 </text:p>
          </table:table-cell>
          <table:table-cell table:style-name="ce5" office:value-type="float" office:value="20183" calcext:value-type="float">
            <text:p><text:s/>20 183 </text:p>
          </table:table-cell>
          <table:table-cell table:style-name="ce5" office:value-type="float" office:value="20421" calcext:value-type="float">
            <text:p><text:s/>20 421 </text:p>
          </table:table-cell>
          <table:table-cell table:style-name="ce5" office:value-type="float" office:value="20672" calcext:value-type="float">
            <text:p><text:s/>20 672 </text:p>
          </table:table-cell>
          <table:table-cell table:style-name="ce5" office:value-type="float" office:value="20976" calcext:value-type="float">
            <text:p><text:s/>20 976 </text:p>
          </table:table-cell>
          <table:table-cell table:style-name="ce5" office:value-type="float" office:value="21198" calcext:value-type="float">
            <text:p><text:s/>21 198 </text:p>
          </table:table-cell>
          <table:table-cell table:style-name="ce5" office:value-type="float" office:value="21539" calcext:value-type="float">
            <text:p><text:s/>21 539 </text:p>
          </table:table-cell>
          <table:table-cell table:style-name="ce5" office:value-type="float" office:value="22021" calcext:value-type="float">
            <text:p><text:s/>22 021 </text:p>
          </table:table-cell>
          <table:table-cell table:style-name="ce5" office:value-type="float" office:value="22444" calcext:value-type="float">
            <text:p><text:s/>22 444 </text:p>
          </table:table-cell>
          <table:table-cell table:style-name="ce5" office:value-type="float" office:value="23978" calcext:value-type="float">
            <text:p><text:s/>23 978 </text:p>
          </table:table-cell>
          <table:table-cell table:style-name="ce5" office:value-type="float" office:value="25897" calcext:value-type="float">
            <text:p><text:s/>25 897 </text:p>
          </table:table-cell>
          <table:table-cell table:style-name="ce5" office:value-type="float" office:value="25055" calcext:value-type="float">
            <text:p><text:s/>25 055 </text:p>
          </table:table-cell>
          <table:table-cell table:style-name="ce5" office:value-type="float" office:value="25880" calcext:value-type="float">
            <text:p><text:s/>25 880 </text:p>
          </table:table-cell>
          <table:table-cell table:style-name="ce5" office:value-type="float" office:value="27660" calcext:value-type="float">
            <text:p><text:s/>27 660 </text:p>
          </table:table-cell>
          <table:table-cell table:style-name="ce5" office:value-type="float" office:value="28122" calcext:value-type="float">
            <text:p><text:s/>28 122 </text:p>
          </table:table-cell>
          <table:table-cell table:style-name="ce5" office:value-type="float" office:value="28893" calcext:value-type="float">
            <text:p><text:s/>28 893 </text:p>
          </table:table-cell>
          <table:table-cell table:style-name="ce5" office:value-type="float" office:value="28770" calcext:value-type="float">
            <text:p><text:s/>28 770 </text:p>
          </table:table-cell>
          <table:table-cell table:style-name="ce5" office:value-type="float" office:value="28894" calcext:value-type="float">
            <text:p><text:s/>28 894 </text:p>
          </table:table-cell>
          <table:table-cell table:style-name="ce5" office:value-type="float" office:value="28591" calcext:value-type="float">
            <text:p><text:s/>28 591 </text:p>
          </table:table-cell>
          <table:table-cell table:style-name="ce5" office:value-type="float" office:value="29518" calcext:value-type="float">
            <text:p><text:s/>29 518 </text:p>
          </table:table-cell>
          <table:table-cell table:style-name="ce5" office:value-type="float" office:value="30167" calcext:value-type="float">
            <text:p><text:s/>30 167 </text:p>
          </table:table-cell>
          <table:table-cell table:style-name="ce5" office:value-type="float" office:value="30611" calcext:value-type="float">
            <text:p><text:s/>30 611 </text:p>
          </table:table-cell>
          <table:table-cell table:style-name="ce5" office:value-type="float" office:value="30711" calcext:value-type="float">
            <text:p><text:s/>30 711 </text:p>
          </table:table-cell>
          <table:table-cell table:style-name="ce5" office:value-type="float" office:value="30527" calcext:value-type="float">
            <text:p><text:s/>30 527 </text:p>
          </table:table-cell>
          <table:table-cell table:style-name="ce5" office:value-type="float" office:value="31474" calcext:value-type="float">
            <text:p><text:s/>31 474 </text:p>
          </table:table-cell>
          <table:table-cell table:style-name="ce5" office:value-type="float" office:value="31559" calcext:value-type="float">
            <text:p><text:s/>31 559 </text:p>
          </table:table-cell>
          <table:table-cell table:style-name="ce5" office:value-type="float" office:value="32643" calcext:value-type="float">
            <text:p><text:s/>32 643 </text:p>
          </table:table-cell>
          <table:table-cell table:style-name="ce10" office:value-type="float" office:value="32957" calcext:value-type="float">
            <text:p><text:s/>32 957 </text:p>
          </table:table-cell>
          <table:table-cell table:style-name="ce10" office:value-type="float" office:value="32330" calcext:value-type="float">
            <text:p><text:s/>32 330 </text:p>
          </table:table-cell>
          <table:table-cell table:style-name="ce10" office:value-type="float" office:value="35071" calcext:value-type="float">
            <text:p><text:s/>35 071 </text:p>
          </table:table-cell>
          <table:table-cell table:style-name="ce10" office:value-type="float" office:value="35471" calcext:value-type="float">
            <text:p><text:s/>35 471 </text:p>
          </table:table-cell>
          <table:table-cell table:style-name="ce10" office:value-type="float" office:value="36719" calcext:value-type="float">
            <text:p><text:s/>36 719 </text:p>
          </table:table-cell>
          <table:table-cell table:style-name="ce10" office:value-type="float" office:value="37281" calcext:value-type="float">
            <text:p><text:s/>37 281 </text:p>
          </table:table-cell>
          <table:table-cell table:style-name="ce10" office:value-type="float" office:value="37850" calcext:value-type="float">
            <text:p><text:s/>37 850 </text:p>
          </table:table-cell>
          <table:table-cell table:style-name="ce10" office:value-type="float" office:value="40115" calcext:value-type="float">
            <text:p><text:s/>40 115 </text:p>
          </table:table-cell>
          <table:table-cell table:style-name="ce10" office:value-type="float" office:value="40714" calcext:value-type="float">
            <text:p><text:s/>40 714 </text:p>
          </table:table-cell>
          <table:table-cell table:style-name="ce10" office:value-type="float" office:value="41716" calcext:value-type="float">
            <text:p><text:s/>41 716 </text:p>
          </table:table-cell>
          <table:table-cell table:style-name="ce10" office:value-type="float" office:value="43571" calcext:value-type="float">
            <text:p><text:s/>43 571 </text:p>
          </table:table-cell>
          <table:table-cell table:style-name="ce10" office:value-type="float" office:value="43924" calcext:value-type="float">
            <text:p><text:s/>43 924 </text:p>
          </table:table-cell>
          <table:table-cell table:style-name="ce10" office:value-type="float" office:value="46745" calcext:value-type="float">
            <text:p><text:s/>46 745 </text:p>
          </table:table-cell>
          <table:table-cell table:style-name="ce10" office:value-type="float" office:value="47312" calcext:value-type="float">
            <text:p><text:s/>47 312 </text:p>
          </table:table-cell>
          <table:table-cell table:style-name="ce10" office:value-type="float" office:value="46773" calcext:value-type="float">
            <text:p><text:s/>46 773 </text:p>
          </table:table-cell>
          <table:table-cell table:style-name="ce10" office:value-type="float" office:value="48291" calcext:value-type="float">
            <text:p><text:s/>48 291 </text:p>
          </table:table-cell>
          <table:table-cell table:style-name="ce10" office:value-type="float" office:value="49294" calcext:value-type="float">
            <text:p><text:s/>49 294 </text:p>
          </table:table-cell>
          <table:table-cell table:style-name="ce10" office:value-type="float" office:value="49987" calcext:value-type="float">
            <text:p><text:s/>49 987 </text:p>
          </table:table-cell>
          <table:table-cell table:style-name="ce10" office:value-type="float" office:value="50479" calcext:value-type="float">
            <text:p><text:s/>50 479 </text:p>
          </table:table-cell>
          <table:table-cell table:style-name="ce10" office:value-type="float" office:value="52541" calcext:value-type="float">
            <text:p><text:s/>52 541 </text:p>
          </table:table-cell>
          <table:table-cell table:style-name="ce10" office:value-type="float" office:value="51814" calcext:value-type="float">
            <text:p><text:s/>51 814 </text:p>
          </table:table-cell>
          <table:table-cell table:style-name="ce10" office:value-type="float" office:value="52204" calcext:value-type="float">
            <text:p><text:s/>52 204 </text:p>
          </table:table-cell>
          <table:table-cell table:style-name="ce10" office:value-type="float" office:value="51416" calcext:value-type="float">
            <text:p><text:s/>51 416 </text:p>
          </table:table-cell>
          <table:table-cell table:style-name="ce10" office:value-type="float" office:value="52368" calcext:value-type="float">
            <text:p><text:s/>52 368 </text:p>
          </table:table-cell>
          <table:table-cell table:style-name="ce10" office:value-type="float" office:value="51813" calcext:value-type="float">
            <text:p><text:s/>51 813 </text:p>
          </table:table-cell>
          <table:table-cell table:style-name="ce10" office:value-type="float" office:value="51963" calcext:value-type="float">
            <text:p><text:s/>51 963 </text:p>
          </table:table-cell>
          <table:table-cell table:style-name="ce10" office:value-type="float" office:value="46623" calcext:value-type="float">
            <text:p><text:s/>46 623 </text:p>
          </table:table-cell>
          <table:table-cell table:style-name="ce10" office:value-type="float" office:value="45899" calcext:value-type="float">
            <text:p><text:s/>45 899 </text:p>
          </table:table-cell>
          <table:table-cell table:style-name="ce10" office:value-type="float" office:value="44901" calcext:value-type="float">
            <text:p><text:s/>44 901 </text:p>
          </table:table-cell>
          <table:table-cell table:style-name="ce10" office:value-type="float" office:value="45873" calcext:value-type="float">
            <text:p><text:s/>45 873 </text:p>
          </table:table-cell>
          <table:table-cell table:style-name="ce10" office:value-type="float" office:value="46740" calcext:value-type="float">
            <text:p><text:s/>46 740 </text:p>
          </table:table-cell>
          <table:table-cell table:style-name="ce10" office:value-type="float" office:value="54557" calcext:value-type="float">
            <text:p><text:s/>54 557 </text:p>
          </table:table-cell>
          <table:table-cell table:style-name="ce10" office:value-type="float" office:value="55739" calcext:value-type="float">
            <text:p><text:s/>55 739 </text:p>
          </table:table-cell>
          <table:table-cell table:style-name="ce10" office:value-type="float" office:value="53764" calcext:value-type="float">
            <text:p><text:s/>53 764 </text:p>
          </table:table-cell>
          <table:table-cell table:style-name="ce10" office:value-type="float" office:value="54944" calcext:value-type="float">
            <text:p><text:s/>54 944 </text:p>
          </table:table-cell>
          <table:table-cell table:style-name="ce10" office:value-type="float" office:value="54739" calcext:value-type="float">
            <text:p><text:s/>54 739 </text:p>
          </table:table-cell>
          <table:table-cell table:style-name="ce10" office:value-type="float" office:value="55139" calcext:value-type="float">
            <text:p><text:s/>55 139 </text:p>
          </table:table-cell>
          <table:table-cell table:style-name="ce10" office:value-type="float" office:value="55229" calcext:value-type="float">
            <text:p><text:s/>55 229 </text:p>
          </table:table-cell>
          <table:table-cell table:style-name="ce10" office:value-type="float" office:value="54641" calcext:value-type="float">
            <text:p><text:s/>54 641 </text:p>
          </table:table-cell>
          <table:table-cell table:style-name="ce10" office:value-type="float" office:value="55736" calcext:value-type="float">
            <text:p><text:s/>55 736 </text:p>
          </table:table-cell>
          <table:table-cell table:style-name="ce10" office:value-type="float" office:value="56392" calcext:value-type="float">
            <text:p><text:s/>56 392 </text:p>
          </table:table-cell>
          <table:table-cell table:style-name="ce10" office:value-type="float" office:value="58050" calcext:value-type="float">
            <text:p><text:s/>58 050 </text:p>
          </table:table-cell>
          <table:table-cell table:style-name="ce10" office:value-type="float" office:value="57393" calcext:value-type="float">
            <text:p><text:s/>57 393 </text:p>
          </table:table-cell>
          <table:table-cell table:style-name="ce10" office:value-type="float" office:value="58279" calcext:value-type="float">
            <text:p><text:s/>58 279 </text:p>
          </table:table-cell>
          <table:table-cell table:style-name="ce13" office:value-type="float" office:value="58234" calcext:value-type="float">
            <text:p><text:s/>58 234 </text:p>
          </table:table-cell>
          <table:table-cell table:style-name="ce13" office:value-type="float" office:value="59669" calcext:value-type="float">
            <text:p><text:s/>59 669 </text:p>
          </table:table-cell>
          <table:table-cell table:style-name="ce13" office:value-type="float" office:value="60442" calcext:value-type="float">
            <text:p><text:s/>60 442 </text:p>
          </table:table-cell>
          <table:table-cell table:style-name="ce13" office:value-type="float" office:value="60505" calcext:value-type="float">
            <text:p><text:s/>60 505 </text:p>
          </table:table-cell>
          <table:table-cell table:style-name="ce13" office:value-type="float" office:value="59683" calcext:value-type="float">
            <text:p><text:s/>59 683 </text:p>
          </table:table-cell>
          <table:table-cell table:style-name="ce13" office:value-type="float" office:value="61888" calcext:value-type="float">
            <text:p><text:s/>61 888 </text:p>
          </table:table-cell>
          <table:table-cell table:style-name="ce14" office:value-type="float" office:value="63071" calcext:value-type="float">
            <text:p>63071</text:p>
          </table:table-cell>
          <table:table-cell table:style-name="ce14" office:value-type="float" office:value="64165" calcext:value-type="float">
            <text:p>64165</text:p>
          </table:table-cell>
          <table:table-cell table:style-name="ce14" office:value-type="float" office:value="69140" calcext:value-type="float">
            <text:p>69140</text:p>
          </table:table-cell>
          <table:table-cell table:number-columns-repeated="87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float" office:value="8132" calcext:value-type="float">
            <text:p><text:s/>8 132 </text:p>
          </table:table-cell>
          <table:table-cell table:style-name="ce5" office:value-type="float" office:value="8183" calcext:value-type="float">
            <text:p><text:s/>8 183 </text:p>
          </table:table-cell>
          <table:table-cell table:style-name="ce5" office:value-type="float" office:value="8236" calcext:value-type="float">
            <text:p><text:s/>8 236 </text:p>
          </table:table-cell>
          <table:table-cell table:style-name="ce5" office:value-type="float" office:value="8287" calcext:value-type="float">
            <text:p><text:s/>8 287 </text:p>
          </table:table-cell>
          <table:table-cell table:style-name="ce5" office:value-type="float" office:value="8340" calcext:value-type="float">
            <text:p><text:s/>8 340 </text:p>
          </table:table-cell>
          <table:table-cell table:style-name="ce5" office:value-type="float" office:value="8393" calcext:value-type="float">
            <text:p><text:s/>8 393 </text:p>
          </table:table-cell>
          <table:table-cell table:style-name="ce5" office:value-type="float" office:value="8444" calcext:value-type="float">
            <text:p><text:s/>8 444 </text:p>
          </table:table-cell>
          <table:table-cell table:style-name="ce5" office:value-type="float" office:value="8497" calcext:value-type="float">
            <text:p><text:s/>8 497 </text:p>
          </table:table-cell>
          <table:table-cell table:style-name="ce5" office:value-type="float" office:value="8548" calcext:value-type="float">
            <text:p><text:s/>8 548 </text:p>
          </table:table-cell>
          <table:table-cell table:style-name="ce5" office:value-type="float" office:value="8601" calcext:value-type="float">
            <text:p><text:s/>8 601 </text:p>
          </table:table-cell>
          <table:table-cell table:style-name="ce5" office:value-type="float" office:value="8654" calcext:value-type="float">
            <text:p><text:s/>8 654 </text:p>
          </table:table-cell>
          <table:table-cell table:style-name="ce5" office:value-type="float" office:value="8735" calcext:value-type="float">
            <text:p><text:s/>8 735 </text:p>
          </table:table-cell>
          <table:table-cell table:style-name="ce5" office:value-type="float" office:value="8818" calcext:value-type="float">
            <text:p><text:s/>8 818 </text:p>
          </table:table-cell>
          <table:table-cell table:style-name="ce5" office:value-type="float" office:value="8901" calcext:value-type="float">
            <text:p><text:s/>8 901 </text:p>
          </table:table-cell>
          <table:table-cell table:style-name="ce5" office:value-type="float" office:value="8983" calcext:value-type="float">
            <text:p><text:s/>8 983 </text:p>
          </table:table-cell>
          <table:table-cell table:style-name="ce5" office:value-type="float" office:value="9066" calcext:value-type="float">
            <text:p><text:s/>9 066 </text:p>
          </table:table-cell>
          <table:table-cell table:style-name="ce5" office:value-type="float" office:value="9148" calcext:value-type="float">
            <text:p><text:s/>9 148 </text:p>
          </table:table-cell>
          <table:table-cell table:style-name="ce5" office:value-type="float" office:value="9230" calcext:value-type="float">
            <text:p><text:s/>9 230 </text:p>
          </table:table-cell>
          <table:table-cell table:style-name="ce5" office:value-type="float" office:value="9313" calcext:value-type="float">
            <text:p><text:s/>9 313 </text:p>
          </table:table-cell>
          <table:table-cell table:style-name="ce5" office:value-type="float" office:value="9396" calcext:value-type="float">
            <text:p><text:s/>9 396 </text:p>
          </table:table-cell>
          <table:table-cell table:style-name="ce5" office:value-type="float" office:value="9479" calcext:value-type="float">
            <text:p><text:s/>9 479 </text:p>
          </table:table-cell>
          <table:table-cell table:style-name="ce5" office:value-type="float" office:value="9518" calcext:value-type="float">
            <text:p><text:s/>9 518 </text:p>
          </table:table-cell>
          <table:table-cell table:style-name="ce5" office:value-type="float" office:value="9559" calcext:value-type="float">
            <text:p><text:s/>9 559 </text:p>
          </table:table-cell>
          <table:table-cell table:style-name="ce5" office:value-type="float" office:value="9600" calcext:value-type="float">
            <text:p><text:s/>9 600 </text:p>
          </table:table-cell>
          <table:table-cell table:style-name="ce5" office:value-type="float" office:value="9639" calcext:value-type="float">
            <text:p><text:s/>9 639 </text:p>
          </table:table-cell>
          <table:table-cell table:style-name="ce5" office:value-type="float" office:value="9680" calcext:value-type="float">
            <text:p><text:s/>9 680 </text:p>
          </table:table-cell>
          <table:table-cell table:style-name="ce5" office:value-type="float" office:value="9721" calcext:value-type="float">
            <text:p><text:s/>9 721 </text:p>
          </table:table-cell>
          <table:table-cell table:style-name="ce5" office:value-type="float" office:value="9760" calcext:value-type="float">
            <text:p><text:s/>9 760 </text:p>
          </table:table-cell>
          <table:table-cell table:style-name="ce5" office:value-type="float" office:value="9801" calcext:value-type="float">
            <text:p><text:s/>9 801 </text:p>
          </table:table-cell>
          <table:table-cell table:style-name="ce5" office:value-type="float" office:value="9842" calcext:value-type="float">
            <text:p><text:s/>9 842 </text:p>
          </table:table-cell>
          <table:table-cell table:style-name="ce5" office:value-type="float" office:value="9883" calcext:value-type="float">
            <text:p><text:s/>9 883 </text:p>
          </table:table-cell>
          <table:table-cell table:style-name="ce5" office:value-type="float" office:value="10078" calcext:value-type="float">
            <text:p><text:s/>10 078 </text:p>
          </table:table-cell>
          <table:table-cell table:style-name="ce5" office:value-type="float" office:value="10566" calcext:value-type="float">
            <text:p><text:s/>10 566 </text:p>
          </table:table-cell>
          <table:table-cell table:style-name="ce5" office:value-type="float" office:value="10983" calcext:value-type="float">
            <text:p><text:s/>10 983 </text:p>
          </table:table-cell>
          <table:table-cell table:style-name="ce5" office:value-type="float" office:value="10982" calcext:value-type="float">
            <text:p><text:s/>10 982 </text:p>
          </table:table-cell>
          <table:table-cell table:style-name="ce5" office:value-type="float" office:value="11100" calcext:value-type="float">
            <text:p><text:s/>11 100 </text:p>
          </table:table-cell>
          <table:table-cell table:style-name="ce5" office:value-type="float" office:value="11173" calcext:value-type="float">
            <text:p><text:s/>11 173 </text:p>
          </table:table-cell>
          <table:table-cell table:style-name="ce5" office:value-type="float" office:value="11308" calcext:value-type="float">
            <text:p><text:s/>11 308 </text:p>
          </table:table-cell>
          <table:table-cell table:style-name="ce5" office:value-type="float" office:value="11419" calcext:value-type="float">
            <text:p><text:s/>11 419 </text:p>
          </table:table-cell>
          <table:table-cell table:style-name="ce5" office:value-type="float" office:value="11485" calcext:value-type="float">
            <text:p><text:s/>11 485 </text:p>
          </table:table-cell>
          <table:table-cell table:style-name="ce5" office:value-type="float" office:value="11710" calcext:value-type="float">
            <text:p><text:s/>11 710 </text:p>
          </table:table-cell>
          <table:table-cell table:style-name="ce5" office:value-type="float" office:value="11605" calcext:value-type="float">
            <text:p><text:s/>11 605 </text:p>
          </table:table-cell>
          <table:table-cell table:style-name="ce5" office:value-type="float" office:value="11674" calcext:value-type="float">
            <text:p><text:s/>11 674 </text:p>
          </table:table-cell>
          <table:table-cell table:style-name="ce5" office:value-type="float" office:value="11637" calcext:value-type="float">
            <text:p><text:s/>11 637 </text:p>
          </table:table-cell>
          <table:table-cell table:style-name="ce5" office:value-type="float" office:value="11789" calcext:value-type="float">
            <text:p><text:s/>11 789 </text:p>
          </table:table-cell>
          <table:table-cell table:style-name="ce5" office:value-type="float" office:value="11995" calcext:value-type="float">
            <text:p><text:s/>11 995 </text:p>
          </table:table-cell>
          <table:table-cell table:style-name="ce5" office:value-type="float" office:value="12044" calcext:value-type="float">
            <text:p><text:s/>12 044 </text:p>
          </table:table-cell>
          <table:table-cell table:style-name="ce5" office:value-type="float" office:value="12255" calcext:value-type="float">
            <text:p><text:s/>12 255 </text:p>
          </table:table-cell>
          <table:table-cell table:style-name="ce5" office:value-type="float" office:value="12298" calcext:value-type="float">
            <text:p><text:s/>12 298 </text:p>
          </table:table-cell>
          <table:table-cell table:style-name="ce5" office:value-type="float" office:value="12586" calcext:value-type="float">
            <text:p><text:s/>12 586 </text:p>
          </table:table-cell>
          <table:table-cell table:style-name="ce5" office:value-type="float" office:value="13016" calcext:value-type="float">
            <text:p><text:s/>13 016 </text:p>
          </table:table-cell>
          <table:table-cell table:style-name="ce5" office:value-type="float" office:value="12938" calcext:value-type="float">
            <text:p><text:s/>12 938 </text:p>
          </table:table-cell>
          <table:table-cell table:style-name="ce5" office:value-type="float" office:value="13061" calcext:value-type="float">
            <text:p><text:s/>13 061 </text:p>
          </table:table-cell>
          <table:table-cell table:style-name="ce5" office:value-type="float" office:value="13221" calcext:value-type="float">
            <text:p><text:s/>13 221 </text:p>
          </table:table-cell>
          <table:table-cell table:style-name="ce5" office:value-type="float" office:value="13448" calcext:value-type="float">
            <text:p><text:s/>13 448 </text:p>
          </table:table-cell>
          <table:table-cell table:style-name="ce5" office:value-type="float" office:value="13753" calcext:value-type="float">
            <text:p><text:s/>13 753 </text:p>
          </table:table-cell>
          <table:table-cell table:style-name="ce5" office:value-type="float" office:value="13556" calcext:value-type="float">
            <text:p><text:s/>13 556 </text:p>
          </table:table-cell>
          <table:table-cell table:style-name="ce5" office:value-type="float" office:value="13405" calcext:value-type="float">
            <text:p><text:s/>13 405 </text:p>
          </table:table-cell>
          <table:table-cell table:style-name="ce5" office:value-type="float" office:value="13192" calcext:value-type="float">
            <text:p><text:s/>13 192 </text:p>
          </table:table-cell>
          <table:table-cell table:style-name="ce5" office:value-type="float" office:value="13190" calcext:value-type="float">
            <text:p><text:s/>13 190 </text:p>
          </table:table-cell>
          <table:table-cell table:style-name="ce5" office:value-type="float" office:value="13381" calcext:value-type="float">
            <text:p><text:s/>13 381 </text:p>
          </table:table-cell>
          <table:table-cell table:style-name="ce5" office:value-type="float" office:value="13271" calcext:value-type="float">
            <text:p><text:s/>13 271 </text:p>
          </table:table-cell>
          <table:table-cell table:style-name="ce5" office:value-type="float" office:value="13202" calcext:value-type="float">
            <text:p><text:s/>13 202 </text:p>
          </table:table-cell>
          <table:table-cell table:style-name="ce5" office:value-type="float" office:value="13465" calcext:value-type="float">
            <text:p><text:s/>13 465 </text:p>
          </table:table-cell>
          <table:table-cell table:style-name="ce5" office:value-type="float" office:value="13589" calcext:value-type="float">
            <text:p><text:s/>13 589 </text:p>
          </table:table-cell>
          <table:table-cell table:style-name="ce5" office:value-type="float" office:value="13975" calcext:value-type="float">
            <text:p><text:s/>13 975 </text:p>
          </table:table-cell>
          <table:table-cell table:style-name="ce5" office:value-type="float" office:value="14329" calcext:value-type="float">
            <text:p><text:s/>14 329 </text:p>
          </table:table-cell>
          <table:table-cell table:style-name="ce5" office:value-type="float" office:value="14597" calcext:value-type="float">
            <text:p><text:s/>14 597 </text:p>
          </table:table-cell>
          <table:table-cell table:style-name="ce5" office:value-type="float" office:value="15136" calcext:value-type="float">
            <text:p><text:s/>15 136 </text:p>
          </table:table-cell>
          <table:table-cell table:style-name="ce5" office:value-type="float" office:value="15716" calcext:value-type="float">
            <text:p><text:s/>15 716 </text:p>
          </table:table-cell>
          <table:table-cell table:style-name="ce5" office:value-type="float" office:value="16572" calcext:value-type="float">
            <text:p><text:s/>16 572 </text:p>
          </table:table-cell>
          <table:table-cell table:style-name="ce5" office:value-type="float" office:value="16853" calcext:value-type="float">
            <text:p><text:s/>16 853 </text:p>
          </table:table-cell>
          <table:table-cell table:style-name="ce5" office:value-type="float" office:value="17020" calcext:value-type="float">
            <text:p><text:s/>17 020 </text:p>
          </table:table-cell>
          <table:table-cell table:style-name="ce5" office:value-type="float" office:value="17620" calcext:value-type="float">
            <text:p><text:s/>17 620 </text:p>
          </table:table-cell>
          <table:table-cell table:style-name="ce5" office:value-type="float" office:value="18265" calcext:value-type="float">
            <text:p><text:s/>18 265 </text:p>
          </table:table-cell>
          <table:table-cell table:style-name="ce5" office:value-type="float" office:value="18956" calcext:value-type="float">
            <text:p><text:s/>18 956 </text:p>
          </table:table-cell>
          <table:table-cell table:style-name="ce5" office:value-type="float" office:value="19254" calcext:value-type="float">
            <text:p><text:s/>19 254 </text:p>
          </table:table-cell>
          <table:table-cell table:style-name="ce5" office:value-type="float" office:value="19481" calcext:value-type="float">
            <text:p><text:s/>19 481 </text:p>
          </table:table-cell>
          <table:table-cell table:style-name="ce5" office:value-type="float" office:value="19726" calcext:value-type="float">
            <text:p><text:s/>19 726 </text:p>
          </table:table-cell>
          <table:table-cell table:style-name="ce5" office:value-type="float" office:value="19920" calcext:value-type="float">
            <text:p><text:s/>19 920 </text:p>
          </table:table-cell>
          <table:table-cell table:style-name="ce5" office:value-type="float" office:value="20166" calcext:value-type="float">
            <text:p><text:s/>20 166 </text:p>
          </table:table-cell>
          <table:table-cell table:style-name="ce5" office:value-type="float" office:value="20738" calcext:value-type="float">
            <text:p><text:s/>20 738 </text:p>
          </table:table-cell>
          <table:table-cell table:style-name="ce5" office:value-type="float" office:value="21315" calcext:value-type="float">
            <text:p><text:s/>21 315 </text:p>
          </table:table-cell>
          <table:table-cell table:style-name="ce5" office:value-type="float" office:value="22248" calcext:value-type="float">
            <text:p><text:s/>22 248 </text:p>
          </table:table-cell>
          <table:table-cell table:style-name="ce5" office:value-type="float" office:value="23723" calcext:value-type="float">
            <text:p><text:s/>23 723 </text:p>
          </table:table-cell>
          <table:table-cell table:style-name="ce5" office:value-type="float" office:value="23318" calcext:value-type="float">
            <text:p><text:s/>23 318 </text:p>
          </table:table-cell>
          <table:table-cell table:style-name="ce5" office:value-type="float" office:value="24387" calcext:value-type="float">
            <text:p><text:s/>24 387 </text:p>
          </table:table-cell>
          <table:table-cell table:style-name="ce5" office:value-type="float" office:value="26199" calcext:value-type="float">
            <text:p><text:s/>26 199 </text:p>
          </table:table-cell>
          <table:table-cell table:style-name="ce5" office:value-type="float" office:value="26710" calcext:value-type="float">
            <text:p><text:s/>26 710 </text:p>
          </table:table-cell>
          <table:table-cell table:style-name="ce5" office:value-type="float" office:value="27427" calcext:value-type="float">
            <text:p><text:s/>27 427 </text:p>
          </table:table-cell>
          <table:table-cell table:style-name="ce5" office:value-type="float" office:value="27437" calcext:value-type="float">
            <text:p><text:s/>27 437 </text:p>
          </table:table-cell>
          <table:table-cell table:style-name="ce5" office:value-type="float" office:value="27440" calcext:value-type="float">
            <text:p><text:s/>27 440 </text:p>
          </table:table-cell>
          <table:table-cell table:style-name="ce5" office:value-type="float" office:value="27215" calcext:value-type="float">
            <text:p><text:s/>27 215 </text:p>
          </table:table-cell>
          <table:table-cell table:style-name="ce5" office:value-type="float" office:value="28148" calcext:value-type="float">
            <text:p><text:s/>28 148 </text:p>
          </table:table-cell>
          <table:table-cell table:style-name="ce5" office:value-type="float" office:value="28797" calcext:value-type="float">
            <text:p><text:s/>28 797 </text:p>
          </table:table-cell>
          <table:table-cell table:style-name="ce5" office:value-type="float" office:value="29220" calcext:value-type="float">
            <text:p><text:s/>29 220 </text:p>
          </table:table-cell>
          <table:table-cell table:style-name="ce5" office:value-type="float" office:value="29322" calcext:value-type="float">
            <text:p><text:s/>29 322 </text:p>
          </table:table-cell>
          <table:table-cell table:style-name="ce5" office:value-type="float" office:value="29150" calcext:value-type="float">
            <text:p><text:s/>29 150 </text:p>
          </table:table-cell>
          <table:table-cell table:style-name="ce5" office:value-type="float" office:value="30115" calcext:value-type="float">
            <text:p><text:s/>30 115 </text:p>
          </table:table-cell>
          <table:table-cell table:style-name="ce5" office:value-type="float" office:value="30290" calcext:value-type="float">
            <text:p><text:s/>30 290 </text:p>
          </table:table-cell>
          <table:table-cell table:style-name="ce10" office:value-type="float" office:value="31420" calcext:value-type="float">
            <text:p><text:s/>31 420 </text:p>
          </table:table-cell>
          <table:table-cell table:style-name="ce10" office:value-type="float" office:value="31606" calcext:value-type="float">
            <text:p><text:s/>31 606 </text:p>
          </table:table-cell>
          <table:table-cell table:style-name="ce10" office:value-type="float" office:value="30965" calcext:value-type="float">
            <text:p><text:s/>30 965 </text:p>
          </table:table-cell>
          <table:table-cell table:style-name="ce10" office:value-type="float" office:value="33505" calcext:value-type="float">
            <text:p><text:s/>33 505 </text:p>
          </table:table-cell>
          <table:table-cell table:style-name="ce10" office:value-type="float" office:value="33985" calcext:value-type="float">
            <text:p><text:s/>33 985 </text:p>
          </table:table-cell>
          <table:table-cell table:style-name="ce10" office:value-type="float" office:value="35224" calcext:value-type="float">
            <text:p><text:s/>35 224 </text:p>
          </table:table-cell>
          <table:table-cell table:style-name="ce10" office:value-type="float" office:value="35786" calcext:value-type="float">
            <text:p><text:s/>35 786 </text:p>
          </table:table-cell>
          <table:table-cell table:style-name="ce10" office:value-type="float" office:value="36430" calcext:value-type="float">
            <text:p><text:s/>36 430 </text:p>
          </table:table-cell>
          <table:table-cell table:style-name="ce10" office:value-type="float" office:value="38584" calcext:value-type="float">
            <text:p><text:s/>38 584 </text:p>
          </table:table-cell>
          <table:table-cell table:style-name="ce10" office:value-type="float" office:value="39049" calcext:value-type="float">
            <text:p><text:s/>39 049 </text:p>
          </table:table-cell>
          <table:table-cell table:style-name="ce10" office:value-type="float" office:value="40065" calcext:value-type="float">
            <text:p><text:s/>40 065 </text:p>
          </table:table-cell>
          <table:table-cell table:style-name="ce10" office:value-type="float" office:value="41943" calcext:value-type="float">
            <text:p><text:s/>41 943 </text:p>
          </table:table-cell>
          <table:table-cell table:style-name="ce10" office:value-type="float" office:value="42316" calcext:value-type="float">
            <text:p><text:s/>42 316 </text:p>
          </table:table-cell>
          <table:table-cell table:style-name="ce10" office:value-type="float" office:value="45059" calcext:value-type="float">
            <text:p><text:s/>45 059 </text:p>
          </table:table-cell>
          <table:table-cell table:style-name="ce10" office:value-type="float" office:value="45658" calcext:value-type="float">
            <text:p><text:s/>45 658 </text:p>
          </table:table-cell>
          <table:table-cell table:style-name="ce10" office:value-type="float" office:value="45224" calcext:value-type="float">
            <text:p><text:s/>45 224 </text:p>
          </table:table-cell>
          <table:table-cell table:style-name="ce10" office:value-type="float" office:value="46615" calcext:value-type="float">
            <text:p><text:s/>46 615 </text:p>
          </table:table-cell>
          <table:table-cell table:style-name="ce10" office:value-type="float" office:value="47661" calcext:value-type="float">
            <text:p><text:s/>47 661 </text:p>
          </table:table-cell>
          <table:table-cell table:style-name="ce10" office:value-type="float" office:value="48363" calcext:value-type="float">
            <text:p><text:s/>48 363 </text:p>
          </table:table-cell>
          <table:table-cell table:style-name="ce10" office:value-type="float" office:value="48864" calcext:value-type="float">
            <text:p><text:s/>48 864 </text:p>
          </table:table-cell>
          <table:table-cell table:style-name="ce10" office:value-type="float" office:value="50914" calcext:value-type="float">
            <text:p><text:s/>50 914 </text:p>
          </table:table-cell>
          <table:table-cell table:style-name="ce10" office:value-type="float" office:value="50237" calcext:value-type="float">
            <text:p><text:s/>50 237 </text:p>
          </table:table-cell>
          <table:table-cell table:style-name="ce10" office:value-type="float" office:value="50662" calcext:value-type="float">
            <text:p><text:s/>50 662 </text:p>
          </table:table-cell>
          <table:table-cell table:style-name="ce10" office:value-type="float" office:value="49895" calcext:value-type="float">
            <text:p><text:s/>49 895 </text:p>
          </table:table-cell>
          <table:table-cell table:style-name="ce10" office:value-type="float" office:value="50912" calcext:value-type="float">
            <text:p><text:s/>50 912 </text:p>
          </table:table-cell>
          <table:table-cell table:style-name="ce10" office:value-type="float" office:value="50363" calcext:value-type="float">
            <text:p><text:s/>50 363 </text:p>
          </table:table-cell>
          <table:table-cell table:style-name="ce10" office:value-type="float" office:value="50493" calcext:value-type="float">
            <text:p><text:s/>50 493 </text:p>
          </table:table-cell>
          <table:table-cell table:style-name="ce10" office:value-type="float" office:value="45346" calcext:value-type="float">
            <text:p><text:s/>45 346 </text:p>
          </table:table-cell>
          <table:table-cell table:style-name="ce10" office:value-type="float" office:value="44640" calcext:value-type="float">
            <text:p><text:s/>44 640 </text:p>
          </table:table-cell>
          <table:table-cell table:style-name="ce10" office:value-type="float" office:value="43751" calcext:value-type="float">
            <text:p><text:s/>43 751 </text:p>
          </table:table-cell>
          <table:table-cell table:style-name="ce10" office:value-type="float" office:value="44586" calcext:value-type="float">
            <text:p><text:s/>44 586 </text:p>
          </table:table-cell>
          <table:table-cell table:style-name="ce10" office:value-type="float" office:value="45692" calcext:value-type="float">
            <text:p><text:s/>45 692 </text:p>
          </table:table-cell>
          <table:table-cell table:style-name="ce10" office:value-type="float" office:value="53109" calcext:value-type="float">
            <text:p><text:s/>53 109 </text:p>
          </table:table-cell>
          <table:table-cell table:style-name="ce10" office:value-type="float" office:value="54387" calcext:value-type="float">
            <text:p><text:s/>54 387 </text:p>
          </table:table-cell>
          <table:table-cell table:style-name="ce10" office:value-type="float" office:value="52450" calcext:value-type="float">
            <text:p><text:s/>52 450 </text:p>
          </table:table-cell>
          <table:table-cell table:style-name="ce10" office:value-type="float" office:value="53582" calcext:value-type="float">
            <text:p><text:s/>53 582 </text:p>
          </table:table-cell>
          <table:table-cell table:style-name="ce10" office:value-type="float" office:value="53430" calcext:value-type="float">
            <text:p><text:s/>53 430 </text:p>
          </table:table-cell>
          <table:table-cell table:style-name="ce10" office:value-type="float" office:value="53928" calcext:value-type="float">
            <text:p><text:s/>53 928 </text:p>
          </table:table-cell>
          <table:table-cell table:style-name="ce10" office:value-type="float" office:value="54059" calcext:value-type="float">
            <text:p><text:s/>54 059 </text:p>
          </table:table-cell>
          <table:table-cell table:style-name="ce10" office:value-type="float" office:value="53543" calcext:value-type="float">
            <text:p><text:s/>53 543 </text:p>
          </table:table-cell>
          <table:table-cell table:style-name="ce10" office:value-type="float" office:value="54607" calcext:value-type="float">
            <text:p><text:s/>54 607 </text:p>
          </table:table-cell>
          <table:table-cell table:style-name="ce10" office:value-type="float" office:value="55518" calcext:value-type="float">
            <text:p><text:s/>55 518 </text:p>
          </table:table-cell>
          <table:table-cell table:style-name="ce10" office:value-type="float" office:value="56790" calcext:value-type="float">
            <text:p><text:s/>56 790 </text:p>
          </table:table-cell>
          <table:table-cell table:style-name="ce10" office:value-type="float" office:value="56344" calcext:value-type="float">
            <text:p><text:s/>56 344 </text:p>
          </table:table-cell>
          <table:table-cell table:style-name="ce13" office:value-type="float" office:value="57206" calcext:value-type="float">
            <text:p><text:s/>57 206 </text:p>
          </table:table-cell>
          <table:table-cell table:style-name="ce13" office:value-type="float" office:value="57167" calcext:value-type="float">
            <text:p><text:s/>57 167 </text:p>
          </table:table-cell>
          <table:table-cell table:style-name="ce13" office:value-type="float" office:value="58651" calcext:value-type="float">
            <text:p><text:s/>58 651 </text:p>
          </table:table-cell>
          <table:table-cell table:style-name="ce13" office:value-type="float" office:value="59348" calcext:value-type="float">
            <text:p><text:s/>59 348 </text:p>
          </table:table-cell>
          <table:table-cell table:style-name="ce13" office:value-type="float" office:value="59527" calcext:value-type="float">
            <text:p><text:s/>59 527 </text:p>
          </table:table-cell>
          <table:table-cell table:style-name="ce13" office:value-type="float" office:value="58694" calcext:value-type="float">
            <text:p><text:s/>58 694 </text:p>
          </table:table-cell>
          <table:table-cell table:style-name="ce14" office:value-type="float" office:value="60596" calcext:value-type="float">
            <text:p>60596</text:p>
          </table:table-cell>
          <table:table-cell table:style-name="ce14" office:value-type="float" office:value="62137" calcext:value-type="float">
            <text:p>62137</text:p>
          </table:table-cell>
          <table:table-cell table:style-name="ce14" office:value-type="float" office:value="63236" calcext:value-type="float">
            <text:p>63236</text:p>
          </table:table-cell>
          <table:table-cell table:number-columns-repeated="87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5" office:value-type="float" office:value="7069" calcext:value-type="float">
            <text:p><text:s/>7 069 </text:p>
          </table:table-cell>
          <table:table-cell table:style-name="ce5" office:value-type="float" office:value="7108" calcext:value-type="float">
            <text:p><text:s/>7 108 </text:p>
          </table:table-cell>
          <table:table-cell table:style-name="ce5" office:value-type="float" office:value="7149" calcext:value-type="float">
            <text:p><text:s/>7 149 </text:p>
          </table:table-cell>
          <table:table-cell table:style-name="ce5" office:value-type="float" office:value="7189" calcext:value-type="float">
            <text:p><text:s/>7 189 </text:p>
          </table:table-cell>
          <table:table-cell table:style-name="ce5" office:value-type="float" office:value="7229" calcext:value-type="float">
            <text:p><text:s/>7 229 </text:p>
          </table:table-cell>
          <table:table-cell table:style-name="ce5" office:value-type="float" office:value="7269" calcext:value-type="float">
            <text:p><text:s/>7 269 </text:p>
          </table:table-cell>
          <table:table-cell table:style-name="ce5" office:value-type="float" office:value="7310" calcext:value-type="float">
            <text:p><text:s/>7 310 </text:p>
          </table:table-cell>
          <table:table-cell table:style-name="ce5" office:value-type="float" office:value="7349" calcext:value-type="float">
            <text:p><text:s/>7 349 </text:p>
          </table:table-cell>
          <table:table-cell table:style-name="ce5" office:value-type="float" office:value="7390" calcext:value-type="float">
            <text:p><text:s/>7 390 </text:p>
          </table:table-cell>
          <table:table-cell table:style-name="ce5" office:value-type="float" office:value="7430" calcext:value-type="float">
            <text:p><text:s/>7 430 </text:p>
          </table:table-cell>
          <table:table-cell table:style-name="ce5" office:value-type="float" office:value="7471" calcext:value-type="float">
            <text:p><text:s/>7 471 </text:p>
          </table:table-cell>
          <table:table-cell table:style-name="ce5" office:value-type="float" office:value="7567" calcext:value-type="float">
            <text:p><text:s/>7 567 </text:p>
          </table:table-cell>
          <table:table-cell table:style-name="ce5" office:value-type="float" office:value="7663" calcext:value-type="float">
            <text:p><text:s/>7 663 </text:p>
          </table:table-cell>
          <table:table-cell table:style-name="ce5" office:value-type="float" office:value="7760" calcext:value-type="float">
            <text:p><text:s/>7 760 </text:p>
          </table:table-cell>
          <table:table-cell table:style-name="ce5" office:value-type="float" office:value="7856" calcext:value-type="float">
            <text:p><text:s/>7 856 </text:p>
          </table:table-cell>
          <table:table-cell table:style-name="ce5" office:value-type="float" office:value="7954" calcext:value-type="float">
            <text:p><text:s/>7 954 </text:p>
          </table:table-cell>
          <table:table-cell table:style-name="ce5" office:value-type="float" office:value="8050" calcext:value-type="float">
            <text:p><text:s/>8 050 </text:p>
          </table:table-cell>
          <table:table-cell table:style-name="ce5" office:value-type="float" office:value="8146" calcext:value-type="float">
            <text:p><text:s/>8 146 </text:p>
          </table:table-cell>
          <table:table-cell table:style-name="ce5" office:value-type="float" office:value="8243" calcext:value-type="float">
            <text:p><text:s/>8 243 </text:p>
          </table:table-cell>
          <table:table-cell table:style-name="ce5" office:value-type="float" office:value="8339" calcext:value-type="float">
            <text:p><text:s/>8 339 </text:p>
          </table:table-cell>
          <table:table-cell table:style-name="ce5" office:value-type="float" office:value="8437" calcext:value-type="float">
            <text:p><text:s/>8 437 </text:p>
          </table:table-cell>
          <table:table-cell table:style-name="ce5" office:value-type="float" office:value="8462" calcext:value-type="float">
            <text:p><text:s/>8 462 </text:p>
          </table:table-cell>
          <table:table-cell table:style-name="ce5" office:value-type="float" office:value="8488" calcext:value-type="float">
            <text:p><text:s/>8 488 </text:p>
          </table:table-cell>
          <table:table-cell table:style-name="ce5" office:value-type="float" office:value="8515" calcext:value-type="float">
            <text:p><text:s/>8 515 </text:p>
          </table:table-cell>
          <table:table-cell table:style-name="ce5" office:value-type="float" office:value="8540" calcext:value-type="float">
            <text:p><text:s/>8 540 </text:p>
          </table:table-cell>
          <table:table-cell table:style-name="ce5" office:value-type="float" office:value="8567" calcext:value-type="float">
            <text:p><text:s/>8 567 </text:p>
          </table:table-cell>
          <table:table-cell table:style-name="ce5" office:value-type="float" office:value="8593" calcext:value-type="float">
            <text:p><text:s/>8 593 </text:p>
          </table:table-cell>
          <table:table-cell table:style-name="ce5" office:value-type="float" office:value="8618" calcext:value-type="float">
            <text:p><text:s/>8 618 </text:p>
          </table:table-cell>
          <table:table-cell table:style-name="ce5" office:value-type="float" office:value="8645" calcext:value-type="float">
            <text:p><text:s/>8 645 </text:p>
          </table:table-cell>
          <table:table-cell table:style-name="ce5" office:value-type="float" office:value="8671" calcext:value-type="float">
            <text:p><text:s/>8 671 </text:p>
          </table:table-cell>
          <table:table-cell table:style-name="ce5" office:value-type="float" office:value="8698" calcext:value-type="float">
            <text:p><text:s/>8 698 </text:p>
          </table:table-cell>
          <table:table-cell table:style-name="ce5" office:value-type="float" office:value="8991" calcext:value-type="float">
            <text:p><text:s/>8 991 </text:p>
          </table:table-cell>
          <table:table-cell table:style-name="ce5" office:value-type="float" office:value="9167" calcext:value-type="float">
            <text:p><text:s/>9 167 </text:p>
          </table:table-cell>
          <table:table-cell table:style-name="ce5" office:value-type="float" office:value="9550" calcext:value-type="float">
            <text:p><text:s/>9 550 </text:p>
          </table:table-cell>
          <table:table-cell table:style-name="ce5" office:value-type="float" office:value="9905" calcext:value-type="float">
            <text:p><text:s/>9 905 </text:p>
          </table:table-cell>
          <table:table-cell table:style-name="ce5" office:value-type="float" office:value="9972" calcext:value-type="float">
            <text:p><text:s/>9 972 </text:p>
          </table:table-cell>
          <table:table-cell table:style-name="ce5" office:value-type="float" office:value="10180" calcext:value-type="float">
            <text:p><text:s/>10 180 </text:p>
          </table:table-cell>
          <table:table-cell table:style-name="ce5" office:value-type="float" office:value="10244" calcext:value-type="float">
            <text:p><text:s/>10 244 </text:p>
          </table:table-cell>
          <table:table-cell table:style-name="ce5" office:value-type="float" office:value="10316" calcext:value-type="float">
            <text:p><text:s/>10 316 </text:p>
          </table:table-cell>
          <table:table-cell table:style-name="ce5" office:value-type="float" office:value="10429" calcext:value-type="float">
            <text:p><text:s/>10 429 </text:p>
          </table:table-cell>
          <table:table-cell table:style-name="ce5" office:value-type="float" office:value="10440" calcext:value-type="float">
            <text:p><text:s/>10 440 </text:p>
          </table:table-cell>
          <table:table-cell table:style-name="ce5" office:value-type="float" office:value="10715" calcext:value-type="float">
            <text:p><text:s/>10 715 </text:p>
          </table:table-cell>
          <table:table-cell table:style-name="ce5" office:value-type="float" office:value="10635" calcext:value-type="float">
            <text:p><text:s/>10 635 </text:p>
          </table:table-cell>
          <table:table-cell table:style-name="ce5" office:value-type="float" office:value="10686" calcext:value-type="float">
            <text:p><text:s/>10 686 </text:p>
          </table:table-cell>
          <table:table-cell table:style-name="ce5" office:value-type="float" office:value="10690" calcext:value-type="float">
            <text:p><text:s/>10 690 </text:p>
          </table:table-cell>
          <table:table-cell table:style-name="ce5" office:value-type="float" office:value="10803" calcext:value-type="float">
            <text:p><text:s/>10 803 </text:p>
          </table:table-cell>
          <table:table-cell table:style-name="ce5" office:value-type="float" office:value="11005" calcext:value-type="float">
            <text:p><text:s/>11 005 </text:p>
          </table:table-cell>
          <table:table-cell table:style-name="ce5" office:value-type="float" office:value="11088" calcext:value-type="float">
            <text:p><text:s/>11 088 </text:p>
          </table:table-cell>
          <table:table-cell table:style-name="ce5" office:value-type="float" office:value="11249" calcext:value-type="float">
            <text:p><text:s/>11 249 </text:p>
          </table:table-cell>
          <table:table-cell table:style-name="ce5" office:value-type="float" office:value="11253" calcext:value-type="float">
            <text:p><text:s/>11 253 </text:p>
          </table:table-cell>
          <table:table-cell table:style-name="ce5" office:value-type="float" office:value="11559" calcext:value-type="float">
            <text:p><text:s/>11 559 </text:p>
          </table:table-cell>
          <table:table-cell table:style-name="ce5" office:value-type="float" office:value="11882" calcext:value-type="float">
            <text:p><text:s/>11 882 </text:p>
          </table:table-cell>
          <table:table-cell table:style-name="ce5" office:value-type="float" office:value="11925" calcext:value-type="float">
            <text:p><text:s/>11 925 </text:p>
          </table:table-cell>
          <table:table-cell table:style-name="ce5" office:value-type="float" office:value="11983" calcext:value-type="float">
            <text:p><text:s/>11 983 </text:p>
          </table:table-cell>
          <table:table-cell table:style-name="ce5" office:value-type="float" office:value="12173" calcext:value-type="float">
            <text:p><text:s/>12 173 </text:p>
          </table:table-cell>
          <table:table-cell table:style-name="ce5" office:value-type="float" office:value="12422" calcext:value-type="float">
            <text:p><text:s/>12 422 </text:p>
          </table:table-cell>
          <table:table-cell table:style-name="ce5" office:value-type="float" office:value="12657" calcext:value-type="float">
            <text:p><text:s/>12 657 </text:p>
          </table:table-cell>
          <table:table-cell table:style-name="ce5" office:value-type="float" office:value="12443" calcext:value-type="float">
            <text:p><text:s/>12 443 </text:p>
          </table:table-cell>
          <table:table-cell table:style-name="ce5" office:value-type="float" office:value="12231" calcext:value-type="float">
            <text:p><text:s/>12 231 </text:p>
          </table:table-cell>
          <table:table-cell table:style-name="ce5" office:value-type="float" office:value="12105" calcext:value-type="float">
            <text:p><text:s/>12 105 </text:p>
          </table:table-cell>
          <table:table-cell table:style-name="ce5" office:value-type="float" office:value="12164" calcext:value-type="float">
            <text:p><text:s/>12 164 </text:p>
          </table:table-cell>
          <table:table-cell table:style-name="ce5" office:value-type="float" office:value="12360" calcext:value-type="float">
            <text:p><text:s/>12 360 </text:p>
          </table:table-cell>
          <table:table-cell table:style-name="ce5" office:value-type="float" office:value="12179" calcext:value-type="float">
            <text:p><text:s/>12 179 </text:p>
          </table:table-cell>
          <table:table-cell table:style-name="ce5" office:value-type="float" office:value="12256" calcext:value-type="float">
            <text:p><text:s/>12 256 </text:p>
          </table:table-cell>
          <table:table-cell table:style-name="ce5" office:value-type="float" office:value="12443" calcext:value-type="float">
            <text:p><text:s/>12 443 </text:p>
          </table:table-cell>
          <table:table-cell table:style-name="ce5" office:value-type="float" office:value="12594" calcext:value-type="float">
            <text:p><text:s/>12 594 </text:p>
          </table:table-cell>
          <table:table-cell table:style-name="ce5" office:value-type="float" office:value="13049" calcext:value-type="float">
            <text:p><text:s/>13 049 </text:p>
          </table:table-cell>
          <table:table-cell table:style-name="ce5" office:value-type="float" office:value="13260" calcext:value-type="float">
            <text:p><text:s/>13 260 </text:p>
          </table:table-cell>
          <table:table-cell table:style-name="ce5" office:value-type="float" office:value="13514" calcext:value-type="float">
            <text:p><text:s/>13 514 </text:p>
          </table:table-cell>
          <table:table-cell table:style-name="ce5" office:value-type="float" office:value="13968" calcext:value-type="float">
            <text:p><text:s/>13 968 </text:p>
          </table:table-cell>
          <table:table-cell table:style-name="ce5" office:value-type="float" office:value="14632" calcext:value-type="float">
            <text:p><text:s/>14 632 </text:p>
          </table:table-cell>
          <table:table-cell table:style-name="ce5" office:value-type="float" office:value="15416" calcext:value-type="float">
            <text:p><text:s/>15 416 </text:p>
          </table:table-cell>
          <table:table-cell table:style-name="ce5" office:value-type="float" office:value="15565" calcext:value-type="float">
            <text:p><text:s/>15 565 </text:p>
          </table:table-cell>
          <table:table-cell table:style-name="ce5" office:value-type="float" office:value="15894" calcext:value-type="float">
            <text:p><text:s/>15 894 </text:p>
          </table:table-cell>
          <table:table-cell table:style-name="ce5" office:value-type="float" office:value="16501" calcext:value-type="float">
            <text:p><text:s/>16 501 </text:p>
          </table:table-cell>
          <table:table-cell table:style-name="ce5" office:value-type="float" office:value="17005" calcext:value-type="float">
            <text:p><text:s/>17 005 </text:p>
          </table:table-cell>
          <table:table-cell table:style-name="ce5" office:value-type="float" office:value="17740" calcext:value-type="float">
            <text:p><text:s/>17 740 </text:p>
          </table:table-cell>
          <table:table-cell table:style-name="ce5" office:value-type="float" office:value="18087" calcext:value-type="float">
            <text:p><text:s/>18 087 </text:p>
          </table:table-cell>
          <table:table-cell table:style-name="ce5" office:value-type="float" office:value="18268" calcext:value-type="float">
            <text:p><text:s/>18 268 </text:p>
          </table:table-cell>
          <table:table-cell table:style-name="ce5" office:value-type="float" office:value="18397" calcext:value-type="float">
            <text:p><text:s/>18 397 </text:p>
          </table:table-cell>
          <table:table-cell table:style-name="ce5" office:value-type="float" office:value="18583" calcext:value-type="float">
            <text:p><text:s/>18 583 </text:p>
          </table:table-cell>
          <table:table-cell table:style-name="ce5" office:value-type="float" office:value="18915" calcext:value-type="float">
            <text:p><text:s/>18 915 </text:p>
          </table:table-cell>
          <table:table-cell table:style-name="ce5" office:value-type="float" office:value="19484" calcext:value-type="float">
            <text:p><text:s/>19 484 </text:p>
          </table:table-cell>
          <table:table-cell table:style-name="ce5" office:value-type="float" office:value="20191" calcext:value-type="float">
            <text:p><text:s/>20 191 </text:p>
          </table:table-cell>
          <table:table-cell table:style-name="ce5" office:value-type="float" office:value="20390" calcext:value-type="float">
            <text:p><text:s/>20 390 </text:p>
          </table:table-cell>
          <table:table-cell table:style-name="ce5" office:value-type="float" office:value="21580" calcext:value-type="float">
            <text:p><text:s/>21 580 </text:p>
          </table:table-cell>
          <table:table-cell table:style-name="ce5" office:value-type="float" office:value="21973" calcext:value-type="float">
            <text:p><text:s/>21 973 </text:p>
          </table:table-cell>
          <table:table-cell table:style-name="ce5" office:value-type="float" office:value="22957" calcext:value-type="float">
            <text:p><text:s/>22 957 </text:p>
          </table:table-cell>
          <table:table-cell table:style-name="ce5" office:value-type="float" office:value="24732" calcext:value-type="float">
            <text:p><text:s/>24 732 </text:p>
          </table:table-cell>
          <table:table-cell table:style-name="ce5" office:value-type="float" office:value="25147" calcext:value-type="float">
            <text:p><text:s/>25 147 </text:p>
          </table:table-cell>
          <table:table-cell table:style-name="ce5" office:value-type="float" office:value="25988" calcext:value-type="float">
            <text:p><text:s/>25 988 </text:p>
          </table:table-cell>
          <table:table-cell table:style-name="ce5" office:value-type="float" office:value="25853" calcext:value-type="float">
            <text:p><text:s/>25 853 </text:p>
          </table:table-cell>
          <table:table-cell table:style-name="ce5" office:value-type="float" office:value="26000" calcext:value-type="float">
            <text:p><text:s/>26 000 </text:p>
          </table:table-cell>
          <table:table-cell table:style-name="ce5" office:value-type="float" office:value="25799" calcext:value-type="float">
            <text:p><text:s/>25 799 </text:p>
          </table:table-cell>
          <table:table-cell table:style-name="ce5" office:value-type="float" office:value="26747" calcext:value-type="float">
            <text:p><text:s/>26 747 </text:p>
          </table:table-cell>
          <table:table-cell table:style-name="ce5" office:value-type="float" office:value="27287" calcext:value-type="float">
            <text:p><text:s/>27 287 </text:p>
          </table:table-cell>
          <table:table-cell table:style-name="ce5" office:value-type="float" office:value="27703" calcext:value-type="float">
            <text:p><text:s/>27 703 </text:p>
          </table:table-cell>
          <table:table-cell table:style-name="ce5" office:value-type="float" office:value="27881" calcext:value-type="float">
            <text:p><text:s/>27 881 </text:p>
          </table:table-cell>
          <table:table-cell table:style-name="ce5" office:value-type="float" office:value="27773" calcext:value-type="float">
            <text:p><text:s/>27 773 </text:p>
          </table:table-cell>
          <table:table-cell table:style-name="ce5" office:value-type="float" office:value="28816" calcext:value-type="float">
            <text:p><text:s/>28 816 </text:p>
          </table:table-cell>
          <table:table-cell table:style-name="ce10" office:value-type="float" office:value="28984" calcext:value-type="float">
            <text:p><text:s/>28 984 </text:p>
          </table:table-cell>
          <table:table-cell table:style-name="ce10" office:value-type="float" office:value="29923" calcext:value-type="float">
            <text:p><text:s/>29 923 </text:p>
          </table:table-cell>
          <table:table-cell table:style-name="ce10" office:value-type="float" office:value="30105" calcext:value-type="float">
            <text:p><text:s/>30 105 </text:p>
          </table:table-cell>
          <table:table-cell table:style-name="ce10" office:value-type="float" office:value="29528" calcext:value-type="float">
            <text:p><text:s/>29 528 </text:p>
          </table:table-cell>
          <table:table-cell table:style-name="ce10" office:value-type="float" office:value="32059" calcext:value-type="float">
            <text:p><text:s/>32 059 </text:p>
          </table:table-cell>
          <table:table-cell table:style-name="ce10" office:value-type="float" office:value="32485" calcext:value-type="float">
            <text:p><text:s/>32 485 </text:p>
          </table:table-cell>
          <table:table-cell table:style-name="ce10" office:value-type="float" office:value="33673" calcext:value-type="float">
            <text:p><text:s/>33 673 </text:p>
          </table:table-cell>
          <table:table-cell table:style-name="ce10" office:value-type="float" office:value="34274" calcext:value-type="float">
            <text:p><text:s/>34 274 </text:p>
          </table:table-cell>
          <table:table-cell table:style-name="ce10" office:value-type="float" office:value="34842" calcext:value-type="float">
            <text:p><text:s/>34 842 </text:p>
          </table:table-cell>
          <table:table-cell table:style-name="ce10" office:value-type="float" office:value="36831" calcext:value-type="float">
            <text:p><text:s/>36 831 </text:p>
          </table:table-cell>
          <table:table-cell table:style-name="ce10" office:value-type="float" office:value="37385" calcext:value-type="float">
            <text:p><text:s/>37 385 </text:p>
          </table:table-cell>
          <table:table-cell table:style-name="ce10" office:value-type="float" office:value="38310" calcext:value-type="float">
            <text:p><text:s/>38 310 </text:p>
          </table:table-cell>
          <table:table-cell table:style-name="ce10" office:value-type="float" office:value="40258" calcext:value-type="float">
            <text:p><text:s/>40 258 </text:p>
          </table:table-cell>
          <table:table-cell table:style-name="ce10" office:value-type="float" office:value="40664" calcext:value-type="float">
            <text:p><text:s/>40 664 </text:p>
          </table:table-cell>
          <table:table-cell table:style-name="ce10" office:value-type="float" office:value="43310" calcext:value-type="float">
            <text:p><text:s/>43 310 </text:p>
          </table:table-cell>
          <table:table-cell table:style-name="ce10" office:value-type="float" office:value="43917" calcext:value-type="float">
            <text:p><text:s/>43 917 </text:p>
          </table:table-cell>
          <table:table-cell table:style-name="ce10" office:value-type="float" office:value="43523" calcext:value-type="float">
            <text:p><text:s/>43 523 </text:p>
          </table:table-cell>
          <table:table-cell table:style-name="ce10" office:value-type="float" office:value="44997" calcext:value-type="float">
            <text:p><text:s/>44 997 </text:p>
          </table:table-cell>
          <table:table-cell table:style-name="ce10" office:value-type="float" office:value="45912" calcext:value-type="float">
            <text:p><text:s/>45 912 </text:p>
          </table:table-cell>
          <table:table-cell table:style-name="ce10" office:value-type="float" office:value="46684" calcext:value-type="float">
            <text:p><text:s/>46 684 </text:p>
          </table:table-cell>
          <table:table-cell table:style-name="ce10" office:value-type="float" office:value="47160" calcext:value-type="float">
            <text:p><text:s/>47 160 </text:p>
          </table:table-cell>
          <table:table-cell table:style-name="ce10" office:value-type="float" office:value="49208" calcext:value-type="float">
            <text:p><text:s/>49 208 </text:p>
          </table:table-cell>
          <table:table-cell table:style-name="ce10" office:value-type="float" office:value="48561" calcext:value-type="float">
            <text:p><text:s/>48 561 </text:p>
          </table:table-cell>
          <table:table-cell table:style-name="ce10" office:value-type="float" office:value="48919" calcext:value-type="float">
            <text:p><text:s/>48 919 </text:p>
          </table:table-cell>
          <table:table-cell table:style-name="ce10" office:value-type="float" office:value="48285" calcext:value-type="float">
            <text:p><text:s/>48 285 </text:p>
          </table:table-cell>
          <table:table-cell table:style-name="ce10" office:value-type="float" office:value="49296" calcext:value-type="float">
            <text:p><text:s/>49 296 </text:p>
          </table:table-cell>
          <table:table-cell table:style-name="ce10" office:value-type="float" office:value="48814" calcext:value-type="float">
            <text:p><text:s/>48 814 </text:p>
          </table:table-cell>
          <table:table-cell table:style-name="ce10" office:value-type="float" office:value="48946" calcext:value-type="float">
            <text:p><text:s/>48 946 </text:p>
          </table:table-cell>
          <table:table-cell table:style-name="ce10" office:value-type="float" office:value="44014" calcext:value-type="float">
            <text:p><text:s/>44 014 </text:p>
          </table:table-cell>
          <table:table-cell table:style-name="ce10" office:value-type="float" office:value="43310" calcext:value-type="float">
            <text:p><text:s/>43 310 </text:p>
          </table:table-cell>
          <table:table-cell table:style-name="ce10" office:value-type="float" office:value="42484" calcext:value-type="float">
            <text:p><text:s/>42 484 </text:p>
          </table:table-cell>
          <table:table-cell table:style-name="ce10" office:value-type="float" office:value="43234" calcext:value-type="float">
            <text:p><text:s/>43 234 </text:p>
          </table:table-cell>
          <table:table-cell table:style-name="ce10" office:value-type="float" office:value="44399" calcext:value-type="float">
            <text:p><text:s/>44 399 </text:p>
          </table:table-cell>
          <table:table-cell table:style-name="ce10" office:value-type="float" office:value="51596" calcext:value-type="float">
            <text:p><text:s/>51 596 </text:p>
          </table:table-cell>
          <table:table-cell table:style-name="ce10" office:value-type="float" office:value="53013" calcext:value-type="float">
            <text:p><text:s/>53 013 </text:p>
          </table:table-cell>
          <table:table-cell table:style-name="ce10" office:value-type="float" office:value="51052" calcext:value-type="float">
            <text:p><text:s/>51 052 </text:p>
          </table:table-cell>
          <table:table-cell table:style-name="ce10" office:value-type="float" office:value="52180" calcext:value-type="float">
            <text:p><text:s/>52 180 </text:p>
          </table:table-cell>
          <table:table-cell table:style-name="ce10" office:value-type="float" office:value="52069" calcext:value-type="float">
            <text:p><text:s/>52 069 </text:p>
          </table:table-cell>
          <table:table-cell table:style-name="ce10" office:value-type="float" office:value="52726" calcext:value-type="float">
            <text:p><text:s/>52 726 </text:p>
          </table:table-cell>
          <table:table-cell table:style-name="ce10" office:value-type="float" office:value="52756" calcext:value-type="float">
            <text:p><text:s/>52 756 </text:p>
          </table:table-cell>
          <table:table-cell table:style-name="ce10" office:value-type="float" office:value="52330" calcext:value-type="float">
            <text:p><text:s/>52 330 </text:p>
          </table:table-cell>
          <table:table-cell table:style-name="ce10" office:value-type="float" office:value="53574" calcext:value-type="float">
            <text:p><text:s/>53 574 </text:p>
          </table:table-cell>
          <table:table-cell table:style-name="ce10" office:value-type="float" office:value="54250" calcext:value-type="float">
            <text:p><text:s/>54 250 </text:p>
          </table:table-cell>
          <table:table-cell table:style-name="ce10" office:value-type="float" office:value="55524" calcext:value-type="float">
            <text:p><text:s/>55 524 </text:p>
          </table:table-cell>
          <table:table-cell table:style-name="ce13" office:value-type="float" office:value="55180" calcext:value-type="float">
            <text:p><text:s/>55 180 </text:p>
          </table:table-cell>
          <table:table-cell table:style-name="ce13" office:value-type="float" office:value="56127" calcext:value-type="float">
            <text:p><text:s/>56 127 </text:p>
          </table:table-cell>
          <table:table-cell table:style-name="ce13" office:value-type="float" office:value="56060" calcext:value-type="float">
            <text:p><text:s/>56 060 </text:p>
          </table:table-cell>
          <table:table-cell table:style-name="ce13" office:value-type="float" office:value="57576" calcext:value-type="float">
            <text:p><text:s/>57 576 </text:p>
          </table:table-cell>
          <table:table-cell table:style-name="ce13" office:value-type="float" office:value="58330" calcext:value-type="float">
            <text:p><text:s/>58 330 </text:p>
          </table:table-cell>
          <table:table-cell table:style-name="ce13" office:value-type="float" office:value="58383" calcext:value-type="float">
            <text:p><text:s/>58 383 </text:p>
          </table:table-cell>
          <table:table-cell table:style-name="ce14" office:value-type="float" office:value="57563" calcext:value-type="float">
            <text:p>57563</text:p>
          </table:table-cell>
          <table:table-cell table:style-name="ce14" office:value-type="float" office:value="59563" calcext:value-type="float">
            <text:p>59563</text:p>
          </table:table-cell>
          <table:table-cell table:style-name="ce14" office:value-type="float" office:value="61088" calcext:value-type="float">
            <text:p>61088</text:p>
          </table:table-cell>
          <table:table-cell table:number-columns-repeated="87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office:value-type="float" office:value="6146" calcext:value-type="float">
            <text:p><text:s/>6 146 </text:p>
          </table:table-cell>
          <table:table-cell table:style-name="ce5" office:value-type="float" office:value="6175" calcext:value-type="float">
            <text:p><text:s/>6 175 </text:p>
          </table:table-cell>
          <table:table-cell table:style-name="ce5" office:value-type="float" office:value="6206" calcext:value-type="float">
            <text:p><text:s/>6 206 </text:p>
          </table:table-cell>
          <table:table-cell table:style-name="ce5" office:value-type="float" office:value="6236" calcext:value-type="float">
            <text:p><text:s/>6 236 </text:p>
          </table:table-cell>
          <table:table-cell table:style-name="ce5" office:value-type="float" office:value="6267" calcext:value-type="float">
            <text:p><text:s/>6 267 </text:p>
          </table:table-cell>
          <table:table-cell table:style-name="ce5" office:value-type="float" office:value="6297" calcext:value-type="float">
            <text:p><text:s/>6 297 </text:p>
          </table:table-cell>
          <table:table-cell table:style-name="ce5" office:value-type="float" office:value="6328" calcext:value-type="float">
            <text:p><text:s/>6 328 </text:p>
          </table:table-cell>
          <table:table-cell table:style-name="ce5" office:value-type="float" office:value="6358" calcext:value-type="float">
            <text:p><text:s/>6 358 </text:p>
          </table:table-cell>
          <table:table-cell table:style-name="ce5" office:value-type="float" office:value="6389" calcext:value-type="float">
            <text:p><text:s/>6 389 </text:p>
          </table:table-cell>
          <table:table-cell table:style-name="ce5" office:value-type="float" office:value="6419" calcext:value-type="float">
            <text:p><text:s/>6 419 </text:p>
          </table:table-cell>
          <table:table-cell table:style-name="ce5" office:value-type="float" office:value="6450" calcext:value-type="float">
            <text:p><text:s/>6 450 </text:p>
          </table:table-cell>
          <table:table-cell table:style-name="ce5" office:value-type="float" office:value="6555" calcext:value-type="float">
            <text:p><text:s/>6 555 </text:p>
          </table:table-cell>
          <table:table-cell table:style-name="ce5" office:value-type="float" office:value="6661" calcext:value-type="float">
            <text:p><text:s/>6 661 </text:p>
          </table:table-cell>
          <table:table-cell table:style-name="ce5" office:value-type="float" office:value="6767" calcext:value-type="float">
            <text:p><text:s/>6 767 </text:p>
          </table:table-cell>
          <table:table-cell table:style-name="ce5" office:value-type="float" office:value="6872" calcext:value-type="float">
            <text:p><text:s/>6 872 </text:p>
          </table:table-cell>
          <table:table-cell table:style-name="ce5" office:value-type="float" office:value="6978" calcext:value-type="float">
            <text:p><text:s/>6 978 </text:p>
          </table:table-cell>
          <table:table-cell table:style-name="ce5" office:value-type="float" office:value="7084" calcext:value-type="float">
            <text:p><text:s/>7 084 </text:p>
          </table:table-cell>
          <table:table-cell table:style-name="ce5" office:value-type="float" office:value="7189" calcext:value-type="float">
            <text:p><text:s/>7 189 </text:p>
          </table:table-cell>
          <table:table-cell table:style-name="ce5" office:value-type="float" office:value="7295" calcext:value-type="float">
            <text:p><text:s/>7 295 </text:p>
          </table:table-cell>
          <table:table-cell table:style-name="ce5" office:value-type="float" office:value="7401" calcext:value-type="float">
            <text:p><text:s/>7 401 </text:p>
          </table:table-cell>
          <table:table-cell table:style-name="ce5" office:value-type="float" office:value="7508" calcext:value-type="float">
            <text:p><text:s/>7 508 </text:p>
          </table:table-cell>
          <table:table-cell table:style-name="ce5" office:value-type="float" office:value="7519" calcext:value-type="float">
            <text:p><text:s/>7 519 </text:p>
          </table:table-cell>
          <table:table-cell table:style-name="ce5" office:value-type="float" office:value="7531" calcext:value-type="float">
            <text:p><text:s/>7 531 </text:p>
          </table:table-cell>
          <table:table-cell table:style-name="ce5" office:value-type="float" office:value="7543" calcext:value-type="float">
            <text:p><text:s/>7 543 </text:p>
          </table:table-cell>
          <table:table-cell table:style-name="ce5" office:value-type="float" office:value="7556" calcext:value-type="float">
            <text:p><text:s/>7 556 </text:p>
          </table:table-cell>
          <table:table-cell table:style-name="ce5" office:value-type="float" office:value="7568" calcext:value-type="float">
            <text:p><text:s/>7 568 </text:p>
          </table:table-cell>
          <table:table-cell table:style-name="ce5" office:value-type="float" office:value="7579" calcext:value-type="float">
            <text:p><text:s/>7 579 </text:p>
          </table:table-cell>
          <table:table-cell table:style-name="ce5" office:value-type="float" office:value="7592" calcext:value-type="float">
            <text:p><text:s/>7 592 </text:p>
          </table:table-cell>
          <table:table-cell table:style-name="ce5" office:value-type="float" office:value="7604" calcext:value-type="float">
            <text:p><text:s/>7 604 </text:p>
          </table:table-cell>
          <table:table-cell table:style-name="ce5" office:value-type="float" office:value="7616" calcext:value-type="float">
            <text:p><text:s/>7 616 </text:p>
          </table:table-cell>
          <table:table-cell table:style-name="ce5" office:value-type="float" office:value="7629" calcext:value-type="float">
            <text:p><text:s/>7 629 </text:p>
          </table:table-cell>
          <table:table-cell table:style-name="ce5" office:value-type="float" office:value="7863" calcext:value-type="float">
            <text:p><text:s/>7 863 </text:p>
          </table:table-cell>
          <table:table-cell table:style-name="ce5" office:value-type="float" office:value="8145" calcext:value-type="float">
            <text:p><text:s/>8 145 </text:p>
          </table:table-cell>
          <table:table-cell table:style-name="ce5" office:value-type="float" office:value="8196" calcext:value-type="float">
            <text:p><text:s/>8 196 </text:p>
          </table:table-cell>
          <table:table-cell table:style-name="ce5" office:value-type="float" office:value="8548" calcext:value-type="float">
            <text:p><text:s/>8 548 </text:p>
          </table:table-cell>
          <table:table-cell table:style-name="ce5" office:value-type="float" office:value="8886" calcext:value-type="float">
            <text:p><text:s/>8 886 </text:p>
          </table:table-cell>
          <table:table-cell table:style-name="ce5" office:value-type="float" office:value="9014" calcext:value-type="float">
            <text:p><text:s/>9 014 </text:p>
          </table:table-cell>
          <table:table-cell table:style-name="ce5" office:value-type="float" office:value="9220" calcext:value-type="float">
            <text:p><text:s/>9 220 </text:p>
          </table:table-cell>
          <table:table-cell table:style-name="ce5" office:value-type="float" office:value="9381" calcext:value-type="float">
            <text:p><text:s/>9 381 </text:p>
          </table:table-cell>
          <table:table-cell table:style-name="ce5" office:value-type="float" office:value="9356" calcext:value-type="float">
            <text:p><text:s/>9 356 </text:p>
          </table:table-cell>
          <table:table-cell table:style-name="ce5" office:value-type="float" office:value="9309" calcext:value-type="float">
            <text:p><text:s/>9 309 </text:p>
          </table:table-cell>
          <table:table-cell table:style-name="ce5" office:value-type="float" office:value="9485" calcext:value-type="float">
            <text:p><text:s/>9 485 </text:p>
          </table:table-cell>
          <table:table-cell table:style-name="ce5" office:value-type="float" office:value="9789" calcext:value-type="float">
            <text:p><text:s/>9 789 </text:p>
          </table:table-cell>
          <table:table-cell table:style-name="ce5" office:value-type="float" office:value="9635" calcext:value-type="float">
            <text:p><text:s/>9 635 </text:p>
          </table:table-cell>
          <table:table-cell table:style-name="ce5" office:value-type="float" office:value="9753" calcext:value-type="float">
            <text:p><text:s/>9 753 </text:p>
          </table:table-cell>
          <table:table-cell table:style-name="ce5" office:value-type="float" office:value="9610" calcext:value-type="float">
            <text:p><text:s/>9 610 </text:p>
          </table:table-cell>
          <table:table-cell table:style-name="ce5" office:value-type="float" office:value="9816" calcext:value-type="float">
            <text:p><text:s/>9 816 </text:p>
          </table:table-cell>
          <table:table-cell table:style-name="ce5" office:value-type="float" office:value="9996" calcext:value-type="float">
            <text:p><text:s/>9 996 </text:p>
          </table:table-cell>
          <table:table-cell table:style-name="ce5" office:value-type="float" office:value="10073" calcext:value-type="float">
            <text:p><text:s/>10 073 </text:p>
          </table:table-cell>
          <table:table-cell table:style-name="ce5" office:value-type="float" office:value="10128" calcext:value-type="float">
            <text:p><text:s/>10 128 </text:p>
          </table:table-cell>
          <table:table-cell table:style-name="ce5" office:value-type="float" office:value="10266" calcext:value-type="float">
            <text:p><text:s/>10 266 </text:p>
          </table:table-cell>
          <table:table-cell table:style-name="ce5" office:value-type="float" office:value="10475" calcext:value-type="float">
            <text:p><text:s/>10 475 </text:p>
          </table:table-cell>
          <table:table-cell table:style-name="ce5" office:value-type="float" office:value="10875" calcext:value-type="float">
            <text:p><text:s/>10 875 </text:p>
          </table:table-cell>
          <table:table-cell table:style-name="ce5" office:value-type="float" office:value="10858" calcext:value-type="float">
            <text:p><text:s/>10 858 </text:p>
          </table:table-cell>
          <table:table-cell table:style-name="ce5" office:value-type="float" office:value="10927" calcext:value-type="float">
            <text:p><text:s/>10 927 </text:p>
          </table:table-cell>
          <table:table-cell table:style-name="ce5" office:value-type="float" office:value="11114" calcext:value-type="float">
            <text:p><text:s/>11 114 </text:p>
          </table:table-cell>
          <table:table-cell table:style-name="ce5" office:value-type="float" office:value="11378" calcext:value-type="float">
            <text:p><text:s/>11 378 </text:p>
          </table:table-cell>
          <table:table-cell table:style-name="ce5" office:value-type="float" office:value="11525" calcext:value-type="float">
            <text:p><text:s/>11 525 </text:p>
          </table:table-cell>
          <table:table-cell table:style-name="ce5" office:value-type="float" office:value="11284" calcext:value-type="float">
            <text:p><text:s/>11 284 </text:p>
          </table:table-cell>
          <table:table-cell table:style-name="ce5" office:value-type="float" office:value="11116" calcext:value-type="float">
            <text:p><text:s/>11 116 </text:p>
          </table:table-cell>
          <table:table-cell table:style-name="ce5" office:value-type="float" office:value="11058" calcext:value-type="float">
            <text:p><text:s/>11 058 </text:p>
          </table:table-cell>
          <table:table-cell table:style-name="ce5" office:value-type="float" office:value="11115" calcext:value-type="float">
            <text:p><text:s/>11 115 </text:p>
          </table:table-cell>
          <table:table-cell table:style-name="ce5" office:value-type="float" office:value="11264" calcext:value-type="float">
            <text:p><text:s/>11 264 </text:p>
          </table:table-cell>
          <table:table-cell table:style-name="ce5" office:value-type="float" office:value="11228" calcext:value-type="float">
            <text:p><text:s/>11 228 </text:p>
          </table:table-cell>
          <table:table-cell table:style-name="ce5" office:value-type="float" office:value="11177" calcext:value-type="float">
            <text:p><text:s/>11 177 </text:p>
          </table:table-cell>
          <table:table-cell table:style-name="ce5" office:value-type="float" office:value="11395" calcext:value-type="float">
            <text:p><text:s/>11 395 </text:p>
          </table:table-cell>
          <table:table-cell table:style-name="ce5" office:value-type="float" office:value="11633" calcext:value-type="float">
            <text:p><text:s/>11 633 </text:p>
          </table:table-cell>
          <table:table-cell table:style-name="ce5" office:value-type="float" office:value="11929" calcext:value-type="float">
            <text:p><text:s/>11 929 </text:p>
          </table:table-cell>
          <table:table-cell table:style-name="ce5" office:value-type="float" office:value="12230" calcext:value-type="float">
            <text:p><text:s/>12 230 </text:p>
          </table:table-cell>
          <table:table-cell table:style-name="ce5" office:value-type="float" office:value="12422" calcext:value-type="float">
            <text:p><text:s/>12 422 </text:p>
          </table:table-cell>
          <table:table-cell table:style-name="ce5" office:value-type="float" office:value="12919" calcext:value-type="float">
            <text:p><text:s/>12 919 </text:p>
          </table:table-cell>
          <table:table-cell table:style-name="ce5" office:value-type="float" office:value="13463" calcext:value-type="float">
            <text:p><text:s/>13 463 </text:p>
          </table:table-cell>
          <table:table-cell table:style-name="ce5" office:value-type="float" office:value="14273" calcext:value-type="float">
            <text:p><text:s/>14 273 </text:p>
          </table:table-cell>
          <table:table-cell table:style-name="ce5" office:value-type="float" office:value="14463" calcext:value-type="float">
            <text:p><text:s/>14 463 </text:p>
          </table:table-cell>
          <table:table-cell table:style-name="ce5" office:value-type="float" office:value="14816" calcext:value-type="float">
            <text:p><text:s/>14 816 </text:p>
          </table:table-cell>
          <table:table-cell table:style-name="ce5" office:value-type="float" office:value="15248" calcext:value-type="float">
            <text:p><text:s/>15 248 </text:p>
          </table:table-cell>
          <table:table-cell table:style-name="ce5" office:value-type="float" office:value="15722" calcext:value-type="float">
            <text:p><text:s/>15 722 </text:p>
          </table:table-cell>
          <table:table-cell table:style-name="ce5" office:value-type="float" office:value="16445" calcext:value-type="float">
            <text:p><text:s/>16 445 </text:p>
          </table:table-cell>
          <table:table-cell table:style-name="ce5" office:value-type="float" office:value="16848" calcext:value-type="float">
            <text:p><text:s/>16 848 </text:p>
          </table:table-cell>
          <table:table-cell table:style-name="ce5" office:value-type="float" office:value="16912" calcext:value-type="float">
            <text:p><text:s/>16 912 </text:p>
          </table:table-cell>
          <table:table-cell table:style-name="ce5" office:value-type="float" office:value="17042" calcext:value-type="float">
            <text:p><text:s/>17 042 </text:p>
          </table:table-cell>
          <table:table-cell table:style-name="ce5" office:value-type="float" office:value="17253" calcext:value-type="float">
            <text:p><text:s/>17 253 </text:p>
          </table:table-cell>
          <table:table-cell table:style-name="ce5" office:value-type="float" office:value="17558" calcext:value-type="float">
            <text:p><text:s/>17 558 </text:p>
          </table:table-cell>
          <table:table-cell table:style-name="ce5" office:value-type="float" office:value="18160" calcext:value-type="float">
            <text:p><text:s/>18 160 </text:p>
          </table:table-cell>
          <table:table-cell table:style-name="ce5" office:value-type="float" office:value="18944" calcext:value-type="float">
            <text:p><text:s/>18 944 </text:p>
          </table:table-cell>
          <table:table-cell table:style-name="ce5" office:value-type="float" office:value="18567" calcext:value-type="float">
            <text:p><text:s/>18 567 </text:p>
          </table:table-cell>
          <table:table-cell table:style-name="ce5" office:value-type="float" office:value="20337" calcext:value-type="float">
            <text:p><text:s/>20 337 </text:p>
          </table:table-cell>
          <table:table-cell table:style-name="ce5" office:value-type="float" office:value="20573" calcext:value-type="float">
            <text:p><text:s/>20 573 </text:p>
          </table:table-cell>
          <table:table-cell table:style-name="ce5" office:value-type="float" office:value="21505" calcext:value-type="float">
            <text:p><text:s/>21 505 </text:p>
          </table:table-cell>
          <table:table-cell table:style-name="ce5" office:value-type="float" office:value="23241" calcext:value-type="float">
            <text:p><text:s/>23 241 </text:p>
          </table:table-cell>
          <table:table-cell table:style-name="ce5" office:value-type="float" office:value="23650" calcext:value-type="float">
            <text:p><text:s/>23 650 </text:p>
          </table:table-cell>
          <table:table-cell table:style-name="ce5" office:value-type="float" office:value="24374" calcext:value-type="float">
            <text:p><text:s/>24 374 </text:p>
          </table:table-cell>
          <table:table-cell table:style-name="ce5" office:value-type="float" office:value="24319" calcext:value-type="float">
            <text:p><text:s/>24 319 </text:p>
          </table:table-cell>
          <table:table-cell table:style-name="ce5" office:value-type="float" office:value="24518" calcext:value-type="float">
            <text:p><text:s/>24 518 </text:p>
          </table:table-cell>
          <table:table-cell table:style-name="ce5" office:value-type="float" office:value="24393" calcext:value-type="float">
            <text:p><text:s/>24 393 </text:p>
          </table:table-cell>
          <table:table-cell table:style-name="ce5" office:value-type="float" office:value="25196" calcext:value-type="float">
            <text:p><text:s/>25 196 </text:p>
          </table:table-cell>
          <table:table-cell table:style-name="ce5" office:value-type="float" office:value="25726" calcext:value-type="float">
            <text:p><text:s/>25 726 </text:p>
          </table:table-cell>
          <table:table-cell table:style-name="ce5" office:value-type="float" office:value="26131" calcext:value-type="float">
            <text:p><text:s/>26 131 </text:p>
          </table:table-cell>
          <table:table-cell table:style-name="ce5" office:value-type="float" office:value="26445" calcext:value-type="float">
            <text:p><text:s/>26 445 </text:p>
          </table:table-cell>
          <table:table-cell table:style-name="ce5" office:value-type="float" office:value="26327" calcext:value-type="float">
            <text:p><text:s/>26 327 </text:p>
          </table:table-cell>
          <table:table-cell table:style-name="ce10" office:value-type="float" office:value="27298" calcext:value-type="float">
            <text:p><text:s/>27 298 </text:p>
          </table:table-cell>
          <table:table-cell table:style-name="ce10" office:value-type="float" office:value="27498" calcext:value-type="float">
            <text:p><text:s/>27 498 </text:p>
          </table:table-cell>
          <table:table-cell table:style-name="ce10" office:value-type="float" office:value="28326" calcext:value-type="float">
            <text:p><text:s/>28 326 </text:p>
          </table:table-cell>
          <table:table-cell table:style-name="ce10" office:value-type="float" office:value="28471" calcext:value-type="float">
            <text:p><text:s/>28 471 </text:p>
          </table:table-cell>
          <table:table-cell table:style-name="ce10" office:value-type="float" office:value="28063" calcext:value-type="float">
            <text:p><text:s/>28 063 </text:p>
          </table:table-cell>
          <table:table-cell table:style-name="ce10" office:value-type="float" office:value="30401" calcext:value-type="float">
            <text:p><text:s/>30 401 </text:p>
          </table:table-cell>
          <table:table-cell table:style-name="ce10" office:value-type="float" office:value="30921" calcext:value-type="float">
            <text:p><text:s/>30 921 </text:p>
          </table:table-cell>
          <table:table-cell table:style-name="ce10" office:value-type="float" office:value="32101" calcext:value-type="float">
            <text:p><text:s/>32 101 </text:p>
          </table:table-cell>
          <table:table-cell table:style-name="ce10" office:value-type="float" office:value="32652" calcext:value-type="float">
            <text:p><text:s/>32 652 </text:p>
          </table:table-cell>
          <table:table-cell table:style-name="ce10" office:value-type="float" office:value="33175" calcext:value-type="float">
            <text:p><text:s/>33 175 </text:p>
          </table:table-cell>
          <table:table-cell table:style-name="ce10" office:value-type="float" office:value="35088" calcext:value-type="float">
            <text:p><text:s/>35 088 </text:p>
          </table:table-cell>
          <table:table-cell table:style-name="ce10" office:value-type="float" office:value="35624" calcext:value-type="float">
            <text:p><text:s/>35 624 </text:p>
          </table:table-cell>
          <table:table-cell table:style-name="ce10" office:value-type="float" office:value="36649" calcext:value-type="float">
            <text:p><text:s/>36 649 </text:p>
          </table:table-cell>
          <table:table-cell table:style-name="ce10" office:value-type="float" office:value="38533" calcext:value-type="float">
            <text:p><text:s/>38 533 </text:p>
          </table:table-cell>
          <table:table-cell table:style-name="ce10" office:value-type="float" office:value="39044" calcext:value-type="float">
            <text:p><text:s/>39 044 </text:p>
          </table:table-cell>
          <table:table-cell table:style-name="ce10" office:value-type="float" office:value="41513" calcext:value-type="float">
            <text:p><text:s/>41 513 </text:p>
          </table:table-cell>
          <table:table-cell table:style-name="ce10" office:value-type="float" office:value="42119" calcext:value-type="float">
            <text:p><text:s/>42 119 </text:p>
          </table:table-cell>
          <table:table-cell table:style-name="ce10" office:value-type="float" office:value="41842" calcext:value-type="float">
            <text:p><text:s/>41 842 </text:p>
          </table:table-cell>
          <table:table-cell table:style-name="ce10" office:value-type="float" office:value="43141" calcext:value-type="float">
            <text:p><text:s/>43 141 </text:p>
          </table:table-cell>
          <table:table-cell table:style-name="ce10" office:value-type="float" office:value="44120" calcext:value-type="float">
            <text:p><text:s/>44 120 </text:p>
          </table:table-cell>
          <table:table-cell table:style-name="ce10" office:value-type="float" office:value="44838" calcext:value-type="float">
            <text:p><text:s/>44 838 </text:p>
          </table:table-cell>
          <table:table-cell table:style-name="ce10" office:value-type="float" office:value="45392" calcext:value-type="float">
            <text:p><text:s/>45 392 </text:p>
          </table:table-cell>
          <table:table-cell table:style-name="ce10" office:value-type="float" office:value="47444" calcext:value-type="float">
            <text:p><text:s/>47 444 </text:p>
          </table:table-cell>
          <table:table-cell table:style-name="ce10" office:value-type="float" office:value="46710" calcext:value-type="float">
            <text:p><text:s/>46 710 </text:p>
          </table:table-cell>
          <table:table-cell table:style-name="ce10" office:value-type="float" office:value="47253" calcext:value-type="float">
            <text:p><text:s/>47 253 </text:p>
          </table:table-cell>
          <table:table-cell table:style-name="ce10" office:value-type="float" office:value="46613" calcext:value-type="float">
            <text:p><text:s/>46 613 </text:p>
          </table:table-cell>
          <table:table-cell table:style-name="ce10" office:value-type="float" office:value="47600" calcext:value-type="float">
            <text:p><text:s/>47 600 </text:p>
          </table:table-cell>
          <table:table-cell table:style-name="ce10" office:value-type="float" office:value="47137" calcext:value-type="float">
            <text:p><text:s/>47 137 </text:p>
          </table:table-cell>
          <table:table-cell table:style-name="ce10" office:value-type="float" office:value="47338" calcext:value-type="float">
            <text:p><text:s/>47 338 </text:p>
          </table:table-cell>
          <table:table-cell table:style-name="ce10" office:value-type="float" office:value="42600" calcext:value-type="float">
            <text:p><text:s/>42 600 </text:p>
          </table:table-cell>
          <table:table-cell table:style-name="ce10" office:value-type="float" office:value="41969" calcext:value-type="float">
            <text:p><text:s/>41 969 </text:p>
          </table:table-cell>
          <table:table-cell table:style-name="ce10" office:value-type="float" office:value="41196" calcext:value-type="float">
            <text:p><text:s/>41 196 </text:p>
          </table:table-cell>
          <table:table-cell table:style-name="ce10" office:value-type="float" office:value="41895" calcext:value-type="float">
            <text:p><text:s/>41 895 </text:p>
          </table:table-cell>
          <table:table-cell table:style-name="ce10" office:value-type="float" office:value="43066" calcext:value-type="float">
            <text:p><text:s/>43 066 </text:p>
          </table:table-cell>
          <table:table-cell table:style-name="ce10" office:value-type="float" office:value="50096" calcext:value-type="float">
            <text:p><text:s/>50 096 </text:p>
          </table:table-cell>
          <table:table-cell table:style-name="ce10" office:value-type="float" office:value="51485" calcext:value-type="float">
            <text:p><text:s/>51 485 </text:p>
          </table:table-cell>
          <table:table-cell table:style-name="ce10" office:value-type="float" office:value="49499" calcext:value-type="float">
            <text:p><text:s/>49 499 </text:p>
          </table:table-cell>
          <table:table-cell table:style-name="ce10" office:value-type="float" office:value="50667" calcext:value-type="float">
            <text:p><text:s/>50 667 </text:p>
          </table:table-cell>
          <table:table-cell table:style-name="ce10" office:value-type="float" office:value="50703" calcext:value-type="float">
            <text:p><text:s/>50 703 </text:p>
          </table:table-cell>
          <table:table-cell table:style-name="ce10" office:value-type="float" office:value="51394" calcext:value-type="float">
            <text:p><text:s/>51 394 </text:p>
          </table:table-cell>
          <table:table-cell table:style-name="ce10" office:value-type="float" office:value="51455" calcext:value-type="float">
            <text:p><text:s/>51 455 </text:p>
          </table:table-cell>
          <table:table-cell table:style-name="ce10" office:value-type="float" office:value="51199" calcext:value-type="float">
            <text:p><text:s/>51 199 </text:p>
          </table:table-cell>
          <table:table-cell table:style-name="ce10" office:value-type="float" office:value="52197" calcext:value-type="float">
            <text:p><text:s/>52 197 </text:p>
          </table:table-cell>
          <table:table-cell table:style-name="ce10" office:value-type="float" office:value="52985" calcext:value-type="float">
            <text:p><text:s/>52 985 </text:p>
          </table:table-cell>
          <table:table-cell table:style-name="ce13" office:value-type="float" office:value="54245" calcext:value-type="float">
            <text:p><text:s/>54 245 </text:p>
          </table:table-cell>
          <table:table-cell table:style-name="ce13" office:value-type="float" office:value="54003" calcext:value-type="float">
            <text:p><text:s/>54 003 </text:p>
          </table:table-cell>
          <table:table-cell table:style-name="ce13" office:value-type="float" office:value="54948" calcext:value-type="float">
            <text:p><text:s/>54 948 </text:p>
          </table:table-cell>
          <table:table-cell table:style-name="ce13" office:value-type="float" office:value="54879" calcext:value-type="float">
            <text:p><text:s/>54 879 </text:p>
          </table:table-cell>
          <table:table-cell table:style-name="ce13" office:value-type="float" office:value="56407" calcext:value-type="float">
            <text:p><text:s/>56 407 </text:p>
          </table:table-cell>
          <table:table-cell table:style-name="ce13" office:value-type="float" office:value="57141" calcext:value-type="float">
            <text:p><text:s/>57 141 </text:p>
          </table:table-cell>
          <table:table-cell table:style-name="ce14" office:value-type="float" office:value="57108" calcext:value-type="float">
            <text:p>57108</text:p>
          </table:table-cell>
          <table:table-cell table:style-name="ce14" office:value-type="float" office:value="56476" calcext:value-type="float">
            <text:p>56476</text:p>
          </table:table-cell>
          <table:table-cell table:style-name="ce14" office:value-type="float" office:value="58471" calcext:value-type="float">
            <text:p>58471</text:p>
          </table:table-cell>
          <table:table-cell table:number-columns-repeated="87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5" office:value-type="float" office:value="5343" calcext:value-type="float">
            <text:p><text:s/>5 343 </text:p>
          </table:table-cell>
          <table:table-cell table:style-name="ce5" office:value-type="float" office:value="5364" calcext:value-type="float">
            <text:p><text:s/>5 364 </text:p>
          </table:table-cell>
          <table:table-cell table:style-name="ce5" office:value-type="float" office:value="5387" calcext:value-type="float">
            <text:p><text:s/>5 387 </text:p>
          </table:table-cell>
          <table:table-cell table:style-name="ce5" office:value-type="float" office:value="5409" calcext:value-type="float">
            <text:p><text:s/>5 409 </text:p>
          </table:table-cell>
          <table:table-cell table:style-name="ce5" office:value-type="float" office:value="5432" calcext:value-type="float">
            <text:p><text:s/>5 432 </text:p>
          </table:table-cell>
          <table:table-cell table:style-name="ce5" office:value-type="float" office:value="5455" calcext:value-type="float">
            <text:p><text:s/>5 455 </text:p>
          </table:table-cell>
          <table:table-cell table:style-name="ce5" office:value-type="float" office:value="5477" calcext:value-type="float">
            <text:p><text:s/>5 477 </text:p>
          </table:table-cell>
          <table:table-cell table:style-name="ce5" office:value-type="float" office:value="5500" calcext:value-type="float">
            <text:p><text:s/>5 500 </text:p>
          </table:table-cell>
          <table:table-cell table:style-name="ce5" office:value-type="float" office:value="5522" calcext:value-type="float">
            <text:p><text:s/>5 522 </text:p>
          </table:table-cell>
          <table:table-cell table:style-name="ce5" office:value-type="float" office:value="5545" calcext:value-type="float">
            <text:p><text:s/>5 545 </text:p>
          </table:table-cell>
          <table:table-cell table:style-name="ce5" office:value-type="float" office:value="5568" calcext:value-type="float">
            <text:p><text:s/>5 568 </text:p>
          </table:table-cell>
          <table:table-cell table:style-name="ce5" office:value-type="float" office:value="5679" calcext:value-type="float">
            <text:p><text:s/>5 679 </text:p>
          </table:table-cell>
          <table:table-cell table:style-name="ce5" office:value-type="float" office:value="5791" calcext:value-type="float">
            <text:p><text:s/>5 791 </text:p>
          </table:table-cell>
          <table:table-cell table:style-name="ce5" office:value-type="float" office:value="5902" calcext:value-type="float">
            <text:p><text:s/>5 902 </text:p>
          </table:table-cell>
          <table:table-cell table:style-name="ce5" office:value-type="float" office:value="6014" calcext:value-type="float">
            <text:p><text:s/>6 014 </text:p>
          </table:table-cell>
          <table:table-cell table:style-name="ce5" office:value-type="float" office:value="6125" calcext:value-type="float">
            <text:p><text:s/>6 125 </text:p>
          </table:table-cell>
          <table:table-cell table:style-name="ce5" office:value-type="float" office:value="6237" calcext:value-type="float">
            <text:p><text:s/>6 237 </text:p>
          </table:table-cell>
          <table:table-cell table:style-name="ce5" office:value-type="float" office:value="6348" calcext:value-type="float">
            <text:p><text:s/>6 348 </text:p>
          </table:table-cell>
          <table:table-cell table:style-name="ce5" office:value-type="float" office:value="6460" calcext:value-type="float">
            <text:p><text:s/>6 460 </text:p>
          </table:table-cell>
          <table:table-cell table:style-name="ce5" office:value-type="float" office:value="6571" calcext:value-type="float">
            <text:p><text:s/>6 571 </text:p>
          </table:table-cell>
          <table:table-cell table:style-name="ce5" office:value-type="float" office:value="6683" calcext:value-type="float">
            <text:p><text:s/>6 683 </text:p>
          </table:table-cell>
          <table:table-cell table:style-name="ce5" office:value-type="float" office:value="6676" calcext:value-type="float">
            <text:p><text:s/>6 676 </text:p>
          </table:table-cell>
          <table:table-cell table:style-name="ce5" office:value-type="float" office:value="6671" calcext:value-type="float">
            <text:p><text:s/>6 671 </text:p>
          </table:table-cell>
          <table:table-cell table:style-name="ce5" office:value-type="float" office:value="6665" calcext:value-type="float">
            <text:p><text:s/>6 665 </text:p>
          </table:table-cell>
          <table:table-cell table:style-name="ce5" office:value-type="float" office:value="6660" calcext:value-type="float">
            <text:p><text:s/>6 660 </text:p>
          </table:table-cell>
          <table:table-cell table:style-name="ce5" office:value-type="float" office:value="6654" calcext:value-type="float">
            <text:p><text:s/>6 654 </text:p>
          </table:table-cell>
          <table:table-cell table:style-name="ce5" office:value-type="float" office:value="6648" calcext:value-type="float">
            <text:p><text:s/>6 648 </text:p>
          </table:table-cell>
          <table:table-cell table:style-name="ce5" office:value-type="float" office:value="6642" calcext:value-type="float">
            <text:p><text:s/>6 642 </text:p>
          </table:table-cell>
          <table:table-cell table:style-name="ce5" office:value-type="float" office:value="6637" calcext:value-type="float">
            <text:p><text:s/>6 637 </text:p>
          </table:table-cell>
          <table:table-cell table:style-name="ce5" office:value-type="float" office:value="6631" calcext:value-type="float">
            <text:p><text:s/>6 631 </text:p>
          </table:table-cell>
          <table:table-cell table:style-name="ce5" office:value-type="float" office:value="6626" calcext:value-type="float">
            <text:p><text:s/>6 626 </text:p>
          </table:table-cell>
          <table:table-cell table:style-name="ce5" office:value-type="float" office:value="6792" calcext:value-type="float">
            <text:p><text:s/>6 792 </text:p>
          </table:table-cell>
          <table:table-cell table:style-name="ce5" office:value-type="float" office:value="7101" calcext:value-type="float">
            <text:p><text:s/>7 101 </text:p>
          </table:table-cell>
          <table:table-cell table:style-name="ce5" office:value-type="float" office:value="7313" calcext:value-type="float">
            <text:p><text:s/>7 313 </text:p>
          </table:table-cell>
          <table:table-cell table:style-name="ce5" office:value-type="float" office:value="7261" calcext:value-type="float">
            <text:p><text:s/>7 261 </text:p>
          </table:table-cell>
          <table:table-cell table:style-name="ce5" office:value-type="float" office:value="7604" calcext:value-type="float">
            <text:p><text:s/>7 604 </text:p>
          </table:table-cell>
          <table:table-cell table:style-name="ce5" office:value-type="float" office:value="7962" calcext:value-type="float">
            <text:p><text:s/>7 962 </text:p>
          </table:table-cell>
          <table:table-cell table:style-name="ce5" office:value-type="float" office:value="8082" calcext:value-type="float">
            <text:p><text:s/>8 082 </text:p>
          </table:table-cell>
          <table:table-cell table:style-name="ce5" office:value-type="float" office:value="8338" calcext:value-type="float">
            <text:p><text:s/>8 338 </text:p>
          </table:table-cell>
          <table:table-cell table:style-name="ce5" office:value-type="float" office:value="8460" calcext:value-type="float">
            <text:p><text:s/>8 460 </text:p>
          </table:table-cell>
          <table:table-cell table:style-name="ce5" office:value-type="float" office:value="8299" calcext:value-type="float">
            <text:p><text:s/>8 299 </text:p>
          </table:table-cell>
          <table:table-cell table:style-name="ce5" office:value-type="float" office:value="8375" calcext:value-type="float">
            <text:p><text:s/>8 375 </text:p>
          </table:table-cell>
          <table:table-cell table:style-name="ce5" office:value-type="float" office:value="8589" calcext:value-type="float">
            <text:p><text:s/>8 589 </text:p>
          </table:table-cell>
          <table:table-cell table:style-name="ce5" office:value-type="float" office:value="8812" calcext:value-type="float">
            <text:p><text:s/>8 812 </text:p>
          </table:table-cell>
          <table:table-cell table:style-name="ce5" office:value-type="float" office:value="8710" calcext:value-type="float">
            <text:p><text:s/>8 710 </text:p>
          </table:table-cell>
          <table:table-cell table:style-name="ce5" office:value-type="float" office:value="8709" calcext:value-type="float">
            <text:p><text:s/>8 709 </text:p>
          </table:table-cell>
          <table:table-cell table:style-name="ce5" office:value-type="float" office:value="8619" calcext:value-type="float">
            <text:p><text:s/>8 619 </text:p>
          </table:table-cell>
          <table:table-cell table:style-name="ce5" office:value-type="float" office:value="8843" calcext:value-type="float">
            <text:p><text:s/>8 843 </text:p>
          </table:table-cell>
          <table:table-cell table:style-name="ce5" office:value-type="float" office:value="9017" calcext:value-type="float">
            <text:p><text:s/>9 017 </text:p>
          </table:table-cell>
          <table:table-cell table:style-name="ce5" office:value-type="float" office:value="9059" calcext:value-type="float">
            <text:p><text:s/>9 059 </text:p>
          </table:table-cell>
          <table:table-cell table:style-name="ce5" office:value-type="float" office:value="9116" calcext:value-type="float">
            <text:p><text:s/>9 116 </text:p>
          </table:table-cell>
          <table:table-cell table:style-name="ce5" office:value-type="float" office:value="9208" calcext:value-type="float">
            <text:p><text:s/>9 208 </text:p>
          </table:table-cell>
          <table:table-cell table:style-name="ce5" office:value-type="float" office:value="9476" calcext:value-type="float">
            <text:p><text:s/>9 476 </text:p>
          </table:table-cell>
          <table:table-cell table:style-name="ce5" office:value-type="float" office:value="9868" calcext:value-type="float">
            <text:p><text:s/>9 868 </text:p>
          </table:table-cell>
          <table:table-cell table:style-name="ce5" office:value-type="float" office:value="9800" calcext:value-type="float">
            <text:p><text:s/>9 800 </text:p>
          </table:table-cell>
          <table:table-cell table:style-name="ce5" office:value-type="float" office:value="9903" calcext:value-type="float">
            <text:p><text:s/>9 903 </text:p>
          </table:table-cell>
          <table:table-cell table:style-name="ce5" office:value-type="float" office:value="10054" calcext:value-type="float">
            <text:p><text:s/>10 054 </text:p>
          </table:table-cell>
          <table:table-cell table:style-name="ce5" office:value-type="float" office:value="10226" calcext:value-type="float">
            <text:p><text:s/>10 226 </text:p>
          </table:table-cell>
          <table:table-cell table:style-name="ce5" office:value-type="float" office:value="10421" calcext:value-type="float">
            <text:p><text:s/>10 421 </text:p>
          </table:table-cell>
          <table:table-cell table:style-name="ce5" office:value-type="float" office:value="10158" calcext:value-type="float">
            <text:p><text:s/>10 158 </text:p>
          </table:table-cell>
          <table:table-cell table:style-name="ce5" office:value-type="float" office:value="10053" calcext:value-type="float">
            <text:p><text:s/>10 053 </text:p>
          </table:table-cell>
          <table:table-cell table:style-name="ce5" office:value-type="float" office:value="10069" calcext:value-type="float">
            <text:p><text:s/>10 069 </text:p>
          </table:table-cell>
          <table:table-cell table:style-name="ce5" office:value-type="float" office:value="10030" calcext:value-type="float">
            <text:p><text:s/>10 030 </text:p>
          </table:table-cell>
          <table:table-cell table:style-name="ce5" office:value-type="float" office:value="10313" calcext:value-type="float">
            <text:p><text:s/>10 313 </text:p>
          </table:table-cell>
          <table:table-cell table:style-name="ce5" office:value-type="float" office:value="10210" calcext:value-type="float">
            <text:p><text:s/>10 210 </text:p>
          </table:table-cell>
          <table:table-cell table:style-name="ce5" office:value-type="float" office:value="10155" calcext:value-type="float">
            <text:p><text:s/>10 155 </text:p>
          </table:table-cell>
          <table:table-cell table:style-name="ce5" office:value-type="float" office:value="10429" calcext:value-type="float">
            <text:p><text:s/>10 429 </text:p>
          </table:table-cell>
          <table:table-cell table:style-name="ce5" office:value-type="float" office:value="10617" calcext:value-type="float">
            <text:p><text:s/>10 617 </text:p>
          </table:table-cell>
          <table:table-cell table:style-name="ce5" office:value-type="float" office:value="10890" calcext:value-type="float">
            <text:p><text:s/>10 890 </text:p>
          </table:table-cell>
          <table:table-cell table:style-name="ce5" office:value-type="float" office:value="11085" calcext:value-type="float">
            <text:p><text:s/>11 085 </text:p>
          </table:table-cell>
          <table:table-cell table:style-name="ce5" office:value-type="float" office:value="11407" calcext:value-type="float">
            <text:p><text:s/>11 407 </text:p>
          </table:table-cell>
          <table:table-cell table:style-name="ce5" office:value-type="float" office:value="11787" calcext:value-type="float">
            <text:p><text:s/>11 787 </text:p>
          </table:table-cell>
          <table:table-cell table:style-name="ce5" office:value-type="float" office:value="12303" calcext:value-type="float">
            <text:p><text:s/>12 303 </text:p>
          </table:table-cell>
          <table:table-cell table:style-name="ce5" office:value-type="float" office:value="13090" calcext:value-type="float">
            <text:p><text:s/>13 090 </text:p>
          </table:table-cell>
          <table:table-cell table:style-name="ce5" office:value-type="float" office:value="13344" calcext:value-type="float">
            <text:p><text:s/>13 344 </text:p>
          </table:table-cell>
          <table:table-cell table:style-name="ce5" office:value-type="float" office:value="13617" calcext:value-type="float">
            <text:p><text:s/>13 617 </text:p>
          </table:table-cell>
          <table:table-cell table:style-name="ce5" office:value-type="float" office:value="14046" calcext:value-type="float">
            <text:p><text:s/>14 046 </text:p>
          </table:table-cell>
          <table:table-cell table:style-name="ce5" office:value-type="float" office:value="14530" calcext:value-type="float">
            <text:p><text:s/>14 530 </text:p>
          </table:table-cell>
          <table:table-cell table:style-name="ce5" office:value-type="float" office:value="15078" calcext:value-type="float">
            <text:p><text:s/>15 078 </text:p>
          </table:table-cell>
          <table:table-cell table:style-name="ce5" office:value-type="float" office:value="15610" calcext:value-type="float">
            <text:p><text:s/>15 610 </text:p>
          </table:table-cell>
          <table:table-cell table:style-name="ce5" office:value-type="float" office:value="15565" calcext:value-type="float">
            <text:p><text:s/>15 565 </text:p>
          </table:table-cell>
          <table:table-cell table:style-name="ce5" office:value-type="float" office:value="15739" calcext:value-type="float">
            <text:p><text:s/>15 739 </text:p>
          </table:table-cell>
          <table:table-cell table:style-name="ce5" office:value-type="float" office:value="16016" calcext:value-type="float">
            <text:p><text:s/>16 016 </text:p>
          </table:table-cell>
          <table:table-cell table:style-name="ce5" office:value-type="float" office:value="16214" calcext:value-type="float">
            <text:p><text:s/>16 214 </text:p>
          </table:table-cell>
          <table:table-cell table:style-name="ce5" office:value-type="float" office:value="16692" calcext:value-type="float">
            <text:p><text:s/>16 692 </text:p>
          </table:table-cell>
          <table:table-cell table:style-name="ce5" office:value-type="float" office:value="17710" calcext:value-type="float">
            <text:p><text:s/>17 710 </text:p>
          </table:table-cell>
          <table:table-cell table:style-name="ce5" office:value-type="float" office:value="17497" calcext:value-type="float">
            <text:p><text:s/>17 497 </text:p>
          </table:table-cell>
          <table:table-cell table:style-name="ce5" office:value-type="float" office:value="18928" calcext:value-type="float">
            <text:p><text:s/>18 928 </text:p>
          </table:table-cell>
          <table:table-cell table:style-name="ce5" office:value-type="float" office:value="19205" calcext:value-type="float">
            <text:p><text:s/>19 205 </text:p>
          </table:table-cell>
          <table:table-cell table:style-name="ce5" office:value-type="float" office:value="20020" calcext:value-type="float">
            <text:p><text:s/>20 020 </text:p>
          </table:table-cell>
          <table:table-cell table:style-name="ce5" office:value-type="float" office:value="21772" calcext:value-type="float">
            <text:p><text:s/>21 772 </text:p>
          </table:table-cell>
          <table:table-cell table:style-name="ce5" office:value-type="float" office:value="22009" calcext:value-type="float">
            <text:p><text:s/>22 009 </text:p>
          </table:table-cell>
          <table:table-cell table:style-name="ce5" office:value-type="float" office:value="22768" calcext:value-type="float">
            <text:p><text:s/>22 768 </text:p>
          </table:table-cell>
          <table:table-cell table:style-name="ce5" office:value-type="float" office:value="22606" calcext:value-type="float">
            <text:p><text:s/>22 606 </text:p>
          </table:table-cell>
          <table:table-cell table:style-name="ce5" office:value-type="float" office:value="22787" calcext:value-type="float">
            <text:p><text:s/>22 787 </text:p>
          </table:table-cell>
          <table:table-cell table:style-name="ce5" office:value-type="float" office:value="22849" calcext:value-type="float">
            <text:p><text:s/>22 849 </text:p>
          </table:table-cell>
          <table:table-cell table:style-name="ce5" office:value-type="float" office:value="23537" calcext:value-type="float">
            <text:p><text:s/>23 537 </text:p>
          </table:table-cell>
          <table:table-cell table:style-name="ce5" office:value-type="float" office:value="24128" calcext:value-type="float">
            <text:p><text:s/>24 128 </text:p>
          </table:table-cell>
          <table:table-cell table:style-name="ce5" office:value-type="float" office:value="24703" calcext:value-type="float">
            <text:p><text:s/>24 703 </text:p>
          </table:table-cell>
          <table:table-cell table:style-name="ce5" office:value-type="float" office:value="24993" calcext:value-type="float">
            <text:p><text:s/>24 993 </text:p>
          </table:table-cell>
          <table:table-cell table:style-name="ce10" office:value-type="float" office:value="24834" calcext:value-type="float">
            <text:p><text:s/>24 834 </text:p>
          </table:table-cell>
          <table:table-cell table:style-name="ce10" office:value-type="float" office:value="25833" calcext:value-type="float">
            <text:p><text:s/>25 833 </text:p>
          </table:table-cell>
          <table:table-cell table:style-name="ce10" office:value-type="float" office:value="25853" calcext:value-type="float">
            <text:p><text:s/>25 853 </text:p>
          </table:table-cell>
          <table:table-cell table:style-name="ce10" office:value-type="float" office:value="26623" calcext:value-type="float">
            <text:p><text:s/>26 623 </text:p>
          </table:table-cell>
          <table:table-cell table:style-name="ce10" office:value-type="float" office:value="26919" calcext:value-type="float">
            <text:p><text:s/>26 919 </text:p>
          </table:table-cell>
          <table:table-cell table:style-name="ce10" office:value-type="float" office:value="26481" calcext:value-type="float">
            <text:p><text:s/>26 481 </text:p>
          </table:table-cell>
          <table:table-cell table:style-name="ce10" office:value-type="float" office:value="28751" calcext:value-type="float">
            <text:p><text:s/>28 751 </text:p>
          </table:table-cell>
          <table:table-cell table:style-name="ce10" office:value-type="float" office:value="29296" calcext:value-type="float">
            <text:p><text:s/>29 296 </text:p>
          </table:table-cell>
          <table:table-cell table:style-name="ce10" office:value-type="float" office:value="30282" calcext:value-type="float">
            <text:p><text:s/>30 282 </text:p>
          </table:table-cell>
          <table:table-cell table:style-name="ce10" office:value-type="float" office:value="30910" calcext:value-type="float">
            <text:p><text:s/>30 910 </text:p>
          </table:table-cell>
          <table:table-cell table:style-name="ce10" office:value-type="float" office:value="31498" calcext:value-type="float">
            <text:p><text:s/>31 498 </text:p>
          </table:table-cell>
          <table:table-cell table:style-name="ce10" office:value-type="float" office:value="33342" calcext:value-type="float">
            <text:p><text:s/>33 342 </text:p>
          </table:table-cell>
          <table:table-cell table:style-name="ce10" office:value-type="float" office:value="33829" calcext:value-type="float">
            <text:p><text:s/>33 829 </text:p>
          </table:table-cell>
          <table:table-cell table:style-name="ce10" office:value-type="float" office:value="34879" calcext:value-type="float">
            <text:p><text:s/>34 879 </text:p>
          </table:table-cell>
          <table:table-cell table:style-name="ce10" office:value-type="float" office:value="36720" calcext:value-type="float">
            <text:p><text:s/>36 720 </text:p>
          </table:table-cell>
          <table:table-cell table:style-name="ce10" office:value-type="float" office:value="37214" calcext:value-type="float">
            <text:p><text:s/>37 214 </text:p>
          </table:table-cell>
          <table:table-cell table:style-name="ce10" office:value-type="float" office:value="39606" calcext:value-type="float">
            <text:p><text:s/>39 606 </text:p>
          </table:table-cell>
          <table:table-cell table:style-name="ce10" office:value-type="float" office:value="40219" calcext:value-type="float">
            <text:p><text:s/>40 219 </text:p>
          </table:table-cell>
          <table:table-cell table:style-name="ce10" office:value-type="float" office:value="40011" calcext:value-type="float">
            <text:p><text:s/>40 011 </text:p>
          </table:table-cell>
          <table:table-cell table:style-name="ce10" office:value-type="float" office:value="41277" calcext:value-type="float">
            <text:p><text:s/>41 277 </text:p>
          </table:table-cell>
          <table:table-cell table:style-name="ce10" office:value-type="float" office:value="42351" calcext:value-type="float">
            <text:p><text:s/>42 351 </text:p>
          </table:table-cell>
          <table:table-cell table:style-name="ce10" office:value-type="float" office:value="42945" calcext:value-type="float">
            <text:p><text:s/>42 945 </text:p>
          </table:table-cell>
          <table:table-cell table:style-name="ce10" office:value-type="float" office:value="43531" calcext:value-type="float">
            <text:p><text:s/>43 531 </text:p>
          </table:table-cell>
          <table:table-cell table:style-name="ce10" office:value-type="float" office:value="45564" calcext:value-type="float">
            <text:p><text:s/>45 564 </text:p>
          </table:table-cell>
          <table:table-cell table:style-name="ce10" office:value-type="float" office:value="44842" calcext:value-type="float">
            <text:p><text:s/>44 842 </text:p>
          </table:table-cell>
          <table:table-cell table:style-name="ce10" office:value-type="float" office:value="45388" calcext:value-type="float">
            <text:p><text:s/>45 388 </text:p>
          </table:table-cell>
          <table:table-cell table:style-name="ce10" office:value-type="float" office:value="44889" calcext:value-type="float">
            <text:p><text:s/>44 889 </text:p>
          </table:table-cell>
          <table:table-cell table:style-name="ce10" office:value-type="float" office:value="45903" calcext:value-type="float">
            <text:p><text:s/>45 903 </text:p>
          </table:table-cell>
          <table:table-cell table:style-name="ce10" office:value-type="float" office:value="45480" calcext:value-type="float">
            <text:p><text:s/>45 480 </text:p>
          </table:table-cell>
          <table:table-cell table:style-name="ce10" office:value-type="float" office:value="45682" calcext:value-type="float">
            <text:p><text:s/>45 682 </text:p>
          </table:table-cell>
          <table:table-cell table:style-name="ce10" office:value-type="float" office:value="40992" calcext:value-type="float">
            <text:p><text:s/>40 992 </text:p>
          </table:table-cell>
          <table:table-cell table:style-name="ce10" office:value-type="float" office:value="40504" calcext:value-type="float">
            <text:p><text:s/>40 504 </text:p>
          </table:table-cell>
          <table:table-cell table:style-name="ce10" office:value-type="float" office:value="39798" calcext:value-type="float">
            <text:p><text:s/>39 798 </text:p>
          </table:table-cell>
          <table:table-cell table:style-name="ce10" office:value-type="float" office:value="40511" calcext:value-type="float">
            <text:p><text:s/>40 511 </text:p>
          </table:table-cell>
          <table:table-cell table:style-name="ce10" office:value-type="float" office:value="41704" calcext:value-type="float">
            <text:p><text:s/>41 704 </text:p>
          </table:table-cell>
          <table:table-cell table:style-name="ce10" office:value-type="float" office:value="48509" calcext:value-type="float">
            <text:p><text:s/>48 509 </text:p>
          </table:table-cell>
          <table:table-cell table:style-name="ce10" office:value-type="float" office:value="49924" calcext:value-type="float">
            <text:p><text:s/>49 924 </text:p>
          </table:table-cell>
          <table:table-cell table:style-name="ce10" office:value-type="float" office:value="47892" calcext:value-type="float">
            <text:p><text:s/>47 892 </text:p>
          </table:table-cell>
          <table:table-cell table:style-name="ce10" office:value-type="float" office:value="49186" calcext:value-type="float">
            <text:p><text:s/>49 186 </text:p>
          </table:table-cell>
          <table:table-cell table:style-name="ce10" office:value-type="float" office:value="49299" calcext:value-type="float">
            <text:p><text:s/>49 299 </text:p>
          </table:table-cell>
          <table:table-cell table:style-name="ce10" office:value-type="float" office:value="49962" calcext:value-type="float">
            <text:p><text:s/>49 962 </text:p>
          </table:table-cell>
          <table:table-cell table:style-name="ce10" office:value-type="float" office:value="50182" calcext:value-type="float">
            <text:p><text:s/>50 182 </text:p>
          </table:table-cell>
          <table:table-cell table:style-name="ce10" office:value-type="float" office:value="49733" calcext:value-type="float">
            <text:p><text:s/>49 733 </text:p>
          </table:table-cell>
          <table:table-cell table:style-name="ce10" office:value-type="float" office:value="50792" calcext:value-type="float">
            <text:p><text:s/>50 792 </text:p>
          </table:table-cell>
          <table:table-cell table:style-name="ce13" office:value-type="float" office:value="51634" calcext:value-type="float">
            <text:p><text:s/>51 634 </text:p>
          </table:table-cell>
          <table:table-cell table:style-name="ce13" office:value-type="float" office:value="52905" calcext:value-type="float">
            <text:p><text:s/>52 905 </text:p>
          </table:table-cell>
          <table:table-cell table:style-name="ce13" office:value-type="float" office:value="52696" calcext:value-type="float">
            <text:p><text:s/>52 696 </text:p>
          </table:table-cell>
          <table:table-cell table:style-name="ce13" office:value-type="float" office:value="53761" calcext:value-type="float">
            <text:p><text:s/>53 761 </text:p>
          </table:table-cell>
          <table:table-cell table:style-name="ce13" office:value-type="float" office:value="53642" calcext:value-type="float">
            <text:p><text:s/>53 642 </text:p>
          </table:table-cell>
          <table:table-cell table:style-name="ce13" office:value-type="float" office:value="55141" calcext:value-type="float">
            <text:p><text:s/>55 141 </text:p>
          </table:table-cell>
          <table:table-cell table:style-name="ce14" office:value-type="float" office:value="55831" calcext:value-type="float">
            <text:p>55831</text:p>
          </table:table-cell>
          <table:table-cell table:style-name="ce14" office:value-type="float" office:value="55882" calcext:value-type="float">
            <text:p>55882</text:p>
          </table:table-cell>
          <table:table-cell table:style-name="ce14" office:value-type="float" office:value="55399" calcext:value-type="float">
            <text:p>55399</text:p>
          </table:table-cell>
          <table:table-cell table:number-columns-repeated="87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float" office:value="4645" calcext:value-type="float">
            <text:p><text:s/>4 645 </text:p>
          </table:table-cell>
          <table:table-cell table:style-name="ce5" office:value-type="float" office:value="4660" calcext:value-type="float">
            <text:p><text:s/>4 660 </text:p>
          </table:table-cell>
          <table:table-cell table:style-name="ce5" office:value-type="float" office:value="4677" calcext:value-type="float">
            <text:p><text:s/>4 677 </text:p>
          </table:table-cell>
          <table:table-cell table:style-name="ce5" office:value-type="float" office:value="4693" calcext:value-type="float">
            <text:p><text:s/>4 693 </text:p>
          </table:table-cell>
          <table:table-cell table:style-name="ce5" office:value-type="float" office:value="4709" calcext:value-type="float">
            <text:p><text:s/>4 709 </text:p>
          </table:table-cell>
          <table:table-cell table:style-name="ce5" office:value-type="float" office:value="4725" calcext:value-type="float">
            <text:p><text:s/>4 725 </text:p>
          </table:table-cell>
          <table:table-cell table:style-name="ce5" office:value-type="float" office:value="4742" calcext:value-type="float">
            <text:p><text:s/>4 742 </text:p>
          </table:table-cell>
          <table:table-cell table:style-name="ce5" office:value-type="float" office:value="4757" calcext:value-type="float">
            <text:p><text:s/>4 757 </text:p>
          </table:table-cell>
          <table:table-cell table:style-name="ce5" office:value-type="float" office:value="4774" calcext:value-type="float">
            <text:p><text:s/>4 774 </text:p>
          </table:table-cell>
          <table:table-cell table:style-name="ce5" office:value-type="float" office:value="4790" calcext:value-type="float">
            <text:p><text:s/>4 790 </text:p>
          </table:table-cell>
          <table:table-cell table:style-name="ce5" office:value-type="float" office:value="4807" calcext:value-type="float">
            <text:p><text:s/>4 807 </text:p>
          </table:table-cell>
          <table:table-cell table:style-name="ce5" office:value-type="float" office:value="4921" calcext:value-type="float">
            <text:p><text:s/>4 921 </text:p>
          </table:table-cell>
          <table:table-cell table:style-name="ce5" office:value-type="float" office:value="5035" calcext:value-type="float">
            <text:p><text:s/>5 035 </text:p>
          </table:table-cell>
          <table:table-cell table:style-name="ce5" office:value-type="float" office:value="5149" calcext:value-type="float">
            <text:p><text:s/>5 149 </text:p>
          </table:table-cell>
          <table:table-cell table:style-name="ce5" office:value-type="float" office:value="5263" calcext:value-type="float">
            <text:p><text:s/>5 263 </text:p>
          </table:table-cell>
          <table:table-cell table:style-name="ce5" office:value-type="float" office:value="5377" calcext:value-type="float">
            <text:p><text:s/>5 377 </text:p>
          </table:table-cell>
          <table:table-cell table:style-name="ce5" office:value-type="float" office:value="5491" calcext:value-type="float">
            <text:p><text:s/>5 491 </text:p>
          </table:table-cell>
          <table:table-cell table:style-name="ce5" office:value-type="float" office:value="5605" calcext:value-type="float">
            <text:p><text:s/>5 605 </text:p>
          </table:table-cell>
          <table:table-cell table:style-name="ce5" office:value-type="float" office:value="5719" calcext:value-type="float">
            <text:p><text:s/>5 719 </text:p>
          </table:table-cell>
          <table:table-cell table:style-name="ce5" office:value-type="float" office:value="5833" calcext:value-type="float">
            <text:p><text:s/>5 833 </text:p>
          </table:table-cell>
          <table:table-cell table:style-name="ce5" office:value-type="float" office:value="5948" calcext:value-type="float">
            <text:p><text:s/>5 948 </text:p>
          </table:table-cell>
          <table:table-cell table:style-name="ce5" office:value-type="float" office:value="5934" calcext:value-type="float">
            <text:p><text:s/>5 934 </text:p>
          </table:table-cell>
          <table:table-cell table:style-name="ce5" office:value-type="float" office:value="5921" calcext:value-type="float">
            <text:p><text:s/>5 921 </text:p>
          </table:table-cell>
          <table:table-cell table:style-name="ce5" office:value-type="float" office:value="5908" calcext:value-type="float">
            <text:p><text:s/>5 908 </text:p>
          </table:table-cell>
          <table:table-cell table:style-name="ce5" office:value-type="float" office:value="5895" calcext:value-type="float">
            <text:p><text:s/>5 895 </text:p>
          </table:table-cell>
          <table:table-cell table:style-name="ce5" office:value-type="float" office:value="5883" calcext:value-type="float">
            <text:p><text:s/>5 883 </text:p>
          </table:table-cell>
          <table:table-cell table:style-name="ce5" office:value-type="float" office:value="5869" calcext:value-type="float">
            <text:p><text:s/>5 869 </text:p>
          </table:table-cell>
          <table:table-cell table:style-name="ce5" office:value-type="float" office:value="5856" calcext:value-type="float">
            <text:p><text:s/>5 856 </text:p>
          </table:table-cell>
          <table:table-cell table:style-name="ce5" office:value-type="float" office:value="5843" calcext:value-type="float">
            <text:p><text:s/>5 843 </text:p>
          </table:table-cell>
          <table:table-cell table:style-name="ce5" office:value-type="float" office:value="5830" calcext:value-type="float">
            <text:p><text:s/>5 830 </text:p>
          </table:table-cell>
          <table:table-cell table:style-name="ce5" office:value-type="float" office:value="5818" calcext:value-type="float">
            <text:p><text:s/>5 818 </text:p>
          </table:table-cell>
          <table:table-cell table:style-name="ce5" office:value-type="float" office:value="5834" calcext:value-type="float">
            <text:p><text:s/>5 834 </text:p>
          </table:table-cell>
          <table:table-cell table:style-name="ce5" office:value-type="float" office:value="6015" calcext:value-type="float">
            <text:p><text:s/>6 015 </text:p>
          </table:table-cell>
          <table:table-cell table:style-name="ce5" office:value-type="float" office:value="6255" calcext:value-type="float">
            <text:p><text:s/>6 255 </text:p>
          </table:table-cell>
          <table:table-cell table:style-name="ce5" office:value-type="float" office:value="6461" calcext:value-type="float">
            <text:p><text:s/>6 461 </text:p>
          </table:table-cell>
          <table:table-cell table:style-name="ce5" office:value-type="float" office:value="6447" calcext:value-type="float">
            <text:p><text:s/>6 447 </text:p>
          </table:table-cell>
          <table:table-cell table:style-name="ce5" office:value-type="float" office:value="6815" calcext:value-type="float">
            <text:p><text:s/>6 815 </text:p>
          </table:table-cell>
          <table:table-cell table:style-name="ce5" office:value-type="float" office:value="7103" calcext:value-type="float">
            <text:p><text:s/>7 103 </text:p>
          </table:table-cell>
          <table:table-cell table:style-name="ce5" office:value-type="float" office:value="7226" calcext:value-type="float">
            <text:p><text:s/>7 226 </text:p>
          </table:table-cell>
          <table:table-cell table:style-name="ce5" office:value-type="float" office:value="7515" calcext:value-type="float">
            <text:p><text:s/>7 515 </text:p>
          </table:table-cell>
          <table:table-cell table:style-name="ce5" office:value-type="float" office:value="7400" calcext:value-type="float">
            <text:p><text:s/>7 400 </text:p>
          </table:table-cell>
          <table:table-cell table:style-name="ce5" office:value-type="float" office:value="7436" calcext:value-type="float">
            <text:p><text:s/>7 436 </text:p>
          </table:table-cell>
          <table:table-cell table:style-name="ce5" office:value-type="float" office:value="7475" calcext:value-type="float">
            <text:p><text:s/>7 475 </text:p>
          </table:table-cell>
          <table:table-cell table:style-name="ce5" office:value-type="float" office:value="7587" calcext:value-type="float">
            <text:p><text:s/>7 587 </text:p>
          </table:table-cell>
          <table:table-cell table:style-name="ce5" office:value-type="float" office:value="7890" calcext:value-type="float">
            <text:p><text:s/>7 890 </text:p>
          </table:table-cell>
          <table:table-cell table:style-name="ce5" office:value-type="float" office:value="7744" calcext:value-type="float">
            <text:p><text:s/>7 744 </text:p>
          </table:table-cell>
          <table:table-cell table:style-name="ce5" office:value-type="float" office:value="7766" calcext:value-type="float">
            <text:p><text:s/>7 766 </text:p>
          </table:table-cell>
          <table:table-cell table:style-name="ce5" office:value-type="float" office:value="7690" calcext:value-type="float">
            <text:p><text:s/>7 690 </text:p>
          </table:table-cell>
          <table:table-cell table:style-name="ce5" office:value-type="float" office:value="7871" calcext:value-type="float">
            <text:p><text:s/>7 871 </text:p>
          </table:table-cell>
          <table:table-cell table:style-name="ce5" office:value-type="float" office:value="8040" calcext:value-type="float">
            <text:p><text:s/>8 040 </text:p>
          </table:table-cell>
          <table:table-cell table:style-name="ce5" office:value-type="float" office:value="8096" calcext:value-type="float">
            <text:p><text:s/>8 096 </text:p>
          </table:table-cell>
          <table:table-cell table:style-name="ce5" office:value-type="float" office:value="8156" calcext:value-type="float">
            <text:p><text:s/>8 156 </text:p>
          </table:table-cell>
          <table:table-cell table:style-name="ce5" office:value-type="float" office:value="8271" calcext:value-type="float">
            <text:p><text:s/>8 271 </text:p>
          </table:table-cell>
          <table:table-cell table:style-name="ce5" office:value-type="float" office:value="8475" calcext:value-type="float">
            <text:p><text:s/>8 475 </text:p>
          </table:table-cell>
          <table:table-cell table:style-name="ce5" office:value-type="float" office:value="8818" calcext:value-type="float">
            <text:p><text:s/>8 818 </text:p>
          </table:table-cell>
          <table:table-cell table:style-name="ce5" office:value-type="float" office:value="8843" calcext:value-type="float">
            <text:p><text:s/>8 843 </text:p>
          </table:table-cell>
          <table:table-cell table:style-name="ce5" office:value-type="float" office:value="8886" calcext:value-type="float">
            <text:p><text:s/>8 886 </text:p>
          </table:table-cell>
          <table:table-cell table:style-name="ce5" office:value-type="float" office:value="8993" calcext:value-type="float">
            <text:p><text:s/>8 993 </text:p>
          </table:table-cell>
          <table:table-cell table:style-name="ce5" office:value-type="float" office:value="9103" calcext:value-type="float">
            <text:p><text:s/>9 103 </text:p>
          </table:table-cell>
          <table:table-cell table:style-name="ce5" office:value-type="float" office:value="9337" calcext:value-type="float">
            <text:p><text:s/>9 337 </text:p>
          </table:table-cell>
          <table:table-cell table:style-name="ce5" office:value-type="float" office:value="9139" calcext:value-type="float">
            <text:p><text:s/>9 139 </text:p>
          </table:table-cell>
          <table:table-cell table:style-name="ce5" office:value-type="float" office:value="9073" calcext:value-type="float">
            <text:p><text:s/>9 073 </text:p>
          </table:table-cell>
          <table:table-cell table:style-name="ce5" office:value-type="float" office:value="9049" calcext:value-type="float">
            <text:p><text:s/>9 049 </text:p>
          </table:table-cell>
          <table:table-cell table:style-name="ce5" office:value-type="float" office:value="9087" calcext:value-type="float">
            <text:p><text:s/>9 087 </text:p>
          </table:table-cell>
          <table:table-cell table:style-name="ce5" office:value-type="float" office:value="9276" calcext:value-type="float">
            <text:p><text:s/>9 276 </text:p>
          </table:table-cell>
          <table:table-cell table:style-name="ce5" office:value-type="float" office:value="9188" calcext:value-type="float">
            <text:p><text:s/>9 188 </text:p>
          </table:table-cell>
          <table:table-cell table:style-name="ce5" office:value-type="float" office:value="9237" calcext:value-type="float">
            <text:p><text:s/>9 237 </text:p>
          </table:table-cell>
          <table:table-cell table:style-name="ce5" office:value-type="float" office:value="9338" calcext:value-type="float">
            <text:p><text:s/>9 338 </text:p>
          </table:table-cell>
          <table:table-cell table:style-name="ce5" office:value-type="float" office:value="9577" calcext:value-type="float">
            <text:p><text:s/>9 577 </text:p>
          </table:table-cell>
          <table:table-cell table:style-name="ce5" office:value-type="float" office:value="9824" calcext:value-type="float">
            <text:p><text:s/>9 824 </text:p>
          </table:table-cell>
          <table:table-cell table:style-name="ce5" office:value-type="float" office:value="10073" calcext:value-type="float">
            <text:p><text:s/>10 073 </text:p>
          </table:table-cell>
          <table:table-cell table:style-name="ce5" office:value-type="float" office:value="10345" calcext:value-type="float">
            <text:p><text:s/>10 345 </text:p>
          </table:table-cell>
          <table:table-cell table:style-name="ce5" office:value-type="float" office:value="10640" calcext:value-type="float">
            <text:p><text:s/>10 640 </text:p>
          </table:table-cell>
          <table:table-cell table:style-name="ce5" office:value-type="float" office:value="11266" calcext:value-type="float">
            <text:p><text:s/>11 266 </text:p>
          </table:table-cell>
          <table:table-cell table:style-name="ce5" office:value-type="float" office:value="11954" calcext:value-type="float">
            <text:p><text:s/>11 954 </text:p>
          </table:table-cell>
          <table:table-cell table:style-name="ce5" office:value-type="float" office:value="12154" calcext:value-type="float">
            <text:p><text:s/>12 154 </text:p>
          </table:table-cell>
          <table:table-cell table:style-name="ce5" office:value-type="float" office:value="12427" calcext:value-type="float">
            <text:p><text:s/>12 427 </text:p>
          </table:table-cell>
          <table:table-cell table:style-name="ce5" office:value-type="float" office:value="12810" calcext:value-type="float">
            <text:p><text:s/>12 810 </text:p>
          </table:table-cell>
          <table:table-cell table:style-name="ce5" office:value-type="float" office:value="13203" calcext:value-type="float">
            <text:p><text:s/>13 203 </text:p>
          </table:table-cell>
          <table:table-cell table:style-name="ce5" office:value-type="float" office:value="13732" calcext:value-type="float">
            <text:p><text:s/>13 732 </text:p>
          </table:table-cell>
          <table:table-cell table:style-name="ce5" office:value-type="float" office:value="14259" calcext:value-type="float">
            <text:p><text:s/>14 259 </text:p>
          </table:table-cell>
          <table:table-cell table:style-name="ce5" office:value-type="float" office:value="14359" calcext:value-type="float">
            <text:p><text:s/>14 359 </text:p>
          </table:table-cell>
          <table:table-cell table:style-name="ce5" office:value-type="float" office:value="14517" calcext:value-type="float">
            <text:p><text:s/>14 517 </text:p>
          </table:table-cell>
          <table:table-cell table:style-name="ce5" office:value-type="float" office:value="14748" calcext:value-type="float">
            <text:p><text:s/>14 748 </text:p>
          </table:table-cell>
          <table:table-cell table:style-name="ce5" office:value-type="float" office:value="14723" calcext:value-type="float">
            <text:p><text:s/>14 723 </text:p>
          </table:table-cell>
          <table:table-cell table:style-name="ce5" office:value-type="float" office:value="15255" calcext:value-type="float">
            <text:p><text:s/>15 255 </text:p>
          </table:table-cell>
          <table:table-cell table:style-name="ce5" office:value-type="float" office:value="16027" calcext:value-type="float">
            <text:p><text:s/>16 027 </text:p>
          </table:table-cell>
          <table:table-cell table:style-name="ce5" office:value-type="float" office:value="16134" calcext:value-type="float">
            <text:p><text:s/>16 134 </text:p>
          </table:table-cell>
          <table:table-cell table:style-name="ce5" office:value-type="float" office:value="17540" calcext:value-type="float">
            <text:p><text:s/>17 540 </text:p>
          </table:table-cell>
          <table:table-cell table:style-name="ce5" office:value-type="float" office:value="17813" calcext:value-type="float">
            <text:p><text:s/>17 813 </text:p>
          </table:table-cell>
          <table:table-cell table:style-name="ce5" office:value-type="float" office:value="18622" calcext:value-type="float">
            <text:p><text:s/>18 622 </text:p>
          </table:table-cell>
          <table:table-cell table:style-name="ce5" office:value-type="float" office:value="20040" calcext:value-type="float">
            <text:p><text:s/>20 040 </text:p>
          </table:table-cell>
          <table:table-cell table:style-name="ce5" office:value-type="float" office:value="20375" calcext:value-type="float">
            <text:p><text:s/>20 375 </text:p>
          </table:table-cell>
          <table:table-cell table:style-name="ce5" office:value-type="float" office:value="21048" calcext:value-type="float">
            <text:p><text:s/>21 048 </text:p>
          </table:table-cell>
          <table:table-cell table:style-name="ce5" office:value-type="float" office:value="21015" calcext:value-type="float">
            <text:p><text:s/>21 015 </text:p>
          </table:table-cell>
          <table:table-cell table:style-name="ce5" office:value-type="float" office:value="21224" calcext:value-type="float">
            <text:p><text:s/>21 224 </text:p>
          </table:table-cell>
          <table:table-cell table:style-name="ce5" office:value-type="float" office:value="21290" calcext:value-type="float">
            <text:p><text:s/>21 290 </text:p>
          </table:table-cell>
          <table:table-cell table:style-name="ce5" office:value-type="float" office:value="21913" calcext:value-type="float">
            <text:p><text:s/>21 913 </text:p>
          </table:table-cell>
          <table:table-cell table:style-name="ce5" office:value-type="float" office:value="22644" calcext:value-type="float">
            <text:p><text:s/>22 644 </text:p>
          </table:table-cell>
          <table:table-cell table:style-name="ce5" office:value-type="float" office:value="23151" calcext:value-type="float">
            <text:p><text:s/>23 151 </text:p>
          </table:table-cell>
          <table:table-cell table:style-name="ce10" office:value-type="float" office:value="23299" calcext:value-type="float">
            <text:p><text:s/>23 299 </text:p>
          </table:table-cell>
          <table:table-cell table:style-name="ce10" office:value-type="float" office:value="23323" calcext:value-type="float">
            <text:p><text:s/>23 323 </text:p>
          </table:table-cell>
          <table:table-cell table:style-name="ce10" office:value-type="float" office:value="24189" calcext:value-type="float">
            <text:p><text:s/>24 189 </text:p>
          </table:table-cell>
          <table:table-cell table:style-name="ce10" office:value-type="float" office:value="24090" calcext:value-type="float">
            <text:p><text:s/>24 090 </text:p>
          </table:table-cell>
          <table:table-cell table:style-name="ce10" office:value-type="float" office:value="25047" calcext:value-type="float">
            <text:p><text:s/>25 047 </text:p>
          </table:table-cell>
          <table:table-cell table:style-name="ce10" office:value-type="float" office:value="25191" calcext:value-type="float">
            <text:p><text:s/>25 191 </text:p>
          </table:table-cell>
          <table:table-cell table:style-name="ce10" office:value-type="float" office:value="24875" calcext:value-type="float">
            <text:p><text:s/>24 875 </text:p>
          </table:table-cell>
          <table:table-cell table:style-name="ce10" office:value-type="float" office:value="27060" calcext:value-type="float">
            <text:p><text:s/>27 060 </text:p>
          </table:table-cell>
          <table:table-cell table:style-name="ce10" office:value-type="float" office:value="27564" calcext:value-type="float">
            <text:p><text:s/>27 564 </text:p>
          </table:table-cell>
          <table:table-cell table:style-name="ce10" office:value-type="float" office:value="28485" calcext:value-type="float">
            <text:p><text:s/>28 485 </text:p>
          </table:table-cell>
          <table:table-cell table:style-name="ce10" office:value-type="float" office:value="29183" calcext:value-type="float">
            <text:p><text:s/>29 183 </text:p>
          </table:table-cell>
          <table:table-cell table:style-name="ce10" office:value-type="float" office:value="29717" calcext:value-type="float">
            <text:p><text:s/>29 717 </text:p>
          </table:table-cell>
          <table:table-cell table:style-name="ce10" office:value-type="float" office:value="31477" calcext:value-type="float">
            <text:p><text:s/>31 477 </text:p>
          </table:table-cell>
          <table:table-cell table:style-name="ce10" office:value-type="float" office:value="31993" calcext:value-type="float">
            <text:p><text:s/>31 993 </text:p>
          </table:table-cell>
          <table:table-cell table:style-name="ce10" office:value-type="float" office:value="33094" calcext:value-type="float">
            <text:p><text:s/>33 094 </text:p>
          </table:table-cell>
          <table:table-cell table:style-name="ce10" office:value-type="float" office:value="34902" calcext:value-type="float">
            <text:p><text:s/>34 902 </text:p>
          </table:table-cell>
          <table:table-cell table:style-name="ce10" office:value-type="float" office:value="35326" calcext:value-type="float">
            <text:p><text:s/>35 326 </text:p>
          </table:table-cell>
          <table:table-cell table:style-name="ce10" office:value-type="float" office:value="37682" calcext:value-type="float">
            <text:p><text:s/>37 682 </text:p>
          </table:table-cell>
          <table:table-cell table:style-name="ce10" office:value-type="float" office:value="38230" calcext:value-type="float">
            <text:p><text:s/>38 230 </text:p>
          </table:table-cell>
          <table:table-cell table:style-name="ce10" office:value-type="float" office:value="38114" calcext:value-type="float">
            <text:p><text:s/>38 114 </text:p>
          </table:table-cell>
          <table:table-cell table:style-name="ce10" office:value-type="float" office:value="39374" calcext:value-type="float">
            <text:p><text:s/>39 374 </text:p>
          </table:table-cell>
          <table:table-cell table:style-name="ce10" office:value-type="float" office:value="40438" calcext:value-type="float">
            <text:p><text:s/>40 438 </text:p>
          </table:table-cell>
          <table:table-cell table:style-name="ce10" office:value-type="float" office:value="41068" calcext:value-type="float">
            <text:p><text:s/>41 068 </text:p>
          </table:table-cell>
          <table:table-cell table:style-name="ce10" office:value-type="float" office:value="41501" calcext:value-type="float">
            <text:p><text:s/>41 501 </text:p>
          </table:table-cell>
          <table:table-cell table:style-name="ce10" office:value-type="float" office:value="43627" calcext:value-type="float">
            <text:p><text:s/>43 627 </text:p>
          </table:table-cell>
          <table:table-cell table:style-name="ce10" office:value-type="float" office:value="42873" calcext:value-type="float">
            <text:p><text:s/>42 873 </text:p>
          </table:table-cell>
          <table:table-cell table:style-name="ce10" office:value-type="float" office:value="43456" calcext:value-type="float">
            <text:p><text:s/>43 456 </text:p>
          </table:table-cell>
          <table:table-cell table:style-name="ce10" office:value-type="float" office:value="43116" calcext:value-type="float">
            <text:p><text:s/>43 116 </text:p>
          </table:table-cell>
          <table:table-cell table:style-name="ce10" office:value-type="float" office:value="43995" calcext:value-type="float">
            <text:p><text:s/>43 995 </text:p>
          </table:table-cell>
          <table:table-cell table:style-name="ce10" office:value-type="float" office:value="43675" calcext:value-type="float">
            <text:p><text:s/>43 675 </text:p>
          </table:table-cell>
          <table:table-cell table:style-name="ce10" office:value-type="float" office:value="43922" calcext:value-type="float">
            <text:p><text:s/>43 922 </text:p>
          </table:table-cell>
          <table:table-cell table:style-name="ce10" office:value-type="float" office:value="39442" calcext:value-type="float">
            <text:p><text:s/>39 442 </text:p>
          </table:table-cell>
          <table:table-cell table:style-name="ce10" office:value-type="float" office:value="39053" calcext:value-type="float">
            <text:p><text:s/>39 053 </text:p>
          </table:table-cell>
          <table:table-cell table:style-name="ce10" office:value-type="float" office:value="38411" calcext:value-type="float">
            <text:p><text:s/>38 411 </text:p>
          </table:table-cell>
          <table:table-cell table:style-name="ce10" office:value-type="float" office:value="39083" calcext:value-type="float">
            <text:p><text:s/>39 083 </text:p>
          </table:table-cell>
          <table:table-cell table:style-name="ce10" office:value-type="float" office:value="40195" calcext:value-type="float">
            <text:p><text:s/>40 195 </text:p>
          </table:table-cell>
          <table:table-cell table:style-name="ce10" office:value-type="float" office:value="46791" calcext:value-type="float">
            <text:p><text:s/>46 791 </text:p>
          </table:table-cell>
          <table:table-cell table:style-name="ce10" office:value-type="float" office:value="48189" calcext:value-type="float">
            <text:p><text:s/>48 189 </text:p>
          </table:table-cell>
          <table:table-cell table:style-name="ce10" office:value-type="float" office:value="46314" calcext:value-type="float">
            <text:p><text:s/>46 314 </text:p>
          </table:table-cell>
          <table:table-cell table:style-name="ce10" office:value-type="float" office:value="47614" calcext:value-type="float">
            <text:p><text:s/>47 614 </text:p>
          </table:table-cell>
          <table:table-cell table:style-name="ce10" office:value-type="float" office:value="47796" calcext:value-type="float">
            <text:p><text:s/>47 796 </text:p>
          </table:table-cell>
          <table:table-cell table:style-name="ce10" office:value-type="float" office:value="48679" calcext:value-type="float">
            <text:p><text:s/>48 679 </text:p>
          </table:table-cell>
          <table:table-cell table:style-name="ce10" office:value-type="float" office:value="48682" calcext:value-type="float">
            <text:p><text:s/>48 682 </text:p>
          </table:table-cell>
          <table:table-cell table:style-name="ce10" office:value-type="float" office:value="48259" calcext:value-type="float">
            <text:p><text:s/>48 259 </text:p>
          </table:table-cell>
          <table:table-cell table:style-name="ce13" office:value-type="float" office:value="49419" calcext:value-type="float">
            <text:p><text:s/>49 419 </text:p>
          </table:table-cell>
          <table:table-cell table:style-name="ce13" office:value-type="float" office:value="50259" calcext:value-type="float">
            <text:p><text:s/>50 259 </text:p>
          </table:table-cell>
          <table:table-cell table:style-name="ce13" office:value-type="float" office:value="51527" calcext:value-type="float">
            <text:p><text:s/>51 527 </text:p>
          </table:table-cell>
          <table:table-cell table:style-name="ce13" office:value-type="float" office:value="51358" calcext:value-type="float">
            <text:p><text:s/>51 358 </text:p>
          </table:table-cell>
          <table:table-cell table:style-name="ce13" office:value-type="float" office:value="52403" calcext:value-type="float">
            <text:p><text:s/>52 403 </text:p>
          </table:table-cell>
          <table:table-cell table:style-name="ce13" office:value-type="float" office:value="52245" calcext:value-type="float">
            <text:p><text:s/>52 245 </text:p>
          </table:table-cell>
          <table:table-cell table:style-name="ce14" office:value-type="float" office:value="53666" calcext:value-type="float">
            <text:p>53666</text:p>
          </table:table-cell>
          <table:table-cell table:style-name="ce14" office:value-type="float" office:value="54492" calcext:value-type="float">
            <text:p>54492</text:p>
          </table:table-cell>
          <table:table-cell table:style-name="ce14" office:value-type="float" office:value="54606" calcext:value-type="float">
            <text:p>54606</text:p>
          </table:table-cell>
          <table:table-cell table:number-columns-repeated="87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5" office:value-type="float" office:value="4038" calcext:value-type="float">
            <text:p><text:s/>4 038 </text:p>
          </table:table-cell>
          <table:table-cell table:style-name="ce5" office:value-type="float" office:value="4049" calcext:value-type="float">
            <text:p><text:s/>4 049 </text:p>
          </table:table-cell>
          <table:table-cell table:style-name="ce5" office:value-type="float" office:value="4060" calcext:value-type="float">
            <text:p><text:s/>4 060 </text:p>
          </table:table-cell>
          <table:table-cell table:style-name="ce5" office:value-type="float" office:value="4071" calcext:value-type="float">
            <text:p><text:s/>4 071 </text:p>
          </table:table-cell>
          <table:table-cell table:style-name="ce5" office:value-type="float" office:value="4082" calcext:value-type="float">
            <text:p><text:s/>4 082 </text:p>
          </table:table-cell>
          <table:table-cell table:style-name="ce5" office:value-type="float" office:value="4094" calcext:value-type="float">
            <text:p><text:s/>4 094 </text:p>
          </table:table-cell>
          <table:table-cell table:style-name="ce5" office:value-type="float" office:value="4105" calcext:value-type="float">
            <text:p><text:s/>4 105 </text:p>
          </table:table-cell>
          <table:table-cell table:style-name="ce5" office:value-type="float" office:value="4116" calcext:value-type="float">
            <text:p><text:s/>4 116 </text:p>
          </table:table-cell>
          <table:table-cell table:style-name="ce5" office:value-type="float" office:value="4127" calcext:value-type="float">
            <text:p><text:s/>4 127 </text:p>
          </table:table-cell>
          <table:table-cell table:style-name="ce5" office:value-type="float" office:value="4138" calcext:value-type="float">
            <text:p><text:s/>4 138 </text:p>
          </table:table-cell>
          <table:table-cell table:style-name="ce5" office:value-type="float" office:value="4150" calcext:value-type="float">
            <text:p><text:s/>4 150 </text:p>
          </table:table-cell>
          <table:table-cell table:style-name="ce5" office:value-type="float" office:value="4263" calcext:value-type="float">
            <text:p><text:s/>4 263 </text:p>
          </table:table-cell>
          <table:table-cell table:style-name="ce5" office:value-type="float" office:value="4378" calcext:value-type="float">
            <text:p><text:s/>4 378 </text:p>
          </table:table-cell>
          <table:table-cell table:style-name="ce5" office:value-type="float" office:value="4492" calcext:value-type="float">
            <text:p><text:s/>4 492 </text:p>
          </table:table-cell>
          <table:table-cell table:style-name="ce5" office:value-type="float" office:value="4607" calcext:value-type="float">
            <text:p><text:s/>4 607 </text:p>
          </table:table-cell>
          <table:table-cell table:style-name="ce5" office:value-type="float" office:value="4722" calcext:value-type="float">
            <text:p><text:s/>4 722 </text:p>
          </table:table-cell>
          <table:table-cell table:style-name="ce5" office:value-type="float" office:value="4836" calcext:value-type="float">
            <text:p><text:s/>4 836 </text:p>
          </table:table-cell>
          <table:table-cell table:style-name="ce5" office:value-type="float" office:value="4951" calcext:value-type="float">
            <text:p><text:s/>4 951 </text:p>
          </table:table-cell>
          <table:table-cell table:style-name="ce5" office:value-type="float" office:value="5065" calcext:value-type="float">
            <text:p><text:s/>5 065 </text:p>
          </table:table-cell>
          <table:table-cell table:style-name="ce5" office:value-type="float" office:value="5180" calcext:value-type="float">
            <text:p><text:s/>5 180 </text:p>
          </table:table-cell>
          <table:table-cell table:style-name="ce5" office:value-type="float" office:value="5295" calcext:value-type="float">
            <text:p><text:s/>5 295 </text:p>
          </table:table-cell>
          <table:table-cell table:style-name="ce5" office:value-type="float" office:value="5278" calcext:value-type="float">
            <text:p><text:s/>5 278 </text:p>
          </table:table-cell>
          <table:table-cell table:style-name="ce5" office:value-type="float" office:value="5262" calcext:value-type="float">
            <text:p><text:s/>5 262 </text:p>
          </table:table-cell>
          <table:table-cell table:style-name="ce5" office:value-type="float" office:value="5247" calcext:value-type="float">
            <text:p><text:s/>5 247 </text:p>
          </table:table-cell>
          <table:table-cell table:style-name="ce5" office:value-type="float" office:value="5230" calcext:value-type="float">
            <text:p><text:s/>5 230 </text:p>
          </table:table-cell>
          <table:table-cell table:style-name="ce5" office:value-type="float" office:value="5215" calcext:value-type="float">
            <text:p><text:s/>5 215 </text:p>
          </table:table-cell>
          <table:table-cell table:style-name="ce5" office:value-type="float" office:value="5199" calcext:value-type="float">
            <text:p><text:s/>5 199 </text:p>
          </table:table-cell>
          <table:table-cell table:style-name="ce5" office:value-type="float" office:value="5182" calcext:value-type="float">
            <text:p><text:s/>5 182 </text:p>
          </table:table-cell>
          <table:table-cell table:style-name="ce5" office:value-type="float" office:value="5167" calcext:value-type="float">
            <text:p><text:s/>5 167 </text:p>
          </table:table-cell>
          <table:table-cell table:style-name="ce5" office:value-type="float" office:value="5151" calcext:value-type="float">
            <text:p><text:s/>5 151 </text:p>
          </table:table-cell>
          <table:table-cell table:style-name="ce5" office:value-type="float" office:value="5136" calcext:value-type="float">
            <text:p><text:s/>5 136 </text:p>
          </table:table-cell>
          <table:table-cell table:style-name="ce5" office:value-type="float" office:value="5071" calcext:value-type="float">
            <text:p><text:s/>5 071 </text:p>
          </table:table-cell>
          <table:table-cell table:style-name="ce5" office:value-type="float" office:value="5075" calcext:value-type="float">
            <text:p><text:s/>5 075 </text:p>
          </table:table-cell>
          <table:table-cell table:style-name="ce5" office:value-type="float" office:value="5204" calcext:value-type="float">
            <text:p><text:s/>5 204 </text:p>
          </table:table-cell>
          <table:table-cell table:style-name="ce5" office:value-type="float" office:value="5456" calcext:value-type="float">
            <text:p><text:s/>5 456 </text:p>
          </table:table-cell>
          <table:table-cell table:style-name="ce5" office:value-type="float" office:value="5677" calcext:value-type="float">
            <text:p><text:s/>5 677 </text:p>
          </table:table-cell>
          <table:table-cell table:style-name="ce5" office:value-type="float" office:value="5656" calcext:value-type="float">
            <text:p><text:s/>5 656 </text:p>
          </table:table-cell>
          <table:table-cell table:style-name="ce5" office:value-type="float" office:value="6024" calcext:value-type="float">
            <text:p><text:s/>6 024 </text:p>
          </table:table-cell>
          <table:table-cell table:style-name="ce5" office:value-type="float" office:value="6170" calcext:value-type="float">
            <text:p><text:s/>6 170 </text:p>
          </table:table-cell>
          <table:table-cell table:style-name="ce5" office:value-type="float" office:value="6351" calcext:value-type="float">
            <text:p><text:s/>6 351 </text:p>
          </table:table-cell>
          <table:table-cell table:style-name="ce5" office:value-type="float" office:value="6597" calcext:value-type="float">
            <text:p><text:s/>6 597 </text:p>
          </table:table-cell>
          <table:table-cell table:style-name="ce5" office:value-type="float" office:value="6514" calcext:value-type="float">
            <text:p><text:s/>6 514 </text:p>
          </table:table-cell>
          <table:table-cell table:number-columns-repeated="2" table:style-name="ce5" office:value-type="float" office:value="6597" calcext:value-type="float">
            <text:p><text:s/>6 597 </text:p>
          </table:table-cell>
          <table:table-cell table:style-name="ce5" office:value-type="float" office:value="6657" calcext:value-type="float">
            <text:p><text:s/>6 657 </text:p>
          </table:table-cell>
          <table:table-cell table:style-name="ce5" office:value-type="float" office:value="6965" calcext:value-type="float">
            <text:p><text:s/>6 965 </text:p>
          </table:table-cell>
          <table:table-cell table:style-name="ce5" office:value-type="float" office:value="6850" calcext:value-type="float">
            <text:p><text:s/>6 850 </text:p>
          </table:table-cell>
          <table:table-cell table:style-name="ce5" office:value-type="float" office:value="6805" calcext:value-type="float">
            <text:p><text:s/>6 805 </text:p>
          </table:table-cell>
          <table:table-cell table:style-name="ce5" office:value-type="float" office:value="6791" calcext:value-type="float">
            <text:p><text:s/>6 791 </text:p>
          </table:table-cell>
          <table:table-cell table:style-name="ce5" office:value-type="float" office:value="6962" calcext:value-type="float">
            <text:p><text:s/>6 962 </text:p>
          </table:table-cell>
          <table:table-cell table:style-name="ce5" office:value-type="float" office:value="7190" calcext:value-type="float">
            <text:p><text:s/>7 190 </text:p>
          </table:table-cell>
          <table:table-cell table:style-name="ce5" office:value-type="float" office:value="7174" calcext:value-type="float">
            <text:p><text:s/>7 174 </text:p>
          </table:table-cell>
          <table:table-cell table:style-name="ce5" office:value-type="float" office:value="7238" calcext:value-type="float">
            <text:p><text:s/>7 238 </text:p>
          </table:table-cell>
          <table:table-cell table:style-name="ce5" office:value-type="float" office:value="7341" calcext:value-type="float">
            <text:p><text:s/>7 341 </text:p>
          </table:table-cell>
          <table:table-cell table:style-name="ce5" office:value-type="float" office:value="7544" calcext:value-type="float">
            <text:p><text:s/>7 544 </text:p>
          </table:table-cell>
          <table:table-cell table:style-name="ce5" office:value-type="float" office:value="7855" calcext:value-type="float">
            <text:p><text:s/>7 855 </text:p>
          </table:table-cell>
          <table:table-cell table:style-name="ce5" office:value-type="float" office:value="7893" calcext:value-type="float">
            <text:p><text:s/>7 893 </text:p>
          </table:table-cell>
          <table:table-cell table:style-name="ce5" office:value-type="float" office:value="7837" calcext:value-type="float">
            <text:p><text:s/>7 837 </text:p>
          </table:table-cell>
          <table:table-cell table:style-name="ce5" office:value-type="float" office:value="7927" calcext:value-type="float">
            <text:p><text:s/>7 927 </text:p>
          </table:table-cell>
          <table:table-cell table:style-name="ce5" office:value-type="float" office:value="8035" calcext:value-type="float">
            <text:p><text:s/>8 035 </text:p>
          </table:table-cell>
          <table:table-cell table:style-name="ce5" office:value-type="float" office:value="8308" calcext:value-type="float">
            <text:p><text:s/>8 308 </text:p>
          </table:table-cell>
          <table:table-cell table:style-name="ce5" office:value-type="float" office:value="8216" calcext:value-type="float">
            <text:p><text:s/>8 216 </text:p>
          </table:table-cell>
          <table:table-cell table:style-name="ce5" office:value-type="float" office:value="7987" calcext:value-type="float">
            <text:p><text:s/>7 987 </text:p>
          </table:table-cell>
          <table:table-cell table:style-name="ce5" office:value-type="float" office:value="8134" calcext:value-type="float">
            <text:p><text:s/>8 134 </text:p>
          </table:table-cell>
          <table:table-cell table:style-name="ce5" office:value-type="float" office:value="8088" calcext:value-type="float">
            <text:p><text:s/>8 088 </text:p>
          </table:table-cell>
          <table:table-cell table:style-name="ce5" office:value-type="float" office:value="8300" calcext:value-type="float">
            <text:p><text:s/>8 300 </text:p>
          </table:table-cell>
          <table:table-cell table:style-name="ce5" office:value-type="float" office:value="8259" calcext:value-type="float">
            <text:p><text:s/>8 259 </text:p>
          </table:table-cell>
          <table:table-cell table:style-name="ce5" office:value-type="float" office:value="8243" calcext:value-type="float">
            <text:p><text:s/>8 243 </text:p>
          </table:table-cell>
          <table:table-cell table:style-name="ce5" office:value-type="float" office:value="8351" calcext:value-type="float">
            <text:p><text:s/>8 351 </text:p>
          </table:table-cell>
          <table:table-cell table:style-name="ce5" office:value-type="float" office:value="8536" calcext:value-type="float">
            <text:p><text:s/>8 536 </text:p>
          </table:table-cell>
          <table:table-cell table:style-name="ce5" office:value-type="float" office:value="8894" calcext:value-type="float">
            <text:p><text:s/>8 894 </text:p>
          </table:table-cell>
          <table:table-cell table:style-name="ce5" office:value-type="float" office:value="9033" calcext:value-type="float">
            <text:p><text:s/>9 033 </text:p>
          </table:table-cell>
          <table:table-cell table:style-name="ce5" office:value-type="float" office:value="9303" calcext:value-type="float">
            <text:p><text:s/>9 303 </text:p>
          </table:table-cell>
          <table:table-cell table:style-name="ce5" office:value-type="float" office:value="9616" calcext:value-type="float">
            <text:p><text:s/>9 616 </text:p>
          </table:table-cell>
          <table:table-cell table:style-name="ce5" office:value-type="float" office:value="10219" calcext:value-type="float">
            <text:p><text:s/>10 219 </text:p>
          </table:table-cell>
          <table:table-cell table:style-name="ce5" office:value-type="float" office:value="10717" calcext:value-type="float">
            <text:p><text:s/>10 717 </text:p>
          </table:table-cell>
          <table:table-cell table:style-name="ce5" office:value-type="float" office:value="11010" calcext:value-type="float">
            <text:p><text:s/>11 010 </text:p>
          </table:table-cell>
          <table:table-cell table:style-name="ce5" office:value-type="float" office:value="11297" calcext:value-type="float">
            <text:p><text:s/>11 297 </text:p>
          </table:table-cell>
          <table:table-cell table:style-name="ce5" office:value-type="float" office:value="11497" calcext:value-type="float">
            <text:p><text:s/>11 497 </text:p>
          </table:table-cell>
          <table:table-cell table:style-name="ce5" office:value-type="float" office:value="11919" calcext:value-type="float">
            <text:p><text:s/>11 919 </text:p>
          </table:table-cell>
          <table:table-cell table:style-name="ce5" office:value-type="float" office:value="12364" calcext:value-type="float">
            <text:p><text:s/>12 364 </text:p>
          </table:table-cell>
          <table:table-cell table:style-name="ce5" office:value-type="float" office:value="13101" calcext:value-type="float">
            <text:p><text:s/>13 101 </text:p>
          </table:table-cell>
          <table:table-cell table:style-name="ce5" office:value-type="float" office:value="13201" calcext:value-type="float">
            <text:p><text:s/>13 201 </text:p>
          </table:table-cell>
          <table:table-cell table:style-name="ce5" office:value-type="float" office:value="13393" calcext:value-type="float">
            <text:p><text:s/>13 393 </text:p>
          </table:table-cell>
          <table:table-cell table:style-name="ce5" office:value-type="float" office:value="13349" calcext:value-type="float">
            <text:p><text:s/>13 349 </text:p>
          </table:table-cell>
          <table:table-cell table:style-name="ce5" office:value-type="float" office:value="13320" calcext:value-type="float">
            <text:p><text:s/>13 320 </text:p>
          </table:table-cell>
          <table:table-cell table:style-name="ce5" office:value-type="float" office:value="13805" calcext:value-type="float">
            <text:p><text:s/>13 805 </text:p>
          </table:table-cell>
          <table:table-cell table:style-name="ce5" office:value-type="float" office:value="14646" calcext:value-type="float">
            <text:p><text:s/>14 646 </text:p>
          </table:table-cell>
          <table:table-cell table:style-name="ce5" office:value-type="float" office:value="14773" calcext:value-type="float">
            <text:p><text:s/>14 773 </text:p>
          </table:table-cell>
          <table:table-cell table:style-name="ce5" office:value-type="float" office:value="15977" calcext:value-type="float">
            <text:p><text:s/>15 977 </text:p>
          </table:table-cell>
          <table:table-cell table:style-name="ce5" office:value-type="float" office:value="16479" calcext:value-type="float">
            <text:p><text:s/>16 479 </text:p>
          </table:table-cell>
          <table:table-cell table:style-name="ce5" office:value-type="float" office:value="17002" calcext:value-type="float">
            <text:p><text:s/>17 002 </text:p>
          </table:table-cell>
          <table:table-cell table:style-name="ce5" office:value-type="float" office:value="18495" calcext:value-type="float">
            <text:p><text:s/>18 495 </text:p>
          </table:table-cell>
          <table:table-cell table:style-name="ce5" office:value-type="float" office:value="18754" calcext:value-type="float">
            <text:p><text:s/>18 754 </text:p>
          </table:table-cell>
          <table:table-cell table:style-name="ce5" office:value-type="float" office:value="19364" calcext:value-type="float">
            <text:p><text:s/>19 364 </text:p>
          </table:table-cell>
          <table:table-cell table:style-name="ce5" office:value-type="float" office:value="19357" calcext:value-type="float">
            <text:p><text:s/>19 357 </text:p>
          </table:table-cell>
          <table:table-cell table:style-name="ce5" office:value-type="float" office:value="19559" calcext:value-type="float">
            <text:p><text:s/>19 559 </text:p>
          </table:table-cell>
          <table:table-cell table:style-name="ce5" office:value-type="float" office:value="19649" calcext:value-type="float">
            <text:p><text:s/>19 649 </text:p>
          </table:table-cell>
          <table:table-cell table:style-name="ce5" office:value-type="float" office:value="20416" calcext:value-type="float">
            <text:p><text:s/>20 416 </text:p>
          </table:table-cell>
          <table:table-cell table:style-name="ce5" office:value-type="float" office:value="21120" calcext:value-type="float">
            <text:p><text:s/>21 120 </text:p>
          </table:table-cell>
          <table:table-cell table:style-name="ce10" office:value-type="float" office:value="21345" calcext:value-type="float">
            <text:p><text:s/>21 345 </text:p>
          </table:table-cell>
          <table:table-cell table:style-name="ce10" office:value-type="float" office:value="21681" calcext:value-type="float">
            <text:p><text:s/>21 681 </text:p>
          </table:table-cell>
          <table:table-cell table:style-name="ce10" office:value-type="float" office:value="21690" calcext:value-type="float">
            <text:p><text:s/>21 690 </text:p>
          </table:table-cell>
          <table:table-cell table:style-name="ce10" office:value-type="float" office:value="22331" calcext:value-type="float">
            <text:p><text:s/>22 331 </text:p>
          </table:table-cell>
          <table:table-cell table:style-name="ce10" office:value-type="float" office:value="22542" calcext:value-type="float">
            <text:p><text:s/>22 542 </text:p>
          </table:table-cell>
          <table:table-cell table:style-name="ce10" office:value-type="float" office:value="23202" calcext:value-type="float">
            <text:p><text:s/>23 202 </text:p>
          </table:table-cell>
          <table:table-cell table:style-name="ce10" office:value-type="float" office:value="23514" calcext:value-type="float">
            <text:p><text:s/>23 514 </text:p>
          </table:table-cell>
          <table:table-cell table:style-name="ce10" office:value-type="float" office:value="23282" calcext:value-type="float">
            <text:p><text:s/>23 282 </text:p>
          </table:table-cell>
          <table:table-cell table:style-name="ce10" office:value-type="float" office:value="25238" calcext:value-type="float">
            <text:p><text:s/>25 238 </text:p>
          </table:table-cell>
          <table:table-cell table:style-name="ce10" office:value-type="float" office:value="25739" calcext:value-type="float">
            <text:p><text:s/>25 739 </text:p>
          </table:table-cell>
          <table:table-cell table:style-name="ce10" office:value-type="float" office:value="26677" calcext:value-type="float">
            <text:p><text:s/>26 677 </text:p>
          </table:table-cell>
          <table:table-cell table:style-name="ce10" office:value-type="float" office:value="27298" calcext:value-type="float">
            <text:p><text:s/>27 298 </text:p>
          </table:table-cell>
          <table:table-cell table:style-name="ce10" office:value-type="float" office:value="27927" calcext:value-type="float">
            <text:p><text:s/>27 927 </text:p>
          </table:table-cell>
          <table:table-cell table:style-name="ce10" office:value-type="float" office:value="29587" calcext:value-type="float">
            <text:p><text:s/>29 587 </text:p>
          </table:table-cell>
          <table:table-cell table:style-name="ce10" office:value-type="float" office:value="30172" calcext:value-type="float">
            <text:p><text:s/>30 172 </text:p>
          </table:table-cell>
          <table:table-cell table:style-name="ce10" office:value-type="float" office:value="31235" calcext:value-type="float">
            <text:p><text:s/>31 235 </text:p>
          </table:table-cell>
          <table:table-cell table:style-name="ce10" office:value-type="float" office:value="32977" calcext:value-type="float">
            <text:p><text:s/>32 977 </text:p>
          </table:table-cell>
          <table:table-cell table:style-name="ce10" office:value-type="float" office:value="33468" calcext:value-type="float">
            <text:p><text:s/>33 468 </text:p>
          </table:table-cell>
          <table:table-cell table:style-name="ce10" office:value-type="float" office:value="35677" calcext:value-type="float">
            <text:p><text:s/>35 677 </text:p>
          </table:table-cell>
          <table:table-cell table:style-name="ce10" office:value-type="float" office:value="36197" calcext:value-type="float">
            <text:p><text:s/>36 197 </text:p>
          </table:table-cell>
          <table:table-cell table:style-name="ce10" office:value-type="float" office:value="36125" calcext:value-type="float">
            <text:p><text:s/>36 125 </text:p>
          </table:table-cell>
          <table:table-cell table:style-name="ce10" office:value-type="float" office:value="37277" calcext:value-type="float">
            <text:p><text:s/>37 277 </text:p>
          </table:table-cell>
          <table:table-cell table:style-name="ce10" office:value-type="float" office:value="38490" calcext:value-type="float">
            <text:p><text:s/>38 490 </text:p>
          </table:table-cell>
          <table:table-cell table:style-name="ce10" office:value-type="float" office:value="39027" calcext:value-type="float">
            <text:p><text:s/>39 027 </text:p>
          </table:table-cell>
          <table:table-cell table:style-name="ce10" office:value-type="float" office:value="39620" calcext:value-type="float">
            <text:p><text:s/>39 620 </text:p>
          </table:table-cell>
          <table:table-cell table:style-name="ce10" office:value-type="float" office:value="41616" calcext:value-type="float">
            <text:p><text:s/>41 616 </text:p>
          </table:table-cell>
          <table:table-cell table:style-name="ce10" office:value-type="float" office:value="40927" calcext:value-type="float">
            <text:p><text:s/>40 927 </text:p>
          </table:table-cell>
          <table:table-cell table:style-name="ce10" office:value-type="float" office:value="41463" calcext:value-type="float">
            <text:p><text:s/>41 463 </text:p>
          </table:table-cell>
          <table:table-cell table:style-name="ce10" office:value-type="float" office:value="41222" calcext:value-type="float">
            <text:p><text:s/>41 222 </text:p>
          </table:table-cell>
          <table:table-cell table:style-name="ce10" office:value-type="float" office:value="42110" calcext:value-type="float">
            <text:p><text:s/>42 110 </text:p>
          </table:table-cell>
          <table:table-cell table:style-name="ce10" office:value-type="float" office:value="41720" calcext:value-type="float">
            <text:p><text:s/>41 720 </text:p>
          </table:table-cell>
          <table:table-cell table:style-name="ce10" office:value-type="float" office:value="41929" calcext:value-type="float">
            <text:p><text:s/>41 929 </text:p>
          </table:table-cell>
          <table:table-cell table:style-name="ce10" office:value-type="float" office:value="37816" calcext:value-type="float">
            <text:p><text:s/>37 816 </text:p>
          </table:table-cell>
          <table:table-cell table:style-name="ce10" office:value-type="float" office:value="37406" calcext:value-type="float">
            <text:p><text:s/>37 406 </text:p>
          </table:table-cell>
          <table:table-cell table:style-name="ce10" office:value-type="float" office:value="36863" calcext:value-type="float">
            <text:p><text:s/>36 863 </text:p>
          </table:table-cell>
          <table:table-cell table:style-name="ce10" office:value-type="float" office:value="37505" calcext:value-type="float">
            <text:p><text:s/>37 505 </text:p>
          </table:table-cell>
          <table:table-cell table:style-name="ce10" office:value-type="float" office:value="38642" calcext:value-type="float">
            <text:p><text:s/>38 642 </text:p>
          </table:table-cell>
          <table:table-cell table:style-name="ce10" office:value-type="float" office:value="45125" calcext:value-type="float">
            <text:p><text:s/>45 125 </text:p>
          </table:table-cell>
          <table:table-cell table:style-name="ce10" office:value-type="float" office:value="46355" calcext:value-type="float">
            <text:p><text:s/>46 355 </text:p>
          </table:table-cell>
          <table:table-cell table:style-name="ce10" office:value-type="float" office:value="44647" calcext:value-type="float">
            <text:p><text:s/>44 647 </text:p>
          </table:table-cell>
          <table:table-cell table:style-name="ce10" office:value-type="float" office:value="45993" calcext:value-type="float">
            <text:p><text:s/>45 993 </text:p>
          </table:table-cell>
          <table:table-cell table:style-name="ce10" office:value-type="float" office:value="46308" calcext:value-type="float">
            <text:p><text:s/>46 308 </text:p>
          </table:table-cell>
          <table:table-cell table:style-name="ce10" office:value-type="float" office:value="46939" calcext:value-type="float">
            <text:p><text:s/>46 939 </text:p>
          </table:table-cell>
          <table:table-cell table:style-name="ce10" office:value-type="float" office:value="47149" calcext:value-type="float">
            <text:p><text:s/>47 149 </text:p>
          </table:table-cell>
          <table:table-cell table:style-name="ce13" office:value-type="float" office:value="46765" calcext:value-type="float">
            <text:p><text:s/>46 765 </text:p>
          </table:table-cell>
          <table:table-cell table:style-name="ce13" office:value-type="float" office:value="47924" calcext:value-type="float">
            <text:p><text:s/>47 924 </text:p>
          </table:table-cell>
          <table:table-cell table:style-name="ce13" office:value-type="float" office:value="48710" calcext:value-type="float">
            <text:p><text:s/>48 710 </text:p>
          </table:table-cell>
          <table:table-cell table:style-name="ce13" office:value-type="float" office:value="50079" calcext:value-type="float">
            <text:p><text:s/>50 079 </text:p>
          </table:table-cell>
          <table:table-cell table:style-name="ce13" office:value-type="float" office:value="49893" calcext:value-type="float">
            <text:p><text:s/>49 893 </text:p>
          </table:table-cell>
          <table:table-cell table:style-name="ce13" office:value-type="float" office:value="50898" calcext:value-type="float">
            <text:p><text:s/>50 898 </text:p>
          </table:table-cell>
          <table:table-cell table:style-name="ce14" office:value-type="float" office:value="50741" calcext:value-type="float">
            <text:p>50741</text:p>
          </table:table-cell>
          <table:table-cell table:style-name="ce14" office:value-type="float" office:value="52205" calcext:value-type="float">
            <text:p>52205</text:p>
          </table:table-cell>
          <table:table-cell table:style-name="ce14" office:value-type="float" office:value="53102" calcext:value-type="float">
            <text:p>53102</text:p>
          </table:table-cell>
          <table:table-cell table:number-columns-repeated="87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float" office:value="3419" calcext:value-type="float">
            <text:p><text:s/>3 419 </text:p>
          </table:table-cell>
          <table:table-cell table:style-name="ce5" office:value-type="float" office:value="3431" calcext:value-type="float">
            <text:p><text:s/>3 431 </text:p>
          </table:table-cell>
          <table:table-cell table:style-name="ce5" office:value-type="float" office:value="3444" calcext:value-type="float">
            <text:p><text:s/>3 444 </text:p>
          </table:table-cell>
          <table:table-cell table:style-name="ce5" office:value-type="float" office:value="3457" calcext:value-type="float">
            <text:p><text:s/>3 457 </text:p>
          </table:table-cell>
          <table:table-cell table:style-name="ce5" office:value-type="float" office:value="3470" calcext:value-type="float">
            <text:p><text:s/>3 470 </text:p>
          </table:table-cell>
          <table:table-cell table:style-name="ce5" office:value-type="float" office:value="3483" calcext:value-type="float">
            <text:p><text:s/>3 483 </text:p>
          </table:table-cell>
          <table:table-cell table:style-name="ce5" office:value-type="float" office:value="3496" calcext:value-type="float">
            <text:p><text:s/>3 496 </text:p>
          </table:table-cell>
          <table:table-cell table:style-name="ce5" office:value-type="float" office:value="3509" calcext:value-type="float">
            <text:p><text:s/>3 509 </text:p>
          </table:table-cell>
          <table:table-cell table:style-name="ce5" office:value-type="float" office:value="3522" calcext:value-type="float">
            <text:p><text:s/>3 522 </text:p>
          </table:table-cell>
          <table:table-cell table:style-name="ce5" office:value-type="float" office:value="3535" calcext:value-type="float">
            <text:p><text:s/>3 535 </text:p>
          </table:table-cell>
          <table:table-cell table:style-name="ce5" office:value-type="float" office:value="3549" calcext:value-type="float">
            <text:p><text:s/>3 549 </text:p>
          </table:table-cell>
          <table:table-cell table:style-name="ce5" office:value-type="float" office:value="3628" calcext:value-type="float">
            <text:p><text:s/>3 628 </text:p>
          </table:table-cell>
          <table:table-cell table:style-name="ce5" office:value-type="float" office:value="3707" calcext:value-type="float">
            <text:p><text:s/>3 707 </text:p>
          </table:table-cell>
          <table:table-cell table:style-name="ce5" office:value-type="float" office:value="3786" calcext:value-type="float">
            <text:p><text:s/>3 786 </text:p>
          </table:table-cell>
          <table:table-cell table:style-name="ce5" office:value-type="float" office:value="3866" calcext:value-type="float">
            <text:p><text:s/>3 866 </text:p>
          </table:table-cell>
          <table:table-cell table:style-name="ce5" office:value-type="float" office:value="3945" calcext:value-type="float">
            <text:p><text:s/>3 945 </text:p>
          </table:table-cell>
          <table:table-cell table:style-name="ce5" office:value-type="float" office:value="4024" calcext:value-type="float">
            <text:p><text:s/>4 024 </text:p>
          </table:table-cell>
          <table:table-cell table:style-name="ce5" office:value-type="float" office:value="4104" calcext:value-type="float">
            <text:p><text:s/>4 104 </text:p>
          </table:table-cell>
          <table:table-cell table:style-name="ce5" office:value-type="float" office:value="4183" calcext:value-type="float">
            <text:p><text:s/>4 183 </text:p>
          </table:table-cell>
          <table:table-cell table:style-name="ce5" office:value-type="float" office:value="4262" calcext:value-type="float">
            <text:p><text:s/>4 262 </text:p>
          </table:table-cell>
          <table:table-cell table:style-name="ce5" office:value-type="float" office:value="4343" calcext:value-type="float">
            <text:p><text:s/>4 343 </text:p>
          </table:table-cell>
          <table:table-cell table:style-name="ce5" office:value-type="float" office:value="4355" calcext:value-type="float">
            <text:p><text:s/>4 355 </text:p>
          </table:table-cell>
          <table:table-cell table:style-name="ce5" office:value-type="float" office:value="4367" calcext:value-type="float">
            <text:p><text:s/>4 367 </text:p>
          </table:table-cell>
          <table:table-cell table:style-name="ce5" office:value-type="float" office:value="4379" calcext:value-type="float">
            <text:p><text:s/>4 379 </text:p>
          </table:table-cell>
          <table:table-cell table:style-name="ce5" office:value-type="float" office:value="4392" calcext:value-type="float">
            <text:p><text:s/>4 392 </text:p>
          </table:table-cell>
          <table:table-cell table:style-name="ce5" office:value-type="float" office:value="4404" calcext:value-type="float">
            <text:p><text:s/>4 404 </text:p>
          </table:table-cell>
          <table:table-cell table:style-name="ce5" office:value-type="float" office:value="4416" calcext:value-type="float">
            <text:p><text:s/>4 416 </text:p>
          </table:table-cell>
          <table:table-cell table:style-name="ce5" office:value-type="float" office:value="4429" calcext:value-type="float">
            <text:p><text:s/>4 429 </text:p>
          </table:table-cell>
          <table:table-cell table:style-name="ce5" office:value-type="float" office:value="4441" calcext:value-type="float">
            <text:p><text:s/>4 441 </text:p>
          </table:table-cell>
          <table:table-cell table:style-name="ce5" office:value-type="float" office:value="4453" calcext:value-type="float">
            <text:p><text:s/>4 453 </text:p>
          </table:table-cell>
          <table:table-cell table:style-name="ce5" office:value-type="float" office:value="4467" calcext:value-type="float">
            <text:p><text:s/>4 467 </text:p>
          </table:table-cell>
          <table:table-cell table:style-name="ce5" office:value-type="float" office:value="4397" calcext:value-type="float">
            <text:p><text:s/>4 397 </text:p>
          </table:table-cell>
          <table:table-cell table:style-name="ce5" office:value-type="float" office:value="4392" calcext:value-type="float">
            <text:p><text:s/>4 392 </text:p>
          </table:table-cell>
          <table:table-cell table:style-name="ce5" office:value-type="float" office:value="4326" calcext:value-type="float">
            <text:p><text:s/>4 326 </text:p>
          </table:table-cell>
          <table:table-cell table:style-name="ce5" office:value-type="float" office:value="4455" calcext:value-type="float">
            <text:p><text:s/>4 455 </text:p>
          </table:table-cell>
          <table:table-cell table:style-name="ce5" office:value-type="float" office:value="4761" calcext:value-type="float">
            <text:p><text:s/>4 761 </text:p>
          </table:table-cell>
          <table:table-cell table:style-name="ce5" office:value-type="float" office:value="4966" calcext:value-type="float">
            <text:p><text:s/>4 966 </text:p>
          </table:table-cell>
          <table:table-cell table:style-name="ce5" office:value-type="float" office:value="4988" calcext:value-type="float">
            <text:p><text:s/>4 988 </text:p>
          </table:table-cell>
          <table:table-cell table:style-name="ce5" office:value-type="float" office:value="5222" calcext:value-type="float">
            <text:p><text:s/>5 222 </text:p>
          </table:table-cell>
          <table:table-cell table:style-name="ce5" office:value-type="float" office:value="5336" calcext:value-type="float">
            <text:p><text:s/>5 336 </text:p>
          </table:table-cell>
          <table:table-cell table:style-name="ce5" office:value-type="float" office:value="5470" calcext:value-type="float">
            <text:p><text:s/>5 470 </text:p>
          </table:table-cell>
          <table:table-cell table:style-name="ce5" office:value-type="float" office:value="5751" calcext:value-type="float">
            <text:p><text:s/>5 751 </text:p>
          </table:table-cell>
          <table:table-cell table:style-name="ce5" office:value-type="float" office:value="5728" calcext:value-type="float">
            <text:p><text:s/>5 728 </text:p>
          </table:table-cell>
          <table:table-cell table:style-name="ce5" office:value-type="float" office:value="5749" calcext:value-type="float">
            <text:p><text:s/>5 749 </text:p>
          </table:table-cell>
          <table:table-cell table:style-name="ce5" office:value-type="float" office:value="5783" calcext:value-type="float">
            <text:p><text:s/>5 783 </text:p>
          </table:table-cell>
          <table:table-cell table:style-name="ce5" office:value-type="float" office:value="5759" calcext:value-type="float">
            <text:p><text:s/>5 759 </text:p>
          </table:table-cell>
          <table:table-cell table:style-name="ce5" office:value-type="float" office:value="6066" calcext:value-type="float">
            <text:p><text:s/>6 066 </text:p>
          </table:table-cell>
          <table:table-cell table:style-name="ce5" office:value-type="float" office:value="5974" calcext:value-type="float">
            <text:p><text:s/>5 974 </text:p>
          </table:table-cell>
          <table:table-cell table:style-name="ce5" office:value-type="float" office:value="5937" calcext:value-type="float">
            <text:p><text:s/>5 937 </text:p>
          </table:table-cell>
          <table:table-cell table:style-name="ce5" office:value-type="float" office:value="5897" calcext:value-type="float">
            <text:p><text:s/>5 897 </text:p>
          </table:table-cell>
          <table:table-cell table:style-name="ce5" office:value-type="float" office:value="6092" calcext:value-type="float">
            <text:p><text:s/>6 092 </text:p>
          </table:table-cell>
          <table:table-cell table:style-name="ce5" office:value-type="float" office:value="6272" calcext:value-type="float">
            <text:p><text:s/>6 272 </text:p>
          </table:table-cell>
          <table:table-cell table:style-name="ce5" office:value-type="float" office:value="6289" calcext:value-type="float">
            <text:p><text:s/>6 289 </text:p>
          </table:table-cell>
          <table:table-cell table:style-name="ce5" office:value-type="float" office:value="6327" calcext:value-type="float">
            <text:p><text:s/>6 327 </text:p>
          </table:table-cell>
          <table:table-cell table:style-name="ce5" office:value-type="float" office:value="6459" calcext:value-type="float">
            <text:p><text:s/>6 459 </text:p>
          </table:table-cell>
          <table:table-cell table:style-name="ce5" office:value-type="float" office:value="6642" calcext:value-type="float">
            <text:p><text:s/>6 642 </text:p>
          </table:table-cell>
          <table:table-cell table:style-name="ce5" office:value-type="float" office:value="6906" calcext:value-type="float">
            <text:p><text:s/>6 906 </text:p>
          </table:table-cell>
          <table:table-cell table:style-name="ce5" office:value-type="float" office:value="6914" calcext:value-type="float">
            <text:p><text:s/>6 914 </text:p>
          </table:table-cell>
          <table:table-cell table:style-name="ce5" office:value-type="float" office:value="6903" calcext:value-type="float">
            <text:p><text:s/>6 903 </text:p>
          </table:table-cell>
          <table:table-cell table:style-name="ce5" office:value-type="float" office:value="6921" calcext:value-type="float">
            <text:p><text:s/>6 921 </text:p>
          </table:table-cell>
          <table:table-cell table:style-name="ce5" office:value-type="float" office:value="7050" calcext:value-type="float">
            <text:p><text:s/>7 050 </text:p>
          </table:table-cell>
          <table:table-cell table:style-name="ce5" office:value-type="float" office:value="7341" calcext:value-type="float">
            <text:p><text:s/>7 341 </text:p>
          </table:table-cell>
          <table:table-cell table:style-name="ce5" office:value-type="float" office:value="7129" calcext:value-type="float">
            <text:p><text:s/>7 129 </text:p>
          </table:table-cell>
          <table:table-cell table:style-name="ce5" office:value-type="float" office:value="7109" calcext:value-type="float">
            <text:p><text:s/>7 109 </text:p>
          </table:table-cell>
          <table:table-cell table:style-name="ce5" office:value-type="float" office:value="7155" calcext:value-type="float">
            <text:p><text:s/>7 155 </text:p>
          </table:table-cell>
          <table:table-cell table:style-name="ce5" office:value-type="float" office:value="7172" calcext:value-type="float">
            <text:p><text:s/>7 172 </text:p>
          </table:table-cell>
          <table:table-cell table:style-name="ce5" office:value-type="float" office:value="7351" calcext:value-type="float">
            <text:p><text:s/>7 351 </text:p>
          </table:table-cell>
          <table:table-cell table:style-name="ce5" office:value-type="float" office:value="7296" calcext:value-type="float">
            <text:p><text:s/>7 296 </text:p>
          </table:table-cell>
          <table:table-cell table:style-name="ce5" office:value-type="float" office:value="7297" calcext:value-type="float">
            <text:p><text:s/>7 297 </text:p>
          </table:table-cell>
          <table:table-cell table:style-name="ce5" office:value-type="float" office:value="7384" calcext:value-type="float">
            <text:p><text:s/>7 384 </text:p>
          </table:table-cell>
          <table:table-cell table:style-name="ce5" office:value-type="float" office:value="7622" calcext:value-type="float">
            <text:p><text:s/>7 622 </text:p>
          </table:table-cell>
          <table:table-cell table:style-name="ce5" office:value-type="float" office:value="7865" calcext:value-type="float">
            <text:p><text:s/>7 865 </text:p>
          </table:table-cell>
          <table:table-cell table:style-name="ce5" office:value-type="float" office:value="8047" calcext:value-type="float">
            <text:p><text:s/>8 047 </text:p>
          </table:table-cell>
          <table:table-cell table:style-name="ce5" office:value-type="float" office:value="8263" calcext:value-type="float">
            <text:p><text:s/>8 263 </text:p>
          </table:table-cell>
          <table:table-cell table:style-name="ce5" office:value-type="float" office:value="8632" calcext:value-type="float">
            <text:p><text:s/>8 632 </text:p>
          </table:table-cell>
          <table:table-cell table:style-name="ce5" office:value-type="float" office:value="9106" calcext:value-type="float">
            <text:p><text:s/>9 106 </text:p>
          </table:table-cell>
          <table:table-cell table:style-name="ce5" office:value-type="float" office:value="9584" calcext:value-type="float">
            <text:p><text:s/>9 584 </text:p>
          </table:table-cell>
          <table:table-cell table:style-name="ce5" office:value-type="float" office:value="9921" calcext:value-type="float">
            <text:p><text:s/>9 921 </text:p>
          </table:table-cell>
          <table:table-cell table:style-name="ce5" office:value-type="float" office:value="10151" calcext:value-type="float">
            <text:p><text:s/>10 151 </text:p>
          </table:table-cell>
          <table:table-cell table:style-name="ce5" office:value-type="float" office:value="10279" calcext:value-type="float">
            <text:p><text:s/>10 279 </text:p>
          </table:table-cell>
          <table:table-cell table:style-name="ce5" office:value-type="float" office:value="10585" calcext:value-type="float">
            <text:p><text:s/>10 585 </text:p>
          </table:table-cell>
          <table:table-cell table:style-name="ce5" office:value-type="float" office:value="11123" calcext:value-type="float">
            <text:p><text:s/>11 123 </text:p>
          </table:table-cell>
          <table:table-cell table:style-name="ce5" office:value-type="float" office:value="11887" calcext:value-type="float">
            <text:p><text:s/>11 887 </text:p>
          </table:table-cell>
          <table:table-cell table:style-name="ce5" office:value-type="float" office:value="12033" calcext:value-type="float">
            <text:p><text:s/>12 033 </text:p>
          </table:table-cell>
          <table:table-cell table:style-name="ce5" office:value-type="float" office:value="12024" calcext:value-type="float">
            <text:p><text:s/>12 024 </text:p>
          </table:table-cell>
          <table:table-cell table:style-name="ce5" office:value-type="float" office:value="12064" calcext:value-type="float">
            <text:p><text:s/>12 064 </text:p>
          </table:table-cell>
          <table:table-cell table:style-name="ce5" office:value-type="float" office:value="12054" calcext:value-type="float">
            <text:p><text:s/>12 054 </text:p>
          </table:table-cell>
          <table:table-cell table:style-name="ce5" office:value-type="float" office:value="12533" calcext:value-type="float">
            <text:p><text:s/>12 533 </text:p>
          </table:table-cell>
          <table:table-cell table:style-name="ce5" office:value-type="float" office:value="13322" calcext:value-type="float">
            <text:p><text:s/>13 322 </text:p>
          </table:table-cell>
          <table:table-cell table:style-name="ce5" office:value-type="float" office:value="13425" calcext:value-type="float">
            <text:p><text:s/>13 425 </text:p>
          </table:table-cell>
          <table:table-cell table:style-name="ce5" office:value-type="float" office:value="14591" calcext:value-type="float">
            <text:p><text:s/>14 591 </text:p>
          </table:table-cell>
          <table:table-cell table:style-name="ce5" office:value-type="float" office:value="14928" calcext:value-type="float">
            <text:p><text:s/>14 928 </text:p>
          </table:table-cell>
          <table:table-cell table:style-name="ce5" office:value-type="float" office:value="15544" calcext:value-type="float">
            <text:p><text:s/>15 544 </text:p>
          </table:table-cell>
          <table:table-cell table:style-name="ce5" office:value-type="float" office:value="16830" calcext:value-type="float">
            <text:p><text:s/>16 830 </text:p>
          </table:table-cell>
          <table:table-cell table:style-name="ce5" office:value-type="float" office:value="17201" calcext:value-type="float">
            <text:p><text:s/>17 201 </text:p>
          </table:table-cell>
          <table:table-cell table:style-name="ce5" office:value-type="float" office:value="17659" calcext:value-type="float">
            <text:p><text:s/>17 659 </text:p>
          </table:table-cell>
          <table:table-cell table:style-name="ce5" office:value-type="float" office:value="17660" calcext:value-type="float">
            <text:p><text:s/>17 660 </text:p>
          </table:table-cell>
          <table:table-cell table:style-name="ce5" office:value-type="float" office:value="17907" calcext:value-type="float">
            <text:p><text:s/>17 907 </text:p>
          </table:table-cell>
          <table:table-cell table:style-name="ce5" office:value-type="float" office:value="18122" calcext:value-type="float">
            <text:p><text:s/>18 122 </text:p>
          </table:table-cell>
          <table:table-cell table:style-name="ce5" office:value-type="float" office:value="18758" calcext:value-type="float">
            <text:p><text:s/>18 758 </text:p>
          </table:table-cell>
          <table:table-cell table:style-name="ce10" office:value-type="float" office:value="19423" calcext:value-type="float">
            <text:p><text:s/>19 423 </text:p>
          </table:table-cell>
          <table:table-cell table:style-name="ce10" office:value-type="float" office:value="19754" calcext:value-type="float">
            <text:p><text:s/>19 754 </text:p>
          </table:table-cell>
          <table:table-cell table:style-name="ce10" office:value-type="float" office:value="19864" calcext:value-type="float">
            <text:p><text:s/>19 864 </text:p>
          </table:table-cell>
          <table:table-cell table:style-name="ce10" office:value-type="float" office:value="19923" calcext:value-type="float">
            <text:p><text:s/>19 923 </text:p>
          </table:table-cell>
          <table:table-cell table:style-name="ce10" office:value-type="float" office:value="20588" calcext:value-type="float">
            <text:p><text:s/>20 588 </text:p>
          </table:table-cell>
          <table:table-cell table:style-name="ce10" office:value-type="float" office:value="20800" calcext:value-type="float">
            <text:p><text:s/>20 800 </text:p>
          </table:table-cell>
          <table:table-cell table:style-name="ce10" office:value-type="float" office:value="21371" calcext:value-type="float">
            <text:p><text:s/>21 371 </text:p>
          </table:table-cell>
          <table:table-cell table:style-name="ce10" office:value-type="float" office:value="21790" calcext:value-type="float">
            <text:p><text:s/>21 790 </text:p>
          </table:table-cell>
          <table:table-cell table:style-name="ce10" office:value-type="float" office:value="21615" calcext:value-type="float">
            <text:p><text:s/>21 615 </text:p>
          </table:table-cell>
          <table:table-cell table:style-name="ce10" office:value-type="float" office:value="23357" calcext:value-type="float">
            <text:p><text:s/>23 357 </text:p>
          </table:table-cell>
          <table:table-cell table:style-name="ce10" office:value-type="float" office:value="23904" calcext:value-type="float">
            <text:p><text:s/>23 904 </text:p>
          </table:table-cell>
          <table:table-cell table:style-name="ce10" office:value-type="float" office:value="24818" calcext:value-type="float">
            <text:p><text:s/>24 818 </text:p>
          </table:table-cell>
          <table:table-cell table:style-name="ce10" office:value-type="float" office:value="25459" calcext:value-type="float">
            <text:p><text:s/>25 459 </text:p>
          </table:table-cell>
          <table:table-cell table:style-name="ce10" office:value-type="float" office:value="26067" calcext:value-type="float">
            <text:p><text:s/>26 067 </text:p>
          </table:table-cell>
          <table:table-cell table:style-name="ce10" office:value-type="float" office:value="27761" calcext:value-type="float">
            <text:p><text:s/>27 761 </text:p>
          </table:table-cell>
          <table:table-cell table:style-name="ce10" office:value-type="float" office:value="28230" calcext:value-type="float">
            <text:p><text:s/>28 230 </text:p>
          </table:table-cell>
          <table:table-cell table:style-name="ce10" office:value-type="float" office:value="29266" calcext:value-type="float">
            <text:p><text:s/>29 266 </text:p>
          </table:table-cell>
          <table:table-cell table:style-name="ce10" office:value-type="float" office:value="31034" calcext:value-type="float">
            <text:p><text:s/>31 034 </text:p>
          </table:table-cell>
          <table:table-cell table:style-name="ce10" office:value-type="float" office:value="31585" calcext:value-type="float">
            <text:p><text:s/>31 585 </text:p>
          </table:table-cell>
          <table:table-cell table:style-name="ce10" office:value-type="float" office:value="33630" calcext:value-type="float">
            <text:p><text:s/>33 630 </text:p>
          </table:table-cell>
          <table:table-cell table:style-name="ce10" office:value-type="float" office:value="34084" calcext:value-type="float">
            <text:p><text:s/>34 084 </text:p>
          </table:table-cell>
          <table:table-cell table:style-name="ce10" office:value-type="float" office:value="33985" calcext:value-type="float">
            <text:p><text:s/>33 985 </text:p>
          </table:table-cell>
          <table:table-cell table:style-name="ce10" office:value-type="float" office:value="35240" calcext:value-type="float">
            <text:p><text:s/>35 240 </text:p>
          </table:table-cell>
          <table:table-cell table:style-name="ce10" office:value-type="float" office:value="36370" calcext:value-type="float">
            <text:p><text:s/>36 370 </text:p>
          </table:table-cell>
          <table:table-cell table:style-name="ce10" office:value-type="float" office:value="37025" calcext:value-type="float">
            <text:p><text:s/>37 025 </text:p>
          </table:table-cell>
          <table:table-cell table:style-name="ce10" office:value-type="float" office:value="37641" calcext:value-type="float">
            <text:p><text:s/>37 641 </text:p>
          </table:table-cell>
          <table:table-cell table:style-name="ce10" office:value-type="float" office:value="39633" calcext:value-type="float">
            <text:p><text:s/>39 633 </text:p>
          </table:table-cell>
          <table:table-cell table:style-name="ce10" office:value-type="float" office:value="38916" calcext:value-type="float">
            <text:p><text:s/>38 916 </text:p>
          </table:table-cell>
          <table:table-cell table:style-name="ce10" office:value-type="float" office:value="39452" calcext:value-type="float">
            <text:p><text:s/>39 452 </text:p>
          </table:table-cell>
          <table:table-cell table:style-name="ce10" office:value-type="float" office:value="39351" calcext:value-type="float">
            <text:p><text:s/>39 351 </text:p>
          </table:table-cell>
          <table:table-cell table:style-name="ce10" office:value-type="float" office:value="40022" calcext:value-type="float">
            <text:p><text:s/>40 022 </text:p>
          </table:table-cell>
          <table:table-cell table:style-name="ce10" office:value-type="float" office:value="39917" calcext:value-type="float">
            <text:p><text:s/>39 917 </text:p>
          </table:table-cell>
          <table:table-cell table:style-name="ce10" office:value-type="float" office:value="40045" calcext:value-type="float">
            <text:p><text:s/>40 045 </text:p>
          </table:table-cell>
          <table:table-cell table:style-name="ce10" office:value-type="float" office:value="36189" calcext:value-type="float">
            <text:p><text:s/>36 189 </text:p>
          </table:table-cell>
          <table:table-cell table:style-name="ce10" office:value-type="float" office:value="35810" calcext:value-type="float">
            <text:p><text:s/>35 810 </text:p>
          </table:table-cell>
          <table:table-cell table:style-name="ce10" office:value-type="float" office:value="35285" calcext:value-type="float">
            <text:p><text:s/>35 285 </text:p>
          </table:table-cell>
          <table:table-cell table:style-name="ce10" office:value-type="float" office:value="35920" calcext:value-type="float">
            <text:p><text:s/>35 920 </text:p>
          </table:table-cell>
          <table:table-cell table:style-name="ce10" office:value-type="float" office:value="37062" calcext:value-type="float">
            <text:p><text:s/>37 062 </text:p>
          </table:table-cell>
          <table:table-cell table:style-name="ce10" office:value-type="float" office:value="43232" calcext:value-type="float">
            <text:p><text:s/>43 232 </text:p>
          </table:table-cell>
          <table:table-cell table:style-name="ce10" office:value-type="float" office:value="44499" calcext:value-type="float">
            <text:p><text:s/>44 499 </text:p>
          </table:table-cell>
          <table:table-cell table:style-name="ce10" office:value-type="float" office:value="42929" calcext:value-type="float">
            <text:p><text:s/>42 929 </text:p>
          </table:table-cell>
          <table:table-cell table:style-name="ce10" office:value-type="float" office:value="44524" calcext:value-type="float">
            <text:p><text:s/>44 524 </text:p>
          </table:table-cell>
          <table:table-cell table:style-name="ce10" office:value-type="float" office:value="44581" calcext:value-type="float">
            <text:p><text:s/>44 581 </text:p>
          </table:table-cell>
          <table:table-cell table:style-name="ce10" office:value-type="float" office:value="45265" calcext:value-type="float">
            <text:p><text:s/>45 265 </text:p>
          </table:table-cell>
          <table:table-cell table:style-name="ce13" office:value-type="float" office:value="45581" calcext:value-type="float">
            <text:p><text:s/>45 581 </text:p>
          </table:table-cell>
          <table:table-cell table:style-name="ce13" office:value-type="float" office:value="45217" calcext:value-type="float">
            <text:p><text:s/>45 217 </text:p>
          </table:table-cell>
          <table:table-cell table:style-name="ce13" office:value-type="float" office:value="46351" calcext:value-type="float">
            <text:p><text:s/>46 351 </text:p>
          </table:table-cell>
          <table:table-cell table:style-name="ce13" office:value-type="float" office:value="47258" calcext:value-type="float">
            <text:p><text:s/>47 258 </text:p>
          </table:table-cell>
          <table:table-cell table:style-name="ce13" office:value-type="float" office:value="48647" calcext:value-type="float">
            <text:p><text:s/>48 647 </text:p>
          </table:table-cell>
          <table:table-cell table:style-name="ce13" office:value-type="float" office:value="48364" calcext:value-type="float">
            <text:p><text:s/>48 364 </text:p>
          </table:table-cell>
          <table:table-cell table:style-name="ce14" office:value-type="float" office:value="49211" calcext:value-type="float">
            <text:p>49211</text:p>
          </table:table-cell>
          <table:table-cell table:style-name="ce14" office:value-type="float" office:value="49266" calcext:value-type="float">
            <text:p>49266</text:p>
          </table:table-cell>
          <table:table-cell table:style-name="ce14" office:value-type="float" office:value="50688" calcext:value-type="float">
            <text:p>50688</text:p>
          </table:table-cell>
          <table:table-cell table:number-columns-repeated="87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5" office:value-type="float" office:value="2895" calcext:value-type="float">
            <text:p><text:s/>2 895 </text:p>
          </table:table-cell>
          <table:table-cell table:style-name="ce5" office:value-type="float" office:value="2908" calcext:value-type="float">
            <text:p><text:s/>2 908 </text:p>
          </table:table-cell>
          <table:table-cell table:style-name="ce5" office:value-type="float" office:value="2922" calcext:value-type="float">
            <text:p><text:s/>2 922 </text:p>
          </table:table-cell>
          <table:table-cell table:style-name="ce5" office:value-type="float" office:value="2936" calcext:value-type="float">
            <text:p><text:s/>2 936 </text:p>
          </table:table-cell>
          <table:table-cell table:style-name="ce5" office:value-type="float" office:value="2950" calcext:value-type="float">
            <text:p><text:s/>2 950 </text:p>
          </table:table-cell>
          <table:table-cell table:style-name="ce5" office:value-type="float" office:value="2964" calcext:value-type="float">
            <text:p><text:s/>2 964 </text:p>
          </table:table-cell>
          <table:table-cell table:style-name="ce5" office:value-type="float" office:value="2978" calcext:value-type="float">
            <text:p><text:s/>2 978 </text:p>
          </table:table-cell>
          <table:table-cell table:style-name="ce5" office:value-type="float" office:value="2992" calcext:value-type="float">
            <text:p><text:s/>2 992 </text:p>
          </table:table-cell>
          <table:table-cell table:style-name="ce5" office:value-type="float" office:value="3006" calcext:value-type="float">
            <text:p><text:s/>3 006 </text:p>
          </table:table-cell>
          <table:table-cell table:style-name="ce5" office:value-type="float" office:value="3020" calcext:value-type="float">
            <text:p><text:s/>3 020 </text:p>
          </table:table-cell>
          <table:table-cell table:style-name="ce5" office:value-type="float" office:value="3034" calcext:value-type="float">
            <text:p><text:s/>3 034 </text:p>
          </table:table-cell>
          <table:table-cell table:style-name="ce5" office:value-type="float" office:value="3086" calcext:value-type="float">
            <text:p><text:s/>3 086 </text:p>
          </table:table-cell>
          <table:table-cell table:style-name="ce5" office:value-type="float" office:value="3139" calcext:value-type="float">
            <text:p><text:s/>3 139 </text:p>
          </table:table-cell>
          <table:table-cell table:style-name="ce5" office:value-type="float" office:value="3192" calcext:value-type="float">
            <text:p><text:s/>3 192 </text:p>
          </table:table-cell>
          <table:table-cell table:style-name="ce5" office:value-type="float" office:value="3244" calcext:value-type="float">
            <text:p><text:s/>3 244 </text:p>
          </table:table-cell>
          <table:table-cell table:style-name="ce5" office:value-type="float" office:value="3297" calcext:value-type="float">
            <text:p><text:s/>3 297 </text:p>
          </table:table-cell>
          <table:table-cell table:style-name="ce5" office:value-type="float" office:value="3350" calcext:value-type="float">
            <text:p><text:s/>3 350 </text:p>
          </table:table-cell>
          <table:table-cell table:style-name="ce5" office:value-type="float" office:value="3402" calcext:value-type="float">
            <text:p><text:s/>3 402 </text:p>
          </table:table-cell>
          <table:table-cell table:style-name="ce5" office:value-type="float" office:value="3455" calcext:value-type="float">
            <text:p><text:s/>3 455 </text:p>
          </table:table-cell>
          <table:table-cell table:style-name="ce5" office:value-type="float" office:value="3508" calcext:value-type="float">
            <text:p><text:s/>3 508 </text:p>
          </table:table-cell>
          <table:table-cell table:style-name="ce5" office:value-type="float" office:value="3562" calcext:value-type="float">
            <text:p><text:s/>3 562 </text:p>
          </table:table-cell>
          <table:table-cell table:style-name="ce5" office:value-type="float" office:value="3593" calcext:value-type="float">
            <text:p><text:s/>3 593 </text:p>
          </table:table-cell>
          <table:table-cell table:style-name="ce5" office:value-type="float" office:value="3625" calcext:value-type="float">
            <text:p><text:s/>3 625 </text:p>
          </table:table-cell>
          <table:table-cell table:style-name="ce5" office:value-type="float" office:value="3657" calcext:value-type="float">
            <text:p><text:s/>3 657 </text:p>
          </table:table-cell>
          <table:table-cell table:style-name="ce5" office:value-type="float" office:value="3689" calcext:value-type="float">
            <text:p><text:s/>3 689 </text:p>
          </table:table-cell>
          <table:table-cell table:style-name="ce5" office:value-type="float" office:value="3721" calcext:value-type="float">
            <text:p><text:s/>3 721 </text:p>
          </table:table-cell>
          <table:table-cell table:style-name="ce5" office:value-type="float" office:value="3752" calcext:value-type="float">
            <text:p><text:s/>3 752 </text:p>
          </table:table-cell>
          <table:table-cell table:style-name="ce5" office:value-type="float" office:value="3784" calcext:value-type="float">
            <text:p><text:s/>3 784 </text:p>
          </table:table-cell>
          <table:table-cell table:style-name="ce5" office:value-type="float" office:value="3816" calcext:value-type="float">
            <text:p><text:s/>3 816 </text:p>
          </table:table-cell>
          <table:table-cell table:style-name="ce5" office:value-type="float" office:value="3848" calcext:value-type="float">
            <text:p><text:s/>3 848 </text:p>
          </table:table-cell>
          <table:table-cell table:style-name="ce5" office:value-type="float" office:value="3880" calcext:value-type="float">
            <text:p><text:s/>3 880 </text:p>
          </table:table-cell>
          <table:table-cell table:style-name="ce5" office:value-type="float" office:value="3805" calcext:value-type="float">
            <text:p><text:s/>3 805 </text:p>
          </table:table-cell>
          <table:table-cell table:style-name="ce5" office:value-type="float" office:value="3806" calcext:value-type="float">
            <text:p><text:s/>3 806 </text:p>
          </table:table-cell>
          <table:table-cell table:style-name="ce5" office:value-type="float" office:value="3668" calcext:value-type="float">
            <text:p><text:s/>3 668 </text:p>
          </table:table-cell>
          <table:table-cell table:style-name="ce5" office:value-type="float" office:value="3677" calcext:value-type="float">
            <text:p><text:s/>3 677 </text:p>
          </table:table-cell>
          <table:table-cell table:style-name="ce5" office:value-type="float" office:value="3844" calcext:value-type="float">
            <text:p><text:s/>3 844 </text:p>
          </table:table-cell>
          <table:table-cell table:style-name="ce5" office:value-type="float" office:value="4117" calcext:value-type="float">
            <text:p><text:s/>4 117 </text:p>
          </table:table-cell>
          <table:table-cell table:style-name="ce5" office:value-type="float" office:value="4297" calcext:value-type="float">
            <text:p><text:s/>4 297 </text:p>
          </table:table-cell>
          <table:table-cell table:style-name="ce5" office:value-type="float" office:value="4314" calcext:value-type="float">
            <text:p><text:s/>4 314 </text:p>
          </table:table-cell>
          <table:table-cell table:style-name="ce5" office:value-type="float" office:value="4508" calcext:value-type="float">
            <text:p><text:s/>4 508 </text:p>
          </table:table-cell>
          <table:table-cell table:style-name="ce5" office:value-type="float" office:value="4535" calcext:value-type="float">
            <text:p><text:s/>4 535 </text:p>
          </table:table-cell>
          <table:table-cell table:style-name="ce5" office:value-type="float" office:value="4660" calcext:value-type="float">
            <text:p><text:s/>4 660 </text:p>
          </table:table-cell>
          <table:table-cell table:style-name="ce5" office:value-type="float" office:value="4959" calcext:value-type="float">
            <text:p><text:s/>4 959 </text:p>
          </table:table-cell>
          <table:table-cell table:style-name="ce5" office:value-type="float" office:value="4879" calcext:value-type="float">
            <text:p><text:s/>4 879 </text:p>
          </table:table-cell>
          <table:table-cell table:style-name="ce5" office:value-type="float" office:value="4995" calcext:value-type="float">
            <text:p><text:s/>4 995 </text:p>
          </table:table-cell>
          <table:table-cell table:style-name="ce5" office:value-type="float" office:value="4885" calcext:value-type="float">
            <text:p><text:s/>4 885 </text:p>
          </table:table-cell>
          <table:table-cell table:style-name="ce5" office:value-type="float" office:value="4976" calcext:value-type="float">
            <text:p><text:s/>4 976 </text:p>
          </table:table-cell>
          <table:table-cell table:style-name="ce5" office:value-type="float" office:value="5222" calcext:value-type="float">
            <text:p><text:s/>5 222 </text:p>
          </table:table-cell>
          <table:table-cell table:style-name="ce5" office:value-type="float" office:value="5187" calcext:value-type="float">
            <text:p><text:s/>5 187 </text:p>
          </table:table-cell>
          <table:table-cell table:style-name="ce5" office:value-type="float" office:value="5139" calcext:value-type="float">
            <text:p><text:s/>5 139 </text:p>
          </table:table-cell>
          <table:table-cell table:style-name="ce5" office:value-type="float" office:value="5162" calcext:value-type="float">
            <text:p><text:s/>5 162 </text:p>
          </table:table-cell>
          <table:table-cell table:style-name="ce5" office:value-type="float" office:value="5322" calcext:value-type="float">
            <text:p><text:s/>5 322 </text:p>
          </table:table-cell>
          <table:table-cell table:style-name="ce5" office:value-type="float" office:value="5462" calcext:value-type="float">
            <text:p><text:s/>5 462 </text:p>
          </table:table-cell>
          <table:table-cell table:style-name="ce5" office:value-type="float" office:value="5434" calcext:value-type="float">
            <text:p><text:s/>5 434 </text:p>
          </table:table-cell>
          <table:table-cell table:style-name="ce5" office:value-type="float" office:value="5491" calcext:value-type="float">
            <text:p><text:s/>5 491 </text:p>
          </table:table-cell>
          <table:table-cell table:style-name="ce5" office:value-type="float" office:value="5671" calcext:value-type="float">
            <text:p><text:s/>5 671 </text:p>
          </table:table-cell>
          <table:table-cell table:style-name="ce5" office:value-type="float" office:value="5746" calcext:value-type="float">
            <text:p><text:s/>5 746 </text:p>
          </table:table-cell>
          <table:table-cell table:style-name="ce5" office:value-type="float" office:value="6018" calcext:value-type="float">
            <text:p><text:s/>6 018 </text:p>
          </table:table-cell>
          <table:table-cell table:style-name="ce5" office:value-type="float" office:value="5955" calcext:value-type="float">
            <text:p><text:s/>5 955 </text:p>
          </table:table-cell>
          <table:table-cell table:style-name="ce5" office:value-type="float" office:value="5946" calcext:value-type="float">
            <text:p><text:s/>5 946 </text:p>
          </table:table-cell>
          <table:table-cell table:style-name="ce5" office:value-type="float" office:value="5983" calcext:value-type="float">
            <text:p><text:s/>5 983 </text:p>
          </table:table-cell>
          <table:table-cell table:style-name="ce5" office:value-type="float" office:value="6090" calcext:value-type="float">
            <text:p><text:s/>6 090 </text:p>
          </table:table-cell>
          <table:table-cell table:style-name="ce5" office:value-type="float" office:value="6294" calcext:value-type="float">
            <text:p><text:s/>6 294 </text:p>
          </table:table-cell>
          <table:table-cell table:style-name="ce5" office:value-type="float" office:value="6277" calcext:value-type="float">
            <text:p><text:s/>6 277 </text:p>
          </table:table-cell>
          <table:table-cell table:style-name="ce5" office:value-type="float" office:value="6164" calcext:value-type="float">
            <text:p><text:s/>6 164 </text:p>
          </table:table-cell>
          <table:table-cell table:style-name="ce5" office:value-type="float" office:value="6263" calcext:value-type="float">
            <text:p><text:s/>6 263 </text:p>
          </table:table-cell>
          <table:table-cell table:style-name="ce5" office:value-type="float" office:value="6285" calcext:value-type="float">
            <text:p><text:s/>6 285 </text:p>
          </table:table-cell>
          <table:table-cell table:style-name="ce5" office:value-type="float" office:value="6421" calcext:value-type="float">
            <text:p><text:s/>6 421 </text:p>
          </table:table-cell>
          <table:table-cell table:style-name="ce5" office:value-type="float" office:value="6457" calcext:value-type="float">
            <text:p><text:s/>6 457 </text:p>
          </table:table-cell>
          <table:table-cell table:style-name="ce5" office:value-type="float" office:value="6346" calcext:value-type="float">
            <text:p><text:s/>6 346 </text:p>
          </table:table-cell>
          <table:table-cell table:style-name="ce5" office:value-type="float" office:value="6532" calcext:value-type="float">
            <text:p><text:s/>6 532 </text:p>
          </table:table-cell>
          <table:table-cell table:style-name="ce5" office:value-type="float" office:value="6669" calcext:value-type="float">
            <text:p><text:s/>6 669 </text:p>
          </table:table-cell>
          <table:table-cell table:style-name="ce5" office:value-type="float" office:value="6848" calcext:value-type="float">
            <text:p><text:s/>6 848 </text:p>
          </table:table-cell>
          <table:table-cell table:style-name="ce5" office:value-type="float" office:value="7156" calcext:value-type="float">
            <text:p><text:s/>7 156 </text:p>
          </table:table-cell>
          <table:table-cell table:style-name="ce5" office:value-type="float" office:value="7371" calcext:value-type="float">
            <text:p><text:s/>7 371 </text:p>
          </table:table-cell>
          <table:table-cell table:style-name="ce5" office:value-type="float" office:value="7539" calcext:value-type="float">
            <text:p><text:s/>7 539 </text:p>
          </table:table-cell>
          <table:table-cell table:style-name="ce5" office:value-type="float" office:value="8057" calcext:value-type="float">
            <text:p><text:s/>8 057 </text:p>
          </table:table-cell>
          <table:table-cell table:style-name="ce5" office:value-type="float" office:value="8490" calcext:value-type="float">
            <text:p><text:s/>8 490 </text:p>
          </table:table-cell>
          <table:table-cell table:style-name="ce5" office:value-type="float" office:value="8824" calcext:value-type="float">
            <text:p><text:s/>8 824 </text:p>
          </table:table-cell>
          <table:table-cell table:style-name="ce5" office:value-type="float" office:value="8953" calcext:value-type="float">
            <text:p><text:s/>8 953 </text:p>
          </table:table-cell>
          <table:table-cell table:style-name="ce5" office:value-type="float" office:value="9018" calcext:value-type="float">
            <text:p><text:s/>9 018 </text:p>
          </table:table-cell>
          <table:table-cell table:style-name="ce5" office:value-type="float" office:value="9444" calcext:value-type="float">
            <text:p><text:s/>9 444 </text:p>
          </table:table-cell>
          <table:table-cell table:style-name="ce5" office:value-type="float" office:value="9972" calcext:value-type="float">
            <text:p><text:s/>9 972 </text:p>
          </table:table-cell>
          <table:table-cell table:style-name="ce5" office:value-type="float" office:value="10656" calcext:value-type="float">
            <text:p><text:s/>10 656 </text:p>
          </table:table-cell>
          <table:table-cell table:style-name="ce5" office:value-type="float" office:value="10814" calcext:value-type="float">
            <text:p><text:s/>10 814 </text:p>
          </table:table-cell>
          <table:table-cell table:style-name="ce5" office:value-type="float" office:value="10752" calcext:value-type="float">
            <text:p><text:s/>10 752 </text:p>
          </table:table-cell>
          <table:table-cell table:style-name="ce5" office:value-type="float" office:value="10917" calcext:value-type="float">
            <text:p><text:s/>10 917 </text:p>
          </table:table-cell>
          <table:table-cell table:style-name="ce5" office:value-type="float" office:value="10759" calcext:value-type="float">
            <text:p><text:s/>10 759 </text:p>
          </table:table-cell>
          <table:table-cell table:style-name="ce5" office:value-type="float" office:value="11260" calcext:value-type="float">
            <text:p><text:s/>11 260 </text:p>
          </table:table-cell>
          <table:table-cell table:style-name="ce5" office:value-type="float" office:value="11965" calcext:value-type="float">
            <text:p><text:s/>11 965 </text:p>
          </table:table-cell>
          <table:table-cell table:style-name="ce5" office:value-type="float" office:value="12136" calcext:value-type="float">
            <text:p><text:s/>12 136 </text:p>
          </table:table-cell>
          <table:table-cell table:style-name="ce5" office:value-type="float" office:value="13121" calcext:value-type="float">
            <text:p><text:s/>13 121 </text:p>
          </table:table-cell>
          <table:table-cell table:style-name="ce5" office:value-type="float" office:value="13518" calcext:value-type="float">
            <text:p><text:s/>13 518 </text:p>
          </table:table-cell>
          <table:table-cell table:style-name="ce5" office:value-type="float" office:value="13962" calcext:value-type="float">
            <text:p><text:s/>13 962 </text:p>
          </table:table-cell>
          <table:table-cell table:style-name="ce5" office:value-type="float" office:value="15233" calcext:value-type="float">
            <text:p><text:s/>15 233 </text:p>
          </table:table-cell>
          <table:table-cell table:style-name="ce5" office:value-type="float" office:value="15511" calcext:value-type="float">
            <text:p><text:s/>15 511 </text:p>
          </table:table-cell>
          <table:table-cell table:style-name="ce5" office:value-type="float" office:value="15954" calcext:value-type="float">
            <text:p><text:s/>15 954 </text:p>
          </table:table-cell>
          <table:table-cell table:style-name="ce5" office:value-type="float" office:value="16103" calcext:value-type="float">
            <text:p><text:s/>16 103 </text:p>
          </table:table-cell>
          <table:table-cell table:style-name="ce5" office:value-type="float" office:value="16315" calcext:value-type="float">
            <text:p><text:s/>16 315 </text:p>
          </table:table-cell>
          <table:table-cell table:style-name="ce5" office:value-type="float" office:value="16578" calcext:value-type="float">
            <text:p><text:s/>16 578 </text:p>
          </table:table-cell>
          <table:table-cell table:style-name="ce10" office:value-type="float" office:value="17138" calcext:value-type="float">
            <text:p><text:s/>17 138 </text:p>
          </table:table-cell>
          <table:table-cell table:style-name="ce10" office:value-type="float" office:value="17801" calcext:value-type="float">
            <text:p><text:s/>17 801 </text:p>
          </table:table-cell>
          <table:table-cell table:style-name="ce10" office:value-type="float" office:value="18002" calcext:value-type="float">
            <text:p><text:s/>18 002 </text:p>
          </table:table-cell>
          <table:table-cell table:style-name="ce10" office:value-type="float" office:value="17993" calcext:value-type="float">
            <text:p><text:s/>17 993 </text:p>
          </table:table-cell>
          <table:table-cell table:style-name="ce10" office:value-type="float" office:value="18282" calcext:value-type="float">
            <text:p><text:s/>18 282 </text:p>
          </table:table-cell>
          <table:table-cell table:style-name="ce10" office:value-type="float" office:value="18852" calcext:value-type="float">
            <text:p><text:s/>18 852 </text:p>
          </table:table-cell>
          <table:table-cell table:style-name="ce10" office:value-type="float" office:value="19005" calcext:value-type="float">
            <text:p><text:s/>19 005 </text:p>
          </table:table-cell>
          <table:table-cell table:style-name="ce10" office:value-type="float" office:value="19704" calcext:value-type="float">
            <text:p><text:s/>19 704 </text:p>
          </table:table-cell>
          <table:table-cell table:style-name="ce10" office:value-type="float" office:value="19948" calcext:value-type="float">
            <text:p><text:s/>19 948 </text:p>
          </table:table-cell>
          <table:table-cell table:style-name="ce10" office:value-type="float" office:value="19904" calcext:value-type="float">
            <text:p><text:s/>19 904 </text:p>
          </table:table-cell>
          <table:table-cell table:style-name="ce10" office:value-type="float" office:value="21513" calcext:value-type="float">
            <text:p><text:s/>21 513 </text:p>
          </table:table-cell>
          <table:table-cell table:style-name="ce10" office:value-type="float" office:value="21996" calcext:value-type="float">
            <text:p><text:s/>21 996 </text:p>
          </table:table-cell>
          <table:table-cell table:style-name="ce10" office:value-type="float" office:value="23078" calcext:value-type="float">
            <text:p><text:s/>23 078 </text:p>
          </table:table-cell>
          <table:table-cell table:style-name="ce10" office:value-type="float" office:value="23500" calcext:value-type="float">
            <text:p><text:s/>23 500 </text:p>
          </table:table-cell>
          <table:table-cell table:style-name="ce10" office:value-type="float" office:value="24208" calcext:value-type="float">
            <text:p><text:s/>24 208 </text:p>
          </table:table-cell>
          <table:table-cell table:style-name="ce10" office:value-type="float" office:value="25748" calcext:value-type="float">
            <text:p><text:s/>25 748 </text:p>
          </table:table-cell>
          <table:table-cell table:style-name="ce10" office:value-type="float" office:value="26245" calcext:value-type="float">
            <text:p><text:s/>26 245 </text:p>
          </table:table-cell>
          <table:table-cell table:style-name="ce10" office:value-type="float" office:value="27292" calcext:value-type="float">
            <text:p><text:s/>27 292 </text:p>
          </table:table-cell>
          <table:table-cell table:style-name="ce10" office:value-type="float" office:value="28923" calcext:value-type="float">
            <text:p><text:s/>28 923 </text:p>
          </table:table-cell>
          <table:table-cell table:style-name="ce10" office:value-type="float" office:value="29583" calcext:value-type="float">
            <text:p><text:s/>29 583 </text:p>
          </table:table-cell>
          <table:table-cell table:style-name="ce10" office:value-type="float" office:value="31457" calcext:value-type="float">
            <text:p><text:s/>31 457 </text:p>
          </table:table-cell>
          <table:table-cell table:style-name="ce10" office:value-type="float" office:value="31942" calcext:value-type="float">
            <text:p><text:s/>31 942 </text:p>
          </table:table-cell>
          <table:table-cell table:style-name="ce10" office:value-type="float" office:value="31828" calcext:value-type="float">
            <text:p><text:s/>31 828 </text:p>
          </table:table-cell>
          <table:table-cell table:style-name="ce10" office:value-type="float" office:value="33079" calcext:value-type="float">
            <text:p><text:s/>33 079 </text:p>
          </table:table-cell>
          <table:table-cell table:style-name="ce10" office:value-type="float" office:value="34232" calcext:value-type="float">
            <text:p><text:s/>34 232 </text:p>
          </table:table-cell>
          <table:table-cell table:style-name="ce10" office:value-type="float" office:value="34861" calcext:value-type="float">
            <text:p><text:s/>34 861 </text:p>
          </table:table-cell>
          <table:table-cell table:style-name="ce10" office:value-type="float" office:value="35501" calcext:value-type="float">
            <text:p><text:s/>35 501 </text:p>
          </table:table-cell>
          <table:table-cell table:style-name="ce10" office:value-type="float" office:value="37473" calcext:value-type="float">
            <text:p><text:s/>37 473 </text:p>
          </table:table-cell>
          <table:table-cell table:style-name="ce10" office:value-type="float" office:value="36804" calcext:value-type="float">
            <text:p><text:s/>36 804 </text:p>
          </table:table-cell>
          <table:table-cell table:style-name="ce10" office:value-type="float" office:value="37380" calcext:value-type="float">
            <text:p><text:s/>37 380 </text:p>
          </table:table-cell>
          <table:table-cell table:style-name="ce10" office:value-type="float" office:value="37259" calcext:value-type="float">
            <text:p><text:s/>37 259 </text:p>
          </table:table-cell>
          <table:table-cell table:style-name="ce10" office:value-type="float" office:value="38157" calcext:value-type="float">
            <text:p><text:s/>38 157 </text:p>
          </table:table-cell>
          <table:table-cell table:style-name="ce10" office:value-type="float" office:value="37961" calcext:value-type="float">
            <text:p><text:s/>37 961 </text:p>
          </table:table-cell>
          <table:table-cell table:style-name="ce10" office:value-type="float" office:value="38045" calcext:value-type="float">
            <text:p><text:s/>38 045 </text:p>
          </table:table-cell>
          <table:table-cell table:style-name="ce10" office:value-type="float" office:value="34504" calcext:value-type="float">
            <text:p><text:s/>34 504 </text:p>
          </table:table-cell>
          <table:table-cell table:style-name="ce10" office:value-type="float" office:value="34127" calcext:value-type="float">
            <text:p><text:s/>34 127 </text:p>
          </table:table-cell>
          <table:table-cell table:style-name="ce10" office:value-type="float" office:value="33658" calcext:value-type="float">
            <text:p><text:s/>33 658 </text:p>
          </table:table-cell>
          <table:table-cell table:style-name="ce10" office:value-type="float" office:value="34252" calcext:value-type="float">
            <text:p><text:s/>34 252 </text:p>
          </table:table-cell>
          <table:table-cell table:style-name="ce10" office:value-type="float" office:value="35377" calcext:value-type="float">
            <text:p><text:s/>35 377 </text:p>
          </table:table-cell>
          <table:table-cell table:style-name="ce10" office:value-type="float" office:value="41328" calcext:value-type="float">
            <text:p><text:s/>41 328 </text:p>
          </table:table-cell>
          <table:table-cell table:style-name="ce10" office:value-type="float" office:value="42568" calcext:value-type="float">
            <text:p><text:s/>42 568 </text:p>
          </table:table-cell>
          <table:table-cell table:style-name="ce10" office:value-type="float" office:value="41573" calcext:value-type="float">
            <text:p><text:s/>41 573 </text:p>
          </table:table-cell>
          <table:table-cell table:style-name="ce10" office:value-type="float" office:value="42639" calcext:value-type="float">
            <text:p><text:s/>42 639 </text:p>
          </table:table-cell>
          <table:table-cell table:style-name="ce10" office:value-type="float" office:value="42743" calcext:value-type="float">
            <text:p><text:s/>42 743 </text:p>
          </table:table-cell>
          <table:table-cell table:style-name="ce13" office:value-type="float" office:value="43560" calcext:value-type="float">
            <text:p><text:s/>43 560 </text:p>
          </table:table-cell>
          <table:table-cell table:style-name="ce13" office:value-type="float" office:value="43911" calcext:value-type="float">
            <text:p><text:s/>43 911 </text:p>
          </table:table-cell>
          <table:table-cell table:style-name="ce13" office:value-type="float" office:value="43508" calcext:value-type="float">
            <text:p><text:s/>43 508 </text:p>
          </table:table-cell>
          <table:table-cell table:style-name="ce13" office:value-type="float" office:value="44649" calcext:value-type="float">
            <text:p><text:s/>44 649 </text:p>
          </table:table-cell>
          <table:table-cell table:style-name="ce13" office:value-type="float" office:value="45640" calcext:value-type="float">
            <text:p><text:s/>45 640 </text:p>
          </table:table-cell>
          <table:table-cell table:style-name="ce13" office:value-type="float" office:value="47086" calcext:value-type="float">
            <text:p><text:s/>47 086 </text:p>
          </table:table-cell>
          <table:table-cell table:style-name="ce14" office:value-type="float" office:value="46609" calcext:value-type="float">
            <text:p>46609</text:p>
          </table:table-cell>
          <table:table-cell table:style-name="ce14" office:value-type="float" office:value="47562" calcext:value-type="float">
            <text:p>47562</text:p>
          </table:table-cell>
          <table:table-cell table:style-name="ce14" office:value-type="float" office:value="47639" calcext:value-type="float">
            <text:p>47639</text:p>
          </table:table-cell>
          <table:table-cell table:number-columns-repeated="870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5" office:value-type="float" office:value="2451" calcext:value-type="float">
            <text:p><text:s/>2 451 </text:p>
          </table:table-cell>
          <table:table-cell table:style-name="ce5" office:value-type="float" office:value="2465" calcext:value-type="float">
            <text:p><text:s/>2 465 </text:p>
          </table:table-cell>
          <table:table-cell table:style-name="ce5" office:value-type="float" office:value="2479" calcext:value-type="float">
            <text:p><text:s/>2 479 </text:p>
          </table:table-cell>
          <table:table-cell table:style-name="ce5" office:value-type="float" office:value="2494" calcext:value-type="float">
            <text:p><text:s/>2 494 </text:p>
          </table:table-cell>
          <table:table-cell table:style-name="ce5" office:value-type="float" office:value="2508" calcext:value-type="float">
            <text:p><text:s/>2 508 </text:p>
          </table:table-cell>
          <table:table-cell table:style-name="ce5" office:value-type="float" office:value="2523" calcext:value-type="float">
            <text:p><text:s/>2 523 </text:p>
          </table:table-cell>
          <table:table-cell table:style-name="ce5" office:value-type="float" office:value="2537" calcext:value-type="float">
            <text:p><text:s/>2 537 </text:p>
          </table:table-cell>
          <table:table-cell table:style-name="ce5" office:value-type="float" office:value="2551" calcext:value-type="float">
            <text:p><text:s/>2 551 </text:p>
          </table:table-cell>
          <table:table-cell table:style-name="ce5" office:value-type="float" office:value="2566" calcext:value-type="float">
            <text:p><text:s/>2 566 </text:p>
          </table:table-cell>
          <table:table-cell table:style-name="ce5" office:value-type="float" office:value="2580" calcext:value-type="float">
            <text:p><text:s/>2 580 </text:p>
          </table:table-cell>
          <table:table-cell table:style-name="ce5" office:value-type="float" office:value="2595" calcext:value-type="float">
            <text:p><text:s/>2 595 </text:p>
          </table:table-cell>
          <table:table-cell table:style-name="ce5" office:value-type="float" office:value="2627" calcext:value-type="float">
            <text:p><text:s/>2 627 </text:p>
          </table:table-cell>
          <table:table-cell table:style-name="ce5" office:value-type="float" office:value="2660" calcext:value-type="float">
            <text:p><text:s/>2 660 </text:p>
          </table:table-cell>
          <table:table-cell table:style-name="ce5" office:value-type="float" office:value="2692" calcext:value-type="float">
            <text:p><text:s/>2 692 </text:p>
          </table:table-cell>
          <table:table-cell table:style-name="ce5" office:value-type="float" office:value="2725" calcext:value-type="float">
            <text:p><text:s/>2 725 </text:p>
          </table:table-cell>
          <table:table-cell table:style-name="ce5" office:value-type="float" office:value="2758" calcext:value-type="float">
            <text:p><text:s/>2 758 </text:p>
          </table:table-cell>
          <table:table-cell table:style-name="ce5" office:value-type="float" office:value="2791" calcext:value-type="float">
            <text:p><text:s/>2 791 </text:p>
          </table:table-cell>
          <table:table-cell table:style-name="ce5" office:value-type="float" office:value="2823" calcext:value-type="float">
            <text:p><text:s/>2 823 </text:p>
          </table:table-cell>
          <table:table-cell table:style-name="ce5" office:value-type="float" office:value="2856" calcext:value-type="float">
            <text:p><text:s/>2 856 </text:p>
          </table:table-cell>
          <table:table-cell table:style-name="ce5" office:value-type="float" office:value="2888" calcext:value-type="float">
            <text:p><text:s/>2 888 </text:p>
          </table:table-cell>
          <table:table-cell table:style-name="ce5" office:value-type="float" office:value="2922" calcext:value-type="float">
            <text:p><text:s/>2 922 </text:p>
          </table:table-cell>
          <table:table-cell table:style-name="ce5" office:value-type="float" office:value="2948" calcext:value-type="float">
            <text:p><text:s/>2 948 </text:p>
          </table:table-cell>
          <table:table-cell table:style-name="ce5" office:value-type="float" office:value="2976" calcext:value-type="float">
            <text:p><text:s/>2 976 </text:p>
          </table:table-cell>
          <table:table-cell table:style-name="ce5" office:value-type="float" office:value="3004" calcext:value-type="float">
            <text:p><text:s/>3 004 </text:p>
          </table:table-cell>
          <table:table-cell table:style-name="ce5" office:value-type="float" office:value="3031" calcext:value-type="float">
            <text:p><text:s/>3 031 </text:p>
          </table:table-cell>
          <table:table-cell table:style-name="ce5" office:value-type="float" office:value="3059" calcext:value-type="float">
            <text:p><text:s/>3 059 </text:p>
          </table:table-cell>
          <table:table-cell table:style-name="ce5" office:value-type="float" office:value="3086" calcext:value-type="float">
            <text:p><text:s/>3 086 </text:p>
          </table:table-cell>
          <table:table-cell table:style-name="ce5" office:value-type="float" office:value="3113" calcext:value-type="float">
            <text:p><text:s/>3 113 </text:p>
          </table:table-cell>
          <table:table-cell table:style-name="ce5" office:value-type="float" office:value="3141" calcext:value-type="float">
            <text:p><text:s/>3 141 </text:p>
          </table:table-cell>
          <table:table-cell table:style-name="ce5" office:value-type="float" office:value="3169" calcext:value-type="float">
            <text:p><text:s/>3 169 </text:p>
          </table:table-cell>
          <table:table-cell table:style-name="ce5" office:value-type="float" office:value="3197" calcext:value-type="float">
            <text:p><text:s/>3 197 </text:p>
          </table:table-cell>
          <table:table-cell table:style-name="ce5" office:value-type="float" office:value="3213" calcext:value-type="float">
            <text:p><text:s/>3 213 </text:p>
          </table:table-cell>
          <table:table-cell table:style-name="ce5" office:value-type="float" office:value="3183" calcext:value-type="float">
            <text:p><text:s/>3 183 </text:p>
          </table:table-cell>
          <table:table-cell table:style-name="ce5" office:value-type="float" office:value="3201" calcext:value-type="float">
            <text:p><text:s/>3 201 </text:p>
          </table:table-cell>
          <table:table-cell table:style-name="ce5" office:value-type="float" office:value="3062" calcext:value-type="float">
            <text:p><text:s/>3 062 </text:p>
          </table:table-cell>
          <table:table-cell table:style-name="ce5" office:value-type="float" office:value="3052" calcext:value-type="float">
            <text:p><text:s/>3 052 </text:p>
          </table:table-cell>
          <table:table-cell table:style-name="ce5" office:value-type="float" office:value="3273" calcext:value-type="float">
            <text:p><text:s/>3 273 </text:p>
          </table:table-cell>
          <table:table-cell table:style-name="ce5" office:value-type="float" office:value="3520" calcext:value-type="float">
            <text:p><text:s/>3 520 </text:p>
          </table:table-cell>
          <table:table-cell table:style-name="ce5" office:value-type="float" office:value="3688" calcext:value-type="float">
            <text:p><text:s/>3 688 </text:p>
          </table:table-cell>
          <table:table-cell table:style-name="ce5" office:value-type="float" office:value="3720" calcext:value-type="float">
            <text:p><text:s/>3 720 </text:p>
          </table:table-cell>
          <table:table-cell table:style-name="ce5" office:value-type="float" office:value="3760" calcext:value-type="float">
            <text:p><text:s/>3 760 </text:p>
          </table:table-cell>
          <table:table-cell table:style-name="ce5" office:value-type="float" office:value="3845" calcext:value-type="float">
            <text:p><text:s/>3 845 </text:p>
          </table:table-cell>
          <table:table-cell table:style-name="ce5" office:value-type="float" office:value="3959" calcext:value-type="float">
            <text:p><text:s/>3 959 </text:p>
          </table:table-cell>
          <table:table-cell table:style-name="ce5" office:value-type="float" office:value="4181" calcext:value-type="float">
            <text:p><text:s/>4 181 </text:p>
          </table:table-cell>
          <table:table-cell table:style-name="ce5" office:value-type="float" office:value="4189" calcext:value-type="float">
            <text:p><text:s/>4 189 </text:p>
          </table:table-cell>
          <table:table-cell table:style-name="ce5" office:value-type="float" office:value="4175" calcext:value-type="float">
            <text:p><text:s/>4 175 </text:p>
          </table:table-cell>
          <table:table-cell table:style-name="ce5" office:value-type="float" office:value="4181" calcext:value-type="float">
            <text:p><text:s/>4 181 </text:p>
          </table:table-cell>
          <table:table-cell table:style-name="ce5" office:value-type="float" office:value="4247" calcext:value-type="float">
            <text:p><text:s/>4 247 </text:p>
          </table:table-cell>
          <table:table-cell table:style-name="ce5" office:value-type="float" office:value="4467" calcext:value-type="float">
            <text:p><text:s/>4 467 </text:p>
          </table:table-cell>
          <table:table-cell table:style-name="ce5" office:value-type="float" office:value="4400" calcext:value-type="float">
            <text:p><text:s/>4 400 </text:p>
          </table:table-cell>
          <table:table-cell table:style-name="ce5" office:value-type="float" office:value="4374" calcext:value-type="float">
            <text:p><text:s/>4 374 </text:p>
          </table:table-cell>
          <table:table-cell table:style-name="ce5" office:value-type="float" office:value="4397" calcext:value-type="float">
            <text:p><text:s/>4 397 </text:p>
          </table:table-cell>
          <table:table-cell table:style-name="ce5" office:value-type="float" office:value="4592" calcext:value-type="float">
            <text:p><text:s/>4 592 </text:p>
          </table:table-cell>
          <table:table-cell table:style-name="ce5" office:value-type="float" office:value="4642" calcext:value-type="float">
            <text:p><text:s/>4 642 </text:p>
          </table:table-cell>
          <table:table-cell table:style-name="ce5" office:value-type="float" office:value="4696" calcext:value-type="float">
            <text:p><text:s/>4 696 </text:p>
          </table:table-cell>
          <table:table-cell table:style-name="ce5" office:value-type="float" office:value="4728" calcext:value-type="float">
            <text:p><text:s/>4 728 </text:p>
          </table:table-cell>
          <table:table-cell table:style-name="ce5" office:value-type="float" office:value="4855" calcext:value-type="float">
            <text:p><text:s/>4 855 </text:p>
          </table:table-cell>
          <table:table-cell table:style-name="ce5" office:value-type="float" office:value="4887" calcext:value-type="float">
            <text:p><text:s/>4 887 </text:p>
          </table:table-cell>
          <table:table-cell table:style-name="ce5" office:value-type="float" office:value="5171" calcext:value-type="float">
            <text:p><text:s/>5 171 </text:p>
          </table:table-cell>
          <table:table-cell table:style-name="ce5" office:value-type="float" office:value="5055" calcext:value-type="float">
            <text:p><text:s/>5 055 </text:p>
          </table:table-cell>
          <table:table-cell table:style-name="ce5" office:value-type="float" office:value="5078" calcext:value-type="float">
            <text:p><text:s/>5 078 </text:p>
          </table:table-cell>
          <table:table-cell table:style-name="ce5" office:value-type="float" office:value="5189" calcext:value-type="float">
            <text:p><text:s/>5 189 </text:p>
          </table:table-cell>
          <table:table-cell table:style-name="ce5" office:value-type="float" office:value="5196" calcext:value-type="float">
            <text:p><text:s/>5 196 </text:p>
          </table:table-cell>
          <table:table-cell table:style-name="ce5" office:value-type="float" office:value="5489" calcext:value-type="float">
            <text:p><text:s/>5 489 </text:p>
          </table:table-cell>
          <table:table-cell table:style-name="ce5" office:value-type="float" office:value="5376" calcext:value-type="float">
            <text:p><text:s/>5 376 </text:p>
          </table:table-cell>
          <table:table-cell table:style-name="ce5" office:value-type="float" office:value="5307" calcext:value-type="float">
            <text:p><text:s/>5 307 </text:p>
          </table:table-cell>
          <table:table-cell table:style-name="ce5" office:value-type="float" office:value="5422" calcext:value-type="float">
            <text:p><text:s/>5 422 </text:p>
          </table:table-cell>
          <table:table-cell table:style-name="ce5" office:value-type="float" office:value="5413" calcext:value-type="float">
            <text:p><text:s/>5 413 </text:p>
          </table:table-cell>
          <table:table-cell table:style-name="ce5" office:value-type="float" office:value="5586" calcext:value-type="float">
            <text:p><text:s/>5 586 </text:p>
          </table:table-cell>
          <table:table-cell table:style-name="ce5" office:value-type="float" office:value="5550" calcext:value-type="float">
            <text:p><text:s/>5 550 </text:p>
          </table:table-cell>
          <table:table-cell table:style-name="ce5" office:value-type="float" office:value="5598" calcext:value-type="float">
            <text:p><text:s/>5 598 </text:p>
          </table:table-cell>
          <table:table-cell table:style-name="ce5" office:value-type="float" office:value="5624" calcext:value-type="float">
            <text:p><text:s/>5 624 </text:p>
          </table:table-cell>
          <table:table-cell table:style-name="ce5" office:value-type="float" office:value="5704" calcext:value-type="float">
            <text:p><text:s/>5 704 </text:p>
          </table:table-cell>
          <table:table-cell table:style-name="ce5" office:value-type="float" office:value="6057" calcext:value-type="float">
            <text:p><text:s/>6 057 </text:p>
          </table:table-cell>
          <table:table-cell table:style-name="ce5" office:value-type="float" office:value="6324" calcext:value-type="float">
            <text:p><text:s/>6 324 </text:p>
          </table:table-cell>
          <table:table-cell table:style-name="ce5" office:value-type="float" office:value="6449" calcext:value-type="float">
            <text:p><text:s/>6 449 </text:p>
          </table:table-cell>
          <table:table-cell table:style-name="ce5" office:value-type="float" office:value="6672" calcext:value-type="float">
            <text:p><text:s/>6 672 </text:p>
          </table:table-cell>
          <table:table-cell table:style-name="ce5" office:value-type="float" office:value="7090" calcext:value-type="float">
            <text:p><text:s/>7 090 </text:p>
          </table:table-cell>
          <table:table-cell table:style-name="ce5" office:value-type="float" office:value="7410" calcext:value-type="float">
            <text:p><text:s/>7 410 </text:p>
          </table:table-cell>
          <table:table-cell table:style-name="ce5" office:value-type="float" office:value="7721" calcext:value-type="float">
            <text:p><text:s/>7 721 </text:p>
          </table:table-cell>
          <table:table-cell table:style-name="ce5" office:value-type="float" office:value="7776" calcext:value-type="float">
            <text:p><text:s/>7 776 </text:p>
          </table:table-cell>
          <table:table-cell table:style-name="ce5" office:value-type="float" office:value="8020" calcext:value-type="float">
            <text:p><text:s/>8 020 </text:p>
          </table:table-cell>
          <table:table-cell table:style-name="ce5" office:value-type="float" office:value="8337" calcext:value-type="float">
            <text:p><text:s/>8 337 </text:p>
          </table:table-cell>
          <table:table-cell table:style-name="ce5" office:value-type="float" office:value="8895" calcext:value-type="float">
            <text:p><text:s/>8 895 </text:p>
          </table:table-cell>
          <table:table-cell table:style-name="ce5" office:value-type="float" office:value="9316" calcext:value-type="float">
            <text:p><text:s/>9 316 </text:p>
          </table:table-cell>
          <table:table-cell table:style-name="ce5" office:value-type="float" office:value="9617" calcext:value-type="float">
            <text:p><text:s/>9 617 </text:p>
          </table:table-cell>
          <table:table-cell table:style-name="ce5" office:value-type="float" office:value="9733" calcext:value-type="float">
            <text:p><text:s/>9 733 </text:p>
          </table:table-cell>
          <table:table-cell table:style-name="ce5" office:value-type="float" office:value="9656" calcext:value-type="float">
            <text:p><text:s/>9 656 </text:p>
          </table:table-cell>
          <table:table-cell table:style-name="ce5" office:value-type="float" office:value="9518" calcext:value-type="float">
            <text:p><text:s/>9 518 </text:p>
          </table:table-cell>
          <table:table-cell table:style-name="ce5" office:value-type="float" office:value="10028" calcext:value-type="float">
            <text:p><text:s/>10 028 </text:p>
          </table:table-cell>
          <table:table-cell table:style-name="ce5" office:value-type="float" office:value="10761" calcext:value-type="float">
            <text:p><text:s/>10 761 </text:p>
          </table:table-cell>
          <table:table-cell table:style-name="ce5" office:value-type="float" office:value="10801" calcext:value-type="float">
            <text:p><text:s/>10 801 </text:p>
          </table:table-cell>
          <table:table-cell table:style-name="ce5" office:value-type="float" office:value="11753" calcext:value-type="float">
            <text:p><text:s/>11 753 </text:p>
          </table:table-cell>
          <table:table-cell table:style-name="ce5" office:value-type="float" office:value="12021" calcext:value-type="float">
            <text:p><text:s/>12 021 </text:p>
          </table:table-cell>
          <table:table-cell table:style-name="ce5" office:value-type="float" office:value="12525" calcext:value-type="float">
            <text:p><text:s/>12 525 </text:p>
          </table:table-cell>
          <table:table-cell table:style-name="ce5" office:value-type="float" office:value="13712" calcext:value-type="float">
            <text:p><text:s/>13 712 </text:p>
          </table:table-cell>
          <table:table-cell table:style-name="ce5" office:value-type="float" office:value="13781" calcext:value-type="float">
            <text:p><text:s/>13 781 </text:p>
          </table:table-cell>
          <table:table-cell table:style-name="ce5" office:value-type="float" office:value="14308" calcext:value-type="float">
            <text:p><text:s/>14 308 </text:p>
          </table:table-cell>
          <table:table-cell table:style-name="ce5" office:value-type="float" office:value="14555" calcext:value-type="float">
            <text:p><text:s/>14 555 </text:p>
          </table:table-cell>
          <table:table-cell table:style-name="ce5" office:value-type="float" office:value="14705" calcext:value-type="float">
            <text:p><text:s/>14 705 </text:p>
          </table:table-cell>
          <table:table-cell table:style-name="ce10" office:value-type="float" office:value="15053" calcext:value-type="float">
            <text:p><text:s/>15 053 </text:p>
          </table:table-cell>
          <table:table-cell table:style-name="ce10" office:value-type="float" office:value="15547" calcext:value-type="float">
            <text:p><text:s/>15 547 </text:p>
          </table:table-cell>
          <table:table-cell table:style-name="ce10" office:value-type="float" office:value="16078" calcext:value-type="float">
            <text:p><text:s/>16 078 </text:p>
          </table:table-cell>
          <table:table-cell table:style-name="ce10" office:value-type="float" office:value="16215" calcext:value-type="float">
            <text:p><text:s/>16 215 </text:p>
          </table:table-cell>
          <table:table-cell table:style-name="ce10" office:value-type="float" office:value="16346" calcext:value-type="float">
            <text:p><text:s/>16 346 </text:p>
          </table:table-cell>
          <table:table-cell table:style-name="ce10" office:value-type="float" office:value="16583" calcext:value-type="float">
            <text:p><text:s/>16 583 </text:p>
          </table:table-cell>
          <table:table-cell table:style-name="ce10" office:value-type="float" office:value="17126" calcext:value-type="float">
            <text:p><text:s/>17 126 </text:p>
          </table:table-cell>
          <table:table-cell table:style-name="ce10" office:value-type="float" office:value="17359" calcext:value-type="float">
            <text:p><text:s/>17 359 </text:p>
          </table:table-cell>
          <table:table-cell table:style-name="ce10" office:value-type="float" office:value="17808" calcext:value-type="float">
            <text:p><text:s/>17 808 </text:p>
          </table:table-cell>
          <table:table-cell table:style-name="ce10" office:value-type="float" office:value="18138" calcext:value-type="float">
            <text:p><text:s/>18 138 </text:p>
          </table:table-cell>
          <table:table-cell table:style-name="ce10" office:value-type="float" office:value="18109" calcext:value-type="float">
            <text:p><text:s/>18 109 </text:p>
          </table:table-cell>
          <table:table-cell table:style-name="ce10" office:value-type="float" office:value="19602" calcext:value-type="float">
            <text:p><text:s/>19 602 </text:p>
          </table:table-cell>
          <table:table-cell table:style-name="ce10" office:value-type="float" office:value="20099" calcext:value-type="float">
            <text:p><text:s/>20 099 </text:p>
          </table:table-cell>
          <table:table-cell table:style-name="ce10" office:value-type="float" office:value="21195" calcext:value-type="float">
            <text:p><text:s/>21 195 </text:p>
          </table:table-cell>
          <table:table-cell table:style-name="ce10" office:value-type="float" office:value="21593" calcext:value-type="float">
            <text:p><text:s/>21 593 </text:p>
          </table:table-cell>
          <table:table-cell table:style-name="ce10" office:value-type="float" office:value="22369" calcext:value-type="float">
            <text:p><text:s/>22 369 </text:p>
          </table:table-cell>
          <table:table-cell table:style-name="ce10" office:value-type="float" office:value="23820" calcext:value-type="float">
            <text:p><text:s/>23 820 </text:p>
          </table:table-cell>
          <table:table-cell table:style-name="ce10" office:value-type="float" office:value="24274" calcext:value-type="float">
            <text:p><text:s/>24 274 </text:p>
          </table:table-cell>
          <table:table-cell table:style-name="ce10" office:value-type="float" office:value="25256" calcext:value-type="float">
            <text:p><text:s/>25 256 </text:p>
          </table:table-cell>
          <table:table-cell table:style-name="ce10" office:value-type="float" office:value="26926" calcext:value-type="float">
            <text:p><text:s/>26 926 </text:p>
          </table:table-cell>
          <table:table-cell table:style-name="ce10" office:value-type="float" office:value="27525" calcext:value-type="float">
            <text:p><text:s/>27 525 </text:p>
          </table:table-cell>
          <table:table-cell table:style-name="ce10" office:value-type="float" office:value="29207" calcext:value-type="float">
            <text:p><text:s/>29 207 </text:p>
          </table:table-cell>
          <table:table-cell table:style-name="ce10" office:value-type="float" office:value="29682" calcext:value-type="float">
            <text:p><text:s/>29 682 </text:p>
          </table:table-cell>
          <table:table-cell table:style-name="ce10" office:value-type="float" office:value="29671" calcext:value-type="float">
            <text:p><text:s/>29 671 </text:p>
          </table:table-cell>
          <table:table-cell table:style-name="ce10" office:value-type="float" office:value="30929" calcext:value-type="float">
            <text:p><text:s/>30 929 </text:p>
          </table:table-cell>
          <table:table-cell table:style-name="ce10" office:value-type="float" office:value="32016" calcext:value-type="float">
            <text:p><text:s/>32 016 </text:p>
          </table:table-cell>
          <table:table-cell table:style-name="ce10" office:value-type="float" office:value="32667" calcext:value-type="float">
            <text:p><text:s/>32 667 </text:p>
          </table:table-cell>
          <table:table-cell table:style-name="ce10" office:value-type="float" office:value="33340" calcext:value-type="float">
            <text:p><text:s/>33 340 </text:p>
          </table:table-cell>
          <table:table-cell table:style-name="ce10" office:value-type="float" office:value="35196" calcext:value-type="float">
            <text:p><text:s/>35 196 </text:p>
          </table:table-cell>
          <table:table-cell table:style-name="ce10" office:value-type="float" office:value="34576" calcext:value-type="float">
            <text:p><text:s/>34 576 </text:p>
          </table:table-cell>
          <table:table-cell table:style-name="ce10" office:value-type="float" office:value="35145" calcext:value-type="float">
            <text:p><text:s/>35 145 </text:p>
          </table:table-cell>
          <table:table-cell table:style-name="ce10" office:value-type="float" office:value="34878" calcext:value-type="float">
            <text:p><text:s/>34 878 </text:p>
          </table:table-cell>
          <table:table-cell table:style-name="ce10" office:value-type="float" office:value="36045" calcext:value-type="float">
            <text:p><text:s/>36 045 </text:p>
          </table:table-cell>
          <table:table-cell table:style-name="ce10" office:value-type="float" office:value="35777" calcext:value-type="float">
            <text:p><text:s/>35 777 </text:p>
          </table:table-cell>
          <table:table-cell table:style-name="ce10" office:value-type="float" office:value="36083" calcext:value-type="float">
            <text:p><text:s/>36 083 </text:p>
          </table:table-cell>
          <table:table-cell table:style-name="ce10" office:value-type="float" office:value="32673" calcext:value-type="float">
            <text:p><text:s/>32 673 </text:p>
          </table:table-cell>
          <table:table-cell table:style-name="ce10" office:value-type="float" office:value="32229" calcext:value-type="float">
            <text:p><text:s/>32 229 </text:p>
          </table:table-cell>
          <table:table-cell table:style-name="ce10" office:value-type="float" office:value="31872" calcext:value-type="float">
            <text:p><text:s/>31 872 </text:p>
          </table:table-cell>
          <table:table-cell table:style-name="ce10" office:value-type="float" office:value="32453" calcext:value-type="float">
            <text:p><text:s/>32 453 </text:p>
          </table:table-cell>
          <table:table-cell table:style-name="ce10" office:value-type="float" office:value="33580" calcext:value-type="float">
            <text:p><text:s/>33 580 </text:p>
          </table:table-cell>
          <table:table-cell table:style-name="ce10" office:value-type="float" office:value="39272" calcext:value-type="float">
            <text:p><text:s/>39 272 </text:p>
          </table:table-cell>
          <table:table-cell table:style-name="ce10" office:value-type="float" office:value="41041" calcext:value-type="float">
            <text:p><text:s/>41 041 </text:p>
          </table:table-cell>
          <table:table-cell table:style-name="ce10" office:value-type="float" office:value="39440" calcext:value-type="float">
            <text:p><text:s/>39 440 </text:p>
          </table:table-cell>
          <table:table-cell table:style-name="ce10" office:value-type="float" office:value="40652" calcext:value-type="float">
            <text:p><text:s/>40 652 </text:p>
          </table:table-cell>
          <table:table-cell table:style-name="ce13" office:value-type="float" office:value="40885" calcext:value-type="float">
            <text:p><text:s/>40 885 </text:p>
          </table:table-cell>
          <table:table-cell table:style-name="ce13" office:value-type="float" office:value="41650" calcext:value-type="float">
            <text:p><text:s/>41 650 </text:p>
          </table:table-cell>
          <table:table-cell table:style-name="ce13" office:value-type="float" office:value="42130" calcext:value-type="float">
            <text:p><text:s/>42 130 </text:p>
          </table:table-cell>
          <table:table-cell table:style-name="ce13" office:value-type="float" office:value="41697" calcext:value-type="float">
            <text:p><text:s/>41 697 </text:p>
          </table:table-cell>
          <table:table-cell table:style-name="ce13" office:value-type="float" office:value="42907" calcext:value-type="float">
            <text:p><text:s/>42 907 </text:p>
          </table:table-cell>
          <table:table-cell table:style-name="ce13" office:value-type="float" office:value="43815" calcext:value-type="float">
            <text:p><text:s/>43 815 </text:p>
          </table:table-cell>
          <table:table-cell table:style-name="ce14" office:value-type="float" office:value="45134" calcext:value-type="float">
            <text:p>45134</text:p>
          </table:table-cell>
          <table:table-cell table:style-name="ce14" office:value-type="float" office:value="44801" calcext:value-type="float">
            <text:p>44801</text:p>
          </table:table-cell>
          <table:table-cell table:style-name="ce14" office:value-type="float" office:value="45802" calcext:value-type="float">
            <text:p>45802</text:p>
          </table:table-cell>
          <table:table-cell table:number-columns-repeated="87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" office:value-type="float" office:value="2075" calcext:value-type="float">
            <text:p><text:s/>2 075 </text:p>
          </table:table-cell>
          <table:table-cell table:style-name="ce5" office:value-type="float" office:value="2088" calcext:value-type="float">
            <text:p><text:s/>2 088 </text:p>
          </table:table-cell>
          <table:table-cell table:style-name="ce5" office:value-type="float" office:value="2103" calcext:value-type="float">
            <text:p><text:s/>2 103 </text:p>
          </table:table-cell>
          <table:table-cell table:style-name="ce5" office:value-type="float" office:value="2117" calcext:value-type="float">
            <text:p><text:s/>2 117 </text:p>
          </table:table-cell>
          <table:table-cell table:style-name="ce5" office:value-type="float" office:value="2132" calcext:value-type="float">
            <text:p><text:s/>2 132 </text:p>
          </table:table-cell>
          <table:table-cell table:style-name="ce5" office:value-type="float" office:value="2146" calcext:value-type="float">
            <text:p><text:s/>2 146 </text:p>
          </table:table-cell>
          <table:table-cell table:style-name="ce5" office:value-type="float" office:value="2161" calcext:value-type="float">
            <text:p><text:s/>2 161 </text:p>
          </table:table-cell>
          <table:table-cell table:style-name="ce5" office:value-type="float" office:value="2175" calcext:value-type="float">
            <text:p><text:s/>2 175 </text:p>
          </table:table-cell>
          <table:table-cell table:style-name="ce5" office:value-type="float" office:value="2190" calcext:value-type="float">
            <text:p><text:s/>2 190 </text:p>
          </table:table-cell>
          <table:table-cell table:style-name="ce5" office:value-type="float" office:value="2204" calcext:value-type="float">
            <text:p><text:s/>2 204 </text:p>
          </table:table-cell>
          <table:table-cell table:style-name="ce5" office:value-type="float" office:value="2219" calcext:value-type="float">
            <text:p><text:s/>2 219 </text:p>
          </table:table-cell>
          <table:table-cell table:style-name="ce5" office:value-type="float" office:value="2236" calcext:value-type="float">
            <text:p><text:s/>2 236 </text:p>
          </table:table-cell>
          <table:table-cell table:style-name="ce5" office:value-type="float" office:value="2254" calcext:value-type="float">
            <text:p><text:s/>2 254 </text:p>
          </table:table-cell>
          <table:table-cell table:style-name="ce5" office:value-type="float" office:value="2272" calcext:value-type="float">
            <text:p><text:s/>2 272 </text:p>
          </table:table-cell>
          <table:table-cell table:style-name="ce5" office:value-type="float" office:value="2290" calcext:value-type="float">
            <text:p><text:s/>2 290 </text:p>
          </table:table-cell>
          <table:table-cell table:style-name="ce5" office:value-type="float" office:value="2308" calcext:value-type="float">
            <text:p><text:s/>2 308 </text:p>
          </table:table-cell>
          <table:table-cell table:style-name="ce5" office:value-type="float" office:value="2325" calcext:value-type="float">
            <text:p><text:s/>2 325 </text:p>
          </table:table-cell>
          <table:table-cell table:style-name="ce5" office:value-type="float" office:value="2343" calcext:value-type="float">
            <text:p><text:s/>2 343 </text:p>
          </table:table-cell>
          <table:table-cell table:style-name="ce5" office:value-type="float" office:value="2361" calcext:value-type="float">
            <text:p><text:s/>2 361 </text:p>
          </table:table-cell>
          <table:table-cell table:style-name="ce5" office:value-type="float" office:value="2379" calcext:value-type="float">
            <text:p><text:s/>2 379 </text:p>
          </table:table-cell>
          <table:table-cell table:style-name="ce5" office:value-type="float" office:value="2397" calcext:value-type="float">
            <text:p><text:s/>2 397 </text:p>
          </table:table-cell>
          <table:table-cell table:style-name="ce5" office:value-type="float" office:value="2411" calcext:value-type="float">
            <text:p><text:s/>2 411 </text:p>
          </table:table-cell>
          <table:table-cell table:style-name="ce5" office:value-type="float" office:value="2426" calcext:value-type="float">
            <text:p><text:s/>2 426 </text:p>
          </table:table-cell>
          <table:table-cell table:style-name="ce5" office:value-type="float" office:value="2440" calcext:value-type="float">
            <text:p><text:s/>2 440 </text:p>
          </table:table-cell>
          <table:table-cell table:style-name="ce5" office:value-type="float" office:value="2455" calcext:value-type="float">
            <text:p><text:s/>2 455 </text:p>
          </table:table-cell>
          <table:table-cell table:style-name="ce5" office:value-type="float" office:value="2471" calcext:value-type="float">
            <text:p><text:s/>2 471 </text:p>
          </table:table-cell>
          <table:table-cell table:style-name="ce5" office:value-type="float" office:value="2485" calcext:value-type="float">
            <text:p><text:s/>2 485 </text:p>
          </table:table-cell>
          <table:table-cell table:style-name="ce5" office:value-type="float" office:value="2500" calcext:value-type="float">
            <text:p><text:s/>2 500 </text:p>
          </table:table-cell>
          <table:table-cell table:style-name="ce5" office:value-type="float" office:value="2514" calcext:value-type="float">
            <text:p><text:s/>2 514 </text:p>
          </table:table-cell>
          <table:table-cell table:style-name="ce5" office:value-type="float" office:value="2529" calcext:value-type="float">
            <text:p><text:s/>2 529 </text:p>
          </table:table-cell>
          <table:table-cell table:style-name="ce5" office:value-type="float" office:value="2545" calcext:value-type="float">
            <text:p><text:s/>2 545 </text:p>
          </table:table-cell>
          <table:table-cell table:style-name="ce5" office:value-type="float" office:value="2665" calcext:value-type="float">
            <text:p><text:s/>2 665 </text:p>
          </table:table-cell>
          <table:table-cell table:style-name="ce5" office:value-type="float" office:value="2653" calcext:value-type="float">
            <text:p><text:s/>2 653 </text:p>
          </table:table-cell>
          <table:table-cell table:style-name="ce5" office:value-type="float" office:value="2555" calcext:value-type="float">
            <text:p><text:s/>2 555 </text:p>
          </table:table-cell>
          <table:table-cell table:style-name="ce5" office:value-type="float" office:value="2622" calcext:value-type="float">
            <text:p><text:s/>2 622 </text:p>
          </table:table-cell>
          <table:table-cell table:style-name="ce5" office:value-type="float" office:value="2523" calcext:value-type="float">
            <text:p><text:s/>2 523 </text:p>
          </table:table-cell>
          <table:table-cell table:style-name="ce5" office:value-type="float" office:value="2572" calcext:value-type="float">
            <text:p><text:s/>2 572 </text:p>
          </table:table-cell>
          <table:table-cell table:style-name="ce5" office:value-type="float" office:value="2775" calcext:value-type="float">
            <text:p><text:s/>2 775 </text:p>
          </table:table-cell>
          <table:table-cell table:style-name="ce5" office:value-type="float" office:value="2965" calcext:value-type="float">
            <text:p><text:s/>2 965 </text:p>
          </table:table-cell>
          <table:table-cell table:style-name="ce5" office:value-type="float" office:value="3133" calcext:value-type="float">
            <text:p><text:s/>3 133 </text:p>
          </table:table-cell>
          <table:table-cell table:style-name="ce5" office:value-type="float" office:value="3119" calcext:value-type="float">
            <text:p><text:s/>3 119 </text:p>
          </table:table-cell>
          <table:table-cell table:style-name="ce5" office:value-type="float" office:value="3139" calcext:value-type="float">
            <text:p><text:s/>3 139 </text:p>
          </table:table-cell>
          <table:table-cell table:style-name="ce5" office:value-type="float" office:value="3200" calcext:value-type="float">
            <text:p><text:s/>3 200 </text:p>
          </table:table-cell>
          <table:table-cell table:style-name="ce5" office:value-type="float" office:value="3350" calcext:value-type="float">
            <text:p><text:s/>3 350 </text:p>
          </table:table-cell>
          <table:table-cell table:style-name="ce5" office:value-type="float" office:value="3521" calcext:value-type="float">
            <text:p><text:s/>3 521 </text:p>
          </table:table-cell>
          <table:table-cell table:style-name="ce5" office:value-type="float" office:value="3463" calcext:value-type="float">
            <text:p><text:s/>3 463 </text:p>
          </table:table-cell>
          <table:table-cell table:style-name="ce5" office:value-type="float" office:value="3525" calcext:value-type="float">
            <text:p><text:s/>3 525 </text:p>
          </table:table-cell>
          <table:table-cell table:style-name="ce5" office:value-type="float" office:value="3489" calcext:value-type="float">
            <text:p><text:s/>3 489 </text:p>
          </table:table-cell>
          <table:table-cell table:style-name="ce5" office:value-type="float" office:value="3592" calcext:value-type="float">
            <text:p><text:s/>3 592 </text:p>
          </table:table-cell>
          <table:table-cell table:style-name="ce5" office:value-type="float" office:value="3733" calcext:value-type="float">
            <text:p><text:s/>3 733 </text:p>
          </table:table-cell>
          <table:table-cell table:style-name="ce5" office:value-type="float" office:value="3707" calcext:value-type="float">
            <text:p><text:s/>3 707 </text:p>
          </table:table-cell>
          <table:table-cell table:style-name="ce5" office:value-type="float" office:value="3633" calcext:value-type="float">
            <text:p><text:s/>3 633 </text:p>
          </table:table-cell>
          <table:table-cell table:style-name="ce5" office:value-type="float" office:value="3751" calcext:value-type="float">
            <text:p><text:s/>3 751 </text:p>
          </table:table-cell>
          <table:table-cell table:style-name="ce5" office:value-type="float" office:value="3861" calcext:value-type="float">
            <text:p><text:s/>3 861 </text:p>
          </table:table-cell>
          <table:table-cell table:style-name="ce5" office:value-type="float" office:value="3942" calcext:value-type="float">
            <text:p><text:s/>3 942 </text:p>
          </table:table-cell>
          <table:table-cell table:style-name="ce5" office:value-type="float" office:value="3979" calcext:value-type="float">
            <text:p><text:s/>3 979 </text:p>
          </table:table-cell>
          <table:table-cell table:style-name="ce5" office:value-type="float" office:value="3982" calcext:value-type="float">
            <text:p><text:s/>3 982 </text:p>
          </table:table-cell>
          <table:table-cell table:style-name="ce5" office:value-type="float" office:value="4081" calcext:value-type="float">
            <text:p><text:s/>4 081 </text:p>
          </table:table-cell>
          <table:table-cell table:style-name="ce5" office:value-type="float" office:value="4161" calcext:value-type="float">
            <text:p><text:s/>4 161 </text:p>
          </table:table-cell>
          <table:table-cell table:style-name="ce5" office:value-type="float" office:value="4392" calcext:value-type="float">
            <text:p><text:s/>4 392 </text:p>
          </table:table-cell>
          <table:table-cell table:style-name="ce5" office:value-type="float" office:value="4309" calcext:value-type="float">
            <text:p><text:s/>4 309 </text:p>
          </table:table-cell>
          <table:table-cell table:style-name="ce5" office:value-type="float" office:value="4284" calcext:value-type="float">
            <text:p><text:s/>4 284 </text:p>
          </table:table-cell>
          <table:table-cell table:style-name="ce5" office:value-type="float" office:value="4341" calcext:value-type="float">
            <text:p><text:s/>4 341 </text:p>
          </table:table-cell>
          <table:table-cell table:style-name="ce5" office:value-type="float" office:value="4481" calcext:value-type="float">
            <text:p><text:s/>4 481 </text:p>
          </table:table-cell>
          <table:table-cell table:style-name="ce5" office:value-type="float" office:value="4691" calcext:value-type="float">
            <text:p><text:s/>4 691 </text:p>
          </table:table-cell>
          <table:table-cell table:style-name="ce5" office:value-type="float" office:value="4588" calcext:value-type="float">
            <text:p><text:s/>4 588 </text:p>
          </table:table-cell>
          <table:table-cell table:style-name="ce5" office:value-type="float" office:value="4544" calcext:value-type="float">
            <text:p><text:s/>4 544 </text:p>
          </table:table-cell>
          <table:table-cell table:style-name="ce5" office:value-type="float" office:value="4625" calcext:value-type="float">
            <text:p><text:s/>4 625 </text:p>
          </table:table-cell>
          <table:table-cell table:style-name="ce5" office:value-type="float" office:value="4663" calcext:value-type="float">
            <text:p><text:s/>4 663 </text:p>
          </table:table-cell>
          <table:table-cell table:style-name="ce5" office:value-type="float" office:value="4781" calcext:value-type="float">
            <text:p><text:s/>4 781 </text:p>
          </table:table-cell>
          <table:table-cell table:style-name="ce5" office:value-type="float" office:value="4798" calcext:value-type="float">
            <text:p><text:s/>4 798 </text:p>
          </table:table-cell>
          <table:table-cell table:style-name="ce5" office:value-type="float" office:value="4759" calcext:value-type="float">
            <text:p><text:s/>4 759 </text:p>
          </table:table-cell>
          <table:table-cell table:style-name="ce5" office:value-type="float" office:value="4732" calcext:value-type="float">
            <text:p><text:s/>4 732 </text:p>
          </table:table-cell>
          <table:table-cell table:style-name="ce5" office:value-type="float" office:value="4964" calcext:value-type="float">
            <text:p><text:s/>4 964 </text:p>
          </table:table-cell>
          <table:table-cell table:style-name="ce5" office:value-type="float" office:value="5251" calcext:value-type="float">
            <text:p><text:s/>5 251 </text:p>
          </table:table-cell>
          <table:table-cell table:style-name="ce5" office:value-type="float" office:value="5377" calcext:value-type="float">
            <text:p><text:s/>5 377 </text:p>
          </table:table-cell>
          <table:table-cell table:style-name="ce5" office:value-type="float" office:value="5636" calcext:value-type="float">
            <text:p><text:s/>5 636 </text:p>
          </table:table-cell>
          <table:table-cell table:style-name="ce5" office:value-type="float" office:value="5769" calcext:value-type="float">
            <text:p><text:s/>5 769 </text:p>
          </table:table-cell>
          <table:table-cell table:style-name="ce5" office:value-type="float" office:value="6122" calcext:value-type="float">
            <text:p><text:s/>6 122 </text:p>
          </table:table-cell>
          <table:table-cell table:style-name="ce5" office:value-type="float" office:value="6385" calcext:value-type="float">
            <text:p><text:s/>6 385 </text:p>
          </table:table-cell>
          <table:table-cell table:style-name="ce5" office:value-type="float" office:value="6665" calcext:value-type="float">
            <text:p><text:s/>6 665 </text:p>
          </table:table-cell>
          <table:table-cell table:style-name="ce5" office:value-type="float" office:value="6811" calcext:value-type="float">
            <text:p><text:s/>6 811 </text:p>
          </table:table-cell>
          <table:table-cell table:style-name="ce5" office:value-type="float" office:value="6985" calcext:value-type="float">
            <text:p><text:s/>6 985 </text:p>
          </table:table-cell>
          <table:table-cell table:style-name="ce5" office:value-type="float" office:value="7313" calcext:value-type="float">
            <text:p><text:s/>7 313 </text:p>
          </table:table-cell>
          <table:table-cell table:style-name="ce5" office:value-type="float" office:value="7708" calcext:value-type="float">
            <text:p><text:s/>7 708 </text:p>
          </table:table-cell>
          <table:table-cell table:style-name="ce5" office:value-type="float" office:value="8066" calcext:value-type="float">
            <text:p><text:s/>8 066 </text:p>
          </table:table-cell>
          <table:table-cell table:style-name="ce5" office:value-type="float" office:value="8209" calcext:value-type="float">
            <text:p><text:s/>8 209 </text:p>
          </table:table-cell>
          <table:table-cell table:style-name="ce5" office:value-type="float" office:value="8518" calcext:value-type="float">
            <text:p><text:s/>8 518 </text:p>
          </table:table-cell>
          <table:table-cell table:style-name="ce5" office:value-type="float" office:value="8476" calcext:value-type="float">
            <text:p><text:s/>8 476 </text:p>
          </table:table-cell>
          <table:table-cell table:style-name="ce5" office:value-type="float" office:value="8282" calcext:value-type="float">
            <text:p><text:s/>8 282 </text:p>
          </table:table-cell>
          <table:table-cell table:style-name="ce5" office:value-type="float" office:value="8850" calcext:value-type="float">
            <text:p><text:s/>8 850 </text:p>
          </table:table-cell>
          <table:table-cell table:style-name="ce5" office:value-type="float" office:value="9454" calcext:value-type="float">
            <text:p><text:s/>9 454 </text:p>
          </table:table-cell>
          <table:table-cell table:style-name="ce5" office:value-type="float" office:value="9554" calcext:value-type="float">
            <text:p><text:s/>9 554 </text:p>
          </table:table-cell>
          <table:table-cell table:style-name="ce5" office:value-type="float" office:value="10390" calcext:value-type="float">
            <text:p><text:s/>10 390 </text:p>
          </table:table-cell>
          <table:table-cell table:style-name="ce5" office:value-type="float" office:value="10621" calcext:value-type="float">
            <text:p><text:s/>10 621 </text:p>
          </table:table-cell>
          <table:table-cell table:style-name="ce5" office:value-type="float" office:value="11016" calcext:value-type="float">
            <text:p><text:s/>11 016 </text:p>
          </table:table-cell>
          <table:table-cell table:style-name="ce5" office:value-type="float" office:value="12049" calcext:value-type="float">
            <text:p><text:s/>12 049 </text:p>
          </table:table-cell>
          <table:table-cell table:style-name="ce5" office:value-type="float" office:value="12284" calcext:value-type="float">
            <text:p><text:s/>12 284 </text:p>
          </table:table-cell>
          <table:table-cell table:style-name="ce5" office:value-type="float" office:value="12766" calcext:value-type="float">
            <text:p><text:s/>12 766 </text:p>
          </table:table-cell>
          <table:table-cell table:style-name="ce5" office:value-type="float" office:value="12938" calcext:value-type="float">
            <text:p><text:s/>12 938 </text:p>
          </table:table-cell>
          <table:table-cell table:style-name="ce10" office:value-type="float" office:value="13101" calcext:value-type="float">
            <text:p><text:s/>13 101 </text:p>
          </table:table-cell>
          <table:table-cell table:style-name="ce10" office:value-type="float" office:value="13616" calcext:value-type="float">
            <text:p><text:s/>13 616 </text:p>
          </table:table-cell>
          <table:table-cell table:style-name="ce10" office:value-type="float" office:value="13820" calcext:value-type="float">
            <text:p><text:s/>13 820 </text:p>
          </table:table-cell>
          <table:table-cell table:style-name="ce10" office:value-type="float" office:value="14284" calcext:value-type="float">
            <text:p><text:s/>14 284 </text:p>
          </table:table-cell>
          <table:table-cell table:style-name="ce10" office:value-type="float" office:value="14569" calcext:value-type="float">
            <text:p><text:s/>14 569 </text:p>
          </table:table-cell>
          <table:table-cell table:style-name="ce10" office:value-type="float" office:value="14633" calcext:value-type="float">
            <text:p><text:s/>14 633 </text:p>
          </table:table-cell>
          <table:table-cell table:style-name="ce10" office:value-type="float" office:value="14898" calcext:value-type="float">
            <text:p><text:s/>14 898 </text:p>
          </table:table-cell>
          <table:table-cell table:style-name="ce10" office:value-type="float" office:value="15428" calcext:value-type="float">
            <text:p><text:s/>15 428 </text:p>
          </table:table-cell>
          <table:table-cell table:style-name="ce10" office:value-type="float" office:value="15613" calcext:value-type="float">
            <text:p><text:s/>15 613 </text:p>
          </table:table-cell>
          <table:table-cell table:style-name="ce10" office:value-type="float" office:value="16145" calcext:value-type="float">
            <text:p><text:s/>16 145 </text:p>
          </table:table-cell>
          <table:table-cell table:style-name="ce10" office:value-type="float" office:value="16359" calcext:value-type="float">
            <text:p><text:s/>16 359 </text:p>
          </table:table-cell>
          <table:table-cell table:style-name="ce10" office:value-type="float" office:value="16432" calcext:value-type="float">
            <text:p><text:s/>16 432 </text:p>
          </table:table-cell>
          <table:table-cell table:style-name="ce10" office:value-type="float" office:value="17795" calcext:value-type="float">
            <text:p><text:s/>17 795 </text:p>
          </table:table-cell>
          <table:table-cell table:style-name="ce10" office:value-type="float" office:value="18317" calcext:value-type="float">
            <text:p><text:s/>18 317 </text:p>
          </table:table-cell>
          <table:table-cell table:style-name="ce10" office:value-type="float" office:value="19363" calcext:value-type="float">
            <text:p><text:s/>19 363 </text:p>
          </table:table-cell>
          <table:table-cell table:style-name="ce10" office:value-type="float" office:value="19707" calcext:value-type="float">
            <text:p><text:s/>19 707 </text:p>
          </table:table-cell>
          <table:table-cell table:style-name="ce10" office:value-type="float" office:value="20433" calcext:value-type="float">
            <text:p><text:s/>20 433 </text:p>
          </table:table-cell>
          <table:table-cell table:style-name="ce10" office:value-type="float" office:value="21916" calcext:value-type="float">
            <text:p><text:s/>21 916 </text:p>
          </table:table-cell>
          <table:table-cell table:style-name="ce10" office:value-type="float" office:value="22297" calcext:value-type="float">
            <text:p><text:s/>22 297 </text:p>
          </table:table-cell>
          <table:table-cell table:style-name="ce10" office:value-type="float" office:value="23259" calcext:value-type="float">
            <text:p><text:s/>23 259 </text:p>
          </table:table-cell>
          <table:table-cell table:style-name="ce10" office:value-type="float" office:value="24828" calcext:value-type="float">
            <text:p><text:s/>24 828 </text:p>
          </table:table-cell>
          <table:table-cell table:style-name="ce10" office:value-type="float" office:value="25314" calcext:value-type="float">
            <text:p><text:s/>25 314 </text:p>
          </table:table-cell>
          <table:table-cell table:style-name="ce10" office:value-type="float" office:value="26936" calcext:value-type="float">
            <text:p><text:s/>26 936 </text:p>
          </table:table-cell>
          <table:table-cell table:style-name="ce10" office:value-type="float" office:value="27438" calcext:value-type="float">
            <text:p><text:s/>27 438 </text:p>
          </table:table-cell>
          <table:table-cell table:style-name="ce10" office:value-type="float" office:value="27545" calcext:value-type="float">
            <text:p><text:s/>27 545 </text:p>
          </table:table-cell>
          <table:table-cell table:style-name="ce10" office:value-type="float" office:value="28723" calcext:value-type="float">
            <text:p><text:s/>28 723 </text:p>
          </table:table-cell>
          <table:table-cell table:style-name="ce10" office:value-type="float" office:value="29814" calcext:value-type="float">
            <text:p><text:s/>29 814 </text:p>
          </table:table-cell>
          <table:table-cell table:style-name="ce10" office:value-type="float" office:value="30421" calcext:value-type="float">
            <text:p><text:s/>30 421 </text:p>
          </table:table-cell>
          <table:table-cell table:style-name="ce10" office:value-type="float" office:value="31149" calcext:value-type="float">
            <text:p><text:s/>31 149 </text:p>
          </table:table-cell>
          <table:table-cell table:style-name="ce10" office:value-type="float" office:value="32886" calcext:value-type="float">
            <text:p><text:s/>32 886 </text:p>
          </table:table-cell>
          <table:table-cell table:style-name="ce10" office:value-type="float" office:value="32243" calcext:value-type="float">
            <text:p><text:s/>32 243 </text:p>
          </table:table-cell>
          <table:table-cell table:style-name="ce10" office:value-type="float" office:value="33270" calcext:value-type="float">
            <text:p><text:s/>33 270 </text:p>
          </table:table-cell>
          <table:table-cell table:style-name="ce10" office:value-type="float" office:value="32724" calcext:value-type="float">
            <text:p><text:s/>32 724 </text:p>
          </table:table-cell>
          <table:table-cell table:style-name="ce10" office:value-type="float" office:value="33866" calcext:value-type="float">
            <text:p><text:s/>33 866 </text:p>
          </table:table-cell>
          <table:table-cell table:style-name="ce10" office:value-type="float" office:value="33579" calcext:value-type="float">
            <text:p><text:s/>33 579 </text:p>
          </table:table-cell>
          <table:table-cell table:style-name="ce10" office:value-type="float" office:value="33891" calcext:value-type="float">
            <text:p><text:s/>33 891 </text:p>
          </table:table-cell>
          <table:table-cell table:style-name="ce10" office:value-type="float" office:value="30677" calcext:value-type="float">
            <text:p><text:s/>30 677 </text:p>
          </table:table-cell>
          <table:table-cell table:style-name="ce10" office:value-type="float" office:value="30313" calcext:value-type="float">
            <text:p><text:s/>30 313 </text:p>
          </table:table-cell>
          <table:table-cell table:style-name="ce10" office:value-type="float" office:value="30062" calcext:value-type="float">
            <text:p><text:s/>30 062 </text:p>
          </table:table-cell>
          <table:table-cell table:style-name="ce10" office:value-type="float" office:value="30596" calcext:value-type="float">
            <text:p><text:s/>30 596 </text:p>
          </table:table-cell>
          <table:table-cell table:style-name="ce10" office:value-type="float" office:value="31661" calcext:value-type="float">
            <text:p><text:s/>31 661 </text:p>
          </table:table-cell>
          <table:table-cell table:style-name="ce10" office:value-type="float" office:value="37460" calcext:value-type="float">
            <text:p><text:s/>37 460 </text:p>
          </table:table-cell>
          <table:table-cell table:style-name="ce10" office:value-type="float" office:value="38809" calcext:value-type="float">
            <text:p><text:s/>38 809 </text:p>
          </table:table-cell>
          <table:table-cell table:style-name="ce10" office:value-type="float" office:value="37392" calcext:value-type="float">
            <text:p><text:s/>37 392 </text:p>
          </table:table-cell>
          <table:table-cell table:style-name="ce13" office:value-type="float" office:value="38617" calcext:value-type="float">
            <text:p><text:s/>38 617 </text:p>
          </table:table-cell>
          <table:table-cell table:style-name="ce13" office:value-type="float" office:value="38829" calcext:value-type="float">
            <text:p><text:s/>38 829 </text:p>
          </table:table-cell>
          <table:table-cell table:style-name="ce13" office:value-type="float" office:value="39713" calcext:value-type="float">
            <text:p><text:s/>39 713 </text:p>
          </table:table-cell>
          <table:table-cell table:style-name="ce13" office:value-type="float" office:value="40207" calcext:value-type="float">
            <text:p><text:s/>40 207 </text:p>
          </table:table-cell>
          <table:table-cell table:style-name="ce13" office:value-type="float" office:value="39830" calcext:value-type="float">
            <text:p><text:s/>39 830 </text:p>
          </table:table-cell>
          <table:table-cell table:style-name="ce13" office:value-type="float" office:value="40990" calcext:value-type="float">
            <text:p><text:s/>40 990 </text:p>
          </table:table-cell>
          <table:table-cell table:style-name="ce14" office:value-type="float" office:value="41698" calcext:value-type="float">
            <text:p>41698</text:p>
          </table:table-cell>
          <table:table-cell table:style-name="ce14" office:value-type="float" office:value="43201" calcext:value-type="float">
            <text:p>43201</text:p>
          </table:table-cell>
          <table:table-cell table:style-name="ce14" office:value-type="float" office:value="42904" calcext:value-type="float">
            <text:p>42904</text:p>
          </table:table-cell>
          <table:table-cell table:number-columns-repeated="87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5" office:value-type="float" office:value="1757" calcext:value-type="float">
            <text:p><text:s/>1 757 </text:p>
          </table:table-cell>
          <table:table-cell table:style-name="ce5" office:value-type="float" office:value="1770" calcext:value-type="float">
            <text:p><text:s/>1 770 </text:p>
          </table:table-cell>
          <table:table-cell table:style-name="ce5" office:value-type="float" office:value="1785" calcext:value-type="float">
            <text:p><text:s/>1 785 </text:p>
          </table:table-cell>
          <table:table-cell table:style-name="ce5" office:value-type="float" office:value="1798" calcext:value-type="float">
            <text:p><text:s/>1 798 </text:p>
          </table:table-cell>
          <table:table-cell table:style-name="ce5" office:value-type="float" office:value="1813" calcext:value-type="float">
            <text:p><text:s/>1 813 </text:p>
          </table:table-cell>
          <table:table-cell table:style-name="ce5" office:value-type="float" office:value="1827" calcext:value-type="float">
            <text:p><text:s/>1 827 </text:p>
          </table:table-cell>
          <table:table-cell table:style-name="ce5" office:value-type="float" office:value="1841" calcext:value-type="float">
            <text:p><text:s/>1 841 </text:p>
          </table:table-cell>
          <table:table-cell table:style-name="ce5" office:value-type="float" office:value="1855" calcext:value-type="float">
            <text:p><text:s/>1 855 </text:p>
          </table:table-cell>
          <table:table-cell table:style-name="ce5" office:value-type="float" office:value="1869" calcext:value-type="float">
            <text:p><text:s/>1 869 </text:p>
          </table:table-cell>
          <table:table-cell table:style-name="ce5" office:value-type="float" office:value="1883" calcext:value-type="float">
            <text:p><text:s/>1 883 </text:p>
          </table:table-cell>
          <table:table-cell table:style-name="ce5" office:value-type="float" office:value="1898" calcext:value-type="float">
            <text:p><text:s/>1 898 </text:p>
          </table:table-cell>
          <table:table-cell table:style-name="ce5" office:value-type="float" office:value="1904" calcext:value-type="float">
            <text:p><text:s/>1 904 </text:p>
          </table:table-cell>
          <table:table-cell table:style-name="ce5" office:value-type="float" office:value="1911" calcext:value-type="float">
            <text:p><text:s/>1 911 </text:p>
          </table:table-cell>
          <table:table-cell table:style-name="ce5" office:value-type="float" office:value="1918" calcext:value-type="float">
            <text:p><text:s/>1 918 </text:p>
          </table:table-cell>
          <table:table-cell table:style-name="ce5" office:value-type="float" office:value="1925" calcext:value-type="float">
            <text:p><text:s/>1 925 </text:p>
          </table:table-cell>
          <table:table-cell table:style-name="ce5" office:value-type="float" office:value="1932" calcext:value-type="float">
            <text:p><text:s/>1 932 </text:p>
          </table:table-cell>
          <table:table-cell table:style-name="ce5" office:value-type="float" office:value="1938" calcext:value-type="float">
            <text:p><text:s/>1 938 </text:p>
          </table:table-cell>
          <table:table-cell table:style-name="ce5" office:value-type="float" office:value="1945" calcext:value-type="float">
            <text:p><text:s/>1 945 </text:p>
          </table:table-cell>
          <table:table-cell table:style-name="ce5" office:value-type="float" office:value="1952" calcext:value-type="float">
            <text:p><text:s/>1 952 </text:p>
          </table:table-cell>
          <table:table-cell table:style-name="ce5" office:value-type="float" office:value="1959" calcext:value-type="float">
            <text:p><text:s/>1 959 </text:p>
          </table:table-cell>
          <table:table-cell table:style-name="ce5" office:value-type="float" office:value="1966" calcext:value-type="float">
            <text:p><text:s/>1 966 </text:p>
          </table:table-cell>
          <table:table-cell table:style-name="ce5" office:value-type="float" office:value="1976" calcext:value-type="float">
            <text:p><text:s/>1 976 </text:p>
          </table:table-cell>
          <table:table-cell table:style-name="ce5" office:value-type="float" office:value="1986" calcext:value-type="float">
            <text:p><text:s/>1 986 </text:p>
          </table:table-cell>
          <table:table-cell table:style-name="ce5" office:value-type="float" office:value="1997" calcext:value-type="float">
            <text:p><text:s/>1 997 </text:p>
          </table:table-cell>
          <table:table-cell table:style-name="ce5" office:value-type="float" office:value="2007" calcext:value-type="float">
            <text:p><text:s/>2 007 </text:p>
          </table:table-cell>
          <table:table-cell table:style-name="ce5" office:value-type="float" office:value="2018" calcext:value-type="float">
            <text:p><text:s/>2 018 </text:p>
          </table:table-cell>
          <table:table-cell table:style-name="ce5" office:value-type="float" office:value="2028" calcext:value-type="float">
            <text:p><text:s/>2 028 </text:p>
          </table:table-cell>
          <table:table-cell table:style-name="ce5" office:value-type="float" office:value="2038" calcext:value-type="float">
            <text:p><text:s/>2 038 </text:p>
          </table:table-cell>
          <table:table-cell table:style-name="ce5" office:value-type="float" office:value="2049" calcext:value-type="float">
            <text:p><text:s/>2 049 </text:p>
          </table:table-cell>
          <table:table-cell table:style-name="ce5" office:value-type="float" office:value="2059" calcext:value-type="float">
            <text:p><text:s/>2 059 </text:p>
          </table:table-cell>
          <table:table-cell table:style-name="ce5" office:value-type="float" office:value="2071" calcext:value-type="float">
            <text:p><text:s/>2 071 </text:p>
          </table:table-cell>
          <table:table-cell table:style-name="ce5" office:value-type="float" office:value="2036" calcext:value-type="float">
            <text:p><text:s/>2 036 </text:p>
          </table:table-cell>
          <table:table-cell table:style-name="ce5" office:value-type="float" office:value="2229" calcext:value-type="float">
            <text:p><text:s/>2 229 </text:p>
          </table:table-cell>
          <table:table-cell table:style-name="ce5" office:value-type="float" office:value="2155" calcext:value-type="float">
            <text:p><text:s/>2 155 </text:p>
          </table:table-cell>
          <table:table-cell table:style-name="ce5" office:value-type="float" office:value="2033" calcext:value-type="float">
            <text:p><text:s/>2 033 </text:p>
          </table:table-cell>
          <table:table-cell table:style-name="ce5" office:value-type="float" office:value="2133" calcext:value-type="float">
            <text:p><text:s/>2 133 </text:p>
          </table:table-cell>
          <table:table-cell table:style-name="ce5" office:value-type="float" office:value="2069" calcext:value-type="float">
            <text:p><text:s/>2 069 </text:p>
          </table:table-cell>
          <table:table-cell table:style-name="ce5" office:value-type="float" office:value="2134" calcext:value-type="float">
            <text:p><text:s/>2 134 </text:p>
          </table:table-cell>
          <table:table-cell table:style-name="ce5" office:value-type="float" office:value="2303" calcext:value-type="float">
            <text:p><text:s/>2 303 </text:p>
          </table:table-cell>
          <table:table-cell table:style-name="ce5" office:value-type="float" office:value="2461" calcext:value-type="float">
            <text:p><text:s/>2 461 </text:p>
          </table:table-cell>
          <table:table-cell table:style-name="ce5" office:value-type="float" office:value="2586" calcext:value-type="float">
            <text:p><text:s/>2 586 </text:p>
          </table:table-cell>
          <table:table-cell table:style-name="ce5" office:value-type="float" office:value="2539" calcext:value-type="float">
            <text:p><text:s/>2 539 </text:p>
          </table:table-cell>
          <table:table-cell table:style-name="ce5" office:value-type="float" office:value="2564" calcext:value-type="float">
            <text:p><text:s/>2 564 </text:p>
          </table:table-cell>
          <table:table-cell table:style-name="ce5" office:value-type="float" office:value="2622" calcext:value-type="float">
            <text:p><text:s/>2 622 </text:p>
          </table:table-cell>
          <table:table-cell table:style-name="ce5" office:value-type="float" office:value="2764" calcext:value-type="float">
            <text:p><text:s/>2 764 </text:p>
          </table:table-cell>
          <table:table-cell table:style-name="ce5" office:value-type="float" office:value="2868" calcext:value-type="float">
            <text:p><text:s/>2 868 </text:p>
          </table:table-cell>
          <table:table-cell table:style-name="ce5" office:value-type="float" office:value="2863" calcext:value-type="float">
            <text:p><text:s/>2 863 </text:p>
          </table:table-cell>
          <table:table-cell table:style-name="ce5" office:value-type="float" office:value="2891" calcext:value-type="float">
            <text:p><text:s/>2 891 </text:p>
          </table:table-cell>
          <table:table-cell table:style-name="ce5" office:value-type="float" office:value="2919" calcext:value-type="float">
            <text:p><text:s/>2 919 </text:p>
          </table:table-cell>
          <table:table-cell table:style-name="ce5" office:value-type="float" office:value="3000" calcext:value-type="float">
            <text:p><text:s/>3 000 </text:p>
          </table:table-cell>
          <table:table-cell table:style-name="ce5" office:value-type="float" office:value="3141" calcext:value-type="float">
            <text:p><text:s/>3 141 </text:p>
          </table:table-cell>
          <table:table-cell table:style-name="ce5" office:value-type="float" office:value="3016" calcext:value-type="float">
            <text:p><text:s/>3 016 </text:p>
          </table:table-cell>
          <table:table-cell table:style-name="ce5" office:value-type="float" office:value="3022" calcext:value-type="float">
            <text:p><text:s/>3 022 </text:p>
          </table:table-cell>
          <table:table-cell table:style-name="ce5" office:value-type="float" office:value="3146" calcext:value-type="float">
            <text:p><text:s/>3 146 </text:p>
          </table:table-cell>
          <table:table-cell table:style-name="ce5" office:value-type="float" office:value="3228" calcext:value-type="float">
            <text:p><text:s/>3 228 </text:p>
          </table:table-cell>
          <table:table-cell table:style-name="ce5" office:value-type="float" office:value="3301" calcext:value-type="float">
            <text:p><text:s/>3 301 </text:p>
          </table:table-cell>
          <table:table-cell table:style-name="ce5" office:value-type="float" office:value="3336" calcext:value-type="float">
            <text:p><text:s/>3 336 </text:p>
          </table:table-cell>
          <table:table-cell table:style-name="ce5" office:value-type="float" office:value="3353" calcext:value-type="float">
            <text:p><text:s/>3 353 </text:p>
          </table:table-cell>
          <table:table-cell table:style-name="ce5" office:value-type="float" office:value="3425" calcext:value-type="float">
            <text:p><text:s/>3 425 </text:p>
          </table:table-cell>
          <table:table-cell table:style-name="ce5" office:value-type="float" office:value="3483" calcext:value-type="float">
            <text:p><text:s/>3 483 </text:p>
          </table:table-cell>
          <table:table-cell table:style-name="ce5" office:value-type="float" office:value="3657" calcext:value-type="float">
            <text:p><text:s/>3 657 </text:p>
          </table:table-cell>
          <table:table-cell table:style-name="ce5" office:value-type="float" office:value="3624" calcext:value-type="float">
            <text:p><text:s/>3 624 </text:p>
          </table:table-cell>
          <table:table-cell table:style-name="ce5" office:value-type="float" office:value="3515" calcext:value-type="float">
            <text:p><text:s/>3 515 </text:p>
          </table:table-cell>
          <table:table-cell table:style-name="ce5" office:value-type="float" office:value="3718" calcext:value-type="float">
            <text:p><text:s/>3 718 </text:p>
          </table:table-cell>
          <table:table-cell table:style-name="ce5" office:value-type="float" office:value="3749" calcext:value-type="float">
            <text:p><text:s/>3 749 </text:p>
          </table:table-cell>
          <table:table-cell table:style-name="ce5" office:value-type="float" office:value="3989" calcext:value-type="float">
            <text:p><text:s/>3 989 </text:p>
          </table:table-cell>
          <table:table-cell table:style-name="ce5" office:value-type="float" office:value="3916" calcext:value-type="float">
            <text:p><text:s/>3 916 </text:p>
          </table:table-cell>
          <table:table-cell table:style-name="ce5" office:value-type="float" office:value="3807" calcext:value-type="float">
            <text:p><text:s/>3 807 </text:p>
          </table:table-cell>
          <table:table-cell table:style-name="ce5" office:value-type="float" office:value="3917" calcext:value-type="float">
            <text:p><text:s/>3 917 </text:p>
          </table:table-cell>
          <table:table-cell table:style-name="ce5" office:value-type="float" office:value="3943" calcext:value-type="float">
            <text:p><text:s/>3 943 </text:p>
          </table:table-cell>
          <table:table-cell table:style-name="ce5" office:value-type="float" office:value="4113" calcext:value-type="float">
            <text:p><text:s/>4 113 </text:p>
          </table:table-cell>
          <table:table-cell table:style-name="ce5" office:value-type="float" office:value="4044" calcext:value-type="float">
            <text:p><text:s/>4 044 </text:p>
          </table:table-cell>
          <table:table-cell table:style-name="ce5" office:value-type="float" office:value="3945" calcext:value-type="float">
            <text:p><text:s/>3 945 </text:p>
          </table:table-cell>
          <table:table-cell table:style-name="ce5" office:value-type="float" office:value="4036" calcext:value-type="float">
            <text:p><text:s/>4 036 </text:p>
          </table:table-cell>
          <table:table-cell table:style-name="ce5" office:value-type="float" office:value="4223" calcext:value-type="float">
            <text:p><text:s/>4 223 </text:p>
          </table:table-cell>
          <table:table-cell table:style-name="ce5" office:value-type="float" office:value="4424" calcext:value-type="float">
            <text:p><text:s/>4 424 </text:p>
          </table:table-cell>
          <table:table-cell table:style-name="ce5" office:value-type="float" office:value="4636" calcext:value-type="float">
            <text:p><text:s/>4 636 </text:p>
          </table:table-cell>
          <table:table-cell table:style-name="ce5" office:value-type="float" office:value="4860" calcext:value-type="float">
            <text:p><text:s/>4 860 </text:p>
          </table:table-cell>
          <table:table-cell table:style-name="ce5" office:value-type="float" office:value="4942" calcext:value-type="float">
            <text:p><text:s/>4 942 </text:p>
          </table:table-cell>
          <table:table-cell table:style-name="ce5" office:value-type="float" office:value="5163" calcext:value-type="float">
            <text:p><text:s/>5 163 </text:p>
          </table:table-cell>
          <table:table-cell table:style-name="ce5" office:value-type="float" office:value="5411" calcext:value-type="float">
            <text:p><text:s/>5 411 </text:p>
          </table:table-cell>
          <table:table-cell table:style-name="ce5" office:value-type="float" office:value="5785" calcext:value-type="float">
            <text:p><text:s/>5 785 </text:p>
          </table:table-cell>
          <table:table-cell table:style-name="ce5" office:value-type="float" office:value="5858" calcext:value-type="float">
            <text:p><text:s/>5 858 </text:p>
          </table:table-cell>
          <table:table-cell table:style-name="ce5" office:value-type="float" office:value="5988" calcext:value-type="float">
            <text:p><text:s/>5 988 </text:p>
          </table:table-cell>
          <table:table-cell table:style-name="ce5" office:value-type="float" office:value="6199" calcext:value-type="float">
            <text:p><text:s/>6 199 </text:p>
          </table:table-cell>
          <table:table-cell table:style-name="ce5" office:value-type="float" office:value="6707" calcext:value-type="float">
            <text:p><text:s/>6 707 </text:p>
          </table:table-cell>
          <table:table-cell table:style-name="ce5" office:value-type="float" office:value="6884" calcext:value-type="float">
            <text:p><text:s/>6 884 </text:p>
          </table:table-cell>
          <table:table-cell table:style-name="ce5" office:value-type="float" office:value="7038" calcext:value-type="float">
            <text:p><text:s/>7 038 </text:p>
          </table:table-cell>
          <table:table-cell table:style-name="ce5" office:value-type="float" office:value="7395" calcext:value-type="float">
            <text:p><text:s/>7 395 </text:p>
          </table:table-cell>
          <table:table-cell table:style-name="ce5" office:value-type="float" office:value="7351" calcext:value-type="float">
            <text:p><text:s/>7 351 </text:p>
          </table:table-cell>
          <table:table-cell table:style-name="ce5" office:value-type="float" office:value="7214" calcext:value-type="float">
            <text:p><text:s/>7 214 </text:p>
          </table:table-cell>
          <table:table-cell table:style-name="ce5" office:value-type="float" office:value="7681" calcext:value-type="float">
            <text:p><text:s/>7 681 </text:p>
          </table:table-cell>
          <table:table-cell table:style-name="ce5" office:value-type="float" office:value="8225" calcext:value-type="float">
            <text:p><text:s/>8 225 </text:p>
          </table:table-cell>
          <table:table-cell table:style-name="ce5" office:value-type="float" office:value="8281" calcext:value-type="float">
            <text:p><text:s/>8 281 </text:p>
          </table:table-cell>
          <table:table-cell table:style-name="ce5" office:value-type="float" office:value="9042" calcext:value-type="float">
            <text:p><text:s/>9 042 </text:p>
          </table:table-cell>
          <table:table-cell table:style-name="ce5" office:value-type="float" office:value="9328" calcext:value-type="float">
            <text:p><text:s/>9 328 </text:p>
          </table:table-cell>
          <table:table-cell table:style-name="ce5" office:value-type="float" office:value="9574" calcext:value-type="float">
            <text:p><text:s/>9 574 </text:p>
          </table:table-cell>
          <table:table-cell table:style-name="ce5" office:value-type="float" office:value="10649" calcext:value-type="float">
            <text:p><text:s/>10 649 </text:p>
          </table:table-cell>
          <table:table-cell table:style-name="ce5" office:value-type="float" office:value="10796" calcext:value-type="float">
            <text:p><text:s/>10 796 </text:p>
          </table:table-cell>
          <table:table-cell table:style-name="ce5" office:value-type="float" office:value="11234" calcext:value-type="float">
            <text:p><text:s/>11 234 </text:p>
          </table:table-cell>
          <table:table-cell table:style-name="ce10" office:value-type="float" office:value="11379" calcext:value-type="float">
            <text:p><text:s/>11 379 </text:p>
          </table:table-cell>
          <table:table-cell table:style-name="ce10" office:value-type="float" office:value="11666" calcext:value-type="float">
            <text:p><text:s/>11 666 </text:p>
          </table:table-cell>
          <table:table-cell table:style-name="ce10" office:value-type="float" office:value="12047" calcext:value-type="float">
            <text:p><text:s/>12 047 </text:p>
          </table:table-cell>
          <table:table-cell table:style-name="ce10" office:value-type="float" office:value="12139" calcext:value-type="float">
            <text:p><text:s/>12 139 </text:p>
          </table:table-cell>
          <table:table-cell table:style-name="ce10" office:value-type="float" office:value="12664" calcext:value-type="float">
            <text:p><text:s/>12 664 </text:p>
          </table:table-cell>
          <table:table-cell table:style-name="ce10" office:value-type="float" office:value="12853" calcext:value-type="float">
            <text:p><text:s/>12 853 </text:p>
          </table:table-cell>
          <table:table-cell table:style-name="ce10" office:value-type="float" office:value="12909" calcext:value-type="float">
            <text:p><text:s/>12 909 </text:p>
          </table:table-cell>
          <table:table-cell table:style-name="ce10" office:value-type="float" office:value="13184" calcext:value-type="float">
            <text:p><text:s/>13 184 </text:p>
          </table:table-cell>
          <table:table-cell table:style-name="ce10" office:value-type="float" office:value="13707" calcext:value-type="float">
            <text:p><text:s/>13 707 </text:p>
          </table:table-cell>
          <table:table-cell table:style-name="ce10" office:value-type="float" office:value="13861" calcext:value-type="float">
            <text:p><text:s/>13 861 </text:p>
          </table:table-cell>
          <table:table-cell table:style-name="ce10" office:value-type="float" office:value="14420" calcext:value-type="float">
            <text:p><text:s/>14 420 </text:p>
          </table:table-cell>
          <table:table-cell table:style-name="ce10" office:value-type="float" office:value="14637" calcext:value-type="float">
            <text:p><text:s/>14 637 </text:p>
          </table:table-cell>
          <table:table-cell table:style-name="ce10" office:value-type="float" office:value="14829" calcext:value-type="float">
            <text:p><text:s/>14 829 </text:p>
          </table:table-cell>
          <table:table-cell table:style-name="ce10" office:value-type="float" office:value="16049" calcext:value-type="float">
            <text:p><text:s/>16 049 </text:p>
          </table:table-cell>
          <table:table-cell table:style-name="ce10" office:value-type="float" office:value="16533" calcext:value-type="float">
            <text:p><text:s/>16 533 </text:p>
          </table:table-cell>
          <table:table-cell table:style-name="ce10" office:value-type="float" office:value="17578" calcext:value-type="float">
            <text:p><text:s/>17 578 </text:p>
          </table:table-cell>
          <table:table-cell table:style-name="ce10" office:value-type="float" office:value="17887" calcext:value-type="float">
            <text:p><text:s/>17 887 </text:p>
          </table:table-cell>
          <table:table-cell table:style-name="ce10" office:value-type="float" office:value="18541" calcext:value-type="float">
            <text:p><text:s/>18 541 </text:p>
          </table:table-cell>
          <table:table-cell table:style-name="ce10" office:value-type="float" office:value="19897" calcext:value-type="float">
            <text:p><text:s/>19 897 </text:p>
          </table:table-cell>
          <table:table-cell table:style-name="ce10" office:value-type="float" office:value="20383" calcext:value-type="float">
            <text:p><text:s/>20 383 </text:p>
          </table:table-cell>
          <table:table-cell table:style-name="ce10" office:value-type="float" office:value="21227" calcext:value-type="float">
            <text:p><text:s/>21 227 </text:p>
          </table:table-cell>
          <table:table-cell table:style-name="ce10" office:value-type="float" office:value="22610" calcext:value-type="float">
            <text:p><text:s/>22 610 </text:p>
          </table:table-cell>
          <table:table-cell table:style-name="ce10" office:value-type="float" office:value="23205" calcext:value-type="float">
            <text:p><text:s/>23 205 </text:p>
          </table:table-cell>
          <table:table-cell table:style-name="ce10" office:value-type="float" office:value="24529" calcext:value-type="float">
            <text:p><text:s/>24 529 </text:p>
          </table:table-cell>
          <table:table-cell table:style-name="ce10" office:value-type="float" office:value="25320" calcext:value-type="float">
            <text:p><text:s/>25 320 </text:p>
          </table:table-cell>
          <table:table-cell table:style-name="ce10" office:value-type="float" office:value="25342" calcext:value-type="float">
            <text:p><text:s/>25 342 </text:p>
          </table:table-cell>
          <table:table-cell table:style-name="ce10" office:value-type="float" office:value="26494" calcext:value-type="float">
            <text:p><text:s/>26 494 </text:p>
          </table:table-cell>
          <table:table-cell table:style-name="ce10" office:value-type="float" office:value="27557" calcext:value-type="float">
            <text:p><text:s/>27 557 </text:p>
          </table:table-cell>
          <table:table-cell table:style-name="ce10" office:value-type="float" office:value="28088" calcext:value-type="float">
            <text:p><text:s/>28 088 </text:p>
          </table:table-cell>
          <table:table-cell table:style-name="ce10" office:value-type="float" office:value="28766" calcext:value-type="float">
            <text:p><text:s/>28 766 </text:p>
          </table:table-cell>
          <table:table-cell table:style-name="ce10" office:value-type="float" office:value="30506" calcext:value-type="float">
            <text:p><text:s/>30 506 </text:p>
          </table:table-cell>
          <table:table-cell table:style-name="ce10" office:value-type="float" office:value="29877" calcext:value-type="float">
            <text:p><text:s/>29 877 </text:p>
          </table:table-cell>
          <table:table-cell table:style-name="ce10" office:value-type="float" office:value="30813" calcext:value-type="float">
            <text:p><text:s/>30 813 </text:p>
          </table:table-cell>
          <table:table-cell table:style-name="ce10" office:value-type="float" office:value="30493" calcext:value-type="float">
            <text:p><text:s/>30 493 </text:p>
          </table:table-cell>
          <table:table-cell table:style-name="ce10" office:value-type="float" office:value="31582" calcext:value-type="float">
            <text:p><text:s/>31 582 </text:p>
          </table:table-cell>
          <table:table-cell table:style-name="ce10" office:value-type="float" office:value="31285" calcext:value-type="float">
            <text:p><text:s/>31 285 </text:p>
          </table:table-cell>
          <table:table-cell table:style-name="ce10" office:value-type="float" office:value="31649" calcext:value-type="float">
            <text:p><text:s/>31 649 </text:p>
          </table:table-cell>
          <table:table-cell table:style-name="ce10" office:value-type="float" office:value="28639" calcext:value-type="float">
            <text:p><text:s/>28 639 </text:p>
          </table:table-cell>
          <table:table-cell table:style-name="ce10" office:value-type="float" office:value="28366" calcext:value-type="float">
            <text:p><text:s/>28 366 </text:p>
          </table:table-cell>
          <table:table-cell table:style-name="ce10" office:value-type="float" office:value="28163" calcext:value-type="float">
            <text:p><text:s/>28 163 </text:p>
          </table:table-cell>
          <table:table-cell table:style-name="ce10" office:value-type="float" office:value="28548" calcext:value-type="float">
            <text:p><text:s/>28 548 </text:p>
          </table:table-cell>
          <table:table-cell table:style-name="ce10" office:value-type="float" office:value="30106" calcext:value-type="float">
            <text:p><text:s/>30 106 </text:p>
          </table:table-cell>
          <table:table-cell table:style-name="ce10" office:value-type="float" office:value="35156" calcext:value-type="float">
            <text:p><text:s/>35 156 </text:p>
          </table:table-cell>
          <table:table-cell table:style-name="ce10" office:value-type="float" office:value="36581" calcext:value-type="float">
            <text:p><text:s/>36 581 </text:p>
          </table:table-cell>
          <table:table-cell table:style-name="ce13" office:value-type="float" office:value="35334" calcext:value-type="float">
            <text:p><text:s/>35 334 </text:p>
          </table:table-cell>
          <table:table-cell table:style-name="ce13" office:value-type="float" office:value="36440" calcext:value-type="float">
            <text:p><text:s/>36 440 </text:p>
          </table:table-cell>
          <table:table-cell table:style-name="ce13" office:value-type="float" office:value="36779" calcext:value-type="float">
            <text:p><text:s/>36 779 </text:p>
          </table:table-cell>
          <table:table-cell table:style-name="ce13" office:value-type="float" office:value="37579" calcext:value-type="float">
            <text:p><text:s/>37 579 </text:p>
          </table:table-cell>
          <table:table-cell table:style-name="ce13" office:value-type="float" office:value="38102" calcext:value-type="float">
            <text:p><text:s/>38 102 </text:p>
          </table:table-cell>
          <table:table-cell table:style-name="ce13" office:value-type="float" office:value="37789" calcext:value-type="float">
            <text:p><text:s/>37 789 </text:p>
          </table:table-cell>
          <table:table-cell table:style-name="ce14" office:value-type="float" office:value="38773" calcext:value-type="float">
            <text:p>38773</text:p>
          </table:table-cell>
          <table:table-cell table:style-name="ce14" office:value-type="float" office:value="39678" calcext:value-type="float">
            <text:p>39678</text:p>
          </table:table-cell>
          <table:table-cell table:style-name="ce14" office:value-type="float" office:value="41091" calcext:value-type="float">
            <text:p>41091</text:p>
          </table:table-cell>
          <table:table-cell table:number-columns-repeated="87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5" office:value-type="float" office:value="1345" calcext:value-type="float">
            <text:p><text:s/>1 345 </text:p>
          </table:table-cell>
          <table:table-cell table:style-name="ce5" office:value-type="float" office:value="1355" calcext:value-type="float">
            <text:p><text:s/>1 355 </text:p>
          </table:table-cell>
          <table:table-cell table:style-name="ce5" office:value-type="float" office:value="1366" calcext:value-type="float">
            <text:p><text:s/>1 366 </text:p>
          </table:table-cell>
          <table:table-cell table:style-name="ce5" office:value-type="float" office:value="1377" calcext:value-type="float">
            <text:p><text:s/>1 377 </text:p>
          </table:table-cell>
          <table:table-cell table:style-name="ce5" office:value-type="float" office:value="1387" calcext:value-type="float">
            <text:p><text:s/>1 387 </text:p>
          </table:table-cell>
          <table:table-cell table:style-name="ce5" office:value-type="float" office:value="1398" calcext:value-type="float">
            <text:p><text:s/>1 398 </text:p>
          </table:table-cell>
          <table:table-cell table:style-name="ce5" office:value-type="float" office:value="1409" calcext:value-type="float">
            <text:p><text:s/>1 409 </text:p>
          </table:table-cell>
          <table:table-cell table:style-name="ce5" office:value-type="float" office:value="1419" calcext:value-type="float">
            <text:p><text:s/>1 419 </text:p>
          </table:table-cell>
          <table:table-cell table:style-name="ce5" office:value-type="float" office:value="1430" calcext:value-type="float">
            <text:p><text:s/>1 430 </text:p>
          </table:table-cell>
          <table:table-cell table:style-name="ce5" office:value-type="float" office:value="1441" calcext:value-type="float">
            <text:p><text:s/>1 441 </text:p>
          </table:table-cell>
          <table:table-cell table:style-name="ce5" office:value-type="float" office:value="1452" calcext:value-type="float">
            <text:p><text:s/>1 452 </text:p>
          </table:table-cell>
          <table:table-cell table:style-name="ce5" office:value-type="float" office:value="1454" calcext:value-type="float">
            <text:p><text:s/>1 454 </text:p>
          </table:table-cell>
          <table:table-cell table:style-name="ce5" office:value-type="float" office:value="1458" calcext:value-type="float">
            <text:p><text:s/>1 458 </text:p>
          </table:table-cell>
          <table:table-cell table:style-name="ce5" office:value-type="float" office:value="1462" calcext:value-type="float">
            <text:p><text:s/>1 462 </text:p>
          </table:table-cell>
          <table:table-cell table:style-name="ce5" office:value-type="float" office:value="1465" calcext:value-type="float">
            <text:p><text:s/>1 465 </text:p>
          </table:table-cell>
          <table:table-cell table:style-name="ce5" office:value-type="float" office:value="1469" calcext:value-type="float">
            <text:p><text:s/>1 469 </text:p>
          </table:table-cell>
          <table:table-cell table:style-name="ce5" office:value-type="float" office:value="1472" calcext:value-type="float">
            <text:p><text:s/>1 472 </text:p>
          </table:table-cell>
          <table:table-cell table:style-name="ce5" office:value-type="float" office:value="1475" calcext:value-type="float">
            <text:p><text:s/>1 475 </text:p>
          </table:table-cell>
          <table:table-cell table:style-name="ce5" office:value-type="float" office:value="1479" calcext:value-type="float">
            <text:p><text:s/>1 479 </text:p>
          </table:table-cell>
          <table:table-cell table:style-name="ce5" office:value-type="float" office:value="1483" calcext:value-type="float">
            <text:p><text:s/>1 483 </text:p>
          </table:table-cell>
          <table:table-cell table:style-name="ce5" office:value-type="float" office:value="1487" calcext:value-type="float">
            <text:p><text:s/>1 487 </text:p>
          </table:table-cell>
          <table:table-cell table:style-name="ce5" office:value-type="float" office:value="1504" calcext:value-type="float">
            <text:p><text:s/>1 504 </text:p>
          </table:table-cell>
          <table:table-cell table:style-name="ce5" office:value-type="float" office:value="1523" calcext:value-type="float">
            <text:p><text:s/>1 523 </text:p>
          </table:table-cell>
          <table:table-cell table:style-name="ce5" office:value-type="float" office:value="1542" calcext:value-type="float">
            <text:p><text:s/>1 542 </text:p>
          </table:table-cell>
          <table:table-cell table:style-name="ce5" office:value-type="float" office:value="1560" calcext:value-type="float">
            <text:p><text:s/>1 560 </text:p>
          </table:table-cell>
          <table:table-cell table:style-name="ce5" office:value-type="float" office:value="1579" calcext:value-type="float">
            <text:p><text:s/>1 579 </text:p>
          </table:table-cell>
          <table:table-cell table:style-name="ce5" office:value-type="float" office:value="1598" calcext:value-type="float">
            <text:p><text:s/>1 598 </text:p>
          </table:table-cell>
          <table:table-cell table:style-name="ce5" office:value-type="float" office:value="1616" calcext:value-type="float">
            <text:p><text:s/>1 616 </text:p>
          </table:table-cell>
          <table:table-cell table:style-name="ce5" office:value-type="float" office:value="1635" calcext:value-type="float">
            <text:p><text:s/>1 635 </text:p>
          </table:table-cell>
          <table:table-cell table:style-name="ce5" office:value-type="float" office:value="1654" calcext:value-type="float">
            <text:p><text:s/>1 654 </text:p>
          </table:table-cell>
          <table:table-cell table:style-name="ce5" office:value-type="float" office:value="1673" calcext:value-type="float">
            <text:p><text:s/>1 673 </text:p>
          </table:table-cell>
          <table:table-cell table:style-name="ce5" office:value-type="float" office:value="1629" calcext:value-type="float">
            <text:p><text:s/>1 629 </text:p>
          </table:table-cell>
          <table:table-cell table:style-name="ce5" office:value-type="float" office:value="1615" calcext:value-type="float">
            <text:p><text:s/>1 615 </text:p>
          </table:table-cell>
          <table:table-cell table:style-name="ce5" office:value-type="float" office:value="1781" calcext:value-type="float">
            <text:p><text:s/>1 781 </text:p>
          </table:table-cell>
          <table:table-cell table:style-name="ce5" office:value-type="float" office:value="1720" calcext:value-type="float">
            <text:p><text:s/>1 720 </text:p>
          </table:table-cell>
          <table:table-cell table:style-name="ce5" office:value-type="float" office:value="1615" calcext:value-type="float">
            <text:p><text:s/>1 615 </text:p>
          </table:table-cell>
          <table:table-cell table:style-name="ce5" office:value-type="float" office:value="1741" calcext:value-type="float">
            <text:p><text:s/>1 741 </text:p>
          </table:table-cell>
          <table:table-cell table:style-name="ce5" office:value-type="float" office:value="1729" calcext:value-type="float">
            <text:p><text:s/>1 729 </text:p>
          </table:table-cell>
          <table:table-cell table:style-name="ce5" office:value-type="float" office:value="1779" calcext:value-type="float">
            <text:p><text:s/>1 779 </text:p>
          </table:table-cell>
          <table:table-cell table:style-name="ce5" office:value-type="float" office:value="1904" calcext:value-type="float">
            <text:p><text:s/>1 904 </text:p>
          </table:table-cell>
          <table:table-cell table:style-name="ce5" office:value-type="float" office:value="1998" calcext:value-type="float">
            <text:p><text:s/>1 998 </text:p>
          </table:table-cell>
          <table:table-cell table:style-name="ce5" office:value-type="float" office:value="2199" calcext:value-type="float">
            <text:p><text:s/>2 199 </text:p>
          </table:table-cell>
          <table:table-cell table:style-name="ce5" office:value-type="float" office:value="2050" calcext:value-type="float">
            <text:p><text:s/>2 050 </text:p>
          </table:table-cell>
          <table:table-cell table:style-name="ce5" office:value-type="float" office:value="2052" calcext:value-type="float">
            <text:p><text:s/>2 052 </text:p>
          </table:table-cell>
          <table:table-cell table:style-name="ce5" office:value-type="float" office:value="2146" calcext:value-type="float">
            <text:p><text:s/>2 146 </text:p>
          </table:table-cell>
          <table:table-cell table:style-name="ce5" office:value-type="float" office:value="2226" calcext:value-type="float">
            <text:p><text:s/>2 226 </text:p>
          </table:table-cell>
          <table:table-cell table:style-name="ce5" office:value-type="float" office:value="2358" calcext:value-type="float">
            <text:p><text:s/>2 358 </text:p>
          </table:table-cell>
          <table:table-cell table:style-name="ce5" office:value-type="float" office:value="2337" calcext:value-type="float">
            <text:p><text:s/>2 337 </text:p>
          </table:table-cell>
          <table:table-cell table:style-name="ce5" office:value-type="float" office:value="2356" calcext:value-type="float">
            <text:p><text:s/>2 356 </text:p>
          </table:table-cell>
          <table:table-cell table:style-name="ce5" office:value-type="float" office:value="2369" calcext:value-type="float">
            <text:p><text:s/>2 369 </text:p>
          </table:table-cell>
          <table:table-cell table:style-name="ce5" office:value-type="float" office:value="2459" calcext:value-type="float">
            <text:p><text:s/>2 459 </text:p>
          </table:table-cell>
          <table:table-cell table:style-name="ce5" office:value-type="float" office:value="2538" calcext:value-type="float">
            <text:p><text:s/>2 538 </text:p>
          </table:table-cell>
          <table:table-cell table:style-name="ce5" office:value-type="float" office:value="2491" calcext:value-type="float">
            <text:p><text:s/>2 491 </text:p>
          </table:table-cell>
          <table:table-cell table:style-name="ce5" office:value-type="float" office:value="2475" calcext:value-type="float">
            <text:p><text:s/>2 475 </text:p>
          </table:table-cell>
          <table:table-cell table:style-name="ce5" office:value-type="float" office:value="2574" calcext:value-type="float">
            <text:p><text:s/>2 574 </text:p>
          </table:table-cell>
          <table:table-cell table:style-name="ce5" office:value-type="float" office:value="2647" calcext:value-type="float">
            <text:p><text:s/>2 647 </text:p>
          </table:table-cell>
          <table:table-cell table:number-columns-repeated="2" table:style-name="ce5" office:value-type="float" office:value="2722" calcext:value-type="float">
            <text:p><text:s/>2 722 </text:p>
          </table:table-cell>
          <table:table-cell table:style-name="ce5" office:value-type="float" office:value="2734" calcext:value-type="float">
            <text:p><text:s/>2 734 </text:p>
          </table:table-cell>
          <table:table-cell table:style-name="ce5" office:value-type="float" office:value="2803" calcext:value-type="float">
            <text:p><text:s/>2 803 </text:p>
          </table:table-cell>
          <table:table-cell table:style-name="ce5" office:value-type="float" office:value="2871" calcext:value-type="float">
            <text:p><text:s/>2 871 </text:p>
          </table:table-cell>
          <table:table-cell table:style-name="ce5" office:value-type="float" office:value="3042" calcext:value-type="float">
            <text:p><text:s/>3 042 </text:p>
          </table:table-cell>
          <table:table-cell table:style-name="ce5" office:value-type="float" office:value="2917" calcext:value-type="float">
            <text:p><text:s/>2 917 </text:p>
          </table:table-cell>
          <table:table-cell table:style-name="ce5" office:value-type="float" office:value="2953" calcext:value-type="float">
            <text:p><text:s/>2 953 </text:p>
          </table:table-cell>
          <table:table-cell table:style-name="ce5" office:value-type="float" office:value="3070" calcext:value-type="float">
            <text:p><text:s/>3 070 </text:p>
          </table:table-cell>
          <table:table-cell table:style-name="ce5" office:value-type="float" office:value="3079" calcext:value-type="float">
            <text:p><text:s/>3 079 </text:p>
          </table:table-cell>
          <table:table-cell table:style-name="ce5" office:value-type="float" office:value="3350" calcext:value-type="float">
            <text:p><text:s/>3 350 </text:p>
          </table:table-cell>
          <table:table-cell table:style-name="ce5" office:value-type="float" office:value="3262" calcext:value-type="float">
            <text:p><text:s/>3 262 </text:p>
          </table:table-cell>
          <table:table-cell table:style-name="ce5" office:value-type="float" office:value="3150" calcext:value-type="float">
            <text:p><text:s/>3 150 </text:p>
          </table:table-cell>
          <table:table-cell table:style-name="ce5" office:value-type="float" office:value="3200" calcext:value-type="float">
            <text:p><text:s/>3 200 </text:p>
          </table:table-cell>
          <table:table-cell table:style-name="ce5" office:value-type="float" office:value="3295" calcext:value-type="float">
            <text:p><text:s/>3 295 </text:p>
          </table:table-cell>
          <table:table-cell table:style-name="ce5" office:value-type="float" office:value="3428" calcext:value-type="float">
            <text:p><text:s/>3 428 </text:p>
          </table:table-cell>
          <table:table-cell table:style-name="ce5" office:value-type="float" office:value="3344" calcext:value-type="float">
            <text:p><text:s/>3 344 </text:p>
          </table:table-cell>
          <table:table-cell table:style-name="ce5" office:value-type="float" office:value="3319" calcext:value-type="float">
            <text:p><text:s/>3 319 </text:p>
          </table:table-cell>
          <table:table-cell table:style-name="ce5" office:value-type="float" office:value="3388" calcext:value-type="float">
            <text:p><text:s/>3 388 </text:p>
          </table:table-cell>
          <table:table-cell table:style-name="ce5" office:value-type="float" office:value="3505" calcext:value-type="float">
            <text:p><text:s/>3 505 </text:p>
          </table:table-cell>
          <table:table-cell table:style-name="ce5" office:value-type="float" office:value="3767" calcext:value-type="float">
            <text:p><text:s/>3 767 </text:p>
          </table:table-cell>
          <table:table-cell table:style-name="ce5" office:value-type="float" office:value="3939" calcext:value-type="float">
            <text:p><text:s/>3 939 </text:p>
          </table:table-cell>
          <table:table-cell table:style-name="ce5" office:value-type="float" office:value="4098" calcext:value-type="float">
            <text:p><text:s/>4 098 </text:p>
          </table:table-cell>
          <table:table-cell table:style-name="ce5" office:value-type="float" office:value="4072" calcext:value-type="float">
            <text:p><text:s/>4 072 </text:p>
          </table:table-cell>
          <table:table-cell table:style-name="ce5" office:value-type="float" office:value="4274" calcext:value-type="float">
            <text:p><text:s/>4 274 </text:p>
          </table:table-cell>
          <table:table-cell table:style-name="ce5" office:value-type="float" office:value="4538" calcext:value-type="float">
            <text:p><text:s/>4 538 </text:p>
          </table:table-cell>
          <table:table-cell table:style-name="ce5" office:value-type="float" office:value="4903" calcext:value-type="float">
            <text:p><text:s/>4 903 </text:p>
          </table:table-cell>
          <table:table-cell table:style-name="ce5" office:value-type="float" office:value="5015" calcext:value-type="float">
            <text:p><text:s/>5 015 </text:p>
          </table:table-cell>
          <table:table-cell table:style-name="ce5" office:value-type="float" office:value="4912" calcext:value-type="float">
            <text:p><text:s/>4 912 </text:p>
          </table:table-cell>
          <table:table-cell table:style-name="ce5" office:value-type="float" office:value="5211" calcext:value-type="float">
            <text:p><text:s/>5 211 </text:p>
          </table:table-cell>
          <table:table-cell table:style-name="ce5" office:value-type="float" office:value="5726" calcext:value-type="float">
            <text:p><text:s/>5 726 </text:p>
          </table:table-cell>
          <table:table-cell table:style-name="ce5" office:value-type="float" office:value="5775" calcext:value-type="float">
            <text:p><text:s/>5 775 </text:p>
          </table:table-cell>
          <table:table-cell table:style-name="ce5" office:value-type="float" office:value="6007" calcext:value-type="float">
            <text:p><text:s/>6 007 </text:p>
          </table:table-cell>
          <table:table-cell table:style-name="ce5" office:value-type="float" office:value="6333" calcext:value-type="float">
            <text:p><text:s/>6 333 </text:p>
          </table:table-cell>
          <table:table-cell table:style-name="ce5" office:value-type="float" office:value="6336" calcext:value-type="float">
            <text:p><text:s/>6 336 </text:p>
          </table:table-cell>
          <table:table-cell table:style-name="ce5" office:value-type="float" office:value="6153" calcext:value-type="float">
            <text:p><text:s/>6 153 </text:p>
          </table:table-cell>
          <table:table-cell table:style-name="ce5" office:value-type="float" office:value="6555" calcext:value-type="float">
            <text:p><text:s/>6 555 </text:p>
          </table:table-cell>
          <table:table-cell table:style-name="ce5" office:value-type="float" office:value="7057" calcext:value-type="float">
            <text:p><text:s/>7 057 </text:p>
          </table:table-cell>
          <table:table-cell table:style-name="ce5" office:value-type="float" office:value="7141" calcext:value-type="float">
            <text:p><text:s/>7 141 </text:p>
          </table:table-cell>
          <table:table-cell table:style-name="ce5" office:value-type="float" office:value="7798" calcext:value-type="float">
            <text:p><text:s/>7 798 </text:p>
          </table:table-cell>
          <table:table-cell table:style-name="ce5" office:value-type="float" office:value="7971" calcext:value-type="float">
            <text:p><text:s/>7 971 </text:p>
          </table:table-cell>
          <table:table-cell table:style-name="ce5" office:value-type="float" office:value="8261" calcext:value-type="float">
            <text:p><text:s/>8 261 </text:p>
          </table:table-cell>
          <table:table-cell table:style-name="ce5" office:value-type="float" office:value="9350" calcext:value-type="float">
            <text:p><text:s/>9 350 </text:p>
          </table:table-cell>
          <table:table-cell table:style-name="ce5" office:value-type="float" office:value="9384" calcext:value-type="float">
            <text:p><text:s/>9 384 </text:p>
          </table:table-cell>
          <table:table-cell table:style-name="ce10" office:value-type="float" office:value="9860" calcext:value-type="float">
            <text:p><text:s/>9 860 </text:p>
          </table:table-cell>
          <table:table-cell table:style-name="ce10" office:value-type="float" office:value="9954" calcext:value-type="float">
            <text:p><text:s/>9 954 </text:p>
          </table:table-cell>
          <table:table-cell table:style-name="ce10" office:value-type="float" office:value="10063" calcext:value-type="float">
            <text:p><text:s/>10 063 </text:p>
          </table:table-cell>
          <table:table-cell table:style-name="ce10" office:value-type="float" office:value="10400" calcext:value-type="float">
            <text:p><text:s/>10 400 </text:p>
          </table:table-cell>
          <table:table-cell table:style-name="ce10" office:value-type="float" office:value="10670" calcext:value-type="float">
            <text:p><text:s/>10 670 </text:p>
          </table:table-cell>
          <table:table-cell table:style-name="ce10" office:value-type="float" office:value="11086" calcext:value-type="float">
            <text:p><text:s/>11 086 </text:p>
          </table:table-cell>
          <table:table-cell table:style-name="ce10" office:value-type="float" office:value="11270" calcext:value-type="float">
            <text:p><text:s/>11 270 </text:p>
          </table:table-cell>
          <table:table-cell table:style-name="ce10" office:value-type="float" office:value="11339" calcext:value-type="float">
            <text:p><text:s/>11 339 </text:p>
          </table:table-cell>
          <table:table-cell table:style-name="ce10" office:value-type="float" office:value="11522" calcext:value-type="float">
            <text:p><text:s/>11 522 </text:p>
          </table:table-cell>
          <table:table-cell table:style-name="ce10" office:value-type="float" office:value="12081" calcext:value-type="float">
            <text:p><text:s/>12 081 </text:p>
          </table:table-cell>
          <table:table-cell table:style-name="ce10" office:value-type="float" office:value="12199" calcext:value-type="float">
            <text:p><text:s/>12 199 </text:p>
          </table:table-cell>
          <table:table-cell table:style-name="ce10" office:value-type="float" office:value="12707" calcext:value-type="float">
            <text:p><text:s/>12 707 </text:p>
          </table:table-cell>
          <table:table-cell table:style-name="ce10" office:value-type="float" office:value="12998" calcext:value-type="float">
            <text:p><text:s/>12 998 </text:p>
          </table:table-cell>
          <table:table-cell table:style-name="ce10" office:value-type="float" office:value="13163" calcext:value-type="float">
            <text:p><text:s/>13 163 </text:p>
          </table:table-cell>
          <table:table-cell table:style-name="ce10" office:value-type="float" office:value="14378" calcext:value-type="float">
            <text:p><text:s/>14 378 </text:p>
          </table:table-cell>
          <table:table-cell table:style-name="ce10" office:value-type="float" office:value="14822" calcext:value-type="float">
            <text:p><text:s/>14 822 </text:p>
          </table:table-cell>
          <table:table-cell table:style-name="ce10" office:value-type="float" office:value="15770" calcext:value-type="float">
            <text:p><text:s/>15 770 </text:p>
          </table:table-cell>
          <table:table-cell table:style-name="ce10" office:value-type="float" office:value="16169" calcext:value-type="float">
            <text:p><text:s/>16 169 </text:p>
          </table:table-cell>
          <table:table-cell table:style-name="ce10" office:value-type="float" office:value="16635" calcext:value-type="float">
            <text:p><text:s/>16 635 </text:p>
          </table:table-cell>
          <table:table-cell table:style-name="ce10" office:value-type="float" office:value="17981" calcext:value-type="float">
            <text:p><text:s/>17 981 </text:p>
          </table:table-cell>
          <table:table-cell table:style-name="ce10" office:value-type="float" office:value="18299" calcext:value-type="float">
            <text:p><text:s/>18 299 </text:p>
          </table:table-cell>
          <table:table-cell table:style-name="ce10" office:value-type="float" office:value="19127" calcext:value-type="float">
            <text:p><text:s/>19 127 </text:p>
          </table:table-cell>
          <table:table-cell table:style-name="ce10" office:value-type="float" office:value="20469" calcext:value-type="float">
            <text:p><text:s/>20 469 </text:p>
          </table:table-cell>
          <table:table-cell table:style-name="ce10" office:value-type="float" office:value="21021" calcext:value-type="float">
            <text:p><text:s/>21 021 </text:p>
          </table:table-cell>
          <table:table-cell table:style-name="ce10" office:value-type="float" office:value="22333" calcext:value-type="float">
            <text:p><text:s/>22 333 </text:p>
          </table:table-cell>
          <table:table-cell table:style-name="ce10" office:value-type="float" office:value="23152" calcext:value-type="float">
            <text:p><text:s/>23 152 </text:p>
          </table:table-cell>
          <table:table-cell table:style-name="ce10" office:value-type="float" office:value="23048" calcext:value-type="float">
            <text:p><text:s/>23 048 </text:p>
          </table:table-cell>
          <table:table-cell table:style-name="ce10" office:value-type="float" office:value="24270" calcext:value-type="float">
            <text:p><text:s/>24 270 </text:p>
          </table:table-cell>
          <table:table-cell table:style-name="ce10" office:value-type="float" office:value="25197" calcext:value-type="float">
            <text:p><text:s/>25 197 </text:p>
          </table:table-cell>
          <table:table-cell table:style-name="ce10" office:value-type="float" office:value="25729" calcext:value-type="float">
            <text:p><text:s/>25 729 </text:p>
          </table:table-cell>
          <table:table-cell table:style-name="ce10" office:value-type="float" office:value="26405" calcext:value-type="float">
            <text:p><text:s/>26 405 </text:p>
          </table:table-cell>
          <table:table-cell table:style-name="ce10" office:value-type="float" office:value="27927" calcext:value-type="float">
            <text:p><text:s/>27 927 </text:p>
          </table:table-cell>
          <table:table-cell table:style-name="ce10" office:value-type="float" office:value="27470" calcext:value-type="float">
            <text:p><text:s/>27 470 </text:p>
          </table:table-cell>
          <table:table-cell table:style-name="ce10" office:value-type="float" office:value="28394" calcext:value-type="float">
            <text:p><text:s/>28 394 </text:p>
          </table:table-cell>
          <table:table-cell table:style-name="ce10" office:value-type="float" office:value="28179" calcext:value-type="float">
            <text:p><text:s/>28 179 </text:p>
          </table:table-cell>
          <table:table-cell table:style-name="ce10" office:value-type="float" office:value="29195" calcext:value-type="float">
            <text:p><text:s/>29 195 </text:p>
          </table:table-cell>
          <table:table-cell table:style-name="ce10" office:value-type="float" office:value="28906" calcext:value-type="float">
            <text:p><text:s/>28 906 </text:p>
          </table:table-cell>
          <table:table-cell table:style-name="ce10" office:value-type="float" office:value="29389" calcext:value-type="float">
            <text:p><text:s/>29 389 </text:p>
          </table:table-cell>
          <table:table-cell table:style-name="ce10" office:value-type="float" office:value="26545" calcext:value-type="float">
            <text:p><text:s/>26 545 </text:p>
          </table:table-cell>
          <table:table-cell table:style-name="ce10" office:value-type="float" office:value="26350" calcext:value-type="float">
            <text:p><text:s/>26 350 </text:p>
          </table:table-cell>
          <table:table-cell table:style-name="ce10" office:value-type="float" office:value="26267" calcext:value-type="float">
            <text:p><text:s/>26 267 </text:p>
          </table:table-cell>
          <table:table-cell table:style-name="ce10" office:value-type="float" office:value="27100" calcext:value-type="float">
            <text:p><text:s/>27 100 </text:p>
          </table:table-cell>
          <table:table-cell table:style-name="ce10" office:value-type="float" office:value="28054" calcext:value-type="float">
            <text:p><text:s/>28 054 </text:p>
          </table:table-cell>
          <table:table-cell table:style-name="ce10" office:value-type="float" office:value="32765" calcext:value-type="float">
            <text:p><text:s/>32 765 </text:p>
          </table:table-cell>
          <table:table-cell table:style-name="ce13" office:value-type="float" office:value="34250" calcext:value-type="float">
            <text:p><text:s/>34 250 </text:p>
          </table:table-cell>
          <table:table-cell table:style-name="ce13" office:value-type="float" office:value="33059" calcext:value-type="float">
            <text:p><text:s/>33 059 </text:p>
          </table:table-cell>
          <table:table-cell table:style-name="ce13" office:value-type="float" office:value="34250" calcext:value-type="float">
            <text:p><text:s/>34 250 </text:p>
          </table:table-cell>
          <table:table-cell table:style-name="ce13" office:value-type="float" office:value="34570" calcext:value-type="float">
            <text:p><text:s/>34 570 </text:p>
          </table:table-cell>
          <table:table-cell table:style-name="ce13" office:value-type="float" office:value="35447" calcext:value-type="float">
            <text:p><text:s/>35 447 </text:p>
          </table:table-cell>
          <table:table-cell table:style-name="ce13" office:value-type="float" office:value="35872" calcext:value-type="float">
            <text:p><text:s/>35 872 </text:p>
          </table:table-cell>
          <table:table-cell table:style-name="ce14" office:value-type="float" office:value="35442" calcext:value-type="float">
            <text:p>35442</text:p>
          </table:table-cell>
          <table:table-cell table:style-name="ce14" office:value-type="float" office:value="36563" calcext:value-type="float">
            <text:p>36563</text:p>
          </table:table-cell>
          <table:table-cell table:style-name="ce14" office:value-type="float" office:value="37419" calcext:value-type="float">
            <text:p>37419</text:p>
          </table:table-cell>
          <table:table-cell table:number-columns-repeated="87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office:value-type="float" office:value="1031" calcext:value-type="float">
            <text:p><text:s/>1 031 </text:p>
          </table:table-cell>
          <table:table-cell table:style-name="ce5" office:value-type="float" office:value="1038" calcext:value-type="float">
            <text:p><text:s/>1 038 </text:p>
          </table:table-cell>
          <table:table-cell table:style-name="ce5" office:value-type="float" office:value="1046" calcext:value-type="float">
            <text:p><text:s/>1 046 </text:p>
          </table:table-cell>
          <table:table-cell table:style-name="ce5" office:value-type="float" office:value="1053" calcext:value-type="float">
            <text:p><text:s/>1 053 </text:p>
          </table:table-cell>
          <table:table-cell table:style-name="ce5" office:value-type="float" office:value="1062" calcext:value-type="float">
            <text:p><text:s/>1 062 </text:p>
          </table:table-cell>
          <table:table-cell table:style-name="ce5" office:value-type="float" office:value="1070" calcext:value-type="float">
            <text:p><text:s/>1 070 </text:p>
          </table:table-cell>
          <table:table-cell table:style-name="ce5" office:value-type="float" office:value="1077" calcext:value-type="float">
            <text:p><text:s/>1 077 </text:p>
          </table:table-cell>
          <table:table-cell table:style-name="ce5" office:value-type="float" office:value="1086" calcext:value-type="float">
            <text:p><text:s/>1 086 </text:p>
          </table:table-cell>
          <table:table-cell table:style-name="ce5" office:value-type="float" office:value="1093" calcext:value-type="float">
            <text:p><text:s/>1 093 </text:p>
          </table:table-cell>
          <table:table-cell table:style-name="ce5" office:value-type="float" office:value="1101" calcext:value-type="float">
            <text:p><text:s/>1 101 </text:p>
          </table:table-cell>
          <table:table-cell table:style-name="ce5" office:value-type="float" office:value="1110" calcext:value-type="float">
            <text:p><text:s/>1 110 </text:p>
          </table:table-cell>
          <table:table-cell table:style-name="ce5" office:value-type="float" office:value="1111" calcext:value-type="float">
            <text:p><text:s/>1 111 </text:p>
          </table:table-cell>
          <table:table-cell table:style-name="ce5" office:value-type="float" office:value="1113" calcext:value-type="float">
            <text:p><text:s/>1 113 </text:p>
          </table:table-cell>
          <table:table-cell table:style-name="ce5" office:value-type="float" office:value="1114" calcext:value-type="float">
            <text:p><text:s/>1 114 </text:p>
          </table:table-cell>
          <table:table-cell table:style-name="ce5" office:value-type="float" office:value="1116" calcext:value-type="float">
            <text:p><text:s/>1 116 </text:p>
          </table:table-cell>
          <table:table-cell table:style-name="ce5" office:value-type="float" office:value="1118" calcext:value-type="float">
            <text:p><text:s/>1 118 </text:p>
          </table:table-cell>
          <table:table-cell table:style-name="ce5" office:value-type="float" office:value="1119" calcext:value-type="float">
            <text:p><text:s/>1 119 </text:p>
          </table:table-cell>
          <table:table-cell table:style-name="ce5" office:value-type="float" office:value="1121" calcext:value-type="float">
            <text:p><text:s/>1 121 </text:p>
          </table:table-cell>
          <table:table-cell table:style-name="ce5" office:value-type="float" office:value="1122" calcext:value-type="float">
            <text:p><text:s/>1 122 </text:p>
          </table:table-cell>
          <table:table-cell table:style-name="ce5" office:value-type="float" office:value="1124" calcext:value-type="float">
            <text:p><text:s/>1 124 </text:p>
          </table:table-cell>
          <table:table-cell table:style-name="ce5" office:value-type="float" office:value="1126" calcext:value-type="float">
            <text:p><text:s/>1 126 </text:p>
          </table:table-cell>
          <table:table-cell table:style-name="ce5" office:value-type="float" office:value="1152" calcext:value-type="float">
            <text:p><text:s/>1 152 </text:p>
          </table:table-cell>
          <table:table-cell table:style-name="ce5" office:value-type="float" office:value="1179" calcext:value-type="float">
            <text:p><text:s/>1 179 </text:p>
          </table:table-cell>
          <table:table-cell table:style-name="ce5" office:value-type="float" office:value="1206" calcext:value-type="float">
            <text:p><text:s/>1 206 </text:p>
          </table:table-cell>
          <table:table-cell table:style-name="ce5" office:value-type="float" office:value="1232" calcext:value-type="float">
            <text:p><text:s/>1 232 </text:p>
          </table:table-cell>
          <table:table-cell table:style-name="ce5" office:value-type="float" office:value="1259" calcext:value-type="float">
            <text:p><text:s/>1 259 </text:p>
          </table:table-cell>
          <table:table-cell table:style-name="ce5" office:value-type="float" office:value="1286" calcext:value-type="float">
            <text:p><text:s/>1 286 </text:p>
          </table:table-cell>
          <table:table-cell table:style-name="ce5" office:value-type="float" office:value="1312" calcext:value-type="float">
            <text:p><text:s/>1 312 </text:p>
          </table:table-cell>
          <table:table-cell table:style-name="ce5" office:value-type="float" office:value="1339" calcext:value-type="float">
            <text:p><text:s/>1 339 </text:p>
          </table:table-cell>
          <table:table-cell table:style-name="ce5" office:value-type="float" office:value="1366" calcext:value-type="float">
            <text:p><text:s/>1 366 </text:p>
          </table:table-cell>
          <table:table-cell table:style-name="ce5" office:value-type="float" office:value="1394" calcext:value-type="float">
            <text:p><text:s/>1 394 </text:p>
          </table:table-cell>
          <table:table-cell table:style-name="ce5" office:value-type="float" office:value="1313" calcext:value-type="float">
            <text:p><text:s/>1 313 </text:p>
          </table:table-cell>
          <table:table-cell table:style-name="ce5" office:value-type="float" office:value="1304" calcext:value-type="float">
            <text:p><text:s/>1 304 </text:p>
          </table:table-cell>
          <table:table-cell table:style-name="ce5" office:value-type="float" office:value="1228" calcext:value-type="float">
            <text:p><text:s/>1 228 </text:p>
          </table:table-cell>
          <table:table-cell table:style-name="ce5" office:value-type="float" office:value="1367" calcext:value-type="float">
            <text:p><text:s/>1 367 </text:p>
          </table:table-cell>
          <table:table-cell table:style-name="ce5" office:value-type="float" office:value="1336" calcext:value-type="float">
            <text:p><text:s/>1 336 </text:p>
          </table:table-cell>
          <table:table-cell table:style-name="ce5" office:value-type="float" office:value="1303" calcext:value-type="float">
            <text:p><text:s/>1 303 </text:p>
          </table:table-cell>
          <table:table-cell table:style-name="ce5" office:value-type="float" office:value="1459" calcext:value-type="float">
            <text:p><text:s/>1 459 </text:p>
          </table:table-cell>
          <table:table-cell table:style-name="ce5" office:value-type="float" office:value="1409" calcext:value-type="float">
            <text:p><text:s/>1 409 </text:p>
          </table:table-cell>
          <table:table-cell table:style-name="ce5" office:value-type="float" office:value="1488" calcext:value-type="float">
            <text:p><text:s/>1 488 </text:p>
          </table:table-cell>
          <table:table-cell table:style-name="ce5" office:value-type="float" office:value="1545" calcext:value-type="float">
            <text:p><text:s/>1 545 </text:p>
          </table:table-cell>
          <table:table-cell table:style-name="ce5" office:value-type="float" office:value="1668" calcext:value-type="float">
            <text:p><text:s/>1 668 </text:p>
          </table:table-cell>
          <table:table-cell table:style-name="ce5" office:value-type="float" office:value="1802" calcext:value-type="float">
            <text:p><text:s/>1 802 </text:p>
          </table:table-cell>
          <table:table-cell table:style-name="ce5" office:value-type="float" office:value="1632" calcext:value-type="float">
            <text:p><text:s/>1 632 </text:p>
          </table:table-cell>
          <table:table-cell table:style-name="ce5" office:value-type="float" office:value="1642" calcext:value-type="float">
            <text:p><text:s/>1 642 </text:p>
          </table:table-cell>
          <table:table-cell table:style-name="ce5" office:value-type="float" office:value="1684" calcext:value-type="float">
            <text:p><text:s/>1 684 </text:p>
          </table:table-cell>
          <table:table-cell table:style-name="ce5" office:value-type="float" office:value="1779" calcext:value-type="float">
            <text:p><text:s/>1 779 </text:p>
          </table:table-cell>
          <table:table-cell table:style-name="ce5" office:value-type="float" office:value="1867" calcext:value-type="float">
            <text:p><text:s/>1 867 </text:p>
          </table:table-cell>
          <table:table-cell table:style-name="ce5" office:value-type="float" office:value="1873" calcext:value-type="float">
            <text:p><text:s/>1 873 </text:p>
          </table:table-cell>
          <table:table-cell table:style-name="ce5" office:value-type="float" office:value="1883" calcext:value-type="float">
            <text:p><text:s/>1 883 </text:p>
          </table:table-cell>
          <table:table-cell table:style-name="ce5" office:value-type="float" office:value="1925" calcext:value-type="float">
            <text:p><text:s/>1 925 </text:p>
          </table:table-cell>
          <table:table-cell table:style-name="ce5" office:value-type="float" office:value="1962" calcext:value-type="float">
            <text:p><text:s/>1 962 </text:p>
          </table:table-cell>
          <table:table-cell table:style-name="ce5" office:value-type="float" office:value="2084" calcext:value-type="float">
            <text:p><text:s/>2 084 </text:p>
          </table:table-cell>
          <table:table-cell table:style-name="ce5" office:value-type="float" office:value="2044" calcext:value-type="float">
            <text:p><text:s/>2 044 </text:p>
          </table:table-cell>
          <table:table-cell table:style-name="ce5" office:value-type="float" office:value="1983" calcext:value-type="float">
            <text:p><text:s/>1 983 </text:p>
          </table:table-cell>
          <table:table-cell table:style-name="ce5" office:value-type="float" office:value="2099" calcext:value-type="float">
            <text:p><text:s/>2 099 </text:p>
          </table:table-cell>
          <table:table-cell table:style-name="ce5" office:value-type="float" office:value="2170" calcext:value-type="float">
            <text:p><text:s/>2 170 </text:p>
          </table:table-cell>
          <table:table-cell table:style-name="ce5" office:value-type="float" office:value="2183" calcext:value-type="float">
            <text:p><text:s/>2 183 </text:p>
          </table:table-cell>
          <table:table-cell table:style-name="ce5" office:value-type="float" office:value="2206" calcext:value-type="float">
            <text:p><text:s/>2 206 </text:p>
          </table:table-cell>
          <table:table-cell table:style-name="ce5" office:value-type="float" office:value="2199" calcext:value-type="float">
            <text:p><text:s/>2 199 </text:p>
          </table:table-cell>
          <table:table-cell table:style-name="ce5" office:value-type="float" office:value="2255" calcext:value-type="float">
            <text:p><text:s/>2 255 </text:p>
          </table:table-cell>
          <table:table-cell table:style-name="ce5" office:value-type="float" office:value="2383" calcext:value-type="float">
            <text:p><text:s/>2 383 </text:p>
          </table:table-cell>
          <table:table-cell table:style-name="ce5" office:value-type="float" office:value="2456" calcext:value-type="float">
            <text:p><text:s/>2 456 </text:p>
          </table:table-cell>
          <table:table-cell table:style-name="ce5" office:value-type="float" office:value="2367" calcext:value-type="float">
            <text:p><text:s/>2 367 </text:p>
          </table:table-cell>
          <table:table-cell table:style-name="ce5" office:value-type="float" office:value="2408" calcext:value-type="float">
            <text:p><text:s/>2 408 </text:p>
          </table:table-cell>
          <table:table-cell table:style-name="ce5" office:value-type="float" office:value="2493" calcext:value-type="float">
            <text:p><text:s/>2 493 </text:p>
          </table:table-cell>
          <table:table-cell table:style-name="ce5" office:value-type="float" office:value="2547" calcext:value-type="float">
            <text:p><text:s/>2 547 </text:p>
          </table:table-cell>
          <table:table-cell table:style-name="ce5" office:value-type="float" office:value="2682" calcext:value-type="float">
            <text:p><text:s/>2 682 </text:p>
          </table:table-cell>
          <table:table-cell table:style-name="ce5" office:value-type="float" office:value="2676" calcext:value-type="float">
            <text:p><text:s/>2 676 </text:p>
          </table:table-cell>
          <table:table-cell table:style-name="ce5" office:value-type="float" office:value="2537" calcext:value-type="float">
            <text:p><text:s/>2 537 </text:p>
          </table:table-cell>
          <table:table-cell table:style-name="ce5" office:value-type="float" office:value="2639" calcext:value-type="float">
            <text:p><text:s/>2 639 </text:p>
          </table:table-cell>
          <table:table-cell table:style-name="ce5" office:value-type="float" office:value="2703" calcext:value-type="float">
            <text:p><text:s/>2 703 </text:p>
          </table:table-cell>
          <table:table-cell table:style-name="ce5" office:value-type="float" office:value="2845" calcext:value-type="float">
            <text:p><text:s/>2 845 </text:p>
          </table:table-cell>
          <table:table-cell table:style-name="ce5" office:value-type="float" office:value="2745" calcext:value-type="float">
            <text:p><text:s/>2 745 </text:p>
          </table:table-cell>
          <table:table-cell table:style-name="ce5" office:value-type="float" office:value="2735" calcext:value-type="float">
            <text:p><text:s/>2 735 </text:p>
          </table:table-cell>
          <table:table-cell table:style-name="ce5" office:value-type="float" office:value="2770" calcext:value-type="float">
            <text:p><text:s/>2 770 </text:p>
          </table:table-cell>
          <table:table-cell table:style-name="ce5" office:value-type="float" office:value="2921" calcext:value-type="float">
            <text:p><text:s/>2 921 </text:p>
          </table:table-cell>
          <table:table-cell table:style-name="ce5" office:value-type="float" office:value="3104" calcext:value-type="float">
            <text:p><text:s/>3 104 </text:p>
          </table:table-cell>
          <table:table-cell table:style-name="ce5" office:value-type="float" office:value="3262" calcext:value-type="float">
            <text:p><text:s/>3 262 </text:p>
          </table:table-cell>
          <table:table-cell table:style-name="ce5" office:value-type="float" office:value="3370" calcext:value-type="float">
            <text:p><text:s/>3 370 </text:p>
          </table:table-cell>
          <table:table-cell table:style-name="ce5" office:value-type="float" office:value="3326" calcext:value-type="float">
            <text:p><text:s/>3 326 </text:p>
          </table:table-cell>
          <table:table-cell table:style-name="ce5" office:value-type="float" office:value="3561" calcext:value-type="float">
            <text:p><text:s/>3 561 </text:p>
          </table:table-cell>
          <table:table-cell table:style-name="ce5" office:value-type="float" office:value="3731" calcext:value-type="float">
            <text:p><text:s/>3 731 </text:p>
          </table:table-cell>
          <table:table-cell table:style-name="ce5" office:value-type="float" office:value="4076" calcext:value-type="float">
            <text:p><text:s/>4 076 </text:p>
          </table:table-cell>
          <table:table-cell table:style-name="ce5" office:value-type="float" office:value="4157" calcext:value-type="float">
            <text:p><text:s/>4 157 </text:p>
          </table:table-cell>
          <table:table-cell table:style-name="ce5" office:value-type="float" office:value="3999" calcext:value-type="float">
            <text:p><text:s/>3 999 </text:p>
          </table:table-cell>
          <table:table-cell table:style-name="ce5" office:value-type="float" office:value="4448" calcext:value-type="float">
            <text:p><text:s/>4 448 </text:p>
          </table:table-cell>
          <table:table-cell table:style-name="ce5" office:value-type="float" office:value="4713" calcext:value-type="float">
            <text:p><text:s/>4 713 </text:p>
          </table:table-cell>
          <table:table-cell table:style-name="ce5" office:value-type="float" office:value="4904" calcext:value-type="float">
            <text:p><text:s/>4 904 </text:p>
          </table:table-cell>
          <table:table-cell table:style-name="ce5" office:value-type="float" office:value="5106" calcext:value-type="float">
            <text:p><text:s/>5 106 </text:p>
          </table:table-cell>
          <table:table-cell table:style-name="ce5" office:value-type="float" office:value="5439" calcext:value-type="float">
            <text:p><text:s/>5 439 </text:p>
          </table:table-cell>
          <table:table-cell table:style-name="ce5" office:value-type="float" office:value="5311" calcext:value-type="float">
            <text:p><text:s/>5 311 </text:p>
          </table:table-cell>
          <table:table-cell table:style-name="ce5" office:value-type="float" office:value="5213" calcext:value-type="float">
            <text:p><text:s/>5 213 </text:p>
          </table:table-cell>
          <table:table-cell table:style-name="ce5" office:value-type="float" office:value="5551" calcext:value-type="float">
            <text:p><text:s/>5 551 </text:p>
          </table:table-cell>
          <table:table-cell table:style-name="ce5" office:value-type="float" office:value="5971" calcext:value-type="float">
            <text:p><text:s/>5 971 </text:p>
          </table:table-cell>
          <table:table-cell table:style-name="ce5" office:value-type="float" office:value="6046" calcext:value-type="float">
            <text:p><text:s/>6 046 </text:p>
          </table:table-cell>
          <table:table-cell table:style-name="ce5" office:value-type="float" office:value="6625" calcext:value-type="float">
            <text:p><text:s/>6 625 </text:p>
          </table:table-cell>
          <table:table-cell table:style-name="ce5" office:value-type="float" office:value="6798" calcext:value-type="float">
            <text:p><text:s/>6 798 </text:p>
          </table:table-cell>
          <table:table-cell table:style-name="ce5" office:value-type="float" office:value="7033" calcext:value-type="float">
            <text:p><text:s/>7 033 </text:p>
          </table:table-cell>
          <table:table-cell table:style-name="ce5" office:value-type="float" office:value="8039" calcext:value-type="float">
            <text:p><text:s/>8 039 </text:p>
          </table:table-cell>
          <table:table-cell table:style-name="ce10" office:value-type="float" office:value="8057" calcext:value-type="float">
            <text:p><text:s/>8 057 </text:p>
          </table:table-cell>
          <table:table-cell table:style-name="ce10" office:value-type="float" office:value="8554" calcext:value-type="float">
            <text:p><text:s/>8 554 </text:p>
          </table:table-cell>
          <table:table-cell table:style-name="ce10" office:value-type="float" office:value="8468" calcext:value-type="float">
            <text:p><text:s/>8 468 </text:p>
          </table:table-cell>
          <table:table-cell table:style-name="ce10" office:value-type="float" office:value="8546" calcext:value-type="float">
            <text:p><text:s/>8 546 </text:p>
          </table:table-cell>
          <table:table-cell table:style-name="ce10" office:value-type="float" office:value="9034" calcext:value-type="float">
            <text:p><text:s/>9 034 </text:p>
          </table:table-cell>
          <table:table-cell table:style-name="ce10" office:value-type="float" office:value="9191" calcext:value-type="float">
            <text:p><text:s/>9 191 </text:p>
          </table:table-cell>
          <table:table-cell table:style-name="ce10" office:value-type="float" office:value="9594" calcext:value-type="float">
            <text:p><text:s/>9 594 </text:p>
          </table:table-cell>
          <table:table-cell table:style-name="ce10" office:value-type="float" office:value="9814" calcext:value-type="float">
            <text:p><text:s/>9 814 </text:p>
          </table:table-cell>
          <table:table-cell table:style-name="ce10" office:value-type="float" office:value="9742" calcext:value-type="float">
            <text:p><text:s/>9 742 </text:p>
          </table:table-cell>
          <table:table-cell table:style-name="ce10" office:value-type="float" office:value="9990" calcext:value-type="float">
            <text:p><text:s/>9 990 </text:p>
          </table:table-cell>
          <table:table-cell table:style-name="ce10" office:value-type="float" office:value="10509" calcext:value-type="float">
            <text:p><text:s/>10 509 </text:p>
          </table:table-cell>
          <table:table-cell table:style-name="ce10" office:value-type="float" office:value="10633" calcext:value-type="float">
            <text:p><text:s/>10 633 </text:p>
          </table:table-cell>
          <table:table-cell table:style-name="ce10" office:value-type="float" office:value="11223" calcext:value-type="float">
            <text:p><text:s/>11 223 </text:p>
          </table:table-cell>
          <table:table-cell table:style-name="ce10" office:value-type="float" office:value="11435" calcext:value-type="float">
            <text:p><text:s/>11 435 </text:p>
          </table:table-cell>
          <table:table-cell table:style-name="ce10" office:value-type="float" office:value="11546" calcext:value-type="float">
            <text:p><text:s/>11 546 </text:p>
          </table:table-cell>
          <table:table-cell table:style-name="ce10" office:value-type="float" office:value="12684" calcext:value-type="float">
            <text:p><text:s/>12 684 </text:p>
          </table:table-cell>
          <table:table-cell table:style-name="ce10" office:value-type="float" office:value="13040" calcext:value-type="float">
            <text:p><text:s/>13 040 </text:p>
          </table:table-cell>
          <table:table-cell table:style-name="ce10" office:value-type="float" office:value="14063" calcext:value-type="float">
            <text:p><text:s/>14 063 </text:p>
          </table:table-cell>
          <table:table-cell table:style-name="ce10" office:value-type="float" office:value="14346" calcext:value-type="float">
            <text:p><text:s/>14 346 </text:p>
          </table:table-cell>
          <table:table-cell table:style-name="ce10" office:value-type="float" office:value="14834" calcext:value-type="float">
            <text:p><text:s/>14 834 </text:p>
          </table:table-cell>
          <table:table-cell table:style-name="ce10" office:value-type="float" office:value="16051" calcext:value-type="float">
            <text:p><text:s/>16 051 </text:p>
          </table:table-cell>
          <table:table-cell table:style-name="ce10" office:value-type="float" office:value="16342" calcext:value-type="float">
            <text:p><text:s/>16 342 </text:p>
          </table:table-cell>
          <table:table-cell table:style-name="ce10" office:value-type="float" office:value="17024" calcext:value-type="float">
            <text:p><text:s/>17 024 </text:p>
          </table:table-cell>
          <table:table-cell table:style-name="ce10" office:value-type="float" office:value="18260" calcext:value-type="float">
            <text:p><text:s/>18 260 </text:p>
          </table:table-cell>
          <table:table-cell table:style-name="ce10" office:value-type="float" office:value="18957" calcext:value-type="float">
            <text:p><text:s/>18 957 </text:p>
          </table:table-cell>
          <table:table-cell table:style-name="ce10" office:value-type="float" office:value="20115" calcext:value-type="float">
            <text:p><text:s/>20 115 </text:p>
          </table:table-cell>
          <table:table-cell table:style-name="ce10" office:value-type="float" office:value="20890" calcext:value-type="float">
            <text:p><text:s/>20 890 </text:p>
          </table:table-cell>
          <table:table-cell table:style-name="ce10" office:value-type="float" office:value="20911" calcext:value-type="float">
            <text:p><text:s/>20 911 </text:p>
          </table:table-cell>
          <table:table-cell table:style-name="ce10" office:value-type="float" office:value="22011" calcext:value-type="float">
            <text:p><text:s/>22 011 </text:p>
          </table:table-cell>
          <table:table-cell table:style-name="ce10" office:value-type="float" office:value="22934" calcext:value-type="float">
            <text:p><text:s/>22 934 </text:p>
          </table:table-cell>
          <table:table-cell table:style-name="ce10" office:value-type="float" office:value="23305" calcext:value-type="float">
            <text:p><text:s/>23 305 </text:p>
          </table:table-cell>
          <table:table-cell table:style-name="ce10" office:value-type="float" office:value="24053" calcext:value-type="float">
            <text:p><text:s/>24 053 </text:p>
          </table:table-cell>
          <table:table-cell table:style-name="ce10" office:value-type="float" office:value="25428" calcext:value-type="float">
            <text:p><text:s/>25 428 </text:p>
          </table:table-cell>
          <table:table-cell table:style-name="ce10" office:value-type="float" office:value="25163" calcext:value-type="float">
            <text:p><text:s/>25 163 </text:p>
          </table:table-cell>
          <table:table-cell table:style-name="ce10" office:value-type="float" office:value="26094" calcext:value-type="float">
            <text:p><text:s/>26 094 </text:p>
          </table:table-cell>
          <table:table-cell table:style-name="ce10" office:value-type="float" office:value="25843" calcext:value-type="float">
            <text:p><text:s/>25 843 </text:p>
          </table:table-cell>
          <table:table-cell table:style-name="ce10" office:value-type="float" office:value="26743" calcext:value-type="float">
            <text:p><text:s/>26 743 </text:p>
          </table:table-cell>
          <table:table-cell table:style-name="ce10" office:value-type="float" office:value="26524" calcext:value-type="float">
            <text:p><text:s/>26 524 </text:p>
          </table:table-cell>
          <table:table-cell table:style-name="ce10" office:value-type="float" office:value="26956" calcext:value-type="float">
            <text:p><text:s/>26 956 </text:p>
          </table:table-cell>
          <table:table-cell table:style-name="ce10" office:value-type="float" office:value="24449" calcext:value-type="float">
            <text:p><text:s/>24 449 </text:p>
          </table:table-cell>
          <table:table-cell table:style-name="ce10" office:value-type="float" office:value="24302" calcext:value-type="float">
            <text:p><text:s/>24 302 </text:p>
          </table:table-cell>
          <table:table-cell table:style-name="ce10" office:value-type="float" office:value="24549" calcext:value-type="float">
            <text:p><text:s/>24 549 </text:p>
          </table:table-cell>
          <table:table-cell table:style-name="ce10" office:value-type="float" office:value="25003" calcext:value-type="float">
            <text:p><text:s/>25 003 </text:p>
          </table:table-cell>
          <table:table-cell table:style-name="ce10" office:value-type="float" office:value="25847" calcext:value-type="float">
            <text:p><text:s/>25 847 </text:p>
          </table:table-cell>
          <table:table-cell table:style-name="ce13" office:value-type="float" office:value="30432" calcext:value-type="float">
            <text:p><text:s/>30 432 </text:p>
          </table:table-cell>
          <table:table-cell table:style-name="ce13" office:value-type="float" office:value="31810" calcext:value-type="float">
            <text:p><text:s/>31 810 </text:p>
          </table:table-cell>
          <table:table-cell table:style-name="ce13" office:value-type="float" office:value="30836" calcext:value-type="float">
            <text:p><text:s/>30 836 </text:p>
          </table:table-cell>
          <table:table-cell table:style-name="ce13" office:value-type="float" office:value="31929" calcext:value-type="float">
            <text:p><text:s/>31 929 </text:p>
          </table:table-cell>
          <table:table-cell table:style-name="ce13" office:value-type="float" office:value="32246" calcext:value-type="float">
            <text:p><text:s/>32 246 </text:p>
          </table:table-cell>
          <table:table-cell table:style-name="ce13" office:value-type="float" office:value="33119" calcext:value-type="float">
            <text:p><text:s/>33 119 </text:p>
          </table:table-cell>
          <table:table-cell table:style-name="ce14" office:value-type="float" office:value="33332" calcext:value-type="float">
            <text:p>33332</text:p>
          </table:table-cell>
          <table:table-cell table:style-name="ce14" office:value-type="float" office:value="33241" calcext:value-type="float">
            <text:p>33241</text:p>
          </table:table-cell>
          <table:table-cell table:style-name="ce14" office:value-type="float" office:value="34228" calcext:value-type="float">
            <text:p>34228</text:p>
          </table:table-cell>
          <table:table-cell table:number-columns-repeated="87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5" office:value-type="float" office:value="789" calcext:value-type="float">
            <text:p><text:s text:c="2"/>789 </text:p>
          </table:table-cell>
          <table:table-cell table:style-name="ce5" office:value-type="float" office:value="794" calcext:value-type="float">
            <text:p><text:s text:c="2"/>794 </text:p>
          </table:table-cell>
          <table:table-cell table:style-name="ce5" office:value-type="float" office:value="800" calcext:value-type="float">
            <text:p><text:s text:c="2"/>800 </text:p>
          </table:table-cell>
          <table:table-cell table:style-name="ce5" office:value-type="float" office:value="806" calcext:value-type="float">
            <text:p><text:s text:c="2"/>806 </text:p>
          </table:table-cell>
          <table:table-cell table:style-name="ce5" office:value-type="float" office:value="812" calcext:value-type="float">
            <text:p><text:s text:c="2"/>812 </text:p>
          </table:table-cell>
          <table:table-cell table:style-name="ce5" office:value-type="float" office:value="818" calcext:value-type="float">
            <text:p><text:s text:c="2"/>818 </text:p>
          </table:table-cell>
          <table:table-cell table:style-name="ce5" office:value-type="float" office:value="824" calcext:value-type="float">
            <text:p><text:s text:c="2"/>824 </text:p>
          </table:table-cell>
          <table:table-cell table:style-name="ce5" office:value-type="float" office:value="830" calcext:value-type="float">
            <text:p><text:s text:c="2"/>830 </text:p>
          </table:table-cell>
          <table:table-cell table:style-name="ce5" office:value-type="float" office:value="836" calcext:value-type="float">
            <text:p><text:s text:c="2"/>836 </text:p>
          </table:table-cell>
          <table:table-cell table:style-name="ce5" office:value-type="float" office:value="842" calcext:value-type="float">
            <text:p><text:s text:c="2"/>842 </text:p>
          </table:table-cell>
          <table:table-cell table:style-name="ce5" office:value-type="float" office:value="849" calcext:value-type="float">
            <text:p><text:s text:c="2"/>849 </text:p>
          </table:table-cell>
          <table:table-cell table:style-name="ce5" office:value-type="float" office:value="848" calcext:value-type="float">
            <text:p><text:s text:c="2"/>848 </text:p>
          </table:table-cell>
          <table:table-cell table:style-name="ce5" office:value-type="float" office:value="849" calcext:value-type="float">
            <text:p><text:s text:c="2"/>849 </text:p>
          </table:table-cell>
          <table:table-cell table:style-name="ce5" office:value-type="float" office:value="848" calcext:value-type="float">
            <text:p><text:s text:c="2"/>848 </text:p>
          </table:table-cell>
          <table:table-cell table:style-name="ce5" office:value-type="float" office:value="849" calcext:value-type="float">
            <text:p><text:s text:c="2"/>849 </text:p>
          </table:table-cell>
          <table:table-cell table:style-name="ce5" office:value-type="float" office:value="850" calcext:value-type="float">
            <text:p><text:s text:c="2"/>850 </text:p>
          </table:table-cell>
          <table:table-cell table:style-name="ce5" office:value-type="float" office:value="849" calcext:value-type="float">
            <text:p><text:s text:c="2"/>849 </text:p>
          </table:table-cell>
          <table:table-cell table:style-name="ce5" office:value-type="float" office:value="850" calcext:value-type="float">
            <text:p><text:s text:c="2"/>850 </text:p>
          </table:table-cell>
          <table:table-cell table:style-name="ce5" office:value-type="float" office:value="849" calcext:value-type="float">
            <text:p><text:s text:c="2"/>849 </text:p>
          </table:table-cell>
          <table:table-cell table:style-name="ce5" office:value-type="float" office:value="850" calcext:value-type="float">
            <text:p><text:s text:c="2"/>850 </text:p>
          </table:table-cell>
          <table:table-cell table:style-name="ce5" office:value-type="float" office:value="851" calcext:value-type="float">
            <text:p><text:s text:c="2"/>851 </text:p>
          </table:table-cell>
          <table:table-cell table:style-name="ce5" office:value-type="float" office:value="869" calcext:value-type="float">
            <text:p><text:s text:c="2"/>869 </text:p>
          </table:table-cell>
          <table:table-cell table:style-name="ce5" office:value-type="float" office:value="888" calcext:value-type="float">
            <text:p><text:s text:c="2"/>888 </text:p>
          </table:table-cell>
          <table:table-cell table:style-name="ce5" office:value-type="float" office:value="908" calcext:value-type="float">
            <text:p><text:s text:c="2"/>908 </text:p>
          </table:table-cell>
          <table:table-cell table:style-name="ce5" office:value-type="float" office:value="927" calcext:value-type="float">
            <text:p><text:s text:c="2"/>927 </text:p>
          </table:table-cell>
          <table:table-cell table:style-name="ce5" office:value-type="float" office:value="947" calcext:value-type="float">
            <text:p><text:s text:c="2"/>947 </text:p>
          </table:table-cell>
          <table:table-cell table:style-name="ce5" office:value-type="float" office:value="966" calcext:value-type="float">
            <text:p><text:s text:c="2"/>966 </text:p>
          </table:table-cell>
          <table:table-cell table:style-name="ce5" office:value-type="float" office:value="985" calcext:value-type="float">
            <text:p><text:s text:c="2"/>985 </text:p>
          </table:table-cell>
          <table:table-cell table:style-name="ce5" office:value-type="float" office:value="1005" calcext:value-type="float">
            <text:p><text:s/>1 005 </text:p>
          </table:table-cell>
          <table:table-cell table:style-name="ce5" office:value-type="float" office:value="1024" calcext:value-type="float">
            <text:p><text:s/>1 024 </text:p>
          </table:table-cell>
          <table:table-cell table:style-name="ce5" office:value-type="float" office:value="1044" calcext:value-type="float">
            <text:p><text:s/>1 044 </text:p>
          </table:table-cell>
          <table:table-cell table:style-name="ce5" office:value-type="float" office:value="1065" calcext:value-type="float">
            <text:p><text:s/>1 065 </text:p>
          </table:table-cell>
          <table:table-cell table:style-name="ce5" office:value-type="float" office:value="1039" calcext:value-type="float">
            <text:p><text:s/>1 039 </text:p>
          </table:table-cell>
          <table:table-cell table:style-name="ce5" office:value-type="float" office:value="973" calcext:value-type="float">
            <text:p><text:s text:c="2"/>973 </text:p>
          </table:table-cell>
          <table:table-cell table:style-name="ce5" office:value-type="float" office:value="913" calcext:value-type="float">
            <text:p><text:s text:c="2"/>913 </text:p>
          </table:table-cell>
          <table:table-cell table:number-columns-repeated="2" table:style-name="ce5" office:value-type="float" office:value="1060" calcext:value-type="float">
            <text:p><text:s/>1 060 </text:p>
          </table:table-cell>
          <table:table-cell table:style-name="ce5" office:value-type="float" office:value="1042" calcext:value-type="float">
            <text:p><text:s/>1 042 </text:p>
          </table:table-cell>
          <table:table-cell table:style-name="ce5" office:value-type="float" office:value="1176" calcext:value-type="float">
            <text:p><text:s/>1 176 </text:p>
          </table:table-cell>
          <table:table-cell table:style-name="ce5" office:value-type="float" office:value="1167" calcext:value-type="float">
            <text:p><text:s/>1 167 </text:p>
          </table:table-cell>
          <table:table-cell table:style-name="ce5" office:value-type="float" office:value="1193" calcext:value-type="float">
            <text:p><text:s/>1 193 </text:p>
          </table:table-cell>
          <table:table-cell table:style-name="ce5" office:value-type="float" office:value="1229" calcext:value-type="float">
            <text:p><text:s/>1 229 </text:p>
          </table:table-cell>
          <table:table-cell table:style-name="ce5" office:value-type="float" office:value="1370" calcext:value-type="float">
            <text:p><text:s/>1 370 </text:p>
          </table:table-cell>
          <table:table-cell table:style-name="ce5" office:value-type="float" office:value="1455" calcext:value-type="float">
            <text:p><text:s/>1 455 </text:p>
          </table:table-cell>
          <table:table-cell table:style-name="ce5" office:value-type="float" office:value="1275" calcext:value-type="float">
            <text:p><text:s/>1 275 </text:p>
          </table:table-cell>
          <table:table-cell table:style-name="ce5" office:value-type="float" office:value="1262" calcext:value-type="float">
            <text:p><text:s/>1 262 </text:p>
          </table:table-cell>
          <table:table-cell table:style-name="ce5" office:value-type="float" office:value="1304" calcext:value-type="float">
            <text:p><text:s/>1 304 </text:p>
          </table:table-cell>
          <table:table-cell table:style-name="ce5" office:value-type="float" office:value="1426" calcext:value-type="float">
            <text:p><text:s/>1 426 </text:p>
          </table:table-cell>
          <table:table-cell table:number-columns-repeated="2" table:style-name="ce5" office:value-type="float" office:value="1472" calcext:value-type="float">
            <text:p><text:s/>1 472 </text:p>
          </table:table-cell>
          <table:table-cell table:style-name="ce5" office:value-type="float" office:value="1507" calcext:value-type="float">
            <text:p><text:s/>1 507 </text:p>
          </table:table-cell>
          <table:table-cell table:style-name="ce5" office:value-type="float" office:value="1475" calcext:value-type="float">
            <text:p><text:s/>1 475 </text:p>
          </table:table-cell>
          <table:table-cell table:style-name="ce5" office:value-type="float" office:value="1590" calcext:value-type="float">
            <text:p><text:s/>1 590 </text:p>
          </table:table-cell>
          <table:table-cell table:style-name="ce5" office:value-type="float" office:value="1632" calcext:value-type="float">
            <text:p><text:s/>1 632 </text:p>
          </table:table-cell>
          <table:table-cell table:style-name="ce5" office:value-type="float" office:value="1640" calcext:value-type="float">
            <text:p><text:s/>1 640 </text:p>
          </table:table-cell>
          <table:table-cell table:style-name="ce5" office:value-type="float" office:value="1573" calcext:value-type="float">
            <text:p><text:s/>1 573 </text:p>
          </table:table-cell>
          <table:table-cell table:style-name="ce5" office:value-type="float" office:value="1704" calcext:value-type="float">
            <text:p><text:s/>1 704 </text:p>
          </table:table-cell>
          <table:table-cell table:style-name="ce5" office:value-type="float" office:value="1714" calcext:value-type="float">
            <text:p><text:s/>1 714 </text:p>
          </table:table-cell>
          <table:table-cell table:style-name="ce5" office:value-type="float" office:value="1757" calcext:value-type="float">
            <text:p><text:s/>1 757 </text:p>
          </table:table-cell>
          <table:table-cell table:style-name="ce5" office:value-type="float" office:value="1752" calcext:value-type="float">
            <text:p><text:s/>1 752 </text:p>
          </table:table-cell>
          <table:table-cell table:style-name="ce5" office:value-type="float" office:value="1770" calcext:value-type="float">
            <text:p><text:s/>1 770 </text:p>
          </table:table-cell>
          <table:table-cell table:style-name="ce5" office:value-type="float" office:value="1823" calcext:value-type="float">
            <text:p><text:s/>1 823 </text:p>
          </table:table-cell>
          <table:table-cell table:style-name="ce5" office:value-type="float" office:value="1897" calcext:value-type="float">
            <text:p><text:s/>1 897 </text:p>
          </table:table-cell>
          <table:table-cell table:style-name="ce5" office:value-type="float" office:value="2014" calcext:value-type="float">
            <text:p><text:s/>2 014 </text:p>
          </table:table-cell>
          <table:table-cell table:style-name="ce5" office:value-type="float" office:value="1892" calcext:value-type="float">
            <text:p><text:s/>1 892 </text:p>
          </table:table-cell>
          <table:table-cell table:style-name="ce5" office:value-type="float" office:value="1924" calcext:value-type="float">
            <text:p><text:s/>1 924 </text:p>
          </table:table-cell>
          <table:table-cell table:style-name="ce5" office:value-type="float" office:value="2013" calcext:value-type="float">
            <text:p><text:s/>2 013 </text:p>
          </table:table-cell>
          <table:table-cell table:style-name="ce5" office:value-type="float" office:value="2038" calcext:value-type="float">
            <text:p><text:s/>2 038 </text:p>
          </table:table-cell>
          <table:table-cell table:style-name="ce5" office:value-type="float" office:value="2173" calcext:value-type="float">
            <text:p><text:s/>2 173 </text:p>
          </table:table-cell>
          <table:table-cell table:style-name="ce5" office:value-type="float" office:value="2086" calcext:value-type="float">
            <text:p><text:s/>2 086 </text:p>
          </table:table-cell>
          <table:table-cell table:style-name="ce5" office:value-type="float" office:value="2115" calcext:value-type="float">
            <text:p><text:s/>2 115 </text:p>
          </table:table-cell>
          <table:table-cell table:style-name="ce5" office:value-type="float" office:value="2068" calcext:value-type="float">
            <text:p><text:s/>2 068 </text:p>
          </table:table-cell>
          <table:table-cell table:style-name="ce5" office:value-type="float" office:value="2185" calcext:value-type="float">
            <text:p><text:s/>2 185 </text:p>
          </table:table-cell>
          <table:table-cell table:style-name="ce5" office:value-type="float" office:value="2298" calcext:value-type="float">
            <text:p><text:s/>2 298 </text:p>
          </table:table-cell>
          <table:table-cell table:style-name="ce5" office:value-type="float" office:value="2246" calcext:value-type="float">
            <text:p><text:s/>2 246 </text:p>
          </table:table-cell>
          <table:table-cell table:style-name="ce5" office:value-type="float" office:value="2164" calcext:value-type="float">
            <text:p><text:s/>2 164 </text:p>
          </table:table-cell>
          <table:table-cell table:style-name="ce5" office:value-type="float" office:value="2242" calcext:value-type="float">
            <text:p><text:s/>2 242 </text:p>
          </table:table-cell>
          <table:table-cell table:style-name="ce5" office:value-type="float" office:value="2417" calcext:value-type="float">
            <text:p><text:s/>2 417 </text:p>
          </table:table-cell>
          <table:table-cell table:style-name="ce5" office:value-type="float" office:value="2516" calcext:value-type="float">
            <text:p><text:s/>2 516 </text:p>
          </table:table-cell>
          <table:table-cell table:style-name="ce5" office:value-type="float" office:value="2675" calcext:value-type="float">
            <text:p><text:s/>2 675 </text:p>
          </table:table-cell>
          <table:table-cell table:style-name="ce5" office:value-type="float" office:value="2738" calcext:value-type="float">
            <text:p><text:s/>2 738 </text:p>
          </table:table-cell>
          <table:table-cell table:style-name="ce5" office:value-type="float" office:value="2794" calcext:value-type="float">
            <text:p><text:s/>2 794 </text:p>
          </table:table-cell>
          <table:table-cell table:style-name="ce5" office:value-type="float" office:value="2920" calcext:value-type="float">
            <text:p><text:s/>2 920 </text:p>
          </table:table-cell>
          <table:table-cell table:style-name="ce5" office:value-type="float" office:value="3033" calcext:value-type="float">
            <text:p><text:s/>3 033 </text:p>
          </table:table-cell>
          <table:table-cell table:style-name="ce5" office:value-type="float" office:value="3280" calcext:value-type="float">
            <text:p><text:s/>3 280 </text:p>
          </table:table-cell>
          <table:table-cell table:style-name="ce5" office:value-type="float" office:value="3437" calcext:value-type="float">
            <text:p><text:s/>3 437 </text:p>
          </table:table-cell>
          <table:table-cell table:style-name="ce5" office:value-type="float" office:value="3414" calcext:value-type="float">
            <text:p><text:s/>3 414 </text:p>
          </table:table-cell>
          <table:table-cell table:style-name="ce5" office:value-type="float" office:value="3602" calcext:value-type="float">
            <text:p><text:s/>3 602 </text:p>
          </table:table-cell>
          <table:table-cell table:style-name="ce5" office:value-type="float" office:value="4021" calcext:value-type="float">
            <text:p><text:s/>4 021 </text:p>
          </table:table-cell>
          <table:table-cell table:style-name="ce5" office:value-type="float" office:value="4083" calcext:value-type="float">
            <text:p><text:s/>4 083 </text:p>
          </table:table-cell>
          <table:table-cell table:style-name="ce5" office:value-type="float" office:value="4273" calcext:value-type="float">
            <text:p><text:s/>4 273 </text:p>
          </table:table-cell>
          <table:table-cell table:style-name="ce5" office:value-type="float" office:value="4450" calcext:value-type="float">
            <text:p><text:s/>4 450 </text:p>
          </table:table-cell>
          <table:table-cell table:style-name="ce5" office:value-type="float" office:value="4394" calcext:value-type="float">
            <text:p><text:s/>4 394 </text:p>
          </table:table-cell>
          <table:table-cell table:style-name="ce5" office:value-type="float" office:value="4324" calcext:value-type="float">
            <text:p><text:s/>4 324 </text:p>
          </table:table-cell>
          <table:table-cell table:style-name="ce5" office:value-type="float" office:value="4628" calcext:value-type="float">
            <text:p><text:s/>4 628 </text:p>
          </table:table-cell>
          <table:table-cell table:style-name="ce5" office:value-type="float" office:value="4977" calcext:value-type="float">
            <text:p><text:s/>4 977 </text:p>
          </table:table-cell>
          <table:table-cell table:style-name="ce5" office:value-type="float" office:value="4985" calcext:value-type="float">
            <text:p><text:s/>4 985 </text:p>
          </table:table-cell>
          <table:table-cell table:style-name="ce5" office:value-type="float" office:value="5608" calcext:value-type="float">
            <text:p><text:s/>5 608 </text:p>
          </table:table-cell>
          <table:table-cell table:style-name="ce5" office:value-type="float" office:value="5795" calcext:value-type="float">
            <text:p><text:s/>5 795 </text:p>
          </table:table-cell>
          <table:table-cell table:style-name="ce5" office:value-type="float" office:value="6004" calcext:value-type="float">
            <text:p><text:s/>6 004 </text:p>
          </table:table-cell>
          <table:table-cell table:style-name="ce10" office:value-type="float" office:value="6773" calcext:value-type="float">
            <text:p><text:s/>6 773 </text:p>
          </table:table-cell>
          <table:table-cell table:style-name="ce10" office:value-type="float" office:value="6857" calcext:value-type="float">
            <text:p><text:s/>6 857 </text:p>
          </table:table-cell>
          <table:table-cell table:style-name="ce10" office:value-type="float" office:value="7197" calcext:value-type="float">
            <text:p><text:s/>7 197 </text:p>
          </table:table-cell>
          <table:table-cell table:style-name="ce10" office:value-type="float" office:value="7094" calcext:value-type="float">
            <text:p><text:s/>7 094 </text:p>
          </table:table-cell>
          <table:table-cell table:style-name="ce10" office:value-type="float" office:value="7272" calcext:value-type="float">
            <text:p><text:s/>7 272 </text:p>
          </table:table-cell>
          <table:table-cell table:style-name="ce10" office:value-type="float" office:value="7721" calcext:value-type="float">
            <text:p><text:s/>7 721 </text:p>
          </table:table-cell>
          <table:table-cell table:style-name="ce10" office:value-type="float" office:value="7837" calcext:value-type="float">
            <text:p><text:s/>7 837 </text:p>
          </table:table-cell>
          <table:table-cell table:style-name="ce10" office:value-type="float" office:value="8229" calcext:value-type="float">
            <text:p><text:s/>8 229 </text:p>
          </table:table-cell>
          <table:table-cell table:style-name="ce10" office:value-type="float" office:value="8352" calcext:value-type="float">
            <text:p><text:s/>8 352 </text:p>
          </table:table-cell>
          <table:table-cell table:style-name="ce10" office:value-type="float" office:value="8342" calcext:value-type="float">
            <text:p><text:s/>8 342 </text:p>
          </table:table-cell>
          <table:table-cell table:style-name="ce10" office:value-type="float" office:value="8549" calcext:value-type="float">
            <text:p><text:s/>8 549 </text:p>
          </table:table-cell>
          <table:table-cell table:style-name="ce10" office:value-type="float" office:value="8991" calcext:value-type="float">
            <text:p><text:s/>8 991 </text:p>
          </table:table-cell>
          <table:table-cell table:style-name="ce10" office:value-type="float" office:value="9170" calcext:value-type="float">
            <text:p><text:s/>9 170 </text:p>
          </table:table-cell>
          <table:table-cell table:style-name="ce10" office:value-type="float" office:value="9691" calcext:value-type="float">
            <text:p><text:s/>9 691 </text:p>
          </table:table-cell>
          <table:table-cell table:style-name="ce10" office:value-type="float" office:value="9897" calcext:value-type="float">
            <text:p><text:s/>9 897 </text:p>
          </table:table-cell>
          <table:table-cell table:style-name="ce10" office:value-type="float" office:value="10100" calcext:value-type="float">
            <text:p><text:s/>10 100 </text:p>
          </table:table-cell>
          <table:table-cell table:style-name="ce10" office:value-type="float" office:value="11076" calcext:value-type="float">
            <text:p><text:s/>11 076 </text:p>
          </table:table-cell>
          <table:table-cell table:style-name="ce10" office:value-type="float" office:value="11456" calcext:value-type="float">
            <text:p><text:s/>11 456 </text:p>
          </table:table-cell>
          <table:table-cell table:style-name="ce10" office:value-type="float" office:value="12337" calcext:value-type="float">
            <text:p><text:s/>12 337 </text:p>
          </table:table-cell>
          <table:table-cell table:style-name="ce10" office:value-type="float" office:value="12608" calcext:value-type="float">
            <text:p><text:s/>12 608 </text:p>
          </table:table-cell>
          <table:table-cell table:style-name="ce10" office:value-type="float" office:value="13029" calcext:value-type="float">
            <text:p><text:s/>13 029 </text:p>
          </table:table-cell>
          <table:table-cell table:style-name="ce10" office:value-type="float" office:value="14130" calcext:value-type="float">
            <text:p><text:s/>14 130 </text:p>
          </table:table-cell>
          <table:table-cell table:style-name="ce10" office:value-type="float" office:value="14440" calcext:value-type="float">
            <text:p><text:s/>14 440 </text:p>
          </table:table-cell>
          <table:table-cell table:style-name="ce10" office:value-type="float" office:value="15096" calcext:value-type="float">
            <text:p><text:s/>15 096 </text:p>
          </table:table-cell>
          <table:table-cell table:style-name="ce10" office:value-type="float" office:value="16288" calcext:value-type="float">
            <text:p><text:s/>16 288 </text:p>
          </table:table-cell>
          <table:table-cell table:style-name="ce10" office:value-type="float" office:value="16930" calcext:value-type="float">
            <text:p><text:s/>16 930 </text:p>
          </table:table-cell>
          <table:table-cell table:style-name="ce10" office:value-type="float" office:value="17992" calcext:value-type="float">
            <text:p><text:s/>17 992 </text:p>
          </table:table-cell>
          <table:table-cell table:style-name="ce10" office:value-type="float" office:value="18813" calcext:value-type="float">
            <text:p><text:s/>18 813 </text:p>
          </table:table-cell>
          <table:table-cell table:style-name="ce10" office:value-type="float" office:value="18787" calcext:value-type="float">
            <text:p><text:s/>18 787 </text:p>
          </table:table-cell>
          <table:table-cell table:style-name="ce10" office:value-type="float" office:value="19775" calcext:value-type="float">
            <text:p><text:s/>19 775 </text:p>
          </table:table-cell>
          <table:table-cell table:style-name="ce10" office:value-type="float" office:value="20461" calcext:value-type="float">
            <text:p><text:s/>20 461 </text:p>
          </table:table-cell>
          <table:table-cell table:style-name="ce10" office:value-type="float" office:value="21016" calcext:value-type="float">
            <text:p><text:s/>21 016 </text:p>
          </table:table-cell>
          <table:table-cell table:style-name="ce10" office:value-type="float" office:value="21752" calcext:value-type="float">
            <text:p><text:s/>21 752 </text:p>
          </table:table-cell>
          <table:table-cell table:style-name="ce10" office:value-type="float" office:value="23004" calcext:value-type="float">
            <text:p><text:s/>23 004 </text:p>
          </table:table-cell>
          <table:table-cell table:style-name="ce10" office:value-type="float" office:value="22793" calcext:value-type="float">
            <text:p><text:s/>22 793 </text:p>
          </table:table-cell>
          <table:table-cell table:style-name="ce10" office:value-type="float" office:value="23614" calcext:value-type="float">
            <text:p><text:s/>23 614 </text:p>
          </table:table-cell>
          <table:table-cell table:style-name="ce10" office:value-type="float" office:value="23420" calcext:value-type="float">
            <text:p><text:s/>23 420 </text:p>
          </table:table-cell>
          <table:table-cell table:style-name="ce10" office:value-type="float" office:value="24305" calcext:value-type="float">
            <text:p><text:s/>24 305 </text:p>
          </table:table-cell>
          <table:table-cell table:style-name="ce10" office:value-type="float" office:value="24076" calcext:value-type="float">
            <text:p><text:s/>24 076 </text:p>
          </table:table-cell>
          <table:table-cell table:style-name="ce10" office:value-type="float" office:value="24622" calcext:value-type="float">
            <text:p><text:s/>24 622 </text:p>
          </table:table-cell>
          <table:table-cell table:style-name="ce10" office:value-type="float" office:value="22335" calcext:value-type="float">
            <text:p><text:s/>22 335 </text:p>
          </table:table-cell>
          <table:table-cell table:style-name="ce10" office:value-type="float" office:value="22627" calcext:value-type="float">
            <text:p><text:s/>22 627 </text:p>
          </table:table-cell>
          <table:table-cell table:style-name="ce10" office:value-type="float" office:value="22395" calcext:value-type="float">
            <text:p><text:s/>22 395 </text:p>
          </table:table-cell>
          <table:table-cell table:style-name="ce10" office:value-type="float" office:value="22709" calcext:value-type="float">
            <text:p><text:s/>22 709 </text:p>
          </table:table-cell>
          <table:table-cell table:style-name="ce13" office:value-type="float" office:value="23765" calcext:value-type="float">
            <text:p><text:s/>23 765 </text:p>
          </table:table-cell>
          <table:table-cell table:style-name="ce13" office:value-type="float" office:value="27973" calcext:value-type="float">
            <text:p><text:s/>27 973 </text:p>
          </table:table-cell>
          <table:table-cell table:style-name="ce13" office:value-type="float" office:value="29263" calcext:value-type="float">
            <text:p><text:s/>29 263 </text:p>
          </table:table-cell>
          <table:table-cell table:style-name="ce13" office:value-type="float" office:value="28533" calcext:value-type="float">
            <text:p><text:s/>28 533 </text:p>
          </table:table-cell>
          <table:table-cell table:style-name="ce13" office:value-type="float" office:value="29363" calcext:value-type="float">
            <text:p><text:s/>29 363 </text:p>
          </table:table-cell>
          <table:table-cell table:style-name="ce13" office:value-type="float" office:value="29821" calcext:value-type="float">
            <text:p><text:s/>29 821 </text:p>
          </table:table-cell>
          <table:table-cell table:style-name="ce14" office:value-type="float" office:value="30419" calcext:value-type="float">
            <text:p>30419</text:p>
          </table:table-cell>
          <table:table-cell table:style-name="ce14" office:value-type="float" office:value="30858" calcext:value-type="float">
            <text:p>30858</text:p>
          </table:table-cell>
          <table:table-cell table:style-name="ce14" office:value-type="float" office:value="30813" calcext:value-type="float">
            <text:p>30813</text:p>
          </table:table-cell>
          <table:table-cell table:number-columns-repeated="87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float" office:value="604" calcext:value-type="float">
            <text:p><text:s text:c="2"/>604 </text:p>
          </table:table-cell>
          <table:table-cell table:style-name="ce5" office:value-type="float" office:value="607" calcext:value-type="float">
            <text:p><text:s text:c="2"/>607 </text:p>
          </table:table-cell>
          <table:table-cell table:style-name="ce5" office:value-type="float" office:value="612" calcext:value-type="float">
            <text:p><text:s text:c="2"/>612 </text:p>
          </table:table-cell>
          <table:table-cell table:style-name="ce5" office:value-type="float" office:value="617" calcext:value-type="float">
            <text:p><text:s text:c="2"/>617 </text:p>
          </table:table-cell>
          <table:table-cell table:style-name="ce5" office:value-type="float" office:value="621" calcext:value-type="float">
            <text:p><text:s text:c="2"/>621 </text:p>
          </table:table-cell>
          <table:table-cell table:style-name="ce5" office:value-type="float" office:value="626" calcext:value-type="float">
            <text:p><text:s text:c="2"/>626 </text:p>
          </table:table-cell>
          <table:table-cell table:style-name="ce5" office:value-type="float" office:value="631" calcext:value-type="float">
            <text:p><text:s text:c="2"/>631 </text:p>
          </table:table-cell>
          <table:table-cell table:style-name="ce5" office:value-type="float" office:value="635" calcext:value-type="float">
            <text:p><text:s text:c="2"/>635 </text:p>
          </table:table-cell>
          <table:table-cell table:style-name="ce5" office:value-type="float" office:value="640" calcext:value-type="float">
            <text:p><text:s text:c="2"/>640 </text:p>
          </table:table-cell>
          <table:table-cell table:style-name="ce5" office:value-type="float" office:value="645" calcext:value-type="float">
            <text:p><text:s text:c="2"/>645 </text:p>
          </table:table-cell>
          <table:table-cell table:style-name="ce5" office:value-type="float" office:value="650" calcext:value-type="float">
            <text:p><text:s text:c="2"/>650 </text:p>
          </table:table-cell>
          <table:table-cell table:number-columns-repeated="2" table:style-name="ce5" office:value-type="float" office:value="648" calcext:value-type="float">
            <text:p><text:s text:c="2"/>648 </text:p>
          </table:table-cell>
          <table:table-cell table:number-columns-repeated="3" table:style-name="ce5" office:value-type="float" office:value="647" calcext:value-type="float">
            <text:p><text:s text:c="2"/>647 </text:p>
          </table:table-cell>
          <table:table-cell table:number-columns-repeated="2" table:style-name="ce5" office:value-type="float" office:value="645" calcext:value-type="float">
            <text:p><text:s text:c="2"/>645 </text:p>
          </table:table-cell>
          <table:table-cell table:number-columns-repeated="3" table:style-name="ce5" office:value-type="float" office:value="644" calcext:value-type="float">
            <text:p><text:s text:c="2"/>644 </text:p>
          </table:table-cell>
          <table:table-cell table:style-name="ce5" office:value-type="float" office:value="656" calcext:value-type="float">
            <text:p><text:s text:c="2"/>656 </text:p>
          </table:table-cell>
          <table:table-cell table:style-name="ce5" office:value-type="float" office:value="668" calcext:value-type="float">
            <text:p><text:s text:c="2"/>668 </text:p>
          </table:table-cell>
          <table:table-cell table:style-name="ce5" office:value-type="float" office:value="680" calcext:value-type="float">
            <text:p><text:s text:c="2"/>680 </text:p>
          </table:table-cell>
          <table:table-cell table:style-name="ce5" office:value-type="float" office:value="692" calcext:value-type="float">
            <text:p><text:s text:c="2"/>692 </text:p>
          </table:table-cell>
          <table:table-cell table:style-name="ce5" office:value-type="float" office:value="704" calcext:value-type="float">
            <text:p><text:s text:c="2"/>704 </text:p>
          </table:table-cell>
          <table:table-cell table:style-name="ce5" office:value-type="float" office:value="716" calcext:value-type="float">
            <text:p><text:s text:c="2"/>716 </text:p>
          </table:table-cell>
          <table:table-cell table:style-name="ce5" office:value-type="float" office:value="728" calcext:value-type="float">
            <text:p><text:s text:c="2"/>728 </text:p>
          </table:table-cell>
          <table:table-cell table:style-name="ce5" office:value-type="float" office:value="740" calcext:value-type="float">
            <text:p><text:s text:c="2"/>740 </text:p>
          </table:table-cell>
          <table:table-cell table:style-name="ce5" office:value-type="float" office:value="752" calcext:value-type="float">
            <text:p><text:s text:c="2"/>752 </text:p>
          </table:table-cell>
          <table:table-cell table:style-name="ce5" office:value-type="float" office:value="765" calcext:value-type="float">
            <text:p><text:s text:c="2"/>765 </text:p>
          </table:table-cell>
          <table:table-cell table:style-name="ce5" office:value-type="float" office:value="755" calcext:value-type="float">
            <text:p><text:s text:c="2"/>755 </text:p>
          </table:table-cell>
          <table:table-cell table:style-name="ce5" office:value-type="float" office:value="803" calcext:value-type="float">
            <text:p><text:s text:c="2"/>803 </text:p>
          </table:table-cell>
          <table:table-cell table:style-name="ce5" office:value-type="float" office:value="780" calcext:value-type="float">
            <text:p><text:s text:c="2"/>780 </text:p>
          </table:table-cell>
          <table:table-cell table:style-name="ce5" office:value-type="float" office:value="708" calcext:value-type="float">
            <text:p><text:s text:c="2"/>708 </text:p>
          </table:table-cell>
          <table:table-cell table:style-name="ce5" office:value-type="float" office:value="690" calcext:value-type="float">
            <text:p><text:s text:c="2"/>690 </text:p>
          </table:table-cell>
          <table:table-cell table:style-name="ce5" office:value-type="float" office:value="835" calcext:value-type="float">
            <text:p><text:s text:c="2"/>835 </text:p>
          </table:table-cell>
          <table:table-cell table:style-name="ce5" office:value-type="float" office:value="809" calcext:value-type="float">
            <text:p><text:s text:c="2"/>809 </text:p>
          </table:table-cell>
          <table:table-cell table:style-name="ce5" office:value-type="float" office:value="822" calcext:value-type="float">
            <text:p><text:s text:c="2"/>822 </text:p>
          </table:table-cell>
          <table:table-cell table:style-name="ce5" office:value-type="float" office:value="926" calcext:value-type="float">
            <text:p><text:s text:c="2"/>926 </text:p>
          </table:table-cell>
          <table:table-cell table:style-name="ce5" office:value-type="float" office:value="922" calcext:value-type="float">
            <text:p><text:s text:c="2"/>922 </text:p>
          </table:table-cell>
          <table:table-cell table:style-name="ce5" office:value-type="float" office:value="909" calcext:value-type="float">
            <text:p><text:s text:c="2"/>909 </text:p>
          </table:table-cell>
          <table:table-cell table:style-name="ce5" office:value-type="float" office:value="936" calcext:value-type="float">
            <text:p><text:s text:c="2"/>936 </text:p>
          </table:table-cell>
          <table:table-cell table:style-name="ce5" office:value-type="float" office:value="1095" calcext:value-type="float">
            <text:p><text:s/>1 095 </text:p>
          </table:table-cell>
          <table:table-cell table:style-name="ce5" office:value-type="float" office:value="1176" calcext:value-type="float">
            <text:p><text:s/>1 176 </text:p>
          </table:table-cell>
          <table:table-cell table:style-name="ce5" office:value-type="float" office:value="969" calcext:value-type="float">
            <text:p><text:s text:c="2"/>969 </text:p>
          </table:table-cell>
          <table:table-cell table:style-name="ce5" office:value-type="float" office:value="976" calcext:value-type="float">
            <text:p><text:s text:c="2"/>976 </text:p>
          </table:table-cell>
          <table:table-cell table:style-name="ce5" office:value-type="float" office:value="1031" calcext:value-type="float">
            <text:p><text:s/>1 031 </text:p>
          </table:table-cell>
          <table:table-cell table:style-name="ce5" office:value-type="float" office:value="1101" calcext:value-type="float">
            <text:p><text:s/>1 101 </text:p>
          </table:table-cell>
          <table:table-cell table:style-name="ce5" office:value-type="float" office:value="1157" calcext:value-type="float">
            <text:p><text:s/>1 157 </text:p>
          </table:table-cell>
          <table:table-cell table:style-name="ce5" office:value-type="float" office:value="1179" calcext:value-type="float">
            <text:p><text:s/>1 179 </text:p>
          </table:table-cell>
          <table:table-cell table:style-name="ce5" office:value-type="float" office:value="1169" calcext:value-type="float">
            <text:p><text:s/>1 169 </text:p>
          </table:table-cell>
          <table:table-cell table:style-name="ce5" office:value-type="float" office:value="1146" calcext:value-type="float">
            <text:p><text:s/>1 146 </text:p>
          </table:table-cell>
          <table:table-cell table:style-name="ce5" office:value-type="float" office:value="1239" calcext:value-type="float">
            <text:p><text:s/>1 239 </text:p>
          </table:table-cell>
          <table:table-cell table:style-name="ce5" office:value-type="float" office:value="1245" calcext:value-type="float">
            <text:p><text:s/>1 245 </text:p>
          </table:table-cell>
          <table:table-cell table:style-name="ce5" office:value-type="float" office:value="1306" calcext:value-type="float">
            <text:p><text:s/>1 306 </text:p>
          </table:table-cell>
          <table:table-cell table:style-name="ce5" office:value-type="float" office:value="1232" calcext:value-type="float">
            <text:p><text:s/>1 232 </text:p>
          </table:table-cell>
          <table:table-cell table:style-name="ce5" office:value-type="float" office:value="1324" calcext:value-type="float">
            <text:p><text:s/>1 324 </text:p>
          </table:table-cell>
          <table:table-cell table:style-name="ce5" office:value-type="float" office:value="1343" calcext:value-type="float">
            <text:p><text:s/>1 343 </text:p>
          </table:table-cell>
          <table:table-cell table:style-name="ce5" office:value-type="float" office:value="1395" calcext:value-type="float">
            <text:p><text:s/>1 395 </text:p>
          </table:table-cell>
          <table:table-cell table:style-name="ce5" office:value-type="float" office:value="1390" calcext:value-type="float">
            <text:p><text:s/>1 390 </text:p>
          </table:table-cell>
          <table:table-cell table:style-name="ce5" office:value-type="float" office:value="1402" calcext:value-type="float">
            <text:p><text:s/>1 402 </text:p>
          </table:table-cell>
          <table:table-cell table:style-name="ce5" office:value-type="float" office:value="1403" calcext:value-type="float">
            <text:p><text:s/>1 403 </text:p>
          </table:table-cell>
          <table:table-cell table:style-name="ce5" office:value-type="float" office:value="1541" calcext:value-type="float">
            <text:p><text:s/>1 541 </text:p>
          </table:table-cell>
          <table:table-cell table:style-name="ce5" office:value-type="float" office:value="1568" calcext:value-type="float">
            <text:p><text:s/>1 568 </text:p>
          </table:table-cell>
          <table:table-cell table:style-name="ce5" office:value-type="float" office:value="1494" calcext:value-type="float">
            <text:p><text:s/>1 494 </text:p>
          </table:table-cell>
          <table:table-cell table:style-name="ce5" office:value-type="float" office:value="1563" calcext:value-type="float">
            <text:p><text:s/>1 563 </text:p>
          </table:table-cell>
          <table:table-cell table:style-name="ce5" office:value-type="float" office:value="1561" calcext:value-type="float">
            <text:p><text:s/>1 561 </text:p>
          </table:table-cell>
          <table:table-cell table:style-name="ce5" office:value-type="float" office:value="1606" calcext:value-type="float">
            <text:p><text:s/>1 606 </text:p>
          </table:table-cell>
          <table:table-cell table:style-name="ce5" office:value-type="float" office:value="1714" calcext:value-type="float">
            <text:p><text:s/>1 714 </text:p>
          </table:table-cell>
          <table:table-cell table:style-name="ce5" office:value-type="float" office:value="1694" calcext:value-type="float">
            <text:p><text:s/>1 694 </text:p>
          </table:table-cell>
          <table:table-cell table:style-name="ce5" office:value-type="float" office:value="1678" calcext:value-type="float">
            <text:p><text:s/>1 678 </text:p>
          </table:table-cell>
          <table:table-cell table:style-name="ce5" office:value-type="float" office:value="1637" calcext:value-type="float">
            <text:p><text:s/>1 637 </text:p>
          </table:table-cell>
          <table:table-cell table:style-name="ce5" office:value-type="float" office:value="1754" calcext:value-type="float">
            <text:p><text:s/>1 754 </text:p>
          </table:table-cell>
          <table:table-cell table:style-name="ce5" office:value-type="float" office:value="1859" calcext:value-type="float">
            <text:p><text:s/>1 859 </text:p>
          </table:table-cell>
          <table:table-cell table:style-name="ce5" office:value-type="float" office:value="1737" calcext:value-type="float">
            <text:p><text:s/>1 737 </text:p>
          </table:table-cell>
          <table:table-cell table:style-name="ce5" office:value-type="float" office:value="1716" calcext:value-type="float">
            <text:p><text:s/>1 716 </text:p>
          </table:table-cell>
          <table:table-cell table:style-name="ce5" office:value-type="float" office:value="1814" calcext:value-type="float">
            <text:p><text:s/>1 814 </text:p>
          </table:table-cell>
          <table:table-cell table:style-name="ce5" office:value-type="float" office:value="1884" calcext:value-type="float">
            <text:p><text:s/>1 884 </text:p>
          </table:table-cell>
          <table:table-cell table:style-name="ce5" office:value-type="float" office:value="1992" calcext:value-type="float">
            <text:p><text:s/>1 992 </text:p>
          </table:table-cell>
          <table:table-cell table:style-name="ce5" office:value-type="float" office:value="2135" calcext:value-type="float">
            <text:p><text:s/>2 135 </text:p>
          </table:table-cell>
          <table:table-cell table:style-name="ce5" office:value-type="float" office:value="2193" calcext:value-type="float">
            <text:p><text:s/>2 193 </text:p>
          </table:table-cell>
          <table:table-cell table:style-name="ce5" office:value-type="float" office:value="2237" calcext:value-type="float">
            <text:p><text:s/>2 237 </text:p>
          </table:table-cell>
          <table:table-cell table:style-name="ce5" office:value-type="float" office:value="2371" calcext:value-type="float">
            <text:p><text:s/>2 371 </text:p>
          </table:table-cell>
          <table:table-cell table:style-name="ce5" office:value-type="float" office:value="2344" calcext:value-type="float">
            <text:p><text:s/>2 344 </text:p>
          </table:table-cell>
          <table:table-cell table:style-name="ce5" office:value-type="float" office:value="2603" calcext:value-type="float">
            <text:p><text:s/>2 603 </text:p>
          </table:table-cell>
          <table:table-cell table:style-name="ce5" office:value-type="float" office:value="2680" calcext:value-type="float">
            <text:p><text:s/>2 680 </text:p>
          </table:table-cell>
          <table:table-cell table:style-name="ce5" office:value-type="float" office:value="2730" calcext:value-type="float">
            <text:p><text:s/>2 730 </text:p>
          </table:table-cell>
          <table:table-cell table:style-name="ce5" office:value-type="float" office:value="3049" calcext:value-type="float">
            <text:p><text:s/>3 049 </text:p>
          </table:table-cell>
          <table:table-cell table:style-name="ce5" office:value-type="float" office:value="3170" calcext:value-type="float">
            <text:p><text:s/>3 170 </text:p>
          </table:table-cell>
          <table:table-cell table:style-name="ce5" office:value-type="float" office:value="3372" calcext:value-type="float">
            <text:p><text:s/>3 372 </text:p>
          </table:table-cell>
          <table:table-cell table:style-name="ce5" office:value-type="float" office:value="3451" calcext:value-type="float">
            <text:p><text:s/>3 451 </text:p>
          </table:table-cell>
          <table:table-cell table:style-name="ce5" office:value-type="float" office:value="3708" calcext:value-type="float">
            <text:p><text:s/>3 708 </text:p>
          </table:table-cell>
          <table:table-cell table:style-name="ce5" office:value-type="float" office:value="3573" calcext:value-type="float">
            <text:p><text:s/>3 573 </text:p>
          </table:table-cell>
          <table:table-cell table:style-name="ce5" office:value-type="float" office:value="3556" calcext:value-type="float">
            <text:p><text:s/>3 556 </text:p>
          </table:table-cell>
          <table:table-cell table:style-name="ce5" office:value-type="float" office:value="3767" calcext:value-type="float">
            <text:p><text:s/>3 767 </text:p>
          </table:table-cell>
          <table:table-cell table:style-name="ce5" office:value-type="float" office:value="4081" calcext:value-type="float">
            <text:p><text:s/>4 081 </text:p>
          </table:table-cell>
          <table:table-cell table:style-name="ce5" office:value-type="float" office:value="4113" calcext:value-type="float">
            <text:p><text:s/>4 113 </text:p>
          </table:table-cell>
          <table:table-cell table:style-name="ce5" office:value-type="float" office:value="4742" calcext:value-type="float">
            <text:p><text:s/>4 742 </text:p>
          </table:table-cell>
          <table:table-cell table:style-name="ce5" office:value-type="float" office:value="4774" calcext:value-type="float">
            <text:p><text:s/>4 774 </text:p>
          </table:table-cell>
          <table:table-cell table:style-name="ce10" office:value-type="float" office:value="4992" calcext:value-type="float">
            <text:p><text:s/>4 992 </text:p>
          </table:table-cell>
          <table:table-cell table:style-name="ce10" office:value-type="float" office:value="5651" calcext:value-type="float">
            <text:p><text:s/>5 651 </text:p>
          </table:table-cell>
          <table:table-cell table:style-name="ce10" office:value-type="float" office:value="5601" calcext:value-type="float">
            <text:p><text:s/>5 601 </text:p>
          </table:table-cell>
          <table:table-cell table:style-name="ce10" office:value-type="float" office:value="5896" calcext:value-type="float">
            <text:p><text:s/>5 896 </text:p>
          </table:table-cell>
          <table:table-cell table:style-name="ce10" office:value-type="float" office:value="5968" calcext:value-type="float">
            <text:p><text:s/>5 968 </text:p>
          </table:table-cell>
          <table:table-cell table:style-name="ce10" office:value-type="float" office:value="6071" calcext:value-type="float">
            <text:p><text:s/>6 071 </text:p>
          </table:table-cell>
          <table:table-cell table:style-name="ce10" office:value-type="float" office:value="6433" calcext:value-type="float">
            <text:p><text:s/>6 433 </text:p>
          </table:table-cell>
          <table:table-cell table:style-name="ce10" office:value-type="float" office:value="6626" calcext:value-type="float">
            <text:p><text:s/>6 626 </text:p>
          </table:table-cell>
          <table:table-cell table:style-name="ce10" office:value-type="float" office:value="6846" calcext:value-type="float">
            <text:p><text:s/>6 846 </text:p>
          </table:table-cell>
          <table:table-cell table:style-name="ce10" office:value-type="float" office:value="7055" calcext:value-type="float">
            <text:p><text:s/>7 055 </text:p>
          </table:table-cell>
          <table:table-cell table:style-name="ce10" office:value-type="float" office:value="7021" calcext:value-type="float">
            <text:p><text:s/>7 021 </text:p>
          </table:table-cell>
          <table:table-cell table:style-name="ce10" office:value-type="float" office:value="7170" calcext:value-type="float">
            <text:p><text:s/>7 170 </text:p>
          </table:table-cell>
          <table:table-cell table:style-name="ce10" office:value-type="float" office:value="7658" calcext:value-type="float">
            <text:p><text:s/>7 658 </text:p>
          </table:table-cell>
          <table:table-cell table:style-name="ce10" office:value-type="float" office:value="7805" calcext:value-type="float">
            <text:p><text:s/>7 805 </text:p>
          </table:table-cell>
          <table:table-cell table:style-name="ce10" office:value-type="float" office:value="8335" calcext:value-type="float">
            <text:p><text:s/>8 335 </text:p>
          </table:table-cell>
          <table:table-cell table:style-name="ce10" office:value-type="float" office:value="8500" calcext:value-type="float">
            <text:p><text:s/>8 500 </text:p>
          </table:table-cell>
          <table:table-cell table:style-name="ce10" office:value-type="float" office:value="8656" calcext:value-type="float">
            <text:p><text:s/>8 656 </text:p>
          </table:table-cell>
          <table:table-cell table:style-name="ce10" office:value-type="float" office:value="9604" calcext:value-type="float">
            <text:p><text:s/>9 604 </text:p>
          </table:table-cell>
          <table:table-cell table:style-name="ce10" office:value-type="float" office:value="9907" calcext:value-type="float">
            <text:p><text:s/>9 907 </text:p>
          </table:table-cell>
          <table:table-cell table:style-name="ce10" office:value-type="float" office:value="10694" calcext:value-type="float">
            <text:p><text:s/>10 694 </text:p>
          </table:table-cell>
          <table:table-cell table:style-name="ce10" office:value-type="float" office:value="10981" calcext:value-type="float">
            <text:p><text:s/>10 981 </text:p>
          </table:table-cell>
          <table:table-cell table:style-name="ce10" office:value-type="float" office:value="11385" calcext:value-type="float">
            <text:p><text:s/>11 385 </text:p>
          </table:table-cell>
          <table:table-cell table:style-name="ce10" office:value-type="float" office:value="12289" calcext:value-type="float">
            <text:p><text:s/>12 289 </text:p>
          </table:table-cell>
          <table:table-cell table:style-name="ce10" office:value-type="float" office:value="12557" calcext:value-type="float">
            <text:p><text:s/>12 557 </text:p>
          </table:table-cell>
          <table:table-cell table:style-name="ce10" office:value-type="float" office:value="13280" calcext:value-type="float">
            <text:p><text:s/>13 280 </text:p>
          </table:table-cell>
          <table:table-cell table:style-name="ce10" office:value-type="float" office:value="14275" calcext:value-type="float">
            <text:p><text:s/>14 275 </text:p>
          </table:table-cell>
          <table:table-cell table:style-name="ce10" office:value-type="float" office:value="14936" calcext:value-type="float">
            <text:p><text:s/>14 936 </text:p>
          </table:table-cell>
          <table:table-cell table:style-name="ce10" office:value-type="float" office:value="15945" calcext:value-type="float">
            <text:p><text:s/>15 945 </text:p>
          </table:table-cell>
          <table:table-cell table:style-name="ce10" office:value-type="float" office:value="16701" calcext:value-type="float">
            <text:p><text:s/>16 701 </text:p>
          </table:table-cell>
          <table:table-cell table:style-name="ce10" office:value-type="float" office:value="16643" calcext:value-type="float">
            <text:p><text:s/>16 643 </text:p>
          </table:table-cell>
          <table:table-cell table:style-name="ce10" office:value-type="float" office:value="17403" calcext:value-type="float">
            <text:p><text:s/>17 403 </text:p>
          </table:table-cell>
          <table:table-cell table:style-name="ce10" office:value-type="float" office:value="18213" calcext:value-type="float">
            <text:p><text:s/>18 213 </text:p>
          </table:table-cell>
          <table:table-cell table:style-name="ce10" office:value-type="float" office:value="18752" calcext:value-type="float">
            <text:p><text:s/>18 752 </text:p>
          </table:table-cell>
          <table:table-cell table:style-name="ce10" office:value-type="float" office:value="19428" calcext:value-type="float">
            <text:p><text:s/>19 428 </text:p>
          </table:table-cell>
          <table:table-cell table:style-name="ce10" office:value-type="float" office:value="20614" calcext:value-type="float">
            <text:p><text:s/>20 614 </text:p>
          </table:table-cell>
          <table:table-cell table:style-name="ce10" office:value-type="float" office:value="20381" calcext:value-type="float">
            <text:p><text:s/>20 381 </text:p>
          </table:table-cell>
          <table:table-cell table:style-name="ce10" office:value-type="float" office:value="21126" calcext:value-type="float">
            <text:p><text:s/>21 126 </text:p>
          </table:table-cell>
          <table:table-cell table:style-name="ce10" office:value-type="float" office:value="20888" calcext:value-type="float">
            <text:p><text:s/>20 888 </text:p>
          </table:table-cell>
          <table:table-cell table:style-name="ce10" office:value-type="float" office:value="21837" calcext:value-type="float">
            <text:p><text:s/>21 837 </text:p>
          </table:table-cell>
          <table:table-cell table:style-name="ce10" office:value-type="float" office:value="21705" calcext:value-type="float">
            <text:p><text:s/>21 705 </text:p>
          </table:table-cell>
          <table:table-cell table:style-name="ce10" office:value-type="float" office:value="22104" calcext:value-type="float">
            <text:p><text:s/>22 104 </text:p>
          </table:table-cell>
          <table:table-cell table:style-name="ce10" office:value-type="float" office:value="20554" calcext:value-type="float">
            <text:p><text:s/>20 554 </text:p>
          </table:table-cell>
          <table:table-cell table:style-name="ce10" office:value-type="float" office:value="20414" calcext:value-type="float">
            <text:p><text:s/>20 414 </text:p>
          </table:table-cell>
          <table:table-cell table:style-name="ce10" office:value-type="float" office:value="20224" calcext:value-type="float">
            <text:p><text:s/>20 224 </text:p>
          </table:table-cell>
          <table:table-cell table:style-name="ce13" office:value-type="float" office:value="20595" calcext:value-type="float">
            <text:p><text:s/>20 595 </text:p>
          </table:table-cell>
          <table:table-cell table:style-name="ce13" office:value-type="float" office:value="21565" calcext:value-type="float">
            <text:p><text:s/>21 565 </text:p>
          </table:table-cell>
          <table:table-cell table:style-name="ce13" office:value-type="float" office:value="25570" calcext:value-type="float">
            <text:p><text:s/>25 570 </text:p>
          </table:table-cell>
          <table:table-cell table:style-name="ce13" office:value-type="float" office:value="26710" calcext:value-type="float">
            <text:p><text:s/>26 710 </text:p>
          </table:table-cell>
          <table:table-cell table:style-name="ce13" office:value-type="float" office:value="26105" calcext:value-type="float">
            <text:p><text:s/>26 105 </text:p>
          </table:table-cell>
          <table:table-cell table:style-name="ce13" office:value-type="float" office:value="26893" calcext:value-type="float">
            <text:p><text:s/>26 893 </text:p>
          </table:table-cell>
          <table:table-cell table:style-name="ce14" office:value-type="float" office:value="27111" calcext:value-type="float">
            <text:p>27111</text:p>
          </table:table-cell>
          <table:table-cell table:style-name="ce14" office:value-type="float" office:value="27883" calcext:value-type="float">
            <text:p>27883</text:p>
          </table:table-cell>
          <table:table-cell table:style-name="ce14" office:value-type="float" office:value="28261" calcext:value-type="float">
            <text:p>28261</text:p>
          </table:table-cell>
          <table:table-cell table:number-columns-repeated="87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5" office:value-type="float" office:value="463" calcext:value-type="float">
            <text:p><text:s text:c="2"/>463 </text:p>
          </table:table-cell>
          <table:table-cell table:style-name="ce5" office:value-type="float" office:value="466" calcext:value-type="float">
            <text:p><text:s text:c="2"/>466 </text:p>
          </table:table-cell>
          <table:table-cell table:style-name="ce5" office:value-type="float" office:value="469" calcext:value-type="float">
            <text:p><text:s text:c="2"/>469 </text:p>
          </table:table-cell>
          <table:table-cell table:style-name="ce5" office:value-type="float" office:value="472" calcext:value-type="float">
            <text:p><text:s text:c="2"/>472 </text:p>
          </table:table-cell>
          <table:table-cell table:style-name="ce5" office:value-type="float" office:value="475" calcext:value-type="float">
            <text:p><text:s text:c="2"/>475 </text:p>
          </table:table-cell>
          <table:table-cell table:style-name="ce5" office:value-type="float" office:value="480" calcext:value-type="float">
            <text:p><text:s text:c="2"/>480 </text:p>
          </table:table-cell>
          <table:table-cell table:style-name="ce5" office:value-type="float" office:value="483" calcext:value-type="float">
            <text:p><text:s text:c="2"/>483 </text:p>
          </table:table-cell>
          <table:table-cell table:style-name="ce5" office:value-type="float" office:value="486" calcext:value-type="float">
            <text:p><text:s text:c="2"/>486 </text:p>
          </table:table-cell>
          <table:table-cell table:style-name="ce5" office:value-type="float" office:value="489" calcext:value-type="float">
            <text:p><text:s text:c="2"/>489 </text:p>
          </table:table-cell>
          <table:table-cell table:style-name="ce5" office:value-type="float" office:value="492" calcext:value-type="float">
            <text:p><text:s text:c="2"/>492 </text:p>
          </table:table-cell>
          <table:table-cell table:style-name="ce5" office:value-type="float" office:value="497" calcext:value-type="float">
            <text:p><text:s text:c="2"/>497 </text:p>
          </table:table-cell>
          <table:table-cell table:style-name="ce5" office:value-type="float" office:value="495" calcext:value-type="float">
            <text:p><text:s text:c="2"/>495 </text:p>
          </table:table-cell>
          <table:table-cell table:style-name="ce5" office:value-type="float" office:value="494" calcext:value-type="float">
            <text:p><text:s text:c="2"/>494 </text:p>
          </table:table-cell>
          <table:table-cell table:style-name="ce5" office:value-type="float" office:value="493" calcext:value-type="float">
            <text:p><text:s text:c="2"/>493 </text:p>
          </table:table-cell>
          <table:table-cell table:number-columns-repeated="2" table:style-name="ce5" office:value-type="float" office:value="492" calcext:value-type="float">
            <text:p><text:s text:c="2"/>492 </text:p>
          </table:table-cell>
          <table:table-cell table:style-name="ce5" office:value-type="float" office:value="490" calcext:value-type="float">
            <text:p><text:s text:c="2"/>490 </text:p>
          </table:table-cell>
          <table:table-cell table:style-name="ce5" office:value-type="float" office:value="489" calcext:value-type="float">
            <text:p><text:s text:c="2"/>489 </text:p>
          </table:table-cell>
          <table:table-cell table:style-name="ce5" office:value-type="float" office:value="488" calcext:value-type="float">
            <text:p><text:s text:c="2"/>488 </text:p>
          </table:table-cell>
          <table:table-cell table:number-columns-repeated="2" table:style-name="ce5" office:value-type="float" office:value="487" calcext:value-type="float">
            <text:p><text:s text:c="2"/>487 </text:p>
          </table:table-cell>
          <table:table-cell table:style-name="ce5" office:value-type="float" office:value="496" calcext:value-type="float">
            <text:p><text:s text:c="2"/>496 </text:p>
          </table:table-cell>
          <table:table-cell table:style-name="ce5" office:value-type="float" office:value="507" calcext:value-type="float">
            <text:p><text:s text:c="2"/>507 </text:p>
          </table:table-cell>
          <table:table-cell table:style-name="ce5" office:value-type="float" office:value="517" calcext:value-type="float">
            <text:p><text:s text:c="2"/>517 </text:p>
          </table:table-cell>
          <table:table-cell table:style-name="ce5" office:value-type="float" office:value="527" calcext:value-type="float">
            <text:p><text:s text:c="2"/>527 </text:p>
          </table:table-cell>
          <table:table-cell table:style-name="ce5" office:value-type="float" office:value="538" calcext:value-type="float">
            <text:p><text:s text:c="2"/>538 </text:p>
          </table:table-cell>
          <table:table-cell table:style-name="ce5" office:value-type="float" office:value="548" calcext:value-type="float">
            <text:p><text:s text:c="2"/>548 </text:p>
          </table:table-cell>
          <table:table-cell table:style-name="ce5" office:value-type="float" office:value="558" calcext:value-type="float">
            <text:p><text:s text:c="2"/>558 </text:p>
          </table:table-cell>
          <table:table-cell table:style-name="ce5" office:value-type="float" office:value="568" calcext:value-type="float">
            <text:p><text:s text:c="2"/>568 </text:p>
          </table:table-cell>
          <table:table-cell table:style-name="ce5" office:value-type="float" office:value="579" calcext:value-type="float">
            <text:p><text:s text:c="2"/>579 </text:p>
          </table:table-cell>
          <table:table-cell table:style-name="ce5" office:value-type="float" office:value="590" calcext:value-type="float">
            <text:p><text:s text:c="2"/>590 </text:p>
          </table:table-cell>
          <table:table-cell table:style-name="ce5" office:value-type="float" office:value="562" calcext:value-type="float">
            <text:p><text:s text:c="2"/>562 </text:p>
          </table:table-cell>
          <table:table-cell table:style-name="ce5" office:value-type="float" office:value="554" calcext:value-type="float">
            <text:p><text:s text:c="2"/>554 </text:p>
          </table:table-cell>
          <table:table-cell table:style-name="ce5" office:value-type="float" office:value="585" calcext:value-type="float">
            <text:p><text:s text:c="2"/>585 </text:p>
          </table:table-cell>
          <table:table-cell table:style-name="ce5" office:value-type="float" office:value="586" calcext:value-type="float">
            <text:p><text:s text:c="2"/>586 </text:p>
          </table:table-cell>
          <table:table-cell table:style-name="ce5" office:value-type="float" office:value="526" calcext:value-type="float">
            <text:p><text:s text:c="2"/>526 </text:p>
          </table:table-cell>
          <table:table-cell table:style-name="ce5" office:value-type="float" office:value="507" calcext:value-type="float">
            <text:p><text:s text:c="2"/>507 </text:p>
          </table:table-cell>
          <table:table-cell table:style-name="ce5" office:value-type="float" office:value="636" calcext:value-type="float">
            <text:p><text:s text:c="2"/>636 </text:p>
          </table:table-cell>
          <table:table-cell table:style-name="ce5" office:value-type="float" office:value="624" calcext:value-type="float">
            <text:p><text:s text:c="2"/>624 </text:p>
          </table:table-cell>
          <table:table-cell table:style-name="ce5" office:value-type="float" office:value="642" calcext:value-type="float">
            <text:p><text:s text:c="2"/>642 </text:p>
          </table:table-cell>
          <table:table-cell table:style-name="ce5" office:value-type="float" office:value="713" calcext:value-type="float">
            <text:p><text:s text:c="2"/>713 </text:p>
          </table:table-cell>
          <table:table-cell table:style-name="ce5" office:value-type="float" office:value="691" calcext:value-type="float">
            <text:p><text:s text:c="2"/>691 </text:p>
          </table:table-cell>
          <table:table-cell table:style-name="ce5" office:value-type="float" office:value="697" calcext:value-type="float">
            <text:p><text:s text:c="2"/>697 </text:p>
          </table:table-cell>
          <table:table-cell table:style-name="ce5" office:value-type="float" office:value="705" calcext:value-type="float">
            <text:p><text:s text:c="2"/>705 </text:p>
          </table:table-cell>
          <table:table-cell table:style-name="ce5" office:value-type="float" office:value="868" calcext:value-type="float">
            <text:p><text:s text:c="2"/>868 </text:p>
          </table:table-cell>
          <table:table-cell table:style-name="ce5" office:value-type="float" office:value="902" calcext:value-type="float">
            <text:p><text:s text:c="2"/>902 </text:p>
          </table:table-cell>
          <table:table-cell table:style-name="ce5" office:value-type="float" office:value="720" calcext:value-type="float">
            <text:p><text:s text:c="2"/>720 </text:p>
          </table:table-cell>
          <table:table-cell table:style-name="ce5" office:value-type="float" office:value="747" calcext:value-type="float">
            <text:p><text:s text:c="2"/>747 </text:p>
          </table:table-cell>
          <table:table-cell table:style-name="ce5" office:value-type="float" office:value="774" calcext:value-type="float">
            <text:p><text:s text:c="2"/>774 </text:p>
          </table:table-cell>
          <table:table-cell table:style-name="ce5" office:value-type="float" office:value="854" calcext:value-type="float">
            <text:p><text:s text:c="2"/>854 </text:p>
          </table:table-cell>
          <table:table-cell table:style-name="ce5" office:value-type="float" office:value="923" calcext:value-type="float">
            <text:p><text:s text:c="2"/>923 </text:p>
          </table:table-cell>
          <table:table-cell table:style-name="ce5" office:value-type="float" office:value="886" calcext:value-type="float">
            <text:p><text:s text:c="2"/>886 </text:p>
          </table:table-cell>
          <table:table-cell table:style-name="ce5" office:value-type="float" office:value="908" calcext:value-type="float">
            <text:p><text:s text:c="2"/>908 </text:p>
          </table:table-cell>
          <table:table-cell table:style-name="ce5" office:value-type="float" office:value="862" calcext:value-type="float">
            <text:p><text:s text:c="2"/>862 </text:p>
          </table:table-cell>
          <table:table-cell table:style-name="ce5" office:value-type="float" office:value="971" calcext:value-type="float">
            <text:p><text:s text:c="2"/>971 </text:p>
          </table:table-cell>
          <table:table-cell table:style-name="ce5" office:value-type="float" office:value="949" calcext:value-type="float">
            <text:p><text:s text:c="2"/>949 </text:p>
          </table:table-cell>
          <table:table-cell table:style-name="ce5" office:value-type="float" office:value="1013" calcext:value-type="float">
            <text:p><text:s/>1 013 </text:p>
          </table:table-cell>
          <table:table-cell table:style-name="ce5" office:value-type="float" office:value="960" calcext:value-type="float">
            <text:p><text:s text:c="2"/>960 </text:p>
          </table:table-cell>
          <table:table-cell table:style-name="ce5" office:value-type="float" office:value="1021" calcext:value-type="float">
            <text:p><text:s/>1 021 </text:p>
          </table:table-cell>
          <table:table-cell table:style-name="ce5" office:value-type="float" office:value="1017" calcext:value-type="float">
            <text:p><text:s/>1 017 </text:p>
          </table:table-cell>
          <table:table-cell table:style-name="ce5" office:value-type="float" office:value="1092" calcext:value-type="float">
            <text:p><text:s/>1 092 </text:p>
          </table:table-cell>
          <table:table-cell table:style-name="ce5" office:value-type="float" office:value="1103" calcext:value-type="float">
            <text:p><text:s/>1 103 </text:p>
          </table:table-cell>
          <table:table-cell table:style-name="ce5" office:value-type="float" office:value="1072" calcext:value-type="float">
            <text:p><text:s/>1 072 </text:p>
          </table:table-cell>
          <table:table-cell table:style-name="ce5" office:value-type="float" office:value="1104" calcext:value-type="float">
            <text:p><text:s/>1 104 </text:p>
          </table:table-cell>
          <table:table-cell table:style-name="ce5" office:value-type="float" office:value="1188" calcext:value-type="float">
            <text:p><text:s/>1 188 </text:p>
          </table:table-cell>
          <table:table-cell table:style-name="ce5" office:value-type="float" office:value="1227" calcext:value-type="float">
            <text:p><text:s/>1 227 </text:p>
          </table:table-cell>
          <table:table-cell table:style-name="ce5" office:value-type="float" office:value="1171" calcext:value-type="float">
            <text:p><text:s/>1 171 </text:p>
          </table:table-cell>
          <table:table-cell table:style-name="ce5" office:value-type="float" office:value="1188" calcext:value-type="float">
            <text:p><text:s/>1 188 </text:p>
          </table:table-cell>
          <table:table-cell table:style-name="ce5" office:value-type="float" office:value="1238" calcext:value-type="float">
            <text:p><text:s/>1 238 </text:p>
          </table:table-cell>
          <table:table-cell table:style-name="ce5" office:value-type="float" office:value="1242" calcext:value-type="float">
            <text:p><text:s/>1 242 </text:p>
          </table:table-cell>
          <table:table-cell table:style-name="ce5" office:value-type="float" office:value="1356" calcext:value-type="float">
            <text:p><text:s/>1 356 </text:p>
          </table:table-cell>
          <table:table-cell table:style-name="ce5" office:value-type="float" office:value="1275" calcext:value-type="float">
            <text:p><text:s/>1 275 </text:p>
          </table:table-cell>
          <table:table-cell table:style-name="ce5" office:value-type="float" office:value="1222" calcext:value-type="float">
            <text:p><text:s/>1 222 </text:p>
          </table:table-cell>
          <table:table-cell table:style-name="ce5" office:value-type="float" office:value="1295" calcext:value-type="float">
            <text:p><text:s/>1 295 </text:p>
          </table:table-cell>
          <table:table-cell table:style-name="ce5" office:value-type="float" office:value="1405" calcext:value-type="float">
            <text:p><text:s/>1 405 </text:p>
          </table:table-cell>
          <table:table-cell table:style-name="ce5" office:value-type="float" office:value="1413" calcext:value-type="float">
            <text:p><text:s/>1 413 </text:p>
          </table:table-cell>
          <table:table-cell table:style-name="ce5" office:value-type="float" office:value="1379" calcext:value-type="float">
            <text:p><text:s/>1 379 </text:p>
          </table:table-cell>
          <table:table-cell table:style-name="ce5" office:value-type="float" office:value="1373" calcext:value-type="float">
            <text:p><text:s/>1 373 </text:p>
          </table:table-cell>
          <table:table-cell table:style-name="ce5" office:value-type="float" office:value="1437" calcext:value-type="float">
            <text:p><text:s/>1 437 </text:p>
          </table:table-cell>
          <table:table-cell table:style-name="ce5" office:value-type="float" office:value="1464" calcext:value-type="float">
            <text:p><text:s/>1 464 </text:p>
          </table:table-cell>
          <table:table-cell table:style-name="ce5" office:value-type="float" office:value="1553" calcext:value-type="float">
            <text:p><text:s/>1 553 </text:p>
          </table:table-cell>
          <table:table-cell table:style-name="ce5" office:value-type="float" office:value="1721" calcext:value-type="float">
            <text:p><text:s/>1 721 </text:p>
          </table:table-cell>
          <table:table-cell table:style-name="ce5" office:value-type="float" office:value="1728" calcext:value-type="float">
            <text:p><text:s/>1 728 </text:p>
          </table:table-cell>
          <table:table-cell table:style-name="ce5" office:value-type="float" office:value="1760" calcext:value-type="float">
            <text:p><text:s/>1 760 </text:p>
          </table:table-cell>
          <table:table-cell table:style-name="ce5" office:value-type="float" office:value="1796" calcext:value-type="float">
            <text:p><text:s/>1 796 </text:p>
          </table:table-cell>
          <table:table-cell table:style-name="ce5" office:value-type="float" office:value="1773" calcext:value-type="float">
            <text:p><text:s/>1 773 </text:p>
          </table:table-cell>
          <table:table-cell table:style-name="ce5" office:value-type="float" office:value="2027" calcext:value-type="float">
            <text:p><text:s/>2 027 </text:p>
          </table:table-cell>
          <table:table-cell table:style-name="ce5" office:value-type="float" office:value="2089" calcext:value-type="float">
            <text:p><text:s/>2 089 </text:p>
          </table:table-cell>
          <table:table-cell table:style-name="ce5" office:value-type="float" office:value="2253" calcext:value-type="float">
            <text:p><text:s/>2 253 </text:p>
          </table:table-cell>
          <table:table-cell table:style-name="ce5" office:value-type="float" office:value="2424" calcext:value-type="float">
            <text:p><text:s/>2 424 </text:p>
          </table:table-cell>
          <table:table-cell table:style-name="ce5" office:value-type="float" office:value="2535" calcext:value-type="float">
            <text:p><text:s/>2 535 </text:p>
          </table:table-cell>
          <table:table-cell table:style-name="ce5" office:value-type="float" office:value="2653" calcext:value-type="float">
            <text:p><text:s/>2 653 </text:p>
          </table:table-cell>
          <table:table-cell table:style-name="ce5" office:value-type="float" office:value="2815" calcext:value-type="float">
            <text:p><text:s/>2 815 </text:p>
          </table:table-cell>
          <table:table-cell table:style-name="ce5" office:value-type="float" office:value="2964" calcext:value-type="float">
            <text:p><text:s/>2 964 </text:p>
          </table:table-cell>
          <table:table-cell table:style-name="ce5" office:value-type="float" office:value="2864" calcext:value-type="float">
            <text:p><text:s/>2 864 </text:p>
          </table:table-cell>
          <table:table-cell table:style-name="ce5" office:value-type="float" office:value="2849" calcext:value-type="float">
            <text:p><text:s/>2 849 </text:p>
          </table:table-cell>
          <table:table-cell table:style-name="ce5" office:value-type="float" office:value="2997" calcext:value-type="float">
            <text:p><text:s/>2 997 </text:p>
          </table:table-cell>
          <table:table-cell table:style-name="ce5" office:value-type="float" office:value="3228" calcext:value-type="float">
            <text:p><text:s/>3 228 </text:p>
          </table:table-cell>
          <table:table-cell table:style-name="ce5" office:value-type="float" office:value="3346" calcext:value-type="float">
            <text:p><text:s/>3 346 </text:p>
          </table:table-cell>
          <table:table-cell table:style-name="ce5" office:value-type="float" office:value="3829" calcext:value-type="float">
            <text:p><text:s/>3 829 </text:p>
          </table:table-cell>
          <table:table-cell table:style-name="ce10" office:value-type="float" office:value="3857" calcext:value-type="float">
            <text:p><text:s/>3 857 </text:p>
          </table:table-cell>
          <table:table-cell table:style-name="ce10" office:value-type="float" office:value="4111" calcext:value-type="float">
            <text:p><text:s/>4 111 </text:p>
          </table:table-cell>
          <table:table-cell table:style-name="ce10" office:value-type="float" office:value="4559" calcext:value-type="float">
            <text:p><text:s/>4 559 </text:p>
          </table:table-cell>
          <table:table-cell table:style-name="ce10" office:value-type="float" office:value="4465" calcext:value-type="float">
            <text:p><text:s/>4 465 </text:p>
          </table:table-cell>
          <table:table-cell table:style-name="ce10" office:value-type="float" office:value="4845" calcext:value-type="float">
            <text:p><text:s/>4 845 </text:p>
          </table:table-cell>
          <table:table-cell table:style-name="ce10" office:value-type="float" office:value="4897" calcext:value-type="float">
            <text:p><text:s/>4 897 </text:p>
          </table:table-cell>
          <table:table-cell table:style-name="ce10" office:value-type="float" office:value="4927" calcext:value-type="float">
            <text:p><text:s/>4 927 </text:p>
          </table:table-cell>
          <table:table-cell table:style-name="ce10" office:value-type="float" office:value="5352" calcext:value-type="float">
            <text:p><text:s/>5 352 </text:p>
          </table:table-cell>
          <table:table-cell table:style-name="ce10" office:value-type="float" office:value="5452" calcext:value-type="float">
            <text:p><text:s/>5 452 </text:p>
          </table:table-cell>
          <table:table-cell table:style-name="ce10" office:value-type="float" office:value="5662" calcext:value-type="float">
            <text:p><text:s/>5 662 </text:p>
          </table:table-cell>
          <table:table-cell table:style-name="ce10" office:value-type="float" office:value="5891" calcext:value-type="float">
            <text:p><text:s/>5 891 </text:p>
          </table:table-cell>
          <table:table-cell table:style-name="ce10" office:value-type="float" office:value="5816" calcext:value-type="float">
            <text:p><text:s/>5 816 </text:p>
          </table:table-cell>
          <table:table-cell table:style-name="ce10" office:value-type="float" office:value="6071" calcext:value-type="float">
            <text:p><text:s/>6 071 </text:p>
          </table:table-cell>
          <table:table-cell table:style-name="ce10" office:value-type="float" office:value="6406" calcext:value-type="float">
            <text:p><text:s/>6 406 </text:p>
          </table:table-cell>
          <table:table-cell table:style-name="ce10" office:value-type="float" office:value="6578" calcext:value-type="float">
            <text:p><text:s/>6 578 </text:p>
          </table:table-cell>
          <table:table-cell table:style-name="ce10" office:value-type="float" office:value="7104" calcext:value-type="float">
            <text:p><text:s/>7 104 </text:p>
          </table:table-cell>
          <table:table-cell table:style-name="ce10" office:value-type="float" office:value="7123" calcext:value-type="float">
            <text:p><text:s/>7 123 </text:p>
          </table:table-cell>
          <table:table-cell table:style-name="ce10" office:value-type="float" office:value="7369" calcext:value-type="float">
            <text:p><text:s/>7 369 </text:p>
          </table:table-cell>
          <table:table-cell table:style-name="ce10" office:value-type="float" office:value="8164" calcext:value-type="float">
            <text:p><text:s/>8 164 </text:p>
          </table:table-cell>
          <table:table-cell table:style-name="ce10" office:value-type="float" office:value="8457" calcext:value-type="float">
            <text:p><text:s/>8 457 </text:p>
          </table:table-cell>
          <table:table-cell table:style-name="ce10" office:value-type="float" office:value="9068" calcext:value-type="float">
            <text:p><text:s/>9 068 </text:p>
          </table:table-cell>
          <table:table-cell table:style-name="ce10" office:value-type="float" office:value="9373" calcext:value-type="float">
            <text:p><text:s/>9 373 </text:p>
          </table:table-cell>
          <table:table-cell table:style-name="ce10" office:value-type="float" office:value="9900" calcext:value-type="float">
            <text:p><text:s/>9 900 </text:p>
          </table:table-cell>
          <table:table-cell table:style-name="ce10" office:value-type="float" office:value="10526" calcext:value-type="float">
            <text:p><text:s/>10 526 </text:p>
          </table:table-cell>
          <table:table-cell table:style-name="ce10" office:value-type="float" office:value="10820" calcext:value-type="float">
            <text:p><text:s/>10 820 </text:p>
          </table:table-cell>
          <table:table-cell table:style-name="ce10" office:value-type="float" office:value="11578" calcext:value-type="float">
            <text:p><text:s/>11 578 </text:p>
          </table:table-cell>
          <table:table-cell table:style-name="ce10" office:value-type="float" office:value="12386" calcext:value-type="float">
            <text:p><text:s/>12 386 </text:p>
          </table:table-cell>
          <table:table-cell table:style-name="ce10" office:value-type="float" office:value="13172" calcext:value-type="float">
            <text:p><text:s/>13 172 </text:p>
          </table:table-cell>
          <table:table-cell table:style-name="ce10" office:value-type="float" office:value="13917" calcext:value-type="float">
            <text:p><text:s/>13 917 </text:p>
          </table:table-cell>
          <table:table-cell table:style-name="ce10" office:value-type="float" office:value="14556" calcext:value-type="float">
            <text:p><text:s/>14 556 </text:p>
          </table:table-cell>
          <table:table-cell table:style-name="ce10" office:value-type="float" office:value="14466" calcext:value-type="float">
            <text:p><text:s/>14 466 </text:p>
          </table:table-cell>
          <table:table-cell table:style-name="ce10" office:value-type="float" office:value="15465" calcext:value-type="float">
            <text:p><text:s/>15 465 </text:p>
          </table:table-cell>
          <table:table-cell table:style-name="ce10" office:value-type="float" office:value="15970" calcext:value-type="float">
            <text:p><text:s/>15 970 </text:p>
          </table:table-cell>
          <table:table-cell table:style-name="ce10" office:value-type="float" office:value="16572" calcext:value-type="float">
            <text:p><text:s/>16 572 </text:p>
          </table:table-cell>
          <table:table-cell table:style-name="ce10" office:value-type="float" office:value="17127" calcext:value-type="float">
            <text:p><text:s/>17 127 </text:p>
          </table:table-cell>
          <table:table-cell table:style-name="ce10" office:value-type="float" office:value="18236" calcext:value-type="float">
            <text:p><text:s/>18 236 </text:p>
          </table:table-cell>
          <table:table-cell table:style-name="ce10" office:value-type="float" office:value="17927" calcext:value-type="float">
            <text:p><text:s/>17 927 </text:p>
          </table:table-cell>
          <table:table-cell table:style-name="ce10" office:value-type="float" office:value="18632" calcext:value-type="float">
            <text:p><text:s/>18 632 </text:p>
          </table:table-cell>
          <table:table-cell table:style-name="ce10" office:value-type="float" office:value="18482" calcext:value-type="float">
            <text:p><text:s/>18 482 </text:p>
          </table:table-cell>
          <table:table-cell table:style-name="ce10" office:value-type="float" office:value="19309" calcext:value-type="float">
            <text:p><text:s/>19 309 </text:p>
          </table:table-cell>
          <table:table-cell table:style-name="ce10" office:value-type="float" office:value="19275" calcext:value-type="float">
            <text:p><text:s/>19 275 </text:p>
          </table:table-cell>
          <table:table-cell table:style-name="ce10" office:value-type="float" office:value="20163" calcext:value-type="float">
            <text:p><text:s/>20 163 </text:p>
          </table:table-cell>
          <table:table-cell table:style-name="ce10" office:value-type="float" office:value="18285" calcext:value-type="float">
            <text:p><text:s/>18 285 </text:p>
          </table:table-cell>
          <table:table-cell table:style-name="ce10" office:value-type="float" office:value="18166" calcext:value-type="float">
            <text:p><text:s/>18 166 </text:p>
          </table:table-cell>
          <table:table-cell table:style-name="ce13" office:value-type="float" office:value="18161" calcext:value-type="float">
            <text:p><text:s/>18 161 </text:p>
          </table:table-cell>
          <table:table-cell table:style-name="ce13" office:value-type="float" office:value="18436" calcext:value-type="float">
            <text:p><text:s/>18 436 </text:p>
          </table:table-cell>
          <table:table-cell table:style-name="ce13" office:value-type="float" office:value="19341" calcext:value-type="float">
            <text:p><text:s/>19 341 </text:p>
          </table:table-cell>
          <table:table-cell table:style-name="ce13" office:value-type="float" office:value="22982" calcext:value-type="float">
            <text:p><text:s/>22 982 </text:p>
          </table:table-cell>
          <table:table-cell table:style-name="ce13" office:value-type="float" office:value="24116" calcext:value-type="float">
            <text:p><text:s/>24 116 </text:p>
          </table:table-cell>
          <table:table-cell table:style-name="ce13" office:value-type="float" office:value="23570" calcext:value-type="float">
            <text:p><text:s/>23 570 </text:p>
          </table:table-cell>
          <table:table-cell table:style-name="ce14" office:value-type="float" office:value="24018" calcext:value-type="float">
            <text:p>24018</text:p>
          </table:table-cell>
          <table:table-cell table:style-name="ce14" office:value-type="float" office:value="24525" calcext:value-type="float">
            <text:p>24525</text:p>
          </table:table-cell>
          <table:table-cell table:style-name="ce14" office:value-type="float" office:value="25201" calcext:value-type="float">
            <text:p>25201</text:p>
          </table:table-cell>
          <table:table-cell table:number-columns-repeated="87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float" office:value="336" calcext:value-type="float">
            <text:p><text:s text:c="2"/>336 </text:p>
          </table:table-cell>
          <table:table-cell table:style-name="ce5" office:value-type="float" office:value="338" calcext:value-type="float">
            <text:p><text:s text:c="2"/>338 </text:p>
          </table:table-cell>
          <table:table-cell table:style-name="ce5" office:value-type="float" office:value="341" calcext:value-type="float">
            <text:p><text:s text:c="2"/>341 </text:p>
          </table:table-cell>
          <table:table-cell table:style-name="ce5" office:value-type="float" office:value="344" calcext:value-type="float">
            <text:p><text:s text:c="2"/>344 </text:p>
          </table:table-cell>
          <table:table-cell table:style-name="ce5" office:value-type="float" office:value="347" calcext:value-type="float">
            <text:p><text:s text:c="2"/>347 </text:p>
          </table:table-cell>
          <table:table-cell table:style-name="ce5" office:value-type="float" office:value="350" calcext:value-type="float">
            <text:p><text:s text:c="2"/>350 </text:p>
          </table:table-cell>
          <table:table-cell table:style-name="ce5" office:value-type="float" office:value="353" calcext:value-type="float">
            <text:p><text:s text:c="2"/>353 </text:p>
          </table:table-cell>
          <table:table-cell table:style-name="ce5" office:value-type="float" office:value="356" calcext:value-type="float">
            <text:p><text:s text:c="2"/>356 </text:p>
          </table:table-cell>
          <table:table-cell table:style-name="ce5" office:value-type="float" office:value="359" calcext:value-type="float">
            <text:p><text:s text:c="2"/>359 </text:p>
          </table:table-cell>
          <table:table-cell table:style-name="ce5" office:value-type="float" office:value="362" calcext:value-type="float">
            <text:p><text:s text:c="2"/>362 </text:p>
          </table:table-cell>
          <table:table-cell table:style-name="ce5" office:value-type="float" office:value="366" calcext:value-type="float">
            <text:p><text:s text:c="2"/>366 </text:p>
          </table:table-cell>
          <table:table-cell table:style-name="ce5" office:value-type="float" office:value="362" calcext:value-type="float">
            <text:p><text:s text:c="2"/>362 </text:p>
          </table:table-cell>
          <table:table-cell table:style-name="ce5" office:value-type="float" office:value="359" calcext:value-type="float">
            <text:p><text:s text:c="2"/>359 </text:p>
          </table:table-cell>
          <table:table-cell table:style-name="ce5" office:value-type="float" office:value="357" calcext:value-type="float">
            <text:p><text:s text:c="2"/>357 </text:p>
          </table:table-cell>
          <table:table-cell table:style-name="ce5" office:value-type="float" office:value="354" calcext:value-type="float">
            <text:p><text:s text:c="2"/>354 </text:p>
          </table:table-cell>
          <table:table-cell table:style-name="ce5" office:value-type="float" office:value="352" calcext:value-type="float">
            <text:p><text:s text:c="2"/>352 </text:p>
          </table:table-cell>
          <table:table-cell table:style-name="ce5" office:value-type="float" office:value="348" calcext:value-type="float">
            <text:p><text:s text:c="2"/>348 </text:p>
          </table:table-cell>
          <table:table-cell table:style-name="ce5" office:value-type="float" office:value="345" calcext:value-type="float">
            <text:p><text:s text:c="2"/>345 </text:p>
          </table:table-cell>
          <table:table-cell table:style-name="ce5" office:value-type="float" office:value="343" calcext:value-type="float">
            <text:p><text:s text:c="2"/>343 </text:p>
          </table:table-cell>
          <table:table-cell table:style-name="ce5" office:value-type="float" office:value="340" calcext:value-type="float">
            <text:p><text:s text:c="2"/>340 </text:p>
          </table:table-cell>
          <table:table-cell table:style-name="ce5" office:value-type="float" office:value="338" calcext:value-type="float">
            <text:p><text:s text:c="2"/>338 </text:p>
          </table:table-cell>
          <table:table-cell table:style-name="ce5" office:value-type="float" office:value="348" calcext:value-type="float">
            <text:p><text:s text:c="2"/>348 </text:p>
          </table:table-cell>
          <table:table-cell table:style-name="ce5" office:value-type="float" office:value="358" calcext:value-type="float">
            <text:p><text:s text:c="2"/>358 </text:p>
          </table:table-cell>
          <table:table-cell table:style-name="ce5" office:value-type="float" office:value="368" calcext:value-type="float">
            <text:p><text:s text:c="2"/>368 </text:p>
          </table:table-cell>
          <table:table-cell table:style-name="ce5" office:value-type="float" office:value="378" calcext:value-type="float">
            <text:p><text:s text:c="2"/>378 </text:p>
          </table:table-cell>
          <table:table-cell table:style-name="ce5" office:value-type="float" office:value="388" calcext:value-type="float">
            <text:p><text:s text:c="2"/>388 </text:p>
          </table:table-cell>
          <table:table-cell table:style-name="ce5" office:value-type="float" office:value="398" calcext:value-type="float">
            <text:p><text:s text:c="2"/>398 </text:p>
          </table:table-cell>
          <table:table-cell table:style-name="ce5" office:value-type="float" office:value="408" calcext:value-type="float">
            <text:p><text:s text:c="2"/>408 </text:p>
          </table:table-cell>
          <table:table-cell table:style-name="ce5" office:value-type="float" office:value="418" calcext:value-type="float">
            <text:p><text:s text:c="2"/>418 </text:p>
          </table:table-cell>
          <table:table-cell table:style-name="ce5" office:value-type="float" office:value="428" calcext:value-type="float">
            <text:p><text:s text:c="2"/>428 </text:p>
          </table:table-cell>
          <table:table-cell table:style-name="ce5" office:value-type="float" office:value="439" calcext:value-type="float">
            <text:p><text:s text:c="2"/>439 </text:p>
          </table:table-cell>
          <table:table-cell table:style-name="ce5" office:value-type="float" office:value="437" calcext:value-type="float">
            <text:p><text:s text:c="2"/>437 </text:p>
          </table:table-cell>
          <table:table-cell table:style-name="ce5" office:value-type="float" office:value="418" calcext:value-type="float">
            <text:p><text:s text:c="2"/>418 </text:p>
          </table:table-cell>
          <table:table-cell table:style-name="ce5" office:value-type="float" office:value="389" calcext:value-type="float">
            <text:p><text:s text:c="2"/>389 </text:p>
          </table:table-cell>
          <table:table-cell table:style-name="ce5" office:value-type="float" office:value="422" calcext:value-type="float">
            <text:p><text:s text:c="2"/>422 </text:p>
          </table:table-cell>
          <table:table-cell table:style-name="ce5" office:value-type="float" office:value="446" calcext:value-type="float">
            <text:p><text:s text:c="2"/>446 </text:p>
          </table:table-cell>
          <table:table-cell table:style-name="ce5" office:value-type="float" office:value="392" calcext:value-type="float">
            <text:p><text:s text:c="2"/>392 </text:p>
          </table:table-cell>
          <table:table-cell table:style-name="ce5" office:value-type="float" office:value="386" calcext:value-type="float">
            <text:p><text:s text:c="2"/>386 </text:p>
          </table:table-cell>
          <table:table-cell table:style-name="ce5" office:value-type="float" office:value="465" calcext:value-type="float">
            <text:p><text:s text:c="2"/>465 </text:p>
          </table:table-cell>
          <table:table-cell table:style-name="ce5" office:value-type="float" office:value="486" calcext:value-type="float">
            <text:p><text:s text:c="2"/>486 </text:p>
          </table:table-cell>
          <table:table-cell table:style-name="ce5" office:value-type="float" office:value="489" calcext:value-type="float">
            <text:p><text:s text:c="2"/>489 </text:p>
          </table:table-cell>
          <table:table-cell table:style-name="ce5" office:value-type="float" office:value="540" calcext:value-type="float">
            <text:p><text:s text:c="2"/>540 </text:p>
          </table:table-cell>
          <table:table-cell table:style-name="ce5" office:value-type="float" office:value="526" calcext:value-type="float">
            <text:p><text:s text:c="2"/>526 </text:p>
          </table:table-cell>
          <table:table-cell table:style-name="ce5" office:value-type="float" office:value="519" calcext:value-type="float">
            <text:p><text:s text:c="2"/>519 </text:p>
          </table:table-cell>
          <table:table-cell table:style-name="ce5" office:value-type="float" office:value="538" calcext:value-type="float">
            <text:p><text:s text:c="2"/>538 </text:p>
          </table:table-cell>
          <table:table-cell table:style-name="ce5" office:value-type="float" office:value="648" calcext:value-type="float">
            <text:p><text:s text:c="2"/>648 </text:p>
          </table:table-cell>
          <table:table-cell table:style-name="ce5" office:value-type="float" office:value="704" calcext:value-type="float">
            <text:p><text:s text:c="2"/>704 </text:p>
          </table:table-cell>
          <table:table-cell table:style-name="ce5" office:value-type="float" office:value="518" calcext:value-type="float">
            <text:p><text:s text:c="2"/>518 </text:p>
          </table:table-cell>
          <table:table-cell table:style-name="ce5" office:value-type="float" office:value="540" calcext:value-type="float">
            <text:p><text:s text:c="2"/>540 </text:p>
          </table:table-cell>
          <table:table-cell table:style-name="ce5" office:value-type="float" office:value="574" calcext:value-type="float">
            <text:p><text:s text:c="2"/>574 </text:p>
          </table:table-cell>
          <table:table-cell table:style-name="ce5" office:value-type="float" office:value="641" calcext:value-type="float">
            <text:p><text:s text:c="2"/>641 </text:p>
          </table:table-cell>
          <table:table-cell table:style-name="ce5" office:value-type="float" office:value="668" calcext:value-type="float">
            <text:p><text:s text:c="2"/>668 </text:p>
          </table:table-cell>
          <table:table-cell table:style-name="ce5" office:value-type="float" office:value="681" calcext:value-type="float">
            <text:p><text:s text:c="2"/>681 </text:p>
          </table:table-cell>
          <table:table-cell table:style-name="ce5" office:value-type="float" office:value="673" calcext:value-type="float">
            <text:p><text:s text:c="2"/>673 </text:p>
          </table:table-cell>
          <table:table-cell table:style-name="ce5" office:value-type="float" office:value="644" calcext:value-type="float">
            <text:p><text:s text:c="2"/>644 </text:p>
          </table:table-cell>
          <table:table-cell table:style-name="ce5" office:value-type="float" office:value="751" calcext:value-type="float">
            <text:p><text:s text:c="2"/>751 </text:p>
          </table:table-cell>
          <table:table-cell table:style-name="ce5" office:value-type="float" office:value="700" calcext:value-type="float">
            <text:p><text:s text:c="2"/>700 </text:p>
          </table:table-cell>
          <table:table-cell table:style-name="ce5" office:value-type="float" office:value="758" calcext:value-type="float">
            <text:p><text:s text:c="2"/>758 </text:p>
          </table:table-cell>
          <table:table-cell table:style-name="ce5" office:value-type="float" office:value="700" calcext:value-type="float">
            <text:p><text:s text:c="2"/>700 </text:p>
          </table:table-cell>
          <table:table-cell table:style-name="ce5" office:value-type="float" office:value="737" calcext:value-type="float">
            <text:p><text:s text:c="2"/>737 </text:p>
          </table:table-cell>
          <table:table-cell table:style-name="ce5" office:value-type="float" office:value="770" calcext:value-type="float">
            <text:p><text:s text:c="2"/>770 </text:p>
          </table:table-cell>
          <table:table-cell table:style-name="ce5" office:value-type="float" office:value="839" calcext:value-type="float">
            <text:p><text:s text:c="2"/>839 </text:p>
          </table:table-cell>
          <table:table-cell table:style-name="ce5" office:value-type="float" office:value="808" calcext:value-type="float">
            <text:p><text:s text:c="2"/>808 </text:p>
          </table:table-cell>
          <table:table-cell table:style-name="ce5" office:value-type="float" office:value="836" calcext:value-type="float">
            <text:p><text:s text:c="2"/>836 </text:p>
          </table:table-cell>
          <table:table-cell table:style-name="ce5" office:value-type="float" office:value="834" calcext:value-type="float">
            <text:p><text:s text:c="2"/>834 </text:p>
          </table:table-cell>
          <table:table-cell table:style-name="ce5" office:value-type="float" office:value="938" calcext:value-type="float">
            <text:p><text:s text:c="2"/>938 </text:p>
          </table:table-cell>
          <table:table-cell table:style-name="ce5" office:value-type="float" office:value="972" calcext:value-type="float">
            <text:p><text:s text:c="2"/>972 </text:p>
          </table:table-cell>
          <table:table-cell table:style-name="ce5" office:value-type="float" office:value="861" calcext:value-type="float">
            <text:p><text:s text:c="2"/>861 </text:p>
          </table:table-cell>
          <table:table-cell table:style-name="ce5" office:value-type="float" office:value="932" calcext:value-type="float">
            <text:p><text:s text:c="2"/>932 </text:p>
          </table:table-cell>
          <table:table-cell table:style-name="ce5" office:value-type="float" office:value="926" calcext:value-type="float">
            <text:p><text:s text:c="2"/>926 </text:p>
          </table:table-cell>
          <table:table-cell table:style-name="ce5" office:value-type="float" office:value="979" calcext:value-type="float">
            <text:p><text:s text:c="2"/>979 </text:p>
          </table:table-cell>
          <table:table-cell table:style-name="ce5" office:value-type="float" office:value="1009" calcext:value-type="float">
            <text:p><text:s/>1 009 </text:p>
          </table:table-cell>
          <table:table-cell table:style-name="ce5" office:value-type="float" office:value="971" calcext:value-type="float">
            <text:p><text:s text:c="2"/>971 </text:p>
          </table:table-cell>
          <table:table-cell table:style-name="ce5" office:value-type="float" office:value="939" calcext:value-type="float">
            <text:p><text:s text:c="2"/>939 </text:p>
          </table:table-cell>
          <table:table-cell table:style-name="ce5" office:value-type="float" office:value="992" calcext:value-type="float">
            <text:p><text:s text:c="2"/>992 </text:p>
          </table:table-cell>
          <table:table-cell table:style-name="ce5" office:value-type="float" office:value="1093" calcext:value-type="float">
            <text:p><text:s/>1 093 </text:p>
          </table:table-cell>
          <table:table-cell table:style-name="ce5" office:value-type="float" office:value="1102" calcext:value-type="float">
            <text:p><text:s/>1 102 </text:p>
          </table:table-cell>
          <table:table-cell table:style-name="ce5" office:value-type="float" office:value="1060" calcext:value-type="float">
            <text:p><text:s/>1 060 </text:p>
          </table:table-cell>
          <table:table-cell table:style-name="ce5" office:value-type="float" office:value="1053" calcext:value-type="float">
            <text:p><text:s/>1 053 </text:p>
          </table:table-cell>
          <table:table-cell table:style-name="ce5" office:value-type="float" office:value="1098" calcext:value-type="float">
            <text:p><text:s/>1 098 </text:p>
          </table:table-cell>
          <table:table-cell table:style-name="ce5" office:value-type="float" office:value="1102" calcext:value-type="float">
            <text:p><text:s/>1 102 </text:p>
          </table:table-cell>
          <table:table-cell table:style-name="ce5" office:value-type="float" office:value="1225" calcext:value-type="float">
            <text:p><text:s/>1 225 </text:p>
          </table:table-cell>
          <table:table-cell table:style-name="ce5" office:value-type="float" office:value="1346" calcext:value-type="float">
            <text:p><text:s/>1 346 </text:p>
          </table:table-cell>
          <table:table-cell table:style-name="ce5" office:value-type="float" office:value="1328" calcext:value-type="float">
            <text:p><text:s/>1 328 </text:p>
          </table:table-cell>
          <table:table-cell table:style-name="ce5" office:value-type="float" office:value="1272" calcext:value-type="float">
            <text:p><text:s/>1 272 </text:p>
          </table:table-cell>
          <table:table-cell table:style-name="ce5" office:value-type="float" office:value="1346" calcext:value-type="float">
            <text:p><text:s/>1 346 </text:p>
          </table:table-cell>
          <table:table-cell table:style-name="ce5" office:value-type="float" office:value="1383" calcext:value-type="float">
            <text:p><text:s/>1 383 </text:p>
          </table:table-cell>
          <table:table-cell table:style-name="ce5" office:value-type="float" office:value="1560" calcext:value-type="float">
            <text:p><text:s/>1 560 </text:p>
          </table:table-cell>
          <table:table-cell table:style-name="ce5" office:value-type="float" office:value="1703" calcext:value-type="float">
            <text:p><text:s/>1 703 </text:p>
          </table:table-cell>
          <table:table-cell table:style-name="ce5" office:value-type="float" office:value="1694" calcext:value-type="float">
            <text:p><text:s/>1 694 </text:p>
          </table:table-cell>
          <table:table-cell table:style-name="ce5" office:value-type="float" office:value="1908" calcext:value-type="float">
            <text:p><text:s/>1 908 </text:p>
          </table:table-cell>
          <table:table-cell table:style-name="ce5" office:value-type="float" office:value="1961" calcext:value-type="float">
            <text:p><text:s/>1 961 </text:p>
          </table:table-cell>
          <table:table-cell table:style-name="ce5" office:value-type="float" office:value="2132" calcext:value-type="float">
            <text:p><text:s/>2 132 </text:p>
          </table:table-cell>
          <table:table-cell table:style-name="ce5" office:value-type="float" office:value="2203" calcext:value-type="float">
            <text:p><text:s/>2 203 </text:p>
          </table:table-cell>
          <table:table-cell table:style-name="ce5" office:value-type="float" office:value="2303" calcext:value-type="float">
            <text:p><text:s/>2 303 </text:p>
          </table:table-cell>
          <table:table-cell table:style-name="ce5" office:value-type="float" office:value="2209" calcext:value-type="float">
            <text:p><text:s/>2 209 </text:p>
          </table:table-cell>
          <table:table-cell table:style-name="ce5" office:value-type="float" office:value="2223" calcext:value-type="float">
            <text:p><text:s/>2 223 </text:p>
          </table:table-cell>
          <table:table-cell table:style-name="ce5" office:value-type="float" office:value="2361" calcext:value-type="float">
            <text:p><text:s/>2 361 </text:p>
          </table:table-cell>
          <table:table-cell table:style-name="ce5" office:value-type="float" office:value="2600" calcext:value-type="float">
            <text:p><text:s/>2 600 </text:p>
          </table:table-cell>
          <table:table-cell table:style-name="ce5" office:value-type="float" office:value="2696" calcext:value-type="float">
            <text:p><text:s/>2 696 </text:p>
          </table:table-cell>
          <table:table-cell table:style-name="ce10" office:value-type="float" office:value="3012" calcext:value-type="float">
            <text:p><text:s/>3 012 </text:p>
          </table:table-cell>
          <table:table-cell table:style-name="ce10" office:value-type="float" office:value="3154" calcext:value-type="float">
            <text:p><text:s/>3 154 </text:p>
          </table:table-cell>
          <table:table-cell table:style-name="ce10" office:value-type="float" office:value="3287" calcext:value-type="float">
            <text:p><text:s/>3 287 </text:p>
          </table:table-cell>
          <table:table-cell table:style-name="ce10" office:value-type="float" office:value="3576" calcext:value-type="float">
            <text:p><text:s/>3 576 </text:p>
          </table:table-cell>
          <table:table-cell table:style-name="ce10" office:value-type="float" office:value="3624" calcext:value-type="float">
            <text:p><text:s/>3 624 </text:p>
          </table:table-cell>
          <table:table-cell table:style-name="ce10" office:value-type="float" office:value="3881" calcext:value-type="float">
            <text:p><text:s/>3 881 </text:p>
          </table:table-cell>
          <table:table-cell table:style-name="ce10" office:value-type="float" office:value="3899" calcext:value-type="float">
            <text:p><text:s/>3 899 </text:p>
          </table:table-cell>
          <table:table-cell table:style-name="ce10" office:value-type="float" office:value="4039" calcext:value-type="float">
            <text:p><text:s/>4 039 </text:p>
          </table:table-cell>
          <table:table-cell table:style-name="ce10" office:value-type="float" office:value="4315" calcext:value-type="float">
            <text:p><text:s/>4 315 </text:p>
          </table:table-cell>
          <table:table-cell table:style-name="ce10" office:value-type="float" office:value="4427" calcext:value-type="float">
            <text:p><text:s/>4 427 </text:p>
          </table:table-cell>
          <table:table-cell table:style-name="ce10" office:value-type="float" office:value="4633" calcext:value-type="float">
            <text:p><text:s/>4 633 </text:p>
          </table:table-cell>
          <table:table-cell table:style-name="ce10" office:value-type="float" office:value="4752" calcext:value-type="float">
            <text:p><text:s/>4 752 </text:p>
          </table:table-cell>
          <table:table-cell table:style-name="ce10" office:value-type="float" office:value="4800" calcext:value-type="float">
            <text:p><text:s/>4 800 </text:p>
          </table:table-cell>
          <table:table-cell table:style-name="ce10" office:value-type="float" office:value="4999" calcext:value-type="float">
            <text:p><text:s/>4 999 </text:p>
          </table:table-cell>
          <table:table-cell table:style-name="ce10" office:value-type="float" office:value="5310" calcext:value-type="float">
            <text:p><text:s/>5 310 </text:p>
          </table:table-cell>
          <table:table-cell table:style-name="ce10" office:value-type="float" office:value="5477" calcext:value-type="float">
            <text:p><text:s/>5 477 </text:p>
          </table:table-cell>
          <table:table-cell table:style-name="ce10" office:value-type="float" office:value="5879" calcext:value-type="float">
            <text:p><text:s/>5 879 </text:p>
          </table:table-cell>
          <table:table-cell table:style-name="ce10" office:value-type="float" office:value="5991" calcext:value-type="float">
            <text:p><text:s/>5 991 </text:p>
          </table:table-cell>
          <table:table-cell table:style-name="ce10" office:value-type="float" office:value="6178" calcext:value-type="float">
            <text:p><text:s/>6 178 </text:p>
          </table:table-cell>
          <table:table-cell table:style-name="ce10" office:value-type="float" office:value="6842" calcext:value-type="float">
            <text:p><text:s/>6 842 </text:p>
          </table:table-cell>
          <table:table-cell table:style-name="ce10" office:value-type="float" office:value="7092" calcext:value-type="float">
            <text:p><text:s/>7 092 </text:p>
          </table:table-cell>
          <table:table-cell table:style-name="ce10" office:value-type="float" office:value="7606" calcext:value-type="float">
            <text:p><text:s/>7 606 </text:p>
          </table:table-cell>
          <table:table-cell table:style-name="ce10" office:value-type="float" office:value="7873" calcext:value-type="float">
            <text:p><text:s/>7 873 </text:p>
          </table:table-cell>
          <table:table-cell table:style-name="ce10" office:value-type="float" office:value="8369" calcext:value-type="float">
            <text:p><text:s/>8 369 </text:p>
          </table:table-cell>
          <table:table-cell table:style-name="ce10" office:value-type="float" office:value="8986" calcext:value-type="float">
            <text:p><text:s/>8 986 </text:p>
          </table:table-cell>
          <table:table-cell table:style-name="ce10" office:value-type="float" office:value="9228" calcext:value-type="float">
            <text:p><text:s/>9 228 </text:p>
          </table:table-cell>
          <table:table-cell table:style-name="ce10" office:value-type="float" office:value="9898" calcext:value-type="float">
            <text:p><text:s/>9 898 </text:p>
          </table:table-cell>
          <table:table-cell table:style-name="ce10" office:value-type="float" office:value="10605" calcext:value-type="float">
            <text:p><text:s/>10 605 </text:p>
          </table:table-cell>
          <table:table-cell table:style-name="ce10" office:value-type="float" office:value="11380" calcext:value-type="float">
            <text:p><text:s/>11 380 </text:p>
          </table:table-cell>
          <table:table-cell table:style-name="ce10" office:value-type="float" office:value="12023" calcext:value-type="float">
            <text:p><text:s/>12 023 </text:p>
          </table:table-cell>
          <table:table-cell table:style-name="ce10" office:value-type="float" office:value="12419" calcext:value-type="float">
            <text:p><text:s/>12 419 </text:p>
          </table:table-cell>
          <table:table-cell table:style-name="ce10" office:value-type="float" office:value="12586" calcext:value-type="float">
            <text:p><text:s/>12 586 </text:p>
          </table:table-cell>
          <table:table-cell table:style-name="ce10" office:value-type="float" office:value="13365" calcext:value-type="float">
            <text:p><text:s/>13 365 </text:p>
          </table:table-cell>
          <table:table-cell table:style-name="ce10" office:value-type="float" office:value="13754" calcext:value-type="float">
            <text:p><text:s/>13 754 </text:p>
          </table:table-cell>
          <table:table-cell table:style-name="ce10" office:value-type="float" office:value="14396" calcext:value-type="float">
            <text:p><text:s/>14 396 </text:p>
          </table:table-cell>
          <table:table-cell table:style-name="ce10" office:value-type="float" office:value="14798" calcext:value-type="float">
            <text:p><text:s/>14 798 </text:p>
          </table:table-cell>
          <table:table-cell table:style-name="ce10" office:value-type="float" office:value="15857" calcext:value-type="float">
            <text:p><text:s/>15 857 </text:p>
          </table:table-cell>
          <table:table-cell table:style-name="ce10" office:value-type="float" office:value="15577" calcext:value-type="float">
            <text:p><text:s/>15 577 </text:p>
          </table:table-cell>
          <table:table-cell table:style-name="ce10" office:value-type="float" office:value="16347" calcext:value-type="float">
            <text:p><text:s/>16 347 </text:p>
          </table:table-cell>
          <table:table-cell table:style-name="ce10" office:value-type="float" office:value="16177" calcext:value-type="float">
            <text:p><text:s/>16 177 </text:p>
          </table:table-cell>
          <table:table-cell table:style-name="ce10" office:value-type="float" office:value="16978" calcext:value-type="float">
            <text:p><text:s/>16 978 </text:p>
          </table:table-cell>
          <table:table-cell table:style-name="ce10" office:value-type="float" office:value="17459" calcext:value-type="float">
            <text:p><text:s/>17 459 </text:p>
          </table:table-cell>
          <table:table-cell table:style-name="ce10" office:value-type="float" office:value="17741" calcext:value-type="float">
            <text:p><text:s/>17 741 </text:p>
          </table:table-cell>
          <table:table-cell table:style-name="ce10" office:value-type="float" office:value="16023" calcext:value-type="float">
            <text:p><text:s/>16 023 </text:p>
          </table:table-cell>
          <table:table-cell table:style-name="ce13" office:value-type="float" office:value="16068" calcext:value-type="float">
            <text:p><text:s/>16 068 </text:p>
          </table:table-cell>
          <table:table-cell table:style-name="ce13" office:value-type="float" office:value="16122" calcext:value-type="float">
            <text:p><text:s/>16 122 </text:p>
          </table:table-cell>
          <table:table-cell table:style-name="ce13" office:value-type="float" office:value="16318" calcext:value-type="float">
            <text:p><text:s/>16 318 </text:p>
          </table:table-cell>
          <table:table-cell table:style-name="ce13" office:value-type="float" office:value="17179" calcext:value-type="float">
            <text:p><text:s/>17 179 </text:p>
          </table:table-cell>
          <table:table-cell table:style-name="ce13" office:value-type="float" office:value="20426" calcext:value-type="float">
            <text:p><text:s/>20 426 </text:p>
          </table:table-cell>
          <table:table-cell table:style-name="ce13" office:value-type="float" office:value="21420" calcext:value-type="float">
            <text:p><text:s/>21 420 </text:p>
          </table:table-cell>
          <table:table-cell table:style-name="ce14" office:value-type="float" office:value="20733" calcext:value-type="float">
            <text:p>20733</text:p>
          </table:table-cell>
          <table:table-cell table:style-name="ce14" office:value-type="float" office:value="21432" calcext:value-type="float">
            <text:p>21432</text:p>
          </table:table-cell>
          <table:table-cell table:style-name="ce14" office:value-type="float" office:value="21912" calcext:value-type="float">
            <text:p>21912</text:p>
          </table:table-cell>
          <table:table-cell table:number-columns-repeated="87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5" office:value-type="float" office:value="244" calcext:value-type="float">
            <text:p><text:s text:c="2"/>244 </text:p>
          </table:table-cell>
          <table:table-cell table:style-name="ce5" office:value-type="float" office:value="246" calcext:value-type="float">
            <text:p><text:s text:c="2"/>246 </text:p>
          </table:table-cell>
          <table:table-cell table:style-name="ce5" office:value-type="float" office:value="248" calcext:value-type="float">
            <text:p><text:s text:c="2"/>248 </text:p>
          </table:table-cell>
          <table:table-cell table:style-name="ce5" office:value-type="float" office:value="251" calcext:value-type="float">
            <text:p><text:s text:c="2"/>251 </text:p>
          </table:table-cell>
          <table:table-cell table:style-name="ce5" office:value-type="float" office:value="254" calcext:value-type="float">
            <text:p><text:s text:c="2"/>254 </text:p>
          </table:table-cell>
          <table:table-cell table:style-name="ce5" office:value-type="float" office:value="257" calcext:value-type="float">
            <text:p><text:s text:c="2"/>257 </text:p>
          </table:table-cell>
          <table:table-cell table:style-name="ce5" office:value-type="float" office:value="259" calcext:value-type="float">
            <text:p><text:s text:c="2"/>259 </text:p>
          </table:table-cell>
          <table:table-cell table:style-name="ce5" office:value-type="float" office:value="262" calcext:value-type="float">
            <text:p><text:s text:c="2"/>262 </text:p>
          </table:table-cell>
          <table:table-cell table:style-name="ce5" office:value-type="float" office:value="265" calcext:value-type="float">
            <text:p><text:s text:c="2"/>265 </text:p>
          </table:table-cell>
          <table:table-cell table:style-name="ce5" office:value-type="float" office:value="267" calcext:value-type="float">
            <text:p><text:s text:c="2"/>267 </text:p>
          </table:table-cell>
          <table:table-cell table:style-name="ce5" office:value-type="float" office:value="271" calcext:value-type="float">
            <text:p><text:s text:c="2"/>271 </text:p>
          </table:table-cell>
          <table:table-cell table:style-name="ce5" office:value-type="float" office:value="267" calcext:value-type="float">
            <text:p><text:s text:c="2"/>267 </text:p>
          </table:table-cell>
          <table:table-cell table:style-name="ce5" office:value-type="float" office:value="263" calcext:value-type="float">
            <text:p><text:s text:c="2"/>263 </text:p>
          </table:table-cell>
          <table:table-cell table:style-name="ce5" office:value-type="float" office:value="259" calcext:value-type="float">
            <text:p><text:s text:c="2"/>259 </text:p>
          </table:table-cell>
          <table:table-cell table:style-name="ce5" office:value-type="float" office:value="256" calcext:value-type="float">
            <text:p><text:s text:c="2"/>256 </text:p>
          </table:table-cell>
          <table:table-cell table:style-name="ce5" office:value-type="float" office:value="252" calcext:value-type="float">
            <text:p><text:s text:c="2"/>252 </text:p>
          </table:table-cell>
          <table:table-cell table:style-name="ce5" office:value-type="float" office:value="248" calcext:value-type="float">
            <text:p><text:s text:c="2"/>248 </text:p>
          </table:table-cell>
          <table:table-cell table:style-name="ce5" office:value-type="float" office:value="245" calcext:value-type="float">
            <text:p><text:s text:c="2"/>245 </text:p>
          </table:table-cell>
          <table:table-cell table:style-name="ce5" office:value-type="float" office:value="241" calcext:value-type="float">
            <text:p><text:s text:c="2"/>241 </text:p>
          </table:table-cell>
          <table:table-cell table:style-name="ce5" office:value-type="float" office:value="237" calcext:value-type="float">
            <text:p><text:s text:c="2"/>237 </text:p>
          </table:table-cell>
          <table:table-cell table:style-name="ce5" office:value-type="float" office:value="235" calcext:value-type="float">
            <text:p><text:s text:c="2"/>235 </text:p>
          </table:table-cell>
          <table:table-cell table:style-name="ce5" office:value-type="float" office:value="245" calcext:value-type="float">
            <text:p><text:s text:c="2"/>245 </text:p>
          </table:table-cell>
          <table:table-cell table:style-name="ce5" office:value-type="float" office:value="256" calcext:value-type="float">
            <text:p><text:s text:c="2"/>256 </text:p>
          </table:table-cell>
          <table:table-cell table:style-name="ce5" office:value-type="float" office:value="268" calcext:value-type="float">
            <text:p><text:s text:c="2"/>268 </text:p>
          </table:table-cell>
          <table:table-cell table:style-name="ce5" office:value-type="float" office:value="278" calcext:value-type="float">
            <text:p><text:s text:c="2"/>278 </text:p>
          </table:table-cell>
          <table:table-cell table:style-name="ce5" office:value-type="float" office:value="290" calcext:value-type="float">
            <text:p><text:s text:c="2"/>290 </text:p>
          </table:table-cell>
          <table:table-cell table:style-name="ce5" office:value-type="float" office:value="301" calcext:value-type="float">
            <text:p><text:s text:c="2"/>301 </text:p>
          </table:table-cell>
          <table:table-cell table:style-name="ce5" office:value-type="float" office:value="311" calcext:value-type="float">
            <text:p><text:s text:c="2"/>311 </text:p>
          </table:table-cell>
          <table:table-cell table:style-name="ce5" office:value-type="float" office:value="323" calcext:value-type="float">
            <text:p><text:s text:c="2"/>323 </text:p>
          </table:table-cell>
          <table:table-cell table:style-name="ce5" office:value-type="float" office:value="334" calcext:value-type="float">
            <text:p><text:s text:c="2"/>334 </text:p>
          </table:table-cell>
          <table:table-cell table:style-name="ce5" office:value-type="float" office:value="346" calcext:value-type="float">
            <text:p><text:s text:c="2"/>346 </text:p>
          </table:table-cell>
          <table:table-cell table:style-name="ce5" office:value-type="float" office:value="331" calcext:value-type="float">
            <text:p><text:s text:c="2"/>331 </text:p>
          </table:table-cell>
          <table:table-cell table:style-name="ce5" office:value-type="float" office:value="316" calcext:value-type="float">
            <text:p><text:s text:c="2"/>316 </text:p>
          </table:table-cell>
          <table:table-cell table:style-name="ce5" office:value-type="float" office:value="287" calcext:value-type="float">
            <text:p><text:s text:c="2"/>287 </text:p>
          </table:table-cell>
          <table:table-cell table:style-name="ce5" office:value-type="float" office:value="261" calcext:value-type="float">
            <text:p><text:s text:c="2"/>261 </text:p>
          </table:table-cell>
          <table:table-cell table:style-name="ce5" office:value-type="float" office:value="302" calcext:value-type="float">
            <text:p><text:s text:c="2"/>302 </text:p>
          </table:table-cell>
          <table:table-cell table:style-name="ce5" office:value-type="float" office:value="325" calcext:value-type="float">
            <text:p><text:s text:c="2"/>325 </text:p>
          </table:table-cell>
          <table:table-cell table:style-name="ce5" office:value-type="float" office:value="289" calcext:value-type="float">
            <text:p><text:s text:c="2"/>289 </text:p>
          </table:table-cell>
          <table:table-cell table:style-name="ce5" office:value-type="float" office:value="288" calcext:value-type="float">
            <text:p><text:s text:c="2"/>288 </text:p>
          </table:table-cell>
          <table:table-cell table:style-name="ce5" office:value-type="float" office:value="353" calcext:value-type="float">
            <text:p><text:s text:c="2"/>353 </text:p>
          </table:table-cell>
          <table:table-cell table:style-name="ce5" office:value-type="float" office:value="335" calcext:value-type="float">
            <text:p><text:s text:c="2"/>335 </text:p>
          </table:table-cell>
          <table:table-cell table:style-name="ce5" office:value-type="float" office:value="356" calcext:value-type="float">
            <text:p><text:s text:c="2"/>356 </text:p>
          </table:table-cell>
          <table:table-cell table:style-name="ce5" office:value-type="float" office:value="408" calcext:value-type="float">
            <text:p><text:s text:c="2"/>408 </text:p>
          </table:table-cell>
          <table:table-cell table:style-name="ce5" office:value-type="float" office:value="388" calcext:value-type="float">
            <text:p><text:s text:c="2"/>388 </text:p>
          </table:table-cell>
          <table:table-cell table:style-name="ce5" office:value-type="float" office:value="373" calcext:value-type="float">
            <text:p><text:s text:c="2"/>373 </text:p>
          </table:table-cell>
          <table:table-cell table:style-name="ce5" office:value-type="float" office:value="393" calcext:value-type="float">
            <text:p><text:s text:c="2"/>393 </text:p>
          </table:table-cell>
          <table:table-cell table:style-name="ce5" office:value-type="float" office:value="498" calcext:value-type="float">
            <text:p><text:s text:c="2"/>498 </text:p>
          </table:table-cell>
          <table:table-cell table:style-name="ce5" office:value-type="float" office:value="515" calcext:value-type="float">
            <text:p><text:s text:c="2"/>515 </text:p>
          </table:table-cell>
          <table:table-cell table:style-name="ce5" office:value-type="float" office:value="372" calcext:value-type="float">
            <text:p><text:s text:c="2"/>372 </text:p>
          </table:table-cell>
          <table:table-cell table:style-name="ce5" office:value-type="float" office:value="388" calcext:value-type="float">
            <text:p><text:s text:c="2"/>388 </text:p>
          </table:table-cell>
          <table:table-cell table:style-name="ce5" office:value-type="float" office:value="445" calcext:value-type="float">
            <text:p><text:s text:c="2"/>445 </text:p>
          </table:table-cell>
          <table:table-cell table:style-name="ce5" office:value-type="float" office:value="470" calcext:value-type="float">
            <text:p><text:s text:c="2"/>470 </text:p>
          </table:table-cell>
          <table:table-cell table:style-name="ce5" office:value-type="float" office:value="491" calcext:value-type="float">
            <text:p><text:s text:c="2"/>491 </text:p>
          </table:table-cell>
          <table:table-cell table:style-name="ce5" office:value-type="float" office:value="496" calcext:value-type="float">
            <text:p><text:s text:c="2"/>496 </text:p>
          </table:table-cell>
          <table:table-cell table:style-name="ce5" office:value-type="float" office:value="497" calcext:value-type="float">
            <text:p><text:s text:c="2"/>497 </text:p>
          </table:table-cell>
          <table:table-cell table:style-name="ce5" office:value-type="float" office:value="494" calcext:value-type="float">
            <text:p><text:s text:c="2"/>494 </text:p>
          </table:table-cell>
          <table:table-cell table:style-name="ce5" office:value-type="float" office:value="555" calcext:value-type="float">
            <text:p><text:s text:c="2"/>555 </text:p>
          </table:table-cell>
          <table:table-cell table:style-name="ce5" office:value-type="float" office:value="516" calcext:value-type="float">
            <text:p><text:s text:c="2"/>516 </text:p>
          </table:table-cell>
          <table:table-cell table:style-name="ce5" office:value-type="float" office:value="557" calcext:value-type="float">
            <text:p><text:s text:c="2"/>557 </text:p>
          </table:table-cell>
          <table:table-cell table:style-name="ce5" office:value-type="float" office:value="511" calcext:value-type="float">
            <text:p><text:s text:c="2"/>511 </text:p>
          </table:table-cell>
          <table:table-cell table:style-name="ce5" office:value-type="float" office:value="545" calcext:value-type="float">
            <text:p><text:s text:c="2"/>545 </text:p>
          </table:table-cell>
          <table:table-cell table:style-name="ce5" office:value-type="float" office:value="572" calcext:value-type="float">
            <text:p><text:s text:c="2"/>572 </text:p>
          </table:table-cell>
          <table:table-cell table:style-name="ce5" office:value-type="float" office:value="627" calcext:value-type="float">
            <text:p><text:s text:c="2"/>627 </text:p>
          </table:table-cell>
          <table:table-cell table:style-name="ce5" office:value-type="float" office:value="588" calcext:value-type="float">
            <text:p><text:s text:c="2"/>588 </text:p>
          </table:table-cell>
          <table:table-cell table:style-name="ce5" office:value-type="float" office:value="613" calcext:value-type="float">
            <text:p><text:s text:c="2"/>613 </text:p>
          </table:table-cell>
          <table:table-cell table:style-name="ce5" office:value-type="float" office:value="629" calcext:value-type="float">
            <text:p><text:s text:c="2"/>629 </text:p>
          </table:table-cell>
          <table:table-cell table:style-name="ce5" office:value-type="float" office:value="708" calcext:value-type="float">
            <text:p><text:s text:c="2"/>708 </text:p>
          </table:table-cell>
          <table:table-cell table:style-name="ce5" office:value-type="float" office:value="715" calcext:value-type="float">
            <text:p><text:s text:c="2"/>715 </text:p>
          </table:table-cell>
          <table:table-cell table:style-name="ce5" office:value-type="float" office:value="649" calcext:value-type="float">
            <text:p><text:s text:c="2"/>649 </text:p>
          </table:table-cell>
          <table:table-cell table:style-name="ce5" office:value-type="float" office:value="675" calcext:value-type="float">
            <text:p><text:s text:c="2"/>675 </text:p>
          </table:table-cell>
          <table:table-cell table:style-name="ce5" office:value-type="float" office:value="707" calcext:value-type="float">
            <text:p><text:s text:c="2"/>707 </text:p>
          </table:table-cell>
          <table:table-cell table:style-name="ce5" office:value-type="float" office:value="719" calcext:value-type="float">
            <text:p><text:s text:c="2"/>719 </text:p>
          </table:table-cell>
          <table:table-cell table:style-name="ce5" office:value-type="float" office:value="770" calcext:value-type="float">
            <text:p><text:s text:c="2"/>770 </text:p>
          </table:table-cell>
          <table:table-cell table:style-name="ce5" office:value-type="float" office:value="733" calcext:value-type="float">
            <text:p><text:s text:c="2"/>733 </text:p>
          </table:table-cell>
          <table:table-cell table:style-name="ce5" office:value-type="float" office:value="735" calcext:value-type="float">
            <text:p><text:s text:c="2"/>735 </text:p>
          </table:table-cell>
          <table:table-cell table:style-name="ce5" office:value-type="float" office:value="726" calcext:value-type="float">
            <text:p><text:s text:c="2"/>726 </text:p>
          </table:table-cell>
          <table:table-cell table:style-name="ce5" office:value-type="float" office:value="847" calcext:value-type="float">
            <text:p><text:s text:c="2"/>847 </text:p>
          </table:table-cell>
          <table:table-cell table:style-name="ce5" office:value-type="float" office:value="857" calcext:value-type="float">
            <text:p><text:s text:c="2"/>857 </text:p>
          </table:table-cell>
          <table:table-cell table:style-name="ce5" office:value-type="float" office:value="801" calcext:value-type="float">
            <text:p><text:s text:c="2"/>801 </text:p>
          </table:table-cell>
          <table:table-cell table:style-name="ce5" office:value-type="float" office:value="765" calcext:value-type="float">
            <text:p><text:s text:c="2"/>765 </text:p>
          </table:table-cell>
          <table:table-cell table:style-name="ce5" office:value-type="float" office:value="819" calcext:value-type="float">
            <text:p><text:s text:c="2"/>819 </text:p>
          </table:table-cell>
          <table:table-cell table:style-name="ce5" office:value-type="float" office:value="872" calcext:value-type="float">
            <text:p><text:s text:c="2"/>872 </text:p>
          </table:table-cell>
          <table:table-cell table:style-name="ce5" office:value-type="float" office:value="930" calcext:value-type="float">
            <text:p><text:s text:c="2"/>930 </text:p>
          </table:table-cell>
          <table:table-cell table:style-name="ce5" office:value-type="float" office:value="1047" calcext:value-type="float">
            <text:p><text:s/>1 047 </text:p>
          </table:table-cell>
          <table:table-cell table:style-name="ce5" office:value-type="float" office:value="969" calcext:value-type="float">
            <text:p><text:s text:c="2"/>969 </text:p>
          </table:table-cell>
          <table:table-cell table:style-name="ce5" office:value-type="float" office:value="942" calcext:value-type="float">
            <text:p><text:s text:c="2"/>942 </text:p>
          </table:table-cell>
          <table:table-cell table:style-name="ce5" office:value-type="float" office:value="1049" calcext:value-type="float">
            <text:p><text:s/>1 049 </text:p>
          </table:table-cell>
          <table:table-cell table:style-name="ce5" office:value-type="float" office:value="1039" calcext:value-type="float">
            <text:p><text:s/>1 039 </text:p>
          </table:table-cell>
          <table:table-cell table:style-name="ce5" office:value-type="float" office:value="1214" calcext:value-type="float">
            <text:p><text:s/>1 214 </text:p>
          </table:table-cell>
          <table:table-cell table:style-name="ce5" office:value-type="float" office:value="1291" calcext:value-type="float">
            <text:p><text:s/>1 291 </text:p>
          </table:table-cell>
          <table:table-cell table:style-name="ce5" office:value-type="float" office:value="1321" calcext:value-type="float">
            <text:p><text:s/>1 321 </text:p>
          </table:table-cell>
          <table:table-cell table:style-name="ce5" office:value-type="float" office:value="1474" calcext:value-type="float">
            <text:p><text:s/>1 474 </text:p>
          </table:table-cell>
          <table:table-cell table:style-name="ce5" office:value-type="float" office:value="1525" calcext:value-type="float">
            <text:p><text:s/>1 525 </text:p>
          </table:table-cell>
          <table:table-cell table:style-name="ce5" office:value-type="float" office:value="1614" calcext:value-type="float">
            <text:p><text:s/>1 614 </text:p>
          </table:table-cell>
          <table:table-cell table:style-name="ce5" office:value-type="float" office:value="1709" calcext:value-type="float">
            <text:p><text:s/>1 709 </text:p>
          </table:table-cell>
          <table:table-cell table:style-name="ce5" office:value-type="float" office:value="1771" calcext:value-type="float">
            <text:p><text:s/>1 771 </text:p>
          </table:table-cell>
          <table:table-cell table:style-name="ce5" office:value-type="float" office:value="1674" calcext:value-type="float">
            <text:p><text:s/>1 674 </text:p>
          </table:table-cell>
          <table:table-cell table:style-name="ce5" office:value-type="float" office:value="1716" calcext:value-type="float">
            <text:p><text:s/>1 716 </text:p>
          </table:table-cell>
          <table:table-cell table:style-name="ce5" office:value-type="float" office:value="1862" calcext:value-type="float">
            <text:p><text:s/>1 862 </text:p>
          </table:table-cell>
          <table:table-cell table:style-name="ce5" office:value-type="float" office:value="2065" calcext:value-type="float">
            <text:p><text:s/>2 065 </text:p>
          </table:table-cell>
          <table:table-cell table:style-name="ce10" office:value-type="float" office:value="2121" calcext:value-type="float">
            <text:p><text:s/>2 121 </text:p>
          </table:table-cell>
          <table:table-cell table:style-name="ce10" office:value-type="float" office:value="2421" calcext:value-type="float">
            <text:p><text:s/>2 421 </text:p>
          </table:table-cell>
          <table:table-cell table:style-name="ce10" office:value-type="float" office:value="2430" calcext:value-type="float">
            <text:p><text:s/>2 430 </text:p>
          </table:table-cell>
          <table:table-cell table:style-name="ce10" office:value-type="float" office:value="2463" calcext:value-type="float">
            <text:p><text:s/>2 463 </text:p>
          </table:table-cell>
          <table:table-cell table:style-name="ce10" office:value-type="float" office:value="2860" calcext:value-type="float">
            <text:p><text:s/>2 860 </text:p>
          </table:table-cell>
          <table:table-cell table:style-name="ce10" office:value-type="float" office:value="2833" calcext:value-type="float">
            <text:p><text:s/>2 833 </text:p>
          </table:table-cell>
          <table:table-cell table:style-name="ce10" office:value-type="float" office:value="3060" calcext:value-type="float">
            <text:p><text:s/>3 060 </text:p>
          </table:table-cell>
          <table:table-cell table:style-name="ce10" office:value-type="float" office:value="3100" calcext:value-type="float">
            <text:p><text:s/>3 100 </text:p>
          </table:table-cell>
          <table:table-cell table:style-name="ce10" office:value-type="float" office:value="3171" calcext:value-type="float">
            <text:p><text:s/>3 171 </text:p>
          </table:table-cell>
          <table:table-cell table:style-name="ce10" office:value-type="float" office:value="3433" calcext:value-type="float">
            <text:p><text:s/>3 433 </text:p>
          </table:table-cell>
          <table:table-cell table:style-name="ce10" office:value-type="float" office:value="3522" calcext:value-type="float">
            <text:p><text:s/>3 522 </text:p>
          </table:table-cell>
          <table:table-cell table:style-name="ce10" office:value-type="float" office:value="3727" calcext:value-type="float">
            <text:p><text:s/>3 727 </text:p>
          </table:table-cell>
          <table:table-cell table:style-name="ce10" office:value-type="float" office:value="3865" calcext:value-type="float">
            <text:p><text:s/>3 865 </text:p>
          </table:table-cell>
          <table:table-cell table:style-name="ce10" office:value-type="float" office:value="3864" calcext:value-type="float">
            <text:p><text:s/>3 864 </text:p>
          </table:table-cell>
          <table:table-cell table:style-name="ce10" office:value-type="float" office:value="4084" calcext:value-type="float">
            <text:p><text:s/>4 084 </text:p>
          </table:table-cell>
          <table:table-cell table:style-name="ce10" office:value-type="float" office:value="4353" calcext:value-type="float">
            <text:p><text:s/>4 353 </text:p>
          </table:table-cell>
          <table:table-cell table:style-name="ce10" office:value-type="float" office:value="4439" calcext:value-type="float">
            <text:p><text:s/>4 439 </text:p>
          </table:table-cell>
          <table:table-cell table:style-name="ce10" office:value-type="float" office:value="4871" calcext:value-type="float">
            <text:p><text:s/>4 871 </text:p>
          </table:table-cell>
          <table:table-cell table:style-name="ce10" office:value-type="float" office:value="4943" calcext:value-type="float">
            <text:p><text:s/>4 943 </text:p>
          </table:table-cell>
          <table:table-cell table:style-name="ce10" office:value-type="float" office:value="5172" calcext:value-type="float">
            <text:p><text:s/>5 172 </text:p>
          </table:table-cell>
          <table:table-cell table:style-name="ce10" office:value-type="float" office:value="5665" calcext:value-type="float">
            <text:p><text:s/>5 665 </text:p>
          </table:table-cell>
          <table:table-cell table:style-name="ce10" office:value-type="float" office:value="5826" calcext:value-type="float">
            <text:p><text:s/>5 826 </text:p>
          </table:table-cell>
          <table:table-cell table:style-name="ce10" office:value-type="float" office:value="6358" calcext:value-type="float">
            <text:p><text:s/>6 358 </text:p>
          </table:table-cell>
          <table:table-cell table:style-name="ce10" office:value-type="float" office:value="6500" calcext:value-type="float">
            <text:p><text:s/>6 500 </text:p>
          </table:table-cell>
          <table:table-cell table:style-name="ce10" office:value-type="float" office:value="7028" calcext:value-type="float">
            <text:p><text:s/>7 028 </text:p>
          </table:table-cell>
          <table:table-cell table:style-name="ce10" office:value-type="float" office:value="7505" calcext:value-type="float">
            <text:p><text:s/>7 505 </text:p>
          </table:table-cell>
          <table:table-cell table:style-name="ce10" office:value-type="float" office:value="7756" calcext:value-type="float">
            <text:p><text:s/>7 756 </text:p>
          </table:table-cell>
          <table:table-cell table:style-name="ce10" office:value-type="float" office:value="8357" calcext:value-type="float">
            <text:p><text:s/>8 357 </text:p>
          </table:table-cell>
          <table:table-cell table:style-name="ce10" office:value-type="float" office:value="8961" calcext:value-type="float">
            <text:p><text:s/>8 961 </text:p>
          </table:table-cell>
          <table:table-cell table:style-name="ce10" office:value-type="float" office:value="9616" calcext:value-type="float">
            <text:p><text:s/>9 616 </text:p>
          </table:table-cell>
          <table:table-cell table:style-name="ce10" office:value-type="float" office:value="10043" calcext:value-type="float">
            <text:p><text:s/>10 043 </text:p>
          </table:table-cell>
          <table:table-cell table:style-name="ce10" office:value-type="float" office:value="10604" calcext:value-type="float">
            <text:p><text:s/>10 604 </text:p>
          </table:table-cell>
          <table:table-cell table:style-name="ce10" office:value-type="float" office:value="10643" calcext:value-type="float">
            <text:p><text:s/>10 643 </text:p>
          </table:table-cell>
          <table:table-cell table:style-name="ce10" office:value-type="float" office:value="11395" calcext:value-type="float">
            <text:p><text:s/>11 395 </text:p>
          </table:table-cell>
          <table:table-cell table:style-name="ce10" office:value-type="float" office:value="11824" calcext:value-type="float">
            <text:p><text:s/>11 824 </text:p>
          </table:table-cell>
          <table:table-cell table:style-name="ce10" office:value-type="float" office:value="12249" calcext:value-type="float">
            <text:p><text:s/>12 249 </text:p>
          </table:table-cell>
          <table:table-cell table:style-name="ce10" office:value-type="float" office:value="12640" calcext:value-type="float">
            <text:p><text:s/>12 640 </text:p>
          </table:table-cell>
          <table:table-cell table:style-name="ce10" office:value-type="float" office:value="13561" calcext:value-type="float">
            <text:p><text:s/>13 561 </text:p>
          </table:table-cell>
          <table:table-cell table:style-name="ce10" office:value-type="float" office:value="13329" calcext:value-type="float">
            <text:p><text:s/>13 329 </text:p>
          </table:table-cell>
          <table:table-cell table:style-name="ce10" office:value-type="float" office:value="13963" calcext:value-type="float">
            <text:p><text:s/>13 963 </text:p>
          </table:table-cell>
          <table:table-cell table:style-name="ce10" office:value-type="float" office:value="13989" calcext:value-type="float">
            <text:p><text:s/>13 989 </text:p>
          </table:table-cell>
          <table:table-cell table:style-name="ce10" office:value-type="float" office:value="15090" calcext:value-type="float">
            <text:p><text:s/>15 090 </text:p>
          </table:table-cell>
          <table:table-cell table:style-name="ce10" office:value-type="float" office:value="15103" calcext:value-type="float">
            <text:p><text:s/>15 103 </text:p>
          </table:table-cell>
          <table:table-cell table:style-name="ce10" office:value-type="float" office:value="15383" calcext:value-type="float">
            <text:p><text:s/>15 383 </text:p>
          </table:table-cell>
          <table:table-cell table:style-name="ce13" office:value-type="float" office:value="13932" calcext:value-type="float">
            <text:p><text:s/>13 932 </text:p>
          </table:table-cell>
          <table:table-cell table:style-name="ce13" office:value-type="float" office:value="13987" calcext:value-type="float">
            <text:p><text:s/>13 987 </text:p>
          </table:table-cell>
          <table:table-cell table:style-name="ce13" office:value-type="float" office:value="14085" calcext:value-type="float">
            <text:p><text:s/>14 085 </text:p>
          </table:table-cell>
          <table:table-cell table:style-name="ce13" office:value-type="float" office:value="14315" calcext:value-type="float">
            <text:p><text:s/>14 315 </text:p>
          </table:table-cell>
          <table:table-cell table:style-name="ce13" office:value-type="float" office:value="15108" calcext:value-type="float">
            <text:p><text:s/>15 108 </text:p>
          </table:table-cell>
          <table:table-cell table:style-name="ce13" office:value-type="float" office:value="17906" calcext:value-type="float">
            <text:p><text:s/>17 906 </text:p>
          </table:table-cell>
          <table:table-cell table:style-name="ce14" office:value-type="float" office:value="18441" calcext:value-type="float">
            <text:p>18441</text:p>
          </table:table-cell>
          <table:table-cell table:style-name="ce14" office:value-type="float" office:value="18326" calcext:value-type="float">
            <text:p>18326</text:p>
          </table:table-cell>
          <table:table-cell table:style-name="ce14" office:value-type="float" office:value="18815" calcext:value-type="float">
            <text:p>18815</text:p>
          </table:table-cell>
          <table:table-cell table:number-columns-repeated="870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5" office:value-type="float" office:value="178" calcext:value-type="float">
            <text:p><text:s text:c="2"/>178 </text:p>
          </table:table-cell>
          <table:table-cell table:style-name="ce5" office:value-type="float" office:value="180" calcext:value-type="float">
            <text:p><text:s text:c="2"/>180 </text:p>
          </table:table-cell>
          <table:table-cell table:style-name="ce5" office:value-type="float" office:value="182" calcext:value-type="float">
            <text:p><text:s text:c="2"/>182 </text:p>
          </table:table-cell>
          <table:table-cell table:style-name="ce5" office:value-type="float" office:value="184" calcext:value-type="float">
            <text:p><text:s text:c="2"/>184 </text:p>
          </table:table-cell>
          <table:table-cell table:style-name="ce5" office:value-type="float" office:value="186" calcext:value-type="float">
            <text:p><text:s text:c="2"/>186 </text:p>
          </table:table-cell>
          <table:table-cell table:style-name="ce5" office:value-type="float" office:value="188" calcext:value-type="float">
            <text:p><text:s text:c="2"/>188 </text:p>
          </table:table-cell>
          <table:table-cell table:style-name="ce5" office:value-type="float" office:value="190" calcext:value-type="float">
            <text:p><text:s text:c="2"/>190 </text:p>
          </table:table-cell>
          <table:table-cell table:style-name="ce5" office:value-type="float" office:value="192" calcext:value-type="float">
            <text:p><text:s text:c="2"/>192 </text:p>
          </table:table-cell>
          <table:table-cell table:style-name="ce5" office:value-type="float" office:value="194" calcext:value-type="float">
            <text:p><text:s text:c="2"/>194 </text:p>
          </table:table-cell>
          <table:table-cell table:style-name="ce5" office:value-type="float" office:value="196" calcext:value-type="float">
            <text:p><text:s text:c="2"/>196 </text:p>
          </table:table-cell>
          <table:table-cell table:style-name="ce5" office:value-type="float" office:value="200" calcext:value-type="float">
            <text:p><text:s text:c="2"/>200 </text:p>
          </table:table-cell>
          <table:table-cell table:style-name="ce5" office:value-type="float" office:value="195" calcext:value-type="float">
            <text:p><text:s text:c="2"/>195 </text:p>
          </table:table-cell>
          <table:table-cell table:style-name="ce5" office:value-type="float" office:value="191" calcext:value-type="float">
            <text:p><text:s text:c="2"/>191 </text:p>
          </table:table-cell>
          <table:table-cell table:style-name="ce5" office:value-type="float" office:value="188" calcext:value-type="float">
            <text:p><text:s text:c="2"/>188 </text:p>
          </table:table-cell>
          <table:table-cell table:style-name="ce5" office:value-type="float" office:value="184" calcext:value-type="float">
            <text:p><text:s text:c="2"/>184 </text:p>
          </table:table-cell>
          <table:table-cell table:style-name="ce5" office:value-type="float" office:value="181" calcext:value-type="float">
            <text:p><text:s text:c="2"/>181 </text:p>
          </table:table-cell>
          <table:table-cell table:style-name="ce5" office:value-type="float" office:value="177" calcext:value-type="float">
            <text:p><text:s text:c="2"/>177 </text:p>
          </table:table-cell>
          <table:table-cell table:style-name="ce5" office:value-type="float" office:value="173" calcext:value-type="float">
            <text:p><text:s text:c="2"/>173 </text:p>
          </table:table-cell>
          <table:table-cell table:style-name="ce5" office:value-type="float" office:value="170" calcext:value-type="float">
            <text:p><text:s text:c="2"/>170 </text:p>
          </table:table-cell>
          <table:table-cell table:style-name="ce5" office:value-type="float" office:value="166" calcext:value-type="float">
            <text:p><text:s text:c="2"/>166 </text:p>
          </table:table-cell>
          <table:table-cell table:style-name="ce5" office:value-type="float" office:value="163" calcext:value-type="float">
            <text:p><text:s text:c="2"/>163 </text:p>
          </table:table-cell>
          <table:table-cell table:style-name="ce5" office:value-type="float" office:value="170" calcext:value-type="float">
            <text:p><text:s text:c="2"/>170 </text:p>
          </table:table-cell>
          <table:table-cell table:style-name="ce5" office:value-type="float" office:value="178" calcext:value-type="float">
            <text:p><text:s text:c="2"/>178 </text:p>
          </table:table-cell>
          <table:table-cell table:style-name="ce5" office:value-type="float" office:value="186" calcext:value-type="float">
            <text:p><text:s text:c="2"/>186 </text:p>
          </table:table-cell>
          <table:table-cell table:style-name="ce5" office:value-type="float" office:value="194" calcext:value-type="float">
            <text:p><text:s text:c="2"/>194 </text:p>
          </table:table-cell>
          <table:table-cell table:style-name="ce5" office:value-type="float" office:value="202" calcext:value-type="float">
            <text:p><text:s text:c="2"/>202 </text:p>
          </table:table-cell>
          <table:table-cell table:style-name="ce5" office:value-type="float" office:value="209" calcext:value-type="float">
            <text:p><text:s text:c="2"/>209 </text:p>
          </table:table-cell>
          <table:table-cell table:style-name="ce5" office:value-type="float" office:value="217" calcext:value-type="float">
            <text:p><text:s text:c="2"/>217 </text:p>
          </table:table-cell>
          <table:table-cell table:style-name="ce5" office:value-type="float" office:value="225" calcext:value-type="float">
            <text:p><text:s text:c="2"/>225 </text:p>
          </table:table-cell>
          <table:table-cell table:style-name="ce5" office:value-type="float" office:value="233" calcext:value-type="float">
            <text:p><text:s text:c="2"/>233 </text:p>
          </table:table-cell>
          <table:table-cell table:style-name="ce5" office:value-type="float" office:value="241" calcext:value-type="float">
            <text:p><text:s text:c="2"/>241 </text:p>
          </table:table-cell>
          <table:table-cell table:style-name="ce5" office:value-type="float" office:value="240" calcext:value-type="float">
            <text:p><text:s text:c="2"/>240 </text:p>
          </table:table-cell>
          <table:table-cell table:style-name="ce5" office:value-type="float" office:value="241" calcext:value-type="float">
            <text:p><text:s text:c="2"/>241 </text:p>
          </table:table-cell>
          <table:table-cell table:style-name="ce5" office:value-type="float" office:value="207" calcext:value-type="float">
            <text:p><text:s text:c="2"/>207 </text:p>
          </table:table-cell>
          <table:table-cell table:number-columns-repeated="2" table:style-name="ce5" office:value-type="float" office:value="184" calcext:value-type="float">
            <text:p><text:s text:c="2"/>184 </text:p>
          </table:table-cell>
          <table:table-cell table:style-name="ce5" office:value-type="float" office:value="224" calcext:value-type="float">
            <text:p><text:s text:c="2"/>224 </text:p>
          </table:table-cell>
          <table:table-cell table:style-name="ce5" office:value-type="float" office:value="235" calcext:value-type="float">
            <text:p><text:s text:c="2"/>235 </text:p>
          </table:table-cell>
          <table:table-cell table:style-name="ce5" office:value-type="float" office:value="211" calcext:value-type="float">
            <text:p><text:s text:c="2"/>211 </text:p>
          </table:table-cell>
          <table:table-cell table:style-name="ce5" office:value-type="float" office:value="214" calcext:value-type="float">
            <text:p><text:s text:c="2"/>214 </text:p>
          </table:table-cell>
          <table:table-cell table:style-name="ce5" office:value-type="float" office:value="230" calcext:value-type="float">
            <text:p><text:s text:c="2"/>230 </text:p>
          </table:table-cell>
          <table:table-cell table:style-name="ce5" office:value-type="float" office:value="233" calcext:value-type="float">
            <text:p><text:s text:c="2"/>233 </text:p>
          </table:table-cell>
          <table:table-cell table:style-name="ce5" office:value-type="float" office:value="256" calcext:value-type="float">
            <text:p><text:s text:c="2"/>256 </text:p>
          </table:table-cell>
          <table:table-cell table:style-name="ce5" office:value-type="float" office:value="301" calcext:value-type="float">
            <text:p><text:s text:c="2"/>301 </text:p>
          </table:table-cell>
          <table:table-cell table:style-name="ce5" office:value-type="float" office:value="273" calcext:value-type="float">
            <text:p><text:s text:c="2"/>273 </text:p>
          </table:table-cell>
          <table:table-cell table:style-name="ce5" office:value-type="float" office:value="270" calcext:value-type="float">
            <text:p><text:s text:c="2"/>270 </text:p>
          </table:table-cell>
          <table:table-cell table:style-name="ce5" office:value-type="float" office:value="284" calcext:value-type="float">
            <text:p><text:s text:c="2"/>284 </text:p>
          </table:table-cell>
          <table:table-cell table:style-name="ce5" office:value-type="float" office:value="362" calcext:value-type="float">
            <text:p><text:s text:c="2"/>362 </text:p>
          </table:table-cell>
          <table:table-cell table:style-name="ce5" office:value-type="float" office:value="372" calcext:value-type="float">
            <text:p><text:s text:c="2"/>372 </text:p>
          </table:table-cell>
          <table:table-cell table:style-name="ce5" office:value-type="float" office:value="280" calcext:value-type="float">
            <text:p><text:s text:c="2"/>280 </text:p>
          </table:table-cell>
          <table:table-cell table:style-name="ce5" office:value-type="float" office:value="308" calcext:value-type="float">
            <text:p><text:s text:c="2"/>308 </text:p>
          </table:table-cell>
          <table:table-cell table:style-name="ce5" office:value-type="float" office:value="322" calcext:value-type="float">
            <text:p><text:s text:c="2"/>322 </text:p>
          </table:table-cell>
          <table:table-cell table:style-name="ce5" office:value-type="float" office:value="330" calcext:value-type="float">
            <text:p><text:s text:c="2"/>330 </text:p>
          </table:table-cell>
          <table:table-cell table:style-name="ce5" office:value-type="float" office:value="351" calcext:value-type="float">
            <text:p><text:s text:c="2"/>351 </text:p>
          </table:table-cell>
          <table:table-cell table:style-name="ce5" office:value-type="float" office:value="366" calcext:value-type="float">
            <text:p><text:s text:c="2"/>366 </text:p>
          </table:table-cell>
          <table:table-cell table:style-name="ce5" office:value-type="float" office:value="360" calcext:value-type="float">
            <text:p><text:s text:c="2"/>360 </text:p>
          </table:table-cell>
          <table:table-cell table:style-name="ce5" office:value-type="float" office:value="344" calcext:value-type="float">
            <text:p><text:s text:c="2"/>344 </text:p>
          </table:table-cell>
          <table:table-cell table:style-name="ce5" office:value-type="float" office:value="391" calcext:value-type="float">
            <text:p><text:s text:c="2"/>391 </text:p>
          </table:table-cell>
          <table:table-cell table:style-name="ce5" office:value-type="float" office:value="388" calcext:value-type="float">
            <text:p><text:s text:c="2"/>388 </text:p>
          </table:table-cell>
          <table:table-cell table:number-columns-repeated="2" table:style-name="ce5" office:value-type="float" office:value="384" calcext:value-type="float">
            <text:p><text:s text:c="2"/>384 </text:p>
          </table:table-cell>
          <table:table-cell table:style-name="ce5" office:value-type="float" office:value="409" calcext:value-type="float">
            <text:p><text:s text:c="2"/>409 </text:p>
          </table:table-cell>
          <table:table-cell table:style-name="ce5" office:value-type="float" office:value="404" calcext:value-type="float">
            <text:p><text:s text:c="2"/>404 </text:p>
          </table:table-cell>
          <table:table-cell table:style-name="ce5" office:value-type="float" office:value="491" calcext:value-type="float">
            <text:p><text:s text:c="2"/>491 </text:p>
          </table:table-cell>
          <table:table-cell table:style-name="ce5" office:value-type="float" office:value="428" calcext:value-type="float">
            <text:p><text:s text:c="2"/>428 </text:p>
          </table:table-cell>
          <table:table-cell table:style-name="ce5" office:value-type="float" office:value="448" calcext:value-type="float">
            <text:p><text:s text:c="2"/>448 </text:p>
          </table:table-cell>
          <table:table-cell table:style-name="ce5" office:value-type="float" office:value="478" calcext:value-type="float">
            <text:p><text:s text:c="2"/>478 </text:p>
          </table:table-cell>
          <table:table-cell table:style-name="ce5" office:value-type="float" office:value="513" calcext:value-type="float">
            <text:p><text:s text:c="2"/>513 </text:p>
          </table:table-cell>
          <table:table-cell table:style-name="ce5" office:value-type="float" office:value="529" calcext:value-type="float">
            <text:p><text:s text:c="2"/>529 </text:p>
          </table:table-cell>
          <table:table-cell table:style-name="ce5" office:value-type="float" office:value="480" calcext:value-type="float">
            <text:p><text:s text:c="2"/>480 </text:p>
          </table:table-cell>
          <table:table-cell table:style-name="ce5" office:value-type="float" office:value="511" calcext:value-type="float">
            <text:p><text:s text:c="2"/>511 </text:p>
          </table:table-cell>
          <table:table-cell table:style-name="ce5" office:value-type="float" office:value="507" calcext:value-type="float">
            <text:p><text:s text:c="2"/>507 </text:p>
          </table:table-cell>
          <table:table-cell table:style-name="ce5" office:value-type="float" office:value="496" calcext:value-type="float">
            <text:p><text:s text:c="2"/>496 </text:p>
          </table:table-cell>
          <table:table-cell table:style-name="ce5" office:value-type="float" office:value="568" calcext:value-type="float">
            <text:p><text:s text:c="2"/>568 </text:p>
          </table:table-cell>
          <table:table-cell table:style-name="ce5" office:value-type="float" office:value="562" calcext:value-type="float">
            <text:p><text:s text:c="2"/>562 </text:p>
          </table:table-cell>
          <table:table-cell table:style-name="ce5" office:value-type="float" office:value="531" calcext:value-type="float">
            <text:p><text:s text:c="2"/>531 </text:p>
          </table:table-cell>
          <table:table-cell table:style-name="ce5" office:value-type="float" office:value="511" calcext:value-type="float">
            <text:p><text:s text:c="2"/>511 </text:p>
          </table:table-cell>
          <table:table-cell table:style-name="ce5" office:value-type="float" office:value="637" calcext:value-type="float">
            <text:p><text:s text:c="2"/>637 </text:p>
          </table:table-cell>
          <table:table-cell table:style-name="ce5" office:value-type="float" office:value="638" calcext:value-type="float">
            <text:p><text:s text:c="2"/>638 </text:p>
          </table:table-cell>
          <table:table-cell table:style-name="ce5" office:value-type="float" office:value="578" calcext:value-type="float">
            <text:p><text:s text:c="2"/>578 </text:p>
          </table:table-cell>
          <table:table-cell table:style-name="ce5" office:value-type="float" office:value="560" calcext:value-type="float">
            <text:p><text:s text:c="2"/>560 </text:p>
          </table:table-cell>
          <table:table-cell table:style-name="ce5" office:value-type="float" office:value="621" calcext:value-type="float">
            <text:p><text:s text:c="2"/>621 </text:p>
          </table:table-cell>
          <table:table-cell table:style-name="ce5" office:value-type="float" office:value="651" calcext:value-type="float">
            <text:p><text:s text:c="2"/>651 </text:p>
          </table:table-cell>
          <table:table-cell table:style-name="ce5" office:value-type="float" office:value="690" calcext:value-type="float">
            <text:p><text:s text:c="2"/>690 </text:p>
          </table:table-cell>
          <table:table-cell table:style-name="ce5" office:value-type="float" office:value="734" calcext:value-type="float">
            <text:p><text:s text:c="2"/>734 </text:p>
          </table:table-cell>
          <table:table-cell table:style-name="ce5" office:value-type="float" office:value="679" calcext:value-type="float">
            <text:p><text:s text:c="2"/>679 </text:p>
          </table:table-cell>
          <table:table-cell table:style-name="ce5" office:value-type="float" office:value="735" calcext:value-type="float">
            <text:p><text:s text:c="2"/>735 </text:p>
          </table:table-cell>
          <table:table-cell table:style-name="ce5" office:value-type="float" office:value="789" calcext:value-type="float">
            <text:p><text:s text:c="2"/>789 </text:p>
          </table:table-cell>
          <table:table-cell table:style-name="ce5" office:value-type="float" office:value="801" calcext:value-type="float">
            <text:p><text:s text:c="2"/>801 </text:p>
          </table:table-cell>
          <table:table-cell table:style-name="ce5" office:value-type="float" office:value="862" calcext:value-type="float">
            <text:p><text:s text:c="2"/>862 </text:p>
          </table:table-cell>
          <table:table-cell table:style-name="ce5" office:value-type="float" office:value="987" calcext:value-type="float">
            <text:p><text:s text:c="2"/>987 </text:p>
          </table:table-cell>
          <table:table-cell table:style-name="ce5" office:value-type="float" office:value="997" calcext:value-type="float">
            <text:p><text:s text:c="2"/>997 </text:p>
          </table:table-cell>
          <table:table-cell table:style-name="ce5" office:value-type="float" office:value="1132" calcext:value-type="float">
            <text:p><text:s/>1 132 </text:p>
          </table:table-cell>
          <table:table-cell table:style-name="ce5" office:value-type="float" office:value="1161" calcext:value-type="float">
            <text:p><text:s/>1 161 </text:p>
          </table:table-cell>
          <table:table-cell table:style-name="ce5" office:value-type="float" office:value="1222" calcext:value-type="float">
            <text:p><text:s/>1 222 </text:p>
          </table:table-cell>
          <table:table-cell table:style-name="ce5" office:value-type="float" office:value="1294" calcext:value-type="float">
            <text:p><text:s/>1 294 </text:p>
          </table:table-cell>
          <table:table-cell table:style-name="ce5" office:value-type="float" office:value="1327" calcext:value-type="float">
            <text:p><text:s/>1 327 </text:p>
          </table:table-cell>
          <table:table-cell table:style-name="ce5" office:value-type="float" office:value="1273" calcext:value-type="float">
            <text:p><text:s/>1 273 </text:p>
          </table:table-cell>
          <table:table-cell table:style-name="ce5" office:value-type="float" office:value="1341" calcext:value-type="float">
            <text:p><text:s/>1 341 </text:p>
          </table:table-cell>
          <table:table-cell table:style-name="ce5" office:value-type="float" office:value="1376" calcext:value-type="float">
            <text:p><text:s/>1 376 </text:p>
          </table:table-cell>
          <table:table-cell table:style-name="ce10" office:value-type="float" office:value="1492" calcext:value-type="float">
            <text:p><text:s/>1 492 </text:p>
          </table:table-cell>
          <table:table-cell table:style-name="ce10" office:value-type="float" office:value="1658" calcext:value-type="float">
            <text:p><text:s/>1 658 </text:p>
          </table:table-cell>
          <table:table-cell table:style-name="ce10" office:value-type="float" office:value="1873" calcext:value-type="float">
            <text:p><text:s/>1 873 </text:p>
          </table:table-cell>
          <table:table-cell table:style-name="ce10" office:value-type="float" office:value="1825" calcext:value-type="float">
            <text:p><text:s/>1 825 </text:p>
          </table:table-cell>
          <table:table-cell table:style-name="ce10" office:value-type="float" office:value="1891" calcext:value-type="float">
            <text:p><text:s/>1 891 </text:p>
          </table:table-cell>
          <table:table-cell table:style-name="ce10" office:value-type="float" office:value="2150" calcext:value-type="float">
            <text:p><text:s/>2 150 </text:p>
          </table:table-cell>
          <table:table-cell table:style-name="ce10" office:value-type="float" office:value="2191" calcext:value-type="float">
            <text:p><text:s/>2 191 </text:p>
          </table:table-cell>
          <table:table-cell table:style-name="ce10" office:value-type="float" office:value="2424" calcext:value-type="float">
            <text:p><text:s/>2 424 </text:p>
          </table:table-cell>
          <table:table-cell table:style-name="ce10" office:value-type="float" office:value="2376" calcext:value-type="float">
            <text:p><text:s/>2 376 </text:p>
          </table:table-cell>
          <table:table-cell table:style-name="ce10" office:value-type="float" office:value="2456" calcext:value-type="float">
            <text:p><text:s/>2 456 </text:p>
          </table:table-cell>
          <table:table-cell table:style-name="ce10" office:value-type="float" office:value="2707" calcext:value-type="float">
            <text:p><text:s/>2 707 </text:p>
          </table:table-cell>
          <table:table-cell table:style-name="ce10" office:value-type="float" office:value="2740" calcext:value-type="float">
            <text:p><text:s/>2 740 </text:p>
          </table:table-cell>
          <table:table-cell table:style-name="ce10" office:value-type="float" office:value="2942" calcext:value-type="float">
            <text:p><text:s/>2 942 </text:p>
          </table:table-cell>
          <table:table-cell table:style-name="ce10" office:value-type="float" office:value="3014" calcext:value-type="float">
            <text:p><text:s/>3 014 </text:p>
          </table:table-cell>
          <table:table-cell table:style-name="ce10" office:value-type="float" office:value="3043" calcext:value-type="float">
            <text:p><text:s/>3 043 </text:p>
          </table:table-cell>
          <table:table-cell table:style-name="ce10" office:value-type="float" office:value="3317" calcext:value-type="float">
            <text:p><text:s/>3 317 </text:p>
          </table:table-cell>
          <table:table-cell table:style-name="ce10" office:value-type="float" office:value="3442" calcext:value-type="float">
            <text:p><text:s/>3 442 </text:p>
          </table:table-cell>
          <table:table-cell table:style-name="ce10" office:value-type="float" office:value="3587" calcext:value-type="float">
            <text:p><text:s/>3 587 </text:p>
          </table:table-cell>
          <table:table-cell table:style-name="ce10" office:value-type="float" office:value="3974" calcext:value-type="float">
            <text:p><text:s/>3 974 </text:p>
          </table:table-cell>
          <table:table-cell table:style-name="ce10" office:value-type="float" office:value="3990" calcext:value-type="float">
            <text:p><text:s/>3 990 </text:p>
          </table:table-cell>
          <table:table-cell table:style-name="ce10" office:value-type="float" office:value="4210" calcext:value-type="float">
            <text:p><text:s/>4 210 </text:p>
          </table:table-cell>
          <table:table-cell table:style-name="ce10" office:value-type="float" office:value="4619" calcext:value-type="float">
            <text:p><text:s/>4 619 </text:p>
          </table:table-cell>
          <table:table-cell table:style-name="ce10" office:value-type="float" office:value="4765" calcext:value-type="float">
            <text:p><text:s/>4 765 </text:p>
          </table:table-cell>
          <table:table-cell table:style-name="ce10" office:value-type="float" office:value="5119" calcext:value-type="float">
            <text:p><text:s/>5 119 </text:p>
          </table:table-cell>
          <table:table-cell table:style-name="ce10" office:value-type="float" office:value="5361" calcext:value-type="float">
            <text:p><text:s/>5 361 </text:p>
          </table:table-cell>
          <table:table-cell table:style-name="ce10" office:value-type="float" office:value="5740" calcext:value-type="float">
            <text:p><text:s/>5 740 </text:p>
          </table:table-cell>
          <table:table-cell table:style-name="ce10" office:value-type="float" office:value="6197" calcext:value-type="float">
            <text:p><text:s/>6 197 </text:p>
          </table:table-cell>
          <table:table-cell table:style-name="ce10" office:value-type="float" office:value="6434" calcext:value-type="float">
            <text:p><text:s/>6 434 </text:p>
          </table:table-cell>
          <table:table-cell table:style-name="ce10" office:value-type="float" office:value="6921" calcext:value-type="float">
            <text:p><text:s/>6 921 </text:p>
          </table:table-cell>
          <table:table-cell table:style-name="ce10" office:value-type="float" office:value="7420" calcext:value-type="float">
            <text:p><text:s/>7 420 </text:p>
          </table:table-cell>
          <table:table-cell table:style-name="ce10" office:value-type="float" office:value="7953" calcext:value-type="float">
            <text:p><text:s/>7 953 </text:p>
          </table:table-cell>
          <table:table-cell table:style-name="ce10" office:value-type="float" office:value="8609" calcext:value-type="float">
            <text:p><text:s/>8 609 </text:p>
          </table:table-cell>
          <table:table-cell table:style-name="ce10" office:value-type="float" office:value="8957" calcext:value-type="float">
            <text:p><text:s/>8 957 </text:p>
          </table:table-cell>
          <table:table-cell table:style-name="ce10" office:value-type="float" office:value="8913" calcext:value-type="float">
            <text:p><text:s/>8 913 </text:p>
          </table:table-cell>
          <table:table-cell table:style-name="ce10" office:value-type="float" office:value="9582" calcext:value-type="float">
            <text:p><text:s/>9 582 </text:p>
          </table:table-cell>
          <table:table-cell table:style-name="ce10" office:value-type="float" office:value="9781" calcext:value-type="float">
            <text:p><text:s/>9 781 </text:p>
          </table:table-cell>
          <table:table-cell table:style-name="ce10" office:value-type="float" office:value="10224" calcext:value-type="float">
            <text:p><text:s/>10 224 </text:p>
          </table:table-cell>
          <table:table-cell table:style-name="ce10" office:value-type="float" office:value="10541" calcext:value-type="float">
            <text:p><text:s/>10 541 </text:p>
          </table:table-cell>
          <table:table-cell table:style-name="ce10" office:value-type="float" office:value="11337" calcext:value-type="float">
            <text:p><text:s/>11 337 </text:p>
          </table:table-cell>
          <table:table-cell table:style-name="ce10" office:value-type="float" office:value="11213" calcext:value-type="float">
            <text:p><text:s/>11 213 </text:p>
          </table:table-cell>
          <table:table-cell table:style-name="ce10" office:value-type="float" office:value="11821" calcext:value-type="float">
            <text:p><text:s/>11 821 </text:p>
          </table:table-cell>
          <table:table-cell table:style-name="ce10" office:value-type="float" office:value="12216" calcext:value-type="float">
            <text:p><text:s/>12 216 </text:p>
          </table:table-cell>
          <table:table-cell table:style-name="ce10" office:value-type="float" office:value="12892" calcext:value-type="float">
            <text:p><text:s/>12 892 </text:p>
          </table:table-cell>
          <table:table-cell table:style-name="ce10" office:value-type="float" office:value="12806" calcext:value-type="float">
            <text:p><text:s/>12 806 </text:p>
          </table:table-cell>
          <table:table-cell table:style-name="ce13" office:value-type="float" office:value="13149" calcext:value-type="float">
            <text:p><text:s/>13 149 </text:p>
          </table:table-cell>
          <table:table-cell table:style-name="ce13" office:value-type="float" office:value="11906" calcext:value-type="float">
            <text:p><text:s/>11 906 </text:p>
          </table:table-cell>
          <table:table-cell table:style-name="ce13" office:value-type="float" office:value="12012" calcext:value-type="float">
            <text:p><text:s/>12 012 </text:p>
          </table:table-cell>
          <table:table-cell table:style-name="ce13" office:value-type="float" office:value="12102" calcext:value-type="float">
            <text:p><text:s/>12 102 </text:p>
          </table:table-cell>
          <table:table-cell table:style-name="ce13" office:value-type="float" office:value="12219" calcext:value-type="float">
            <text:p><text:s/>12 219 </text:p>
          </table:table-cell>
          <table:table-cell table:style-name="ce13" office:value-type="float" office:value="12969" calcext:value-type="float">
            <text:p><text:s/>12 969 </text:p>
          </table:table-cell>
          <table:table-cell table:style-name="ce14" office:value-type="float" office:value="15045" calcext:value-type="float">
            <text:p>15045</text:p>
          </table:table-cell>
          <table:table-cell table:style-name="ce14" office:value-type="float" office:value="15892" calcext:value-type="float">
            <text:p>15892</text:p>
          </table:table-cell>
          <table:table-cell table:style-name="ce14" office:value-type="float" office:value="15717" calcext:value-type="float">
            <text:p>15717</text:p>
          </table:table-cell>
          <table:table-cell table:number-columns-repeated="87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5" office:value-type="float" office:value="129" calcext:value-type="float">
            <text:p><text:s text:c="2"/>129 </text:p>
          </table:table-cell>
          <table:table-cell table:style-name="ce5" office:value-type="float" office:value="130" calcext:value-type="float">
            <text:p><text:s text:c="2"/>130 </text:p>
          </table:table-cell>
          <table:table-cell table:style-name="ce5" office:value-type="float" office:value="132" calcext:value-type="float">
            <text:p><text:s text:c="2"/>132 </text:p>
          </table:table-cell>
          <table:table-cell table:style-name="ce5" office:value-type="float" office:value="134" calcext:value-type="float">
            <text:p><text:s text:c="2"/>134 </text:p>
          </table:table-cell>
          <table:table-cell table:style-name="ce5" office:value-type="float" office:value="136" calcext:value-type="float">
            <text:p><text:s text:c="2"/>136 </text:p>
          </table:table-cell>
          <table:table-cell table:style-name="ce5" office:value-type="float" office:value="138" calcext:value-type="float">
            <text:p><text:s text:c="2"/>138 </text:p>
          </table:table-cell>
          <table:table-cell table:style-name="ce5" office:value-type="float" office:value="139" calcext:value-type="float">
            <text:p><text:s text:c="2"/>139 </text:p>
          </table:table-cell>
          <table:table-cell table:style-name="ce5" office:value-type="float" office:value="141" calcext:value-type="float">
            <text:p><text:s text:c="2"/>141 </text:p>
          </table:table-cell>
          <table:table-cell table:style-name="ce5" office:value-type="float" office:value="143" calcext:value-type="float">
            <text:p><text:s text:c="2"/>143 </text:p>
          </table:table-cell>
          <table:table-cell table:style-name="ce5" office:value-type="float" office:value="145" calcext:value-type="float">
            <text:p><text:s text:c="2"/>145 </text:p>
          </table:table-cell>
          <table:table-cell table:style-name="ce5" office:value-type="float" office:value="148" calcext:value-type="float">
            <text:p><text:s text:c="2"/>148 </text:p>
          </table:table-cell>
          <table:table-cell table:style-name="ce5" office:value-type="float" office:value="144" calcext:value-type="float">
            <text:p><text:s text:c="2"/>144 </text:p>
          </table:table-cell>
          <table:table-cell table:style-name="ce5" office:value-type="float" office:value="141" calcext:value-type="float">
            <text:p><text:s text:c="2"/>141 </text:p>
          </table:table-cell>
          <table:table-cell table:style-name="ce5" office:value-type="float" office:value="137" calcext:value-type="float">
            <text:p><text:s text:c="2"/>137 </text:p>
          </table:table-cell>
          <table:table-cell table:style-name="ce5" office:value-type="float" office:value="134" calcext:value-type="float">
            <text:p><text:s text:c="2"/>134 </text:p>
          </table:table-cell>
          <table:table-cell table:style-name="ce5" office:value-type="float" office:value="130" calcext:value-type="float">
            <text:p><text:s text:c="2"/>130 </text:p>
          </table:table-cell>
          <table:table-cell table:style-name="ce5" office:value-type="float" office:value="127" calcext:value-type="float">
            <text:p><text:s text:c="2"/>127 </text:p>
          </table:table-cell>
          <table:table-cell table:style-name="ce5" office:value-type="float" office:value="123" calcext:value-type="float">
            <text:p><text:s text:c="2"/>123 </text:p>
          </table:table-cell>
          <table:table-cell table:style-name="ce5" office:value-type="float" office:value="120" calcext:value-type="float">
            <text:p><text:s text:c="2"/>120 </text:p>
          </table:table-cell>
          <table:table-cell table:style-name="ce5" office:value-type="float" office:value="116" calcext:value-type="float">
            <text:p><text:s text:c="2"/>116 </text:p>
          </table:table-cell>
          <table:table-cell table:style-name="ce5" office:value-type="float" office:value="113" calcext:value-type="float">
            <text:p><text:s text:c="2"/>113 </text:p>
          </table:table-cell>
          <table:table-cell table:style-name="ce5" office:value-type="float" office:value="115" calcext:value-type="float">
            <text:p><text:s text:c="2"/>115 </text:p>
          </table:table-cell>
          <table:table-cell table:style-name="ce5" office:value-type="float" office:value="118" calcext:value-type="float">
            <text:p><text:s text:c="2"/>118 </text:p>
          </table:table-cell>
          <table:table-cell table:style-name="ce5" office:value-type="float" office:value="121" calcext:value-type="float">
            <text:p><text:s text:c="2"/>121 </text:p>
          </table:table-cell>
          <table:table-cell table:style-name="ce5" office:value-type="float" office:value="124" calcext:value-type="float">
            <text:p><text:s text:c="2"/>124 </text:p>
          </table:table-cell>
          <table:table-cell table:style-name="ce5" office:value-type="float" office:value="128" calcext:value-type="float">
            <text:p><text:s text:c="2"/>128 </text:p>
          </table:table-cell>
          <table:table-cell table:style-name="ce5" office:value-type="float" office:value="130" calcext:value-type="float">
            <text:p><text:s text:c="2"/>130 </text:p>
          </table:table-cell>
          <table:table-cell table:style-name="ce5" office:value-type="float" office:value="133" calcext:value-type="float">
            <text:p><text:s text:c="2"/>133 </text:p>
          </table:table-cell>
          <table:table-cell table:style-name="ce5" office:value-type="float" office:value="136" calcext:value-type="float">
            <text:p><text:s text:c="2"/>136 </text:p>
          </table:table-cell>
          <table:table-cell table:style-name="ce5" office:value-type="float" office:value="139" calcext:value-type="float">
            <text:p><text:s text:c="2"/>139 </text:p>
          </table:table-cell>
          <table:table-cell table:style-name="ce5" office:value-type="float" office:value="143" calcext:value-type="float">
            <text:p><text:s text:c="2"/>143 </text:p>
          </table:table-cell>
          <table:table-cell table:style-name="ce5" office:value-type="float" office:value="183" calcext:value-type="float">
            <text:p><text:s text:c="2"/>183 </text:p>
          </table:table-cell>
          <table:table-cell table:style-name="ce5" office:value-type="float" office:value="179" calcext:value-type="float">
            <text:p><text:s text:c="2"/>179 </text:p>
          </table:table-cell>
          <table:table-cell table:style-name="ce5" office:value-type="float" office:value="163" calcext:value-type="float">
            <text:p><text:s text:c="2"/>163 </text:p>
          </table:table-cell>
          <table:table-cell table:style-name="ce5" office:value-type="float" office:value="141" calcext:value-type="float">
            <text:p><text:s text:c="2"/>141 </text:p>
          </table:table-cell>
          <table:table-cell table:style-name="ce5" office:value-type="float" office:value="125" calcext:value-type="float">
            <text:p><text:s text:c="2"/>125 </text:p>
          </table:table-cell>
          <table:table-cell table:style-name="ce5" office:value-type="float" office:value="115" calcext:value-type="float">
            <text:p><text:s text:c="2"/>115 </text:p>
          </table:table-cell>
          <table:table-cell table:style-name="ce5" office:value-type="float" office:value="148" calcext:value-type="float">
            <text:p><text:s text:c="2"/>148 </text:p>
          </table:table-cell>
          <table:table-cell table:style-name="ce5" office:value-type="float" office:value="169" calcext:value-type="float">
            <text:p><text:s text:c="2"/>169 </text:p>
          </table:table-cell>
          <table:table-cell table:style-name="ce5" office:value-type="float" office:value="155" calcext:value-type="float">
            <text:p><text:s text:c="2"/>155 </text:p>
          </table:table-cell>
          <table:table-cell table:style-name="ce5" office:value-type="float" office:value="157" calcext:value-type="float">
            <text:p><text:s text:c="2"/>157 </text:p>
          </table:table-cell>
          <table:table-cell table:style-name="ce5" office:value-type="float" office:value="169" calcext:value-type="float">
            <text:p><text:s text:c="2"/>169 </text:p>
          </table:table-cell>
          <table:table-cell table:style-name="ce5" office:value-type="float" office:value="173" calcext:value-type="float">
            <text:p><text:s text:c="2"/>173 </text:p>
          </table:table-cell>
          <table:table-cell table:style-name="ce5" office:value-type="float" office:value="177" calcext:value-type="float">
            <text:p><text:s text:c="2"/>177 </text:p>
          </table:table-cell>
          <table:table-cell table:style-name="ce5" office:value-type="float" office:value="225" calcext:value-type="float">
            <text:p><text:s text:c="2"/>225 </text:p>
          </table:table-cell>
          <table:table-cell table:number-columns-repeated="2" table:style-name="ce5" office:value-type="float" office:value="186" calcext:value-type="float">
            <text:p><text:s text:c="2"/>186 </text:p>
          </table:table-cell>
          <table:table-cell table:style-name="ce5" office:value-type="float" office:value="199" calcext:value-type="float">
            <text:p><text:s text:c="2"/>199 </text:p>
          </table:table-cell>
          <table:table-cell table:style-name="ce5" office:value-type="float" office:value="261" calcext:value-type="float">
            <text:p><text:s text:c="2"/>261 </text:p>
          </table:table-cell>
          <table:table-cell table:style-name="ce5" office:value-type="float" office:value="246" calcext:value-type="float">
            <text:p><text:s text:c="2"/>246 </text:p>
          </table:table-cell>
          <table:table-cell table:style-name="ce5" office:value-type="float" office:value="214" calcext:value-type="float">
            <text:p><text:s text:c="2"/>214 </text:p>
          </table:table-cell>
          <table:table-cell table:style-name="ce5" office:value-type="float" office:value="206" calcext:value-type="float">
            <text:p><text:s text:c="2"/>206 </text:p>
          </table:table-cell>
          <table:table-cell table:style-name="ce5" office:value-type="float" office:value="237" calcext:value-type="float">
            <text:p><text:s text:c="2"/>237 </text:p>
          </table:table-cell>
          <table:table-cell table:style-name="ce5" office:value-type="float" office:value="218" calcext:value-type="float">
            <text:p><text:s text:c="2"/>218 </text:p>
          </table:table-cell>
          <table:table-cell table:style-name="ce5" office:value-type="float" office:value="242" calcext:value-type="float">
            <text:p><text:s text:c="2"/>242 </text:p>
          </table:table-cell>
          <table:table-cell table:style-name="ce5" office:value-type="float" office:value="252" calcext:value-type="float">
            <text:p><text:s text:c="2"/>252 </text:p>
          </table:table-cell>
          <table:table-cell table:style-name="ce5" office:value-type="float" office:value="263" calcext:value-type="float">
            <text:p><text:s text:c="2"/>263 </text:p>
          </table:table-cell>
          <table:table-cell table:style-name="ce5" office:value-type="float" office:value="243" calcext:value-type="float">
            <text:p><text:s text:c="2"/>243 </text:p>
          </table:table-cell>
          <table:table-cell table:style-name="ce5" office:value-type="float" office:value="258" calcext:value-type="float">
            <text:p><text:s text:c="2"/>258 </text:p>
          </table:table-cell>
          <table:table-cell table:style-name="ce5" office:value-type="float" office:value="281" calcext:value-type="float">
            <text:p><text:s text:c="2"/>281 </text:p>
          </table:table-cell>
          <table:table-cell table:style-name="ce5" office:value-type="float" office:value="271" calcext:value-type="float">
            <text:p><text:s text:c="2"/>271 </text:p>
          </table:table-cell>
          <table:table-cell table:style-name="ce5" office:value-type="float" office:value="259" calcext:value-type="float">
            <text:p><text:s text:c="2"/>259 </text:p>
          </table:table-cell>
          <table:table-cell table:style-name="ce5" office:value-type="float" office:value="297" calcext:value-type="float">
            <text:p><text:s text:c="2"/>297 </text:p>
          </table:table-cell>
          <table:table-cell table:style-name="ce5" office:value-type="float" office:value="302" calcext:value-type="float">
            <text:p><text:s text:c="2"/>302 </text:p>
          </table:table-cell>
          <table:table-cell table:style-name="ce5" office:value-type="float" office:value="358" calcext:value-type="float">
            <text:p><text:s text:c="2"/>358 </text:p>
          </table:table-cell>
          <table:table-cell table:style-name="ce5" office:value-type="float" office:value="311" calcext:value-type="float">
            <text:p><text:s text:c="2"/>311 </text:p>
          </table:table-cell>
          <table:table-cell table:style-name="ce5" office:value-type="float" office:value="336" calcext:value-type="float">
            <text:p><text:s text:c="2"/>336 </text:p>
          </table:table-cell>
          <table:table-cell table:style-name="ce5" office:value-type="float" office:value="328" calcext:value-type="float">
            <text:p><text:s text:c="2"/>328 </text:p>
          </table:table-cell>
          <table:table-cell table:style-name="ce5" office:value-type="float" office:value="373" calcext:value-type="float">
            <text:p><text:s text:c="2"/>373 </text:p>
          </table:table-cell>
          <table:table-cell table:style-name="ce5" office:value-type="float" office:value="377" calcext:value-type="float">
            <text:p><text:s text:c="2"/>377 </text:p>
          </table:table-cell>
          <table:table-cell table:style-name="ce5" office:value-type="float" office:value="370" calcext:value-type="float">
            <text:p><text:s text:c="2"/>370 </text:p>
          </table:table-cell>
          <table:table-cell table:style-name="ce5" office:value-type="float" office:value="346" calcext:value-type="float">
            <text:p><text:s text:c="2"/>346 </text:p>
          </table:table-cell>
          <table:table-cell table:style-name="ce5" office:value-type="float" office:value="347" calcext:value-type="float">
            <text:p><text:s text:c="2"/>347 </text:p>
          </table:table-cell>
          <table:table-cell table:style-name="ce5" office:value-type="float" office:value="357" calcext:value-type="float">
            <text:p><text:s text:c="2"/>357 </text:p>
          </table:table-cell>
          <table:table-cell table:style-name="ce5" office:value-type="float" office:value="444" calcext:value-type="float">
            <text:p><text:s text:c="2"/>444 </text:p>
          </table:table-cell>
          <table:table-cell table:style-name="ce5" office:value-type="float" office:value="409" calcext:value-type="float">
            <text:p><text:s text:c="2"/>409 </text:p>
          </table:table-cell>
          <table:table-cell table:style-name="ce5" office:value-type="float" office:value="388" calcext:value-type="float">
            <text:p><text:s text:c="2"/>388 </text:p>
          </table:table-cell>
          <table:table-cell table:style-name="ce5" office:value-type="float" office:value="377" calcext:value-type="float">
            <text:p><text:s text:c="2"/>377 </text:p>
          </table:table-cell>
          <table:table-cell table:style-name="ce5" office:value-type="float" office:value="459" calcext:value-type="float">
            <text:p><text:s text:c="2"/>459 </text:p>
          </table:table-cell>
          <table:table-cell table:style-name="ce5" office:value-type="float" office:value="453" calcext:value-type="float">
            <text:p><text:s text:c="2"/>453 </text:p>
          </table:table-cell>
          <table:table-cell table:style-name="ce5" office:value-type="float" office:value="403" calcext:value-type="float">
            <text:p><text:s text:c="2"/>403 </text:p>
          </table:table-cell>
          <table:table-cell table:style-name="ce5" office:value-type="float" office:value="442" calcext:value-type="float">
            <text:p><text:s text:c="2"/>442 </text:p>
          </table:table-cell>
          <table:table-cell table:style-name="ce5" office:value-type="float" office:value="434" calcext:value-type="float">
            <text:p><text:s text:c="2"/>434 </text:p>
          </table:table-cell>
          <table:table-cell table:style-name="ce5" office:value-type="float" office:value="477" calcext:value-type="float">
            <text:p><text:s text:c="2"/>477 </text:p>
          </table:table-cell>
          <table:table-cell table:style-name="ce5" office:value-type="float" office:value="444" calcext:value-type="float">
            <text:p><text:s text:c="2"/>444 </text:p>
          </table:table-cell>
          <table:table-cell table:style-name="ce5" office:value-type="float" office:value="500" calcext:value-type="float">
            <text:p><text:s text:c="2"/>500 </text:p>
          </table:table-cell>
          <table:table-cell table:style-name="ce5" office:value-type="float" office:value="486" calcext:value-type="float">
            <text:p><text:s text:c="2"/>486 </text:p>
          </table:table-cell>
          <table:table-cell table:style-name="ce5" office:value-type="float" office:value="523" calcext:value-type="float">
            <text:p><text:s text:c="2"/>523 </text:p>
          </table:table-cell>
          <table:table-cell table:style-name="ce5" office:value-type="float" office:value="579" calcext:value-type="float">
            <text:p><text:s text:c="2"/>579 </text:p>
          </table:table-cell>
          <table:table-cell table:style-name="ce5" office:value-type="float" office:value="597" calcext:value-type="float">
            <text:p><text:s text:c="2"/>597 </text:p>
          </table:table-cell>
          <table:table-cell table:style-name="ce5" office:value-type="float" office:value="633" calcext:value-type="float">
            <text:p><text:s text:c="2"/>633 </text:p>
          </table:table-cell>
          <table:table-cell table:style-name="ce5" office:value-type="float" office:value="710" calcext:value-type="float">
            <text:p><text:s text:c="2"/>710 </text:p>
          </table:table-cell>
          <table:table-cell table:style-name="ce5" office:value-type="float" office:value="741" calcext:value-type="float">
            <text:p><text:s text:c="2"/>741 </text:p>
          </table:table-cell>
          <table:table-cell table:style-name="ce5" office:value-type="float" office:value="846" calcext:value-type="float">
            <text:p><text:s text:c="2"/>846 </text:p>
          </table:table-cell>
          <table:table-cell table:style-name="ce5" office:value-type="float" office:value="842" calcext:value-type="float">
            <text:p><text:s text:c="2"/>842 </text:p>
          </table:table-cell>
          <table:table-cell table:style-name="ce5" office:value-type="float" office:value="888" calcext:value-type="float">
            <text:p><text:s text:c="2"/>888 </text:p>
          </table:table-cell>
          <table:table-cell table:style-name="ce5" office:value-type="float" office:value="957" calcext:value-type="float">
            <text:p><text:s text:c="2"/>957 </text:p>
          </table:table-cell>
          <table:table-cell table:style-name="ce5" office:value-type="float" office:value="970" calcext:value-type="float">
            <text:p><text:s text:c="2"/>970 </text:p>
          </table:table-cell>
          <table:table-cell table:style-name="ce5" office:value-type="float" office:value="955" calcext:value-type="float">
            <text:p><text:s text:c="2"/>955 </text:p>
          </table:table-cell>
          <table:table-cell table:style-name="ce5" office:value-type="float" office:value="1028" calcext:value-type="float">
            <text:p><text:s/>1 028 </text:p>
          </table:table-cell>
          <table:table-cell table:style-name="ce10" office:value-type="float" office:value="1015" calcext:value-type="float">
            <text:p><text:s/>1 015 </text:p>
          </table:table-cell>
          <table:table-cell table:style-name="ce10" office:value-type="float" office:value="1130" calcext:value-type="float">
            <text:p><text:s/>1 130 </text:p>
          </table:table-cell>
          <table:table-cell table:style-name="ce10" office:value-type="float" office:value="1218" calcext:value-type="float">
            <text:p><text:s/>1 218 </text:p>
          </table:table-cell>
          <table:table-cell table:style-name="ce10" office:value-type="float" office:value="1390" calcext:value-type="float">
            <text:p><text:s/>1 390 </text:p>
          </table:table-cell>
          <table:table-cell table:style-name="ce10" office:value-type="float" office:value="1383" calcext:value-type="float">
            <text:p><text:s/>1 383 </text:p>
          </table:table-cell>
          <table:table-cell table:style-name="ce10" office:value-type="float" office:value="1394" calcext:value-type="float">
            <text:p><text:s/>1 394 </text:p>
          </table:table-cell>
          <table:table-cell table:style-name="ce10" office:value-type="float" office:value="1640" calcext:value-type="float">
            <text:p><text:s/>1 640 </text:p>
          </table:table-cell>
          <table:table-cell table:style-name="ce10" office:value-type="float" office:value="1642" calcext:value-type="float">
            <text:p><text:s/>1 642 </text:p>
          </table:table-cell>
          <table:table-cell table:style-name="ce10" office:value-type="float" office:value="1806" calcext:value-type="float">
            <text:p><text:s/>1 806 </text:p>
          </table:table-cell>
          <table:table-cell table:style-name="ce10" office:value-type="float" office:value="1811" calcext:value-type="float">
            <text:p><text:s/>1 811 </text:p>
          </table:table-cell>
          <table:table-cell table:style-name="ce10" office:value-type="float" office:value="1896" calcext:value-type="float">
            <text:p><text:s/>1 896 </text:p>
          </table:table-cell>
          <table:table-cell table:style-name="ce10" office:value-type="float" office:value="2093" calcext:value-type="float">
            <text:p><text:s/>2 093 </text:p>
          </table:table-cell>
          <table:table-cell table:style-name="ce10" office:value-type="float" office:value="2077" calcext:value-type="float">
            <text:p><text:s/>2 077 </text:p>
          </table:table-cell>
          <table:table-cell table:style-name="ce10" office:value-type="float" office:value="2296" calcext:value-type="float">
            <text:p><text:s/>2 296 </text:p>
          </table:table-cell>
          <table:table-cell table:style-name="ce10" office:value-type="float" office:value="2337" calcext:value-type="float">
            <text:p><text:s/>2 337 </text:p>
          </table:table-cell>
          <table:table-cell table:style-name="ce10" office:value-type="float" office:value="2381" calcext:value-type="float">
            <text:p><text:s/>2 381 </text:p>
          </table:table-cell>
          <table:table-cell table:style-name="ce10" office:value-type="float" office:value="2582" calcext:value-type="float">
            <text:p><text:s/>2 582 </text:p>
          </table:table-cell>
          <table:table-cell table:style-name="ce10" office:value-type="float" office:value="2748" calcext:value-type="float">
            <text:p><text:s/>2 748 </text:p>
          </table:table-cell>
          <table:table-cell table:style-name="ce10" office:value-type="float" office:value="2831" calcext:value-type="float">
            <text:p><text:s/>2 831 </text:p>
          </table:table-cell>
          <table:table-cell table:style-name="ce10" office:value-type="float" office:value="3125" calcext:value-type="float">
            <text:p><text:s/>3 125 </text:p>
          </table:table-cell>
          <table:table-cell table:style-name="ce10" office:value-type="float" office:value="3124" calcext:value-type="float">
            <text:p><text:s/>3 124 </text:p>
          </table:table-cell>
          <table:table-cell table:style-name="ce10" office:value-type="float" office:value="3344" calcext:value-type="float">
            <text:p><text:s/>3 344 </text:p>
          </table:table-cell>
          <table:table-cell table:style-name="ce10" office:value-type="float" office:value="3672" calcext:value-type="float">
            <text:p><text:s/>3 672 </text:p>
          </table:table-cell>
          <table:table-cell table:style-name="ce10" office:value-type="float" office:value="3791" calcext:value-type="float">
            <text:p><text:s/>3 791 </text:p>
          </table:table-cell>
          <table:table-cell table:style-name="ce10" office:value-type="float" office:value="4092" calcext:value-type="float">
            <text:p><text:s/>4 092 </text:p>
          </table:table-cell>
          <table:table-cell table:style-name="ce10" office:value-type="float" office:value="4373" calcext:value-type="float">
            <text:p><text:s/>4 373 </text:p>
          </table:table-cell>
          <table:table-cell table:style-name="ce10" office:value-type="float" office:value="4531" calcext:value-type="float">
            <text:p><text:s/>4 531 </text:p>
          </table:table-cell>
          <table:table-cell table:style-name="ce10" office:value-type="float" office:value="5020" calcext:value-type="float">
            <text:p><text:s/>5 020 </text:p>
          </table:table-cell>
          <table:table-cell table:style-name="ce10" office:value-type="float" office:value="5163" calcext:value-type="float">
            <text:p><text:s/>5 163 </text:p>
          </table:table-cell>
          <table:table-cell table:style-name="ce10" office:value-type="float" office:value="5603" calcext:value-type="float">
            <text:p><text:s/>5 603 </text:p>
          </table:table-cell>
          <table:table-cell table:style-name="ce10" office:value-type="float" office:value="5930" calcext:value-type="float">
            <text:p><text:s/>5 930 </text:p>
          </table:table-cell>
          <table:table-cell table:style-name="ce10" office:value-type="float" office:value="6286" calcext:value-type="float">
            <text:p><text:s/>6 286 </text:p>
          </table:table-cell>
          <table:table-cell table:style-name="ce10" office:value-type="float" office:value="7073" calcext:value-type="float">
            <text:p><text:s/>7 073 </text:p>
          </table:table-cell>
          <table:table-cell table:style-name="ce10" office:value-type="float" office:value="7309" calcext:value-type="float">
            <text:p><text:s/>7 309 </text:p>
          </table:table-cell>
          <table:table-cell table:style-name="ce10" office:value-type="float" office:value="7290" calcext:value-type="float">
            <text:p><text:s/>7 290 </text:p>
          </table:table-cell>
          <table:table-cell table:style-name="ce10" office:value-type="float" office:value="7768" calcext:value-type="float">
            <text:p><text:s/>7 768 </text:p>
          </table:table-cell>
          <table:table-cell table:style-name="ce10" office:value-type="float" office:value="7928" calcext:value-type="float">
            <text:p><text:s/>7 928 </text:p>
          </table:table-cell>
          <table:table-cell table:style-name="ce10" office:value-type="float" office:value="8355" calcext:value-type="float">
            <text:p><text:s/>8 355 </text:p>
          </table:table-cell>
          <table:table-cell table:style-name="ce10" office:value-type="float" office:value="8587" calcext:value-type="float">
            <text:p><text:s/>8 587 </text:p>
          </table:table-cell>
          <table:table-cell table:style-name="ce10" office:value-type="float" office:value="9248" calcext:value-type="float">
            <text:p><text:s/>9 248 </text:p>
          </table:table-cell>
          <table:table-cell table:style-name="ce10" office:value-type="float" office:value="9187" calcext:value-type="float">
            <text:p><text:s/>9 187 </text:p>
          </table:table-cell>
          <table:table-cell table:style-name="ce10" office:value-type="float" office:value="10001" calcext:value-type="float">
            <text:p><text:s/>10 001 </text:p>
          </table:table-cell>
          <table:table-cell table:style-name="ce10" office:value-type="float" office:value="10114" calcext:value-type="float">
            <text:p><text:s/>10 114 </text:p>
          </table:table-cell>
          <table:table-cell table:style-name="ce10" office:value-type="float" office:value="10682" calcext:value-type="float">
            <text:p><text:s/>10 682 </text:p>
          </table:table-cell>
          <table:table-cell table:style-name="ce13" office:value-type="float" office:value="10680" calcext:value-type="float">
            <text:p><text:s/>10 680 </text:p>
          </table:table-cell>
          <table:table-cell table:style-name="ce13" office:value-type="float" office:value="11033" calcext:value-type="float">
            <text:p><text:s/>11 033 </text:p>
          </table:table-cell>
          <table:table-cell table:style-name="ce13" office:value-type="float" office:value="10029" calcext:value-type="float">
            <text:p><text:s/>10 029 </text:p>
          </table:table-cell>
          <table:table-cell table:style-name="ce13" office:value-type="float" office:value="10086" calcext:value-type="float">
            <text:p><text:s/>10 086 </text:p>
          </table:table-cell>
          <table:table-cell table:style-name="ce13" office:value-type="float" office:value="10238" calcext:value-type="float">
            <text:p><text:s/>10 238 </text:p>
          </table:table-cell>
          <table:table-cell table:style-name="ce13" office:value-type="float" office:value="10257" calcext:value-type="float">
            <text:p><text:s/>10 257 </text:p>
          </table:table-cell>
          <table:table-cell table:style-name="ce14" office:value-type="float" office:value="10569" calcext:value-type="float">
            <text:p>10569</text:p>
          </table:table-cell>
          <table:table-cell table:style-name="ce14" office:value-type="float" office:value="12673" calcext:value-type="float">
            <text:p>12673</text:p>
          </table:table-cell>
          <table:table-cell table:style-name="ce14" office:value-type="float" office:value="13411" calcext:value-type="float">
            <text:p>13411</text:p>
          </table:table-cell>
          <table:table-cell table:number-columns-repeated="87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table:style-name="ce5" office:value-type="float" office:value="94" calcext:value-type="float">
            <text:p><text:s text:c="2"/>94 </text:p>
          </table:table-cell>
          <table:table-cell table:style-name="ce5" office:value-type="float" office:value="96" calcext:value-type="float">
            <text:p><text:s text:c="2"/>96 </text:p>
          </table:table-cell>
          <table:table-cell table:style-name="ce5" office:value-type="float" office:value="97" calcext:value-type="float">
            <text:p><text:s text:c="2"/>97 </text:p>
          </table:table-cell>
          <table:table-cell table:style-name="ce5" office:value-type="float" office:value="99" calcext:value-type="float">
            <text:p><text:s text:c="2"/>99 </text:p>
          </table:table-cell>
          <table:table-cell table:style-name="ce5" office:value-type="float" office:value="101" calcext:value-type="float">
            <text:p><text:s text:c="2"/>101 </text:p>
          </table:table-cell>
          <table:table-cell table:style-name="ce5" office:value-type="float" office:value="102" calcext:value-type="float">
            <text:p><text:s text:c="2"/>102 </text:p>
          </table:table-cell>
          <table:table-cell table:style-name="ce5" office:value-type="float" office:value="104" calcext:value-type="float">
            <text:p><text:s text:c="2"/>104 </text:p>
          </table:table-cell>
          <table:table-cell table:style-name="ce5" office:value-type="float" office:value="105" calcext:value-type="float">
            <text:p><text:s text:c="2"/>105 </text:p>
          </table:table-cell>
          <table:table-cell table:style-name="ce5" office:value-type="float" office:value="107" calcext:value-type="float">
            <text:p><text:s text:c="2"/>107 </text:p>
          </table:table-cell>
          <table:table-cell table:style-name="ce5" office:value-type="float" office:value="109" calcext:value-type="float">
            <text:p><text:s text:c="2"/>109 </text:p>
          </table:table-cell>
          <table:table-cell table:style-name="ce5" office:value-type="float" office:value="105" calcext:value-type="float">
            <text:p><text:s text:c="2"/>105 </text:p>
          </table:table-cell>
          <table:table-cell table:style-name="ce5" office:value-type="float" office:value="102" calcext:value-type="float">
            <text:p><text:s text:c="2"/>102 </text:p>
          </table:table-cell>
          <table:table-cell table:style-name="ce5" office:value-type="float" office:value="99" calcext:value-type="float">
            <text:p><text:s text:c="2"/>99 </text:p>
          </table:table-cell>
          <table:table-cell table:style-name="ce5" office:value-type="float" office:value="96" calcext:value-type="float">
            <text:p><text:s text:c="2"/>96 </text:p>
          </table:table-cell>
          <table:table-cell table:style-name="ce5" office:value-type="float" office:value="94" calcext:value-type="float">
            <text:p><text:s text:c="2"/>94 </text:p>
          </table:table-cell>
          <table:table-cell table:style-name="ce5" office:value-type="float" office:value="90" calcext:value-type="float">
            <text:p><text:s text:c="2"/>90 </text:p>
          </table:table-cell>
          <table:table-cell table:style-name="ce5" office:value-type="float" office:value="87" calcext:value-type="float">
            <text:p><text:s text:c="2"/>87 </text:p>
          </table:table-cell>
          <table:table-cell table:style-name="ce5" office:value-type="float" office:value="84" calcext:value-type="float">
            <text:p><text:s text:c="2"/>84 </text:p>
          </table:table-cell>
          <table:table-cell table:style-name="ce5" office:value-type="float" office:value="81" calcext:value-type="float">
            <text:p><text:s text:c="2"/>81 </text:p>
          </table:table-cell>
          <table:table-cell table:style-name="ce5" office:value-type="float" office:value="79" calcext:value-type="float">
            <text:p><text:s text:c="2"/>79 </text:p>
          </table:table-cell>
          <table:table-cell table:style-name="ce5" office:value-type="float" office:value="80" calcext:value-type="float">
            <text:p><text:s text:c="2"/>80 </text:p>
          </table:table-cell>
          <table:table-cell table:style-name="ce5" office:value-type="float" office:value="82" calcext:value-type="float">
            <text:p><text:s text:c="2"/>82 </text:p>
          </table:table-cell>
          <table:table-cell table:style-name="ce5" office:value-type="float" office:value="83" calcext:value-type="float">
            <text:p><text:s text:c="2"/>83 </text:p>
          </table:table-cell>
          <table:table-cell table:style-name="ce5" office:value-type="float" office:value="85" calcext:value-type="float">
            <text:p><text:s text:c="2"/>85 </text:p>
          </table:table-cell>
          <table:table-cell table:style-name="ce5" office:value-type="float" office:value="86" calcext:value-type="float">
            <text:p><text:s text:c="2"/>86 </text:p>
          </table:table-cell>
          <table:table-cell table:style-name="ce5" office:value-type="float" office:value="88" calcext:value-type="float">
            <text:p><text:s text:c="2"/>88 </text:p>
          </table:table-cell>
          <table:table-cell table:style-name="ce5" office:value-type="float" office:value="89" calcext:value-type="float">
            <text:p><text:s text:c="2"/>89 </text:p>
          </table:table-cell>
          <table:table-cell table:style-name="ce5" office:value-type="float" office:value="91" calcext:value-type="float">
            <text:p><text:s text:c="2"/>91 </text:p>
          </table:table-cell>
          <table:table-cell table:style-name="ce5" office:value-type="float" office:value="92" calcext:value-type="float">
            <text:p><text:s text:c="2"/>92 </text:p>
          </table:table-cell>
          <table:table-cell table:style-name="ce5" office:value-type="float" office:value="95" calcext:value-type="float">
            <text:p><text:s text:c="2"/>95 </text:p>
          </table:table-cell>
          <table:table-cell table:style-name="ce5" office:value-type="float" office:value="92" calcext:value-type="float">
            <text:p><text:s text:c="2"/>92 </text:p>
          </table:table-cell>
          <table:table-cell table:style-name="ce5" office:value-type="float" office:value="136" calcext:value-type="float">
            <text:p><text:s text:c="2"/>136 </text:p>
          </table:table-cell>
          <table:table-cell table:style-name="ce5" office:value-type="float" office:value="134" calcext:value-type="float">
            <text:p><text:s text:c="2"/>134 </text:p>
          </table:table-cell>
          <table:table-cell table:style-name="ce5" office:value-type="float" office:value="106" calcext:value-type="float">
            <text:p><text:s text:c="2"/>106 </text:p>
          </table:table-cell>
          <table:table-cell table:style-name="ce5" office:value-type="float" office:value="95" calcext:value-type="float">
            <text:p><text:s text:c="2"/>95 </text:p>
          </table:table-cell>
          <table:table-cell table:style-name="ce5" office:value-type="float" office:value="86" calcext:value-type="float">
            <text:p><text:s text:c="2"/>86 </text:p>
          </table:table-cell>
          <table:table-cell table:style-name="ce5" office:value-type="float" office:value="79" calcext:value-type="float">
            <text:p><text:s text:c="2"/>79 </text:p>
          </table:table-cell>
          <table:table-cell table:style-name="ce5" office:value-type="float" office:value="108" calcext:value-type="float">
            <text:p><text:s text:c="2"/>108 </text:p>
          </table:table-cell>
          <table:table-cell table:style-name="ce5" office:value-type="float" office:value="113" calcext:value-type="float">
            <text:p><text:s text:c="2"/>113 </text:p>
          </table:table-cell>
          <table:table-cell table:style-name="ce5" office:value-type="float" office:value="108" calcext:value-type="float">
            <text:p><text:s text:c="2"/>108 </text:p>
          </table:table-cell>
          <table:table-cell table:style-name="ce5" office:value-type="float" office:value="99" calcext:value-type="float">
            <text:p><text:s text:c="2"/>99 </text:p>
          </table:table-cell>
          <table:table-cell table:style-name="ce5" office:value-type="float" office:value="120" calcext:value-type="float">
            <text:p><text:s text:c="2"/>120 </text:p>
          </table:table-cell>
          <table:table-cell table:style-name="ce5" office:value-type="float" office:value="116" calcext:value-type="float">
            <text:p><text:s text:c="2"/>116 </text:p>
          </table:table-cell>
          <table:table-cell table:style-name="ce5" office:value-type="float" office:value="118" calcext:value-type="float">
            <text:p><text:s text:c="2"/>118 </text:p>
          </table:table-cell>
          <table:table-cell table:style-name="ce5" office:value-type="float" office:value="162" calcext:value-type="float">
            <text:p><text:s text:c="2"/>162 </text:p>
          </table:table-cell>
          <table:table-cell table:style-name="ce5" office:value-type="float" office:value="133" calcext:value-type="float">
            <text:p><text:s text:c="2"/>133 </text:p>
          </table:table-cell>
          <table:table-cell table:style-name="ce5" office:value-type="float" office:value="124" calcext:value-type="float">
            <text:p><text:s text:c="2"/>124 </text:p>
          </table:table-cell>
          <table:table-cell table:style-name="ce5" office:value-type="float" office:value="129" calcext:value-type="float">
            <text:p><text:s text:c="2"/>129 </text:p>
          </table:table-cell>
          <table:table-cell table:style-name="ce5" office:value-type="float" office:value="169" calcext:value-type="float">
            <text:p><text:s text:c="2"/>169 </text:p>
          </table:table-cell>
          <table:table-cell table:style-name="ce5" office:value-type="float" office:value="149" calcext:value-type="float">
            <text:p><text:s text:c="2"/>149 </text:p>
          </table:table-cell>
          <table:table-cell table:style-name="ce5" office:value-type="float" office:value="150" calcext:value-type="float">
            <text:p><text:s text:c="2"/>150 </text:p>
          </table:table-cell>
          <table:table-cell table:style-name="ce5" office:value-type="float" office:value="141" calcext:value-type="float">
            <text:p><text:s text:c="2"/>141 </text:p>
          </table:table-cell>
          <table:table-cell table:style-name="ce5" office:value-type="float" office:value="168" calcext:value-type="float">
            <text:p><text:s text:c="2"/>168 </text:p>
          </table:table-cell>
          <table:table-cell table:style-name="ce5" office:value-type="float" office:value="152" calcext:value-type="float">
            <text:p><text:s text:c="2"/>152 </text:p>
          </table:table-cell>
          <table:table-cell table:style-name="ce5" office:value-type="float" office:value="169" calcext:value-type="float">
            <text:p><text:s text:c="2"/>169 </text:p>
          </table:table-cell>
          <table:table-cell table:style-name="ce5" office:value-type="float" office:value="179" calcext:value-type="float">
            <text:p><text:s text:c="2"/>179 </text:p>
          </table:table-cell>
          <table:table-cell table:style-name="ce5" office:value-type="float" office:value="187" calcext:value-type="float">
            <text:p><text:s text:c="2"/>187 </text:p>
          </table:table-cell>
          <table:table-cell table:style-name="ce5" office:value-type="float" office:value="177" calcext:value-type="float">
            <text:p><text:s text:c="2"/>177 </text:p>
          </table:table-cell>
          <table:table-cell table:style-name="ce5" office:value-type="float" office:value="179" calcext:value-type="float">
            <text:p><text:s text:c="2"/>179 </text:p>
          </table:table-cell>
          <table:table-cell table:style-name="ce5" office:value-type="float" office:value="192" calcext:value-type="float">
            <text:p><text:s text:c="2"/>192 </text:p>
          </table:table-cell>
          <table:table-cell table:style-name="ce5" office:value-type="float" office:value="198" calcext:value-type="float">
            <text:p><text:s text:c="2"/>198 </text:p>
          </table:table-cell>
          <table:table-cell table:style-name="ce5" office:value-type="float" office:value="173" calcext:value-type="float">
            <text:p><text:s text:c="2"/>173 </text:p>
          </table:table-cell>
          <table:table-cell table:style-name="ce5" office:value-type="float" office:value="217" calcext:value-type="float">
            <text:p><text:s text:c="2"/>217 </text:p>
          </table:table-cell>
          <table:table-cell table:style-name="ce5" office:value-type="float" office:value="214" calcext:value-type="float">
            <text:p><text:s text:c="2"/>214 </text:p>
          </table:table-cell>
          <table:table-cell table:style-name="ce5" office:value-type="float" office:value="274" calcext:value-type="float">
            <text:p><text:s text:c="2"/>274 </text:p>
          </table:table-cell>
          <table:table-cell table:style-name="ce5" office:value-type="float" office:value="231" calcext:value-type="float">
            <text:p><text:s text:c="2"/>231 </text:p>
          </table:table-cell>
          <table:table-cell table:style-name="ce5" office:value-type="float" office:value="225" calcext:value-type="float">
            <text:p><text:s text:c="2"/>225 </text:p>
          </table:table-cell>
          <table:table-cell table:style-name="ce5" office:value-type="float" office:value="236" calcext:value-type="float">
            <text:p><text:s text:c="2"/>236 </text:p>
          </table:table-cell>
          <table:table-cell table:style-name="ce5" office:value-type="float" office:value="265" calcext:value-type="float">
            <text:p><text:s text:c="2"/>265 </text:p>
          </table:table-cell>
          <table:table-cell table:style-name="ce5" office:value-type="float" office:value="267" calcext:value-type="float">
            <text:p><text:s text:c="2"/>267 </text:p>
          </table:table-cell>
          <table:table-cell table:style-name="ce5" office:value-type="float" office:value="241" calcext:value-type="float">
            <text:p><text:s text:c="2"/>241 </text:p>
          </table:table-cell>
          <table:table-cell table:style-name="ce5" office:value-type="float" office:value="234" calcext:value-type="float">
            <text:p><text:s text:c="2"/>234 </text:p>
          </table:table-cell>
          <table:table-cell table:style-name="ce5" office:value-type="float" office:value="236" calcext:value-type="float">
            <text:p><text:s text:c="2"/>236 </text:p>
          </table:table-cell>
          <table:table-cell table:style-name="ce5" office:value-type="float" office:value="249" calcext:value-type="float">
            <text:p><text:s text:c="2"/>249 </text:p>
          </table:table-cell>
          <table:table-cell table:style-name="ce5" office:value-type="float" office:value="320" calcext:value-type="float">
            <text:p><text:s text:c="2"/>320 </text:p>
          </table:table-cell>
          <table:table-cell table:style-name="ce5" office:value-type="float" office:value="292" calcext:value-type="float">
            <text:p><text:s text:c="2"/>292 </text:p>
          </table:table-cell>
          <table:table-cell table:style-name="ce5" office:value-type="float" office:value="270" calcext:value-type="float">
            <text:p><text:s text:c="2"/>270 </text:p>
          </table:table-cell>
          <table:table-cell table:style-name="ce5" office:value-type="float" office:value="254" calcext:value-type="float">
            <text:p><text:s text:c="2"/>254 </text:p>
          </table:table-cell>
          <table:table-cell table:style-name="ce5" office:value-type="float" office:value="313" calcext:value-type="float">
            <text:p><text:s text:c="2"/>313 </text:p>
          </table:table-cell>
          <table:table-cell table:style-name="ce5" office:value-type="float" office:value="308" calcext:value-type="float">
            <text:p><text:s text:c="2"/>308 </text:p>
          </table:table-cell>
          <table:table-cell table:style-name="ce5" office:value-type="float" office:value="316" calcext:value-type="float">
            <text:p><text:s text:c="2"/>316 </text:p>
          </table:table-cell>
          <table:table-cell table:style-name="ce5" office:value-type="float" office:value="317" calcext:value-type="float">
            <text:p><text:s text:c="2"/>317 </text:p>
          </table:table-cell>
          <table:table-cell table:style-name="ce5" office:value-type="float" office:value="292" calcext:value-type="float">
            <text:p><text:s text:c="2"/>292 </text:p>
          </table:table-cell>
          <table:table-cell table:style-name="ce5" office:value-type="float" office:value="333" calcext:value-type="float">
            <text:p><text:s text:c="2"/>333 </text:p>
          </table:table-cell>
          <table:table-cell table:style-name="ce5" office:value-type="float" office:value="295" calcext:value-type="float">
            <text:p><text:s text:c="2"/>295 </text:p>
          </table:table-cell>
          <table:table-cell table:style-name="ce5" office:value-type="float" office:value="357" calcext:value-type="float">
            <text:p><text:s text:c="2"/>357 </text:p>
          </table:table-cell>
          <table:table-cell table:style-name="ce5" office:value-type="float" office:value="342" calcext:value-type="float">
            <text:p><text:s text:c="2"/>342 </text:p>
          </table:table-cell>
          <table:table-cell table:style-name="ce5" office:value-type="float" office:value="385" calcext:value-type="float">
            <text:p><text:s text:c="2"/>385 </text:p>
          </table:table-cell>
          <table:table-cell table:style-name="ce5" office:value-type="float" office:value="413" calcext:value-type="float">
            <text:p><text:s text:c="2"/>413 </text:p>
          </table:table-cell>
          <table:table-cell table:style-name="ce5" office:value-type="float" office:value="454" calcext:value-type="float">
            <text:p><text:s text:c="2"/>454 </text:p>
          </table:table-cell>
          <table:table-cell table:style-name="ce5" office:value-type="float" office:value="443" calcext:value-type="float">
            <text:p><text:s text:c="2"/>443 </text:p>
          </table:table-cell>
          <table:table-cell table:style-name="ce5" office:value-type="float" office:value="507" calcext:value-type="float">
            <text:p><text:s text:c="2"/>507 </text:p>
          </table:table-cell>
          <table:table-cell table:style-name="ce5" office:value-type="float" office:value="518" calcext:value-type="float">
            <text:p><text:s text:c="2"/>518 </text:p>
          </table:table-cell>
          <table:table-cell table:style-name="ce5" office:value-type="float" office:value="626" calcext:value-type="float">
            <text:p><text:s text:c="2"/>626 </text:p>
          </table:table-cell>
          <table:table-cell table:style-name="ce5" office:value-type="float" office:value="605" calcext:value-type="float">
            <text:p><text:s text:c="2"/>605 </text:p>
          </table:table-cell>
          <table:table-cell table:style-name="ce5" office:value-type="float" office:value="646" calcext:value-type="float">
            <text:p><text:s text:c="2"/>646 </text:p>
          </table:table-cell>
          <table:table-cell table:style-name="ce5" office:value-type="float" office:value="697" calcext:value-type="float">
            <text:p><text:s text:c="2"/>697 </text:p>
          </table:table-cell>
          <table:table-cell table:style-name="ce5" office:value-type="float" office:value="718" calcext:value-type="float">
            <text:p><text:s text:c="2"/>718 </text:p>
          </table:table-cell>
          <table:table-cell table:style-name="ce5" office:value-type="float" office:value="696" calcext:value-type="float">
            <text:p><text:s text:c="2"/>696 </text:p>
          </table:table-cell>
          <table:table-cell table:style-name="ce10" office:value-type="float" office:value="718" calcext:value-type="float">
            <text:p><text:s text:c="2"/>718 </text:p>
          </table:table-cell>
          <table:table-cell table:style-name="ce10" office:value-type="float" office:value="759" calcext:value-type="float">
            <text:p><text:s text:c="2"/>759 </text:p>
          </table:table-cell>
          <table:table-cell table:style-name="ce10" office:value-type="float" office:value="811" calcext:value-type="float">
            <text:p><text:s text:c="2"/>811 </text:p>
          </table:table-cell>
          <table:table-cell table:style-name="ce10" office:value-type="float" office:value="871" calcext:value-type="float">
            <text:p><text:s text:c="2"/>871 </text:p>
          </table:table-cell>
          <table:table-cell table:style-name="ce10" office:value-type="float" office:value="1029" calcext:value-type="float">
            <text:p><text:s/>1 029 </text:p>
          </table:table-cell>
          <table:table-cell table:style-name="ce10" office:value-type="float" office:value="1019" calcext:value-type="float">
            <text:p><text:s/>1 019 </text:p>
          </table:table-cell>
          <table:table-cell table:style-name="ce10" office:value-type="float" office:value="1012" calcext:value-type="float">
            <text:p><text:s/>1 012 </text:p>
          </table:table-cell>
          <table:table-cell table:style-name="ce10" office:value-type="float" office:value="1214" calcext:value-type="float">
            <text:p><text:s/>1 214 </text:p>
          </table:table-cell>
          <table:table-cell table:style-name="ce10" office:value-type="float" office:value="1236" calcext:value-type="float">
            <text:p><text:s/>1 236 </text:p>
          </table:table-cell>
          <table:table-cell table:style-name="ce10" office:value-type="float" office:value="1355" calcext:value-type="float">
            <text:p><text:s/>1 355 </text:p>
          </table:table-cell>
          <table:table-cell table:style-name="ce10" office:value-type="float" office:value="1346" calcext:value-type="float">
            <text:p><text:s/>1 346 </text:p>
          </table:table-cell>
          <table:table-cell table:style-name="ce10" office:value-type="float" office:value="1400" calcext:value-type="float">
            <text:p><text:s/>1 400 </text:p>
          </table:table-cell>
          <table:table-cell table:style-name="ce10" office:value-type="float" office:value="1605" calcext:value-type="float">
            <text:p><text:s/>1 605 </text:p>
          </table:table-cell>
          <table:table-cell table:style-name="ce10" office:value-type="float" office:value="1619" calcext:value-type="float">
            <text:p><text:s/>1 619 </text:p>
          </table:table-cell>
          <table:table-cell table:style-name="ce10" office:value-type="float" office:value="1787" calcext:value-type="float">
            <text:p><text:s/>1 787 </text:p>
          </table:table-cell>
          <table:table-cell table:style-name="ce10" office:value-type="float" office:value="1808" calcext:value-type="float">
            <text:p><text:s/>1 808 </text:p>
          </table:table-cell>
          <table:table-cell table:style-name="ce10" office:value-type="float" office:value="1807" calcext:value-type="float">
            <text:p><text:s/>1 807 </text:p>
          </table:table-cell>
          <table:table-cell table:style-name="ce10" office:value-type="float" office:value="2022" calcext:value-type="float">
            <text:p><text:s/>2 022 </text:p>
          </table:table-cell>
          <table:table-cell table:style-name="ce10" office:value-type="float" office:value="2085" calcext:value-type="float">
            <text:p><text:s/>2 085 </text:p>
          </table:table-cell>
          <table:table-cell table:style-name="ce10" office:value-type="float" office:value="2194" calcext:value-type="float">
            <text:p><text:s/>2 194 </text:p>
          </table:table-cell>
          <table:table-cell table:style-name="ce10" office:value-type="float" office:value="2394" calcext:value-type="float">
            <text:p><text:s/>2 394 </text:p>
          </table:table-cell>
          <table:table-cell table:style-name="ce10" office:value-type="float" office:value="2453" calcext:value-type="float">
            <text:p><text:s/>2 453 </text:p>
          </table:table-cell>
          <table:table-cell table:style-name="ce10" office:value-type="float" office:value="2594" calcext:value-type="float">
            <text:p><text:s/>2 594 </text:p>
          </table:table-cell>
          <table:table-cell table:style-name="ce10" office:value-type="float" office:value="2833" calcext:value-type="float">
            <text:p><text:s/>2 833 </text:p>
          </table:table-cell>
          <table:table-cell table:style-name="ce10" office:value-type="float" office:value="3023" calcext:value-type="float">
            <text:p><text:s/>3 023 </text:p>
          </table:table-cell>
          <table:table-cell table:style-name="ce10" office:value-type="float" office:value="3235" calcext:value-type="float">
            <text:p><text:s/>3 235 </text:p>
          </table:table-cell>
          <table:table-cell table:style-name="ce10" office:value-type="float" office:value="3409" calcext:value-type="float">
            <text:p><text:s/>3 409 </text:p>
          </table:table-cell>
          <table:table-cell table:style-name="ce10" office:value-type="float" office:value="3589" calcext:value-type="float">
            <text:p><text:s/>3 589 </text:p>
          </table:table-cell>
          <table:table-cell table:style-name="ce10" office:value-type="float" office:value="3974" calcext:value-type="float">
            <text:p><text:s/>3 974 </text:p>
          </table:table-cell>
          <table:table-cell table:style-name="ce10" office:value-type="float" office:value="4144" calcext:value-type="float">
            <text:p><text:s/>4 144 </text:p>
          </table:table-cell>
          <table:table-cell table:style-name="ce10" office:value-type="float" office:value="4407" calcext:value-type="float">
            <text:p><text:s/>4 407 </text:p>
          </table:table-cell>
          <table:table-cell table:style-name="ce10" office:value-type="float" office:value="4802" calcext:value-type="float">
            <text:p><text:s/>4 802 </text:p>
          </table:table-cell>
          <table:table-cell table:style-name="ce10" office:value-type="float" office:value="5050" calcext:value-type="float">
            <text:p><text:s/>5 050 </text:p>
          </table:table-cell>
          <table:table-cell table:style-name="ce10" office:value-type="float" office:value="5596" calcext:value-type="float">
            <text:p><text:s/>5 596 </text:p>
          </table:table-cell>
          <table:table-cell table:style-name="ce10" office:value-type="float" office:value="5883" calcext:value-type="float">
            <text:p><text:s/>5 883 </text:p>
          </table:table-cell>
          <table:table-cell table:style-name="ce10" office:value-type="float" office:value="5833" calcext:value-type="float">
            <text:p><text:s/>5 833 </text:p>
          </table:table-cell>
          <table:table-cell table:style-name="ce10" office:value-type="float" office:value="6165" calcext:value-type="float">
            <text:p><text:s/>6 165 </text:p>
          </table:table-cell>
          <table:table-cell table:style-name="ce10" office:value-type="float" office:value="6281" calcext:value-type="float">
            <text:p><text:s/>6 281 </text:p>
          </table:table-cell>
          <table:table-cell table:style-name="ce10" office:value-type="float" office:value="6713" calcext:value-type="float">
            <text:p><text:s/>6 713 </text:p>
          </table:table-cell>
          <table:table-cell table:style-name="ce10" office:value-type="float" office:value="6831" calcext:value-type="float">
            <text:p><text:s/>6 831 </text:p>
          </table:table-cell>
          <table:table-cell table:style-name="ce10" office:value-type="float" office:value="7430" calcext:value-type="float">
            <text:p><text:s/>7 430 </text:p>
          </table:table-cell>
          <table:table-cell table:style-name="ce10" office:value-type="float" office:value="7761" calcext:value-type="float">
            <text:p><text:s/>7 761 </text:p>
          </table:table-cell>
          <table:table-cell table:style-name="ce10" office:value-type="float" office:value="8144" calcext:value-type="float">
            <text:p><text:s/>8 144 </text:p>
          </table:table-cell>
          <table:table-cell table:style-name="ce10" office:value-type="float" office:value="8221" calcext:value-type="float">
            <text:p><text:s/>8 221 </text:p>
          </table:table-cell>
          <table:table-cell table:style-name="ce13" office:value-type="float" office:value="8815" calcext:value-type="float">
            <text:p><text:s/>8 815 </text:p>
          </table:table-cell>
          <table:table-cell table:style-name="ce13" office:value-type="float" office:value="8778" calcext:value-type="float">
            <text:p><text:s/>8 778 </text:p>
          </table:table-cell>
          <table:table-cell table:style-name="ce13" office:value-type="float" office:value="9174" calcext:value-type="float">
            <text:p><text:s/>9 174 </text:p>
          </table:table-cell>
          <table:table-cell table:style-name="ce13" office:value-type="float" office:value="8337" calcext:value-type="float">
            <text:p><text:s/>8 337 </text:p>
          </table:table-cell>
          <table:table-cell table:style-name="ce13" office:value-type="float" office:value="8348" calcext:value-type="float">
            <text:p><text:s/>8 348 </text:p>
          </table:table-cell>
          <table:table-cell table:style-name="ce13" office:value-type="float" office:value="8443" calcext:value-type="float">
            <text:p><text:s/>8 443 </text:p>
          </table:table-cell>
          <table:table-cell table:style-name="ce14" office:value-type="float" office:value="8089" calcext:value-type="float">
            <text:p>8089</text:p>
          </table:table-cell>
          <table:table-cell table:style-name="ce14" office:value-type="float" office:value="8782" calcext:value-type="float">
            <text:p>8782</text:p>
          </table:table-cell>
          <table:table-cell table:style-name="ce14" office:value-type="float" office:value="10399" calcext:value-type="float">
            <text:p>10399</text:p>
          </table:table-cell>
          <table:table-cell table:number-columns-repeated="87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table:style-name="ce5" office:value-type="float" office:value="67" calcext:value-type="float">
            <text:p><text:s text:c="2"/>67 </text:p>
          </table:table-cell>
          <table:table-cell table:style-name="ce5" office:value-type="float" office:value="68" calcext:value-type="float">
            <text:p><text:s text:c="2"/>68 </text:p>
          </table:table-cell>
          <table:table-cell table:style-name="ce5" office:value-type="float" office:value="69" calcext:value-type="float">
            <text:p><text:s text:c="2"/>69 </text:p>
          </table:table-cell>
          <table:table-cell table:style-name="ce5" office:value-type="float" office:value="70" calcext:value-type="float">
            <text:p><text:s text:c="2"/>70 </text:p>
          </table:table-cell>
          <table:table-cell table:style-name="ce5" office:value-type="float" office:value="71" calcext:value-type="float">
            <text:p><text:s text:c="2"/>71 </text:p>
          </table:table-cell>
          <table:table-cell table:number-columns-repeated="2" table:style-name="ce5" office:value-type="float" office:value="72" calcext:value-type="float">
            <text:p><text:s text:c="2"/>72 </text:p>
          </table:table-cell>
          <table:table-cell table:number-columns-repeated="2" table:style-name="ce5" office:value-type="float" office:value="74" calcext:value-type="float">
            <text:p><text:s text:c="2"/>74 </text:p>
          </table:table-cell>
          <table:table-cell table:style-name="ce5" office:value-type="float" office:value="76" calcext:value-type="float">
            <text:p><text:s text:c="2"/>76 </text:p>
          </table:table-cell>
          <table:table-cell table:style-name="ce5" office:value-type="float" office:value="73" calcext:value-type="float">
            <text:p><text:s text:c="2"/>73 </text:p>
          </table:table-cell>
          <table:table-cell table:style-name="ce5" office:value-type="float" office:value="71" calcext:value-type="float">
            <text:p><text:s text:c="2"/>71 </text:p>
          </table:table-cell>
          <table:table-cell table:style-name="ce5" office:value-type="float" office:value="68" calcext:value-type="float">
            <text:p><text:s text:c="2"/>68 </text:p>
          </table:table-cell>
          <table:table-cell table:style-name="ce5" office:value-type="float" office:value="66" calcext:value-type="float">
            <text:p><text:s text:c="2"/>66 </text:p>
          </table:table-cell>
          <table:table-cell table:style-name="ce5" office:value-type="float" office:value="63" calcext:value-type="float">
            <text:p><text:s text:c="2"/>63 </text:p>
          </table:table-cell>
          <table:table-cell table:style-name="ce5" office:value-type="float" office:value="61" calcext:value-type="float">
            <text:p><text:s text:c="2"/>61 </text:p>
          </table:table-cell>
          <table:table-cell table:style-name="ce5" office:value-type="float" office:value="58" calcext:value-type="float">
            <text:p><text:s text:c="2"/>58 </text:p>
          </table:table-cell>
          <table:table-cell table:style-name="ce5" office:value-type="float" office:value="56" calcext:value-type="float">
            <text:p><text:s text:c="2"/>56 </text:p>
          </table:table-cell>
          <table:table-cell table:style-name="ce5" office:value-type="float" office:value="53" calcext:value-type="float">
            <text:p><text:s text:c="2"/>53 </text:p>
          </table:table-cell>
          <table:table-cell table:number-columns-repeated="2" table:style-name="ce5" office:value-type="float" office:value="51" calcext:value-type="float">
            <text:p><text:s text:c="2"/>51 </text:p>
          </table:table-cell>
          <table:table-cell table:style-name="ce5" office:value-type="float" office:value="52" calcext:value-type="float">
            <text:p><text:s text:c="2"/>52 </text:p>
          </table:table-cell>
          <table:table-cell table:style-name="ce5" office:value-type="float" office:value="53" calcext:value-type="float">
            <text:p><text:s text:c="2"/>53 </text:p>
          </table:table-cell>
          <table:table-cell table:style-name="ce5" office:value-type="float" office:value="55" calcext:value-type="float">
            <text:p><text:s text:c="2"/>55 </text:p>
          </table:table-cell>
          <table:table-cell table:style-name="ce5" office:value-type="float" office:value="56" calcext:value-type="float">
            <text:p><text:s text:c="2"/>56 </text:p>
          </table:table-cell>
          <table:table-cell table:style-name="ce5" office:value-type="float" office:value="57" calcext:value-type="float">
            <text:p><text:s text:c="2"/>57 </text:p>
          </table:table-cell>
          <table:table-cell table:style-name="ce5" office:value-type="float" office:value="59" calcext:value-type="float">
            <text:p><text:s text:c="2"/>59 </text:p>
          </table:table-cell>
          <table:table-cell table:style-name="ce5" office:value-type="float" office:value="60" calcext:value-type="float">
            <text:p><text:s text:c="2"/>60 </text:p>
          </table:table-cell>
          <table:table-cell table:style-name="ce5" office:value-type="float" office:value="61" calcext:value-type="float">
            <text:p><text:s text:c="2"/>61 </text:p>
          </table:table-cell>
          <table:table-cell table:style-name="ce5" office:value-type="float" office:value="63" calcext:value-type="float">
            <text:p><text:s text:c="2"/>63 </text:p>
          </table:table-cell>
          <table:table-cell table:style-name="ce5" office:value-type="float" office:value="62" calcext:value-type="float">
            <text:p><text:s text:c="2"/>62 </text:p>
          </table:table-cell>
          <table:table-cell table:style-name="ce5" office:value-type="float" office:value="64" calcext:value-type="float">
            <text:p><text:s text:c="2"/>64 </text:p>
          </table:table-cell>
          <table:table-cell table:style-name="ce5" office:value-type="float" office:value="106" calcext:value-type="float">
            <text:p><text:s text:c="2"/>106 </text:p>
          </table:table-cell>
          <table:table-cell table:style-name="ce5" office:value-type="float" office:value="92" calcext:value-type="float">
            <text:p><text:s text:c="2"/>92 </text:p>
          </table:table-cell>
          <table:table-cell table:style-name="ce5" office:value-type="float" office:value="70" calcext:value-type="float">
            <text:p><text:s text:c="2"/>70 </text:p>
          </table:table-cell>
          <table:table-cell table:style-name="ce5" office:value-type="float" office:value="67" calcext:value-type="float">
            <text:p><text:s text:c="2"/>67 </text:p>
          </table:table-cell>
          <table:table-cell table:style-name="ce5" office:value-type="float" office:value="50" calcext:value-type="float">
            <text:p><text:s text:c="2"/>50 </text:p>
          </table:table-cell>
          <table:table-cell table:style-name="ce5" office:value-type="float" office:value="60" calcext:value-type="float">
            <text:p><text:s text:c="2"/>60 </text:p>
          </table:table-cell>
          <table:table-cell table:style-name="ce5" office:value-type="float" office:value="74" calcext:value-type="float">
            <text:p><text:s text:c="2"/>74 </text:p>
          </table:table-cell>
          <table:table-cell table:style-name="ce5" office:value-type="float" office:value="66" calcext:value-type="float">
            <text:p><text:s text:c="2"/>66 </text:p>
          </table:table-cell>
          <table:table-cell table:style-name="ce5" office:value-type="float" office:value="77" calcext:value-type="float">
            <text:p><text:s text:c="2"/>77 </text:p>
          </table:table-cell>
          <table:table-cell table:style-name="ce5" office:value-type="float" office:value="68" calcext:value-type="float">
            <text:p><text:s text:c="2"/>68 </text:p>
          </table:table-cell>
          <table:table-cell table:style-name="ce5" office:value-type="float" office:value="90" calcext:value-type="float">
            <text:p><text:s text:c="2"/>90 </text:p>
          </table:table-cell>
          <table:table-cell table:style-name="ce5" office:value-type="float" office:value="77" calcext:value-type="float">
            <text:p><text:s text:c="2"/>77 </text:p>
          </table:table-cell>
          <table:table-cell table:style-name="ce5" office:value-type="float" office:value="81" calcext:value-type="float">
            <text:p><text:s text:c="2"/>81 </text:p>
          </table:table-cell>
          <table:table-cell table:style-name="ce5" office:value-type="float" office:value="118" calcext:value-type="float">
            <text:p><text:s text:c="2"/>118 </text:p>
          </table:table-cell>
          <table:table-cell table:style-name="ce5" office:value-type="float" office:value="93" calcext:value-type="float">
            <text:p><text:s text:c="2"/>93 </text:p>
          </table:table-cell>
          <table:table-cell table:style-name="ce5" office:value-type="float" office:value="79" calcext:value-type="float">
            <text:p><text:s text:c="2"/>79 </text:p>
          </table:table-cell>
          <table:table-cell table:style-name="ce5" office:value-type="float" office:value="89" calcext:value-type="float">
            <text:p><text:s text:c="2"/>89 </text:p>
          </table:table-cell>
          <table:table-cell table:style-name="ce5" office:value-type="float" office:value="93" calcext:value-type="float">
            <text:p><text:s text:c="2"/>93 </text:p>
          </table:table-cell>
          <table:table-cell table:style-name="ce5" office:value-type="float" office:value="109" calcext:value-type="float">
            <text:p><text:s text:c="2"/>109 </text:p>
          </table:table-cell>
          <table:table-cell table:style-name="ce5" office:value-type="float" office:value="107" calcext:value-type="float">
            <text:p><text:s text:c="2"/>107 </text:p>
          </table:table-cell>
          <table:table-cell table:style-name="ce5" office:value-type="float" office:value="91" calcext:value-type="float">
            <text:p><text:s text:c="2"/>91 </text:p>
          </table:table-cell>
          <table:table-cell table:style-name="ce5" office:value-type="float" office:value="115" calcext:value-type="float">
            <text:p><text:s text:c="2"/>115 </text:p>
          </table:table-cell>
          <table:table-cell table:style-name="ce5" office:value-type="float" office:value="97" calcext:value-type="float">
            <text:p><text:s text:c="2"/>97 </text:p>
          </table:table-cell>
          <table:table-cell table:style-name="ce5" office:value-type="float" office:value="119" calcext:value-type="float">
            <text:p><text:s text:c="2"/>119 </text:p>
          </table:table-cell>
          <table:table-cell table:style-name="ce5" office:value-type="float" office:value="121" calcext:value-type="float">
            <text:p><text:s text:c="2"/>121 </text:p>
          </table:table-cell>
          <table:table-cell table:style-name="ce5" office:value-type="float" office:value="125" calcext:value-type="float">
            <text:p><text:s text:c="2"/>125 </text:p>
          </table:table-cell>
          <table:table-cell table:style-name="ce5" office:value-type="float" office:value="124" calcext:value-type="float">
            <text:p><text:s text:c="2"/>124 </text:p>
          </table:table-cell>
          <table:table-cell table:style-name="ce5" office:value-type="float" office:value="122" calcext:value-type="float">
            <text:p><text:s text:c="2"/>122 </text:p>
          </table:table-cell>
          <table:table-cell table:style-name="ce5" office:value-type="float" office:value="147" calcext:value-type="float">
            <text:p><text:s text:c="2"/>147 </text:p>
          </table:table-cell>
          <table:table-cell table:style-name="ce5" office:value-type="float" office:value="132" calcext:value-type="float">
            <text:p><text:s text:c="2"/>132 </text:p>
          </table:table-cell>
          <table:table-cell table:style-name="ce5" office:value-type="float" office:value="125" calcext:value-type="float">
            <text:p><text:s text:c="2"/>125 </text:p>
          </table:table-cell>
          <table:table-cell table:style-name="ce5" office:value-type="float" office:value="150" calcext:value-type="float">
            <text:p><text:s text:c="2"/>150 </text:p>
          </table:table-cell>
          <table:table-cell table:style-name="ce5" office:value-type="float" office:value="151" calcext:value-type="float">
            <text:p><text:s text:c="2"/>151 </text:p>
          </table:table-cell>
          <table:table-cell table:style-name="ce5" office:value-type="float" office:value="197" calcext:value-type="float">
            <text:p><text:s text:c="2"/>197 </text:p>
          </table:table-cell>
          <table:table-cell table:style-name="ce5" office:value-type="float" office:value="150" calcext:value-type="float">
            <text:p><text:s text:c="2"/>150 </text:p>
          </table:table-cell>
          <table:table-cell table:style-name="ce5" office:value-type="float" office:value="157" calcext:value-type="float">
            <text:p><text:s text:c="2"/>157 </text:p>
          </table:table-cell>
          <table:table-cell table:style-name="ce5" office:value-type="float" office:value="158" calcext:value-type="float">
            <text:p><text:s text:c="2"/>158 </text:p>
          </table:table-cell>
          <table:table-cell table:style-name="ce5" office:value-type="float" office:value="172" calcext:value-type="float">
            <text:p><text:s text:c="2"/>172 </text:p>
          </table:table-cell>
          <table:table-cell table:style-name="ce5" office:value-type="float" office:value="196" calcext:value-type="float">
            <text:p><text:s text:c="2"/>196 </text:p>
          </table:table-cell>
          <table:table-cell table:style-name="ce5" office:value-type="float" office:value="174" calcext:value-type="float">
            <text:p><text:s text:c="2"/>174 </text:p>
          </table:table-cell>
          <table:table-cell table:style-name="ce5" office:value-type="float" office:value="165" calcext:value-type="float">
            <text:p><text:s text:c="2"/>165 </text:p>
          </table:table-cell>
          <table:table-cell table:style-name="ce5" office:value-type="float" office:value="164" calcext:value-type="float">
            <text:p><text:s text:c="2"/>164 </text:p>
          </table:table-cell>
          <table:table-cell table:style-name="ce5" office:value-type="float" office:value="170" calcext:value-type="float">
            <text:p><text:s text:c="2"/>170 </text:p>
          </table:table-cell>
          <table:table-cell table:style-name="ce5" office:value-type="float" office:value="233" calcext:value-type="float">
            <text:p><text:s text:c="2"/>233 </text:p>
          </table:table-cell>
          <table:table-cell table:style-name="ce5" office:value-type="float" office:value="205" calcext:value-type="float">
            <text:p><text:s text:c="2"/>205 </text:p>
          </table:table-cell>
          <table:table-cell table:style-name="ce5" office:value-type="float" office:value="172" calcext:value-type="float">
            <text:p><text:s text:c="2"/>172 </text:p>
          </table:table-cell>
          <table:table-cell table:style-name="ce5" office:value-type="float" office:value="170" calcext:value-type="float">
            <text:p><text:s text:c="2"/>170 </text:p>
          </table:table-cell>
          <table:table-cell table:style-name="ce5" office:value-type="float" office:value="209" calcext:value-type="float">
            <text:p><text:s text:c="2"/>209 </text:p>
          </table:table-cell>
          <table:table-cell table:style-name="ce5" office:value-type="float" office:value="202" calcext:value-type="float">
            <text:p><text:s text:c="2"/>202 </text:p>
          </table:table-cell>
          <table:table-cell table:style-name="ce5" office:value-type="float" office:value="218" calcext:value-type="float">
            <text:p><text:s text:c="2"/>218 </text:p>
          </table:table-cell>
          <table:table-cell table:style-name="ce5" office:value-type="float" office:value="212" calcext:value-type="float">
            <text:p><text:s text:c="2"/>212 </text:p>
          </table:table-cell>
          <table:table-cell table:style-name="ce5" office:value-type="float" office:value="175" calcext:value-type="float">
            <text:p><text:s text:c="2"/>175 </text:p>
          </table:table-cell>
          <table:table-cell table:style-name="ce5" office:value-type="float" office:value="243" calcext:value-type="float">
            <text:p><text:s text:c="2"/>243 </text:p>
          </table:table-cell>
          <table:table-cell table:style-name="ce5" office:value-type="float" office:value="211" calcext:value-type="float">
            <text:p><text:s text:c="2"/>211 </text:p>
          </table:table-cell>
          <table:table-cell table:style-name="ce5" office:value-type="float" office:value="252" calcext:value-type="float">
            <text:p><text:s text:c="2"/>252 </text:p>
          </table:table-cell>
          <table:table-cell table:style-name="ce5" office:value-type="float" office:value="242" calcext:value-type="float">
            <text:p><text:s text:c="2"/>242 </text:p>
          </table:table-cell>
          <table:table-cell table:style-name="ce5" office:value-type="float" office:value="244" calcext:value-type="float">
            <text:p><text:s text:c="2"/>244 </text:p>
          </table:table-cell>
          <table:table-cell table:style-name="ce5" office:value-type="float" office:value="288" calcext:value-type="float">
            <text:p><text:s text:c="2"/>288 </text:p>
          </table:table-cell>
          <table:table-cell table:style-name="ce5" office:value-type="float" office:value="300" calcext:value-type="float">
            <text:p><text:s text:c="2"/>300 </text:p>
          </table:table-cell>
          <table:table-cell table:style-name="ce5" office:value-type="float" office:value="314" calcext:value-type="float">
            <text:p><text:s text:c="2"/>314 </text:p>
          </table:table-cell>
          <table:table-cell table:style-name="ce5" office:value-type="float" office:value="363" calcext:value-type="float">
            <text:p><text:s text:c="2"/>363 </text:p>
          </table:table-cell>
          <table:table-cell table:style-name="ce5" office:value-type="float" office:value="364" calcext:value-type="float">
            <text:p><text:s text:c="2"/>364 </text:p>
          </table:table-cell>
          <table:table-cell table:style-name="ce5" office:value-type="float" office:value="432" calcext:value-type="float">
            <text:p><text:s text:c="2"/>432 </text:p>
          </table:table-cell>
          <table:table-cell table:style-name="ce5" office:value-type="float" office:value="445" calcext:value-type="float">
            <text:p><text:s text:c="2"/>445 </text:p>
          </table:table-cell>
          <table:table-cell table:style-name="ce5" office:value-type="float" office:value="460" calcext:value-type="float">
            <text:p><text:s text:c="2"/>460 </text:p>
          </table:table-cell>
          <table:table-cell table:style-name="ce5" office:value-type="float" office:value="522" calcext:value-type="float">
            <text:p><text:s text:c="2"/>522 </text:p>
          </table:table-cell>
          <table:table-cell table:style-name="ce5" office:value-type="float" office:value="524" calcext:value-type="float">
            <text:p><text:s text:c="2"/>524 </text:p>
          </table:table-cell>
          <table:table-cell table:style-name="ce10" office:value-type="float" office:value="522" calcext:value-type="float">
            <text:p><text:s text:c="2"/>522 </text:p>
          </table:table-cell>
          <table:table-cell table:style-name="ce10" office:value-type="float" office:value="541" calcext:value-type="float">
            <text:p><text:s text:c="2"/>541 </text:p>
          </table:table-cell>
          <table:table-cell table:style-name="ce10" office:value-type="float" office:value="531" calcext:value-type="float">
            <text:p><text:s text:c="2"/>531 </text:p>
          </table:table-cell>
          <table:table-cell table:style-name="ce10" office:value-type="float" office:value="587" calcext:value-type="float">
            <text:p><text:s text:c="2"/>587 </text:p>
          </table:table-cell>
          <table:table-cell table:style-name="ce10" office:value-type="float" office:value="621" calcext:value-type="float">
            <text:p><text:s text:c="2"/>621 </text:p>
          </table:table-cell>
          <table:table-cell table:style-name="ce10" office:value-type="float" office:value="710" calcext:value-type="float">
            <text:p><text:s text:c="2"/>710 </text:p>
          </table:table-cell>
          <table:table-cell table:style-name="ce10" office:value-type="float" office:value="725" calcext:value-type="float">
            <text:p><text:s text:c="2"/>725 </text:p>
          </table:table-cell>
          <table:table-cell table:style-name="ce10" office:value-type="float" office:value="745" calcext:value-type="float">
            <text:p><text:s text:c="2"/>745 </text:p>
          </table:table-cell>
          <table:table-cell table:style-name="ce10" office:value-type="float" office:value="846" calcext:value-type="float">
            <text:p><text:s text:c="2"/>846 </text:p>
          </table:table-cell>
          <table:table-cell table:style-name="ce10" office:value-type="float" office:value="924" calcext:value-type="float">
            <text:p><text:s text:c="2"/>924 </text:p>
          </table:table-cell>
          <table:table-cell table:style-name="ce10" office:value-type="float" office:value="1019" calcext:value-type="float">
            <text:p><text:s/>1 019 </text:p>
          </table:table-cell>
          <table:table-cell table:style-name="ce10" office:value-type="float" office:value="989" calcext:value-type="float">
            <text:p><text:s text:c="2"/>989 </text:p>
          </table:table-cell>
          <table:table-cell table:style-name="ce10" office:value-type="float" office:value="1032" calcext:value-type="float">
            <text:p><text:s/>1 032 </text:p>
          </table:table-cell>
          <table:table-cell table:style-name="ce10" office:value-type="float" office:value="1181" calcext:value-type="float">
            <text:p><text:s/>1 181 </text:p>
          </table:table-cell>
          <table:table-cell table:style-name="ce10" office:value-type="float" office:value="1196" calcext:value-type="float">
            <text:p><text:s/>1 196 </text:p>
          </table:table-cell>
          <table:table-cell table:style-name="ce10" office:value-type="float" office:value="1328" calcext:value-type="float">
            <text:p><text:s/>1 328 </text:p>
          </table:table-cell>
          <table:table-cell table:style-name="ce10" office:value-type="float" office:value="1326" calcext:value-type="float">
            <text:p><text:s/>1 326 </text:p>
          </table:table-cell>
          <table:table-cell table:style-name="ce10" office:value-type="float" office:value="1410" calcext:value-type="float">
            <text:p><text:s/>1 410 </text:p>
          </table:table-cell>
          <table:table-cell table:style-name="ce10" office:value-type="float" office:value="1486" calcext:value-type="float">
            <text:p><text:s/>1 486 </text:p>
          </table:table-cell>
          <table:table-cell table:style-name="ce10" office:value-type="float" office:value="1610" calcext:value-type="float">
            <text:p><text:s/>1 610 </text:p>
          </table:table-cell>
          <table:table-cell table:style-name="ce10" office:value-type="float" office:value="1672" calcext:value-type="float">
            <text:p><text:s/>1 672 </text:p>
          </table:table-cell>
          <table:table-cell table:style-name="ce10" office:value-type="float" office:value="1793" calcext:value-type="float">
            <text:p><text:s/>1 793 </text:p>
          </table:table-cell>
          <table:table-cell table:style-name="ce10" office:value-type="float" office:value="1873" calcext:value-type="float">
            <text:p><text:s/>1 873 </text:p>
          </table:table-cell>
          <table:table-cell table:style-name="ce10" office:value-type="float" office:value="1948" calcext:value-type="float">
            <text:p><text:s/>1 948 </text:p>
          </table:table-cell>
          <table:table-cell table:style-name="ce10" office:value-type="float" office:value="2198" calcext:value-type="float">
            <text:p><text:s/>2 198 </text:p>
          </table:table-cell>
          <table:table-cell table:style-name="ce10" office:value-type="float" office:value="2367" calcext:value-type="float">
            <text:p><text:s/>2 367 </text:p>
          </table:table-cell>
          <table:table-cell table:style-name="ce10" office:value-type="float" office:value="2478" calcext:value-type="float">
            <text:p><text:s/>2 478 </text:p>
          </table:table-cell>
          <table:table-cell table:style-name="ce10" office:value-type="float" office:value="2606" calcext:value-type="float">
            <text:p><text:s/>2 606 </text:p>
          </table:table-cell>
          <table:table-cell table:style-name="ce10" office:value-type="float" office:value="2747" calcext:value-type="float">
            <text:p><text:s/>2 747 </text:p>
          </table:table-cell>
          <table:table-cell table:style-name="ce10" office:value-type="float" office:value="3086" calcext:value-type="float">
            <text:p><text:s/>3 086 </text:p>
          </table:table-cell>
          <table:table-cell table:style-name="ce10" office:value-type="float" office:value="3187" calcext:value-type="float">
            <text:p><text:s/>3 187 </text:p>
          </table:table-cell>
          <table:table-cell table:style-name="ce10" office:value-type="float" office:value="3542" calcext:value-type="float">
            <text:p><text:s/>3 542 </text:p>
          </table:table-cell>
          <table:table-cell table:style-name="ce10" office:value-type="float" office:value="3760" calcext:value-type="float">
            <text:p><text:s/>3 760 </text:p>
          </table:table-cell>
          <table:table-cell table:style-name="ce10" office:value-type="float" office:value="3934" calcext:value-type="float">
            <text:p><text:s/>3 934 </text:p>
          </table:table-cell>
          <table:table-cell table:style-name="ce10" office:value-type="float" office:value="4426" calcext:value-type="float">
            <text:p><text:s/>4 426 </text:p>
          </table:table-cell>
          <table:table-cell table:style-name="ce10" office:value-type="float" office:value="4635" calcext:value-type="float">
            <text:p><text:s/>4 635 </text:p>
          </table:table-cell>
          <table:table-cell table:style-name="ce10" office:value-type="float" office:value="4513" calcext:value-type="float">
            <text:p><text:s/>4 513 </text:p>
          </table:table-cell>
          <table:table-cell table:style-name="ce10" office:value-type="float" office:value="4827" calcext:value-type="float">
            <text:p><text:s/>4 827 </text:p>
          </table:table-cell>
          <table:table-cell table:style-name="ce10" office:value-type="float" office:value="4947" calcext:value-type="float">
            <text:p><text:s/>4 947 </text:p>
          </table:table-cell>
          <table:table-cell table:style-name="ce10" office:value-type="float" office:value="5276" calcext:value-type="float">
            <text:p><text:s/>5 276 </text:p>
          </table:table-cell>
          <table:table-cell table:style-name="ce10" office:value-type="float" office:value="5418" calcext:value-type="float">
            <text:p><text:s/>5 418 </text:p>
          </table:table-cell>
          <table:table-cell table:style-name="ce10" office:value-type="float" office:value="6200" calcext:value-type="float">
            <text:p><text:s/>6 200 </text:p>
          </table:table-cell>
          <table:table-cell table:style-name="ce10" office:value-type="float" office:value="6192" calcext:value-type="float">
            <text:p><text:s/>6 192 </text:p>
          </table:table-cell>
          <table:table-cell table:style-name="ce10" office:value-type="float" office:value="6500" calcext:value-type="float">
            <text:p><text:s/>6 500 </text:p>
          </table:table-cell>
          <table:table-cell table:style-name="ce13" office:value-type="float" office:value="6723" calcext:value-type="float">
            <text:p><text:s/>6 723 </text:p>
          </table:table-cell>
          <table:table-cell table:style-name="ce13" office:value-type="float" office:value="7080" calcext:value-type="float">
            <text:p><text:s/>7 080 </text:p>
          </table:table-cell>
          <table:table-cell table:style-name="ce13" office:value-type="float" office:value="7166" calcext:value-type="float">
            <text:p><text:s/>7 166 </text:p>
          </table:table-cell>
          <table:table-cell table:style-name="ce13" office:value-type="float" office:value="7485" calcext:value-type="float">
            <text:p><text:s/>7 485 </text:p>
          </table:table-cell>
          <table:table-cell table:style-name="ce13" office:value-type="float" office:value="6719" calcext:value-type="float">
            <text:p><text:s/>6 719 </text:p>
          </table:table-cell>
          <table:table-cell table:style-name="ce13" office:value-type="float" office:value="6788" calcext:value-type="float">
            <text:p><text:s/>6 788 </text:p>
          </table:table-cell>
          <table:table-cell table:style-name="ce14" office:value-type="float" office:value="6540" calcext:value-type="float">
            <text:p>6540</text:p>
          </table:table-cell>
          <table:table-cell table:style-name="ce14" office:value-type="float" office:value="6541" calcext:value-type="float">
            <text:p>6541</text:p>
          </table:table-cell>
          <table:table-cell table:style-name="ce14" office:value-type="float" office:value="7026" calcext:value-type="float">
            <text:p>7026</text:p>
          </table:table-cell>
          <table:table-cell table:number-columns-repeated="87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table:style-name="ce5" office:value-type="float" office:value="48" calcext:value-type="float">
            <text:p><text:s text:c="2"/>48 </text:p>
          </table:table-cell>
          <table:table-cell table:number-columns-repeated="3" table:style-name="ce5" office:value-type="float" office:value="50" calcext:value-type="float">
            <text:p><text:s text:c="2"/>50 </text:p>
          </table:table-cell>
          <table:table-cell table:number-columns-repeated="3" table:style-name="ce5" office:value-type="float" office:value="52" calcext:value-type="float">
            <text:p><text:s text:c="2"/>52 </text:p>
          </table:table-cell>
          <table:table-cell table:style-name="ce5" office:value-type="float" office:value="54" calcext:value-type="float">
            <text:p><text:s text:c="2"/>54 </text:p>
          </table:table-cell>
          <table:table-cell table:style-name="ce5" office:value-type="float" office:value="51" calcext:value-type="float">
            <text:p><text:s text:c="2"/>51 </text:p>
          </table:table-cell>
          <table:table-cell table:style-name="ce5" office:value-type="float" office:value="49" calcext:value-type="float">
            <text:p><text:s text:c="2"/>49 </text:p>
          </table:table-cell>
          <table:table-cell table:style-name="ce5" office:value-type="float" office:value="47" calcext:value-type="float">
            <text:p><text:s text:c="2"/>47 </text:p>
          </table:table-cell>
          <table:table-cell table:style-name="ce5" office:value-type="float" office:value="45" calcext:value-type="float">
            <text:p><text:s text:c="2"/>45 </text:p>
          </table:table-cell>
          <table:table-cell table:style-name="ce5" office:value-type="float" office:value="43" calcext:value-type="float">
            <text:p><text:s text:c="2"/>43 </text:p>
          </table:table-cell>
          <table:table-cell table:style-name="ce5" office:value-type="float" office:value="40" calcext:value-type="float">
            <text:p><text:s text:c="2"/>40 </text:p>
          </table:table-cell>
          <table:table-cell table:style-name="ce5" office:value-type="float" office:value="38" calcext:value-type="float">
            <text:p><text:s text:c="2"/>38 </text:p>
          </table:table-cell>
          <table:table-cell table:style-name="ce5" office:value-type="float" office:value="36" calcext:value-type="float">
            <text:p><text:s text:c="2"/>36 </text:p>
          </table:table-cell>
          <table:table-cell table:style-name="ce5" office:value-type="float" office:value="34" calcext:value-type="float">
            <text:p><text:s text:c="2"/>34 </text:p>
          </table:table-cell>
          <table:table-cell table:style-name="ce5" office:value-type="float" office:value="33" calcext:value-type="float">
            <text:p><text:s text:c="2"/>33 </text:p>
          </table:table-cell>
          <table:table-cell table:style-name="ce5" office:value-type="float" office:value="34" calcext:value-type="float">
            <text:p><text:s text:c="2"/>34 </text:p>
          </table:table-cell>
          <table:table-cell table:style-name="ce5" office:value-type="float" office:value="36" calcext:value-type="float">
            <text:p><text:s text:c="2"/>36 </text:p>
          </table:table-cell>
          <table:table-cell table:style-name="ce5" office:value-type="float" office:value="37" calcext:value-type="float">
            <text:p><text:s text:c="2"/>37 </text:p>
          </table:table-cell>
          <table:table-cell table:style-name="ce5" office:value-type="float" office:value="39" calcext:value-type="float">
            <text:p><text:s text:c="2"/>39 </text:p>
          </table:table-cell>
          <table:table-cell table:style-name="ce5" office:value-type="float" office:value="40" calcext:value-type="float">
            <text:p><text:s text:c="2"/>40 </text:p>
          </table:table-cell>
          <table:table-cell table:style-name="ce5" office:value-type="float" office:value="42" calcext:value-type="float">
            <text:p><text:s text:c="2"/>42 </text:p>
          </table:table-cell>
          <table:table-cell table:style-name="ce5" office:value-type="float" office:value="43" calcext:value-type="float">
            <text:p><text:s text:c="2"/>43 </text:p>
          </table:table-cell>
          <table:table-cell table:style-name="ce5" office:value-type="float" office:value="45" calcext:value-type="float">
            <text:p><text:s text:c="2"/>45 </text:p>
          </table:table-cell>
          <table:table-cell table:style-name="ce5" office:value-type="float" office:value="46" calcext:value-type="float">
            <text:p><text:s text:c="2"/>46 </text:p>
          </table:table-cell>
          <table:table-cell table:style-name="ce5" office:value-type="float" office:value="49" calcext:value-type="float">
            <text:p><text:s text:c="2"/>49 </text:p>
          </table:table-cell>
          <table:table-cell table:style-name="ce5" office:value-type="float" office:value="44" calcext:value-type="float">
            <text:p><text:s text:c="2"/>44 </text:p>
          </table:table-cell>
          <table:table-cell table:style-name="ce5" office:value-type="float" office:value="40" calcext:value-type="float">
            <text:p><text:s text:c="2"/>40 </text:p>
          </table:table-cell>
          <table:table-cell table:style-name="ce5" office:value-type="float" office:value="42" calcext:value-type="float">
            <text:p><text:s text:c="2"/>42 </text:p>
          </table:table-cell>
          <table:table-cell table:style-name="ce5" office:value-type="float" office:value="81" calcext:value-type="float">
            <text:p><text:s text:c="2"/>81 </text:p>
          </table:table-cell>
          <table:table-cell table:style-name="ce5" office:value-type="float" office:value="69" calcext:value-type="float">
            <text:p><text:s text:c="2"/>69 </text:p>
          </table:table-cell>
          <table:table-cell table:style-name="ce5" office:value-type="float" office:value="47" calcext:value-type="float">
            <text:p><text:s text:c="2"/>47 </text:p>
          </table:table-cell>
          <table:table-cell table:style-name="ce5" office:value-type="float" office:value="45" calcext:value-type="float">
            <text:p><text:s text:c="2"/>45 </text:p>
          </table:table-cell>
          <table:table-cell table:number-columns-repeated="2" table:style-name="ce5" office:value-type="float" office:value="36" calcext:value-type="float">
            <text:p><text:s text:c="2"/>36 </text:p>
          </table:table-cell>
          <table:table-cell table:style-name="ce5" office:value-type="float" office:value="41" calcext:value-type="float">
            <text:p><text:s text:c="2"/>41 </text:p>
          </table:table-cell>
          <table:table-cell table:style-name="ce5" office:value-type="float" office:value="45" calcext:value-type="float">
            <text:p><text:s text:c="2"/>45 </text:p>
          </table:table-cell>
          <table:table-cell table:style-name="ce5" office:value-type="float" office:value="51" calcext:value-type="float">
            <text:p><text:s text:c="2"/>51 </text:p>
          </table:table-cell>
          <table:table-cell table:style-name="ce5" office:value-type="float" office:value="37" calcext:value-type="float">
            <text:p><text:s text:c="2"/>37 </text:p>
          </table:table-cell>
          <table:table-cell table:style-name="ce5" office:value-type="float" office:value="56" calcext:value-type="float">
            <text:p><text:s text:c="2"/>56 </text:p>
          </table:table-cell>
          <table:table-cell table:style-name="ce5" office:value-type="float" office:value="57" calcext:value-type="float">
            <text:p><text:s text:c="2"/>57 </text:p>
          </table:table-cell>
          <table:table-cell table:style-name="ce5" office:value-type="float" office:value="52" calcext:value-type="float">
            <text:p><text:s text:c="2"/>52 </text:p>
          </table:table-cell>
          <table:table-cell table:style-name="ce5" office:value-type="float" office:value="88" calcext:value-type="float">
            <text:p><text:s text:c="2"/>88 </text:p>
          </table:table-cell>
          <table:table-cell table:style-name="ce5" office:value-type="float" office:value="60" calcext:value-type="float">
            <text:p><text:s text:c="2"/>60 </text:p>
          </table:table-cell>
          <table:table-cell table:style-name="ce5" office:value-type="float" office:value="55" calcext:value-type="float">
            <text:p><text:s text:c="2"/>55 </text:p>
          </table:table-cell>
          <table:table-cell table:style-name="ce5" office:value-type="float" office:value="59" calcext:value-type="float">
            <text:p><text:s text:c="2"/>59 </text:p>
          </table:table-cell>
          <table:table-cell table:style-name="ce5" office:value-type="float" office:value="68" calcext:value-type="float">
            <text:p><text:s text:c="2"/>68 </text:p>
          </table:table-cell>
          <table:table-cell table:style-name="ce5" office:value-type="float" office:value="84" calcext:value-type="float">
            <text:p><text:s text:c="2"/>84 </text:p>
          </table:table-cell>
          <table:table-cell table:style-name="ce5" office:value-type="float" office:value="81" calcext:value-type="float">
            <text:p><text:s text:c="2"/>81 </text:p>
          </table:table-cell>
          <table:table-cell table:style-name="ce5" office:value-type="float" office:value="60" calcext:value-type="float">
            <text:p><text:s text:c="2"/>60 </text:p>
          </table:table-cell>
          <table:table-cell table:style-name="ce5" office:value-type="float" office:value="77" calcext:value-type="float">
            <text:p><text:s text:c="2"/>77 </text:p>
          </table:table-cell>
          <table:table-cell table:style-name="ce5" office:value-type="float" office:value="66" calcext:value-type="float">
            <text:p><text:s text:c="2"/>66 </text:p>
          </table:table-cell>
          <table:table-cell table:style-name="ce5" office:value-type="float" office:value="79" calcext:value-type="float">
            <text:p><text:s text:c="2"/>79 </text:p>
          </table:table-cell>
          <table:table-cell table:style-name="ce5" office:value-type="float" office:value="78" calcext:value-type="float">
            <text:p><text:s text:c="2"/>78 </text:p>
          </table:table-cell>
          <table:table-cell table:style-name="ce5" office:value-type="float" office:value="84" calcext:value-type="float">
            <text:p><text:s text:c="2"/>84 </text:p>
          </table:table-cell>
          <table:table-cell table:number-columns-repeated="2" table:style-name="ce5" office:value-type="float" office:value="78" calcext:value-type="float">
            <text:p><text:s text:c="2"/>78 </text:p>
          </table:table-cell>
          <table:table-cell table:style-name="ce5" office:value-type="float" office:value="107" calcext:value-type="float">
            <text:p><text:s text:c="2"/>107 </text:p>
          </table:table-cell>
          <table:table-cell table:style-name="ce5" office:value-type="float" office:value="90" calcext:value-type="float">
            <text:p><text:s text:c="2"/>90 </text:p>
          </table:table-cell>
          <table:table-cell table:style-name="ce5" office:value-type="float" office:value="85" calcext:value-type="float">
            <text:p><text:s text:c="2"/>85 </text:p>
          </table:table-cell>
          <table:table-cell table:style-name="ce5" office:value-type="float" office:value="96" calcext:value-type="float">
            <text:p><text:s text:c="2"/>96 </text:p>
          </table:table-cell>
          <table:table-cell table:style-name="ce5" office:value-type="float" office:value="105" calcext:value-type="float">
            <text:p><text:s text:c="2"/>105 </text:p>
          </table:table-cell>
          <table:table-cell table:style-name="ce5" office:value-type="float" office:value="144" calcext:value-type="float">
            <text:p><text:s text:c="2"/>144 </text:p>
          </table:table-cell>
          <table:table-cell table:style-name="ce5" office:value-type="float" office:value="105" calcext:value-type="float">
            <text:p><text:s text:c="2"/>105 </text:p>
          </table:table-cell>
          <table:table-cell table:style-name="ce5" office:value-type="float" office:value="98" calcext:value-type="float">
            <text:p><text:s text:c="2"/>98 </text:p>
          </table:table-cell>
          <table:table-cell table:style-name="ce5" office:value-type="float" office:value="111" calcext:value-type="float">
            <text:p><text:s text:c="2"/>111 </text:p>
          </table:table-cell>
          <table:table-cell table:style-name="ce5" office:value-type="float" office:value="119" calcext:value-type="float">
            <text:p><text:s text:c="2"/>119 </text:p>
          </table:table-cell>
          <table:table-cell table:style-name="ce5" office:value-type="float" office:value="144" calcext:value-type="float">
            <text:p><text:s text:c="2"/>144 </text:p>
          </table:table-cell>
          <table:table-cell table:style-name="ce5" office:value-type="float" office:value="123" calcext:value-type="float">
            <text:p><text:s text:c="2"/>123 </text:p>
          </table:table-cell>
          <table:table-cell table:style-name="ce5" office:value-type="float" office:value="106" calcext:value-type="float">
            <text:p><text:s text:c="2"/>106 </text:p>
          </table:table-cell>
          <table:table-cell table:style-name="ce5" office:value-type="float" office:value="119" calcext:value-type="float">
            <text:p><text:s text:c="2"/>119 </text:p>
          </table:table-cell>
          <table:table-cell table:style-name="ce5" office:value-type="float" office:value="121" calcext:value-type="float">
            <text:p><text:s text:c="2"/>121 </text:p>
          </table:table-cell>
          <table:table-cell table:style-name="ce5" office:value-type="float" office:value="161" calcext:value-type="float">
            <text:p><text:s text:c="2"/>161 </text:p>
          </table:table-cell>
          <table:table-cell table:style-name="ce5" office:value-type="float" office:value="137" calcext:value-type="float">
            <text:p><text:s text:c="2"/>137 </text:p>
          </table:table-cell>
          <table:table-cell table:style-name="ce5" office:value-type="float" office:value="118" calcext:value-type="float">
            <text:p><text:s text:c="2"/>118 </text:p>
          </table:table-cell>
          <table:table-cell table:style-name="ce5" office:value-type="float" office:value="110" calcext:value-type="float">
            <text:p><text:s text:c="2"/>110 </text:p>
          </table:table-cell>
          <table:table-cell table:style-name="ce5" office:value-type="float" office:value="130" calcext:value-type="float">
            <text:p><text:s text:c="2"/>130 </text:p>
          </table:table-cell>
          <table:table-cell table:style-name="ce5" office:value-type="float" office:value="146" calcext:value-type="float">
            <text:p><text:s text:c="2"/>146 </text:p>
          </table:table-cell>
          <table:table-cell table:style-name="ce5" office:value-type="float" office:value="139" calcext:value-type="float">
            <text:p><text:s text:c="2"/>139 </text:p>
          </table:table-cell>
          <table:table-cell table:style-name="ce5" office:value-type="float" office:value="135" calcext:value-type="float">
            <text:p><text:s text:c="2"/>135 </text:p>
          </table:table-cell>
          <table:table-cell table:style-name="ce5" office:value-type="float" office:value="110" calcext:value-type="float">
            <text:p><text:s text:c="2"/>110 </text:p>
          </table:table-cell>
          <table:table-cell table:style-name="ce5" office:value-type="float" office:value="174" calcext:value-type="float">
            <text:p><text:s text:c="2"/>174 </text:p>
          </table:table-cell>
          <table:table-cell table:style-name="ce5" office:value-type="float" office:value="143" calcext:value-type="float">
            <text:p><text:s text:c="2"/>143 </text:p>
          </table:table-cell>
          <table:table-cell table:style-name="ce5" office:value-type="float" office:value="196" calcext:value-type="float">
            <text:p><text:s text:c="2"/>196 </text:p>
          </table:table-cell>
          <table:table-cell table:style-name="ce5" office:value-type="float" office:value="171" calcext:value-type="float">
            <text:p><text:s text:c="2"/>171 </text:p>
          </table:table-cell>
          <table:table-cell table:style-name="ce5" office:value-type="float" office:value="155" calcext:value-type="float">
            <text:p><text:s text:c="2"/>155 </text:p>
          </table:table-cell>
          <table:table-cell table:style-name="ce5" office:value-type="float" office:value="204" calcext:value-type="float">
            <text:p><text:s text:c="2"/>204 </text:p>
          </table:table-cell>
          <table:table-cell table:style-name="ce5" office:value-type="float" office:value="230" calcext:value-type="float">
            <text:p><text:s text:c="2"/>230 </text:p>
          </table:table-cell>
          <table:table-cell table:style-name="ce5" office:value-type="float" office:value="206" calcext:value-type="float">
            <text:p><text:s text:c="2"/>206 </text:p>
          </table:table-cell>
          <table:table-cell table:number-columns-repeated="2" table:style-name="ce5" office:value-type="float" office:value="251" calcext:value-type="float">
            <text:p><text:s text:c="2"/>251 </text:p>
          </table:table-cell>
          <table:table-cell table:style-name="ce5" office:value-type="float" office:value="298" calcext:value-type="float">
            <text:p><text:s text:c="2"/>298 </text:p>
          </table:table-cell>
          <table:table-cell table:style-name="ce5" office:value-type="float" office:value="324" calcext:value-type="float">
            <text:p><text:s text:c="2"/>324 </text:p>
          </table:table-cell>
          <table:table-cell table:style-name="ce5" office:value-type="float" office:value="310" calcext:value-type="float">
            <text:p><text:s text:c="2"/>310 </text:p>
          </table:table-cell>
          <table:table-cell table:style-name="ce5" office:value-type="float" office:value="378" calcext:value-type="float">
            <text:p><text:s text:c="2"/>378 </text:p>
          </table:table-cell>
          <table:table-cell table:style-name="ce10" office:value-type="float" office:value="354" calcext:value-type="float">
            <text:p><text:s text:c="2"/>354 </text:p>
          </table:table-cell>
          <table:table-cell table:style-name="ce10" office:value-type="float" office:value="356" calcext:value-type="float">
            <text:p><text:s text:c="2"/>356 </text:p>
          </table:table-cell>
          <table:table-cell table:style-name="ce10" office:value-type="float" office:value="358" calcext:value-type="float">
            <text:p><text:s text:c="2"/>358 </text:p>
          </table:table-cell>
          <table:table-cell table:style-name="ce10" office:value-type="float" office:value="361" calcext:value-type="float">
            <text:p><text:s text:c="2"/>361 </text:p>
          </table:table-cell>
          <table:table-cell table:style-name="ce10" office:value-type="float" office:value="421" calcext:value-type="float">
            <text:p><text:s text:c="2"/>421 </text:p>
          </table:table-cell>
          <table:table-cell table:style-name="ce10" office:value-type="float" office:value="439" calcext:value-type="float">
            <text:p><text:s text:c="2"/>439 </text:p>
          </table:table-cell>
          <table:table-cell table:style-name="ce10" office:value-type="float" office:value="490" calcext:value-type="float">
            <text:p><text:s text:c="2"/>490 </text:p>
          </table:table-cell>
          <table:table-cell table:style-name="ce10" office:value-type="float" office:value="506" calcext:value-type="float">
            <text:p><text:s text:c="2"/>506 </text:p>
          </table:table-cell>
          <table:table-cell table:style-name="ce10" office:value-type="float" office:value="515" calcext:value-type="float">
            <text:p><text:s text:c="2"/>515 </text:p>
          </table:table-cell>
          <table:table-cell table:style-name="ce10" office:value-type="float" office:value="582" calcext:value-type="float">
            <text:p><text:s text:c="2"/>582 </text:p>
          </table:table-cell>
          <table:table-cell table:style-name="ce10" office:value-type="float" office:value="644" calcext:value-type="float">
            <text:p><text:s text:c="2"/>644 </text:p>
          </table:table-cell>
          <table:table-cell table:style-name="ce10" office:value-type="float" office:value="728" calcext:value-type="float">
            <text:p><text:s text:c="2"/>728 </text:p>
          </table:table-cell>
          <table:table-cell table:style-name="ce10" office:value-type="float" office:value="698" calcext:value-type="float">
            <text:p><text:s text:c="2"/>698 </text:p>
          </table:table-cell>
          <table:table-cell table:style-name="ce10" office:value-type="float" office:value="734" calcext:value-type="float">
            <text:p><text:s text:c="2"/>734 </text:p>
          </table:table-cell>
          <table:table-cell table:style-name="ce10" office:value-type="float" office:value="869" calcext:value-type="float">
            <text:p><text:s text:c="2"/>869 </text:p>
          </table:table-cell>
          <table:table-cell table:style-name="ce10" office:value-type="float" office:value="888" calcext:value-type="float">
            <text:p><text:s text:c="2"/>888 </text:p>
          </table:table-cell>
          <table:table-cell table:style-name="ce10" office:value-type="float" office:value="945" calcext:value-type="float">
            <text:p><text:s text:c="2"/>945 </text:p>
          </table:table-cell>
          <table:table-cell table:style-name="ce10" office:value-type="float" office:value="1002" calcext:value-type="float">
            <text:p><text:s/>1 002 </text:p>
          </table:table-cell>
          <table:table-cell table:style-name="ce10" office:value-type="float" office:value="1047" calcext:value-type="float">
            <text:p><text:s/>1 047 </text:p>
          </table:table-cell>
          <table:table-cell table:style-name="ce10" office:value-type="float" office:value="1126" calcext:value-type="float">
            <text:p><text:s/>1 126 </text:p>
          </table:table-cell>
          <table:table-cell table:style-name="ce10" office:value-type="float" office:value="1166" calcext:value-type="float">
            <text:p><text:s/>1 166 </text:p>
          </table:table-cell>
          <table:table-cell table:style-name="ce10" office:value-type="float" office:value="1221" calcext:value-type="float">
            <text:p><text:s/>1 221 </text:p>
          </table:table-cell>
          <table:table-cell table:style-name="ce10" office:value-type="float" office:value="1325" calcext:value-type="float">
            <text:p><text:s/>1 325 </text:p>
          </table:table-cell>
          <table:table-cell table:style-name="ce10" office:value-type="float" office:value="1363" calcext:value-type="float">
            <text:p><text:s/>1 363 </text:p>
          </table:table-cell>
          <table:table-cell table:style-name="ce10" office:value-type="float" office:value="1486" calcext:value-type="float">
            <text:p><text:s/>1 486 </text:p>
          </table:table-cell>
          <table:table-cell table:style-name="ce10" office:value-type="float" office:value="1625" calcext:value-type="float">
            <text:p><text:s/>1 625 </text:p>
          </table:table-cell>
          <table:table-cell table:style-name="ce10" office:value-type="float" office:value="1796" calcext:value-type="float">
            <text:p><text:s/>1 796 </text:p>
          </table:table-cell>
          <table:table-cell table:style-name="ce10" office:value-type="float" office:value="1847" calcext:value-type="float">
            <text:p><text:s/>1 847 </text:p>
          </table:table-cell>
          <table:table-cell table:style-name="ce10" office:value-type="float" office:value="1990" calcext:value-type="float">
            <text:p><text:s/>1 990 </text:p>
          </table:table-cell>
          <table:table-cell table:style-name="ce10" office:value-type="float" office:value="2080" calcext:value-type="float">
            <text:p><text:s/>2 080 </text:p>
          </table:table-cell>
          <table:table-cell table:style-name="ce10" office:value-type="float" office:value="2302" calcext:value-type="float">
            <text:p><text:s/>2 302 </text:p>
          </table:table-cell>
          <table:table-cell table:style-name="ce10" office:value-type="float" office:value="2493" calcext:value-type="float">
            <text:p><text:s/>2 493 </text:p>
          </table:table-cell>
          <table:table-cell table:style-name="ce10" office:value-type="float" office:value="2690" calcext:value-type="float">
            <text:p><text:s/>2 690 </text:p>
          </table:table-cell>
          <table:table-cell table:style-name="ce10" office:value-type="float" office:value="2838" calcext:value-type="float">
            <text:p><text:s/>2 838 </text:p>
          </table:table-cell>
          <table:table-cell table:style-name="ce10" office:value-type="float" office:value="3003" calcext:value-type="float">
            <text:p><text:s/>3 003 </text:p>
          </table:table-cell>
          <table:table-cell table:style-name="ce10" office:value-type="float" office:value="3423" calcext:value-type="float">
            <text:p><text:s/>3 423 </text:p>
          </table:table-cell>
          <table:table-cell table:style-name="ce10" office:value-type="float" office:value="3544" calcext:value-type="float">
            <text:p><text:s/>3 544 </text:p>
          </table:table-cell>
          <table:table-cell table:style-name="ce10" office:value-type="float" office:value="3469" calcext:value-type="float">
            <text:p><text:s/>3 469 </text:p>
          </table:table-cell>
          <table:table-cell table:style-name="ce10" office:value-type="float" office:value="3673" calcext:value-type="float">
            <text:p><text:s/>3 673 </text:p>
          </table:table-cell>
          <table:table-cell table:style-name="ce10" office:value-type="float" office:value="3753" calcext:value-type="float">
            <text:p><text:s/>3 753 </text:p>
          </table:table-cell>
          <table:table-cell table:style-name="ce10" office:value-type="float" office:value="4116" calcext:value-type="float">
            <text:p><text:s/>4 116 </text:p>
          </table:table-cell>
          <table:table-cell table:style-name="ce10" office:value-type="float" office:value="4451" calcext:value-type="float">
            <text:p><text:s/>4 451 </text:p>
          </table:table-cell>
          <table:table-cell table:style-name="ce10" office:value-type="float" office:value="4853" calcext:value-type="float">
            <text:p><text:s/>4 853 </text:p>
          </table:table-cell>
          <table:table-cell table:style-name="ce10" office:value-type="float" office:value="4778" calcext:value-type="float">
            <text:p><text:s/>4 778 </text:p>
          </table:table-cell>
          <table:table-cell table:style-name="ce13" office:value-type="float" office:value="5159" calcext:value-type="float">
            <text:p><text:s/>5 159 </text:p>
          </table:table-cell>
          <table:table-cell table:style-name="ce13" office:value-type="float" office:value="5357" calcext:value-type="float">
            <text:p><text:s/>5 357 </text:p>
          </table:table-cell>
          <table:table-cell table:style-name="ce13" office:value-type="float" office:value="5668" calcext:value-type="float">
            <text:p><text:s/>5 668 </text:p>
          </table:table-cell>
          <table:table-cell table:style-name="ce13" office:value-type="float" office:value="5704" calcext:value-type="float">
            <text:p><text:s/>5 704 </text:p>
          </table:table-cell>
          <table:table-cell table:style-name="ce13" office:value-type="float" office:value="5978" calcext:value-type="float">
            <text:p><text:s/>5 978 </text:p>
          </table:table-cell>
          <table:table-cell table:style-name="ce13" office:value-type="float" office:value="5310" calcext:value-type="float">
            <text:p><text:s/>5 310 </text:p>
          </table:table-cell>
          <table:table-cell table:style-name="ce14" office:value-type="float" office:value="5002" calcext:value-type="float">
            <text:p>5002</text:p>
          </table:table-cell>
          <table:table-cell table:style-name="ce14" office:value-type="float" office:value="5170" calcext:value-type="float">
            <text:p>5170</text:p>
          </table:table-cell>
          <table:table-cell table:style-name="ce14" office:value-type="float" office:value="5125" calcext:value-type="float">
            <text:p>5125</text:p>
          </table:table-cell>
          <table:table-cell table:number-columns-repeated="87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 table:style-name="ce5" office:value-type="float" office:value="34" calcext:value-type="float">
            <text:p><text:s text:c="2"/>34 </text:p>
          </table:table-cell>
          <table:table-cell table:number-columns-repeated="5" table:style-name="ce5" office:value-type="float" office:value="35" calcext:value-type="float">
            <text:p><text:s text:c="2"/>35 </text:p>
          </table:table-cell>
          <table:table-cell table:style-name="ce5" office:value-type="float" office:value="37" calcext:value-type="float">
            <text:p><text:s text:c="2"/>37 </text:p>
          </table:table-cell>
          <table:table-cell table:style-name="ce5" office:value-type="float" office:value="35" calcext:value-type="float">
            <text:p><text:s text:c="2"/>35 </text:p>
          </table:table-cell>
          <table:table-cell table:style-name="ce5" office:value-type="float" office:value="33" calcext:value-type="float">
            <text:p><text:s text:c="2"/>33 </text:p>
          </table:table-cell>
          <table:table-cell table:style-name="ce5" office:value-type="float" office:value="31" calcext:value-type="float">
            <text:p><text:s text:c="2"/>31 </text:p>
          </table:table-cell>
          <table:table-cell table:style-name="ce5" office:value-type="float" office:value="30" calcext:value-type="float">
            <text:p><text:s text:c="2"/>30 </text:p>
          </table:table-cell>
          <table:table-cell table:style-name="ce5" office:value-type="float" office:value="28" calcext:value-type="float">
            <text:p><text:s text:c="2"/>28 </text:p>
          </table:table-cell>
          <table:table-cell table:style-name="ce5" office:value-type="float" office:value="26" calcext:value-type="float">
            <text:p><text:s text:c="2"/>26 </text:p>
          </table:table-cell>
          <table:table-cell table:style-name="ce5" office:value-type="float" office:value="25" calcext:value-type="float">
            <text:p><text:s text:c="2"/>25 </text:p>
          </table:table-cell>
          <table:table-cell table:style-name="ce5" office:value-type="float" office:value="23" calcext:value-type="float">
            <text:p><text:s text:c="2"/>23 </text:p>
          </table:table-cell>
          <table:table-cell table:number-columns-repeated="5" table:style-name="ce5" office:value-type="float" office:value="21" calcext:value-type="float">
            <text:p><text:s text:c="2"/>21 </text:p>
          </table:table-cell>
          <table:table-cell table:style-name="ce5" office:value-type="float" office:value="22" calcext:value-type="float">
            <text:p><text:s text:c="2"/>22 </text:p>
          </table:table-cell>
          <table:table-cell table:number-columns-repeated="2" table:style-name="ce5" office:value-type="float" office:value="23" calcext:value-type="float">
            <text:p><text:s text:c="2"/>23 </text:p>
          </table:table-cell>
          <table:table-cell table:number-columns-repeated="3" table:style-name="ce5" office:value-type="float" office:value="24" calcext:value-type="float">
            <text:p><text:s text:c="2"/>24 </text:p>
          </table:table-cell>
          <table:table-cell table:style-name="ce5" office:value-type="float" office:value="26" calcext:value-type="float">
            <text:p><text:s text:c="2"/>26 </text:p>
          </table:table-cell>
          <table:table-cell table:style-name="ce5" office:value-type="float" office:value="34" calcext:value-type="float">
            <text:p><text:s text:c="2"/>34 </text:p>
          </table:table-cell>
          <table:table-cell table:style-name="ce5" office:value-type="float" office:value="28" calcext:value-type="float">
            <text:p><text:s text:c="2"/>28 </text:p>
          </table:table-cell>
          <table:table-cell table:style-name="ce5" office:value-type="float" office:value="23" calcext:value-type="float">
            <text:p><text:s text:c="2"/>23 </text:p>
          </table:table-cell>
          <table:table-cell table:style-name="ce5" office:value-type="float" office:value="27" calcext:value-type="float">
            <text:p><text:s text:c="2"/>27 </text:p>
          </table:table-cell>
          <table:table-cell table:style-name="ce5" office:value-type="float" office:value="61" calcext:value-type="float">
            <text:p><text:s text:c="2"/>61 </text:p>
          </table:table-cell>
          <table:table-cell table:style-name="ce5" office:value-type="float" office:value="47" calcext:value-type="float">
            <text:p><text:s text:c="2"/>47 </text:p>
          </table:table-cell>
          <table:table-cell table:style-name="ce5" office:value-type="float" office:value="29" calcext:value-type="float">
            <text:p><text:s text:c="2"/>29 </text:p>
          </table:table-cell>
          <table:table-cell table:style-name="ce5" office:value-type="float" office:value="26" calcext:value-type="float">
            <text:p><text:s text:c="2"/>26 </text:p>
          </table:table-cell>
          <table:table-cell table:style-name="ce5" office:value-type="float" office:value="27" calcext:value-type="float">
            <text:p><text:s text:c="2"/>27 </text:p>
          </table:table-cell>
          <table:table-cell table:style-name="ce5" office:value-type="float" office:value="24" calcext:value-type="float">
            <text:p><text:s text:c="2"/>24 </text:p>
          </table:table-cell>
          <table:table-cell table:style-name="ce5" office:value-type="float" office:value="28" calcext:value-type="float">
            <text:p><text:s text:c="2"/>28 </text:p>
          </table:table-cell>
          <table:table-cell table:style-name="ce5" office:value-type="float" office:value="30" calcext:value-type="float">
            <text:p><text:s text:c="2"/>30 </text:p>
          </table:table-cell>
          <table:table-cell table:style-name="ce5" office:value-type="float" office:value="33" calcext:value-type="float">
            <text:p><text:s text:c="2"/>33 </text:p>
          </table:table-cell>
          <table:table-cell table:style-name="ce5" office:value-type="float" office:value="20" calcext:value-type="float">
            <text:p><text:s text:c="2"/>20 </text:p>
          </table:table-cell>
          <table:table-cell table:style-name="ce5" office:value-type="float" office:value="38" calcext:value-type="float">
            <text:p><text:s text:c="2"/>38 </text:p>
          </table:table-cell>
          <table:table-cell table:style-name="ce5" office:value-type="float" office:value="37" calcext:value-type="float">
            <text:p><text:s text:c="2"/>37 </text:p>
          </table:table-cell>
          <table:table-cell table:style-name="ce5" office:value-type="float" office:value="42" calcext:value-type="float">
            <text:p><text:s text:c="2"/>42 </text:p>
          </table:table-cell>
          <table:table-cell table:style-name="ce5" office:value-type="float" office:value="59" calcext:value-type="float">
            <text:p><text:s text:c="2"/>59 </text:p>
          </table:table-cell>
          <table:table-cell table:style-name="ce5" office:value-type="float" office:value="40" calcext:value-type="float">
            <text:p><text:s text:c="2"/>40 </text:p>
          </table:table-cell>
          <table:table-cell table:style-name="ce5" office:value-type="float" office:value="37" calcext:value-type="float">
            <text:p><text:s text:c="2"/>37 </text:p>
          </table:table-cell>
          <table:table-cell table:style-name="ce5" office:value-type="float" office:value="42" calcext:value-type="float">
            <text:p><text:s text:c="2"/>42 </text:p>
          </table:table-cell>
          <table:table-cell table:style-name="ce5" office:value-type="float" office:value="44" calcext:value-type="float">
            <text:p><text:s text:c="2"/>44 </text:p>
          </table:table-cell>
          <table:table-cell table:style-name="ce5" office:value-type="float" office:value="64" calcext:value-type="float">
            <text:p><text:s text:c="2"/>64 </text:p>
          </table:table-cell>
          <table:table-cell table:style-name="ce5" office:value-type="float" office:value="60" calcext:value-type="float">
            <text:p><text:s text:c="2"/>60 </text:p>
          </table:table-cell>
          <table:table-cell table:style-name="ce5" office:value-type="float" office:value="41" calcext:value-type="float">
            <text:p><text:s text:c="2"/>41 </text:p>
          </table:table-cell>
          <table:table-cell table:style-name="ce5" office:value-type="float" office:value="49" calcext:value-type="float">
            <text:p><text:s text:c="2"/>49 </text:p>
          </table:table-cell>
          <table:table-cell table:style-name="ce5" office:value-type="float" office:value="44" calcext:value-type="float">
            <text:p><text:s text:c="2"/>44 </text:p>
          </table:table-cell>
          <table:table-cell table:style-name="ce5" office:value-type="float" office:value="54" calcext:value-type="float">
            <text:p><text:s text:c="2"/>54 </text:p>
          </table:table-cell>
          <table:table-cell table:style-name="ce5" office:value-type="float" office:value="53" calcext:value-type="float">
            <text:p><text:s text:c="2"/>53 </text:p>
          </table:table-cell>
          <table:table-cell table:style-name="ce5" office:value-type="float" office:value="50" calcext:value-type="float">
            <text:p><text:s text:c="2"/>50 </text:p>
          </table:table-cell>
          <table:table-cell table:number-columns-repeated="2" table:style-name="ce5" office:value-type="float" office:value="57" calcext:value-type="float">
            <text:p><text:s text:c="2"/>57 </text:p>
          </table:table-cell>
          <table:table-cell table:style-name="ce5" office:value-type="float" office:value="76" calcext:value-type="float">
            <text:p><text:s text:c="2"/>76 </text:p>
          </table:table-cell>
          <table:table-cell table:style-name="ce5" office:value-type="float" office:value="64" calcext:value-type="float">
            <text:p><text:s text:c="2"/>64 </text:p>
          </table:table-cell>
          <table:table-cell table:style-name="ce5" office:value-type="float" office:value="50" calcext:value-type="float">
            <text:p><text:s text:c="2"/>50 </text:p>
          </table:table-cell>
          <table:table-cell table:style-name="ce5" office:value-type="float" office:value="69" calcext:value-type="float">
            <text:p><text:s text:c="2"/>69 </text:p>
          </table:table-cell>
          <table:table-cell table:style-name="ce5" office:value-type="float" office:value="74" calcext:value-type="float">
            <text:p><text:s text:c="2"/>74 </text:p>
          </table:table-cell>
          <table:table-cell table:style-name="ce5" office:value-type="float" office:value="96" calcext:value-type="float">
            <text:p><text:s text:c="2"/>96 </text:p>
          </table:table-cell>
          <table:table-cell table:style-name="ce5" office:value-type="float" office:value="66" calcext:value-type="float">
            <text:p><text:s text:c="2"/>66 </text:p>
          </table:table-cell>
          <table:table-cell table:style-name="ce5" office:value-type="float" office:value="72" calcext:value-type="float">
            <text:p><text:s text:c="2"/>72 </text:p>
          </table:table-cell>
          <table:table-cell table:style-name="ce5" office:value-type="float" office:value="67" calcext:value-type="float">
            <text:p><text:s text:c="2"/>67 </text:p>
          </table:table-cell>
          <table:table-cell table:style-name="ce5" office:value-type="float" office:value="90" calcext:value-type="float">
            <text:p><text:s text:c="2"/>90 </text:p>
          </table:table-cell>
          <table:table-cell table:style-name="ce5" office:value-type="float" office:value="107" calcext:value-type="float">
            <text:p><text:s text:c="2"/>107 </text:p>
          </table:table-cell>
          <table:table-cell table:style-name="ce5" office:value-type="float" office:value="85" calcext:value-type="float">
            <text:p><text:s text:c="2"/>85 </text:p>
          </table:table-cell>
          <table:table-cell table:style-name="ce5" office:value-type="float" office:value="67" calcext:value-type="float">
            <text:p><text:s text:c="2"/>67 </text:p>
          </table:table-cell>
          <table:table-cell table:style-name="ce5" office:value-type="float" office:value="78" calcext:value-type="float">
            <text:p><text:s text:c="2"/>78 </text:p>
          </table:table-cell>
          <table:table-cell table:style-name="ce5" office:value-type="float" office:value="74" calcext:value-type="float">
            <text:p><text:s text:c="2"/>74 </text:p>
          </table:table-cell>
          <table:table-cell table:style-name="ce5" office:value-type="float" office:value="116" calcext:value-type="float">
            <text:p><text:s text:c="2"/>116 </text:p>
          </table:table-cell>
          <table:table-cell table:style-name="ce5" office:value-type="float" office:value="102" calcext:value-type="float">
            <text:p><text:s text:c="2"/>102 </text:p>
          </table:table-cell>
          <table:table-cell table:style-name="ce5" office:value-type="float" office:value="77" calcext:value-type="float">
            <text:p><text:s text:c="2"/>77 </text:p>
          </table:table-cell>
          <table:table-cell table:style-name="ce5" office:value-type="float" office:value="83" calcext:value-type="float">
            <text:p><text:s text:c="2"/>83 </text:p>
          </table:table-cell>
          <table:table-cell table:style-name="ce5" office:value-type="float" office:value="93" calcext:value-type="float">
            <text:p><text:s text:c="2"/>93 </text:p>
          </table:table-cell>
          <table:table-cell table:style-name="ce5" office:value-type="float" office:value="101" calcext:value-type="float">
            <text:p><text:s text:c="2"/>101 </text:p>
          </table:table-cell>
          <table:table-cell table:style-name="ce5" office:value-type="float" office:value="75" calcext:value-type="float">
            <text:p><text:s text:c="2"/>75 </text:p>
          </table:table-cell>
          <table:table-cell table:style-name="ce5" office:value-type="float" office:value="81" calcext:value-type="float">
            <text:p><text:s text:c="2"/>81 </text:p>
          </table:table-cell>
          <table:table-cell table:style-name="ce5" office:value-type="float" office:value="78" calcext:value-type="float">
            <text:p><text:s text:c="2"/>78 </text:p>
          </table:table-cell>
          <table:table-cell table:style-name="ce5" office:value-type="float" office:value="117" calcext:value-type="float">
            <text:p><text:s text:c="2"/>117 </text:p>
          </table:table-cell>
          <table:table-cell table:style-name="ce5" office:value-type="float" office:value="100" calcext:value-type="float">
            <text:p><text:s text:c="2"/>100 </text:p>
          </table:table-cell>
          <table:table-cell table:style-name="ce5" office:value-type="float" office:value="105" calcext:value-type="float">
            <text:p><text:s text:c="2"/>105 </text:p>
          </table:table-cell>
          <table:table-cell table:style-name="ce5" office:value-type="float" office:value="115" calcext:value-type="float">
            <text:p><text:s text:c="2"/>115 </text:p>
          </table:table-cell>
          <table:table-cell table:style-name="ce5" office:value-type="float" office:value="86" calcext:value-type="float">
            <text:p><text:s text:c="2"/>86 </text:p>
          </table:table-cell>
          <table:table-cell table:style-name="ce5" office:value-type="float" office:value="142" calcext:value-type="float">
            <text:p><text:s text:c="2"/>142 </text:p>
          </table:table-cell>
          <table:table-cell table:style-name="ce5" office:value-type="float" office:value="151" calcext:value-type="float">
            <text:p><text:s text:c="2"/>151 </text:p>
          </table:table-cell>
          <table:table-cell table:style-name="ce5" office:value-type="float" office:value="143" calcext:value-type="float">
            <text:p><text:s text:c="2"/>143 </text:p>
          </table:table-cell>
          <table:table-cell table:style-name="ce5" office:value-type="float" office:value="163" calcext:value-type="float">
            <text:p><text:s text:c="2"/>163 </text:p>
          </table:table-cell>
          <table:table-cell table:style-name="ce5" office:value-type="float" office:value="162" calcext:value-type="float">
            <text:p><text:s text:c="2"/>162 </text:p>
          </table:table-cell>
          <table:table-cell table:style-name="ce5" office:value-type="float" office:value="212" calcext:value-type="float">
            <text:p><text:s text:c="2"/>212 </text:p>
          </table:table-cell>
          <table:table-cell table:style-name="ce5" office:value-type="float" office:value="216" calcext:value-type="float">
            <text:p><text:s text:c="2"/>216 </text:p>
          </table:table-cell>
          <table:table-cell table:style-name="ce5" office:value-type="float" office:value="206" calcext:value-type="float">
            <text:p><text:s text:c="2"/>206 </text:p>
          </table:table-cell>
          <table:table-cell table:style-name="ce10" office:value-type="float" office:value="235" calcext:value-type="float">
            <text:p><text:s text:c="2"/>235 </text:p>
          </table:table-cell>
          <table:table-cell table:style-name="ce10" office:value-type="float" office:value="242" calcext:value-type="float">
            <text:p><text:s text:c="2"/>242 </text:p>
          </table:table-cell>
          <table:table-cell table:style-name="ce10" office:value-type="float" office:value="228" calcext:value-type="float">
            <text:p><text:s text:c="2"/>228 </text:p>
          </table:table-cell>
          <table:table-cell table:style-name="ce10" office:value-type="float" office:value="249" calcext:value-type="float">
            <text:p><text:s text:c="2"/>249 </text:p>
          </table:table-cell>
          <table:table-cell table:style-name="ce10" office:value-type="float" office:value="238" calcext:value-type="float">
            <text:p><text:s text:c="2"/>238 </text:p>
          </table:table-cell>
          <table:table-cell table:style-name="ce10" office:value-type="float" office:value="293" calcext:value-type="float">
            <text:p><text:s text:c="2"/>293 </text:p>
          </table:table-cell>
          <table:table-cell table:style-name="ce10" office:value-type="float" office:value="291" calcext:value-type="float">
            <text:p><text:s text:c="2"/>291 </text:p>
          </table:table-cell>
          <table:table-cell table:style-name="ce10" office:value-type="float" office:value="329" calcext:value-type="float">
            <text:p><text:s text:c="2"/>329 </text:p>
          </table:table-cell>
          <table:table-cell table:style-name="ce10" office:value-type="float" office:value="334" calcext:value-type="float">
            <text:p><text:s text:c="2"/>334 </text:p>
          </table:table-cell>
          <table:table-cell table:style-name="ce10" office:value-type="float" office:value="337" calcext:value-type="float">
            <text:p><text:s text:c="2"/>337 </text:p>
          </table:table-cell>
          <table:table-cell table:style-name="ce10" office:value-type="float" office:value="396" calcext:value-type="float">
            <text:p><text:s text:c="2"/>396 </text:p>
          </table:table-cell>
          <table:table-cell table:style-name="ce10" office:value-type="float" office:value="437" calcext:value-type="float">
            <text:p><text:s text:c="2"/>437 </text:p>
          </table:table-cell>
          <table:table-cell table:style-name="ce10" office:value-type="float" office:value="523" calcext:value-type="float">
            <text:p><text:s text:c="2"/>523 </text:p>
          </table:table-cell>
          <table:table-cell table:style-name="ce10" office:value-type="float" office:value="466" calcext:value-type="float">
            <text:p><text:s text:c="2"/>466 </text:p>
          </table:table-cell>
          <table:table-cell table:style-name="ce10" office:value-type="float" office:value="534" calcext:value-type="float">
            <text:p><text:s text:c="2"/>534 </text:p>
          </table:table-cell>
          <table:table-cell table:style-name="ce10" office:value-type="float" office:value="617" calcext:value-type="float">
            <text:p><text:s text:c="2"/>617 </text:p>
          </table:table-cell>
          <table:table-cell table:style-name="ce10" office:value-type="float" office:value="625" calcext:value-type="float">
            <text:p><text:s text:c="2"/>625 </text:p>
          </table:table-cell>
          <table:table-cell table:style-name="ce10" office:value-type="float" office:value="692" calcext:value-type="float">
            <text:p><text:s text:c="2"/>692 </text:p>
          </table:table-cell>
          <table:table-cell table:style-name="ce10" office:value-type="float" office:value="715" calcext:value-type="float">
            <text:p><text:s text:c="2"/>715 </text:p>
          </table:table-cell>
          <table:table-cell table:style-name="ce10" office:value-type="float" office:value="748" calcext:value-type="float">
            <text:p><text:s text:c="2"/>748 </text:p>
          </table:table-cell>
          <table:table-cell table:style-name="ce10" office:value-type="float" office:value="805" calcext:value-type="float">
            <text:p><text:s text:c="2"/>805 </text:p>
          </table:table-cell>
          <table:table-cell table:style-name="ce10" office:value-type="float" office:value="839" calcext:value-type="float">
            <text:p><text:s text:c="2"/>839 </text:p>
          </table:table-cell>
          <table:table-cell table:style-name="ce10" office:value-type="float" office:value="883" calcext:value-type="float">
            <text:p><text:s text:c="2"/>883 </text:p>
          </table:table-cell>
          <table:table-cell table:style-name="ce10" office:value-type="float" office:value="945" calcext:value-type="float">
            <text:p><text:s text:c="2"/>945 </text:p>
          </table:table-cell>
          <table:table-cell table:style-name="ce10" office:value-type="float" office:value="994" calcext:value-type="float">
            <text:p><text:s text:c="2"/>994 </text:p>
          </table:table-cell>
          <table:table-cell table:style-name="ce10" office:value-type="float" office:value="1092" calcext:value-type="float">
            <text:p><text:s/>1 092 </text:p>
          </table:table-cell>
          <table:table-cell table:style-name="ce10" office:value-type="float" office:value="1156" calcext:value-type="float">
            <text:p><text:s/>1 156 </text:p>
          </table:table-cell>
          <table:table-cell table:style-name="ce10" office:value-type="float" office:value="1325" calcext:value-type="float">
            <text:p><text:s/>1 325 </text:p>
          </table:table-cell>
          <table:table-cell table:style-name="ce10" office:value-type="float" office:value="1359" calcext:value-type="float">
            <text:p><text:s/>1 359 </text:p>
          </table:table-cell>
          <table:table-cell table:style-name="ce10" office:value-type="float" office:value="1472" calcext:value-type="float">
            <text:p><text:s/>1 472 </text:p>
          </table:table-cell>
          <table:table-cell table:style-name="ce10" office:value-type="float" office:value="1517" calcext:value-type="float">
            <text:p><text:s/>1 517 </text:p>
          </table:table-cell>
          <table:table-cell table:style-name="ce10" office:value-type="float" office:value="1702" calcext:value-type="float">
            <text:p><text:s/>1 702 </text:p>
          </table:table-cell>
          <table:table-cell table:style-name="ce10" office:value-type="float" office:value="1826" calcext:value-type="float">
            <text:p><text:s/>1 826 </text:p>
          </table:table-cell>
          <table:table-cell table:style-name="ce10" office:value-type="float" office:value="1990" calcext:value-type="float">
            <text:p><text:s/>1 990 </text:p>
          </table:table-cell>
          <table:table-cell table:style-name="ce10" office:value-type="float" office:value="2138" calcext:value-type="float">
            <text:p><text:s/>2 138 </text:p>
          </table:table-cell>
          <table:table-cell table:style-name="ce10" office:value-type="float" office:value="2258" calcext:value-type="float">
            <text:p><text:s/>2 258 </text:p>
          </table:table-cell>
          <table:table-cell table:style-name="ce10" office:value-type="float" office:value="2581" calcext:value-type="float">
            <text:p><text:s/>2 581 </text:p>
          </table:table-cell>
          <table:table-cell table:style-name="ce10" office:value-type="float" office:value="2645" calcext:value-type="float">
            <text:p><text:s/>2 645 </text:p>
          </table:table-cell>
          <table:table-cell table:style-name="ce10" office:value-type="float" office:value="2587" calcext:value-type="float">
            <text:p><text:s/>2 587 </text:p>
          </table:table-cell>
          <table:table-cell table:style-name="ce10" office:value-type="float" office:value="2687" calcext:value-type="float">
            <text:p><text:s/>2 687 </text:p>
          </table:table-cell>
          <table:table-cell table:style-name="ce10" office:value-type="float" office:value="2832" calcext:value-type="float">
            <text:p><text:s/>2 832 </text:p>
          </table:table-cell>
          <table:table-cell table:style-name="ce10" office:value-type="float" office:value="3242" calcext:value-type="float">
            <text:p><text:s/>3 242 </text:p>
          </table:table-cell>
          <table:table-cell table:style-name="ce10" office:value-type="float" office:value="3370" calcext:value-type="float">
            <text:p><text:s/>3 370 </text:p>
          </table:table-cell>
          <table:table-cell table:style-name="ce10" office:value-type="float" office:value="3647" calcext:value-type="float">
            <text:p><text:s/>3 647 </text:p>
          </table:table-cell>
          <table:table-cell table:style-name="ce13" office:value-type="float" office:value="3714" calcext:value-type="float">
            <text:p><text:s/>3 714 </text:p>
          </table:table-cell>
          <table:table-cell table:style-name="ce13" office:value-type="float" office:value="3946" calcext:value-type="float">
            <text:p><text:s/>3 946 </text:p>
          </table:table-cell>
          <table:table-cell table:style-name="ce13" office:value-type="float" office:value="4198" calcext:value-type="float">
            <text:p><text:s/>4 198 </text:p>
          </table:table-cell>
          <table:table-cell table:style-name="ce13" office:value-type="float" office:value="4415" calcext:value-type="float">
            <text:p><text:s/>4 415 </text:p>
          </table:table-cell>
          <table:table-cell table:style-name="ce13" office:value-type="float" office:value="4487" calcext:value-type="float">
            <text:p><text:s/>4 487 </text:p>
          </table:table-cell>
          <table:table-cell table:style-name="ce13" office:value-type="float" office:value="4706" calcext:value-type="float">
            <text:p><text:s/>4 706 </text:p>
          </table:table-cell>
          <table:table-cell table:style-name="ce14" office:value-type="float" office:value="3765" calcext:value-type="float">
            <text:p>3765</text:p>
          </table:table-cell>
          <table:table-cell table:style-name="ce14" office:value-type="float" office:value="3881" calcext:value-type="float">
            <text:p>3881</text:p>
          </table:table-cell>
          <table:table-cell table:style-name="ce14" office:value-type="float" office:value="3891" calcext:value-type="float">
            <text:p>3891</text:p>
          </table:table-cell>
          <table:table-cell table:number-columns-repeated="87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 table:style-name="ce5" office:value-type="float" office:value="25" calcext:value-type="float">
            <text:p><text:s text:c="2"/>25 </text:p>
          </table:table-cell>
          <table:table-cell table:style-name="ce5" office:value-type="float" office:value="27" calcext:value-type="float">
            <text:p><text:s text:c="2"/>27 </text:p>
          </table:table-cell>
          <table:table-cell table:style-name="ce5" office:value-type="float" office:value="25" calcext:value-type="float">
            <text:p><text:s text:c="2"/>25 </text:p>
          </table:table-cell>
          <table:table-cell table:style-name="ce5" office:value-type="float" office:value="23" calcext:value-type="float">
            <text:p><text:s text:c="2"/>23 </text:p>
          </table:table-cell>
          <table:table-cell table:style-name="ce5" office:value-type="float" office:value="22" calcext:value-type="float">
            <text:p><text:s text:c="2"/>22 </text:p>
          </table:table-cell>
          <table:table-cell table:style-name="ce5" office:value-type="float" office:value="21" calcext:value-type="float">
            <text:p><text:s text:c="2"/>21 </text:p>
          </table:table-cell>
          <table:table-cell table:style-name="ce5" office:value-type="float" office:value="20" calcext:value-type="float">
            <text:p><text:s text:c="2"/>20 </text:p>
          </table:table-cell>
          <table:table-cell table:style-name="ce5" office:value-type="float" office:value="18" calcext:value-type="float">
            <text:p><text:s text:c="2"/>18 </text:p>
          </table:table-cell>
          <table:table-cell table:style-name="ce5" office:value-type="float" office:value="17" calcext:value-type="float">
            <text:p><text:s text:c="2"/>17 </text:p>
          </table:table-cell>
          <table:table-cell table:style-name="ce5" office:value-type="float" office:value="16" calcext:value-type="float">
            <text:p><text:s text:c="2"/>16 </text:p>
          </table:table-cell>
          <table:table-cell table:number-columns-repeated="2" table:style-name="ce5" office:value-type="float" office:value="14" calcext:value-type="float">
            <text:p><text:s text:c="2"/>14 </text:p>
          </table:table-cell>
          <table:table-cell table:number-columns-repeated="3" table:style-name="ce5" office:value-type="float" office:value="12" calcext:value-type="float">
            <text:p><text:s text:c="2"/>12 </text:p>
          </table:table-cell>
          <table:table-cell table:number-columns-repeated="2" table:style-name="ce5" office:value-type="float" office:value="11" calcext:value-type="float">
            <text:p><text:s text:c="2"/>11 </text:p>
          </table:table-cell>
          <table:table-cell table:style-name="ce5" office:value-type="float" office:value="10" calcext:value-type="float">
            <text:p><text:s text:c="2"/>10 </text:p>
          </table:table-cell>
          <table:table-cell table:number-columns-repeated="4" table:style-name="ce5" office:value-type="float" office:value="9" calcext:value-type="float">
            <text:p><text:s text:c="2"/>9 </text:p>
          </table:table-cell>
          <table:table-cell table:style-name="ce5" office:value-type="float" office:value="20" calcext:value-type="float">
            <text:p><text:s text:c="2"/>20 </text:p>
          </table:table-cell>
          <table:table-cell table:style-name="ce5" office:value-type="float" office:value="24" calcext:value-type="float">
            <text:p><text:s text:c="2"/>24 </text:p>
          </table:table-cell>
          <table:table-cell table:style-name="ce5" office:value-type="float" office:value="18" calcext:value-type="float">
            <text:p><text:s text:c="2"/>18 </text:p>
          </table:table-cell>
          <table:table-cell table:style-name="ce5" office:value-type="float" office:value="14" calcext:value-type="float">
            <text:p><text:s text:c="2"/>14 </text:p>
          </table:table-cell>
          <table:table-cell table:style-name="ce5" office:value-type="float" office:value="18" calcext:value-type="float">
            <text:p><text:s text:c="2"/>18 </text:p>
          </table:table-cell>
          <table:table-cell table:style-name="ce5" office:value-type="float" office:value="43" calcext:value-type="float">
            <text:p><text:s text:c="2"/>43 </text:p>
          </table:table-cell>
          <table:table-cell table:style-name="ce5" office:value-type="float" office:value="30" calcext:value-type="float">
            <text:p><text:s text:c="2"/>30 </text:p>
          </table:table-cell>
          <table:table-cell table:style-name="ce5" office:value-type="float" office:value="21" calcext:value-type="float">
            <text:p><text:s text:c="2"/>21 </text:p>
          </table:table-cell>
          <table:table-cell table:number-columns-repeated="2" table:style-name="ce5" office:value-type="float" office:value="15" calcext:value-type="float">
            <text:p><text:s text:c="2"/>15 </text:p>
          </table:table-cell>
          <table:table-cell table:style-name="ce5" office:value-type="float" office:value="16" calcext:value-type="float">
            <text:p><text:s text:c="2"/>16 </text:p>
          </table:table-cell>
          <table:table-cell table:style-name="ce5" office:value-type="float" office:value="15" calcext:value-type="float">
            <text:p><text:s text:c="2"/>15 </text:p>
          </table:table-cell>
          <table:table-cell table:style-name="ce5" office:value-type="float" office:value="19" calcext:value-type="float">
            <text:p><text:s text:c="2"/>19 </text:p>
          </table:table-cell>
          <table:table-cell table:style-name="ce5" office:value-type="float" office:value="23" calcext:value-type="float">
            <text:p><text:s text:c="2"/>23 </text:p>
          </table:table-cell>
          <table:table-cell table:style-name="ce5" office:value-type="float" office:value="12" calcext:value-type="float">
            <text:p><text:s text:c="2"/>12 </text:p>
          </table:table-cell>
          <table:table-cell table:style-name="ce5" office:value-type="float" office:value="26" calcext:value-type="float">
            <text:p><text:s text:c="2"/>26 </text:p>
          </table:table-cell>
          <table:table-cell table:style-name="ce5" office:value-type="float" office:value="28" calcext:value-type="float">
            <text:p><text:s text:c="2"/>28 </text:p>
          </table:table-cell>
          <table:table-cell table:style-name="ce5" office:value-type="float" office:value="27" calcext:value-type="float">
            <text:p><text:s text:c="2"/>27 </text:p>
          </table:table-cell>
          <table:table-cell table:style-name="ce5" office:value-type="float" office:value="36" calcext:value-type="float">
            <text:p><text:s text:c="2"/>36 </text:p>
          </table:table-cell>
          <table:table-cell table:style-name="ce5" office:value-type="float" office:value="22" calcext:value-type="float">
            <text:p><text:s text:c="2"/>22 </text:p>
          </table:table-cell>
          <table:table-cell table:style-name="ce5" office:value-type="float" office:value="25" calcext:value-type="float">
            <text:p><text:s text:c="2"/>25 </text:p>
          </table:table-cell>
          <table:table-cell table:style-name="ce5" office:value-type="float" office:value="26" calcext:value-type="float">
            <text:p><text:s text:c="2"/>26 </text:p>
          </table:table-cell>
          <table:table-cell table:style-name="ce5" office:value-type="float" office:value="28" calcext:value-type="float">
            <text:p><text:s text:c="2"/>28 </text:p>
          </table:table-cell>
          <table:table-cell table:style-name="ce5" office:value-type="float" office:value="47" calcext:value-type="float">
            <text:p><text:s text:c="2"/>47 </text:p>
          </table:table-cell>
          <table:table-cell table:style-name="ce5" office:value-type="float" office:value="36" calcext:value-type="float">
            <text:p><text:s text:c="2"/>36 </text:p>
          </table:table-cell>
          <table:table-cell table:style-name="ce5" office:value-type="float" office:value="24" calcext:value-type="float">
            <text:p><text:s text:c="2"/>24 </text:p>
          </table:table-cell>
          <table:table-cell table:style-name="ce5" office:value-type="float" office:value="29" calcext:value-type="float">
            <text:p><text:s text:c="2"/>29 </text:p>
          </table:table-cell>
          <table:table-cell table:style-name="ce5" office:value-type="float" office:value="26" calcext:value-type="float">
            <text:p><text:s text:c="2"/>26 </text:p>
          </table:table-cell>
          <table:table-cell table:style-name="ce5" office:value-type="float" office:value="34" calcext:value-type="float">
            <text:p><text:s text:c="2"/>34 </text:p>
          </table:table-cell>
          <table:table-cell table:number-columns-repeated="2" table:style-name="ce5" office:value-type="float" office:value="32" calcext:value-type="float">
            <text:p><text:s text:c="2"/>32 </text:p>
          </table:table-cell>
          <table:table-cell table:style-name="ce5" office:value-type="float" office:value="41" calcext:value-type="float">
            <text:p><text:s text:c="2"/>41 </text:p>
          </table:table-cell>
          <table:table-cell table:style-name="ce5" office:value-type="float" office:value="45" calcext:value-type="float">
            <text:p><text:s text:c="2"/>45 </text:p>
          </table:table-cell>
          <table:table-cell table:style-name="ce5" office:value-type="float" office:value="58" calcext:value-type="float">
            <text:p><text:s text:c="2"/>58 </text:p>
          </table:table-cell>
          <table:table-cell table:style-name="ce5" office:value-type="float" office:value="44" calcext:value-type="float">
            <text:p><text:s text:c="2"/>44 </text:p>
          </table:table-cell>
          <table:table-cell table:style-name="ce5" office:value-type="float" office:value="31" calcext:value-type="float">
            <text:p><text:s text:c="2"/>31 </text:p>
          </table:table-cell>
          <table:table-cell table:style-name="ce5" office:value-type="float" office:value="43" calcext:value-type="float">
            <text:p><text:s text:c="2"/>43 </text:p>
          </table:table-cell>
          <table:table-cell table:style-name="ce5" office:value-type="float" office:value="53" calcext:value-type="float">
            <text:p><text:s text:c="2"/>53 </text:p>
          </table:table-cell>
          <table:table-cell table:style-name="ce5" office:value-type="float" office:value="61" calcext:value-type="float">
            <text:p><text:s text:c="2"/>61 </text:p>
          </table:table-cell>
          <table:table-cell table:style-name="ce5" office:value-type="float" office:value="46" calcext:value-type="float">
            <text:p><text:s text:c="2"/>46 </text:p>
          </table:table-cell>
          <table:table-cell table:style-name="ce5" office:value-type="float" office:value="50" calcext:value-type="float">
            <text:p><text:s text:c="2"/>50 </text:p>
          </table:table-cell>
          <table:table-cell table:style-name="ce5" office:value-type="float" office:value="37" calcext:value-type="float">
            <text:p><text:s text:c="2"/>37 </text:p>
          </table:table-cell>
          <table:table-cell table:style-name="ce5" office:value-type="float" office:value="62" calcext:value-type="float">
            <text:p><text:s text:c="2"/>62 </text:p>
          </table:table-cell>
          <table:table-cell table:style-name="ce5" office:value-type="float" office:value="81" calcext:value-type="float">
            <text:p><text:s text:c="2"/>81 </text:p>
          </table:table-cell>
          <table:table-cell table:style-name="ce5" office:value-type="float" office:value="57" calcext:value-type="float">
            <text:p><text:s text:c="2"/>57 </text:p>
          </table:table-cell>
          <table:table-cell table:style-name="ce5" office:value-type="float" office:value="39" calcext:value-type="float">
            <text:p><text:s text:c="2"/>39 </text:p>
          </table:table-cell>
          <table:table-cell table:style-name="ce5" office:value-type="float" office:value="52" calcext:value-type="float">
            <text:p><text:s text:c="2"/>52 </text:p>
          </table:table-cell>
          <table:table-cell table:style-name="ce5" office:value-type="float" office:value="44" calcext:value-type="float">
            <text:p><text:s text:c="2"/>44 </text:p>
          </table:table-cell>
          <table:table-cell table:style-name="ce5" office:value-type="float" office:value="68" calcext:value-type="float">
            <text:p><text:s text:c="2"/>68 </text:p>
          </table:table-cell>
          <table:table-cell table:style-name="ce5" office:value-type="float" office:value="58" calcext:value-type="float">
            <text:p><text:s text:c="2"/>58 </text:p>
          </table:table-cell>
          <table:table-cell table:style-name="ce5" office:value-type="float" office:value="53" calcext:value-type="float">
            <text:p><text:s text:c="2"/>53 </text:p>
          </table:table-cell>
          <table:table-cell table:style-name="ce5" office:value-type="float" office:value="52" calcext:value-type="float">
            <text:p><text:s text:c="2"/>52 </text:p>
          </table:table-cell>
          <table:table-cell table:style-name="ce5" office:value-type="float" office:value="66" calcext:value-type="float">
            <text:p><text:s text:c="2"/>66 </text:p>
          </table:table-cell>
          <table:table-cell table:style-name="ce5" office:value-type="float" office:value="56" calcext:value-type="float">
            <text:p><text:s text:c="2"/>56 </text:p>
          </table:table-cell>
          <table:table-cell table:style-name="ce5" office:value-type="float" office:value="34" calcext:value-type="float">
            <text:p><text:s text:c="2"/>34 </text:p>
          </table:table-cell>
          <table:table-cell table:style-name="ce5" office:value-type="float" office:value="49" calcext:value-type="float">
            <text:p><text:s text:c="2"/>49 </text:p>
          </table:table-cell>
          <table:table-cell table:style-name="ce5" office:value-type="float" office:value="47" calcext:value-type="float">
            <text:p><text:s text:c="2"/>47 </text:p>
          </table:table-cell>
          <table:table-cell table:style-name="ce5" office:value-type="float" office:value="84" calcext:value-type="float">
            <text:p><text:s text:c="2"/>84 </text:p>
          </table:table-cell>
          <table:table-cell table:style-name="ce5" office:value-type="float" office:value="60" calcext:value-type="float">
            <text:p><text:s text:c="2"/>60 </text:p>
          </table:table-cell>
          <table:table-cell table:style-name="ce5" office:value-type="float" office:value="68" calcext:value-type="float">
            <text:p><text:s text:c="2"/>68 </text:p>
          </table:table-cell>
          <table:table-cell table:style-name="ce5" office:value-type="float" office:value="71" calcext:value-type="float">
            <text:p><text:s text:c="2"/>71 </text:p>
          </table:table-cell>
          <table:table-cell table:style-name="ce5" office:value-type="float" office:value="55" calcext:value-type="float">
            <text:p><text:s text:c="2"/>55 </text:p>
          </table:table-cell>
          <table:table-cell table:style-name="ce5" office:value-type="float" office:value="85" calcext:value-type="float">
            <text:p><text:s text:c="2"/>85 </text:p>
          </table:table-cell>
          <table:table-cell table:style-name="ce5" office:value-type="float" office:value="91" calcext:value-type="float">
            <text:p><text:s text:c="2"/>91 </text:p>
          </table:table-cell>
          <table:table-cell table:style-name="ce5" office:value-type="float" office:value="88" calcext:value-type="float">
            <text:p><text:s text:c="2"/>88 </text:p>
          </table:table-cell>
          <table:table-cell table:style-name="ce5" office:value-type="float" office:value="98" calcext:value-type="float">
            <text:p><text:s text:c="2"/>98 </text:p>
          </table:table-cell>
          <table:table-cell table:style-name="ce5" office:value-type="float" office:value="117" calcext:value-type="float">
            <text:p><text:s text:c="2"/>117 </text:p>
          </table:table-cell>
          <table:table-cell table:number-columns-repeated="2" table:style-name="ce5" office:value-type="float" office:value="148" calcext:value-type="float">
            <text:p><text:s text:c="2"/>148 </text:p>
          </table:table-cell>
          <table:table-cell table:style-name="ce10" office:value-type="float" office:value="137" calcext:value-type="float">
            <text:p><text:s text:c="2"/>137 </text:p>
          </table:table-cell>
          <table:table-cell table:style-name="ce10" office:value-type="float" office:value="158" calcext:value-type="float">
            <text:p><text:s text:c="2"/>158 </text:p>
          </table:table-cell>
          <table:table-cell table:style-name="ce10" office:value-type="float" office:value="144" calcext:value-type="float">
            <text:p><text:s text:c="2"/>144 </text:p>
          </table:table-cell>
          <table:table-cell table:style-name="ce10" office:value-type="float" office:value="145" calcext:value-type="float">
            <text:p><text:s text:c="2"/>145 </text:p>
          </table:table-cell>
          <table:table-cell table:style-name="ce10" office:value-type="float" office:value="183" calcext:value-type="float">
            <text:p><text:s text:c="2"/>183 </text:p>
          </table:table-cell>
          <table:table-cell table:style-name="ce10" office:value-type="float" office:value="161" calcext:value-type="float">
            <text:p><text:s text:c="2"/>161 </text:p>
          </table:table-cell>
          <table:table-cell table:style-name="ce10" office:value-type="float" office:value="195" calcext:value-type="float">
            <text:p><text:s text:c="2"/>195 </text:p>
          </table:table-cell>
          <table:table-cell table:style-name="ce10" office:value-type="float" office:value="185" calcext:value-type="float">
            <text:p><text:s text:c="2"/>185 </text:p>
          </table:table-cell>
          <table:table-cell table:style-name="ce10" office:value-type="float" office:value="215" calcext:value-type="float">
            <text:p><text:s text:c="2"/>215 </text:p>
          </table:table-cell>
          <table:table-cell table:style-name="ce10" office:value-type="float" office:value="212" calcext:value-type="float">
            <text:p><text:s text:c="2"/>212 </text:p>
          </table:table-cell>
          <table:table-cell table:style-name="ce10" office:value-type="float" office:value="217" calcext:value-type="float">
            <text:p><text:s text:c="2"/>217 </text:p>
          </table:table-cell>
          <table:table-cell table:style-name="ce10" office:value-type="float" office:value="260" calcext:value-type="float">
            <text:p><text:s text:c="2"/>260 </text:p>
          </table:table-cell>
          <table:table-cell table:style-name="ce10" office:value-type="float" office:value="291" calcext:value-type="float">
            <text:p><text:s text:c="2"/>291 </text:p>
          </table:table-cell>
          <table:table-cell table:style-name="ce10" office:value-type="float" office:value="356" calcext:value-type="float">
            <text:p><text:s text:c="2"/>356 </text:p>
          </table:table-cell>
          <table:table-cell table:style-name="ce10" office:value-type="float" office:value="308" calcext:value-type="float">
            <text:p><text:s text:c="2"/>308 </text:p>
          </table:table-cell>
          <table:table-cell table:style-name="ce10" office:value-type="float" office:value="376" calcext:value-type="float">
            <text:p><text:s text:c="2"/>376 </text:p>
          </table:table-cell>
          <table:table-cell table:style-name="ce10" office:value-type="float" office:value="420" calcext:value-type="float">
            <text:p><text:s text:c="2"/>420 </text:p>
          </table:table-cell>
          <table:table-cell table:style-name="ce10" office:value-type="float" office:value="432" calcext:value-type="float">
            <text:p><text:s text:c="2"/>432 </text:p>
          </table:table-cell>
          <table:table-cell table:style-name="ce10" office:value-type="float" office:value="501" calcext:value-type="float">
            <text:p><text:s text:c="2"/>501 </text:p>
          </table:table-cell>
          <table:table-cell table:style-name="ce10" office:value-type="float" office:value="496" calcext:value-type="float">
            <text:p><text:s text:c="2"/>496 </text:p>
          </table:table-cell>
          <table:table-cell table:style-name="ce10" office:value-type="float" office:value="511" calcext:value-type="float">
            <text:p><text:s text:c="2"/>511 </text:p>
          </table:table-cell>
          <table:table-cell table:number-columns-repeated="2" table:style-name="ce10" office:value-type="float" office:value="575" calcext:value-type="float">
            <text:p><text:s text:c="2"/>575 </text:p>
          </table:table-cell>
          <table:table-cell table:style-name="ce10" office:value-type="float" office:value="627" calcext:value-type="float">
            <text:p><text:s text:c="2"/>627 </text:p>
          </table:table-cell>
          <table:table-cell table:style-name="ce10" office:value-type="float" office:value="687" calcext:value-type="float">
            <text:p><text:s text:c="2"/>687 </text:p>
          </table:table-cell>
          <table:table-cell table:style-name="ce10" office:value-type="float" office:value="710" calcext:value-type="float">
            <text:p><text:s text:c="2"/>710 </text:p>
          </table:table-cell>
          <table:table-cell table:style-name="ce10" office:value-type="float" office:value="781" calcext:value-type="float">
            <text:p><text:s text:c="2"/>781 </text:p>
          </table:table-cell>
          <table:table-cell table:style-name="ce10" office:value-type="float" office:value="821" calcext:value-type="float">
            <text:p><text:s text:c="2"/>821 </text:p>
          </table:table-cell>
          <table:table-cell table:style-name="ce10" office:value-type="float" office:value="923" calcext:value-type="float">
            <text:p><text:s text:c="2"/>923 </text:p>
          </table:table-cell>
          <table:table-cell table:style-name="ce10" office:value-type="float" office:value="986" calcext:value-type="float">
            <text:p><text:s text:c="2"/>986 </text:p>
          </table:table-cell>
          <table:table-cell table:style-name="ce10" office:value-type="float" office:value="1029" calcext:value-type="float">
            <text:p><text:s/>1 029 </text:p>
          </table:table-cell>
          <table:table-cell table:style-name="ce10" office:value-type="float" office:value="1133" calcext:value-type="float">
            <text:p><text:s/>1 133 </text:p>
          </table:table-cell>
          <table:table-cell table:style-name="ce10" office:value-type="float" office:value="1255" calcext:value-type="float">
            <text:p><text:s/>1 255 </text:p>
          </table:table-cell>
          <table:table-cell table:style-name="ce10" office:value-type="float" office:value="1365" calcext:value-type="float">
            <text:p><text:s/>1 365 </text:p>
          </table:table-cell>
          <table:table-cell table:style-name="ce10" office:value-type="float" office:value="1455" calcext:value-type="float">
            <text:p><text:s/>1 455 </text:p>
          </table:table-cell>
          <table:table-cell table:style-name="ce10" office:value-type="float" office:value="1553" calcext:value-type="float">
            <text:p><text:s/>1 553 </text:p>
          </table:table-cell>
          <table:table-cell table:style-name="ce10" office:value-type="float" office:value="1640" calcext:value-type="float">
            <text:p><text:s/>1 640 </text:p>
          </table:table-cell>
          <table:table-cell table:style-name="ce10" office:value-type="float" office:value="1860" calcext:value-type="float">
            <text:p><text:s/>1 860 </text:p>
          </table:table-cell>
          <table:table-cell table:style-name="ce10" office:value-type="float" office:value="1931" calcext:value-type="float">
            <text:p><text:s/>1 931 </text:p>
          </table:table-cell>
          <table:table-cell table:style-name="ce10" office:value-type="float" office:value="1873" calcext:value-type="float">
            <text:p><text:s/>1 873 </text:p>
          </table:table-cell>
          <table:table-cell table:style-name="ce10" office:value-type="float" office:value="2002" calcext:value-type="float">
            <text:p><text:s/>2 002 </text:p>
          </table:table-cell>
          <table:table-cell table:style-name="ce10" office:value-type="float" office:value="2232" calcext:value-type="float">
            <text:p><text:s/>2 232 </text:p>
          </table:table-cell>
          <table:table-cell table:style-name="ce10" office:value-type="float" office:value="2371" calcext:value-type="float">
            <text:p><text:s/>2 371 </text:p>
          </table:table-cell>
          <table:table-cell table:style-name="ce10" office:value-type="float" office:value="2493" calcext:value-type="float">
            <text:p><text:s/>2 493 </text:p>
          </table:table-cell>
          <table:table-cell table:style-name="ce13" office:value-type="float" office:value="2747" calcext:value-type="float">
            <text:p><text:s/>2 747 </text:p>
          </table:table-cell>
          <table:table-cell table:style-name="ce13" office:value-type="float" office:value="2785" calcext:value-type="float">
            <text:p><text:s/>2 785 </text:p>
          </table:table-cell>
          <table:table-cell table:style-name="ce13" office:value-type="float" office:value="3034" calcext:value-type="float">
            <text:p><text:s/>3 034 </text:p>
          </table:table-cell>
          <table:table-cell table:style-name="ce13" office:value-type="float" office:value="3230" calcext:value-type="float">
            <text:p><text:s/>3 230 </text:p>
          </table:table-cell>
          <table:table-cell table:style-name="ce13" office:value-type="float" office:value="3375" calcext:value-type="float">
            <text:p><text:s/>3 375 </text:p>
          </table:table-cell>
          <table:table-cell table:style-name="ce13" office:value-type="float" office:value="3435" calcext:value-type="float">
            <text:p><text:s/>3 435 </text:p>
          </table:table-cell>
          <table:table-cell table:style-name="ce14" office:value-type="float" office:value="3071" calcext:value-type="float">
            <text:p>3071</text:p>
          </table:table-cell>
          <table:table-cell table:style-name="ce14" office:value-type="float" office:value="2803" calcext:value-type="float">
            <text:p>2803</text:p>
          </table:table-cell>
          <table:table-cell table:style-name="ce14" office:value-type="float" office:value="2825" calcext:value-type="float">
            <text:p>2825</text:p>
          </table:table-cell>
          <table:table-cell table:number-columns-repeated="87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5" office:value-type="float" office:value="17" calcext:value-type="float">
            <text:p><text:s text:c="2"/>17 </text:p>
          </table:table-cell>
          <table:table-cell table:style-name="ce5" office:value-type="float" office:value="20" calcext:value-type="float">
            <text:p><text:s text:c="2"/>20 </text:p>
          </table:table-cell>
          <table:table-cell table:style-name="ce5" office:value-type="float" office:value="22" calcext:value-type="float">
            <text:p><text:s text:c="2"/>22 </text:p>
          </table:table-cell>
          <table:table-cell table:number-columns-repeated="2" table:style-name="ce5" office:value-type="float" office:value="24" calcext:value-type="float">
            <text:p><text:s text:c="2"/>24 </text:p>
          </table:table-cell>
          <table:table-cell table:style-name="ce5" office:value-type="float" office:value="23" calcext:value-type="float">
            <text:p><text:s text:c="2"/>23 </text:p>
          </table:table-cell>
          <table:table-cell table:style-name="ce5" office:value-type="float" office:value="21" calcext:value-type="float">
            <text:p><text:s text:c="2"/>21 </text:p>
          </table:table-cell>
          <table:table-cell table:style-name="ce5" office:value-type="float" office:value="16" calcext:value-type="float">
            <text:p><text:s text:c="2"/>16 </text:p>
          </table:table-cell>
          <table:table-cell table:style-name="ce5" office:value-type="float" office:value="17" calcext:value-type="float">
            <text:p><text:s text:c="2"/>17 </text:p>
          </table:table-cell>
          <table:table-cell table:style-name="ce5" office:value-type="float" office:value="15" calcext:value-type="float">
            <text:p><text:s text:c="2"/>15 </text:p>
          </table:table-cell>
          <table:table-cell table:style-name="ce5" office:value-type="float" office:value="18" calcext:value-type="float">
            <text:p><text:s text:c="2"/>18 </text:p>
          </table:table-cell>
          <table:table-cell table:style-name="ce5" office:value-type="float" office:value="22" calcext:value-type="float">
            <text:p><text:s text:c="2"/>22 </text:p>
          </table:table-cell>
          <table:table-cell table:style-name="ce5" office:value-type="float" office:value="24" calcext:value-type="float">
            <text:p><text:s text:c="2"/>24 </text:p>
          </table:table-cell>
          <table:table-cell table:style-name="ce5" office:value-type="float" office:value="26" calcext:value-type="float">
            <text:p><text:s text:c="2"/>26 </text:p>
          </table:table-cell>
          <table:table-cell table:number-columns-repeated="2" table:style-name="ce5" office:value-type="float" office:value="27" calcext:value-type="float">
            <text:p><text:s text:c="2"/>27 </text:p>
          </table:table-cell>
          <table:table-cell table:style-name="ce5" office:value-type="float" office:value="24" calcext:value-type="float">
            <text:p><text:s text:c="2"/>24 </text:p>
          </table:table-cell>
          <table:table-cell table:style-name="ce5" office:value-type="float" office:value="18" calcext:value-type="float">
            <text:p><text:s text:c="2"/>18 </text:p>
          </table:table-cell>
          <table:table-cell table:style-name="ce5" office:value-type="float" office:value="16" calcext:value-type="float">
            <text:p><text:s text:c="2"/>16 </text:p>
          </table:table-cell>
          <table:table-cell table:style-name="ce5" office:value-type="float" office:value="11" calcext:value-type="float">
            <text:p><text:s text:c="2"/>11 </text:p>
          </table:table-cell>
          <table:table-cell table:style-name="ce5" office:value-type="float" office:value="9" calcext:value-type="float">
            <text:p><text:s text:c="2"/>9 </text:p>
          </table:table-cell>
          <table:table-cell table:style-name="ce5" office:value-type="float" office:value="11" calcext:value-type="float">
            <text:p><text:s text:c="2"/>11 </text:p>
          </table:table-cell>
          <table:table-cell table:style-name="ce5" office:value-type="float" office:value="8" calcext:value-type="float">
            <text:p><text:s text:c="2"/>8 </text:p>
          </table:table-cell>
          <table:table-cell table:style-name="ce5" office:value-type="float" office:value="16" calcext:value-type="float">
            <text:p><text:s text:c="2"/>16 </text:p>
          </table:table-cell>
          <table:table-cell table:style-name="ce5" office:value-type="float" office:value="11" calcext:value-type="float">
            <text:p><text:s text:c="2"/>11 </text:p>
          </table:table-cell>
          <table:table-cell table:style-name="ce5" office:value-type="float" office:value="10" calcext:value-type="float">
            <text:p><text:s text:c="2"/>10 </text:p>
          </table:table-cell>
          <table:table-cell table:style-name="ce5" office:value-type="float" office:value="9" calcext:value-type="float">
            <text:p><text:s text:c="2"/>9 </text:p>
          </table:table-cell>
          <table:table-cell table:style-name="ce5" office:value-type="float" office:value="3" calcext:value-type="float">
            <text:p><text:s text:c="2"/>3 </text:p>
          </table:table-cell>
          <table:table-cell table:style-name="ce5" office:value-type="float" office:value="5" calcext:value-type="float">
            <text:p><text:s text:c="2"/>5 </text:p>
          </table:table-cell>
          <table:table-cell table:style-name="ce5" office:value-type="float" office:value="7" calcext:value-type="float">
            <text:p><text:s text:c="2"/>7 </text:p>
          </table:table-cell>
          <table:table-cell table:style-name="ce5" office:value-type="float" office:value="5" calcext:value-type="float">
            <text:p><text:s text:c="2"/>5 </text:p>
          </table:table-cell>
          <table:table-cell table:style-name="ce5" office:value-type="float" office:value="4" calcext:value-type="float">
            <text:p><text:s text:c="2"/>4 </text:p>
          </table:table-cell>
          <table:table-cell table:style-name="ce5" office:value-type="float" office:value="12" calcext:value-type="float">
            <text:p><text:s text:c="2"/>12 </text:p>
          </table:table-cell>
          <table:table-cell table:style-name="ce5" office:value-type="float" office:value="18" calcext:value-type="float">
            <text:p><text:s text:c="2"/>18 </text:p>
          </table:table-cell>
          <table:table-cell table:style-name="ce5" office:value-type="float" office:value="13" calcext:value-type="float">
            <text:p><text:s text:c="2"/>13 </text:p>
          </table:table-cell>
          <table:table-cell table:style-name="ce5" office:value-type="float" office:value="6" calcext:value-type="float">
            <text:p><text:s text:c="2"/>6 </text:p>
          </table:table-cell>
          <table:table-cell table:style-name="ce5" office:value-type="float" office:value="12" calcext:value-type="float">
            <text:p><text:s text:c="2"/>12 </text:p>
          </table:table-cell>
          <table:table-cell table:style-name="ce5" office:value-type="float" office:value="32" calcext:value-type="float">
            <text:p><text:s text:c="2"/>32 </text:p>
          </table:table-cell>
          <table:table-cell table:style-name="ce5" office:value-type="float" office:value="16" calcext:value-type="float">
            <text:p><text:s text:c="2"/>16 </text:p>
          </table:table-cell>
          <table:table-cell table:style-name="ce5" office:value-type="float" office:value="13" calcext:value-type="float">
            <text:p><text:s text:c="2"/>13 </text:p>
          </table:table-cell>
          <table:table-cell table:style-name="ce5" office:value-type="float" office:value="9" calcext:value-type="float">
            <text:p><text:s text:c="2"/>9 </text:p>
          </table:table-cell>
          <table:table-cell table:number-columns-repeated="2" table:style-name="ce5" office:value-type="float" office:value="11" calcext:value-type="float">
            <text:p><text:s text:c="2"/>11 </text:p>
          </table:table-cell>
          <table:table-cell table:style-name="ce5" office:value-type="float" office:value="7" calcext:value-type="float">
            <text:p><text:s text:c="2"/>7 </text:p>
          </table:table-cell>
          <table:table-cell table:style-name="ce5" office:value-type="float" office:value="13" calcext:value-type="float">
            <text:p><text:s text:c="2"/>13 </text:p>
          </table:table-cell>
          <table:table-cell table:style-name="ce5" office:value-type="float" office:value="11" calcext:value-type="float">
            <text:p><text:s text:c="2"/>11 </text:p>
          </table:table-cell>
          <table:table-cell table:style-name="ce5" office:value-type="float" office:value="5" calcext:value-type="float">
            <text:p><text:s text:c="2"/>5 </text:p>
          </table:table-cell>
          <table:table-cell table:style-name="ce5" office:value-type="float" office:value="18" calcext:value-type="float">
            <text:p><text:s text:c="2"/>18 </text:p>
          </table:table-cell>
          <table:table-cell table:style-name="ce5" office:value-type="float" office:value="19" calcext:value-type="float">
            <text:p><text:s text:c="2"/>19 </text:p>
          </table:table-cell>
          <table:table-cell table:style-name="ce5" office:value-type="float" office:value="16" calcext:value-type="float">
            <text:p><text:s text:c="2"/>16 </text:p>
          </table:table-cell>
          <table:table-cell table:style-name="ce5" office:value-type="float" office:value="14" calcext:value-type="float">
            <text:p><text:s text:c="2"/>14 </text:p>
          </table:table-cell>
          <table:table-cell table:style-name="ce5" office:value-type="float" office:value="12" calcext:value-type="float">
            <text:p><text:s text:c="2"/>12 </text:p>
          </table:table-cell>
          <table:table-cell table:style-name="ce5" office:value-type="float" office:value="15" calcext:value-type="float">
            <text:p><text:s text:c="2"/>15 </text:p>
          </table:table-cell>
          <table:table-cell table:style-name="ce5" office:value-type="float" office:value="20" calcext:value-type="float">
            <text:p><text:s text:c="2"/>20 </text:p>
          </table:table-cell>
          <table:table-cell table:style-name="ce5" office:value-type="float" office:value="19" calcext:value-type="float">
            <text:p><text:s text:c="2"/>19 </text:p>
          </table:table-cell>
          <table:table-cell table:style-name="ce5" office:value-type="float" office:value="37" calcext:value-type="float">
            <text:p><text:s text:c="2"/>37 </text:p>
          </table:table-cell>
          <table:table-cell table:style-name="ce5" office:value-type="float" office:value="24" calcext:value-type="float">
            <text:p><text:s text:c="2"/>24 </text:p>
          </table:table-cell>
          <table:table-cell table:style-name="ce5" office:value-type="float" office:value="9" calcext:value-type="float">
            <text:p><text:s text:c="2"/>9 </text:p>
          </table:table-cell>
          <table:table-cell table:style-name="ce5" office:value-type="float" office:value="18" calcext:value-type="float">
            <text:p><text:s text:c="2"/>18 </text:p>
          </table:table-cell>
          <table:table-cell table:style-name="ce5" office:value-type="float" office:value="16" calcext:value-type="float">
            <text:p><text:s text:c="2"/>16 </text:p>
          </table:table-cell>
          <table:table-cell table:style-name="ce5" office:value-type="float" office:value="21" calcext:value-type="float">
            <text:p><text:s text:c="2"/>21 </text:p>
          </table:table-cell>
          <table:table-cell table:style-name="ce5" office:value-type="float" office:value="22" calcext:value-type="float">
            <text:p><text:s text:c="2"/>22 </text:p>
          </table:table-cell>
          <table:table-cell table:style-name="ce5" office:value-type="float" office:value="19" calcext:value-type="float">
            <text:p><text:s text:c="2"/>19 </text:p>
          </table:table-cell>
          <table:table-cell table:style-name="ce5" office:value-type="float" office:value="28" calcext:value-type="float">
            <text:p><text:s text:c="2"/>28 </text:p>
          </table:table-cell>
          <table:table-cell table:style-name="ce5" office:value-type="float" office:value="35" calcext:value-type="float">
            <text:p><text:s text:c="2"/>35 </text:p>
          </table:table-cell>
          <table:table-cell table:style-name="ce5" office:value-type="float" office:value="38" calcext:value-type="float">
            <text:p><text:s text:c="2"/>38 </text:p>
          </table:table-cell>
          <table:table-cell table:style-name="ce5" office:value-type="float" office:value="30" calcext:value-type="float">
            <text:p><text:s text:c="2"/>30 </text:p>
          </table:table-cell>
          <table:table-cell table:style-name="ce5" office:value-type="float" office:value="16" calcext:value-type="float">
            <text:p><text:s text:c="2"/>16 </text:p>
          </table:table-cell>
          <table:table-cell table:style-name="ce5" office:value-type="float" office:value="31" calcext:value-type="float">
            <text:p><text:s text:c="2"/>31 </text:p>
          </table:table-cell>
          <table:table-cell table:style-name="ce5" office:value-type="float" office:value="36" calcext:value-type="float">
            <text:p><text:s text:c="2"/>36 </text:p>
          </table:table-cell>
          <table:table-cell table:style-name="ce5" office:value-type="float" office:value="30" calcext:value-type="float">
            <text:p><text:s text:c="2"/>30 </text:p>
          </table:table-cell>
          <table:table-cell table:style-name="ce5" office:value-type="float" office:value="29" calcext:value-type="float">
            <text:p><text:s text:c="2"/>29 </text:p>
          </table:table-cell>
          <table:table-cell table:style-name="ce5" office:value-type="float" office:value="35" calcext:value-type="float">
            <text:p><text:s text:c="2"/>35 </text:p>
          </table:table-cell>
          <table:table-cell table:style-name="ce5" office:value-type="float" office:value="24" calcext:value-type="float">
            <text:p><text:s text:c="2"/>24 </text:p>
          </table:table-cell>
          <table:table-cell table:style-name="ce5" office:value-type="float" office:value="47" calcext:value-type="float">
            <text:p><text:s text:c="2"/>47 </text:p>
          </table:table-cell>
          <table:table-cell table:style-name="ce5" office:value-type="float" office:value="52" calcext:value-type="float">
            <text:p><text:s text:c="2"/>52 </text:p>
          </table:table-cell>
          <table:table-cell table:style-name="ce5" office:value-type="float" office:value="40" calcext:value-type="float">
            <text:p><text:s text:c="2"/>40 </text:p>
          </table:table-cell>
          <table:table-cell table:style-name="ce5" office:value-type="float" office:value="27" calcext:value-type="float">
            <text:p><text:s text:c="2"/>27 </text:p>
          </table:table-cell>
          <table:table-cell table:style-name="ce5" office:value-type="float" office:value="31" calcext:value-type="float">
            <text:p><text:s text:c="2"/>31 </text:p>
          </table:table-cell>
          <table:table-cell table:style-name="ce5" office:value-type="float" office:value="25" calcext:value-type="float">
            <text:p><text:s text:c="2"/>25 </text:p>
          </table:table-cell>
          <table:table-cell table:style-name="ce5" office:value-type="float" office:value="41" calcext:value-type="float">
            <text:p><text:s text:c="2"/>41 </text:p>
          </table:table-cell>
          <table:table-cell table:style-name="ce5" office:value-type="float" office:value="34" calcext:value-type="float">
            <text:p><text:s text:c="2"/>34 </text:p>
          </table:table-cell>
          <table:table-cell table:style-name="ce5" office:value-type="float" office:value="37" calcext:value-type="float">
            <text:p><text:s text:c="2"/>37 </text:p>
          </table:table-cell>
          <table:table-cell table:style-name="ce5" office:value-type="float" office:value="31" calcext:value-type="float">
            <text:p><text:s text:c="2"/>31 </text:p>
          </table:table-cell>
          <table:table-cell table:style-name="ce5" office:value-type="float" office:value="45" calcext:value-type="float">
            <text:p><text:s text:c="2"/>45 </text:p>
          </table:table-cell>
          <table:table-cell table:style-name="ce5" office:value-type="float" office:value="30" calcext:value-type="float">
            <text:p><text:s text:c="2"/>30 </text:p>
          </table:table-cell>
          <table:table-cell table:style-name="ce5" office:value-type="float" office:value="20" calcext:value-type="float">
            <text:p><text:s text:c="2"/>20 </text:p>
          </table:table-cell>
          <table:table-cell table:style-name="ce5" office:value-type="float" office:value="38" calcext:value-type="float">
            <text:p><text:s text:c="2"/>38 </text:p>
          </table:table-cell>
          <table:table-cell table:style-name="ce5" office:value-type="float" office:value="27" calcext:value-type="float">
            <text:p><text:s text:c="2"/>27 </text:p>
          </table:table-cell>
          <table:table-cell table:style-name="ce5" office:value-type="float" office:value="40" calcext:value-type="float">
            <text:p><text:s text:c="2"/>40 </text:p>
          </table:table-cell>
          <table:table-cell table:style-name="ce5" office:value-type="float" office:value="46" calcext:value-type="float">
            <text:p><text:s text:c="2"/>46 </text:p>
          </table:table-cell>
          <table:table-cell table:style-name="ce5" office:value-type="float" office:value="49" calcext:value-type="float">
            <text:p><text:s text:c="2"/>49 </text:p>
          </table:table-cell>
          <table:table-cell table:style-name="ce5" office:value-type="float" office:value="36" calcext:value-type="float">
            <text:p><text:s text:c="2"/>36 </text:p>
          </table:table-cell>
          <table:table-cell table:style-name="ce5" office:value-type="float" office:value="32" calcext:value-type="float">
            <text:p><text:s text:c="2"/>32 </text:p>
          </table:table-cell>
          <table:table-cell table:style-name="ce5" office:value-type="float" office:value="50" calcext:value-type="float">
            <text:p><text:s text:c="2"/>50 </text:p>
          </table:table-cell>
          <table:table-cell table:style-name="ce5" office:value-type="float" office:value="56" calcext:value-type="float">
            <text:p><text:s text:c="2"/>56 </text:p>
          </table:table-cell>
          <table:table-cell table:style-name="ce5" office:value-type="float" office:value="52" calcext:value-type="float">
            <text:p><text:s text:c="2"/>52 </text:p>
          </table:table-cell>
          <table:table-cell table:style-name="ce5" office:value-type="float" office:value="56" calcext:value-type="float">
            <text:p><text:s text:c="2"/>56 </text:p>
          </table:table-cell>
          <table:table-cell table:style-name="ce5" office:value-type="float" office:value="77" calcext:value-type="float">
            <text:p><text:s text:c="2"/>77 </text:p>
          </table:table-cell>
          <table:table-cell table:style-name="ce5" office:value-type="float" office:value="96" calcext:value-type="float">
            <text:p><text:s text:c="2"/>96 </text:p>
          </table:table-cell>
          <table:table-cell table:style-name="ce10" office:value-type="float" office:value="77" calcext:value-type="float">
            <text:p><text:s text:c="2"/>77 </text:p>
          </table:table-cell>
          <table:table-cell table:style-name="ce10" office:value-type="float" office:value="85" calcext:value-type="float">
            <text:p><text:s text:c="2"/>85 </text:p>
          </table:table-cell>
          <table:table-cell table:style-name="ce10" office:value-type="float" office:value="99" calcext:value-type="float">
            <text:p><text:s text:c="2"/>99 </text:p>
          </table:table-cell>
          <table:table-cell table:style-name="ce10" office:value-type="float" office:value="84" calcext:value-type="float">
            <text:p><text:s text:c="2"/>84 </text:p>
          </table:table-cell>
          <table:table-cell table:style-name="ce10" office:value-type="float" office:value="94" calcext:value-type="float">
            <text:p><text:s text:c="2"/>94 </text:p>
          </table:table-cell>
          <table:table-cell table:style-name="ce10" office:value-type="float" office:value="109" calcext:value-type="float">
            <text:p><text:s text:c="2"/>109 </text:p>
          </table:table-cell>
          <table:table-cell table:style-name="ce10" office:value-type="float" office:value="115" calcext:value-type="float">
            <text:p><text:s text:c="2"/>115 </text:p>
          </table:table-cell>
          <table:table-cell table:style-name="ce10" office:value-type="float" office:value="130" calcext:value-type="float">
            <text:p><text:s text:c="2"/>130 </text:p>
          </table:table-cell>
          <table:table-cell table:style-name="ce10" office:value-type="float" office:value="121" calcext:value-type="float">
            <text:p><text:s text:c="2"/>121 </text:p>
          </table:table-cell>
          <table:table-cell table:number-columns-repeated="2" table:style-name="ce10" office:value-type="float" office:value="135" calcext:value-type="float">
            <text:p><text:s text:c="2"/>135 </text:p>
          </table:table-cell>
          <table:table-cell table:style-name="ce10" office:value-type="float" office:value="140" calcext:value-type="float">
            <text:p><text:s text:c="2"/>140 </text:p>
          </table:table-cell>
          <table:table-cell table:style-name="ce10" office:value-type="float" office:value="171" calcext:value-type="float">
            <text:p><text:s text:c="2"/>171 </text:p>
          </table:table-cell>
          <table:table-cell table:style-name="ce10" office:value-type="float" office:value="205" calcext:value-type="float">
            <text:p><text:s text:c="2"/>205 </text:p>
          </table:table-cell>
          <table:table-cell table:style-name="ce10" office:value-type="float" office:value="236" calcext:value-type="float">
            <text:p><text:s text:c="2"/>236 </text:p>
          </table:table-cell>
          <table:table-cell table:style-name="ce10" office:value-type="float" office:value="223" calcext:value-type="float">
            <text:p><text:s text:c="2"/>223 </text:p>
          </table:table-cell>
          <table:table-cell table:style-name="ce10" office:value-type="float" office:value="248" calcext:value-type="float">
            <text:p><text:s text:c="2"/>248 </text:p>
          </table:table-cell>
          <table:table-cell table:style-name="ce10" office:value-type="float" office:value="295" calcext:value-type="float">
            <text:p><text:s text:c="2"/>295 </text:p>
          </table:table-cell>
          <table:table-cell table:style-name="ce10" office:value-type="float" office:value="304" calcext:value-type="float">
            <text:p><text:s text:c="2"/>304 </text:p>
          </table:table-cell>
          <table:table-cell table:style-name="ce10" office:value-type="float" office:value="357" calcext:value-type="float">
            <text:p><text:s text:c="2"/>357 </text:p>
          </table:table-cell>
          <table:table-cell table:style-name="ce10" office:value-type="float" office:value="339" calcext:value-type="float">
            <text:p><text:s text:c="2"/>339 </text:p>
          </table:table-cell>
          <table:table-cell table:style-name="ce10" office:value-type="float" office:value="337" calcext:value-type="float">
            <text:p><text:s text:c="2"/>337 </text:p>
          </table:table-cell>
          <table:table-cell table:style-name="ce10" office:value-type="float" office:value="384" calcext:value-type="float">
            <text:p><text:s text:c="2"/>384 </text:p>
          </table:table-cell>
          <table:table-cell table:style-name="ce10" office:value-type="float" office:value="392" calcext:value-type="float">
            <text:p><text:s text:c="2"/>392 </text:p>
          </table:table-cell>
          <table:table-cell table:style-name="ce10" office:value-type="float" office:value="416" calcext:value-type="float">
            <text:p><text:s text:c="2"/>416 </text:p>
          </table:table-cell>
          <table:table-cell table:style-name="ce10" office:value-type="float" office:value="477" calcext:value-type="float">
            <text:p><text:s text:c="2"/>477 </text:p>
          </table:table-cell>
          <table:table-cell table:style-name="ce10" office:value-type="float" office:value="489" calcext:value-type="float">
            <text:p><text:s text:c="2"/>489 </text:p>
          </table:table-cell>
          <table:table-cell table:style-name="ce10" office:value-type="float" office:value="563" calcext:value-type="float">
            <text:p><text:s text:c="2"/>563 </text:p>
          </table:table-cell>
          <table:table-cell table:style-name="ce10" office:value-type="float" office:value="565" calcext:value-type="float">
            <text:p><text:s text:c="2"/>565 </text:p>
          </table:table-cell>
          <table:table-cell table:style-name="ce10" office:value-type="float" office:value="627" calcext:value-type="float">
            <text:p><text:s text:c="2"/>627 </text:p>
          </table:table-cell>
          <table:table-cell table:style-name="ce10" office:value-type="float" office:value="676" calcext:value-type="float">
            <text:p><text:s text:c="2"/>676 </text:p>
          </table:table-cell>
          <table:table-cell table:style-name="ce10" office:value-type="float" office:value="794" calcext:value-type="float">
            <text:p><text:s text:c="2"/>794 </text:p>
          </table:table-cell>
          <table:table-cell table:style-name="ce10" office:value-type="float" office:value="792" calcext:value-type="float">
            <text:p><text:s text:c="2"/>792 </text:p>
          </table:table-cell>
          <table:table-cell table:style-name="ce10" office:value-type="float" office:value="897" calcext:value-type="float">
            <text:p><text:s text:c="2"/>897 </text:p>
          </table:table-cell>
          <table:table-cell table:style-name="ce10" office:value-type="float" office:value="981" calcext:value-type="float">
            <text:p><text:s text:c="2"/>981 </text:p>
          </table:table-cell>
          <table:table-cell table:style-name="ce10" office:value-type="float" office:value="1001" calcext:value-type="float">
            <text:p><text:s/>1 001 </text:p>
          </table:table-cell>
          <table:table-cell table:style-name="ce10" office:value-type="float" office:value="1119" calcext:value-type="float">
            <text:p><text:s/>1 119 </text:p>
          </table:table-cell>
          <table:table-cell table:style-name="ce10" office:value-type="float" office:value="1169" calcext:value-type="float">
            <text:p><text:s/>1 169 </text:p>
          </table:table-cell>
          <table:table-cell table:style-name="ce10" office:value-type="float" office:value="1304" calcext:value-type="float">
            <text:p><text:s/>1 304 </text:p>
          </table:table-cell>
          <table:table-cell table:style-name="ce10" office:value-type="float" office:value="1387" calcext:value-type="float">
            <text:p><text:s/>1 387 </text:p>
          </table:table-cell>
          <table:table-cell table:style-name="ce10" office:value-type="float" office:value="1347" calcext:value-type="float">
            <text:p><text:s/>1 347 </text:p>
          </table:table-cell>
          <table:table-cell table:style-name="ce10" office:value-type="float" office:value="1486" calcext:value-type="float">
            <text:p><text:s/>1 486 </text:p>
          </table:table-cell>
          <table:table-cell table:style-name="ce10" office:value-type="float" office:value="1597" calcext:value-type="float">
            <text:p><text:s/>1 597 </text:p>
          </table:table-cell>
          <table:table-cell table:style-name="ce10" office:value-type="float" office:value="1671" calcext:value-type="float">
            <text:p><text:s/>1 671 </text:p>
          </table:table-cell>
          <table:table-cell table:style-name="ce13" office:value-type="float" office:value="1839" calcext:value-type="float">
            <text:p><text:s/>1 839 </text:p>
          </table:table-cell>
          <table:table-cell table:style-name="ce13" office:value-type="float" office:value="2022" calcext:value-type="float">
            <text:p><text:s/>2 022 </text:p>
          </table:table-cell>
          <table:table-cell table:style-name="ce13" office:value-type="float" office:value="2115" calcext:value-type="float">
            <text:p><text:s/>2 115 </text:p>
          </table:table-cell>
          <table:table-cell table:style-name="ce13" office:value-type="float" office:value="2314" calcext:value-type="float">
            <text:p><text:s/>2 314 </text:p>
          </table:table-cell>
          <table:table-cell table:style-name="ce13" office:value-type="float" office:value="2424" calcext:value-type="float">
            <text:p><text:s/>2 424 </text:p>
          </table:table-cell>
          <table:table-cell table:style-name="ce13" office:value-type="float" office:value="2558" calcext:value-type="float">
            <text:p><text:s/>2 558 </text:p>
          </table:table-cell>
          <table:table-cell table:style-name="ce14" office:value-type="float" office:value="2114" calcext:value-type="float">
            <text:p>2114</text:p>
          </table:table-cell>
          <table:table-cell table:style-name="ce14" office:value-type="float" office:value="2219" calcext:value-type="float">
            <text:p>2219</text:p>
          </table:table-cell>
          <table:table-cell table:style-name="ce14" office:value-type="float" office:value="1962" calcext:value-type="float">
            <text:p>1962</text:p>
          </table:table-cell>
          <table:table-cell table:number-columns-repeated="87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5" office:value-type="float" office:value="11" calcext:value-type="float">
            <text:p><text:s text:c="2"/>11 </text:p>
          </table:table-cell>
          <table:table-cell table:style-name="ce5" office:value-type="float" office:value="14" calcext:value-type="float">
            <text:p><text:s text:c="2"/>14 </text:p>
          </table:table-cell>
          <table:table-cell table:number-columns-repeated="2" table:style-name="ce5" office:value-type="float" office:value="16" calcext:value-type="float">
            <text:p><text:s text:c="2"/>16 </text:p>
          </table:table-cell>
          <table:table-cell table:number-columns-repeated="2" table:style-name="ce5" office:value-type="float" office:value="17" calcext:value-type="float">
            <text:p><text:s text:c="2"/>17 </text:p>
          </table:table-cell>
          <table:table-cell table:style-name="ce5" office:value-type="float" office:value="15" calcext:value-type="float">
            <text:p><text:s text:c="2"/>15 </text:p>
          </table:table-cell>
          <table:table-cell table:style-name="ce5" office:value-type="float" office:value="12" calcext:value-type="float">
            <text:p><text:s text:c="2"/>12 </text:p>
          </table:table-cell>
          <table:table-cell table:style-name="ce5" office:value-type="float" office:value="8" calcext:value-type="float">
            <text:p><text:s text:c="2"/>8 </text:p>
          </table:table-cell>
          <table:table-cell table:style-name="ce5" office:value-type="float" office:value="10" calcext:value-type="float">
            <text:p><text:s text:c="2"/>10 </text:p>
          </table:table-cell>
          <table:table-cell table:style-name="ce5" office:value-type="float" office:value="12" calcext:value-type="float">
            <text:p><text:s text:c="2"/>12 </text:p>
          </table:table-cell>
          <table:table-cell table:style-name="ce5" office:value-type="float" office:value="15" calcext:value-type="float">
            <text:p><text:s text:c="2"/>15 </text:p>
          </table:table-cell>
          <table:table-cell table:style-name="ce5" office:value-type="float" office:value="17" calcext:value-type="float">
            <text:p><text:s text:c="2"/>17 </text:p>
          </table:table-cell>
          <table:table-cell table:style-name="ce5" office:value-type="float" office:value="18" calcext:value-type="float">
            <text:p><text:s text:c="2"/>18 </text:p>
          </table:table-cell>
          <table:table-cell table:number-columns-repeated="2" table:style-name="ce5" office:value-type="float" office:value="19" calcext:value-type="float">
            <text:p><text:s text:c="2"/>19 </text:p>
          </table:table-cell>
          <table:table-cell table:style-name="ce5" office:value-type="float" office:value="17" calcext:value-type="float">
            <text:p><text:s text:c="2"/>17 </text:p>
          </table:table-cell>
          <table:table-cell table:style-name="ce5" office:value-type="float" office:value="14" calcext:value-type="float">
            <text:p><text:s text:c="2"/>14 </text:p>
          </table:table-cell>
          <table:table-cell table:number-columns-repeated="2" table:style-name="ce5" office:value-type="float" office:value="8" calcext:value-type="float">
            <text:p><text:s text:c="2"/>8 </text:p>
          </table:table-cell>
          <table:table-cell table:number-columns-repeated="2" table:style-name="ce5" office:value-type="float" office:value="7" calcext:value-type="float">
            <text:p><text:s text:c="2"/>7 </text:p>
          </table:table-cell>
          <table:table-cell table:style-name="ce5" office:value-type="float" office:value="10" calcext:value-type="float">
            <text:p><text:s text:c="2"/>10 </text:p>
          </table:table-cell>
          <table:table-cell table:style-name="ce5" office:value-type="float" office:value="7" calcext:value-type="float">
            <text:p><text:s text:c="2"/>7 </text:p>
          </table:table-cell>
          <table:table-cell table:style-name="ce5" office:value-type="float" office:value="12" calcext:value-type="float">
            <text:p><text:s text:c="2"/>12 </text:p>
          </table:table-cell>
          <table:table-cell table:style-name="ce5" office:value-type="float" office:value="7" calcext:value-type="float">
            <text:p><text:s text:c="2"/>7 </text:p>
          </table:table-cell>
          <table:table-cell table:style-name="ce5" office:value-type="float" office:value="6" calcext:value-type="float">
            <text:p><text:s text:c="2"/>6 </text:p>
          </table:table-cell>
          <table:table-cell table:number-columns-repeated="2" table:style-name="ce5" office:value-type="float" office:value="5" calcext:value-type="float">
            <text:p><text:s text:c="2"/>5 </text:p>
          </table:table-cell>
          <table:table-cell table:style-name="ce5" office:value-type="float" office:value="4" calcext:value-type="float">
            <text:p><text:s text:c="2"/>4 </text:p>
          </table:table-cell>
          <table:table-cell table:style-name="ce5" office:value-type="float" office:value="5" calcext:value-type="float">
            <text:p><text:s text:c="2"/>5 </text:p>
          </table:table-cell>
          <table:table-cell table:number-columns-repeated="2" table:style-name="ce5" office:value-type="float" office:value="3" calcext:value-type="float">
            <text:p><text:s text:c="2"/>3 </text:p>
          </table:table-cell>
          <table:table-cell table:style-name="ce5" office:value-type="float" office:value="6" calcext:value-type="float">
            <text:p><text:s text:c="2"/>6 </text:p>
          </table:table-cell>
          <table:table-cell table:style-name="ce5" office:value-type="float" office:value="14" calcext:value-type="float">
            <text:p><text:s text:c="2"/>14 </text:p>
          </table:table-cell>
          <table:table-cell table:style-name="ce5" office:value-type="float" office:value="10" calcext:value-type="float">
            <text:p><text:s text:c="2"/>10 </text:p>
          </table:table-cell>
          <table:table-cell table:style-name="ce5" office:value-type="float" office:value="3" calcext:value-type="float">
            <text:p><text:s text:c="2"/>3 </text:p>
          </table:table-cell>
          <table:table-cell table:style-name="ce5" office:value-type="float" office:value="8" calcext:value-type="float">
            <text:p><text:s text:c="2"/>8 </text:p>
          </table:table-cell>
          <table:table-cell table:style-name="ce5" office:value-type="float" office:value="17" calcext:value-type="float">
            <text:p><text:s text:c="2"/>17 </text:p>
          </table:table-cell>
          <table:table-cell table:style-name="ce5" office:value-type="float" office:value="9" calcext:value-type="float">
            <text:p><text:s text:c="2"/>9 </text:p>
          </table:table-cell>
          <table:table-cell table:style-name="ce5" office:value-type="float" office:value="7" calcext:value-type="float">
            <text:p><text:s text:c="2"/>7 </text:p>
          </table:table-cell>
          <table:table-cell table:style-name="ce5" office:value-type="float" office:value="5" calcext:value-type="float">
            <text:p><text:s text:c="2"/>5 </text:p>
          </table:table-cell>
          <table:table-cell table:style-name="ce5" office:value-type="float" office:value="9" calcext:value-type="float">
            <text:p><text:s text:c="2"/>9 </text:p>
          </table:table-cell>
          <table:table-cell table:number-columns-repeated="2" table:style-name="ce5" office:value-type="float" office:value="5" calcext:value-type="float">
            <text:p><text:s text:c="2"/>5 </text:p>
          </table:table-cell>
          <table:table-cell table:style-name="ce5" office:value-type="float" office:value="8" calcext:value-type="float">
            <text:p><text:s text:c="2"/>8 </text:p>
          </table:table-cell>
          <table:table-cell table:style-name="ce5" office:value-type="float" office:value="6" calcext:value-type="float">
            <text:p><text:s text:c="2"/>6 </text:p>
          </table:table-cell>
          <table:table-cell table:style-name="ce5" office:value-type="float" office:value="2" calcext:value-type="float">
            <text:p><text:s text:c="2"/>2 </text:p>
          </table:table-cell>
          <table:table-cell table:style-name="ce5" office:value-type="float" office:value="11" calcext:value-type="float">
            <text:p><text:s text:c="2"/>11 </text:p>
          </table:table-cell>
          <table:table-cell table:number-columns-repeated="2" table:style-name="ce5" office:value-type="float" office:value="10" calcext:value-type="float">
            <text:p><text:s text:c="2"/>10 </text:p>
          </table:table-cell>
          <table:table-cell table:style-name="ce5" office:value-type="float" office:value="11" calcext:value-type="float">
            <text:p><text:s text:c="2"/>11 </text:p>
          </table:table-cell>
          <table:table-cell table:style-name="ce5" office:value-type="float" office:value="9" calcext:value-type="float">
            <text:p><text:s text:c="2"/>9 </text:p>
          </table:table-cell>
          <table:table-cell table:style-name="ce5" office:value-type="float" office:value="12" calcext:value-type="float">
            <text:p><text:s text:c="2"/>12 </text:p>
          </table:table-cell>
          <table:table-cell table:style-name="ce5" office:value-type="float" office:value="13" calcext:value-type="float">
            <text:p><text:s text:c="2"/>13 </text:p>
          </table:table-cell>
          <table:table-cell table:style-name="ce5" office:value-type="float" office:value="14" calcext:value-type="float">
            <text:p><text:s text:c="2"/>14 </text:p>
          </table:table-cell>
          <table:table-cell table:style-name="ce5" office:value-type="float" office:value="28" calcext:value-type="float">
            <text:p><text:s text:c="2"/>28 </text:p>
          </table:table-cell>
          <table:table-cell table:style-name="ce5" office:value-type="float" office:value="15" calcext:value-type="float">
            <text:p><text:s text:c="2"/>15 </text:p>
          </table:table-cell>
          <table:table-cell table:style-name="ce5" office:value-type="float" office:value="4" calcext:value-type="float">
            <text:p><text:s text:c="2"/>4 </text:p>
          </table:table-cell>
          <table:table-cell table:number-columns-repeated="2" table:style-name="ce5" office:value-type="float" office:value="13" calcext:value-type="float">
            <text:p><text:s text:c="2"/>13 </text:p>
          </table:table-cell>
          <table:table-cell table:style-name="ce5" office:value-type="float" office:value="16" calcext:value-type="float">
            <text:p><text:s text:c="2"/>16 </text:p>
          </table:table-cell>
          <table:table-cell table:style-name="ce5" office:value-type="float" office:value="11" calcext:value-type="float">
            <text:p><text:s text:c="2"/>11 </text:p>
          </table:table-cell>
          <table:table-cell table:style-name="ce5" office:value-type="float" office:value="13" calcext:value-type="float">
            <text:p><text:s text:c="2"/>13 </text:p>
          </table:table-cell>
          <table:table-cell table:style-name="ce5" office:value-type="float" office:value="18" calcext:value-type="float">
            <text:p><text:s text:c="2"/>18 </text:p>
          </table:table-cell>
          <table:table-cell table:style-name="ce5" office:value-type="float" office:value="25" calcext:value-type="float">
            <text:p><text:s text:c="2"/>25 </text:p>
          </table:table-cell>
          <table:table-cell table:style-name="ce5" office:value-type="float" office:value="31" calcext:value-type="float">
            <text:p><text:s text:c="2"/>31 </text:p>
          </table:table-cell>
          <table:table-cell table:style-name="ce5" office:value-type="float" office:value="19" calcext:value-type="float">
            <text:p><text:s text:c="2"/>19 </text:p>
          </table:table-cell>
          <table:table-cell table:style-name="ce5" office:value-type="float" office:value="10" calcext:value-type="float">
            <text:p><text:s text:c="2"/>10 </text:p>
          </table:table-cell>
          <table:table-cell table:style-name="ce5" office:value-type="float" office:value="18" calcext:value-type="float">
            <text:p><text:s text:c="2"/>18 </text:p>
          </table:table-cell>
          <table:table-cell table:style-name="ce5" office:value-type="float" office:value="17" calcext:value-type="float">
            <text:p><text:s text:c="2"/>17 </text:p>
          </table:table-cell>
          <table:table-cell table:style-name="ce5" office:value-type="float" office:value="23" calcext:value-type="float">
            <text:p><text:s text:c="2"/>23 </text:p>
          </table:table-cell>
          <table:table-cell table:style-name="ce5" office:value-type="float" office:value="26" calcext:value-type="float">
            <text:p><text:s text:c="2"/>26 </text:p>
          </table:table-cell>
          <table:table-cell table:style-name="ce5" office:value-type="float" office:value="27" calcext:value-type="float">
            <text:p><text:s text:c="2"/>27 </text:p>
          </table:table-cell>
          <table:table-cell table:style-name="ce5" office:value-type="float" office:value="21" calcext:value-type="float">
            <text:p><text:s text:c="2"/>21 </text:p>
          </table:table-cell>
          <table:table-cell table:style-name="ce5" office:value-type="float" office:value="33" calcext:value-type="float">
            <text:p><text:s text:c="2"/>33 </text:p>
          </table:table-cell>
          <table:table-cell table:style-name="ce5" office:value-type="float" office:value="42" calcext:value-type="float">
            <text:p><text:s text:c="2"/>42 </text:p>
          </table:table-cell>
          <table:table-cell table:style-name="ce5" office:value-type="float" office:value="28" calcext:value-type="float">
            <text:p><text:s text:c="2"/>28 </text:p>
          </table:table-cell>
          <table:table-cell table:number-columns-repeated="2" table:style-name="ce5" office:value-type="float" office:value="17" calcext:value-type="float">
            <text:p><text:s text:c="2"/>17 </text:p>
          </table:table-cell>
          <table:table-cell table:style-name="ce5" office:value-type="float" office:value="15" calcext:value-type="float">
            <text:p><text:s text:c="2"/>15 </text:p>
          </table:table-cell>
          <table:table-cell table:style-name="ce5" office:value-type="float" office:value="19" calcext:value-type="float">
            <text:p><text:s text:c="2"/>19 </text:p>
          </table:table-cell>
          <table:table-cell table:style-name="ce5" office:value-type="float" office:value="20" calcext:value-type="float">
            <text:p><text:s text:c="2"/>20 </text:p>
          </table:table-cell>
          <table:table-cell table:style-name="ce5" office:value-type="float" office:value="22" calcext:value-type="float">
            <text:p><text:s text:c="2"/>22 </text:p>
          </table:table-cell>
          <table:table-cell table:style-name="ce5" office:value-type="float" office:value="16" calcext:value-type="float">
            <text:p><text:s text:c="2"/>16 </text:p>
          </table:table-cell>
          <table:table-cell table:style-name="ce5" office:value-type="float" office:value="32" calcext:value-type="float">
            <text:p><text:s text:c="2"/>32 </text:p>
          </table:table-cell>
          <table:table-cell table:style-name="ce5" office:value-type="float" office:value="18" calcext:value-type="float">
            <text:p><text:s text:c="2"/>18 </text:p>
          </table:table-cell>
          <table:table-cell table:style-name="ce5" office:value-type="float" office:value="10" calcext:value-type="float">
            <text:p><text:s text:c="2"/>10 </text:p>
          </table:table-cell>
          <table:table-cell table:style-name="ce5" office:value-type="float" office:value="28" calcext:value-type="float">
            <text:p><text:s text:c="2"/>28 </text:p>
          </table:table-cell>
          <table:table-cell table:style-name="ce5" office:value-type="float" office:value="25" calcext:value-type="float">
            <text:p><text:s text:c="2"/>25 </text:p>
          </table:table-cell>
          <table:table-cell table:style-name="ce5" office:value-type="float" office:value="21" calcext:value-type="float">
            <text:p><text:s text:c="2"/>21 </text:p>
          </table:table-cell>
          <table:table-cell table:style-name="ce5" office:value-type="float" office:value="29" calcext:value-type="float">
            <text:p><text:s text:c="2"/>29 </text:p>
          </table:table-cell>
          <table:table-cell table:style-name="ce5" office:value-type="float" office:value="34" calcext:value-type="float">
            <text:p><text:s text:c="2"/>34 </text:p>
          </table:table-cell>
          <table:table-cell table:style-name="ce5" office:value-type="float" office:value="25" calcext:value-type="float">
            <text:p><text:s text:c="2"/>25 </text:p>
          </table:table-cell>
          <table:table-cell table:style-name="ce5" office:value-type="float" office:value="20" calcext:value-type="float">
            <text:p><text:s text:c="2"/>20 </text:p>
          </table:table-cell>
          <table:table-cell table:style-name="ce5" office:value-type="float" office:value="28" calcext:value-type="float">
            <text:p><text:s text:c="2"/>28 </text:p>
          </table:table-cell>
          <table:table-cell table:style-name="ce5" office:value-type="float" office:value="30" calcext:value-type="float">
            <text:p><text:s text:c="2"/>30 </text:p>
          </table:table-cell>
          <table:table-cell table:style-name="ce5" office:value-type="float" office:value="24" calcext:value-type="float">
            <text:p><text:s text:c="2"/>24 </text:p>
          </table:table-cell>
          <table:table-cell table:style-name="ce5" office:value-type="float" office:value="32" calcext:value-type="float">
            <text:p><text:s text:c="2"/>32 </text:p>
          </table:table-cell>
          <table:table-cell table:style-name="ce5" office:value-type="float" office:value="45" calcext:value-type="float">
            <text:p><text:s text:c="2"/>45 </text:p>
          </table:table-cell>
          <table:table-cell table:style-name="ce10" office:value-type="float" office:value="46" calcext:value-type="float">
            <text:p><text:s text:c="2"/>46 </text:p>
          </table:table-cell>
          <table:table-cell table:style-name="ce10" office:value-type="float" office:value="51" calcext:value-type="float">
            <text:p><text:s text:c="2"/>51 </text:p>
          </table:table-cell>
          <table:table-cell table:style-name="ce10" office:value-type="float" office:value="54" calcext:value-type="float">
            <text:p><text:s text:c="2"/>54 </text:p>
          </table:table-cell>
          <table:table-cell table:style-name="ce10" office:value-type="float" office:value="59" calcext:value-type="float">
            <text:p><text:s text:c="2"/>59 </text:p>
          </table:table-cell>
          <table:table-cell table:number-columns-repeated="2" table:style-name="ce10" office:value-type="float" office:value="56" calcext:value-type="float">
            <text:p><text:s text:c="2"/>56 </text:p>
          </table:table-cell>
          <table:table-cell table:style-name="ce10" office:value-type="float" office:value="70" calcext:value-type="float">
            <text:p><text:s text:c="2"/>70 </text:p>
          </table:table-cell>
          <table:table-cell table:number-columns-repeated="2" table:style-name="ce10" office:value-type="float" office:value="83" calcext:value-type="float">
            <text:p><text:s text:c="2"/>83 </text:p>
          </table:table-cell>
          <table:table-cell table:style-name="ce10" office:value-type="float" office:value="84" calcext:value-type="float">
            <text:p><text:s text:c="2"/>84 </text:p>
          </table:table-cell>
          <table:table-cell table:style-name="ce10" office:value-type="float" office:value="83" calcext:value-type="float">
            <text:p><text:s text:c="2"/>83 </text:p>
          </table:table-cell>
          <table:table-cell table:style-name="ce10" office:value-type="float" office:value="84" calcext:value-type="float">
            <text:p><text:s text:c="2"/>84 </text:p>
          </table:table-cell>
          <table:table-cell table:style-name="ce10" office:value-type="float" office:value="87" calcext:value-type="float">
            <text:p><text:s text:c="2"/>87 </text:p>
          </table:table-cell>
          <table:table-cell table:style-name="ce10" office:value-type="float" office:value="107" calcext:value-type="float">
            <text:p><text:s text:c="2"/>107 </text:p>
          </table:table-cell>
          <table:table-cell table:style-name="ce10" office:value-type="float" office:value="141" calcext:value-type="float">
            <text:p><text:s text:c="2"/>141 </text:p>
          </table:table-cell>
          <table:table-cell table:style-name="ce10" office:value-type="float" office:value="144" calcext:value-type="float">
            <text:p><text:s text:c="2"/>144 </text:p>
          </table:table-cell>
          <table:table-cell table:style-name="ce10" office:value-type="float" office:value="153" calcext:value-type="float">
            <text:p><text:s text:c="2"/>153 </text:p>
          </table:table-cell>
          <table:table-cell table:style-name="ce10" office:value-type="float" office:value="178" calcext:value-type="float">
            <text:p><text:s text:c="2"/>178 </text:p>
          </table:table-cell>
          <table:table-cell table:style-name="ce10" office:value-type="float" office:value="199" calcext:value-type="float">
            <text:p><text:s text:c="2"/>199 </text:p>
          </table:table-cell>
          <table:table-cell table:style-name="ce10" office:value-type="float" office:value="221" calcext:value-type="float">
            <text:p><text:s text:c="2"/>221 </text:p>
          </table:table-cell>
          <table:table-cell table:style-name="ce10" office:value-type="float" office:value="219" calcext:value-type="float">
            <text:p><text:s text:c="2"/>219 </text:p>
          </table:table-cell>
          <table:table-cell table:style-name="ce10" office:value-type="float" office:value="243" calcext:value-type="float">
            <text:p><text:s text:c="2"/>243 </text:p>
          </table:table-cell>
          <table:table-cell table:style-name="ce10" office:value-type="float" office:value="229" calcext:value-type="float">
            <text:p><text:s text:c="2"/>229 </text:p>
          </table:table-cell>
          <table:table-cell table:style-name="ce10" office:value-type="float" office:value="235" calcext:value-type="float">
            <text:p><text:s text:c="2"/>235 </text:p>
          </table:table-cell>
          <table:table-cell table:style-name="ce10" office:value-type="float" office:value="266" calcext:value-type="float">
            <text:p><text:s text:c="2"/>266 </text:p>
          </table:table-cell>
          <table:table-cell table:style-name="ce10" office:value-type="float" office:value="259" calcext:value-type="float">
            <text:p><text:s text:c="2"/>259 </text:p>
          </table:table-cell>
          <table:table-cell table:style-name="ce10" office:value-type="float" office:value="319" calcext:value-type="float">
            <text:p><text:s text:c="2"/>319 </text:p>
          </table:table-cell>
          <table:table-cell table:style-name="ce10" office:value-type="float" office:value="328" calcext:value-type="float">
            <text:p><text:s text:c="2"/>328 </text:p>
          </table:table-cell>
          <table:table-cell table:style-name="ce10" office:value-type="float" office:value="395" calcext:value-type="float">
            <text:p><text:s text:c="2"/>395 </text:p>
          </table:table-cell>
          <table:table-cell table:style-name="ce10" office:value-type="float" office:value="361" calcext:value-type="float">
            <text:p><text:s text:c="2"/>361 </text:p>
          </table:table-cell>
          <table:table-cell table:style-name="ce10" office:value-type="float" office:value="425" calcext:value-type="float">
            <text:p><text:s text:c="2"/>425 </text:p>
          </table:table-cell>
          <table:table-cell table:style-name="ce10" office:value-type="float" office:value="501" calcext:value-type="float">
            <text:p><text:s text:c="2"/>501 </text:p>
          </table:table-cell>
          <table:table-cell table:style-name="ce10" office:value-type="float" office:value="564" calcext:value-type="float">
            <text:p><text:s text:c="2"/>564 </text:p>
          </table:table-cell>
          <table:table-cell table:style-name="ce10" office:value-type="float" office:value="546" calcext:value-type="float">
            <text:p><text:s text:c="2"/>546 </text:p>
          </table:table-cell>
          <table:table-cell table:style-name="ce10" office:value-type="float" office:value="615" calcext:value-type="float">
            <text:p><text:s text:c="2"/>615 </text:p>
          </table:table-cell>
          <table:table-cell table:style-name="ce10" office:value-type="float" office:value="675" calcext:value-type="float">
            <text:p><text:s text:c="2"/>675 </text:p>
          </table:table-cell>
          <table:table-cell table:style-name="ce10" office:value-type="float" office:value="674" calcext:value-type="float">
            <text:p><text:s text:c="2"/>674 </text:p>
          </table:table-cell>
          <table:table-cell table:style-name="ce10" office:value-type="float" office:value="762" calcext:value-type="float">
            <text:p><text:s text:c="2"/>762 </text:p>
          </table:table-cell>
          <table:table-cell table:style-name="ce10" office:value-type="float" office:value="848" calcext:value-type="float">
            <text:p><text:s text:c="2"/>848 </text:p>
          </table:table-cell>
          <table:table-cell table:style-name="ce10" office:value-type="float" office:value="910" calcext:value-type="float">
            <text:p><text:s text:c="2"/>910 </text:p>
          </table:table-cell>
          <table:table-cell table:style-name="ce10" office:value-type="float" office:value="983" calcext:value-type="float">
            <text:p><text:s text:c="2"/>983 </text:p>
          </table:table-cell>
          <table:table-cell table:style-name="ce10" office:value-type="float" office:value="986" calcext:value-type="float">
            <text:p><text:s text:c="2"/>986 </text:p>
          </table:table-cell>
          <table:table-cell table:style-name="ce10" office:value-type="float" office:value="1051" calcext:value-type="float">
            <text:p><text:s/>1 051 </text:p>
          </table:table-cell>
          <table:table-cell table:style-name="ce10" office:value-type="float" office:value="1119" calcext:value-type="float">
            <text:p><text:s/>1 119 </text:p>
          </table:table-cell>
          <table:table-cell table:style-name="ce13" office:value-type="float" office:value="1185" calcext:value-type="float">
            <text:p><text:s/>1 185 </text:p>
          </table:table-cell>
          <table:table-cell table:style-name="ce13" office:value-type="float" office:value="1342" calcext:value-type="float">
            <text:p><text:s/>1 342 </text:p>
          </table:table-cell>
          <table:table-cell table:style-name="ce13" office:value-type="float" office:value="1516" calcext:value-type="float">
            <text:p><text:s/>1 516 </text:p>
          </table:table-cell>
          <table:table-cell table:style-name="ce13" office:value-type="float" office:value="1587" calcext:value-type="float">
            <text:p><text:s/>1 587 </text:p>
          </table:table-cell>
          <table:table-cell table:style-name="ce13" office:value-type="float" office:value="1731" calcext:value-type="float">
            <text:p><text:s/>1 731 </text:p>
          </table:table-cell>
          <table:table-cell table:style-name="ce13" office:value-type="float" office:value="1811" calcext:value-type="float">
            <text:p><text:s/>1 811 </text:p>
          </table:table-cell>
          <table:table-cell table:style-name="ce14" office:value-type="float" office:value="1413" calcext:value-type="float">
            <text:p>1413</text:p>
          </table:table-cell>
          <table:table-cell table:style-name="ce14" office:value-type="float" office:value="1484" calcext:value-type="float">
            <text:p>1484</text:p>
          </table:table-cell>
          <table:table-cell table:style-name="ce14" office:value-type="float" office:value="1500" calcext:value-type="float">
            <text:p>1500</text:p>
          </table:table-cell>
          <table:table-cell table:number-columns-repeated="870"/>
        </table:table-row>
        <table:table-row table:style-name="ro1">
          <table:table-cell table:style-name="ce3" office:value-type="string" calcext:value-type="string">
            <text:p>99+</text:p>
          </table:table-cell>
          <table:table-cell table:style-name="ce6" office:value-type="float" office:value="7" calcext:value-type="float">
            <text:p><text:s text:c="2"/>7 </text:p>
          </table:table-cell>
          <table:table-cell table:style-name="ce6" office:value-type="float" office:value="9" calcext:value-type="float">
            <text:p><text:s text:c="2"/>9 </text:p>
          </table:table-cell>
          <table:table-cell table:style-name="ce6" office:value-type="float" office:value="11" calcext:value-type="float">
            <text:p><text:s text:c="2"/>11 </text:p>
          </table:table-cell>
          <table:table-cell table:number-columns-repeated="3" table:style-name="ce6" office:value-type="float" office:value="12" calcext:value-type="float">
            <text:p><text:s text:c="2"/>12 </text:p>
          </table:table-cell>
          <table:table-cell table:style-name="ce6" office:value-type="float" office:value="11" calcext:value-type="float">
            <text:p><text:s text:c="2"/>11 </text:p>
          </table:table-cell>
          <table:table-cell table:style-name="ce6" office:value-type="float" office:value="8" calcext:value-type="float">
            <text:p><text:s text:c="2"/>8 </text:p>
          </table:table-cell>
          <table:table-cell table:style-name="ce6" office:value-type="float" office:value="5" calcext:value-type="float">
            <text:p><text:s text:c="2"/>5 </text:p>
          </table:table-cell>
          <table:table-cell table:style-name="ce6" office:value-type="float" office:value="2" calcext:value-type="float">
            <text:p><text:s text:c="2"/>2 </text:p>
          </table:table-cell>
          <table:table-cell table:style-name="ce6" office:value-type="float" office:value="8" calcext:value-type="float">
            <text:p><text:s text:c="2"/>8 </text:p>
          </table:table-cell>
          <table:table-cell table:style-name="ce6" office:value-type="float" office:value="9" calcext:value-type="float">
            <text:p><text:s text:c="2"/>9 </text:p>
          </table:table-cell>
          <table:table-cell table:style-name="ce6" office:value-type="float" office:value="12" calcext:value-type="float">
            <text:p><text:s text:c="2"/>12 </text:p>
          </table:table-cell>
          <table:table-cell table:number-columns-repeated="3" table:style-name="ce6" office:value-type="float" office:value="13" calcext:value-type="float">
            <text:p><text:s text:c="2"/>13 </text:p>
          </table:table-cell>
          <table:table-cell table:style-name="ce6" office:value-type="float" office:value="12" calcext:value-type="float">
            <text:p><text:s text:c="2"/>12 </text:p>
          </table:table-cell>
          <table:table-cell table:style-name="ce6" office:value-type="float" office:value="10" calcext:value-type="float">
            <text:p><text:s text:c="2"/>10 </text:p>
          </table:table-cell>
          <table:table-cell table:style-name="ce6" office:value-type="float" office:value="6" calcext:value-type="float">
            <text:p><text:s text:c="2"/>6 </text:p>
          </table:table-cell>
          <table:table-cell table:style-name="ce6" office:value-type="float" office:value="2" calcext:value-type="float">
            <text:p><text:s text:c="2"/>2 </text:p>
          </table:table-cell>
          <table:table-cell table:style-name="ce6" office:value-type="float" office:value="5" calcext:value-type="float">
            <text:p><text:s text:c="2"/>5 </text:p>
          </table:table-cell>
          <table:table-cell table:style-name="ce6" office:value-type="float" office:value="6" calcext:value-type="float">
            <text:p><text:s text:c="2"/>6 </text:p>
          </table:table-cell>
          <table:table-cell table:style-name="ce6" office:value-type="float" office:value="5" calcext:value-type="float">
            <text:p><text:s text:c="2"/>5 </text:p>
          </table:table-cell>
          <table:table-cell table:style-name="ce6" office:value-type="float" office:value="8" calcext:value-type="float">
            <text:p><text:s text:c="2"/>8 </text:p>
          </table:table-cell>
          <table:table-cell table:style-name="ce6" office:value-type="float" office:value="5" calcext:value-type="float">
            <text:p><text:s text:c="2"/>5 </text:p>
          </table:table-cell>
          <table:table-cell table:style-name="ce6" office:value-type="float" office:value="8" calcext:value-type="float">
            <text:p><text:s text:c="2"/>8 </text:p>
          </table:table-cell>
          <table:table-cell table:style-name="ce6" office:value-type="float" office:value="5" calcext:value-type="float">
            <text:p><text:s text:c="2"/>5 </text:p>
          </table:table-cell>
          <table:table-cell table:style-name="ce6" office:value-type="float" office:value="2" calcext:value-type="float">
            <text:p><text:s text:c="2"/>2 </text:p>
          </table:table-cell>
          <table:table-cell table:style-name="ce6" office:value-type="float" office:value="3" calcext:value-type="float">
            <text:p><text:s text:c="2"/>3 </text:p>
          </table:table-cell>
          <table:table-cell table:style-name="ce6" office:value-type="float" office:value="2" calcext:value-type="float">
            <text:p><text:s text:c="2"/>2 </text:p>
          </table:table-cell>
          <table:table-cell table:style-name="ce6" office:value-type="float" office:value="4" calcext:value-type="float">
            <text:p><text:s text:c="2"/>4 </text:p>
          </table:table-cell>
          <table:table-cell table:number-columns-repeated="2" table:style-name="ce6" office:value-type="float" office:value="3" calcext:value-type="float">
            <text:p><text:s text:c="2"/>3 </text:p>
          </table:table-cell>
          <table:table-cell table:style-name="ce6" office:value-type="float" office:value="2" calcext:value-type="float">
            <text:p><text:s text:c="2"/>2 </text:p>
          </table:table-cell>
          <table:table-cell table:style-name="ce6" office:value-type="float" office:value="4" calcext:value-type="float">
            <text:p><text:s text:c="2"/>4 </text:p>
          </table:table-cell>
          <table:table-cell table:style-name="ce6" office:value-type="float" office:value="10" calcext:value-type="float">
            <text:p><text:s text:c="2"/>10 </text:p>
          </table:table-cell>
          <table:table-cell table:style-name="ce6" office:value-type="float" office:value="6" calcext:value-type="float">
            <text:p><text:s text:c="2"/>6 </text:p>
          </table:table-cell>
          <table:table-cell table:style-name="ce6" office:value-type="float" office:value="3" calcext:value-type="float">
            <text:p><text:s text:c="2"/>3 </text:p>
          </table:table-cell>
          <table:table-cell table:style-name="ce6" office:value-type="float" office:value="6" calcext:value-type="float">
            <text:p><text:s text:c="2"/>6 </text:p>
          </table:table-cell>
          <table:table-cell table:style-name="ce6" office:value-type="float" office:value="8" calcext:value-type="float">
            <text:p><text:s text:c="2"/>8 </text:p>
          </table:table-cell>
          <table:table-cell table:style-name="ce6" office:value-type="float" office:value="5" calcext:value-type="float">
            <text:p><text:s text:c="2"/>5 </text:p>
          </table:table-cell>
          <table:table-cell table:style-name="ce6" office:value-type="float" office:value="6" calcext:value-type="float">
            <text:p><text:s text:c="2"/>6 </text:p>
          </table:table-cell>
          <table:table-cell table:style-name="ce6" office:value-type="float" office:value="3" calcext:value-type="float">
            <text:p><text:s text:c="2"/>3 </text:p>
          </table:table-cell>
          <table:table-cell table:style-name="ce6" office:value-type="float" office:value="6" calcext:value-type="float">
            <text:p><text:s text:c="2"/>6 </text:p>
          </table:table-cell>
          <table:table-cell table:number-columns-repeated="2" table:style-name="ce6" office:value-type="float" office:value="4" calcext:value-type="float">
            <text:p><text:s text:c="2"/>4 </text:p>
          </table:table-cell>
          <table:table-cell table:style-name="ce6" office:value-type="float" office:value="7" calcext:value-type="float">
            <text:p><text:s text:c="2"/>7 </text:p>
          </table:table-cell>
          <table:table-cell table:style-name="ce6" office:value-type="float" office:value="4" calcext:value-type="float">
            <text:p><text:s text:c="2"/>4 </text:p>
          </table:table-cell>
          <table:table-cell table:style-name="ce6" office:value-type="float" office:value="1" calcext:value-type="float">
            <text:p><text:s text:c="2"/>1 </text:p>
          </table:table-cell>
          <table:table-cell table:style-name="ce6" office:value-type="float" office:value="6" calcext:value-type="float">
            <text:p><text:s text:c="2"/>6 </text:p>
          </table:table-cell>
          <table:table-cell table:number-columns-repeated="3" table:style-name="ce6" office:value-type="float" office:value="7" calcext:value-type="float">
            <text:p><text:s text:c="2"/>7 </text:p>
          </table:table-cell>
          <table:table-cell table:style-name="ce6" office:value-type="float" office:value="6" calcext:value-type="float">
            <text:p><text:s text:c="2"/>6 </text:p>
          </table:table-cell>
          <table:table-cell table:style-name="ce6" office:value-type="float" office:value="8" calcext:value-type="float">
            <text:p><text:s text:c="2"/>8 </text:p>
          </table:table-cell>
          <table:table-cell table:style-name="ce6" office:value-type="float" office:value="9" calcext:value-type="float">
            <text:p><text:s text:c="2"/>9 </text:p>
          </table:table-cell>
          <table:table-cell table:style-name="ce6" office:value-type="float" office:value="11" calcext:value-type="float">
            <text:p><text:s text:c="2"/>11 </text:p>
          </table:table-cell>
          <table:table-cell table:style-name="ce6" office:value-type="float" office:value="20" calcext:value-type="float">
            <text:p><text:s text:c="2"/>20 </text:p>
          </table:table-cell>
          <table:table-cell table:style-name="ce6" office:value-type="float" office:value="7" calcext:value-type="float">
            <text:p><text:s text:c="2"/>7 </text:p>
          </table:table-cell>
          <table:table-cell table:style-name="ce6" office:value-type="float" office:value="3" calcext:value-type="float">
            <text:p><text:s text:c="2"/>3 </text:p>
          </table:table-cell>
          <table:table-cell table:style-name="ce6" office:value-type="float" office:value="8" calcext:value-type="float">
            <text:p><text:s text:c="2"/>8 </text:p>
          </table:table-cell>
          <table:table-cell table:number-columns-repeated="2" table:style-name="ce6" office:value-type="float" office:value="9" calcext:value-type="float">
            <text:p><text:s text:c="2"/>9 </text:p>
          </table:table-cell>
          <table:table-cell table:style-name="ce6" office:value-type="float" office:value="7" calcext:value-type="float">
            <text:p><text:s text:c="2"/>7 </text:p>
          </table:table-cell>
          <table:table-cell table:style-name="ce6" office:value-type="float" office:value="10" calcext:value-type="float">
            <text:p><text:s text:c="2"/>10 </text:p>
          </table:table-cell>
          <table:table-cell table:style-name="ce6" office:value-type="float" office:value="12" calcext:value-type="float">
            <text:p><text:s text:c="2"/>12 </text:p>
          </table:table-cell>
          <table:table-cell table:style-name="ce6" office:value-type="float" office:value="16" calcext:value-type="float">
            <text:p><text:s text:c="2"/>16 </text:p>
          </table:table-cell>
          <table:table-cell table:style-name="ce6" office:value-type="float" office:value="19" calcext:value-type="float">
            <text:p><text:s text:c="2"/>19 </text:p>
          </table:table-cell>
          <table:table-cell table:style-name="ce6" office:value-type="float" office:value="9" calcext:value-type="float">
            <text:p><text:s text:c="2"/>9 </text:p>
          </table:table-cell>
          <table:table-cell table:style-name="ce6" office:value-type="float" office:value="4" calcext:value-type="float">
            <text:p><text:s text:c="2"/>4 </text:p>
          </table:table-cell>
          <table:table-cell table:style-name="ce6" office:value-type="float" office:value="10" calcext:value-type="float">
            <text:p><text:s text:c="2"/>10 </text:p>
          </table:table-cell>
          <table:table-cell table:style-name="ce6" office:value-type="float" office:value="11" calcext:value-type="float">
            <text:p><text:s text:c="2"/>11 </text:p>
          </table:table-cell>
          <table:table-cell table:style-name="ce6" office:value-type="float" office:value="16" calcext:value-type="float">
            <text:p><text:s text:c="2"/>16 </text:p>
          </table:table-cell>
          <table:table-cell table:style-name="ce6" office:value-type="float" office:value="18" calcext:value-type="float">
            <text:p><text:s text:c="2"/>18 </text:p>
          </table:table-cell>
          <table:table-cell table:style-name="ce6" office:value-type="float" office:value="17" calcext:value-type="float">
            <text:p><text:s text:c="2"/>17 </text:p>
          </table:table-cell>
          <table:table-cell table:style-name="ce6" office:value-type="float" office:value="16" calcext:value-type="float">
            <text:p><text:s text:c="2"/>16 </text:p>
          </table:table-cell>
          <table:table-cell table:style-name="ce6" office:value-type="float" office:value="25" calcext:value-type="float">
            <text:p><text:s text:c="2"/>25 </text:p>
          </table:table-cell>
          <table:table-cell table:style-name="ce6" office:value-type="float" office:value="29" calcext:value-type="float">
            <text:p><text:s text:c="2"/>29 </text:p>
          </table:table-cell>
          <table:table-cell table:style-name="ce6" office:value-type="float" office:value="19" calcext:value-type="float">
            <text:p><text:s text:c="2"/>19 </text:p>
          </table:table-cell>
          <table:table-cell table:style-name="ce6" office:value-type="float" office:value="12" calcext:value-type="float">
            <text:p><text:s text:c="2"/>12 </text:p>
          </table:table-cell>
          <table:table-cell table:style-name="ce6" office:value-type="float" office:value="9" calcext:value-type="float">
            <text:p><text:s text:c="2"/>9 </text:p>
          </table:table-cell>
          <table:table-cell table:style-name="ce6" office:value-type="float" office:value="11" calcext:value-type="float">
            <text:p><text:s text:c="2"/>11 </text:p>
          </table:table-cell>
          <table:table-cell table:style-name="ce6" office:value-type="float" office:value="14" calcext:value-type="float">
            <text:p><text:s text:c="2"/>14 </text:p>
          </table:table-cell>
          <table:table-cell table:style-name="ce6" office:value-type="float" office:value="15" calcext:value-type="float">
            <text:p><text:s text:c="2"/>15 </text:p>
          </table:table-cell>
          <table:table-cell table:style-name="ce6" office:value-type="float" office:value="12" calcext:value-type="float">
            <text:p><text:s text:c="2"/>12 </text:p>
          </table:table-cell>
          <table:table-cell table:number-columns-repeated="3" table:style-name="ce6" office:value-type="float" office:value="19" calcext:value-type="float">
            <text:p><text:s text:c="2"/>19 </text:p>
          </table:table-cell>
          <table:table-cell table:style-name="ce6" office:value-type="float" office:value="18" calcext:value-type="float">
            <text:p><text:s text:c="2"/>18 </text:p>
          </table:table-cell>
          <table:table-cell table:style-name="ce6" office:value-type="float" office:value="21" calcext:value-type="float">
            <text:p><text:s text:c="2"/>21 </text:p>
          </table:table-cell>
          <table:table-cell table:style-name="ce6" office:value-type="float" office:value="24" calcext:value-type="float">
            <text:p><text:s text:c="2"/>24 </text:p>
          </table:table-cell>
          <table:table-cell table:style-name="ce6" office:value-type="float" office:value="22" calcext:value-type="float">
            <text:p><text:s text:c="2"/>22 </text:p>
          </table:table-cell>
          <table:table-cell table:number-columns-repeated="2" table:style-name="ce6" office:value-type="float" office:value="35" calcext:value-type="float">
            <text:p><text:s text:c="2"/>35 </text:p>
          </table:table-cell>
          <table:table-cell table:style-name="ce6" office:value-type="float" office:value="31" calcext:value-type="float">
            <text:p><text:s text:c="2"/>31 </text:p>
          </table:table-cell>
          <table:table-cell table:style-name="ce6" office:value-type="float" office:value="22" calcext:value-type="float">
            <text:p><text:s text:c="2"/>22 </text:p>
          </table:table-cell>
          <table:table-cell table:style-name="ce6" office:value-type="float" office:value="25" calcext:value-type="float">
            <text:p><text:s text:c="2"/>25 </text:p>
          </table:table-cell>
          <table:table-cell table:style-name="ce6" office:value-type="float" office:value="41" calcext:value-type="float">
            <text:p><text:s text:c="2"/>41 </text:p>
          </table:table-cell>
          <table:table-cell table:style-name="ce6" office:value-type="float" office:value="36" calcext:value-type="float">
            <text:p><text:s text:c="2"/>36 </text:p>
          </table:table-cell>
          <table:table-cell table:style-name="ce6" office:value-type="float" office:value="35" calcext:value-type="float">
            <text:p><text:s text:c="2"/>35 </text:p>
          </table:table-cell>
          <table:table-cell table:style-name="ce11" office:value-type="float" office:value="56" calcext:value-type="float">
            <text:p><text:s text:c="2"/>56 </text:p>
          </table:table-cell>
          <table:table-cell table:style-name="ce11" office:value-type="float" office:value="60" calcext:value-type="float">
            <text:p><text:s text:c="2"/>60 </text:p>
          </table:table-cell>
          <table:table-cell table:number-columns-repeated="2" table:style-name="ce11" office:value-type="float" office:value="55" calcext:value-type="float">
            <text:p><text:s text:c="2"/>55 </text:p>
          </table:table-cell>
          <table:table-cell table:style-name="ce11" office:value-type="float" office:value="61" calcext:value-type="float">
            <text:p><text:s text:c="2"/>61 </text:p>
          </table:table-cell>
          <table:table-cell table:style-name="ce11" office:value-type="float" office:value="60" calcext:value-type="float">
            <text:p><text:s text:c="2"/>60 </text:p>
          </table:table-cell>
          <table:table-cell table:style-name="ce11" office:value-type="float" office:value="74" calcext:value-type="float">
            <text:p><text:s text:c="2"/>74 </text:p>
          </table:table-cell>
          <table:table-cell table:style-name="ce11" office:value-type="float" office:value="98" calcext:value-type="float">
            <text:p><text:s text:c="2"/>98 </text:p>
          </table:table-cell>
          <table:table-cell table:style-name="ce11" office:value-type="float" office:value="97" calcext:value-type="float">
            <text:p><text:s text:c="2"/>97 </text:p>
          </table:table-cell>
          <table:table-cell table:style-name="ce11" office:value-type="float" office:value="100" calcext:value-type="float">
            <text:p><text:s text:c="2"/>100 </text:p>
          </table:table-cell>
          <table:table-cell table:style-name="ce11" office:value-type="float" office:value="106" calcext:value-type="float">
            <text:p><text:s text:c="2"/>106 </text:p>
          </table:table-cell>
          <table:table-cell table:style-name="ce11" office:value-type="float" office:value="101" calcext:value-type="float">
            <text:p><text:s text:c="2"/>101 </text:p>
          </table:table-cell>
          <table:table-cell table:style-name="ce11" office:value-type="float" office:value="112" calcext:value-type="float">
            <text:p><text:s text:c="2"/>112 </text:p>
          </table:table-cell>
          <table:table-cell table:style-name="ce11" office:value-type="float" office:value="107" calcext:value-type="float">
            <text:p><text:s text:c="2"/>107 </text:p>
          </table:table-cell>
          <table:table-cell table:style-name="ce11" office:value-type="float" office:value="117" calcext:value-type="float">
            <text:p><text:s text:c="2"/>117 </text:p>
          </table:table-cell>
          <table:table-cell table:style-name="ce11" office:value-type="float" office:value="130" calcext:value-type="float">
            <text:p><text:s text:c="2"/>130 </text:p>
          </table:table-cell>
          <table:table-cell table:style-name="ce11" office:value-type="float" office:value="154" calcext:value-type="float">
            <text:p><text:s text:c="2"/>154 </text:p>
          </table:table-cell>
          <table:table-cell table:style-name="ce11" office:value-type="float" office:value="181" calcext:value-type="float">
            <text:p><text:s text:c="2"/>181 </text:p>
          </table:table-cell>
          <table:table-cell table:style-name="ce11" office:value-type="float" office:value="209" calcext:value-type="float">
            <text:p><text:s text:c="2"/>209 </text:p>
          </table:table-cell>
          <table:table-cell table:style-name="ce11" office:value-type="float" office:value="238" calcext:value-type="float">
            <text:p><text:s text:c="2"/>238 </text:p>
          </table:table-cell>
          <table:table-cell table:style-name="ce11" office:value-type="float" office:value="272" calcext:value-type="float">
            <text:p><text:s text:c="2"/>272 </text:p>
          </table:table-cell>
          <table:table-cell table:style-name="ce11" office:value-type="float" office:value="295" calcext:value-type="float">
            <text:p><text:s text:c="2"/>295 </text:p>
          </table:table-cell>
          <table:table-cell table:style-name="ce11" office:value-type="float" office:value="322" calcext:value-type="float">
            <text:p><text:s text:c="2"/>322 </text:p>
          </table:table-cell>
          <table:table-cell table:style-name="ce11" office:value-type="float" office:value="303" calcext:value-type="float">
            <text:p><text:s text:c="2"/>303 </text:p>
          </table:table-cell>
          <table:table-cell table:style-name="ce11" office:value-type="float" office:value="296" calcext:value-type="float">
            <text:p><text:s text:c="2"/>296 </text:p>
          </table:table-cell>
          <table:table-cell table:style-name="ce11" office:value-type="float" office:value="307" calcext:value-type="float">
            <text:p><text:s text:c="2"/>307 </text:p>
          </table:table-cell>
          <table:table-cell table:style-name="ce11" office:value-type="float" office:value="301" calcext:value-type="float">
            <text:p><text:s text:c="2"/>301 </text:p>
          </table:table-cell>
          <table:table-cell table:style-name="ce11" office:value-type="float" office:value="349" calcext:value-type="float">
            <text:p><text:s text:c="2"/>349 </text:p>
          </table:table-cell>
          <table:table-cell table:style-name="ce11" office:value-type="float" office:value="366" calcext:value-type="float">
            <text:p><text:s text:c="2"/>366 </text:p>
          </table:table-cell>
          <table:table-cell table:style-name="ce11" office:value-type="float" office:value="429" calcext:value-type="float">
            <text:p><text:s text:c="2"/>429 </text:p>
          </table:table-cell>
          <table:table-cell table:style-name="ce11" office:value-type="float" office:value="405" calcext:value-type="float">
            <text:p><text:s text:c="2"/>405 </text:p>
          </table:table-cell>
          <table:table-cell table:style-name="ce11" office:value-type="float" office:value="654" calcext:value-type="float">
            <text:p><text:s text:c="2"/>654 </text:p>
          </table:table-cell>
          <table:table-cell table:style-name="ce11" office:value-type="float" office:value="720" calcext:value-type="float">
            <text:p><text:s text:c="2"/>720 </text:p>
          </table:table-cell>
          <table:table-cell table:style-name="ce11" office:value-type="float" office:value="806" calcext:value-type="float">
            <text:p><text:s text:c="2"/>806 </text:p>
          </table:table-cell>
          <table:table-cell table:style-name="ce11" office:value-type="float" office:value="886" calcext:value-type="float">
            <text:p><text:s text:c="2"/>886 </text:p>
          </table:table-cell>
          <table:table-cell table:style-name="ce11" office:value-type="float" office:value="1043" calcext:value-type="float">
            <text:p><text:s/>1 043 </text:p>
          </table:table-cell>
          <table:table-cell table:style-name="ce11" office:value-type="float" office:value="1126" calcext:value-type="float">
            <text:p><text:s/>1 126 </text:p>
          </table:table-cell>
          <table:table-cell table:style-name="ce11" office:value-type="float" office:value="1148" calcext:value-type="float">
            <text:p><text:s/>1 148 </text:p>
          </table:table-cell>
          <table:table-cell table:style-name="ce11" office:value-type="float" office:value="1275" calcext:value-type="float">
            <text:p><text:s/>1 275 </text:p>
          </table:table-cell>
          <table:table-cell table:style-name="ce11" office:value-type="float" office:value="1393" calcext:value-type="float">
            <text:p><text:s/>1 393 </text:p>
          </table:table-cell>
          <table:table-cell table:style-name="ce11" office:value-type="float" office:value="1545" calcext:value-type="float">
            <text:p><text:s/>1 545 </text:p>
          </table:table-cell>
          <table:table-cell table:style-name="ce11" office:value-type="float" office:value="1659" calcext:value-type="float">
            <text:p><text:s/>1 659 </text:p>
          </table:table-cell>
          <table:table-cell table:style-name="ce11" office:value-type="float" office:value="1780" calcext:value-type="float">
            <text:p><text:s/>1 780 </text:p>
          </table:table-cell>
          <table:table-cell table:style-name="ce11" office:value-type="float" office:value="1896" calcext:value-type="float">
            <text:p><text:s/>1 896 </text:p>
          </table:table-cell>
          <table:table-cell table:style-name="ce11" office:value-type="float" office:value="2098" calcext:value-type="float">
            <text:p><text:s/>2 098 </text:p>
          </table:table-cell>
          <table:table-cell table:style-name="ce11" office:value-type="float" office:value="2308" calcext:value-type="float">
            <text:p><text:s/>2 308 </text:p>
          </table:table-cell>
          <table:table-cell table:style-name="ce11" office:value-type="float" office:value="2715" calcext:value-type="float">
            <text:p><text:s/>2 715 </text:p>
          </table:table-cell>
          <table:table-cell table:style-name="ce11" office:value-type="float" office:value="3130" calcext:value-type="float">
            <text:p><text:s/>3 130 </text:p>
          </table:table-cell>
          <table:table-cell table:style-name="ce11" office:value-type="float" office:value="3563" calcext:value-type="float">
            <text:p><text:s/>3 563 </text:p>
          </table:table-cell>
          <table:table-cell table:style-name="ce11" office:value-type="float" office:value="4132" calcext:value-type="float">
            <text:p><text:s/>4 132 </text:p>
          </table:table-cell>
          <table:table-cell table:style-name="ce14" office:value-type="float" office:value="2237" calcext:value-type="float">
            <text:p>2237</text:p>
          </table:table-cell>
          <table:table-cell table:style-name="ce14" office:value-type="float" office:value="2306" calcext:value-type="float">
            <text:p>2306</text:p>
          </table:table-cell>
          <table:table-cell table:style-name="ce14" office:value-type="float" office:value="2314" calcext:value-type="float">
            <text:p>2314</text:p>
          </table:table-cell>
          <table:table-cell table:number-columns-repeated="870"/>
        </table:table-row>
        <table:table-row table:style-name="ro1">
          <table:table-cell table:number-columns-repeated="151"/>
          <table:table-cell table:style-name="ce14" table:number-columns-repeated="3"/>
          <table:table-cell table:number-columns-repeated="870"/>
        </table:table-row>
        <table:table-row table:style-name="ro1" table:number-rows-repeated="1048467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Excel_BuiltIn_Print_Titles" table:base-cell-address="$'su-f-1.1.1.5'.$A$1" table:expression="[$'su-f-1.1.1.5'.$A$1:.$A$1048569];[#REF!]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SFr. </number:text>
      <number:number number:decimal-places="0" number:min-integer-digits="1" number:grouping="true"/>
    </number:number-style>
    <number:number-style style:name="N106">
      <number:text>SFr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style:text-properties fo:color="#ff0000"/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2" number:min-integer-digits="1" number:grouping="true"/>
    </number:number-style>
    <number:number-style style:name="N108">
      <number:text>SFr.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style:text-properties fo:color="#ff0000"/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number:text> SFr.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0" number:min-integer-digits="1">
        <number:embedded-text number:position="3"> </number:embedded-text>
      </number:number>
    </number:number-style>
    <number:number-style style:name="N123P0" style:volatile="true"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1" style:volatile="true">
      <number:text>-</number:text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1" style:volatile="true">
      <number:text>-</number:text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2" style:volatile="true">
      <number:number number:decimal-places="0" number:min-integer-digits="1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">
      <number:text>-</number:text>
      <number:number number: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€</number:text>
    </number:number-style>
    <number:number-style style:name="N127">
      <number:text>-</number:text>
      <number:number number: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number:text> </number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1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0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07" number:language="fr" number:country="CH">
      <number:month number:textual="true"/>
      <number:text>.</number:text>
      <number:year/>
    </number:date-style>
    <number:time-style style:name="N10108" number:language="fr" number:country="CH">
      <number:hours/>
      <number:text>:</number:text>
      <number:minutes number:style="long"/>
      <number:text> </number:text>
      <number:am-pm/>
    </number:time-style>
    <number:time-style style:name="N10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fr" number:country="CH">
      <number:text>SFr. </number:text>
      <number:number number:decimal-places="0" number:min-integer-digits="1" number:grouping="true"/>
    </number:number-style>
    <number:number-style style:name="N10111" number:language="fr" number:country="CH">
      <number:text>SFr.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fr" number:country="CH">
      <number:text>SFr. </number:text>
      <number:number number:decimal-places="0" number:min-integer-digits="1" number:grouping="true"/>
    </number:number-style>
    <number:number-style style:name="N10112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fr" number:country="CH">
      <number:text>SFr. </number:text>
      <number:number number:decimal-places="2" number:min-integer-digits="1" number:grouping="true"/>
    </number:number-style>
    <number:number-style style:name="N10113" number:language="fr" number:country="CH">
      <number:text>SFr. -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fr" number:country="CH">
      <number:text>SFr. </number:text>
      <number:number number:decimal-places="2" number:min-integer-digits="1" number:grouping="true"/>
    </number:number-style>
    <number:number-style style:name="N10114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fo:padding="0.071cm" style:rotation-align="none"/>
      <style:text-properties style:font-name="Helvetica" fo:font-family="Helvetica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T1" style:display-name="Standard_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family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cm" fo:margin-right="1cm" style:first-page-number="continue" style:scale-to="85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-f-1.1.1.5" style:display-name="PageStyle_su-f-1.1.1.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mid Céline</meta:initial-creator>
    <meta:creation-date>2005-11-03T13:31:32</meta:creation-date>
    <dc:date>2014-07-03T16:24:08.489797000</dc:date>
    <meta:print-date>2008-07-28T09:34:20</meta:print-date>
    <meta:generator>LibreOffice/4.2.5.2$MacOSX_x86 LibreOffice_project/61cb170a04bb1f12e77c884eab9192be736ec5f5</meta:generator>
    <meta:editing-duration>PT10M41S</meta:editing-duration>
    <meta:editing-cycles>6</meta:editing-cycles>
    <meta:document-statistic meta:table-count="1" meta:cell-count="15554" meta:object-count="0"/>
  </office:meta>
</office:document-meta>
</file>